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MS Sans Serif" svg:font-family="&quot;MS Sans Serif&quot;"/>
    <style:font-face style:name="Arial" svg:font-family="Arial"/>
    <style:font-face style:name="Courier" svg:font-family="Courier"/>
  </office:font-face-decls>
  <office:automatic-styles>
    <style:style style:name="ce1" style:family="table-cell" style:parent-style-name="Default" style:data-style-name="N0"/>
    <style:style style:name="ce2" style:family="table-cell" style:parent-style-name="Normal_Pupil_32_Premium_32_working" style:data-style-name="N0">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3" style:family="table-cell" style:parent-style-name="Normal_Pupil_32_Premium_32_working"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4" style:family="table-cell" style:parent-style-name="Normal_Pupil_32_Premium_32_working"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5" style:family="table-cell" style:parent-style-name="Normal_Pupil_32_Premium_32_working" style:data-style-name="N0">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6" style:family="table-cell" style:parent-style-name="Normal_Pupil_32_Premium_32_working" style:data-style-name="N0">
      <style:table-cell-properties fo:border-top="none"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7" style:family="table-cell" style:parent-style-name="Normal_Pupil_32_Premium_32_working" style:data-style-name="N0">
      <style:table-cell-properties style:vertical-align="middle" fo:background-color="#FFFFFF"/>
      <style:text-properties style:font-name="Arial" style:font-name-asian="Arial" style:font-name-complex="Arial" fo:font-size="10pt" style:font-size-asian="10pt" style:font-size-complex="10pt"/>
    </style:style>
    <style:style style:name="ce8" style:family="table-cell" style:parent-style-name="Normal_Pupil_32_Premium_32_working"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9" style:family="table-cell" style:parent-style-name="Normal_Pupil_32_Premium_32_working" style:data-style-name="N0">
      <style:table-cell-properties fo:border-top="thin solid #000000" fo:border-bottom="thin solid #000000" fo:border-left="none" fo:border-right="none"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10" style:family="table-cell" style:parent-style-name="Normal_Pupil_32_Premium_32_working" style:data-style-name="N0">
      <style:table-cell-properties fo:border-top="thin solid #000000" fo:border-bottom="none" fo:border-left="none" fo:border-right="none" style:vertical-align="middle" fo:background-color="#FFFFFF"/>
      <style:text-properties style:font-name="Arial" style:font-name-asian="Arial" style:font-name-complex="Arial" fo:font-size="10pt" style:font-size-asian="10pt" style:font-size-complex="10pt"/>
    </style:style>
    <style:style style:name="ce11" style:family="table-cell" style:parent-style-name="Normal_Pupil_32_Premium_32_working" style:data-style-name="N0">
      <style:table-cell-properties fo:border-top="thin solid #000000" fo:border-bottom="thin solid #000000" fo:border-left="none" fo:border-right="none" style:vertical-align="middle" fo:background-color="#FFFFFF"/>
      <style:text-properties style:font-name="Arial" style:font-name-asian="Arial" style:font-name-complex="Arial" fo:font-size="10pt" style:font-size-asian="10pt" style:font-size-complex="10pt"/>
    </style:style>
    <style:style style:name="ce12" style:family="table-cell" style:parent-style-name="Normal_Pupil_32_Premium_32_working" style:data-style-name="N0">
      <style:table-cell-properties fo:border-top="thin solid #000000" fo:border-bottom="none" fo:border-left="none" fo:border-right="none"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13" style:family="table-cell" style:parent-style-name="Normal_Pupil_32_Premium_32_working" style:data-style-name="N0">
      <style:table-cell-properties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14" style:family="table-cell" style:parent-style-name="Normal_Pupil_32_Premium_32_working" style:data-style-name="N0">
      <style:table-cell-properties fo:border-top="none" fo:border-bottom="thin solid #000000" fo:border-left="none" fo:border-right="none" style:vertical-align="middle"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5" style:family="table-cell" style:parent-style-name="Normal_Pupil_32_Premium_32_working" style:data-style-name="N0">
      <style:table-cell-properties fo:border-top="none" fo:border-bottom="thin solid #000000" fo:border-left="none" fo:border-right="none"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16" style:family="table-cell" style:parent-style-name="Normal_Pupil_32_Premium_32_working" style:data-style-name="N0">
      <style:table-cell-properties fo:border-top="none"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17" style:family="table-cell" style:parent-style-name="Normal_Pupil_32_Premium_32_working" style:data-style-name="N0">
      <style:table-cell-properties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18" style:family="table-cell" style:parent-style-name="Normal_Pupil_32_Premium_32_working" style:data-style-name="N0">
      <style:table-cell-properties fo:border-top="thin solid #000000"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19" style:family="table-cell" style:parent-style-name="Normal_Pupil_32_Premium_32_working"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0" style:family="table-cell" style:parent-style-name="Default" style:data-style-name="N3">
      <style:table-cell-properties fo:background-color="#FFFFFF"/>
      <style:text-properties style:font-name="Arial" style:font-name-asian="Arial" style:font-name-complex="Arial" fo:font-size="10pt" style:font-size-asian="10pt" style:font-size-complex="10pt"/>
    </style:style>
    <style:style style:name="ce21" style:family="table-cell" style:parent-style-name="Default" style:data-style-name="N4">
      <style:table-cell-properties fo:background-color="#FFFFFF"/>
      <style:text-properties style:font-name="Arial" style:font-name-asian="Arial" style:font-name-complex="Arial" fo:font-size="10pt" style:font-size-asian="10pt" style:font-size-complex="10pt"/>
    </style:style>
    <style:style style:name="ce22" style:family="table-cell" style:parent-style-name="Default" style:data-style-name="N39">
      <style:table-cell-properties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23" style:family="table-cell" style:parent-style-name="Normal_Pupil_32_Premium_32_working" style:data-style-name="N3">
      <style:table-cell-properties style:vertical-align="automatic" fo:background-color="#FFFFFF"/>
      <style:text-properties style:font-name="Arial" style:font-name-asian="Arial" style:font-name-complex="Arial" fo:font-size="10pt" style:font-size-asian="10pt" style:font-size-complex="10pt"/>
    </style:style>
    <style:style style:name="ce24" style:family="table-cell" style:parent-style-name="Normal_Pupil_32_Premium_32_working" style:data-style-name="N39">
      <style:table-cell-properties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25" style:family="table-cell" style:parent-style-name="Normal_Pupil_32_Premium_32_working"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6" style:family="table-cell" style:parent-style-name="Default" style:data-style-name="N36">
      <style:table-cell-properties fo:background-color="#FFFFFF"/>
      <style:text-properties style:font-name="Arial" style:font-name-asian="Arial" style:font-name-complex="Arial" fo:font-size="10pt" style:font-size-asian="10pt" style:font-size-complex="10pt"/>
    </style:style>
    <style:style style:name="ce27" style:family="table-cell" style:parent-style-name="Default" style:data-style-name="N38">
      <style:table-cell-properties fo:background-color="#FFFFFF"/>
      <style:text-properties style:font-name="Arial" style:font-name-asian="Arial" style:font-name-complex="Arial" fo:font-size="10pt" style:font-size-asian="10pt" style:font-size-complex="10pt"/>
    </style:style>
    <style:style style:name="ce28" style:family="table-cell" style:parent-style-name="Normal_Pupil_32_Premium_32_working" style:data-style-name="N38">
      <style:table-cell-properties style:vertical-align="automatic" fo:background-color="#FFFFFF"/>
      <style:text-properties style:font-name="Arial" style:font-name-asian="Arial" style:font-name-complex="Arial" fo:font-size="10pt" style:font-size-asian="10pt" style:font-size-complex="10pt"/>
    </style:style>
    <style:style style:name="ce29" style:family="table-cell" style:parent-style-name="Normal_Pupil_32_Premium_32_working" style:data-style-name="N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0" style:family="table-cell" style:parent-style-name="Normal_Pupil_32_Premium_32_working"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31" style:family="table-cell" style:parent-style-name="Normal_Pupil_32_Premium_32_working" style:data-style-name="N3">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32" style:family="table-cell" style:parent-style-name="Normal_Pupil_32_Premium_32_working" style:data-style-name="N4">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33" style:family="table-cell" style:parent-style-name="Default" style:data-style-name="N39">
      <style:table-cell-properties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34" style:family="table-cell" style:parent-style-name="Default" style:data-style-name="N37">
      <style:table-cell-properties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35" style:family="table-cell" style:parent-style-name="Default" style:data-style-name="N3">
      <style:table-cell-properties fo:background-color="#FFFFFF"/>
      <style:text-properties style:font-name="Arial" style:font-name-asian="Arial" style:font-name-complex="Arial" fo:font-size="10pt" style:font-size-asian="10pt" style:font-size-complex="10pt" fo:font-weight="bold" style:font-weight-asian="bold" style:font-weight-complex="bold"/>
    </style:style>
    <style:style style:name="ce36" style:family="table-cell" style:parent-style-name="Normal_Pupil_32_Premium_32_working" style:data-style-name="N39">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7" style:family="table-cell" style:parent-style-name="Normal_Pupil_32_Premium_32_working" style:data-style-name="N38">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8" style:family="table-cell" style:parent-style-name="Normal_Pupil_32_Premium_32_working" style:data-style-name="N39">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39" style:family="table-cell" style:parent-style-name="Normal_Pupil_32_Premium_32_working" style:data-style-name="N38">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0" style:family="table-cell" style:parent-style-name="Normal_Pupil_32_Premium_32_working"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41" style:family="table-cell" style:parent-style-name="Normal_Pupil_32_Premium_32_working" style:data-style-name="N40">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42" style:family="table-cell" style:parent-style-name="Normal_Pupil_32_Premium_32_working"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43" style:family="table-cell" style:parent-style-name="Default" style:data-style-name="N0">
      <style:table-cell-properties fo:background-color="#FFFFFF" style:cell-protect="protected"/>
      <style:text-properties style:font-name="Arial" style:font-name-asian="Arial" style:font-name-complex="Arial" fo:font-size="10pt" style:font-size-asian="10pt" style:font-size-complex="10pt" style:text-underline-style="solid" style:text-underline-type="single" fo:font-weight="bold" style:font-weight-asian="bold" style:font-weight-complex="bold"/>
    </style:style>
    <style:style style:name="ce44" style:family="table-cell" style:parent-style-name="Normal_32_3" style:data-style-name="N0">
      <style:table-cell-properties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fo:font-style="italic" style:font-style-asian="italic" style:font-style-complex="italic"/>
    </style:style>
    <style:style style:name="ce45" style:family="table-cell" style:parent-style-name="Normal_32_3" style:data-style-name="N4">
      <style:table-cell-properties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fo:font-style="italic" style:font-style-asian="italic" style:font-style-complex="italic"/>
    </style:style>
    <style:style style:name="ce46" style:family="table-cell" style:parent-style-name="Normal_32_3" style:data-style-name="N3">
      <style:table-cell-properties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fo:font-style="italic" style:font-style-asian="italic" style:font-style-complex="italic"/>
    </style:style>
    <style:style style:name="ce47" style:family="table-cell" style:parent-style-name="Normal_32_3" style:data-style-name="N37">
      <style:table-cell-properties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fo:font-style="italic" style:font-style-asian="italic" style:font-style-complex="italic"/>
    </style:style>
    <style:style style:name="ce48" style:family="table-cell" style:parent-style-name="Normal_32_3" style:data-style-name="N36">
      <style:table-cell-properties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fo:font-style="italic" style:font-style-asian="italic" style:font-style-complex="italic"/>
    </style:style>
    <style:style style:name="ce49" style:family="table-cell" style:parent-style-name="Normal_Pupil_32_Premium_32_working_32_2" style:data-style-name="N37">
      <style:table-cell-properties style:vertical-align="middle" fo:background-color="#FFFFFF"/>
      <style:text-properties style:font-name="Arial" style:font-name-asian="Arial" style:font-name-complex="Arial" fo:font-size="10pt" style:font-size-asian="10pt" style:font-size-complex="10pt"/>
    </style:style>
    <style:style style:name="ce50" style:family="table-cell" style:parent-style-name="Normal_Pupil_32_Premium_32_working_32_2" style:data-style-name="N36">
      <style:table-cell-properties style:vertical-align="middle" fo:background-color="#FFFFFF"/>
      <style:text-properties style:font-name="Arial" style:font-name-asian="Arial" style:font-name-complex="Arial" fo:font-size="10pt" style:font-size-asian="10pt" style:font-size-complex="10pt"/>
    </style:style>
    <style:style style:name="ce51" style:family="table-cell" style:parent-style-name="Normal_Pupil_32_Premium_32_working_32_2" style:data-style-name="N0">
      <style:table-cell-properties style:vertical-align="middle" fo:background-color="#FFFFFF"/>
      <style:text-properties style:font-name="Arial" style:font-name-asian="Arial" style:font-name-complex="Arial" fo:font-size="10pt" style:font-size-asian="10pt" style:font-size-complex="10pt"/>
    </style:style>
    <style:style style:name="ce52" style:family="table-cell" style:parent-style-name="Normal_Pupil_32_Premium_32_working_32_2" style:data-style-name="N0">
      <style:table-cell-properties style:vertical-align="middle" fo:wrap-option="wrap" fo:background-color="#FFFFFF"/>
      <style:text-properties style:font-name="Arial" style:font-name-asian="Arial" style:font-name-complex="Arial" fo:font-size="10pt" style:font-size-asian="10pt" style:font-size-complex="10pt"/>
    </style:style>
    <style:style style:name="ce53" style:family="table-cell" style:parent-style-name="Normal_32_3" style:data-style-name="N0">
      <style:table-cell-properties style:vertical-align="middle" fo:wrap-option="wrap" fo:background-color="#FFFFFF"/>
      <style:text-properties style:font-name="Arial" style:font-name-asian="Arial" style:font-name-complex="Arial" fo:font-size="10pt" style:font-size-asian="10pt" style:font-size-complex="10pt"/>
    </style:style>
    <style:style style:name="ce54" style:family="table-cell" style:parent-style-name="Normal_Pupil_32_Premium_32_working" style:data-style-name="N0">
      <style:table-cell-properties style:vertical-align="middle" fo:wrap-option="wrap" fo:background-color="#FFFFFF"/>
      <style:text-properties style:font-name="Arial" style:font-name-asian="Arial" style:font-name-complex="Arial" fo:font-size="10pt" style:font-size-asian="10pt" style:font-size-complex="10pt"/>
    </style:style>
    <style:style style:name="ce55" style:family="table-cell" style:parent-style-name="Normal_32_2_32_2" style:data-style-name="N0">
      <style:table-cell-properties style:vertical-align="middle" fo:wrap-option="wrap" fo:background-color="#FFFFFF" style:cell-protect="none"/>
      <style:text-properties style:font-name="Arial" style:font-name-asian="Arial" style:font-name-complex="Arial" fo:font-size="10pt" style:font-size-asian="10pt" style:font-size-complex="10pt" style:font-family-generic="swiss"/>
    </style:style>
    <style:style style:name="ce56" style:family="table-cell" style:parent-style-name="Normal_Pupil_32_Premium_32_working_32_2"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57" style:family="table-cell" style:parent-style-name="Normal_Pupil_32_Premium_32_working_32_2" style:data-style-name="N36">
      <style:table-cell-properties style:vertical-align="automatic" fo:background-color="#FFFFFF"/>
      <style:text-properties style:font-name="Arial" style:font-name-asian="Arial" style:font-name-complex="Arial" fo:font-size="10pt" style:font-size-asian="10pt" style:font-size-complex="10pt"/>
    </style:style>
    <style:style style:name="ce58" style:family="table-cell" style:parent-style-name="Default" style:data-style-name="N0">
      <style:table-cell-properties fo:background-color="#FFFFFF"/>
    </style:style>
    <style:style style:name="ce59" style:family="table-cell" style:parent-style-name="Normal_Pupil_32_Premium_32_working" style:data-style-name="N0">
      <style:table-cell-properties fo:border-top="thin solid #000000" fo:border-bottom="thin solid #000000" fo:border-left="none" fo:border-right="none"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60" style:family="table-cell" style:parent-style-name="Normal_Pupil_32_Premium_32_working" style:data-style-name="N0">
      <style:table-cell-properties fo:border-top="thin solid #000000" fo:border-bottom="thin solid #000000" fo:border-left="none"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61" style:family="table-cell" style:parent-style-name="Normal_Pupil_32_Premium_32_working_32_2"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62" style:family="table-cell" style:parent-style-name="Normal_32_3"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63" style:family="table-cell" style:parent-style-name="Normal_Pupil_32_Premium_32_working"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64" style:family="table-cell" style:parent-style-name="Normal_32_2_32_2" style:data-style-name="N0">
      <style:table-cell-properties style:vertical-align="middle" fo:wrap-option="wrap" fo:background-color="#FFFFFF" style:cell-protect="none"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65" style:family="table-cell" style:parent-style-name="Normal_Pupil_32_Premium_32_working_32_2" style:data-style-name="N0">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66" style:family="table-cell" style:parent-style-name="Normal_Pupil_32_Premium_32_working_32_2" style:data-style-name="N4">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67" style:family="table-cell" style:parent-style-name="Normal_Pupil_32_Premium_32_working_32_2" style:data-style-name="N37">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68" style:family="table-cell" style:parent-style-name="Normal_Pupil_32_Premium_32_working_32_2"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69" style:family="table-cell" style:parent-style-name="Normal_Pupil_32_Premium_32_working_32_2"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70" style:family="table-cell" style:parent-style-name="Normal_Pupil_32_Premium_32_working_32_2" style:data-style-name="N4">
      <style:table-cell-properties style:vertical-align="automatic" fo:background-color="#FFFFFF"/>
      <style:text-properties style:font-name="Arial" style:font-name-asian="Arial" style:font-name-complex="Arial" fo:font-size="10pt" style:font-size-asian="10pt" style:font-size-complex="10pt"/>
    </style:style>
    <style:style style:name="ce71" style:family="table-cell" style:parent-style-name="Normal_Pupil_32_Premium_32_working_32_2" style:data-style-name="N37">
      <style:table-cell-properties style:vertical-align="automatic" fo:background-color="#FFFFFF"/>
      <style:text-properties style:font-name="Arial" style:font-name-asian="Arial" style:font-name-complex="Arial" fo:font-size="10pt" style:font-size-asian="10pt" style:font-size-complex="10pt"/>
    </style:style>
    <style:style style:name="ce72" style:family="table-cell" style:parent-style-name="Normal_Pupil_32_Premium_32_working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73" style:family="table-cell" style:parent-style-name="Normal_Table14" style:data-style-name="N3">
      <style:table-cell-properties style:vertical-align="automatic" fo:background-color="#FFFFFF"/>
      <style:text-properties style:font-name="Arial" style:font-name-asian="Arial" style:font-name-complex="Arial" fo:font-size="10pt" style:font-size-asian="10pt" style:font-size-complex="10pt" style:font-family-generic="swiss"/>
    </style:style>
    <style:style style:name="ce74" style:family="table-cell" style:parent-style-name="Normal_Pupil_32_Premium_32_working_32_2" style:data-style-name="N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5" style:family="table-cell" style:parent-style-name="Normal_Pupil_32_Premium_32_working_32_2" style:data-style-name="N0">
      <style:table-cell-properties style:vertical-align="automatic" fo:wrap-option="wrap" fo:background-color="#FFFFFF"/>
      <style:text-properties style:font-name="Arial" style:font-name-asian="Arial" style:font-name-complex="Arial" fo:font-size="10pt" style:font-size-asian="10pt" style:font-size-complex="10pt" fo:font-weight="bold" style:font-weight-asian="bold" style:font-weight-complex="bold"/>
    </style:style>
    <style:style style:name="ce76" style:family="table-cell" style:parent-style-name="Normal_Pupil_32_Premium_32_working_32_2" style:data-style-name="N4">
      <style:table-cell-properties style:vertical-align="automatic" fo:wrap-option="wrap" fo:background-color="#FFFFFF"/>
      <style:text-properties style:font-name="Arial" style:font-name-asian="Arial" style:font-name-complex="Arial" fo:font-size="10pt" style:font-size-asian="10pt" style:font-size-complex="10pt" fo:font-weight="bold" style:font-weight-asian="bold" style:font-weight-complex="bold"/>
    </style:style>
    <style:style style:name="ce77" style:family="table-cell" style:parent-style-name="Normal_Pupil_32_Premium_32_working_32_2" style:data-style-name="N37">
      <style:table-cell-properties style:vertical-align="automatic" fo:background-color="#FFFFFF"/>
      <style:text-properties fo:color="#FF0000" style:font-name="Arial" style:font-name-asian="Arial" style:font-name-complex="Arial" fo:font-size="10pt" style:font-size-asian="10pt" style:font-size-complex="10pt"/>
    </style:style>
    <style:style style:name="ce78" style:family="table-cell" style:parent-style-name="Normal_Pupil_32_Premium_32_working_32_2" style:data-style-name="N4">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9" style:family="table-cell" style:parent-style-name="Normal_Pupil_32_Premium_32_working_32_2" style:data-style-name="N4">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0" style:family="table-cell" style:parent-style-name="Normal_Pupil_32_Premium_32_working_32_2" style:data-style-name="N37">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81" style:family="table-cell" style:parent-style-name="Normal_Pupil_32_Premium_32_working_32_2" style:data-style-name="N36">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2" style:family="table-cell" style:parent-style-name="Normal_Pupil_32_Premium_32_working_32_2"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3" style:family="table-cell" style:parent-style-name="Normal_Pupil_32_Premium_32_working_32_2" style:data-style-name="N4">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84" style:family="table-cell" style:parent-style-name="Normal_Pupil_32_Premium_32_working_32_2" style:data-style-name="N36">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85" style:family="table-cell" style:parent-style-name="Normal_Pupil_32_Premium_32_working_32_2"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86" style:family="table-cell" style:parent-style-name="Normal_Pupil_32_Premium_32_working_32_2" style:data-style-name="N0">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87" style:family="table-cell" style:parent-style-name="Normal_Pupil_32_Premium_32_working_32_2" style:data-style-name="N4">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88" style:family="table-cell" style:parent-style-name="Normal_Pupil_32_Premium_32_working_32_2" style:data-style-name="N36">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89" style:family="table-cell" style:parent-style-name="Normal_Pupil_32_Premium_32_working_32_2" style:data-style-name="N37">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90" style:family="table-cell" style:parent-style-name="Normal_Pupil_32_Premium_32_working_32_2" style:data-style-name="N0">
      <style:table-cell-properties fo:border-top="thin solid #000000" fo:border-bottom="none" fo:border-left="none" fo:border-right="none" style:vertical-align="automatic" fo:background-color="#FFFFFF"/>
      <style:text-properties style:font-name="Arial" style:font-name-asian="Arial" style:font-name-complex="Arial" fo:font-size="10pt" style:font-size-asian="10pt" style:font-size-complex="10pt"/>
    </style:style>
    <style:style style:name="ce91" style:family="table-cell" style:parent-style-name="Normal_Pupil_32_Premium_32_working_32_2" style:data-style-name="N4">
      <style:table-cell-properties fo:border-top="thin solid #000000" fo:border-bottom="none" fo:border-left="none" fo:border-right="none" style:vertical-align="middle" fo:wrap-option="wrap" fo:background-color="#FFFFFF"/>
      <style:text-properties style:font-name="Arial" style:font-name-asian="Arial" style:font-name-complex="Arial" fo:font-size="10pt" style:font-size-asian="10pt" style:font-size-complex="10pt"/>
    </style:style>
    <style:style style:name="ce92" style:family="table-cell" style:parent-style-name="Normal_Pupil_32_Premium_32_working_32_2" style:data-style-name="N0">
      <style:table-cell-properties fo:border-top="thin solid #000000" fo:border-bottom="none" fo:border-left="none" fo:border-right="none" style:vertical-align="middle" fo:wrap-option="wrap" fo:background-color="#FFFFFF"/>
      <style:text-properties style:font-name="Arial" style:font-name-asian="Arial" style:font-name-complex="Arial" fo:font-size="10pt" style:font-size-asian="10pt" style:font-size-complex="10pt"/>
    </style:style>
    <style:style style:name="ce93" style:family="table-cell" style:parent-style-name="Normal_Pupil_32_Premium_32_working_32_2" style:data-style-name="N0">
      <style:table-cell-properties fo:border-top="thin solid #000000" fo:border-bottom="thin solid #000000" fo:border-left="none"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94" style:family="table-cell" style:parent-style-name="Normal_Pupil_32_Premium_32_working_32_2" style:data-style-name="N4">
      <style:table-cell-properties style:vertical-align="middle" fo:wrap-option="wrap" fo:background-color="#FFFFFF"/>
      <style:text-properties style:font-name="Arial" style:font-name-asian="Arial" style:font-name-complex="Arial" fo:font-size="10pt" style:font-size-asian="10pt" style:font-size-complex="10pt"/>
    </style:style>
    <style:style style:name="ce95" style:family="table-cell" style:parent-style-name="Normal_Pupil_32_Premium_32_working_32_2" style:data-style-name="N0">
      <style:table-cell-properties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96" style:family="table-cell" style:parent-style-name="Normal_Pupil_32_Premium_32_working_32_2" style:data-style-name="N4">
      <style:table-cell-properties fo:border-top="none" fo:border-bottom="thin solid #000000" fo:border-left="none"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97" style:family="table-cell" style:parent-style-name="Normal_Pupil_32_Premium_32_working_32_2" style:data-style-name="N36">
      <style:table-cell-properties fo:border-top="none" fo:border-bottom="thin solid #000000" fo:border-left="none"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98" style:family="table-cell" style:parent-style-name="Normal_Pupil_32_Premium_32_working_32_2" style:data-style-name="N0">
      <style:table-cell-properties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99" style:family="table-cell" style:parent-style-name="Normal_Pupil_32_Premium_32_working_32_2" style:data-style-name="N36">
      <style:table-cell-properties fo:border-top="thin solid #000000" fo:border-bottom="thin solid #000000" fo:border-left="none"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100" style:family="table-cell" style:parent-style-name="Normal_Pupil_32_Premium_32_working_32_2" style:data-style-name="N0">
      <style:table-cell-properties style:vertical-align="middle"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01" style:family="table-cell" style:parent-style-name="Normal_Pupil_32_Premium_32_working_32_2" style:data-style-name="N37">
      <style:table-cell-properties fo:border-top="none" fo:border-bottom="thin solid #000000" fo:border-left="none"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102" style:family="table-cell" style:parent-style-name="Normal_Pupil_32_Premium_32_working_32_2" style:data-style-name="N36">
      <style:table-cell-properties fo:border-top="thin solid #000000" fo:border-bottom="thin solid #000000" fo:border-left="none"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03" style:family="table-cell" style:parent-style-name="Normal_Pupil_32_Premium_32_working_32_2" style:data-style-name="N4">
      <style:table-cell-properties fo:border-top="none"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104" style:family="table-cell" style:parent-style-name="Normal_Pupil_32_Premium_32_working_32_2" style:data-style-name="N0">
      <style:table-cell-properties fo:border-top="none"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105" style:family="table-cell" style:parent-style-name="Normal_Pupil_32_Premium_32_working_32_2" style:data-style-name="N37">
      <style:table-cell-properties fo:border-top="none"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106" style:family="table-cell" style:parent-style-name="Normal_Pupil_32_Premium_32_working_32_2" style:data-style-name="N0">
      <style:table-cell-properties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107" style:family="table-cell" style:parent-style-name="Normal_Pupil_32_Premium_32_working" style:data-style-name="N4">
      <style:table-cell-properties fo:border-top="none"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108" style:family="table-cell" style:parent-style-name="Normal_Pupil_32_Premium_32_working" style:data-style-name="N37">
      <style:table-cell-properties fo:border-top="none"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109" style:family="table-cell" style:parent-style-name="Normal_Pupil_32_Premium_32_working_32_2" style:data-style-name="N0">
      <style:table-cell-properties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110" style:family="table-cell" style:parent-style-name="Normal_Pupil_32_Premium_32_working" style:data-style-name="N36">
      <style:table-cell-properties fo:border-top="none"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111" style:family="table-cell" style:parent-style-name="Normal_32_3" style:data-style-name="N4">
      <style:table-cell-properties fo:border-top="thin solid #000000"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12" style:family="table-cell" style:parent-style-name="Normal_Pupil_32_Premium_32_working" style:data-style-name="N36">
      <style:table-cell-properties fo:border-top="none"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13" style:family="table-cell" style:parent-style-name="Normal_Pupil_32_Premium_32_working_32_2" style:data-style-name="N4">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14" style:family="table-cell" style:parent-style-name="Normal_Pupil_32_Premium_32_working_32_2" style:data-style-name="N37">
      <style:table-cell-properties style:vertical-align="automatic" fo:wrap-option="wrap" fo:background-color="#FFFFFF"/>
      <style:text-properties style:font-name="Arial" style:font-name-asian="Arial" style:font-name-complex="Arial" fo:font-size="10pt" style:font-size-asian="10pt" style:font-size-complex="10pt"/>
    </style:style>
    <style:style style:name="ce115" style:family="table-cell" style:parent-style-name="Normal_Pupil_32_Premium_32_working_32_2"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16" style:family="table-cell" style:parent-style-name="Normal_Pupil_32_Premium_32_working_32_2" style:data-style-name="N37">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17" style:family="table-cell" style:parent-style-name="Normal_Pupil_32_Premium_32_working_32_2" style:data-style-name="N38">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18" style:family="table-cell" style:parent-style-name="Normal_32_3"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19" style:family="table-cell" style:parent-style-name="Normal_32_3" style:data-style-name="N38">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20" style:family="table-cell" style:parent-style-name="Normal_Pupil_32_Premium_32_working_32_2" style:data-style-name="N3">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121" style:family="table-cell" style:parent-style-name="Normal_Pupil_32_Premium_32_working_32_2" style:data-style-name="N39">
      <style:table-cell-properties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22" style:family="table-cell" style:parent-style-name="Normal_Pupil_32_Premium_32_working_32_2" style:data-style-name="N38">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23" style:family="table-cell" style:parent-style-name="Normal_Pupil_32_Premium_32_working_32_2" style:data-style-name="N36">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124" style:family="table-cell" style:parent-style-name="Normal_Pupil_32_Premium_32_working_32_2" style:data-style-name="N39">
      <style:table-cell-properties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125" style:family="table-cell" style:parent-style-name="Normal_Pupil_32_Premium_32_working_32_2" style:data-style-name="N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26" style:family="table-cell" style:parent-style-name="Normal_Pupil_32_Premium_32_working_32_2" style:data-style-name="N2">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27" style:family="table-cell" style:parent-style-name="Normal_Pupil_32_Premium_32_working_32_2" style:data-style-name="N3">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28" style:family="table-cell" style:parent-style-name="Normal_Pupil_32_Premium_32_working_32_2" style:data-style-name="N38">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29" style:family="table-cell" style:parent-style-name="Normal_Pupil_32_Premium_32_working_32_2" style:data-style-name="N3">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30" style:family="table-cell" style:parent-style-name="Normal_Pupil_32_Premium_32_working_32_2" style:data-style-name="N3">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31" style:family="table-cell" style:parent-style-name="Normal_Pupil_32_Premium_32_working_32_2" style:data-style-name="N2">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32" style:family="table-cell" style:parent-style-name="Normal_Table17_LATablesWeb" style:data-style-name="N3">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33" style:family="table-cell" style:parent-style-name="Normal_Table14" style:data-style-name="N3">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34" style:family="table-cell" style:parent-style-name="Normal_Pupil_32_Premium_32_working_32_2" style:data-style-name="N4">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35" style:family="table-cell" style:parent-style-name="Normal_Pupil_32_Premium_32_working_32_2" style:data-style-name="N37">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36" style:family="table-cell" style:parent-style-name="Normal_Pupil_32_Premium_32_working_32_2" style:data-style-name="N36">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37" style:family="table-cell" style:parent-style-name="Normal_Pupil_32_Premium_32_working_32_2" style:data-style-name="N38">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38" style:family="table-cell" style:parent-style-name="Normal_32_3" style:data-style-name="N36">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39" style:family="table-cell" style:parent-style-name="Normal_32_3" style:data-style-name="N38">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40" style:family="table-cell" style:parent-style-name="Normal_Pupil_32_Premium_32_working_32_2" style:data-style-name="N38">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141" style:family="table-cell" style:parent-style-name="Normal_Pupil_32_Premium_32_working_32_2" style:data-style-name="N4">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142" style:family="table-cell" style:parent-style-name="Normal_Pupil_32_Premium_32_working_32_2"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143" style:family="table-cell" style:parent-style-name="Normal_32_3" style:data-style-name="N0">
      <style:table-cell-properties style:vertical-align="automatic" fo:background-color="#FFFFFF"/>
      <style:text-properties style:font-name="Arial" style:font-name-asian="Arial" style:font-name-complex="Arial" fo:font-size="10pt" style:font-size-asian="10pt" style:font-size-complex="10pt" style:text-underline-style="solid" style:text-underline-type="single" fo:font-weight="bold" style:font-weight-asian="bold" style:font-weight-complex="bold"/>
    </style:style>
    <style:style style:name="ce144" style:family="table-cell" style:parent-style-name="Normal_32_3" style:data-style-name="N4">
      <style:table-cell-properties style:vertical-align="middle" fo:background-color="#FFFFFF"/>
      <style:text-properties style:font-name="Arial" style:font-name-asian="Arial" style:font-name-complex="Arial" fo:font-size="10pt" style:font-size-asian="10pt" style:font-size-complex="10pt"/>
    </style:style>
    <style:style style:name="ce145" style:family="table-cell" style:parent-style-name="Normal_32_3" style:data-style-name="N36">
      <style:table-cell-properties style:vertical-align="middle" fo:background-color="#FFFFFF"/>
      <style:text-properties style:font-name="Arial" style:font-name-asian="Arial" style:font-name-complex="Arial" fo:font-size="10pt" style:font-size-asian="10pt" style:font-size-complex="10pt"/>
    </style:style>
    <style:style style:name="ce146" style:family="table-cell" style:parent-style-name="Normal_32_3" style:data-style-name="N0">
      <style:table-cell-properties style:vertical-align="middle" fo:background-color="#FFFFFF"/>
      <style:text-properties style:font-name="Arial" style:font-name-asian="Arial" style:font-name-complex="Arial" fo:font-size="10pt" style:font-size-asian="10pt" style:font-size-complex="10pt"/>
    </style:style>
    <style:style style:name="ce147" style:family="table-cell" style:parent-style-name="Normal_Pupil_32_Premium_32_working_32_2" style:data-style-name="N4">
      <style:table-cell-properties style:vertical-align="middle" fo:background-color="#FFFFFF"/>
      <style:text-properties style:font-name="Arial" style:font-name-asian="Arial" style:font-name-complex="Arial" fo:font-size="10pt" style:font-size-asian="10pt" style:font-size-complex="10pt"/>
    </style:style>
    <style:style style:name="ce148" style:family="table-cell" style:parent-style-name="Normal_32_3" style:data-style-name="N4">
      <style:table-cell-properties style:vertical-align="middle" fo:wrap-option="wrap" fo:background-color="#FFFFFF"/>
      <style:text-properties style:font-name="Arial" style:font-name-asian="Arial" style:font-name-complex="Arial" fo:font-size="10pt" style:font-size-asian="10pt" style:font-size-complex="10pt"/>
    </style:style>
    <style:style style:name="ce149" style:family="table-cell" style:parent-style-name="Normal_32_3" style:data-style-name="N36">
      <style:table-cell-properties style:vertical-align="middle" fo:wrap-option="wrap" fo:background-color="#FFFFFF"/>
      <style:text-properties style:font-name="Arial" style:font-name-asian="Arial" style:font-name-complex="Arial" fo:font-size="10pt" style:font-size-asian="10pt" style:font-size-complex="10pt"/>
    </style:style>
    <style:style style:name="ce150" style:family="table-cell" style:parent-style-name="Normal_Pupil_32_Premium_32_working_32_2" style:data-style-name="N36">
      <style:table-cell-properties style:vertical-align="middle" fo:wrap-option="wrap" fo:background-color="#FFFFFF"/>
      <style:text-properties style:font-name="Arial" style:font-name-asian="Arial" style:font-name-complex="Arial" fo:font-size="10pt" style:font-size-asian="10pt" style:font-size-complex="10pt"/>
    </style:style>
    <style:style style:name="ce151" style:family="table-cell" style:parent-style-name="Normal_Pupil_32_Premium_32_working_32_2" style:data-style-name="N37">
      <style:table-cell-properties style:vertical-align="middle" fo:wrap-option="wrap" fo:background-color="#FFFFFF"/>
      <style:text-properties style:font-name="Arial" style:font-name-asian="Arial" style:font-name-complex="Arial" fo:font-size="10pt" style:font-size-asian="10pt" style:font-size-complex="10pt"/>
    </style:style>
    <style:style style:name="ce152" style:family="table-cell" style:parent-style-name="Normal_32_3" style:data-style-name="N37">
      <style:table-cell-properties style:vertical-align="middle" fo:wrap-option="wrap" fo:background-color="#FFFFFF"/>
      <style:text-properties style:font-name="Arial" style:font-name-asian="Arial" style:font-name-complex="Arial" fo:font-size="10pt" style:font-size-asian="10pt" style:font-size-complex="10pt"/>
    </style:style>
    <style:style style:name="ce153" style:family="table-cell" style:parent-style-name="Normal_Pupil_32_Premium_32_working" style:data-style-name="N4">
      <style:table-cell-properties style:vertical-align="middle" fo:background-color="#FFFFFF"/>
      <style:text-properties style:font-name="Arial" style:font-name-asian="Arial" style:font-name-complex="Arial" fo:font-size="10pt" style:font-size-asian="10pt" style:font-size-complex="10pt"/>
    </style:style>
    <style:style style:name="ce154" style:family="table-cell" style:parent-style-name="Normal_Pupil_32_Premium_32_working" style:data-style-name="N36">
      <style:table-cell-properties style:vertical-align="middle" fo:background-color="#FFFFFF"/>
      <style:text-properties style:font-name="Arial" style:font-name-asian="Arial" style:font-name-complex="Arial" fo:font-size="10pt" style:font-size-asian="10pt" style:font-size-complex="10pt"/>
    </style:style>
    <style:style style:name="ce155" style:family="table-cell" style:parent-style-name="Normal_Pupil_32_Premium_32_working_32_2" style:data-style-name="N0">
      <style:table-cell-properties fo:border-top="thin solid #000000" fo:border-bottom="thin solid #000000" fo:border-left="none"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56" style:family="table-cell" style:parent-style-name="Normal_Pupil_32_Premium_32_working_32_2" style:data-style-name="N0">
      <style:table-cell-properties fo:border-top="thin solid #000000" fo:border-bottom="thin solid #000000" fo:border-left="none" fo:border-right="none"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157" style:family="table-cell" style:parent-style-name="Normal_32_3"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style="italic" style:font-style-asian="italic" style:font-style-complex="italic"/>
    </style:style>
    <style:style style:name="ce158" style:family="table-cell" style:parent-style-name="Normal_Pupil_32_Premium_32_working" style:data-style-name="N37">
      <style:table-cell-properties style:vertical-align="automatic" fo:background-color="#FFFFFF"/>
      <style:text-properties style:font-name="Arial" style:font-name-asian="Arial" style:font-name-complex="Arial" fo:font-size="10pt" style:font-size-asian="10pt" style:font-size-complex="10pt"/>
    </style:style>
    <style:style style:name="ce159" style:family="table-cell" style:parent-style-name="Normal_Pupil_32_Premium_32_working" style:data-style-name="N36">
      <style:table-cell-properties style:vertical-align="automatic" fo:background-color="#FFFFFF"/>
      <style:text-properties style:font-name="Arial" style:font-name-asian="Arial" style:font-name-complex="Arial" fo:font-size="10pt" style:font-size-asian="10pt" style:font-size-complex="10pt"/>
    </style:style>
    <style:style style:name="ce160" style:family="table-cell" style:parent-style-name="Normal_Pupil_32_Premium_32_working" style:data-style-name="N37">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161" style:family="table-cell" style:parent-style-name="Normal_Pupil_32_Premium_32_working" style:data-style-name="N36">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162" style:family="table-cell" style:parent-style-name="Normal_Pupil_32_Premium_32_working" style:data-style-name="N0">
      <style:table-cell-properties fo:border-top="thin solid #000000" fo:border-bottom="none" fo:border-left="none" fo:border-right="none" style:vertical-align="automatic" fo:background-color="#FFFFFF"/>
      <style:text-properties style:font-name="Arial" style:font-name-asian="Arial" style:font-name-complex="Arial" fo:font-size="10pt" style:font-size-asian="10pt" style:font-size-complex="10pt"/>
    </style:style>
    <style:style style:name="ce163" style:family="table-cell" style:parent-style-name="Normal_Pupil_32_Premium_32_working" style:data-style-name="N3">
      <style:table-cell-properties fo:border-top="thin solid #000000" fo:border-bottom="none" fo:border-left="none"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164" style:family="table-cell" style:parent-style-name="Normal_Pupil_32_Premium_32_working" style:data-style-name="N37">
      <style:table-cell-properties fo:border-top="thin solid #000000" fo:border-bottom="thin solid #000000" fo:border-left="none"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65" style:family="table-cell" style:parent-style-name="Normal_Pupil_32_Premium_32_working" style:data-style-name="N3">
      <style:table-cell-properties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166" style:family="table-cell" style:parent-style-name="Normal_Pupil_32_Premium_32_working" style:data-style-name="N37">
      <style:table-cell-properties style:vertical-align="middle" fo:wrap-option="wrap" fo:background-color="#FFFFFF"/>
      <style:text-properties style:font-name="Arial" style:font-name-asian="Arial" style:font-name-complex="Arial" fo:font-size="10pt" style:font-size-asian="10pt" style:font-size-complex="10pt"/>
    </style:style>
    <style:style style:name="ce167" style:family="table-cell" style:parent-style-name="Normal_Pupil_32_Premium_32_working" style:data-style-name="N37">
      <style:table-cell-properties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168" style:family="table-cell" style:parent-style-name="Normal_Pupil_32_Premium_32_working" style:data-style-name="N37">
      <style:table-cell-properties fo:border-top="none" fo:border-bottom="thin solid #000000" fo:border-left="none"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169" style:family="table-cell" style:parent-style-name="Default" style:data-style-name="N36">
      <style:table-cell-properties fo:border-top="thin solid #000000" fo:border-bottom="thin solid #000000" fo:border-left="none"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170" style:family="table-cell" style:parent-style-name="Default" style:data-style-name="N36">
      <style:table-cell-properties fo:border-top="thin solid #000000" fo:border-bottom="thin solid #000000" fo:border-left="none"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171" style:family="table-cell" style:parent-style-name="Normal_Pupil_32_Premium_32_working" style:data-style-name="N3">
      <style:table-cell-properties fo:border-top="none"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172" style:family="table-cell" style:parent-style-name="Normal_Pupil_32_Premium_32_working" style:data-style-name="N3">
      <style:table-cell-properties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173" style:family="table-cell" style:parent-style-name="Normal_Pupil_32_Premium_32_working" style:data-style-name="N37">
      <style:table-cell-properties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174" style:family="table-cell" style:parent-style-name="Normal_Pupil_32_Premium_32_working" style:data-style-name="N36">
      <style:table-cell-properties fo:border-top="thin solid #000000"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175" style:family="table-cell" style:parent-style-name="Default" style:data-style-name="N37">
      <style:table-cell-properties fo:border-top="thin solid #000000" fo:border-bottom="thin solid #000000" fo:border-left="none" fo:border-right="none" style:vertical-align="automatic" fo:wrap-option="wrap" fo:background-color="#FFFFFF" style:cell-protect="protected"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76" style:family="table-cell" style:parent-style-name="Default" style:data-style-name="N36">
      <style:table-cell-properties fo:border-top="thin solid #000000" fo:border-bottom="thin solid #000000" fo:border-left="none" fo:border-right="none" style:vertical-align="automatic" fo:wrap-option="wrap" fo:background-color="#FFFFFF" style:cell-protect="protected"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77" style:family="table-cell" style:parent-style-name="Normal_Pupil_32_Premium_32_working" style:data-style-name="N40">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178" style:family="table-cell" style:parent-style-name="Normal_Pupil_32_Premium_32_working" style:data-style-name="N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79" style:family="table-cell" style:parent-style-name="Normal_Pupil_32_Premium_32_working" style:data-style-name="N40">
      <style:table-cell-properties style:vertical-align="automatic" fo:background-color="#FFFFFF"/>
      <style:text-properties style:font-name="Arial" style:font-name-asian="Arial" style:font-name-complex="Arial" fo:font-size="10pt" style:font-size-asian="10pt" style:font-size-complex="10pt"/>
    </style:style>
    <style:style style:name="ce180" style:family="table-cell" style:parent-style-name="Normal_Pupil_32_Premium_32_working"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81" style:family="table-cell" style:parent-style-name="Normal_Pupil_32_Premium_32_working" style:data-style-name="N38">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82" style:family="table-cell" style:parent-style-name="Normal_Pupil_32_Premium_32_working" style:data-style-name="N19">
      <style:table-cell-properties style:vertical-align="automatic" fo:background-color="#FFFFFF"/>
      <style:text-properties style:font-name="Arial" style:font-name-asian="Arial" style:font-name-complex="Arial" fo:font-size="10pt" style:font-size-asian="10pt" style:font-size-complex="10pt"/>
    </style:style>
    <style:style style:name="ce183" style:family="table-cell" style:parent-style-name="Normal_Pupil_32_Premium_32_working" style:data-style-name="N19">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184" style:family="table-cell" style:parent-style-name="Normal_Pupil_32_Premium_32_working" style:data-style-name="N3">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185" style:family="table-cell" style:parent-style-name="Normal_Pupil_32_Premium_32_working" style:data-style-name="N4">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186" style:family="table-cell" style:parent-style-name="Normal_Pupil_32_Premium_32_working" style:data-style-name="N36">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187" style:family="table-cell" style:parent-style-name="Normal_Pupil_32_Premium_32_working" style:data-style-name="N37">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188" style:family="table-cell" style:parent-style-name="Normal_Pupil_32_Premium_32_working"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189" style:family="table-cell" style:parent-style-name="Normal_Pupil_32_Premium_32_working" style:data-style-name="N37">
      <style:table-cell-properties style:vertical-align="middle" fo:background-color="#FFFFFF"/>
      <style:text-properties style:font-name="Arial" style:font-name-asian="Arial" style:font-name-complex="Arial" fo:font-size="10pt" style:font-size-asian="10pt" style:font-size-complex="10pt"/>
    </style:style>
    <style:style style:name="ce190" style:family="table-cell" style:parent-style-name="Default" style:data-style-name="N37">
      <style:table-cell-properties style:vertical-align="middle" fo:background-color="#FFFFFF"/>
      <style:text-properties style:font-name="Arial" style:font-name-asian="Arial" style:font-name-complex="Arial" fo:font-size="10pt" style:font-size-asian="10pt" style:font-size-complex="10pt"/>
    </style:style>
    <style:style style:name="ce191" style:family="table-cell" style:parent-style-name="Default" style:data-style-name="N36">
      <style:table-cell-properties style:vertical-align="middle" fo:background-color="#FFFFFF"/>
      <style:text-properties style:font-name="Arial" style:font-name-asian="Arial" style:font-name-complex="Arial" fo:font-size="10pt" style:font-size-asian="10pt" style:font-size-complex="10pt"/>
    </style:style>
    <style:style style:name="ce192" style:family="table-cell" style:parent-style-name="Normal_Pupil_32_Premium_32_working" style:data-style-name="N36">
      <style:table-cell-properties style:vertical-align="middle" fo:wrap-option="wrap" fo:background-color="#FFFFFF"/>
      <style:text-properties style:font-name="Arial" style:font-name-asian="Arial" style:font-name-complex="Arial" fo:font-size="10pt" style:font-size-asian="10pt" style:font-size-complex="10pt"/>
    </style:style>
    <style:style style:name="ce193" style:family="table-cell" style:parent-style-name="Default" style:data-style-name="N36">
      <style:table-cell-properties style:vertical-align="middle" fo:wrap-option="wrap" fo:background-color="#FFFFFF"/>
      <style:text-properties style:font-name="Arial" style:font-name-asian="Arial" style:font-name-complex="Arial" fo:font-size="10pt" style:font-size-asian="10pt" style:font-size-complex="10pt"/>
    </style:style>
    <style:style style:name="ce194" style:family="table-cell" style:parent-style-name="Normal_Pupil_32_Premium_32_working" style:data-style-name="N37">
      <style:table-cell-properties fo:border-top="thin solid #000000" fo:border-bottom="thin solid #000000" fo:border-left="none"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195" style:family="table-cell" style:parent-style-name="Normal_Pupil_32_Premium_32_working" style:data-style-name="N37">
      <style:table-cell-properties fo:border-top="thin solid #000000" fo:border-bottom="thin solid #000000" fo:border-left="none"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96" style:family="table-cell" style:parent-style-name="Normal_Pupil_32_Premium_32_working" style:data-style-name="N37">
      <style:table-cell-properties fo:border-top="thin solid #000000" fo:border-bottom="thin solid #000000" fo:border-left="none" fo:border-right="none"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o1" style:family="table-column">
      <style:table-column-properties fo:break-before="auto" style:column-width="0.251354166666667cm"/>
    </style:style>
    <style:style style:name="co2" style:family="table-column">
      <style:table-column-properties fo:break-before="auto" style:column-width="6.17802083333333cm"/>
    </style:style>
    <style:style style:name="co3" style:family="table-column">
      <style:table-column-properties fo:break-before="auto" style:column-width="0.171979166666667cm"/>
    </style:style>
    <style:style style:name="co4" style:family="table-column">
      <style:table-column-properties fo:break-before="auto" style:column-width="2.75166666666667cm"/>
    </style:style>
    <style:style style:name="co5" style:family="table-column">
      <style:table-column-properties fo:break-before="auto" style:column-width="0.224895833333333cm"/>
    </style:style>
    <style:style style:name="co6" style:family="table-column">
      <style:table-column-properties fo:break-before="auto" style:column-width="2.35479166666667cm"/>
    </style:style>
    <style:style style:name="co7" style:family="table-column">
      <style:table-column-properties fo:break-before="auto" style:column-width="3.4925cm"/>
    </style:style>
    <style:style style:name="co8" style:family="table-column">
      <style:table-column-properties fo:break-before="auto" style:column-width="3.20145833333333cm"/>
    </style:style>
    <style:style style:name="co9" style:family="table-column">
      <style:table-column-properties fo:break-before="auto" style:column-width="3.32052083333333cm"/>
    </style:style>
    <style:style style:name="co10" style:family="table-column">
      <style:table-column-properties fo:break-before="auto" style:column-width="0.939270833333333cm"/>
    </style:style>
    <style:style style:name="co11" style:family="table-column">
      <style:table-column-properties fo:break-before="auto" style:column-width="3.42635416666667cm"/>
    </style:style>
    <style:style style:name="co12" style:family="table-column">
      <style:table-column-properties fo:break-before="auto" style:column-width="3.91583333333333cm"/>
    </style:style>
    <style:style style:name="co13" style:family="table-column">
      <style:table-column-properties fo:break-before="auto" style:column-width="3.254375cm"/>
    </style:style>
    <style:style style:name="co14" style:family="table-column">
      <style:table-column-properties fo:break-before="auto" style:column-width="0.79375cm"/>
    </style:style>
    <style:style style:name="co15" style:family="table-column">
      <style:table-column-properties fo:break-before="auto" style:column-width="3.51895833333333cm"/>
    </style:style>
    <style:style style:name="co16" style:family="table-column">
      <style:table-column-properties fo:break-before="auto" style:column-width="2.6590625cm"/>
    </style:style>
    <style:style style:name="co17" style:family="table-column">
      <style:table-column-properties fo:break-before="auto" style:column-width="2.8575cm"/>
    </style:style>
    <style:style style:name="co18" style:family="table-column">
      <style:table-column-properties fo:break-before="auto" style:column-width="3.8496875cm"/>
    </style:style>
    <style:style style:name="co19" style:family="table-column">
      <style:table-column-properties fo:break-before="auto" style:column-width="0.6746875cm"/>
    </style:style>
    <style:style style:name="co20" style:family="table-column">
      <style:table-column-properties fo:break-before="auto" style:column-width="3.99520833333333cm"/>
    </style:style>
    <style:style style:name="co21" style:family="table-column">
      <style:table-column-properties fo:break-before="auto" style:column-width="4.048125cm"/>
    </style:style>
    <style:style style:name="co22" style:family="table-column">
      <style:table-column-properties fo:break-before="auto" style:column-width="2.8971875cm"/>
    </style:style>
    <style:style style:name="co23" style:family="table-column">
      <style:table-column-properties fo:break-before="auto" style:column-width="3.095625cm"/>
    </style:style>
    <style:style style:name="co24" style:family="table-column">
      <style:table-column-properties fo:break-before="auto" style:column-width="1.81239583333333cm"/>
    </style:style>
    <style:style style:name="co25" style:family="table-column">
      <style:table-column-properties fo:break-before="auto" style:column-width="0.873125cm"/>
    </style:style>
    <style:style style:name="co26" style:family="table-column">
      <style:table-column-properties fo:break-before="auto" style:column-width="5.33135416666667cm" style:use-optimal-column-width="true"/>
    </style:style>
    <style:style style:name="co27" style:family="table-column">
      <style:table-column-properties fo:break-before="auto" style:column-width="2.63260416666667cm"/>
    </style:style>
    <style:style style:name="co28" style:family="table-column">
      <style:table-column-properties fo:break-before="auto" style:column-width="0.449791666666667cm"/>
    </style:style>
    <style:style style:name="co29" style:family="table-column">
      <style:table-column-properties fo:break-before="auto" style:column-width="3.7703125cm"/>
    </style:style>
    <style:style style:name="co30" style:family="table-column">
      <style:table-column-properties fo:break-before="auto" style:column-width="3.62479166666667cm"/>
    </style:style>
    <style:style style:name="co31" style:family="table-column">
      <style:table-column-properties fo:break-before="auto" style:column-width="0.47625cm"/>
    </style:style>
    <style:style style:name="co32" style:family="table-column">
      <style:table-column-properties fo:break-before="auto" style:column-width="2.43416666666667cm"/>
    </style:style>
    <style:style style:name="co33" style:family="table-column">
      <style:table-column-properties fo:break-before="auto" style:column-width="4.1671875cm"/>
    </style:style>
    <style:style style:name="co34" style:family="table-column">
      <style:table-column-properties fo:break-before="auto" style:column-width="3.02947916666667cm"/>
    </style:style>
    <style:style style:name="co35" style:family="table-column">
      <style:table-column-properties fo:break-before="auto" style:column-width="0.343958333333333cm"/>
    </style:style>
    <style:style style:name="co36" style:family="table-column">
      <style:table-column-properties fo:break-before="auto" style:column-width="4.02166666666667cm"/>
    </style:style>
    <style:style style:name="co37" style:family="table-column">
      <style:table-column-properties fo:break-before="auto" style:column-width="0.423333333333333cm"/>
    </style:style>
    <style:style style:name="co38" style:family="table-column">
      <style:table-column-properties fo:break-before="auto" style:column-width="2.92364583333333cm"/>
    </style:style>
    <style:style style:name="co39" style:family="table-column">
      <style:table-column-properties fo:break-before="auto" style:column-width="3.74385416666667cm"/>
    </style:style>
    <style:style style:name="co40" style:family="table-column">
      <style:table-column-properties fo:break-before="auto" style:column-width="0.2778125cm"/>
    </style:style>
    <style:style style:name="co41" style:family="table-column">
      <style:table-column-properties fo:break-before="auto" style:column-width="6.37645833333333cm"/>
    </style:style>
    <style:style style:name="co42" style:family="table-column">
      <style:table-column-properties fo:break-before="auto" style:column-width="4.31270833333333cm"/>
    </style:style>
    <style:style style:name="co43" style:family="table-column">
      <style:table-column-properties fo:break-before="auto" style:column-width="3.39989583333333cm"/>
    </style:style>
    <style:style style:name="co44" style:family="table-column">
      <style:table-column-properties fo:break-before="auto" style:column-width="3.65125cm"/>
    </style:style>
    <style:style style:name="co45" style:family="table-column">
      <style:table-column-properties fo:break-before="auto" style:column-width="5.23875cm"/>
    </style:style>
    <style:style style:name="co46" style:family="table-column">
      <style:table-column-properties fo:break-before="auto" style:column-width="2.778125cm"/>
    </style:style>
    <style:style style:name="ro1" style:family="table-row">
      <style:table-row-properties style:row-height="12pt" style:use-optimal-row-height="false" fo:break-before="auto"/>
    </style:style>
    <style:style style:name="ro2" style:family="table-row">
      <style:table-row-properties style:row-height="11.45pt" style:use-optimal-row-height="false" fo:break-before="auto"/>
    </style:style>
    <style:style style:name="ro3" style:family="table-row">
      <style:table-row-properties style:row-height="12.75pt" style:use-optimal-row-height="false" fo:break-before="auto"/>
    </style:style>
    <style:style style:name="ro4" style:family="table-row">
      <style:table-row-properties style:row-height="26.25pt" style:use-optimal-row-height="false" fo:break-before="auto"/>
    </style:style>
    <style:style style:name="ro5" style:family="table-row">
      <style:table-row-properties style:row-height="18.6pt" style:use-optimal-row-height="false" fo:break-before="auto"/>
    </style:style>
    <style:style style:name="ro6" style:family="table-row">
      <style:table-row-properties style:row-height="72pt" style:use-optimal-row-height="false" fo:break-before="auto"/>
    </style:style>
    <style:style style:name="ro7" style:family="table-row">
      <style:table-row-properties style:row-height="11.25pt" style:use-optimal-row-height="false" fo:break-before="auto"/>
    </style:style>
    <style:style style:name="ro8" style:family="table-row">
      <style:table-row-properties style:row-height="8.25pt" style:use-optimal-row-height="false" fo:break-before="auto"/>
    </style:style>
    <style:style style:name="ro9" style:family="table-row">
      <style:table-row-properties style:row-height="25.5pt" style:use-optimal-row-height="false" fo:break-before="auto"/>
    </style:style>
    <style:style style:name="ro10" style:family="table-row">
      <style:table-row-properties style:row-height="53.45pt" style:use-optimal-row-height="false" fo:break-before="auto"/>
    </style:style>
    <style:style style:name="ro11" style:family="table-row">
      <style:table-row-properties style:row-height="63.75pt" style:use-optimal-row-height="false" fo:break-before="auto"/>
    </style:style>
    <style:style style:name="ro12" style:family="table-row">
      <style:table-row-properties style:row-height="39pt" style:use-optimal-row-height="false" fo:break-before="auto"/>
    </style:style>
    <style:style style:name="ro13" style:family="table-row">
      <style:table-row-properties style:row-height="44.45pt" style:use-optimal-row-height="false" fo:break-before="auto"/>
    </style:style>
    <style:style style:name="ro14" style:family="table-row">
      <style:table-row-properties style:row-height="38.25pt" style:use-optimal-row-height="false" fo:break-before="auto"/>
    </style:style>
    <style:style style:name="ro15" style:family="table-row">
      <style:table-row-properties style:row-height="42.6pt" style:use-optimal-row-height="false" fo:break-before="auto"/>
    </style:style>
    <style:style style:name="ro16" style:family="table-row">
      <style:table-row-properties style:row-height="94.15pt" style:use-optimal-row-height="false" fo:break-before="auto"/>
    </style:style>
    <style:style style:name="ro17" style:family="table-row">
      <style:table-row-properties style:row-height="59.45pt" style:use-optimal-row-height="false" fo:break-before="auto"/>
    </style:style>
    <style:style style:name="ro18" style:family="table-row">
      <style:table-row-properties style:row-height="39.6pt" style:use-optimal-row-height="false" fo:break-before="auto"/>
    </style:style>
    <style:style style:name="ro19" style:family="table-row">
      <style:table-row-properties style:row-height="29.45pt" style:use-optimal-row-height="false" fo:break-before="auto"/>
    </style:style>
    <style:style style:name="ro20" style:family="table-row">
      <style:table-row-properties style:row-height="27.75pt" style:use-optimal-row-height="false" fo:break-before="auto"/>
    </style:style>
    <style:style style:name="ro21" style:family="table-row">
      <style:table-row-properties style:row-height="15.75pt" style:use-optimal-row-height="false" fo:break-before="auto"/>
    </style:style>
    <style:style style:name="ro22" style:family="table-row">
      <style:table-row-properties style:row-height="12.75pt" style:use-optimal-row-height="true" fo:break-before="auto"/>
    </style:style>
    <style:style style:name="ro23" style:family="table-row">
      <style:table-row-properties style:row-height="13.15pt" style:use-optimal-row-height="true" fo:break-before="auto"/>
    </style:style>
    <style:style style:name="ro24" style:family="table-row">
      <style:table-row-properties style:row-height="12.6pt" style:use-optimal-row-height="false" fo:break-before="auto"/>
    </style:style>
    <style:style style:name="ro25" style:family="table-row">
      <style:table-row-properties style:row-height="23.25pt" style:use-optimal-row-height="false" fo:break-before="auto"/>
    </style:style>
    <style:style style:name="ro26" style:family="table-row">
      <style:table-row-properties style:row-height="70.15pt" style:use-optimal-row-height="false" fo:break-before="auto"/>
    </style:style>
    <style:style style:name="ro27" style:family="table-row">
      <style:table-row-properties style:row-height="28.15pt" style:use-optimal-row-height="false" fo:break-before="auto"/>
    </style:style>
    <style:style style:name="ro28" style:family="table-row">
      <style:table-row-properties style:row-height="24.6pt" style:use-optimal-row-height="false" fo:break-before="auto"/>
    </style:style>
    <style:style style:name="ro29" style:family="table-row">
      <style:table-row-properties style:row-height="81.75pt" style:use-optimal-row-height="false" fo:break-before="auto"/>
    </style:style>
    <style:style style:name="ro30" style:family="table-row">
      <style:table-row-properties style:row-height="52.9pt" style:use-optimal-row-height="false" fo:break-before="auto"/>
    </style:style>
    <style:style style:name="ro31" style:family="table-row">
      <style:table-row-properties style:row-height="15pt" style:use-optimal-row-height="false" fo:break-before="auto"/>
    </style:style>
    <style:style style:name="ro32" style:family="table-row">
      <style:table-row-properties style:row-height="24.75pt" style:use-optimal-row-height="false" fo:break-before="auto"/>
    </style:style>
    <style:style style:name="ro33" style:family="table-row">
      <style:table-row-properties style:row-height="48pt" style:use-optimal-row-height="false" fo:break-before="auto"/>
    </style:style>
    <style:style style:name="ro34" style:family="table-row">
      <style:table-row-properties style:row-height="67.15pt" style:use-optimal-row-height="false" fo:break-before="auto"/>
    </style:style>
    <style:style style:name="ro35" style:family="table-row">
      <style:table-row-properties style:row-height="50.45pt" style:use-optimal-row-height="false" fo:break-before="auto"/>
    </style:style>
    <style:style style:name="ro36" style:family="table-row">
      <style:table-row-properties style:row-height="32.45pt" style:use-optimal-row-height="false" fo:break-before="auto"/>
    </style:style>
    <style:style style:name="ro37" style:family="table-row">
      <style:table-row-properties style:row-height="56.25pt" style:use-optimal-row-height="false" fo:break-before="auto"/>
    </style:style>
    <style:style style:name="ro38" style:family="table-row">
      <style:table-row-properties style:row-height="63pt" style:use-optimal-row-height="false" fo:break-before="auto"/>
    </style:style>
    <style:style style:name="ro39" style:family="table-row">
      <style:table-row-properties style:row-height="47.25pt" style:use-optimal-row-height="false" fo:break-before="auto"/>
    </style:style>
    <style:style style:name="ro40" style:family="table-row">
      <style:table-row-properties style:row-height="41.2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National"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7" table:default-cell-style-name="ce3"/>
        <table:table-column table:style-name="co12" table:default-cell-style-name="ce3"/>
        <table:table-column table:style-name="co13" table:default-cell-style-name="ce3"/>
        <table:table-column table:style-name="co14"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19" table:default-cell-style-name="ce3"/>
        <table:table-column table:style-name="co20" table:number-columns-repeated="2" table:default-cell-style-name="ce3"/>
        <table:table-column table:style-name="co13" table:default-cell-style-name="ce3"/>
        <table:table-column table:style-name="co10" table:default-cell-style-name="ce3"/>
        <table:table-column table:style-name="co21" table:default-cell-style-name="ce3"/>
        <table:table-column table:style-name="co22" table:default-cell-style-name="ce3"/>
        <table:table-column table:style-name="co23" table:default-cell-style-name="ce3"/>
        <table:table-column table:style-name="co24" table:number-columns-repeated="226"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5" table:default-cell-style-name="ce3"/>
        <table:table-column table:style-name="co16" table:default-cell-style-name="ce3"/>
        <table:table-column table:style-name="co7" table:default-cell-style-name="ce3"/>
        <table:table-column table:style-name="co12" table:default-cell-style-name="ce3"/>
        <table:table-column table:style-name="co13" table:default-cell-style-name="ce3"/>
        <table:table-column table:style-name="co5" table:default-cell-style-name="ce3"/>
        <table:table-column table:style-name="co15" table:number-columns-repeated="2" table:default-cell-style-name="ce3"/>
        <table:table-column table:style-name="co16" table:default-cell-style-name="ce3"/>
        <table:table-column table:style-name="co5" table:default-cell-style-name="ce3"/>
        <table:table-column table:style-name="co17" table:default-cell-style-name="ce3"/>
        <table:table-column table:style-name="co18" table:default-cell-style-name="ce3"/>
        <table:table-column table:style-name="co9" table:default-cell-style-name="ce3"/>
        <table:table-column table:style-name="co5" table:default-cell-style-name="ce3"/>
        <table:table-column table:style-name="co20" table:number-columns-repeated="2" table:default-cell-style-name="ce3"/>
        <table:table-column table:style-name="co16" table:default-cell-style-name="ce3"/>
        <table:table-column table:style-name="co24" table:number-columns-repeated="230" table:default-cell-style-name="ce3"/>
        <table:table-row table:style-name="ro1">
          <table:table-cell office:value-type="string" table:style-name="ce2">
            <text:p>STATE-FUNDED PRIMARY AND SECONDARY, MAINTAINED SPECIAL SCHOOLS, SPECIAL ACADEMIES, PUPIL REFERRAL UNITS, ALTERNATIVE PROVISION ACADEMIES AND ALTERNATIVE PROVISION (1)(2)(3)(4)(5)(6)(7):<text:s/></text:p>
          </table:table-cell>
          <table:table-cell table:number-columns-repeated="10" table:style-name="ce2"/>
          <table:table-cell table:number-columns-repeated="16373" table:style-name="ce3"/>
        </table:table-row>
        <table:table-row table:style-name="ro2">
          <table:table-cell office:value-type="string" table:style-name="ce4">
            <text:p>NUMBER OF PUPILS ELIGIBLE FOR THE PUPIL PREMIUM IN 2018-19 (21)</text:p>
          </table:table-cell>
          <table:table-cell table:number-columns-repeated="10" table:style-name="ce4"/>
          <table:table-cell table:number-columns-repeated="16373" table:style-name="ce3"/>
        </table:table-row>
        <table:table-row table:style-name="ro1">
          <table:table-cell office:value-type="string" table:style-name="ce3">
            <text:p>England</text:p>
          </table:table-cell>
          <table:table-cell table:style-name="ce3"/>
          <table:table-cell table:number-columns-repeated="5" table:style-name="ce4"/>
          <table:table-cell table:number-columns-repeated="16377" table:style-name="ce3"/>
        </table:table-row>
        <table:table-row table:style-name="ro1">
          <table:table-cell table:number-columns-spanned="13" table:number-rows-spanned="2" table:style-name="ce58"/>
          <table:covered-table-cell table:number-columns-repeated="12"/>
          <table:table-cell table:number-columns-repeated="16371" table:style-name="ce3"/>
        </table:table-row>
        <table:table-row table:style-name="ro3">
          <table:covered-table-cell/>
          <table:covered-table-cell table:number-columns-repeated="12"/>
          <table:table-cell table:number-columns-repeated="16371" table:style-name="ce3"/>
        </table:table-row>
        <table:table-row table:style-name="ro1">
          <table:table-cell table:style-name="ce3"/>
          <table:table-cell table:style-name="ce5"/>
          <table:table-cell table:number-columns-repeated="5" table:style-name="ce6"/>
          <table:table-cell table:number-columns-repeated="6" table:style-name="ce5"/>
          <table:table-cell table:style-name="ce3"/>
          <table:table-cell table:style-name="ce5"/>
          <table:table-cell table:number-columns-repeated="2" table:style-name="ce3"/>
          <table:table-cell table:number-columns-repeated="3" table:style-name="ce5"/>
          <table:table-cell table:style-name="ce3"/>
          <table:table-cell table:number-columns-repeated="3" table:style-name="ce5"/>
          <table:table-cell table:number-columns-repeated="16360" table:style-name="ce3"/>
        </table:table-row>
        <table:table-row table:style-name="ro4">
          <table:table-cell table:style-name="ce7"/>
          <table:table-cell table:style-name="ce8"/>
          <table:table-cell table:number-columns-repeated="3" table:style-name="ce7"/>
          <table:table-cell office:value-type="string" table:number-columns-spanned="9" table:number-rows-spanned="1" table:style-name="ce59">
            <text:p>Deprivation Pupil Premium (9)(20)</text:p>
          </table:table-cell>
          <table:covered-table-cell table:number-columns-repeated="8"/>
          <table:table-cell table:style-name="ce10"/>
          <table:table-cell office:value-type="string" table:number-columns-spanned="3" table:number-rows-spanned="1" table:style-name="ce60">
            <text:p>Service Child Pupil Premium (10)</text:p>
          </table:table-cell>
          <table:covered-table-cell table:number-columns-repeated="2"/>
          <table:table-cell table:style-name="ce7"/>
          <table:table-cell office:value-type="string" table:number-columns-spanned="3" table:number-rows-spanned="1" table:style-name="ce60">
            <text:p>Post-LAC (11)(20)</text:p>
          </table:table-cell>
          <table:covered-table-cell table:number-columns-repeated="2"/>
          <table:table-cell table:style-name="ce7"/>
          <table:table-cell office:value-type="string" table:number-columns-spanned="3" table:number-rows-spanned="1" table:style-name="ce59">
            <text:p>Pupil Premium Plus for Looked After Children (12)(20)</text:p>
          </table:table-cell>
          <table:covered-table-cell table:number-columns-repeated="2"/>
          <table:table-cell table:style-name="ce10"/>
          <table:table-cell office:value-type="string" table:style-name="ce11">
            <text:p>Total</text:p>
          </table:table-cell>
          <table:table-cell table:number-columns-repeated="2" table:style-name="ce11"/>
          <table:table-cell table:number-columns-repeated="16354" table:style-name="ce7"/>
        </table:table-row>
        <table:table-row table:style-name="ro5">
          <table:table-cell table:style-name="ce7"/>
          <table:table-cell table:style-name="ce8"/>
          <table:table-cell table:number-columns-repeated="3" table:style-name="ce7"/>
          <table:table-cell office:value-type="string" table:number-columns-spanned="4" table:number-rows-spanned="1" table:style-name="ce59">
            <text:p>Pupils in Primary year groups</text:p>
          </table:table-cell>
          <table:covered-table-cell table:number-columns-repeated="3"/>
          <table:table-cell table:style-name="ce12"/>
          <table:table-cell office:value-type="string" table:number-columns-spanned="4" table:number-rows-spanned="1" table:style-name="ce59">
            <text:p>Pupils in Secondary year groups</text:p>
          </table:table-cell>
          <table:covered-table-cell table:number-columns-repeated="3"/>
          <table:table-cell table:style-name="ce7"/>
          <table:table-cell table:style-name="ce11"/>
          <table:table-cell table:number-columns-repeated="2" table:style-name="ce9"/>
          <table:table-cell table:style-name="ce13"/>
          <table:table-cell table:style-name="ce11"/>
          <table:table-cell table:number-columns-repeated="2" table:style-name="ce9"/>
          <table:table-cell table:style-name="ce13"/>
          <table:table-cell table:number-columns-repeated="3" table:style-name="ce11"/>
          <table:table-cell table:style-name="ce7"/>
          <table:table-cell table:number-columns-repeated="3" table:style-name="ce11"/>
          <table:table-cell table:number-columns-repeated="16354" table:style-name="ce7"/>
        </table:table-row>
        <table:table-row table:style-name="ro6">
          <table:table-cell table:style-name="ce3"/>
          <table:table-cell table:style-name="ce14"/>
          <table:table-cell table:style-name="ce15"/>
          <table:table-cell office:value-type="string" table:style-name="ce16">
            <text:p>Number of pupils on roll (8)</text:p>
          </table:table-cell>
          <table:table-cell table:style-name="ce17"/>
          <table:table-cell office:value-type="string" table:style-name="ce16">
            <text:p>Number of Primary pupils on roll (13)</text:p>
          </table:table-cell>
          <table:table-cell office:value-type="string" table:style-name="ce16">
            <text:p>Number of Primary pupils eligible for the Deprivation Pupil Premium</text:p>
          </table:table-cell>
          <table:table-cell office:value-type="string" table:style-name="ce16">
            <text:p>Percentage of Primary pupils eligible for the Deprivation Pupil Premium</text:p>
          </table:table-cell>
          <table:table-cell office:value-type="string" table:style-name="ce16">
            <text:p>Pupil Premium Allocation (15)</text:p>
          </table:table-cell>
          <table:table-cell table:style-name="ce17"/>
          <table:table-cell office:value-type="string" table:style-name="ce16">
            <text:p>Number of Secondary pupils on roll (14)</text:p>
          </table:table-cell>
          <table:table-cell office:value-type="string" table:style-name="ce16">
            <text:p>Number of Secondary pupils eligible for the Deprivation Pupil Premium</text:p>
          </table:table-cell>
          <table:table-cell office:value-type="string" table:style-name="ce16">
            <text:p>Percentage of Secondary pupils eligible for the Deprivation Pupil Premium</text:p>
          </table:table-cell>
          <table:table-cell office:value-type="string" table:style-name="ce18">
            <text:p>Pupil Premium Allocation (16)</text:p>
          </table:table-cell>
          <table:table-cell table:style-name="ce17"/>
          <table:table-cell office:value-type="string" table:style-name="ce16">
            <text:p>Number of pupils eligible for the Service Child Pupil Premium</text:p>
          </table:table-cell>
          <table:table-cell office:value-type="string" table:style-name="ce16">
            <text:p>Percentage of pupils eligible for the Service Child Pupil Premium</text:p>
          </table:table-cell>
          <table:table-cell office:value-type="string" table:style-name="ce16">
            <text:p>Pupil Premium Allocation (17)</text:p>
          </table:table-cell>
          <table:table-cell table:style-name="ce3"/>
          <table:table-cell office:value-type="string" table:style-name="ce16">
            <text:p>Number of pupils eligible for the Post-LAC Pupil Premium<text:s/></text:p>
          </table:table-cell>
          <table:table-cell office:value-type="string" table:style-name="ce16">
            <text:p>Percentage of pupils eligible for the Service Child Pupil Premium</text:p>
          </table:table-cell>
          <table:table-cell office:value-type="string" table:style-name="ce16">
            <text:p>Pupil Premium Allocation (18)</text:p>
          </table:table-cell>
          <table:table-cell table:style-name="ce3"/>
          <table:table-cell office:value-type="string" table:style-name="ce16">
            <text:p>Number of children eligible for the Pupil Premium Plus for Looked After Children</text:p>
          </table:table-cell>
          <table:table-cell office:value-type="string" table:style-name="ce16">
            <text:p>Percentage of children eligible for the Pupil Premium Plus for Looked After Children</text:p>
          </table:table-cell>
          <table:table-cell office:value-type="string" table:style-name="ce16">
            <text:p>Pupil Premium Allocation (19)</text:p>
          </table:table-cell>
          <table:table-cell table:style-name="ce3"/>
          <table:table-cell office:value-type="string" table:style-name="ce16">
            <text:p>Total Number of children eligible for the Pupil Premium Plus<text:s/></text:p>
          </table:table-cell>
          <table:table-cell office:value-type="string" table:style-name="ce16">
            <text:p>Percentage of children eligible for the Pupil Premium Plus<text:s/></text:p>
          </table:table-cell>
          <table:table-cell office:value-type="string" table:style-name="ce16">
            <text:p>Total Pupil Premium Allocation<text:s/></text:p>
          </table:table-cell>
          <table:table-cell table:number-columns-repeated="16354"/>
        </table:table-row>
        <table:table-row table:style-name="ro7">
          <table:table-cell table:style-name="ce3"/>
          <table:table-cell table:style-name="ce19"/>
          <table:table-cell table:number-columns-repeated="16382" table:style-name="ce3"/>
        </table:table-row>
        <table:table-row table:style-name="ro7">
          <table:table-cell table:style-name="ce3"/>
          <table:table-cell office:value-type="string" table:style-name="ce19">
            <text:p>Mainstream Schools (1)(2)(3)</text:p>
          </table:table-cell>
          <table:table-cell table:style-name="ce3"/>
          <table:table-cell office:value-type="float" office:value="7301465.1666649999" table:style-name="ce20">
            <text:p>7,301,465</text:p>
          </table:table-cell>
          <table:table-cell office:value-type="float" office:value="0" table:style-name="ce21">
            <text:p>0.00</text:p>
          </table:table-cell>
          <table:table-cell office:value-type="float" office:value="4513480.5" table:style-name="ce20">
            <text:p>4,513,481</text:p>
          </table:table-cell>
          <table:table-cell office:value-type="float" office:value="1036275.2083333333" table:style-name="ce20">
            <text:p>1,036,275</text:p>
          </table:table-cell>
          <table:table-cell office:value-type="percentage" office:value="0.22959558778050182" table:style-name="ce22">
            <text:p>23.0%</text:p>
          </table:table-cell>
          <table:table-cell office:value-type="float" office:value="1367817825" table:style-name="ce20">
            <text:p>1,367,817,825</text:p>
          </table:table-cell>
          <table:table-cell table:style-name="ce20"/>
          <table:table-cell office:value-type="float" office:value="2787984.6666649999" table:style-name="ce20">
            <text:p>2,787,985</text:p>
          </table:table-cell>
          <table:table-cell office:value-type="float" office:value="764961.91666500003" table:style-name="ce20">
            <text:p>764,962</text:p>
          </table:table-cell>
          <table:table-cell office:value-type="percentage" office:value="0.27437809318372292" table:style-name="ce22">
            <text:p>27.4%</text:p>
          </table:table-cell>
          <table:table-cell office:value-type="float" office:value="715038367.08177495" table:style-name="ce20">
            <text:p>715,038,367</text:p>
          </table:table-cell>
          <table:table-cell table:style-name="ce23"/>
          <table:table-cell office:value-type="float" office:value="75227.958333333343" table:style-name="ce20">
            <text:p>75,228</text:p>
          </table:table-cell>
          <table:table-cell office:value-type="percentage" office:value="1.0303131853150274E-2" table:style-name="ce24">
            <text:p>1.0%</text:p>
          </table:table-cell>
          <table:table-cell office:value-type="float" office:value="22565137.5" table:style-name="ce20">
            <text:p>22,565,138</text:p>
          </table:table-cell>
          <table:table-cell table:style-name="ce3"/>
          <table:table-cell office:value-type="float" office:value="45344.041666666657" table:style-name="ce20">
            <text:p>45,344</text:p>
          </table:table-cell>
          <table:table-cell office:value-type="percentage" office:value="6.2102661084635288E-3" table:style-name="ce24">
            <text:p>0.6%</text:p>
          </table:table-cell>
          <table:table-cell office:value-type="float" office:value="104277879.16666663" table:style-name="ce20">
            <text:p>104,277,879</text:p>
          </table:table-cell>
          <table:table-cell table:style-name="ce3"/>
          <table:table-cell table:number-columns-repeated="3" table:style-name="ce25"/>
          <table:table-cell table:number-columns-repeated="16358" table:style-name="ce3"/>
        </table:table-row>
        <table:table-row table:style-name="ro7">
          <table:table-cell table:style-name="ce3"/>
          <table:table-cell office:value-type="string" table:style-name="ce19">
            <text:p>Maintained Special Schools (4)</text:p>
          </table:table-cell>
          <table:table-cell table:style-name="ce3"/>
          <table:table-cell office:value-type="float" office:value="67378" table:style-name="ce20">
            <text:p>67,378</text:p>
          </table:table-cell>
          <table:table-cell office:value-type="float" office:value="0" table:style-name="ce21">
            <text:p>0.00</text:p>
          </table:table-cell>
          <table:table-cell office:value-type="float" office:value="32157" table:style-name="ce20">
            <text:p>32,157</text:p>
          </table:table-cell>
          <table:table-cell office:value-type="float" office:value="13601.916666666668" table:style-name="ce20">
            <text:p>13,602</text:p>
          </table:table-cell>
          <table:table-cell office:value-type="percentage" office:value="0.42298462750463872" table:style-name="ce22">
            <text:p>42.3%</text:p>
          </table:table-cell>
          <table:table-cell office:value-type="float" office:value="17954530" table:style-name="ce20">
            <text:p>17,954,530</text:p>
          </table:table-cell>
          <table:table-cell table:style-name="ce26"/>
          <table:table-cell office:value-type="float" office:value="35221" table:style-name="ce20">
            <text:p>35,221</text:p>
          </table:table-cell>
          <table:table-cell office:value-type="float" office:value="17827.583333333336" table:style-name="ce20">
            <text:p>17,828</text:p>
          </table:table-cell>
          <table:table-cell office:value-type="percentage" office:value="0.50616346308546989" table:style-name="ce22">
            <text:p>50.6%</text:p>
          </table:table-cell>
          <table:table-cell office:value-type="float" office:value="16668790.416666666" table:style-name="ce20">
            <text:p>16,668,790</text:p>
          </table:table-cell>
          <table:table-cell table:style-name="ce23"/>
          <table:table-cell office:value-type="float" office:value="556" table:style-name="ce20">
            <text:p>556</text:p>
          </table:table-cell>
          <table:table-cell office:value-type="percentage" office:value="8.251951675621122E-3" table:style-name="ce24">
            <text:p>0.8%</text:p>
          </table:table-cell>
          <table:table-cell office:value-type="float" office:value="166800" table:style-name="ce20">
            <text:p>166,800</text:p>
          </table:table-cell>
          <table:table-cell table:style-name="ce3"/>
          <table:table-cell office:value-type="float" office:value="1219.333333333333" table:style-name="ce20">
            <text:p>1,219</text:p>
          </table:table-cell>
          <table:table-cell office:value-type="percentage" office:value="1.8096906012842962E-2" table:style-name="ce24">
            <text:p>1.8%</text:p>
          </table:table-cell>
          <table:table-cell office:value-type="float" office:value="2804466.6666666665" table:style-name="ce20">
            <text:p>2,804,467</text:p>
          </table:table-cell>
          <table:table-cell table:style-name="ce3"/>
          <table:table-cell table:number-columns-repeated="3" table:style-name="ce25"/>
          <table:table-cell table:number-columns-repeated="16358" table:style-name="ce3"/>
        </table:table-row>
        <table:table-row table:style-name="ro7">
          <table:table-cell table:style-name="ce3"/>
          <table:table-cell office:value-type="string" table:style-name="ce19">
            <text:p>Special Academies (5)</text:p>
          </table:table-cell>
          <table:table-cell table:style-name="ce3"/>
          <table:table-cell office:value-type="float" office:value="31156.333332999999" table:style-name="ce20">
            <text:p>31,156</text:p>
          </table:table-cell>
          <table:table-cell office:value-type="float" office:value="0" table:style-name="ce21">
            <text:p>0.00</text:p>
          </table:table-cell>
          <table:table-cell office:value-type="float" office:value="12769.5" table:style-name="ce20">
            <text:p>12,770</text:p>
          </table:table-cell>
          <table:table-cell office:value-type="float" office:value="5487.5833333333339" table:style-name="ce20">
            <text:p>5,488</text:p>
          </table:table-cell>
          <table:table-cell office:value-type="percentage" office:value="0.42974144119451302" table:style-name="ce22">
            <text:p>43.0%</text:p>
          </table:table-cell>
          <table:table-cell office:value-type="float" office:value="7243610" table:style-name="ce20">
            <text:p>7,243,610</text:p>
          </table:table-cell>
          <table:table-cell table:style-name="ce20"/>
          <table:table-cell office:value-type="float" office:value="18386.833333000002" table:style-name="ce20">
            <text:p>18,387</text:p>
          </table:table-cell>
          <table:table-cell office:value-type="float" office:value="9316.9583329999987" table:style-name="ce20">
            <text:p>9,317</text:p>
          </table:table-cell>
          <table:table-cell office:value-type="percentage" office:value="0.50671902900638521" table:style-name="ce22">
            <text:p>50.7%</text:p>
          </table:table-cell>
          <table:table-cell office:value-type="float" office:value="8711356.0413550008" table:style-name="ce20">
            <text:p>8,711,356</text:p>
          </table:table-cell>
          <table:table-cell table:style-name="ce23"/>
          <table:table-cell office:value-type="float" office:value="212.41666666666666" table:style-name="ce20">
            <text:p>212</text:p>
          </table:table-cell>
          <table:table-cell office:value-type="percentage" office:value="6.8177684580643608E-3" table:style-name="ce24">
            <text:p>0.7%</text:p>
          </table:table-cell>
          <table:table-cell office:value-type="float" office:value="63725" table:style-name="ce20">
            <text:p>63,725</text:p>
          </table:table-cell>
          <table:table-cell table:style-name="ce3"/>
          <table:table-cell office:value-type="float" office:value="573.16666666666674" table:style-name="ce20">
            <text:p>573</text:p>
          </table:table-cell>
          <table:table-cell office:value-type="percentage" office:value="1.8396473697358449E-2" table:style-name="ce24">
            <text:p>1.8%</text:p>
          </table:table-cell>
          <table:table-cell office:value-type="float" office:value="1318283.3333333335" table:style-name="ce20">
            <text:p>1,318,283</text:p>
          </table:table-cell>
          <table:table-cell table:style-name="ce3"/>
          <table:table-cell table:number-columns-repeated="3" table:style-name="ce25"/>
          <table:table-cell table:number-columns-repeated="16358" table:style-name="ce3"/>
        </table:table-row>
        <table:table-row table:style-name="ro7">
          <table:table-cell table:style-name="ce3"/>
          <table:table-cell office:value-type="string" table:style-name="ce19">
            <text:p>Pupil Referral Units</text:p>
          </table:table-cell>
          <table:table-cell table:style-name="ce3"/>
          <table:table-cell office:value-type="float" office:value="10246.333332999999" table:style-name="ce20">
            <text:p>10,246</text:p>
          </table:table-cell>
          <table:table-cell office:value-type="float" office:value="0" table:style-name="ce21">
            <text:p>0.00</text:p>
          </table:table-cell>
          <table:table-cell office:value-type="float" office:value="1000" table:style-name="ce20">
            <text:p>1,000</text:p>
          </table:table-cell>
          <table:table-cell office:value-type="float" office:value="737.5" table:style-name="ce20">
            <text:p>738</text:p>
          </table:table-cell>
          <table:table-cell office:value-type="percentage" office:value="0.73750000000000004" table:style-name="ce22">
            <text:p>73.8%</text:p>
          </table:table-cell>
          <table:table-cell office:value-type="float" office:value="973500" table:style-name="ce20">
            <text:p>973,500</text:p>
          </table:table-cell>
          <table:table-cell table:style-name="ce20"/>
          <table:table-cell office:value-type="float" office:value="9246.3333330000005" table:style-name="ce20">
            <text:p>9,246</text:p>
          </table:table-cell>
          <table:table-cell office:value-type="float" office:value="6069.8333330000005" table:style-name="ce20">
            <text:p>6,070</text:p>
          </table:table-cell>
          <table:table-cell office:value-type="percentage" office:value="0.65645841593627952" table:style-name="ce22">
            <text:p>65.6%</text:p>
          </table:table-cell>
          <table:table-cell office:value-type="float" office:value="5675294.1663549999" table:style-name="ce20">
            <text:p>5,675,294</text:p>
          </table:table-cell>
          <table:table-cell table:style-name="ce23"/>
          <table:table-cell office:value-type="float" office:value="45" table:style-name="ce20">
            <text:p>45</text:p>
          </table:table-cell>
          <table:table-cell office:value-type="percentage" office:value="4.3918149583393028E-3" table:style-name="ce24">
            <text:p>0.4%</text:p>
          </table:table-cell>
          <table:table-cell office:value-type="float" office:value="13500" table:style-name="ce20">
            <text:p>13,500</text:p>
          </table:table-cell>
          <table:table-cell table:style-name="ce3"/>
          <table:table-cell office:value-type="float" office:value="56" table:style-name="ce20">
            <text:p>56</text:p>
          </table:table-cell>
          <table:table-cell office:value-type="percentage" office:value="5.4653697259333545E-3" table:style-name="ce24">
            <text:p>0.5%</text:p>
          </table:table-cell>
          <table:table-cell office:value-type="float" office:value="128800" table:style-name="ce20">
            <text:p>128,800</text:p>
          </table:table-cell>
          <table:table-cell table:style-name="ce3"/>
          <table:table-cell table:number-columns-repeated="3" table:style-name="ce25"/>
          <table:table-cell table:number-columns-repeated="16358" table:style-name="ce3"/>
        </table:table-row>
        <table:table-row table:style-name="ro7">
          <table:table-cell table:style-name="ce3"/>
          <table:table-cell office:value-type="string" table:style-name="ce19">
            <text:p>Alternative Provision Academies (6)</text:p>
          </table:table-cell>
          <table:table-cell table:style-name="ce3"/>
          <table:table-cell office:value-type="float" office:value="5845.3333320000002" table:style-name="ce20">
            <text:p>5,845</text:p>
          </table:table-cell>
          <table:table-cell office:value-type="float" office:value="0" table:style-name="ce21">
            <text:p>0.00</text:p>
          </table:table-cell>
          <table:table-cell office:value-type="float" office:value="541.5" table:style-name="ce20">
            <text:p>542</text:p>
          </table:table-cell>
          <table:table-cell office:value-type="float" office:value="395" table:style-name="ce20">
            <text:p>395</text:p>
          </table:table-cell>
          <table:table-cell office:value-type="percentage" office:value="0.72945521698984306" table:style-name="ce22">
            <text:p>72.9%</text:p>
          </table:table-cell>
          <table:table-cell office:value-type="float" office:value="521400" table:style-name="ce20">
            <text:p>521,400</text:p>
          </table:table-cell>
          <table:table-cell table:style-name="ce20"/>
          <table:table-cell office:value-type="float" office:value="5303.8333320000002" table:style-name="ce20">
            <text:p>5,304</text:p>
          </table:table-cell>
          <table:table-cell office:value-type="float" office:value="3509.8333320000002" table:style-name="ce20">
            <text:p>3,510</text:p>
          </table:table-cell>
          <table:table-cell office:value-type="percentage" office:value="0.66175407715470047" table:style-name="ce22">
            <text:p>66.2%</text:p>
          </table:table-cell>
          <table:table-cell office:value-type="float" office:value="3281694.16542" table:style-name="ce20">
            <text:p>3,281,694</text:p>
          </table:table-cell>
          <table:table-cell table:style-name="ce23"/>
          <table:table-cell office:value-type="float" office:value="29" table:style-name="ce20">
            <text:p>29</text:p>
          </table:table-cell>
          <table:table-cell office:value-type="percentage" office:value="4.9612226288688922E-3" table:style-name="ce24">
            <text:p>0.5%</text:p>
          </table:table-cell>
          <table:table-cell office:value-type="float" office:value="8700" table:style-name="ce20">
            <text:p>8,700</text:p>
          </table:table-cell>
          <table:table-cell table:style-name="ce3"/>
          <table:table-cell office:value-type="float" office:value="21" table:style-name="ce20">
            <text:p>21</text:p>
          </table:table-cell>
          <table:table-cell office:value-type="percentage" office:value="3.5926094898705769E-3" table:style-name="ce24">
            <text:p>0.4%</text:p>
          </table:table-cell>
          <table:table-cell office:value-type="float" office:value="48300" table:style-name="ce20">
            <text:p>48,300</text:p>
          </table:table-cell>
          <table:table-cell table:style-name="ce3"/>
          <table:table-cell table:number-columns-repeated="3" table:style-name="ce25"/>
          <table:table-cell table:number-columns-repeated="16358" table:style-name="ce3"/>
        </table:table-row>
        <table:table-row table:style-name="ro7">
          <table:table-cell table:style-name="ce3"/>
          <table:table-cell office:value-type="string" table:style-name="ce19">
            <text:p>Alternative Provision (7)</text:p>
          </table:table-cell>
          <table:table-cell table:style-name="ce3"/>
          <table:table-cell office:value-type="float" office:value="19071" table:style-name="ce20">
            <text:p>19,071</text:p>
          </table:table-cell>
          <table:table-cell office:value-type="float" office:value="19071" table:style-name="ce21">
            <text:p>19,071.00</text:p>
          </table:table-cell>
          <table:table-cell office:value-type="float" office:value="4160" table:style-name="ce20">
            <text:p>4,160</text:p>
          </table:table-cell>
          <table:table-cell office:value-type="float" office:value="1374" table:style-name="ce20">
            <text:p>1,374</text:p>
          </table:table-cell>
          <table:table-cell office:value-type="percentage" office:value="0.33028846153846153" table:style-name="ce22">
            <text:p>33.0%</text:p>
          </table:table-cell>
          <table:table-cell office:value-type="float" office:value="1813680" table:style-name="ce20">
            <text:p>1,813,680</text:p>
          </table:table-cell>
          <table:table-cell table:style-name="ce23"/>
          <table:table-cell office:value-type="float" office:value="14911" table:style-name="ce20">
            <text:p>14,911</text:p>
          </table:table-cell>
          <table:table-cell office:value-type="float" office:value="5765" table:style-name="ce20">
            <text:p>5,765</text:p>
          </table:table-cell>
          <table:table-cell office:value-type="percentage" office:value="0.38662732211119311" table:style-name="ce22">
            <text:p>38.7%</text:p>
          </table:table-cell>
          <table:table-cell office:value-type="currency" office:value="5390275" table:style-name="ce27">
            <text:p>£5,390,275</text:p>
          </table:table-cell>
          <table:table-cell table:style-name="ce23"/>
          <table:table-cell office:value-type="float" office:value="248" table:style-name="ce20">
            <text:p>248</text:p>
          </table:table-cell>
          <table:table-cell office:value-type="percentage" office:value="1.3004037543914845E-2" table:style-name="ce24">
            <text:p>1.3%</text:p>
          </table:table-cell>
          <table:table-cell office:value-type="currency" office:value="74400" table:style-name="ce28">
            <text:p>£74,400</text:p>
          </table:table-cell>
          <table:table-cell table:style-name="ce3"/>
          <table:table-cell office:value-type="float" office:value="140" table:style-name="ce20">
            <text:p>140</text:p>
          </table:table-cell>
          <table:table-cell office:value-type="percentage" office:value="7.3409889360809607E-3" table:style-name="ce24">
            <text:p>0.7%</text:p>
          </table:table-cell>
          <table:table-cell office:value-type="currency" office:value="322000" table:style-name="ce28">
            <text:p>£322,000</text:p>
          </table:table-cell>
          <table:table-cell table:style-name="ce3"/>
          <table:table-cell table:number-columns-repeated="3" table:style-name="ce25"/>
          <table:table-cell table:number-columns-repeated="16358" table:style-name="ce3"/>
        </table:table-row>
        <table:table-row table:style-name="ro7">
          <table:table-cell table:style-name="ce3"/>
          <table:table-cell table:style-name="ce19"/>
          <table:table-cell table:style-name="ce3"/>
          <table:table-cell table:number-columns-repeated="2" table:style-name="ce23"/>
          <table:table-cell table:number-columns-repeated="2" table:style-name="ce20"/>
          <table:table-cell table:style-name="ce22"/>
          <table:table-cell table:style-name="ce27"/>
          <table:table-cell table:number-columns-repeated="3" table:style-name="ce23"/>
          <table:table-cell table:style-name="ce22"/>
          <table:table-cell table:style-name="ce27"/>
          <table:table-cell table:style-name="ce23"/>
          <table:table-cell table:style-name="ce29"/>
          <table:table-cell table:style-name="ce24"/>
          <table:table-cell table:style-name="ce28"/>
          <table:table-cell table:style-name="ce3"/>
          <table:table-cell table:style-name="ce29"/>
          <table:table-cell table:style-name="ce24"/>
          <table:table-cell table:style-name="ce28"/>
          <table:table-cell table:style-name="ce3"/>
          <table:table-cell table:number-columns-repeated="3" table:style-name="ce25"/>
          <table:table-cell table:number-columns-repeated="16358" table:style-name="ce3"/>
        </table:table-row>
        <table:table-row table:style-name="ro7">
          <table:table-cell table:style-name="ce2"/>
          <table:table-cell office:value-type="string" table:style-name="ce30">
            <text:p>Total</text:p>
          </table:table-cell>
          <table:table-cell table:style-name="ce2"/>
          <table:table-cell office:value-type="float" office:value="7435162.1666629994" table:style-name="ce31">
            <text:p>7,435,162</text:p>
          </table:table-cell>
          <table:table-cell office:value-type="float" office:value="19071" table:style-name="ce32">
            <text:p>19,071.00</text:p>
          </table:table-cell>
          <table:table-cell office:value-type="float" office:value="4564108.5" table:style-name="ce31">
            <text:p>4,564,109</text:p>
          </table:table-cell>
          <table:table-cell office:value-type="float" office:value="1057871.2083333333" table:style-name="ce31">
            <text:p>1,057,871</text:p>
          </table:table-cell>
          <table:table-cell office:value-type="percentage" office:value="0.23178046892034518" table:style-name="ce33">
            <text:p>23.2%</text:p>
          </table:table-cell>
          <table:table-cell office:value-type="float" office:value="1396324545" table:style-name="ce31">
            <text:p>1,396,324,545</text:p>
          </table:table-cell>
          <table:table-cell table:style-name="ce31"/>
          <table:table-cell office:value-type="float" office:value="2871053.6666629999" table:style-name="ce31">
            <text:p>2,871,054</text:p>
          </table:table-cell>
          <table:table-cell office:value-type="float" office:value="807451.12499633327" table:style-name="ce31">
            <text:p>807,451</text:p>
          </table:table-cell>
          <table:table-cell office:value-type="percentage" office:value="0.28123860392161409" table:style-name="ce22">
            <text:p>28.1%</text:p>
          </table:table-cell>
          <table:table-cell office:value-type="float" office:value="754765776.87157166" table:style-name="ce31">
            <text:p>754,765,777</text:p>
          </table:table-cell>
          <table:table-cell table:style-name="ce34"/>
          <table:table-cell office:value-type="float" office:value="76318.375000000015" table:style-name="ce31">
            <text:p>76,318</text:p>
          </table:table-cell>
          <table:table-cell office:value-type="percentage" office:value="1.0264520569865758E-2" table:style-name="ce24">
            <text:p>1.0%</text:p>
          </table:table-cell>
          <table:table-cell office:value-type="float" office:value="22892262.5" table:style-name="ce31">
            <text:p>22,892,263</text:p>
          </table:table-cell>
          <table:table-cell table:style-name="ce2"/>
          <table:table-cell office:value-type="float" office:value="47353.541666666657" table:style-name="ce31">
            <text:p>47,354</text:p>
          </table:table-cell>
          <table:table-cell office:value-type="percentage" office:value="6.3688646737236621E-3" table:style-name="ce24">
            <text:p>0.6%</text:p>
          </table:table-cell>
          <table:table-cell office:value-type="float" office:value="108899729.16666663" table:style-name="ce31">
            <text:p>108,899,729</text:p>
          </table:table-cell>
          <table:table-cell table:style-name="ce2"/>
          <table:table-cell office:value-type="float" office:value="58311" table:style-name="ce35">
            <text:p>58,311</text:p>
          </table:table-cell>
          <table:table-cell office:value-type="percentage" office:value="7.8425996222985898E-3" table:style-name="ce36">
            <text:p>0.8%</text:p>
          </table:table-cell>
          <table:table-cell office:value-type="currency" office:value="134115300" table:style-name="ce37">
            <text:p>£134,115,300</text:p>
          </table:table-cell>
          <table:table-cell table:style-name="ce2"/>
          <table:table-cell office:value-type="float" office:value="2047305.2499963332" table:style-name="ce31">
            <text:p>2,047,305</text:p>
          </table:table-cell>
          <table:table-cell office:value-type="percentage" office:value="0.27535448509459898" table:style-name="ce38">
            <text:p>27.5%</text:p>
          </table:table-cell>
          <table:table-cell office:value-type="currency" office:value="2416997613.538238" table:style-name="ce39">
            <text:p>£2,416,997,614</text:p>
          </table:table-cell>
          <table:table-cell table:number-columns-repeated="16354" table:style-name="ce2"/>
        </table:table-row>
        <table:table-row table:style-name="ro8">
          <table:table-cell table:style-name="ce3"/>
          <table:table-cell table:style-name="ce40"/>
          <table:table-cell table:number-columns-repeated="14" table:style-name="ce5"/>
          <table:table-cell table:number-columns-repeated="2" table:style-name="ce41"/>
          <table:table-cell table:number-columns-repeated="2" table:style-name="ce5"/>
          <table:table-cell table:number-columns-repeated="2" table:style-name="ce41"/>
          <table:table-cell table:number-columns-repeated="8" table:style-name="ce5"/>
          <table:table-cell table:number-columns-repeated="16354"/>
        </table:table-row>
        <table:table-row table:style-name="ro7">
          <table:table-cell table:number-columns-repeated="3" table:style-name="ce3"/>
          <table:table-cell table:number-columns-repeated="5" table:style-name="ce23"/>
          <table:table-cell table:number-columns-repeated="21" table:style-name="ce3"/>
          <table:table-cell office:value-type="string" table:style-name="ce42">
            <text:p>Source: School Census, AP Census and SSDA903</text:p>
          </table:table-cell>
          <table:table-cell table:number-columns-repeated="16354"/>
        </table:table-row>
        <table:table-row table:style-name="ro7">
          <table:table-cell office:value-type="string" table:style-name="ce43">
            <text:p>NOTES:</text:p>
          </table:table-cell>
          <table:table-cell table:number-columns-repeated="16383" table:style-name="ce3"/>
        </table:table-row>
        <table:table-row table:style-name="ro3">
          <table:table-cell table:style-name="ce44"/>
          <table:table-cell office:value-type="string" table:style-name="ce44">
            <text:p>All references to academies include Free Schools</text:p>
          </table:table-cell>
          <table:table-cell table:style-name="ce44"/>
          <table:table-cell table:style-name="ce45"/>
          <table:table-cell table:style-name="ce46"/>
          <table:table-cell table:number-columns-repeated="2" table:style-name="ce45"/>
          <table:table-cell table:style-name="ce47"/>
          <table:table-cell table:style-name="ce48"/>
          <table:table-cell table:style-name="ce46"/>
          <table:table-cell table:number-columns-repeated="2" table:style-name="ce45"/>
          <table:table-cell table:style-name="ce49"/>
          <table:table-cell table:style-name="ce50"/>
          <table:table-cell table:style-name="ce51"/>
          <table:table-cell table:number-columns-repeated="16369" table:style-name="ce7"/>
        </table:table-row>
        <table:table-row table:style-name="ro3">
          <table:table-cell table:style-name="ce52"/>
          <table:table-cell office:value-type="string" table:number-columns-spanned="14" table:number-rows-spanned="1" table:style-name="ce61">
            <text:p>1. Includes middle schools as deemed.</text:p>
          </table:table-cell>
          <table:covered-table-cell table:number-columns-repeated="13"/>
          <table:table-cell table:number-columns-repeated="16369" table:style-name="ce7"/>
        </table:table-row>
        <table:table-row table:style-name="ro3">
          <table:table-cell table:style-name="ce53"/>
          <table:table-cell office:value-type="string" table:number-columns-spanned="14" table:number-rows-spanned="1" table:style-name="ce62">
            <text:p>2. Includes primary academies (including Free Schools) as at 01/03/2019.</text:p>
          </table:table-cell>
          <table:covered-table-cell table:number-columns-repeated="13"/>
          <table:table-cell table:number-columns-repeated="16369" table:style-name="ce7"/>
        </table:table-row>
        <table:table-row table:style-name="ro3">
          <table:table-cell table:style-name="ce53"/>
          <table:table-cell office:value-type="string" table:number-columns-spanned="14" table:number-rows-spanned="1" table:style-name="ce62">
            <text:p>3. Includes City Technology Colleges and secondary academies (including Free Schools) as at 01/03/2019</text:p>
          </table:table-cell>
          <table:covered-table-cell table:number-columns-repeated="13"/>
          <table:table-cell table:number-columns-repeated="16369" table:style-name="ce7"/>
        </table:table-row>
        <table:table-row table:style-name="ro3">
          <table:table-cell table:style-name="ce52"/>
          <table:table-cell office:value-type="string" table:number-columns-spanned="14" table:number-rows-spanned="1" table:style-name="ce61">
            <text:p>4. Includes local authority maintained special schools. This does not include non-maintained special schools and General Hospital Schools.<text:s/></text:p>
          </table:table-cell>
          <table:covered-table-cell table:number-columns-repeated="13"/>
          <table:table-cell table:number-columns-repeated="16369" table:style-name="ce7"/>
        </table:table-row>
        <table:table-row table:style-name="ro3">
          <table:table-cell table:style-name="ce52"/>
          <table:table-cell office:value-type="string" table:number-columns-spanned="14" table:number-rows-spanned="1" table:style-name="ce61">
            <text:p>5. Includes special academies (including Free Schools).</text:p>
          </table:table-cell>
          <table:covered-table-cell table:number-columns-repeated="13"/>
          <table:table-cell table:number-columns-repeated="16369" table:style-name="ce7"/>
        </table:table-row>
        <table:table-row table:style-name="ro3">
          <table:table-cell table:style-name="ce52"/>
          <table:table-cell office:value-type="string" table:number-columns-spanned="14" table:number-rows-spanned="1" table:style-name="ce61">
            <text:p>6. Includes Alternative Provision (AP) academies which were formerly Pupil Referral Units (PRU) which have converted and gained academy status.</text:p>
          </table:table-cell>
          <table:covered-table-cell table:number-columns-repeated="13"/>
          <table:table-cell table:number-columns-repeated="16369" table:style-name="ce7"/>
        </table:table-row>
        <table:table-row table:style-name="ro9">
          <table:table-cell table:style-name="ce52"/>
          <table:table-cell office:value-type="string" table:number-columns-spanned="14" table:number-rows-spanned="1" table:style-name="ce61">
            <text:p>7. Includes pupils aged 4 to 15 as at 31 August 2017 recorded on the January 2018 AP Census with an AP type of independent, non-maintained special school and hospital and pupils aged 4 and above with an AP type of not in school.</text:p>
          </table:table-cell>
          <table:covered-table-cell table:number-columns-repeated="13"/>
          <table:table-cell table:number-columns-repeated="16369" table:style-name="ce7"/>
        </table:table-row>
        <table:table-row table:style-name="ro9">
          <table:table-cell table:style-name="ce52"/>
          <table:table-cell office:value-type="string" table:number-columns-spanned="14" table:number-rows-spanned="1" table:style-name="ce61">
            <text:p>8. Full time equivalent (FTE) number of pupils aged 4 and over as at 31 August 2017 in Reception to <text:s/>Year 11 (where National Curriculum year groups do not apply, includes pupils aged 4 to 15) as recorded on the January 2018 School and AP Census. FTEs are calculated on the same basis as the Dedicated Schools Grant.</text:p>
          </table:table-cell>
          <table:covered-table-cell table:number-columns-repeated="13"/>
          <table:table-cell table:number-columns-repeated="16369" table:style-name="ce7"/>
        </table:table-row>
        <table:table-row table:style-name="ro10">
          <table:table-cell table:style-name="ce52"/>
          <table:table-cell office:value-type="string" table:number-columns-spanned="14" table:number-rows-spanned="1" table:style-name="ce61">
            <text:p>9. Full time equivalent (FTE) number of pupils aged 4 and over as at 31 August 2017 in Reception to Year 11 (where National Curriculum year groups do not apply pupils aged 4 to 15) as recorded on the January 2018 School and <text:s/>AP Census who are known to have been eligible for Free School Meals (FSM) in the previous six years (FSM eligibility in the previous six years will be determined by those pupils recorded on the January 2018 <text:s/>School and <text:s/>AP Census who were recorded as known to be eligible for FSM on any of the censuses (School and AP censuses) since Summer 2012, known as Ever 6). FTEs are calculated on the same basis as the Dedicated Schools Grant.</text:p>
          </table:table-cell>
          <table:covered-table-cell table:number-columns-repeated="13"/>
          <table:table-cell table:number-columns-repeated="16369" table:style-name="ce7"/>
        </table:table-row>
        <table:table-row table:style-name="ro11">
          <table:table-cell table:style-name="ce52"/>
          <table:table-cell office:value-type="string" table:number-columns-spanned="14" table:number-rows-spanned="1" table:style-name="ce61">
            <text:p>10. Full time equivalent (FTE) number of pupils aged 4 and over as at 31 August 2017 in Reception to Year 11 (where National Curriculum year groups do not apply pupils aged 4 to 15) as recorded on the January 2018 School and <text:s/>AP Census who are either:</text:p>
            <text:p><text:s text:c="3"/>• recorded as a Service Child in either January 2013, January 2014, January 2015, January 2016,January 2017 or January 2018 (known as Ever 6); or</text:p>
            <text:p><text:s text:c="3"/>• in receipt of a War Pension Scheme (WPS) or Armed Forces and Reserve Forces Compensation Scheme (AFCS) pension from the Ministry of Defence (MoD) as a result of injury, illness or death caused by Service.</text:p>
            <text:p>FTEs are calculated on the same basis as the Dedicated Schools Grant.</text:p>
          </table:table-cell>
          <table:covered-table-cell table:number-columns-repeated="13"/>
          <table:table-cell table:number-columns-repeated="16369" table:style-name="ce7"/>
        </table:table-row>
        <table:table-row table:style-name="ro12">
          <table:table-cell table:style-name="ce54"/>
          <table:table-cell office:value-type="string" table:number-columns-spanned="14" table:number-rows-spanned="1" table:style-name="ce63">
            <text:p>11. Full time equivalent (FTE) number of pupils aged 4 and over as at 31 August 2017 in Reception to Year 11 (where National Curriculum year groups do not apply pupils aged 4 to 15) as recorded on the January 2018 School and AP Census who are known to be adopted from care, or are ceased to be looked after through a child arrangement order or who leave care under a special guardianship order or residence order.</text:p>
          </table:table-cell>
          <table:covered-table-cell table:number-columns-repeated="13"/>
          <table:table-cell table:number-columns-repeated="16369" table:style-name="ce7"/>
        </table:table-row>
        <table:table-row table:style-name="ro13">
          <table:table-cell table:style-name="ce52"/>
          <table:table-cell office:value-type="string" table:number-columns-spanned="14" table:number-rows-spanned="1" table:style-name="ce61">
            <text:p>12. Children aged 4 to 15 (at 31 August 2016) who have been looked after for at least 1 day in the year ending 31 March 2017. This excludes children whose only episode(s) of care during the year was as a result of respite, or were on remand/committed for trial or sentence and accommodated by the local authority. This data has been collected from the 2016-17 Looked After Children Return from local authorities (SSDA903).</text:p>
          </table:table-cell>
          <table:covered-table-cell table:number-columns-repeated="13"/>
          <table:table-cell table:number-columns-repeated="16369" table:style-name="ce7"/>
        </table:table-row>
        <table:table-row table:style-name="ro3">
          <table:table-cell table:style-name="ce52"/>
          <table:table-cell office:value-type="string" table:number-columns-spanned="14" table:number-rows-spanned="1" table:style-name="ce61">
            <text:p>13. Pupils in National Curriculum year groups Reception to 6 and pupils not following the National Curriculum aged 4 to 10.</text:p>
          </table:table-cell>
          <table:covered-table-cell table:number-columns-repeated="13"/>
          <table:table-cell table:number-columns-repeated="16369" table:style-name="ce7"/>
        </table:table-row>
        <table:table-row table:style-name="ro3">
          <table:table-cell table:style-name="ce52"/>
          <table:table-cell office:value-type="string" table:number-columns-spanned="14" table:number-rows-spanned="1" table:style-name="ce61">
            <text:p>14. Pupils in National Curriculum year groups 7 to 11 and pupils not following the National Curriculum aged 11 to 15.</text:p>
          </table:table-cell>
          <table:covered-table-cell table:number-columns-repeated="13"/>
          <table:table-cell table:number-columns-repeated="16369" table:style-name="ce7"/>
        </table:table-row>
        <table:table-row table:style-name="ro14">
          <table:table-cell table:style-name="ce52"/>
          <table:table-cell office:value-type="string" table:number-columns-spanned="14" table:number-rows-spanned="1" table:style-name="ce61">
            <text:p>15. Each primary FSM Ever 6 eligible pupil will attract £1320 through the Pupil Premium. For pupils in maintained primary schools, maintained secondary schools, maintained special schools and PRUs, funding will be passed on via the local authorities. For pupils in academies, special academies and AP academies, the ESFA will pass funding directly to the setting. For pupils in AP settings, funding will be allocated to local authorities to decide whether to pass on funding to the education settings or to hold back funding to manage centrally for the benefit of those pupils it has responsibility for.</text:p>
          </table:table-cell>
          <table:covered-table-cell table:number-columns-repeated="13"/>
          <table:table-cell table:number-columns-repeated="16369" table:style-name="ce7"/>
        </table:table-row>
        <table:table-row table:style-name="ro15">
          <table:table-cell table:style-name="ce52"/>
          <table:table-cell office:value-type="string" table:number-columns-spanned="14" table:number-rows-spanned="1" table:style-name="ce61">
            <text:p>16. Each secondary FSM Ever 6 eligible pupil will attract £935 through the Pupil Premium. For pupils in maintained primary schools, maintained secondary schools, maintained special schools and PRUs, funding will be passed on via the local authorities. For pupils in academies, special academies and AP academies, the ESFA will pass funding directly to the setting. For pupils in AP settings, funding will be allocated to local authorities to decide whether to pass on funding to the education settings or to hold back funding to manage centrally for the benefit of those pupils it has responsibility for.</text:p>
          </table:table-cell>
          <table:covered-table-cell table:number-columns-repeated="13"/>
          <table:table-cell table:number-columns-repeated="16369" table:style-name="ce7"/>
        </table:table-row>
        <table:table-row table:style-name="ro16">
          <table:table-cell table:style-name="ce52"/>
          <table:table-cell office:value-type="string" table:number-columns-spanned="14" table:number-rows-spanned="1" table:style-name="ce61">
            <text:p>17. Each Service Child will attract £300 through the Pupil Premium. For pupils in maintained primary schools, maintained secondary schools, maintained special schools and PRUs, funding will be passed on via the local authorities. For pupils in academies, special academies and AP academies, the ESFA will pass funding directly to the setting. For pupils in AP settings, funding will be allocated to local authorities to decide whether to pass on funding to the education settings or to hold back funding to manage centrally for the benefit of those pupils it has responsibility for. Final service child premium allocations will be based on pupils recorded on the January 2018 School, AP and PRU Census who are either:</text:p>
            <text:p><text:s text:c="3"/>• recorded as a Service Child in either January 2013, January 2014, January 2015, January 2016 ,January 2017,or January 2018 (known as Ever 6); or</text:p>
            <text:p><text:s text:c="3"/>• in receipt of a War Pension Scheme (WPS) or Armed Forces and Reserve Forces Compensation Scheme (AFCS) pension from the Ministry of Defence (MoD) as a result of injury, illness or death caused by Service.</text:p>
          </table:table-cell>
          <table:covered-table-cell table:number-columns-repeated="13"/>
          <table:table-cell table:number-columns-repeated="16369" table:style-name="ce7"/>
        </table:table-row>
        <table:table-row table:style-name="ro17">
          <table:table-cell table:style-name="ce55"/>
          <table:table-cell office:value-type="string" table:number-columns-spanned="13" table:number-rows-spanned="1" table:style-name="ce64">
            <text:p>18. Each pupil adopted from care, those who leave care under a special guardianship order or residence order will attract £2300 through the Pupil Premium Plus. For pupils in maintained primary schools, maintained secondary schools, maintained special schools and PRUs, funding will be passed on via the local authorities. For pupils in academies, special academies and alternative provision academies, the ESFA will pass funding directly to the setting. For pupils in AP settings, funding will be allocated to local authorities to decide whether to pass on funding to the education settings or to hold back funding to manage centrally for the benefit of those pupils it has responsibility for.<text:s/></text:p>
          </table:table-cell>
          <table:covered-table-cell table:number-columns-repeated="12"/>
          <table:table-cell table:style-name="ce56"/>
          <table:table-cell table:style-name="ce57"/>
          <table:table-cell table:style-name="ce56"/>
          <table:table-cell table:style-name="ce51"/>
          <table:table-cell table:style-name="ce50"/>
          <table:table-cell table:style-name="ce56"/>
          <table:table-cell table:style-name="ce51"/>
          <table:table-cell table:style-name="ce50"/>
          <table:table-cell table:number-columns-repeated="2" table:style-name="ce51"/>
          <table:table-cell table:style-name="ce50"/>
          <table:table-cell table:number-columns-repeated="16359" table:style-name="ce51"/>
        </table:table-row>
        <table:table-row table:style-name="ro18">
          <table:table-cell table:style-name="ce52"/>
          <table:table-cell office:value-type="string" table:number-columns-spanned="14" table:number-rows-spanned="1" table:style-name="ce61">
            <text:p>19. Each Looked After Child will attract £2300 through the Pupil Premium Plus and the funding for all looked after children will be allocated via the local authority’s Virtual School Head. Allocations are based on 2017-18 SSDA903 data (till March 2018), but the funding may be used by Virtual School Heads to provide support for any child who is looked after for one day or more during the 2017-18 financial year.</text:p>
          </table:table-cell>
          <table:covered-table-cell table:number-columns-repeated="13"/>
          <table:table-cell table:number-columns-repeated="16369" table:style-name="ce7"/>
        </table:table-row>
        <table:table-row table:style-name="ro19">
          <table:table-cell table:style-name="ce55"/>
          <table:table-cell office:value-type="string" table:number-columns-spanned="14" table:number-rows-spanned="1" table:style-name="ce64">
            <text:p>20. Each Post-LAC or Looked After Child will attract £2300 through the Pupil Premium Plus. However, they will not be eligible to also receive the Deprivation element of Pupil Premium, regardless of whether they are also flagged as an FSM Ever 6 eligible pupil. Therefore, these allocations include the removal of FSM Ever 6 funding for pupils identified as being a Post-LAC or Looked After Child.<text:s/></text:p>
          </table:table-cell>
          <table:covered-table-cell table:number-columns-repeated="13"/>
          <table:table-cell table:number-columns-repeated="16369" table:style-name="ce7"/>
        </table:table-row>
        <table:table-row table:style-name="ro20">
          <table:table-cell table:style-name="ce55"/>
          <table:table-cell office:value-type="string" table:number-columns-spanned="13" table:number-rows-spanned="1" table:style-name="ce64">
            <text:p>21. General hospital schools pupils are not included in the tables (although they remain eligible for the Pupil Premium). Information relating to General hospital schools is taken from the School Level Annual School Census (SLASC), which does not provide information relating to the year group or age of those eligible for Deprivation Pupil Premium.</text:p>
          </table:table-cell>
          <table:covered-table-cell table:number-columns-repeated="12"/>
          <table:table-cell table:style-name="ce56"/>
          <table:table-cell table:number-columns-repeated="16369" table:style-name="ce7"/>
        </table:table-row>
        <table:table-row table:style-name="ro21">
          <table:table-cell table:style-name="ce52"/>
          <table:table-cell office:value-type="string" table:number-columns-spanned="14" table:number-rows-spanned="1" table:style-name="ce61">
            <text:p>22. There may be discrepancies between the sum of constituent items and totals as shown due to rounding.<text:s/></text:p>
          </table:table-cell>
          <table:covered-table-cell table:number-columns-repeated="13"/>
          <table:table-cell table:number-columns-repeated="16369" table:style-name="ce3"/>
        </table:table-row>
        <table:table-row table:number-rows-repeated="4" table:style-name="ro7">
          <table:table-cell table:number-columns-repeated="16384" table:style-name="ce3"/>
        </table:table-row>
        <table:table-row table:number-rows-repeated="5" table:style-name="ro7">
          <table:table-cell table:number-columns-repeated="16384"/>
        </table:table-row>
        <table:table-row table:number-rows-repeated="1048523" table:style-name="ro22">
          <table:table-cell table:number-columns-repeated="16384"/>
        </table:table-row>
      </table:table>
      <table:table table:name="Local_Authority" table:style-name="ta1">
        <table:table-column table:style-name="co25" table:default-cell-style-name="ce56"/>
        <table:table-column table:style-name="co26" table:default-cell-style-name="ce56"/>
        <table:table-column table:style-name="co27" table:default-cell-style-name="ce66"/>
        <table:table-column table:style-name="co28" table:default-cell-style-name="ce66"/>
        <table:table-column table:style-name="co6" table:default-cell-style-name="ce66"/>
        <table:table-column table:style-name="co29" table:default-cell-style-name="ce66"/>
        <table:table-column table:style-name="co29" table:default-cell-style-name="ce67"/>
        <table:table-column table:style-name="co30" table:default-cell-style-name="ce68"/>
        <table:table-column table:style-name="co31" table:default-cell-style-name="ce69"/>
        <table:table-column table:style-name="co32" table:default-cell-style-name="ce66"/>
        <table:table-column table:style-name="co33" table:default-cell-style-name="ce66"/>
        <table:table-column table:style-name="co33" table:default-cell-style-name="ce67"/>
        <table:table-column table:style-name="co34" table:default-cell-style-name="ce68"/>
        <table:table-column table:style-name="co35" table:default-cell-style-name="ce128"/>
        <table:table-column table:style-name="co11" table:default-cell-style-name="ce66"/>
        <table:table-column table:style-name="co34" table:default-cell-style-name="ce68"/>
        <table:table-column table:style-name="co28" table:default-cell-style-name="ce128"/>
        <table:table-column table:style-name="co9" table:default-cell-style-name="ce70"/>
        <table:table-column table:style-name="co9" table:default-cell-style-name="ce57"/>
        <table:table-column table:style-name="co28" table:default-cell-style-name="ce128"/>
        <table:table-column table:style-name="co36" table:default-cell-style-name="ce71"/>
        <table:table-column table:style-name="co9" table:default-cell-style-name="ce57"/>
        <table:table-column table:style-name="co37" table:default-cell-style-name="ce56"/>
        <table:table-column table:style-name="co38" table:default-cell-style-name="ce56"/>
        <table:table-column table:style-name="co39" table:default-cell-style-name="ce57"/>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column table:style-name="co25" table:default-cell-style-name="ce56"/>
        <table:table-column table:style-name="co26" table:default-cell-style-name="ce56"/>
        <table:table-column table:style-name="co27" table:default-cell-style-name="ce56"/>
        <table:table-column table:style-name="co28" table:default-cell-style-name="ce56"/>
        <table:table-column table:style-name="co6"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2" table:default-cell-style-name="ce56"/>
        <table:table-column table:style-name="co33" table:number-columns-repeated="2" table:default-cell-style-name="ce56"/>
        <table:table-column table:style-name="co34" table:default-cell-style-name="ce56"/>
        <table:table-column table:style-name="co35" table:default-cell-style-name="ce56"/>
        <table:table-column table:style-name="co11" table:default-cell-style-name="ce56"/>
        <table:table-column table:style-name="co34" table:default-cell-style-name="ce56"/>
        <table:table-column table:style-name="co28" table:default-cell-style-name="ce56"/>
        <table:table-column table:style-name="co9" table:number-columns-repeated="2" table:default-cell-style-name="ce56"/>
        <table:table-column table:style-name="co28" table:default-cell-style-name="ce56"/>
        <table:table-column table:style-name="co36" table:default-cell-style-name="ce56"/>
        <table:table-column table:style-name="co9" table:default-cell-style-name="ce56"/>
        <table:table-column table:style-name="co37" table:default-cell-style-name="ce56"/>
        <table:table-column table:style-name="co38" table:default-cell-style-name="ce56"/>
        <table:table-column table:style-name="co39" table:default-cell-style-name="ce56"/>
        <table:table-column table:style-name="co24" table:number-columns-repeated="231" table:default-cell-style-name="ce56"/>
        <table:table-row table:style-name="ro23">
          <table:table-cell office:value-type="string" table:style-name="ce65">
            <text:p>STATE-FUNDED PRIMARY AND SECONDARY, MAINTAINED SPECIAL SCHOOLS, SPECIAL ACADEMIES, PUPIL REFERRAL UNITS, ALTERNATIVE PROVISION ACADEMIES AND ALTERNATIVE PROVISION (1)(2)(3)(4)(5)(6)(7):<text:s/></text:p>
          </table:table-cell>
          <table:table-cell table:style-name="ce56"/>
          <table:table-cell table:number-columns-repeated="4" table:style-name="ce66"/>
          <table:table-cell table:style-name="ce67"/>
          <table:table-cell table:style-name="ce68"/>
          <table:table-cell table:style-name="ce69"/>
          <table:table-cell table:number-columns-repeated="2" table:style-name="ce66"/>
          <table:table-cell table:style-name="ce67"/>
          <table:table-cell table:style-name="ce68"/>
          <table:table-cell table:style-name="ce69"/>
          <table:table-cell table:style-name="ce66"/>
          <table:table-cell table:style-name="ce68"/>
          <table:table-cell table:style-name="ce56"/>
          <table:table-cell table:style-name="ce70"/>
          <table:table-cell table:style-name="ce57"/>
          <table:table-cell table:style-name="ce56"/>
          <table:table-cell table:style-name="ce71"/>
          <table:table-cell table:style-name="ce57"/>
          <table:table-cell table:number-columns-repeated="2" table:style-name="ce56"/>
          <table:table-cell table:style-name="ce57"/>
          <table:table-cell table:number-columns-repeated="16359" table:style-name="ce56"/>
        </table:table-row>
        <table:table-row table:style-name="ro23">
          <table:table-cell office:value-type="string" table:style-name="ce72">
            <text:p>NUMBER OF PUPILS ELIGIBLE FOR THE PUPIL PREMIUM IN 2018-19 (21)</text:p>
          </table:table-cell>
          <table:table-cell table:style-name="ce56"/>
          <table:table-cell table:number-columns-repeated="4" table:style-name="ce66"/>
          <table:table-cell table:style-name="ce67"/>
          <table:table-cell table:style-name="ce68"/>
          <table:table-cell table:style-name="ce69"/>
          <table:table-cell table:number-columns-repeated="2" table:style-name="ce66"/>
          <table:table-cell table:style-name="ce67"/>
          <table:table-cell table:style-name="ce68"/>
          <table:table-cell table:style-name="ce69"/>
          <table:table-cell table:style-name="ce66"/>
          <table:table-cell table:style-name="ce68"/>
          <table:table-cell table:style-name="ce56"/>
          <table:table-cell table:style-name="ce70"/>
          <table:table-cell table:style-name="ce57"/>
          <table:table-cell table:style-name="ce56"/>
          <table:table-cell table:style-name="ce71"/>
          <table:table-cell table:style-name="ce57"/>
          <table:table-cell table:number-columns-repeated="2" table:style-name="ce56"/>
          <table:table-cell table:style-name="ce57"/>
          <table:table-cell table:number-columns-repeated="16359" table:style-name="ce56"/>
        </table:table-row>
        <table:table-row table:style-name="ro23">
          <table:table-cell office:value-type="string" table:style-name="ce73">
            <text:p>By Local Authority Area and region in England</text:p>
          </table:table-cell>
          <table:table-cell table:style-name="ce56"/>
          <table:table-cell table:number-columns-repeated="4" table:style-name="ce66"/>
          <table:table-cell table:style-name="ce67"/>
          <table:table-cell table:style-name="ce68"/>
          <table:table-cell table:style-name="ce69"/>
          <table:table-cell table:number-columns-repeated="2" table:style-name="ce66"/>
          <table:table-cell table:style-name="ce67"/>
          <table:table-cell table:style-name="ce68"/>
          <table:table-cell table:style-name="ce69"/>
          <table:table-cell table:style-name="ce66"/>
          <table:table-cell table:style-name="ce68"/>
          <table:table-cell table:style-name="ce56"/>
          <table:table-cell table:style-name="ce70"/>
          <table:table-cell table:style-name="ce57"/>
          <table:table-cell table:style-name="ce56"/>
          <table:table-cell table:number-columns-repeated="2" table:style-name="ce74"/>
          <table:table-cell table:number-columns-repeated="2" table:style-name="ce56"/>
          <table:table-cell table:style-name="ce57"/>
          <table:table-cell table:number-columns-repeated="16359" table:style-name="ce56"/>
        </table:table-row>
        <table:table-row table:style-name="ro22">
          <table:table-cell table:style-name="ce73"/>
          <table:table-cell table:style-name="ce56"/>
          <table:table-cell table:number-columns-repeated="4" table:style-name="ce66"/>
          <table:table-cell table:style-name="ce67"/>
          <table:table-cell table:style-name="ce68"/>
          <table:table-cell table:style-name="ce69"/>
          <table:table-cell table:number-columns-repeated="2" table:style-name="ce66"/>
          <table:table-cell table:style-name="ce67"/>
          <table:table-cell table:style-name="ce68"/>
          <table:table-cell table:style-name="ce69"/>
          <table:table-cell table:style-name="ce66"/>
          <table:table-cell table:style-name="ce68"/>
          <table:table-cell table:style-name="ce56"/>
          <table:table-cell table:style-name="ce70"/>
          <table:table-cell table:style-name="ce57"/>
          <table:table-cell table:style-name="ce56"/>
          <table:table-cell table:style-name="ce71"/>
          <table:table-cell table:style-name="ce57"/>
          <table:table-cell table:number-columns-repeated="2" table:style-name="ce56"/>
          <table:table-cell table:style-name="ce57"/>
          <table:table-cell table:number-columns-repeated="16359" table:style-name="ce56"/>
        </table:table-row>
        <table:table-row table:style-name="ro24">
          <table:table-cell table:number-columns-repeated="2" table:style-name="ce75"/>
          <table:table-cell table:style-name="ce76"/>
          <table:table-cell table:style-name="ce75"/>
          <table:table-cell table:number-columns-repeated="2" table:style-name="ce76"/>
          <table:table-cell table:number-columns-repeated="3" table:style-name="ce75"/>
          <table:table-cell table:number-columns-repeated="2" table:style-name="ce76"/>
          <table:table-cell table:number-columns-repeated="2" table:style-name="ce75"/>
          <table:table-cell table:style-name="ce69"/>
          <table:table-cell table:style-name="ce66"/>
          <table:table-cell table:style-name="ce68"/>
          <table:table-cell table:style-name="ce56"/>
          <table:table-cell table:style-name="ce70"/>
          <table:table-cell table:style-name="ce57"/>
          <table:table-cell table:style-name="ce56"/>
          <table:table-cell table:style-name="ce71"/>
          <table:table-cell table:style-name="ce57"/>
          <table:table-cell table:number-columns-repeated="2" table:style-name="ce56"/>
          <table:table-cell table:style-name="ce57"/>
          <table:table-cell table:number-columns-repeated="16359" table:style-name="ce56"/>
        </table:table-row>
        <table:table-row table:style-name="ro3">
          <table:table-cell table:number-columns-repeated="2" table:style-name="ce75"/>
          <table:table-cell table:style-name="ce76"/>
          <table:table-cell table:style-name="ce75"/>
          <table:table-cell table:number-columns-repeated="2" table:style-name="ce76"/>
          <table:table-cell table:number-columns-repeated="3" table:style-name="ce75"/>
          <table:table-cell table:number-columns-repeated="2" table:style-name="ce76"/>
          <table:table-cell table:number-columns-repeated="2" table:style-name="ce75"/>
          <table:table-cell table:style-name="ce69"/>
          <table:table-cell table:style-name="ce66"/>
          <table:table-cell table:style-name="ce68"/>
          <table:table-cell table:style-name="ce56"/>
          <table:table-cell table:style-name="ce70"/>
          <table:table-cell table:style-name="ce57"/>
          <table:table-cell table:style-name="ce56"/>
          <table:table-cell table:style-name="ce77"/>
          <table:table-cell table:style-name="ce57"/>
          <table:table-cell table:number-columns-repeated="2" table:style-name="ce56"/>
          <table:table-cell table:style-name="ce57"/>
          <table:table-cell table:number-columns-repeated="16359" table:style-name="ce56"/>
        </table:table-row>
        <table:table-row table:style-name="ro1">
          <table:table-cell table:style-name="ce72"/>
          <table:table-cell table:style-name="ce65"/>
          <table:table-cell table:number-columns-repeated="2" table:style-name="ce78"/>
          <table:table-cell table:number-columns-repeated="2" table:style-name="ce79"/>
          <table:table-cell table:style-name="ce80"/>
          <table:table-cell table:style-name="ce81"/>
          <table:table-cell table:style-name="ce82"/>
          <table:table-cell table:number-columns-repeated="2" table:style-name="ce83"/>
          <table:table-cell table:style-name="ce80"/>
          <table:table-cell table:style-name="ce84"/>
          <table:table-cell table:style-name="ce85"/>
          <table:table-cell table:style-name="ce66"/>
          <table:table-cell table:style-name="ce68"/>
          <table:table-cell table:style-name="ce86"/>
          <table:table-cell table:style-name="ce87"/>
          <table:table-cell table:style-name="ce88"/>
          <table:table-cell table:style-name="ce86"/>
          <table:table-cell table:style-name="ce89"/>
          <table:table-cell table:style-name="ce88"/>
          <table:table-cell table:number-columns-repeated="2" table:style-name="ce56"/>
          <table:table-cell table:style-name="ce57"/>
          <table:table-cell table:number-columns-repeated="16359" table:style-name="ce56"/>
        </table:table-row>
        <table:table-row table:style-name="ro25">
          <table:table-cell table:style-name="ce56"/>
          <table:table-cell table:style-name="ce90"/>
          <table:table-cell table:style-name="ce91"/>
          <table:table-cell table:style-name="ce92"/>
          <table:table-cell office:value-type="string" table:number-columns-spanned="9" table:number-rows-spanned="1" table:style-name="ce59">
            <text:p>Deprivation Pupil Premium (9)(20)</text:p>
          </table:table-cell>
          <table:covered-table-cell table:number-columns-repeated="8"/>
          <table:table-cell table:style-name="ce52"/>
          <table:table-cell office:value-type="string" table:number-columns-spanned="3" table:number-rows-spanned="1" table:style-name="ce60">
            <text:p>Service Child Pupil Premium (10)</text:p>
          </table:table-cell>
          <table:covered-table-cell table:number-columns-repeated="2"/>
          <table:table-cell office:value-type="string" table:number-columns-spanned="3" table:number-rows-spanned="1" table:style-name="ce59">
            <text:p>Pupil Premium Plus for Post-LAC (11)(20)</text:p>
          </table:table-cell>
          <table:covered-table-cell table:number-columns-repeated="2"/>
          <table:table-cell office:value-type="string" table:number-columns-spanned="3" table:number-rows-spanned="1" table:style-name="ce59">
            <text:p>Pupil Premium Plus for Looked After Children (12)(20)</text:p>
          </table:table-cell>
          <table:covered-table-cell table:number-columns-repeated="2"/>
          <table:table-cell office:value-type="string" table:number-columns-spanned="2" table:number-rows-spanned="1" table:style-name="ce155">
            <text:p>Total Pupil Premium</text:p>
          </table:table-cell>
          <table:covered-table-cell/>
          <table:table-cell table:number-columns-repeated="16359" table:style-name="ce56"/>
        </table:table-row>
        <table:table-row table:style-name="ro25">
          <table:table-cell table:number-columns-repeated="2" table:style-name="ce56"/>
          <table:table-cell table:style-name="ce94"/>
          <table:table-cell table:style-name="ce52"/>
          <table:table-cell office:value-type="string" table:number-columns-spanned="4" table:number-rows-spanned="1" table:style-name="ce156">
            <text:p>Pupils in Primary year groups</text:p>
          </table:table-cell>
          <table:covered-table-cell table:number-columns-repeated="3"/>
          <table:table-cell table:style-name="ce95"/>
          <table:table-cell office:value-type="string" table:number-columns-spanned="4" table:number-rows-spanned="1" table:style-name="ce156">
            <text:p>Pupils in Secondary year groups</text:p>
          </table:table-cell>
          <table:covered-table-cell table:number-columns-repeated="3"/>
          <table:table-cell table:style-name="ce95"/>
          <table:table-cell table:style-name="ce96"/>
          <table:table-cell table:style-name="ce97"/>
          <table:table-cell table:style-name="ce98"/>
          <table:table-cell table:style-name="ce96"/>
          <table:table-cell table:style-name="ce99"/>
          <table:table-cell table:style-name="ce100"/>
          <table:table-cell table:style-name="ce101"/>
          <table:table-cell table:style-name="ce99"/>
          <table:table-cell table:style-name="ce100"/>
          <table:table-cell table:style-name="ce93"/>
          <table:table-cell table:style-name="ce102"/>
          <table:table-cell table:number-columns-repeated="16359" table:style-name="ce56"/>
        </table:table-row>
        <table:table-row table:style-name="ro26">
          <table:table-cell table:style-name="ce56"/>
          <table:table-cell office:value-type="string" table:style-name="ce86">
            <text:p>LA Code</text:p>
          </table:table-cell>
          <table:table-cell office:value-type="string" table:style-name="ce103">
            <text:p>Number of pupils on roll (8)</text:p>
          </table:table-cell>
          <table:table-cell table:style-name="ce104"/>
          <table:table-cell office:value-type="string" table:style-name="ce103">
            <text:p>Number of Primary pupils on roll (13)</text:p>
          </table:table-cell>
          <table:table-cell office:value-type="string" table:style-name="ce103">
            <text:p>Number of Primary pupils eligible for the Deprivation Pupil Premium</text:p>
          </table:table-cell>
          <table:table-cell office:value-type="string" table:style-name="ce105">
            <text:p>Percentage of Primary pupils eligible for the Deprivation Pupil Premium</text:p>
          </table:table-cell>
          <table:table-cell office:value-type="string" table:style-name="ce16">
            <text:p>Pupil Premium Allocation (15)</text:p>
          </table:table-cell>
          <table:table-cell table:style-name="ce106"/>
          <table:table-cell office:value-type="string" table:style-name="ce107">
            <text:p>Number of Secondary pupils on roll (14)</text:p>
          </table:table-cell>
          <table:table-cell office:value-type="string" table:style-name="ce107">
            <text:p>Number of Secondary pupils eligible for the Deprivation Pupil Premium</text:p>
          </table:table-cell>
          <table:table-cell office:value-type="string" table:style-name="ce108">
            <text:p>Percentage of Secondary pupils eligible for the Deprivation Pupil Premium</text:p>
          </table:table-cell>
          <table:table-cell office:value-type="string" table:style-name="ce18">
            <text:p>Pupil Premium Allocation (16)</text:p>
          </table:table-cell>
          <table:table-cell table:style-name="ce106"/>
          <table:table-cell office:value-type="string" table:style-name="ce103">
            <text:p>Number of pupils eligible for the Service Child Pupil Premium<text:s/></text:p>
          </table:table-cell>
          <table:table-cell office:value-type="string" table:style-name="ce16">
            <text:p>Pupil Premium Allocation (17)</text:p>
          </table:table-cell>
          <table:table-cell table:style-name="ce109"/>
          <table:table-cell office:value-type="string" table:style-name="ce107">
            <text:p>Number of pupils eligible for the Post-LAC Pupil Premium<text:s/></text:p>
          </table:table-cell>
          <table:table-cell office:value-type="string" table:style-name="ce16">
            <text:p>Pupil Premium Allocation (18)</text:p>
          </table:table-cell>
          <table:table-cell table:style-name="ce106"/>
          <table:table-cell office:value-type="string" table:style-name="ce105">
            <text:p>Number of children eligible for the Pupil Premium Plus for Looked After Children</text:p>
          </table:table-cell>
          <table:table-cell office:value-type="string" table:style-name="ce110">
            <text:p>Pupil Premium Allocation (19)</text:p>
          </table:table-cell>
          <table:table-cell table:style-name="ce106"/>
          <table:table-cell office:value-type="string" table:style-name="ce111">
            <text:p>Total pupils eligible for the Pupil Premium</text:p>
          </table:table-cell>
          <table:table-cell office:value-type="string" table:style-name="ce112">
            <text:p>Total Pupil Premium Allocation</text:p>
          </table:table-cell>
          <table:table-cell table:number-columns-repeated="16359" table:style-name="ce56"/>
        </table:table-row>
        <table:table-row table:style-name="ro7">
          <table:table-cell table:number-columns-repeated="2" table:style-name="ce56"/>
          <table:table-cell table:number-columns-repeated="4" table:style-name="ce113"/>
          <table:table-cell table:style-name="ce114"/>
          <table:table-cell table:style-name="ce115"/>
          <table:table-cell table:number-columns-repeated="3" table:style-name="ce113"/>
          <table:table-cell table:style-name="ce116"/>
          <table:table-cell table:style-name="ce115"/>
          <table:table-cell table:style-name="ce117"/>
          <table:table-cell table:style-name="ce66"/>
          <table:table-cell table:style-name="ce115"/>
          <table:table-cell table:style-name="ce117"/>
          <table:table-cell table:style-name="ce113"/>
          <table:table-cell table:style-name="ce118"/>
          <table:table-cell table:style-name="ce117"/>
          <table:table-cell table:style-name="ce116"/>
          <table:table-cell table:style-name="ce118"/>
          <table:table-cell table:style-name="ce119"/>
          <table:table-cell table:style-name="ce56"/>
          <table:table-cell table:style-name="ce57"/>
          <table:table-cell table:number-columns-repeated="16359" table:style-name="ce56"/>
        </table:table-row>
        <table:table-row table:style-name="ro7">
          <table:table-cell table:style-name="ce65"/>
          <table:table-cell office:value-type="string" table:style-name="ce120">
            <text:p>ENGLAND (22)</text:p>
          </table:table-cell>
          <table:table-cell office:value-type="float" office:value="7435162.1666630004" table:style-name="ce74">
            <text:p>7,435,162</text:p>
          </table:table-cell>
          <table:table-cell table:style-name="ce74"/>
          <table:table-cell office:value-type="float" office:value="4564108.5" table:style-name="ce74">
            <text:p>4,564,109</text:p>
          </table:table-cell>
          <table:table-cell office:value-type="float" office:value="1057871.2083333335" table:style-name="ce74">
            <text:p>1,057,871</text:p>
          </table:table-cell>
          <table:table-cell office:value-type="percentage" office:value="0.23178046892034523" table:style-name="ce121">
            <text:p>23.2%</text:p>
          </table:table-cell>
          <table:table-cell office:value-type="currency" office:value="1396324545" table:style-name="ce122">
            <text:p>£1,396,324,545</text:p>
          </table:table-cell>
          <table:table-cell table:style-name="ce78"/>
          <table:table-cell office:value-type="float" office:value="2871053.6666629999" table:style-name="ce74">
            <text:p>2,871,054</text:p>
          </table:table-cell>
          <table:table-cell office:value-type="float" office:value="807451.12499633338" table:style-name="ce74">
            <text:p>807,451</text:p>
          </table:table-cell>
          <table:table-cell office:value-type="percentage" office:value="0.28123860392161415" table:style-name="ce121">
            <text:p>28.1%</text:p>
          </table:table-cell>
          <table:table-cell office:value-type="currency" office:value="754765776.87157166" table:style-name="ce122">
            <text:p>£754,765,777</text:p>
          </table:table-cell>
          <table:table-cell table:style-name="ce78"/>
          <table:table-cell office:value-type="float" office:value="76318.375" table:style-name="ce74">
            <text:p>76,318</text:p>
          </table:table-cell>
          <table:table-cell office:value-type="currency" office:value="22892262.5" table:style-name="ce122">
            <text:p>£22,892,263</text:p>
          </table:table-cell>
          <table:table-cell table:style-name="ce78"/>
          <table:table-cell office:value-type="float" office:value="47353.541666666672" table:style-name="ce74">
            <text:p>47,354</text:p>
          </table:table-cell>
          <table:table-cell office:value-type="currency" office:value="108899729.16666669" table:style-name="ce122">
            <text:p>£108,899,729</text:p>
          </table:table-cell>
          <table:table-cell table:style-name="ce78"/>
          <table:table-cell office:value-type="float" office:value="58311" table:style-name="ce74">
            <text:p>58,311</text:p>
          </table:table-cell>
          <table:table-cell office:value-type="currency" office:value="134115300" table:style-name="ce122">
            <text:p>£134,115,300</text:p>
          </table:table-cell>
          <table:table-cell table:style-name="ce78"/>
          <table:table-cell office:value-type="float" office:value="2047305.2499963334" table:style-name="ce74">
            <text:p>2,047,305</text:p>
          </table:table-cell>
          <table:table-cell office:value-type="currency" office:value="2416997613.5382385" table:style-name="ce122">
            <text:p>£2,416,997,614</text:p>
          </table:table-cell>
          <table:table-cell table:style-name="ce65"/>
          <table:table-cell table:style-name="ce123"/>
          <table:table-cell table:number-columns-repeated="16357" table:style-name="ce65"/>
        </table:table-row>
        <table:table-row table:style-name="ro7">
          <table:table-cell table:number-columns-repeated="2" table:style-name="ce56"/>
          <table:table-cell table:number-columns-repeated="4" table:style-name="ce74"/>
          <table:table-cell table:style-name="ce124"/>
          <table:table-cell table:style-name="ce122"/>
          <table:table-cell table:number-columns-repeated="3" table:style-name="ce74"/>
          <table:table-cell table:style-name="ce121"/>
          <table:table-cell table:style-name="ce122"/>
          <table:table-cell table:style-name="ce74"/>
          <table:table-cell table:style-name="ce125"/>
          <table:table-cell table:style-name="ce122"/>
          <table:table-cell table:style-name="ce126"/>
          <table:table-cell table:style-name="ce127"/>
          <table:table-cell table:style-name="ce122"/>
          <table:table-cell table:style-name="ce126"/>
          <table:table-cell table:style-name="ce127"/>
          <table:table-cell table:style-name="ce122"/>
          <table:table-cell table:style-name="ce128"/>
          <table:table-cell table:style-name="ce125"/>
          <table:table-cell table:style-name="ce122"/>
          <table:table-cell table:number-columns-repeated="16359" table:style-name="ce56"/>
        </table:table-row>
        <table:table-row table:style-name="ro7">
          <table:table-cell table:style-name="ce65"/>
          <table:table-cell office:value-type="string" table:style-name="ce129">
            <text:p>NORTH EAST (22)</text:p>
          </table:table-cell>
          <table:table-cell office:value-type="float" office:value="346860.5" table:style-name="ce74">
            <text:p>346,861</text:p>
          </table:table-cell>
          <table:table-cell table:style-name="ce74"/>
          <table:table-cell office:value-type="float" office:value="211252.5" table:style-name="ce74">
            <text:p>211,253</text:p>
          </table:table-cell>
          <table:table-cell office:value-type="float" office:value="63634.833333333328" table:style-name="ce74">
            <text:p>63,635</text:p>
          </table:table-cell>
          <table:table-cell office:value-type="percentage" office:value="0.3012264154664836" table:style-name="ce121">
            <text:p>30.1%</text:p>
          </table:table-cell>
          <table:table-cell office:value-type="currency" office:value="83997980" table:style-name="ce122">
            <text:p>£83,997,980</text:p>
          </table:table-cell>
          <table:table-cell table:style-name="ce78"/>
          <table:table-cell office:value-type="float" office:value="135608" table:style-name="ce74">
            <text:p>135,608</text:p>
          </table:table-cell>
          <table:table-cell office:value-type="float" office:value="45605.958333333336" table:style-name="ce74">
            <text:p>45,606</text:p>
          </table:table-cell>
          <table:table-cell office:value-type="percentage" office:value="0.33630728521424502" table:style-name="ce121">
            <text:p>33.6%</text:p>
          </table:table-cell>
          <table:table-cell office:value-type="currency" office:value="42613715.833333328" table:style-name="ce122">
            <text:p>£42,613,716</text:p>
          </table:table-cell>
          <table:table-cell table:style-name="ce78"/>
          <table:table-cell office:value-type="float" office:value="3579.333333333333" table:style-name="ce74">
            <text:p>3,579</text:p>
          </table:table-cell>
          <table:table-cell office:value-type="currency" office:value="1073550" table:style-name="ce122">
            <text:p>£1,073,550</text:p>
          </table:table-cell>
          <table:table-cell table:style-name="ce78"/>
          <table:table-cell office:value-type="float" office:value="3131.1666666666665" table:style-name="ce74">
            <text:p>3,131</text:p>
          </table:table-cell>
          <table:table-cell office:value-type="currency" office:value="7201683.333333333" table:style-name="ce122">
            <text:p>£7,201,683</text:p>
          </table:table-cell>
          <table:table-cell table:style-name="ce78"/>
          <table:table-cell office:value-type="float" office:value="4101" table:style-name="ce74">
            <text:p>4,101</text:p>
          </table:table-cell>
          <table:table-cell office:value-type="currency" office:value="9432300" table:style-name="ce122">
            <text:p>£9,432,300</text:p>
          </table:table-cell>
          <table:table-cell table:style-name="ce78"/>
          <table:table-cell office:value-type="float" office:value="120052.29166666666" table:style-name="ce74">
            <text:p>120,052</text:p>
          </table:table-cell>
          <table:table-cell office:value-type="currency" office:value="144319229.16666666" table:style-name="ce122">
            <text:p>£144,319,229</text:p>
          </table:table-cell>
          <table:table-cell table:number-columns-repeated="16359" table:style-name="ce65"/>
        </table:table-row>
        <table:table-row table:style-name="ro7">
          <table:table-cell office:value-type="float" office:value="841" table:style-name="ce56">
            <text:p>841</text:p>
          </table:table-cell>
          <table:table-cell office:value-type="string" table:style-name="ce130">
            <text:p>Darlington</text:p>
          </table:table-cell>
          <table:table-cell office:value-type="float" office:value="15219" table:style-name="ce125">
            <text:p>15,219</text:p>
          </table:table-cell>
          <table:table-cell table:style-name="ce125"/>
          <table:table-cell office:value-type="float" office:value="9114" table:style-name="ce125">
            <text:p>9,114</text:p>
          </table:table-cell>
          <table:table-cell office:value-type="float" office:value="2595" table:style-name="ce125">
            <text:p>2,595</text:p>
          </table:table-cell>
          <table:table-cell office:value-type="percentage" office:value="0.28472679394338379" table:style-name="ce124">
            <text:p>28.5%</text:p>
          </table:table-cell>
          <table:table-cell office:value-type="float" office:value="3425400" table:style-name="ce125">
            <text:p>3,425,400</text:p>
          </table:table-cell>
          <table:table-cell table:style-name="ce78"/>
          <table:table-cell office:value-type="float" office:value="6105" table:style-name="ce125">
            <text:p>6,105</text:p>
          </table:table-cell>
          <table:table-cell office:value-type="float" office:value="1876.5" table:style-name="ce125">
            <text:p>1,877</text:p>
          </table:table-cell>
          <table:table-cell office:value-type="percentage" office:value="0.30737100737100737" table:style-name="ce124">
            <text:p>30.7%</text:p>
          </table:table-cell>
          <table:table-cell office:value-type="float" office:value="1754527.5" table:style-name="ce125">
            <text:p>1,754,528</text:p>
          </table:table-cell>
          <table:table-cell table:style-name="ce78"/>
          <table:table-cell office:value-type="float" office:value="383" table:style-name="ce125">
            <text:p>383</text:p>
          </table:table-cell>
          <table:table-cell office:value-type="currency" office:value="114900" table:style-name="ce128">
            <text:p>£114,900</text:p>
          </table:table-cell>
          <table:table-cell table:style-name="ce131"/>
          <table:table-cell office:value-type="float" office:value="120" table:style-name="ce125">
            <text:p>120</text:p>
          </table:table-cell>
          <table:table-cell office:value-type="currency" office:value="276000" table:style-name="ce128">
            <text:p>£276,000</text:p>
          </table:table-cell>
          <table:table-cell table:style-name="ce131"/>
          <table:table-cell office:value-type="float" office:value="182" table:style-name="ce125">
            <text:p>182</text:p>
          </table:table-cell>
          <table:table-cell office:value-type="currency" office:value="418600" table:style-name="ce128">
            <text:p>£418,600</text:p>
          </table:table-cell>
          <table:table-cell table:style-name="ce128"/>
          <table:table-cell office:value-type="float" office:value="5156.5" table:style-name="ce74">
            <text:p>5,157</text:p>
          </table:table-cell>
          <table:table-cell office:value-type="currency" office:value="5989427.5" table:style-name="ce122">
            <text:p>£5,989,428</text:p>
          </table:table-cell>
          <table:table-cell table:number-columns-repeated="16359" table:style-name="ce56"/>
        </table:table-row>
        <table:table-row table:style-name="ro7">
          <table:table-cell office:value-type="float" office:value="840" table:style-name="ce56">
            <text:p>840</text:p>
          </table:table-cell>
          <table:table-cell office:value-type="string" table:style-name="ce130">
            <text:p>Durham</text:p>
          </table:table-cell>
          <table:table-cell office:value-type="float" office:value="65006.5" table:style-name="ce125">
            <text:p>65,007</text:p>
          </table:table-cell>
          <table:table-cell table:style-name="ce125"/>
          <table:table-cell office:value-type="float" office:value="39694" table:style-name="ce125">
            <text:p>39,694</text:p>
          </table:table-cell>
          <table:table-cell office:value-type="float" office:value="12097" table:style-name="ce125">
            <text:p>12,097</text:p>
          </table:table-cell>
          <table:table-cell office:value-type="percentage" office:value="0.30475638635562052" table:style-name="ce124">
            <text:p>30.5%</text:p>
          </table:table-cell>
          <table:table-cell office:value-type="float" office:value="15968040" table:style-name="ce125">
            <text:p>15,968,040</text:p>
          </table:table-cell>
          <table:table-cell table:style-name="ce78"/>
          <table:table-cell office:value-type="float" office:value="25312.5" table:style-name="ce125">
            <text:p>25,313</text:p>
          </table:table-cell>
          <table:table-cell office:value-type="float" office:value="8330" table:style-name="ce125">
            <text:p>8,330</text:p>
          </table:table-cell>
          <table:table-cell office:value-type="percentage" office:value="0.32908641975308645" table:style-name="ce124">
            <text:p>32.9%</text:p>
          </table:table-cell>
          <table:table-cell office:value-type="float" office:value="7788550" table:style-name="ce125">
            <text:p>7,788,550</text:p>
          </table:table-cell>
          <table:table-cell table:style-name="ce78"/>
          <table:table-cell office:value-type="float" office:value="654" table:style-name="ce125">
            <text:p>654</text:p>
          </table:table-cell>
          <table:table-cell office:value-type="currency" office:value="196200" table:style-name="ce128">
            <text:p>£196,200</text:p>
          </table:table-cell>
          <table:table-cell table:style-name="ce131"/>
          <table:table-cell office:value-type="float" office:value="518" table:style-name="ce125">
            <text:p>518</text:p>
          </table:table-cell>
          <table:table-cell office:value-type="currency" office:value="1191400" table:style-name="ce128">
            <text:p>£1,191,400</text:p>
          </table:table-cell>
          <table:table-cell table:style-name="ce131"/>
          <table:table-cell office:value-type="float" office:value="672" table:style-name="ce125">
            <text:p>672</text:p>
          </table:table-cell>
          <table:table-cell office:value-type="currency" office:value="1545600" table:style-name="ce128">
            <text:p>£1,545,600</text:p>
          </table:table-cell>
          <table:table-cell table:style-name="ce128"/>
          <table:table-cell office:value-type="float" office:value="22271" table:style-name="ce74">
            <text:p>22,271</text:p>
          </table:table-cell>
          <table:table-cell office:value-type="currency" office:value="26689790" table:style-name="ce122">
            <text:p>£26,689,790</text:p>
          </table:table-cell>
          <table:table-cell table:number-columns-repeated="16359" table:style-name="ce56"/>
        </table:table-row>
        <table:table-row table:style-name="ro7">
          <table:table-cell office:value-type="float" office:value="390" table:style-name="ce56">
            <text:p>390</text:p>
          </table:table-cell>
          <table:table-cell office:value-type="string" table:style-name="ce130">
            <text:p>Gateshead</text:p>
          </table:table-cell>
          <table:table-cell office:value-type="float" office:value="25459.5" table:style-name="ce125">
            <text:p>25,460</text:p>
          </table:table-cell>
          <table:table-cell table:style-name="ce125"/>
          <table:table-cell office:value-type="float" office:value="15263" table:style-name="ce125">
            <text:p>15,263</text:p>
          </table:table-cell>
          <table:table-cell office:value-type="float" office:value="4241.583333333333" table:style-name="ce125">
            <text:p>4,242</text:p>
          </table:table-cell>
          <table:table-cell office:value-type="percentage" office:value="0.27789971390508633" table:style-name="ce124">
            <text:p>27.8%</text:p>
          </table:table-cell>
          <table:table-cell office:value-type="float" office:value="5598890" table:style-name="ce125">
            <text:p>5,598,890</text:p>
          </table:table-cell>
          <table:table-cell table:style-name="ce78"/>
          <table:table-cell office:value-type="float" office:value="10196.5" table:style-name="ce125">
            <text:p>10,197</text:p>
          </table:table-cell>
          <table:table-cell office:value-type="float" office:value="3221.6249999999995" table:style-name="ce125">
            <text:p>3,222</text:p>
          </table:table-cell>
          <table:table-cell office:value-type="percentage" office:value="0.31595400382484179" table:style-name="ce124">
            <text:p>31.6%</text:p>
          </table:table-cell>
          <table:table-cell office:value-type="float" office:value="3012219.3749999995" table:style-name="ce125">
            <text:p>3,012,219</text:p>
          </table:table-cell>
          <table:table-cell table:style-name="ce78"/>
          <table:table-cell office:value-type="float" office:value="144.58333333333334" table:style-name="ce125">
            <text:p>145</text:p>
          </table:table-cell>
          <table:table-cell office:value-type="currency" office:value="43375" table:style-name="ce128">
            <text:p>£43,375</text:p>
          </table:table-cell>
          <table:table-cell table:style-name="ce131"/>
          <table:table-cell office:value-type="float" office:value="237" table:style-name="ce125">
            <text:p>237</text:p>
          </table:table-cell>
          <table:table-cell office:value-type="currency" office:value="545100" table:style-name="ce128">
            <text:p>£545,100</text:p>
          </table:table-cell>
          <table:table-cell table:style-name="ce131"/>
          <table:table-cell office:value-type="float" office:value="331" table:style-name="ce125">
            <text:p>331</text:p>
          </table:table-cell>
          <table:table-cell office:value-type="currency" office:value="761300" table:style-name="ce128">
            <text:p>£761,300</text:p>
          </table:table-cell>
          <table:table-cell table:style-name="ce128"/>
          <table:table-cell office:value-type="float" office:value="8175.7916666666652" table:style-name="ce74">
            <text:p>8,176</text:p>
          </table:table-cell>
          <table:table-cell office:value-type="currency" office:value="9960884.375" table:style-name="ce122">
            <text:p>£9,960,884</text:p>
          </table:table-cell>
          <table:table-cell table:number-columns-repeated="16359"/>
        </table:table-row>
        <table:table-row table:style-name="ro7">
          <table:table-cell office:value-type="float" office:value="805" table:style-name="ce56">
            <text:p>805</text:p>
          </table:table-cell>
          <table:table-cell office:value-type="string" table:style-name="ce130">
            <text:p>Hartlepool</text:p>
          </table:table-cell>
          <table:table-cell office:value-type="float" office:value="13522" table:style-name="ce125">
            <text:p>13,522</text:p>
          </table:table-cell>
          <table:table-cell table:style-name="ce125"/>
          <table:table-cell office:value-type="float" office:value="8174" table:style-name="ce125">
            <text:p>8,174</text:p>
          </table:table-cell>
          <table:table-cell office:value-type="float" office:value="3208" table:style-name="ce125">
            <text:p>3,208</text:p>
          </table:table-cell>
          <table:table-cell office:value-type="percentage" office:value="0.39246390995840469" table:style-name="ce124">
            <text:p>39.2%</text:p>
          </table:table-cell>
          <table:table-cell office:value-type="float" office:value="4234560" table:style-name="ce125">
            <text:p>4,234,560</text:p>
          </table:table-cell>
          <table:table-cell table:style-name="ce78"/>
          <table:table-cell office:value-type="float" office:value="5348" table:style-name="ce125">
            <text:p>5,348</text:p>
          </table:table-cell>
          <table:table-cell office:value-type="float" office:value="2205" table:style-name="ce125">
            <text:p>2,205</text:p>
          </table:table-cell>
          <table:table-cell office:value-type="percentage" office:value="0.41230366492146597" table:style-name="ce124">
            <text:p>41.2%</text:p>
          </table:table-cell>
          <table:table-cell office:value-type="float" office:value="2061675" table:style-name="ce125">
            <text:p>2,061,675</text:p>
          </table:table-cell>
          <table:table-cell table:style-name="ce78"/>
          <table:table-cell office:value-type="float" office:value="134" table:style-name="ce125">
            <text:p>134</text:p>
          </table:table-cell>
          <table:table-cell office:value-type="currency" office:value="40200" table:style-name="ce128">
            <text:p>£40,200</text:p>
          </table:table-cell>
          <table:table-cell table:style-name="ce131"/>
          <table:table-cell office:value-type="float" office:value="118" table:style-name="ce125">
            <text:p>118</text:p>
          </table:table-cell>
          <table:table-cell office:value-type="currency" office:value="271400" table:style-name="ce128">
            <text:p>£271,400</text:p>
          </table:table-cell>
          <table:table-cell table:style-name="ce131"/>
          <table:table-cell office:value-type="float" office:value="210" table:style-name="ce125">
            <text:p>210</text:p>
          </table:table-cell>
          <table:table-cell office:value-type="currency" office:value="483000" table:style-name="ce128">
            <text:p>£483,000</text:p>
          </table:table-cell>
          <table:table-cell table:style-name="ce128"/>
          <table:table-cell office:value-type="float" office:value="5875" table:style-name="ce74">
            <text:p>5,875</text:p>
          </table:table-cell>
          <table:table-cell office:value-type="currency" office:value="7090835" table:style-name="ce122">
            <text:p>£7,090,835</text:p>
          </table:table-cell>
          <table:table-cell table:number-columns-repeated="16359"/>
        </table:table-row>
        <table:table-row table:style-name="ro7">
          <table:table-cell office:value-type="float" office:value="806" table:style-name="ce56">
            <text:p>806</text:p>
          </table:table-cell>
          <table:table-cell office:value-type="string" table:style-name="ce130">
            <text:p>Middlesbrough</text:p>
          </table:table-cell>
          <table:table-cell office:value-type="float" office:value="21275.5" table:style-name="ce125">
            <text:p>21,276</text:p>
          </table:table-cell>
          <table:table-cell table:style-name="ce125"/>
          <table:table-cell office:value-type="float" office:value="13631" table:style-name="ce125">
            <text:p>13,631</text:p>
          </table:table-cell>
          <table:table-cell office:value-type="float" office:value="5314.166666666667" table:style-name="ce125">
            <text:p>5,314</text:p>
          </table:table-cell>
          <table:table-cell office:value-type="percentage" office:value="0.38985890005624435" table:style-name="ce124">
            <text:p>39.0%</text:p>
          </table:table-cell>
          <table:table-cell office:value-type="float" office:value="7014700" table:style-name="ce125">
            <text:p>7,014,700</text:p>
          </table:table-cell>
          <table:table-cell table:style-name="ce78"/>
          <table:table-cell office:value-type="float" office:value="7644.4999999999991" table:style-name="ce125">
            <text:p>7,645</text:p>
          </table:table-cell>
          <table:table-cell office:value-type="float" office:value="3696" table:style-name="ce125">
            <text:p>3,696</text:p>
          </table:table-cell>
          <table:table-cell office:value-type="percentage" office:value="0.4834848583949245" table:style-name="ce124">
            <text:p>48.3%</text:p>
          </table:table-cell>
          <table:table-cell office:value-type="float" office:value="3455760" table:style-name="ce125">
            <text:p>3,455,760</text:p>
          </table:table-cell>
          <table:table-cell table:style-name="ce78"/>
          <table:table-cell office:value-type="float" office:value="131" table:style-name="ce125">
            <text:p>131</text:p>
          </table:table-cell>
          <table:table-cell office:value-type="currency" office:value="39300" table:style-name="ce128">
            <text:p>£39,300</text:p>
          </table:table-cell>
          <table:table-cell table:style-name="ce131"/>
          <table:table-cell office:value-type="float" office:value="181" table:style-name="ce125">
            <text:p>181</text:p>
          </table:table-cell>
          <table:table-cell office:value-type="currency" office:value="416300" table:style-name="ce128">
            <text:p>£416,300</text:p>
          </table:table-cell>
          <table:table-cell table:style-name="ce131"/>
          <table:table-cell office:value-type="float" office:value="364" table:style-name="ce125">
            <text:p>364</text:p>
          </table:table-cell>
          <table:table-cell office:value-type="currency" office:value="837200" table:style-name="ce128">
            <text:p>£837,200</text:p>
          </table:table-cell>
          <table:table-cell table:style-name="ce128"/>
          <table:table-cell office:value-type="float" office:value="9686.1666666666679" table:style-name="ce74">
            <text:p>9,686</text:p>
          </table:table-cell>
          <table:table-cell office:value-type="currency" office:value="11763260" table:style-name="ce122">
            <text:p>£11,763,260</text:p>
          </table:table-cell>
          <table:table-cell table:number-columns-repeated="16359"/>
        </table:table-row>
        <table:table-row table:style-name="ro7">
          <table:table-cell office:value-type="float" office:value="391" table:style-name="ce56">
            <text:p>391</text:p>
          </table:table-cell>
          <table:table-cell office:value-type="string" table:style-name="ce130">
            <text:p>Newcastle upon Tyne</text:p>
          </table:table-cell>
          <table:table-cell office:value-type="float" office:value="35142.5" table:style-name="ce125">
            <text:p>35,143</text:p>
          </table:table-cell>
          <table:table-cell table:style-name="ce125"/>
          <table:table-cell office:value-type="float" office:value="21976.5" table:style-name="ce125">
            <text:p>21,977</text:p>
          </table:table-cell>
          <table:table-cell office:value-type="float" office:value="7723.916666666667" table:style-name="ce125">
            <text:p>7,724</text:p>
          </table:table-cell>
          <table:table-cell office:value-type="percentage" office:value="0.35146254711472102" table:style-name="ce124">
            <text:p>35.1%</text:p>
          </table:table-cell>
          <table:table-cell office:value-type="float" office:value="10195570" table:style-name="ce125">
            <text:p>10,195,570</text:p>
          </table:table-cell>
          <table:table-cell table:style-name="ce78"/>
          <table:table-cell office:value-type="float" office:value="13166.000000000002" table:style-name="ce125">
            <text:p>13,166</text:p>
          </table:table-cell>
          <table:table-cell office:value-type="float" office:value="5204" table:style-name="ce125">
            <text:p>5,204</text:p>
          </table:table-cell>
          <table:table-cell office:value-type="percentage" office:value="0.39526051951997565" table:style-name="ce124">
            <text:p>39.5%</text:p>
          </table:table-cell>
          <table:table-cell office:value-type="float" office:value="4837884.791666666" table:style-name="ce125">
            <text:p>4,837,885</text:p>
          </table:table-cell>
          <table:table-cell table:style-name="ce78"/>
          <table:table-cell office:value-type="float" office:value="178" table:style-name="ce125">
            <text:p>178</text:p>
          </table:table-cell>
          <table:table-cell office:value-type="currency" office:value="53150" table:style-name="ce128">
            <text:p>£53,150</text:p>
          </table:table-cell>
          <table:table-cell table:style-name="ce131"/>
          <table:table-cell office:value-type="float" office:value="251.00000000000003" table:style-name="ce125">
            <text:p>251</text:p>
          </table:table-cell>
          <table:table-cell office:value-type="currency" office:value="577300" table:style-name="ce128">
            <text:p>£577,300</text:p>
          </table:table-cell>
          <table:table-cell table:style-name="ce131"/>
          <table:table-cell office:value-type="float" office:value="469" table:style-name="ce125">
            <text:p>469</text:p>
          </table:table-cell>
          <table:table-cell office:value-type="currency" office:value="1078700" table:style-name="ce128">
            <text:p>£1,078,700</text:p>
          </table:table-cell>
          <table:table-cell table:style-name="ce128"/>
          <table:table-cell office:value-type="float" office:value="13825.916666666668" table:style-name="ce74">
            <text:p>13,826</text:p>
          </table:table-cell>
          <table:table-cell office:value-type="currency" office:value="16742604.791666666" table:style-name="ce122">
            <text:p>£16,742,605</text:p>
          </table:table-cell>
          <table:table-cell table:number-columns-repeated="16359"/>
        </table:table-row>
        <table:table-row table:style-name="ro7">
          <table:table-cell office:value-type="float" office:value="392" table:style-name="ce56">
            <text:p>392</text:p>
          </table:table-cell>
          <table:table-cell office:value-type="string" table:style-name="ce130">
            <text:p>North Tyneside</text:p>
          </table:table-cell>
          <table:table-cell office:value-type="float" office:value="26943.5" table:style-name="ce125">
            <text:p>26,944</text:p>
          </table:table-cell>
          <table:table-cell table:style-name="ce125"/>
          <table:table-cell office:value-type="float" office:value="16506" table:style-name="ce125">
            <text:p>16,506</text:p>
          </table:table-cell>
          <table:table-cell office:value-type="float" office:value="4022" table:style-name="ce125">
            <text:p>4,022</text:p>
          </table:table-cell>
          <table:table-cell office:value-type="percentage" office:value="0.24366896885980854" table:style-name="ce124">
            <text:p>24.4%</text:p>
          </table:table-cell>
          <table:table-cell office:value-type="float" office:value="5309040" table:style-name="ce125">
            <text:p>5,309,040</text:p>
          </table:table-cell>
          <table:table-cell table:style-name="ce78"/>
          <table:table-cell office:value-type="float" office:value="10437.499999999998" table:style-name="ce125">
            <text:p>10,438</text:p>
          </table:table-cell>
          <table:table-cell office:value-type="float" office:value="2790" table:style-name="ce125">
            <text:p>2,790</text:p>
          </table:table-cell>
          <table:table-cell office:value-type="percentage" office:value="0.26730538922155694" table:style-name="ce124">
            <text:p>26.7%</text:p>
          </table:table-cell>
          <table:table-cell office:value-type="float" office:value="2608650" table:style-name="ce125">
            <text:p>2,608,650</text:p>
          </table:table-cell>
          <table:table-cell table:style-name="ce78"/>
          <table:table-cell office:value-type="float" office:value="309" table:style-name="ce125">
            <text:p>309</text:p>
          </table:table-cell>
          <table:table-cell office:value-type="currency" office:value="92700" table:style-name="ce128">
            <text:p>£92,700</text:p>
          </table:table-cell>
          <table:table-cell table:style-name="ce131"/>
          <table:table-cell office:value-type="float" office:value="306" table:style-name="ce125">
            <text:p>306</text:p>
          </table:table-cell>
          <table:table-cell office:value-type="currency" office:value="703800" table:style-name="ce128">
            <text:p>£703,800</text:p>
          </table:table-cell>
          <table:table-cell table:style-name="ce131"/>
          <table:table-cell office:value-type="float" office:value="233" table:style-name="ce125">
            <text:p>233</text:p>
          </table:table-cell>
          <table:table-cell office:value-type="currency" office:value="535900" table:style-name="ce128">
            <text:p>£535,900</text:p>
          </table:table-cell>
          <table:table-cell table:style-name="ce128"/>
          <table:table-cell office:value-type="float" office:value="7660" table:style-name="ce74">
            <text:p>7,660</text:p>
          </table:table-cell>
          <table:table-cell office:value-type="currency" office:value="9250090" table:style-name="ce122">
            <text:p>£9,250,090</text:p>
          </table:table-cell>
          <table:table-cell table:number-columns-repeated="16359"/>
        </table:table-row>
        <table:table-row table:style-name="ro7">
          <table:table-cell office:value-type="float" office:value="929" table:style-name="ce56">
            <text:p>929</text:p>
          </table:table-cell>
          <table:table-cell office:value-type="string" table:style-name="ce130">
            <text:p>Northumberland</text:p>
          </table:table-cell>
          <table:table-cell office:value-type="float" office:value="40058" table:style-name="ce125">
            <text:p>40,058</text:p>
          </table:table-cell>
          <table:table-cell table:style-name="ce125"/>
          <table:table-cell office:value-type="float" office:value="23817.5" table:style-name="ce125">
            <text:p>23,818</text:p>
          </table:table-cell>
          <table:table-cell office:value-type="float" office:value="5365" table:style-name="ce125">
            <text:p>5,365</text:p>
          </table:table-cell>
          <table:table-cell office:value-type="percentage" office:value="0.22525453972919071" table:style-name="ce124">
            <text:p>22.5%</text:p>
          </table:table-cell>
          <table:table-cell office:value-type="float" office:value="7081800" table:style-name="ce125">
            <text:p>7,081,800</text:p>
          </table:table-cell>
          <table:table-cell table:style-name="ce78"/>
          <table:table-cell office:value-type="float" office:value="16240.5" table:style-name="ce125">
            <text:p>16,241</text:p>
          </table:table-cell>
          <table:table-cell office:value-type="float" office:value="4007.5" table:style-name="ce125">
            <text:p>4,008</text:p>
          </table:table-cell>
          <table:table-cell office:value-type="percentage" office:value="0.24675964409962747" table:style-name="ce124">
            <text:p>24.7%</text:p>
          </table:table-cell>
          <table:table-cell office:value-type="float" office:value="3747012.5" table:style-name="ce125">
            <text:p>3,747,013</text:p>
          </table:table-cell>
          <table:table-cell table:style-name="ce78"/>
          <table:table-cell office:value-type="float" office:value="613" table:style-name="ce125">
            <text:p>613</text:p>
          </table:table-cell>
          <table:table-cell office:value-type="currency" office:value="183900" table:style-name="ce128">
            <text:p>£183,900</text:p>
          </table:table-cell>
          <table:table-cell table:style-name="ce131"/>
          <table:table-cell office:value-type="float" office:value="484" table:style-name="ce125">
            <text:p>484</text:p>
          </table:table-cell>
          <table:table-cell office:value-type="currency" office:value="1113200" table:style-name="ce128">
            <text:p>£1,113,200</text:p>
          </table:table-cell>
          <table:table-cell table:style-name="ce131"/>
          <table:table-cell office:value-type="float" office:value="336" table:style-name="ce125">
            <text:p>336</text:p>
          </table:table-cell>
          <table:table-cell office:value-type="currency" office:value="772800" table:style-name="ce128">
            <text:p>£772,800</text:p>
          </table:table-cell>
          <table:table-cell table:style-name="ce128"/>
          <table:table-cell office:value-type="float" office:value="10805.5" table:style-name="ce74">
            <text:p>10,806</text:p>
          </table:table-cell>
          <table:table-cell office:value-type="currency" office:value="12898712.5" table:style-name="ce122">
            <text:p>£12,898,713</text:p>
          </table:table-cell>
          <table:table-cell table:number-columns-repeated="16359"/>
        </table:table-row>
        <table:table-row table:style-name="ro7">
          <table:table-cell office:value-type="float" office:value="807" table:style-name="ce56">
            <text:p>807</text:p>
          </table:table-cell>
          <table:table-cell office:value-type="string" table:style-name="ce130">
            <text:p>Redcar and Cleveland</text:p>
          </table:table-cell>
          <table:table-cell office:value-type="float" office:value="19701.5" table:style-name="ce125">
            <text:p>19,702</text:p>
          </table:table-cell>
          <table:table-cell table:style-name="ce125"/>
          <table:table-cell office:value-type="float" office:value="11473" table:style-name="ce125">
            <text:p>11,473</text:p>
          </table:table-cell>
          <table:table-cell office:value-type="float" office:value="3829" table:style-name="ce125">
            <text:p>3,829</text:p>
          </table:table-cell>
          <table:table-cell office:value-type="percentage" office:value="0.33374008541793776" table:style-name="ce124">
            <text:p>33.4%</text:p>
          </table:table-cell>
          <table:table-cell office:value-type="float" office:value="5054280" table:style-name="ce125">
            <text:p>5,054,280</text:p>
          </table:table-cell>
          <table:table-cell table:style-name="ce78"/>
          <table:table-cell office:value-type="float" office:value="8228.5" table:style-name="ce125">
            <text:p>8,229</text:p>
          </table:table-cell>
          <table:table-cell office:value-type="float" office:value="2831.5" table:style-name="ce125">
            <text:p>2,832</text:p>
          </table:table-cell>
          <table:table-cell office:value-type="percentage" office:value="0.34410888983411314" table:style-name="ce124">
            <text:p>34.4%</text:p>
          </table:table-cell>
          <table:table-cell office:value-type="float" office:value="2647452.5" table:style-name="ce125">
            <text:p>2,647,453</text:p>
          </table:table-cell>
          <table:table-cell table:style-name="ce78"/>
          <table:table-cell office:value-type="float" office:value="227" table:style-name="ce125">
            <text:p>227</text:p>
          </table:table-cell>
          <table:table-cell office:value-type="currency" office:value="68100" table:style-name="ce128">
            <text:p>£68,100</text:p>
          </table:table-cell>
          <table:table-cell table:style-name="ce131"/>
          <table:table-cell office:value-type="float" office:value="146" table:style-name="ce125">
            <text:p>146</text:p>
          </table:table-cell>
          <table:table-cell office:value-type="currency" office:value="335800" table:style-name="ce128">
            <text:p>£335,800</text:p>
          </table:table-cell>
          <table:table-cell table:style-name="ce131"/>
          <table:table-cell office:value-type="float" office:value="207" table:style-name="ce125">
            <text:p>207</text:p>
          </table:table-cell>
          <table:table-cell office:value-type="currency" office:value="476100" table:style-name="ce128">
            <text:p>£476,100</text:p>
          </table:table-cell>
          <table:table-cell table:style-name="ce128"/>
          <table:table-cell office:value-type="float" office:value="7240.5" table:style-name="ce74">
            <text:p>7,241</text:p>
          </table:table-cell>
          <table:table-cell office:value-type="currency" office:value="8581732.5" table:style-name="ce122">
            <text:p>£8,581,733</text:p>
          </table:table-cell>
          <table:table-cell table:number-columns-repeated="16359"/>
        </table:table-row>
        <table:table-row table:style-name="ro7">
          <table:table-cell office:value-type="float" office:value="393" table:style-name="ce56">
            <text:p>393</text:p>
          </table:table-cell>
          <table:table-cell office:value-type="string" table:style-name="ce130">
            <text:p>South Tyneside</text:p>
          </table:table-cell>
          <table:table-cell office:value-type="float" office:value="19685" table:style-name="ce125">
            <text:p>19,685</text:p>
          </table:table-cell>
          <table:table-cell table:style-name="ce125"/>
          <table:table-cell office:value-type="float" office:value="11806" table:style-name="ce125">
            <text:p>11,806</text:p>
          </table:table-cell>
          <table:table-cell office:value-type="float" office:value="4010" table:style-name="ce125">
            <text:p>4,010</text:p>
          </table:table-cell>
          <table:table-cell office:value-type="percentage" office:value="0.33965780111807553" table:style-name="ce124">
            <text:p>34.0%</text:p>
          </table:table-cell>
          <table:table-cell office:value-type="float" office:value="5293200" table:style-name="ce125">
            <text:p>5,293,200</text:p>
          </table:table-cell>
          <table:table-cell table:style-name="ce78"/>
          <table:table-cell office:value-type="float" office:value="7879.0000000000009" table:style-name="ce125">
            <text:p>7,879</text:p>
          </table:table-cell>
          <table:table-cell office:value-type="float" office:value="3073" table:style-name="ce125">
            <text:p>3,073</text:p>
          </table:table-cell>
          <table:table-cell office:value-type="percentage" office:value="0.39002411473537246" table:style-name="ce124">
            <text:p>39.0%</text:p>
          </table:table-cell>
          <table:table-cell office:value-type="float" office:value="2873255" table:style-name="ce125">
            <text:p>2,873,255</text:p>
          </table:table-cell>
          <table:table-cell table:style-name="ce78"/>
          <table:table-cell office:value-type="float" office:value="169" table:style-name="ce125">
            <text:p>169</text:p>
          </table:table-cell>
          <table:table-cell office:value-type="currency" office:value="50700" table:style-name="ce128">
            <text:p>£50,700</text:p>
          </table:table-cell>
          <table:table-cell table:style-name="ce131"/>
          <table:table-cell office:value-type="float" office:value="189" table:style-name="ce125">
            <text:p>189</text:p>
          </table:table-cell>
          <table:table-cell office:value-type="currency" office:value="434700" table:style-name="ce128">
            <text:p>£434,700</text:p>
          </table:table-cell>
          <table:table-cell table:style-name="ce131"/>
          <table:table-cell office:value-type="float" office:value="240" table:style-name="ce125">
            <text:p>240</text:p>
          </table:table-cell>
          <table:table-cell office:value-type="currency" office:value="552000" table:style-name="ce128">
            <text:p>£552,000</text:p>
          </table:table-cell>
          <table:table-cell table:style-name="ce128"/>
          <table:table-cell office:value-type="float" office:value="7681" table:style-name="ce74">
            <text:p>7,681</text:p>
          </table:table-cell>
          <table:table-cell office:value-type="currency" office:value="9203855" table:style-name="ce122">
            <text:p>£9,203,855</text:p>
          </table:table-cell>
          <table:table-cell table:number-columns-repeated="16359"/>
        </table:table-row>
        <table:table-row table:style-name="ro7">
          <table:table-cell office:value-type="float" office:value="808" table:style-name="ce56">
            <text:p>808</text:p>
          </table:table-cell>
          <table:table-cell office:value-type="string" table:style-name="ce130">
            <text:p>Stockton-on-Tees</text:p>
          </table:table-cell>
          <table:table-cell office:value-type="float" office:value="28348.5" table:style-name="ce125">
            <text:p>28,349</text:p>
          </table:table-cell>
          <table:table-cell table:style-name="ce125"/>
          <table:table-cell office:value-type="float" office:value="17570" table:style-name="ce125">
            <text:p>17,570</text:p>
          </table:table-cell>
          <table:table-cell office:value-type="float" office:value="4731.1666666666661" table:style-name="ce125">
            <text:p>4,731</text:p>
          </table:table-cell>
          <table:table-cell office:value-type="percentage" office:value="0.26927527983304872" table:style-name="ce124">
            <text:p>26.9%</text:p>
          </table:table-cell>
          <table:table-cell office:value-type="float" office:value="6245140" table:style-name="ce125">
            <text:p>6,245,140</text:p>
          </table:table-cell>
          <table:table-cell table:style-name="ce78"/>
          <table:table-cell office:value-type="float" office:value="10778.5" table:style-name="ce125">
            <text:p>10,779</text:p>
          </table:table-cell>
          <table:table-cell office:value-type="float" office:value="3277.3333333333335" table:style-name="ce125">
            <text:p>3,277</text:p>
          </table:table-cell>
          <table:table-cell office:value-type="percentage" office:value="0.30406209893151492" table:style-name="ce124">
            <text:p>30.4%</text:p>
          </table:table-cell>
          <table:table-cell office:value-type="float" office:value="3064306.6666666665" table:style-name="ce125">
            <text:p>3,064,307</text:p>
          </table:table-cell>
          <table:table-cell table:style-name="ce78"/>
          <table:table-cell office:value-type="float" office:value="320.75" table:style-name="ce125">
            <text:p>321</text:p>
          </table:table-cell>
          <table:table-cell office:value-type="currency" office:value="96225" table:style-name="ce128">
            <text:p>£96,225</text:p>
          </table:table-cell>
          <table:table-cell table:style-name="ce131"/>
          <table:table-cell office:value-type="float" office:value="255.16666666666669" table:style-name="ce125">
            <text:p>255</text:p>
          </table:table-cell>
          <table:table-cell office:value-type="currency" office:value="586883.33333333337" table:style-name="ce128">
            <text:p>£586,883</text:p>
          </table:table-cell>
          <table:table-cell table:style-name="ce131"/>
          <table:table-cell office:value-type="float" office:value="351" table:style-name="ce125">
            <text:p>351</text:p>
          </table:table-cell>
          <table:table-cell office:value-type="currency" office:value="807300" table:style-name="ce128">
            <text:p>£807,300</text:p>
          </table:table-cell>
          <table:table-cell table:style-name="ce128"/>
          <table:table-cell office:value-type="float" office:value="8935.4166666666661" table:style-name="ce74">
            <text:p>8,935</text:p>
          </table:table-cell>
          <table:table-cell office:value-type="currency" office:value="10799855" table:style-name="ce122">
            <text:p>£10,799,855</text:p>
          </table:table-cell>
          <table:table-cell table:number-columns-repeated="16359"/>
        </table:table-row>
        <table:table-row table:style-name="ro7">
          <table:table-cell office:value-type="float" office:value="394" table:style-name="ce56">
            <text:p>394</text:p>
          </table:table-cell>
          <table:table-cell office:value-type="string" table:style-name="ce130">
            <text:p>Sunderland</text:p>
          </table:table-cell>
          <table:table-cell office:value-type="float" office:value="36499" table:style-name="ce125">
            <text:p>36,499</text:p>
          </table:table-cell>
          <table:table-cell table:style-name="ce125"/>
          <table:table-cell office:value-type="float" office:value="22227.5" table:style-name="ce125">
            <text:p>22,228</text:p>
          </table:table-cell>
          <table:table-cell office:value-type="float" office:value="6498" table:style-name="ce125">
            <text:p>6,498</text:p>
          </table:table-cell>
          <table:table-cell office:value-type="percentage" office:value="0.29234056911483525" table:style-name="ce124">
            <text:p>29.2%</text:p>
          </table:table-cell>
          <table:table-cell office:value-type="float" office:value="8577360" table:style-name="ce125">
            <text:p>8,577,360</text:p>
          </table:table-cell>
          <table:table-cell table:style-name="ce78"/>
          <table:table-cell office:value-type="float" office:value="14271.5" table:style-name="ce125">
            <text:p>14,272</text:p>
          </table:table-cell>
          <table:table-cell office:value-type="float" office:value="5093.5" table:style-name="ce125">
            <text:p>5,094</text:p>
          </table:table-cell>
          <table:table-cell office:value-type="percentage" office:value="0.35690011561503698" table:style-name="ce124">
            <text:p>35.7%</text:p>
          </table:table-cell>
          <table:table-cell office:value-type="float" office:value="4762422.5" table:style-name="ce125">
            <text:p>4,762,423</text:p>
          </table:table-cell>
          <table:table-cell table:style-name="ce78"/>
          <table:table-cell office:value-type="float" office:value="316" table:style-name="ce125">
            <text:p>316</text:p>
          </table:table-cell>
          <table:table-cell office:value-type="currency" office:value="94800" table:style-name="ce128">
            <text:p>£94,800</text:p>
          </table:table-cell>
          <table:table-cell table:style-name="ce131"/>
          <table:table-cell office:value-type="float" office:value="326" table:style-name="ce125">
            <text:p>326</text:p>
          </table:table-cell>
          <table:table-cell office:value-type="currency" office:value="749800" table:style-name="ce128">
            <text:p>£749,800</text:p>
          </table:table-cell>
          <table:table-cell table:style-name="ce131"/>
          <table:table-cell office:value-type="float" office:value="506" table:style-name="ce125">
            <text:p>506</text:p>
          </table:table-cell>
          <table:table-cell office:value-type="currency" office:value="1163800" table:style-name="ce128">
            <text:p>£1,163,800</text:p>
          </table:table-cell>
          <table:table-cell table:style-name="ce128"/>
          <table:table-cell office:value-type="float" office:value="12739.5" table:style-name="ce74">
            <text:p>12,740</text:p>
          </table:table-cell>
          <table:table-cell office:value-type="currency" office:value="15348182.5" table:style-name="ce122">
            <text:p>£15,348,183</text:p>
          </table:table-cell>
          <table:table-cell table:number-columns-repeated="16359"/>
        </table:table-row>
        <table:table-row table:style-name="ro7">
          <table:table-cell table:number-columns-repeated="2" table:style-name="ce56"/>
          <table:table-cell table:number-columns-repeated="4" table:style-name="ce125"/>
          <table:table-cell table:style-name="ce124"/>
          <table:table-cell table:style-name="ce128"/>
          <table:table-cell table:style-name="ce78"/>
          <table:table-cell table:number-columns-repeated="2" table:style-name="ce125"/>
          <table:table-cell table:style-name="ce124"/>
          <table:table-cell table:style-name="ce128"/>
          <table:table-cell table:style-name="ce78"/>
          <table:table-cell table:style-name="ce125"/>
          <table:table-cell table:style-name="ce128"/>
          <table:table-cell table:style-name="ce131"/>
          <table:table-cell table:style-name="ce125"/>
          <table:table-cell table:style-name="ce128"/>
          <table:table-cell table:style-name="ce131"/>
          <table:table-cell table:style-name="ce125"/>
          <table:table-cell table:style-name="ce122"/>
          <table:table-cell table:style-name="ce128"/>
          <table:table-cell table:style-name="ce74"/>
          <table:table-cell table:style-name="ce122"/>
          <table:table-cell table:number-columns-repeated="16359"/>
        </table:table-row>
        <table:table-row table:style-name="ro7">
          <table:table-cell table:style-name="ce65"/>
          <table:table-cell office:value-type="string" table:style-name="ce129">
            <text:p>NORTH WEST (22)</text:p>
          </table:table-cell>
          <table:table-cell office:value-type="float" office:value="1013278.833333" table:style-name="ce74">
            <text:p>1,013,279</text:p>
          </table:table-cell>
          <table:table-cell table:style-name="ce74"/>
          <table:table-cell office:value-type="float" office:value="617575.5" table:style-name="ce74">
            <text:p>617,576</text:p>
          </table:table-cell>
          <table:table-cell office:value-type="float" office:value="161102.33333333334" table:style-name="ce74">
            <text:p>161,102</text:p>
          </table:table-cell>
          <table:table-cell office:value-type="percentage" office:value="0.26086257199861934" table:style-name="ce121">
            <text:p>26.1%</text:p>
          </table:table-cell>
          <table:table-cell office:value-type="currency" office:value="212655080" table:style-name="ce122">
            <text:p>£212,655,080</text:p>
          </table:table-cell>
          <table:table-cell table:style-name="ce78"/>
          <table:table-cell office:value-type="float" office:value="395703.33333299996" table:style-name="ce74">
            <text:p>395,703</text:p>
          </table:table-cell>
          <table:table-cell office:value-type="float" office:value="121043.83333300002" table:style-name="ce74">
            <text:p>121,044</text:p>
          </table:table-cell>
          <table:table-cell office:value-type="percentage" office:value="0.30589540986033814" table:style-name="ce121">
            <text:p>30.6%</text:p>
          </table:table-cell>
          <table:table-cell office:value-type="currency" office:value="113138584.16635498" table:style-name="ce122">
            <text:p>£113,138,584</text:p>
          </table:table-cell>
          <table:table-cell table:style-name="ce78"/>
          <table:table-cell office:value-type="float" office:value="4499.166666666667" table:style-name="ce74">
            <text:p>4,499</text:p>
          </table:table-cell>
          <table:table-cell office:value-type="currency" office:value="1349750" table:style-name="ce122">
            <text:p>£1,349,750</text:p>
          </table:table-cell>
          <table:table-cell table:style-name="ce78"/>
          <table:table-cell office:value-type="float" office:value="8148.333333333333" table:style-name="ce74">
            <text:p>8,148</text:p>
          </table:table-cell>
          <table:table-cell office:value-type="currency" office:value="18741166.666666664" table:style-name="ce122">
            <text:p>£18,741,167</text:p>
          </table:table-cell>
          <table:table-cell table:style-name="ce78"/>
          <table:table-cell office:value-type="float" office:value="11106" table:style-name="ce74">
            <text:p>11,106</text:p>
          </table:table-cell>
          <table:table-cell office:value-type="currency" office:value="25543800" table:style-name="ce122">
            <text:p>£25,543,800</text:p>
          </table:table-cell>
          <table:table-cell table:style-name="ce78"/>
          <table:table-cell office:value-type="float" office:value="305899.66666633333" table:style-name="ce74">
            <text:p>305,900</text:p>
          </table:table-cell>
          <table:table-cell office:value-type="currency" office:value="371428380.8330217" table:style-name="ce122">
            <text:p>£371,428,381</text:p>
          </table:table-cell>
          <table:table-cell table:number-columns-repeated="16359" table:style-name="ce65"/>
        </table:table-row>
        <table:table-row table:style-name="ro7">
          <table:table-cell office:value-type="float" office:value="889" table:style-name="ce56">
            <text:p>889</text:p>
          </table:table-cell>
          <table:table-cell office:value-type="string" table:style-name="ce130">
            <text:p>Blackburn with Darwen</text:p>
          </table:table-cell>
          <table:table-cell office:value-type="float" office:value="25418" table:style-name="ce125">
            <text:p>25,418</text:p>
          </table:table-cell>
          <table:table-cell table:style-name="ce125"/>
          <table:table-cell office:value-type="float" office:value="15444" table:style-name="ce125">
            <text:p>15,444</text:p>
          </table:table-cell>
          <table:table-cell office:value-type="float" office:value="4012" table:style-name="ce125">
            <text:p>4,012</text:p>
          </table:table-cell>
          <table:table-cell office:value-type="percentage" office:value="0.25977725977725979" table:style-name="ce124">
            <text:p>26.0%</text:p>
          </table:table-cell>
          <table:table-cell office:value-type="float" office:value="5295840" table:style-name="ce125">
            <text:p>5,295,840</text:p>
          </table:table-cell>
          <table:table-cell table:style-name="ce78"/>
          <table:table-cell office:value-type="float" office:value="9974" table:style-name="ce125">
            <text:p>9,974</text:p>
          </table:table-cell>
          <table:table-cell office:value-type="float" office:value="3191.5" table:style-name="ce125">
            <text:p>3,192</text:p>
          </table:table-cell>
          <table:table-cell office:value-type="percentage" office:value="0.31998195307800281" table:style-name="ce124">
            <text:p>32.0%</text:p>
          </table:table-cell>
          <table:table-cell office:value-type="float" office:value="2984052.5" table:style-name="ce125">
            <text:p>2,984,053</text:p>
          </table:table-cell>
          <table:table-cell table:style-name="ce78"/>
          <table:table-cell office:value-type="float" office:value="61.5" table:style-name="ce125">
            <text:p>62</text:p>
          </table:table-cell>
          <table:table-cell office:value-type="currency" office:value="18450" table:style-name="ce128">
            <text:p>£18,450</text:p>
          </table:table-cell>
          <table:table-cell table:style-name="ce131"/>
          <table:table-cell office:value-type="float" office:value="204.5" table:style-name="ce125">
            <text:p>205</text:p>
          </table:table-cell>
          <table:table-cell office:value-type="currency" office:value="470350" table:style-name="ce128">
            <text:p>£470,350</text:p>
          </table:table-cell>
          <table:table-cell table:style-name="ce131"/>
          <table:table-cell office:value-type="float" office:value="301" table:style-name="ce125">
            <text:p>301</text:p>
          </table:table-cell>
          <table:table-cell office:value-type="currency" office:value="692300" table:style-name="ce128">
            <text:p>£692,300</text:p>
          </table:table-cell>
          <table:table-cell table:style-name="ce128"/>
          <table:table-cell office:value-type="float" office:value="7770.5" table:style-name="ce74">
            <text:p>7,771</text:p>
          </table:table-cell>
          <table:table-cell office:value-type="currency" office:value="9460992.5" table:style-name="ce122">
            <text:p>£9,460,993</text:p>
          </table:table-cell>
          <table:table-cell table:number-columns-repeated="16359"/>
        </table:table-row>
        <table:table-row table:style-name="ro7">
          <table:table-cell office:value-type="float" office:value="890" table:style-name="ce56">
            <text:p>890</text:p>
          </table:table-cell>
          <table:table-cell office:value-type="string" table:style-name="ce130">
            <text:p>Blackpool</text:p>
          </table:table-cell>
          <table:table-cell office:value-type="float" office:value="18600.5" table:style-name="ce125">
            <text:p>18,601</text:p>
          </table:table-cell>
          <table:table-cell table:style-name="ce125"/>
          <table:table-cell office:value-type="float" office:value="11941.5" table:style-name="ce125">
            <text:p>11,942</text:p>
          </table:table-cell>
          <table:table-cell office:value-type="float" office:value="4693.75" table:style-name="ce125">
            <text:p>4,694</text:p>
          </table:table-cell>
          <table:table-cell office:value-type="percentage" office:value="0.39306201063517981" table:style-name="ce124">
            <text:p>39.3%</text:p>
          </table:table-cell>
          <table:table-cell office:value-type="float" office:value="6195750" table:style-name="ce125">
            <text:p>6,195,750</text:p>
          </table:table-cell>
          <table:table-cell table:style-name="ce78"/>
          <table:table-cell office:value-type="float" office:value="6659" table:style-name="ce125">
            <text:p>6,659</text:p>
          </table:table-cell>
          <table:table-cell office:value-type="float" office:value="3130.0833333333335" table:style-name="ce125">
            <text:p>3,130</text:p>
          </table:table-cell>
          <table:table-cell office:value-type="percentage" office:value="0.47005306102017325" table:style-name="ce124">
            <text:p>47.0%</text:p>
          </table:table-cell>
          <table:table-cell office:value-type="float" office:value="2926627.9166666665" table:style-name="ce125">
            <text:p>2,926,628</text:p>
          </table:table-cell>
          <table:table-cell table:style-name="ce78"/>
          <table:table-cell office:value-type="float" office:value="116.58333333333333" table:style-name="ce125">
            <text:p>117</text:p>
          </table:table-cell>
          <table:table-cell office:value-type="currency" office:value="34975" table:style-name="ce128">
            <text:p>£34,975</text:p>
          </table:table-cell>
          <table:table-cell table:style-name="ce131"/>
          <table:table-cell office:value-type="float" office:value="119.5" table:style-name="ce125">
            <text:p>120</text:p>
          </table:table-cell>
          <table:table-cell office:value-type="currency" office:value="274850.00000000006" table:style-name="ce128">
            <text:p>£274,850</text:p>
          </table:table-cell>
          <table:table-cell table:style-name="ce131"/>
          <table:table-cell office:value-type="float" office:value="440" table:style-name="ce125">
            <text:p>440</text:p>
          </table:table-cell>
          <table:table-cell office:value-type="currency" office:value="1012000" table:style-name="ce128">
            <text:p>£1,012,000</text:p>
          </table:table-cell>
          <table:table-cell table:style-name="ce128"/>
          <table:table-cell office:value-type="float" office:value="8499.9166666666679" table:style-name="ce74">
            <text:p>8,500</text:p>
          </table:table-cell>
          <table:table-cell office:value-type="currency" office:value="10444202.916666666" table:style-name="ce122">
            <text:p>£10,444,203</text:p>
          </table:table-cell>
          <table:table-cell table:number-columns-repeated="16359"/>
        </table:table-row>
        <table:table-row table:style-name="ro7">
          <table:table-cell office:value-type="float" office:value="350" table:style-name="ce56">
            <text:p>350</text:p>
          </table:table-cell>
          <table:table-cell office:value-type="string" table:style-name="ce130">
            <text:p>Bolton</text:p>
          </table:table-cell>
          <table:table-cell office:value-type="float" office:value="46103" table:style-name="ce125">
            <text:p>46,103</text:p>
          </table:table-cell>
          <table:table-cell table:style-name="ce125"/>
          <table:table-cell office:value-type="float" office:value="28271" table:style-name="ce125">
            <text:p>28,271</text:p>
          </table:table-cell>
          <table:table-cell office:value-type="float" office:value="8074.1666666666661" table:style-name="ce125">
            <text:p>8,074</text:p>
          </table:table-cell>
          <table:table-cell office:value-type="percentage" office:value="0.28559890582811598" table:style-name="ce124">
            <text:p>28.6%</text:p>
          </table:table-cell>
          <table:table-cell office:value-type="float" office:value="10657900" table:style-name="ce125">
            <text:p>10,657,900</text:p>
          </table:table-cell>
          <table:table-cell table:style-name="ce78"/>
          <table:table-cell office:value-type="float" office:value="17832" table:style-name="ce125">
            <text:p>17,832</text:p>
          </table:table-cell>
          <table:table-cell office:value-type="float" office:value="6015" table:style-name="ce125">
            <text:p>6,015</text:p>
          </table:table-cell>
          <table:table-cell office:value-type="percentage" office:value="0.33731493943472407" table:style-name="ce124">
            <text:p>33.7%</text:p>
          </table:table-cell>
          <table:table-cell office:value-type="float" office:value="5624025" table:style-name="ce125">
            <text:p>5,624,025</text:p>
          </table:table-cell>
          <table:table-cell table:style-name="ce78"/>
          <table:table-cell office:value-type="float" office:value="126" table:style-name="ce125">
            <text:p>126</text:p>
          </table:table-cell>
          <table:table-cell office:value-type="currency" office:value="37800" table:style-name="ce128">
            <text:p>£37,800</text:p>
          </table:table-cell>
          <table:table-cell table:style-name="ce131"/>
          <table:table-cell office:value-type="float" office:value="255.58333333333331" table:style-name="ce125">
            <text:p>256</text:p>
          </table:table-cell>
          <table:table-cell office:value-type="currency" office:value="587841.66666666674" table:style-name="ce128">
            <text:p>£587,842</text:p>
          </table:table-cell>
          <table:table-cell table:style-name="ce131"/>
          <table:table-cell office:value-type="float" office:value="456" table:style-name="ce125">
            <text:p>456</text:p>
          </table:table-cell>
          <table:table-cell office:value-type="currency" office:value="1048800" table:style-name="ce128">
            <text:p>£1,048,800</text:p>
          </table:table-cell>
          <table:table-cell table:style-name="ce128"/>
          <table:table-cell office:value-type="float" office:value="14926.75" table:style-name="ce74">
            <text:p>14,927</text:p>
          </table:table-cell>
          <table:table-cell office:value-type="currency" office:value="17956366.666666668" table:style-name="ce122">
            <text:p>£17,956,367</text:p>
          </table:table-cell>
          <table:table-cell table:number-columns-repeated="16359"/>
        </table:table-row>
        <table:table-row table:style-name="ro7">
          <table:table-cell office:value-type="float" office:value="351" table:style-name="ce56">
            <text:p>351</text:p>
          </table:table-cell>
          <table:table-cell office:value-type="string" table:style-name="ce130">
            <text:p>Bury</text:p>
          </table:table-cell>
          <table:table-cell office:value-type="float" office:value="28354" table:style-name="ce125">
            <text:p>28,354</text:p>
          </table:table-cell>
          <table:table-cell table:style-name="ce125"/>
          <table:table-cell office:value-type="float" office:value="16896" table:style-name="ce125">
            <text:p>16,896</text:p>
          </table:table-cell>
          <table:table-cell office:value-type="float" office:value="3853.5" table:style-name="ce125">
            <text:p>3,854</text:p>
          </table:table-cell>
          <table:table-cell office:value-type="percentage" office:value="0.22807173295454544" table:style-name="ce124">
            <text:p>22.8%</text:p>
          </table:table-cell>
          <table:table-cell office:value-type="float" office:value="5086620" table:style-name="ce125">
            <text:p>5,086,620</text:p>
          </table:table-cell>
          <table:table-cell table:style-name="ce78"/>
          <table:table-cell office:value-type="float" office:value="11458" table:style-name="ce125">
            <text:p>11,458</text:p>
          </table:table-cell>
          <table:table-cell office:value-type="float" office:value="3060.5" table:style-name="ce125">
            <text:p>3,061</text:p>
          </table:table-cell>
          <table:table-cell office:value-type="percentage" office:value="0.26710595217315414" table:style-name="ce124">
            <text:p>26.7%</text:p>
          </table:table-cell>
          <table:table-cell office:value-type="float" office:value="2861567.5" table:style-name="ce125">
            <text:p>2,861,568</text:p>
          </table:table-cell>
          <table:table-cell table:style-name="ce78"/>
          <table:table-cell office:value-type="float" office:value="88" table:style-name="ce125">
            <text:p>88</text:p>
          </table:table-cell>
          <table:table-cell office:value-type="currency" office:value="26400" table:style-name="ce128">
            <text:p>£26,400</text:p>
          </table:table-cell>
          <table:table-cell table:style-name="ce131"/>
          <table:table-cell office:value-type="float" office:value="189" table:style-name="ce125">
            <text:p>189</text:p>
          </table:table-cell>
          <table:table-cell office:value-type="currency" office:value="434700" table:style-name="ce128">
            <text:p>£434,700</text:p>
          </table:table-cell>
          <table:table-cell table:style-name="ce131"/>
          <table:table-cell office:value-type="float" office:value="276" table:style-name="ce125">
            <text:p>276</text:p>
          </table:table-cell>
          <table:table-cell office:value-type="currency" office:value="634800" table:style-name="ce128">
            <text:p>£634,800</text:p>
          </table:table-cell>
          <table:table-cell table:style-name="ce128"/>
          <table:table-cell office:value-type="float" office:value="7467" table:style-name="ce74">
            <text:p>7,467</text:p>
          </table:table-cell>
          <table:table-cell office:value-type="currency" office:value="9044087.5" table:style-name="ce122">
            <text:p>£9,044,088</text:p>
          </table:table-cell>
          <table:table-cell table:number-columns-repeated="16359"/>
        </table:table-row>
        <table:table-row table:style-name="ro7">
          <table:table-cell office:value-type="float" office:value="895" table:style-name="ce56">
            <text:p>895</text:p>
          </table:table-cell>
          <table:table-cell office:value-type="string" table:style-name="ce132">
            <text:p>Cheshire East</text:p>
          </table:table-cell>
          <table:table-cell office:value-type="float" office:value="48573" table:style-name="ce125">
            <text:p>48,573</text:p>
          </table:table-cell>
          <table:table-cell table:style-name="ce125"/>
          <table:table-cell office:value-type="float" office:value="29300" table:style-name="ce125">
            <text:p>29,300</text:p>
          </table:table-cell>
          <table:table-cell office:value-type="float" office:value="4039" table:style-name="ce125">
            <text:p>4,039</text:p>
          </table:table-cell>
          <table:table-cell office:value-type="percentage" office:value="0.13784982935153584" table:style-name="ce124">
            <text:p>13.8%</text:p>
          </table:table-cell>
          <table:table-cell office:value-type="float" office:value="5331480" table:style-name="ce125">
            <text:p>5,331,480</text:p>
          </table:table-cell>
          <table:table-cell table:style-name="ce78"/>
          <table:table-cell office:value-type="float" office:value="19273" table:style-name="ce125">
            <text:p>19,273</text:p>
          </table:table-cell>
          <table:table-cell office:value-type="float" office:value="3346" table:style-name="ce125">
            <text:p>3,346</text:p>
          </table:table-cell>
          <table:table-cell office:value-type="percentage" office:value="0.1736107507912624" table:style-name="ce124">
            <text:p>17.4%</text:p>
          </table:table-cell>
          <table:table-cell office:value-type="float" office:value="3128510" table:style-name="ce125">
            <text:p>3,128,510</text:p>
          </table:table-cell>
          <table:table-cell table:style-name="ce78"/>
          <table:table-cell office:value-type="float" office:value="205" table:style-name="ce125">
            <text:p>205</text:p>
          </table:table-cell>
          <table:table-cell office:value-type="currency" office:value="61500" table:style-name="ce128">
            <text:p>£61,500</text:p>
          </table:table-cell>
          <table:table-cell table:style-name="ce131"/>
          <table:table-cell office:value-type="float" office:value="427" table:style-name="ce125">
            <text:p>427</text:p>
          </table:table-cell>
          <table:table-cell office:value-type="currency" office:value="982100" table:style-name="ce128">
            <text:p>£982,100</text:p>
          </table:table-cell>
          <table:table-cell table:style-name="ce131"/>
          <table:table-cell office:value-type="float" office:value="387" table:style-name="ce125">
            <text:p>387</text:p>
          </table:table-cell>
          <table:table-cell office:value-type="currency" office:value="890100" table:style-name="ce128">
            <text:p>£890,100</text:p>
          </table:table-cell>
          <table:table-cell table:style-name="ce128"/>
          <table:table-cell office:value-type="float" office:value="8404" table:style-name="ce74">
            <text:p>8,404</text:p>
          </table:table-cell>
          <table:table-cell office:value-type="currency" office:value="10393690" table:style-name="ce122">
            <text:p>£10,393,690</text:p>
          </table:table-cell>
          <table:table-cell table:number-columns-repeated="16359"/>
        </table:table-row>
        <table:table-row table:style-name="ro7">
          <table:table-cell office:value-type="float" office:value="896" table:style-name="ce56">
            <text:p>896</text:p>
          </table:table-cell>
          <table:table-cell office:value-type="string" table:style-name="ce133">
            <text:p>Cheshire West and Chester</text:p>
          </table:table-cell>
          <table:table-cell office:value-type="float" office:value="45440.5" table:style-name="ce125">
            <text:p>45,441</text:p>
          </table:table-cell>
          <table:table-cell table:style-name="ce125"/>
          <table:table-cell office:value-type="float" office:value="27525" table:style-name="ce125">
            <text:p>27,525</text:p>
          </table:table-cell>
          <table:table-cell office:value-type="float" office:value="5115" table:style-name="ce125">
            <text:p>5,115</text:p>
          </table:table-cell>
          <table:table-cell office:value-type="percentage" office:value="0.18583106267029972" table:style-name="ce124">
            <text:p>18.6%</text:p>
          </table:table-cell>
          <table:table-cell office:value-type="float" office:value="6751800" table:style-name="ce125">
            <text:p>6,751,800</text:p>
          </table:table-cell>
          <table:table-cell table:style-name="ce78"/>
          <table:table-cell office:value-type="float" office:value="17915.5" table:style-name="ce125">
            <text:p>17,916</text:p>
          </table:table-cell>
          <table:table-cell office:value-type="float" office:value="3839" table:style-name="ce125">
            <text:p>3,839</text:p>
          </table:table-cell>
          <table:table-cell office:value-type="percentage" office:value="0.21428372080042421" table:style-name="ce124">
            <text:p>21.4%</text:p>
          </table:table-cell>
          <table:table-cell office:value-type="float" office:value="3589465" table:style-name="ce125">
            <text:p>3,589,465</text:p>
          </table:table-cell>
          <table:table-cell table:style-name="ce78"/>
          <table:table-cell office:value-type="float" office:value="430" table:style-name="ce125">
            <text:p>430</text:p>
          </table:table-cell>
          <table:table-cell office:value-type="currency" office:value="129000" table:style-name="ce128">
            <text:p>£129,000</text:p>
          </table:table-cell>
          <table:table-cell table:style-name="ce131"/>
          <table:table-cell office:value-type="float" office:value="424" table:style-name="ce125">
            <text:p>424</text:p>
          </table:table-cell>
          <table:table-cell office:value-type="currency" office:value="975200" table:style-name="ce128">
            <text:p>£975,200</text:p>
          </table:table-cell>
          <table:table-cell table:style-name="ce131"/>
          <table:table-cell office:value-type="float" office:value="394" table:style-name="ce125">
            <text:p>394</text:p>
          </table:table-cell>
          <table:table-cell office:value-type="currency" office:value="906200" table:style-name="ce128">
            <text:p>£906,200</text:p>
          </table:table-cell>
          <table:table-cell table:style-name="ce128"/>
          <table:table-cell office:value-type="float" office:value="10202" table:style-name="ce74">
            <text:p>10,202</text:p>
          </table:table-cell>
          <table:table-cell office:value-type="currency" office:value="12351665" table:style-name="ce122">
            <text:p>£12,351,665</text:p>
          </table:table-cell>
          <table:table-cell table:number-columns-repeated="16359"/>
        </table:table-row>
        <table:table-row table:style-name="ro7">
          <table:table-cell office:value-type="float" office:value="909" table:style-name="ce56">
            <text:p>909</text:p>
          </table:table-cell>
          <table:table-cell office:value-type="string" table:style-name="ce130">
            <text:p>Cumbria</text:p>
          </table:table-cell>
          <table:table-cell office:value-type="float" office:value="61885.5" table:style-name="ce125">
            <text:p>61,886</text:p>
          </table:table-cell>
          <table:table-cell table:style-name="ce125"/>
          <table:table-cell office:value-type="float" office:value="36215" table:style-name="ce125">
            <text:p>36,215</text:p>
          </table:table-cell>
          <table:table-cell office:value-type="float" office:value="6620.083333333333" table:style-name="ce125">
            <text:p>6,620</text:p>
          </table:table-cell>
          <table:table-cell office:value-type="percentage" office:value="0.18279948455980485" table:style-name="ce124">
            <text:p>18.3%</text:p>
          </table:table-cell>
          <table:table-cell office:value-type="float" office:value="8738510" table:style-name="ce125">
            <text:p>8,738,510</text:p>
          </table:table-cell>
          <table:table-cell table:style-name="ce78"/>
          <table:table-cell office:value-type="float" office:value="25670.5" table:style-name="ce125">
            <text:p>25,671</text:p>
          </table:table-cell>
          <table:table-cell office:value-type="float" office:value="5007" table:style-name="ce125">
            <text:p>5,007</text:p>
          </table:table-cell>
          <table:table-cell office:value-type="percentage" office:value="0.19504879141426928" table:style-name="ce124">
            <text:p>19.5%</text:p>
          </table:table-cell>
          <table:table-cell office:value-type="float" office:value="4681545" table:style-name="ce125">
            <text:p>4,681,545</text:p>
          </table:table-cell>
          <table:table-cell table:style-name="ce78"/>
          <table:table-cell office:value-type="float" office:value="412" table:style-name="ce125">
            <text:p>412</text:p>
          </table:table-cell>
          <table:table-cell office:value-type="currency" office:value="123600" table:style-name="ce128">
            <text:p>£123,600</text:p>
          </table:table-cell>
          <table:table-cell table:style-name="ce131"/>
          <table:table-cell office:value-type="float" office:value="504" table:style-name="ce125">
            <text:p>504</text:p>
          </table:table-cell>
          <table:table-cell office:value-type="currency" office:value="1159200" table:style-name="ce128">
            <text:p>£1,159,200</text:p>
          </table:table-cell>
          <table:table-cell table:style-name="ce131"/>
          <table:table-cell office:value-type="float" office:value="584" table:style-name="ce125">
            <text:p>584</text:p>
          </table:table-cell>
          <table:table-cell office:value-type="currency" office:value="1343200" table:style-name="ce128">
            <text:p>£1,343,200</text:p>
          </table:table-cell>
          <table:table-cell table:style-name="ce128"/>
          <table:table-cell office:value-type="float" office:value="13127.083333333332" table:style-name="ce74">
            <text:p>13,127</text:p>
          </table:table-cell>
          <table:table-cell office:value-type="currency" office:value="16046055" table:style-name="ce122">
            <text:p>£16,046,055</text:p>
          </table:table-cell>
          <table:table-cell table:number-columns-repeated="16359"/>
        </table:table-row>
        <table:table-row table:style-name="ro7">
          <table:table-cell office:value-type="float" office:value="876" table:style-name="ce56">
            <text:p>876</text:p>
          </table:table-cell>
          <table:table-cell office:value-type="string" table:style-name="ce130">
            <text:p>Halton</text:p>
          </table:table-cell>
          <table:table-cell office:value-type="float" office:value="18338.5" table:style-name="ce125">
            <text:p>18,339</text:p>
          </table:table-cell>
          <table:table-cell table:style-name="ce125"/>
          <table:table-cell office:value-type="float" office:value="10843" table:style-name="ce125">
            <text:p>10,843</text:p>
          </table:table-cell>
          <table:table-cell office:value-type="float" office:value="4109" table:style-name="ce125">
            <text:p>4,109</text:p>
          </table:table-cell>
          <table:table-cell office:value-type="percentage" office:value="0.37895416397675918" table:style-name="ce124">
            <text:p>37.9%</text:p>
          </table:table-cell>
          <table:table-cell office:value-type="float" office:value="5423880" table:style-name="ce125">
            <text:p>5,423,880</text:p>
          </table:table-cell>
          <table:table-cell table:style-name="ce78"/>
          <table:table-cell office:value-type="float" office:value="7495.4999999999991" table:style-name="ce125">
            <text:p>7,496</text:p>
          </table:table-cell>
          <table:table-cell office:value-type="float" office:value="3036.5" table:style-name="ce125">
            <text:p>3,037</text:p>
          </table:table-cell>
          <table:table-cell office:value-type="percentage" office:value="0.40510973250617044" table:style-name="ce124">
            <text:p>40.5%</text:p>
          </table:table-cell>
          <table:table-cell office:value-type="float" office:value="2839127.5" table:style-name="ce125">
            <text:p>2,839,128</text:p>
          </table:table-cell>
          <table:table-cell table:style-name="ce78"/>
          <table:table-cell office:value-type="float" office:value="83" table:style-name="ce125">
            <text:p>83</text:p>
          </table:table-cell>
          <table:table-cell office:value-type="currency" office:value="24900" table:style-name="ce128">
            <text:p>£24,900</text:p>
          </table:table-cell>
          <table:table-cell table:style-name="ce131"/>
          <table:table-cell office:value-type="float" office:value="153" table:style-name="ce125">
            <text:p>153</text:p>
          </table:table-cell>
          <table:table-cell office:value-type="currency" office:value="351900" table:style-name="ce128">
            <text:p>£351,900</text:p>
          </table:table-cell>
          <table:table-cell table:style-name="ce131"/>
          <table:table-cell office:value-type="float" office:value="202" table:style-name="ce125">
            <text:p>202</text:p>
          </table:table-cell>
          <table:table-cell office:value-type="currency" office:value="464600" table:style-name="ce128">
            <text:p>£464,600</text:p>
          </table:table-cell>
          <table:table-cell table:style-name="ce128"/>
          <table:table-cell office:value-type="float" office:value="7583.5" table:style-name="ce74">
            <text:p>7,584</text:p>
          </table:table-cell>
          <table:table-cell office:value-type="currency" office:value="9104407.5" table:style-name="ce122">
            <text:p>£9,104,408</text:p>
          </table:table-cell>
          <table:table-cell table:number-columns-repeated="16359"/>
        </table:table-row>
        <table:table-row table:style-name="ro7">
          <table:table-cell office:value-type="float" office:value="340" table:style-name="ce56">
            <text:p>340</text:p>
          </table:table-cell>
          <table:table-cell office:value-type="string" table:style-name="ce130">
            <text:p>Knowsley</text:p>
          </table:table-cell>
          <table:table-cell office:value-type="float" office:value="18533.5" table:style-name="ce125">
            <text:p>18,534</text:p>
          </table:table-cell>
          <table:table-cell table:style-name="ce125"/>
          <table:table-cell office:value-type="float" office:value="12937" table:style-name="ce125">
            <text:p>12,937</text:p>
          </table:table-cell>
          <table:table-cell office:value-type="float" office:value="5040" table:style-name="ce125">
            <text:p>5,040</text:p>
          </table:table-cell>
          <table:table-cell office:value-type="percentage" office:value="0.38958027363376363" table:style-name="ce124">
            <text:p>39.0%</text:p>
          </table:table-cell>
          <table:table-cell office:value-type="float" office:value="6652800" table:style-name="ce125">
            <text:p>6,652,800</text:p>
          </table:table-cell>
          <table:table-cell table:style-name="ce78"/>
          <table:table-cell office:value-type="float" office:value="5596.4999999999991" table:style-name="ce125">
            <text:p>5,597</text:p>
          </table:table-cell>
          <table:table-cell office:value-type="float" office:value="3035.5" table:style-name="ce125">
            <text:p>3,036</text:p>
          </table:table-cell>
          <table:table-cell office:value-type="percentage" office:value="0.54239256678281078" table:style-name="ce124">
            <text:p>54.2%</text:p>
          </table:table-cell>
          <table:table-cell office:value-type="float" office:value="2838192.5" table:style-name="ce125">
            <text:p>2,838,193</text:p>
          </table:table-cell>
          <table:table-cell table:style-name="ce78"/>
          <table:table-cell office:value-type="float" office:value="64" table:style-name="ce125">
            <text:p>64</text:p>
          </table:table-cell>
          <table:table-cell office:value-type="currency" office:value="19200" table:style-name="ce128">
            <text:p>£19,200</text:p>
          </table:table-cell>
          <table:table-cell table:style-name="ce131"/>
          <table:table-cell office:value-type="float" office:value="182" table:style-name="ce125">
            <text:p>182</text:p>
          </table:table-cell>
          <table:table-cell office:value-type="currency" office:value="418600" table:style-name="ce128">
            <text:p>£418,600</text:p>
          </table:table-cell>
          <table:table-cell table:style-name="ce131"/>
          <table:table-cell office:value-type="float" office:value="234" table:style-name="ce125">
            <text:p>234</text:p>
          </table:table-cell>
          <table:table-cell office:value-type="currency" office:value="538200" table:style-name="ce128">
            <text:p>£538,200</text:p>
          </table:table-cell>
          <table:table-cell table:style-name="ce128"/>
          <table:table-cell office:value-type="float" office:value="8555.5" table:style-name="ce74">
            <text:p>8,556</text:p>
          </table:table-cell>
          <table:table-cell office:value-type="currency" office:value="10466992.5" table:style-name="ce122">
            <text:p>£10,466,993</text:p>
          </table:table-cell>
          <table:table-cell table:number-columns-repeated="16359"/>
        </table:table-row>
        <table:table-row table:style-name="ro7">
          <table:table-cell office:value-type="float" office:value="888" table:style-name="ce56">
            <text:p>888</text:p>
          </table:table-cell>
          <table:table-cell office:value-type="string" table:style-name="ce130">
            <text:p>Lancashire</text:p>
          </table:table-cell>
          <table:table-cell office:value-type="float" office:value="163948.5" table:style-name="ce125">
            <text:p>163,949</text:p>
          </table:table-cell>
          <table:table-cell table:style-name="ce125"/>
          <table:table-cell office:value-type="float" office:value="99076.5" table:style-name="ce125">
            <text:p>99,077</text:p>
          </table:table-cell>
          <table:table-cell office:value-type="float" office:value="21160.75" table:style-name="ce125">
            <text:p>21,161</text:p>
          </table:table-cell>
          <table:table-cell office:value-type="percentage" office:value="0.2135799104732202" table:style-name="ce124">
            <text:p>21.4%</text:p>
          </table:table-cell>
          <table:table-cell office:value-type="float" office:value="27932190" table:style-name="ce125">
            <text:p>27,932,190</text:p>
          </table:table-cell>
          <table:table-cell table:style-name="ce78"/>
          <table:table-cell office:value-type="float" office:value="64872" table:style-name="ce125">
            <text:p>64,872</text:p>
          </table:table-cell>
          <table:table-cell office:value-type="float" office:value="16234.583333333334" table:style-name="ce125">
            <text:p>16,235</text:p>
          </table:table-cell>
          <table:table-cell office:value-type="percentage" office:value="0.25025563160274594" table:style-name="ce124">
            <text:p>25.0%</text:p>
          </table:table-cell>
          <table:table-cell office:value-type="float" office:value="15179335.416666666" table:style-name="ce125">
            <text:p>15,179,335</text:p>
          </table:table-cell>
          <table:table-cell table:style-name="ce78"/>
          <table:table-cell office:value-type="float" office:value="1139.9166666666665" table:style-name="ce125">
            <text:p>1,140</text:p>
          </table:table-cell>
          <table:table-cell office:value-type="currency" office:value="341975" table:style-name="ce128">
            <text:p>£341,975</text:p>
          </table:table-cell>
          <table:table-cell table:style-name="ce131"/>
          <table:table-cell office:value-type="float" office:value="1469.6666666666667" table:style-name="ce125">
            <text:p>1,470</text:p>
          </table:table-cell>
          <table:table-cell office:value-type="currency" office:value="3380233.3333333335" table:style-name="ce128">
            <text:p>£3,380,233</text:p>
          </table:table-cell>
          <table:table-cell table:style-name="ce131"/>
          <table:table-cell office:value-type="float" office:value="1488" table:style-name="ce125">
            <text:p>1,488</text:p>
          </table:table-cell>
          <table:table-cell office:value-type="currency" office:value="3422400" table:style-name="ce128">
            <text:p>£3,422,400</text:p>
          </table:table-cell>
          <table:table-cell table:style-name="ce128"/>
          <table:table-cell office:value-type="float" office:value="41492.916666666664" table:style-name="ce74">
            <text:p>41,493</text:p>
          </table:table-cell>
          <table:table-cell office:value-type="currency" office:value="50256133.75" table:style-name="ce122">
            <text:p>£50,256,134</text:p>
          </table:table-cell>
          <table:table-cell table:number-columns-repeated="16359"/>
        </table:table-row>
        <table:table-row table:style-name="ro7">
          <table:table-cell office:value-type="float" office:value="341" table:style-name="ce56">
            <text:p>341</text:p>
          </table:table-cell>
          <table:table-cell office:value-type="string" table:style-name="ce130">
            <text:p>Liverpool</text:p>
          </table:table-cell>
          <table:table-cell office:value-type="float" office:value="62016.5" table:style-name="ce125">
            <text:p>62,017</text:p>
          </table:table-cell>
          <table:table-cell table:style-name="ce125"/>
          <table:table-cell office:value-type="float" office:value="37212" table:style-name="ce125">
            <text:p>37,212</text:p>
          </table:table-cell>
          <table:table-cell office:value-type="float" office:value="13248.083333333332" table:style-name="ce125">
            <text:p>13,248</text:p>
          </table:table-cell>
          <table:table-cell office:value-type="percentage" office:value="0.35601642839227488" table:style-name="ce124">
            <text:p>35.6%</text:p>
          </table:table-cell>
          <table:table-cell office:value-type="float" office:value="17487470" table:style-name="ce125">
            <text:p>17,487,470</text:p>
          </table:table-cell>
          <table:table-cell table:style-name="ce78"/>
          <table:table-cell office:value-type="float" office:value="24804.5" table:style-name="ce125">
            <text:p>24,805</text:p>
          </table:table-cell>
          <table:table-cell office:value-type="float" office:value="10888.5" table:style-name="ce125">
            <text:p>10,889</text:p>
          </table:table-cell>
          <table:table-cell office:value-type="percentage" office:value="0.43897276703823901" table:style-name="ce124">
            <text:p>43.9%</text:p>
          </table:table-cell>
          <table:table-cell office:value-type="float" office:value="10180747.5" table:style-name="ce125">
            <text:p>10,180,748</text:p>
          </table:table-cell>
          <table:table-cell table:style-name="ce78"/>
          <table:table-cell office:value-type="float" office:value="196" table:style-name="ce125">
            <text:p>196</text:p>
          </table:table-cell>
          <table:table-cell office:value-type="currency" office:value="58800" table:style-name="ce128">
            <text:p>£58,800</text:p>
          </table:table-cell>
          <table:table-cell table:style-name="ce131"/>
          <table:table-cell office:value-type="float" office:value="519" table:style-name="ce125">
            <text:p>519</text:p>
          </table:table-cell>
          <table:table-cell office:value-type="currency" office:value="1193700" table:style-name="ce128">
            <text:p>£1,193,700</text:p>
          </table:table-cell>
          <table:table-cell table:style-name="ce131"/>
          <table:table-cell office:value-type="float" office:value="899" table:style-name="ce125">
            <text:p>899</text:p>
          </table:table-cell>
          <table:table-cell office:value-type="currency" office:value="2067700" table:style-name="ce128">
            <text:p>£2,067,700</text:p>
          </table:table-cell>
          <table:table-cell table:style-name="ce128"/>
          <table:table-cell office:value-type="float" office:value="25750.583333333332" table:style-name="ce74">
            <text:p>25,751</text:p>
          </table:table-cell>
          <table:table-cell office:value-type="currency" office:value="30988417.5" table:style-name="ce122">
            <text:p>£30,988,418</text:p>
          </table:table-cell>
          <table:table-cell table:number-columns-repeated="16359"/>
        </table:table-row>
        <table:table-row table:style-name="ro7">
          <table:table-cell office:value-type="float" office:value="352" table:style-name="ce56">
            <text:p>352</text:p>
          </table:table-cell>
          <table:table-cell office:value-type="string" table:style-name="ce130">
            <text:p>Manchester</text:p>
          </table:table-cell>
          <table:table-cell office:value-type="float" office:value="78595" table:style-name="ce125">
            <text:p>78,595</text:p>
          </table:table-cell>
          <table:table-cell table:style-name="ce125"/>
          <table:table-cell office:value-type="float" office:value="50068.5" table:style-name="ce125">
            <text:p>50,069</text:p>
          </table:table-cell>
          <table:table-cell office:value-type="float" office:value="20189.416666666668" table:style-name="ce125">
            <text:p>20,189</text:p>
          </table:table-cell>
          <table:table-cell office:value-type="percentage" office:value="0.40323590015012767" table:style-name="ce124">
            <text:p>40.3%</text:p>
          </table:table-cell>
          <table:table-cell office:value-type="float" office:value="26650030" table:style-name="ce125">
            <text:p>26,650,030</text:p>
          </table:table-cell>
          <table:table-cell table:style-name="ce78"/>
          <table:table-cell office:value-type="float" office:value="28526.5" table:style-name="ce125">
            <text:p>28,527</text:p>
          </table:table-cell>
          <table:table-cell office:value-type="float" office:value="14319.666666666666" table:style-name="ce125">
            <text:p>14,320</text:p>
          </table:table-cell>
          <table:table-cell office:value-type="percentage" office:value="0.5019776932559783" table:style-name="ce124">
            <text:p>50.2%</text:p>
          </table:table-cell>
          <table:table-cell office:value-type="float" office:value="13383823.75" table:style-name="ce125">
            <text:p>13,383,824</text:p>
          </table:table-cell>
          <table:table-cell table:style-name="ce78"/>
          <table:table-cell office:value-type="float" office:value="90" table:style-name="ce125">
            <text:p>90</text:p>
          </table:table-cell>
          <table:table-cell office:value-type="currency" office:value="27000" table:style-name="ce128">
            <text:p>£27,000</text:p>
          </table:table-cell>
          <table:table-cell table:style-name="ce131"/>
          <table:table-cell office:value-type="float" office:value="400.75" table:style-name="ce125">
            <text:p>401</text:p>
          </table:table-cell>
          <table:table-cell office:value-type="currency" office:value="921725" table:style-name="ce128">
            <text:p>£921,725</text:p>
          </table:table-cell>
          <table:table-cell table:style-name="ce131"/>
          <table:table-cell office:value-type="float" office:value="1041" table:style-name="ce125">
            <text:p>1,041</text:p>
          </table:table-cell>
          <table:table-cell office:value-type="currency" office:value="2394300" table:style-name="ce128">
            <text:p>£2,394,300</text:p>
          </table:table-cell>
          <table:table-cell table:style-name="ce128"/>
          <table:table-cell office:value-type="float" office:value="36040.833333333336" table:style-name="ce74">
            <text:p>36,041</text:p>
          </table:table-cell>
          <table:table-cell office:value-type="currency" office:value="43376878.75" table:style-name="ce122">
            <text:p>£43,376,879</text:p>
          </table:table-cell>
          <table:table-cell table:number-columns-repeated="16359"/>
        </table:table-row>
        <table:table-row table:style-name="ro7">
          <table:table-cell office:value-type="float" office:value="353" table:style-name="ce56">
            <text:p>353</text:p>
          </table:table-cell>
          <table:table-cell office:value-type="string" table:style-name="ce130">
            <text:p>Oldham</text:p>
          </table:table-cell>
          <table:table-cell office:value-type="float" office:value="40626.333333000002" table:style-name="ce125">
            <text:p>40,626</text:p>
          </table:table-cell>
          <table:table-cell table:style-name="ce125"/>
          <table:table-cell office:value-type="float" office:value="24559" table:style-name="ce125">
            <text:p>24,559</text:p>
          </table:table-cell>
          <table:table-cell office:value-type="float" office:value="7326" table:style-name="ce125">
            <text:p>7,326</text:p>
          </table:table-cell>
          <table:table-cell office:value-type="percentage" office:value="0.29830204812899547" table:style-name="ce124">
            <text:p>29.8%</text:p>
          </table:table-cell>
          <table:table-cell office:value-type="float" office:value="9670320" table:style-name="ce125">
            <text:p>9,670,320</text:p>
          </table:table-cell>
          <table:table-cell table:style-name="ce78"/>
          <table:table-cell office:value-type="float" office:value="16067.333332999999" table:style-name="ce125">
            <text:p>16,067</text:p>
          </table:table-cell>
          <table:table-cell office:value-type="float" office:value="5760.7499996666666" table:style-name="ce125">
            <text:p>5,761</text:p>
          </table:table-cell>
          <table:table-cell office:value-type="percentage" office:value="0.35853802745443214" table:style-name="ce124">
            <text:p>35.9%</text:p>
          </table:table-cell>
          <table:table-cell office:value-type="float" office:value="5386301.2496883329" table:style-name="ce125">
            <text:p>5,386,301</text:p>
          </table:table-cell>
          <table:table-cell table:style-name="ce78"/>
          <table:table-cell office:value-type="float" office:value="77.583333333333329" table:style-name="ce125">
            <text:p>78</text:p>
          </table:table-cell>
          <table:table-cell office:value-type="currency" office:value="23275" table:style-name="ce128">
            <text:p>£23,275</text:p>
          </table:table-cell>
          <table:table-cell table:style-name="ce131"/>
          <table:table-cell office:value-type="float" office:value="235" table:style-name="ce125">
            <text:p>235</text:p>
          </table:table-cell>
          <table:table-cell office:value-type="currency" office:value="540500" table:style-name="ce128">
            <text:p>£540,500</text:p>
          </table:table-cell>
          <table:table-cell table:style-name="ce131"/>
          <table:table-cell office:value-type="float" office:value="442" table:style-name="ce125">
            <text:p>442</text:p>
          </table:table-cell>
          <table:table-cell office:value-type="currency" office:value="1016600" table:style-name="ce128">
            <text:p>£1,016,600</text:p>
          </table:table-cell>
          <table:table-cell table:style-name="ce128"/>
          <table:table-cell office:value-type="float" office:value="13841.333333" table:style-name="ce74">
            <text:p>13,841</text:p>
          </table:table-cell>
          <table:table-cell office:value-type="currency" office:value="16636996.249688333" table:style-name="ce122">
            <text:p>£16,636,996</text:p>
          </table:table-cell>
          <table:table-cell table:number-columns-repeated="16359"/>
        </table:table-row>
        <table:table-row table:style-name="ro7">
          <table:table-cell office:value-type="float" office:value="354" table:style-name="ce56">
            <text:p>354</text:p>
          </table:table-cell>
          <table:table-cell office:value-type="string" table:style-name="ce130">
            <text:p>Rochdale</text:p>
          </table:table-cell>
          <table:table-cell office:value-type="float" office:value="33962" table:style-name="ce125">
            <text:p>33,962</text:p>
          </table:table-cell>
          <table:table-cell table:style-name="ce125"/>
          <table:table-cell office:value-type="float" office:value="21342" table:style-name="ce125">
            <text:p>21,342</text:p>
          </table:table-cell>
          <table:table-cell office:value-type="float" office:value="6194" table:style-name="ce125">
            <text:p>6,194</text:p>
          </table:table-cell>
          <table:table-cell office:value-type="percentage" office:value="0.29022584575016397" table:style-name="ce124">
            <text:p>29.0%</text:p>
          </table:table-cell>
          <table:table-cell office:value-type="float" office:value="8176080" table:style-name="ce125">
            <text:p>8,176,080</text:p>
          </table:table-cell>
          <table:table-cell table:style-name="ce78"/>
          <table:table-cell office:value-type="float" office:value="12620" table:style-name="ce125">
            <text:p>12,620</text:p>
          </table:table-cell>
          <table:table-cell office:value-type="float" office:value="4895" table:style-name="ce125">
            <text:p>4,895</text:p>
          </table:table-cell>
          <table:table-cell office:value-type="percentage" office:value="0.38787638668779717" table:style-name="ce124">
            <text:p>38.8%</text:p>
          </table:table-cell>
          <table:table-cell office:value-type="float" office:value="4576825" table:style-name="ce125">
            <text:p>4,576,825</text:p>
          </table:table-cell>
          <table:table-cell table:style-name="ce78"/>
          <table:table-cell office:value-type="float" office:value="77" table:style-name="ce125">
            <text:p>77</text:p>
          </table:table-cell>
          <table:table-cell office:value-type="currency" office:value="23100" table:style-name="ce128">
            <text:p>£23,100</text:p>
          </table:table-cell>
          <table:table-cell table:style-name="ce131"/>
          <table:table-cell office:value-type="float" office:value="186" table:style-name="ce125">
            <text:p>186</text:p>
          </table:table-cell>
          <table:table-cell office:value-type="currency" office:value="427800" table:style-name="ce128">
            <text:p>£427,800</text:p>
          </table:table-cell>
          <table:table-cell table:style-name="ce131"/>
          <table:table-cell office:value-type="float" office:value="383" table:style-name="ce125">
            <text:p>383</text:p>
          </table:table-cell>
          <table:table-cell office:value-type="currency" office:value="880900" table:style-name="ce128">
            <text:p>£880,900</text:p>
          </table:table-cell>
          <table:table-cell table:style-name="ce128"/>
          <table:table-cell office:value-type="float" office:value="11735" table:style-name="ce74">
            <text:p>11,735</text:p>
          </table:table-cell>
          <table:table-cell office:value-type="currency" office:value="14084705" table:style-name="ce122">
            <text:p>£14,084,705</text:p>
          </table:table-cell>
          <table:table-cell table:number-columns-repeated="16359"/>
        </table:table-row>
        <table:table-row table:style-name="ro7">
          <table:table-cell office:value-type="float" office:value="355" table:style-name="ce56">
            <text:p>355</text:p>
          </table:table-cell>
          <table:table-cell office:value-type="string" table:style-name="ce130">
            <text:p>Salford</text:p>
          </table:table-cell>
          <table:table-cell office:value-type="float" office:value="33109.5" table:style-name="ce125">
            <text:p>33,110</text:p>
          </table:table-cell>
          <table:table-cell table:style-name="ce125"/>
          <table:table-cell office:value-type="float" office:value="21812.5" table:style-name="ce125">
            <text:p>21,813</text:p>
          </table:table-cell>
          <table:table-cell office:value-type="float" office:value="7413.5" table:style-name="ce125">
            <text:p>7,414</text:p>
          </table:table-cell>
          <table:table-cell office:value-type="percentage" office:value="0.33987392550143264" table:style-name="ce124">
            <text:p>34.0%</text:p>
          </table:table-cell>
          <table:table-cell office:value-type="float" office:value="9785820" table:style-name="ce125">
            <text:p>9,785,820</text:p>
          </table:table-cell>
          <table:table-cell table:style-name="ce78"/>
          <table:table-cell office:value-type="float" office:value="11297" table:style-name="ce125">
            <text:p>11,297</text:p>
          </table:table-cell>
          <table:table-cell office:value-type="float" office:value="4580.5" table:style-name="ce125">
            <text:p>4,581</text:p>
          </table:table-cell>
          <table:table-cell office:value-type="percentage" office:value="0.40546162698061433" table:style-name="ce124">
            <text:p>40.5%</text:p>
          </table:table-cell>
          <table:table-cell office:value-type="float" office:value="4282767.5" table:style-name="ce125">
            <text:p>4,282,768</text:p>
          </table:table-cell>
          <table:table-cell table:style-name="ce78"/>
          <table:table-cell office:value-type="float" office:value="87" table:style-name="ce125">
            <text:p>87</text:p>
          </table:table-cell>
          <table:table-cell office:value-type="currency" office:value="26100" table:style-name="ce128">
            <text:p>£26,100</text:p>
          </table:table-cell>
          <table:table-cell table:style-name="ce131"/>
          <table:table-cell office:value-type="float" office:value="263" table:style-name="ce125">
            <text:p>263</text:p>
          </table:table-cell>
          <table:table-cell office:value-type="currency" office:value="604900" table:style-name="ce128">
            <text:p>£604,900</text:p>
          </table:table-cell>
          <table:table-cell table:style-name="ce131"/>
          <table:table-cell office:value-type="float" office:value="436" table:style-name="ce125">
            <text:p>436</text:p>
          </table:table-cell>
          <table:table-cell office:value-type="currency" office:value="1002800" table:style-name="ce128">
            <text:p>£1,002,800</text:p>
          </table:table-cell>
          <table:table-cell table:style-name="ce128"/>
          <table:table-cell office:value-type="float" office:value="12780" table:style-name="ce74">
            <text:p>12,780</text:p>
          </table:table-cell>
          <table:table-cell office:value-type="currency" office:value="15702387.5" table:style-name="ce122">
            <text:p>£15,702,388</text:p>
          </table:table-cell>
          <table:table-cell table:number-columns-repeated="16359"/>
        </table:table-row>
        <table:table-row table:style-name="ro7">
          <table:table-cell office:value-type="float" office:value="343" table:style-name="ce56">
            <text:p>343</text:p>
          </table:table-cell>
          <table:table-cell office:value-type="string" table:style-name="ce130">
            <text:p>Sefton</text:p>
          </table:table-cell>
          <table:table-cell office:value-type="float" office:value="35649" table:style-name="ce125">
            <text:p>35,649</text:p>
          </table:table-cell>
          <table:table-cell table:style-name="ce125"/>
          <table:table-cell office:value-type="float" office:value="21016" table:style-name="ce125">
            <text:p>21,016</text:p>
          </table:table-cell>
          <table:table-cell office:value-type="float" office:value="4971" table:style-name="ce125">
            <text:p>4,971</text:p>
          </table:table-cell>
          <table:table-cell office:value-type="percentage" office:value="0.23653406928054815" table:style-name="ce124">
            <text:p>23.7%</text:p>
          </table:table-cell>
          <table:table-cell office:value-type="float" office:value="6561720" table:style-name="ce125">
            <text:p>6,561,720</text:p>
          </table:table-cell>
          <table:table-cell table:style-name="ce78"/>
          <table:table-cell office:value-type="float" office:value="14632.999999999998" table:style-name="ce125">
            <text:p>14,633</text:p>
          </table:table-cell>
          <table:table-cell office:value-type="float" office:value="3989" table:style-name="ce125">
            <text:p>3,989</text:p>
          </table:table-cell>
          <table:table-cell office:value-type="percentage" office:value="0.27260302056994468" table:style-name="ce124">
            <text:p>27.3%</text:p>
          </table:table-cell>
          <table:table-cell office:value-type="float" office:value="3729715" table:style-name="ce125">
            <text:p>3,729,715</text:p>
          </table:table-cell>
          <table:table-cell table:style-name="ce78"/>
          <table:table-cell office:value-type="float" office:value="216" table:style-name="ce125">
            <text:p>216</text:p>
          </table:table-cell>
          <table:table-cell office:value-type="currency" office:value="64800" table:style-name="ce128">
            <text:p>£64,800</text:p>
          </table:table-cell>
          <table:table-cell table:style-name="ce131"/>
          <table:table-cell office:value-type="float" office:value="287" table:style-name="ce125">
            <text:p>287</text:p>
          </table:table-cell>
          <table:table-cell office:value-type="currency" office:value="660100" table:style-name="ce128">
            <text:p>£660,100</text:p>
          </table:table-cell>
          <table:table-cell table:style-name="ce131"/>
          <table:table-cell office:value-type="float" office:value="382" table:style-name="ce125">
            <text:p>382</text:p>
          </table:table-cell>
          <table:table-cell office:value-type="currency" office:value="878600" table:style-name="ce128">
            <text:p>£878,600</text:p>
          </table:table-cell>
          <table:table-cell table:style-name="ce128"/>
          <table:table-cell office:value-type="float" office:value="9845" table:style-name="ce74">
            <text:p>9,845</text:p>
          </table:table-cell>
          <table:table-cell office:value-type="currency" office:value="11894935" table:style-name="ce122">
            <text:p>£11,894,935</text:p>
          </table:table-cell>
          <table:table-cell table:number-columns-repeated="16359"/>
        </table:table-row>
        <table:table-row table:style-name="ro7">
          <table:table-cell office:value-type="float" office:value="342" table:style-name="ce56">
            <text:p>342</text:p>
          </table:table-cell>
          <table:table-cell office:value-type="string" table:style-name="ce130">
            <text:p>St. Helens</text:p>
          </table:table-cell>
          <table:table-cell office:value-type="float" office:value="24420" table:style-name="ce125">
            <text:p>24,420</text:p>
          </table:table-cell>
          <table:table-cell table:style-name="ce125"/>
          <table:table-cell office:value-type="float" office:value="14953" table:style-name="ce125">
            <text:p>14,953</text:p>
          </table:table-cell>
          <table:table-cell office:value-type="float" office:value="4203" table:style-name="ce125">
            <text:p>4,203</text:p>
          </table:table-cell>
          <table:table-cell office:value-type="percentage" office:value="0.28108071958804254" table:style-name="ce124">
            <text:p>28.1%</text:p>
          </table:table-cell>
          <table:table-cell office:value-type="float" office:value="5547960" table:style-name="ce125">
            <text:p>5,547,960</text:p>
          </table:table-cell>
          <table:table-cell table:style-name="ce78"/>
          <table:table-cell office:value-type="float" office:value="9467" table:style-name="ce125">
            <text:p>9,467</text:p>
          </table:table-cell>
          <table:table-cell office:value-type="float" office:value="3036" table:style-name="ce125">
            <text:p>3,036</text:p>
          </table:table-cell>
          <table:table-cell office:value-type="percentage" office:value="0.32069293334741733" table:style-name="ce124">
            <text:p>32.1%</text:p>
          </table:table-cell>
          <table:table-cell office:value-type="float" office:value="2838660" table:style-name="ce125">
            <text:p>2,838,660</text:p>
          </table:table-cell>
          <table:table-cell table:style-name="ce78"/>
          <table:table-cell office:value-type="float" office:value="120" table:style-name="ce125">
            <text:p>120</text:p>
          </table:table-cell>
          <table:table-cell office:value-type="currency" office:value="36000" table:style-name="ce128">
            <text:p>£36,000</text:p>
          </table:table-cell>
          <table:table-cell table:style-name="ce131"/>
          <table:table-cell office:value-type="float" office:value="300" table:style-name="ce125">
            <text:p>300</text:p>
          </table:table-cell>
          <table:table-cell office:value-type="currency" office:value="690000" table:style-name="ce128">
            <text:p>£690,000</text:p>
          </table:table-cell>
          <table:table-cell table:style-name="ce131"/>
          <table:table-cell office:value-type="float" office:value="335" table:style-name="ce125">
            <text:p>335</text:p>
          </table:table-cell>
          <table:table-cell office:value-type="currency" office:value="770500" table:style-name="ce128">
            <text:p>£770,500</text:p>
          </table:table-cell>
          <table:table-cell table:style-name="ce128"/>
          <table:table-cell office:value-type="float" office:value="7994" table:style-name="ce74">
            <text:p>7,994</text:p>
          </table:table-cell>
          <table:table-cell office:value-type="currency" office:value="9883120" table:style-name="ce122">
            <text:p>£9,883,120</text:p>
          </table:table-cell>
          <table:table-cell table:number-columns-repeated="16359"/>
        </table:table-row>
        <table:table-row table:style-name="ro7">
          <table:table-cell office:value-type="float" office:value="356" table:style-name="ce56">
            <text:p>356</text:p>
          </table:table-cell>
          <table:table-cell office:value-type="string" table:style-name="ce130">
            <text:p>Stockport</text:p>
          </table:table-cell>
          <table:table-cell office:value-type="float" office:value="39098" table:style-name="ce125">
            <text:p>39,098</text:p>
          </table:table-cell>
          <table:table-cell table:style-name="ce125"/>
          <table:table-cell office:value-type="float" office:value="24547" table:style-name="ce125">
            <text:p>24,547</text:p>
          </table:table-cell>
          <table:table-cell office:value-type="float" office:value="4730" table:style-name="ce125">
            <text:p>4,730</text:p>
          </table:table-cell>
          <table:table-cell office:value-type="percentage" office:value="0.19269157127143846" table:style-name="ce124">
            <text:p>19.3%</text:p>
          </table:table-cell>
          <table:table-cell office:value-type="float" office:value="6243600" table:style-name="ce125">
            <text:p>6,243,600</text:p>
          </table:table-cell>
          <table:table-cell table:style-name="ce78"/>
          <table:table-cell office:value-type="float" office:value="14551" table:style-name="ce125">
            <text:p>14,551</text:p>
          </table:table-cell>
          <table:table-cell office:value-type="float" office:value="3549.5" table:style-name="ce125">
            <text:p>3,550</text:p>
          </table:table-cell>
          <table:table-cell office:value-type="percentage" office:value="0.24393512473369527" table:style-name="ce124">
            <text:p>24.4%</text:p>
          </table:table-cell>
          <table:table-cell office:value-type="float" office:value="3318782.5" table:style-name="ce125">
            <text:p>3,318,783</text:p>
          </table:table-cell>
          <table:table-cell table:style-name="ce78"/>
          <table:table-cell office:value-type="float" office:value="94" table:style-name="ce125">
            <text:p>94</text:p>
          </table:table-cell>
          <table:table-cell office:value-type="currency" office:value="28200" table:style-name="ce128">
            <text:p>£28,200</text:p>
          </table:table-cell>
          <table:table-cell table:style-name="ce131"/>
          <table:table-cell office:value-type="float" office:value="412.58333333333331" table:style-name="ce125">
            <text:p>413</text:p>
          </table:table-cell>
          <table:table-cell office:value-type="currency" office:value="948941.66666666663" table:style-name="ce128">
            <text:p>£948,942</text:p>
          </table:table-cell>
          <table:table-cell table:style-name="ce131"/>
          <table:table-cell office:value-type="float" office:value="301" table:style-name="ce125">
            <text:p>301</text:p>
          </table:table-cell>
          <table:table-cell office:value-type="currency" office:value="692300" table:style-name="ce128">
            <text:p>£692,300</text:p>
          </table:table-cell>
          <table:table-cell table:style-name="ce128"/>
          <table:table-cell office:value-type="float" office:value="9087.0833333333339" table:style-name="ce74">
            <text:p>9,087</text:p>
          </table:table-cell>
          <table:table-cell office:value-type="currency" office:value="11231824.166666666" table:style-name="ce122">
            <text:p>£11,231,824</text:p>
          </table:table-cell>
          <table:table-cell table:number-columns-repeated="16359"/>
        </table:table-row>
        <table:table-row table:style-name="ro7">
          <table:table-cell office:value-type="float" office:value="357" table:style-name="ce56">
            <text:p>357</text:p>
          </table:table-cell>
          <table:table-cell office:value-type="string" table:style-name="ce130">
            <text:p>Tameside</text:p>
          </table:table-cell>
          <table:table-cell office:value-type="float" office:value="34768.5" table:style-name="ce125">
            <text:p>34,769</text:p>
          </table:table-cell>
          <table:table-cell table:style-name="ce125"/>
          <table:table-cell office:value-type="float" office:value="21164" table:style-name="ce125">
            <text:p>21,164</text:p>
          </table:table-cell>
          <table:table-cell office:value-type="float" office:value="5779.583333333333" table:style-name="ce125">
            <text:p>5,780</text:p>
          </table:table-cell>
          <table:table-cell office:value-type="percentage" office:value="0.27308558558558554" table:style-name="ce124">
            <text:p>27.3%</text:p>
          </table:table-cell>
          <table:table-cell office:value-type="float" office:value="7629050" table:style-name="ce125">
            <text:p>7,629,050</text:p>
          </table:table-cell>
          <table:table-cell table:style-name="ce78"/>
          <table:table-cell office:value-type="float" office:value="13604.5" table:style-name="ce125">
            <text:p>13,605</text:p>
          </table:table-cell>
          <table:table-cell office:value-type="float" office:value="4576.25" table:style-name="ce125">
            <text:p>4,576</text:p>
          </table:table-cell>
          <table:table-cell office:value-type="percentage" office:value="0.33637766915358891" table:style-name="ce124">
            <text:p>33.6%</text:p>
          </table:table-cell>
          <table:table-cell office:value-type="float" office:value="4278793.75" table:style-name="ce125">
            <text:p>4,278,794</text:p>
          </table:table-cell>
          <table:table-cell table:style-name="ce78"/>
          <table:table-cell office:value-type="float" office:value="97.583333333333329" table:style-name="ce125">
            <text:p>98</text:p>
          </table:table-cell>
          <table:table-cell office:value-type="currency" office:value="29275" table:style-name="ce128">
            <text:p>£29,275</text:p>
          </table:table-cell>
          <table:table-cell table:style-name="ce131"/>
          <table:table-cell office:value-type="float" office:value="240.75" table:style-name="ce125">
            <text:p>241</text:p>
          </table:table-cell>
          <table:table-cell office:value-type="currency" office:value="553725" table:style-name="ce128">
            <text:p>£553,725</text:p>
          </table:table-cell>
          <table:table-cell table:style-name="ce131"/>
          <table:table-cell office:value-type="float" office:value="465" table:style-name="ce125">
            <text:p>465</text:p>
          </table:table-cell>
          <table:table-cell office:value-type="currency" office:value="1069500" table:style-name="ce128">
            <text:p>£1,069,500</text:p>
          </table:table-cell>
          <table:table-cell table:style-name="ce128"/>
          <table:table-cell office:value-type="float" office:value="11159.166666666666" table:style-name="ce74">
            <text:p>11,159</text:p>
          </table:table-cell>
          <table:table-cell office:value-type="currency" office:value="13560343.75" table:style-name="ce122">
            <text:p>£13,560,344</text:p>
          </table:table-cell>
          <table:table-cell table:number-columns-repeated="16359"/>
        </table:table-row>
        <table:table-row table:style-name="ro7">
          <table:table-cell office:value-type="float" office:value="358" table:style-name="ce56">
            <text:p>358</text:p>
          </table:table-cell>
          <table:table-cell office:value-type="string" table:style-name="ce130">
            <text:p>Trafford</text:p>
          </table:table-cell>
          <table:table-cell office:value-type="float" office:value="36663.5" table:style-name="ce125">
            <text:p>36,664</text:p>
          </table:table-cell>
          <table:table-cell table:style-name="ce125"/>
          <table:table-cell office:value-type="float" office:value="21172.5" table:style-name="ce125">
            <text:p>21,173</text:p>
          </table:table-cell>
          <table:table-cell office:value-type="float" office:value="3066.5" table:style-name="ce125">
            <text:p>3,067</text:p>
          </table:table-cell>
          <table:table-cell office:value-type="percentage" office:value="0.14483410083835163" table:style-name="ce124">
            <text:p>14.5%</text:p>
          </table:table-cell>
          <table:table-cell office:value-type="float" office:value="4047780" table:style-name="ce125">
            <text:p>4,047,780</text:p>
          </table:table-cell>
          <table:table-cell table:style-name="ce78"/>
          <table:table-cell office:value-type="float" office:value="15491" table:style-name="ce125">
            <text:p>15,491</text:p>
          </table:table-cell>
          <table:table-cell office:value-type="float" office:value="2827" table:style-name="ce125">
            <text:p>2,827</text:p>
          </table:table-cell>
          <table:table-cell office:value-type="percentage" office:value="0.18249306048673422" table:style-name="ce124">
            <text:p>18.2%</text:p>
          </table:table-cell>
          <table:table-cell office:value-type="float" office:value="2643245" table:style-name="ce125">
            <text:p>2,643,245</text:p>
          </table:table-cell>
          <table:table-cell table:style-name="ce78"/>
          <table:table-cell office:value-type="float" office:value="59" table:style-name="ce125">
            <text:p>59</text:p>
          </table:table-cell>
          <table:table-cell office:value-type="currency" office:value="17700" table:style-name="ce128">
            <text:p>£17,700</text:p>
          </table:table-cell>
          <table:table-cell table:style-name="ce131"/>
          <table:table-cell office:value-type="float" office:value="289" table:style-name="ce125">
            <text:p>289</text:p>
          </table:table-cell>
          <table:table-cell office:value-type="currency" office:value="664700" table:style-name="ce128">
            <text:p>£664,700</text:p>
          </table:table-cell>
          <table:table-cell table:style-name="ce131"/>
          <table:table-cell office:value-type="float" office:value="319" table:style-name="ce125">
            <text:p>319</text:p>
          </table:table-cell>
          <table:table-cell office:value-type="currency" office:value="733700" table:style-name="ce128">
            <text:p>£733,700</text:p>
          </table:table-cell>
          <table:table-cell table:style-name="ce128"/>
          <table:table-cell office:value-type="float" office:value="6560.5" table:style-name="ce74">
            <text:p>6,561</text:p>
          </table:table-cell>
          <table:table-cell office:value-type="currency" office:value="8107125" table:style-name="ce122">
            <text:p>£8,107,125</text:p>
          </table:table-cell>
          <table:table-cell table:number-columns-repeated="16359"/>
        </table:table-row>
        <table:table-row table:style-name="ro7">
          <table:table-cell office:value-type="float" office:value="877" table:style-name="ce56">
            <text:p>877</text:p>
          </table:table-cell>
          <table:table-cell office:value-type="string" table:style-name="ce130">
            <text:p>Warrington</text:p>
          </table:table-cell>
          <table:table-cell office:value-type="float" office:value="30143" table:style-name="ce125">
            <text:p>30,143</text:p>
          </table:table-cell>
          <table:table-cell table:style-name="ce125"/>
          <table:table-cell office:value-type="float" office:value="18132" table:style-name="ce125">
            <text:p>18,132</text:p>
          </table:table-cell>
          <table:table-cell office:value-type="float" office:value="3362" table:style-name="ce125">
            <text:p>3,362</text:p>
          </table:table-cell>
          <table:table-cell office:value-type="percentage" office:value="0.18541804544451798" table:style-name="ce124">
            <text:p>18.5%</text:p>
          </table:table-cell>
          <table:table-cell office:value-type="float" office:value="4437840" table:style-name="ce125">
            <text:p>4,437,840</text:p>
          </table:table-cell>
          <table:table-cell table:style-name="ce78"/>
          <table:table-cell office:value-type="float" office:value="12011" table:style-name="ce125">
            <text:p>12,011</text:p>
          </table:table-cell>
          <table:table-cell office:value-type="float" office:value="2397" table:style-name="ce125">
            <text:p>2,397</text:p>
          </table:table-cell>
          <table:table-cell office:value-type="percentage" office:value="0.19956706352510198" table:style-name="ce124">
            <text:p>20.0%</text:p>
          </table:table-cell>
          <table:table-cell office:value-type="float" office:value="2241195" table:style-name="ce125">
            <text:p>2,241,195</text:p>
          </table:table-cell>
          <table:table-cell table:style-name="ce78"/>
          <table:table-cell office:value-type="float" office:value="122" table:style-name="ce125">
            <text:p>122</text:p>
          </table:table-cell>
          <table:table-cell office:value-type="currency" office:value="36600" table:style-name="ce128">
            <text:p>£36,600</text:p>
          </table:table-cell>
          <table:table-cell table:style-name="ce131"/>
          <table:table-cell office:value-type="float" office:value="307" table:style-name="ce125">
            <text:p>307</text:p>
          </table:table-cell>
          <table:table-cell office:value-type="currency" office:value="706100" table:style-name="ce128">
            <text:p>£706,100</text:p>
          </table:table-cell>
          <table:table-cell table:style-name="ce131"/>
          <table:table-cell office:value-type="float" office:value="325" table:style-name="ce125">
            <text:p>325</text:p>
          </table:table-cell>
          <table:table-cell office:value-type="currency" office:value="747500" table:style-name="ce128">
            <text:p>£747,500</text:p>
          </table:table-cell>
          <table:table-cell table:style-name="ce128"/>
          <table:table-cell office:value-type="float" office:value="6513" table:style-name="ce74">
            <text:p>6,513</text:p>
          </table:table-cell>
          <table:table-cell office:value-type="currency" office:value="8169235" table:style-name="ce122">
            <text:p>£8,169,235</text:p>
          </table:table-cell>
          <table:table-cell table:number-columns-repeated="16359"/>
        </table:table-row>
        <table:table-row table:style-name="ro7">
          <table:table-cell office:value-type="float" office:value="359" table:style-name="ce56">
            <text:p>359</text:p>
          </table:table-cell>
          <table:table-cell office:value-type="string" table:style-name="ce130">
            <text:p>Wigan</text:p>
          </table:table-cell>
          <table:table-cell office:value-type="float" office:value="44562" table:style-name="ce125">
            <text:p>44,562</text:p>
          </table:table-cell>
          <table:table-cell table:style-name="ce125"/>
          <table:table-cell office:value-type="float" office:value="26657" table:style-name="ce125">
            <text:p>26,657</text:p>
          </table:table-cell>
          <table:table-cell office:value-type="float" office:value="6401" table:style-name="ce125">
            <text:p>6,401</text:p>
          </table:table-cell>
          <table:table-cell office:value-type="percentage" office:value="0.240124545147616" table:style-name="ce124">
            <text:p>24.0%</text:p>
          </table:table-cell>
          <table:table-cell office:value-type="float" office:value="8449320" table:style-name="ce125">
            <text:p>8,449,320</text:p>
          </table:table-cell>
          <table:table-cell table:style-name="ce78"/>
          <table:table-cell office:value-type="float" office:value="17905" table:style-name="ce125">
            <text:p>17,905</text:p>
          </table:table-cell>
          <table:table-cell office:value-type="float" office:value="4842" table:style-name="ce125">
            <text:p>4,842</text:p>
          </table:table-cell>
          <table:table-cell office:value-type="percentage" office:value="0.27042725495671599" table:style-name="ce124">
            <text:p>27.0%</text:p>
          </table:table-cell>
          <table:table-cell office:value-type="float" office:value="4527270" table:style-name="ce125">
            <text:p>4,527,270</text:p>
          </table:table-cell>
          <table:table-cell table:style-name="ce78"/>
          <table:table-cell office:value-type="float" office:value="229" table:style-name="ce125">
            <text:p>229</text:p>
          </table:table-cell>
          <table:table-cell office:value-type="currency" office:value="68700" table:style-name="ce128">
            <text:p>£68,700</text:p>
          </table:table-cell>
          <table:table-cell table:style-name="ce131"/>
          <table:table-cell office:value-type="float" office:value="387" table:style-name="ce125">
            <text:p>387</text:p>
          </table:table-cell>
          <table:table-cell office:value-type="currency" office:value="890100" table:style-name="ce128">
            <text:p>£890,100</text:p>
          </table:table-cell>
          <table:table-cell table:style-name="ce131"/>
          <table:table-cell office:value-type="float" office:value="393" table:style-name="ce125">
            <text:p>393</text:p>
          </table:table-cell>
          <table:table-cell office:value-type="currency" office:value="903900" table:style-name="ce128">
            <text:p>£903,900</text:p>
          </table:table-cell>
          <table:table-cell table:style-name="ce128"/>
          <table:table-cell office:value-type="float" office:value="12252" table:style-name="ce74">
            <text:p>12,252</text:p>
          </table:table-cell>
          <table:table-cell office:value-type="currency" office:value="14839290" table:style-name="ce122">
            <text:p>£14,839,290</text:p>
          </table:table-cell>
          <table:table-cell table:number-columns-repeated="16359"/>
        </table:table-row>
        <table:table-row table:style-name="ro7">
          <table:table-cell office:value-type="float" office:value="344" table:style-name="ce56">
            <text:p>344</text:p>
          </table:table-cell>
          <table:table-cell office:value-type="string" table:style-name="ce130">
            <text:p>Wirral</text:p>
          </table:table-cell>
          <table:table-cell office:value-type="float" office:value="44470.5" table:style-name="ce125">
            <text:p>44,471</text:p>
          </table:table-cell>
          <table:table-cell table:style-name="ce125"/>
          <table:table-cell office:value-type="float" office:value="26491" table:style-name="ce125">
            <text:p>26,491</text:p>
          </table:table-cell>
          <table:table-cell office:value-type="float" office:value="7501" table:style-name="ce125">
            <text:p>7,501</text:p>
          </table:table-cell>
          <table:table-cell office:value-type="percentage" office:value="0.28315276886489749" table:style-name="ce124">
            <text:p>28.3%</text:p>
          </table:table-cell>
          <table:table-cell office:value-type="float" office:value="9901320" table:style-name="ce125">
            <text:p>9,901,320</text:p>
          </table:table-cell>
          <table:table-cell table:style-name="ce78"/>
          <table:table-cell office:value-type="float" office:value="17979.5" table:style-name="ce125">
            <text:p>17,980</text:p>
          </table:table-cell>
          <table:table-cell office:value-type="float" office:value="5487" table:style-name="ce125">
            <text:p>5,487</text:p>
          </table:table-cell>
          <table:table-cell office:value-type="percentage" office:value="0.3051809004699797" table:style-name="ce124">
            <text:p>30.5%</text:p>
          </table:table-cell>
          <table:table-cell office:value-type="float" office:value="5098009.583333334" table:style-name="ce125">
            <text:p>5,098,010</text:p>
          </table:table-cell>
          <table:table-cell table:style-name="ce78"/>
          <table:table-cell office:value-type="float" office:value="308" table:style-name="ce125">
            <text:p>308</text:p>
          </table:table-cell>
          <table:table-cell office:value-type="currency" office:value="92400" table:style-name="ce128">
            <text:p>£92,400</text:p>
          </table:table-cell>
          <table:table-cell table:style-name="ce131"/>
          <table:table-cell office:value-type="float" office:value="393" table:style-name="ce125">
            <text:p>393</text:p>
          </table:table-cell>
          <table:table-cell office:value-type="currency" office:value="903900" table:style-name="ce128">
            <text:p>£903,900</text:p>
          </table:table-cell>
          <table:table-cell table:style-name="ce131"/>
          <table:table-cell office:value-type="float" office:value="623" table:style-name="ce125">
            <text:p>623</text:p>
          </table:table-cell>
          <table:table-cell office:value-type="currency" office:value="1432900" table:style-name="ce128">
            <text:p>£1,432,900</text:p>
          </table:table-cell>
          <table:table-cell table:style-name="ce128"/>
          <table:table-cell office:value-type="float" office:value="14312" table:style-name="ce74">
            <text:p>14,312</text:p>
          </table:table-cell>
          <table:table-cell office:value-type="currency" office:value="17428529.583333336" table:style-name="ce122">
            <text:p>£17,428,530</text:p>
          </table:table-cell>
          <table:table-cell table:number-columns-repeated="16359"/>
        </table:table-row>
        <table:table-row table:style-name="ro7">
          <table:table-cell table:number-columns-repeated="2" table:style-name="ce56"/>
          <table:table-cell table:number-columns-repeated="4" table:style-name="ce125"/>
          <table:table-cell table:style-name="ce124"/>
          <table:table-cell table:style-name="ce128"/>
          <table:table-cell table:style-name="ce78"/>
          <table:table-cell table:number-columns-repeated="2" table:style-name="ce125"/>
          <table:table-cell table:style-name="ce124"/>
          <table:table-cell table:style-name="ce128"/>
          <table:table-cell table:style-name="ce78"/>
          <table:table-cell table:style-name="ce125"/>
          <table:table-cell table:style-name="ce128"/>
          <table:table-cell table:style-name="ce131"/>
          <table:table-cell table:style-name="ce125"/>
          <table:table-cell table:style-name="ce128"/>
          <table:table-cell table:style-name="ce131"/>
          <table:table-cell table:style-name="ce125"/>
          <table:table-cell table:style-name="ce122"/>
          <table:table-cell table:style-name="ce128"/>
          <table:table-cell table:style-name="ce74"/>
          <table:table-cell table:style-name="ce122"/>
          <table:table-cell table:number-columns-repeated="16359"/>
        </table:table-row>
        <table:table-row table:style-name="ro7">
          <table:table-cell table:style-name="ce65"/>
          <table:table-cell office:value-type="string" table:style-name="ce129">
            <text:p>YORKSHIRE AND THE HUMBER (22)</text:p>
          </table:table-cell>
          <table:table-cell office:value-type="float" office:value="751407.5" table:style-name="ce74">
            <text:p>751,408</text:p>
          </table:table-cell>
          <table:table-cell table:style-name="ce74"/>
          <table:table-cell office:value-type="float" office:value="460102.5" table:style-name="ce74">
            <text:p>460,103</text:p>
          </table:table-cell>
          <table:table-cell office:value-type="float" office:value="118535.04166666667" table:style-name="ce74">
            <text:p>118,535</text:p>
          </table:table-cell>
          <table:table-cell office:value-type="percentage" office:value="0.25762746706802653" table:style-name="ce121">
            <text:p>25.8%</text:p>
          </table:table-cell>
          <table:table-cell office:value-type="currency" office:value="156466255" table:style-name="ce122">
            <text:p>£156,466,255</text:p>
          </table:table-cell>
          <table:table-cell table:style-name="ce78"/>
          <table:table-cell office:value-type="float" office:value="291305" table:style-name="ce74">
            <text:p>291,305</text:p>
          </table:table-cell>
          <table:table-cell office:value-type="float" office:value="87008.708333333328" table:style-name="ce74">
            <text:p>87,009</text:p>
          </table:table-cell>
          <table:table-cell office:value-type="percentage" office:value="0.29868594199664728" table:style-name="ce121">
            <text:p>29.9%</text:p>
          </table:table-cell>
          <table:table-cell office:value-type="currency" office:value="81353142.291666672" table:style-name="ce122">
            <text:p>£81,353,142</text:p>
          </table:table-cell>
          <table:table-cell table:style-name="ce78"/>
          <table:table-cell office:value-type="float" office:value="6964.5" table:style-name="ce74">
            <text:p>6,965</text:p>
          </table:table-cell>
          <table:table-cell office:value-type="currency" office:value="2089350" table:style-name="ce122">
            <text:p>£2,089,350</text:p>
          </table:table-cell>
          <table:table-cell table:style-name="ce78"/>
          <table:table-cell office:value-type="float" office:value="4982.125" table:style-name="ce74">
            <text:p>4,982</text:p>
          </table:table-cell>
          <table:table-cell office:value-type="currency" office:value="11458887.5" table:style-name="ce122">
            <text:p>£11,458,888</text:p>
          </table:table-cell>
          <table:table-cell table:style-name="ce78"/>
          <table:table-cell office:value-type="float" office:value="6250" table:style-name="ce74">
            <text:p>6,250</text:p>
          </table:table-cell>
          <table:table-cell office:value-type="currency" office:value="14375000" table:style-name="ce122">
            <text:p>£14,375,000</text:p>
          </table:table-cell>
          <table:table-cell table:style-name="ce78"/>
          <table:table-cell office:value-type="float" office:value="223740.375" table:style-name="ce74">
            <text:p>223,740</text:p>
          </table:table-cell>
          <table:table-cell office:value-type="currency" office:value="265742634.79166669" table:style-name="ce122">
            <text:p>£265,742,635</text:p>
          </table:table-cell>
          <table:table-cell table:number-columns-repeated="16359" table:style-name="ce65"/>
        </table:table-row>
        <table:table-row table:style-name="ro7">
          <table:table-cell office:value-type="float" office:value="370" table:style-name="ce56">
            <text:p>370</text:p>
          </table:table-cell>
          <table:table-cell office:value-type="string" table:style-name="ce130">
            <text:p>Barnsley</text:p>
          </table:table-cell>
          <table:table-cell office:value-type="float" office:value="31613" table:style-name="ce125">
            <text:p>31,613</text:p>
          </table:table-cell>
          <table:table-cell table:style-name="ce125"/>
          <table:table-cell office:value-type="float" office:value="20180" table:style-name="ce125">
            <text:p>20,180</text:p>
          </table:table-cell>
          <table:table-cell office:value-type="float" office:value="6100" table:style-name="ce125">
            <text:p>6,100</text:p>
          </table:table-cell>
          <table:table-cell office:value-type="percentage" office:value="0.30227948463825571" table:style-name="ce124">
            <text:p>30.2%</text:p>
          </table:table-cell>
          <table:table-cell office:value-type="float" office:value="8052000" table:style-name="ce125">
            <text:p>8,052,000</text:p>
          </table:table-cell>
          <table:table-cell table:style-name="ce78"/>
          <table:table-cell office:value-type="float" office:value="11433" table:style-name="ce125">
            <text:p>11,433</text:p>
          </table:table-cell>
          <table:table-cell office:value-type="float" office:value="4005" table:style-name="ce125">
            <text:p>4,005</text:p>
          </table:table-cell>
          <table:table-cell office:value-type="percentage" office:value="0.35030175806874836" table:style-name="ce124">
            <text:p>35.0%</text:p>
          </table:table-cell>
          <table:table-cell office:value-type="float" office:value="3744675" table:style-name="ce125">
            <text:p>3,744,675</text:p>
          </table:table-cell>
          <table:table-cell table:style-name="ce78"/>
          <table:table-cell office:value-type="float" office:value="200" table:style-name="ce125">
            <text:p>200</text:p>
          </table:table-cell>
          <table:table-cell office:value-type="currency" office:value="60000" table:style-name="ce128">
            <text:p>£60,000</text:p>
          </table:table-cell>
          <table:table-cell table:style-name="ce131"/>
          <table:table-cell office:value-type="float" office:value="232" table:style-name="ce125">
            <text:p>232</text:p>
          </table:table-cell>
          <table:table-cell office:value-type="currency" office:value="533600" table:style-name="ce128">
            <text:p>£533,600</text:p>
          </table:table-cell>
          <table:table-cell table:style-name="ce131"/>
          <table:table-cell office:value-type="float" office:value="246" table:style-name="ce125">
            <text:p>246</text:p>
          </table:table-cell>
          <table:table-cell office:value-type="currency" office:value="565800" table:style-name="ce128">
            <text:p>£565,800</text:p>
          </table:table-cell>
          <table:table-cell table:style-name="ce128"/>
          <table:table-cell office:value-type="float" office:value="10783" table:style-name="ce74">
            <text:p>10,783</text:p>
          </table:table-cell>
          <table:table-cell office:value-type="currency" office:value="12956075" table:style-name="ce122">
            <text:p>£12,956,075</text:p>
          </table:table-cell>
          <table:table-cell table:number-columns-repeated="16359"/>
        </table:table-row>
        <table:table-row table:style-name="ro7">
          <table:table-cell office:value-type="float" office:value="380" table:style-name="ce56">
            <text:p>380</text:p>
          </table:table-cell>
          <table:table-cell office:value-type="string" table:style-name="ce130">
            <text:p>Bradford</text:p>
          </table:table-cell>
          <table:table-cell office:value-type="float" office:value="88454" table:style-name="ce125">
            <text:p>88,454</text:p>
          </table:table-cell>
          <table:table-cell table:style-name="ce125"/>
          <table:table-cell office:value-type="float" office:value="55702" table:style-name="ce125">
            <text:p>55,702</text:p>
          </table:table-cell>
          <table:table-cell office:value-type="float" office:value="15629" table:style-name="ce125">
            <text:p>15,629</text:p>
          </table:table-cell>
          <table:table-cell office:value-type="percentage" office:value="0.28058238483357867" table:style-name="ce124">
            <text:p>28.1%</text:p>
          </table:table-cell>
          <table:table-cell office:value-type="float" office:value="20630280" table:style-name="ce125">
            <text:p>20,630,280</text:p>
          </table:table-cell>
          <table:table-cell table:style-name="ce78"/>
          <table:table-cell office:value-type="float" office:value="32752" table:style-name="ce125">
            <text:p>32,752</text:p>
          </table:table-cell>
          <table:table-cell office:value-type="float" office:value="11892.000000000002" table:style-name="ce125">
            <text:p>11,892</text:p>
          </table:table-cell>
          <table:table-cell office:value-type="percentage" office:value="0.36309233023937476" table:style-name="ce124">
            <text:p>36.3%</text:p>
          </table:table-cell>
          <table:table-cell office:value-type="float" office:value="11119019.999999998" table:style-name="ce125">
            <text:p>11,119,020</text:p>
          </table:table-cell>
          <table:table-cell table:style-name="ce78"/>
          <table:table-cell office:value-type="float" office:value="132.16666666666669" table:style-name="ce125">
            <text:p>132</text:p>
          </table:table-cell>
          <table:table-cell office:value-type="currency" office:value="39650" table:style-name="ce128">
            <text:p>£39,650</text:p>
          </table:table-cell>
          <table:table-cell table:style-name="ce131"/>
          <table:table-cell office:value-type="float" office:value="486.91666666666663" table:style-name="ce125">
            <text:p>487</text:p>
          </table:table-cell>
          <table:table-cell office:value-type="currency" office:value="1119908.3333333333" table:style-name="ce128">
            <text:p>£1,119,908</text:p>
          </table:table-cell>
          <table:table-cell table:style-name="ce131"/>
          <table:table-cell office:value-type="float" office:value="712" table:style-name="ce125">
            <text:p>712</text:p>
          </table:table-cell>
          <table:table-cell office:value-type="currency" office:value="1637600" table:style-name="ce128">
            <text:p>£1,637,600</text:p>
          </table:table-cell>
          <table:table-cell table:style-name="ce128"/>
          <table:table-cell office:value-type="float" office:value="28852.083333333336" table:style-name="ce74">
            <text:p>28,852</text:p>
          </table:table-cell>
          <table:table-cell office:value-type="currency" office:value="34546458.333333328" table:style-name="ce122">
            <text:p>£34,546,458</text:p>
          </table:table-cell>
          <table:table-cell table:number-columns-repeated="16359"/>
        </table:table-row>
        <table:table-row table:style-name="ro7">
          <table:table-cell office:value-type="float" office:value="381" table:style-name="ce56">
            <text:p>381</text:p>
          </table:table-cell>
          <table:table-cell office:value-type="string" table:style-name="ce130">
            <text:p>Calderdale</text:p>
          </table:table-cell>
          <table:table-cell office:value-type="float" office:value="32770" table:style-name="ce125">
            <text:p>32,770</text:p>
          </table:table-cell>
          <table:table-cell table:style-name="ce125"/>
          <table:table-cell office:value-type="float" office:value="19258" table:style-name="ce125">
            <text:p>19,258</text:p>
          </table:table-cell>
          <table:table-cell office:value-type="float" office:value="4977" table:style-name="ce125">
            <text:p>4,977</text:p>
          </table:table-cell>
          <table:table-cell office:value-type="percentage" office:value="0.25843805171876622" table:style-name="ce124">
            <text:p>25.8%</text:p>
          </table:table-cell>
          <table:table-cell office:value-type="float" office:value="6569640" table:style-name="ce125">
            <text:p>6,569,640</text:p>
          </table:table-cell>
          <table:table-cell table:style-name="ce78"/>
          <table:table-cell office:value-type="float" office:value="13512" table:style-name="ce125">
            <text:p>13,512</text:p>
          </table:table-cell>
          <table:table-cell office:value-type="float" office:value="3718" table:style-name="ce125">
            <text:p>3,718</text:p>
          </table:table-cell>
          <table:table-cell office:value-type="percentage" office:value="0.27516281823564237" table:style-name="ce124">
            <text:p>27.5%</text:p>
          </table:table-cell>
          <table:table-cell office:value-type="float" office:value="3476330" table:style-name="ce125">
            <text:p>3,476,330</text:p>
          </table:table-cell>
          <table:table-cell table:style-name="ce78"/>
          <table:table-cell office:value-type="float" office:value="152" table:style-name="ce125">
            <text:p>152</text:p>
          </table:table-cell>
          <table:table-cell office:value-type="currency" office:value="45600" table:style-name="ce128">
            <text:p>£45,600</text:p>
          </table:table-cell>
          <table:table-cell table:style-name="ce131"/>
          <table:table-cell office:value-type="float" office:value="235" table:style-name="ce125">
            <text:p>235</text:p>
          </table:table-cell>
          <table:table-cell office:value-type="currency" office:value="540500" table:style-name="ce128">
            <text:p>£540,500</text:p>
          </table:table-cell>
          <table:table-cell table:style-name="ce131"/>
          <table:table-cell office:value-type="float" office:value="243" table:style-name="ce125">
            <text:p>243</text:p>
          </table:table-cell>
          <table:table-cell office:value-type="currency" office:value="558900" table:style-name="ce128">
            <text:p>£558,900</text:p>
          </table:table-cell>
          <table:table-cell table:style-name="ce128"/>
          <table:table-cell office:value-type="float" office:value="9325" table:style-name="ce74">
            <text:p>9,325</text:p>
          </table:table-cell>
          <table:table-cell office:value-type="currency" office:value="11190970" table:style-name="ce122">
            <text:p>£11,190,970</text:p>
          </table:table-cell>
          <table:table-cell table:number-columns-repeated="16359"/>
        </table:table-row>
        <table:table-row table:style-name="ro7">
          <table:table-cell office:value-type="float" office:value="371" table:style-name="ce56">
            <text:p>371</text:p>
          </table:table-cell>
          <table:table-cell office:value-type="string" table:style-name="ce130">
            <text:p>Doncaster</text:p>
          </table:table-cell>
          <table:table-cell office:value-type="float" office:value="42435" table:style-name="ce125">
            <text:p>42,435</text:p>
          </table:table-cell>
          <table:table-cell table:style-name="ce125"/>
          <table:table-cell office:value-type="float" office:value="26359" table:style-name="ce125">
            <text:p>26,359</text:p>
          </table:table-cell>
          <table:table-cell office:value-type="float" office:value="7492" table:style-name="ce125">
            <text:p>7,492</text:p>
          </table:table-cell>
          <table:table-cell office:value-type="percentage" office:value="0.28422929549679427" table:style-name="ce124">
            <text:p>28.4%</text:p>
          </table:table-cell>
          <table:table-cell office:value-type="float" office:value="9889440" table:style-name="ce125">
            <text:p>9,889,440</text:p>
          </table:table-cell>
          <table:table-cell table:style-name="ce78"/>
          <table:table-cell office:value-type="float" office:value="16076.000000000002" table:style-name="ce125">
            <text:p>16,076</text:p>
          </table:table-cell>
          <table:table-cell office:value-type="float" office:value="5338.0833333333339" table:style-name="ce125">
            <text:p>5,338</text:p>
          </table:table-cell>
          <table:table-cell office:value-type="percentage" office:value="0.33205295678858754" table:style-name="ce124">
            <text:p>33.2%</text:p>
          </table:table-cell>
          <table:table-cell office:value-type="float" office:value="4991107.916666666" table:style-name="ce125">
            <text:p>4,991,108</text:p>
          </table:table-cell>
          <table:table-cell table:style-name="ce78"/>
          <table:table-cell office:value-type="float" office:value="297" table:style-name="ce125">
            <text:p>297</text:p>
          </table:table-cell>
          <table:table-cell office:value-type="currency" office:value="89100" table:style-name="ce128">
            <text:p>£89,100</text:p>
          </table:table-cell>
          <table:table-cell table:style-name="ce131"/>
          <table:table-cell office:value-type="float" office:value="226" table:style-name="ce125">
            <text:p>226</text:p>
          </table:table-cell>
          <table:table-cell office:value-type="currency" office:value="519800" table:style-name="ce128">
            <text:p>£519,800</text:p>
          </table:table-cell>
          <table:table-cell table:style-name="ce131"/>
          <table:table-cell office:value-type="float" office:value="447" table:style-name="ce125">
            <text:p>447</text:p>
          </table:table-cell>
          <table:table-cell office:value-type="currency" office:value="1028100" table:style-name="ce128">
            <text:p>£1,028,100</text:p>
          </table:table-cell>
          <table:table-cell table:style-name="ce128"/>
          <table:table-cell office:value-type="float" office:value="13800.083333333334" table:style-name="ce74">
            <text:p>13,800</text:p>
          </table:table-cell>
          <table:table-cell office:value-type="currency" office:value="16517547.916666666" table:style-name="ce122">
            <text:p>£16,517,548</text:p>
          </table:table-cell>
          <table:table-cell table:number-columns-repeated="16359"/>
        </table:table-row>
        <table:table-row table:style-name="ro7">
          <table:table-cell office:value-type="float" office:value="811" table:style-name="ce56">
            <text:p>811</text:p>
          </table:table-cell>
          <table:table-cell office:value-type="string" table:style-name="ce130">
            <text:p>East Riding of Yorkshire</text:p>
          </table:table-cell>
          <table:table-cell office:value-type="float" office:value="41796" table:style-name="ce125">
            <text:p>41,796</text:p>
          </table:table-cell>
          <table:table-cell table:style-name="ce125"/>
          <table:table-cell office:value-type="float" office:value="25116" table:style-name="ce125">
            <text:p>25,116</text:p>
          </table:table-cell>
          <table:table-cell office:value-type="float" office:value="4422.75" table:style-name="ce125">
            <text:p>4,423</text:p>
          </table:table-cell>
          <table:table-cell office:value-type="percentage" office:value="0.17609292881032013" table:style-name="ce124">
            <text:p>17.6%</text:p>
          </table:table-cell>
          <table:table-cell office:value-type="float" office:value="5838030" table:style-name="ce125">
            <text:p>5,838,030</text:p>
          </table:table-cell>
          <table:table-cell table:style-name="ce78"/>
          <table:table-cell office:value-type="float" office:value="16680" table:style-name="ce125">
            <text:p>16,680</text:p>
          </table:table-cell>
          <table:table-cell office:value-type="float" office:value="3497" table:style-name="ce125">
            <text:p>3,497</text:p>
          </table:table-cell>
          <table:table-cell office:value-type="percentage" office:value="0.20965227817745805" table:style-name="ce124">
            <text:p>21.0%</text:p>
          </table:table-cell>
          <table:table-cell office:value-type="float" office:value="3269695" table:style-name="ce125">
            <text:p>3,269,695</text:p>
          </table:table-cell>
          <table:table-cell table:style-name="ce78"/>
          <table:table-cell office:value-type="float" office:value="526" table:style-name="ce125">
            <text:p>526</text:p>
          </table:table-cell>
          <table:table-cell office:value-type="currency" office:value="157800" table:style-name="ce128">
            <text:p>£157,800</text:p>
          </table:table-cell>
          <table:table-cell table:style-name="ce131"/>
          <table:table-cell office:value-type="float" office:value="414" table:style-name="ce125">
            <text:p>414</text:p>
          </table:table-cell>
          <table:table-cell office:value-type="currency" office:value="952200" table:style-name="ce128">
            <text:p>£952,200</text:p>
          </table:table-cell>
          <table:table-cell table:style-name="ce131"/>
          <table:table-cell office:value-type="float" office:value="229" table:style-name="ce125">
            <text:p>229</text:p>
          </table:table-cell>
          <table:table-cell office:value-type="currency" office:value="526700" table:style-name="ce128">
            <text:p>£526,700</text:p>
          </table:table-cell>
          <table:table-cell table:style-name="ce128"/>
          <table:table-cell office:value-type="float" office:value="9088.75" table:style-name="ce74">
            <text:p>9,089</text:p>
          </table:table-cell>
          <table:table-cell office:value-type="currency" office:value="10744425" table:style-name="ce122">
            <text:p>£10,744,425</text:p>
          </table:table-cell>
          <table:table-cell table:number-columns-repeated="16359"/>
        </table:table-row>
        <table:table-row table:style-name="ro7">
          <table:table-cell office:value-type="float" office:value="810" table:style-name="ce56">
            <text:p>810</text:p>
          </table:table-cell>
          <table:table-cell office:value-type="string" table:style-name="ce130">
            <text:p>Kingston Upon Hull, City of</text:p>
          </table:table-cell>
          <table:table-cell office:value-type="float" office:value="37082.5" table:style-name="ce125">
            <text:p>37,083</text:p>
          </table:table-cell>
          <table:table-cell table:style-name="ce125"/>
          <table:table-cell office:value-type="float" office:value="23501.5" table:style-name="ce125">
            <text:p>23,502</text:p>
          </table:table-cell>
          <table:table-cell office:value-type="float" office:value="7902.5" table:style-name="ce125">
            <text:p>7,903</text:p>
          </table:table-cell>
          <table:table-cell office:value-type="percentage" office:value="0.3362551326511074" table:style-name="ce124">
            <text:p>33.6%</text:p>
          </table:table-cell>
          <table:table-cell office:value-type="float" office:value="10431300" table:style-name="ce125">
            <text:p>10,431,300</text:p>
          </table:table-cell>
          <table:table-cell table:style-name="ce78"/>
          <table:table-cell office:value-type="float" office:value="13580.999999999996" table:style-name="ce125">
            <text:p>13,581</text:p>
          </table:table-cell>
          <table:table-cell office:value-type="float" office:value="5659" table:style-name="ce125">
            <text:p>5,659</text:p>
          </table:table-cell>
          <table:table-cell office:value-type="percentage" office:value="0.41668507473676469" table:style-name="ce124">
            <text:p>41.7%</text:p>
          </table:table-cell>
          <table:table-cell office:value-type="float" office:value="5291165" table:style-name="ce125">
            <text:p>5,291,165</text:p>
          </table:table-cell>
          <table:table-cell table:style-name="ce78"/>
          <table:table-cell office:value-type="float" office:value="238.58333333333334" table:style-name="ce125">
            <text:p>239</text:p>
          </table:table-cell>
          <table:table-cell office:value-type="currency" office:value="71575" table:style-name="ce128">
            <text:p>£71,575</text:p>
          </table:table-cell>
          <table:table-cell table:style-name="ce131"/>
          <table:table-cell office:value-type="float" office:value="209" table:style-name="ce125">
            <text:p>209</text:p>
          </table:table-cell>
          <table:table-cell office:value-type="currency" office:value="480700" table:style-name="ce128">
            <text:p>£480,700</text:p>
          </table:table-cell>
          <table:table-cell table:style-name="ce131"/>
          <table:table-cell office:value-type="float" office:value="589" table:style-name="ce125">
            <text:p>589</text:p>
          </table:table-cell>
          <table:table-cell office:value-type="currency" office:value="1354700" table:style-name="ce128">
            <text:p>£1,354,700</text:p>
          </table:table-cell>
          <table:table-cell table:style-name="ce128"/>
          <table:table-cell office:value-type="float" office:value="14598.083333333334" table:style-name="ce74">
            <text:p>14,598</text:p>
          </table:table-cell>
          <table:table-cell office:value-type="currency" office:value="17629440" table:style-name="ce122">
            <text:p>£17,629,440</text:p>
          </table:table-cell>
          <table:table-cell table:number-columns-repeated="16359"/>
        </table:table-row>
        <table:table-row table:style-name="ro7">
          <table:table-cell office:value-type="float" office:value="382" table:style-name="ce56">
            <text:p>382</text:p>
          </table:table-cell>
          <table:table-cell office:value-type="string" table:style-name="ce130">
            <text:p>Kirklees</text:p>
          </table:table-cell>
          <table:table-cell office:value-type="float" office:value="63144" table:style-name="ce125">
            <text:p>63,144</text:p>
          </table:table-cell>
          <table:table-cell table:style-name="ce125"/>
          <table:table-cell office:value-type="float" office:value="38692" table:style-name="ce125">
            <text:p>38,692</text:p>
          </table:table-cell>
          <table:table-cell office:value-type="float" office:value="8822" table:style-name="ce125">
            <text:p>8,822</text:p>
          </table:table-cell>
          <table:table-cell office:value-type="percentage" office:value="0.22800578931045176" table:style-name="ce124">
            <text:p>22.8%</text:p>
          </table:table-cell>
          <table:table-cell office:value-type="float" office:value="11645040" table:style-name="ce125">
            <text:p>11,645,040</text:p>
          </table:table-cell>
          <table:table-cell table:style-name="ce78"/>
          <table:table-cell office:value-type="float" office:value="24452" table:style-name="ce125">
            <text:p>24,452</text:p>
          </table:table-cell>
          <table:table-cell office:value-type="float" office:value="6682" table:style-name="ce125">
            <text:p>6,682</text:p>
          </table:table-cell>
          <table:table-cell office:value-type="percentage" office:value="0.27327008015704235" table:style-name="ce124">
            <text:p>27.3%</text:p>
          </table:table-cell>
          <table:table-cell office:value-type="float" office:value="6247670" table:style-name="ce125">
            <text:p>6,247,670</text:p>
          </table:table-cell>
          <table:table-cell table:style-name="ce78"/>
          <table:table-cell office:value-type="float" office:value="144" table:style-name="ce125">
            <text:p>144</text:p>
          </table:table-cell>
          <table:table-cell office:value-type="currency" office:value="43200" table:style-name="ce128">
            <text:p>£43,200</text:p>
          </table:table-cell>
          <table:table-cell table:style-name="ce131"/>
          <table:table-cell office:value-type="float" office:value="353" table:style-name="ce125">
            <text:p>353</text:p>
          </table:table-cell>
          <table:table-cell office:value-type="currency" office:value="811900" table:style-name="ce128">
            <text:p>£811,900</text:p>
          </table:table-cell>
          <table:table-cell table:style-name="ce131"/>
          <table:table-cell office:value-type="float" office:value="520" table:style-name="ce125">
            <text:p>520</text:p>
          </table:table-cell>
          <table:table-cell office:value-type="currency" office:value="1196000" table:style-name="ce128">
            <text:p>£1,196,000</text:p>
          </table:table-cell>
          <table:table-cell table:style-name="ce128"/>
          <table:table-cell office:value-type="float" office:value="16521" table:style-name="ce74">
            <text:p>16,521</text:p>
          </table:table-cell>
          <table:table-cell office:value-type="currency" office:value="19943810" table:style-name="ce122">
            <text:p>£19,943,810</text:p>
          </table:table-cell>
          <table:table-cell table:number-columns-repeated="16359"/>
        </table:table-row>
        <table:table-row table:style-name="ro7">
          <table:table-cell office:value-type="float" office:value="383" table:style-name="ce56">
            <text:p>383</text:p>
          </table:table-cell>
          <table:table-cell office:value-type="string" table:style-name="ce130">
            <text:p>Leeds</text:p>
          </table:table-cell>
          <table:table-cell office:value-type="float" office:value="110402" table:style-name="ce125">
            <text:p>110,402</text:p>
          </table:table-cell>
          <table:table-cell table:style-name="ce125"/>
          <table:table-cell office:value-type="float" office:value="69288" table:style-name="ce125">
            <text:p>69,288</text:p>
          </table:table-cell>
          <table:table-cell office:value-type="float" office:value="19842.291666666668" table:style-name="ce125">
            <text:p>19,842</text:p>
          </table:table-cell>
          <table:table-cell office:value-type="percentage" office:value="0.28637414367086172" table:style-name="ce124">
            <text:p>28.6%</text:p>
          </table:table-cell>
          <table:table-cell office:value-type="float" office:value="26191825" table:style-name="ce125">
            <text:p>26,191,825</text:p>
          </table:table-cell>
          <table:table-cell table:style-name="ce78"/>
          <table:table-cell office:value-type="float" office:value="41114" table:style-name="ce125">
            <text:p>41,114</text:p>
          </table:table-cell>
          <table:table-cell office:value-type="float" office:value="13642.541666666668" table:style-name="ce125">
            <text:p>13,643</text:p>
          </table:table-cell>
          <table:table-cell office:value-type="percentage" office:value="0.33182229086604725" table:style-name="ce124">
            <text:p>33.2%</text:p>
          </table:table-cell>
          <table:table-cell office:value-type="float" office:value="12755776.458333334" table:style-name="ce125">
            <text:p>12,755,776</text:p>
          </table:table-cell>
          <table:table-cell table:style-name="ce78"/>
          <table:table-cell office:value-type="float" office:value="236.75000000000003" table:style-name="ce125">
            <text:p>237</text:p>
          </table:table-cell>
          <table:table-cell office:value-type="currency" office:value="71025" table:style-name="ce128">
            <text:p>£71,025</text:p>
          </table:table-cell>
          <table:table-cell table:style-name="ce131"/>
          <table:table-cell office:value-type="float" office:value="778.04166666666663" table:style-name="ce125">
            <text:p>778</text:p>
          </table:table-cell>
          <table:table-cell office:value-type="currency" office:value="1789495.8333333333" table:style-name="ce128">
            <text:p>£1,789,496</text:p>
          </table:table-cell>
          <table:table-cell table:style-name="ce131"/>
          <table:table-cell office:value-type="float" office:value="981" table:style-name="ce125">
            <text:p>981</text:p>
          </table:table-cell>
          <table:table-cell office:value-type="currency" office:value="2256300" table:style-name="ce128">
            <text:p>£2,256,300</text:p>
          </table:table-cell>
          <table:table-cell table:style-name="ce128"/>
          <table:table-cell office:value-type="float" office:value="35480.625" table:style-name="ce74">
            <text:p>35,481</text:p>
          </table:table-cell>
          <table:table-cell office:value-type="currency" office:value="43064422.291666672" table:style-name="ce122">
            <text:p>£43,064,422</text:p>
          </table:table-cell>
          <table:table-cell table:number-columns-repeated="16359"/>
        </table:table-row>
        <table:table-row table:style-name="ro7">
          <table:table-cell office:value-type="float" office:value="812" table:style-name="ce56">
            <text:p>812</text:p>
          </table:table-cell>
          <table:table-cell office:value-type="string" table:style-name="ce130">
            <text:p>North East Lincolnshire</text:p>
          </table:table-cell>
          <table:table-cell office:value-type="float" office:value="22139" table:style-name="ce125">
            <text:p>22,139</text:p>
          </table:table-cell>
          <table:table-cell table:style-name="ce125"/>
          <table:table-cell office:value-type="float" office:value="13753" table:style-name="ce125">
            <text:p>13,753</text:p>
          </table:table-cell>
          <table:table-cell office:value-type="float" office:value="4072" table:style-name="ce125">
            <text:p>4,072</text:p>
          </table:table-cell>
          <table:table-cell office:value-type="percentage" office:value="0.296080855086163" table:style-name="ce124">
            <text:p>29.6%</text:p>
          </table:table-cell>
          <table:table-cell office:value-type="float" office:value="5375040" table:style-name="ce125">
            <text:p>5,375,040</text:p>
          </table:table-cell>
          <table:table-cell table:style-name="ce78"/>
          <table:table-cell office:value-type="float" office:value="8386" table:style-name="ce125">
            <text:p>8,386</text:p>
          </table:table-cell>
          <table:table-cell office:value-type="float" office:value="2907.9999999999995" table:style-name="ce125">
            <text:p>2,908</text:p>
          </table:table-cell>
          <table:table-cell office:value-type="percentage" office:value="0.3467684235630813" table:style-name="ce124">
            <text:p>34.7%</text:p>
          </table:table-cell>
          <table:table-cell office:value-type="float" office:value="2718979.9999999995" table:style-name="ce125">
            <text:p>2,718,980</text:p>
          </table:table-cell>
          <table:table-cell table:style-name="ce78"/>
          <table:table-cell office:value-type="float" office:value="189" table:style-name="ce125">
            <text:p>189</text:p>
          </table:table-cell>
          <table:table-cell office:value-type="currency" office:value="56700" table:style-name="ce128">
            <text:p>£56,700</text:p>
          </table:table-cell>
          <table:table-cell table:style-name="ce131"/>
          <table:table-cell office:value-type="float" office:value="153" table:style-name="ce125">
            <text:p>153</text:p>
          </table:table-cell>
          <table:table-cell office:value-type="currency" office:value="351900" table:style-name="ce128">
            <text:p>£351,900</text:p>
          </table:table-cell>
          <table:table-cell table:style-name="ce131"/>
          <table:table-cell office:value-type="float" office:value="275" table:style-name="ce125">
            <text:p>275</text:p>
          </table:table-cell>
          <table:table-cell office:value-type="currency" office:value="632500" table:style-name="ce128">
            <text:p>£632,500</text:p>
          </table:table-cell>
          <table:table-cell table:style-name="ce128"/>
          <table:table-cell office:value-type="float" office:value="7597" table:style-name="ce74">
            <text:p>7,597</text:p>
          </table:table-cell>
          <table:table-cell office:value-type="currency" office:value="9135120" table:style-name="ce122">
            <text:p>£9,135,120</text:p>
          </table:table-cell>
          <table:table-cell table:number-columns-repeated="16359"/>
        </table:table-row>
        <table:table-row table:style-name="ro7">
          <table:table-cell office:value-type="float" office:value="813" table:style-name="ce56">
            <text:p>813</text:p>
          </table:table-cell>
          <table:table-cell office:value-type="string" table:style-name="ce130">
            <text:p>North Lincolnshire</text:p>
          </table:table-cell>
          <table:table-cell office:value-type="float" office:value="23281.5" table:style-name="ce125">
            <text:p>23,282</text:p>
          </table:table-cell>
          <table:table-cell table:style-name="ce125"/>
          <table:table-cell office:value-type="float" office:value="13967.5" table:style-name="ce125">
            <text:p>13,968</text:p>
          </table:table-cell>
          <table:table-cell office:value-type="float" office:value="3413" table:style-name="ce125">
            <text:p>3,413</text:p>
          </table:table-cell>
          <table:table-cell office:value-type="percentage" office:value="0.24435296223375694" table:style-name="ce124">
            <text:p>24.4%</text:p>
          </table:table-cell>
          <table:table-cell office:value-type="float" office:value="4505160" table:style-name="ce125">
            <text:p>4,505,160</text:p>
          </table:table-cell>
          <table:table-cell table:style-name="ce78"/>
          <table:table-cell office:value-type="float" office:value="9314" table:style-name="ce125">
            <text:p>9,314</text:p>
          </table:table-cell>
          <table:table-cell office:value-type="float" office:value="2770.5" table:style-name="ce125">
            <text:p>2,771</text:p>
          </table:table-cell>
          <table:table-cell office:value-type="percentage" office:value="0.29745544341850977" table:style-name="ce124">
            <text:p>29.7%</text:p>
          </table:table-cell>
          <table:table-cell office:value-type="float" office:value="2590417.5" table:style-name="ce125">
            <text:p>2,590,418</text:p>
          </table:table-cell>
          <table:table-cell table:style-name="ce78"/>
          <table:table-cell office:value-type="float" office:value="220" table:style-name="ce125">
            <text:p>220</text:p>
          </table:table-cell>
          <table:table-cell office:value-type="currency" office:value="66000" table:style-name="ce128">
            <text:p>£66,000</text:p>
          </table:table-cell>
          <table:table-cell table:style-name="ce131"/>
          <table:table-cell office:value-type="float" office:value="169" table:style-name="ce125">
            <text:p>169</text:p>
          </table:table-cell>
          <table:table-cell office:value-type="currency" office:value="388700" table:style-name="ce128">
            <text:p>£388,700</text:p>
          </table:table-cell>
          <table:table-cell table:style-name="ce131"/>
          <table:table-cell office:value-type="float" office:value="183" table:style-name="ce125">
            <text:p>183</text:p>
          </table:table-cell>
          <table:table-cell office:value-type="currency" office:value="420900" table:style-name="ce128">
            <text:p>£420,900</text:p>
          </table:table-cell>
          <table:table-cell table:style-name="ce128"/>
          <table:table-cell office:value-type="float" office:value="6755.5" table:style-name="ce74">
            <text:p>6,756</text:p>
          </table:table-cell>
          <table:table-cell office:value-type="currency" office:value="7971177.5" table:style-name="ce122">
            <text:p>£7,971,178</text:p>
          </table:table-cell>
          <table:table-cell table:number-columns-repeated="16359"/>
        </table:table-row>
        <table:table-row table:style-name="ro7">
          <table:table-cell office:value-type="float" office:value="815" table:style-name="ce56">
            <text:p>815</text:p>
          </table:table-cell>
          <table:table-cell office:value-type="string" table:style-name="ce130">
            <text:p>North Yorkshire</text:p>
          </table:table-cell>
          <table:table-cell office:value-type="float" office:value="74667.5" table:style-name="ce125">
            <text:p>74,668</text:p>
          </table:table-cell>
          <table:table-cell table:style-name="ce125"/>
          <table:table-cell office:value-type="float" office:value="43115.5" table:style-name="ce125">
            <text:p>43,116</text:p>
          </table:table-cell>
          <table:table-cell office:value-type="float" office:value="6644.0833333333339" table:style-name="ce125">
            <text:p>6,644</text:p>
          </table:table-cell>
          <table:table-cell office:value-type="percentage" office:value="0.15409964707201201" table:style-name="ce124">
            <text:p>15.4%</text:p>
          </table:table-cell>
          <table:table-cell office:value-type="float" office:value="8770190" table:style-name="ce125">
            <text:p>8,770,190</text:p>
          </table:table-cell>
          <table:table-cell table:style-name="ce78"/>
          <table:table-cell office:value-type="float" office:value="31552" table:style-name="ce125">
            <text:p>31,552</text:p>
          </table:table-cell>
          <table:table-cell office:value-type="float" office:value="5276.5" table:style-name="ce125">
            <text:p>5,277</text:p>
          </table:table-cell>
          <table:table-cell office:value-type="percentage" office:value="0.16723187119675456" table:style-name="ce124">
            <text:p>16.7%</text:p>
          </table:table-cell>
          <table:table-cell office:value-type="float" office:value="4933527.5" table:style-name="ce125">
            <text:p>4,933,528</text:p>
          </table:table-cell>
          <table:table-cell table:style-name="ce78"/>
          <table:table-cell office:value-type="float" office:value="3631" table:style-name="ce125">
            <text:p>3,631</text:p>
          </table:table-cell>
          <table:table-cell office:value-type="currency" office:value="1089300" table:style-name="ce128">
            <text:p>£1,089,300</text:p>
          </table:table-cell>
          <table:table-cell table:style-name="ce131"/>
          <table:table-cell office:value-type="float" office:value="558" table:style-name="ce125">
            <text:p>558</text:p>
          </table:table-cell>
          <table:table-cell office:value-type="currency" office:value="1283400" table:style-name="ce128">
            <text:p>£1,283,400</text:p>
          </table:table-cell>
          <table:table-cell table:style-name="ce131"/>
          <table:table-cell office:value-type="float" office:value="337" table:style-name="ce125">
            <text:p>337</text:p>
          </table:table-cell>
          <table:table-cell office:value-type="currency" office:value="775100" table:style-name="ce128">
            <text:p>£775,100</text:p>
          </table:table-cell>
          <table:table-cell table:style-name="ce128"/>
          <table:table-cell office:value-type="float" office:value="16446.583333333336" table:style-name="ce74">
            <text:p>16,447</text:p>
          </table:table-cell>
          <table:table-cell office:value-type="currency" office:value="16851517.5" table:style-name="ce122">
            <text:p>£16,851,518</text:p>
          </table:table-cell>
          <table:table-cell table:number-columns-repeated="16359"/>
        </table:table-row>
        <table:table-row table:style-name="ro7">
          <table:table-cell office:value-type="float" office:value="372" table:style-name="ce56">
            <text:p>372</text:p>
          </table:table-cell>
          <table:table-cell office:value-type="string" table:style-name="ce130">
            <text:p>Rotherham</text:p>
          </table:table-cell>
          <table:table-cell office:value-type="float" office:value="40236" table:style-name="ce125">
            <text:p>40,236</text:p>
          </table:table-cell>
          <table:table-cell table:style-name="ce125"/>
          <table:table-cell office:value-type="float" office:value="23551" table:style-name="ce125">
            <text:p>23,551</text:p>
          </table:table-cell>
          <table:table-cell office:value-type="float" office:value="6467" table:style-name="ce125">
            <text:p>6,467</text:p>
          </table:table-cell>
          <table:table-cell office:value-type="percentage" office:value="0.27459555857500745" table:style-name="ce124">
            <text:p>27.5%</text:p>
          </table:table-cell>
          <table:table-cell office:value-type="float" office:value="8536440" table:style-name="ce125">
            <text:p>8,536,440</text:p>
          </table:table-cell>
          <table:table-cell table:style-name="ce78"/>
          <table:table-cell office:value-type="float" office:value="16685" table:style-name="ce125">
            <text:p>16,685</text:p>
          </table:table-cell>
          <table:table-cell office:value-type="float" office:value="5417" table:style-name="ce125">
            <text:p>5,417</text:p>
          </table:table-cell>
          <table:table-cell office:value-type="percentage" office:value="0.32466287084207374" table:style-name="ce124">
            <text:p>32.5%</text:p>
          </table:table-cell>
          <table:table-cell office:value-type="float" office:value="5064895" table:style-name="ce125">
            <text:p>5,064,895</text:p>
          </table:table-cell>
          <table:table-cell table:style-name="ce78"/>
          <table:table-cell office:value-type="float" office:value="177" table:style-name="ce125">
            <text:p>177</text:p>
          </table:table-cell>
          <table:table-cell office:value-type="currency" office:value="53100" table:style-name="ce128">
            <text:p>£53,100</text:p>
          </table:table-cell>
          <table:table-cell table:style-name="ce131"/>
          <table:table-cell office:value-type="float" office:value="274" table:style-name="ce125">
            <text:p>274</text:p>
          </table:table-cell>
          <table:table-cell office:value-type="currency" office:value="630200" table:style-name="ce128">
            <text:p>£630,200</text:p>
          </table:table-cell>
          <table:table-cell table:style-name="ce131"/>
          <table:table-cell office:value-type="float" office:value="472" table:style-name="ce125">
            <text:p>472</text:p>
          </table:table-cell>
          <table:table-cell office:value-type="currency" office:value="1085600" table:style-name="ce128">
            <text:p>£1,085,600</text:p>
          </table:table-cell>
          <table:table-cell table:style-name="ce128"/>
          <table:table-cell office:value-type="float" office:value="12807" table:style-name="ce74">
            <text:p>12,807</text:p>
          </table:table-cell>
          <table:table-cell office:value-type="currency" office:value="15370235" table:style-name="ce122">
            <text:p>£15,370,235</text:p>
          </table:table-cell>
          <table:table-cell table:number-columns-repeated="16359"/>
        </table:table-row>
        <table:table-row table:style-name="ro7">
          <table:table-cell office:value-type="float" office:value="373" table:style-name="ce56">
            <text:p>373</text:p>
          </table:table-cell>
          <table:table-cell office:value-type="string" table:style-name="ce130">
            <text:p>Sheffield</text:p>
          </table:table-cell>
          <table:table-cell office:value-type="float" office:value="72887" table:style-name="ce125">
            <text:p>72,887</text:p>
          </table:table-cell>
          <table:table-cell table:style-name="ce125"/>
          <table:table-cell office:value-type="float" office:value="44912.5" table:style-name="ce125">
            <text:p>44,913</text:p>
          </table:table-cell>
          <table:table-cell office:value-type="float" office:value="13670.416666666666" table:style-name="ce125">
            <text:p>13,670</text:p>
          </table:table-cell>
          <table:table-cell office:value-type="percentage" office:value="0.30437888486872622" table:style-name="ce124">
            <text:p>30.4%</text:p>
          </table:table-cell>
          <table:table-cell office:value-type="float" office:value="18044950" table:style-name="ce125">
            <text:p>18,044,950</text:p>
          </table:table-cell>
          <table:table-cell table:style-name="ce78"/>
          <table:table-cell office:value-type="float" office:value="27974.5" table:style-name="ce125">
            <text:p>27,975</text:p>
          </table:table-cell>
          <table:table-cell office:value-type="float" office:value="9419.5833333333303" table:style-name="ce125">
            <text:p>9,420</text:p>
          </table:table-cell>
          <table:table-cell office:value-type="percentage" office:value="0.3367203465060441" table:style-name="ce124">
            <text:p>33.7%</text:p>
          </table:table-cell>
          <table:table-cell office:value-type="float" office:value="8807310.416666666" table:style-name="ce125">
            <text:p>8,807,310</text:p>
          </table:table-cell>
          <table:table-cell table:style-name="ce78"/>
          <table:table-cell office:value-type="float" office:value="127" table:style-name="ce125">
            <text:p>127</text:p>
          </table:table-cell>
          <table:table-cell office:value-type="currency" office:value="38100" table:style-name="ce128">
            <text:p>£38,100</text:p>
          </table:table-cell>
          <table:table-cell table:style-name="ce131"/>
          <table:table-cell office:value-type="float" office:value="431.16666666666663" table:style-name="ce125">
            <text:p>431</text:p>
          </table:table-cell>
          <table:table-cell office:value-type="currency" office:value="991683.33333333326" table:style-name="ce128">
            <text:p>£991,683</text:p>
          </table:table-cell>
          <table:table-cell table:style-name="ce131"/>
          <table:table-cell office:value-type="float" office:value="482" table:style-name="ce125">
            <text:p>482</text:p>
          </table:table-cell>
          <table:table-cell office:value-type="currency" office:value="1108600" table:style-name="ce128">
            <text:p>£1,108,600</text:p>
          </table:table-cell>
          <table:table-cell table:style-name="ce128"/>
          <table:table-cell office:value-type="float" office:value="24130.166666666664" table:style-name="ce74">
            <text:p>24,130</text:p>
          </table:table-cell>
          <table:table-cell office:value-type="currency" office:value="28990643.749999996" table:style-name="ce122">
            <text:p>£28,990,644</text:p>
          </table:table-cell>
          <table:table-cell table:number-columns-repeated="16359"/>
        </table:table-row>
        <table:table-row table:style-name="ro7">
          <table:table-cell office:value-type="float" office:value="384" table:style-name="ce56">
            <text:p>384</text:p>
          </table:table-cell>
          <table:table-cell office:value-type="string" table:style-name="ce130">
            <text:p>Wakefield</text:p>
          </table:table-cell>
          <table:table-cell office:value-type="float" office:value="47422.5" table:style-name="ce125">
            <text:p>47,423</text:p>
          </table:table-cell>
          <table:table-cell table:style-name="ce125"/>
          <table:table-cell office:value-type="float" office:value="28788.5" table:style-name="ce125">
            <text:p>28,789</text:p>
          </table:table-cell>
          <table:table-cell office:value-type="float" office:value="6971" table:style-name="ce125">
            <text:p>6,971</text:p>
          </table:table-cell>
          <table:table-cell office:value-type="percentage" office:value="0.24214530107508206" table:style-name="ce124">
            <text:p>24.2%</text:p>
          </table:table-cell>
          <table:table-cell office:value-type="float" office:value="9201720" table:style-name="ce125">
            <text:p>9,201,720</text:p>
          </table:table-cell>
          <table:table-cell table:style-name="ce78"/>
          <table:table-cell office:value-type="float" office:value="18634" table:style-name="ce125">
            <text:p>18,634</text:p>
          </table:table-cell>
          <table:table-cell office:value-type="float" office:value="5214" table:style-name="ce125">
            <text:p>5,214</text:p>
          </table:table-cell>
          <table:table-cell office:value-type="percentage" office:value="0.2798110979929162" table:style-name="ce124">
            <text:p>28.0%</text:p>
          </table:table-cell>
          <table:table-cell office:value-type="float" office:value="4875090" table:style-name="ce125">
            <text:p>4,875,090</text:p>
          </table:table-cell>
          <table:table-cell table:style-name="ce78"/>
          <table:table-cell office:value-type="float" office:value="239" table:style-name="ce125">
            <text:p>239</text:p>
          </table:table-cell>
          <table:table-cell office:value-type="currency" office:value="71700" table:style-name="ce128">
            <text:p>£71,700</text:p>
          </table:table-cell>
          <table:table-cell table:style-name="ce131"/>
          <table:table-cell office:value-type="float" office:value="274" table:style-name="ce125">
            <text:p>274</text:p>
          </table:table-cell>
          <table:table-cell office:value-type="currency" office:value="630200" table:style-name="ce128">
            <text:p>£630,200</text:p>
          </table:table-cell>
          <table:table-cell table:style-name="ce131"/>
          <table:table-cell office:value-type="float" office:value="390" table:style-name="ce125">
            <text:p>390</text:p>
          </table:table-cell>
          <table:table-cell office:value-type="currency" office:value="897000" table:style-name="ce128">
            <text:p>£897,000</text:p>
          </table:table-cell>
          <table:table-cell table:style-name="ce128"/>
          <table:table-cell office:value-type="float" office:value="13088" table:style-name="ce74">
            <text:p>13,088</text:p>
          </table:table-cell>
          <table:table-cell office:value-type="currency" office:value="15675710" table:style-name="ce122">
            <text:p>£15,675,710</text:p>
          </table:table-cell>
          <table:table-cell table:number-columns-repeated="16359"/>
        </table:table-row>
        <table:table-row table:style-name="ro7">
          <table:table-cell office:value-type="float" office:value="816" table:style-name="ce56">
            <text:p>816</text:p>
          </table:table-cell>
          <table:table-cell office:value-type="string" table:style-name="ce130">
            <text:p>York</text:p>
          </table:table-cell>
          <table:table-cell office:value-type="float" office:value="23077.5" table:style-name="ce125">
            <text:p>23,078</text:p>
          </table:table-cell>
          <table:table-cell table:style-name="ce125"/>
          <table:table-cell office:value-type="float" office:value="13918" table:style-name="ce125">
            <text:p>13,918</text:p>
          </table:table-cell>
          <table:table-cell office:value-type="float" office:value="2110" table:style-name="ce125">
            <text:p>2,110</text:p>
          </table:table-cell>
          <table:table-cell office:value-type="percentage" office:value="0.15160224170139389" table:style-name="ce124">
            <text:p>15.2%</text:p>
          </table:table-cell>
          <table:table-cell office:value-type="float" office:value="2785200" table:style-name="ce125">
            <text:p>2,785,200</text:p>
          </table:table-cell>
          <table:table-cell table:style-name="ce78"/>
          <table:table-cell office:value-type="float" office:value="9159.5" table:style-name="ce125">
            <text:p>9,160</text:p>
          </table:table-cell>
          <table:table-cell office:value-type="float" office:value="1569.5" table:style-name="ce125">
            <text:p>1,570</text:p>
          </table:table-cell>
          <table:table-cell office:value-type="percentage" office:value="0.17135214804301546" table:style-name="ce124">
            <text:p>17.1%</text:p>
          </table:table-cell>
          <table:table-cell office:value-type="float" office:value="1467482.5" table:style-name="ce125">
            <text:p>1,467,483</text:p>
          </table:table-cell>
          <table:table-cell table:style-name="ce78"/>
          <table:table-cell office:value-type="float" office:value="455" table:style-name="ce125">
            <text:p>455</text:p>
          </table:table-cell>
          <table:table-cell office:value-type="currency" office:value="136500" table:style-name="ce128">
            <text:p>£136,500</text:p>
          </table:table-cell>
          <table:table-cell table:style-name="ce131"/>
          <table:table-cell office:value-type="float" office:value="189" table:style-name="ce125">
            <text:p>189</text:p>
          </table:table-cell>
          <table:table-cell office:value-type="currency" office:value="434700" table:style-name="ce128">
            <text:p>£434,700</text:p>
          </table:table-cell>
          <table:table-cell table:style-name="ce131"/>
          <table:table-cell office:value-type="float" office:value="144" table:style-name="ce125">
            <text:p>144</text:p>
          </table:table-cell>
          <table:table-cell office:value-type="currency" office:value="331200" table:style-name="ce128">
            <text:p>£331,200</text:p>
          </table:table-cell>
          <table:table-cell table:style-name="ce128"/>
          <table:table-cell office:value-type="float" office:value="4467.5" table:style-name="ce74">
            <text:p>4,468</text:p>
          </table:table-cell>
          <table:table-cell office:value-type="currency" office:value="5155082.5" table:style-name="ce122">
            <text:p>£5,155,083</text:p>
          </table:table-cell>
          <table:table-cell table:number-columns-repeated="16359"/>
        </table:table-row>
        <table:table-row table:style-name="ro7">
          <table:table-cell table:number-columns-repeated="2" table:style-name="ce56"/>
          <table:table-cell table:number-columns-repeated="4" table:style-name="ce125"/>
          <table:table-cell table:style-name="ce124"/>
          <table:table-cell table:style-name="ce128"/>
          <table:table-cell table:style-name="ce78"/>
          <table:table-cell table:number-columns-repeated="2" table:style-name="ce125"/>
          <table:table-cell table:style-name="ce124"/>
          <table:table-cell table:style-name="ce128"/>
          <table:table-cell table:style-name="ce78"/>
          <table:table-cell table:style-name="ce125"/>
          <table:table-cell table:style-name="ce128"/>
          <table:table-cell table:style-name="ce131"/>
          <table:table-cell table:style-name="ce125"/>
          <table:table-cell table:style-name="ce128"/>
          <table:table-cell table:style-name="ce131"/>
          <table:table-cell table:style-name="ce125"/>
          <table:table-cell table:style-name="ce122"/>
          <table:table-cell table:style-name="ce128"/>
          <table:table-cell table:style-name="ce74"/>
          <table:table-cell table:style-name="ce122"/>
          <table:table-cell table:number-columns-repeated="16359"/>
        </table:table-row>
        <table:table-row table:style-name="ro7">
          <table:table-cell table:style-name="ce65"/>
          <table:table-cell office:value-type="string" table:style-name="ce129">
            <text:p>EAST MIDLANDS (22)</text:p>
          </table:table-cell>
          <table:table-cell office:value-type="float" office:value="640642.5" table:style-name="ce74">
            <text:p>640,643</text:p>
          </table:table-cell>
          <table:table-cell table:style-name="ce74"/>
          <table:table-cell office:value-type="float" office:value="392410" table:style-name="ce74">
            <text:p>392,410</text:p>
          </table:table-cell>
          <table:table-cell office:value-type="float" office:value="84921.666666666672" table:style-name="ce74">
            <text:p>84,922</text:p>
          </table:table-cell>
          <table:table-cell office:value-type="percentage" office:value="0.21641055698546591" table:style-name="ce121">
            <text:p>21.6%</text:p>
          </table:table-cell>
          <table:table-cell office:value-type="currency" office:value="112096600" table:style-name="ce122">
            <text:p>£112,096,600</text:p>
          </table:table-cell>
          <table:table-cell table:style-name="ce78"/>
          <table:table-cell office:value-type="float" office:value="248232.5" table:style-name="ce74">
            <text:p>248,233</text:p>
          </table:table-cell>
          <table:table-cell office:value-type="float" office:value="63033.458333333343" table:style-name="ce74">
            <text:p>63,033</text:p>
          </table:table-cell>
          <table:table-cell office:value-type="percentage" office:value="0.25392911215627828" table:style-name="ce121">
            <text:p>25.4%</text:p>
          </table:table-cell>
          <table:table-cell office:value-type="currency" office:value="58936283.541666664" table:style-name="ce122">
            <text:p>£58,936,284</text:p>
          </table:table-cell>
          <table:table-cell table:style-name="ce78"/>
          <table:table-cell office:value-type="float" office:value="7991.625" table:style-name="ce74">
            <text:p>7,992</text:p>
          </table:table-cell>
          <table:table-cell office:value-type="currency" office:value="2397487.5" table:style-name="ce122">
            <text:p>£2,397,488</text:p>
          </table:table-cell>
          <table:table-cell table:style-name="ce78"/>
          <table:table-cell office:value-type="float" office:value="4483.5833333333339" table:style-name="ce74">
            <text:p>4,484</text:p>
          </table:table-cell>
          <table:table-cell office:value-type="currency" office:value="10312241.666666666" table:style-name="ce122">
            <text:p>£10,312,242</text:p>
          </table:table-cell>
          <table:table-cell table:style-name="ce78"/>
          <table:table-cell office:value-type="float" office:value="4179" table:style-name="ce74">
            <text:p>4,179</text:p>
          </table:table-cell>
          <table:table-cell office:value-type="currency" office:value="9611700" table:style-name="ce122">
            <text:p>£9,611,700</text:p>
          </table:table-cell>
          <table:table-cell table:style-name="ce78"/>
          <table:table-cell office:value-type="float" office:value="164609.33333333334" table:style-name="ce74">
            <text:p>164,609</text:p>
          </table:table-cell>
          <table:table-cell office:value-type="currency" office:value="193354312.70833331" table:style-name="ce122">
            <text:p>£193,354,313</text:p>
          </table:table-cell>
          <table:table-cell table:number-columns-repeated="16359" table:style-name="ce65"/>
        </table:table-row>
        <table:table-row table:style-name="ro7">
          <table:table-cell office:value-type="float" office:value="831" table:style-name="ce56">
            <text:p>831</text:p>
          </table:table-cell>
          <table:table-cell office:value-type="string" table:style-name="ce130">
            <text:p>Derby</text:p>
          </table:table-cell>
          <table:table-cell office:value-type="float" office:value="39192" table:style-name="ce125">
            <text:p>39,192</text:p>
          </table:table-cell>
          <table:table-cell table:style-name="ce125"/>
          <table:table-cell office:value-type="float" office:value="23882" table:style-name="ce125">
            <text:p>23,882</text:p>
          </table:table-cell>
          <table:table-cell office:value-type="float" office:value="6759.666666666667" table:style-name="ce125">
            <text:p>6,760</text:p>
          </table:table-cell>
          <table:table-cell office:value-type="percentage" office:value="0.28304441280741427" table:style-name="ce124">
            <text:p>28.3%</text:p>
          </table:table-cell>
          <table:table-cell office:value-type="float" office:value="8922760" table:style-name="ce125">
            <text:p>8,922,760</text:p>
          </table:table-cell>
          <table:table-cell table:style-name="ce78"/>
          <table:table-cell office:value-type="float" office:value="15310" table:style-name="ce125">
            <text:p>15,310</text:p>
          </table:table-cell>
          <table:table-cell office:value-type="float" office:value="5060.416666666667" table:style-name="ce125">
            <text:p>5,060</text:p>
          </table:table-cell>
          <table:table-cell office:value-type="percentage" office:value="0.33053015458306118" table:style-name="ce124">
            <text:p>33.1%</text:p>
          </table:table-cell>
          <table:table-cell office:value-type="float" office:value="4731489.583333333" table:style-name="ce125">
            <text:p>4,731,490</text:p>
          </table:table-cell>
          <table:table-cell table:style-name="ce78"/>
          <table:table-cell office:value-type="float" office:value="86.583333333333329" table:style-name="ce125">
            <text:p>87</text:p>
          </table:table-cell>
          <table:table-cell office:value-type="currency" office:value="25975" table:style-name="ce128">
            <text:p>£25,975</text:p>
          </table:table-cell>
          <table:table-cell table:style-name="ce131"/>
          <table:table-cell office:value-type="float" office:value="211" table:style-name="ce125">
            <text:p>211</text:p>
          </table:table-cell>
          <table:table-cell office:value-type="currency" office:value="485300" table:style-name="ce128">
            <text:p>£485,300</text:p>
          </table:table-cell>
          <table:table-cell table:style-name="ce131"/>
          <table:table-cell office:value-type="float" office:value="410" table:style-name="ce125">
            <text:p>410</text:p>
          </table:table-cell>
          <table:table-cell office:value-type="currency" office:value="943000" table:style-name="ce128">
            <text:p>£943,000</text:p>
          </table:table-cell>
          <table:table-cell table:style-name="ce128"/>
          <table:table-cell office:value-type="float" office:value="12527.666666666668" table:style-name="ce74">
            <text:p>12,528</text:p>
          </table:table-cell>
          <table:table-cell office:value-type="currency" office:value="15108524.583333332" table:style-name="ce122">
            <text:p>£15,108,525</text:p>
          </table:table-cell>
          <table:table-cell table:number-columns-repeated="16359"/>
        </table:table-row>
        <table:table-row table:style-name="ro7">
          <table:table-cell office:value-type="float" office:value="830" table:style-name="ce56">
            <text:p>830</text:p>
          </table:table-cell>
          <table:table-cell office:value-type="string" table:style-name="ce130">
            <text:p>Derbyshire</text:p>
          </table:table-cell>
          <table:table-cell office:value-type="float" office:value="98176" table:style-name="ce125">
            <text:p>98,176</text:p>
          </table:table-cell>
          <table:table-cell table:style-name="ce125"/>
          <table:table-cell office:value-type="float" office:value="59973" table:style-name="ce125">
            <text:p>59,973</text:p>
          </table:table-cell>
          <table:table-cell office:value-type="float" office:value="13518.5" table:style-name="ce125">
            <text:p>13,519</text:p>
          </table:table-cell>
          <table:table-cell office:value-type="percentage" office:value="0.2254097677288113" table:style-name="ce124">
            <text:p>22.5%</text:p>
          </table:table-cell>
          <table:table-cell office:value-type="float" office:value="17844420" table:style-name="ce125">
            <text:p>17,844,420</text:p>
          </table:table-cell>
          <table:table-cell table:style-name="ce78"/>
          <table:table-cell office:value-type="float" office:value="38203" table:style-name="ce125">
            <text:p>38,203</text:p>
          </table:table-cell>
          <table:table-cell office:value-type="float" office:value="9497" table:style-name="ce125">
            <text:p>9,497</text:p>
          </table:table-cell>
          <table:table-cell office:value-type="percentage" office:value="0.24859304243122268" table:style-name="ce124">
            <text:p>24.9%</text:p>
          </table:table-cell>
          <table:table-cell office:value-type="float" office:value="8879695" table:style-name="ce125">
            <text:p>8,879,695</text:p>
          </table:table-cell>
          <table:table-cell table:style-name="ce78"/>
          <table:table-cell office:value-type="float" office:value="597" table:style-name="ce125">
            <text:p>597</text:p>
          </table:table-cell>
          <table:table-cell office:value-type="currency" office:value="179100" table:style-name="ce128">
            <text:p>£179,100</text:p>
          </table:table-cell>
          <table:table-cell table:style-name="ce131"/>
          <table:table-cell office:value-type="float" office:value="756" table:style-name="ce125">
            <text:p>756</text:p>
          </table:table-cell>
          <table:table-cell office:value-type="currency" office:value="1738800" table:style-name="ce128">
            <text:p>£1,738,800</text:p>
          </table:table-cell>
          <table:table-cell table:style-name="ce131"/>
          <table:table-cell office:value-type="float" office:value="494" table:style-name="ce125">
            <text:p>494</text:p>
          </table:table-cell>
          <table:table-cell office:value-type="currency" office:value="1136200" table:style-name="ce128">
            <text:p>£1,136,200</text:p>
          </table:table-cell>
          <table:table-cell table:style-name="ce128"/>
          <table:table-cell office:value-type="float" office:value="24862.5" table:style-name="ce74">
            <text:p>24,863</text:p>
          </table:table-cell>
          <table:table-cell office:value-type="currency" office:value="29778215" table:style-name="ce122">
            <text:p>£29,778,215</text:p>
          </table:table-cell>
          <table:table-cell table:number-columns-repeated="16359"/>
        </table:table-row>
        <table:table-row table:style-name="ro7">
          <table:table-cell office:value-type="float" office:value="856" table:style-name="ce56">
            <text:p>856</text:p>
          </table:table-cell>
          <table:table-cell office:value-type="string" table:style-name="ce130">
            <text:p>Leicester</text:p>
          </table:table-cell>
          <table:table-cell office:value-type="float" office:value="52543" table:style-name="ce125">
            <text:p>52,543</text:p>
          </table:table-cell>
          <table:table-cell table:style-name="ce125"/>
          <table:table-cell office:value-type="float" office:value="33482" table:style-name="ce125">
            <text:p>33,482</text:p>
          </table:table-cell>
          <table:table-cell office:value-type="float" office:value="8903.4166666666679" table:style-name="ce125">
            <text:p>8,903</text:p>
          </table:table-cell>
          <table:table-cell office:value-type="percentage" office:value="0.26591651235489722" table:style-name="ce124">
            <text:p>26.6%</text:p>
          </table:table-cell>
          <table:table-cell office:value-type="float" office:value="11752510" table:style-name="ce125">
            <text:p>11,752,510</text:p>
          </table:table-cell>
          <table:table-cell table:style-name="ce78"/>
          <table:table-cell office:value-type="float" office:value="19061" table:style-name="ce125">
            <text:p>19,061</text:p>
          </table:table-cell>
          <table:table-cell office:value-type="float" office:value="6578" table:style-name="ce125">
            <text:p>6,578</text:p>
          </table:table-cell>
          <table:table-cell office:value-type="percentage" office:value="0.34510256544777296" table:style-name="ce124">
            <text:p>34.5%</text:p>
          </table:table-cell>
          <table:table-cell office:value-type="float" office:value="6150430" table:style-name="ce125">
            <text:p>6,150,430</text:p>
          </table:table-cell>
          <table:table-cell table:style-name="ce78"/>
          <table:table-cell office:value-type="float" office:value="28" table:style-name="ce125">
            <text:p>28</text:p>
          </table:table-cell>
          <table:table-cell office:value-type="currency" office:value="8400" table:style-name="ce128">
            <text:p>£8,400</text:p>
          </table:table-cell>
          <table:table-cell table:style-name="ce131"/>
          <table:table-cell office:value-type="float" office:value="155" table:style-name="ce125">
            <text:p>155</text:p>
          </table:table-cell>
          <table:table-cell office:value-type="currency" office:value="356500" table:style-name="ce128">
            <text:p>£356,500</text:p>
          </table:table-cell>
          <table:table-cell table:style-name="ce131"/>
          <table:table-cell office:value-type="float" office:value="503" table:style-name="ce125">
            <text:p>503</text:p>
          </table:table-cell>
          <table:table-cell office:value-type="currency" office:value="1156900" table:style-name="ce128">
            <text:p>£1,156,900</text:p>
          </table:table-cell>
          <table:table-cell table:style-name="ce128"/>
          <table:table-cell office:value-type="float" office:value="16167.416666666668" table:style-name="ce74">
            <text:p>16,167</text:p>
          </table:table-cell>
          <table:table-cell office:value-type="currency" office:value="19424740" table:style-name="ce122">
            <text:p>£19,424,740</text:p>
          </table:table-cell>
          <table:table-cell table:number-columns-repeated="16359"/>
        </table:table-row>
        <table:table-row table:style-name="ro7">
          <table:table-cell office:value-type="float" office:value="855" table:style-name="ce56">
            <text:p>855</text:p>
          </table:table-cell>
          <table:table-cell office:value-type="string" table:style-name="ce130">
            <text:p>Leicestershire</text:p>
          </table:table-cell>
          <table:table-cell office:value-type="float" office:value="91720" table:style-name="ce125">
            <text:p>91,720</text:p>
          </table:table-cell>
          <table:table-cell table:style-name="ce125"/>
          <table:table-cell office:value-type="float" office:value="54779.5" table:style-name="ce125">
            <text:p>54,780</text:p>
          </table:table-cell>
          <table:table-cell office:value-type="float" office:value="7446.75" table:style-name="ce125">
            <text:p>7,447</text:p>
          </table:table-cell>
          <table:table-cell office:value-type="percentage" office:value="0.13594045217645287" table:style-name="ce124">
            <text:p>13.6%</text:p>
          </table:table-cell>
          <table:table-cell office:value-type="float" office:value="9829710" table:style-name="ce125">
            <text:p>9,829,710</text:p>
          </table:table-cell>
          <table:table-cell table:style-name="ce78"/>
          <table:table-cell office:value-type="float" office:value="36940.5" table:style-name="ce125">
            <text:p>36,941</text:p>
          </table:table-cell>
          <table:table-cell office:value-type="float" office:value="6855" table:style-name="ce125">
            <text:p>6,855</text:p>
          </table:table-cell>
          <table:table-cell office:value-type="percentage" office:value="0.18556868477687091" table:style-name="ce124">
            <text:p>18.6%</text:p>
          </table:table-cell>
          <table:table-cell office:value-type="float" office:value="6409425" table:style-name="ce125">
            <text:p>6,409,425</text:p>
          </table:table-cell>
          <table:table-cell table:style-name="ce78"/>
          <table:table-cell office:value-type="float" office:value="483.58333333333337" table:style-name="ce125">
            <text:p>484</text:p>
          </table:table-cell>
          <table:table-cell office:value-type="currency" office:value="145075" table:style-name="ce128">
            <text:p>£145,075</text:p>
          </table:table-cell>
          <table:table-cell table:style-name="ce131"/>
          <table:table-cell office:value-type="float" office:value="831" table:style-name="ce125">
            <text:p>831</text:p>
          </table:table-cell>
          <table:table-cell office:value-type="currency" office:value="1911300" table:style-name="ce128">
            <text:p>£1,911,300</text:p>
          </table:table-cell>
          <table:table-cell table:style-name="ce131"/>
          <table:table-cell office:value-type="float" office:value="395" table:style-name="ce125">
            <text:p>395</text:p>
          </table:table-cell>
          <table:table-cell office:value-type="currency" office:value="908500" table:style-name="ce128">
            <text:p>£908,500</text:p>
          </table:table-cell>
          <table:table-cell table:style-name="ce128"/>
          <table:table-cell office:value-type="float" office:value="16011.333333333334" table:style-name="ce74">
            <text:p>16,011</text:p>
          </table:table-cell>
          <table:table-cell office:value-type="currency" office:value="19204010" table:style-name="ce122">
            <text:p>£19,204,010</text:p>
          </table:table-cell>
          <table:table-cell table:number-columns-repeated="16359"/>
        </table:table-row>
        <table:table-row table:style-name="ro7">
          <table:table-cell office:value-type="float" office:value="925" table:style-name="ce56">
            <text:p>925</text:p>
          </table:table-cell>
          <table:table-cell office:value-type="string" table:style-name="ce130">
            <text:p>Lincolnshire</text:p>
          </table:table-cell>
          <table:table-cell office:value-type="float" office:value="96641.5" table:style-name="ce125">
            <text:p>96,642</text:p>
          </table:table-cell>
          <table:table-cell table:style-name="ce125"/>
          <table:table-cell office:value-type="float" office:value="57072" table:style-name="ce125">
            <text:p>57,072</text:p>
          </table:table-cell>
          <table:table-cell office:value-type="float" office:value="13423.166666666666" table:style-name="ce125">
            <text:p>13,423</text:p>
          </table:table-cell>
          <table:table-cell office:value-type="percentage" office:value="0.23519706102233434" table:style-name="ce124">
            <text:p>23.5%</text:p>
          </table:table-cell>
          <table:table-cell office:value-type="float" office:value="17718580" table:style-name="ce125">
            <text:p>17,718,580</text:p>
          </table:table-cell>
          <table:table-cell table:style-name="ce78"/>
          <table:table-cell office:value-type="float" office:value="39569.5" table:style-name="ce125">
            <text:p>39,570</text:p>
          </table:table-cell>
          <table:table-cell office:value-type="float" office:value="9120" table:style-name="ce125">
            <text:p>9,120</text:p>
          </table:table-cell>
          <table:table-cell office:value-type="percentage" office:value="0.23048054688585906" table:style-name="ce124">
            <text:p>23.0%</text:p>
          </table:table-cell>
          <table:table-cell office:value-type="float" office:value="8527200" table:style-name="ce125">
            <text:p>8,527,200</text:p>
          </table:table-cell>
          <table:table-cell table:style-name="ce78"/>
          <table:table-cell office:value-type="float" office:value="4520.0416666666661" table:style-name="ce125">
            <text:p>4,520</text:p>
          </table:table-cell>
          <table:table-cell office:value-type="currency" office:value="1356012.5" table:style-name="ce128">
            <text:p>£1,356,013</text:p>
          </table:table-cell>
          <table:table-cell table:style-name="ce131"/>
          <table:table-cell office:value-type="float" office:value="760.91666666666674" table:style-name="ce125">
            <text:p>761</text:p>
          </table:table-cell>
          <table:table-cell office:value-type="currency" office:value="1750108.3333333335" table:style-name="ce128">
            <text:p>£1,750,108</text:p>
          </table:table-cell>
          <table:table-cell table:style-name="ce131"/>
          <table:table-cell office:value-type="float" office:value="502" table:style-name="ce125">
            <text:p>502</text:p>
          </table:table-cell>
          <table:table-cell office:value-type="currency" office:value="1154600" table:style-name="ce128">
            <text:p>£1,154,600</text:p>
          </table:table-cell>
          <table:table-cell table:style-name="ce128"/>
          <table:table-cell office:value-type="float" office:value="28326.124999999996" table:style-name="ce74">
            <text:p>28,326</text:p>
          </table:table-cell>
          <table:table-cell office:value-type="currency" office:value="30506500.833333332" table:style-name="ce122">
            <text:p>£30,506,501</text:p>
          </table:table-cell>
          <table:table-cell table:number-columns-repeated="16359"/>
        </table:table-row>
        <table:table-row table:style-name="ro7">
          <table:table-cell office:value-type="float" office:value="928" table:style-name="ce56">
            <text:p>928</text:p>
          </table:table-cell>
          <table:table-cell office:value-type="string" table:style-name="ce130">
            <text:p>Northamptonshire</text:p>
          </table:table-cell>
          <table:table-cell office:value-type="float" office:value="107837.5" table:style-name="ce125">
            <text:p>107,838</text:p>
          </table:table-cell>
          <table:table-cell table:style-name="ce125"/>
          <table:table-cell office:value-type="float" office:value="67208.5" table:style-name="ce125">
            <text:p>67,209</text:p>
          </table:table-cell>
          <table:table-cell office:value-type="float" office:value="11398.583333333334" table:style-name="ce125">
            <text:p>11,399</text:p>
          </table:table-cell>
          <table:table-cell office:value-type="percentage" office:value="0.16960032337179573" table:style-name="ce124">
            <text:p>17.0%</text:p>
          </table:table-cell>
          <table:table-cell office:value-type="float" office:value="15046130" table:style-name="ce125">
            <text:p>15,046,130</text:p>
          </table:table-cell>
          <table:table-cell table:style-name="ce78"/>
          <table:table-cell office:value-type="float" office:value="40629" table:style-name="ce125">
            <text:p>40,629</text:p>
          </table:table-cell>
          <table:table-cell office:value-type="float" office:value="9116.4166666666661" table:style-name="ce125">
            <text:p>9,116</text:p>
          </table:table-cell>
          <table:table-cell office:value-type="percentage" office:value="0.22438200956623758" table:style-name="ce124">
            <text:p>22.4%</text:p>
          </table:table-cell>
          <table:table-cell office:value-type="float" office:value="8523849.583333334" table:style-name="ce125">
            <text:p>8,523,850</text:p>
          </table:table-cell>
          <table:table-cell table:style-name="ce78"/>
          <table:table-cell office:value-type="float" office:value="464.74999999999994" table:style-name="ce125">
            <text:p>465</text:p>
          </table:table-cell>
          <table:table-cell office:value-type="currency" office:value="139425" table:style-name="ce128">
            <text:p>£139,425</text:p>
          </table:table-cell>
          <table:table-cell table:style-name="ce131"/>
          <table:table-cell office:value-type="float" office:value="788.08333333333326" table:style-name="ce125">
            <text:p>788</text:p>
          </table:table-cell>
          <table:table-cell office:value-type="currency" office:value="1812591.6666666665" table:style-name="ce128">
            <text:p>£1,812,592</text:p>
          </table:table-cell>
          <table:table-cell table:style-name="ce131"/>
          <table:table-cell office:value-type="float" office:value="784" table:style-name="ce125">
            <text:p>784</text:p>
          </table:table-cell>
          <table:table-cell office:value-type="currency" office:value="1803200" table:style-name="ce128">
            <text:p>£1,803,200</text:p>
          </table:table-cell>
          <table:table-cell table:style-name="ce128"/>
          <table:table-cell office:value-type="float" office:value="22551.833333333332" table:style-name="ce74">
            <text:p>22,552</text:p>
          </table:table-cell>
          <table:table-cell office:value-type="currency" office:value="27325196.250000004" table:style-name="ce122">
            <text:p>£27,325,196</text:p>
          </table:table-cell>
          <table:table-cell table:number-columns-repeated="16359"/>
        </table:table-row>
        <table:table-row table:style-name="ro7">
          <table:table-cell office:value-type="float" office:value="892" table:style-name="ce56">
            <text:p>892</text:p>
          </table:table-cell>
          <table:table-cell office:value-type="string" table:style-name="ce130">
            <text:p>Nottingham</text:p>
          </table:table-cell>
          <table:table-cell office:value-type="float" office:value="41228.5" table:style-name="ce125">
            <text:p>41,229</text:p>
          </table:table-cell>
          <table:table-cell table:style-name="ce125"/>
          <table:table-cell office:value-type="float" office:value="26581" table:style-name="ce125">
            <text:p>26,581</text:p>
          </table:table-cell>
          <table:table-cell office:value-type="float" office:value="9946.0833333333339" table:style-name="ce125">
            <text:p>9,946</text:p>
          </table:table-cell>
          <table:table-cell office:value-type="percentage" office:value="0.37418017882447363" table:style-name="ce124">
            <text:p>37.4%</text:p>
          </table:table-cell>
          <table:table-cell office:value-type="float" office:value="13128830" table:style-name="ce125">
            <text:p>13,128,830</text:p>
          </table:table-cell>
          <table:table-cell table:style-name="ce78"/>
          <table:table-cell office:value-type="float" office:value="14647.5" table:style-name="ce125">
            <text:p>14,648</text:p>
          </table:table-cell>
          <table:table-cell office:value-type="float" office:value="6444.0833333333339" table:style-name="ce125">
            <text:p>6,444</text:p>
          </table:table-cell>
          <table:table-cell office:value-type="percentage" office:value="0.43994424532058946" table:style-name="ce124">
            <text:p>44.0%</text:p>
          </table:table-cell>
          <table:table-cell office:value-type="float" office:value="6025217.916666666" table:style-name="ce125">
            <text:p>6,025,218</text:p>
          </table:table-cell>
          <table:table-cell table:style-name="ce78"/>
          <table:table-cell office:value-type="float" office:value="72" table:style-name="ce125">
            <text:p>72</text:p>
          </table:table-cell>
          <table:table-cell office:value-type="currency" office:value="21600" table:style-name="ce128">
            <text:p>£21,600</text:p>
          </table:table-cell>
          <table:table-cell table:style-name="ce131"/>
          <table:table-cell office:value-type="float" office:value="219.58333333333331" table:style-name="ce125">
            <text:p>220</text:p>
          </table:table-cell>
          <table:table-cell office:value-type="currency" office:value="505041.66666666669" table:style-name="ce128">
            <text:p>£505,042</text:p>
          </table:table-cell>
          <table:table-cell table:style-name="ce131"/>
          <table:table-cell office:value-type="float" office:value="434" table:style-name="ce125">
            <text:p>434</text:p>
          </table:table-cell>
          <table:table-cell office:value-type="currency" office:value="998200" table:style-name="ce128">
            <text:p>£998,200</text:p>
          </table:table-cell>
          <table:table-cell table:style-name="ce128"/>
          <table:table-cell office:value-type="float" office:value="17115.75" table:style-name="ce74">
            <text:p>17,116</text:p>
          </table:table-cell>
          <table:table-cell office:value-type="currency" office:value="20678889.583333332" table:style-name="ce122">
            <text:p>£20,678,890</text:p>
          </table:table-cell>
          <table:table-cell table:number-columns-repeated="16359"/>
        </table:table-row>
        <table:table-row table:style-name="ro7">
          <table:table-cell office:value-type="float" office:value="891" table:style-name="ce56">
            <text:p>891</text:p>
          </table:table-cell>
          <table:table-cell office:value-type="string" table:style-name="ce130">
            <text:p>Nottinghamshire</text:p>
          </table:table-cell>
          <table:table-cell office:value-type="float" office:value="107967.5" table:style-name="ce125">
            <text:p>107,968</text:p>
          </table:table-cell>
          <table:table-cell table:style-name="ce125"/>
          <table:table-cell office:value-type="float" office:value="66603.5" table:style-name="ce125">
            <text:p>66,604</text:p>
          </table:table-cell>
          <table:table-cell office:value-type="float" office:value="13236.5" table:style-name="ce125">
            <text:p>13,237</text:p>
          </table:table-cell>
          <table:table-cell office:value-type="percentage" office:value="0.19873580217255851" table:style-name="ce124">
            <text:p>19.9%</text:p>
          </table:table-cell>
          <table:table-cell office:value-type="float" office:value="17472180" table:style-name="ce125">
            <text:p>17,472,180</text:p>
          </table:table-cell>
          <table:table-cell table:style-name="ce78"/>
          <table:table-cell office:value-type="float" office:value="41364" table:style-name="ce125">
            <text:p>41,364</text:p>
          </table:table-cell>
          <table:table-cell office:value-type="float" office:value="10036.541666666668" table:style-name="ce125">
            <text:p>10,037</text:p>
          </table:table-cell>
          <table:table-cell office:value-type="percentage" office:value="0.24263953357186607" table:style-name="ce124">
            <text:p>24.3%</text:p>
          </table:table-cell>
          <table:table-cell office:value-type="float" office:value="9384166.458333334" table:style-name="ce125">
            <text:p>9,384,166</text:p>
          </table:table-cell>
          <table:table-cell table:style-name="ce78"/>
          <table:table-cell office:value-type="float" office:value="1136.1666666666665" table:style-name="ce125">
            <text:p>1,136</text:p>
          </table:table-cell>
          <table:table-cell office:value-type="currency" office:value="340850" table:style-name="ce128">
            <text:p>£340,850</text:p>
          </table:table-cell>
          <table:table-cell table:style-name="ce131"/>
          <table:table-cell office:value-type="float" office:value="730" table:style-name="ce125">
            <text:p>730</text:p>
          </table:table-cell>
          <table:table-cell office:value-type="currency" office:value="1679000" table:style-name="ce128">
            <text:p>£1,679,000</text:p>
          </table:table-cell>
          <table:table-cell table:style-name="ce131"/>
          <table:table-cell office:value-type="float" office:value="621" table:style-name="ce125">
            <text:p>621</text:p>
          </table:table-cell>
          <table:table-cell office:value-type="currency" office:value="1428300" table:style-name="ce128">
            <text:p>£1,428,300</text:p>
          </table:table-cell>
          <table:table-cell table:style-name="ce128"/>
          <table:table-cell office:value-type="float" office:value="25760.208333333336" table:style-name="ce74">
            <text:p>25,760</text:p>
          </table:table-cell>
          <table:table-cell office:value-type="currency" office:value="30304496.458333336" table:style-name="ce122">
            <text:p>£30,304,496</text:p>
          </table:table-cell>
          <table:table-cell table:number-columns-repeated="16359"/>
        </table:table-row>
        <table:table-row table:style-name="ro7">
          <table:table-cell office:value-type="float" office:value="857" table:style-name="ce56">
            <text:p>857</text:p>
          </table:table-cell>
          <table:table-cell office:value-type="string" table:style-name="ce130">
            <text:p>Rutland</text:p>
          </table:table-cell>
          <table:table-cell office:value-type="float" office:value="5336.5" table:style-name="ce125">
            <text:p>5,337</text:p>
          </table:table-cell>
          <table:table-cell table:style-name="ce125"/>
          <table:table-cell office:value-type="float" office:value="2828.5" table:style-name="ce125">
            <text:p>2,829</text:p>
          </table:table-cell>
          <table:table-cell office:value-type="float" office:value="289" table:style-name="ce125">
            <text:p>289</text:p>
          </table:table-cell>
          <table:table-cell office:value-type="percentage" office:value="0.10217429733074068" table:style-name="ce124">
            <text:p>10.2%</text:p>
          </table:table-cell>
          <table:table-cell office:value-type="float" office:value="381480" table:style-name="ce125">
            <text:p>381,480</text:p>
          </table:table-cell>
          <table:table-cell table:style-name="ce78"/>
          <table:table-cell office:value-type="float" office:value="2508" table:style-name="ce125">
            <text:p>2,508</text:p>
          </table:table-cell>
          <table:table-cell office:value-type="float" office:value="326" table:style-name="ce125">
            <text:p>326</text:p>
          </table:table-cell>
          <table:table-cell office:value-type="percentage" office:value="0.12998405103668262" table:style-name="ce124">
            <text:p>13.0%</text:p>
          </table:table-cell>
          <table:table-cell office:value-type="float" office:value="304810" table:style-name="ce125">
            <text:p>304,810</text:p>
          </table:table-cell>
          <table:table-cell table:style-name="ce78"/>
          <table:table-cell office:value-type="float" office:value="603.5" table:style-name="ce125">
            <text:p>604</text:p>
          </table:table-cell>
          <table:table-cell office:value-type="currency" office:value="181050" table:style-name="ce128">
            <text:p>£181,050</text:p>
          </table:table-cell>
          <table:table-cell table:style-name="ce131"/>
          <table:table-cell office:value-type="float" office:value="32" table:style-name="ce125">
            <text:p>32</text:p>
          </table:table-cell>
          <table:table-cell office:value-type="currency" office:value="73600" table:style-name="ce128">
            <text:p>£73,600</text:p>
          </table:table-cell>
          <table:table-cell table:style-name="ce131"/>
          <table:table-cell office:value-type="float" office:value="36" table:style-name="ce125">
            <text:p>36</text:p>
          </table:table-cell>
          <table:table-cell office:value-type="currency" office:value="82800" table:style-name="ce128">
            <text:p>£82,800</text:p>
          </table:table-cell>
          <table:table-cell table:style-name="ce128"/>
          <table:table-cell office:value-type="float" office:value="1286.5" table:style-name="ce74">
            <text:p>1,287</text:p>
          </table:table-cell>
          <table:table-cell office:value-type="currency" office:value="1023740" table:style-name="ce122">
            <text:p>£1,023,740</text:p>
          </table:table-cell>
          <table:table-cell table:number-columns-repeated="16359"/>
        </table:table-row>
        <table:table-row table:style-name="ro7">
          <table:table-cell table:number-columns-repeated="2" table:style-name="ce56"/>
          <table:table-cell table:number-columns-repeated="4" table:style-name="ce125"/>
          <table:table-cell table:style-name="ce124"/>
          <table:table-cell table:style-name="ce128"/>
          <table:table-cell table:style-name="ce78"/>
          <table:table-cell table:number-columns-repeated="2" table:style-name="ce125"/>
          <table:table-cell table:style-name="ce124"/>
          <table:table-cell table:style-name="ce128"/>
          <table:table-cell table:style-name="ce78"/>
          <table:table-cell table:style-name="ce125"/>
          <table:table-cell table:style-name="ce128"/>
          <table:table-cell table:style-name="ce131"/>
          <table:table-cell table:style-name="ce125"/>
          <table:table-cell table:style-name="ce128"/>
          <table:table-cell table:style-name="ce131"/>
          <table:table-cell table:style-name="ce125"/>
          <table:table-cell table:style-name="ce122"/>
          <table:table-cell table:style-name="ce128"/>
          <table:table-cell table:style-name="ce74"/>
          <table:table-cell table:style-name="ce122"/>
          <table:table-cell table:number-columns-repeated="16359"/>
        </table:table-row>
        <table:table-row table:style-name="ro7">
          <table:table-cell table:style-name="ce65"/>
          <table:table-cell office:value-type="string" table:style-name="ce129">
            <text:p>WEST MIDLANDS (22)</text:p>
          </table:table-cell>
          <table:table-cell office:value-type="float" office:value="833426.5" table:style-name="ce74">
            <text:p>833,427</text:p>
          </table:table-cell>
          <table:table-cell table:style-name="ce74"/>
          <table:table-cell office:value-type="float" office:value="508649.5" table:style-name="ce74">
            <text:p>508,650</text:p>
          </table:table-cell>
          <table:table-cell office:value-type="float" office:value="137164.83333333331" table:style-name="ce74">
            <text:p>137,165</text:p>
          </table:table-cell>
          <table:table-cell office:value-type="percentage" office:value="0.26966473639182448" table:style-name="ce121">
            <text:p>27.0%</text:p>
          </table:table-cell>
          <table:table-cell office:value-type="currency" office:value="181057580" table:style-name="ce122">
            <text:p>£181,057,580</text:p>
          </table:table-cell>
          <table:table-cell table:style-name="ce78"/>
          <table:table-cell office:value-type="float" office:value="324777" table:style-name="ce74">
            <text:p>324,777</text:p>
          </table:table-cell>
          <table:table-cell office:value-type="float" office:value="104065.08333333334" table:style-name="ce74">
            <text:p>104,065</text:p>
          </table:table-cell>
          <table:table-cell office:value-type="percentage" office:value="0.3204201139037966" table:style-name="ce121">
            <text:p>32.0%</text:p>
          </table:table-cell>
          <table:table-cell office:value-type="currency" office:value="97293061.249999985" table:style-name="ce122">
            <text:p>£97,293,061</text:p>
          </table:table-cell>
          <table:table-cell table:style-name="ce78"/>
          <table:table-cell office:value-type="float" office:value="5290.4999999999991" table:style-name="ce74">
            <text:p>5,291</text:p>
          </table:table-cell>
          <table:table-cell office:value-type="currency" office:value="1587150" table:style-name="ce122">
            <text:p>£1,587,150</text:p>
          </table:table-cell>
          <table:table-cell table:style-name="ce78"/>
          <table:table-cell office:value-type="float" office:value="4612.25" table:style-name="ce74">
            <text:p>4,612</text:p>
          </table:table-cell>
          <table:table-cell office:value-type="currency" office:value="10608175.000000002" table:style-name="ce122">
            <text:p>£10,608,175</text:p>
          </table:table-cell>
          <table:table-cell table:style-name="ce78"/>
          <table:table-cell office:value-type="float" office:value="7572" table:style-name="ce74">
            <text:p>7,572</text:p>
          </table:table-cell>
          <table:table-cell office:value-type="currency" office:value="17415600" table:style-name="ce122">
            <text:p>£17,415,600</text:p>
          </table:table-cell>
          <table:table-cell table:style-name="ce78"/>
          <table:table-cell office:value-type="float" office:value="258704.66666666666" table:style-name="ce74">
            <text:p>258,705</text:p>
          </table:table-cell>
          <table:table-cell office:value-type="currency" office:value="307961566.25" table:style-name="ce122">
            <text:p>£307,961,566</text:p>
          </table:table-cell>
          <table:table-cell table:number-columns-repeated="16359" table:style-name="ce65"/>
        </table:table-row>
        <table:table-row table:style-name="ro7">
          <table:table-cell office:value-type="float" office:value="330" table:style-name="ce56">
            <text:p>330</text:p>
          </table:table-cell>
          <table:table-cell office:value-type="string" table:style-name="ce130">
            <text:p>Birmingham</text:p>
          </table:table-cell>
          <table:table-cell office:value-type="float" office:value="183938.5" table:style-name="ce125">
            <text:p>183,939</text:p>
          </table:table-cell>
          <table:table-cell table:style-name="ce125"/>
          <table:table-cell office:value-type="float" office:value="114717" table:style-name="ce125">
            <text:p>114,717</text:p>
          </table:table-cell>
          <table:table-cell office:value-type="float" office:value="44140.625000000007" table:style-name="ce125">
            <text:p>44,141</text:p>
          </table:table-cell>
          <table:table-cell office:value-type="percentage" office:value="0.38477841122065609" table:style-name="ce124">
            <text:p>38.5%</text:p>
          </table:table-cell>
          <table:table-cell office:value-type="float" office:value="58265625" table:style-name="ce125">
            <text:p>58,265,625</text:p>
          </table:table-cell>
          <table:table-cell table:style-name="ce78"/>
          <table:table-cell office:value-type="float" office:value="69221.5" table:style-name="ce125">
            <text:p>69,222</text:p>
          </table:table-cell>
          <table:table-cell office:value-type="float" office:value="32629.666666666664" table:style-name="ce125">
            <text:p>32,630</text:p>
          </table:table-cell>
          <table:table-cell office:value-type="percentage" office:value="0.4713805200214769" table:style-name="ce124">
            <text:p>47.1%</text:p>
          </table:table-cell>
          <table:table-cell office:value-type="float" office:value="30508738.333333332" table:style-name="ce125">
            <text:p>30,508,738</text:p>
          </table:table-cell>
          <table:table-cell table:style-name="ce78"/>
          <table:table-cell office:value-type="float" office:value="243.25" table:style-name="ce125">
            <text:p>243</text:p>
          </table:table-cell>
          <table:table-cell office:value-type="currency" office:value="72975" table:style-name="ce128">
            <text:p>£72,975</text:p>
          </table:table-cell>
          <table:table-cell table:style-name="ce131"/>
          <table:table-cell office:value-type="float" office:value="559.41666666666674" table:style-name="ce125">
            <text:p>559</text:p>
          </table:table-cell>
          <table:table-cell office:value-type="currency" office:value="1286658.3333333335" table:style-name="ce128">
            <text:p>£1,286,658</text:p>
          </table:table-cell>
          <table:table-cell table:style-name="ce131"/>
          <table:table-cell office:value-type="float" office:value="1412" table:style-name="ce125">
            <text:p>1,412</text:p>
          </table:table-cell>
          <table:table-cell office:value-type="currency" office:value="3247600" table:style-name="ce128">
            <text:p>£3,247,600</text:p>
          </table:table-cell>
          <table:table-cell table:style-name="ce128"/>
          <table:table-cell office:value-type="float" office:value="78984.958333333343" table:style-name="ce74">
            <text:p>78,985</text:p>
          </table:table-cell>
          <table:table-cell office:value-type="currency" office:value="93381596.666666657" table:style-name="ce122">
            <text:p>£93,381,597</text:p>
          </table:table-cell>
          <table:table-cell table:number-columns-repeated="16359"/>
        </table:table-row>
        <table:table-row table:style-name="ro7">
          <table:table-cell office:value-type="float" office:value="331" table:style-name="ce56">
            <text:p>331</text:p>
          </table:table-cell>
          <table:table-cell office:value-type="string" table:style-name="ce130">
            <text:p>Coventry</text:p>
          </table:table-cell>
          <table:table-cell office:value-type="float" office:value="50156" table:style-name="ce125">
            <text:p>50,156</text:p>
          </table:table-cell>
          <table:table-cell table:style-name="ce125"/>
          <table:table-cell office:value-type="float" office:value="31522.5" table:style-name="ce125">
            <text:p>31,523</text:p>
          </table:table-cell>
          <table:table-cell office:value-type="float" office:value="8483.5" table:style-name="ce125">
            <text:p>8,484</text:p>
          </table:table-cell>
          <table:table-cell office:value-type="percentage" office:value="0.26912522801173766" table:style-name="ce124">
            <text:p>26.9%</text:p>
          </table:table-cell>
          <table:table-cell office:value-type="float" office:value="11198220" table:style-name="ce125">
            <text:p>11,198,220</text:p>
          </table:table-cell>
          <table:table-cell table:style-name="ce78"/>
          <table:table-cell office:value-type="float" office:value="18633.5" table:style-name="ce125">
            <text:p>18,634</text:p>
          </table:table-cell>
          <table:table-cell office:value-type="float" office:value="6144.25" table:style-name="ce125">
            <text:p>6,144</text:p>
          </table:table-cell>
          <table:table-cell office:value-type="percentage" office:value="0.32974213110795075" table:style-name="ce124">
            <text:p>33.0%</text:p>
          </table:table-cell>
          <table:table-cell office:value-type="float" office:value="5744873.75" table:style-name="ce125">
            <text:p>5,744,874</text:p>
          </table:table-cell>
          <table:table-cell table:style-name="ce78"/>
          <table:table-cell office:value-type="float" office:value="73" table:style-name="ce125">
            <text:p>73</text:p>
          </table:table-cell>
          <table:table-cell office:value-type="currency" office:value="21900" table:style-name="ce128">
            <text:p>£21,900</text:p>
          </table:table-cell>
          <table:table-cell table:style-name="ce131"/>
          <table:table-cell office:value-type="float" office:value="194.75" table:style-name="ce125">
            <text:p>195</text:p>
          </table:table-cell>
          <table:table-cell office:value-type="currency" office:value="447925" table:style-name="ce128">
            <text:p>£447,925</text:p>
          </table:table-cell>
          <table:table-cell table:style-name="ce131"/>
          <table:table-cell office:value-type="float" office:value="473" table:style-name="ce125">
            <text:p>473</text:p>
          </table:table-cell>
          <table:table-cell office:value-type="currency" office:value="1087900" table:style-name="ce128">
            <text:p>£1,087,900</text:p>
          </table:table-cell>
          <table:table-cell table:style-name="ce128"/>
          <table:table-cell office:value-type="float" office:value="15368.5" table:style-name="ce74">
            <text:p>15,369</text:p>
          </table:table-cell>
          <table:table-cell office:value-type="currency" office:value="18500818.75" table:style-name="ce122">
            <text:p>£18,500,819</text:p>
          </table:table-cell>
          <table:table-cell table:number-columns-repeated="16359"/>
        </table:table-row>
        <table:table-row table:style-name="ro7">
          <table:table-cell office:value-type="float" office:value="332" table:style-name="ce56">
            <text:p>332</text:p>
          </table:table-cell>
          <table:table-cell office:value-type="string" table:style-name="ce130">
            <text:p>Dudley</text:p>
          </table:table-cell>
          <table:table-cell office:value-type="float" office:value="44642.5" table:style-name="ce125">
            <text:p>44,643</text:p>
          </table:table-cell>
          <table:table-cell table:style-name="ce125"/>
          <table:table-cell office:value-type="float" office:value="27298" table:style-name="ce125">
            <text:p>27,298</text:p>
          </table:table-cell>
          <table:table-cell office:value-type="float" office:value="6551" table:style-name="ce125">
            <text:p>6,551</text:p>
          </table:table-cell>
          <table:table-cell office:value-type="percentage" office:value="0.23998095098542019" table:style-name="ce124">
            <text:p>24.0%</text:p>
          </table:table-cell>
          <table:table-cell office:value-type="float" office:value="8647320" table:style-name="ce125">
            <text:p>8,647,320</text:p>
          </table:table-cell>
          <table:table-cell table:style-name="ce78"/>
          <table:table-cell office:value-type="float" office:value="17344.5" table:style-name="ce125">
            <text:p>17,345</text:p>
          </table:table-cell>
          <table:table-cell office:value-type="float" office:value="5162.5" table:style-name="ce125">
            <text:p>5,163</text:p>
          </table:table-cell>
          <table:table-cell office:value-type="percentage" office:value="0.29764478653175358" table:style-name="ce124">
            <text:p>29.8%</text:p>
          </table:table-cell>
          <table:table-cell office:value-type="float" office:value="4826937.5" table:style-name="ce125">
            <text:p>4,826,938</text:p>
          </table:table-cell>
          <table:table-cell table:style-name="ce78"/>
          <table:table-cell office:value-type="float" office:value="109" table:style-name="ce125">
            <text:p>109</text:p>
          </table:table-cell>
          <table:table-cell office:value-type="currency" office:value="32700" table:style-name="ce128">
            <text:p>£32,700</text:p>
          </table:table-cell>
          <table:table-cell table:style-name="ce131"/>
          <table:table-cell office:value-type="float" office:value="221.5" table:style-name="ce125">
            <text:p>222</text:p>
          </table:table-cell>
          <table:table-cell office:value-type="currency" office:value="509450" table:style-name="ce128">
            <text:p>£509,450</text:p>
          </table:table-cell>
          <table:table-cell table:style-name="ce131"/>
          <table:table-cell office:value-type="float" office:value="513" table:style-name="ce125">
            <text:p>513</text:p>
          </table:table-cell>
          <table:table-cell office:value-type="currency" office:value="1179900" table:style-name="ce128">
            <text:p>£1,179,900</text:p>
          </table:table-cell>
          <table:table-cell table:style-name="ce128"/>
          <table:table-cell office:value-type="float" office:value="12557" table:style-name="ce74">
            <text:p>12,557</text:p>
          </table:table-cell>
          <table:table-cell office:value-type="currency" office:value="15196307.5" table:style-name="ce122">
            <text:p>£15,196,308</text:p>
          </table:table-cell>
          <table:table-cell table:number-columns-repeated="16359"/>
        </table:table-row>
        <table:table-row table:style-name="ro7">
          <table:table-cell office:value-type="float" office:value="884" table:style-name="ce56">
            <text:p>884</text:p>
          </table:table-cell>
          <table:table-cell office:value-type="string" table:style-name="ce130">
            <text:p>Herefordshire</text:p>
          </table:table-cell>
          <table:table-cell office:value-type="float" office:value="22504.5" table:style-name="ce125">
            <text:p>22,505</text:p>
          </table:table-cell>
          <table:table-cell table:style-name="ce125"/>
          <table:table-cell office:value-type="float" office:value="13628" table:style-name="ce125">
            <text:p>13,628</text:p>
          </table:table-cell>
          <table:table-cell office:value-type="float" office:value="2192" table:style-name="ce125">
            <text:p>2,192</text:p>
          </table:table-cell>
          <table:table-cell office:value-type="percentage" office:value="0.16084531846199002" table:style-name="ce124">
            <text:p>16.1%</text:p>
          </table:table-cell>
          <table:table-cell office:value-type="float" office:value="2893440" table:style-name="ce125">
            <text:p>2,893,440</text:p>
          </table:table-cell>
          <table:table-cell table:style-name="ce78"/>
          <table:table-cell office:value-type="float" office:value="8876.5" table:style-name="ce125">
            <text:p>8,877</text:p>
          </table:table-cell>
          <table:table-cell office:value-type="float" office:value="1659.5" table:style-name="ce125">
            <text:p>1,660</text:p>
          </table:table-cell>
          <table:table-cell office:value-type="percentage" office:value="0.18695431758012732" table:style-name="ce124">
            <text:p>18.7%</text:p>
          </table:table-cell>
          <table:table-cell office:value-type="float" office:value="1545399.1666666667" table:style-name="ce125">
            <text:p>1,545,399</text:p>
          </table:table-cell>
          <table:table-cell table:style-name="ce78"/>
          <table:table-cell office:value-type="float" office:value="1019" table:style-name="ce125">
            <text:p>1,019</text:p>
          </table:table-cell>
          <table:table-cell office:value-type="currency" office:value="305700" table:style-name="ce128">
            <text:p>£305,700</text:p>
          </table:table-cell>
          <table:table-cell table:style-name="ce131"/>
          <table:table-cell office:value-type="float" office:value="182" table:style-name="ce125">
            <text:p>182</text:p>
          </table:table-cell>
          <table:table-cell office:value-type="currency" office:value="418600" table:style-name="ce128">
            <text:p>£418,600</text:p>
          </table:table-cell>
          <table:table-cell table:style-name="ce131"/>
          <table:table-cell office:value-type="float" office:value="261" table:style-name="ce125">
            <text:p>261</text:p>
          </table:table-cell>
          <table:table-cell office:value-type="currency" office:value="600300" table:style-name="ce128">
            <text:p>£600,300</text:p>
          </table:table-cell>
          <table:table-cell table:style-name="ce128"/>
          <table:table-cell office:value-type="float" office:value="5313.5" table:style-name="ce74">
            <text:p>5,314</text:p>
          </table:table-cell>
          <table:table-cell office:value-type="currency" office:value="5763439.166666667" table:style-name="ce122">
            <text:p>£5,763,439</text:p>
          </table:table-cell>
          <table:table-cell table:number-columns-repeated="16359"/>
        </table:table-row>
        <table:table-row table:style-name="ro7">
          <table:table-cell office:value-type="float" office:value="333" table:style-name="ce56">
            <text:p>333</text:p>
          </table:table-cell>
          <table:table-cell office:value-type="string" table:style-name="ce130">
            <text:p>Sandwell</text:p>
          </table:table-cell>
          <table:table-cell office:value-type="float" office:value="53732" table:style-name="ce125">
            <text:p>53,732</text:p>
          </table:table-cell>
          <table:table-cell table:style-name="ce125"/>
          <table:table-cell office:value-type="float" office:value="33636.5" table:style-name="ce125">
            <text:p>33,637</text:p>
          </table:table-cell>
          <table:table-cell office:value-type="float" office:value="11008.5" table:style-name="ce125">
            <text:p>11,009</text:p>
          </table:table-cell>
          <table:table-cell office:value-type="percentage" office:value="0.32727840292539356" table:style-name="ce124">
            <text:p>32.7%</text:p>
          </table:table-cell>
          <table:table-cell office:value-type="float" office:value="14531220" table:style-name="ce125">
            <text:p>14,531,220</text:p>
          </table:table-cell>
          <table:table-cell table:style-name="ce78"/>
          <table:table-cell office:value-type="float" office:value="20095.5" table:style-name="ce125">
            <text:p>20,096</text:p>
          </table:table-cell>
          <table:table-cell office:value-type="float" office:value="8082.333333333333" table:style-name="ce125">
            <text:p>8,082</text:p>
          </table:table-cell>
          <table:table-cell office:value-type="percentage" office:value="0.40219617990760781" table:style-name="ce124">
            <text:p>40.2%</text:p>
          </table:table-cell>
          <table:table-cell office:value-type="float" office:value="7556981.666666667" table:style-name="ce125">
            <text:p>7,556,982</text:p>
          </table:table-cell>
          <table:table-cell table:style-name="ce78"/>
          <table:table-cell office:value-type="float" office:value="45" table:style-name="ce125">
            <text:p>45</text:p>
          </table:table-cell>
          <table:table-cell office:value-type="currency" office:value="13500" table:style-name="ce128">
            <text:p>£13,500</text:p>
          </table:table-cell>
          <table:table-cell table:style-name="ce131"/>
          <table:table-cell office:value-type="float" office:value="227.5" table:style-name="ce125">
            <text:p>228</text:p>
          </table:table-cell>
          <table:table-cell office:value-type="currency" office:value="523250" table:style-name="ce128">
            <text:p>£523,250</text:p>
          </table:table-cell>
          <table:table-cell table:style-name="ce131"/>
          <table:table-cell office:value-type="float" office:value="550" table:style-name="ce125">
            <text:p>550</text:p>
          </table:table-cell>
          <table:table-cell office:value-type="currency" office:value="1265000" table:style-name="ce128">
            <text:p>£1,265,000</text:p>
          </table:table-cell>
          <table:table-cell table:style-name="ce128"/>
          <table:table-cell office:value-type="float" office:value="19913.333333333332" table:style-name="ce74">
            <text:p>19,913</text:p>
          </table:table-cell>
          <table:table-cell office:value-type="currency" office:value="23889951.666666668" table:style-name="ce122">
            <text:p>£23,889,952</text:p>
          </table:table-cell>
          <table:table-cell table:number-columns-repeated="16359"/>
        </table:table-row>
        <table:table-row table:style-name="ro7">
          <table:table-cell office:value-type="float" office:value="893" table:style-name="ce56">
            <text:p>893</text:p>
          </table:table-cell>
          <table:table-cell office:value-type="string" table:style-name="ce130">
            <text:p>Shropshire</text:p>
          </table:table-cell>
          <table:table-cell office:value-type="float" office:value="35995" table:style-name="ce125">
            <text:p>35,995</text:p>
          </table:table-cell>
          <table:table-cell table:style-name="ce125"/>
          <table:table-cell office:value-type="float" office:value="21027" table:style-name="ce125">
            <text:p>21,027</text:p>
          </table:table-cell>
          <table:table-cell office:value-type="float" office:value="3452" table:style-name="ce125">
            <text:p>3,452</text:p>
          </table:table-cell>
          <table:table-cell office:value-type="percentage" office:value="0.16416987682503448" table:style-name="ce124">
            <text:p>16.4%</text:p>
          </table:table-cell>
          <table:table-cell office:value-type="float" office:value="4556640" table:style-name="ce125">
            <text:p>4,556,640</text:p>
          </table:table-cell>
          <table:table-cell table:style-name="ce78"/>
          <table:table-cell office:value-type="float" office:value="14968" table:style-name="ce125">
            <text:p>14,968</text:p>
          </table:table-cell>
          <table:table-cell office:value-type="float" office:value="3084" table:style-name="ce125">
            <text:p>3,084</text:p>
          </table:table-cell>
          <table:table-cell office:value-type="percentage" office:value="0.20603955104222341" table:style-name="ce124">
            <text:p>20.6%</text:p>
          </table:table-cell>
          <table:table-cell office:value-type="float" office:value="2883540" table:style-name="ce125">
            <text:p>2,883,540</text:p>
          </table:table-cell>
          <table:table-cell table:style-name="ce78"/>
          <table:table-cell office:value-type="float" office:value="909" table:style-name="ce125">
            <text:p>909</text:p>
          </table:table-cell>
          <table:table-cell office:value-type="currency" office:value="272700" table:style-name="ce128">
            <text:p>£272,700</text:p>
          </table:table-cell>
          <table:table-cell table:style-name="ce131"/>
          <table:table-cell office:value-type="float" office:value="321" table:style-name="ce125">
            <text:p>321</text:p>
          </table:table-cell>
          <table:table-cell office:value-type="currency" office:value="738300" table:style-name="ce128">
            <text:p>£738,300</text:p>
          </table:table-cell>
          <table:table-cell table:style-name="ce131"/>
          <table:table-cell office:value-type="float" office:value="265" table:style-name="ce125">
            <text:p>265</text:p>
          </table:table-cell>
          <table:table-cell office:value-type="currency" office:value="609500" table:style-name="ce128">
            <text:p>£609,500</text:p>
          </table:table-cell>
          <table:table-cell table:style-name="ce128"/>
          <table:table-cell office:value-type="float" office:value="8031" table:style-name="ce74">
            <text:p>8,031</text:p>
          </table:table-cell>
          <table:table-cell office:value-type="currency" office:value="9060680" table:style-name="ce122">
            <text:p>£9,060,680</text:p>
          </table:table-cell>
          <table:table-cell table:number-columns-repeated="16359"/>
        </table:table-row>
        <table:table-row table:style-name="ro7">
          <table:table-cell office:value-type="float" office:value="334" table:style-name="ce56">
            <text:p>334</text:p>
          </table:table-cell>
          <table:table-cell office:value-type="string" table:style-name="ce130">
            <text:p>Solihull</text:p>
          </table:table-cell>
          <table:table-cell office:value-type="float" office:value="35207" table:style-name="ce125">
            <text:p>35,207</text:p>
          </table:table-cell>
          <table:table-cell table:style-name="ce125"/>
          <table:table-cell office:value-type="float" office:value="19220" table:style-name="ce125">
            <text:p>19,220</text:p>
          </table:table-cell>
          <table:table-cell office:value-type="float" office:value="4005" table:style-name="ce125">
            <text:p>4,005</text:p>
          </table:table-cell>
          <table:table-cell office:value-type="percentage" office:value="0.20837669094693029" table:style-name="ce124">
            <text:p>20.8%</text:p>
          </table:table-cell>
          <table:table-cell office:value-type="float" office:value="5286600" table:style-name="ce125">
            <text:p>5,286,600</text:p>
          </table:table-cell>
          <table:table-cell table:style-name="ce78"/>
          <table:table-cell office:value-type="float" office:value="15987" table:style-name="ce125">
            <text:p>15,987</text:p>
          </table:table-cell>
          <table:table-cell office:value-type="float" office:value="4366" table:style-name="ce125">
            <text:p>4,366</text:p>
          </table:table-cell>
          <table:table-cell office:value-type="percentage" office:value="0.27309689122411962" table:style-name="ce124">
            <text:p>27.3%</text:p>
          </table:table-cell>
          <table:table-cell office:value-type="float" office:value="4082210" table:style-name="ce125">
            <text:p>4,082,210</text:p>
          </table:table-cell>
          <table:table-cell table:style-name="ce78"/>
          <table:table-cell office:value-type="float" office:value="71" table:style-name="ce125">
            <text:p>71</text:p>
          </table:table-cell>
          <table:table-cell office:value-type="currency" office:value="21300" table:style-name="ce128">
            <text:p>£21,300</text:p>
          </table:table-cell>
          <table:table-cell table:style-name="ce131"/>
          <table:table-cell office:value-type="float" office:value="222" table:style-name="ce125">
            <text:p>222</text:p>
          </table:table-cell>
          <table:table-cell office:value-type="currency" office:value="510600" table:style-name="ce128">
            <text:p>£510,600</text:p>
          </table:table-cell>
          <table:table-cell table:style-name="ce131"/>
          <table:table-cell office:value-type="float" office:value="340" table:style-name="ce125">
            <text:p>340</text:p>
          </table:table-cell>
          <table:table-cell office:value-type="currency" office:value="782000" table:style-name="ce128">
            <text:p>£782,000</text:p>
          </table:table-cell>
          <table:table-cell table:style-name="ce128"/>
          <table:table-cell office:value-type="float" office:value="9004" table:style-name="ce74">
            <text:p>9,004</text:p>
          </table:table-cell>
          <table:table-cell office:value-type="currency" office:value="10682710" table:style-name="ce122">
            <text:p>£10,682,710</text:p>
          </table:table-cell>
          <table:table-cell table:number-columns-repeated="16359"/>
        </table:table-row>
        <table:table-row table:style-name="ro7">
          <table:table-cell office:value-type="float" office:value="860" table:style-name="ce56">
            <text:p>860</text:p>
          </table:table-cell>
          <table:table-cell office:value-type="string" table:style-name="ce130">
            <text:p>Staffordshire</text:p>
          </table:table-cell>
          <table:table-cell office:value-type="float" office:value="112009.5" table:style-name="ce125">
            <text:p>112,010</text:p>
          </table:table-cell>
          <table:table-cell table:style-name="ce125"/>
          <table:table-cell office:value-type="float" office:value="67427" table:style-name="ce125">
            <text:p>67,427</text:p>
          </table:table-cell>
          <table:table-cell office:value-type="float" office:value="11557.583333333332" table:style-name="ce125">
            <text:p>11,558</text:p>
          </table:table-cell>
          <table:table-cell office:value-type="percentage" office:value="0.17140883226798362" table:style-name="ce124">
            <text:p>17.1%</text:p>
          </table:table-cell>
          <table:table-cell office:value-type="float" office:value="15256010" table:style-name="ce125">
            <text:p>15,256,010</text:p>
          </table:table-cell>
          <table:table-cell table:style-name="ce78"/>
          <table:table-cell office:value-type="float" office:value="44582.5" table:style-name="ce125">
            <text:p>44,583</text:p>
          </table:table-cell>
          <table:table-cell office:value-type="float" office:value="9561.1666666666661" table:style-name="ce125">
            <text:p>9,561</text:p>
          </table:table-cell>
          <table:table-cell office:value-type="percentage" office:value="0.21446008336604422" table:style-name="ce124">
            <text:p>21.4%</text:p>
          </table:table-cell>
          <table:table-cell office:value-type="float" office:value="8939690.833333334" table:style-name="ce125">
            <text:p>8,939,691</text:p>
          </table:table-cell>
          <table:table-cell table:style-name="ce78"/>
          <table:table-cell office:value-type="float" office:value="1217.9166666666665" table:style-name="ce125">
            <text:p>1,218</text:p>
          </table:table-cell>
          <table:table-cell office:value-type="currency" office:value="365375" table:style-name="ce128">
            <text:p>£365,375</text:p>
          </table:table-cell>
          <table:table-cell table:style-name="ce131"/>
          <table:table-cell office:value-type="float" office:value="871" table:style-name="ce125">
            <text:p>871</text:p>
          </table:table-cell>
          <table:table-cell office:value-type="currency" office:value="2003300" table:style-name="ce128">
            <text:p>£2,003,300</text:p>
          </table:table-cell>
          <table:table-cell table:style-name="ce131"/>
          <table:table-cell office:value-type="float" office:value="835" table:style-name="ce125">
            <text:p>835</text:p>
          </table:table-cell>
          <table:table-cell office:value-type="currency" office:value="1920500" table:style-name="ce128">
            <text:p>£1,920,500</text:p>
          </table:table-cell>
          <table:table-cell table:style-name="ce128"/>
          <table:table-cell office:value-type="float" office:value="24042.666666666668" table:style-name="ce74">
            <text:p>24,043</text:p>
          </table:table-cell>
          <table:table-cell office:value-type="currency" office:value="28484875.833333336" table:style-name="ce122">
            <text:p>£28,484,876</text:p>
          </table:table-cell>
          <table:table-cell table:number-columns-repeated="16359"/>
        </table:table-row>
        <table:table-row table:style-name="ro7">
          <table:table-cell office:value-type="float" office:value="861" table:style-name="ce56">
            <text:p>861</text:p>
          </table:table-cell>
          <table:table-cell office:value-type="string" table:style-name="ce130">
            <text:p>Stoke-on-Trent</text:p>
          </table:table-cell>
          <table:table-cell office:value-type="float" office:value="36134" table:style-name="ce125">
            <text:p>36,134</text:p>
          </table:table-cell>
          <table:table-cell table:style-name="ce125"/>
          <table:table-cell office:value-type="float" office:value="23251" table:style-name="ce125">
            <text:p>23,251</text:p>
          </table:table-cell>
          <table:table-cell office:value-type="float" office:value="8293" table:style-name="ce125">
            <text:p>8,293</text:p>
          </table:table-cell>
          <table:table-cell office:value-type="percentage" office:value="0.35667283127607413" table:style-name="ce124">
            <text:p>35.7%</text:p>
          </table:table-cell>
          <table:table-cell office:value-type="float" office:value="10946760" table:style-name="ce125">
            <text:p>10,946,760</text:p>
          </table:table-cell>
          <table:table-cell table:style-name="ce78"/>
          <table:table-cell office:value-type="float" office:value="12883" table:style-name="ce125">
            <text:p>12,883</text:p>
          </table:table-cell>
          <table:table-cell office:value-type="float" office:value="4975" table:style-name="ce125">
            <text:p>4,975</text:p>
          </table:table-cell>
          <table:table-cell office:value-type="percentage" office:value="0.38616781805480088" table:style-name="ce124">
            <text:p>38.6%</text:p>
          </table:table-cell>
          <table:table-cell office:value-type="float" office:value="4650066.666666667" table:style-name="ce125">
            <text:p>4,650,067</text:p>
          </table:table-cell>
          <table:table-cell table:style-name="ce78"/>
          <table:table-cell office:value-type="float" office:value="127" table:style-name="ce125">
            <text:p>127</text:p>
          </table:table-cell>
          <table:table-cell office:value-type="currency" office:value="38100" table:style-name="ce128">
            <text:p>£38,100</text:p>
          </table:table-cell>
          <table:table-cell table:style-name="ce131"/>
          <table:table-cell office:value-type="float" office:value="189" table:style-name="ce125">
            <text:p>189</text:p>
          </table:table-cell>
          <table:table-cell office:value-type="currency" office:value="434700" table:style-name="ce128">
            <text:p>£434,700</text:p>
          </table:table-cell>
          <table:table-cell table:style-name="ce131"/>
          <table:table-cell office:value-type="float" office:value="529" table:style-name="ce125">
            <text:p>529</text:p>
          </table:table-cell>
          <table:table-cell office:value-type="currency" office:value="1216700" table:style-name="ce128">
            <text:p>£1,216,700</text:p>
          </table:table-cell>
          <table:table-cell table:style-name="ce128"/>
          <table:table-cell office:value-type="float" office:value="14113" table:style-name="ce74">
            <text:p>14,113</text:p>
          </table:table-cell>
          <table:table-cell office:value-type="currency" office:value="17286326.666666668" table:style-name="ce122">
            <text:p>£17,286,327</text:p>
          </table:table-cell>
          <table:table-cell table:number-columns-repeated="16359"/>
        </table:table-row>
        <table:table-row table:style-name="ro7">
          <table:table-cell office:value-type="float" office:value="894" table:style-name="ce56">
            <text:p>894</text:p>
          </table:table-cell>
          <table:table-cell office:value-type="string" table:style-name="ce130">
            <text:p>Telford and Wrekin</text:p>
          </table:table-cell>
          <table:table-cell office:value-type="float" office:value="26718.5" table:style-name="ce125">
            <text:p>26,719</text:p>
          </table:table-cell>
          <table:table-cell table:style-name="ce125"/>
          <table:table-cell office:value-type="float" office:value="16269.5" table:style-name="ce125">
            <text:p>16,270</text:p>
          </table:table-cell>
          <table:table-cell office:value-type="float" office:value="4301.291666666667" table:style-name="ce125">
            <text:p>4,301</text:p>
          </table:table-cell>
          <table:table-cell office:value-type="percentage" office:value="0.26437761865248882" table:style-name="ce124">
            <text:p>26.4%</text:p>
          </table:table-cell>
          <table:table-cell office:value-type="float" office:value="5677705" table:style-name="ce125">
            <text:p>5,677,705</text:p>
          </table:table-cell>
          <table:table-cell table:style-name="ce78"/>
          <table:table-cell office:value-type="float" office:value="10449" table:style-name="ce125">
            <text:p>10,449</text:p>
          </table:table-cell>
          <table:table-cell office:value-type="float" office:value="3092" table:style-name="ce125">
            <text:p>3,092</text:p>
          </table:table-cell>
          <table:table-cell office:value-type="percentage" office:value="0.29591348454397548" table:style-name="ce124">
            <text:p>29.6%</text:p>
          </table:table-cell>
          <table:table-cell office:value-type="float" office:value="2891020" table:style-name="ce125">
            <text:p>2,891,020</text:p>
          </table:table-cell>
          <table:table-cell table:style-name="ce78"/>
          <table:table-cell office:value-type="float" office:value="536.75" table:style-name="ce125">
            <text:p>537</text:p>
          </table:table-cell>
          <table:table-cell office:value-type="currency" office:value="161025" table:style-name="ce128">
            <text:p>£161,025</text:p>
          </table:table-cell>
          <table:table-cell table:style-name="ce131"/>
          <table:table-cell office:value-type="float" office:value="139.58333333333334" table:style-name="ce125">
            <text:p>140</text:p>
          </table:table-cell>
          <table:table-cell office:value-type="currency" office:value="321041.66666666669" table:style-name="ce128">
            <text:p>£321,042</text:p>
          </table:table-cell>
          <table:table-cell table:style-name="ce131"/>
          <table:table-cell office:value-type="float" office:value="298" table:style-name="ce125">
            <text:p>298</text:p>
          </table:table-cell>
          <table:table-cell office:value-type="currency" office:value="685400" table:style-name="ce128">
            <text:p>£685,400</text:p>
          </table:table-cell>
          <table:table-cell table:style-name="ce128"/>
          <table:table-cell office:value-type="float" office:value="8367.625" table:style-name="ce74">
            <text:p>8,368</text:p>
          </table:table-cell>
          <table:table-cell office:value-type="currency" office:value="9736191.666666666" table:style-name="ce122">
            <text:p>£9,736,192</text:p>
          </table:table-cell>
          <table:table-cell table:number-columns-repeated="16359"/>
        </table:table-row>
        <table:table-row table:style-name="ro7">
          <table:table-cell office:value-type="float" office:value="335" table:style-name="ce56">
            <text:p>335</text:p>
          </table:table-cell>
          <table:table-cell office:value-type="string" table:style-name="ce130">
            <text:p>Walsall</text:p>
          </table:table-cell>
          <table:table-cell office:value-type="float" office:value="44082" table:style-name="ce125">
            <text:p>44,082</text:p>
          </table:table-cell>
          <table:table-cell table:style-name="ce125"/>
          <table:table-cell office:value-type="float" office:value="26597" table:style-name="ce125">
            <text:p>26,597</text:p>
          </table:table-cell>
          <table:table-cell office:value-type="float" office:value="9231" table:style-name="ce125">
            <text:p>9,231</text:p>
          </table:table-cell>
          <table:table-cell office:value-type="percentage" office:value="0.34706921833289467" table:style-name="ce124">
            <text:p>34.7%</text:p>
          </table:table-cell>
          <table:table-cell office:value-type="float" office:value="12184920" table:style-name="ce125">
            <text:p>12,184,920</text:p>
          </table:table-cell>
          <table:table-cell table:style-name="ce78"/>
          <table:table-cell office:value-type="float" office:value="17485" table:style-name="ce125">
            <text:p>17,485</text:p>
          </table:table-cell>
          <table:table-cell office:value-type="float" office:value="7033.9999999999991" table:style-name="ce125">
            <text:p>7,034</text:p>
          </table:table-cell>
          <table:table-cell office:value-type="percentage" office:value="0.40228767515012864" table:style-name="ce124">
            <text:p>40.2%</text:p>
          </table:table-cell>
          <table:table-cell office:value-type="float" office:value="6576790" table:style-name="ce125">
            <text:p>6,576,790</text:p>
          </table:table-cell>
          <table:table-cell table:style-name="ce78"/>
          <table:table-cell office:value-type="float" office:value="72" table:style-name="ce125">
            <text:p>72</text:p>
          </table:table-cell>
          <table:table-cell office:value-type="currency" office:value="21600" table:style-name="ce128">
            <text:p>£21,600</text:p>
          </table:table-cell>
          <table:table-cell table:style-name="ce131"/>
          <table:table-cell office:value-type="float" office:value="200" table:style-name="ce125">
            <text:p>200</text:p>
          </table:table-cell>
          <table:table-cell office:value-type="currency" office:value="460000" table:style-name="ce128">
            <text:p>£460,000</text:p>
          </table:table-cell>
          <table:table-cell table:style-name="ce131"/>
          <table:table-cell office:value-type="float" office:value="504" table:style-name="ce125">
            <text:p>504</text:p>
          </table:table-cell>
          <table:table-cell office:value-type="currency" office:value="1159200" table:style-name="ce128">
            <text:p>£1,159,200</text:p>
          </table:table-cell>
          <table:table-cell table:style-name="ce128"/>
          <table:table-cell office:value-type="float" office:value="17041" table:style-name="ce74">
            <text:p>17,041</text:p>
          </table:table-cell>
          <table:table-cell office:value-type="currency" office:value="20402510" table:style-name="ce122">
            <text:p>£20,402,510</text:p>
          </table:table-cell>
          <table:table-cell table:number-columns-repeated="16359"/>
        </table:table-row>
        <table:table-row table:style-name="ro7">
          <table:table-cell office:value-type="float" office:value="937" table:style-name="ce56">
            <text:p>937</text:p>
          </table:table-cell>
          <table:table-cell office:value-type="string" table:style-name="ce130">
            <text:p>Warwickshire</text:p>
          </table:table-cell>
          <table:table-cell office:value-type="float" office:value="75393" table:style-name="ce125">
            <text:p>75,393</text:p>
          </table:table-cell>
          <table:table-cell table:style-name="ce125"/>
          <table:table-cell office:value-type="float" office:value="45033" table:style-name="ce125">
            <text:p>45,033</text:p>
          </table:table-cell>
          <table:table-cell office:value-type="float" office:value="7196.4999999999991" table:style-name="ce125">
            <text:p>7,197</text:p>
          </table:table-cell>
          <table:table-cell office:value-type="percentage" office:value="0.15980503186552081" table:style-name="ce124">
            <text:p>16.0%</text:p>
          </table:table-cell>
          <table:table-cell office:value-type="float" office:value="9499380" table:style-name="ce125">
            <text:p>9,499,380</text:p>
          </table:table-cell>
          <table:table-cell table:style-name="ce78"/>
          <table:table-cell office:value-type="float" office:value="30360" table:style-name="ce125">
            <text:p>30,360</text:p>
          </table:table-cell>
          <table:table-cell office:value-type="float" office:value="5738.4166666666661" table:style-name="ce125">
            <text:p>5,738</text:p>
          </table:table-cell>
          <table:table-cell office:value-type="percentage" office:value="0.18901240667545013" table:style-name="ce124">
            <text:p>18.9%</text:p>
          </table:table-cell>
          <table:table-cell office:value-type="float" office:value="5365419.583333334" table:style-name="ce125">
            <text:p>5,365,420</text:p>
          </table:table-cell>
          <table:table-cell table:style-name="ce78"/>
          <table:table-cell office:value-type="float" office:value="437.58333333333331" table:style-name="ce125">
            <text:p>438</text:p>
          </table:table-cell>
          <table:table-cell office:value-type="currency" office:value="131275" table:style-name="ce128">
            <text:p>£131,275</text:p>
          </table:table-cell>
          <table:table-cell table:style-name="ce131"/>
          <table:table-cell office:value-type="float" office:value="670.50000000000011" table:style-name="ce125">
            <text:p>671</text:p>
          </table:table-cell>
          <table:table-cell office:value-type="currency" office:value="1542150.0000000002" table:style-name="ce128">
            <text:p>£1,542,150</text:p>
          </table:table-cell>
          <table:table-cell table:style-name="ce131"/>
          <table:table-cell office:value-type="float" office:value="499" table:style-name="ce125">
            <text:p>499</text:p>
          </table:table-cell>
          <table:table-cell office:value-type="currency" office:value="1147700" table:style-name="ce128">
            <text:p>£1,147,700</text:p>
          </table:table-cell>
          <table:table-cell table:style-name="ce128"/>
          <table:table-cell office:value-type="float" office:value="14541.999999999998" table:style-name="ce74">
            <text:p>14,542</text:p>
          </table:table-cell>
          <table:table-cell office:value-type="currency" office:value="17685924.583333336" table:style-name="ce122">
            <text:p>£17,685,925</text:p>
          </table:table-cell>
          <table:table-cell table:number-columns-repeated="16359"/>
        </table:table-row>
        <table:table-row table:style-name="ro7">
          <table:table-cell office:value-type="float" office:value="336" table:style-name="ce56">
            <text:p>336</text:p>
          </table:table-cell>
          <table:table-cell office:value-type="string" table:style-name="ce130">
            <text:p>Wolverhampton</text:p>
          </table:table-cell>
          <table:table-cell office:value-type="float" office:value="39276" table:style-name="ce125">
            <text:p>39,276</text:p>
          </table:table-cell>
          <table:table-cell table:style-name="ce125"/>
          <table:table-cell office:value-type="float" office:value="24264.5" table:style-name="ce125">
            <text:p>24,265</text:p>
          </table:table-cell>
          <table:table-cell office:value-type="float" office:value="8422.0833333333321" table:style-name="ce125">
            <text:p>8,422</text:p>
          </table:table-cell>
          <table:table-cell office:value-type="percentage" office:value="0.34709486423925207" table:style-name="ce124">
            <text:p>34.7%</text:p>
          </table:table-cell>
          <table:table-cell office:value-type="float" office:value="11117150" table:style-name="ce125">
            <text:p>11,117,150</text:p>
          </table:table-cell>
          <table:table-cell table:style-name="ce78"/>
          <table:table-cell office:value-type="float" office:value="15011.499999999998" table:style-name="ce125">
            <text:p>15,012</text:p>
          </table:table-cell>
          <table:table-cell office:value-type="float" office:value="6184.25" table:style-name="ce125">
            <text:p>6,184</text:p>
          </table:table-cell>
          <table:table-cell office:value-type="percentage" office:value="0.41196749158978124" table:style-name="ce124">
            <text:p>41.2%</text:p>
          </table:table-cell>
          <table:table-cell office:value-type="float" office:value="5782273.75" table:style-name="ce125">
            <text:p>5,782,274</text:p>
          </table:table-cell>
          <table:table-cell table:style-name="ce78"/>
          <table:table-cell office:value-type="float" office:value="54" table:style-name="ce125">
            <text:p>54</text:p>
          </table:table-cell>
          <table:table-cell office:value-type="currency" office:value="16200" table:style-name="ce128">
            <text:p>£16,200</text:p>
          </table:table-cell>
          <table:table-cell table:style-name="ce131"/>
          <table:table-cell office:value-type="float" office:value="163" table:style-name="ce125">
            <text:p>163</text:p>
          </table:table-cell>
          <table:table-cell office:value-type="currency" office:value="374900" table:style-name="ce128">
            <text:p>£374,900</text:p>
          </table:table-cell>
          <table:table-cell table:style-name="ce131"/>
          <table:table-cell office:value-type="float" office:value="510" table:style-name="ce125">
            <text:p>510</text:p>
          </table:table-cell>
          <table:table-cell office:value-type="currency" office:value="1173000" table:style-name="ce128">
            <text:p>£1,173,000</text:p>
          </table:table-cell>
          <table:table-cell table:style-name="ce128"/>
          <table:table-cell office:value-type="float" office:value="15333.333333333332" table:style-name="ce74">
            <text:p>15,333</text:p>
          </table:table-cell>
          <table:table-cell office:value-type="currency" office:value="18463523.75" table:style-name="ce122">
            <text:p>£18,463,524</text:p>
          </table:table-cell>
          <table:table-cell table:number-columns-repeated="16359"/>
        </table:table-row>
        <table:table-row table:style-name="ro7">
          <table:table-cell office:value-type="float" office:value="885" table:style-name="ce56">
            <text:p>885</text:p>
          </table:table-cell>
          <table:table-cell office:value-type="string" table:style-name="ce130">
            <text:p>Worcestershire</text:p>
          </table:table-cell>
          <table:table-cell office:value-type="float" office:value="73638" table:style-name="ce125">
            <text:p>73,638</text:p>
          </table:table-cell>
          <table:table-cell table:style-name="ce125"/>
          <table:table-cell office:value-type="float" office:value="44758.5" table:style-name="ce125">
            <text:p>44,759</text:p>
          </table:table-cell>
          <table:table-cell office:value-type="float" office:value="8330.75" table:style-name="ce125">
            <text:p>8,331</text:p>
          </table:table-cell>
          <table:table-cell office:value-type="percentage" office:value="0.18612665750639543" table:style-name="ce124">
            <text:p>18.6%</text:p>
          </table:table-cell>
          <table:table-cell office:value-type="float" office:value="10996590" table:style-name="ce125">
            <text:p>10,996,590</text:p>
          </table:table-cell>
          <table:table-cell table:style-name="ce78"/>
          <table:table-cell office:value-type="float" office:value="28879.5" table:style-name="ce125">
            <text:p>28,880</text:p>
          </table:table-cell>
          <table:table-cell office:value-type="float" office:value="6352" table:style-name="ce125">
            <text:p>6,352</text:p>
          </table:table-cell>
          <table:table-cell office:value-type="percentage" office:value="0.2199484063089735" table:style-name="ce124">
            <text:p>22.0%</text:p>
          </table:table-cell>
          <table:table-cell office:value-type="float" office:value="5939120" table:style-name="ce125">
            <text:p>5,939,120</text:p>
          </table:table-cell>
          <table:table-cell table:style-name="ce78"/>
          <table:table-cell office:value-type="float" office:value="376" table:style-name="ce125">
            <text:p>376</text:p>
          </table:table-cell>
          <table:table-cell office:value-type="currency" office:value="112800" table:style-name="ce128">
            <text:p>£112,800</text:p>
          </table:table-cell>
          <table:table-cell table:style-name="ce131"/>
          <table:table-cell office:value-type="float" office:value="451" table:style-name="ce125">
            <text:p>451</text:p>
          </table:table-cell>
          <table:table-cell office:value-type="currency" office:value="1037300" table:style-name="ce128">
            <text:p>£1,037,300</text:p>
          </table:table-cell>
          <table:table-cell table:style-name="ce131"/>
          <table:table-cell office:value-type="float" office:value="583" table:style-name="ce125">
            <text:p>583</text:p>
          </table:table-cell>
          <table:table-cell office:value-type="currency" office:value="1340900" table:style-name="ce128">
            <text:p>£1,340,900</text:p>
          </table:table-cell>
          <table:table-cell table:style-name="ce128"/>
          <table:table-cell office:value-type="float" office:value="16092.75" table:style-name="ce74">
            <text:p>16,093</text:p>
          </table:table-cell>
          <table:table-cell office:value-type="currency" office:value="19426710" table:style-name="ce122">
            <text:p>£19,426,710</text:p>
          </table:table-cell>
          <table:table-cell table:number-columns-repeated="16359"/>
        </table:table-row>
        <table:table-row table:style-name="ro7">
          <table:table-cell table:number-columns-repeated="2" table:style-name="ce56"/>
          <table:table-cell table:number-columns-repeated="4" table:style-name="ce125"/>
          <table:table-cell table:style-name="ce124"/>
          <table:table-cell table:style-name="ce128"/>
          <table:table-cell table:style-name="ce78"/>
          <table:table-cell table:number-columns-repeated="2" table:style-name="ce125"/>
          <table:table-cell table:style-name="ce124"/>
          <table:table-cell table:style-name="ce128"/>
          <table:table-cell table:style-name="ce78"/>
          <table:table-cell table:style-name="ce125"/>
          <table:table-cell table:style-name="ce128"/>
          <table:table-cell table:style-name="ce131"/>
          <table:table-cell table:style-name="ce125"/>
          <table:table-cell table:style-name="ce128"/>
          <table:table-cell table:style-name="ce131"/>
          <table:table-cell table:style-name="ce125"/>
          <table:table-cell table:style-name="ce122"/>
          <table:table-cell table:style-name="ce128"/>
          <table:table-cell table:style-name="ce74"/>
          <table:table-cell table:style-name="ce122"/>
          <table:table-cell table:number-columns-repeated="16359"/>
        </table:table-row>
        <table:table-row table:style-name="ro7">
          <table:table-cell table:style-name="ce65"/>
          <table:table-cell office:value-type="string" table:style-name="ce129">
            <text:p>EAST OF ENGLAND (22)</text:p>
          </table:table-cell>
          <table:table-cell office:value-type="float" office:value="835490.5" table:style-name="ce74">
            <text:p>835,491</text:p>
          </table:table-cell>
          <table:table-cell table:style-name="ce74"/>
          <table:table-cell office:value-type="float" office:value="510876.5" table:style-name="ce74">
            <text:p>510,877</text:p>
          </table:table-cell>
          <table:table-cell office:value-type="float" office:value="98076.333333333343" table:style-name="ce74">
            <text:p>98,076</text:p>
          </table:table-cell>
          <table:table-cell office:value-type="percentage" office:value="0.19197659969353326" table:style-name="ce121">
            <text:p>19.2%</text:p>
          </table:table-cell>
          <table:table-cell office:value-type="currency" office:value="129431610" table:style-name="ce122">
            <text:p>£129,431,610</text:p>
          </table:table-cell>
          <table:table-cell table:style-name="ce78"/>
          <table:table-cell office:value-type="float" office:value="324614" table:style-name="ce74">
            <text:p>324,614</text:p>
          </table:table-cell>
          <table:table-cell office:value-type="float" office:value="73848.708333333328" table:style-name="ce74">
            <text:p>73,849</text:p>
          </table:table-cell>
          <table:table-cell office:value-type="percentage" office:value="0.22749699129838308" table:style-name="ce121">
            <text:p>22.7%</text:p>
          </table:table-cell>
          <table:table-cell office:value-type="currency" office:value="69037633.958333328" table:style-name="ce122">
            <text:p>£69,037,634</text:p>
          </table:table-cell>
          <table:table-cell table:style-name="ce78"/>
          <table:table-cell office:value-type="float" office:value="7557.791666666667" table:style-name="ce74">
            <text:p>7,558</text:p>
          </table:table-cell>
          <table:table-cell office:value-type="currency" office:value="2266837.5" table:style-name="ce122">
            <text:p>£2,266,838</text:p>
          </table:table-cell>
          <table:table-cell table:style-name="ce78"/>
          <table:table-cell office:value-type="float" office:value="4856.416666666667" table:style-name="ce74">
            <text:p>4,856</text:p>
          </table:table-cell>
          <table:table-cell office:value-type="currency" office:value="11166883.333333334" table:style-name="ce122">
            <text:p>£11,166,883</text:p>
          </table:table-cell>
          <table:table-cell table:style-name="ce78"/>
          <table:table-cell office:value-type="float" office:value="5118" table:style-name="ce74">
            <text:p>5,118</text:p>
          </table:table-cell>
          <table:table-cell office:value-type="currency" office:value="11771400" table:style-name="ce122">
            <text:p>£11,771,400</text:p>
          </table:table-cell>
          <table:table-cell table:style-name="ce78"/>
          <table:table-cell office:value-type="float" office:value="189457.25" table:style-name="ce74">
            <text:p>189,457</text:p>
          </table:table-cell>
          <table:table-cell office:value-type="currency" office:value="223674364.79166666" table:style-name="ce122">
            <text:p>£223,674,365</text:p>
          </table:table-cell>
          <table:table-cell table:number-columns-repeated="16359" table:style-name="ce65"/>
        </table:table-row>
        <table:table-row table:style-name="ro7">
          <table:table-cell office:value-type="float" office:value="822" table:style-name="ce56">
            <text:p>822</text:p>
          </table:table-cell>
          <table:table-cell office:value-type="string" table:style-name="ce133">
            <text:p>Bedford</text:p>
          </table:table-cell>
          <table:table-cell office:value-type="float" office:value="26187.5" table:style-name="ce125">
            <text:p>26,188</text:p>
          </table:table-cell>
          <table:table-cell table:style-name="ce125"/>
          <table:table-cell office:value-type="float" office:value="16252.5" table:style-name="ce125">
            <text:p>16,253</text:p>
          </table:table-cell>
          <table:table-cell office:value-type="float" office:value="3310.5" table:style-name="ce125">
            <text:p>3,311</text:p>
          </table:table-cell>
          <table:table-cell office:value-type="percentage" office:value="0.20369173973234886" table:style-name="ce124">
            <text:p>20.4%</text:p>
          </table:table-cell>
          <table:table-cell office:value-type="float" office:value="4351160" table:style-name="ce125">
            <text:p>4,351,160</text:p>
          </table:table-cell>
          <table:table-cell table:style-name="ce78"/>
          <table:table-cell office:value-type="float" office:value="9935" table:style-name="ce125">
            <text:p>9,935</text:p>
          </table:table-cell>
          <table:table-cell office:value-type="float" office:value="2333.833333333333" table:style-name="ce125">
            <text:p>2,334</text:p>
          </table:table-cell>
          <table:table-cell office:value-type="percentage" office:value="0.2349102499580607" table:style-name="ce124">
            <text:p>23.5%</text:p>
          </table:table-cell>
          <table:table-cell office:value-type="float" office:value="2173173.75" table:style-name="ce125">
            <text:p>2,173,174</text:p>
          </table:table-cell>
          <table:table-cell table:style-name="ce78"/>
          <table:table-cell office:value-type="float" office:value="64.166666666666671" table:style-name="ce125">
            <text:p>64</text:p>
          </table:table-cell>
          <table:table-cell office:value-type="currency" office:value="18875" table:style-name="ce128">
            <text:p>£18,875</text:p>
          </table:table-cell>
          <table:table-cell table:style-name="ce131"/>
          <table:table-cell office:value-type="float" office:value="95.75" table:style-name="ce125">
            <text:p>96</text:p>
          </table:table-cell>
          <table:table-cell office:value-type="currency" office:value="217350" table:style-name="ce128">
            <text:p>£217,350</text:p>
          </table:table-cell>
          <table:table-cell table:style-name="ce131"/>
          <table:table-cell office:value-type="float" office:value="179" table:style-name="ce125">
            <text:p>179</text:p>
          </table:table-cell>
          <table:table-cell office:value-type="currency" office:value="411700" table:style-name="ce128">
            <text:p>£411,700</text:p>
          </table:table-cell>
          <table:table-cell table:style-name="ce128"/>
          <table:table-cell office:value-type="float" office:value="5983.25" table:style-name="ce74">
            <text:p>5,983</text:p>
          </table:table-cell>
          <table:table-cell office:value-type="currency" office:value="7172258.75" table:style-name="ce122">
            <text:p>£7,172,259</text:p>
          </table:table-cell>
          <table:table-cell table:number-columns-repeated="16359"/>
        </table:table-row>
        <table:table-row table:style-name="ro7">
          <table:table-cell office:value-type="float" office:value="823" table:style-name="ce56">
            <text:p>823</text:p>
          </table:table-cell>
          <table:table-cell office:value-type="string" table:style-name="ce56">
            <text:p>Central Bedfordshire</text:p>
          </table:table-cell>
          <table:table-cell office:value-type="float" office:value="38981.5" table:style-name="ce125">
            <text:p>38,982</text:p>
          </table:table-cell>
          <table:table-cell table:style-name="ce125"/>
          <table:table-cell office:value-type="float" office:value="24775" table:style-name="ce125">
            <text:p>24,775</text:p>
          </table:table-cell>
          <table:table-cell office:value-type="float" office:value="3353.583333333333" table:style-name="ce125">
            <text:p>3,354</text:p>
          </table:table-cell>
          <table:table-cell office:value-type="percentage" office:value="0.13536158762193071" table:style-name="ce124">
            <text:p>13.5%</text:p>
          </table:table-cell>
          <table:table-cell office:value-type="float" office:value="4426730" table:style-name="ce125">
            <text:p>4,426,730</text:p>
          </table:table-cell>
          <table:table-cell table:style-name="ce78"/>
          <table:table-cell office:value-type="float" office:value="14206.5" table:style-name="ce125">
            <text:p>14,207</text:p>
          </table:table-cell>
          <table:table-cell office:value-type="float" office:value="2495" table:style-name="ce125">
            <text:p>2,495</text:p>
          </table:table-cell>
          <table:table-cell office:value-type="percentage" office:value="0.17562383416041952" table:style-name="ce124">
            <text:p>17.6%</text:p>
          </table:table-cell>
          <table:table-cell office:value-type="float" office:value="2332825" table:style-name="ce125">
            <text:p>2,332,825</text:p>
          </table:table-cell>
          <table:table-cell table:style-name="ce78"/>
          <table:table-cell office:value-type="float" office:value="482" table:style-name="ce125">
            <text:p>482</text:p>
          </table:table-cell>
          <table:table-cell office:value-type="currency" office:value="144600" table:style-name="ce128">
            <text:p>£144,600</text:p>
          </table:table-cell>
          <table:table-cell table:style-name="ce131"/>
          <table:table-cell office:value-type="float" office:value="245" table:style-name="ce125">
            <text:p>245</text:p>
          </table:table-cell>
          <table:table-cell office:value-type="currency" office:value="563500" table:style-name="ce128">
            <text:p>£563,500</text:p>
          </table:table-cell>
          <table:table-cell table:style-name="ce131"/>
          <table:table-cell office:value-type="float" office:value="234" table:style-name="ce125">
            <text:p>234</text:p>
          </table:table-cell>
          <table:table-cell office:value-type="currency" office:value="538200" table:style-name="ce128">
            <text:p>£538,200</text:p>
          </table:table-cell>
          <table:table-cell table:style-name="ce128"/>
          <table:table-cell office:value-type="float" office:value="6809.583333333333" table:style-name="ce74">
            <text:p>6,810</text:p>
          </table:table-cell>
          <table:table-cell office:value-type="currency" office:value="8005855" table:style-name="ce122">
            <text:p>£8,005,855</text:p>
          </table:table-cell>
          <table:table-cell table:number-columns-repeated="16359"/>
        </table:table-row>
        <table:table-row table:style-name="ro7">
          <table:table-cell office:value-type="float" office:value="873" table:style-name="ce56">
            <text:p>873</text:p>
          </table:table-cell>
          <table:table-cell office:value-type="string" table:style-name="ce130">
            <text:p>Cambridgeshire</text:p>
          </table:table-cell>
          <table:table-cell office:value-type="float" office:value="80985.5" table:style-name="ce125">
            <text:p>80,986</text:p>
          </table:table-cell>
          <table:table-cell table:style-name="ce125"/>
          <table:table-cell office:value-type="float" office:value="51259.5" table:style-name="ce125">
            <text:p>51,260</text:p>
          </table:table-cell>
          <table:table-cell office:value-type="float" office:value="8611.3333333333339" table:style-name="ce125">
            <text:p>8,611</text:p>
          </table:table-cell>
          <table:table-cell office:value-type="percentage" office:value="0.1679948757466096" table:style-name="ce124">
            <text:p>16.8%</text:p>
          </table:table-cell>
          <table:table-cell office:value-type="float" office:value="11364760" table:style-name="ce125">
            <text:p>11,364,760</text:p>
          </table:table-cell>
          <table:table-cell table:style-name="ce78"/>
          <table:table-cell office:value-type="float" office:value="29726" table:style-name="ce125">
            <text:p>29,726</text:p>
          </table:table-cell>
          <table:table-cell office:value-type="float" office:value="5709.625" table:style-name="ce125">
            <text:p>5,710</text:p>
          </table:table-cell>
          <table:table-cell office:value-type="percentage" office:value="0.19207511942407321" table:style-name="ce124">
            <text:p>19.2%</text:p>
          </table:table-cell>
          <table:table-cell office:value-type="float" office:value="5336551.458333333" table:style-name="ce125">
            <text:p>5,336,551</text:p>
          </table:table-cell>
          <table:table-cell table:style-name="ce78"/>
          <table:table-cell office:value-type="float" office:value="898.33333333333337" table:style-name="ce125">
            <text:p>898</text:p>
          </table:table-cell>
          <table:table-cell office:value-type="currency" office:value="269500" table:style-name="ce128">
            <text:p>£269,500</text:p>
          </table:table-cell>
          <table:table-cell table:style-name="ce131"/>
          <table:table-cell office:value-type="float" office:value="512.75" table:style-name="ce125">
            <text:p>513</text:p>
          </table:table-cell>
          <table:table-cell office:value-type="currency" office:value="1179324.9999999998" table:style-name="ce128">
            <text:p>£1,179,325</text:p>
          </table:table-cell>
          <table:table-cell table:style-name="ce131"/>
          <table:table-cell office:value-type="float" office:value="576" table:style-name="ce125">
            <text:p>576</text:p>
          </table:table-cell>
          <table:table-cell office:value-type="currency" office:value="1324800" table:style-name="ce128">
            <text:p>£1,324,800</text:p>
          </table:table-cell>
          <table:table-cell table:style-name="ce128"/>
          <table:table-cell office:value-type="float" office:value="16308.041666666668" table:style-name="ce74">
            <text:p>16,308</text:p>
          </table:table-cell>
          <table:table-cell office:value-type="currency" office:value="19474936.458333332" table:style-name="ce122">
            <text:p>£19,474,936</text:p>
          </table:table-cell>
          <table:table-cell table:number-columns-repeated="16359"/>
        </table:table-row>
        <table:table-row table:style-name="ro7">
          <table:table-cell office:value-type="float" office:value="881" table:style-name="ce56">
            <text:p>881</text:p>
          </table:table-cell>
          <table:table-cell office:value-type="string" table:style-name="ce130">
            <text:p>Essex</text:p>
          </table:table-cell>
          <table:table-cell office:value-type="float" office:value="194347" table:style-name="ce125">
            <text:p>194,347</text:p>
          </table:table-cell>
          <table:table-cell table:style-name="ce125"/>
          <table:table-cell office:value-type="float" office:value="118064.5" table:style-name="ce125">
            <text:p>118,065</text:p>
          </table:table-cell>
          <table:table-cell office:value-type="float" office:value="22680.875" table:style-name="ce125">
            <text:p>22,681</text:p>
          </table:table-cell>
          <table:table-cell office:value-type="percentage" office:value="0.19210579810188499" table:style-name="ce124">
            <text:p>19.2%</text:p>
          </table:table-cell>
          <table:table-cell office:value-type="float" office:value="29938755" table:style-name="ce125">
            <text:p>29,938,755</text:p>
          </table:table-cell>
          <table:table-cell table:style-name="ce78"/>
          <table:table-cell office:value-type="float" office:value="76282.5" table:style-name="ce125">
            <text:p>76,283</text:p>
          </table:table-cell>
          <table:table-cell office:value-type="float" office:value="17009.166666666668" table:style-name="ce125">
            <text:p>17,009</text:p>
          </table:table-cell>
          <table:table-cell office:value-type="percentage" office:value="0.22297599930084447" table:style-name="ce124">
            <text:p>22.3%</text:p>
          </table:table-cell>
          <table:table-cell office:value-type="float" office:value="15903570.833333332" table:style-name="ce125">
            <text:p>15,903,571</text:p>
          </table:table-cell>
          <table:table-cell table:style-name="ce78"/>
          <table:table-cell office:value-type="float" office:value="1512" table:style-name="ce125">
            <text:p>1,512</text:p>
          </table:table-cell>
          <table:table-cell office:value-type="currency" office:value="453600" table:style-name="ce128">
            <text:p>£453,600</text:p>
          </table:table-cell>
          <table:table-cell table:style-name="ce131"/>
          <table:table-cell office:value-type="float" office:value="1097.0833333333335" table:style-name="ce125">
            <text:p>1,097</text:p>
          </table:table-cell>
          <table:table-cell office:value-type="currency" office:value="2523291.666666667" table:style-name="ce128">
            <text:p>£2,523,292</text:p>
          </table:table-cell>
          <table:table-cell table:style-name="ce131"/>
          <table:table-cell office:value-type="float" office:value="786" table:style-name="ce125">
            <text:p>786</text:p>
          </table:table-cell>
          <table:table-cell office:value-type="currency" office:value="1807800" table:style-name="ce128">
            <text:p>£1,807,800</text:p>
          </table:table-cell>
          <table:table-cell table:style-name="ce128"/>
          <table:table-cell office:value-type="float" office:value="43085.125000000007" table:style-name="ce74">
            <text:p>43,085</text:p>
          </table:table-cell>
          <table:table-cell office:value-type="currency" office:value="50627017.499999993" table:style-name="ce122">
            <text:p>£50,627,018</text:p>
          </table:table-cell>
          <table:table-cell table:number-columns-repeated="16359"/>
        </table:table-row>
        <table:table-row table:style-name="ro7">
          <table:table-cell office:value-type="float" office:value="919" table:style-name="ce56">
            <text:p>919</text:p>
          </table:table-cell>
          <table:table-cell office:value-type="string" table:style-name="ce130">
            <text:p>Hertfordshire</text:p>
          </table:table-cell>
          <table:table-cell office:value-type="float" office:value="169087" table:style-name="ce125">
            <text:p>169,087</text:p>
          </table:table-cell>
          <table:table-cell table:style-name="ce125"/>
          <table:table-cell office:value-type="float" office:value="101546.5" table:style-name="ce125">
            <text:p>101,547</text:p>
          </table:table-cell>
          <table:table-cell office:value-type="float" office:value="15527.75" table:style-name="ce125">
            <text:p>15,528</text:p>
          </table:table-cell>
          <table:table-cell office:value-type="percentage" office:value="0.15291270501691342" table:style-name="ce124">
            <text:p>15.3%</text:p>
          </table:table-cell>
          <table:table-cell office:value-type="float" office:value="20496630" table:style-name="ce125">
            <text:p>20,496,630</text:p>
          </table:table-cell>
          <table:table-cell table:style-name="ce78"/>
          <table:table-cell office:value-type="float" office:value="67540.5" table:style-name="ce125">
            <text:p>67,541</text:p>
          </table:table-cell>
          <table:table-cell office:value-type="float" office:value="12394.583333333334" table:style-name="ce125">
            <text:p>12,395</text:p>
          </table:table-cell>
          <table:table-cell office:value-type="percentage" office:value="0.18351334878085496" table:style-name="ce124">
            <text:p>18.4%</text:p>
          </table:table-cell>
          <table:table-cell office:value-type="float" office:value="11588935.416666666" table:style-name="ce125">
            <text:p>11,588,935</text:p>
          </table:table-cell>
          <table:table-cell table:style-name="ce78"/>
          <table:table-cell office:value-type="float" office:value="416" table:style-name="ce125">
            <text:p>416</text:p>
          </table:table-cell>
          <table:table-cell office:value-type="currency" office:value="124800" table:style-name="ce128">
            <text:p>£124,800</text:p>
          </table:table-cell>
          <table:table-cell table:style-name="ce131"/>
          <table:table-cell office:value-type="float" office:value="1051.3333333333333" table:style-name="ce125">
            <text:p>1,051</text:p>
          </table:table-cell>
          <table:table-cell office:value-type="currency" office:value="2418066.6666666665" table:style-name="ce128">
            <text:p>£2,418,067</text:p>
          </table:table-cell>
          <table:table-cell table:style-name="ce131"/>
          <table:table-cell office:value-type="float" office:value="722" table:style-name="ce125">
            <text:p>722</text:p>
          </table:table-cell>
          <table:table-cell office:value-type="currency" office:value="1660600" table:style-name="ce128">
            <text:p>£1,660,600</text:p>
          </table:table-cell>
          <table:table-cell table:style-name="ce128"/>
          <table:table-cell office:value-type="float" office:value="30111.666666666668" table:style-name="ce74">
            <text:p>30,112</text:p>
          </table:table-cell>
          <table:table-cell office:value-type="currency" office:value="36289032.083333328" table:style-name="ce122">
            <text:p>£36,289,032</text:p>
          </table:table-cell>
          <table:table-cell table:number-columns-repeated="16359"/>
        </table:table-row>
        <table:table-row table:style-name="ro7">
          <table:table-cell office:value-type="float" office:value="821" table:style-name="ce56">
            <text:p>821</text:p>
          </table:table-cell>
          <table:table-cell office:value-type="string" table:style-name="ce130">
            <text:p>Luton</text:p>
          </table:table-cell>
          <table:table-cell office:value-type="float" office:value="37313.5" table:style-name="ce125">
            <text:p>37,314</text:p>
          </table:table-cell>
          <table:table-cell table:style-name="ce125"/>
          <table:table-cell office:value-type="float" office:value="23157" table:style-name="ce125">
            <text:p>23,157</text:p>
          </table:table-cell>
          <table:table-cell office:value-type="float" office:value="5959.75" table:style-name="ce125">
            <text:p>5,960</text:p>
          </table:table-cell>
          <table:table-cell office:value-type="percentage" office:value="0.25736278447121819" table:style-name="ce124">
            <text:p>25.7%</text:p>
          </table:table-cell>
          <table:table-cell office:value-type="float" office:value="7866870" table:style-name="ce125">
            <text:p>7,866,870</text:p>
          </table:table-cell>
          <table:table-cell table:style-name="ce78"/>
          <table:table-cell office:value-type="float" office:value="14156.5" table:style-name="ce125">
            <text:p>14,157</text:p>
          </table:table-cell>
          <table:table-cell office:value-type="float" office:value="4898.416666666667" table:style-name="ce125">
            <text:p>4,898</text:p>
          </table:table-cell>
          <table:table-cell office:value-type="percentage" office:value="0.3460189076866928" table:style-name="ce124">
            <text:p>34.6%</text:p>
          </table:table-cell>
          <table:table-cell office:value-type="float" office:value="4580019.583333333" table:style-name="ce125">
            <text:p>4,580,020</text:p>
          </table:table-cell>
          <table:table-cell table:style-name="ce78"/>
          <table:table-cell office:value-type="float" office:value="17" table:style-name="ce125">
            <text:p>17</text:p>
          </table:table-cell>
          <table:table-cell office:value-type="currency" office:value="5100" table:style-name="ce128">
            <text:p>£5,100</text:p>
          </table:table-cell>
          <table:table-cell table:style-name="ce131"/>
          <table:table-cell office:value-type="float" office:value="90.416666666666671" table:style-name="ce125">
            <text:p>90</text:p>
          </table:table-cell>
          <table:table-cell office:value-type="currency" office:value="207958.33333333334" table:style-name="ce128">
            <text:p>£207,958</text:p>
          </table:table-cell>
          <table:table-cell table:style-name="ce131"/>
          <table:table-cell office:value-type="float" office:value="311" table:style-name="ce125">
            <text:p>311</text:p>
          </table:table-cell>
          <table:table-cell office:value-type="currency" office:value="715300" table:style-name="ce128">
            <text:p>£715,300</text:p>
          </table:table-cell>
          <table:table-cell table:style-name="ce128"/>
          <table:table-cell office:value-type="float" office:value="11276.583333333334" table:style-name="ce74">
            <text:p>11,277</text:p>
          </table:table-cell>
          <table:table-cell office:value-type="currency" office:value="13375247.916666666" table:style-name="ce122">
            <text:p>£13,375,248</text:p>
          </table:table-cell>
          <table:table-cell table:number-columns-repeated="16359"/>
        </table:table-row>
        <table:table-row table:style-name="ro7">
          <table:table-cell office:value-type="float" office:value="926" table:style-name="ce56">
            <text:p>926</text:p>
          </table:table-cell>
          <table:table-cell office:value-type="string" table:style-name="ce130">
            <text:p>Norfolk</text:p>
          </table:table-cell>
          <table:table-cell office:value-type="float" office:value="107279.5" table:style-name="ce125">
            <text:p>107,280</text:p>
          </table:table-cell>
          <table:table-cell table:style-name="ce125"/>
          <table:table-cell office:value-type="float" office:value="65153.5" table:style-name="ce125">
            <text:p>65,154</text:p>
          </table:table-cell>
          <table:table-cell office:value-type="float" office:value="14017.916666666666" table:style-name="ce125">
            <text:p>14,018</text:p>
          </table:table-cell>
          <table:table-cell office:value-type="percentage" office:value="0.21515216629446871" table:style-name="ce124">
            <text:p>21.5%</text:p>
          </table:table-cell>
          <table:table-cell office:value-type="float" office:value="18495400" table:style-name="ce125">
            <text:p>18,495,400</text:p>
          </table:table-cell>
          <table:table-cell table:style-name="ce78"/>
          <table:table-cell office:value-type="float" office:value="42126" table:style-name="ce125">
            <text:p>42,126</text:p>
          </table:table-cell>
          <table:table-cell office:value-type="float" office:value="10750" table:style-name="ce125">
            <text:p>10,750</text:p>
          </table:table-cell>
          <table:table-cell office:value-type="percentage" office:value="0.25518682049090824" table:style-name="ce124">
            <text:p>25.5%</text:p>
          </table:table-cell>
          <table:table-cell office:value-type="float" office:value="10051250" table:style-name="ce125">
            <text:p>10,051,250</text:p>
          </table:table-cell>
          <table:table-cell table:style-name="ce78"/>
          <table:table-cell office:value-type="float" office:value="1601.9583333333335" table:style-name="ce125">
            <text:p>1,602</text:p>
          </table:table-cell>
          <table:table-cell office:value-type="currency" office:value="480462.5" table:style-name="ce128">
            <text:p>£480,463</text:p>
          </table:table-cell>
          <table:table-cell table:style-name="ce131"/>
          <table:table-cell office:value-type="float" office:value="659" table:style-name="ce125">
            <text:p>659</text:p>
          </table:table-cell>
          <table:table-cell office:value-type="currency" office:value="1515700" table:style-name="ce128">
            <text:p>£1,515,700</text:p>
          </table:table-cell>
          <table:table-cell table:style-name="ce131"/>
          <table:table-cell office:value-type="float" office:value="925" table:style-name="ce125">
            <text:p>925</text:p>
          </table:table-cell>
          <table:table-cell office:value-type="currency" office:value="2127500" table:style-name="ce128">
            <text:p>£2,127,500</text:p>
          </table:table-cell>
          <table:table-cell table:style-name="ce128"/>
          <table:table-cell office:value-type="float" office:value="27953.874999999996" table:style-name="ce74">
            <text:p>27,954</text:p>
          </table:table-cell>
          <table:table-cell office:value-type="currency" office:value="32670312.5" table:style-name="ce122">
            <text:p>£32,670,313</text:p>
          </table:table-cell>
          <table:table-cell table:number-columns-repeated="16359"/>
        </table:table-row>
        <table:table-row table:style-name="ro7">
          <table:table-cell office:value-type="float" office:value="874" table:style-name="ce56">
            <text:p>874</text:p>
          </table:table-cell>
          <table:table-cell office:value-type="string" table:style-name="ce130">
            <text:p>Peterborough</text:p>
          </table:table-cell>
          <table:table-cell office:value-type="float" office:value="34622.5" table:style-name="ce125">
            <text:p>34,623</text:p>
          </table:table-cell>
          <table:table-cell table:style-name="ce125"/>
          <table:table-cell office:value-type="float" office:value="21628" table:style-name="ce125">
            <text:p>21,628</text:p>
          </table:table-cell>
          <table:table-cell office:value-type="float" office:value="5672" table:style-name="ce125">
            <text:p>5,672</text:p>
          </table:table-cell>
          <table:table-cell office:value-type="percentage" office:value="0.26225263547253558" table:style-name="ce124">
            <text:p>26.2%</text:p>
          </table:table-cell>
          <table:table-cell office:value-type="float" office:value="7487040" table:style-name="ce125">
            <text:p>7,487,040</text:p>
          </table:table-cell>
          <table:table-cell table:style-name="ce78"/>
          <table:table-cell office:value-type="float" office:value="12994.500000000002" table:style-name="ce125">
            <text:p>12,995</text:p>
          </table:table-cell>
          <table:table-cell office:value-type="float" office:value="4009.083333333333" table:style-name="ce125">
            <text:p>4,009</text:p>
          </table:table-cell>
          <table:table-cell office:value-type="percentage" office:value="0.3085215539907909" table:style-name="ce124">
            <text:p>30.9%</text:p>
          </table:table-cell>
          <table:table-cell office:value-type="float" office:value="3748492.9166666665" table:style-name="ce125">
            <text:p>3,748,493</text:p>
          </table:table-cell>
          <table:table-cell table:style-name="ce78"/>
          <table:table-cell office:value-type="float" office:value="477.33333333333331" table:style-name="ce125">
            <text:p>477</text:p>
          </table:table-cell>
          <table:table-cell office:value-type="currency" office:value="143200" table:style-name="ce128">
            <text:p>£143,200</text:p>
          </table:table-cell>
          <table:table-cell table:style-name="ce131"/>
          <table:table-cell office:value-type="float" office:value="189.75" table:style-name="ce125">
            <text:p>190</text:p>
          </table:table-cell>
          <table:table-cell office:value-type="currency" office:value="436425" table:style-name="ce128">
            <text:p>£436,425</text:p>
          </table:table-cell>
          <table:table-cell table:style-name="ce131"/>
          <table:table-cell office:value-type="float" office:value="288" table:style-name="ce125">
            <text:p>288</text:p>
          </table:table-cell>
          <table:table-cell office:value-type="currency" office:value="662400" table:style-name="ce128">
            <text:p>£662,400</text:p>
          </table:table-cell>
          <table:table-cell table:style-name="ce128"/>
          <table:table-cell office:value-type="float" office:value="10636.166666666666" table:style-name="ce74">
            <text:p>10,636</text:p>
          </table:table-cell>
          <table:table-cell office:value-type="currency" office:value="12477557.916666666" table:style-name="ce122">
            <text:p>£12,477,558</text:p>
          </table:table-cell>
          <table:table-cell table:number-columns-repeated="16359"/>
        </table:table-row>
        <table:table-row table:style-name="ro7">
          <table:table-cell office:value-type="float" office:value="882" table:style-name="ce56">
            <text:p>882</text:p>
          </table:table-cell>
          <table:table-cell office:value-type="string" table:style-name="ce130">
            <text:p>Southend-on-Sea</text:p>
          </table:table-cell>
          <table:table-cell office:value-type="float" office:value="26275" table:style-name="ce125">
            <text:p>26,275</text:p>
          </table:table-cell>
          <table:table-cell table:style-name="ce125"/>
          <table:table-cell office:value-type="float" office:value="15311.5" table:style-name="ce125">
            <text:p>15,312</text:p>
          </table:table-cell>
          <table:table-cell office:value-type="float" office:value="3715.5" table:style-name="ce125">
            <text:p>3,716</text:p>
          </table:table-cell>
          <table:table-cell office:value-type="percentage" office:value="0.24266074519152273" table:style-name="ce124">
            <text:p>24.3%</text:p>
          </table:table-cell>
          <table:table-cell office:value-type="float" office:value="4904460" table:style-name="ce125">
            <text:p>4,904,460</text:p>
          </table:table-cell>
          <table:table-cell table:style-name="ce78"/>
          <table:table-cell office:value-type="float" office:value="10963.499999999996" table:style-name="ce125">
            <text:p>10,964</text:p>
          </table:table-cell>
          <table:table-cell office:value-type="float" office:value="2722" table:style-name="ce125">
            <text:p>2,722</text:p>
          </table:table-cell>
          <table:table-cell office:value-type="percentage" office:value="0.24827837825511934" table:style-name="ce124">
            <text:p>24.8%</text:p>
          </table:table-cell>
          <table:table-cell office:value-type="float" office:value="2545070" table:style-name="ce125">
            <text:p>2,545,070</text:p>
          </table:table-cell>
          <table:table-cell table:style-name="ce78"/>
          <table:table-cell office:value-type="float" office:value="29" table:style-name="ce125">
            <text:p>29</text:p>
          </table:table-cell>
          <table:table-cell office:value-type="currency" office:value="8700" table:style-name="ce128">
            <text:p>£8,700</text:p>
          </table:table-cell>
          <table:table-cell table:style-name="ce131"/>
          <table:table-cell office:value-type="float" office:value="208" table:style-name="ce125">
            <text:p>208</text:p>
          </table:table-cell>
          <table:table-cell office:value-type="currency" office:value="478400" table:style-name="ce128">
            <text:p>£478,400</text:p>
          </table:table-cell>
          <table:table-cell table:style-name="ce131"/>
          <table:table-cell office:value-type="float" office:value="212" table:style-name="ce125">
            <text:p>212</text:p>
          </table:table-cell>
          <table:table-cell office:value-type="currency" office:value="487600" table:style-name="ce128">
            <text:p>£487,600</text:p>
          </table:table-cell>
          <table:table-cell table:style-name="ce128"/>
          <table:table-cell office:value-type="float" office:value="6886.5" table:style-name="ce74">
            <text:p>6,887</text:p>
          </table:table-cell>
          <table:table-cell office:value-type="currency" office:value="8424230" table:style-name="ce122">
            <text:p>£8,424,230</text:p>
          </table:table-cell>
          <table:table-cell table:number-columns-repeated="16359"/>
        </table:table-row>
        <table:table-row table:style-name="ro7">
          <table:table-cell office:value-type="float" office:value="935" table:style-name="ce56">
            <text:p>935</text:p>
          </table:table-cell>
          <table:table-cell office:value-type="string" table:style-name="ce130">
            <text:p>Suffolk</text:p>
          </table:table-cell>
          <table:table-cell office:value-type="float" office:value="93570.5" table:style-name="ce125">
            <text:p>93,571</text:p>
          </table:table-cell>
          <table:table-cell table:style-name="ce125"/>
          <table:table-cell office:value-type="float" office:value="56429" table:style-name="ce125">
            <text:p>56,429</text:p>
          </table:table-cell>
          <table:table-cell office:value-type="float" office:value="11401.666666666668" table:style-name="ce125">
            <text:p>11,402</text:p>
          </table:table-cell>
          <table:table-cell office:value-type="percentage" office:value="0.20205331773851509" table:style-name="ce124">
            <text:p>20.2%</text:p>
          </table:table-cell>
          <table:table-cell office:value-type="float" office:value="15050200" table:style-name="ce125">
            <text:p>15,050,200</text:p>
          </table:table-cell>
          <table:table-cell table:style-name="ce78"/>
          <table:table-cell office:value-type="float" office:value="37141.5" table:style-name="ce125">
            <text:p>37,142</text:p>
          </table:table-cell>
          <table:table-cell office:value-type="float" office:value="8911.4166666666679" table:style-name="ce125">
            <text:p>8,911</text:p>
          </table:table-cell>
          <table:table-cell office:value-type="percentage" office:value="0.23993152313898652" table:style-name="ce124">
            <text:p>24.0%</text:p>
          </table:table-cell>
          <table:table-cell office:value-type="float" office:value="8332174.583333334" table:style-name="ce125">
            <text:p>8,332,175</text:p>
          </table:table-cell>
          <table:table-cell table:style-name="ce78"/>
          <table:table-cell office:value-type="float" office:value="2044" table:style-name="ce125">
            <text:p>2,044</text:p>
          </table:table-cell>
          <table:table-cell office:value-type="currency" office:value="613200" table:style-name="ce128">
            <text:p>£613,200</text:p>
          </table:table-cell>
          <table:table-cell table:style-name="ce131"/>
          <table:table-cell office:value-type="float" office:value="573.33333333333326" table:style-name="ce125">
            <text:p>573</text:p>
          </table:table-cell>
          <table:table-cell office:value-type="currency" office:value="1318666.6666666667" table:style-name="ce128">
            <text:p>£1,318,667</text:p>
          </table:table-cell>
          <table:table-cell table:style-name="ce131"/>
          <table:table-cell office:value-type="float" office:value="623" table:style-name="ce125">
            <text:p>623</text:p>
          </table:table-cell>
          <table:table-cell office:value-type="currency" office:value="1432900" table:style-name="ce128">
            <text:p>£1,432,900</text:p>
          </table:table-cell>
          <table:table-cell table:style-name="ce128"/>
          <table:table-cell office:value-type="float" office:value="23553.416666666668" table:style-name="ce74">
            <text:p>23,553</text:p>
          </table:table-cell>
          <table:table-cell office:value-type="currency" office:value="26747141.250000004" table:style-name="ce122">
            <text:p>£26,747,141</text:p>
          </table:table-cell>
          <table:table-cell table:number-columns-repeated="16359"/>
        </table:table-row>
        <table:table-row table:style-name="ro7">
          <table:table-cell office:value-type="float" office:value="883" table:style-name="ce56">
            <text:p>883</text:p>
          </table:table-cell>
          <table:table-cell office:value-type="string" table:style-name="ce130">
            <text:p>Thurrock</text:p>
          </table:table-cell>
          <table:table-cell office:value-type="float" office:value="26841" table:style-name="ce125">
            <text:p>26,841</text:p>
          </table:table-cell>
          <table:table-cell table:style-name="ce125"/>
          <table:table-cell office:value-type="float" office:value="17299.5" table:style-name="ce125">
            <text:p>17,300</text:p>
          </table:table-cell>
          <table:table-cell office:value-type="float" office:value="3825.458333333333" table:style-name="ce125">
            <text:p>3,825</text:p>
          </table:table-cell>
          <table:table-cell office:value-type="percentage" office:value="0.22113115022592172" table:style-name="ce124">
            <text:p>22.1%</text:p>
          </table:table-cell>
          <table:table-cell office:value-type="float" office:value="5049605" table:style-name="ce125">
            <text:p>5,049,605</text:p>
          </table:table-cell>
          <table:table-cell table:style-name="ce78"/>
          <table:table-cell office:value-type="float" office:value="9541.5" table:style-name="ce125">
            <text:p>9,542</text:p>
          </table:table-cell>
          <table:table-cell office:value-type="float" office:value="2615.583333333333" table:style-name="ce125">
            <text:p>2,616</text:p>
          </table:table-cell>
          <table:table-cell office:value-type="percentage" office:value="0.27412705898792988" table:style-name="ce124">
            <text:p>27.4%</text:p>
          </table:table-cell>
          <table:table-cell office:value-type="float" office:value="2445570.4166666665" table:style-name="ce125">
            <text:p>2,445,570</text:p>
          </table:table-cell>
          <table:table-cell table:style-name="ce78"/>
          <table:table-cell office:value-type="float" office:value="16" table:style-name="ce125">
            <text:p>16</text:p>
          </table:table-cell>
          <table:table-cell office:value-type="currency" office:value="4800" table:style-name="ce128">
            <text:p>£4,800</text:p>
          </table:table-cell>
          <table:table-cell table:style-name="ce131"/>
          <table:table-cell office:value-type="float" office:value="134" table:style-name="ce125">
            <text:p>134</text:p>
          </table:table-cell>
          <table:table-cell office:value-type="currency" office:value="308200" table:style-name="ce128">
            <text:p>£308,200</text:p>
          </table:table-cell>
          <table:table-cell table:style-name="ce131"/>
          <table:table-cell office:value-type="float" office:value="262" table:style-name="ce125">
            <text:p>262</text:p>
          </table:table-cell>
          <table:table-cell office:value-type="currency" office:value="602600" table:style-name="ce128">
            <text:p>£602,600</text:p>
          </table:table-cell>
          <table:table-cell table:style-name="ce128"/>
          <table:table-cell office:value-type="float" office:value="6853.0416666666661" table:style-name="ce74">
            <text:p>6,853</text:p>
          </table:table-cell>
          <table:table-cell office:value-type="currency" office:value="8410775.416666666" table:style-name="ce122">
            <text:p>£8,410,775</text:p>
          </table:table-cell>
          <table:table-cell table:number-columns-repeated="16359"/>
        </table:table-row>
        <table:table-row table:style-name="ro7">
          <table:table-cell table:number-columns-repeated="2" table:style-name="ce65"/>
          <table:table-cell table:number-columns-repeated="4" table:style-name="ce125"/>
          <table:table-cell table:style-name="ce124"/>
          <table:table-cell table:style-name="ce128"/>
          <table:table-cell table:style-name="ce78"/>
          <table:table-cell table:number-columns-repeated="2" table:style-name="ce125"/>
          <table:table-cell table:style-name="ce124"/>
          <table:table-cell table:style-name="ce128"/>
          <table:table-cell table:style-name="ce78"/>
          <table:table-cell table:style-name="ce125"/>
          <table:table-cell table:style-name="ce128"/>
          <table:table-cell table:style-name="ce131"/>
          <table:table-cell table:style-name="ce125"/>
          <table:table-cell table:style-name="ce128"/>
          <table:table-cell table:style-name="ce131"/>
          <table:table-cell table:style-name="ce125"/>
          <table:table-cell table:style-name="ce122"/>
          <table:table-cell table:style-name="ce128"/>
          <table:table-cell table:style-name="ce74"/>
          <table:table-cell table:style-name="ce122"/>
          <table:table-cell table:number-columns-repeated="16359" table:style-name="ce65"/>
        </table:table-row>
        <table:table-row table:style-name="ro7">
          <table:table-cell table:style-name="ce65"/>
          <table:table-cell office:value-type="string" table:style-name="ce129">
            <text:p>LONDON (22)</text:p>
          </table:table-cell>
          <table:table-cell office:value-type="float" office:value="1142536.8333300001" table:style-name="ce74">
            <text:p>1,142,537</text:p>
          </table:table-cell>
          <table:table-cell table:style-name="ce74"/>
          <table:table-cell office:value-type="float" office:value="715054.5" table:style-name="ce74">
            <text:p>715,055</text:p>
          </table:table-cell>
          <table:table-cell office:value-type="float" office:value="190197.54166666669" table:style-name="ce74">
            <text:p>190,198</text:p>
          </table:table-cell>
          <table:table-cell office:value-type="percentage" office:value="0.26599027300250078" table:style-name="ce121">
            <text:p>26.6%</text:p>
          </table:table-cell>
          <table:table-cell office:value-type="currency" office:value="251032705" table:style-name="ce122">
            <text:p>£251,032,705</text:p>
          </table:table-cell>
          <table:table-cell table:style-name="ce78"/>
          <table:table-cell office:value-type="float" office:value="427482.33332999999" table:style-name="ce74">
            <text:p>427,482</text:p>
          </table:table-cell>
          <table:table-cell office:value-type="float" office:value="158729.08332999999" table:style-name="ce74">
            <text:p>158,729</text:p>
          </table:table-cell>
          <table:table-cell office:value-type="percentage" office:value="0.3713114460041726" table:style-name="ce124">
            <text:p>37.1%</text:p>
          </table:table-cell>
          <table:table-cell office:value-type="currency" office:value="148411692.91355002" table:style-name="ce122">
            <text:p>£148,411,693</text:p>
          </table:table-cell>
          <table:table-cell table:style-name="ce78"/>
          <table:table-cell office:value-type="float" office:value="1290.5833333333333" table:style-name="ce74">
            <text:p>1,291</text:p>
          </table:table-cell>
          <table:table-cell office:value-type="currency" office:value="387175" table:style-name="ce122">
            <text:p>£387,175</text:p>
          </table:table-cell>
          <table:table-cell table:style-name="ce78"/>
          <table:table-cell office:value-type="float" office:value="4754.75" table:style-name="ce74">
            <text:p>4,755</text:p>
          </table:table-cell>
          <table:table-cell office:value-type="currency" office:value="10935925" table:style-name="ce122">
            <text:p>£10,935,925</text:p>
          </table:table-cell>
          <table:table-cell table:style-name="ce78"/>
          <table:table-cell office:value-type="float" office:value="7389" table:style-name="ce74">
            <text:p>7,389</text:p>
          </table:table-cell>
          <table:table-cell office:value-type="currency" office:value="16994700" table:style-name="ce122">
            <text:p>£16,994,700</text:p>
          </table:table-cell>
          <table:table-cell table:style-name="ce78"/>
          <table:table-cell office:value-type="float" office:value="362360.95832999999" table:style-name="ce74">
            <text:p>362,361</text:p>
          </table:table-cell>
          <table:table-cell office:value-type="currency" office:value="427762197.91355002" table:style-name="ce122">
            <text:p>£427,762,198</text:p>
          </table:table-cell>
          <table:table-cell table:number-columns-repeated="16359" table:style-name="ce65"/>
        </table:table-row>
        <table:table-row table:style-name="ro7">
          <table:table-cell table:style-name="ce65"/>
          <table:table-cell office:value-type="string" table:style-name="ce129">
            <text:p>INNER LONDON (22)</text:p>
          </table:table-cell>
          <table:table-cell office:value-type="float" office:value="387484.83332999999" table:style-name="ce74">
            <text:p>387,485</text:p>
          </table:table-cell>
          <table:table-cell table:style-name="ce74"/>
          <table:table-cell office:value-type="float" office:value="242572" table:style-name="ce74">
            <text:p>242,572</text:p>
          </table:table-cell>
          <table:table-cell office:value-type="float" office:value="85453.75" table:style-name="ce74">
            <text:p>85,454</text:p>
          </table:table-cell>
          <table:table-cell office:value-type="percentage" office:value="0.35228200286925121" table:style-name="ce121">
            <text:p>35.2%</text:p>
          </table:table-cell>
          <table:table-cell office:value-type="currency" office:value="112779150" table:style-name="ce122">
            <text:p>£112,779,150</text:p>
          </table:table-cell>
          <table:table-cell table:style-name="ce78"/>
          <table:table-cell office:value-type="float" office:value="144912.83332999999" table:style-name="ce74">
            <text:p>144,913</text:p>
          </table:table-cell>
          <table:table-cell office:value-type="float" office:value="73390.666663333323" table:style-name="ce74">
            <text:p>73,391</text:p>
          </table:table-cell>
          <table:table-cell office:value-type="percentage" office:value="0.50644697903467129" table:style-name="ce124">
            <text:p>50.6%</text:p>
          </table:table-cell>
          <table:table-cell office:value-type="currency" office:value="68620273.330216676" table:style-name="ce122">
            <text:p>£68,620,273</text:p>
          </table:table-cell>
          <table:table-cell table:style-name="ce78"/>
          <table:table-cell office:value-type="float" office:value="191" table:style-name="ce74">
            <text:p>191</text:p>
          </table:table-cell>
          <table:table-cell office:value-type="currency" office:value="57300" table:style-name="ce122">
            <text:p>£57,300</text:p>
          </table:table-cell>
          <table:table-cell table:style-name="ce78"/>
          <table:table-cell office:value-type="float" office:value="1672.6666666666665" table:style-name="ce74">
            <text:p>1,673</text:p>
          </table:table-cell>
          <table:table-cell office:value-type="currency" office:value="3847133.333333333" table:style-name="ce122">
            <text:p>£3,847,133</text:p>
          </table:table-cell>
          <table:table-cell table:style-name="ce78"/>
          <table:table-cell office:value-type="float" office:value="3128" table:style-name="ce74">
            <text:p>3,128</text:p>
          </table:table-cell>
          <table:table-cell office:value-type="currency" office:value="7194400" table:style-name="ce122">
            <text:p>£7,194,400</text:p>
          </table:table-cell>
          <table:table-cell table:style-name="ce78"/>
          <table:table-cell office:value-type="float" office:value="163836.08332999996" table:style-name="ce74">
            <text:p>163,836</text:p>
          </table:table-cell>
          <table:table-cell office:value-type="currency" office:value="192498256.66355002" table:style-name="ce122">
            <text:p>£192,498,257</text:p>
          </table:table-cell>
          <table:table-cell table:number-columns-repeated="16359" table:style-name="ce65"/>
        </table:table-row>
        <table:table-row table:style-name="ro7">
          <table:table-cell office:value-type="float" office:value="202" table:style-name="ce56">
            <text:p>202</text:p>
          </table:table-cell>
          <table:table-cell office:value-type="string" table:style-name="ce130">
            <text:p>Camden</text:p>
          </table:table-cell>
          <table:table-cell office:value-type="float" office:value="19293.833332999999" table:style-name="ce125">
            <text:p>19,294</text:p>
          </table:table-cell>
          <table:table-cell table:style-name="ce125"/>
          <table:table-cell office:value-type="float" office:value="11160" table:style-name="ce125">
            <text:p>11,160</text:p>
          </table:table-cell>
          <table:table-cell office:value-type="float" office:value="4425.9166666666661" table:style-name="ce125">
            <text:p>4,426</text:p>
          </table:table-cell>
          <table:table-cell office:value-type="percentage" office:value="0.39658751493428906" table:style-name="ce124">
            <text:p>39.7%</text:p>
          </table:table-cell>
          <table:table-cell office:value-type="float" office:value="5842210" table:style-name="ce125">
            <text:p>5,842,210</text:p>
          </table:table-cell>
          <table:table-cell table:style-name="ce78"/>
          <table:table-cell office:value-type="float" office:value="8133.8333329999987" table:style-name="ce125">
            <text:p>8,134</text:p>
          </table:table-cell>
          <table:table-cell office:value-type="float" office:value="4426.8333330000005" table:style-name="ce125">
            <text:p>4,427</text:p>
          </table:table-cell>
          <table:table-cell office:value-type="percentage" office:value="0.54424932891601963" table:style-name="ce124">
            <text:p>54.4%</text:p>
          </table:table-cell>
          <table:table-cell office:value-type="float" office:value="4139089.1663549999" table:style-name="ce125">
            <text:p>4,139,089</text:p>
          </table:table-cell>
          <table:table-cell table:style-name="ce78"/>
          <table:table-cell office:value-type="string" table:style-name="ce125">
            <text:p>x</text:p>
          </table:table-cell>
          <table:table-cell office:value-type="string" table:style-name="ce128">
            <text:p>x</text:p>
          </table:table-cell>
          <table:table-cell table:style-name="ce131"/>
          <table:table-cell office:value-type="float" office:value="77" table:style-name="ce125">
            <text:p>77</text:p>
          </table:table-cell>
          <table:table-cell office:value-type="currency" office:value="177100" table:style-name="ce128">
            <text:p>£177,100</text:p>
          </table:table-cell>
          <table:table-cell table:style-name="ce131"/>
          <table:table-cell office:value-type="float" office:value="122" table:style-name="ce125">
            <text:p>122</text:p>
          </table:table-cell>
          <table:table-cell office:value-type="currency" office:value="280600" table:style-name="ce128">
            <text:p>£280,600</text:p>
          </table:table-cell>
          <table:table-cell table:style-name="ce128"/>
          <table:table-cell office:value-type="string" table:style-name="ce74">
            <text:p>x</text:p>
          </table:table-cell>
          <table:table-cell office:value-type="string" table:style-name="ce122">
            <text:p>x</text:p>
          </table:table-cell>
          <table:table-cell table:number-columns-repeated="16359"/>
        </table:table-row>
        <table:table-row table:style-name="ro7">
          <table:table-cell office:value-type="float" office:value="201" table:style-name="ce56">
            <text:p>201</text:p>
          </table:table-cell>
          <table:table-cell office:value-type="string" table:style-name="ce130">
            <text:p>City of London</text:p>
          </table:table-cell>
          <table:table-cell office:value-type="float" office:value="243" table:style-name="ce125">
            <text:p>243</text:p>
          </table:table-cell>
          <table:table-cell table:style-name="ce125"/>
          <table:table-cell office:value-type="float" office:value="240" table:style-name="ce125">
            <text:p>240</text:p>
          </table:table-cell>
          <table:table-cell office:value-type="float" office:value="42" table:style-name="ce125">
            <text:p>42</text:p>
          </table:table-cell>
          <table:table-cell office:value-type="percentage" office:value="0.17499999999999999" table:style-name="ce124">
            <text:p>17.5%</text:p>
          </table:table-cell>
          <table:table-cell office:value-type="float" office:value="55440" table:style-name="ce125">
            <text:p>55,440</text:p>
          </table:table-cell>
          <table:table-cell table:style-name="ce78"/>
          <table:table-cell office:value-type="float" office:value="3" table:style-name="ce125">
            <text:p>3</text:p>
          </table:table-cell>
          <table:table-cell office:value-type="float" office:value="2" table:style-name="ce125">
            <text:p>2</text:p>
          </table:table-cell>
          <table:table-cell office:value-type="percentage" office:value="0" table:style-name="ce124">
            <text:p>0.0%</text:p>
          </table:table-cell>
          <table:table-cell office:value-type="float" office:value="1870" table:style-name="ce125">
            <text:p>1,870</text:p>
          </table:table-cell>
          <table:table-cell table:style-name="ce78"/>
          <table:table-cell office:value-type="float" office:value="0" table:style-name="ce125">
            <text:p>0</text:p>
          </table:table-cell>
          <table:table-cell office:value-type="currency" office:value="0" table:style-name="ce128">
            <text:p>£0</text:p>
          </table:table-cell>
          <table:table-cell table:style-name="ce131"/>
          <table:table-cell office:value-type="float" office:value="0" table:style-name="ce125">
            <text:p>0</text:p>
          </table:table-cell>
          <table:table-cell office:value-type="currency" office:value="0" table:style-name="ce128">
            <text:p>£0</text:p>
          </table:table-cell>
          <table:table-cell table:style-name="ce131"/>
          <table:table-cell office:value-type="float" office:value="7" table:style-name="ce125">
            <text:p>7</text:p>
          </table:table-cell>
          <table:table-cell office:value-type="currency" office:value="16100" table:style-name="ce128">
            <text:p>£16,100</text:p>
          </table:table-cell>
          <table:table-cell table:style-name="ce128"/>
          <table:table-cell office:value-type="float" office:value="51" table:style-name="ce74">
            <text:p>51</text:p>
          </table:table-cell>
          <table:table-cell office:value-type="currency" office:value="73410" table:style-name="ce122">
            <text:p>£73,410</text:p>
          </table:table-cell>
          <table:table-cell table:number-columns-repeated="16359"/>
        </table:table-row>
        <table:table-row table:style-name="ro7">
          <table:table-cell office:value-type="float" office:value="204" table:style-name="ce56">
            <text:p>204</text:p>
          </table:table-cell>
          <table:table-cell office:value-type="string" table:style-name="ce130">
            <text:p>Hackney</text:p>
          </table:table-cell>
          <table:table-cell office:value-type="float" office:value="31259.5" table:style-name="ce125">
            <text:p>31,260</text:p>
          </table:table-cell>
          <table:table-cell table:style-name="ce125"/>
          <table:table-cell office:value-type="float" office:value="19036.5" table:style-name="ce125">
            <text:p>19,037</text:p>
          </table:table-cell>
          <table:table-cell office:value-type="float" office:value="7573.125" table:style-name="ce125">
            <text:p>7,573</text:p>
          </table:table-cell>
          <table:table-cell office:value-type="percentage" office:value="0.39782129067843353" table:style-name="ce124">
            <text:p>39.8%</text:p>
          </table:table-cell>
          <table:table-cell office:value-type="float" office:value="9996525" table:style-name="ce125">
            <text:p>9,996,525</text:p>
          </table:table-cell>
          <table:table-cell table:style-name="ce78"/>
          <table:table-cell office:value-type="float" office:value="12222.999999999998" table:style-name="ce125">
            <text:p>12,223</text:p>
          </table:table-cell>
          <table:table-cell office:value-type="float" office:value="6377.4166666666661" table:style-name="ce125">
            <text:p>6,377</text:p>
          </table:table-cell>
          <table:table-cell office:value-type="percentage" office:value="0.52175543374512534" table:style-name="ce124">
            <text:p>52.2%</text:p>
          </table:table-cell>
          <table:table-cell office:value-type="float" office:value="5962884.583333333" table:style-name="ce125">
            <text:p>5,962,885</text:p>
          </table:table-cell>
          <table:table-cell table:style-name="ce78"/>
          <table:table-cell office:value-type="float" office:value="7" table:style-name="ce125">
            <text:p>7</text:p>
          </table:table-cell>
          <table:table-cell office:value-type="currency" office:value="2100" table:style-name="ce128">
            <text:p>£2,100</text:p>
          </table:table-cell>
          <table:table-cell table:style-name="ce131"/>
          <table:table-cell office:value-type="float" office:value="142.41666666666669" table:style-name="ce125">
            <text:p>142</text:p>
          </table:table-cell>
          <table:table-cell office:value-type="currency" office:value="327558.33333333331" table:style-name="ce128">
            <text:p>£327,558</text:p>
          </table:table-cell>
          <table:table-cell table:style-name="ce131"/>
          <table:table-cell office:value-type="float" office:value="303" table:style-name="ce125">
            <text:p>303</text:p>
          </table:table-cell>
          <table:table-cell office:value-type="currency" office:value="696900" table:style-name="ce128">
            <text:p>£696,900</text:p>
          </table:table-cell>
          <table:table-cell table:style-name="ce128"/>
          <table:table-cell office:value-type="float" office:value="14402.958333333332" table:style-name="ce74">
            <text:p>14,403</text:p>
          </table:table-cell>
          <table:table-cell office:value-type="currency" office:value="16985967.916666664" table:style-name="ce122">
            <text:p>£16,985,968</text:p>
          </table:table-cell>
          <table:table-cell table:number-columns-repeated="16359"/>
        </table:table-row>
        <table:table-row table:style-name="ro7">
          <table:table-cell office:value-type="float" office:value="205" table:style-name="ce56">
            <text:p>205</text:p>
          </table:table-cell>
          <table:table-cell office:value-type="string" table:style-name="ce130">
            <text:p>Hammersmith and Fulham</text:p>
          </table:table-cell>
          <table:table-cell office:value-type="float" office:value="17344.499999" table:style-name="ce125">
            <text:p>17,344</text:p>
          </table:table-cell>
          <table:table-cell table:style-name="ce125"/>
          <table:table-cell office:value-type="float" office:value="10067" table:style-name="ce125">
            <text:p>10,067</text:p>
          </table:table-cell>
          <table:table-cell office:value-type="float" office:value="3477.3333333333335" table:style-name="ce125">
            <text:p>3,477</text:p>
          </table:table-cell>
          <table:table-cell office:value-type="percentage" office:value="0.34541902586007089" table:style-name="ce124">
            <text:p>34.5%</text:p>
          </table:table-cell>
          <table:table-cell office:value-type="float" office:value="4590080" table:style-name="ce125">
            <text:p>4,590,080</text:p>
          </table:table-cell>
          <table:table-cell table:style-name="ce78"/>
          <table:table-cell office:value-type="float" office:value="7277.4999989999978" table:style-name="ce125">
            <text:p>7,277</text:p>
          </table:table-cell>
          <table:table-cell office:value-type="float" office:value="2915.2916656666666" table:style-name="ce125">
            <text:p>2,915</text:p>
          </table:table-cell>
          <table:table-cell office:value-type="percentage" office:value="0.40058971708241253" table:style-name="ce124">
            <text:p>40.1%</text:p>
          </table:table-cell>
          <table:table-cell office:value-type="float" office:value="2725797.7073983336" table:style-name="ce125">
            <text:p>2,725,798</text:p>
          </table:table-cell>
          <table:table-cell table:style-name="ce78"/>
          <table:table-cell office:value-type="float" office:value="11" table:style-name="ce125">
            <text:p>11</text:p>
          </table:table-cell>
          <table:table-cell office:value-type="currency" office:value="3300" table:style-name="ce128">
            <text:p>£3,300</text:p>
          </table:table-cell>
          <table:table-cell table:style-name="ce131"/>
          <table:table-cell office:value-type="float" office:value="90.583333333333329" table:style-name="ce125">
            <text:p>91</text:p>
          </table:table-cell>
          <table:table-cell office:value-type="currency" office:value="208341.66666666666" table:style-name="ce128">
            <text:p>£208,342</text:p>
          </table:table-cell>
          <table:table-cell table:style-name="ce131"/>
          <table:table-cell office:value-type="float" office:value="162" table:style-name="ce125">
            <text:p>162</text:p>
          </table:table-cell>
          <table:table-cell office:value-type="currency" office:value="372600" table:style-name="ce128">
            <text:p>£372,600</text:p>
          </table:table-cell>
          <table:table-cell table:style-name="ce128"/>
          <table:table-cell office:value-type="float" office:value="6656.2083323333327" table:style-name="ce74">
            <text:p>6,656</text:p>
          </table:table-cell>
          <table:table-cell office:value-type="currency" office:value="7900119.3740650006" table:style-name="ce122">
            <text:p>£7,900,119</text:p>
          </table:table-cell>
          <table:table-cell table:number-columns-repeated="16359"/>
        </table:table-row>
        <table:table-row table:style-name="ro7">
          <table:table-cell office:value-type="float" office:value="309" table:style-name="ce56">
            <text:p>309</text:p>
          </table:table-cell>
          <table:table-cell office:value-type="string" table:style-name="ce130">
            <text:p>Haringey</text:p>
          </table:table-cell>
          <table:table-cell office:value-type="float" office:value="34384" table:style-name="ce125">
            <text:p>34,384</text:p>
          </table:table-cell>
          <table:table-cell table:style-name="ce125"/>
          <table:table-cell office:value-type="float" office:value="21893.5" table:style-name="ce125">
            <text:p>21,894</text:p>
          </table:table-cell>
          <table:table-cell office:value-type="float" office:value="6227.375" table:style-name="ce125">
            <text:p>6,227</text:p>
          </table:table-cell>
          <table:table-cell office:value-type="percentage" office:value="0.28443944549752209" table:style-name="ce124">
            <text:p>28.4%</text:p>
          </table:table-cell>
          <table:table-cell office:value-type="float" office:value="8220135" table:style-name="ce125">
            <text:p>8,220,135</text:p>
          </table:table-cell>
          <table:table-cell table:style-name="ce78"/>
          <table:table-cell office:value-type="float" office:value="12490.5" table:style-name="ce125">
            <text:p>12,491</text:p>
          </table:table-cell>
          <table:table-cell office:value-type="float" office:value="5492.375" table:style-name="ce125">
            <text:p>5,492</text:p>
          </table:table-cell>
          <table:table-cell office:value-type="percentage" office:value="0.43972419038469235" table:style-name="ce124">
            <text:p>44.0%</text:p>
          </table:table-cell>
          <table:table-cell office:value-type="float" office:value="5135370.625" table:style-name="ce125">
            <text:p>5,135,371</text:p>
          </table:table-cell>
          <table:table-cell table:style-name="ce78"/>
          <table:table-cell office:value-type="float" office:value="8" table:style-name="ce125">
            <text:p>8</text:p>
          </table:table-cell>
          <table:table-cell office:value-type="currency" office:value="2400" table:style-name="ce128">
            <text:p>£2,400</text:p>
          </table:table-cell>
          <table:table-cell table:style-name="ce131"/>
          <table:table-cell office:value-type="float" office:value="186" table:style-name="ce125">
            <text:p>186</text:p>
          </table:table-cell>
          <table:table-cell office:value-type="currency" office:value="427800" table:style-name="ce128">
            <text:p>£427,800</text:p>
          </table:table-cell>
          <table:table-cell table:style-name="ce131"/>
          <table:table-cell office:value-type="float" office:value="320" table:style-name="ce125">
            <text:p>320</text:p>
          </table:table-cell>
          <table:table-cell office:value-type="currency" office:value="736000" table:style-name="ce128">
            <text:p>£736,000</text:p>
          </table:table-cell>
          <table:table-cell table:style-name="ce128"/>
          <table:table-cell office:value-type="float" office:value="12233.75" table:style-name="ce74">
            <text:p>12,234</text:p>
          </table:table-cell>
          <table:table-cell office:value-type="currency" office:value="14521705.625" table:style-name="ce122">
            <text:p>£14,521,706</text:p>
          </table:table-cell>
          <table:table-cell table:number-columns-repeated="16359"/>
        </table:table-row>
        <table:table-row table:style-name="ro7">
          <table:table-cell office:value-type="float" office:value="206" table:style-name="ce56">
            <text:p>206</text:p>
          </table:table-cell>
          <table:table-cell office:value-type="string" table:style-name="ce130">
            <text:p>Islington</text:p>
          </table:table-cell>
          <table:table-cell office:value-type="float" office:value="21676.666665999997" table:style-name="ce125">
            <text:p>21,677</text:p>
          </table:table-cell>
          <table:table-cell table:style-name="ce125"/>
          <table:table-cell office:value-type="float" office:value="13981" table:style-name="ce125">
            <text:p>13,981</text:p>
          </table:table-cell>
          <table:table-cell office:value-type="float" office:value="6547.166666666667" table:style-name="ce125">
            <text:p>6,547</text:p>
          </table:table-cell>
          <table:table-cell office:value-type="percentage" office:value="0.46829029873876454" table:style-name="ce124">
            <text:p>46.8%</text:p>
          </table:table-cell>
          <table:table-cell office:value-type="float" office:value="8642260" table:style-name="ce125">
            <text:p>8,642,260</text:p>
          </table:table-cell>
          <table:table-cell table:style-name="ce78"/>
          <table:table-cell office:value-type="float" office:value="7695.6666659999973" table:style-name="ce125">
            <text:p>7,696</text:p>
          </table:table-cell>
          <table:table-cell office:value-type="float" office:value="5152.833332666667" table:style-name="ce125">
            <text:p>5,153</text:p>
          </table:table-cell>
          <table:table-cell office:value-type="percentage" office:value="0.6695759518057417" table:style-name="ce124">
            <text:p>67.0%</text:p>
          </table:table-cell>
          <table:table-cell office:value-type="float" office:value="4817899.1660433328" table:style-name="ce125">
            <text:p>4,817,899</text:p>
          </table:table-cell>
          <table:table-cell table:style-name="ce78"/>
          <table:table-cell office:value-type="string" table:style-name="ce125">
            <text:p>x</text:p>
          </table:table-cell>
          <table:table-cell office:value-type="string" table:style-name="ce128">
            <text:p>x</text:p>
          </table:table-cell>
          <table:table-cell table:style-name="ce131"/>
          <table:table-cell office:value-type="float" office:value="118" table:style-name="ce125">
            <text:p>118</text:p>
          </table:table-cell>
          <table:table-cell office:value-type="currency" office:value="271400" table:style-name="ce128">
            <text:p>£271,400</text:p>
          </table:table-cell>
          <table:table-cell table:style-name="ce131"/>
          <table:table-cell office:value-type="float" office:value="226" table:style-name="ce125">
            <text:p>226</text:p>
          </table:table-cell>
          <table:table-cell office:value-type="currency" office:value="519800" table:style-name="ce128">
            <text:p>£519,800</text:p>
          </table:table-cell>
          <table:table-cell table:style-name="ce128"/>
          <table:table-cell office:value-type="string" table:style-name="ce74">
            <text:p>x</text:p>
          </table:table-cell>
          <table:table-cell office:value-type="string" table:style-name="ce122">
            <text:p>x</text:p>
          </table:table-cell>
          <table:table-cell table:number-columns-repeated="16359"/>
        </table:table-row>
        <table:table-row table:style-name="ro7">
          <table:table-cell office:value-type="float" office:value="207" table:style-name="ce56">
            <text:p>207</text:p>
          </table:table-cell>
          <table:table-cell office:value-type="string" table:style-name="ce130">
            <text:p>Kensington and Chelsea</text:p>
          </table:table-cell>
          <table:table-cell office:value-type="float" office:value="11704.999999000001" table:style-name="ce125">
            <text:p>11,705</text:p>
          </table:table-cell>
          <table:table-cell table:style-name="ce125"/>
          <table:table-cell office:value-type="float" office:value="6915" table:style-name="ce125">
            <text:p>6,915</text:p>
          </table:table-cell>
          <table:table-cell office:value-type="float" office:value="2379.25" table:style-name="ce125">
            <text:p>2,379</text:p>
          </table:table-cell>
          <table:table-cell office:value-type="percentage" office:value="0.34407086044830082" table:style-name="ce124">
            <text:p>34.4%</text:p>
          </table:table-cell>
          <table:table-cell office:value-type="float" office:value="3140610" table:style-name="ce125">
            <text:p>3,140,610</text:p>
          </table:table-cell>
          <table:table-cell table:style-name="ce78"/>
          <table:table-cell office:value-type="float" office:value="4789.9999989999997" table:style-name="ce125">
            <text:p>4,790</text:p>
          </table:table-cell>
          <table:table-cell office:value-type="float" office:value="2039.7499990000001" table:style-name="ce125">
            <text:p>2,040</text:p>
          </table:table-cell>
          <table:table-cell office:value-type="percentage" office:value="0.42583507294902617" table:style-name="ce124">
            <text:p>42.6%</text:p>
          </table:table-cell>
          <table:table-cell office:value-type="float" office:value="1907166.2490650001" table:style-name="ce125">
            <text:p>1,907,166</text:p>
          </table:table-cell>
          <table:table-cell table:style-name="ce78"/>
          <table:table-cell office:value-type="float" office:value="9" table:style-name="ce125">
            <text:p>9</text:p>
          </table:table-cell>
          <table:table-cell office:value-type="currency" office:value="2700" table:style-name="ce128">
            <text:p>£2,700</text:p>
          </table:table-cell>
          <table:table-cell table:style-name="ce131"/>
          <table:table-cell office:value-type="float" office:value="62" table:style-name="ce125">
            <text:p>62</text:p>
          </table:table-cell>
          <table:table-cell office:value-type="currency" office:value="142600" table:style-name="ce128">
            <text:p>£142,600</text:p>
          </table:table-cell>
          <table:table-cell table:style-name="ce131"/>
          <table:table-cell office:value-type="float" office:value="62" table:style-name="ce125">
            <text:p>62</text:p>
          </table:table-cell>
          <table:table-cell office:value-type="currency" office:value="142600" table:style-name="ce128">
            <text:p>£142,600</text:p>
          </table:table-cell>
          <table:table-cell table:style-name="ce128"/>
          <table:table-cell office:value-type="float" office:value="4551.9999989999997" table:style-name="ce74">
            <text:p>4,552</text:p>
          </table:table-cell>
          <table:table-cell office:value-type="currency" office:value="5335676.2490650006" table:style-name="ce122">
            <text:p>£5,335,676</text:p>
          </table:table-cell>
          <table:table-cell table:number-columns-repeated="16359"/>
        </table:table-row>
        <table:table-row table:style-name="ro7">
          <table:table-cell office:value-type="float" office:value="208" table:style-name="ce56">
            <text:p>208</text:p>
          </table:table-cell>
          <table:table-cell office:value-type="string" table:style-name="ce130">
            <text:p>Lambeth</text:p>
          </table:table-cell>
          <table:table-cell office:value-type="float" office:value="33937.5" table:style-name="ce125">
            <text:p>33,938</text:p>
          </table:table-cell>
          <table:table-cell table:style-name="ce125"/>
          <table:table-cell office:value-type="float" office:value="22103.5" table:style-name="ce125">
            <text:p>22,104</text:p>
          </table:table-cell>
          <table:table-cell office:value-type="float" office:value="8431.6666666666661" table:style-name="ce125">
            <text:p>8,432</text:p>
          </table:table-cell>
          <table:table-cell office:value-type="percentage" office:value="0.3814629658952956" table:style-name="ce124">
            <text:p>38.1%</text:p>
          </table:table-cell>
          <table:table-cell office:value-type="float" office:value="11129800" table:style-name="ce125">
            <text:p>11,129,800</text:p>
          </table:table-cell>
          <table:table-cell table:style-name="ce78"/>
          <table:table-cell office:value-type="float" office:value="11833.999999999996" table:style-name="ce125">
            <text:p>11,834</text:p>
          </table:table-cell>
          <table:table-cell office:value-type="float" office:value="6150" table:style-name="ce125">
            <text:p>6,150</text:p>
          </table:table-cell>
          <table:table-cell office:value-type="percentage" office:value="0.51968903160385349" table:style-name="ce124">
            <text:p>52.0%</text:p>
          </table:table-cell>
          <table:table-cell office:value-type="float" office:value="5750250" table:style-name="ce125">
            <text:p>5,750,250</text:p>
          </table:table-cell>
          <table:table-cell table:style-name="ce78"/>
          <table:table-cell office:value-type="float" office:value="15" table:style-name="ce125">
            <text:p>15</text:p>
          </table:table-cell>
          <table:table-cell office:value-type="currency" office:value="4500" table:style-name="ce128">
            <text:p>£4,500</text:p>
          </table:table-cell>
          <table:table-cell table:style-name="ce131"/>
          <table:table-cell office:value-type="float" office:value="216.41666666666666" table:style-name="ce125">
            <text:p>216</text:p>
          </table:table-cell>
          <table:table-cell office:value-type="currency" office:value="497758.33333333331" table:style-name="ce128">
            <text:p>£497,758</text:p>
          </table:table-cell>
          <table:table-cell table:style-name="ce131"/>
          <table:table-cell office:value-type="float" office:value="276" table:style-name="ce125">
            <text:p>276</text:p>
          </table:table-cell>
          <table:table-cell office:value-type="currency" office:value="634800" table:style-name="ce128">
            <text:p>£634,800</text:p>
          </table:table-cell>
          <table:table-cell table:style-name="ce128"/>
          <table:table-cell office:value-type="float" office:value="15089.083333333332" table:style-name="ce74">
            <text:p>15,089</text:p>
          </table:table-cell>
          <table:table-cell office:value-type="currency" office:value="18017108.333333332" table:style-name="ce122">
            <text:p>£18,017,108</text:p>
          </table:table-cell>
          <table:table-cell table:number-columns-repeated="16359"/>
        </table:table-row>
        <table:table-row table:style-name="ro7">
          <table:table-cell office:value-type="float" office:value="209" table:style-name="ce56">
            <text:p>209</text:p>
          </table:table-cell>
          <table:table-cell office:value-type="string" table:style-name="ce130">
            <text:p>Lewisham</text:p>
          </table:table-cell>
          <table:table-cell office:value-type="float" office:value="37331.5" table:style-name="ce125">
            <text:p>37,332</text:p>
          </table:table-cell>
          <table:table-cell table:style-name="ce125"/>
          <table:table-cell office:value-type="float" office:value="25584" table:style-name="ce125">
            <text:p>25,584</text:p>
          </table:table-cell>
          <table:table-cell office:value-type="float" office:value="7787.9166666666661" table:style-name="ce125">
            <text:p>7,788</text:p>
          </table:table-cell>
          <table:table-cell office:value-type="percentage" office:value="0.30440574838440687" table:style-name="ce124">
            <text:p>30.4%</text:p>
          </table:table-cell>
          <table:table-cell office:value-type="float" office:value="10280050" table:style-name="ce125">
            <text:p>10,280,050</text:p>
          </table:table-cell>
          <table:table-cell table:style-name="ce78"/>
          <table:table-cell office:value-type="float" office:value="11747.5" table:style-name="ce125">
            <text:p>11,748</text:p>
          </table:table-cell>
          <table:table-cell office:value-type="float" office:value="5116" table:style-name="ce125">
            <text:p>5,116</text:p>
          </table:table-cell>
          <table:table-cell office:value-type="percentage" office:value="0.43549691423707171" table:style-name="ce124">
            <text:p>43.5%</text:p>
          </table:table-cell>
          <table:table-cell office:value-type="float" office:value="4783460" table:style-name="ce125">
            <text:p>4,783,460</text:p>
          </table:table-cell>
          <table:table-cell table:style-name="ce78"/>
          <table:table-cell office:value-type="float" office:value="8" table:style-name="ce125">
            <text:p>8</text:p>
          </table:table-cell>
          <table:table-cell office:value-type="currency" office:value="2400" table:style-name="ce128">
            <text:p>£2,400</text:p>
          </table:table-cell>
          <table:table-cell table:style-name="ce131"/>
          <table:table-cell office:value-type="float" office:value="236" table:style-name="ce125">
            <text:p>236</text:p>
          </table:table-cell>
          <table:table-cell office:value-type="currency" office:value="542800" table:style-name="ce128">
            <text:p>£542,800</text:p>
          </table:table-cell>
          <table:table-cell table:style-name="ce131"/>
          <table:table-cell office:value-type="float" office:value="351" table:style-name="ce125">
            <text:p>351</text:p>
          </table:table-cell>
          <table:table-cell office:value-type="currency" office:value="807300" table:style-name="ce128">
            <text:p>£807,300</text:p>
          </table:table-cell>
          <table:table-cell table:style-name="ce128"/>
          <table:table-cell office:value-type="float" office:value="13498.916666666666" table:style-name="ce74">
            <text:p>13,499</text:p>
          </table:table-cell>
          <table:table-cell office:value-type="currency" office:value="16416010" table:style-name="ce122">
            <text:p>£16,416,010</text:p>
          </table:table-cell>
          <table:table-cell table:number-columns-repeated="16359"/>
        </table:table-row>
        <table:table-row table:style-name="ro7">
          <table:table-cell office:value-type="float" office:value="316" table:style-name="ce56">
            <text:p>316</text:p>
          </table:table-cell>
          <table:table-cell office:value-type="string" table:style-name="ce130">
            <text:p>Newham</text:p>
          </table:table-cell>
          <table:table-cell office:value-type="float" office:value="55461" table:style-name="ce125">
            <text:p>55,461</text:p>
          </table:table-cell>
          <table:table-cell table:style-name="ce125"/>
          <table:table-cell office:value-type="float" office:value="34412" table:style-name="ce125">
            <text:p>34,412</text:p>
          </table:table-cell>
          <table:table-cell office:value-type="float" office:value="10453.166666666666" table:style-name="ce125">
            <text:p>10,453</text:p>
          </table:table-cell>
          <table:table-cell office:value-type="percentage" office:value="0.30376515944050525" table:style-name="ce124">
            <text:p>30.4%</text:p>
          </table:table-cell>
          <table:table-cell office:value-type="float" office:value="13798180" table:style-name="ce125">
            <text:p>13,798,180</text:p>
          </table:table-cell>
          <table:table-cell table:style-name="ce78"/>
          <table:table-cell office:value-type="float" office:value="21049" table:style-name="ce125">
            <text:p>21,049</text:p>
          </table:table-cell>
          <table:table-cell office:value-type="float" office:value="11009.166666666666" table:style-name="ce125">
            <text:p>11,009</text:p>
          </table:table-cell>
          <table:table-cell office:value-type="percentage" office:value="0.52302563858932327" table:style-name="ce124">
            <text:p>52.3%</text:p>
          </table:table-cell>
          <table:table-cell office:value-type="float" office:value="10293570.833333332" table:style-name="ce125">
            <text:p>10,293,571</text:p>
          </table:table-cell>
          <table:table-cell table:style-name="ce78"/>
          <table:table-cell office:value-type="float" office:value="12" table:style-name="ce125">
            <text:p>12</text:p>
          </table:table-cell>
          <table:table-cell office:value-type="currency" office:value="3600" table:style-name="ce128">
            <text:p>£3,600</text:p>
          </table:table-cell>
          <table:table-cell table:style-name="ce131"/>
          <table:table-cell office:value-type="float" office:value="95" table:style-name="ce125">
            <text:p>95</text:p>
          </table:table-cell>
          <table:table-cell office:value-type="currency" office:value="218500" table:style-name="ce128">
            <text:p>£218,500</text:p>
          </table:table-cell>
          <table:table-cell table:style-name="ce131"/>
          <table:table-cell office:value-type="float" office:value="306" table:style-name="ce125">
            <text:p>306</text:p>
          </table:table-cell>
          <table:table-cell office:value-type="currency" office:value="703800" table:style-name="ce128">
            <text:p>£703,800</text:p>
          </table:table-cell>
          <table:table-cell table:style-name="ce128"/>
          <table:table-cell office:value-type="float" office:value="21875.333333333332" table:style-name="ce74">
            <text:p>21,875</text:p>
          </table:table-cell>
          <table:table-cell office:value-type="currency" office:value="25017650.833333332" table:style-name="ce122">
            <text:p>£25,017,651</text:p>
          </table:table-cell>
          <table:table-cell table:number-columns-repeated="16359"/>
        </table:table-row>
        <table:table-row table:style-name="ro7">
          <table:table-cell office:value-type="float" office:value="210" table:style-name="ce56">
            <text:p>210</text:p>
          </table:table-cell>
          <table:table-cell office:value-type="string" table:style-name="ce130">
            <text:p>Southwark</text:p>
          </table:table-cell>
          <table:table-cell office:value-type="float" office:value="38359.833333000002" table:style-name="ce125">
            <text:p>38,360</text:p>
          </table:table-cell>
          <table:table-cell table:style-name="ce125"/>
          <table:table-cell office:value-type="float" office:value="23851" table:style-name="ce125">
            <text:p>23,851</text:p>
          </table:table-cell>
          <table:table-cell office:value-type="float" office:value="8472.0833333333339" table:style-name="ce125">
            <text:p>8,472</text:p>
          </table:table-cell>
          <table:table-cell office:value-type="percentage" office:value="0.35520872639861362" table:style-name="ce124">
            <text:p>35.5%</text:p>
          </table:table-cell>
          <table:table-cell office:value-type="float" office:value="11183150" table:style-name="ce125">
            <text:p>11,183,150</text:p>
          </table:table-cell>
          <table:table-cell table:style-name="ce78"/>
          <table:table-cell office:value-type="float" office:value="14508.833332999999" table:style-name="ce125">
            <text:p>14,509</text:p>
          </table:table-cell>
          <table:table-cell office:value-type="float" office:value="7233.4166663333335" table:style-name="ce125">
            <text:p>7,233</text:p>
          </table:table-cell>
          <table:table-cell office:value-type="percentage" office:value="0.49855260587225153" table:style-name="ce124">
            <text:p>49.9%</text:p>
          </table:table-cell>
          <table:table-cell office:value-type="float" office:value="6763244.5830216669" table:style-name="ce125">
            <text:p>6,763,245</text:p>
          </table:table-cell>
          <table:table-cell table:style-name="ce78"/>
          <table:table-cell office:value-type="float" office:value="12" table:style-name="ce125">
            <text:p>12</text:p>
          </table:table-cell>
          <table:table-cell office:value-type="currency" office:value="3600" table:style-name="ce128">
            <text:p>£3,600</text:p>
          </table:table-cell>
          <table:table-cell table:style-name="ce131"/>
          <table:table-cell office:value-type="float" office:value="171.58333333333331" table:style-name="ce125">
            <text:p>172</text:p>
          </table:table-cell>
          <table:table-cell office:value-type="currency" office:value="394641.66666666669" table:style-name="ce128">
            <text:p>£394,642</text:p>
          </table:table-cell>
          <table:table-cell table:style-name="ce131"/>
          <table:table-cell office:value-type="float" office:value="393" table:style-name="ce125">
            <text:p>393</text:p>
          </table:table-cell>
          <table:table-cell office:value-type="currency" office:value="903900" table:style-name="ce128">
            <text:p>£903,900</text:p>
          </table:table-cell>
          <table:table-cell table:style-name="ce128"/>
          <table:table-cell office:value-type="float" office:value="16282.083333" table:style-name="ce74">
            <text:p>16,282</text:p>
          </table:table-cell>
          <table:table-cell office:value-type="currency" office:value="19248536.249688335" table:style-name="ce122">
            <text:p>£19,248,536</text:p>
          </table:table-cell>
          <table:table-cell table:number-columns-repeated="16359"/>
        </table:table-row>
        <table:table-row table:style-name="ro7">
          <table:table-cell office:value-type="float" office:value="211" table:style-name="ce56">
            <text:p>211</text:p>
          </table:table-cell>
          <table:table-cell office:value-type="string" table:style-name="ce130">
            <text:p>Tower Hamlets</text:p>
          </table:table-cell>
          <table:table-cell office:value-type="float" office:value="38568" table:style-name="ce125">
            <text:p>38,568</text:p>
          </table:table-cell>
          <table:table-cell table:style-name="ce125"/>
          <table:table-cell office:value-type="float" office:value="23783" table:style-name="ce125">
            <text:p>23,783</text:p>
          </table:table-cell>
          <table:table-cell office:value-type="float" office:value="10446.083333333332" table:style-name="ce125">
            <text:p>10,446</text:p>
          </table:table-cell>
          <table:table-cell office:value-type="percentage" office:value="0.43922479642321544" table:style-name="ce124">
            <text:p>43.9%</text:p>
          </table:table-cell>
          <table:table-cell office:value-type="float" office:value="13788830" table:style-name="ce125">
            <text:p>13,788,830</text:p>
          </table:table-cell>
          <table:table-cell table:style-name="ce78"/>
          <table:table-cell office:value-type="float" office:value="14785" table:style-name="ce125">
            <text:p>14,785</text:p>
          </table:table-cell>
          <table:table-cell office:value-type="float" office:value="9148.5" table:style-name="ce125">
            <text:p>9,149</text:p>
          </table:table-cell>
          <table:table-cell office:value-type="percentage" office:value="0.61876902265809941" table:style-name="ce124">
            <text:p>61.9%</text:p>
          </table:table-cell>
          <table:table-cell office:value-type="float" office:value="8553847.5" table:style-name="ce125">
            <text:p>8,553,848</text:p>
          </table:table-cell>
          <table:table-cell table:style-name="ce78"/>
          <table:table-cell office:value-type="string" table:style-name="ce125">
            <text:p>x</text:p>
          </table:table-cell>
          <table:table-cell office:value-type="string" table:style-name="ce128">
            <text:p>x</text:p>
          </table:table-cell>
          <table:table-cell table:style-name="ce131"/>
          <table:table-cell office:value-type="float" office:value="74.416666666666657" table:style-name="ce125">
            <text:p>74</text:p>
          </table:table-cell>
          <table:table-cell office:value-type="currency" office:value="171158.33333333331" table:style-name="ce128">
            <text:p>£171,158</text:p>
          </table:table-cell>
          <table:table-cell table:style-name="ce131"/>
          <table:table-cell office:value-type="float" office:value="227" table:style-name="ce125">
            <text:p>227</text:p>
          </table:table-cell>
          <table:table-cell office:value-type="currency" office:value="522100" table:style-name="ce128">
            <text:p>£522,100</text:p>
          </table:table-cell>
          <table:table-cell table:style-name="ce128"/>
          <table:table-cell office:value-type="string" table:style-name="ce74">
            <text:p>x</text:p>
          </table:table-cell>
          <table:table-cell office:value-type="string" table:style-name="ce122">
            <text:p>x</text:p>
          </table:table-cell>
          <table:table-cell table:number-columns-repeated="16359"/>
        </table:table-row>
        <table:table-row table:style-name="ro7">
          <table:table-cell office:value-type="float" office:value="212" table:style-name="ce56">
            <text:p>212</text:p>
          </table:table-cell>
          <table:table-cell office:value-type="string" table:style-name="ce130">
            <text:p>Wandsworth</text:p>
          </table:table-cell>
          <table:table-cell office:value-type="float" office:value="28924" table:style-name="ce125">
            <text:p>28,924</text:p>
          </table:table-cell>
          <table:table-cell table:style-name="ce125"/>
          <table:table-cell office:value-type="float" office:value="19277.5" table:style-name="ce125">
            <text:p>19,278</text:p>
          </table:table-cell>
          <table:table-cell office:value-type="float" office:value="5256.6666666666661" table:style-name="ce125">
            <text:p>5,257</text:p>
          </table:table-cell>
          <table:table-cell office:value-type="percentage" office:value="0.27268404443868066" table:style-name="ce124">
            <text:p>27.3%</text:p>
          </table:table-cell>
          <table:table-cell office:value-type="float" office:value="6938800" table:style-name="ce125">
            <text:p>6,938,800</text:p>
          </table:table-cell>
          <table:table-cell table:style-name="ce78"/>
          <table:table-cell office:value-type="float" office:value="9646.5" table:style-name="ce125">
            <text:p>9,647</text:p>
          </table:table-cell>
          <table:table-cell office:value-type="float" office:value="3895" table:style-name="ce125">
            <text:p>3,895</text:p>
          </table:table-cell>
          <table:table-cell office:value-type="percentage" office:value="0.40377338931218576" table:style-name="ce124">
            <text:p>40.4%</text:p>
          </table:table-cell>
          <table:table-cell office:value-type="float" office:value="3641825" table:style-name="ce125">
            <text:p>3,641,825</text:p>
          </table:table-cell>
          <table:table-cell table:style-name="ce78"/>
          <table:table-cell office:value-type="float" office:value="41" table:style-name="ce125">
            <text:p>41</text:p>
          </table:table-cell>
          <table:table-cell office:value-type="currency" office:value="12300" table:style-name="ce128">
            <text:p>£12,300</text:p>
          </table:table-cell>
          <table:table-cell table:style-name="ce131"/>
          <table:table-cell office:value-type="float" office:value="129.33333333333334" table:style-name="ce125">
            <text:p>129</text:p>
          </table:table-cell>
          <table:table-cell office:value-type="currency" office:value="297466.66666666669" table:style-name="ce128">
            <text:p>£297,467</text:p>
          </table:table-cell>
          <table:table-cell table:style-name="ce131"/>
          <table:table-cell office:value-type="float" office:value="239" table:style-name="ce125">
            <text:p>239</text:p>
          </table:table-cell>
          <table:table-cell office:value-type="currency" office:value="549700" table:style-name="ce128">
            <text:p>£549,700</text:p>
          </table:table-cell>
          <table:table-cell table:style-name="ce128"/>
          <table:table-cell office:value-type="float" office:value="9561" table:style-name="ce74">
            <text:p>9,561</text:p>
          </table:table-cell>
          <table:table-cell office:value-type="currency" office:value="11440091.666666666" table:style-name="ce122">
            <text:p>£11,440,092</text:p>
          </table:table-cell>
          <table:table-cell table:number-columns-repeated="16359"/>
        </table:table-row>
        <table:table-row table:style-name="ro7">
          <table:table-cell office:value-type="float" office:value="213" table:style-name="ce56">
            <text:p>213</text:p>
          </table:table-cell>
          <table:table-cell office:value-type="string" table:style-name="ce130">
            <text:p>Westminster</text:p>
          </table:table-cell>
          <table:table-cell office:value-type="float" office:value="18996.5" table:style-name="ce125">
            <text:p>18,997</text:p>
          </table:table-cell>
          <table:table-cell table:style-name="ce125"/>
          <table:table-cell office:value-type="float" office:value="10268" table:style-name="ce125">
            <text:p>10,268</text:p>
          </table:table-cell>
          <table:table-cell office:value-type="float" office:value="3934" table:style-name="ce125">
            <text:p>3,934</text:p>
          </table:table-cell>
          <table:table-cell office:value-type="percentage" office:value="0.38313206077132839" table:style-name="ce124">
            <text:p>38.3%</text:p>
          </table:table-cell>
          <table:table-cell office:value-type="float" office:value="5173080" table:style-name="ce125">
            <text:p>5,173,080</text:p>
          </table:table-cell>
          <table:table-cell table:style-name="ce78"/>
          <table:table-cell office:value-type="float" office:value="8728.5000000000018" table:style-name="ce125">
            <text:p>8,729</text:p>
          </table:table-cell>
          <table:table-cell office:value-type="float" office:value="4432.083333333333" table:style-name="ce125">
            <text:p>4,432</text:p>
          </table:table-cell>
          <table:table-cell office:value-type="percentage" office:value="0.50777147658055022" table:style-name="ce124">
            <text:p>50.8%</text:p>
          </table:table-cell>
          <table:table-cell office:value-type="float" office:value="4143997.916666667" table:style-name="ce125">
            <text:p>4,143,998</text:p>
          </table:table-cell>
          <table:table-cell table:style-name="ce78"/>
          <table:table-cell office:value-type="float" office:value="56" table:style-name="ce125">
            <text:p>56</text:p>
          </table:table-cell>
          <table:table-cell office:value-type="currency" office:value="16800" table:style-name="ce128">
            <text:p>£16,800</text:p>
          </table:table-cell>
          <table:table-cell table:style-name="ce131"/>
          <table:table-cell office:value-type="float" office:value="73.916666666666657" table:style-name="ce125">
            <text:p>74</text:p>
          </table:table-cell>
          <table:table-cell office:value-type="currency" office:value="170008.33333333331" table:style-name="ce128">
            <text:p>£170,008</text:p>
          </table:table-cell>
          <table:table-cell table:style-name="ce131"/>
          <table:table-cell office:value-type="float" office:value="134" table:style-name="ce125">
            <text:p>134</text:p>
          </table:table-cell>
          <table:table-cell office:value-type="currency" office:value="308200" table:style-name="ce128">
            <text:p>£308,200</text:p>
          </table:table-cell>
          <table:table-cell table:style-name="ce128"/>
          <table:table-cell office:value-type="float" office:value="8629.9999999999982" table:style-name="ce74">
            <text:p>8,630</text:p>
          </table:table-cell>
          <table:table-cell office:value-type="currency" office:value="9812086.2500000019" table:style-name="ce122">
            <text:p>£9,812,086</text:p>
          </table:table-cell>
          <table:table-cell table:number-columns-repeated="16359"/>
        </table:table-row>
        <table:table-row table:style-name="ro7">
          <table:table-cell table:style-name="ce65"/>
          <table:table-cell office:value-type="string" table:style-name="ce129">
            <text:p>OUTER LONDON (22)</text:p>
          </table:table-cell>
          <table:table-cell office:value-type="float" office:value="755052" table:style-name="ce74">
            <text:p>755,052</text:p>
          </table:table-cell>
          <table:table-cell table:style-name="ce74"/>
          <table:table-cell office:value-type="float" office:value="472482.5" table:style-name="ce74">
            <text:p>472,483</text:p>
          </table:table-cell>
          <table:table-cell office:value-type="float" office:value="104743.79166666669" table:style-name="ce74">
            <text:p>104,744</text:p>
          </table:table-cell>
          <table:table-cell office:value-type="percentage" office:value="0.22168819303713191" table:style-name="ce121">
            <text:p>22.2%</text:p>
          </table:table-cell>
          <table:table-cell office:value-type="currency" office:value="138253555" table:style-name="ce122">
            <text:p>£138,253,555</text:p>
          </table:table-cell>
          <table:table-cell table:style-name="ce78"/>
          <table:table-cell office:value-type="float" office:value="282569.5" table:style-name="ce74">
            <text:p>282,570</text:p>
          </table:table-cell>
          <table:table-cell office:value-type="float" office:value="85338.416666666672" table:style-name="ce74">
            <text:p>85,338</text:p>
          </table:table-cell>
          <table:table-cell office:value-type="percentage" office:value="0.30200859139668884" table:style-name="ce121">
            <text:p>30.2%</text:p>
          </table:table-cell>
          <table:table-cell office:value-type="currency" office:value="79791419.583333328" table:style-name="ce122">
            <text:p>£79,791,420</text:p>
          </table:table-cell>
          <table:table-cell table:style-name="ce78"/>
          <table:table-cell office:value-type="float" office:value="1099.5833333333333" table:style-name="ce74">
            <text:p>1,100</text:p>
          </table:table-cell>
          <table:table-cell office:value-type="currency" office:value="329875" table:style-name="ce122">
            <text:p>£329,875</text:p>
          </table:table-cell>
          <table:table-cell table:style-name="ce78"/>
          <table:table-cell office:value-type="float" office:value="3082.0833333333335" table:style-name="ce74">
            <text:p>3,082</text:p>
          </table:table-cell>
          <table:table-cell office:value-type="currency" office:value="7088791.666666667" table:style-name="ce122">
            <text:p>£7,088,792</text:p>
          </table:table-cell>
          <table:table-cell table:style-name="ce78"/>
          <table:table-cell office:value-type="float" office:value="4261" table:style-name="ce74">
            <text:p>4,261</text:p>
          </table:table-cell>
          <table:table-cell office:value-type="currency" office:value="9800300" table:style-name="ce122">
            <text:p>£9,800,300</text:p>
          </table:table-cell>
          <table:table-cell table:style-name="ce78"/>
          <table:table-cell office:value-type="float" office:value="198524.87500000006" table:style-name="ce74">
            <text:p>198,525</text:p>
          </table:table-cell>
          <table:table-cell office:value-type="currency" office:value="235263941.24999997" table:style-name="ce122">
            <text:p>£235,263,941</text:p>
          </table:table-cell>
          <table:table-cell table:number-columns-repeated="16359" table:style-name="ce65"/>
        </table:table-row>
        <table:table-row table:style-name="ro7">
          <table:table-cell office:value-type="float" office:value="301" table:style-name="ce56">
            <text:p>301</text:p>
          </table:table-cell>
          <table:table-cell office:value-type="string" table:style-name="ce130">
            <text:p>Barking and Dagenham</text:p>
          </table:table-cell>
          <table:table-cell office:value-type="float" office:value="38960" table:style-name="ce125">
            <text:p>38,960</text:p>
          </table:table-cell>
          <table:table-cell table:style-name="ce125"/>
          <table:table-cell office:value-type="float" office:value="25552" table:style-name="ce125">
            <text:p>25,552</text:p>
          </table:table-cell>
          <table:table-cell office:value-type="float" office:value="6959.666666666667" table:style-name="ce125">
            <text:p>6,960</text:p>
          </table:table-cell>
          <table:table-cell office:value-type="percentage" office:value="0.27237267793780007" table:style-name="ce124">
            <text:p>27.2%</text:p>
          </table:table-cell>
          <table:table-cell office:value-type="float" office:value="9186760" table:style-name="ce125">
            <text:p>9,186,760</text:p>
          </table:table-cell>
          <table:table-cell table:style-name="ce78"/>
          <table:table-cell office:value-type="float" office:value="13408" table:style-name="ce125">
            <text:p>13,408</text:p>
          </table:table-cell>
          <table:table-cell office:value-type="float" office:value="5450.375" table:style-name="ce125">
            <text:p>5,450</text:p>
          </table:table-cell>
          <table:table-cell office:value-type="percentage" office:value="0.40650171539379476" table:style-name="ce124">
            <text:p>40.7%</text:p>
          </table:table-cell>
          <table:table-cell office:value-type="float" office:value="5096100.625" table:style-name="ce125">
            <text:p>5,096,101</text:p>
          </table:table-cell>
          <table:table-cell table:style-name="ce78"/>
          <table:table-cell office:value-type="float" office:value="13" table:style-name="ce125">
            <text:p>13</text:p>
          </table:table-cell>
          <table:table-cell office:value-type="currency" office:value="3900" table:style-name="ce128">
            <text:p>£3,900</text:p>
          </table:table-cell>
          <table:table-cell table:style-name="ce131"/>
          <table:table-cell office:value-type="float" office:value="107" table:style-name="ce125">
            <text:p>107</text:p>
          </table:table-cell>
          <table:table-cell office:value-type="currency" office:value="246100" table:style-name="ce128">
            <text:p>£246,100</text:p>
          </table:table-cell>
          <table:table-cell table:style-name="ce131"/>
          <table:table-cell office:value-type="float" office:value="315" table:style-name="ce125">
            <text:p>315</text:p>
          </table:table-cell>
          <table:table-cell office:value-type="currency" office:value="724500" table:style-name="ce128">
            <text:p>£724,500</text:p>
          </table:table-cell>
          <table:table-cell table:style-name="ce128"/>
          <table:table-cell office:value-type="float" office:value="12845.041666666668" table:style-name="ce74">
            <text:p>12,845</text:p>
          </table:table-cell>
          <table:table-cell office:value-type="currency" office:value="15257360.625" table:style-name="ce122">
            <text:p>£15,257,361</text:p>
          </table:table-cell>
          <table:table-cell table:number-columns-repeated="16359"/>
        </table:table-row>
        <table:table-row table:style-name="ro7">
          <table:table-cell office:value-type="float" office:value="302" table:style-name="ce56">
            <text:p>302</text:p>
          </table:table-cell>
          <table:table-cell office:value-type="string" table:style-name="ce130">
            <text:p>Barnet</text:p>
          </table:table-cell>
          <table:table-cell office:value-type="float" office:value="50932.5" table:style-name="ce125">
            <text:p>50,933</text:p>
          </table:table-cell>
          <table:table-cell table:style-name="ce125"/>
          <table:table-cell office:value-type="float" office:value="30462" table:style-name="ce125">
            <text:p>30,462</text:p>
          </table:table-cell>
          <table:table-cell office:value-type="float" office:value="7495.25" table:style-name="ce125">
            <text:p>7,495</text:p>
          </table:table-cell>
          <table:table-cell office:value-type="percentage" office:value="0.24605245880112928" table:style-name="ce124">
            <text:p>24.6%</text:p>
          </table:table-cell>
          <table:table-cell office:value-type="float" office:value="9893730" table:style-name="ce125">
            <text:p>9,893,730</text:p>
          </table:table-cell>
          <table:table-cell table:style-name="ce78"/>
          <table:table-cell office:value-type="float" office:value="20470.5" table:style-name="ce125">
            <text:p>20,471</text:p>
          </table:table-cell>
          <table:table-cell office:value-type="float" office:value="5814.5" table:style-name="ce125">
            <text:p>5,815</text:p>
          </table:table-cell>
          <table:table-cell office:value-type="percentage" office:value="0.28404289098947266" table:style-name="ce124">
            <text:p>28.4%</text:p>
          </table:table-cell>
          <table:table-cell office:value-type="float" office:value="5436557.5" table:style-name="ce125">
            <text:p>5,436,558</text:p>
          </table:table-cell>
          <table:table-cell table:style-name="ce78"/>
          <table:table-cell office:value-type="float" office:value="27" table:style-name="ce125">
            <text:p>27</text:p>
          </table:table-cell>
          <table:table-cell office:value-type="currency" office:value="8100" table:style-name="ce128">
            <text:p>£8,100</text:p>
          </table:table-cell>
          <table:table-cell table:style-name="ce131"/>
          <table:table-cell office:value-type="float" office:value="167.50000000000003" table:style-name="ce125">
            <text:p>168</text:p>
          </table:table-cell>
          <table:table-cell office:value-type="currency" office:value="385250.00000000006" table:style-name="ce128">
            <text:p>£385,250</text:p>
          </table:table-cell>
          <table:table-cell table:style-name="ce131"/>
          <table:table-cell office:value-type="float" office:value="232" table:style-name="ce125">
            <text:p>232</text:p>
          </table:table-cell>
          <table:table-cell office:value-type="currency" office:value="533600" table:style-name="ce128">
            <text:p>£533,600</text:p>
          </table:table-cell>
          <table:table-cell table:style-name="ce128"/>
          <table:table-cell office:value-type="float" office:value="13736.25" table:style-name="ce74">
            <text:p>13,736</text:p>
          </table:table-cell>
          <table:table-cell office:value-type="currency" office:value="16257237.5" table:style-name="ce122">
            <text:p>£16,257,238</text:p>
          </table:table-cell>
          <table:table-cell table:number-columns-repeated="16359"/>
        </table:table-row>
        <table:table-row table:style-name="ro7">
          <table:table-cell office:value-type="float" office:value="303" table:style-name="ce56">
            <text:p>303</text:p>
          </table:table-cell>
          <table:table-cell office:value-type="string" table:style-name="ce130">
            <text:p>Bexley</text:p>
          </table:table-cell>
          <table:table-cell office:value-type="float" office:value="38999" table:style-name="ce125">
            <text:p>38,999</text:p>
          </table:table-cell>
          <table:table-cell table:style-name="ce125"/>
          <table:table-cell office:value-type="float" office:value="22794" table:style-name="ce125">
            <text:p>22,794</text:p>
          </table:table-cell>
          <table:table-cell office:value-type="float" office:value="4592.666666666667" table:style-name="ce125">
            <text:p>4,593</text:p>
          </table:table-cell>
          <table:table-cell office:value-type="percentage" office:value="0.20148577110935628" table:style-name="ce124">
            <text:p>20.1%</text:p>
          </table:table-cell>
          <table:table-cell office:value-type="float" office:value="6062320" table:style-name="ce125">
            <text:p>6,062,320</text:p>
          </table:table-cell>
          <table:table-cell table:style-name="ce78"/>
          <table:table-cell office:value-type="float" office:value="16205" table:style-name="ce125">
            <text:p>16,205</text:p>
          </table:table-cell>
          <table:table-cell office:value-type="float" office:value="3947" table:style-name="ce125">
            <text:p>3,947</text:p>
          </table:table-cell>
          <table:table-cell office:value-type="percentage" office:value="0.2435668003702561" table:style-name="ce124">
            <text:p>24.4%</text:p>
          </table:table-cell>
          <table:table-cell office:value-type="float" office:value="3690445" table:style-name="ce125">
            <text:p>3,690,445</text:p>
          </table:table-cell>
          <table:table-cell table:style-name="ce78"/>
          <table:table-cell office:value-type="float" office:value="40.416666666666664" table:style-name="ce125">
            <text:p>40</text:p>
          </table:table-cell>
          <table:table-cell office:value-type="currency" office:value="12125" table:style-name="ce128">
            <text:p>£12,125</text:p>
          </table:table-cell>
          <table:table-cell table:style-name="ce131"/>
          <table:table-cell office:value-type="float" office:value="151" table:style-name="ce125">
            <text:p>151</text:p>
          </table:table-cell>
          <table:table-cell office:value-type="currency" office:value="347300" table:style-name="ce128">
            <text:p>£347,300</text:p>
          </table:table-cell>
          <table:table-cell table:style-name="ce131"/>
          <table:table-cell office:value-type="float" office:value="174" table:style-name="ce125">
            <text:p>174</text:p>
          </table:table-cell>
          <table:table-cell office:value-type="currency" office:value="400200" table:style-name="ce128">
            <text:p>£400,200</text:p>
          </table:table-cell>
          <table:table-cell table:style-name="ce128"/>
          <table:table-cell office:value-type="float" office:value="8905.0833333333339" table:style-name="ce74">
            <text:p>8,905</text:p>
          </table:table-cell>
          <table:table-cell office:value-type="currency" office:value="10512390" table:style-name="ce122">
            <text:p>£10,512,390</text:p>
          </table:table-cell>
          <table:table-cell table:number-columns-repeated="16359"/>
        </table:table-row>
        <table:table-row table:style-name="ro7">
          <table:table-cell office:value-type="float" office:value="304" table:style-name="ce56">
            <text:p>304</text:p>
          </table:table-cell>
          <table:table-cell office:value-type="string" table:style-name="ce130">
            <text:p>Brent</text:p>
          </table:table-cell>
          <table:table-cell office:value-type="float" office:value="42877" table:style-name="ce125">
            <text:p>42,877</text:p>
          </table:table-cell>
          <table:table-cell table:style-name="ce125"/>
          <table:table-cell office:value-type="float" office:value="27030.5" table:style-name="ce125">
            <text:p>27,031</text:p>
          </table:table-cell>
          <table:table-cell office:value-type="float" office:value="5587.25" table:style-name="ce125">
            <text:p>5,587</text:p>
          </table:table-cell>
          <table:table-cell office:value-type="percentage" office:value="0.20670168883298495" table:style-name="ce124">
            <text:p>20.7%</text:p>
          </table:table-cell>
          <table:table-cell office:value-type="float" office:value="7375170" table:style-name="ce125">
            <text:p>7,375,170</text:p>
          </table:table-cell>
          <table:table-cell table:style-name="ce78"/>
          <table:table-cell office:value-type="float" office:value="15846.5" table:style-name="ce125">
            <text:p>15,847</text:p>
          </table:table-cell>
          <table:table-cell office:value-type="float" office:value="4989.5" table:style-name="ce125">
            <text:p>4,990</text:p>
          </table:table-cell>
          <table:table-cell office:value-type="percentage" office:value="0.31486448111570381" table:style-name="ce124">
            <text:p>31.5%</text:p>
          </table:table-cell>
          <table:table-cell office:value-type="float" office:value="4665182.5" table:style-name="ce125">
            <text:p>4,665,183</text:p>
          </table:table-cell>
          <table:table-cell table:style-name="ce78"/>
          <table:table-cell office:value-type="float" office:value="8" table:style-name="ce125">
            <text:p>8</text:p>
          </table:table-cell>
          <table:table-cell office:value-type="currency" office:value="2400" table:style-name="ce128">
            <text:p>£2,400</text:p>
          </table:table-cell>
          <table:table-cell table:style-name="ce131"/>
          <table:table-cell office:value-type="float" office:value="117" table:style-name="ce125">
            <text:p>117</text:p>
          </table:table-cell>
          <table:table-cell office:value-type="currency" office:value="269100" table:style-name="ce128">
            <text:p>£269,100</text:p>
          </table:table-cell>
          <table:table-cell table:style-name="ce131"/>
          <table:table-cell office:value-type="float" office:value="223" table:style-name="ce125">
            <text:p>223</text:p>
          </table:table-cell>
          <table:table-cell office:value-type="currency" office:value="512900" table:style-name="ce128">
            <text:p>£512,900</text:p>
          </table:table-cell>
          <table:table-cell table:style-name="ce128"/>
          <table:table-cell office:value-type="float" office:value="10924.75" table:style-name="ce74">
            <text:p>10,925</text:p>
          </table:table-cell>
          <table:table-cell office:value-type="currency" office:value="12824752.5" table:style-name="ce122">
            <text:p>£12,824,753</text:p>
          </table:table-cell>
          <table:table-cell table:number-columns-repeated="16359"/>
        </table:table-row>
        <table:table-row table:style-name="ro7">
          <table:table-cell office:value-type="float" office:value="305" table:style-name="ce56">
            <text:p>305</text:p>
          </table:table-cell>
          <table:table-cell office:value-type="string" table:style-name="ce130">
            <text:p>Bromley</text:p>
          </table:table-cell>
          <table:table-cell office:value-type="float" office:value="45524" table:style-name="ce125">
            <text:p>45,524</text:p>
          </table:table-cell>
          <table:table-cell table:style-name="ce125"/>
          <table:table-cell office:value-type="float" office:value="27645.5" table:style-name="ce125">
            <text:p>27,646</text:p>
          </table:table-cell>
          <table:table-cell office:value-type="float" office:value="4491.666666666667" table:style-name="ce125">
            <text:p>4,492</text:p>
          </table:table-cell>
          <table:table-cell office:value-type="percentage" office:value="0.1624736997582488" table:style-name="ce124">
            <text:p>16.2%</text:p>
          </table:table-cell>
          <table:table-cell office:value-type="float" office:value="5929000" table:style-name="ce125">
            <text:p>5,929,000</text:p>
          </table:table-cell>
          <table:table-cell table:style-name="ce78"/>
          <table:table-cell office:value-type="float" office:value="17878.5" table:style-name="ce125">
            <text:p>17,879</text:p>
          </table:table-cell>
          <table:table-cell office:value-type="float" office:value="3956.5" table:style-name="ce125">
            <text:p>3,957</text:p>
          </table:table-cell>
          <table:table-cell office:value-type="percentage" office:value="0.2212993260060967" table:style-name="ce124">
            <text:p>22.1%</text:p>
          </table:table-cell>
          <table:table-cell office:value-type="float" office:value="3699327.5" table:style-name="ce125">
            <text:p>3,699,328</text:p>
          </table:table-cell>
          <table:table-cell table:style-name="ce78"/>
          <table:table-cell office:value-type="float" office:value="42" table:style-name="ce125">
            <text:p>42</text:p>
          </table:table-cell>
          <table:table-cell office:value-type="currency" office:value="12600" table:style-name="ce128">
            <text:p>£12,600</text:p>
          </table:table-cell>
          <table:table-cell table:style-name="ce131"/>
          <table:table-cell office:value-type="float" office:value="241.16666666666669" table:style-name="ce125">
            <text:p>241</text:p>
          </table:table-cell>
          <table:table-cell office:value-type="currency" office:value="554683.33333333337" table:style-name="ce128">
            <text:p>£554,683</text:p>
          </table:table-cell>
          <table:table-cell table:style-name="ce131"/>
          <table:table-cell office:value-type="float" office:value="252" table:style-name="ce125">
            <text:p>252</text:p>
          </table:table-cell>
          <table:table-cell office:value-type="currency" office:value="579600" table:style-name="ce128">
            <text:p>£579,600</text:p>
          </table:table-cell>
          <table:table-cell table:style-name="ce128"/>
          <table:table-cell office:value-type="float" office:value="8983.3333333333339" table:style-name="ce74">
            <text:p>8,983</text:p>
          </table:table-cell>
          <table:table-cell office:value-type="currency" office:value="10775210.833333334" table:style-name="ce122">
            <text:p>£10,775,211</text:p>
          </table:table-cell>
          <table:table-cell table:number-columns-repeated="16359"/>
        </table:table-row>
        <table:table-row table:style-name="ro7">
          <table:table-cell office:value-type="float" office:value="306" table:style-name="ce56">
            <text:p>306</text:p>
          </table:table-cell>
          <table:table-cell office:value-type="string" table:style-name="ce130">
            <text:p>Croydon</text:p>
          </table:table-cell>
          <table:table-cell office:value-type="float" office:value="52577" table:style-name="ce125">
            <text:p>52,577</text:p>
          </table:table-cell>
          <table:table-cell table:style-name="ce125"/>
          <table:table-cell office:value-type="float" office:value="33642" table:style-name="ce125">
            <text:p>33,642</text:p>
          </table:table-cell>
          <table:table-cell office:value-type="float" office:value="10012.333333333332" table:style-name="ce125">
            <text:p>10,012</text:p>
          </table:table-cell>
          <table:table-cell office:value-type="percentage" office:value="0.29761409349424328" table:style-name="ce124">
            <text:p>29.8%</text:p>
          </table:table-cell>
          <table:table-cell office:value-type="float" office:value="13216280" table:style-name="ce125">
            <text:p>13,216,280</text:p>
          </table:table-cell>
          <table:table-cell table:style-name="ce78"/>
          <table:table-cell office:value-type="float" office:value="18935" table:style-name="ce125">
            <text:p>18,935</text:p>
          </table:table-cell>
          <table:table-cell office:value-type="float" office:value="7008.8333333333339" table:style-name="ce125">
            <text:p>7,009</text:p>
          </table:table-cell>
          <table:table-cell office:value-type="percentage" office:value="0.37015227532787609" table:style-name="ce124">
            <text:p>37.0%</text:p>
          </table:table-cell>
          <table:table-cell office:value-type="float" office:value="6553259.166666667" table:style-name="ce125">
            <text:p>6,553,259</text:p>
          </table:table-cell>
          <table:table-cell table:style-name="ce78"/>
          <table:table-cell office:value-type="float" office:value="27" table:style-name="ce125">
            <text:p>27</text:p>
          </table:table-cell>
          <table:table-cell office:value-type="currency" office:value="8100" table:style-name="ce128">
            <text:p>£8,100</text:p>
          </table:table-cell>
          <table:table-cell table:style-name="ce131"/>
          <table:table-cell office:value-type="float" office:value="287.91666666666669" table:style-name="ce125">
            <text:p>288</text:p>
          </table:table-cell>
          <table:table-cell office:value-type="currency" office:value="662208.33333333337" table:style-name="ce128">
            <text:p>£662,208</text:p>
          </table:table-cell>
          <table:table-cell table:style-name="ce131"/>
          <table:table-cell office:value-type="float" office:value="507" table:style-name="ce125">
            <text:p>507</text:p>
          </table:table-cell>
          <table:table-cell office:value-type="currency" office:value="1166100" table:style-name="ce128">
            <text:p>£1,166,100</text:p>
          </table:table-cell>
          <table:table-cell table:style-name="ce128"/>
          <table:table-cell office:value-type="float" office:value="17843.083333333332" table:style-name="ce74">
            <text:p>17,843</text:p>
          </table:table-cell>
          <table:table-cell office:value-type="currency" office:value="21605947.5" table:style-name="ce122">
            <text:p>£21,605,948</text:p>
          </table:table-cell>
          <table:table-cell table:number-columns-repeated="16359"/>
        </table:table-row>
        <table:table-row table:style-name="ro7">
          <table:table-cell office:value-type="float" office:value="307" table:style-name="ce56">
            <text:p>307</text:p>
          </table:table-cell>
          <table:table-cell office:value-type="string" table:style-name="ce130">
            <text:p>Ealing</text:p>
          </table:table-cell>
          <table:table-cell office:value-type="float" office:value="47362" table:style-name="ce125">
            <text:p>47,362</text:p>
          </table:table-cell>
          <table:table-cell table:style-name="ce125"/>
          <table:table-cell office:value-type="float" office:value="31312" table:style-name="ce125">
            <text:p>31,312</text:p>
          </table:table-cell>
          <table:table-cell office:value-type="float" office:value="7367.0833333333339" table:style-name="ce125">
            <text:p>7,367</text:p>
          </table:table-cell>
          <table:table-cell office:value-type="percentage" office:value="0.23527987140180551" table:style-name="ce124">
            <text:p>23.5%</text:p>
          </table:table-cell>
          <table:table-cell office:value-type="float" office:value="9724550" table:style-name="ce125">
            <text:p>9,724,550</text:p>
          </table:table-cell>
          <table:table-cell table:style-name="ce78"/>
          <table:table-cell office:value-type="float" office:value="16050" table:style-name="ce125">
            <text:p>16,050</text:p>
          </table:table-cell>
          <table:table-cell office:value-type="float" office:value="5330.166666666667" table:style-name="ce125">
            <text:p>5,330</text:p>
          </table:table-cell>
          <table:table-cell office:value-type="percentage" office:value="0.33209761163032192" table:style-name="ce124">
            <text:p>33.2%</text:p>
          </table:table-cell>
          <table:table-cell office:value-type="float" office:value="4983705.833333333" table:style-name="ce125">
            <text:p>4,983,706</text:p>
          </table:table-cell>
          <table:table-cell table:style-name="ce78"/>
          <table:table-cell office:value-type="float" office:value="12" table:style-name="ce125">
            <text:p>12</text:p>
          </table:table-cell>
          <table:table-cell office:value-type="currency" office:value="3600" table:style-name="ce128">
            <text:p>£3,600</text:p>
          </table:table-cell>
          <table:table-cell table:style-name="ce131"/>
          <table:table-cell office:value-type="float" office:value="198.66666666666666" table:style-name="ce125">
            <text:p>199</text:p>
          </table:table-cell>
          <table:table-cell office:value-type="currency" office:value="456933.33333333331" table:style-name="ce128">
            <text:p>£456,933</text:p>
          </table:table-cell>
          <table:table-cell table:style-name="ce131"/>
          <table:table-cell office:value-type="float" office:value="275" table:style-name="ce125">
            <text:p>275</text:p>
          </table:table-cell>
          <table:table-cell office:value-type="currency" office:value="632500" table:style-name="ce128">
            <text:p>£632,500</text:p>
          </table:table-cell>
          <table:table-cell table:style-name="ce128"/>
          <table:table-cell office:value-type="float" office:value="13182.916666666666" table:style-name="ce74">
            <text:p>13,183</text:p>
          </table:table-cell>
          <table:table-cell office:value-type="currency" office:value="15801289.166666666" table:style-name="ce122">
            <text:p>£15,801,289</text:p>
          </table:table-cell>
          <table:table-cell table:number-columns-repeated="16359"/>
        </table:table-row>
        <table:table-row table:style-name="ro7">
          <table:table-cell office:value-type="float" office:value="308" table:style-name="ce56">
            <text:p>308</text:p>
          </table:table-cell>
          <table:table-cell office:value-type="string" table:style-name="ce130">
            <text:p>Enfield</text:p>
          </table:table-cell>
          <table:table-cell office:value-type="float" office:value="51850" table:style-name="ce125">
            <text:p>51,850</text:p>
          </table:table-cell>
          <table:table-cell table:style-name="ce125"/>
          <table:table-cell office:value-type="float" office:value="32722" table:style-name="ce125">
            <text:p>32,722</text:p>
          </table:table-cell>
          <table:table-cell office:value-type="float" office:value="9633.4583333333321" table:style-name="ce125">
            <text:p>9,633</text:p>
          </table:table-cell>
          <table:table-cell office:value-type="percentage" office:value="0.29440310290732019" table:style-name="ce124">
            <text:p>29.4%</text:p>
          </table:table-cell>
          <table:table-cell office:value-type="float" office:value="12716165" table:style-name="ce125">
            <text:p>12,716,165</text:p>
          </table:table-cell>
          <table:table-cell table:style-name="ce78"/>
          <table:table-cell office:value-type="float" office:value="19128" table:style-name="ce125">
            <text:p>19,128</text:p>
          </table:table-cell>
          <table:table-cell office:value-type="float" office:value="7611.9583333333339" table:style-name="ce125">
            <text:p>7,612</text:p>
          </table:table-cell>
          <table:table-cell office:value-type="percentage" office:value="0.3979484699567824" table:style-name="ce124">
            <text:p>39.8%</text:p>
          </table:table-cell>
          <table:table-cell office:value-type="float" office:value="7117181.041666667" table:style-name="ce125">
            <text:p>7,117,181</text:p>
          </table:table-cell>
          <table:table-cell table:style-name="ce78"/>
          <table:table-cell office:value-type="float" office:value="15.416666666666666" table:style-name="ce125">
            <text:p>15</text:p>
          </table:table-cell>
          <table:table-cell office:value-type="currency" office:value="4625" table:style-name="ce128">
            <text:p>£4,625</text:p>
          </table:table-cell>
          <table:table-cell table:style-name="ce131"/>
          <table:table-cell office:value-type="float" office:value="180" table:style-name="ce125">
            <text:p>180</text:p>
          </table:table-cell>
          <table:table-cell office:value-type="currency" office:value="414000" table:style-name="ce128">
            <text:p>£414,000</text:p>
          </table:table-cell>
          <table:table-cell table:style-name="ce131"/>
          <table:table-cell office:value-type="float" office:value="255" table:style-name="ce125">
            <text:p>255</text:p>
          </table:table-cell>
          <table:table-cell office:value-type="currency" office:value="586500" table:style-name="ce128">
            <text:p>£586,500</text:p>
          </table:table-cell>
          <table:table-cell table:style-name="ce128"/>
          <table:table-cell office:value-type="float" office:value="17695.833333333332" table:style-name="ce74">
            <text:p>17,696</text:p>
          </table:table-cell>
          <table:table-cell office:value-type="currency" office:value="20838471.041666668" table:style-name="ce122">
            <text:p>£20,838,471</text:p>
          </table:table-cell>
          <table:table-cell table:number-columns-repeated="16359"/>
        </table:table-row>
        <table:table-row table:style-name="ro7">
          <table:table-cell office:value-type="float" office:value="203" table:style-name="ce56">
            <text:p>203</text:p>
          </table:table-cell>
          <table:table-cell office:value-type="string" table:style-name="ce130">
            <text:p>Greenwich</text:p>
          </table:table-cell>
          <table:table-cell office:value-type="float" office:value="38102" table:style-name="ce125">
            <text:p>38,102</text:p>
          </table:table-cell>
          <table:table-cell table:style-name="ce125"/>
          <table:table-cell office:value-type="float" office:value="24780.5" table:style-name="ce125">
            <text:p>24,781</text:p>
          </table:table-cell>
          <table:table-cell office:value-type="float" office:value="7570" table:style-name="ce125">
            <text:p>7,570</text:p>
          </table:table-cell>
          <table:table-cell office:value-type="percentage" office:value="0.30548213312887151" table:style-name="ce124">
            <text:p>30.5%</text:p>
          </table:table-cell>
          <table:table-cell office:value-type="float" office:value="9992400" table:style-name="ce125">
            <text:p>9,992,400</text:p>
          </table:table-cell>
          <table:table-cell table:style-name="ce78"/>
          <table:table-cell office:value-type="float" office:value="13321.499999999998" table:style-name="ce125">
            <text:p>13,322</text:p>
          </table:table-cell>
          <table:table-cell office:value-type="float" office:value="5301.583333333333" table:style-name="ce125">
            <text:p>5,302</text:p>
          </table:table-cell>
          <table:table-cell office:value-type="percentage" office:value="0.39797195010571884" table:style-name="ce124">
            <text:p>39.8%</text:p>
          </table:table-cell>
          <table:table-cell office:value-type="float" office:value="4956980.416666667" table:style-name="ce125">
            <text:p>4,956,980</text:p>
          </table:table-cell>
          <table:table-cell table:style-name="ce78"/>
          <table:table-cell office:value-type="float" office:value="160.58333333333331" table:style-name="ce125">
            <text:p>161</text:p>
          </table:table-cell>
          <table:table-cell office:value-type="currency" office:value="48175" table:style-name="ce128">
            <text:p>£48,175</text:p>
          </table:table-cell>
          <table:table-cell table:style-name="ce131"/>
          <table:table-cell office:value-type="float" office:value="181" table:style-name="ce125">
            <text:p>181</text:p>
          </table:table-cell>
          <table:table-cell office:value-type="currency" office:value="416300" table:style-name="ce128">
            <text:p>£416,300</text:p>
          </table:table-cell>
          <table:table-cell table:style-name="ce131"/>
          <table:table-cell office:value-type="float" office:value="413" table:style-name="ce125">
            <text:p>413</text:p>
          </table:table-cell>
          <table:table-cell office:value-type="currency" office:value="949900" table:style-name="ce128">
            <text:p>£949,900</text:p>
          </table:table-cell>
          <table:table-cell table:style-name="ce128"/>
          <table:table-cell office:value-type="float" office:value="13626.166666666666" table:style-name="ce74">
            <text:p>13,626</text:p>
          </table:table-cell>
          <table:table-cell office:value-type="currency" office:value="16363755.416666668" table:style-name="ce122">
            <text:p>£16,363,755</text:p>
          </table:table-cell>
          <table:table-cell table:number-columns-repeated="16359"/>
        </table:table-row>
        <table:table-row table:style-name="ro7">
          <table:table-cell office:value-type="float" office:value="310" table:style-name="ce56">
            <text:p>310</text:p>
          </table:table-cell>
          <table:table-cell office:value-type="string" table:style-name="ce130">
            <text:p>Harrow</text:p>
          </table:table-cell>
          <table:table-cell office:value-type="float" office:value="33617" table:style-name="ce125">
            <text:p>33,617</text:p>
          </table:table-cell>
          <table:table-cell table:style-name="ce125"/>
          <table:table-cell office:value-type="float" office:value="21682" table:style-name="ce125">
            <text:p>21,682</text:p>
          </table:table-cell>
          <table:table-cell office:value-type="float" office:value="3045.666666666667" table:style-name="ce125">
            <text:p>3,046</text:p>
          </table:table-cell>
          <table:table-cell office:value-type="percentage" office:value="0.14046982135719338" table:style-name="ce124">
            <text:p>14.0%</text:p>
          </table:table-cell>
          <table:table-cell office:value-type="float" office:value="4020280" table:style-name="ce125">
            <text:p>4,020,280</text:p>
          </table:table-cell>
          <table:table-cell table:style-name="ce78"/>
          <table:table-cell office:value-type="float" office:value="11935" table:style-name="ce125">
            <text:p>11,935</text:p>
          </table:table-cell>
          <table:table-cell office:value-type="float" office:value="3401.833333333333" table:style-name="ce125">
            <text:p>3,402</text:p>
          </table:table-cell>
          <table:table-cell office:value-type="percentage" office:value="0.28503002373970115" table:style-name="ce124">
            <text:p>28.5%</text:p>
          </table:table-cell>
          <table:table-cell office:value-type="float" office:value="3180714.1666666665" table:style-name="ce125">
            <text:p>3,180,714</text:p>
          </table:table-cell>
          <table:table-cell table:style-name="ce78"/>
          <table:table-cell office:value-type="float" office:value="49" table:style-name="ce125">
            <text:p>49</text:p>
          </table:table-cell>
          <table:table-cell office:value-type="currency" office:value="14700" table:style-name="ce128">
            <text:p>£14,700</text:p>
          </table:table-cell>
          <table:table-cell table:style-name="ce131"/>
          <table:table-cell office:value-type="float" office:value="116" table:style-name="ce125">
            <text:p>116</text:p>
          </table:table-cell>
          <table:table-cell office:value-type="currency" office:value="266800" table:style-name="ce128">
            <text:p>£266,800</text:p>
          </table:table-cell>
          <table:table-cell table:style-name="ce131"/>
          <table:table-cell office:value-type="float" office:value="160" table:style-name="ce125">
            <text:p>160</text:p>
          </table:table-cell>
          <table:table-cell office:value-type="currency" office:value="368000" table:style-name="ce128">
            <text:p>£368,000</text:p>
          </table:table-cell>
          <table:table-cell table:style-name="ce128"/>
          <table:table-cell office:value-type="float" office:value="6772.5" table:style-name="ce74">
            <text:p>6,773</text:p>
          </table:table-cell>
          <table:table-cell office:value-type="currency" office:value="7850494.166666666" table:style-name="ce122">
            <text:p>£7,850,494</text:p>
          </table:table-cell>
          <table:table-cell table:number-columns-repeated="16359"/>
        </table:table-row>
        <table:table-row table:style-name="ro7">
          <table:table-cell office:value-type="float" office:value="311" table:style-name="ce56">
            <text:p>311</text:p>
          </table:table-cell>
          <table:table-cell office:value-type="string" table:style-name="ce130">
            <text:p>Havering</text:p>
          </table:table-cell>
          <table:table-cell office:value-type="float" office:value="36722" table:style-name="ce125">
            <text:p>36,722</text:p>
          </table:table-cell>
          <table:table-cell table:style-name="ce125"/>
          <table:table-cell office:value-type="float" office:value="22157" table:style-name="ce125">
            <text:p>22,157</text:p>
          </table:table-cell>
          <table:table-cell office:value-type="float" office:value="4626.916666666667" table:style-name="ce125">
            <text:p>4,627</text:p>
          </table:table-cell>
          <table:table-cell office:value-type="percentage" office:value="0.20882414887695389" table:style-name="ce124">
            <text:p>20.9%</text:p>
          </table:table-cell>
          <table:table-cell office:value-type="float" office:value="6107530" table:style-name="ce125">
            <text:p>6,107,530</text:p>
          </table:table-cell>
          <table:table-cell table:style-name="ce78"/>
          <table:table-cell office:value-type="float" office:value="14565" table:style-name="ce125">
            <text:p>14,565</text:p>
          </table:table-cell>
          <table:table-cell office:value-type="float" office:value="3635" table:style-name="ce125">
            <text:p>3,635</text:p>
          </table:table-cell>
          <table:table-cell office:value-type="percentage" office:value="0.24957088911774802" table:style-name="ce124">
            <text:p>25.0%</text:p>
          </table:table-cell>
          <table:table-cell office:value-type="float" office:value="3398725" table:style-name="ce125">
            <text:p>3,398,725</text:p>
          </table:table-cell>
          <table:table-cell table:style-name="ce78"/>
          <table:table-cell office:value-type="float" office:value="29" table:style-name="ce125">
            <text:p>29</text:p>
          </table:table-cell>
          <table:table-cell office:value-type="currency" office:value="8700" table:style-name="ce128">
            <text:p>£8,700</text:p>
          </table:table-cell>
          <table:table-cell table:style-name="ce131"/>
          <table:table-cell office:value-type="float" office:value="236" table:style-name="ce125">
            <text:p>236</text:p>
          </table:table-cell>
          <table:table-cell office:value-type="currency" office:value="542800" table:style-name="ce128">
            <text:p>£542,800</text:p>
          </table:table-cell>
          <table:table-cell table:style-name="ce131"/>
          <table:table-cell office:value-type="float" office:value="199" table:style-name="ce125">
            <text:p>199</text:p>
          </table:table-cell>
          <table:table-cell office:value-type="currency" office:value="457700" table:style-name="ce128">
            <text:p>£457,700</text:p>
          </table:table-cell>
          <table:table-cell table:style-name="ce128"/>
          <table:table-cell office:value-type="float" office:value="8725.9166666666679" table:style-name="ce74">
            <text:p>8,726</text:p>
          </table:table-cell>
          <table:table-cell office:value-type="currency" office:value="10515455" table:style-name="ce122">
            <text:p>£10,515,455</text:p>
          </table:table-cell>
          <table:table-cell table:number-columns-repeated="16359"/>
        </table:table-row>
        <table:table-row table:style-name="ro7">
          <table:table-cell office:value-type="float" office:value="312" table:style-name="ce56">
            <text:p>312</text:p>
          </table:table-cell>
          <table:table-cell office:value-type="string" table:style-name="ce130">
            <text:p>Hillingdon</text:p>
          </table:table-cell>
          <table:table-cell office:value-type="float" office:value="45120.5" table:style-name="ce125">
            <text:p>45,121</text:p>
          </table:table-cell>
          <table:table-cell table:style-name="ce125"/>
          <table:table-cell office:value-type="float" office:value="28516" table:style-name="ce125">
            <text:p>28,516</text:p>
          </table:table-cell>
          <table:table-cell office:value-type="float" office:value="5963.0833333333339" table:style-name="ce125">
            <text:p>5,963</text:p>
          </table:table-cell>
          <table:table-cell office:value-type="percentage" office:value="0.20911359704493385" table:style-name="ce124">
            <text:p>20.9%</text:p>
          </table:table-cell>
          <table:table-cell office:value-type="float" office:value="7871270" table:style-name="ce125">
            <text:p>7,871,270</text:p>
          </table:table-cell>
          <table:table-cell table:style-name="ce78"/>
          <table:table-cell office:value-type="float" office:value="16604.499999999996" table:style-name="ce125">
            <text:p>16,605</text:p>
          </table:table-cell>
          <table:table-cell office:value-type="float" office:value="5093" table:style-name="ce125">
            <text:p>5,093</text:p>
          </table:table-cell>
          <table:table-cell office:value-type="percentage" office:value="0.30672408082146413" table:style-name="ce124">
            <text:p>30.7%</text:p>
          </table:table-cell>
          <table:table-cell office:value-type="float" office:value="4761955" table:style-name="ce125">
            <text:p>4,761,955</text:p>
          </table:table-cell>
          <table:table-cell table:style-name="ce78"/>
          <table:table-cell office:value-type="float" office:value="405.83333333333331" table:style-name="ce125">
            <text:p>406</text:p>
          </table:table-cell>
          <table:table-cell office:value-type="currency" office:value="121750" table:style-name="ce128">
            <text:p>£121,750</text:p>
          </table:table-cell>
          <table:table-cell table:style-name="ce131"/>
          <table:table-cell office:value-type="float" office:value="148" table:style-name="ce125">
            <text:p>148</text:p>
          </table:table-cell>
          <table:table-cell office:value-type="currency" office:value="340400" table:style-name="ce128">
            <text:p>£340,400</text:p>
          </table:table-cell>
          <table:table-cell table:style-name="ce131"/>
          <table:table-cell office:value-type="float" office:value="232" table:style-name="ce125">
            <text:p>232</text:p>
          </table:table-cell>
          <table:table-cell office:value-type="currency" office:value="533600" table:style-name="ce128">
            <text:p>£533,600</text:p>
          </table:table-cell>
          <table:table-cell table:style-name="ce128"/>
          <table:table-cell office:value-type="float" office:value="11841.916666666668" table:style-name="ce74">
            <text:p>11,842</text:p>
          </table:table-cell>
          <table:table-cell office:value-type="currency" office:value="13628975" table:style-name="ce122">
            <text:p>£13,628,975</text:p>
          </table:table-cell>
          <table:table-cell table:number-columns-repeated="16359"/>
        </table:table-row>
        <table:table-row table:style-name="ro7">
          <table:table-cell office:value-type="float" office:value="313" table:style-name="ce56">
            <text:p>313</text:p>
          </table:table-cell>
          <table:table-cell office:value-type="string" table:style-name="ce130">
            <text:p>Hounslow</text:p>
          </table:table-cell>
          <table:table-cell office:value-type="float" office:value="38707" table:style-name="ce125">
            <text:p>38,707</text:p>
          </table:table-cell>
          <table:table-cell table:style-name="ce125"/>
          <table:table-cell office:value-type="float" office:value="24036" table:style-name="ce125">
            <text:p>24,036</text:p>
          </table:table-cell>
          <table:table-cell office:value-type="float" office:value="5657.166666666667" table:style-name="ce125">
            <text:p>5,657</text:p>
          </table:table-cell>
          <table:table-cell office:value-type="percentage" office:value="0.23536223442613857" table:style-name="ce124">
            <text:p>23.5%</text:p>
          </table:table-cell>
          <table:table-cell office:value-type="float" office:value="7459210" table:style-name="ce125">
            <text:p>7,459,210</text:p>
          </table:table-cell>
          <table:table-cell table:style-name="ce78"/>
          <table:table-cell office:value-type="float" office:value="14671" table:style-name="ce125">
            <text:p>14,671</text:p>
          </table:table-cell>
          <table:table-cell office:value-type="float" office:value="4750.666666666667" table:style-name="ce125">
            <text:p>4,751</text:p>
          </table:table-cell>
          <table:table-cell office:value-type="percentage" office:value="0.32381341876263831" table:style-name="ce124">
            <text:p>32.4%</text:p>
          </table:table-cell>
          <table:table-cell office:value-type="float" office:value="4441873.333333333" table:style-name="ce125">
            <text:p>4,441,873</text:p>
          </table:table-cell>
          <table:table-cell table:style-name="ce78"/>
          <table:table-cell office:value-type="float" office:value="67.583333333333343" table:style-name="ce125">
            <text:p>68</text:p>
          </table:table-cell>
          <table:table-cell office:value-type="currency" office:value="20275" table:style-name="ce128">
            <text:p>£20,275</text:p>
          </table:table-cell>
          <table:table-cell table:style-name="ce131"/>
          <table:table-cell office:value-type="float" office:value="95.666666666666657" table:style-name="ce125">
            <text:p>96</text:p>
          </table:table-cell>
          <table:table-cell office:value-type="currency" office:value="220033.33333333331" table:style-name="ce128">
            <text:p>£220,033</text:p>
          </table:table-cell>
          <table:table-cell table:style-name="ce131"/>
          <table:table-cell office:value-type="float" office:value="192" table:style-name="ce125">
            <text:p>192</text:p>
          </table:table-cell>
          <table:table-cell office:value-type="currency" office:value="441600" table:style-name="ce128">
            <text:p>£441,600</text:p>
          </table:table-cell>
          <table:table-cell table:style-name="ce128"/>
          <table:table-cell office:value-type="float" office:value="10763.083333333334" table:style-name="ce74">
            <text:p>10,763</text:p>
          </table:table-cell>
          <table:table-cell office:value-type="currency" office:value="12582991.666666666" table:style-name="ce122">
            <text:p>£12,582,992</text:p>
          </table:table-cell>
          <table:table-cell table:number-columns-repeated="16359"/>
        </table:table-row>
        <table:table-row table:style-name="ro7">
          <table:table-cell office:value-type="float" office:value="314" table:style-name="ce56">
            <text:p>314</text:p>
          </table:table-cell>
          <table:table-cell office:value-type="string" table:style-name="ce130">
            <text:p>Kingston upon Thames</text:p>
          </table:table-cell>
          <table:table-cell office:value-type="float" office:value="22420.5" table:style-name="ce125">
            <text:p>22,421</text:p>
          </table:table-cell>
          <table:table-cell table:style-name="ce125"/>
          <table:table-cell office:value-type="float" office:value="13638" table:style-name="ce125">
            <text:p>13,638</text:p>
          </table:table-cell>
          <table:table-cell office:value-type="float" office:value="1998.1666666666667" table:style-name="ce125">
            <text:p>1,998</text:p>
          </table:table-cell>
          <table:table-cell office:value-type="percentage" office:value="0.14651464046536639" table:style-name="ce124">
            <text:p>14.7%</text:p>
          </table:table-cell>
          <table:table-cell office:value-type="float" office:value="2637580" table:style-name="ce125">
            <text:p>2,637,580</text:p>
          </table:table-cell>
          <table:table-cell table:style-name="ce78"/>
          <table:table-cell office:value-type="float" office:value="8782.5" table:style-name="ce125">
            <text:p>8,783</text:p>
          </table:table-cell>
          <table:table-cell office:value-type="float" office:value="1581.25" table:style-name="ce125">
            <text:p>1,581</text:p>
          </table:table-cell>
          <table:table-cell office:value-type="percentage" office:value="0.18004554511813264" table:style-name="ce124">
            <text:p>18.0%</text:p>
          </table:table-cell>
          <table:table-cell office:value-type="float" office:value="1478468.75" table:style-name="ce125">
            <text:p>1,478,469</text:p>
          </table:table-cell>
          <table:table-cell table:style-name="ce78"/>
          <table:table-cell office:value-type="float" office:value="62.166666666666664" table:style-name="ce125">
            <text:p>62</text:p>
          </table:table-cell>
          <table:table-cell office:value-type="currency" office:value="18650" table:style-name="ce128">
            <text:p>£18,650</text:p>
          </table:table-cell>
          <table:table-cell table:style-name="ce131"/>
          <table:table-cell office:value-type="float" office:value="116.58333333333333" table:style-name="ce125">
            <text:p>117</text:p>
          </table:table-cell>
          <table:table-cell office:value-type="currency" office:value="268141.66666666663" table:style-name="ce128">
            <text:p>£268,142</text:p>
          </table:table-cell>
          <table:table-cell table:style-name="ce131"/>
          <table:table-cell office:value-type="float" office:value="101" table:style-name="ce125">
            <text:p>101</text:p>
          </table:table-cell>
          <table:table-cell office:value-type="currency" office:value="232300" table:style-name="ce128">
            <text:p>£232,300</text:p>
          </table:table-cell>
          <table:table-cell table:style-name="ce128"/>
          <table:table-cell office:value-type="float" office:value="3859.166666666667" table:style-name="ce74">
            <text:p>3,859</text:p>
          </table:table-cell>
          <table:table-cell office:value-type="currency" office:value="4635140.416666667" table:style-name="ce122">
            <text:p>£4,635,140</text:p>
          </table:table-cell>
          <table:table-cell table:number-columns-repeated="16359"/>
        </table:table-row>
        <table:table-row table:style-name="ro7">
          <table:table-cell office:value-type="float" office:value="315" table:style-name="ce56">
            <text:p>315</text:p>
          </table:table-cell>
          <table:table-cell office:value-type="string" table:style-name="ce130">
            <text:p>Merton</text:p>
          </table:table-cell>
          <table:table-cell office:value-type="float" office:value="25178.5" table:style-name="ce125">
            <text:p>25,179</text:p>
          </table:table-cell>
          <table:table-cell table:style-name="ce125"/>
          <table:table-cell office:value-type="float" office:value="17225" table:style-name="ce125">
            <text:p>17,225</text:p>
          </table:table-cell>
          <table:table-cell office:value-type="float" office:value="3603.5833333333335" table:style-name="ce125">
            <text:p>3,604</text:p>
          </table:table-cell>
          <table:table-cell office:value-type="percentage" office:value="0.2092065795839381" table:style-name="ce124">
            <text:p>20.9%</text:p>
          </table:table-cell>
          <table:table-cell office:value-type="float" office:value="4756730" table:style-name="ce125">
            <text:p>4,756,730</text:p>
          </table:table-cell>
          <table:table-cell table:style-name="ce78"/>
          <table:table-cell office:value-type="float" office:value="7953.5" table:style-name="ce125">
            <text:p>7,954</text:p>
          </table:table-cell>
          <table:table-cell office:value-type="float" office:value="2390.25" table:style-name="ce125">
            <text:p>2,390</text:p>
          </table:table-cell>
          <table:table-cell office:value-type="percentage" office:value="0.30052806940340732" table:style-name="ce124">
            <text:p>30.1%</text:p>
          </table:table-cell>
          <table:table-cell office:value-type="float" office:value="2234883.75" table:style-name="ce125">
            <text:p>2,234,884</text:p>
          </table:table-cell>
          <table:table-cell table:style-name="ce78"/>
          <table:table-cell office:value-type="float" office:value="29" table:style-name="ce125">
            <text:p>29</text:p>
          </table:table-cell>
          <table:table-cell office:value-type="currency" office:value="8700" table:style-name="ce128">
            <text:p>£8,700</text:p>
          </table:table-cell>
          <table:table-cell table:style-name="ce131"/>
          <table:table-cell office:value-type="float" office:value="100.16666666666667" table:style-name="ce125">
            <text:p>100</text:p>
          </table:table-cell>
          <table:table-cell office:value-type="currency" office:value="230383.33333333334" table:style-name="ce128">
            <text:p>£230,383</text:p>
          </table:table-cell>
          <table:table-cell table:style-name="ce131"/>
          <table:table-cell office:value-type="float" office:value="121" table:style-name="ce125">
            <text:p>121</text:p>
          </table:table-cell>
          <table:table-cell office:value-type="currency" office:value="278300" table:style-name="ce128">
            <text:p>£278,300</text:p>
          </table:table-cell>
          <table:table-cell table:style-name="ce128"/>
          <table:table-cell office:value-type="float" office:value="6244.0000000000009" table:style-name="ce74">
            <text:p>6,244</text:p>
          </table:table-cell>
          <table:table-cell office:value-type="currency" office:value="7508997.083333333" table:style-name="ce122">
            <text:p>£7,508,997</text:p>
          </table:table-cell>
          <table:table-cell table:number-columns-repeated="16359"/>
        </table:table-row>
        <table:table-row table:style-name="ro7">
          <table:table-cell office:value-type="float" office:value="317" table:style-name="ce56">
            <text:p>317</text:p>
          </table:table-cell>
          <table:table-cell office:value-type="string" table:style-name="ce130">
            <text:p>Redbridge</text:p>
          </table:table-cell>
          <table:table-cell office:value-type="float" office:value="48599" table:style-name="ce125">
            <text:p>48,599</text:p>
          </table:table-cell>
          <table:table-cell table:style-name="ce125"/>
          <table:table-cell office:value-type="float" office:value="29609.5" table:style-name="ce125">
            <text:p>29,610</text:p>
          </table:table-cell>
          <table:table-cell office:value-type="float" office:value="4792.5" table:style-name="ce125">
            <text:p>4,793</text:p>
          </table:table-cell>
          <table:table-cell office:value-type="percentage" office:value="0.16185683648828922" table:style-name="ce124">
            <text:p>16.2%</text:p>
          </table:table-cell>
          <table:table-cell office:value-type="float" office:value="6326100" table:style-name="ce125">
            <text:p>6,326,100</text:p>
          </table:table-cell>
          <table:table-cell table:style-name="ce78"/>
          <table:table-cell office:value-type="float" office:value="18989.499999999996" table:style-name="ce125">
            <text:p>18,990</text:p>
          </table:table-cell>
          <table:table-cell office:value-type="float" office:value="5035.5" table:style-name="ce125">
            <text:p>5,036</text:p>
          </table:table-cell>
          <table:table-cell office:value-type="percentage" office:value="0.26517285868506285" table:style-name="ce124">
            <text:p>26.5%</text:p>
          </table:table-cell>
          <table:table-cell office:value-type="float" office:value="4708192.5" table:style-name="ce125">
            <text:p>4,708,193</text:p>
          </table:table-cell>
          <table:table-cell table:style-name="ce78"/>
          <table:table-cell office:value-type="float" office:value="11" table:style-name="ce125">
            <text:p>11</text:p>
          </table:table-cell>
          <table:table-cell office:value-type="currency" office:value="3300" table:style-name="ce128">
            <text:p>£3,300</text:p>
          </table:table-cell>
          <table:table-cell table:style-name="ce131"/>
          <table:table-cell office:value-type="float" office:value="113.5" table:style-name="ce125">
            <text:p>114</text:p>
          </table:table-cell>
          <table:table-cell office:value-type="currency" office:value="261050" table:style-name="ce128">
            <text:p>£261,050</text:p>
          </table:table-cell>
          <table:table-cell table:style-name="ce131"/>
          <table:table-cell office:value-type="float" office:value="170" table:style-name="ce125">
            <text:p>170</text:p>
          </table:table-cell>
          <table:table-cell office:value-type="currency" office:value="391000" table:style-name="ce128">
            <text:p>£391,000</text:p>
          </table:table-cell>
          <table:table-cell table:style-name="ce128"/>
          <table:table-cell office:value-type="float" office:value="10122.5" table:style-name="ce74">
            <text:p>10,123</text:p>
          </table:table-cell>
          <table:table-cell office:value-type="currency" office:value="11689642.5" table:style-name="ce122">
            <text:p>£11,689,643</text:p>
          </table:table-cell>
          <table:table-cell table:number-columns-repeated="16359"/>
        </table:table-row>
        <table:table-row table:style-name="ro7">
          <table:table-cell office:value-type="float" office:value="318" table:style-name="ce56">
            <text:p>318</text:p>
          </table:table-cell>
          <table:table-cell office:value-type="string" table:style-name="ce130">
            <text:p>Richmond upon Thames</text:p>
          </table:table-cell>
          <table:table-cell office:value-type="float" office:value="25739" table:style-name="ce125">
            <text:p>25,739</text:p>
          </table:table-cell>
          <table:table-cell table:style-name="ce125"/>
          <table:table-cell office:value-type="float" office:value="17045" table:style-name="ce125">
            <text:p>17,045</text:p>
          </table:table-cell>
          <table:table-cell office:value-type="float" office:value="1926.1666666666665" table:style-name="ce125">
            <text:p>1,926</text:p>
          </table:table-cell>
          <table:table-cell office:value-type="percentage" office:value="0.11300479123887747" table:style-name="ce124">
            <text:p>11.3%</text:p>
          </table:table-cell>
          <table:table-cell office:value-type="float" office:value="2542540" table:style-name="ce125">
            <text:p>2,542,540</text:p>
          </table:table-cell>
          <table:table-cell table:style-name="ce78"/>
          <table:table-cell office:value-type="float" office:value="8694" table:style-name="ce125">
            <text:p>8,694</text:p>
          </table:table-cell>
          <table:table-cell office:value-type="float" office:value="1783.4166666666667" table:style-name="ce125">
            <text:p>1,783</text:p>
          </table:table-cell>
          <table:table-cell office:value-type="percentage" office:value="0.20513189172609464" table:style-name="ce124">
            <text:p>20.5%</text:p>
          </table:table-cell>
          <table:table-cell office:value-type="float" office:value="1667494.5833333335" table:style-name="ce125">
            <text:p>1,667,495</text:p>
          </table:table-cell>
          <table:table-cell table:style-name="ce78"/>
          <table:table-cell office:value-type="float" office:value="63.583333333333329" table:style-name="ce125">
            <text:p>64</text:p>
          </table:table-cell>
          <table:table-cell office:value-type="currency" office:value="19075" table:style-name="ce128">
            <text:p>£19,075</text:p>
          </table:table-cell>
          <table:table-cell table:style-name="ce131"/>
          <table:table-cell office:value-type="float" office:value="173.58333333333334" table:style-name="ce125">
            <text:p>174</text:p>
          </table:table-cell>
          <table:table-cell office:value-type="currency" office:value="399241.66666666669" table:style-name="ce128">
            <text:p>£399,242</text:p>
          </table:table-cell>
          <table:table-cell table:style-name="ce131"/>
          <table:table-cell office:value-type="float" office:value="69" table:style-name="ce125">
            <text:p>69</text:p>
          </table:table-cell>
          <table:table-cell office:value-type="currency" office:value="158700" table:style-name="ce128">
            <text:p>£158,700</text:p>
          </table:table-cell>
          <table:table-cell table:style-name="ce128"/>
          <table:table-cell office:value-type="float" office:value="4015.75" table:style-name="ce74">
            <text:p>4,016</text:p>
          </table:table-cell>
          <table:table-cell office:value-type="currency" office:value="4787051.2500000009" table:style-name="ce122">
            <text:p>£4,787,051</text:p>
          </table:table-cell>
          <table:table-cell table:number-columns-repeated="16359"/>
        </table:table-row>
        <table:table-row table:style-name="ro7">
          <table:table-cell office:value-type="float" office:value="319" table:style-name="ce56">
            <text:p>319</text:p>
          </table:table-cell>
          <table:table-cell office:value-type="string" table:style-name="ce130">
            <text:p>Sutton</text:p>
          </table:table-cell>
          <table:table-cell office:value-type="float" office:value="32906" table:style-name="ce125">
            <text:p>32,906</text:p>
          </table:table-cell>
          <table:table-cell table:style-name="ce125"/>
          <table:table-cell office:value-type="float" office:value="17636" table:style-name="ce125">
            <text:p>17,636</text:p>
          </table:table-cell>
          <table:table-cell office:value-type="float" office:value="3056" table:style-name="ce125">
            <text:p>3,056</text:p>
          </table:table-cell>
          <table:table-cell office:value-type="percentage" office:value="0.17328192333862555" table:style-name="ce124">
            <text:p>17.3%</text:p>
          </table:table-cell>
          <table:table-cell office:value-type="float" office:value="4033920" table:style-name="ce125">
            <text:p>4,033,920</text:p>
          </table:table-cell>
          <table:table-cell table:style-name="ce78"/>
          <table:table-cell office:value-type="float" office:value="15270" table:style-name="ce125">
            <text:p>15,270</text:p>
          </table:table-cell>
          <table:table-cell office:value-type="float" office:value="2936.5833333333335" table:style-name="ce125">
            <text:p>2,937</text:p>
          </table:table-cell>
          <table:table-cell office:value-type="percentage" office:value="0.19231063086662301" table:style-name="ce124">
            <text:p>19.2%</text:p>
          </table:table-cell>
          <table:table-cell office:value-type="float" office:value="2745705.4166666665" table:style-name="ce125">
            <text:p>2,745,705</text:p>
          </table:table-cell>
          <table:table-cell table:style-name="ce78"/>
          <table:table-cell office:value-type="float" office:value="29" table:style-name="ce125">
            <text:p>29</text:p>
          </table:table-cell>
          <table:table-cell office:value-type="currency" office:value="8700" table:style-name="ce128">
            <text:p>£8,700</text:p>
          </table:table-cell>
          <table:table-cell table:style-name="ce131"/>
          <table:table-cell office:value-type="float" office:value="150" table:style-name="ce125">
            <text:p>150</text:p>
          </table:table-cell>
          <table:table-cell office:value-type="currency" office:value="345000" table:style-name="ce128">
            <text:p>£345,000</text:p>
          </table:table-cell>
          <table:table-cell table:style-name="ce131"/>
          <table:table-cell office:value-type="float" office:value="173" table:style-name="ce125">
            <text:p>173</text:p>
          </table:table-cell>
          <table:table-cell office:value-type="currency" office:value="397900" table:style-name="ce128">
            <text:p>£397,900</text:p>
          </table:table-cell>
          <table:table-cell table:style-name="ce128"/>
          <table:table-cell office:value-type="float" office:value="6344.5833333333339" table:style-name="ce74">
            <text:p>6,345</text:p>
          </table:table-cell>
          <table:table-cell office:value-type="currency" office:value="7531225.416666666" table:style-name="ce122">
            <text:p>£7,531,225</text:p>
          </table:table-cell>
          <table:table-cell table:number-columns-repeated="16359"/>
        </table:table-row>
        <table:table-row table:style-name="ro7">
          <table:table-cell office:value-type="float" office:value="320" table:style-name="ce56">
            <text:p>320</text:p>
          </table:table-cell>
          <table:table-cell office:value-type="string" table:style-name="ce130">
            <text:p>Waltham Forest</text:p>
          </table:table-cell>
          <table:table-cell office:value-type="float" office:value="38859" table:style-name="ce125">
            <text:p>38,859</text:p>
          </table:table-cell>
          <table:table-cell table:style-name="ce125"/>
          <table:table-cell office:value-type="float" office:value="24997.5" table:style-name="ce125">
            <text:p>24,998</text:p>
          </table:table-cell>
          <table:table-cell office:value-type="float" office:value="6365.1666666666661" table:style-name="ce125">
            <text:p>6,365</text:p>
          </table:table-cell>
          <table:table-cell office:value-type="percentage" office:value="0.25463212987965461" table:style-name="ce124">
            <text:p>25.5%</text:p>
          </table:table-cell>
          <table:table-cell office:value-type="float" office:value="8402020" table:style-name="ce125">
            <text:p>8,402,020</text:p>
          </table:table-cell>
          <table:table-cell table:style-name="ce78"/>
          <table:table-cell office:value-type="float" office:value="13861.5" table:style-name="ce125">
            <text:p>13,862</text:p>
          </table:table-cell>
          <table:table-cell office:value-type="float" office:value="5320.5" table:style-name="ce125">
            <text:p>5,321</text:p>
          </table:table-cell>
          <table:table-cell office:value-type="percentage" office:value="0.3838329185153122" table:style-name="ce124">
            <text:p>38.4%</text:p>
          </table:table-cell>
          <table:table-cell office:value-type="float" office:value="4974667.5" table:style-name="ce125">
            <text:p>4,974,668</text:p>
          </table:table-cell>
          <table:table-cell table:style-name="ce78"/>
          <table:table-cell office:value-type="float" office:value="8" table:style-name="ce125">
            <text:p>8</text:p>
          </table:table-cell>
          <table:table-cell office:value-type="currency" office:value="2400" table:style-name="ce128">
            <text:p>£2,400</text:p>
          </table:table-cell>
          <table:table-cell table:style-name="ce131"/>
          <table:table-cell office:value-type="float" office:value="201.33333333333331" table:style-name="ce125">
            <text:p>201</text:p>
          </table:table-cell>
          <table:table-cell office:value-type="currency" office:value="463066.66666666663" table:style-name="ce128">
            <text:p>£463,067</text:p>
          </table:table-cell>
          <table:table-cell table:style-name="ce131"/>
          <table:table-cell office:value-type="float" office:value="198" table:style-name="ce125">
            <text:p>198</text:p>
          </table:table-cell>
          <table:table-cell office:value-type="currency" office:value="455400" table:style-name="ce128">
            <text:p>£455,400</text:p>
          </table:table-cell>
          <table:table-cell table:style-name="ce128"/>
          <table:table-cell office:value-type="float" office:value="12093" table:style-name="ce74">
            <text:p>12,093</text:p>
          </table:table-cell>
          <table:table-cell office:value-type="currency" office:value="14297554.166666666" table:style-name="ce122">
            <text:p>£14,297,554</text:p>
          </table:table-cell>
          <table:table-cell table:number-columns-repeated="16359"/>
        </table:table-row>
        <table:table-row table:style-name="ro7">
          <table:table-cell table:number-columns-repeated="2" table:style-name="ce56"/>
          <table:table-cell table:number-columns-repeated="4" table:style-name="ce125"/>
          <table:table-cell table:style-name="ce124"/>
          <table:table-cell table:style-name="ce128"/>
          <table:table-cell table:style-name="ce78"/>
          <table:table-cell table:number-columns-repeated="2" table:style-name="ce125"/>
          <table:table-cell table:style-name="ce124"/>
          <table:table-cell table:style-name="ce128"/>
          <table:table-cell table:style-name="ce78"/>
          <table:table-cell table:style-name="ce125"/>
          <table:table-cell table:style-name="ce128"/>
          <table:table-cell table:style-name="ce131"/>
          <table:table-cell table:style-name="ce125"/>
          <table:table-cell table:style-name="ce128"/>
          <table:table-cell table:style-name="ce131"/>
          <table:table-cell table:style-name="ce125"/>
          <table:table-cell table:style-name="ce122"/>
          <table:table-cell table:style-name="ce128"/>
          <table:table-cell table:style-name="ce74"/>
          <table:table-cell table:style-name="ce122"/>
          <table:table-cell table:number-columns-repeated="16359"/>
        </table:table-row>
        <table:table-row table:style-name="ro7">
          <table:table-cell table:style-name="ce65"/>
          <table:table-cell office:value-type="string" table:style-name="ce129">
            <text:p>SOUTH EAST (22)</text:p>
          </table:table-cell>
          <table:table-cell office:value-type="float" office:value="1179676" table:style-name="ce74">
            <text:p>1,179,676</text:p>
          </table:table-cell>
          <table:table-cell table:style-name="ce74"/>
          <table:table-cell office:value-type="float" office:value="725098.5" table:style-name="ce74">
            <text:p>725,099</text:p>
          </table:table-cell>
          <table:table-cell office:value-type="float" office:value="123251.00000000001" table:style-name="ce74">
            <text:p>123,251</text:p>
          </table:table-cell>
          <table:table-cell office:value-type="percentage" office:value="0.16997828570876924" table:style-name="ce121">
            <text:p>17.0%</text:p>
          </table:table-cell>
          <table:table-cell office:value-type="currency" office:value="162691320" table:style-name="ce122">
            <text:p>£162,691,320</text:p>
          </table:table-cell>
          <table:table-cell table:style-name="ce78"/>
          <table:table-cell office:value-type="float" office:value="454577.5" table:style-name="ce74">
            <text:p>454,578</text:p>
          </table:table-cell>
          <table:table-cell office:value-type="float" office:value="93990.166666666672" table:style-name="ce74">
            <text:p>93,990</text:p>
          </table:table-cell>
          <table:table-cell office:value-type="percentage" office:value="0.2067637898194844" table:style-name="ce121">
            <text:p>20.7%</text:p>
          </table:table-cell>
          <table:table-cell office:value-type="currency" office:value="87788669.375" table:style-name="ce122">
            <text:p>£87,788,669</text:p>
          </table:table-cell>
          <table:table-cell table:style-name="ce78"/>
          <table:table-cell office:value-type="float" office:value="18070.208333333332" table:style-name="ce74">
            <text:p>18,070</text:p>
          </table:table-cell>
          <table:table-cell office:value-type="currency" office:value="5419687.5" table:style-name="ce122">
            <text:p>£5,419,688</text:p>
          </table:table-cell>
          <table:table-cell table:style-name="ce78"/>
          <table:table-cell office:value-type="float" office:value="7189.7500000000018" table:style-name="ce74">
            <text:p>7,190</text:p>
          </table:table-cell>
          <table:table-cell office:value-type="currency" office:value="16525883.333333336" table:style-name="ce122">
            <text:p>£16,525,883</text:p>
          </table:table-cell>
          <table:table-cell table:style-name="ce78"/>
          <table:table-cell office:value-type="float" office:value="7827" table:style-name="ce74">
            <text:p>7,827</text:p>
          </table:table-cell>
          <table:table-cell office:value-type="currency" office:value="18002100" table:style-name="ce122">
            <text:p>£18,002,100</text:p>
          </table:table-cell>
          <table:table-cell table:style-name="ce78"/>
          <table:table-cell office:value-type="float" office:value="250328.12500000003" table:style-name="ce74">
            <text:p>250,328</text:p>
          </table:table-cell>
          <table:table-cell office:value-type="currency" office:value="290427660.20833331" table:style-name="ce122">
            <text:p>£290,427,660</text:p>
          </table:table-cell>
          <table:table-cell table:number-columns-repeated="16359" table:style-name="ce65"/>
        </table:table-row>
        <table:table-row table:style-name="ro7">
          <table:table-cell office:value-type="float" office:value="867" table:style-name="ce56">
            <text:p>867</text:p>
          </table:table-cell>
          <table:table-cell office:value-type="string" table:style-name="ce130">
            <text:p>Bracknell Forest</text:p>
          </table:table-cell>
          <table:table-cell office:value-type="float" office:value="16309" table:style-name="ce125">
            <text:p>16,309</text:p>
          </table:table-cell>
          <table:table-cell table:style-name="ce125"/>
          <table:table-cell office:value-type="float" office:value="10149" table:style-name="ce125">
            <text:p>10,149</text:p>
          </table:table-cell>
          <table:table-cell office:value-type="float" office:value="1340" table:style-name="ce125">
            <text:p>1,340</text:p>
          </table:table-cell>
          <table:table-cell office:value-type="percentage" office:value="0.13203271258252045" table:style-name="ce124">
            <text:p>13.2%</text:p>
          </table:table-cell>
          <table:table-cell office:value-type="float" office:value="1768800" table:style-name="ce125">
            <text:p>1,768,800</text:p>
          </table:table-cell>
          <table:table-cell table:style-name="ce78"/>
          <table:table-cell office:value-type="float" office:value="6159.9999999999991" table:style-name="ce125">
            <text:p>6,160</text:p>
          </table:table-cell>
          <table:table-cell office:value-type="float" office:value="1051.5" table:style-name="ce125">
            <text:p>1,052</text:p>
          </table:table-cell>
          <table:table-cell office:value-type="percentage" office:value="0.17069805194805196" table:style-name="ce124">
            <text:p>17.1%</text:p>
          </table:table-cell>
          <table:table-cell office:value-type="float" office:value="983152.5" table:style-name="ce125">
            <text:p>983,153</text:p>
          </table:table-cell>
          <table:table-cell table:style-name="ce78"/>
          <table:table-cell office:value-type="float" office:value="264" table:style-name="ce125">
            <text:p>264</text:p>
          </table:table-cell>
          <table:table-cell office:value-type="currency" office:value="79200" table:style-name="ce128">
            <text:p>£79,200</text:p>
          </table:table-cell>
          <table:table-cell table:style-name="ce131"/>
          <table:table-cell office:value-type="float" office:value="131" table:style-name="ce125">
            <text:p>131</text:p>
          </table:table-cell>
          <table:table-cell office:value-type="currency" office:value="301300" table:style-name="ce128">
            <text:p>£301,300</text:p>
          </table:table-cell>
          <table:table-cell table:style-name="ce131"/>
          <table:table-cell office:value-type="float" office:value="121" table:style-name="ce125">
            <text:p>121</text:p>
          </table:table-cell>
          <table:table-cell office:value-type="currency" office:value="278300" table:style-name="ce128">
            <text:p>£278,300</text:p>
          </table:table-cell>
          <table:table-cell table:style-name="ce128"/>
          <table:table-cell office:value-type="float" office:value="2907.5" table:style-name="ce74">
            <text:p>2,908</text:p>
          </table:table-cell>
          <table:table-cell office:value-type="currency" office:value="3410752.5" table:style-name="ce122">
            <text:p>£3,410,753</text:p>
          </table:table-cell>
          <table:table-cell table:number-columns-repeated="16359"/>
        </table:table-row>
        <table:table-row table:style-name="ro7">
          <table:table-cell office:value-type="float" office:value="846" table:style-name="ce56">
            <text:p>846</text:p>
          </table:table-cell>
          <table:table-cell office:value-type="string" table:style-name="ce130">
            <text:p>Brighton and Hove</text:p>
          </table:table-cell>
          <table:table-cell office:value-type="float" office:value="30598.5" table:style-name="ce125">
            <text:p>30,599</text:p>
          </table:table-cell>
          <table:table-cell table:style-name="ce125"/>
          <table:table-cell office:value-type="float" office:value="19002" table:style-name="ce125">
            <text:p>19,002</text:p>
          </table:table-cell>
          <table:table-cell office:value-type="float" office:value="4181" table:style-name="ce125">
            <text:p>4,181</text:p>
          </table:table-cell>
          <table:table-cell office:value-type="percentage" office:value="0.220029470582044" table:style-name="ce124">
            <text:p>22.0%</text:p>
          </table:table-cell>
          <table:table-cell office:value-type="float" office:value="5518920" table:style-name="ce125">
            <text:p>5,518,920</text:p>
          </table:table-cell>
          <table:table-cell table:style-name="ce78"/>
          <table:table-cell office:value-type="float" office:value="11596.5" table:style-name="ce125">
            <text:p>11,597</text:p>
          </table:table-cell>
          <table:table-cell office:value-type="float" office:value="2873.5" table:style-name="ce125">
            <text:p>2,874</text:p>
          </table:table-cell>
          <table:table-cell office:value-type="percentage" office:value="0.24779028155046781" table:style-name="ce124">
            <text:p>24.8%</text:p>
          </table:table-cell>
          <table:table-cell office:value-type="float" office:value="2686722.5" table:style-name="ce125">
            <text:p>2,686,723</text:p>
          </table:table-cell>
          <table:table-cell table:style-name="ce78"/>
          <table:table-cell office:value-type="float" office:value="26" table:style-name="ce125">
            <text:p>26</text:p>
          </table:table-cell>
          <table:table-cell office:value-type="currency" office:value="7800" table:style-name="ce128">
            <text:p>£7,800</text:p>
          </table:table-cell>
          <table:table-cell table:style-name="ce131"/>
          <table:table-cell office:value-type="float" office:value="407" table:style-name="ce125">
            <text:p>407</text:p>
          </table:table-cell>
          <table:table-cell office:value-type="currency" office:value="936100" table:style-name="ce128">
            <text:p>£936,100</text:p>
          </table:table-cell>
          <table:table-cell table:style-name="ce131"/>
          <table:table-cell office:value-type="float" office:value="320" table:style-name="ce125">
            <text:p>320</text:p>
          </table:table-cell>
          <table:table-cell office:value-type="currency" office:value="736000" table:style-name="ce128">
            <text:p>£736,000</text:p>
          </table:table-cell>
          <table:table-cell table:style-name="ce128"/>
          <table:table-cell office:value-type="float" office:value="7807.5" table:style-name="ce74">
            <text:p>7,808</text:p>
          </table:table-cell>
          <table:table-cell office:value-type="currency" office:value="9885542.5" table:style-name="ce122">
            <text:p>£9,885,543</text:p>
          </table:table-cell>
          <table:table-cell table:number-columns-repeated="16359"/>
        </table:table-row>
        <table:table-row table:style-name="ro7">
          <table:table-cell office:value-type="float" office:value="825" table:style-name="ce56">
            <text:p>825</text:p>
          </table:table-cell>
          <table:table-cell office:value-type="string" table:style-name="ce130">
            <text:p>Buckinghamshire</text:p>
          </table:table-cell>
          <table:table-cell office:value-type="float" office:value="74800" table:style-name="ce125">
            <text:p>74,800</text:p>
          </table:table-cell>
          <table:table-cell table:style-name="ce125"/>
          <table:table-cell office:value-type="float" office:value="44542.5" table:style-name="ce125">
            <text:p>44,543</text:p>
          </table:table-cell>
          <table:table-cell office:value-type="float" office:value="5562.916666666667" table:style-name="ce125">
            <text:p>5,563</text:p>
          </table:table-cell>
          <table:table-cell office:value-type="percentage" office:value="0.12489008624721708" table:style-name="ce124">
            <text:p>12.5%</text:p>
          </table:table-cell>
          <table:table-cell office:value-type="float" office:value="7343050" table:style-name="ce125">
            <text:p>7,343,050</text:p>
          </table:table-cell>
          <table:table-cell table:style-name="ce78"/>
          <table:table-cell office:value-type="float" office:value="30257.5" table:style-name="ce125">
            <text:p>30,258</text:p>
          </table:table-cell>
          <table:table-cell office:value-type="float" office:value="4220" table:style-name="ce125">
            <text:p>4,220</text:p>
          </table:table-cell>
          <table:table-cell office:value-type="percentage" office:value="0.13946955300338759" table:style-name="ce124">
            <text:p>13.9%</text:p>
          </table:table-cell>
          <table:table-cell office:value-type="float" office:value="3945700" table:style-name="ce125">
            <text:p>3,945,700</text:p>
          </table:table-cell>
          <table:table-cell table:style-name="ce78"/>
          <table:table-cell office:value-type="float" office:value="940.58333333333326" table:style-name="ce125">
            <text:p>941</text:p>
          </table:table-cell>
          <table:table-cell office:value-type="currency" office:value="282175" table:style-name="ce128">
            <text:p>£282,175</text:p>
          </table:table-cell>
          <table:table-cell table:style-name="ce131"/>
          <table:table-cell office:value-type="float" office:value="375" table:style-name="ce125">
            <text:p>375</text:p>
          </table:table-cell>
          <table:table-cell office:value-type="currency" office:value="862500" table:style-name="ce128">
            <text:p>£862,500</text:p>
          </table:table-cell>
          <table:table-cell table:style-name="ce131"/>
          <table:table-cell office:value-type="float" office:value="374" table:style-name="ce125">
            <text:p>374</text:p>
          </table:table-cell>
          <table:table-cell office:value-type="currency" office:value="860200" table:style-name="ce128">
            <text:p>£860,200</text:p>
          </table:table-cell>
          <table:table-cell table:style-name="ce128"/>
          <table:table-cell office:value-type="float" office:value="11472.500000000002" table:style-name="ce74">
            <text:p>11,473</text:p>
          </table:table-cell>
          <table:table-cell office:value-type="currency" office:value="13293625" table:style-name="ce122">
            <text:p>£13,293,625</text:p>
          </table:table-cell>
          <table:table-cell table:number-columns-repeated="16359"/>
        </table:table-row>
        <table:table-row table:style-name="ro7">
          <table:table-cell office:value-type="float" office:value="845" table:style-name="ce56">
            <text:p>845</text:p>
          </table:table-cell>
          <table:table-cell office:value-type="string" table:style-name="ce130">
            <text:p>East Sussex</text:p>
          </table:table-cell>
          <table:table-cell office:value-type="float" office:value="64018" table:style-name="ce125">
            <text:p>64,018</text:p>
          </table:table-cell>
          <table:table-cell table:style-name="ce125"/>
          <table:table-cell office:value-type="float" office:value="39225" table:style-name="ce125">
            <text:p>39,225</text:p>
          </table:table-cell>
          <table:table-cell office:value-type="float" office:value="8084.666666666667" table:style-name="ce125">
            <text:p>8,085</text:p>
          </table:table-cell>
          <table:table-cell office:value-type="percentage" office:value="0.20611004886339496" table:style-name="ce124">
            <text:p>20.6%</text:p>
          </table:table-cell>
          <table:table-cell office:value-type="float" office:value="10671760" table:style-name="ce125">
            <text:p>10,671,760</text:p>
          </table:table-cell>
          <table:table-cell table:style-name="ce78"/>
          <table:table-cell office:value-type="float" office:value="24793" table:style-name="ce125">
            <text:p>24,793</text:p>
          </table:table-cell>
          <table:table-cell office:value-type="float" office:value="6100.5833333333339" table:style-name="ce125">
            <text:p>6,101</text:p>
          </table:table-cell>
          <table:table-cell office:value-type="percentage" office:value="0.24606071606232943" table:style-name="ce124">
            <text:p>24.6%</text:p>
          </table:table-cell>
          <table:table-cell office:value-type="float" office:value="5701707.916666666" table:style-name="ce125">
            <text:p>5,701,708</text:p>
          </table:table-cell>
          <table:table-cell table:style-name="ce78"/>
          <table:table-cell office:value-type="float" office:value="144.16666666666666" table:style-name="ce125">
            <text:p>144</text:p>
          </table:table-cell>
          <table:table-cell office:value-type="currency" office:value="43250" table:style-name="ce128">
            <text:p>£43,250</text:p>
          </table:table-cell>
          <table:table-cell table:style-name="ce131"/>
          <table:table-cell office:value-type="float" office:value="531.41666666666674" table:style-name="ce125">
            <text:p>531</text:p>
          </table:table-cell>
          <table:table-cell office:value-type="currency" office:value="1222258.3333333335" table:style-name="ce128">
            <text:p>£1,222,258</text:p>
          </table:table-cell>
          <table:table-cell table:style-name="ce131"/>
          <table:table-cell office:value-type="float" office:value="431" table:style-name="ce125">
            <text:p>431</text:p>
          </table:table-cell>
          <table:table-cell office:value-type="currency" office:value="991300" table:style-name="ce128">
            <text:p>£991,300</text:p>
          </table:table-cell>
          <table:table-cell table:style-name="ce128"/>
          <table:table-cell office:value-type="float" office:value="15291.833333333332" table:style-name="ce74">
            <text:p>15,292</text:p>
          </table:table-cell>
          <table:table-cell office:value-type="currency" office:value="18630276.25" table:style-name="ce122">
            <text:p>£18,630,276</text:p>
          </table:table-cell>
          <table:table-cell table:number-columns-repeated="16359"/>
        </table:table-row>
        <table:table-row table:style-name="ro7">
          <table:table-cell office:value-type="float" office:value="850" table:style-name="ce56">
            <text:p>850</text:p>
          </table:table-cell>
          <table:table-cell office:value-type="string" table:style-name="ce130">
            <text:p>Hampshire</text:p>
          </table:table-cell>
          <table:table-cell office:value-type="float" office:value="173738" table:style-name="ce125">
            <text:p>173,738</text:p>
          </table:table-cell>
          <table:table-cell table:style-name="ce125"/>
          <table:table-cell office:value-type="float" office:value="106973" table:style-name="ce125">
            <text:p>106,973</text:p>
          </table:table-cell>
          <table:table-cell office:value-type="float" office:value="16119.166666666666" table:style-name="ce125">
            <text:p>16,119</text:p>
          </table:table-cell>
          <table:table-cell office:value-type="percentage" office:value="0.15068444062208844" table:style-name="ce124">
            <text:p>15.1%</text:p>
          </table:table-cell>
          <table:table-cell office:value-type="float" office:value="21277300" table:style-name="ce125">
            <text:p>21,277,300</text:p>
          </table:table-cell>
          <table:table-cell table:style-name="ce78"/>
          <table:table-cell office:value-type="float" office:value="66765" table:style-name="ce125">
            <text:p>66,765</text:p>
          </table:table-cell>
          <table:table-cell office:value-type="float" office:value="12633.5" table:style-name="ce125">
            <text:p>12,634</text:p>
          </table:table-cell>
          <table:table-cell office:value-type="percentage" office:value="0.18922339549164982" table:style-name="ce124">
            <text:p>18.9%</text:p>
          </table:table-cell>
          <table:table-cell office:value-type="float" office:value="11812322.5" table:style-name="ce125">
            <text:p>11,812,323</text:p>
          </table:table-cell>
          <table:table-cell table:style-name="ce78"/>
          <table:table-cell office:value-type="float" office:value="7430" table:style-name="ce125">
            <text:p>7,430</text:p>
          </table:table-cell>
          <table:table-cell office:value-type="currency" office:value="2229000" table:style-name="ce128">
            <text:p>£2,229,000</text:p>
          </table:table-cell>
          <table:table-cell table:style-name="ce131"/>
          <table:table-cell office:value-type="float" office:value="1084" table:style-name="ce125">
            <text:p>1,084</text:p>
          </table:table-cell>
          <table:table-cell office:value-type="currency" office:value="2493200" table:style-name="ce128">
            <text:p>£2,493,200</text:p>
          </table:table-cell>
          <table:table-cell table:style-name="ce131"/>
          <table:table-cell office:value-type="float" office:value="1226" table:style-name="ce125">
            <text:p>1,226</text:p>
          </table:table-cell>
          <table:table-cell office:value-type="currency" office:value="2819800" table:style-name="ce128">
            <text:p>£2,819,800</text:p>
          </table:table-cell>
          <table:table-cell table:style-name="ce128"/>
          <table:table-cell office:value-type="float" office:value="38492.666666666664" table:style-name="ce74">
            <text:p>38,493</text:p>
          </table:table-cell>
          <table:table-cell office:value-type="currency" office:value="40631622.5" table:style-name="ce122">
            <text:p>£40,631,623</text:p>
          </table:table-cell>
          <table:table-cell table:number-columns-repeated="16359"/>
        </table:table-row>
        <table:table-row table:style-name="ro7">
          <table:table-cell office:value-type="float" office:value="921" table:style-name="ce56">
            <text:p>921</text:p>
          </table:table-cell>
          <table:table-cell office:value-type="string" table:style-name="ce130">
            <text:p>Isle of Wight</text:p>
          </table:table-cell>
          <table:table-cell office:value-type="float" office:value="16437.5" table:style-name="ce125">
            <text:p>16,438</text:p>
          </table:table-cell>
          <table:table-cell table:style-name="ce125"/>
          <table:table-cell office:value-type="float" office:value="9311.5" table:style-name="ce125">
            <text:p>9,312</text:p>
          </table:table-cell>
          <table:table-cell office:value-type="float" office:value="2176" table:style-name="ce125">
            <text:p>2,176</text:p>
          </table:table-cell>
          <table:table-cell office:value-type="percentage" office:value="0.23368952370724372" table:style-name="ce124">
            <text:p>23.4%</text:p>
          </table:table-cell>
          <table:table-cell office:value-type="float" office:value="2872320" table:style-name="ce125">
            <text:p>2,872,320</text:p>
          </table:table-cell>
          <table:table-cell table:style-name="ce78"/>
          <table:table-cell office:value-type="float" office:value="7126" table:style-name="ce125">
            <text:p>7,126</text:p>
          </table:table-cell>
          <table:table-cell office:value-type="float" office:value="1875.5833333333333" table:style-name="ce125">
            <text:p>1,876</text:p>
          </table:table-cell>
          <table:table-cell office:value-type="percentage" office:value="0.26320282533445599" table:style-name="ce124">
            <text:p>26.3%</text:p>
          </table:table-cell>
          <table:table-cell office:value-type="float" office:value="1663871.4583333333" table:style-name="ce125">
            <text:p>1,663,871</text:p>
          </table:table-cell>
          <table:table-cell table:style-name="ce78"/>
          <table:table-cell office:value-type="float" office:value="148.75" table:style-name="ce125">
            <text:p>149</text:p>
          </table:table-cell>
          <table:table-cell office:value-type="currency" office:value="43250" table:style-name="ce128">
            <text:p>£43,250</text:p>
          </table:table-cell>
          <table:table-cell table:style-name="ce131"/>
          <table:table-cell office:value-type="float" office:value="133.33333333333331" table:style-name="ce125">
            <text:p>133</text:p>
          </table:table-cell>
          <table:table-cell office:value-type="currency" office:value="296125" table:style-name="ce128">
            <text:p>£296,125</text:p>
          </table:table-cell>
          <table:table-cell table:style-name="ce131"/>
          <table:table-cell office:value-type="float" office:value="191" table:style-name="ce125">
            <text:p>191</text:p>
          </table:table-cell>
          <table:table-cell office:value-type="currency" office:value="439300" table:style-name="ce128">
            <text:p>£439,300</text:p>
          </table:table-cell>
          <table:table-cell table:style-name="ce128"/>
          <table:table-cell office:value-type="float" office:value="4524.6666666666661" table:style-name="ce74">
            <text:p>4,525</text:p>
          </table:table-cell>
          <table:table-cell office:value-type="currency" office:value="5314866.458333333" table:style-name="ce122">
            <text:p>£5,314,866</text:p>
          </table:table-cell>
          <table:table-cell table:number-columns-repeated="16359"/>
        </table:table-row>
        <table:table-row table:style-name="ro7">
          <table:table-cell office:value-type="float" office:value="886" table:style-name="ce56">
            <text:p>886</text:p>
          </table:table-cell>
          <table:table-cell office:value-type="string" table:style-name="ce130">
            <text:p>Kent</text:p>
          </table:table-cell>
          <table:table-cell office:value-type="float" office:value="210498" table:style-name="ce125">
            <text:p>210,498</text:p>
          </table:table-cell>
          <table:table-cell table:style-name="ce125"/>
          <table:table-cell office:value-type="float" office:value="127167.5" table:style-name="ce125">
            <text:p>127,168</text:p>
          </table:table-cell>
          <table:table-cell office:value-type="float" office:value="25577.666666666668" table:style-name="ce125">
            <text:p>25,578</text:p>
          </table:table-cell>
          <table:table-cell office:value-type="percentage" office:value="0.201133675401865" table:style-name="ce124">
            <text:p>20.1%</text:p>
          </table:table-cell>
          <table:table-cell office:value-type="float" office:value="33762520" table:style-name="ce125">
            <text:p>33,762,520</text:p>
          </table:table-cell>
          <table:table-cell table:style-name="ce78"/>
          <table:table-cell office:value-type="float" office:value="83330.5" table:style-name="ce125">
            <text:p>83,331</text:p>
          </table:table-cell>
          <table:table-cell office:value-type="float" office:value="19055.75" table:style-name="ce125">
            <text:p>19,056</text:p>
          </table:table-cell>
          <table:table-cell office:value-type="percentage" office:value="0.22867677501035036" table:style-name="ce124">
            <text:p>22.9%</text:p>
          </table:table-cell>
          <table:table-cell office:value-type="float" office:value="17817126.25" table:style-name="ce125">
            <text:p>17,817,126</text:p>
          </table:table-cell>
          <table:table-cell table:style-name="ce78"/>
          <table:table-cell office:value-type="float" office:value="1818.9166666666667" table:style-name="ce125">
            <text:p>1,819</text:p>
          </table:table-cell>
          <table:table-cell office:value-type="currency" office:value="545675" table:style-name="ce128">
            <text:p>£545,675</text:p>
          </table:table-cell>
          <table:table-cell table:style-name="ce131"/>
          <table:table-cell office:value-type="float" office:value="1172.25" table:style-name="ce125">
            <text:p>1,172</text:p>
          </table:table-cell>
          <table:table-cell office:value-type="currency" office:value="2696175" table:style-name="ce128">
            <text:p>£2,696,175</text:p>
          </table:table-cell>
          <table:table-cell table:style-name="ce131"/>
          <table:table-cell office:value-type="float" office:value="1300" table:style-name="ce125">
            <text:p>1,300</text:p>
          </table:table-cell>
          <table:table-cell office:value-type="currency" office:value="2990000" table:style-name="ce128">
            <text:p>£2,990,000</text:p>
          </table:table-cell>
          <table:table-cell table:style-name="ce128"/>
          <table:table-cell office:value-type="float" office:value="48924.583333333336" table:style-name="ce74">
            <text:p>48,925</text:p>
          </table:table-cell>
          <table:table-cell office:value-type="currency" office:value="57811496.25" table:style-name="ce122">
            <text:p>£57,811,496</text:p>
          </table:table-cell>
          <table:table-cell table:number-columns-repeated="16359"/>
        </table:table-row>
        <table:table-row table:style-name="ro7">
          <table:table-cell office:value-type="float" office:value="887" table:style-name="ce56">
            <text:p>887</text:p>
          </table:table-cell>
          <table:table-cell office:value-type="string" table:style-name="ce130">
            <text:p>Medway</text:p>
          </table:table-cell>
          <table:table-cell office:value-type="float" office:value="41063" table:style-name="ce125">
            <text:p>41,063</text:p>
          </table:table-cell>
          <table:table-cell table:style-name="ce125"/>
          <table:table-cell office:value-type="float" office:value="24676" table:style-name="ce125">
            <text:p>24,676</text:p>
          </table:table-cell>
          <table:table-cell office:value-type="float" office:value="5412.1666666666661" table:style-name="ce125">
            <text:p>5,412</text:p>
          </table:table-cell>
          <table:table-cell office:value-type="percentage" office:value="0.21932917274544764" table:style-name="ce124">
            <text:p>21.9%</text:p>
          </table:table-cell>
          <table:table-cell office:value-type="float" office:value="7144060" table:style-name="ce125">
            <text:p>7,144,060</text:p>
          </table:table-cell>
          <table:table-cell table:style-name="ce78"/>
          <table:table-cell office:value-type="float" office:value="16387" table:style-name="ce125">
            <text:p>16,387</text:p>
          </table:table-cell>
          <table:table-cell office:value-type="float" office:value="4187.5416666666661" table:style-name="ce125">
            <text:p>4,188</text:p>
          </table:table-cell>
          <table:table-cell office:value-type="percentage" office:value="0.25554046907101152" table:style-name="ce124">
            <text:p>25.6%</text:p>
          </table:table-cell>
          <table:table-cell office:value-type="float" office:value="3915351.458333333" table:style-name="ce125">
            <text:p>3,915,351</text:p>
          </table:table-cell>
          <table:table-cell table:style-name="ce78"/>
          <table:table-cell office:value-type="float" office:value="348.875" table:style-name="ce125">
            <text:p>349</text:p>
          </table:table-cell>
          <table:table-cell office:value-type="currency" office:value="104662.5" table:style-name="ce128">
            <text:p>£104,663</text:p>
          </table:table-cell>
          <table:table-cell table:style-name="ce131"/>
          <table:table-cell office:value-type="float" office:value="166" table:style-name="ce125">
            <text:p>166</text:p>
          </table:table-cell>
          <table:table-cell office:value-type="currency" office:value="381800" table:style-name="ce128">
            <text:p>£381,800</text:p>
          </table:table-cell>
          <table:table-cell table:style-name="ce131"/>
          <table:table-cell office:value-type="float" office:value="325" table:style-name="ce125">
            <text:p>325</text:p>
          </table:table-cell>
          <table:table-cell office:value-type="currency" office:value="747500" table:style-name="ce128">
            <text:p>£747,500</text:p>
          </table:table-cell>
          <table:table-cell table:style-name="ce128"/>
          <table:table-cell office:value-type="float" office:value="10439.583333333332" table:style-name="ce74">
            <text:p>10,440</text:p>
          </table:table-cell>
          <table:table-cell office:value-type="currency" office:value="12293373.958333332" table:style-name="ce122">
            <text:p>£12,293,374</text:p>
          </table:table-cell>
          <table:table-cell table:number-columns-repeated="16359"/>
        </table:table-row>
        <table:table-row table:style-name="ro7">
          <table:table-cell office:value-type="float" office:value="826" table:style-name="ce56">
            <text:p>826</text:p>
          </table:table-cell>
          <table:table-cell office:value-type="string" table:style-name="ce130">
            <text:p>Milton Keynes</text:p>
          </table:table-cell>
          <table:table-cell office:value-type="float" office:value="42704.5" table:style-name="ce125">
            <text:p>42,705</text:p>
          </table:table-cell>
          <table:table-cell table:style-name="ce125"/>
          <table:table-cell office:value-type="float" office:value="27115" table:style-name="ce125">
            <text:p>27,115</text:p>
          </table:table-cell>
          <table:table-cell office:value-type="float" office:value="5012.916666666667" table:style-name="ce125">
            <text:p>5,013</text:p>
          </table:table-cell>
          <table:table-cell office:value-type="percentage" office:value="0.18487614481529291" table:style-name="ce124">
            <text:p>18.5%</text:p>
          </table:table-cell>
          <table:table-cell office:value-type="float" office:value="6617050" table:style-name="ce125">
            <text:p>6,617,050</text:p>
          </table:table-cell>
          <table:table-cell table:style-name="ce78"/>
          <table:table-cell office:value-type="float" office:value="15589.5" table:style-name="ce125">
            <text:p>15,590</text:p>
          </table:table-cell>
          <table:table-cell office:value-type="float" office:value="4100.8333333333339" table:style-name="ce125">
            <text:p>4,101</text:p>
          </table:table-cell>
          <table:table-cell office:value-type="percentage" office:value="0.26305098517164333" table:style-name="ce124">
            <text:p>26.3%</text:p>
          </table:table-cell>
          <table:table-cell office:value-type="float" office:value="3834279.1666666665" table:style-name="ce125">
            <text:p>3,834,279</text:p>
          </table:table-cell>
          <table:table-cell table:style-name="ce78"/>
          <table:table-cell office:value-type="float" office:value="99" table:style-name="ce125">
            <text:p>99</text:p>
          </table:table-cell>
          <table:table-cell office:value-type="currency" office:value="29700" table:style-name="ce128">
            <text:p>£29,700</text:p>
          </table:table-cell>
          <table:table-cell table:style-name="ce131"/>
          <table:table-cell office:value-type="float" office:value="206.50000000000003" table:style-name="ce125">
            <text:p>207</text:p>
          </table:table-cell>
          <table:table-cell office:value-type="currency" office:value="474950.00000000006" table:style-name="ce128">
            <text:p>£474,950</text:p>
          </table:table-cell>
          <table:table-cell table:style-name="ce131"/>
          <table:table-cell office:value-type="float" office:value="302" table:style-name="ce125">
            <text:p>302</text:p>
          </table:table-cell>
          <table:table-cell office:value-type="currency" office:value="694600" table:style-name="ce128">
            <text:p>£694,600</text:p>
          </table:table-cell>
          <table:table-cell table:style-name="ce128"/>
          <table:table-cell office:value-type="float" office:value="9721.25" table:style-name="ce74">
            <text:p>9,721</text:p>
          </table:table-cell>
          <table:table-cell office:value-type="currency" office:value="11650579.166666666" table:style-name="ce122">
            <text:p>£11,650,579</text:p>
          </table:table-cell>
          <table:table-cell table:number-columns-repeated="16359"/>
        </table:table-row>
        <table:table-row table:style-name="ro7">
          <table:table-cell office:value-type="float" office:value="931" table:style-name="ce56">
            <text:p>931</text:p>
          </table:table-cell>
          <table:table-cell office:value-type="string" table:style-name="ce130">
            <text:p>Oxfordshire</text:p>
          </table:table-cell>
          <table:table-cell office:value-type="float" office:value="85577.5" table:style-name="ce125">
            <text:p>85,578</text:p>
          </table:table-cell>
          <table:table-cell table:style-name="ce125"/>
          <table:table-cell office:value-type="float" office:value="53132.5" table:style-name="ce125">
            <text:p>53,133</text:p>
          </table:table-cell>
          <table:table-cell office:value-type="float" office:value="7676.916666666667" table:style-name="ce125">
            <text:p>7,677</text:p>
          </table:table-cell>
          <table:table-cell office:value-type="percentage" office:value="0.14448626860521652" table:style-name="ce124">
            <text:p>14.4%</text:p>
          </table:table-cell>
          <table:table-cell office:value-type="float" office:value="10133530" table:style-name="ce125">
            <text:p>10,133,530</text:p>
          </table:table-cell>
          <table:table-cell table:style-name="ce78"/>
          <table:table-cell office:value-type="float" office:value="32445" table:style-name="ce125">
            <text:p>32,445</text:p>
          </table:table-cell>
          <table:table-cell office:value-type="float" office:value="5862.083333333333" table:style-name="ce125">
            <text:p>5,862</text:p>
          </table:table-cell>
          <table:table-cell office:value-type="percentage" office:value="0.18067755689114912" table:style-name="ce124">
            <text:p>18.1%</text:p>
          </table:table-cell>
          <table:table-cell office:value-type="float" office:value="5481047.916666667" table:style-name="ce125">
            <text:p>5,481,048</text:p>
          </table:table-cell>
          <table:table-cell table:style-name="ce78"/>
          <table:table-cell office:value-type="float" office:value="2956.4166666666665" table:style-name="ce125">
            <text:p>2,956</text:p>
          </table:table-cell>
          <table:table-cell office:value-type="currency" office:value="886925" table:style-name="ce128">
            <text:p>£886,925</text:p>
          </table:table-cell>
          <table:table-cell table:style-name="ce131"/>
          <table:table-cell office:value-type="float" office:value="472.16666666666669" table:style-name="ce125">
            <text:p>472</text:p>
          </table:table-cell>
          <table:table-cell office:value-type="currency" office:value="1085983.3333333335" table:style-name="ce128">
            <text:p>£1,085,983</text:p>
          </table:table-cell>
          <table:table-cell table:style-name="ce131"/>
          <table:table-cell office:value-type="float" office:value="543" table:style-name="ce125">
            <text:p>543</text:p>
          </table:table-cell>
          <table:table-cell office:value-type="currency" office:value="1248900" table:style-name="ce128">
            <text:p>£1,248,900</text:p>
          </table:table-cell>
          <table:table-cell table:style-name="ce128"/>
          <table:table-cell office:value-type="float" office:value="17510.583333333336" table:style-name="ce74">
            <text:p>17,511</text:p>
          </table:table-cell>
          <table:table-cell office:value-type="currency" office:value="18836386.25" table:style-name="ce122">
            <text:p>£18,836,386</text:p>
          </table:table-cell>
          <table:table-cell table:number-columns-repeated="16359"/>
        </table:table-row>
        <table:table-row table:style-name="ro7">
          <table:table-cell office:value-type="float" office:value="851" table:style-name="ce56">
            <text:p>851</text:p>
          </table:table-cell>
          <table:table-cell office:value-type="string" table:style-name="ce130">
            <text:p>Portsmouth</text:p>
          </table:table-cell>
          <table:table-cell office:value-type="float" office:value="25424" table:style-name="ce125">
            <text:p>25,424</text:p>
          </table:table-cell>
          <table:table-cell table:style-name="ce125"/>
          <table:table-cell office:value-type="float" office:value="16413" table:style-name="ce125">
            <text:p>16,413</text:p>
          </table:table-cell>
          <table:table-cell office:value-type="float" office:value="5057" table:style-name="ce125">
            <text:p>5,057</text:p>
          </table:table-cell>
          <table:table-cell office:value-type="percentage" office:value="0.30810942545543168" table:style-name="ce124">
            <text:p>30.8%</text:p>
          </table:table-cell>
          <table:table-cell office:value-type="float" office:value="6675240" table:style-name="ce125">
            <text:p>6,675,240</text:p>
          </table:table-cell>
          <table:table-cell table:style-name="ce78"/>
          <table:table-cell office:value-type="float" office:value="9010.9999999999982" table:style-name="ce125">
            <text:p>9,011</text:p>
          </table:table-cell>
          <table:table-cell office:value-type="float" office:value="3173.916666666667" table:style-name="ce125">
            <text:p>3,174</text:p>
          </table:table-cell>
          <table:table-cell office:value-type="percentage" office:value="0.35222690785336452" table:style-name="ce124">
            <text:p>35.2%</text:p>
          </table:table-cell>
          <table:table-cell office:value-type="float" office:value="2967612.083333333" table:style-name="ce125">
            <text:p>2,967,612</text:p>
          </table:table-cell>
          <table:table-cell table:style-name="ce78"/>
          <table:table-cell office:value-type="float" office:value="913.41666666666663" table:style-name="ce125">
            <text:p>913</text:p>
          </table:table-cell>
          <table:table-cell office:value-type="currency" office:value="274025" table:style-name="ce128">
            <text:p>£274,025</text:p>
          </table:table-cell>
          <table:table-cell table:style-name="ce131"/>
          <table:table-cell office:value-type="float" office:value="126.41666666666667" table:style-name="ce125">
            <text:p>126</text:p>
          </table:table-cell>
          <table:table-cell office:value-type="currency" office:value="290758.33333333337" table:style-name="ce128">
            <text:p>£290,758</text:p>
          </table:table-cell>
          <table:table-cell table:style-name="ce131"/>
          <table:table-cell office:value-type="float" office:value="316" table:style-name="ce125">
            <text:p>316</text:p>
          </table:table-cell>
          <table:table-cell office:value-type="currency" office:value="726800" table:style-name="ce128">
            <text:p>£726,800</text:p>
          </table:table-cell>
          <table:table-cell table:style-name="ce128"/>
          <table:table-cell office:value-type="float" office:value="9586.75" table:style-name="ce74">
            <text:p>9,587</text:p>
          </table:table-cell>
          <table:table-cell office:value-type="currency" office:value="10934435.416666666" table:style-name="ce122">
            <text:p>£10,934,435</text:p>
          </table:table-cell>
          <table:table-cell table:number-columns-repeated="16359"/>
        </table:table-row>
        <table:table-row table:style-name="ro7">
          <table:table-cell office:value-type="float" office:value="870" table:style-name="ce56">
            <text:p>870</text:p>
          </table:table-cell>
          <table:table-cell office:value-type="string" table:style-name="ce130">
            <text:p>Reading</text:p>
          </table:table-cell>
          <table:table-cell office:value-type="float" office:value="20156" table:style-name="ce125">
            <text:p>20,156</text:p>
          </table:table-cell>
          <table:table-cell table:style-name="ce125"/>
          <table:table-cell office:value-type="float" office:value="13500" table:style-name="ce125">
            <text:p>13,500</text:p>
          </table:table-cell>
          <table:table-cell office:value-type="float" office:value="2987.5" table:style-name="ce125">
            <text:p>2,988</text:p>
          </table:table-cell>
          <table:table-cell office:value-type="percentage" office:value="0.2212962962962963" table:style-name="ce124">
            <text:p>22.1%</text:p>
          </table:table-cell>
          <table:table-cell office:value-type="float" office:value="3943500" table:style-name="ce125">
            <text:p>3,943,500</text:p>
          </table:table-cell>
          <table:table-cell table:style-name="ce78"/>
          <table:table-cell office:value-type="float" office:value="6655.9999999999991" table:style-name="ce125">
            <text:p>6,656</text:p>
          </table:table-cell>
          <table:table-cell office:value-type="float" office:value="1648.5" table:style-name="ce125">
            <text:p>1,649</text:p>
          </table:table-cell>
          <table:table-cell office:value-type="percentage" office:value="0.24767127403846156" table:style-name="ce124">
            <text:p>24.8%</text:p>
          </table:table-cell>
          <table:table-cell office:value-type="float" office:value="1541347.5" table:style-name="ce125">
            <text:p>1,541,348</text:p>
          </table:table-cell>
          <table:table-cell table:style-name="ce78"/>
          <table:table-cell office:value-type="float" office:value="36.583333333333329" table:style-name="ce125">
            <text:p>37</text:p>
          </table:table-cell>
          <table:table-cell office:value-type="currency" office:value="10975" table:style-name="ce128">
            <text:p>£10,975</text:p>
          </table:table-cell>
          <table:table-cell table:style-name="ce131"/>
          <table:table-cell office:value-type="float" office:value="90.75" table:style-name="ce125">
            <text:p>91</text:p>
          </table:table-cell>
          <table:table-cell office:value-type="currency" office:value="208725.00000000003" table:style-name="ce128">
            <text:p>£208,725</text:p>
          </table:table-cell>
          <table:table-cell table:style-name="ce131"/>
          <table:table-cell office:value-type="float" office:value="212" table:style-name="ce125">
            <text:p>212</text:p>
          </table:table-cell>
          <table:table-cell office:value-type="currency" office:value="487600" table:style-name="ce128">
            <text:p>£487,600</text:p>
          </table:table-cell>
          <table:table-cell table:style-name="ce128"/>
          <table:table-cell office:value-type="float" office:value="4975.333333333333" table:style-name="ce74">
            <text:p>4,975</text:p>
          </table:table-cell>
          <table:table-cell office:value-type="currency" office:value="6192147.5" table:style-name="ce122">
            <text:p>£6,192,148</text:p>
          </table:table-cell>
          <table:table-cell table:number-columns-repeated="16359"/>
        </table:table-row>
        <table:table-row table:style-name="ro7">
          <table:table-cell office:value-type="float" office:value="871" table:style-name="ce56">
            <text:p>871</text:p>
          </table:table-cell>
          <table:table-cell office:value-type="string" table:style-name="ce130">
            <text:p>Slough</text:p>
          </table:table-cell>
          <table:table-cell office:value-type="float" office:value="27624.5" table:style-name="ce125">
            <text:p>27,625</text:p>
          </table:table-cell>
          <table:table-cell table:style-name="ce125"/>
          <table:table-cell office:value-type="float" office:value="16971.5" table:style-name="ce125">
            <text:p>16,972</text:p>
          </table:table-cell>
          <table:table-cell office:value-type="float" office:value="3179.3333333333335" table:style-name="ce125">
            <text:p>3,179</text:p>
          </table:table-cell>
          <table:table-cell office:value-type="percentage" office:value="0.18733366722642864" table:style-name="ce124">
            <text:p>18.7%</text:p>
          </table:table-cell>
          <table:table-cell office:value-type="float" office:value="4196720" table:style-name="ce125">
            <text:p>4,196,720</text:p>
          </table:table-cell>
          <table:table-cell table:style-name="ce78"/>
          <table:table-cell office:value-type="float" office:value="10653" table:style-name="ce125">
            <text:p>10,653</text:p>
          </table:table-cell>
          <table:table-cell office:value-type="float" office:value="2612.5" table:style-name="ce125">
            <text:p>2,613</text:p>
          </table:table-cell>
          <table:table-cell office:value-type="percentage" office:value="0.24523608373228198" table:style-name="ce124">
            <text:p>24.5%</text:p>
          </table:table-cell>
          <table:table-cell office:value-type="float" office:value="2442687.5" table:style-name="ce125">
            <text:p>2,442,688</text:p>
          </table:table-cell>
          <table:table-cell table:style-name="ce78"/>
          <table:table-cell office:value-type="float" office:value="19" table:style-name="ce125">
            <text:p>19</text:p>
          </table:table-cell>
          <table:table-cell office:value-type="currency" office:value="5700" table:style-name="ce128">
            <text:p>£5,700</text:p>
          </table:table-cell>
          <table:table-cell table:style-name="ce131"/>
          <table:table-cell office:value-type="float" office:value="78.166666666666671" table:style-name="ce125">
            <text:p>78</text:p>
          </table:table-cell>
          <table:table-cell office:value-type="currency" office:value="179783.33333333334" table:style-name="ce128">
            <text:p>£179,783</text:p>
          </table:table-cell>
          <table:table-cell table:style-name="ce131"/>
          <table:table-cell office:value-type="float" office:value="168" table:style-name="ce125">
            <text:p>168</text:p>
          </table:table-cell>
          <table:table-cell office:value-type="currency" office:value="386400" table:style-name="ce128">
            <text:p>£386,400</text:p>
          </table:table-cell>
          <table:table-cell table:style-name="ce128"/>
          <table:table-cell office:value-type="float" office:value="6057.0000000000009" table:style-name="ce74">
            <text:p>6,057</text:p>
          </table:table-cell>
          <table:table-cell office:value-type="currency" office:value="7211290.833333333" table:style-name="ce122">
            <text:p>£7,211,291</text:p>
          </table:table-cell>
          <table:table-cell table:number-columns-repeated="16359"/>
        </table:table-row>
        <table:table-row table:style-name="ro7">
          <table:table-cell office:value-type="float" office:value="852" table:style-name="ce56">
            <text:p>852</text:p>
          </table:table-cell>
          <table:table-cell office:value-type="string" table:style-name="ce130">
            <text:p>Southampton</text:p>
          </table:table-cell>
          <table:table-cell office:value-type="float" office:value="30974.5" table:style-name="ce125">
            <text:p>30,975</text:p>
          </table:table-cell>
          <table:table-cell table:style-name="ce125"/>
          <table:table-cell office:value-type="float" office:value="20350" table:style-name="ce125">
            <text:p>20,350</text:p>
          </table:table-cell>
          <table:table-cell office:value-type="float" office:value="5826.25" table:style-name="ce125">
            <text:p>5,826</text:p>
          </table:table-cell>
          <table:table-cell office:value-type="percentage" office:value="0.28630221130221128" table:style-name="ce124">
            <text:p>28.6%</text:p>
          </table:table-cell>
          <table:table-cell office:value-type="float" office:value="7690650" table:style-name="ce125">
            <text:p>7,690,650</text:p>
          </table:table-cell>
          <table:table-cell table:style-name="ce78"/>
          <table:table-cell office:value-type="float" office:value="10624.5" table:style-name="ce125">
            <text:p>10,625</text:p>
          </table:table-cell>
          <table:table-cell office:value-type="float" office:value="3702.5" table:style-name="ce125">
            <text:p>3,703</text:p>
          </table:table-cell>
          <table:table-cell office:value-type="percentage" office:value="0.34848698762294694" table:style-name="ce124">
            <text:p>34.8%</text:p>
          </table:table-cell>
          <table:table-cell office:value-type="float" office:value="3461837.5" table:style-name="ce125">
            <text:p>3,461,838</text:p>
          </table:table-cell>
          <table:table-cell table:style-name="ce78"/>
          <table:table-cell office:value-type="float" office:value="106" table:style-name="ce125">
            <text:p>106</text:p>
          </table:table-cell>
          <table:table-cell office:value-type="currency" office:value="31800" table:style-name="ce128">
            <text:p>£31,800</text:p>
          </table:table-cell>
          <table:table-cell table:style-name="ce131"/>
          <table:table-cell office:value-type="float" office:value="146" table:style-name="ce125">
            <text:p>146</text:p>
          </table:table-cell>
          <table:table-cell office:value-type="currency" office:value="335800" table:style-name="ce128">
            <text:p>£335,800</text:p>
          </table:table-cell>
          <table:table-cell table:style-name="ce131"/>
          <table:table-cell office:value-type="float" office:value="463" table:style-name="ce125">
            <text:p>463</text:p>
          </table:table-cell>
          <table:table-cell office:value-type="currency" office:value="1064900" table:style-name="ce128">
            <text:p>£1,064,900</text:p>
          </table:table-cell>
          <table:table-cell table:style-name="ce128"/>
          <table:table-cell office:value-type="float" office:value="10243.75" table:style-name="ce74">
            <text:p>10,244</text:p>
          </table:table-cell>
          <table:table-cell office:value-type="currency" office:value="12584987.5" table:style-name="ce122">
            <text:p>£12,584,988</text:p>
          </table:table-cell>
          <table:table-cell table:number-columns-repeated="16359"/>
        </table:table-row>
        <table:table-row table:style-name="ro7">
          <table:table-cell office:value-type="float" office:value="936" table:style-name="ce56">
            <text:p>936</text:p>
          </table:table-cell>
          <table:table-cell office:value-type="string" table:style-name="ce130">
            <text:p>Surrey</text:p>
          </table:table-cell>
          <table:table-cell office:value-type="float" office:value="145601.5" table:style-name="ce125">
            <text:p>145,602</text:p>
          </table:table-cell>
          <table:table-cell table:style-name="ce125"/>
          <table:table-cell office:value-type="float" office:value="90610.5" table:style-name="ce125">
            <text:p>90,611</text:p>
          </table:table-cell>
          <table:table-cell office:value-type="float" office:value="11657.916666666666" table:style-name="ce125">
            <text:p>11,658</text:p>
          </table:table-cell>
          <table:table-cell office:value-type="percentage" office:value="0.12865966600633111" table:style-name="ce124">
            <text:p>12.9%</text:p>
          </table:table-cell>
          <table:table-cell office:value-type="float" office:value="15388450" table:style-name="ce125">
            <text:p>15,388,450</text:p>
          </table:table-cell>
          <table:table-cell table:style-name="ce78"/>
          <table:table-cell office:value-type="float" office:value="54991" table:style-name="ce125">
            <text:p>54,991</text:p>
          </table:table-cell>
          <table:table-cell office:value-type="float" office:value="9385.2916666666679" table:style-name="ce125">
            <text:p>9,385</text:p>
          </table:table-cell>
          <table:table-cell office:value-type="percentage" office:value="0.17066959441848062" table:style-name="ce124">
            <text:p>17.1%</text:p>
          </table:table-cell>
          <table:table-cell office:value-type="float" office:value="8775247.7083333321" table:style-name="ce125">
            <text:p>8,775,248</text:p>
          </table:table-cell>
          <table:table-cell table:style-name="ce78"/>
          <table:table-cell office:value-type="float" office:value="1303.5833333333335" table:style-name="ce125">
            <text:p>1,304</text:p>
          </table:table-cell>
          <table:table-cell office:value-type="currency" office:value="391075" table:style-name="ce128">
            <text:p>£391,075</text:p>
          </table:table-cell>
          <table:table-cell table:style-name="ce131"/>
          <table:table-cell office:value-type="float" office:value="890.5" table:style-name="ce125">
            <text:p>891</text:p>
          </table:table-cell>
          <table:table-cell office:value-type="currency" office:value="2048150" table:style-name="ce128">
            <text:p>£2,048,150</text:p>
          </table:table-cell>
          <table:table-cell table:style-name="ce131"/>
          <table:table-cell office:value-type="float" office:value="713" table:style-name="ce125">
            <text:p>713</text:p>
          </table:table-cell>
          <table:table-cell office:value-type="currency" office:value="1639900" table:style-name="ce128">
            <text:p>£1,639,900</text:p>
          </table:table-cell>
          <table:table-cell table:style-name="ce128"/>
          <table:table-cell office:value-type="float" office:value="23950.291666666668" table:style-name="ce74">
            <text:p>23,950</text:p>
          </table:table-cell>
          <table:table-cell office:value-type="currency" office:value="28242822.708333332" table:style-name="ce122">
            <text:p>£28,242,823</text:p>
          </table:table-cell>
          <table:table-cell table:number-columns-repeated="16359"/>
        </table:table-row>
        <table:table-row table:style-name="ro7">
          <table:table-cell office:value-type="float" office:value="869" table:style-name="ce56">
            <text:p>869</text:p>
          </table:table-cell>
          <table:table-cell office:value-type="string" table:style-name="ce130">
            <text:p>West Berkshire</text:p>
          </table:table-cell>
          <table:table-cell office:value-type="float" office:value="22815.5" table:style-name="ce125">
            <text:p>22,816</text:p>
          </table:table-cell>
          <table:table-cell table:style-name="ce125"/>
          <table:table-cell office:value-type="float" office:value="13462" table:style-name="ce125">
            <text:p>13,462</text:p>
          </table:table-cell>
          <table:table-cell office:value-type="float" office:value="1609" table:style-name="ce125">
            <text:p>1,609</text:p>
          </table:table-cell>
          <table:table-cell office:value-type="percentage" office:value="0.11952161640172337" table:style-name="ce124">
            <text:p>12.0%</text:p>
          </table:table-cell>
          <table:table-cell office:value-type="float" office:value="2123880" table:style-name="ce125">
            <text:p>2,123,880</text:p>
          </table:table-cell>
          <table:table-cell table:style-name="ce78"/>
          <table:table-cell office:value-type="float" office:value="9353.5" table:style-name="ce125">
            <text:p>9,354</text:p>
          </table:table-cell>
          <table:table-cell office:value-type="float" office:value="1446" table:style-name="ce125">
            <text:p>1,446</text:p>
          </table:table-cell>
          <table:table-cell office:value-type="percentage" office:value="0.15459453680440477" table:style-name="ce124">
            <text:p>15.5%</text:p>
          </table:table-cell>
          <table:table-cell office:value-type="float" office:value="1352010" table:style-name="ce125">
            <text:p>1,352,010</text:p>
          </table:table-cell>
          <table:table-cell table:style-name="ce78"/>
          <table:table-cell office:value-type="float" office:value="311" table:style-name="ce125">
            <text:p>311</text:p>
          </table:table-cell>
          <table:table-cell office:value-type="currency" office:value="93300" table:style-name="ce128">
            <text:p>£93,300</text:p>
          </table:table-cell>
          <table:table-cell table:style-name="ce131"/>
          <table:table-cell office:value-type="float" office:value="162" table:style-name="ce125">
            <text:p>162</text:p>
          </table:table-cell>
          <table:table-cell office:value-type="currency" office:value="372600" table:style-name="ce128">
            <text:p>£372,600</text:p>
          </table:table-cell>
          <table:table-cell table:style-name="ce131"/>
          <table:table-cell office:value-type="float" office:value="135" table:style-name="ce125">
            <text:p>135</text:p>
          </table:table-cell>
          <table:table-cell office:value-type="currency" office:value="310500" table:style-name="ce128">
            <text:p>£310,500</text:p>
          </table:table-cell>
          <table:table-cell table:style-name="ce128"/>
          <table:table-cell office:value-type="float" office:value="3663" table:style-name="ce74">
            <text:p>3,663</text:p>
          </table:table-cell>
          <table:table-cell office:value-type="currency" office:value="4252290" table:style-name="ce122">
            <text:p>£4,252,290</text:p>
          </table:table-cell>
          <table:table-cell table:number-columns-repeated="16359"/>
        </table:table-row>
        <table:table-row table:style-name="ro7">
          <table:table-cell office:value-type="float" office:value="938" table:style-name="ce56">
            <text:p>938</text:p>
          </table:table-cell>
          <table:table-cell office:value-type="string" table:style-name="ce130">
            <text:p>West Sussex</text:p>
          </table:table-cell>
          <table:table-cell office:value-type="float" office:value="107601.5" table:style-name="ce125">
            <text:p>107,602</text:p>
          </table:table-cell>
          <table:table-cell table:style-name="ce125"/>
          <table:table-cell office:value-type="float" office:value="65798.5" table:style-name="ce125">
            <text:p>65,799</text:p>
          </table:table-cell>
          <table:table-cell office:value-type="float" office:value="9225.5833333333339" table:style-name="ce125">
            <text:p>9,226</text:p>
          </table:table-cell>
          <table:table-cell office:value-type="percentage" office:value="0.14020962990544364" table:style-name="ce124">
            <text:p>14.0%</text:p>
          </table:table-cell>
          <table:table-cell office:value-type="float" office:value="12177770" table:style-name="ce125">
            <text:p>12,177,770</text:p>
          </table:table-cell>
          <table:table-cell table:style-name="ce78"/>
          <table:table-cell office:value-type="float" office:value="41803" table:style-name="ce125">
            <text:p>41,803</text:p>
          </table:table-cell>
          <table:table-cell office:value-type="float" office:value="7545.8333333333339" table:style-name="ce125">
            <text:p>7,546</text:p>
          </table:table-cell>
          <table:table-cell office:value-type="percentage" office:value="0.18050937333046274" table:style-name="ce124">
            <text:p>18.1%</text:p>
          </table:table-cell>
          <table:table-cell office:value-type="float" office:value="7055354.166666666" table:style-name="ce125">
            <text:p>7,055,354</text:p>
          </table:table-cell>
          <table:table-cell table:style-name="ce78"/>
          <table:table-cell office:value-type="float" office:value="705" table:style-name="ce125">
            <text:p>705</text:p>
          </table:table-cell>
          <table:table-cell office:value-type="currency" office:value="211500" table:style-name="ce128">
            <text:p>£211,500</text:p>
          </table:table-cell>
          <table:table-cell table:style-name="ce131"/>
          <table:table-cell office:value-type="float" office:value="687.5" table:style-name="ce125">
            <text:p>688</text:p>
          </table:table-cell>
          <table:table-cell office:value-type="currency" office:value="1581250" table:style-name="ce128">
            <text:p>£1,581,250</text:p>
          </table:table-cell>
          <table:table-cell table:style-name="ce131"/>
          <table:table-cell office:value-type="float" office:value="530" table:style-name="ce125">
            <text:p>530</text:p>
          </table:table-cell>
          <table:table-cell office:value-type="currency" office:value="1219000" table:style-name="ce128">
            <text:p>£1,219,000</text:p>
          </table:table-cell>
          <table:table-cell table:style-name="ce128"/>
          <table:table-cell office:value-type="float" office:value="18693.916666666668" table:style-name="ce74">
            <text:p>18,694</text:p>
          </table:table-cell>
          <table:table-cell office:value-type="currency" office:value="22244874.166666664" table:style-name="ce122">
            <text:p>£22,244,874</text:p>
          </table:table-cell>
          <table:table-cell table:number-columns-repeated="16359"/>
        </table:table-row>
        <table:table-row table:style-name="ro7">
          <table:table-cell office:value-type="float" office:value="868" table:style-name="ce56">
            <text:p>868</text:p>
          </table:table-cell>
          <table:table-cell office:value-type="string" table:style-name="ce130">
            <text:p>Windsor and Maidenhead</text:p>
          </table:table-cell>
          <table:table-cell office:value-type="float" office:value="19436" table:style-name="ce125">
            <text:p>19,436</text:p>
          </table:table-cell>
          <table:table-cell table:style-name="ce125"/>
          <table:table-cell office:value-type="float" office:value="11505" table:style-name="ce125">
            <text:p>11,505</text:p>
          </table:table-cell>
          <table:table-cell office:value-type="float" office:value="1280.1666666666665" table:style-name="ce125">
            <text:p>1,280</text:p>
          </table:table-cell>
          <table:table-cell office:value-type="percentage" office:value="0.11127046211791973" table:style-name="ce124">
            <text:p>11.1%</text:p>
          </table:table-cell>
          <table:table-cell office:value-type="float" office:value="1689820" table:style-name="ce125">
            <text:p>1,689,820</text:p>
          </table:table-cell>
          <table:table-cell table:style-name="ce78"/>
          <table:table-cell office:value-type="float" office:value="7931" table:style-name="ce125">
            <text:p>7,931</text:p>
          </table:table-cell>
          <table:table-cell office:value-type="float" office:value="1227" table:style-name="ce125">
            <text:p>1,227</text:p>
          </table:table-cell>
          <table:table-cell office:value-type="percentage" office:value="0.15470936830160131" table:style-name="ce124">
            <text:p>15.5%</text:p>
          </table:table-cell>
          <table:table-cell office:value-type="float" office:value="1147245" table:style-name="ce125">
            <text:p>1,147,245</text:p>
          </table:table-cell>
          <table:table-cell table:style-name="ce78"/>
          <table:table-cell office:value-type="float" office:value="347" table:style-name="ce125">
            <text:p>347</text:p>
          </table:table-cell>
          <table:table-cell office:value-type="currency" office:value="104100" table:style-name="ce128">
            <text:p>£104,100</text:p>
          </table:table-cell>
          <table:table-cell table:style-name="ce131"/>
          <table:table-cell office:value-type="float" office:value="133.58333333333334" table:style-name="ce125">
            <text:p>134</text:p>
          </table:table-cell>
          <table:table-cell office:value-type="currency" office:value="307241.66666666669" table:style-name="ce128">
            <text:p>£307,242</text:p>
          </table:table-cell>
          <table:table-cell table:style-name="ce131"/>
          <table:table-cell office:value-type="float" office:value="85" table:style-name="ce125">
            <text:p>85</text:p>
          </table:table-cell>
          <table:table-cell office:value-type="currency" office:value="195500" table:style-name="ce128">
            <text:p>£195,500</text:p>
          </table:table-cell>
          <table:table-cell table:style-name="ce128"/>
          <table:table-cell office:value-type="float" office:value="3072.75" table:style-name="ce74">
            <text:p>3,073</text:p>
          </table:table-cell>
          <table:table-cell office:value-type="currency" office:value="3443906.6666666665" table:style-name="ce122">
            <text:p>£3,443,907</text:p>
          </table:table-cell>
          <table:table-cell table:number-columns-repeated="16359"/>
        </table:table-row>
        <table:table-row table:style-name="ro7">
          <table:table-cell office:value-type="float" office:value="872" table:style-name="ce56">
            <text:p>872</text:p>
          </table:table-cell>
          <table:table-cell office:value-type="string" table:style-name="ce130">
            <text:p>Wokingham</text:p>
          </table:table-cell>
          <table:table-cell office:value-type="float" office:value="24298.5" table:style-name="ce125">
            <text:p>24,299</text:p>
          </table:table-cell>
          <table:table-cell table:style-name="ce125"/>
          <table:table-cell office:value-type="float" office:value="15194" table:style-name="ce125">
            <text:p>15,194</text:p>
          </table:table-cell>
          <table:table-cell office:value-type="float" office:value="1284.8333333333335" table:style-name="ce125">
            <text:p>1,285</text:p>
          </table:table-cell>
          <table:table-cell office:value-type="percentage" office:value="8.4561888464744869E-2" table:style-name="ce124">
            <text:p>8.5%</text:p>
          </table:table-cell>
          <table:table-cell office:value-type="float" office:value="1695980" table:style-name="ce125">
            <text:p>1,695,980</text:p>
          </table:table-cell>
          <table:table-cell table:style-name="ce78"/>
          <table:table-cell office:value-type="float" office:value="9104.5" table:style-name="ce125">
            <text:p>9,105</text:p>
          </table:table-cell>
          <table:table-cell office:value-type="float" office:value="1287.75" table:style-name="ce125">
            <text:p>1,288</text:p>
          </table:table-cell>
          <table:table-cell office:value-type="percentage" office:value="0.14144104563677301" table:style-name="ce124">
            <text:p>14.1%</text:p>
          </table:table-cell>
          <table:table-cell office:value-type="float" office:value="1204046.25" table:style-name="ce125">
            <text:p>1,204,046</text:p>
          </table:table-cell>
          <table:table-cell table:style-name="ce78"/>
          <table:table-cell office:value-type="float" office:value="151.91666666666669" table:style-name="ce125">
            <text:p>152</text:p>
          </table:table-cell>
          <table:table-cell office:value-type="currency" office:value="45575" table:style-name="ce128">
            <text:p>£45,575</text:p>
          </table:table-cell>
          <table:table-cell table:style-name="ce131"/>
          <table:table-cell office:value-type="float" office:value="196.16666666666666" table:style-name="ce125">
            <text:p>196</text:p>
          </table:table-cell>
          <table:table-cell office:value-type="currency" office:value="451183.33333333331" table:style-name="ce128">
            <text:p>£451,183</text:p>
          </table:table-cell>
          <table:table-cell table:style-name="ce131"/>
          <table:table-cell office:value-type="float" office:value="72" table:style-name="ce125">
            <text:p>72</text:p>
          </table:table-cell>
          <table:table-cell office:value-type="currency" office:value="165600" table:style-name="ce128">
            <text:p>£165,600</text:p>
          </table:table-cell>
          <table:table-cell table:style-name="ce128"/>
          <table:table-cell office:value-type="float" office:value="2992.6666666666665" table:style-name="ce74">
            <text:p>2,993</text:p>
          </table:table-cell>
          <table:table-cell office:value-type="currency" office:value="3562384.5833333335" table:style-name="ce122">
            <text:p>£3,562,385</text:p>
          </table:table-cell>
          <table:table-cell table:number-columns-repeated="16359"/>
        </table:table-row>
        <table:table-row table:style-name="ro7">
          <table:table-cell table:number-columns-repeated="2" table:style-name="ce56"/>
          <table:table-cell table:number-columns-repeated="4" table:style-name="ce125"/>
          <table:table-cell table:style-name="ce124"/>
          <table:table-cell table:style-name="ce128"/>
          <table:table-cell table:style-name="ce78"/>
          <table:table-cell table:number-columns-repeated="2" table:style-name="ce125"/>
          <table:table-cell table:style-name="ce124"/>
          <table:table-cell table:style-name="ce128"/>
          <table:table-cell table:style-name="ce78"/>
          <table:table-cell table:style-name="ce125"/>
          <table:table-cell table:style-name="ce128"/>
          <table:table-cell table:style-name="ce131"/>
          <table:table-cell table:style-name="ce125"/>
          <table:table-cell table:style-name="ce128"/>
          <table:table-cell table:style-name="ce131"/>
          <table:table-cell table:style-name="ce125"/>
          <table:table-cell table:style-name="ce122"/>
          <table:table-cell table:style-name="ce128"/>
          <table:table-cell table:style-name="ce74"/>
          <table:table-cell table:style-name="ce122"/>
          <table:table-cell table:number-columns-repeated="16359"/>
        </table:table-row>
        <table:table-row table:style-name="ro7">
          <table:table-cell table:style-name="ce65"/>
          <table:table-cell office:value-type="string" table:style-name="ce129">
            <text:p>SOUTH WEST (22)</text:p>
          </table:table-cell>
          <table:table-cell office:value-type="float" office:value="691843" table:style-name="ce74">
            <text:p>691,843</text:p>
          </table:table-cell>
          <table:table-cell table:style-name="ce74"/>
          <table:table-cell office:value-type="float" office:value="423089" table:style-name="ce74">
            <text:p>423,089</text:p>
          </table:table-cell>
          <table:table-cell office:value-type="float" office:value="80987.625" table:style-name="ce74">
            <text:p>80,988</text:p>
          </table:table-cell>
          <table:table-cell office:value-type="percentage" office:value="0.1914198312884523" table:style-name="ce121">
            <text:p>19.1%</text:p>
          </table:table-cell>
          <table:table-cell office:value-type="currency" office:value="106895415" table:style-name="ce122">
            <text:p>£106,895,415</text:p>
          </table:table-cell>
          <table:table-cell table:style-name="ce78"/>
          <table:table-cell office:value-type="float" office:value="268754" table:style-name="ce74">
            <text:p>268,754</text:p>
          </table:table-cell>
          <table:table-cell office:value-type="float" office:value="60126.125" table:style-name="ce74">
            <text:p>60,126</text:p>
          </table:table-cell>
          <table:table-cell office:value-type="percentage" office:value="0.22372178646643398" table:style-name="ce121">
            <text:p>22.4%</text:p>
          </table:table-cell>
          <table:table-cell office:value-type="currency" office:value="56192993.541666672" table:style-name="ce122">
            <text:p>£56,192,994</text:p>
          </table:table-cell>
          <table:table-cell table:style-name="ce78"/>
          <table:table-cell office:value-type="float" office:value="21074.666666666668" table:style-name="ce74">
            <text:p>21,075</text:p>
          </table:table-cell>
          <table:table-cell office:value-type="currency" office:value="6321275" table:style-name="ce122">
            <text:p>£6,321,275</text:p>
          </table:table-cell>
          <table:table-cell table:style-name="ce78"/>
          <table:table-cell office:value-type="float" office:value="5195.1666666666679" table:style-name="ce74">
            <text:p>5,195</text:p>
          </table:table-cell>
          <table:table-cell office:value-type="currency" office:value="11948883.333333336" table:style-name="ce122">
            <text:p>£11,948,883</text:p>
          </table:table-cell>
          <table:table-cell table:style-name="ce78"/>
          <table:table-cell office:value-type="float" office:value="4769" table:style-name="ce74">
            <text:p>4,769</text:p>
          </table:table-cell>
          <table:table-cell office:value-type="currency" office:value="10968700" table:style-name="ce122">
            <text:p>£10,968,700</text:p>
          </table:table-cell>
          <table:table-cell table:style-name="ce78"/>
          <table:table-cell office:value-type="float" office:value="172152.58333333331" table:style-name="ce74">
            <text:p>172,153</text:p>
          </table:table-cell>
          <table:table-cell office:value-type="currency" office:value="192327266.87500003" table:style-name="ce122">
            <text:p>£192,327,267</text:p>
          </table:table-cell>
          <table:table-cell table:number-columns-repeated="16359" table:style-name="ce65"/>
        </table:table-row>
        <table:table-row table:style-name="ro7">
          <table:table-cell office:value-type="float" office:value="800" table:style-name="ce56">
            <text:p>800</text:p>
          </table:table-cell>
          <table:table-cell office:value-type="string" table:style-name="ce130">
            <text:p>Bath and North East Somerset</text:p>
          </table:table-cell>
          <table:table-cell office:value-type="float" office:value="24241" table:style-name="ce125">
            <text:p>24,241</text:p>
          </table:table-cell>
          <table:table-cell table:style-name="ce125"/>
          <table:table-cell office:value-type="float" office:value="13267" table:style-name="ce125">
            <text:p>13,267</text:p>
          </table:table-cell>
          <table:table-cell office:value-type="float" office:value="2236.5" table:style-name="ce125">
            <text:p>2,237</text:p>
          </table:table-cell>
          <table:table-cell office:value-type="percentage" office:value="0.16857616642797921" table:style-name="ce124">
            <text:p>16.9%</text:p>
          </table:table-cell>
          <table:table-cell office:value-type="float" office:value="2952180" table:style-name="ce125">
            <text:p>2,952,180</text:p>
          </table:table-cell>
          <table:table-cell table:style-name="ce78"/>
          <table:table-cell office:value-type="float" office:value="10974" table:style-name="ce125">
            <text:p>10,974</text:p>
          </table:table-cell>
          <table:table-cell office:value-type="float" office:value="2003" table:style-name="ce125">
            <text:p>2,003</text:p>
          </table:table-cell>
          <table:table-cell office:value-type="percentage" office:value="0.18252232549662839" table:style-name="ce124">
            <text:p>18.3%</text:p>
          </table:table-cell>
          <table:table-cell office:value-type="float" office:value="1854105" table:style-name="ce125">
            <text:p>1,854,105</text:p>
          </table:table-cell>
          <table:table-cell table:style-name="ce78"/>
          <table:table-cell office:value-type="float" office:value="145" table:style-name="ce125">
            <text:p>145</text:p>
          </table:table-cell>
          <table:table-cell office:value-type="currency" office:value="43500" table:style-name="ce128">
            <text:p>£43,500</text:p>
          </table:table-cell>
          <table:table-cell table:style-name="ce131"/>
          <table:table-cell office:value-type="float" office:value="161" table:style-name="ce125">
            <text:p>161</text:p>
          </table:table-cell>
          <table:table-cell office:value-type="currency" office:value="370300" table:style-name="ce128">
            <text:p>£370,300</text:p>
          </table:table-cell>
          <table:table-cell table:style-name="ce131"/>
          <table:table-cell office:value-type="float" office:value="123" table:style-name="ce125">
            <text:p>123</text:p>
          </table:table-cell>
          <table:table-cell office:value-type="currency" office:value="282900" table:style-name="ce128">
            <text:p>£282,900</text:p>
          </table:table-cell>
          <table:table-cell table:style-name="ce128"/>
          <table:table-cell office:value-type="float" office:value="4668.5" table:style-name="ce74">
            <text:p>4,669</text:p>
          </table:table-cell>
          <table:table-cell office:value-type="currency" office:value="5502985" table:style-name="ce122">
            <text:p>£5,502,985</text:p>
          </table:table-cell>
          <table:table-cell table:number-columns-repeated="16359"/>
        </table:table-row>
        <table:table-row table:style-name="ro7">
          <table:table-cell office:value-type="float" office:value="837" table:style-name="ce56">
            <text:p>837</text:p>
          </table:table-cell>
          <table:table-cell office:value-type="string" table:style-name="ce130">
            <text:p>Bournemouth</text:p>
          </table:table-cell>
          <table:table-cell office:value-type="float" office:value="21835" table:style-name="ce125">
            <text:p>21,835</text:p>
          </table:table-cell>
          <table:table-cell table:style-name="ce125"/>
          <table:table-cell office:value-type="float" office:value="13495" table:style-name="ce125">
            <text:p>13,495</text:p>
          </table:table-cell>
          <table:table-cell office:value-type="float" office:value="2482.8333333333335" table:style-name="ce125">
            <text:p>2,483</text:p>
          </table:table-cell>
          <table:table-cell office:value-type="percentage" office:value="0.18398172162529333" table:style-name="ce124">
            <text:p>18.4%</text:p>
          </table:table-cell>
          <table:table-cell office:value-type="float" office:value="3277340" table:style-name="ce125">
            <text:p>3,277,340</text:p>
          </table:table-cell>
          <table:table-cell table:style-name="ce78"/>
          <table:table-cell office:value-type="float" office:value="8340" table:style-name="ce125">
            <text:p>8,340</text:p>
          </table:table-cell>
          <table:table-cell office:value-type="float" office:value="2005.75" table:style-name="ce125">
            <text:p>2,006</text:p>
          </table:table-cell>
          <table:table-cell office:value-type="percentage" office:value="0.24049760191846523" table:style-name="ce124">
            <text:p>24.0%</text:p>
          </table:table-cell>
          <table:table-cell office:value-type="float" office:value="1875376.25" table:style-name="ce125">
            <text:p>1,875,376</text:p>
          </table:table-cell>
          <table:table-cell table:style-name="ce78"/>
          <table:table-cell office:value-type="float" office:value="150.41666666666666" table:style-name="ce125">
            <text:p>150</text:p>
          </table:table-cell>
          <table:table-cell office:value-type="currency" office:value="45125" table:style-name="ce128">
            <text:p>£45,125</text:p>
          </table:table-cell>
          <table:table-cell table:style-name="ce131"/>
          <table:table-cell office:value-type="float" office:value="152" table:style-name="ce125">
            <text:p>152</text:p>
          </table:table-cell>
          <table:table-cell office:value-type="currency" office:value="349600" table:style-name="ce128">
            <text:p>£349,600</text:p>
          </table:table-cell>
          <table:table-cell table:style-name="ce131"/>
          <table:table-cell office:value-type="float" office:value="178" table:style-name="ce125">
            <text:p>178</text:p>
          </table:table-cell>
          <table:table-cell office:value-type="currency" office:value="409400" table:style-name="ce128">
            <text:p>£409,400</text:p>
          </table:table-cell>
          <table:table-cell table:style-name="ce128"/>
          <table:table-cell office:value-type="float" office:value="4969.0000000000009" table:style-name="ce74">
            <text:p>4,969</text:p>
          </table:table-cell>
          <table:table-cell office:value-type="currency" office:value="5956841.25" table:style-name="ce122">
            <text:p>£5,956,841</text:p>
          </table:table-cell>
          <table:table-cell table:number-columns-repeated="16359"/>
        </table:table-row>
        <table:table-row table:style-name="ro7">
          <table:table-cell office:value-type="float" office:value="801" table:style-name="ce56">
            <text:p>801</text:p>
          </table:table-cell>
          <table:table-cell office:value-type="string" table:style-name="ce130">
            <text:p>Bristol, City of</text:p>
          </table:table-cell>
          <table:table-cell office:value-type="float" office:value="54862" table:style-name="ce125">
            <text:p>54,862</text:p>
          </table:table-cell>
          <table:table-cell table:style-name="ce125"/>
          <table:table-cell office:value-type="float" office:value="36655.5" table:style-name="ce125">
            <text:p>36,656</text:p>
          </table:table-cell>
          <table:table-cell office:value-type="float" office:value="9889.7916666666679" table:style-name="ce125">
            <text:p>9,890</text:p>
          </table:table-cell>
          <table:table-cell office:value-type="percentage" office:value="0.26980375841733623" table:style-name="ce124">
            <text:p>27.0%</text:p>
          </table:table-cell>
          <table:table-cell office:value-type="float" office:value="13054525" table:style-name="ce125">
            <text:p>13,054,525</text:p>
          </table:table-cell>
          <table:table-cell table:style-name="ce78"/>
          <table:table-cell office:value-type="float" office:value="18206.499999999996" table:style-name="ce125">
            <text:p>18,207</text:p>
          </table:table-cell>
          <table:table-cell office:value-type="float" office:value="6305.5" table:style-name="ce125">
            <text:p>6,306</text:p>
          </table:table-cell>
          <table:table-cell office:value-type="percentage" office:value="0.34633235382967631" table:style-name="ce124">
            <text:p>34.6%</text:p>
          </table:table-cell>
          <table:table-cell office:value-type="float" office:value="5895642.5" table:style-name="ce125">
            <text:p>5,895,643</text:p>
          </table:table-cell>
          <table:table-cell table:style-name="ce78"/>
          <table:table-cell office:value-type="float" office:value="92.583333333333343" table:style-name="ce125">
            <text:p>93</text:p>
          </table:table-cell>
          <table:table-cell office:value-type="currency" office:value="27775" table:style-name="ce128">
            <text:p>£27,775</text:p>
          </table:table-cell>
          <table:table-cell table:style-name="ce131"/>
          <table:table-cell office:value-type="float" office:value="393.83333333333331" table:style-name="ce125">
            <text:p>394</text:p>
          </table:table-cell>
          <table:table-cell office:value-type="currency" office:value="905816.66666666663" table:style-name="ce128">
            <text:p>£905,817</text:p>
          </table:table-cell>
          <table:table-cell table:style-name="ce131"/>
          <table:table-cell office:value-type="float" office:value="519" table:style-name="ce125">
            <text:p>519</text:p>
          </table:table-cell>
          <table:table-cell office:value-type="currency" office:value="1193700" table:style-name="ce128">
            <text:p>£1,193,700</text:p>
          </table:table-cell>
          <table:table-cell table:style-name="ce128"/>
          <table:table-cell office:value-type="float" office:value="17200.708333333336" table:style-name="ce74">
            <text:p>17,201</text:p>
          </table:table-cell>
          <table:table-cell office:value-type="currency" office:value="21077459.166666668" table:style-name="ce122">
            <text:p>£21,077,459</text:p>
          </table:table-cell>
          <table:table-cell table:number-columns-repeated="16359"/>
        </table:table-row>
        <table:table-row table:style-name="ro7">
          <table:table-cell office:value-type="float" office:value="908" table:style-name="ce56">
            <text:p>908</text:p>
          </table:table-cell>
          <table:table-cell office:value-type="string" table:style-name="ce130">
            <text:p>Cornwall</text:p>
          </table:table-cell>
          <table:table-cell office:value-type="float" office:value="68498.5" table:style-name="ce125">
            <text:p>68,499</text:p>
          </table:table-cell>
          <table:table-cell table:style-name="ce125"/>
          <table:table-cell office:value-type="float" office:value="41493" table:style-name="ce125">
            <text:p>41,493</text:p>
          </table:table-cell>
          <table:table-cell office:value-type="float" office:value="8537" table:style-name="ce125">
            <text:p>8,537</text:p>
          </table:table-cell>
          <table:table-cell office:value-type="percentage" office:value="0.20574554744173715" table:style-name="ce124">
            <text:p>20.6%</text:p>
          </table:table-cell>
          <table:table-cell office:value-type="float" office:value="11268840" table:style-name="ce125">
            <text:p>11,268,840</text:p>
          </table:table-cell>
          <table:table-cell table:style-name="ce78"/>
          <table:table-cell office:value-type="float" office:value="27005.5" table:style-name="ce125">
            <text:p>27,006</text:p>
          </table:table-cell>
          <table:table-cell office:value-type="float" office:value="6553" table:style-name="ce125">
            <text:p>6,553</text:p>
          </table:table-cell>
          <table:table-cell office:value-type="percentage" office:value="0.24265427412934401" table:style-name="ce124">
            <text:p>24.3%</text:p>
          </table:table-cell>
          <table:table-cell office:value-type="float" office:value="6127055" table:style-name="ce125">
            <text:p>6,127,055</text:p>
          </table:table-cell>
          <table:table-cell table:style-name="ce78"/>
          <table:table-cell office:value-type="float" office:value="2369" table:style-name="ce125">
            <text:p>2,369</text:p>
          </table:table-cell>
          <table:table-cell office:value-type="currency" office:value="710700" table:style-name="ce128">
            <text:p>£710,700</text:p>
          </table:table-cell>
          <table:table-cell table:style-name="ce131"/>
          <table:table-cell office:value-type="float" office:value="670" table:style-name="ce125">
            <text:p>670</text:p>
          </table:table-cell>
          <table:table-cell office:value-type="currency" office:value="1541000" table:style-name="ce128">
            <text:p>£1,541,000</text:p>
          </table:table-cell>
          <table:table-cell table:style-name="ce131"/>
          <table:table-cell office:value-type="float" office:value="375" table:style-name="ce125">
            <text:p>375</text:p>
          </table:table-cell>
          <table:table-cell office:value-type="currency" office:value="862500" table:style-name="ce128">
            <text:p>£862,500</text:p>
          </table:table-cell>
          <table:table-cell table:style-name="ce128"/>
          <table:table-cell office:value-type="float" office:value="18504" table:style-name="ce74">
            <text:p>18,504</text:p>
          </table:table-cell>
          <table:table-cell office:value-type="currency" office:value="20510095" table:style-name="ce122">
            <text:p>£20,510,095</text:p>
          </table:table-cell>
          <table:table-cell table:number-columns-repeated="16359"/>
        </table:table-row>
        <table:table-row table:style-name="ro7">
          <table:table-cell office:value-type="float" office:value="878" table:style-name="ce56">
            <text:p>878</text:p>
          </table:table-cell>
          <table:table-cell office:value-type="string" table:style-name="ce130">
            <text:p>Devon</text:p>
          </table:table-cell>
          <table:table-cell office:value-type="float" office:value="92116" table:style-name="ce125">
            <text:p>92,116</text:p>
          </table:table-cell>
          <table:table-cell table:style-name="ce125"/>
          <table:table-cell office:value-type="float" office:value="56409.5" table:style-name="ce125">
            <text:p>56,410</text:p>
          </table:table-cell>
          <table:table-cell office:value-type="float" office:value="9956.5833333333321" table:style-name="ce125">
            <text:p>9,957</text:p>
          </table:table-cell>
          <table:table-cell office:value-type="percentage" office:value="0.17650543495924148" table:style-name="ce124">
            <text:p>17.7%</text:p>
          </table:table-cell>
          <table:table-cell office:value-type="float" office:value="13142690" table:style-name="ce125">
            <text:p>13,142,690</text:p>
          </table:table-cell>
          <table:table-cell table:style-name="ce78"/>
          <table:table-cell office:value-type="float" office:value="35706.5" table:style-name="ce125">
            <text:p>35,707</text:p>
          </table:table-cell>
          <table:table-cell office:value-type="float" office:value="7696.416666666667" table:style-name="ce125">
            <text:p>7,696</text:p>
          </table:table-cell>
          <table:table-cell office:value-type="percentage" office:value="0.21554665583763927" table:style-name="ce124">
            <text:p>21.6%</text:p>
          </table:table-cell>
          <table:table-cell office:value-type="float" office:value="7196149.583333333" table:style-name="ce125">
            <text:p>7,196,150</text:p>
          </table:table-cell>
          <table:table-cell table:style-name="ce78"/>
          <table:table-cell office:value-type="float" office:value="2007.5833333333335" table:style-name="ce125">
            <text:p>2,008</text:p>
          </table:table-cell>
          <table:table-cell office:value-type="currency" office:value="602275" table:style-name="ce128">
            <text:p>£602,275</text:p>
          </table:table-cell>
          <table:table-cell table:style-name="ce131"/>
          <table:table-cell office:value-type="float" office:value="807.66666666666674" table:style-name="ce125">
            <text:p>808</text:p>
          </table:table-cell>
          <table:table-cell office:value-type="currency" office:value="1857633.3333333335" table:style-name="ce128">
            <text:p>£1,857,633</text:p>
          </table:table-cell>
          <table:table-cell table:style-name="ce131"/>
          <table:table-cell office:value-type="float" office:value="574" table:style-name="ce125">
            <text:p>574</text:p>
          </table:table-cell>
          <table:table-cell office:value-type="currency" office:value="1320200" table:style-name="ce128">
            <text:p>£1,320,200</text:p>
          </table:table-cell>
          <table:table-cell table:style-name="ce128"/>
          <table:table-cell office:value-type="float" office:value="21042.25" table:style-name="ce74">
            <text:p>21,042</text:p>
          </table:table-cell>
          <table:table-cell office:value-type="currency" office:value="24118947.916666664" table:style-name="ce122">
            <text:p>£24,118,948</text:p>
          </table:table-cell>
          <table:table-cell table:number-columns-repeated="16359"/>
        </table:table-row>
        <table:table-row table:style-name="ro7">
          <table:table-cell office:value-type="float" office:value="835" table:style-name="ce56">
            <text:p>835</text:p>
          </table:table-cell>
          <table:table-cell office:value-type="string" table:style-name="ce130">
            <text:p>Dorset</text:p>
          </table:table-cell>
          <table:table-cell office:value-type="float" office:value="51104" table:style-name="ce125">
            <text:p>51,104</text:p>
          </table:table-cell>
          <table:table-cell table:style-name="ce125"/>
          <table:table-cell office:value-type="float" office:value="29578" table:style-name="ce125">
            <text:p>29,578</text:p>
          </table:table-cell>
          <table:table-cell office:value-type="float" office:value="4612.916666666667" table:style-name="ce125">
            <text:p>4,613</text:p>
          </table:table-cell>
          <table:table-cell office:value-type="percentage" office:value="0.15595769378141414" table:style-name="ce124">
            <text:p>15.6%</text:p>
          </table:table-cell>
          <table:table-cell office:value-type="float" office:value="6089050" table:style-name="ce125">
            <text:p>6,089,050</text:p>
          </table:table-cell>
          <table:table-cell table:style-name="ce78"/>
          <table:table-cell office:value-type="float" office:value="21526" table:style-name="ce125">
            <text:p>21,526</text:p>
          </table:table-cell>
          <table:table-cell office:value-type="float" office:value="4205" table:style-name="ce125">
            <text:p>4,205</text:p>
          </table:table-cell>
          <table:table-cell office:value-type="percentage" office:value="0.19534516398773577" table:style-name="ce124">
            <text:p>19.5%</text:p>
          </table:table-cell>
          <table:table-cell office:value-type="float" office:value="3931675" table:style-name="ce125">
            <text:p>3,931,675</text:p>
          </table:table-cell>
          <table:table-cell table:style-name="ce78"/>
          <table:table-cell office:value-type="float" office:value="1855" table:style-name="ce125">
            <text:p>1,855</text:p>
          </table:table-cell>
          <table:table-cell office:value-type="currency" office:value="556500" table:style-name="ce128">
            <text:p>£556,500</text:p>
          </table:table-cell>
          <table:table-cell table:style-name="ce131"/>
          <table:table-cell office:value-type="float" office:value="378.58333333333337" table:style-name="ce125">
            <text:p>379</text:p>
          </table:table-cell>
          <table:table-cell office:value-type="currency" office:value="870741.66666666663" table:style-name="ce128">
            <text:p>£870,742</text:p>
          </table:table-cell>
          <table:table-cell table:style-name="ce131"/>
          <table:table-cell office:value-type="float" office:value="392" table:style-name="ce125">
            <text:p>392</text:p>
          </table:table-cell>
          <table:table-cell office:value-type="currency" office:value="901600" table:style-name="ce128">
            <text:p>£901,600</text:p>
          </table:table-cell>
          <table:table-cell table:style-name="ce128"/>
          <table:table-cell office:value-type="float" office:value="11443.500000000002" table:style-name="ce74">
            <text:p>11,444</text:p>
          </table:table-cell>
          <table:table-cell office:value-type="currency" office:value="12349566.666666666" table:style-name="ce122">
            <text:p>£12,349,567</text:p>
          </table:table-cell>
          <table:table-cell table:number-columns-repeated="16359"/>
        </table:table-row>
        <table:table-row table:style-name="ro7">
          <table:table-cell office:value-type="float" office:value="916" table:style-name="ce56">
            <text:p>916</text:p>
          </table:table-cell>
          <table:table-cell office:value-type="string" table:style-name="ce130">
            <text:p>Gloucestershire</text:p>
          </table:table-cell>
          <table:table-cell office:value-type="float" office:value="80574.5" table:style-name="ce125">
            <text:p>80,575</text:p>
          </table:table-cell>
          <table:table-cell table:style-name="ce125"/>
          <table:table-cell office:value-type="float" office:value="47904" table:style-name="ce125">
            <text:p>47,904</text:p>
          </table:table-cell>
          <table:table-cell office:value-type="float" office:value="8763.5" table:style-name="ce125">
            <text:p>8,764</text:p>
          </table:table-cell>
          <table:table-cell office:value-type="percentage" office:value="0.18293879425517703" table:style-name="ce124">
            <text:p>18.3%</text:p>
          </table:table-cell>
          <table:table-cell office:value-type="float" office:value="11559570" table:style-name="ce125">
            <text:p>11,559,570</text:p>
          </table:table-cell>
          <table:table-cell table:style-name="ce78"/>
          <table:table-cell office:value-type="float" office:value="32670.5" table:style-name="ce125">
            <text:p>32,671</text:p>
          </table:table-cell>
          <table:table-cell office:value-type="float" office:value="6002.4166666666661" table:style-name="ce125">
            <text:p>6,002</text:p>
          </table:table-cell>
          <table:table-cell office:value-type="percentage" office:value="0.1837258893089076" table:style-name="ce124">
            <text:p>18.4%</text:p>
          </table:table-cell>
          <table:table-cell office:value-type="float" office:value="5612259.583333334" table:style-name="ce125">
            <text:p>5,612,260</text:p>
          </table:table-cell>
          <table:table-cell table:style-name="ce78"/>
          <table:table-cell office:value-type="float" office:value="1604.5833333333335" table:style-name="ce125">
            <text:p>1,605</text:p>
          </table:table-cell>
          <table:table-cell office:value-type="currency" office:value="481375" table:style-name="ce128">
            <text:p>£481,375</text:p>
          </table:table-cell>
          <table:table-cell table:style-name="ce131"/>
          <table:table-cell office:value-type="float" office:value="615.58333333333337" table:style-name="ce125">
            <text:p>616</text:p>
          </table:table-cell>
          <table:table-cell office:value-type="currency" office:value="1415841.6666666667" table:style-name="ce128">
            <text:p>£1,415,842</text:p>
          </table:table-cell>
          <table:table-cell table:style-name="ce131"/>
          <table:table-cell office:value-type="float" office:value="532" table:style-name="ce125">
            <text:p>532</text:p>
          </table:table-cell>
          <table:table-cell office:value-type="currency" office:value="1223600" table:style-name="ce128">
            <text:p>£1,223,600</text:p>
          </table:table-cell>
          <table:table-cell table:style-name="ce128"/>
          <table:table-cell office:value-type="float" office:value="17518.083333333332" table:style-name="ce74">
            <text:p>17,518</text:p>
          </table:table-cell>
          <table:table-cell office:value-type="currency" office:value="20292646.250000004" table:style-name="ce122">
            <text:p>£20,292,646</text:p>
          </table:table-cell>
          <table:table-cell table:number-columns-repeated="16359"/>
        </table:table-row>
        <table:table-row table:style-name="ro7">
          <table:table-cell office:value-type="float" office:value="420" table:style-name="ce56">
            <text:p>420</text:p>
          </table:table-cell>
          <table:table-cell office:value-type="string" table:style-name="ce130">
            <text:p>Isles of Scilly</text:p>
          </table:table-cell>
          <table:table-cell office:value-type="float" office:value="236" table:style-name="ce125">
            <text:p>236</text:p>
          </table:table-cell>
          <table:table-cell table:style-name="ce125"/>
          <table:table-cell office:value-type="float" office:value="152" table:style-name="ce125">
            <text:p>152</text:p>
          </table:table-cell>
          <table:table-cell office:value-type="float" office:value="2" table:style-name="ce125">
            <text:p>2</text:p>
          </table:table-cell>
          <table:table-cell office:value-type="percentage" office:value="1.3157894736842105E-2" table:style-name="ce124">
            <text:p>1.3%</text:p>
          </table:table-cell>
          <table:table-cell office:value-type="float" office:value="2640" table:style-name="ce125">
            <text:p>2,640</text:p>
          </table:table-cell>
          <table:table-cell table:style-name="ce78"/>
          <table:table-cell office:value-type="float" office:value="84" table:style-name="ce125">
            <text:p>84</text:p>
          </table:table-cell>
          <table:table-cell office:value-type="float" office:value="10" table:style-name="ce125">
            <text:p>10</text:p>
          </table:table-cell>
          <table:table-cell office:value-type="percentage" office:value="0.11904761904761904" table:style-name="ce124">
            <text:p>11.9%</text:p>
          </table:table-cell>
          <table:table-cell office:value-type="float" office:value="9350" table:style-name="ce125">
            <text:p>9,350</text:p>
          </table:table-cell>
          <table:table-cell table:style-name="ce78"/>
          <table:table-cell office:value-type="float" office:value="0" table:style-name="ce125">
            <text:p>0</text:p>
          </table:table-cell>
          <table:table-cell office:value-type="currency" office:value="0" table:style-name="ce128">
            <text:p>£0</text:p>
          </table:table-cell>
          <table:table-cell table:style-name="ce131"/>
          <table:table-cell office:value-type="float" office:value="0" table:style-name="ce125">
            <text:p>0</text:p>
          </table:table-cell>
          <table:table-cell office:value-type="currency" office:value="0" table:style-name="ce128">
            <text:p>£0</text:p>
          </table:table-cell>
          <table:table-cell table:style-name="ce131"/>
          <table:table-cell office:value-type="float" office:value="0" table:style-name="ce125">
            <text:p>0</text:p>
          </table:table-cell>
          <table:table-cell office:value-type="currency" office:value="0" table:style-name="ce128">
            <text:p>£0</text:p>
          </table:table-cell>
          <table:table-cell table:style-name="ce128"/>
          <table:table-cell office:value-type="float" office:value="12" table:style-name="ce74">
            <text:p>12</text:p>
          </table:table-cell>
          <table:table-cell office:value-type="currency" office:value="11990" table:style-name="ce122">
            <text:p>£11,990</text:p>
          </table:table-cell>
          <table:table-cell table:number-columns-repeated="16359"/>
        </table:table-row>
        <table:table-row table:style-name="ro7">
          <table:table-cell office:value-type="float" office:value="802" table:style-name="ce56">
            <text:p>802</text:p>
          </table:table-cell>
          <table:table-cell office:value-type="string" table:style-name="ce130">
            <text:p>North Somerset</text:p>
          </table:table-cell>
          <table:table-cell office:value-type="float" office:value="28365.5" table:style-name="ce125">
            <text:p>28,366</text:p>
          </table:table-cell>
          <table:table-cell table:style-name="ce125"/>
          <table:table-cell office:value-type="float" office:value="17192" table:style-name="ce125">
            <text:p>17,192</text:p>
          </table:table-cell>
          <table:table-cell office:value-type="float" office:value="2750.8333333333335" table:style-name="ce125">
            <text:p>2,751</text:p>
          </table:table-cell>
          <table:table-cell office:value-type="percentage" office:value="0.16000659221343261" table:style-name="ce124">
            <text:p>16.0%</text:p>
          </table:table-cell>
          <table:table-cell office:value-type="float" office:value="3631100" table:style-name="ce125">
            <text:p>3,631,100</text:p>
          </table:table-cell>
          <table:table-cell table:style-name="ce78"/>
          <table:table-cell office:value-type="float" office:value="11173.5" table:style-name="ce125">
            <text:p>11,174</text:p>
          </table:table-cell>
          <table:table-cell office:value-type="float" office:value="2332" table:style-name="ce125">
            <text:p>2,332</text:p>
          </table:table-cell>
          <table:table-cell office:value-type="percentage" office:value="0.2087081039960621" table:style-name="ce124">
            <text:p>20.9%</text:p>
          </table:table-cell>
          <table:table-cell office:value-type="float" office:value="2180420" table:style-name="ce125">
            <text:p>2,180,420</text:p>
          </table:table-cell>
          <table:table-cell table:style-name="ce78"/>
          <table:table-cell office:value-type="float" office:value="226" table:style-name="ce125">
            <text:p>226</text:p>
          </table:table-cell>
          <table:table-cell office:value-type="currency" office:value="67800" table:style-name="ce128">
            <text:p>£67,800</text:p>
          </table:table-cell>
          <table:table-cell table:style-name="ce131"/>
          <table:table-cell office:value-type="float" office:value="218" table:style-name="ce125">
            <text:p>218</text:p>
          </table:table-cell>
          <table:table-cell office:value-type="currency" office:value="501400" table:style-name="ce128">
            <text:p>£501,400</text:p>
          </table:table-cell>
          <table:table-cell table:style-name="ce131"/>
          <table:table-cell office:value-type="float" office:value="184" table:style-name="ce125">
            <text:p>184</text:p>
          </table:table-cell>
          <table:table-cell office:value-type="currency" office:value="423200" table:style-name="ce128">
            <text:p>£423,200</text:p>
          </table:table-cell>
          <table:table-cell table:style-name="ce128"/>
          <table:table-cell office:value-type="float" office:value="5710.8333333333339" table:style-name="ce74">
            <text:p>5,711</text:p>
          </table:table-cell>
          <table:table-cell office:value-type="currency" office:value="6803920" table:style-name="ce122">
            <text:p>£6,803,920</text:p>
          </table:table-cell>
          <table:table-cell table:number-columns-repeated="16359"/>
        </table:table-row>
        <table:table-row table:style-name="ro7">
          <table:table-cell office:value-type="float" office:value="879" table:style-name="ce56">
            <text:p>879</text:p>
          </table:table-cell>
          <table:table-cell office:value-type="string" table:style-name="ce130">
            <text:p>Plymouth</text:p>
          </table:table-cell>
          <table:table-cell office:value-type="float" office:value="35081.5" table:style-name="ce125">
            <text:p>35,082</text:p>
          </table:table-cell>
          <table:table-cell table:style-name="ce125"/>
          <table:table-cell office:value-type="float" office:value="21198.5" table:style-name="ce125">
            <text:p>21,199</text:p>
          </table:table-cell>
          <table:table-cell office:value-type="float" office:value="5810.166666666667" table:style-name="ce125">
            <text:p>5,810</text:p>
          </table:table-cell>
          <table:table-cell office:value-type="percentage" office:value="0.27408385813461644" table:style-name="ce124">
            <text:p>27.4%</text:p>
          </table:table-cell>
          <table:table-cell office:value-type="float" office:value="7669420" table:style-name="ce125">
            <text:p>7,669,420</text:p>
          </table:table-cell>
          <table:table-cell table:style-name="ce78"/>
          <table:table-cell office:value-type="float" office:value="13883" table:style-name="ce125">
            <text:p>13,883</text:p>
          </table:table-cell>
          <table:table-cell office:value-type="float" office:value="4676.083333333333" table:style-name="ce125">
            <text:p>4,676</text:p>
          </table:table-cell>
          <table:table-cell office:value-type="percentage" office:value="0.33682081202429826" table:style-name="ce124">
            <text:p>33.7%</text:p>
          </table:table-cell>
          <table:table-cell office:value-type="float" office:value="4365904.583333333" table:style-name="ce125">
            <text:p>4,365,905</text:p>
          </table:table-cell>
          <table:table-cell table:style-name="ce78"/>
          <table:table-cell office:value-type="float" office:value="2833.25" table:style-name="ce125">
            <text:p>2,833</text:p>
          </table:table-cell>
          <table:table-cell office:value-type="currency" office:value="848850" table:style-name="ce128">
            <text:p>£848,850</text:p>
          </table:table-cell>
          <table:table-cell table:style-name="ce131"/>
          <table:table-cell office:value-type="float" office:value="241.58333333333331" table:style-name="ce125">
            <text:p>242</text:p>
          </table:table-cell>
          <table:table-cell office:value-type="currency" office:value="555641.66666666663" table:style-name="ce128">
            <text:p>£555,642</text:p>
          </table:table-cell>
          <table:table-cell table:style-name="ce131"/>
          <table:table-cell office:value-type="float" office:value="320" table:style-name="ce125">
            <text:p>320</text:p>
          </table:table-cell>
          <table:table-cell office:value-type="currency" office:value="736000" table:style-name="ce128">
            <text:p>£736,000</text:p>
          </table:table-cell>
          <table:table-cell table:style-name="ce128"/>
          <table:table-cell office:value-type="float" office:value="13881.083333333334" table:style-name="ce74">
            <text:p>13,881</text:p>
          </table:table-cell>
          <table:table-cell office:value-type="currency" office:value="14175816.249999998" table:style-name="ce122">
            <text:p>£14,175,816</text:p>
          </table:table-cell>
          <table:table-cell table:number-columns-repeated="16359"/>
        </table:table-row>
        <table:table-row table:style-name="ro7">
          <table:table-cell office:value-type="float" office:value="836" table:style-name="ce56">
            <text:p>836</text:p>
          </table:table-cell>
          <table:table-cell office:value-type="string" table:style-name="ce130">
            <text:p>Poole</text:p>
          </table:table-cell>
          <table:table-cell office:value-type="float" office:value="17918" table:style-name="ce125">
            <text:p>17,918</text:p>
          </table:table-cell>
          <table:table-cell table:style-name="ce125"/>
          <table:table-cell office:value-type="float" office:value="11060" table:style-name="ce125">
            <text:p>11,060</text:p>
          </table:table-cell>
          <table:table-cell office:value-type="float" office:value="2104.0833333333335" table:style-name="ce125">
            <text:p>2,104</text:p>
          </table:table-cell>
          <table:table-cell office:value-type="percentage" office:value="0.19024261603375528" table:style-name="ce124">
            <text:p>19.0%</text:p>
          </table:table-cell>
          <table:table-cell office:value-type="float" office:value="2777390" table:style-name="ce125">
            <text:p>2,777,390</text:p>
          </table:table-cell>
          <table:table-cell table:style-name="ce78"/>
          <table:table-cell office:value-type="float" office:value="6858" table:style-name="ce125">
            <text:p>6,858</text:p>
          </table:table-cell>
          <table:table-cell office:value-type="float" office:value="1232" table:style-name="ce125">
            <text:p>1,232</text:p>
          </table:table-cell>
          <table:table-cell office:value-type="percentage" office:value="0.17964421114027412" table:style-name="ce124">
            <text:p>18.0%</text:p>
          </table:table-cell>
          <table:table-cell office:value-type="float" office:value="1151920" table:style-name="ce125">
            <text:p>1,151,920</text:p>
          </table:table-cell>
          <table:table-cell table:style-name="ce78"/>
          <table:table-cell office:value-type="float" office:value="311.16666666666669" table:style-name="ce125">
            <text:p>311</text:p>
          </table:table-cell>
          <table:table-cell office:value-type="currency" office:value="93350" table:style-name="ce128">
            <text:p>£93,350</text:p>
          </table:table-cell>
          <table:table-cell table:style-name="ce131"/>
          <table:table-cell office:value-type="float" office:value="107.16666666666667" table:style-name="ce125">
            <text:p>107</text:p>
          </table:table-cell>
          <table:table-cell office:value-type="currency" office:value="246483.33333333334" table:style-name="ce128">
            <text:p>£246,483</text:p>
          </table:table-cell>
          <table:table-cell table:style-name="ce131"/>
          <table:table-cell office:value-type="float" office:value="153" table:style-name="ce125">
            <text:p>153</text:p>
          </table:table-cell>
          <table:table-cell office:value-type="currency" office:value="351900" table:style-name="ce128">
            <text:p>£351,900</text:p>
          </table:table-cell>
          <table:table-cell table:style-name="ce128"/>
          <table:table-cell office:value-type="float" office:value="3907.4166666666665" table:style-name="ce74">
            <text:p>3,907</text:p>
          </table:table-cell>
          <table:table-cell office:value-type="currency" office:value="4621043.333333333" table:style-name="ce122">
            <text:p>£4,621,043</text:p>
          </table:table-cell>
          <table:table-cell table:number-columns-repeated="16359"/>
        </table:table-row>
        <table:table-row table:style-name="ro7">
          <table:table-cell office:value-type="float" office:value="933" table:style-name="ce56">
            <text:p>933</text:p>
          </table:table-cell>
          <table:table-cell office:value-type="string" table:style-name="ce130">
            <text:p>Somerset</text:p>
          </table:table-cell>
          <table:table-cell office:value-type="float" office:value="67036" table:style-name="ce125">
            <text:p>67,036</text:p>
          </table:table-cell>
          <table:table-cell table:style-name="ce125"/>
          <table:table-cell office:value-type="float" office:value="41528" table:style-name="ce125">
            <text:p>41,528</text:p>
          </table:table-cell>
          <table:table-cell office:value-type="float" office:value="8111.083333333333" table:style-name="ce125">
            <text:p>8,111</text:p>
          </table:table-cell>
          <table:table-cell office:value-type="percentage" office:value="0.19531601168689397" table:style-name="ce124">
            <text:p>19.5%</text:p>
          </table:table-cell>
          <table:table-cell office:value-type="float" office:value="10706630" table:style-name="ce125">
            <text:p>10,706,630</text:p>
          </table:table-cell>
          <table:table-cell table:style-name="ce78"/>
          <table:table-cell office:value-type="float" office:value="25508" table:style-name="ce125">
            <text:p>25,508</text:p>
          </table:table-cell>
          <table:table-cell office:value-type="float" office:value="5585.166666666667" table:style-name="ce125">
            <text:p>5,585</text:p>
          </table:table-cell>
          <table:table-cell office:value-type="percentage" office:value="0.21895745125712196" table:style-name="ce124">
            <text:p>21.9%</text:p>
          </table:table-cell>
          <table:table-cell office:value-type="float" office:value="5222130.833333333" table:style-name="ce125">
            <text:p>5,222,131</text:p>
          </table:table-cell>
          <table:table-cell table:style-name="ce78"/>
          <table:table-cell office:value-type="float" office:value="1786.5833333333335" table:style-name="ce125">
            <text:p>1,787</text:p>
          </table:table-cell>
          <table:table-cell office:value-type="currency" office:value="535975" table:style-name="ce128">
            <text:p>£535,975</text:p>
          </table:table-cell>
          <table:table-cell table:style-name="ce131"/>
          <table:table-cell office:value-type="float" office:value="505.16666666666669" table:style-name="ce125">
            <text:p>505</text:p>
          </table:table-cell>
          <table:table-cell office:value-type="currency" office:value="1161883.3333333335" table:style-name="ce128">
            <text:p>£1,161,883</text:p>
          </table:table-cell>
          <table:table-cell table:style-name="ce131"/>
          <table:table-cell office:value-type="float" office:value="416" table:style-name="ce125">
            <text:p>416</text:p>
          </table:table-cell>
          <table:table-cell office:value-type="currency" office:value="956800" table:style-name="ce128">
            <text:p>£956,800</text:p>
          </table:table-cell>
          <table:table-cell table:style-name="ce128"/>
          <table:table-cell office:value-type="float" office:value="16404" table:style-name="ce74">
            <text:p>16,404</text:p>
          </table:table-cell>
          <table:table-cell office:value-type="currency" office:value="18583419.166666664" table:style-name="ce122">
            <text:p>£18,583,419</text:p>
          </table:table-cell>
          <table:table-cell table:number-columns-repeated="16359"/>
        </table:table-row>
        <table:table-row table:style-name="ro7">
          <table:table-cell office:value-type="float" office:value="803" table:style-name="ce56">
            <text:p>803</text:p>
          </table:table-cell>
          <table:table-cell office:value-type="string" table:style-name="ce130">
            <text:p>South Gloucestershire</text:p>
          </table:table-cell>
          <table:table-cell office:value-type="float" office:value="37110.5" table:style-name="ce125">
            <text:p>37,111</text:p>
          </table:table-cell>
          <table:table-cell table:style-name="ce125"/>
          <table:table-cell office:value-type="float" office:value="23811" table:style-name="ce125">
            <text:p>23,811</text:p>
          </table:table-cell>
          <table:table-cell office:value-type="float" office:value="3160.8333333333335" table:style-name="ce125">
            <text:p>3,161</text:p>
          </table:table-cell>
          <table:table-cell office:value-type="percentage" office:value="0.1327467697002786" table:style-name="ce124">
            <text:p>13.3%</text:p>
          </table:table-cell>
          <table:table-cell office:value-type="float" office:value="4172300" table:style-name="ce125">
            <text:p>4,172,300</text:p>
          </table:table-cell>
          <table:table-cell table:style-name="ce78"/>
          <table:table-cell office:value-type="float" office:value="13299.499999999998" table:style-name="ce125">
            <text:p>13,300</text:p>
          </table:table-cell>
          <table:table-cell office:value-type="float" office:value="2608.2916666666665" table:style-name="ce125">
            <text:p>2,608</text:p>
          </table:table-cell>
          <table:table-cell office:value-type="percentage" office:value="0.19611952830306906" table:style-name="ce124">
            <text:p>19.6%</text:p>
          </table:table-cell>
          <table:table-cell office:value-type="float" office:value="2438752.7083333335" table:style-name="ce125">
            <text:p>2,438,753</text:p>
          </table:table-cell>
          <table:table-cell table:style-name="ce78"/>
          <table:table-cell office:value-type="float" office:value="270" table:style-name="ce125">
            <text:p>270</text:p>
          </table:table-cell>
          <table:table-cell office:value-type="currency" office:value="81000" table:style-name="ce128">
            <text:p>£81,000</text:p>
          </table:table-cell>
          <table:table-cell table:style-name="ce131"/>
          <table:table-cell office:value-type="float" office:value="261.41666666666663" table:style-name="ce125">
            <text:p>261</text:p>
          </table:table-cell>
          <table:table-cell office:value-type="currency" office:value="601258.33333333326" table:style-name="ce128">
            <text:p>£601,258</text:p>
          </table:table-cell>
          <table:table-cell table:style-name="ce131"/>
          <table:table-cell office:value-type="float" office:value="155" table:style-name="ce125">
            <text:p>155</text:p>
          </table:table-cell>
          <table:table-cell office:value-type="currency" office:value="356500" table:style-name="ce128">
            <text:p>£356,500</text:p>
          </table:table-cell>
          <table:table-cell table:style-name="ce128"/>
          <table:table-cell office:value-type="float" office:value="6455.541666666667" table:style-name="ce74">
            <text:p>6,456</text:p>
          </table:table-cell>
          <table:table-cell office:value-type="currency" office:value="7649811.041666667" table:style-name="ce122">
            <text:p>£7,649,811</text:p>
          </table:table-cell>
          <table:table-cell table:number-columns-repeated="16359"/>
        </table:table-row>
        <table:table-row table:style-name="ro7">
          <table:table-cell office:value-type="float" office:value="866" table:style-name="ce56">
            <text:p>866</text:p>
          </table:table-cell>
          <table:table-cell office:value-type="string" table:style-name="ce130">
            <text:p>Swindon</text:p>
          </table:table-cell>
          <table:table-cell office:value-type="float" office:value="31984" table:style-name="ce125">
            <text:p>31,984</text:p>
          </table:table-cell>
          <table:table-cell table:style-name="ce125"/>
          <table:table-cell office:value-type="float" office:value="20773" table:style-name="ce125">
            <text:p>20,773</text:p>
          </table:table-cell>
          <table:table-cell office:value-type="float" office:value="4101.5" table:style-name="ce125">
            <text:p>4,102</text:p>
          </table:table-cell>
          <table:table-cell office:value-type="percentage" office:value="0.19744379723679778" table:style-name="ce124">
            <text:p>19.7%</text:p>
          </table:table-cell>
          <table:table-cell office:value-type="float" office:value="5413980" table:style-name="ce125">
            <text:p>5,413,980</text:p>
          </table:table-cell>
          <table:table-cell table:style-name="ce78"/>
          <table:table-cell office:value-type="float" office:value="11210.999999999996" table:style-name="ce125">
            <text:p>11,211</text:p>
          </table:table-cell>
          <table:table-cell office:value-type="float" office:value="2730.9166666666665" table:style-name="ce125">
            <text:p>2,731</text:p>
          </table:table-cell>
          <table:table-cell office:value-type="percentage" office:value="0.24359260250349365" table:style-name="ce124">
            <text:p>24.4%</text:p>
          </table:table-cell>
          <table:table-cell office:value-type="float" office:value="2553407.0833333335" table:style-name="ce125">
            <text:p>2,553,407</text:p>
          </table:table-cell>
          <table:table-cell table:style-name="ce78"/>
          <table:table-cell office:value-type="float" office:value="551.41666666666674" table:style-name="ce125">
            <text:p>551</text:p>
          </table:table-cell>
          <table:table-cell office:value-type="currency" office:value="165425" table:style-name="ce128">
            <text:p>£165,425</text:p>
          </table:table-cell>
          <table:table-cell table:style-name="ce131"/>
          <table:table-cell office:value-type="float" office:value="163.16666666666666" table:style-name="ce125">
            <text:p>163</text:p>
          </table:table-cell>
          <table:table-cell office:value-type="currency" office:value="375283.33333333331" table:style-name="ce128">
            <text:p>£375,283</text:p>
          </table:table-cell>
          <table:table-cell table:style-name="ce131"/>
          <table:table-cell office:value-type="float" office:value="267" table:style-name="ce125">
            <text:p>267</text:p>
          </table:table-cell>
          <table:table-cell office:value-type="currency" office:value="614100" table:style-name="ce128">
            <text:p>£614,100</text:p>
          </table:table-cell>
          <table:table-cell table:style-name="ce128"/>
          <table:table-cell office:value-type="float" office:value="7814" table:style-name="ce74">
            <text:p>7,814</text:p>
          </table:table-cell>
          <table:table-cell office:value-type="currency" office:value="9122195.4166666679" table:style-name="ce122">
            <text:p>£9,122,195</text:p>
          </table:table-cell>
          <table:table-cell table:number-columns-repeated="16359"/>
        </table:table-row>
        <table:table-row table:style-name="ro7">
          <table:table-cell office:value-type="float" office:value="880" table:style-name="ce56">
            <text:p>880</text:p>
          </table:table-cell>
          <table:table-cell office:value-type="string" table:style-name="ce130">
            <text:p>Torbay</text:p>
          </table:table-cell>
          <table:table-cell office:value-type="float" office:value="17525.5" table:style-name="ce125">
            <text:p>17,526</text:p>
          </table:table-cell>
          <table:table-cell table:style-name="ce125"/>
          <table:table-cell office:value-type="float" office:value="10033" table:style-name="ce125">
            <text:p>10,033</text:p>
          </table:table-cell>
          <table:table-cell office:value-type="float" office:value="2966" table:style-name="ce125">
            <text:p>2,966</text:p>
          </table:table-cell>
          <table:table-cell office:value-type="percentage" office:value="0.29562443935014454" table:style-name="ce124">
            <text:p>29.6%</text:p>
          </table:table-cell>
          <table:table-cell office:value-type="float" office:value="3915120" table:style-name="ce125">
            <text:p>3,915,120</text:p>
          </table:table-cell>
          <table:table-cell table:style-name="ce78"/>
          <table:table-cell office:value-type="float" office:value="7492.4999999999991" table:style-name="ce125">
            <text:p>7,493</text:p>
          </table:table-cell>
          <table:table-cell office:value-type="float" office:value="2027.5" table:style-name="ce125">
            <text:p>2,028</text:p>
          </table:table-cell>
          <table:table-cell office:value-type="percentage" office:value="0.27060393727060394" table:style-name="ce124">
            <text:p>27.1%</text:p>
          </table:table-cell>
          <table:table-cell office:value-type="float" office:value="1895712.5" table:style-name="ce125">
            <text:p>1,895,713</text:p>
          </table:table-cell>
          <table:table-cell table:style-name="ce78"/>
          <table:table-cell office:value-type="float" office:value="168" table:style-name="ce125">
            <text:p>168</text:p>
          </table:table-cell>
          <table:table-cell office:value-type="currency" office:value="50400" table:style-name="ce128">
            <text:p>£50,400</text:p>
          </table:table-cell>
          <table:table-cell table:style-name="ce131"/>
          <table:table-cell office:value-type="float" office:value="116" table:style-name="ce125">
            <text:p>116</text:p>
          </table:table-cell>
          <table:table-cell office:value-type="currency" office:value="266800" table:style-name="ce128">
            <text:p>£266,800</text:p>
          </table:table-cell>
          <table:table-cell table:style-name="ce131"/>
          <table:table-cell office:value-type="float" office:value="245" table:style-name="ce125">
            <text:p>245</text:p>
          </table:table-cell>
          <table:table-cell office:value-type="currency" office:value="563500" table:style-name="ce128">
            <text:p>£563,500</text:p>
          </table:table-cell>
          <table:table-cell table:style-name="ce128"/>
          <table:table-cell office:value-type="float" office:value="5522.5" table:style-name="ce74">
            <text:p>5,523</text:p>
          </table:table-cell>
          <table:table-cell office:value-type="currency" office:value="6691532.5" table:style-name="ce122">
            <text:p>£6,691,533</text:p>
          </table:table-cell>
          <table:table-cell table:number-columns-repeated="16359"/>
        </table:table-row>
        <table:table-row table:style-name="ro7">
          <table:table-cell office:value-type="float" office:value="865" table:style-name="ce56">
            <text:p>865</text:p>
          </table:table-cell>
          <table:table-cell office:value-type="string" table:style-name="ce130">
            <text:p>Wiltshire</text:p>
          </table:table-cell>
          <table:table-cell office:value-type="float" office:value="63355" table:style-name="ce125">
            <text:p>63,355</text:p>
          </table:table-cell>
          <table:table-cell table:style-name="ce125"/>
          <table:table-cell office:value-type="float" office:value="38539.5" table:style-name="ce125">
            <text:p>38,540</text:p>
          </table:table-cell>
          <table:table-cell office:value-type="float" office:value="5502" table:style-name="ce125">
            <text:p>5,502</text:p>
          </table:table-cell>
          <table:table-cell office:value-type="percentage" office:value="0.14276262016891761" table:style-name="ce124">
            <text:p>14.3%</text:p>
          </table:table-cell>
          <table:table-cell office:value-type="float" office:value="7262640" table:style-name="ce125">
            <text:p>7,262,640</text:p>
          </table:table-cell>
          <table:table-cell table:style-name="ce78"/>
          <table:table-cell office:value-type="float" office:value="24815.5" table:style-name="ce125">
            <text:p>24,816</text:p>
          </table:table-cell>
          <table:table-cell office:value-type="float" office:value="4153.0833333333339" table:style-name="ce125">
            <text:p>4,153</text:p>
          </table:table-cell>
          <table:table-cell office:value-type="percentage" office:value="0.16735843861027722" table:style-name="ce124">
            <text:p>16.7%</text:p>
          </table:table-cell>
          <table:table-cell office:value-type="float" office:value="3883132.9166666665" table:style-name="ce125">
            <text:p>3,883,133</text:p>
          </table:table-cell>
          <table:table-cell table:style-name="ce78"/>
          <table:table-cell office:value-type="float" office:value="6704.083333333333" table:style-name="ce125">
            <text:p>6,704</text:p>
          </table:table-cell>
          <table:table-cell office:value-type="currency" office:value="2011225" table:style-name="ce128">
            <text:p>£2,011,225</text:p>
          </table:table-cell>
          <table:table-cell table:style-name="ce131"/>
          <table:table-cell office:value-type="float" office:value="404" table:style-name="ce125">
            <text:p>404</text:p>
          </table:table-cell>
          <table:table-cell office:value-type="currency" office:value="929200" table:style-name="ce128">
            <text:p>£929,200</text:p>
          </table:table-cell>
          <table:table-cell table:style-name="ce131"/>
          <table:table-cell office:value-type="float" office:value="336" table:style-name="ce125">
            <text:p>336</text:p>
          </table:table-cell>
          <table:table-cell office:value-type="currency" office:value="772800" table:style-name="ce128">
            <text:p>£772,800</text:p>
          </table:table-cell>
          <table:table-cell table:style-name="ce128"/>
          <table:table-cell office:value-type="float" office:value="17099.166666666668" table:style-name="ce74">
            <text:p>17,099</text:p>
          </table:table-cell>
          <table:table-cell office:value-type="currency" office:value="14858997.916666666" table:style-name="ce122">
            <text:p>£14,858,998</text:p>
          </table:table-cell>
          <table:table-cell table:number-columns-repeated="16359"/>
        </table:table-row>
        <table:table-row table:style-name="ro7">
          <table:table-cell table:number-columns-repeated="2" table:style-name="ce86"/>
          <table:table-cell table:number-columns-repeated="4" table:style-name="ce134"/>
          <table:table-cell table:style-name="ce135"/>
          <table:table-cell table:style-name="ce136"/>
          <table:table-cell table:number-columns-repeated="3" table:style-name="ce134"/>
          <table:table-cell table:style-name="ce135"/>
          <table:table-cell table:style-name="ce136"/>
          <table:table-cell table:style-name="ce137"/>
          <table:table-cell table:style-name="ce83"/>
          <table:table-cell table:style-name="ce136"/>
          <table:table-cell table:style-name="ce137"/>
          <table:table-cell table:style-name="ce134"/>
          <table:table-cell table:style-name="ce138"/>
          <table:table-cell table:style-name="ce137"/>
          <table:table-cell table:style-name="ce135"/>
          <table:table-cell table:style-name="ce138"/>
          <table:table-cell table:style-name="ce139"/>
          <table:table-cell table:style-name="ce86"/>
          <table:table-cell table:style-name="ce88"/>
          <table:table-cell table:number-columns-repeated="16359"/>
        </table:table-row>
        <table:table-row table:style-name="ro22">
          <table:table-cell table:number-columns-repeated="2" table:style-name="ce56"/>
          <table:table-cell table:number-columns-repeated="4" table:style-name="ce66"/>
          <table:table-cell table:style-name="ce67"/>
          <table:table-cell table:style-name="ce68"/>
          <table:table-cell table:style-name="ce69"/>
          <table:table-cell table:number-columns-repeated="2" table:style-name="ce66"/>
          <table:table-cell table:style-name="ce67"/>
          <table:table-cell table:style-name="ce68"/>
          <table:table-cell table:style-name="ce140"/>
          <table:table-cell table:style-name="ce141"/>
          <table:table-cell table:style-name="ce68"/>
          <table:table-cell table:style-name="ce128"/>
          <table:table-cell table:style-name="ce70"/>
          <table:table-cell table:style-name="ce57"/>
          <table:table-cell table:style-name="ce128"/>
          <table:table-cell table:style-name="ce71"/>
          <table:table-cell table:style-name="ce57"/>
          <table:table-cell table:number-columns-repeated="2" table:style-name="ce56"/>
          <table:table-cell office:value-type="string" table:style-name="ce142">
            <text:p>Source: School Census, <text:s/>AP Census and SSDA903</text:p>
          </table:table-cell>
          <table:table-cell table:number-columns-repeated="16359"/>
        </table:table-row>
        <table:table-row table:style-name="ro23">
          <table:table-cell office:value-type="string" table:style-name="ce143">
            <text:p>NOTES:</text:p>
          </table:table-cell>
          <table:table-cell table:style-name="ce56"/>
          <table:table-cell table:style-name="ce66"/>
          <table:table-cell table:style-name="ce69"/>
          <table:table-cell table:number-columns-repeated="2" table:style-name="ce66"/>
          <table:table-cell table:style-name="ce67"/>
          <table:table-cell table:style-name="ce68"/>
          <table:table-cell table:style-name="ce69"/>
          <table:table-cell table:number-columns-repeated="2" table:style-name="ce66"/>
          <table:table-cell table:style-name="ce67"/>
          <table:table-cell table:style-name="ce68"/>
          <table:table-cell table:style-name="ce140"/>
          <table:table-cell table:style-name="ce141"/>
          <table:table-cell table:style-name="ce68"/>
          <table:table-cell table:style-name="ce128"/>
          <table:table-cell table:style-name="ce70"/>
          <table:table-cell table:style-name="ce57"/>
          <table:table-cell table:style-name="ce128"/>
          <table:table-cell table:style-name="ce71"/>
          <table:table-cell table:style-name="ce57"/>
          <table:table-cell table:number-columns-repeated="2" table:style-name="ce56"/>
          <table:table-cell table:style-name="ce57"/>
          <table:table-cell table:number-columns-repeated="16359"/>
        </table:table-row>
        <table:table-row table:style-name="ro27">
          <table:table-cell office:value-type="string" table:number-columns-spanned="14" table:number-rows-spanned="1" table:style-name="ce157">
            <text:p>x - Local Authorities with less than 5 pupils or a percentage based on less than 5 pupils or an allocation amount based on less than 5 pupils for Service Child <text:s/>Pupil Premium have had their figures suppressed for data protection.</text:p>
          </table:table-cell>
          <table:covered-table-cell table:number-columns-repeated="13"/>
          <table:table-cell table:style-name="ce144"/>
          <table:table-cell table:style-name="ce145"/>
          <table:table-cell table:style-name="ce146"/>
          <table:table-cell table:style-name="ce147"/>
          <table:table-cell table:style-name="ce50"/>
          <table:table-cell table:style-name="ce146"/>
          <table:table-cell table:style-name="ce49"/>
          <table:table-cell table:style-name="ce50"/>
          <table:table-cell table:number-columns-repeated="2" table:style-name="ce51"/>
          <table:table-cell table:style-name="ce50"/>
          <table:table-cell table:number-columns-repeated="16359" table:style-name="ce51"/>
        </table:table-row>
        <table:table-row table:style-name="ro3">
          <table:table-cell office:value-type="string" table:number-columns-spanned="14" table:number-rows-spanned="1" table:style-name="ce61">
            <text:p>1. Includes middle schools as deemed.</text:p>
          </table:table-cell>
          <table:covered-table-cell table:number-columns-repeated="13"/>
          <table:table-cell table:style-name="ce148"/>
          <table:table-cell table:style-name="ce149"/>
          <table:table-cell table:style-name="ce53"/>
          <table:table-cell table:style-name="ce147"/>
          <table:table-cell table:style-name="ce50"/>
          <table:table-cell table:style-name="ce53"/>
          <table:table-cell table:style-name="ce49"/>
          <table:table-cell table:style-name="ce50"/>
          <table:table-cell table:number-columns-repeated="2" table:style-name="ce51"/>
          <table:table-cell table:style-name="ce50"/>
          <table:table-cell table:number-columns-repeated="16359" table:style-name="ce51"/>
        </table:table-row>
        <table:table-row table:style-name="ro3">
          <table:table-cell office:value-type="string" table:number-columns-spanned="14" table:number-rows-spanned="1" table:style-name="ce62">
            <text:p>2. Includes primary academies (including Free Schools) as recorded on the January 2018 census.</text:p>
          </table:table-cell>
          <table:covered-table-cell table:number-columns-repeated="13"/>
          <table:table-cell table:style-name="ce144"/>
          <table:table-cell table:style-name="ce145"/>
          <table:table-cell table:style-name="ce146"/>
          <table:table-cell table:style-name="ce147"/>
          <table:table-cell table:style-name="ce50"/>
          <table:table-cell table:style-name="ce146"/>
          <table:table-cell table:style-name="ce49"/>
          <table:table-cell table:style-name="ce50"/>
          <table:table-cell table:number-columns-repeated="2" table:style-name="ce51"/>
          <table:table-cell table:style-name="ce50"/>
          <table:table-cell table:number-columns-repeated="16359" table:style-name="ce51"/>
        </table:table-row>
        <table:table-row table:style-name="ro3">
          <table:table-cell office:value-type="string" table:number-columns-spanned="14" table:number-rows-spanned="1" table:style-name="ce62">
            <text:p>3. Includes City Technology Colleges and secondary academies (including Free Schools) as recorded on the January 2018 census.</text:p>
          </table:table-cell>
          <table:covered-table-cell table:number-columns-repeated="13"/>
          <table:table-cell table:style-name="ce144"/>
          <table:table-cell table:style-name="ce145"/>
          <table:table-cell table:style-name="ce146"/>
          <table:table-cell table:style-name="ce147"/>
          <table:table-cell table:style-name="ce50"/>
          <table:table-cell table:style-name="ce146"/>
          <table:table-cell table:style-name="ce49"/>
          <table:table-cell table:style-name="ce50"/>
          <table:table-cell table:number-columns-repeated="2" table:style-name="ce51"/>
          <table:table-cell table:style-name="ce50"/>
          <table:table-cell table:number-columns-repeated="16359" table:style-name="ce51"/>
        </table:table-row>
        <table:table-row table:style-name="ro3">
          <table:table-cell office:value-type="string" table:number-columns-spanned="14" table:number-rows-spanned="1" table:style-name="ce61">
            <text:p>4. Includes local authority maintained special schools. This does not include non-maintained special schools and General Hospital Schools.<text:s/></text:p>
          </table:table-cell>
          <table:covered-table-cell table:number-columns-repeated="13"/>
          <table:table-cell table:style-name="ce94"/>
          <table:table-cell table:style-name="ce150"/>
          <table:table-cell table:style-name="ce52"/>
          <table:table-cell table:style-name="ce147"/>
          <table:table-cell table:style-name="ce50"/>
          <table:table-cell table:style-name="ce52"/>
          <table:table-cell table:style-name="ce49"/>
          <table:table-cell table:style-name="ce50"/>
          <table:table-cell table:number-columns-repeated="2" table:style-name="ce51"/>
          <table:table-cell table:style-name="ce50"/>
          <table:table-cell table:number-columns-repeated="16359" table:style-name="ce51"/>
        </table:table-row>
        <table:table-row table:style-name="ro3">
          <table:table-cell office:value-type="string" table:number-columns-spanned="14" table:number-rows-spanned="1" table:style-name="ce61">
            <text:p>5. Includes special academies (including Free Schools).</text:p>
          </table:table-cell>
          <table:covered-table-cell table:number-columns-repeated="13"/>
          <table:table-cell table:style-name="ce94"/>
          <table:table-cell table:style-name="ce150"/>
          <table:table-cell table:style-name="ce52"/>
          <table:table-cell table:style-name="ce147"/>
          <table:table-cell table:style-name="ce50"/>
          <table:table-cell table:style-name="ce52"/>
          <table:table-cell table:style-name="ce49"/>
          <table:table-cell table:style-name="ce50"/>
          <table:table-cell table:number-columns-repeated="2" table:style-name="ce51"/>
          <table:table-cell table:style-name="ce50"/>
          <table:table-cell table:number-columns-repeated="16359" table:style-name="ce51"/>
        </table:table-row>
        <table:table-row table:style-name="ro3">
          <table:table-cell office:value-type="string" table:number-columns-spanned="14" table:number-rows-spanned="1" table:style-name="ce61">
            <text:p>6. Includes Alternative Provision (AP) academies which were formerly Pupil Referral Units (PRU) which have converted and gained academy status.</text:p>
          </table:table-cell>
          <table:covered-table-cell table:number-columns-repeated="13"/>
          <table:table-cell table:style-name="ce94"/>
          <table:table-cell table:style-name="ce150"/>
          <table:table-cell table:style-name="ce52"/>
          <table:table-cell table:style-name="ce147"/>
          <table:table-cell table:style-name="ce50"/>
          <table:table-cell table:style-name="ce52"/>
          <table:table-cell table:style-name="ce49"/>
          <table:table-cell table:style-name="ce50"/>
          <table:table-cell table:number-columns-repeated="2" table:style-name="ce51"/>
          <table:table-cell table:style-name="ce50"/>
          <table:table-cell table:number-columns-repeated="16359" table:style-name="ce51"/>
        </table:table-row>
        <table:table-row table:style-name="ro9">
          <table:table-cell office:value-type="string" table:number-columns-spanned="14" table:number-rows-spanned="1" table:style-name="ce61">
            <text:p>7. Includes pupils aged 4 to 15 as at 31 August 2017 recorded on the January 2018 AP Census with an AP type of independent, non-maintained special school and hospital and pupils aged 4 and above with an AP type of not in school.</text:p>
          </table:table-cell>
          <table:covered-table-cell table:number-columns-repeated="13"/>
          <table:table-cell table:style-name="ce148"/>
          <table:table-cell table:style-name="ce149"/>
          <table:table-cell table:style-name="ce53"/>
          <table:table-cell table:style-name="ce147"/>
          <table:table-cell table:style-name="ce50"/>
          <table:table-cell table:style-name="ce53"/>
          <table:table-cell table:style-name="ce49"/>
          <table:table-cell table:style-name="ce50"/>
          <table:table-cell table:number-columns-repeated="2" table:style-name="ce51"/>
          <table:table-cell table:style-name="ce50"/>
          <table:table-cell table:number-columns-repeated="16359" table:style-name="ce51"/>
        </table:table-row>
        <table:table-row table:style-name="ro9">
          <table:table-cell office:value-type="string" table:number-columns-spanned="14" table:number-rows-spanned="1" table:style-name="ce61">
            <text:p>8. Full time equivalent (FTE) number of pupils aged 4 and over as at 31 August 2017 in Reception to <text:s/>Year 11 (where National Curriculum year groups do not apply, includes pupils aged 4 to 15) as recorded on the January 2018 School and AP Census. FTEs are calculated on the same basis as the Dedicated Schools Grant.</text:p>
          </table:table-cell>
          <table:covered-table-cell table:number-columns-repeated="13"/>
          <table:table-cell table:style-name="ce148"/>
          <table:table-cell table:style-name="ce149"/>
          <table:table-cell table:style-name="ce53"/>
          <table:table-cell table:style-name="ce147"/>
          <table:table-cell table:style-name="ce50"/>
          <table:table-cell table:style-name="ce53"/>
          <table:table-cell table:style-name="ce49"/>
          <table:table-cell table:style-name="ce50"/>
          <table:table-cell table:number-columns-repeated="2" table:style-name="ce51"/>
          <table:table-cell table:style-name="ce50"/>
          <table:table-cell table:number-columns-repeated="16359" table:style-name="ce51"/>
        </table:table-row>
        <table:table-row table:style-name="ro14">
          <table:table-cell office:value-type="string" table:number-columns-spanned="14" table:number-rows-spanned="1" table:style-name="ce61">
            <text:p>9. Full time equivalent (FTE) number of pupils aged 4 and over as at 31 August 2017 in Reception to Year 11 (where National Curriculum year groups do not apply pupils aged 4 to 15) as recorded on the January 2018 School and <text:s/>AP Census who are known to have been eligible for Free School Meals (FSM) in the previous six years (FSM eligibility in the previous six years will be determined by those pupils recorded on the January 2018 <text:s/>School and <text:s/>AP Census who were recorded as known to be eligible for FSM on any of the censuses (School and AP censuses) since Summer 2012, known as Ever 6). FTEs are calculated on the same basis as the Dedicated Schools Grant.</text:p>
          </table:table-cell>
          <table:covered-table-cell table:number-columns-repeated="13"/>
          <table:table-cell table:style-name="ce148"/>
          <table:table-cell table:style-name="ce149"/>
          <table:table-cell table:style-name="ce53"/>
          <table:table-cell table:style-name="ce147"/>
          <table:table-cell table:style-name="ce50"/>
          <table:table-cell table:style-name="ce53"/>
          <table:table-cell table:style-name="ce49"/>
          <table:table-cell table:style-name="ce50"/>
          <table:table-cell table:number-columns-repeated="2" table:style-name="ce51"/>
          <table:table-cell table:style-name="ce50"/>
          <table:table-cell table:number-columns-repeated="16359" table:style-name="ce51"/>
        </table:table-row>
        <table:table-row table:style-name="ro11">
          <table:table-cell office:value-type="string" table:number-columns-spanned="14" table:number-rows-spanned="1" table:style-name="ce61">
            <text:p>10. Full time equivalent (FTE) number of pupils aged 4 and over as at 31 August 2017 in Reception to Year 11 (where National Curriculum year groups do not apply pupils aged 4 to 15) as recorded on the January 2018 School and <text:s/>AP Census who are either:</text:p>
            <text:p><text:s text:c="3"/>• recorded as a Service Child in either January 2013, January 2014, January 2015, January 2016,January 2017 or January 2018 (known as Ever 6); or</text:p>
            <text:p><text:s text:c="3"/>• in receipt of a War Pension Scheme (WPS) or Armed Forces and Reserve Forces Compensation Scheme (AFCS) pension from the Ministry of Defence (MoD) as a result of injury, illness or death caused by Service.</text:p>
            <text:p>FTEs are calculated on the same basis as the Dedicated Schools Grant.</text:p>
          </table:table-cell>
          <table:covered-table-cell table:number-columns-repeated="13"/>
          <table:table-cell table:style-name="ce148"/>
          <table:table-cell table:style-name="ce149"/>
          <table:table-cell table:style-name="ce53"/>
          <table:table-cell table:style-name="ce147"/>
          <table:table-cell table:style-name="ce50"/>
          <table:table-cell table:style-name="ce53"/>
          <table:table-cell table:style-name="ce49"/>
          <table:table-cell table:style-name="ce50"/>
          <table:table-cell table:number-columns-repeated="2" table:style-name="ce51"/>
          <table:table-cell table:style-name="ce50"/>
          <table:table-cell table:number-columns-repeated="16359" table:style-name="ce51"/>
        </table:table-row>
        <table:table-row table:style-name="ro28">
          <table:table-cell office:value-type="string" table:number-columns-spanned="14" table:number-rows-spanned="1" table:style-name="ce63">
            <text:p>11. Full time equivalent (FTE) number of pupils aged 4 and over as at 31 August 2017 in Reception to Year 11 (where National Curriculum year groups do not apply pupils aged 4 to 15) as recorded on the January 2018 School and AP Census who are known to be adopted from care, or are ceased to be looked after through a child arrangement order or who leave care under a special guardianship order or residence order.</text:p>
          </table:table-cell>
          <table:covered-table-cell table:number-columns-repeated="13"/>
          <table:table-cell table:style-name="ce148"/>
          <table:table-cell table:style-name="ce149"/>
          <table:table-cell table:style-name="ce53"/>
          <table:table-cell table:style-name="ce147"/>
          <table:table-cell table:style-name="ce50"/>
          <table:table-cell table:style-name="ce53"/>
          <table:table-cell table:style-name="ce49"/>
          <table:table-cell table:style-name="ce50"/>
          <table:table-cell table:number-columns-repeated="2" table:style-name="ce51"/>
          <table:table-cell table:style-name="ce50"/>
          <table:table-cell table:number-columns-repeated="16359" table:style-name="ce51"/>
        </table:table-row>
        <table:table-row table:style-name="ro9">
          <table:table-cell office:value-type="string" table:number-columns-spanned="14" table:number-rows-spanned="1" table:style-name="ce61">
            <text:p>12. Children aged 4 to 15 (at 31 August 2016) who have been looked after for at least 1 day in the year ending 31 March 2017. This excludes children whose only episode(s) of care during the year was as a result of respite, or were on remand/committed for trial or sentence and accommodated by the local authority. This data has been collected from the 2016-17 Looked After Children Return from local authorities (SSDA903).</text:p>
          </table:table-cell>
          <table:covered-table-cell table:number-columns-repeated="13"/>
          <table:table-cell table:style-name="ce148"/>
          <table:table-cell table:style-name="ce149"/>
          <table:table-cell table:style-name="ce53"/>
          <table:table-cell table:style-name="ce147"/>
          <table:table-cell table:style-name="ce50"/>
          <table:table-cell table:style-name="ce53"/>
          <table:table-cell table:style-name="ce49"/>
          <table:table-cell table:style-name="ce50"/>
          <table:table-cell table:number-columns-repeated="2" table:style-name="ce51"/>
          <table:table-cell table:style-name="ce50"/>
          <table:table-cell table:number-columns-repeated="16359" table:style-name="ce51"/>
        </table:table-row>
        <table:table-row table:style-name="ro3">
          <table:table-cell office:value-type="string" table:number-columns-spanned="14" table:number-rows-spanned="1" table:style-name="ce61">
            <text:p>13. Pupils in National Curriculum year groups Reception to 6 and pupils not following the National Curriculum aged 4 to 10.</text:p>
          </table:table-cell>
          <table:covered-table-cell table:number-columns-repeated="13"/>
          <table:table-cell table:style-name="ce94"/>
          <table:table-cell table:style-name="ce150"/>
          <table:table-cell table:style-name="ce52"/>
          <table:table-cell table:style-name="ce94"/>
          <table:table-cell table:style-name="ce50"/>
          <table:table-cell table:style-name="ce52"/>
          <table:table-cell table:style-name="ce151"/>
          <table:table-cell table:style-name="ce50"/>
          <table:table-cell table:number-columns-repeated="2" table:style-name="ce51"/>
          <table:table-cell table:style-name="ce50"/>
          <table:table-cell table:number-columns-repeated="16359" table:style-name="ce51"/>
        </table:table-row>
        <table:table-row table:style-name="ro3">
          <table:table-cell office:value-type="string" table:number-columns-spanned="14" table:number-rows-spanned="1" table:style-name="ce61">
            <text:p>14. Pupils in National Curriculum year groups 7 to 11 and pupils not following the National Curriculum aged 11 to 15.</text:p>
          </table:table-cell>
          <table:covered-table-cell table:number-columns-repeated="13"/>
          <table:table-cell table:style-name="ce94"/>
          <table:table-cell table:style-name="ce150"/>
          <table:table-cell table:style-name="ce52"/>
          <table:table-cell table:style-name="ce94"/>
          <table:table-cell table:style-name="ce50"/>
          <table:table-cell table:style-name="ce52"/>
          <table:table-cell table:style-name="ce151"/>
          <table:table-cell table:style-name="ce50"/>
          <table:table-cell table:number-columns-repeated="2" table:style-name="ce51"/>
          <table:table-cell table:style-name="ce50"/>
          <table:table-cell table:number-columns-repeated="16359" table:style-name="ce51"/>
        </table:table-row>
        <table:table-row table:style-name="ro14">
          <table:table-cell office:value-type="string" table:number-columns-spanned="14" table:number-rows-spanned="1" table:style-name="ce61">
            <text:p>15. Each primary FSM Ever 6 eligible pupil will attract £1320 through the Pupil Premium. For pupils in maintained primary schools, maintained secondary schools, maintained special schools and PRUs, funding will be passed on via the local authorities. For pupils in academies, special academies and AP academies, the ESFA will pass funding directly to the setting. For pupils in AP settings, funding will be allocated to local authorities to decide whether to pass on funding to the education settings or to hold back funding to manage centrally for the benefit of those pupils it has responsibility for.</text:p>
          </table:table-cell>
          <table:covered-table-cell table:number-columns-repeated="13"/>
          <table:table-cell table:style-name="ce94"/>
          <table:table-cell table:style-name="ce150"/>
          <table:table-cell table:style-name="ce52"/>
          <table:table-cell table:style-name="ce148"/>
          <table:table-cell table:style-name="ce50"/>
          <table:table-cell table:style-name="ce52"/>
          <table:table-cell table:style-name="ce152"/>
          <table:table-cell table:style-name="ce50"/>
          <table:table-cell table:number-columns-repeated="2" table:style-name="ce51"/>
          <table:table-cell table:style-name="ce50"/>
          <table:table-cell table:number-columns-repeated="16359" table:style-name="ce51"/>
        </table:table-row>
        <table:table-row table:style-name="ro14">
          <table:table-cell office:value-type="string" table:number-columns-spanned="14" table:number-rows-spanned="1" table:style-name="ce61">
            <text:p>16. Each secondary FSM Ever 6 eligible pupil will attract £935 through the Pupil Premium. For pupils in maintained primary schools, maintained secondary schools, maintained special schools and PRUs, funding will be passed on via the local authorities. For pupils in academies, special academies and AP academies, the ESFA will pass funding directly to the setting. For pupils in AP settings, funding will be allocated to local authorities to decide whether to pass on funding to the education settings or to hold back funding to manage centrally for the benefit of those pupils it has responsibility for.</text:p>
          </table:table-cell>
          <table:covered-table-cell table:number-columns-repeated="13"/>
          <table:table-cell table:style-name="ce94"/>
          <table:table-cell table:style-name="ce150"/>
          <table:table-cell table:style-name="ce52"/>
          <table:table-cell table:style-name="ce148"/>
          <table:table-cell table:style-name="ce50"/>
          <table:table-cell table:style-name="ce52"/>
          <table:table-cell table:style-name="ce152"/>
          <table:table-cell table:style-name="ce50"/>
          <table:table-cell table:number-columns-repeated="2" table:style-name="ce51"/>
          <table:table-cell table:style-name="ce50"/>
          <table:table-cell table:number-columns-repeated="16359" table:style-name="ce51"/>
        </table:table-row>
        <table:table-row table:style-name="ro29">
          <table:table-cell office:value-type="string" table:number-columns-spanned="14" table:number-rows-spanned="1" table:style-name="ce61">
            <text:p>17. Each Service Child will attract £300 through the Pupil Premium. For pupils in maintained primary schools, maintained secondary schools, maintained special schools and PRUs, funding will be passed on via the local authorities. For pupils in academies, special academies and AP academies, the ESFA will pass funding directly to the setting. For pupils in AP settings, funding will be allocated to local authorities to decide whether to pass on funding to the education settings or to hold back funding to manage centrally for the benefit of those pupils it has responsibility for. Final service child premium allocations will be based on pupils recorded on the January 2018 School, AP and PRU Census who are either:</text:p>
            <text:p><text:s text:c="3"/>• recorded as a Service Child in either January 2013, January 2014, January 2015, January 2016 ,January 2017,or January 2018 (known as Ever 6); or</text:p>
            <text:p><text:s text:c="3"/>• in receipt of a War Pension Scheme (WPS) or Armed Forces and Reserve Forces Compensation Scheme (AFCS) pension from the Ministry of Defence (MoD) as a result of injury, illness or death caused by Service.</text:p>
          </table:table-cell>
          <table:covered-table-cell table:number-columns-repeated="13"/>
          <table:table-cell table:style-name="ce94"/>
          <table:table-cell table:style-name="ce150"/>
          <table:table-cell table:style-name="ce52"/>
          <table:table-cell table:style-name="ce148"/>
          <table:table-cell table:style-name="ce50"/>
          <table:table-cell table:style-name="ce52"/>
          <table:table-cell table:style-name="ce152"/>
          <table:table-cell table:style-name="ce50"/>
          <table:table-cell table:number-columns-repeated="2" table:style-name="ce51"/>
          <table:table-cell table:style-name="ce50"/>
          <table:table-cell table:number-columns-repeated="16359" table:style-name="ce51"/>
        </table:table-row>
        <table:table-row table:style-name="ro30">
          <table:table-cell office:value-type="string" table:number-columns-spanned="13" table:number-rows-spanned="1" table:style-name="ce64">
            <text:p>18. Each pupil adopted from care, those who leave care under a special guardianship order or residence order will attract £2300 through the Pupil Premium Plus. For pupils in maintained primary schools, maintained secondary schools, maintained special schools and PRUs, funding will be passed on via the local authorities. For pupils in academies, special academies and alternative provision academies, the ESFA will pass funding directly to the setting. For pupils in AP settings, funding will be allocated to local authorities to decide whether to pass on funding to the education settings or to hold back funding to manage centrally for the benefit of those pupils it has responsibility for.<text:s/></text:p>
          </table:table-cell>
          <table:covered-table-cell table:number-columns-repeated="12"/>
          <table:table-cell table:style-name="ce56"/>
          <table:table-cell table:style-name="ce70"/>
          <table:table-cell table:style-name="ce57"/>
          <table:table-cell table:style-name="ce56"/>
          <table:table-cell table:style-name="ce147"/>
          <table:table-cell table:style-name="ce50"/>
          <table:table-cell table:style-name="ce56"/>
          <table:table-cell table:style-name="ce49"/>
          <table:table-cell table:style-name="ce50"/>
          <table:table-cell table:number-columns-repeated="2" table:style-name="ce51"/>
          <table:table-cell table:style-name="ce50"/>
          <table:table-cell table:number-columns-repeated="16359" table:style-name="ce51"/>
        </table:table-row>
        <table:table-row table:style-name="ro9">
          <table:table-cell office:value-type="string" table:number-columns-spanned="14" table:number-rows-spanned="1" table:style-name="ce61">
            <text:p>19. Each Looked After Child will attract £2300 through the Pupil Premium Plus and the funding for all looked after children will be allocated via the local authority’s Virtual School Head. Allocations are based on 2017-18 SSDA903 data (till March 2018), but the funding may be used by Virtual School Heads to provide support for any child who is looked after for one day or more during the 2017-18 financial year.</text:p>
          </table:table-cell>
          <table:covered-table-cell table:number-columns-repeated="13"/>
          <table:table-cell table:style-name="ce94"/>
          <table:table-cell table:style-name="ce150"/>
          <table:table-cell table:style-name="ce52"/>
          <table:table-cell table:style-name="ce148"/>
          <table:table-cell table:style-name="ce50"/>
          <table:table-cell table:style-name="ce52"/>
          <table:table-cell table:style-name="ce152"/>
          <table:table-cell table:style-name="ce50"/>
          <table:table-cell table:number-columns-repeated="2" table:style-name="ce51"/>
          <table:table-cell table:style-name="ce50"/>
          <table:table-cell table:number-columns-repeated="16359" table:style-name="ce51"/>
        </table:table-row>
        <table:table-row table:style-name="ro19">
          <table:table-cell office:value-type="string" table:number-columns-spanned="14" table:number-rows-spanned="1" table:style-name="ce64">
            <text:p>20. Each Post-LAC or Looked After Child will attract £2300 through the Pupil Premium Plus. However, they will not be eligible to also receive the Deprivation element of Pupil Premium, regardless of whether they are also flagged as an FSM Ever 6 eligible pupil. Therefore, these allocations include the removal of FSM Ever 6 funding for pupils identified as being a Post-LAC or Looked After Child.<text:s/></text:p>
          </table:table-cell>
          <table:covered-table-cell table:number-columns-repeated="13"/>
          <table:table-cell table:style-name="ce153"/>
          <table:table-cell table:number-columns-repeated="2" table:style-name="ce7"/>
          <table:table-cell table:style-name="ce153"/>
          <table:table-cell table:number-columns-repeated="6" table:style-name="ce7"/>
          <table:table-cell table:style-name="ce154"/>
          <table:table-cell table:number-columns-repeated="16359" table:style-name="ce7"/>
        </table:table-row>
        <table:table-row table:style-name="ro9">
          <table:table-cell office:value-type="string" table:number-columns-spanned="13" table:number-rows-spanned="1" table:style-name="ce64">
            <text:p>21. General hospital schools pupils are not included in the tables (although they remain eligible for the Pupil Premium). Information relating to General hospital schools is taken from the School Level Annual School Census (SLASC), which does not provide information relating to the year group or age of those eligible for Deprivation Pupil Premium.</text:p>
          </table:table-cell>
          <table:covered-table-cell table:number-columns-repeated="12"/>
          <table:table-cell table:style-name="ce56"/>
          <table:table-cell table:style-name="ce70"/>
          <table:table-cell table:style-name="ce57"/>
          <table:table-cell table:style-name="ce56"/>
          <table:table-cell table:style-name="ce147"/>
          <table:table-cell table:style-name="ce50"/>
          <table:table-cell table:style-name="ce56"/>
          <table:table-cell table:style-name="ce49"/>
          <table:table-cell table:style-name="ce50"/>
          <table:table-cell table:number-columns-repeated="2" table:style-name="ce51"/>
          <table:table-cell table:style-name="ce50"/>
          <table:table-cell table:number-columns-repeated="16359" table:style-name="ce51"/>
        </table:table-row>
        <table:table-row table:style-name="ro3">
          <table:table-cell office:value-type="string" table:number-columns-spanned="14" table:number-rows-spanned="1" table:style-name="ce61">
            <text:p>22. There may be discrepancies between the sum of constituent items and totals as shown due to rounding.<text:s/></text:p>
          </table:table-cell>
          <table:covered-table-cell table:number-columns-repeated="13"/>
          <table:table-cell table:style-name="ce94"/>
          <table:table-cell table:style-name="ce150"/>
          <table:table-cell table:style-name="ce52"/>
          <table:table-cell table:style-name="ce147"/>
          <table:table-cell table:style-name="ce50"/>
          <table:table-cell table:style-name="ce52"/>
          <table:table-cell table:style-name="ce49"/>
          <table:table-cell table:style-name="ce50"/>
          <table:table-cell table:number-columns-repeated="2" table:style-name="ce51"/>
          <table:table-cell table:style-name="ce50"/>
          <table:table-cell table:number-columns-repeated="16359" table:style-name="ce51"/>
        </table:table-row>
        <table:table-row table:style-name="ro22">
          <table:table-cell table:number-columns-repeated="2" table:style-name="ce56"/>
          <table:table-cell table:number-columns-repeated="4" table:style-name="ce66"/>
          <table:table-cell table:style-name="ce67"/>
          <table:table-cell table:style-name="ce68"/>
          <table:table-cell table:style-name="ce69"/>
          <table:table-cell table:number-columns-repeated="2" table:style-name="ce66"/>
          <table:table-cell table:style-name="ce67"/>
          <table:table-cell table:style-name="ce68"/>
          <table:table-cell table:style-name="ce128"/>
          <table:table-cell table:style-name="ce66"/>
          <table:table-cell table:style-name="ce68"/>
          <table:table-cell table:style-name="ce128"/>
          <table:table-cell table:style-name="ce147"/>
          <table:table-cell table:style-name="ce50"/>
          <table:table-cell table:style-name="ce128"/>
          <table:table-cell table:style-name="ce49"/>
          <table:table-cell table:style-name="ce50"/>
          <table:table-cell table:number-columns-repeated="2" table:style-name="ce51"/>
          <table:table-cell table:style-name="ce50"/>
          <table:table-cell table:number-columns-repeated="16359" table:style-name="ce51"/>
        </table:table-row>
        <table:table-row table:number-rows-repeated="1048365" table:style-name="ro22">
          <table:table-cell table:number-columns-repeated="16384"/>
        </table:table-row>
      </table:table>
      <table:table table:name="Parliamentary_Constituency" table:style-name="ta1">
        <table:table-column table:style-name="co40" table:default-cell-style-name="ce3"/>
        <table:table-column table:style-name="co41" table:default-cell-style-name="ce3"/>
        <table:table-column table:style-name="co32" table:default-cell-style-name="ce23"/>
        <table:table-column table:style-name="co28" table:default-cell-style-name="ce23"/>
        <table:table-column table:style-name="co4" table:default-cell-style-name="ce23"/>
        <table:table-column table:style-name="co42" table:default-cell-style-name="ce158"/>
        <table:table-column table:style-name="co7" table:default-cell-style-name="ce159"/>
        <table:table-column table:style-name="co28" table:default-cell-style-name="ce158"/>
        <table:table-column table:style-name="co43" table:default-cell-style-name="ce158"/>
        <table:table-column table:style-name="co42" table:default-cell-style-name="ce158"/>
        <table:table-column table:style-name="co34" table:default-cell-style-name="ce159"/>
        <table:table-column table:style-name="co28" table:default-cell-style-name="ce158"/>
        <table:table-column table:style-name="co42" table:default-cell-style-name="ce158"/>
        <table:table-column table:style-name="co34" table:default-cell-style-name="ce159"/>
        <table:table-column table:style-name="co28" table:default-cell-style-name="ce158"/>
        <table:table-column table:style-name="co42" table:default-cell-style-name="ce158"/>
        <table:table-column table:style-name="co34" table:default-cell-style-name="ce159"/>
        <table:table-column table:style-name="co28" table:default-cell-style-name="ce158"/>
        <table:table-column table:style-name="co38" table:default-cell-style-name="ce158"/>
        <table:table-column table:style-name="co44" table:default-cell-style-name="ce159"/>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column table:style-name="co40" table:default-cell-style-name="ce3"/>
        <table:table-column table:style-name="co45" table:default-cell-style-name="ce3"/>
        <table:table-column table:style-name="co32" table:default-cell-style-name="ce3"/>
        <table:table-column table:style-name="co28" table:default-cell-style-name="ce3"/>
        <table:table-column table:style-name="co4" table:default-cell-style-name="ce3"/>
        <table:table-column table:style-name="co42" table:default-cell-style-name="ce3"/>
        <table:table-column table:style-name="co7" table:default-cell-style-name="ce3"/>
        <table:table-column table:style-name="co28" table:default-cell-style-name="ce3"/>
        <table:table-column table:style-name="co43"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2" table:default-cell-style-name="ce3"/>
        <table:table-column table:style-name="co34" table:default-cell-style-name="ce3"/>
        <table:table-column table:style-name="co28" table:default-cell-style-name="ce3"/>
        <table:table-column table:style-name="co46" table:default-cell-style-name="ce3"/>
        <table:table-column table:style-name="co44" table:default-cell-style-name="ce3"/>
        <table:table-column table:style-name="co24" table:number-columns-repeated="236" table:default-cell-style-name="ce3"/>
        <table:table-row table:style-name="ro31">
          <table:table-cell office:value-type="string" table:style-name="ce2">
            <text:p>STATE-FUNDED PRIMARY AND SECONDARY, MAINTAINED SPECIAL SCHOOLS, SPECIAL ACADEMIES, PUPIL REFERRAL UNITS AND ALTERNATIVE PROVISION ACADEMIES (1)(2)(3)(4)(5)(6):<text:s/></text:p>
          </table:table-cell>
          <table:table-cell table:style-name="ce3"/>
          <table:table-cell table:number-columns-repeated="3" table:style-name="ce23"/>
          <table:table-cell table:style-name="ce158"/>
          <table:table-cell table:style-name="ce159"/>
          <table:table-cell table:number-columns-repeated="3" table:style-name="ce158"/>
          <table:table-cell table:style-name="ce159"/>
          <table:table-cell table:number-columns-repeated="2" table:style-name="ce158"/>
          <table:table-cell table:style-name="ce159"/>
          <table:table-cell table:number-columns-repeated="2" table:style-name="ce158"/>
          <table:table-cell table:style-name="ce159"/>
          <table:table-cell table:number-columns-repeated="2" table:style-name="ce158"/>
          <table:table-cell table:style-name="ce159"/>
          <table:table-cell table:number-columns-repeated="16364"/>
        </table:table-row>
        <table:table-row table:style-name="ro23">
          <table:table-cell office:value-type="string" table:style-name="ce72">
            <text:p>NUMBER OF PUPILS ELIGIBLE FOR THE PUPIL PREMIUM IN 2018-19 (18)(19)</text:p>
          </table:table-cell>
          <table:table-cell table:style-name="ce3"/>
          <table:table-cell table:number-columns-repeated="3" table:style-name="ce23"/>
          <table:table-cell table:style-name="ce158"/>
          <table:table-cell table:style-name="ce159"/>
          <table:table-cell table:number-columns-repeated="3" table:style-name="ce158"/>
          <table:table-cell table:style-name="ce159"/>
          <table:table-cell table:number-columns-repeated="2" table:style-name="ce158"/>
          <table:table-cell table:style-name="ce159"/>
          <table:table-cell table:number-columns-repeated="2" table:style-name="ce158"/>
          <table:table-cell table:style-name="ce159"/>
          <table:table-cell table:number-columns-repeated="2" table:style-name="ce158"/>
          <table:table-cell table:style-name="ce159"/>
          <table:table-cell table:number-columns-repeated="16364"/>
        </table:table-row>
        <table:table-row table:style-name="ro22">
          <table:table-cell office:value-type="string" table:style-name="ce3">
            <text:p>By Parliamentary Constituency</text:p>
          </table:table-cell>
          <table:table-cell table:style-name="ce3"/>
          <table:table-cell table:number-columns-repeated="3" table:style-name="ce23"/>
          <table:table-cell table:style-name="ce158"/>
          <table:table-cell table:style-name="ce159"/>
          <table:table-cell table:number-columns-repeated="3" table:style-name="ce158"/>
          <table:table-cell table:style-name="ce159"/>
          <table:table-cell table:number-columns-repeated="2" table:style-name="ce158"/>
          <table:table-cell table:style-name="ce159"/>
          <table:table-cell table:number-columns-repeated="2" table:style-name="ce158"/>
          <table:table-cell table:style-name="ce159"/>
          <table:table-cell table:number-columns-repeated="2" table:style-name="ce158"/>
          <table:table-cell table:style-name="ce159"/>
          <table:table-cell table:number-columns-repeated="16364"/>
        </table:table-row>
        <table:table-row table:style-name="ro22">
          <table:table-cell table:number-columns-repeated="16384"/>
        </table:table-row>
        <table:table-row table:style-name="ro3">
          <table:table-cell table:number-columns-spanned="13" table:number-rows-spanned="2" table:style-name="ce58"/>
          <table:covered-table-cell table:number-columns-repeated="12"/>
          <table:table-cell table:style-name="ce159"/>
          <table:table-cell table:number-columns-repeated="2" table:style-name="ce158"/>
          <table:table-cell table:style-name="ce159"/>
          <table:table-cell table:number-columns-repeated="2" table:style-name="ce158"/>
          <table:table-cell table:style-name="ce159"/>
          <table:table-cell table:number-columns-repeated="16364"/>
        </table:table-row>
        <table:table-row table:style-name="ro3">
          <table:covered-table-cell/>
          <table:covered-table-cell table:number-columns-repeated="12"/>
          <table:table-cell table:style-name="ce159"/>
          <table:table-cell table:number-columns-repeated="2" table:style-name="ce158"/>
          <table:table-cell table:style-name="ce159"/>
          <table:table-cell table:number-columns-repeated="2" table:style-name="ce158"/>
          <table:table-cell table:style-name="ce159"/>
          <table:table-cell table:number-columns-repeated="16364"/>
        </table:table-row>
        <table:table-row table:style-name="ro22">
          <table:table-cell table:number-columns-repeated="2" table:style-name="ce3"/>
          <table:table-cell table:number-columns-repeated="3" table:style-name="ce23"/>
          <table:table-cell table:style-name="ce158"/>
          <table:table-cell table:style-name="ce159"/>
          <table:table-cell table:number-columns-repeated="3" table:style-name="ce158"/>
          <table:table-cell table:style-name="ce159"/>
          <table:table-cell table:number-columns-repeated="2" table:style-name="ce160"/>
          <table:table-cell table:style-name="ce161"/>
          <table:table-cell table:number-columns-repeated="2" table:style-name="ce160"/>
          <table:table-cell table:style-name="ce161"/>
          <table:table-cell table:number-columns-repeated="2" table:style-name="ce160"/>
          <table:table-cell table:style-name="ce161"/>
          <table:table-cell table:number-columns-repeated="16364"/>
        </table:table-row>
        <table:table-row table:style-name="ro3">
          <table:table-cell table:style-name="ce3"/>
          <table:table-cell table:style-name="ce162"/>
          <table:table-cell table:number-columns-repeated="2" table:style-name="ce163"/>
          <table:table-cell office:value-type="string" table:number-columns-spanned="7" table:number-rows-spanned="1" table:style-name="ce59">
            <text:p>Deprivation Pupil Premium (8)(16)</text:p>
          </table:table-cell>
          <table:covered-table-cell table:number-columns-repeated="6"/>
          <table:table-cell table:style-name="ce158"/>
          <table:table-cell office:value-type="string" table:number-columns-spanned="2" table:number-rows-spanned="1" table:style-name="ce194">
            <text:p>Service Child Pupil Premium (9)</text:p>
          </table:table-cell>
          <table:covered-table-cell/>
          <table:table-cell table:style-name="ce158"/>
          <table:table-cell office:value-type="string" table:number-columns-spanned="2" table:number-rows-spanned="1" table:style-name="ce194">
            <text:p>Post-LAC (10)</text:p>
          </table:table-cell>
          <table:covered-table-cell/>
          <table:table-cell table:style-name="ce158"/>
          <table:table-cell office:value-type="string" table:number-columns-spanned="2" table:number-rows-spanned="1" table:style-name="ce195">
            <text:p>Total Pupil Premium</text:p>
          </table:table-cell>
          <table:covered-table-cell/>
          <table:table-cell table:number-columns-repeated="16364"/>
        </table:table-row>
        <table:table-row table:style-name="ro32">
          <table:table-cell table:number-columns-repeated="2" table:style-name="ce3"/>
          <table:table-cell table:number-columns-repeated="2" table:style-name="ce165"/>
          <table:table-cell office:value-type="string" table:number-columns-spanned="3" table:number-rows-spanned="1" table:style-name="ce59">
            <text:p>Pupils in Primary year groups</text:p>
          </table:table-cell>
          <table:covered-table-cell table:number-columns-repeated="2"/>
          <table:table-cell table:style-name="ce166"/>
          <table:table-cell office:value-type="string" table:number-columns-spanned="3" table:number-rows-spanned="1" table:style-name="ce196">
            <text:p>Pupils in Secondary year groups</text:p>
          </table:table-cell>
          <table:covered-table-cell table:number-columns-repeated="2"/>
          <table:table-cell table:style-name="ce167"/>
          <table:table-cell table:style-name="ce168"/>
          <table:table-cell table:style-name="ce169"/>
          <table:table-cell table:style-name="ce167"/>
          <table:table-cell table:style-name="ce168"/>
          <table:table-cell table:style-name="ce169"/>
          <table:table-cell table:style-name="ce167"/>
          <table:table-cell table:style-name="ce164"/>
          <table:table-cell table:style-name="ce170"/>
          <table:table-cell table:number-columns-repeated="16364"/>
        </table:table-row>
        <table:table-row table:style-name="ro33">
          <table:table-cell table:style-name="ce3"/>
          <table:table-cell office:value-type="string" table:style-name="ce5">
            <text:p>Parliamentary Constituency</text:p>
          </table:table-cell>
          <table:table-cell office:value-type="string" table:style-name="ce171">
            <text:p>Number of pupils on roll (7)</text:p>
          </table:table-cell>
          <table:table-cell table:style-name="ce172"/>
          <table:table-cell office:value-type="string" table:style-name="ce171">
            <text:p>Number of Primary pupils on roll (11)</text:p>
          </table:table-cell>
          <table:table-cell office:value-type="string" table:style-name="ce108">
            <text:p>Number of pupils eligible for the Deprivation Pupil Premium</text:p>
          </table:table-cell>
          <table:table-cell office:value-type="string" table:style-name="ce110">
            <text:p>Pupil Premium Allocation (13)</text:p>
          </table:table-cell>
          <table:table-cell table:style-name="ce108"/>
          <table:table-cell office:value-type="string" table:style-name="ce108">
            <text:p>Number of Secondary pupils on roll (12)</text:p>
          </table:table-cell>
          <table:table-cell office:value-type="string" table:style-name="ce108">
            <text:p>Number of pupils eligible for the Deprivation Pupil Premium</text:p>
          </table:table-cell>
          <table:table-cell office:value-type="string" table:style-name="ce110">
            <text:p>Pupil Premium Allocation (14)</text:p>
          </table:table-cell>
          <table:table-cell table:style-name="ce173"/>
          <table:table-cell office:value-type="string" table:style-name="ce108">
            <text:p>Number of pupils eligible for the Service Child Pupil Premium<text:s/></text:p>
          </table:table-cell>
          <table:table-cell office:value-type="string" table:style-name="ce174">
            <text:p>Pupil Premium Allocation</text:p>
            <text:p>(15)</text:p>
          </table:table-cell>
          <table:table-cell table:style-name="ce173"/>
          <table:table-cell office:value-type="string" table:style-name="ce108">
            <text:p>Number of pupils eligible for the Post-LAC Pupil Premium<text:s/></text:p>
          </table:table-cell>
          <table:table-cell office:value-type="string" table:style-name="ce174">
            <text:p>Pupil Premium Allocation</text:p>
            <text:p>(16)</text:p>
          </table:table-cell>
          <table:table-cell table:style-name="ce173"/>
          <table:table-cell office:value-type="string" table:style-name="ce175">
            <text:p>Total pupils eligible for the Pupil Premium</text:p>
          </table:table-cell>
          <table:table-cell office:value-type="string" table:style-name="ce176">
            <text:p>Total allocation for the Pupil Premium</text:p>
          </table:table-cell>
          <table:table-cell table:number-columns-repeated="16364"/>
        </table:table-row>
        <table:table-row table:style-name="ro7">
          <table:table-cell table:number-columns-repeated="2" table:style-name="ce3"/>
          <table:table-cell table:number-columns-repeated="3" table:style-name="ce23"/>
          <table:table-cell table:style-name="ce158"/>
          <table:table-cell table:style-name="ce159"/>
          <table:table-cell table:number-columns-repeated="3" table:style-name="ce158"/>
          <table:table-cell table:style-name="ce159"/>
          <table:table-cell table:number-columns-repeated="2" table:style-name="ce158"/>
          <table:table-cell table:style-name="ce159"/>
          <table:table-cell table:number-columns-repeated="2" table:style-name="ce158"/>
          <table:table-cell table:style-name="ce159"/>
          <table:table-cell table:number-columns-repeated="2" table:style-name="ce158"/>
          <table:table-cell table:style-name="ce159"/>
          <table:table-cell table:number-columns-repeated="16364"/>
        </table:table-row>
        <table:table-row table:style-name="ro7">
          <table:table-cell table:style-name="ce3"/>
          <table:table-cell office:value-type="string" table:style-name="ce2">
            <text:p>ENGLAND (17)</text:p>
          </table:table-cell>
          <table:table-cell office:value-type="float" office:value="7416091.1666630004" table:style-name="ce31">
            <text:p>7,416,091</text:p>
          </table:table-cell>
          <table:table-cell table:style-name="ce177"/>
          <table:table-cell office:value-type="float" office:value="4559948.5" table:style-name="ce31">
            <text:p>4,559,949</text:p>
          </table:table-cell>
          <table:table-cell office:value-type="float" office:value="1056497.2083333337" table:style-name="ce31">
            <text:p>1,056,497</text:p>
          </table:table-cell>
          <table:table-cell office:value-type="currency" office:value="1394510865" table:style-name="ce39">
            <text:p>£1,394,510,865</text:p>
          </table:table-cell>
          <table:table-cell table:style-name="ce177"/>
          <table:table-cell office:value-type="float" office:value="2856142.6666629999" table:style-name="ce31">
            <text:p>2,856,143</text:p>
          </table:table-cell>
          <table:table-cell office:value-type="float" office:value="801686.12499633362" table:style-name="ce31">
            <text:p>801,686</text:p>
          </table:table-cell>
          <table:table-cell office:value-type="currency" office:value="749375501.87157154" table:style-name="ce39">
            <text:p>£749,375,502</text:p>
          </table:table-cell>
          <table:table-cell table:style-name="ce177"/>
          <table:table-cell office:value-type="float" office:value="76070.375" table:style-name="ce31">
            <text:p>76,070</text:p>
          </table:table-cell>
          <table:table-cell office:value-type="currency" office:value="22817862.5" table:style-name="ce39">
            <text:p>£22,817,863</text:p>
          </table:table-cell>
          <table:table-cell table:style-name="ce177"/>
          <table:table-cell office:value-type="float" office:value="47213.541666666686" table:style-name="ce31">
            <text:p>47,214</text:p>
          </table:table-cell>
          <table:table-cell office:value-type="currency" office:value="108577729.16666673" table:style-name="ce39">
            <text:p>£108,577,729</text:p>
          </table:table-cell>
          <table:table-cell table:style-name="ce177"/>
          <table:table-cell office:value-type="float" office:value="1981467.2499963334" table:style-name="ce178">
            <text:p>1,981,467</text:p>
          </table:table-cell>
          <table:table-cell office:value-type="currency" office:value="2275281958.5382404" table:style-name="ce37">
            <text:p>£2,275,281,959</text:p>
          </table:table-cell>
          <table:table-cell table:number-columns-repeated="16364"/>
        </table:table-row>
        <table:table-row table:style-name="ro7">
          <table:table-cell table:style-name="ce3"/>
          <table:table-cell table:style-name="ce2"/>
          <table:table-cell table:style-name="ce23"/>
          <table:table-cell table:style-name="ce179"/>
          <table:table-cell table:number-columns-repeated="2" table:style-name="ce23"/>
          <table:table-cell table:style-name="ce28"/>
          <table:table-cell table:style-name="ce179"/>
          <table:table-cell table:number-columns-repeated="2" table:style-name="ce23"/>
          <table:table-cell table:style-name="ce28"/>
          <table:table-cell table:style-name="ce179"/>
          <table:table-cell table:style-name="ce23"/>
          <table:table-cell table:style-name="ce28"/>
          <table:table-cell table:style-name="ce179"/>
          <table:table-cell table:style-name="ce23"/>
          <table:table-cell table:style-name="ce28"/>
          <table:table-cell table:style-name="ce179"/>
          <table:table-cell table:style-name="ce29"/>
          <table:table-cell table:style-name="ce180"/>
          <table:table-cell table:number-columns-repeated="16364"/>
        </table:table-row>
        <table:table-row table:style-name="ro7">
          <table:table-cell table:style-name="ce3"/>
          <table:table-cell office:value-type="string" table:style-name="ce23">
            <text:p>Cities of London and Westminster</text:p>
          </table:table-cell>
          <table:table-cell office:value-type="float" office:value="7480.0000000000009" table:style-name="ce23">
            <text:p>7,480</text:p>
          </table:table-cell>
          <table:table-cell table:style-name="ce179"/>
          <table:table-cell office:value-type="float" office:value="4163.5" table:style-name="ce23">
            <text:p>4,164</text:p>
          </table:table-cell>
          <table:table-cell office:value-type="float" office:value="1296.5" table:style-name="ce23">
            <text:p>1,297</text:p>
          </table:table-cell>
          <table:table-cell office:value-type="currency" office:value="1691580" table:style-name="ce28">
            <text:p>£1,691,580</text:p>
          </table:table-cell>
          <table:table-cell table:style-name="ce179"/>
          <table:table-cell office:value-type="float" office:value="3316.5000000000009" table:style-name="ce23">
            <text:p>3,317</text:p>
          </table:table-cell>
          <table:table-cell office:value-type="float" office:value="1372.8333333333335" table:style-name="ce23">
            <text:p>1,373</text:p>
          </table:table-cell>
          <table:table-cell office:value-type="currency" office:value="1283599.166666667" table:style-name="ce28">
            <text:p>£1,283,599</text:p>
          </table:table-cell>
          <table:table-cell table:style-name="ce179"/>
          <table:table-cell office:value-type="float" office:value="53" table:style-name="ce29">
            <text:p>53</text:p>
          </table:table-cell>
          <table:table-cell office:value-type="currency" office:value="15900" table:style-name="ce181">
            <text:p>£15,900</text:p>
          </table:table-cell>
          <table:table-cell table:style-name="ce179"/>
          <table:table-cell office:value-type="float" office:value="46.916666666666664" table:style-name="ce23">
            <text:p>47</text:p>
          </table:table-cell>
          <table:table-cell office:value-type="currency" office:value="107908.33333333333" table:style-name="ce28">
            <text:p>£107,908</text:p>
          </table:table-cell>
          <table:table-cell table:style-name="ce179"/>
          <table:table-cell office:value-type="float" office:value="2769.25" table:style-name="ce178">
            <text:p>2,769</text:p>
          </table:table-cell>
          <table:table-cell office:value-type="currency" office:value="3098987.5000000005" table:style-name="ce37">
            <text:p>£3,098,988</text:p>
          </table:table-cell>
          <table:table-cell table:number-columns-repeated="16364"/>
        </table:table-row>
        <table:table-row table:style-name="ro7">
          <table:table-cell table:style-name="ce3"/>
          <table:table-cell office:value-type="string" table:style-name="ce23">
            <text:p>Holborn and St Pancras</text:p>
          </table:table-cell>
          <table:table-cell office:value-type="float" office:value="13712.333333" table:style-name="ce23">
            <text:p>13,712</text:p>
          </table:table-cell>
          <table:table-cell table:style-name="ce179"/>
          <table:table-cell office:value-type="float" office:value="7588" table:style-name="ce23">
            <text:p>7,588</text:p>
          </table:table-cell>
          <table:table-cell office:value-type="float" office:value="3281.9166666666665" table:style-name="ce23">
            <text:p>3,282</text:p>
          </table:table-cell>
          <table:table-cell office:value-type="currency" office:value="4332130" table:style-name="ce28">
            <text:p>£4,332,130</text:p>
          </table:table-cell>
          <table:table-cell table:style-name="ce179"/>
          <table:table-cell office:value-type="float" office:value="6124.3333329999996" table:style-name="ce23">
            <text:p>6,124</text:p>
          </table:table-cell>
          <table:table-cell office:value-type="float" office:value="3287.333333" table:style-name="ce23">
            <text:p>3,287</text:p>
          </table:table-cell>
          <table:table-cell office:value-type="currency" office:value="3073656.6663549999" table:style-name="ce28">
            <text:p>£3,073,657</text:p>
          </table:table-cell>
          <table:table-cell table:style-name="ce179"/>
          <table:table-cell office:value-type="string" table:style-name="ce29">
            <text:p>x</text:p>
          </table:table-cell>
          <table:table-cell office:value-type="string" table:style-name="ce181">
            <text:p>x</text:p>
          </table:table-cell>
          <table:table-cell table:style-name="ce179"/>
          <table:table-cell office:value-type="float" office:value="44" table:style-name="ce23">
            <text:p>44</text:p>
          </table:table-cell>
          <table:table-cell office:value-type="currency" office:value="101200" table:style-name="ce28">
            <text:p>£101,200</text:p>
          </table:table-cell>
          <table:table-cell table:style-name="ce179"/>
          <table:table-cell office:value-type="string" table:style-name="ce178">
            <text:p>x</text:p>
          </table:table-cell>
          <table:table-cell office:value-type="string" table:style-name="ce37">
            <text:p>x</text:p>
          </table:table-cell>
          <table:table-cell table:number-columns-repeated="16364"/>
        </table:table-row>
        <table:table-row table:style-name="ro7">
          <table:table-cell table:style-name="ce3"/>
          <table:table-cell office:value-type="string" table:style-name="ce23">
            <text:p>Hampstead and Kilburn</text:p>
          </table:table-cell>
          <table:table-cell office:value-type="float" office:value="10927.999999999998" table:style-name="ce23">
            <text:p>10,928</text:p>
          </table:table-cell>
          <table:table-cell table:style-name="ce179"/>
          <table:table-cell office:value-type="float" office:value="7334.5" table:style-name="ce23">
            <text:p>7,335</text:p>
          </table:table-cell>
          <table:table-cell office:value-type="float" office:value="2065.333333333333" table:style-name="ce23">
            <text:p>2,065</text:p>
          </table:table-cell>
          <table:table-cell office:value-type="currency" office:value="2726240" table:style-name="ce28">
            <text:p>£2,726,240</text:p>
          </table:table-cell>
          <table:table-cell table:style-name="ce179"/>
          <table:table-cell office:value-type="float" office:value="3593.4999999999991" table:style-name="ce23">
            <text:p>3,594</text:p>
          </table:table-cell>
          <table:table-cell office:value-type="float" office:value="1712.75" table:style-name="ce23">
            <text:p>1,713</text:p>
          </table:table-cell>
          <table:table-cell office:value-type="currency" office:value="1601421.25" table:style-name="ce28">
            <text:p>£1,601,421</text:p>
          </table:table-cell>
          <table:table-cell table:style-name="ce179"/>
          <table:table-cell office:value-type="string" table:style-name="ce29">
            <text:p>x</text:p>
          </table:table-cell>
          <table:table-cell office:value-type="string" table:style-name="ce181">
            <text:p>x</text:p>
          </table:table-cell>
          <table:table-cell table:style-name="ce179"/>
          <table:table-cell office:value-type="float" office:value="70" table:style-name="ce23">
            <text:p>70</text:p>
          </table:table-cell>
          <table:table-cell office:value-type="currency" office:value="161000" table:style-name="ce28">
            <text:p>£161,000</text:p>
          </table:table-cell>
          <table:table-cell table:style-name="ce179"/>
          <table:table-cell office:value-type="string" table:style-name="ce178">
            <text:p>x</text:p>
          </table:table-cell>
          <table:table-cell office:value-type="string" table:style-name="ce37">
            <text:p>x</text:p>
          </table:table-cell>
          <table:table-cell table:number-columns-repeated="16364"/>
        </table:table-row>
        <table:table-row table:style-name="ro7">
          <table:table-cell/>
          <table:table-cell office:value-type="string" table:style-name="ce23">
            <text:p>Eltham</text:p>
          </table:table-cell>
          <table:table-cell office:value-type="float" office:value="15044.5" table:style-name="ce23">
            <text:p>15,045</text:p>
          </table:table-cell>
          <table:table-cell table:style-name="ce179"/>
          <table:table-cell office:value-type="float" office:value="8087" table:style-name="ce23">
            <text:p>8,087</text:p>
          </table:table-cell>
          <table:table-cell office:value-type="float" office:value="2290" table:style-name="ce23">
            <text:p>2,290</text:p>
          </table:table-cell>
          <table:table-cell office:value-type="currency" office:value="3022800" table:style-name="ce28">
            <text:p>£3,022,800</text:p>
          </table:table-cell>
          <table:table-cell table:style-name="ce179"/>
          <table:table-cell office:value-type="float" office:value="6957.5" table:style-name="ce23">
            <text:p>6,958</text:p>
          </table:table-cell>
          <table:table-cell office:value-type="float" office:value="2651.0833333333335" table:style-name="ce23">
            <text:p>2,651</text:p>
          </table:table-cell>
          <table:table-cell office:value-type="currency" office:value="2478762.9166666665" table:style-name="ce28">
            <text:p>£2,478,763</text:p>
          </table:table-cell>
          <table:table-cell table:style-name="ce179"/>
          <table:table-cell office:value-type="float" office:value="61.583333333333336" table:style-name="ce29">
            <text:p>62</text:p>
          </table:table-cell>
          <table:table-cell office:value-type="currency" office:value="18475" table:style-name="ce181">
            <text:p>£18,475</text:p>
          </table:table-cell>
          <table:table-cell table:style-name="ce179"/>
          <table:table-cell office:value-type="float" office:value="111" table:style-name="ce23">
            <text:p>111</text:p>
          </table:table-cell>
          <table:table-cell office:value-type="currency" office:value="255300" table:style-name="ce28">
            <text:p>£255,300</text:p>
          </table:table-cell>
          <table:table-cell table:style-name="ce179"/>
          <table:table-cell office:value-type="float" office:value="5113.666666666667" table:style-name="ce178">
            <text:p>5,114</text:p>
          </table:table-cell>
          <table:table-cell office:value-type="currency" office:value="5775337.916666666" table:style-name="ce37">
            <text:p>£5,775,338</text:p>
          </table:table-cell>
          <table:table-cell table:number-columns-repeated="16364"/>
        </table:table-row>
        <table:table-row table:style-name="ro7">
          <table:table-cell/>
          <table:table-cell office:value-type="string" table:style-name="ce23">
            <text:p>Greenwich and Woolwich</text:p>
          </table:table-cell>
          <table:table-cell office:value-type="float" office:value="14303" table:style-name="ce23">
            <text:p>14,303</text:p>
          </table:table-cell>
          <table:table-cell table:style-name="ce179"/>
          <table:table-cell office:value-type="float" office:value="10297" table:style-name="ce23">
            <text:p>10,297</text:p>
          </table:table-cell>
          <table:table-cell office:value-type="float" office:value="3410" table:style-name="ce23">
            <text:p>3,410</text:p>
          </table:table-cell>
          <table:table-cell office:value-type="currency" office:value="4501200" table:style-name="ce28">
            <text:p>£4,501,200</text:p>
          </table:table-cell>
          <table:table-cell table:style-name="ce179"/>
          <table:table-cell office:value-type="float" office:value="4006" table:style-name="ce23">
            <text:p>4,006</text:p>
          </table:table-cell>
          <table:table-cell office:value-type="float" office:value="1724" table:style-name="ce23">
            <text:p>1,724</text:p>
          </table:table-cell>
          <table:table-cell office:value-type="currency" office:value="1611940" table:style-name="ce28">
            <text:p>£1,611,940</text:p>
          </table:table-cell>
          <table:table-cell table:style-name="ce179"/>
          <table:table-cell office:value-type="float" office:value="92" table:style-name="ce29">
            <text:p>92</text:p>
          </table:table-cell>
          <table:table-cell office:value-type="currency" office:value="27600" table:style-name="ce181">
            <text:p>£27,600</text:p>
          </table:table-cell>
          <table:table-cell table:style-name="ce179"/>
          <table:table-cell office:value-type="float" office:value="58" table:style-name="ce23">
            <text:p>58</text:p>
          </table:table-cell>
          <table:table-cell office:value-type="currency" office:value="133400" table:style-name="ce28">
            <text:p>£133,400</text:p>
          </table:table-cell>
          <table:table-cell table:style-name="ce179"/>
          <table:table-cell office:value-type="float" office:value="5284" table:style-name="ce178">
            <text:p>5,284</text:p>
          </table:table-cell>
          <table:table-cell office:value-type="currency" office:value="6274140" table:style-name="ce37">
            <text:p>£6,274,140</text:p>
          </table:table-cell>
          <table:table-cell table:number-columns-repeated="16364"/>
        </table:table-row>
        <table:table-row table:style-name="ro7">
          <table:table-cell/>
          <table:table-cell office:value-type="string" table:style-name="ce23">
            <text:p>Erith and Thamesmead</text:p>
          </table:table-cell>
          <table:table-cell office:value-type="float" office:value="18152.5" table:style-name="ce23">
            <text:p>18,153</text:p>
          </table:table-cell>
          <table:table-cell table:style-name="ce179"/>
          <table:table-cell office:value-type="float" office:value="12832.5" table:style-name="ce23">
            <text:p>12,833</text:p>
          </table:table-cell>
          <table:table-cell office:value-type="float" office:value="3592" table:style-name="ce23">
            <text:p>3,592</text:p>
          </table:table-cell>
          <table:table-cell office:value-type="currency" office:value="4741440" table:style-name="ce28">
            <text:p>£4,741,440</text:p>
          </table:table-cell>
          <table:table-cell table:style-name="ce179"/>
          <table:table-cell office:value-type="float" office:value="5319.9999999999982" table:style-name="ce23">
            <text:p>5,320</text:p>
          </table:table-cell>
          <table:table-cell office:value-type="float" office:value="2090.5" table:style-name="ce23">
            <text:p>2,091</text:p>
          </table:table-cell>
          <table:table-cell office:value-type="currency" office:value="1954617.5" table:style-name="ce28">
            <text:p>£1,954,618</text:p>
          </table:table-cell>
          <table:table-cell table:style-name="ce179"/>
          <table:table-cell office:value-type="float" office:value="11" table:style-name="ce29">
            <text:p>11</text:p>
          </table:table-cell>
          <table:table-cell office:value-type="currency" office:value="3300" table:style-name="ce181">
            <text:p>£3,300</text:p>
          </table:table-cell>
          <table:table-cell table:style-name="ce179"/>
          <table:table-cell office:value-type="float" office:value="43" table:style-name="ce23">
            <text:p>43</text:p>
          </table:table-cell>
          <table:table-cell office:value-type="currency" office:value="98900" table:style-name="ce28">
            <text:p>£98,900</text:p>
          </table:table-cell>
          <table:table-cell table:style-name="ce179"/>
          <table:table-cell office:value-type="float" office:value="5736.5" table:style-name="ce178">
            <text:p>5,737</text:p>
          </table:table-cell>
          <table:table-cell office:value-type="currency" office:value="6798257.5" table:style-name="ce37">
            <text:p>£6,798,258</text:p>
          </table:table-cell>
          <table:table-cell table:number-columns-repeated="16364"/>
        </table:table-row>
        <table:table-row table:style-name="ro7">
          <table:table-cell/>
          <table:table-cell office:value-type="string" table:style-name="ce23">
            <text:p>Hackney North and Stoke Newington</text:p>
          </table:table-cell>
          <table:table-cell office:value-type="float" office:value="14990" table:style-name="ce23">
            <text:p>14,990</text:p>
          </table:table-cell>
          <table:table-cell table:style-name="ce179"/>
          <table:table-cell office:value-type="float" office:value="9720" table:style-name="ce23">
            <text:p>9,720</text:p>
          </table:table-cell>
          <table:table-cell office:value-type="float" office:value="3368.375" table:style-name="ce23">
            <text:p>3,368</text:p>
          </table:table-cell>
          <table:table-cell office:value-type="currency" office:value="4446255" table:style-name="ce28">
            <text:p>£4,446,255</text:p>
          </table:table-cell>
          <table:table-cell table:style-name="ce179"/>
          <table:table-cell office:value-type="float" office:value="5270" table:style-name="ce23">
            <text:p>5,270</text:p>
          </table:table-cell>
          <table:table-cell office:value-type="float" office:value="2488" table:style-name="ce23">
            <text:p>2,488</text:p>
          </table:table-cell>
          <table:table-cell office:value-type="currency" office:value="2326280" table:style-name="ce28">
            <text:p>£2,326,280</text:p>
          </table:table-cell>
          <table:table-cell table:style-name="ce179"/>
          <table:table-cell office:value-type="string" table:style-name="ce29">
            <text:p>x</text:p>
          </table:table-cell>
          <table:table-cell office:value-type="string" table:style-name="ce181">
            <text:p>x</text:p>
          </table:table-cell>
          <table:table-cell table:style-name="ce179"/>
          <table:table-cell office:value-type="float" office:value="65" table:style-name="ce23">
            <text:p>65</text:p>
          </table:table-cell>
          <table:table-cell office:value-type="currency" office:value="149500" table:style-name="ce28">
            <text:p>£149,500</text:p>
          </table:table-cell>
          <table:table-cell table:style-name="ce179"/>
          <table:table-cell office:value-type="string" table:style-name="ce178">
            <text:p>x</text:p>
          </table:table-cell>
          <table:table-cell office:value-type="string" table:style-name="ce37">
            <text:p>x</text:p>
          </table:table-cell>
          <table:table-cell table:number-columns-repeated="16364"/>
        </table:table-row>
        <table:table-row table:style-name="ro7">
          <table:table-cell/>
          <table:table-cell office:value-type="string" table:style-name="ce23">
            <text:p>Hackney South and Shoreditch</text:p>
          </table:table-cell>
          <table:table-cell office:value-type="float" office:value="16089.499999999998" table:style-name="ce23">
            <text:p>16,090</text:p>
          </table:table-cell>
          <table:table-cell table:style-name="ce179"/>
          <table:table-cell office:value-type="float" office:value="9237.5" table:style-name="ce23">
            <text:p>9,238</text:p>
          </table:table-cell>
          <table:table-cell office:value-type="float" office:value="4191.75" table:style-name="ce23">
            <text:p>4,192</text:p>
          </table:table-cell>
          <table:table-cell office:value-type="currency" office:value="5533110" table:style-name="ce28">
            <text:p>£5,533,110</text:p>
          </table:table-cell>
          <table:table-cell table:style-name="ce179"/>
          <table:table-cell office:value-type="float" office:value="6851.9999999999973" table:style-name="ce23">
            <text:p>6,852</text:p>
          </table:table-cell>
          <table:table-cell office:value-type="float" office:value="3849.416666666667" table:style-name="ce23">
            <text:p>3,849</text:p>
          </table:table-cell>
          <table:table-cell office:value-type="currency" office:value="3599204.583333333" table:style-name="ce28">
            <text:p>£3,599,205</text:p>
          </table:table-cell>
          <table:table-cell table:style-name="ce179"/>
          <table:table-cell office:value-type="string" table:style-name="ce29">
            <text:p>x</text:p>
          </table:table-cell>
          <table:table-cell office:value-type="string" table:style-name="ce181">
            <text:p>x</text:p>
          </table:table-cell>
          <table:table-cell table:style-name="ce179"/>
          <table:table-cell office:value-type="float" office:value="77.416666666666671" table:style-name="ce23">
            <text:p>77</text:p>
          </table:table-cell>
          <table:table-cell office:value-type="currency" office:value="178058.33333333334" table:style-name="ce28">
            <text:p>£178,058</text:p>
          </table:table-cell>
          <table:table-cell table:style-name="ce179"/>
          <table:table-cell office:value-type="string" table:style-name="ce178">
            <text:p>x</text:p>
          </table:table-cell>
          <table:table-cell office:value-type="string" table:style-name="ce37">
            <text:p>x</text:p>
          </table:table-cell>
          <table:table-cell table:number-columns-repeated="16364"/>
        </table:table-row>
        <table:table-row table:style-name="ro7">
          <table:table-cell/>
          <table:table-cell office:value-type="string" table:style-name="ce23">
            <text:p>Chelsea and Fulham</text:p>
          </table:table-cell>
          <table:table-cell office:value-type="float" office:value="9185.3333320000002" table:style-name="ce23">
            <text:p>9,185</text:p>
          </table:table-cell>
          <table:table-cell table:style-name="ce179"/>
          <table:table-cell office:value-type="float" office:value="4782.5" table:style-name="ce23">
            <text:p>4,783</text:p>
          </table:table-cell>
          <table:table-cell office:value-type="float" office:value="1442.5" table:style-name="ce23">
            <text:p>1,443</text:p>
          </table:table-cell>
          <table:table-cell office:value-type="currency" office:value="1904100" table:style-name="ce28">
            <text:p>£1,904,100</text:p>
          </table:table-cell>
          <table:table-cell table:style-name="ce179"/>
          <table:table-cell office:value-type="float" office:value="4402.8333319999992" table:style-name="ce23">
            <text:p>4,403</text:p>
          </table:table-cell>
          <table:table-cell office:value-type="float" office:value="1752.3333320000002" table:style-name="ce23">
            <text:p>1,752</text:p>
          </table:table-cell>
          <table:table-cell office:value-type="currency" office:value="1638431.6654200002" table:style-name="ce28">
            <text:p>£1,638,432</text:p>
          </table:table-cell>
          <table:table-cell table:style-name="ce179"/>
          <table:table-cell office:value-type="float" office:value="7" table:style-name="ce29">
            <text:p>7</text:p>
          </table:table-cell>
          <table:table-cell office:value-type="currency" office:value="2100" table:style-name="ce181">
            <text:p>£2,100</text:p>
          </table:table-cell>
          <table:table-cell table:style-name="ce179"/>
          <table:table-cell office:value-type="float" office:value="50" table:style-name="ce23">
            <text:p>50</text:p>
          </table:table-cell>
          <table:table-cell office:value-type="currency" office:value="115000" table:style-name="ce28">
            <text:p>£115,000</text:p>
          </table:table-cell>
          <table:table-cell table:style-name="ce179"/>
          <table:table-cell office:value-type="float" office:value="3251.8333320000002" table:style-name="ce178">
            <text:p>3,252</text:p>
          </table:table-cell>
          <table:table-cell office:value-type="currency" office:value="3659631.6654200004" table:style-name="ce37">
            <text:p>£3,659,632</text:p>
          </table:table-cell>
          <table:table-cell table:number-columns-repeated="16364"/>
        </table:table-row>
        <table:table-row table:style-name="ro7">
          <table:table-cell/>
          <table:table-cell office:value-type="string" table:style-name="ce23">
            <text:p>Hammersmith</text:p>
          </table:table-cell>
          <table:table-cell office:value-type="float" office:value="11580.5" table:style-name="ce23">
            <text:p>11,581</text:p>
          </table:table-cell>
          <table:table-cell table:style-name="ce179"/>
          <table:table-cell office:value-type="float" office:value="7230.5" table:style-name="ce23">
            <text:p>7,231</text:p>
          </table:table-cell>
          <table:table-cell office:value-type="float" office:value="2546.8333333333335" table:style-name="ce23">
            <text:p>2,547</text:p>
          </table:table-cell>
          <table:table-cell office:value-type="currency" office:value="3361820" table:style-name="ce28">
            <text:p>£3,361,820</text:p>
          </table:table-cell>
          <table:table-cell table:style-name="ce179"/>
          <table:table-cell office:value-type="float" office:value="4349.9999999999991" table:style-name="ce23">
            <text:p>4,350</text:p>
          </table:table-cell>
          <table:table-cell office:value-type="float" office:value="1859.2916666666665" table:style-name="ce23">
            <text:p>1,859</text:p>
          </table:table-cell>
          <table:table-cell office:value-type="currency" office:value="1738437.7083333333" table:style-name="ce28">
            <text:p>£1,738,438</text:p>
          </table:table-cell>
          <table:table-cell table:style-name="ce179"/>
          <table:table-cell office:value-type="float" office:value="6" table:style-name="ce29">
            <text:p>6</text:p>
          </table:table-cell>
          <table:table-cell office:value-type="currency" office:value="1800" table:style-name="ce181">
            <text:p>£1,800</text:p>
          </table:table-cell>
          <table:table-cell table:style-name="ce179"/>
          <table:table-cell office:value-type="float" office:value="52.583333333333329" table:style-name="ce23">
            <text:p>53</text:p>
          </table:table-cell>
          <table:table-cell office:value-type="currency" office:value="120941.66666666666" table:style-name="ce28">
            <text:p>£120,942</text:p>
          </table:table-cell>
          <table:table-cell table:style-name="ce179"/>
          <table:table-cell office:value-type="float" office:value="4464.708333333333" table:style-name="ce178">
            <text:p>4,465</text:p>
          </table:table-cell>
          <table:table-cell office:value-type="currency" office:value="5222999.375" table:style-name="ce37">
            <text:p>£5,222,999</text:p>
          </table:table-cell>
          <table:table-cell table:number-columns-repeated="16364"/>
        </table:table-row>
        <table:table-row table:style-name="ro7">
          <table:table-cell/>
          <table:table-cell office:value-type="string" table:style-name="ce23">
            <text:p>Islington South and Finsbury</text:p>
          </table:table-cell>
          <table:table-cell office:value-type="float" office:value="10338.833332999999" table:style-name="ce23">
            <text:p>10,339</text:p>
          </table:table-cell>
          <table:table-cell table:style-name="ce179"/>
          <table:table-cell office:value-type="float" office:value="6971" table:style-name="ce23">
            <text:p>6,971</text:p>
          </table:table-cell>
          <table:table-cell office:value-type="float" office:value="3421.833333333333" table:style-name="ce23">
            <text:p>3,422</text:p>
          </table:table-cell>
          <table:table-cell office:value-type="currency" office:value="4516820" table:style-name="ce28">
            <text:p>£4,516,820</text:p>
          </table:table-cell>
          <table:table-cell table:style-name="ce179"/>
          <table:table-cell office:value-type="float" office:value="3367.8333329999991" table:style-name="ce23">
            <text:p>3,368</text:p>
          </table:table-cell>
          <table:table-cell office:value-type="float" office:value="2209.9999996666666" table:style-name="ce23">
            <text:p>2,210</text:p>
          </table:table-cell>
          <table:table-cell office:value-type="currency" office:value="2066349.9996883329" table:style-name="ce28">
            <text:p>£2,066,350</text:p>
          </table:table-cell>
          <table:table-cell table:style-name="ce179"/>
          <table:table-cell office:value-type="string" table:style-name="ce29">
            <text:p>x</text:p>
          </table:table-cell>
          <table:table-cell office:value-type="string" table:style-name="ce181">
            <text:p>x</text:p>
          </table:table-cell>
          <table:table-cell table:style-name="ce179"/>
          <table:table-cell office:value-type="float" office:value="59" table:style-name="ce23">
            <text:p>59</text:p>
          </table:table-cell>
          <table:table-cell office:value-type="currency" office:value="135700" table:style-name="ce28">
            <text:p>£135,700</text:p>
          </table:table-cell>
          <table:table-cell table:style-name="ce179"/>
          <table:table-cell office:value-type="string" table:style-name="ce178">
            <text:p>x</text:p>
          </table:table-cell>
          <table:table-cell office:value-type="string" table:style-name="ce37">
            <text:p>x</text:p>
          </table:table-cell>
          <table:table-cell table:number-columns-repeated="16364"/>
        </table:table-row>
        <table:table-row table:style-name="ro7">
          <table:table-cell/>
          <table:table-cell office:value-type="string" table:style-name="ce23">
            <text:p>Islington North</text:p>
          </table:table-cell>
          <table:table-cell office:value-type="float" office:value="11009.833332999997" table:style-name="ce23">
            <text:p>11,010</text:p>
          </table:table-cell>
          <table:table-cell table:style-name="ce179"/>
          <table:table-cell office:value-type="float" office:value="6726" table:style-name="ce23">
            <text:p>6,726</text:p>
          </table:table-cell>
          <table:table-cell office:value-type="float" office:value="3064" table:style-name="ce23">
            <text:p>3,064</text:p>
          </table:table-cell>
          <table:table-cell office:value-type="currency" office:value="4044480" table:style-name="ce28">
            <text:p>£4,044,480</text:p>
          </table:table-cell>
          <table:table-cell table:style-name="ce179"/>
          <table:table-cell office:value-type="float" office:value="4283.8333329999987" table:style-name="ce23">
            <text:p>4,284</text:p>
          </table:table-cell>
          <table:table-cell office:value-type="float" office:value="2920.833333" table:style-name="ce23">
            <text:p>2,921</text:p>
          </table:table-cell>
          <table:table-cell office:value-type="currency" office:value="2730979.1663549999" table:style-name="ce28">
            <text:p>£2,730,979</text:p>
          </table:table-cell>
          <table:table-cell table:style-name="ce179"/>
          <table:table-cell office:value-type="string" table:style-name="ce29">
            <text:p>x</text:p>
          </table:table-cell>
          <table:table-cell office:value-type="string" table:style-name="ce181">
            <text:p>x</text:p>
          </table:table-cell>
          <table:table-cell table:style-name="ce179"/>
          <table:table-cell office:value-type="float" office:value="57" table:style-name="ce23">
            <text:p>57</text:p>
          </table:table-cell>
          <table:table-cell office:value-type="currency" office:value="131100" table:style-name="ce28">
            <text:p>£131,100</text:p>
          </table:table-cell>
          <table:table-cell table:style-name="ce179"/>
          <table:table-cell office:value-type="string" table:style-name="ce178">
            <text:p>x</text:p>
          </table:table-cell>
          <table:table-cell office:value-type="string" table:style-name="ce37">
            <text:p>x</text:p>
          </table:table-cell>
          <table:table-cell table:number-columns-repeated="16364"/>
        </table:table-row>
        <table:table-row table:style-name="ro7">
          <table:table-cell/>
          <table:table-cell office:value-type="string" table:style-name="ce23">
            <text:p>Kensington</text:p>
          </table:table-cell>
          <table:table-cell office:value-type="float" office:value="8150.1666660000001" table:style-name="ce23">
            <text:p>8,150</text:p>
          </table:table-cell>
          <table:table-cell table:style-name="ce179"/>
          <table:table-cell office:value-type="float" office:value="4921" table:style-name="ce23">
            <text:p>4,921</text:p>
          </table:table-cell>
          <table:table-cell office:value-type="float" office:value="1858.25" table:style-name="ce23">
            <text:p>1,858</text:p>
          </table:table-cell>
          <table:table-cell office:value-type="currency" office:value="2452890" table:style-name="ce28">
            <text:p>£2,452,890</text:p>
          </table:table-cell>
          <table:table-cell table:style-name="ce179"/>
          <table:table-cell office:value-type="float" office:value="3229.1666660000001" table:style-name="ce23">
            <text:p>3,229</text:p>
          </table:table-cell>
          <table:table-cell office:value-type="float" office:value="1315.4166660000001" table:style-name="ce23">
            <text:p>1,315</text:p>
          </table:table-cell>
          <table:table-cell office:value-type="currency" office:value="1229914.58271" table:style-name="ce28">
            <text:p>£1,229,915</text:p>
          </table:table-cell>
          <table:table-cell table:style-name="ce179"/>
          <table:table-cell office:value-type="float" office:value="7" table:style-name="ce29">
            <text:p>7</text:p>
          </table:table-cell>
          <table:table-cell office:value-type="currency" office:value="2100" table:style-name="ce181">
            <text:p>£2,100</text:p>
          </table:table-cell>
          <table:table-cell table:style-name="ce179"/>
          <table:table-cell office:value-type="float" office:value="42" table:style-name="ce23">
            <text:p>42</text:p>
          </table:table-cell>
          <table:table-cell office:value-type="currency" office:value="96600" table:style-name="ce28">
            <text:p>£96,600</text:p>
          </table:table-cell>
          <table:table-cell table:style-name="ce179"/>
          <table:table-cell office:value-type="float" office:value="3222.6666660000001" table:style-name="ce178">
            <text:p>3,223</text:p>
          </table:table-cell>
          <table:table-cell office:value-type="currency" office:value="3781504.5827099998" table:style-name="ce37">
            <text:p>£3,781,505</text:p>
          </table:table-cell>
          <table:table-cell table:number-columns-repeated="16364"/>
        </table:table-row>
        <table:table-row table:style-name="ro7">
          <table:table-cell/>
          <table:table-cell office:value-type="string" table:style-name="ce23">
            <text:p>Sevenoaks</text:p>
          </table:table-cell>
          <table:table-cell office:value-type="float" office:value="10162" table:style-name="ce23">
            <text:p>10,162</text:p>
          </table:table-cell>
          <table:table-cell table:style-name="ce179"/>
          <table:table-cell office:value-type="float" office:value="7763" table:style-name="ce23">
            <text:p>7,763</text:p>
          </table:table-cell>
          <table:table-cell office:value-type="float" office:value="993" table:style-name="ce23">
            <text:p>993</text:p>
          </table:table-cell>
          <table:table-cell office:value-type="currency" office:value="1310760" table:style-name="ce28">
            <text:p>£1,310,760</text:p>
          </table:table-cell>
          <table:table-cell table:style-name="ce179"/>
          <table:table-cell office:value-type="float" office:value="2399" table:style-name="ce23">
            <text:p>2,399</text:p>
          </table:table-cell>
          <table:table-cell office:value-type="float" office:value="531" table:style-name="ce23">
            <text:p>531</text:p>
          </table:table-cell>
          <table:table-cell office:value-type="currency" office:value="496485" table:style-name="ce28">
            <text:p>£496,485</text:p>
          </table:table-cell>
          <table:table-cell table:style-name="ce179"/>
          <table:table-cell office:value-type="float" office:value="21" table:style-name="ce29">
            <text:p>21</text:p>
          </table:table-cell>
          <table:table-cell office:value-type="currency" office:value="6300" table:style-name="ce181">
            <text:p>£6,300</text:p>
          </table:table-cell>
          <table:table-cell table:style-name="ce179"/>
          <table:table-cell office:value-type="float" office:value="78" table:style-name="ce23">
            <text:p>78</text:p>
          </table:table-cell>
          <table:table-cell office:value-type="currency" office:value="179400" table:style-name="ce28">
            <text:p>£179,400</text:p>
          </table:table-cell>
          <table:table-cell table:style-name="ce179"/>
          <table:table-cell office:value-type="float" office:value="1623" table:style-name="ce178">
            <text:p>1,623</text:p>
          </table:table-cell>
          <table:table-cell office:value-type="currency" office:value="1992945" table:style-name="ce37">
            <text:p>£1,992,945</text:p>
          </table:table-cell>
          <table:table-cell table:number-columns-repeated="16364"/>
        </table:table-row>
        <table:table-row table:style-name="ro7">
          <table:table-cell/>
          <table:table-cell office:value-type="string" table:style-name="ce23">
            <text:p>Vauxhall</text:p>
          </table:table-cell>
          <table:table-cell office:value-type="float" office:value="10444.5" table:style-name="ce23">
            <text:p>10,445</text:p>
          </table:table-cell>
          <table:table-cell table:style-name="ce179"/>
          <table:table-cell office:value-type="float" office:value="6724.5" table:style-name="ce23">
            <text:p>6,725</text:p>
          </table:table-cell>
          <table:table-cell office:value-type="float" office:value="3176" table:style-name="ce23">
            <text:p>3,176</text:p>
          </table:table-cell>
          <table:table-cell office:value-type="currency" office:value="4192320" table:style-name="ce28">
            <text:p>£4,192,320</text:p>
          </table:table-cell>
          <table:table-cell table:style-name="ce179"/>
          <table:table-cell office:value-type="float" office:value="3720" table:style-name="ce23">
            <text:p>3,720</text:p>
          </table:table-cell>
          <table:table-cell office:value-type="float" office:value="2248" table:style-name="ce23">
            <text:p>2,248</text:p>
          </table:table-cell>
          <table:table-cell office:value-type="currency" office:value="2101880" table:style-name="ce28">
            <text:p>£2,101,880</text:p>
          </table:table-cell>
          <table:table-cell table:style-name="ce179"/>
          <table:table-cell office:value-type="float" office:value="5" table:style-name="ce29">
            <text:p>5</text:p>
          </table:table-cell>
          <table:table-cell office:value-type="currency" office:value="1500" table:style-name="ce181">
            <text:p>£1,500</text:p>
          </table:table-cell>
          <table:table-cell table:style-name="ce179"/>
          <table:table-cell office:value-type="float" office:value="44" table:style-name="ce23">
            <text:p>44</text:p>
          </table:table-cell>
          <table:table-cell office:value-type="currency" office:value="101200" table:style-name="ce28">
            <text:p>£101,200</text:p>
          </table:table-cell>
          <table:table-cell table:style-name="ce179"/>
          <table:table-cell office:value-type="float" office:value="5473" table:style-name="ce178">
            <text:p>5,473</text:p>
          </table:table-cell>
          <table:table-cell office:value-type="currency" office:value="6396900" table:style-name="ce37">
            <text:p>£6,396,900</text:p>
          </table:table-cell>
          <table:table-cell table:number-columns-repeated="16364"/>
        </table:table-row>
        <table:table-row table:style-name="ro7">
          <table:table-cell/>
          <table:table-cell office:value-type="string" table:style-name="ce23">
            <text:p>Dulwich and West Norwood</text:p>
          </table:table-cell>
          <table:table-cell office:value-type="float" office:value="13695.499999999998" table:style-name="ce23">
            <text:p>13,696</text:p>
          </table:table-cell>
          <table:table-cell table:style-name="ce179"/>
          <table:table-cell office:value-type="float" office:value="8618.5" table:style-name="ce23">
            <text:p>8,619</text:p>
          </table:table-cell>
          <table:table-cell office:value-type="float" office:value="2474.916666666667" table:style-name="ce23">
            <text:p>2,475</text:p>
          </table:table-cell>
          <table:table-cell office:value-type="currency" office:value="3266890" table:style-name="ce28">
            <text:p>£3,266,890</text:p>
          </table:table-cell>
          <table:table-cell table:style-name="ce179"/>
          <table:table-cell office:value-type="float" office:value="5077" table:style-name="ce23">
            <text:p>5,077</text:p>
          </table:table-cell>
          <table:table-cell office:value-type="float" office:value="2065.4999999999995" table:style-name="ce23">
            <text:p>2,066</text:p>
          </table:table-cell>
          <table:table-cell office:value-type="currency" office:value="1931242.4999999995" table:style-name="ce28">
            <text:p>£1,931,243</text:p>
          </table:table-cell>
          <table:table-cell table:style-name="ce179"/>
          <table:table-cell office:value-type="float" office:value="6" table:style-name="ce29">
            <text:p>6</text:p>
          </table:table-cell>
          <table:table-cell office:value-type="currency" office:value="1800" table:style-name="ce181">
            <text:p>£1,800</text:p>
          </table:table-cell>
          <table:table-cell table:style-name="ce179"/>
          <table:table-cell office:value-type="float" office:value="124.58333333333333" table:style-name="ce23">
            <text:p>125</text:p>
          </table:table-cell>
          <table:table-cell office:value-type="currency" office:value="286541.66666666663" table:style-name="ce28">
            <text:p>£286,542</text:p>
          </table:table-cell>
          <table:table-cell table:style-name="ce179"/>
          <table:table-cell office:value-type="float" office:value="4670.9999999999991" table:style-name="ce178">
            <text:p>4,671</text:p>
          </table:table-cell>
          <table:table-cell office:value-type="currency" office:value="5486474.166666667" table:style-name="ce37">
            <text:p>£5,486,474</text:p>
          </table:table-cell>
          <table:table-cell table:number-columns-repeated="16364"/>
        </table:table-row>
        <table:table-row table:style-name="ro7">
          <table:table-cell/>
          <table:table-cell office:value-type="string" table:style-name="ce23">
            <text:p>Streatham</text:p>
          </table:table-cell>
          <table:table-cell office:value-type="float" office:value="14767" table:style-name="ce23">
            <text:p>14,767</text:p>
          </table:table-cell>
          <table:table-cell table:style-name="ce179"/>
          <table:table-cell office:value-type="float" office:value="9798.5" table:style-name="ce23">
            <text:p>9,799</text:p>
          </table:table-cell>
          <table:table-cell office:value-type="float" office:value="3219.1666666666665" table:style-name="ce23">
            <text:p>3,219</text:p>
          </table:table-cell>
          <table:table-cell office:value-type="currency" office:value="4249300" table:style-name="ce28">
            <text:p>£4,249,300</text:p>
          </table:table-cell>
          <table:table-cell table:style-name="ce179"/>
          <table:table-cell office:value-type="float" office:value="4968.4999999999991" table:style-name="ce23">
            <text:p>4,969</text:p>
          </table:table-cell>
          <table:table-cell office:value-type="float" office:value="2260.5" table:style-name="ce23">
            <text:p>2,261</text:p>
          </table:table-cell>
          <table:table-cell office:value-type="currency" office:value="2113567.5" table:style-name="ce28">
            <text:p>£2,113,568</text:p>
          </table:table-cell>
          <table:table-cell table:style-name="ce179"/>
          <table:table-cell office:value-type="float" office:value="5" table:style-name="ce29">
            <text:p>5</text:p>
          </table:table-cell>
          <table:table-cell office:value-type="currency" office:value="1500" table:style-name="ce181">
            <text:p>£1,500</text:p>
          </table:table-cell>
          <table:table-cell table:style-name="ce179"/>
          <table:table-cell office:value-type="float" office:value="105.41666666666667" table:style-name="ce23">
            <text:p>105</text:p>
          </table:table-cell>
          <table:table-cell office:value-type="currency" office:value="242458.33333333334" table:style-name="ce28">
            <text:p>£242,458</text:p>
          </table:table-cell>
          <table:table-cell table:style-name="ce179"/>
          <table:table-cell office:value-type="float" office:value="5590.083333333333" table:style-name="ce178">
            <text:p>5,590</text:p>
          </table:table-cell>
          <table:table-cell office:value-type="currency" office:value="6606825.833333333" table:style-name="ce37">
            <text:p>£6,606,826</text:p>
          </table:table-cell>
          <table:table-cell table:number-columns-repeated="16364"/>
        </table:table-row>
        <table:table-row table:style-name="ro7">
          <table:table-cell/>
          <table:table-cell office:value-type="string" table:style-name="ce23">
            <text:p>Camberwell and Peckham</text:p>
          </table:table-cell>
          <table:table-cell office:value-type="float" office:value="16127.999999999998" table:style-name="ce23">
            <text:p>16,128</text:p>
          </table:table-cell>
          <table:table-cell table:style-name="ce179"/>
          <table:table-cell office:value-type="float" office:value="10418" table:style-name="ce23">
            <text:p>10,418</text:p>
          </table:table-cell>
          <table:table-cell office:value-type="float" office:value="3880.4166666666665" table:style-name="ce23">
            <text:p>3,880</text:p>
          </table:table-cell>
          <table:table-cell office:value-type="currency" office:value="5122150" table:style-name="ce28">
            <text:p>£5,122,150</text:p>
          </table:table-cell>
          <table:table-cell table:style-name="ce179"/>
          <table:table-cell office:value-type="float" office:value="5709.9999999999991" table:style-name="ce23">
            <text:p>5,710</text:p>
          </table:table-cell>
          <table:table-cell office:value-type="float" office:value="2709.083333333333" table:style-name="ce23">
            <text:p>2,709</text:p>
          </table:table-cell>
          <table:table-cell office:value-type="currency" office:value="2532992.9166666665" table:style-name="ce28">
            <text:p>£2,532,993</text:p>
          </table:table-cell>
          <table:table-cell table:style-name="ce179"/>
          <table:table-cell office:value-type="string" table:style-name="ce29">
            <text:p>x</text:p>
          </table:table-cell>
          <table:table-cell office:value-type="string" table:style-name="ce181">
            <text:p>x</text:p>
          </table:table-cell>
          <table:table-cell table:style-name="ce179"/>
          <table:table-cell office:value-type="float" office:value="68" table:style-name="ce23">
            <text:p>68</text:p>
          </table:table-cell>
          <table:table-cell office:value-type="currency" office:value="156400" table:style-name="ce28">
            <text:p>£156,400</text:p>
          </table:table-cell>
          <table:table-cell table:style-name="ce179"/>
          <table:table-cell office:value-type="string" table:style-name="ce178">
            <text:p>x</text:p>
          </table:table-cell>
          <table:table-cell office:value-type="string" table:style-name="ce37">
            <text:p>x</text:p>
          </table:table-cell>
          <table:table-cell table:number-columns-repeated="16364"/>
        </table:table-row>
        <table:table-row table:style-name="ro7">
          <table:table-cell/>
          <table:table-cell office:value-type="string" table:style-name="ce23">
            <text:p>Lewisham West and Penge</text:p>
          </table:table-cell>
          <table:table-cell office:value-type="float" office:value="13560" table:style-name="ce23">
            <text:p>13,560</text:p>
          </table:table-cell>
          <table:table-cell table:style-name="ce179"/>
          <table:table-cell office:value-type="float" office:value="9719" table:style-name="ce23">
            <text:p>9,719</text:p>
          </table:table-cell>
          <table:table-cell office:value-type="float" office:value="2729" table:style-name="ce23">
            <text:p>2,729</text:p>
          </table:table-cell>
          <table:table-cell office:value-type="currency" office:value="3602280" table:style-name="ce28">
            <text:p>£3,602,280</text:p>
          </table:table-cell>
          <table:table-cell table:style-name="ce179"/>
          <table:table-cell office:value-type="float" office:value="3841" table:style-name="ce23">
            <text:p>3,841</text:p>
          </table:table-cell>
          <table:table-cell office:value-type="float" office:value="1545" table:style-name="ce23">
            <text:p>1,545</text:p>
          </table:table-cell>
          <table:table-cell office:value-type="currency" office:value="1444575" table:style-name="ce28">
            <text:p>£1,444,575</text:p>
          </table:table-cell>
          <table:table-cell table:style-name="ce179"/>
          <table:table-cell office:value-type="float" office:value="7" table:style-name="ce29">
            <text:p>7</text:p>
          </table:table-cell>
          <table:table-cell office:value-type="currency" office:value="2100" table:style-name="ce181">
            <text:p>£2,100</text:p>
          </table:table-cell>
          <table:table-cell table:style-name="ce179"/>
          <table:table-cell office:value-type="float" office:value="66" table:style-name="ce23">
            <text:p>66</text:p>
          </table:table-cell>
          <table:table-cell office:value-type="currency" office:value="151800" table:style-name="ce28">
            <text:p>£151,800</text:p>
          </table:table-cell>
          <table:table-cell table:style-name="ce179"/>
          <table:table-cell office:value-type="float" office:value="4347" table:style-name="ce178">
            <text:p>4,347</text:p>
          </table:table-cell>
          <table:table-cell office:value-type="currency" office:value="5200755" table:style-name="ce37">
            <text:p>£5,200,755</text:p>
          </table:table-cell>
          <table:table-cell table:number-columns-repeated="16364"/>
        </table:table-row>
        <table:table-row table:style-name="ro7">
          <table:table-cell/>
          <table:table-cell office:value-type="string" table:style-name="ce23">
            <text:p>Lewisham, Deptford</text:p>
          </table:table-cell>
          <table:table-cell office:value-type="float" office:value="14363" table:style-name="ce23">
            <text:p>14,363</text:p>
          </table:table-cell>
          <table:table-cell table:style-name="ce179"/>
          <table:table-cell office:value-type="float" office:value="9961" table:style-name="ce23">
            <text:p>9,961</text:p>
          </table:table-cell>
          <table:table-cell office:value-type="float" office:value="3047.9166666666665" table:style-name="ce23">
            <text:p>3,048</text:p>
          </table:table-cell>
          <table:table-cell office:value-type="currency" office:value="4023250" table:style-name="ce28">
            <text:p>£4,023,250</text:p>
          </table:table-cell>
          <table:table-cell table:style-name="ce179"/>
          <table:table-cell office:value-type="float" office:value="4401.9999999999991" table:style-name="ce23">
            <text:p>4,402</text:p>
          </table:table-cell>
          <table:table-cell office:value-type="float" office:value="1942.0000000000002" table:style-name="ce23">
            <text:p>1,942</text:p>
          </table:table-cell>
          <table:table-cell office:value-type="currency" office:value="1815770.0000000002" table:style-name="ce28">
            <text:p>£1,815,770</text:p>
          </table:table-cell>
          <table:table-cell table:style-name="ce179"/>
          <table:table-cell office:value-type="string" table:style-name="ce29">
            <text:p>x</text:p>
          </table:table-cell>
          <table:table-cell office:value-type="string" table:style-name="ce181">
            <text:p>x</text:p>
          </table:table-cell>
          <table:table-cell table:style-name="ce179"/>
          <table:table-cell office:value-type="float" office:value="110" table:style-name="ce23">
            <text:p>110</text:p>
          </table:table-cell>
          <table:table-cell office:value-type="currency" office:value="253000" table:style-name="ce28">
            <text:p>£253,000</text:p>
          </table:table-cell>
          <table:table-cell table:style-name="ce179"/>
          <table:table-cell office:value-type="string" table:style-name="ce178">
            <text:p>x</text:p>
          </table:table-cell>
          <table:table-cell office:value-type="string" table:style-name="ce37">
            <text:p>x</text:p>
          </table:table-cell>
          <table:table-cell table:number-columns-repeated="16364"/>
        </table:table-row>
        <table:table-row table:style-name="ro7">
          <table:table-cell/>
          <table:table-cell office:value-type="string" table:style-name="ce23">
            <text:p>Lewisham East</text:p>
          </table:table-cell>
          <table:table-cell office:value-type="float" office:value="13473" table:style-name="ce23">
            <text:p>13,473</text:p>
          </table:table-cell>
          <table:table-cell table:style-name="ce179"/>
          <table:table-cell office:value-type="float" office:value="9504" table:style-name="ce23">
            <text:p>9,504</text:p>
          </table:table-cell>
          <table:table-cell office:value-type="float" office:value="2815" table:style-name="ce23">
            <text:p>2,815</text:p>
          </table:table-cell>
          <table:table-cell office:value-type="currency" office:value="3715800" table:style-name="ce28">
            <text:p>£3,715,800</text:p>
          </table:table-cell>
          <table:table-cell table:style-name="ce179"/>
          <table:table-cell office:value-type="float" office:value="3969" table:style-name="ce23">
            <text:p>3,969</text:p>
          </table:table-cell>
          <table:table-cell office:value-type="float" office:value="1805" table:style-name="ce23">
            <text:p>1,805</text:p>
          </table:table-cell>
          <table:table-cell office:value-type="currency" office:value="1687675" table:style-name="ce28">
            <text:p>£1,687,675</text:p>
          </table:table-cell>
          <table:table-cell table:style-name="ce179"/>
          <table:table-cell office:value-type="string" table:style-name="ce29">
            <text:p>x</text:p>
          </table:table-cell>
          <table:table-cell office:value-type="string" table:style-name="ce181">
            <text:p>x</text:p>
          </table:table-cell>
          <table:table-cell table:style-name="ce179"/>
          <table:table-cell office:value-type="float" office:value="79" table:style-name="ce23">
            <text:p>79</text:p>
          </table:table-cell>
          <table:table-cell office:value-type="currency" office:value="181700" table:style-name="ce28">
            <text:p>£181,700</text:p>
          </table:table-cell>
          <table:table-cell table:style-name="ce179"/>
          <table:table-cell office:value-type="string" table:style-name="ce178">
            <text:p>x</text:p>
          </table:table-cell>
          <table:table-cell office:value-type="string" table:style-name="ce37">
            <text:p>x</text:p>
          </table:table-cell>
          <table:table-cell table:number-columns-repeated="16364"/>
        </table:table-row>
        <table:table-row table:style-name="ro7">
          <table:table-cell/>
          <table:table-cell office:value-type="string" table:style-name="ce23">
            <text:p>Bermondsey and Old Southwark</text:p>
          </table:table-cell>
          <table:table-cell office:value-type="float" office:value="16813.333332999999" table:style-name="ce23">
            <text:p>16,813</text:p>
          </table:table-cell>
          <table:table-cell table:style-name="ce179"/>
          <table:table-cell office:value-type="float" office:value="10280" table:style-name="ce23">
            <text:p>10,280</text:p>
          </table:table-cell>
          <table:table-cell office:value-type="float" office:value="4101.25" table:style-name="ce23">
            <text:p>4,101</text:p>
          </table:table-cell>
          <table:table-cell office:value-type="currency" office:value="5413650" table:style-name="ce28">
            <text:p>£5,413,650</text:p>
          </table:table-cell>
          <table:table-cell table:style-name="ce179"/>
          <table:table-cell office:value-type="float" office:value="6533.3333329999987" table:style-name="ce23">
            <text:p>6,533</text:p>
          </table:table-cell>
          <table:table-cell office:value-type="float" office:value="3938.3333330000005" table:style-name="ce23">
            <text:p>3,938</text:p>
          </table:table-cell>
          <table:table-cell office:value-type="currency" office:value="3682341.6663550008" table:style-name="ce28">
            <text:p>£3,682,342</text:p>
          </table:table-cell>
          <table:table-cell table:style-name="ce179"/>
          <table:table-cell office:value-type="float" office:value="7" table:style-name="ce29">
            <text:p>7</text:p>
          </table:table-cell>
          <table:table-cell office:value-type="currency" office:value="2100" table:style-name="ce181">
            <text:p>£2,100</text:p>
          </table:table-cell>
          <table:table-cell table:style-name="ce179"/>
          <table:table-cell office:value-type="float" office:value="43" table:style-name="ce23">
            <text:p>43</text:p>
          </table:table-cell>
          <table:table-cell office:value-type="currency" office:value="98900" table:style-name="ce28">
            <text:p>£98,900</text:p>
          </table:table-cell>
          <table:table-cell table:style-name="ce179"/>
          <table:table-cell office:value-type="float" office:value="8089.5833330000005" table:style-name="ce178">
            <text:p>8,090</text:p>
          </table:table-cell>
          <table:table-cell office:value-type="currency" office:value="9196991.6663550008" table:style-name="ce37">
            <text:p>£9,196,992</text:p>
          </table:table-cell>
          <table:table-cell table:number-columns-repeated="16364"/>
        </table:table-row>
        <table:table-row table:style-name="ro7">
          <table:table-cell/>
          <table:table-cell office:value-type="string" table:style-name="ce23">
            <text:p>Bethnal Green and Bow</text:p>
          </table:table-cell>
          <table:table-cell office:value-type="float" office:value="19720.5" table:style-name="ce23">
            <text:p>19,721</text:p>
          </table:table-cell>
          <table:table-cell table:style-name="ce179"/>
          <table:table-cell office:value-type="float" office:value="11602" table:style-name="ce23">
            <text:p>11,602</text:p>
          </table:table-cell>
          <table:table-cell office:value-type="float" office:value="5076" table:style-name="ce23">
            <text:p>5,076</text:p>
          </table:table-cell>
          <table:table-cell office:value-type="currency" office:value="6700320" table:style-name="ce28">
            <text:p>£6,700,320</text:p>
          </table:table-cell>
          <table:table-cell table:style-name="ce179"/>
          <table:table-cell office:value-type="float" office:value="8118.5" table:style-name="ce23">
            <text:p>8,119</text:p>
          </table:table-cell>
          <table:table-cell office:value-type="float" office:value="5037.25" table:style-name="ce23">
            <text:p>5,037</text:p>
          </table:table-cell>
          <table:table-cell office:value-type="currency" office:value="4709828.75" table:style-name="ce28">
            <text:p>£4,709,829</text:p>
          </table:table-cell>
          <table:table-cell table:style-name="ce179"/>
          <table:table-cell office:value-type="string" table:style-name="ce29">
            <text:p>x</text:p>
          </table:table-cell>
          <table:table-cell office:value-type="string" table:style-name="ce181">
            <text:p>x</text:p>
          </table:table-cell>
          <table:table-cell table:style-name="ce179"/>
          <table:table-cell office:value-type="float" office:value="28.416666666666668" table:style-name="ce23">
            <text:p>28</text:p>
          </table:table-cell>
          <table:table-cell office:value-type="currency" office:value="65358.333333333336" table:style-name="ce28">
            <text:p>£65,358</text:p>
          </table:table-cell>
          <table:table-cell table:style-name="ce179"/>
          <table:table-cell office:value-type="string" table:style-name="ce178">
            <text:p>x</text:p>
          </table:table-cell>
          <table:table-cell office:value-type="string" table:style-name="ce37">
            <text:p>x</text:p>
          </table:table-cell>
          <table:table-cell table:number-columns-repeated="16364"/>
        </table:table-row>
        <table:table-row table:style-name="ro7">
          <table:table-cell/>
          <table:table-cell office:value-type="string" table:style-name="ce23">
            <text:p>Poplar and Limehouse</text:p>
          </table:table-cell>
          <table:table-cell office:value-type="float" office:value="18755.5" table:style-name="ce23">
            <text:p>18,756</text:p>
          </table:table-cell>
          <table:table-cell table:style-name="ce179"/>
          <table:table-cell office:value-type="float" office:value="12162" table:style-name="ce23">
            <text:p>12,162</text:p>
          </table:table-cell>
          <table:table-cell office:value-type="float" office:value="5360.0833333333339" table:style-name="ce23">
            <text:p>5,360</text:p>
          </table:table-cell>
          <table:table-cell office:value-type="currency" office:value="7075310" table:style-name="ce28">
            <text:p>£7,075,310</text:p>
          </table:table-cell>
          <table:table-cell table:style-name="ce179"/>
          <table:table-cell office:value-type="float" office:value="6593.4999999999991" table:style-name="ce23">
            <text:p>6,594</text:p>
          </table:table-cell>
          <table:table-cell office:value-type="float" office:value="4062.2500000000005" table:style-name="ce23">
            <text:p>4,062</text:p>
          </table:table-cell>
          <table:table-cell office:value-type="currency" office:value="3798203.7500000005" table:style-name="ce28">
            <text:p>£3,798,204</text:p>
          </table:table-cell>
          <table:table-cell table:style-name="ce179"/>
          <table:table-cell office:value-type="string" table:style-name="ce29">
            <text:p>x</text:p>
          </table:table-cell>
          <table:table-cell office:value-type="string" table:style-name="ce181">
            <text:p>x</text:p>
          </table:table-cell>
          <table:table-cell table:style-name="ce179"/>
          <table:table-cell office:value-type="float" office:value="45" table:style-name="ce23">
            <text:p>45</text:p>
          </table:table-cell>
          <table:table-cell office:value-type="currency" office:value="103500" table:style-name="ce28">
            <text:p>£103,500</text:p>
          </table:table-cell>
          <table:table-cell table:style-name="ce179"/>
          <table:table-cell office:value-type="string" table:style-name="ce178">
            <text:p>x</text:p>
          </table:table-cell>
          <table:table-cell office:value-type="string" table:style-name="ce37">
            <text:p>x</text:p>
          </table:table-cell>
          <table:table-cell table:number-columns-repeated="16364"/>
        </table:table-row>
        <table:table-row table:style-name="ro7">
          <table:table-cell/>
          <table:table-cell office:value-type="string" table:style-name="ce23">
            <text:p>West Ham</text:p>
          </table:table-cell>
          <table:table-cell office:value-type="float" office:value="30534" table:style-name="ce23">
            <text:p>30,534</text:p>
          </table:table-cell>
          <table:table-cell table:style-name="ce179"/>
          <table:table-cell office:value-type="float" office:value="17590" table:style-name="ce23">
            <text:p>17,590</text:p>
          </table:table-cell>
          <table:table-cell office:value-type="float" office:value="5504.166666666667" table:style-name="ce23">
            <text:p>5,504</text:p>
          </table:table-cell>
          <table:table-cell office:value-type="currency" office:value="7265500" table:style-name="ce28">
            <text:p>£7,265,500</text:p>
          </table:table-cell>
          <table:table-cell table:style-name="ce179"/>
          <table:table-cell office:value-type="float" office:value="12944" table:style-name="ce23">
            <text:p>12,944</text:p>
          </table:table-cell>
          <table:table-cell office:value-type="float" office:value="6750.5" table:style-name="ce23">
            <text:p>6,751</text:p>
          </table:table-cell>
          <table:table-cell office:value-type="currency" office:value="6311717.5" table:style-name="ce28">
            <text:p>£6,311,718</text:p>
          </table:table-cell>
          <table:table-cell table:style-name="ce179"/>
          <table:table-cell office:value-type="float" office:value="12" table:style-name="ce29">
            <text:p>12</text:p>
          </table:table-cell>
          <table:table-cell office:value-type="currency" office:value="3600" table:style-name="ce181">
            <text:p>£3,600</text:p>
          </table:table-cell>
          <table:table-cell table:style-name="ce179"/>
          <table:table-cell office:value-type="float" office:value="53" table:style-name="ce23">
            <text:p>53</text:p>
          </table:table-cell>
          <table:table-cell office:value-type="currency" office:value="121900" table:style-name="ce28">
            <text:p>£121,900</text:p>
          </table:table-cell>
          <table:table-cell table:style-name="ce179"/>
          <table:table-cell office:value-type="float" office:value="12319.666666666668" table:style-name="ce178">
            <text:p>12,320</text:p>
          </table:table-cell>
          <table:table-cell office:value-type="currency" office:value="13702717.5" table:style-name="ce37">
            <text:p>£13,702,718</text:p>
          </table:table-cell>
          <table:table-cell table:number-columns-repeated="16364"/>
        </table:table-row>
        <table:table-row table:style-name="ro7">
          <table:table-cell/>
          <table:table-cell office:value-type="string" table:style-name="ce23">
            <text:p>Lewes</text:p>
          </table:table-cell>
          <table:table-cell office:value-type="float" office:value="10386.5" table:style-name="ce23">
            <text:p>10,387</text:p>
          </table:table-cell>
          <table:table-cell table:style-name="ce179"/>
          <table:table-cell office:value-type="float" office:value="6221" table:style-name="ce23">
            <text:p>6,221</text:p>
          </table:table-cell>
          <table:table-cell office:value-type="float" office:value="1014.3333333333334" table:style-name="ce23">
            <text:p>1,014</text:p>
          </table:table-cell>
          <table:table-cell office:value-type="currency" office:value="1338920" table:style-name="ce28">
            <text:p>£1,338,920</text:p>
          </table:table-cell>
          <table:table-cell table:style-name="ce179"/>
          <table:table-cell office:value-type="float" office:value="4165.5" table:style-name="ce23">
            <text:p>4,166</text:p>
          </table:table-cell>
          <table:table-cell office:value-type="float" office:value="883" table:style-name="ce23">
            <text:p>883</text:p>
          </table:table-cell>
          <table:table-cell office:value-type="currency" office:value="825605" table:style-name="ce28">
            <text:p>£825,605</text:p>
          </table:table-cell>
          <table:table-cell table:style-name="ce179"/>
          <table:table-cell office:value-type="float" office:value="17" table:style-name="ce29">
            <text:p>17</text:p>
          </table:table-cell>
          <table:table-cell office:value-type="currency" office:value="5100" table:style-name="ce181">
            <text:p>£5,100</text:p>
          </table:table-cell>
          <table:table-cell table:style-name="ce179"/>
          <table:table-cell office:value-type="float" office:value="89" table:style-name="ce23">
            <text:p>89</text:p>
          </table:table-cell>
          <table:table-cell office:value-type="currency" office:value="204700" table:style-name="ce28">
            <text:p>£204,700</text:p>
          </table:table-cell>
          <table:table-cell table:style-name="ce179"/>
          <table:table-cell office:value-type="float" office:value="2003.3333333333335" table:style-name="ce178">
            <text:p>2,003</text:p>
          </table:table-cell>
          <table:table-cell office:value-type="currency" office:value="2374325" table:style-name="ce37">
            <text:p>£2,374,325</text:p>
          </table:table-cell>
          <table:table-cell table:number-columns-repeated="16364"/>
        </table:table-row>
        <table:table-row table:style-name="ro7">
          <table:table-cell/>
          <table:table-cell office:value-type="string" table:style-name="ce23">
            <text:p>Tooting</text:p>
          </table:table-cell>
          <table:table-cell office:value-type="float" office:value="12204" table:style-name="ce23">
            <text:p>12,204</text:p>
          </table:table-cell>
          <table:table-cell table:style-name="ce179"/>
          <table:table-cell office:value-type="float" office:value="7495" table:style-name="ce23">
            <text:p>7,495</text:p>
          </table:table-cell>
          <table:table-cell office:value-type="float" office:value="1780" table:style-name="ce23">
            <text:p>1,780</text:p>
          </table:table-cell>
          <table:table-cell office:value-type="currency" office:value="2349600" table:style-name="ce28">
            <text:p>£2,349,600</text:p>
          </table:table-cell>
          <table:table-cell table:style-name="ce179"/>
          <table:table-cell office:value-type="float" office:value="4709" table:style-name="ce23">
            <text:p>4,709</text:p>
          </table:table-cell>
          <table:table-cell office:value-type="float" office:value="1647" table:style-name="ce23">
            <text:p>1,647</text:p>
          </table:table-cell>
          <table:table-cell office:value-type="currency" office:value="1539945" table:style-name="ce28">
            <text:p>£1,539,945</text:p>
          </table:table-cell>
          <table:table-cell table:style-name="ce179"/>
          <table:table-cell office:value-type="float" office:value="6" table:style-name="ce29">
            <text:p>6</text:p>
          </table:table-cell>
          <table:table-cell office:value-type="currency" office:value="1800" table:style-name="ce181">
            <text:p>£1,800</text:p>
          </table:table-cell>
          <table:table-cell table:style-name="ce179"/>
          <table:table-cell office:value-type="float" office:value="59.333333333333336" table:style-name="ce23">
            <text:p>59</text:p>
          </table:table-cell>
          <table:table-cell office:value-type="currency" office:value="136466.66666666669" table:style-name="ce28">
            <text:p>£136,467</text:p>
          </table:table-cell>
          <table:table-cell table:style-name="ce179"/>
          <table:table-cell office:value-type="float" office:value="3492.3333333333335" table:style-name="ce178">
            <text:p>3,492</text:p>
          </table:table-cell>
          <table:table-cell office:value-type="currency" office:value="4027811.6666666665" table:style-name="ce37">
            <text:p>£4,027,812</text:p>
          </table:table-cell>
          <table:table-cell table:number-columns-repeated="16364"/>
        </table:table-row>
        <table:table-row table:style-name="ro7">
          <table:table-cell/>
          <table:table-cell office:value-type="string" table:style-name="ce23">
            <text:p>Putney</text:p>
          </table:table-cell>
          <table:table-cell office:value-type="float" office:value="8985.5" table:style-name="ce23">
            <text:p>8,986</text:p>
          </table:table-cell>
          <table:table-cell table:style-name="ce179"/>
          <table:table-cell office:value-type="float" office:value="5822.5" table:style-name="ce23">
            <text:p>5,823</text:p>
          </table:table-cell>
          <table:table-cell office:value-type="float" office:value="1539.6666666666667" table:style-name="ce23">
            <text:p>1,540</text:p>
          </table:table-cell>
          <table:table-cell office:value-type="currency" office:value="2032360" table:style-name="ce28">
            <text:p>£2,032,360</text:p>
          </table:table-cell>
          <table:table-cell table:style-name="ce179"/>
          <table:table-cell office:value-type="float" office:value="3163" table:style-name="ce23">
            <text:p>3,163</text:p>
          </table:table-cell>
          <table:table-cell office:value-type="float" office:value="1333.5" table:style-name="ce23">
            <text:p>1,334</text:p>
          </table:table-cell>
          <table:table-cell office:value-type="currency" office:value="1246822.5" table:style-name="ce28">
            <text:p>£1,246,823</text:p>
          </table:table-cell>
          <table:table-cell table:style-name="ce179"/>
          <table:table-cell office:value-type="float" office:value="33" table:style-name="ce29">
            <text:p>33</text:p>
          </table:table-cell>
          <table:table-cell office:value-type="currency" office:value="9900" table:style-name="ce181">
            <text:p>£9,900</text:p>
          </table:table-cell>
          <table:table-cell table:style-name="ce179"/>
          <table:table-cell office:value-type="float" office:value="30" table:style-name="ce23">
            <text:p>30</text:p>
          </table:table-cell>
          <table:table-cell office:value-type="currency" office:value="69000" table:style-name="ce28">
            <text:p>£69,000</text:p>
          </table:table-cell>
          <table:table-cell table:style-name="ce179"/>
          <table:table-cell office:value-type="float" office:value="2936.166666666667" table:style-name="ce178">
            <text:p>2,936</text:p>
          </table:table-cell>
          <table:table-cell office:value-type="currency" office:value="3358082.5" table:style-name="ce37">
            <text:p>£3,358,083</text:p>
          </table:table-cell>
          <table:table-cell table:number-columns-repeated="16364"/>
        </table:table-row>
        <table:table-row table:style-name="ro7">
          <table:table-cell/>
          <table:table-cell office:value-type="string" table:style-name="ce23">
            <text:p>Battersea</text:p>
          </table:table-cell>
          <table:table-cell office:value-type="float" office:value="7522.5" table:style-name="ce23">
            <text:p>7,523</text:p>
          </table:table-cell>
          <table:table-cell table:style-name="ce179"/>
          <table:table-cell office:value-type="float" office:value="5881" table:style-name="ce23">
            <text:p>5,881</text:p>
          </table:table-cell>
          <table:table-cell office:value-type="float" office:value="1922" table:style-name="ce23">
            <text:p>1,922</text:p>
          </table:table-cell>
          <table:table-cell office:value-type="currency" office:value="2537040" table:style-name="ce28">
            <text:p>£2,537,040</text:p>
          </table:table-cell>
          <table:table-cell table:style-name="ce179"/>
          <table:table-cell office:value-type="float" office:value="1641.5" table:style-name="ce23">
            <text:p>1,642</text:p>
          </table:table-cell>
          <table:table-cell office:value-type="float" office:value="879.49999999999977" table:style-name="ce23">
            <text:p>880</text:p>
          </table:table-cell>
          <table:table-cell office:value-type="currency" office:value="822332.49999999977" table:style-name="ce28">
            <text:p>£822,333</text:p>
          </table:table-cell>
          <table:table-cell table:style-name="ce179"/>
          <table:table-cell office:value-type="string" table:style-name="ce29">
            <text:p>x</text:p>
          </table:table-cell>
          <table:table-cell office:value-type="string" table:style-name="ce181">
            <text:p>x</text:p>
          </table:table-cell>
          <table:table-cell table:style-name="ce179"/>
          <table:table-cell office:value-type="float" office:value="38" table:style-name="ce23">
            <text:p>38</text:p>
          </table:table-cell>
          <table:table-cell office:value-type="currency" office:value="87400" table:style-name="ce28">
            <text:p>£87,400</text:p>
          </table:table-cell>
          <table:table-cell table:style-name="ce179"/>
          <table:table-cell office:value-type="string" table:style-name="ce178">
            <text:p>x</text:p>
          </table:table-cell>
          <table:table-cell office:value-type="string" table:style-name="ce37">
            <text:p>x</text:p>
          </table:table-cell>
          <table:table-cell table:number-columns-repeated="16364"/>
        </table:table-row>
        <table:table-row table:style-name="ro7">
          <table:table-cell/>
          <table:table-cell office:value-type="string" table:style-name="ce23">
            <text:p>South Thanet</text:p>
          </table:table-cell>
          <table:table-cell office:value-type="float" office:value="15030" table:style-name="ce23">
            <text:p>15,030</text:p>
          </table:table-cell>
          <table:table-cell table:style-name="ce179"/>
          <table:table-cell office:value-type="float" office:value="8007" table:style-name="ce23">
            <text:p>8,007</text:p>
          </table:table-cell>
          <table:table-cell office:value-type="float" office:value="2190.5" table:style-name="ce23">
            <text:p>2,191</text:p>
          </table:table-cell>
          <table:table-cell office:value-type="currency" office:value="2891460" table:style-name="ce28">
            <text:p>£2,891,460</text:p>
          </table:table-cell>
          <table:table-cell table:style-name="ce179"/>
          <table:table-cell office:value-type="float" office:value="7023" table:style-name="ce23">
            <text:p>7,023</text:p>
          </table:table-cell>
          <table:table-cell office:value-type="float" office:value="1902" table:style-name="ce23">
            <text:p>1,902</text:p>
          </table:table-cell>
          <table:table-cell office:value-type="currency" office:value="1778370" table:style-name="ce28">
            <text:p>£1,778,370</text:p>
          </table:table-cell>
          <table:table-cell table:style-name="ce179"/>
          <table:table-cell office:value-type="float" office:value="58" table:style-name="ce29">
            <text:p>58</text:p>
          </table:table-cell>
          <table:table-cell office:value-type="currency" office:value="17400" table:style-name="ce181">
            <text:p>£17,400</text:p>
          </table:table-cell>
          <table:table-cell table:style-name="ce179"/>
          <table:table-cell office:value-type="float" office:value="121" table:style-name="ce23">
            <text:p>121</text:p>
          </table:table-cell>
          <table:table-cell office:value-type="currency" office:value="278300" table:style-name="ce28">
            <text:p>£278,300</text:p>
          </table:table-cell>
          <table:table-cell table:style-name="ce179"/>
          <table:table-cell office:value-type="float" office:value="4271.5" table:style-name="ce178">
            <text:p>4,272</text:p>
          </table:table-cell>
          <table:table-cell office:value-type="currency" office:value="4965530" table:style-name="ce37">
            <text:p>£4,965,530</text:p>
          </table:table-cell>
          <table:table-cell table:number-columns-repeated="16364"/>
        </table:table-row>
        <table:table-row table:style-name="ro7">
          <table:table-cell/>
          <table:table-cell office:value-type="string" table:style-name="ce23">
            <text:p>Westminster North</text:p>
          </table:table-cell>
          <table:table-cell office:value-type="float" office:value="11139.5" table:style-name="ce23">
            <text:p>11,140</text:p>
          </table:table-cell>
          <table:table-cell table:style-name="ce179"/>
          <table:table-cell office:value-type="float" office:value="6322.5" table:style-name="ce23">
            <text:p>6,323</text:p>
          </table:table-cell>
          <table:table-cell office:value-type="float" office:value="2676.5" table:style-name="ce23">
            <text:p>2,677</text:p>
          </table:table-cell>
          <table:table-cell office:value-type="currency" office:value="3532980" table:style-name="ce28">
            <text:p>£3,532,980</text:p>
          </table:table-cell>
          <table:table-cell table:style-name="ce179"/>
          <table:table-cell office:value-type="float" office:value="4817" table:style-name="ce23">
            <text:p>4,817</text:p>
          </table:table-cell>
          <table:table-cell office:value-type="float" office:value="2816" table:style-name="ce23">
            <text:p>2,816</text:p>
          </table:table-cell>
          <table:table-cell office:value-type="currency" office:value="2632960" table:style-name="ce28">
            <text:p>£2,632,960</text:p>
          </table:table-cell>
          <table:table-cell table:style-name="ce179"/>
          <table:table-cell office:value-type="string" table:style-name="ce29">
            <text:p>x</text:p>
          </table:table-cell>
          <table:table-cell office:value-type="string" table:style-name="ce181">
            <text:p>x</text:p>
          </table:table-cell>
          <table:table-cell table:style-name="ce179"/>
          <table:table-cell office:value-type="float" office:value="20" table:style-name="ce23">
            <text:p>20</text:p>
          </table:table-cell>
          <table:table-cell office:value-type="currency" office:value="46000" table:style-name="ce28">
            <text:p>£46,000</text:p>
          </table:table-cell>
          <table:table-cell table:style-name="ce179"/>
          <table:table-cell office:value-type="string" table:style-name="ce178">
            <text:p>x</text:p>
          </table:table-cell>
          <table:table-cell office:value-type="string" table:style-name="ce37">
            <text:p>x</text:p>
          </table:table-cell>
          <table:table-cell table:number-columns-repeated="16364"/>
        </table:table-row>
        <table:table-row table:style-name="ro7">
          <table:table-cell/>
          <table:table-cell office:value-type="string" table:style-name="ce23">
            <text:p>Barking</text:p>
          </table:table-cell>
          <table:table-cell office:value-type="float" office:value="25857.5" table:style-name="ce23">
            <text:p>25,858</text:p>
          </table:table-cell>
          <table:table-cell table:style-name="ce179"/>
          <table:table-cell office:value-type="float" office:value="18343" table:style-name="ce23">
            <text:p>18,343</text:p>
          </table:table-cell>
          <table:table-cell office:value-type="float" office:value="4951.666666666667" table:style-name="ce23">
            <text:p>4,952</text:p>
          </table:table-cell>
          <table:table-cell office:value-type="currency" office:value="6536200" table:style-name="ce28">
            <text:p>£6,536,200</text:p>
          </table:table-cell>
          <table:table-cell table:style-name="ce179"/>
          <table:table-cell office:value-type="float" office:value="7514.5" table:style-name="ce23">
            <text:p>7,515</text:p>
          </table:table-cell>
          <table:table-cell office:value-type="float" office:value="3139.375" table:style-name="ce23">
            <text:p>3,139</text:p>
          </table:table-cell>
          <table:table-cell office:value-type="currency" office:value="2935315.625" table:style-name="ce28">
            <text:p>£2,935,316</text:p>
          </table:table-cell>
          <table:table-cell table:style-name="ce179"/>
          <table:table-cell office:value-type="float" office:value="7" table:style-name="ce29">
            <text:p>7</text:p>
          </table:table-cell>
          <table:table-cell office:value-type="currency" office:value="2100" table:style-name="ce181">
            <text:p>£2,100</text:p>
          </table:table-cell>
          <table:table-cell table:style-name="ce179"/>
          <table:table-cell office:value-type="float" office:value="65" table:style-name="ce23">
            <text:p>65</text:p>
          </table:table-cell>
          <table:table-cell office:value-type="currency" office:value="149500" table:style-name="ce28">
            <text:p>£149,500</text:p>
          </table:table-cell>
          <table:table-cell table:style-name="ce179"/>
          <table:table-cell office:value-type="float" office:value="8163.041666666667" table:style-name="ce178">
            <text:p>8,163</text:p>
          </table:table-cell>
          <table:table-cell office:value-type="currency" office:value="9623115.625" table:style-name="ce37">
            <text:p>£9,623,116</text:p>
          </table:table-cell>
          <table:table-cell table:number-columns-repeated="16364"/>
        </table:table-row>
        <table:table-row table:style-name="ro7">
          <table:table-cell/>
          <table:table-cell office:value-type="string" table:style-name="ce23">
            <text:p>Dagenham and Rainham</text:p>
          </table:table-cell>
          <table:table-cell office:value-type="float" office:value="18116.5" table:style-name="ce23">
            <text:p>18,117</text:p>
          </table:table-cell>
          <table:table-cell table:style-name="ce179"/>
          <table:table-cell office:value-type="float" office:value="10517" table:style-name="ce23">
            <text:p>10,517</text:p>
          </table:table-cell>
          <table:table-cell office:value-type="float" office:value="2853" table:style-name="ce23">
            <text:p>2,853</text:p>
          </table:table-cell>
          <table:table-cell office:value-type="currency" office:value="3765960" table:style-name="ce28">
            <text:p>£3,765,960</text:p>
          </table:table-cell>
          <table:table-cell table:style-name="ce179"/>
          <table:table-cell office:value-type="float" office:value="7599.4999999999991" table:style-name="ce23">
            <text:p>7,600</text:p>
          </table:table-cell>
          <table:table-cell office:value-type="float" office:value="2923.5" table:style-name="ce23">
            <text:p>2,924</text:p>
          </table:table-cell>
          <table:table-cell office:value-type="currency" office:value="2733472.5" table:style-name="ce28">
            <text:p>£2,733,473</text:p>
          </table:table-cell>
          <table:table-cell table:style-name="ce179"/>
          <table:table-cell office:value-type="float" office:value="14" table:style-name="ce29">
            <text:p>14</text:p>
          </table:table-cell>
          <table:table-cell office:value-type="currency" office:value="4200" table:style-name="ce181">
            <text:p>£4,200</text:p>
          </table:table-cell>
          <table:table-cell table:style-name="ce179"/>
          <table:table-cell office:value-type="float" office:value="68" table:style-name="ce23">
            <text:p>68</text:p>
          </table:table-cell>
          <table:table-cell office:value-type="currency" office:value="156400" table:style-name="ce28">
            <text:p>£156,400</text:p>
          </table:table-cell>
          <table:table-cell table:style-name="ce179"/>
          <table:table-cell office:value-type="float" office:value="5858.5" table:style-name="ce178">
            <text:p>5,859</text:p>
          </table:table-cell>
          <table:table-cell office:value-type="currency" office:value="6660032.5" table:style-name="ce37">
            <text:p>£6,660,033</text:p>
          </table:table-cell>
          <table:table-cell table:number-columns-repeated="16364"/>
        </table:table-row>
        <table:table-row table:style-name="ro7">
          <table:table-cell/>
          <table:table-cell office:value-type="string" table:style-name="ce23">
            <text:p>Chipping Barnet</text:p>
          </table:table-cell>
          <table:table-cell office:value-type="float" office:value="16450" table:style-name="ce23">
            <text:p>16,450</text:p>
          </table:table-cell>
          <table:table-cell table:style-name="ce179"/>
          <table:table-cell office:value-type="float" office:value="8522" table:style-name="ce23">
            <text:p>8,522</text:p>
          </table:table-cell>
          <table:table-cell office:value-type="float" office:value="1914.3333333333335" table:style-name="ce23">
            <text:p>1,914</text:p>
          </table:table-cell>
          <table:table-cell office:value-type="currency" office:value="2526920" table:style-name="ce28">
            <text:p>£2,526,920</text:p>
          </table:table-cell>
          <table:table-cell table:style-name="ce179"/>
          <table:table-cell office:value-type="float" office:value="7927.9999999999991" table:style-name="ce23">
            <text:p>7,928</text:p>
          </table:table-cell>
          <table:table-cell office:value-type="float" office:value="1891" table:style-name="ce23">
            <text:p>1,891</text:p>
          </table:table-cell>
          <table:table-cell office:value-type="currency" office:value="1768085" table:style-name="ce28">
            <text:p>£1,768,085</text:p>
          </table:table-cell>
          <table:table-cell table:style-name="ce179"/>
          <table:table-cell office:value-type="float" office:value="14" table:style-name="ce29">
            <text:p>14</text:p>
          </table:table-cell>
          <table:table-cell office:value-type="currency" office:value="4200" table:style-name="ce181">
            <text:p>£4,200</text:p>
          </table:table-cell>
          <table:table-cell table:style-name="ce179"/>
          <table:table-cell office:value-type="float" office:value="67.583333333333329" table:style-name="ce23">
            <text:p>68</text:p>
          </table:table-cell>
          <table:table-cell office:value-type="currency" office:value="155441.66666666666" table:style-name="ce28">
            <text:p>£155,442</text:p>
          </table:table-cell>
          <table:table-cell table:style-name="ce179"/>
          <table:table-cell office:value-type="float" office:value="3886.916666666667" table:style-name="ce178">
            <text:p>3,887</text:p>
          </table:table-cell>
          <table:table-cell office:value-type="currency" office:value="4454646.666666667" table:style-name="ce37">
            <text:p>£4,454,647</text:p>
          </table:table-cell>
          <table:table-cell table:number-columns-repeated="16364"/>
        </table:table-row>
        <table:table-row table:style-name="ro7">
          <table:table-cell/>
          <table:table-cell office:value-type="string" table:style-name="ce23">
            <text:p>Hendon</text:p>
          </table:table-cell>
          <table:table-cell office:value-type="float" office:value="18194.5" table:style-name="ce23">
            <text:p>18,195</text:p>
          </table:table-cell>
          <table:table-cell table:style-name="ce179"/>
          <table:table-cell office:value-type="float" office:value="12523" table:style-name="ce23">
            <text:p>12,523</text:p>
          </table:table-cell>
          <table:table-cell office:value-type="float" office:value="3578.666666666667" table:style-name="ce23">
            <text:p>3,579</text:p>
          </table:table-cell>
          <table:table-cell office:value-type="currency" office:value="4723840" table:style-name="ce28">
            <text:p>£4,723,840</text:p>
          </table:table-cell>
          <table:table-cell table:style-name="ce179"/>
          <table:table-cell office:value-type="float" office:value="5671.4999999999991" table:style-name="ce23">
            <text:p>5,672</text:p>
          </table:table-cell>
          <table:table-cell office:value-type="float" office:value="2133.4999999999995" table:style-name="ce23">
            <text:p>2,134</text:p>
          </table:table-cell>
          <table:table-cell office:value-type="currency" office:value="1994822.4999999995" table:style-name="ce28">
            <text:p>£1,994,823</text:p>
          </table:table-cell>
          <table:table-cell table:style-name="ce179"/>
          <table:table-cell office:value-type="float" office:value="7" table:style-name="ce29">
            <text:p>7</text:p>
          </table:table-cell>
          <table:table-cell office:value-type="currency" office:value="2100" table:style-name="ce181">
            <text:p>£2,100</text:p>
          </table:table-cell>
          <table:table-cell table:style-name="ce179"/>
          <table:table-cell office:value-type="float" office:value="48.583333333333336" table:style-name="ce23">
            <text:p>49</text:p>
          </table:table-cell>
          <table:table-cell office:value-type="currency" office:value="111741.66666666667" table:style-name="ce28">
            <text:p>£111,742</text:p>
          </table:table-cell>
          <table:table-cell table:style-name="ce179"/>
          <table:table-cell office:value-type="float" office:value="5767.7499999999991" table:style-name="ce178">
            <text:p>5,768</text:p>
          </table:table-cell>
          <table:table-cell office:value-type="currency" office:value="6832504.166666667" table:style-name="ce37">
            <text:p>£6,832,504</text:p>
          </table:table-cell>
          <table:table-cell table:number-columns-repeated="16364"/>
        </table:table-row>
        <table:table-row table:style-name="ro7">
          <table:table-cell/>
          <table:table-cell office:value-type="string" table:style-name="ce23">
            <text:p>Finchley and Golders Green</text:p>
          </table:table-cell>
          <table:table-cell office:value-type="float" office:value="15073" table:style-name="ce23">
            <text:p>15,073</text:p>
          </table:table-cell>
          <table:table-cell table:style-name="ce179"/>
          <table:table-cell office:value-type="float" office:value="8540" table:style-name="ce23">
            <text:p>8,540</text:p>
          </table:table-cell>
          <table:table-cell office:value-type="float" office:value="1893.25" table:style-name="ce23">
            <text:p>1,893</text:p>
          </table:table-cell>
          <table:table-cell office:value-type="currency" office:value="2499090" table:style-name="ce28">
            <text:p>£2,499,090</text:p>
          </table:table-cell>
          <table:table-cell table:style-name="ce179"/>
          <table:table-cell office:value-type="float" office:value="6533" table:style-name="ce23">
            <text:p>6,533</text:p>
          </table:table-cell>
          <table:table-cell office:value-type="float" office:value="1757.0000000000002" table:style-name="ce23">
            <text:p>1,757</text:p>
          </table:table-cell>
          <table:table-cell office:value-type="currency" office:value="1642795.0000000002" table:style-name="ce28">
            <text:p>£1,642,795</text:p>
          </table:table-cell>
          <table:table-cell table:style-name="ce179"/>
          <table:table-cell office:value-type="float" office:value="6" table:style-name="ce29">
            <text:p>6</text:p>
          </table:table-cell>
          <table:table-cell office:value-type="currency" office:value="1800" table:style-name="ce181">
            <text:p>£1,800</text:p>
          </table:table-cell>
          <table:table-cell table:style-name="ce179"/>
          <table:table-cell office:value-type="float" office:value="47.333333333333336" table:style-name="ce23">
            <text:p>47</text:p>
          </table:table-cell>
          <table:table-cell office:value-type="currency" office:value="108866.66666666667" table:style-name="ce28">
            <text:p>£108,867</text:p>
          </table:table-cell>
          <table:table-cell table:style-name="ce179"/>
          <table:table-cell office:value-type="float" office:value="3703.5833333333335" table:style-name="ce178">
            <text:p>3,704</text:p>
          </table:table-cell>
          <table:table-cell office:value-type="currency" office:value="4252551.666666667" table:style-name="ce37">
            <text:p>£4,252,552</text:p>
          </table:table-cell>
          <table:table-cell table:number-columns-repeated="16364"/>
        </table:table-row>
        <table:table-row table:style-name="ro7">
          <table:table-cell/>
          <table:table-cell office:value-type="string" table:style-name="ce23">
            <text:p>Brent North</text:p>
          </table:table-cell>
          <table:table-cell office:value-type="float" office:value="23950" table:style-name="ce23">
            <text:p>23,950</text:p>
          </table:table-cell>
          <table:table-cell table:style-name="ce179"/>
          <table:table-cell office:value-type="float" office:value="13287" table:style-name="ce23">
            <text:p>13,287</text:p>
          </table:table-cell>
          <table:table-cell office:value-type="float" office:value="1872.9166666666665" table:style-name="ce23">
            <text:p>1,873</text:p>
          </table:table-cell>
          <table:table-cell office:value-type="currency" office:value="2472250" table:style-name="ce28">
            <text:p>£2,472,250</text:p>
          </table:table-cell>
          <table:table-cell table:style-name="ce179"/>
          <table:table-cell office:value-type="float" office:value="10662.999999999998" table:style-name="ce23">
            <text:p>10,663</text:p>
          </table:table-cell>
          <table:table-cell office:value-type="float" office:value="2980.9999999999995" table:style-name="ce23">
            <text:p>2,981</text:p>
          </table:table-cell>
          <table:table-cell office:value-type="currency" office:value="2787235" table:style-name="ce28">
            <text:p>£2,787,235</text:p>
          </table:table-cell>
          <table:table-cell table:style-name="ce179"/>
          <table:table-cell office:value-type="float" office:value="5" table:style-name="ce29">
            <text:p>5</text:p>
          </table:table-cell>
          <table:table-cell office:value-type="currency" office:value="1500" table:style-name="ce181">
            <text:p>£1,500</text:p>
          </table:table-cell>
          <table:table-cell table:style-name="ce179"/>
          <table:table-cell office:value-type="float" office:value="45" table:style-name="ce23">
            <text:p>45</text:p>
          </table:table-cell>
          <table:table-cell office:value-type="currency" office:value="103500" table:style-name="ce28">
            <text:p>£103,500</text:p>
          </table:table-cell>
          <table:table-cell table:style-name="ce179"/>
          <table:table-cell office:value-type="float" office:value="4903.9166666666661" table:style-name="ce178">
            <text:p>4,904</text:p>
          </table:table-cell>
          <table:table-cell office:value-type="currency" office:value="5364485" table:style-name="ce37">
            <text:p>£5,364,485</text:p>
          </table:table-cell>
          <table:table-cell table:number-columns-repeated="16364"/>
        </table:table-row>
        <table:table-row table:style-name="ro7">
          <table:table-cell/>
          <table:table-cell office:value-type="string" table:style-name="ce23">
            <text:p>Brent Central</text:p>
          </table:table-cell>
          <table:table-cell office:value-type="float" office:value="14508.5" table:style-name="ce23">
            <text:p>14,509</text:p>
          </table:table-cell>
          <table:table-cell table:style-name="ce179"/>
          <table:table-cell office:value-type="float" office:value="10360" table:style-name="ce23">
            <text:p>10,360</text:p>
          </table:table-cell>
          <table:table-cell office:value-type="float" office:value="2815" table:style-name="ce23">
            <text:p>2,815</text:p>
          </table:table-cell>
          <table:table-cell office:value-type="currency" office:value="3715800" table:style-name="ce28">
            <text:p>£3,715,800</text:p>
          </table:table-cell>
          <table:table-cell table:style-name="ce179"/>
          <table:table-cell office:value-type="float" office:value="4148.5" table:style-name="ce23">
            <text:p>4,149</text:p>
          </table:table-cell>
          <table:table-cell office:value-type="float" office:value="1618.5" table:style-name="ce23">
            <text:p>1,619</text:p>
          </table:table-cell>
          <table:table-cell office:value-type="currency" office:value="1513297.5" table:style-name="ce28">
            <text:p>£1,513,298</text:p>
          </table:table-cell>
          <table:table-cell table:style-name="ce179"/>
          <table:table-cell office:value-type="string" table:style-name="ce29">
            <text:p>x</text:p>
          </table:table-cell>
          <table:table-cell office:value-type="string" table:style-name="ce181">
            <text:p>x</text:p>
          </table:table-cell>
          <table:table-cell table:style-name="ce179"/>
          <table:table-cell office:value-type="float" office:value="35" table:style-name="ce23">
            <text:p>35</text:p>
          </table:table-cell>
          <table:table-cell office:value-type="currency" office:value="80500" table:style-name="ce28">
            <text:p>£80,500</text:p>
          </table:table-cell>
          <table:table-cell table:style-name="ce179"/>
          <table:table-cell office:value-type="string" table:style-name="ce178">
            <text:p>x</text:p>
          </table:table-cell>
          <table:table-cell office:value-type="string" table:style-name="ce37">
            <text:p>x</text:p>
          </table:table-cell>
          <table:table-cell table:number-columns-repeated="16364"/>
        </table:table-row>
        <table:table-row table:style-name="ro7">
          <table:table-cell/>
          <table:table-cell office:value-type="string" table:style-name="ce23">
            <text:p>Enfield, Southgate</text:p>
          </table:table-cell>
          <table:table-cell office:value-type="float" office:value="10948.5" table:style-name="ce23">
            <text:p>10,949</text:p>
          </table:table-cell>
          <table:table-cell table:style-name="ce179"/>
          <table:table-cell office:value-type="float" office:value="7090" table:style-name="ce23">
            <text:p>7,090</text:p>
          </table:table-cell>
          <table:table-cell office:value-type="float" office:value="1254" table:style-name="ce23">
            <text:p>1,254</text:p>
          </table:table-cell>
          <table:table-cell office:value-type="currency" office:value="1655280" table:style-name="ce28">
            <text:p>£1,655,280</text:p>
          </table:table-cell>
          <table:table-cell table:style-name="ce179"/>
          <table:table-cell office:value-type="float" office:value="3858.4999999999995" table:style-name="ce23">
            <text:p>3,859</text:p>
          </table:table-cell>
          <table:table-cell office:value-type="float" office:value="1252" table:style-name="ce23">
            <text:p>1,252</text:p>
          </table:table-cell>
          <table:table-cell office:value-type="currency" office:value="1170620" table:style-name="ce28">
            <text:p>£1,170,620</text:p>
          </table:table-cell>
          <table:table-cell table:style-name="ce179"/>
          <table:table-cell office:value-type="string" table:style-name="ce29">
            <text:p>x</text:p>
          </table:table-cell>
          <table:table-cell office:value-type="string" table:style-name="ce181">
            <text:p>x</text:p>
          </table:table-cell>
          <table:table-cell table:style-name="ce179"/>
          <table:table-cell office:value-type="float" office:value="47" table:style-name="ce23">
            <text:p>47</text:p>
          </table:table-cell>
          <table:table-cell office:value-type="currency" office:value="108100" table:style-name="ce28">
            <text:p>£108,100</text:p>
          </table:table-cell>
          <table:table-cell table:style-name="ce179"/>
          <table:table-cell office:value-type="string" table:style-name="ce178">
            <text:p>x</text:p>
          </table:table-cell>
          <table:table-cell office:value-type="string" table:style-name="ce37">
            <text:p>x</text:p>
          </table:table-cell>
          <table:table-cell table:number-columns-repeated="16364"/>
        </table:table-row>
        <table:table-row table:style-name="ro7">
          <table:table-cell/>
          <table:table-cell office:value-type="string" table:style-name="ce23">
            <text:p>Bexleyheath and Crayford</text:p>
          </table:table-cell>
          <table:table-cell office:value-type="float" office:value="16096.5" table:style-name="ce23">
            <text:p>16,097</text:p>
          </table:table-cell>
          <table:table-cell table:style-name="ce179"/>
          <table:table-cell office:value-type="float" office:value="8643" table:style-name="ce23">
            <text:p>8,643</text:p>
          </table:table-cell>
          <table:table-cell office:value-type="float" office:value="1659" table:style-name="ce23">
            <text:p>1,659</text:p>
          </table:table-cell>
          <table:table-cell office:value-type="currency" office:value="2189880" table:style-name="ce28">
            <text:p>£2,189,880</text:p>
          </table:table-cell>
          <table:table-cell table:style-name="ce179"/>
          <table:table-cell office:value-type="float" office:value="7453.4999999999991" table:style-name="ce23">
            <text:p>7,454</text:p>
          </table:table-cell>
          <table:table-cell office:value-type="float" office:value="1889" table:style-name="ce23">
            <text:p>1,889</text:p>
          </table:table-cell>
          <table:table-cell office:value-type="currency" office:value="1766215" table:style-name="ce28">
            <text:p>£1,766,215</text:p>
          </table:table-cell>
          <table:table-cell table:style-name="ce179"/>
          <table:table-cell office:value-type="float" office:value="32" table:style-name="ce29">
            <text:p>32</text:p>
          </table:table-cell>
          <table:table-cell office:value-type="currency" office:value="9600" table:style-name="ce181">
            <text:p>£9,600</text:p>
          </table:table-cell>
          <table:table-cell table:style-name="ce179"/>
          <table:table-cell office:value-type="float" office:value="59" table:style-name="ce23">
            <text:p>59</text:p>
          </table:table-cell>
          <table:table-cell office:value-type="currency" office:value="135700" table:style-name="ce28">
            <text:p>£135,700</text:p>
          </table:table-cell>
          <table:table-cell table:style-name="ce179"/>
          <table:table-cell office:value-type="float" office:value="3639" table:style-name="ce178">
            <text:p>3,639</text:p>
          </table:table-cell>
          <table:table-cell office:value-type="currency" office:value="4101395" table:style-name="ce37">
            <text:p>£4,101,395</text:p>
          </table:table-cell>
          <table:table-cell table:number-columns-repeated="16364"/>
        </table:table-row>
        <table:table-row table:style-name="ro7">
          <table:table-cell/>
          <table:table-cell office:value-type="string" table:style-name="ce23">
            <text:p>Old Bexley and Sidcup</text:p>
          </table:table-cell>
          <table:table-cell office:value-type="float" office:value="13424" table:style-name="ce23">
            <text:p>13,424</text:p>
          </table:table-cell>
          <table:table-cell table:style-name="ce179"/>
          <table:table-cell office:value-type="float" office:value="7691" table:style-name="ce23">
            <text:p>7,691</text:p>
          </table:table-cell>
          <table:table-cell office:value-type="float" office:value="1206.6666666666667" table:style-name="ce23">
            <text:p>1,207</text:p>
          </table:table-cell>
          <table:table-cell office:value-type="currency" office:value="1592800" table:style-name="ce28">
            <text:p>£1,592,800</text:p>
          </table:table-cell>
          <table:table-cell table:style-name="ce179"/>
          <table:table-cell office:value-type="float" office:value="5733" table:style-name="ce23">
            <text:p>5,733</text:p>
          </table:table-cell>
          <table:table-cell office:value-type="float" office:value="902" table:style-name="ce23">
            <text:p>902</text:p>
          </table:table-cell>
          <table:table-cell office:value-type="currency" office:value="843370" table:style-name="ce28">
            <text:p>£843,370</text:p>
          </table:table-cell>
          <table:table-cell table:style-name="ce179"/>
          <table:table-cell office:value-type="string" table:style-name="ce29">
            <text:p>x</text:p>
          </table:table-cell>
          <table:table-cell office:value-type="string" table:style-name="ce181">
            <text:p>x</text:p>
          </table:table-cell>
          <table:table-cell table:style-name="ce179"/>
          <table:table-cell office:value-type="float" office:value="59" table:style-name="ce23">
            <text:p>59</text:p>
          </table:table-cell>
          <table:table-cell office:value-type="currency" office:value="135700" table:style-name="ce28">
            <text:p>£135,700</text:p>
          </table:table-cell>
          <table:table-cell table:style-name="ce179"/>
          <table:table-cell office:value-type="string" table:style-name="ce178">
            <text:p>x</text:p>
          </table:table-cell>
          <table:table-cell office:value-type="string" table:style-name="ce37">
            <text:p>x</text:p>
          </table:table-cell>
          <table:table-cell table:number-columns-repeated="16364"/>
        </table:table-row>
        <table:table-row table:style-name="ro7">
          <table:table-cell/>
          <table:table-cell office:value-type="string" table:style-name="ce23">
            <text:p>Orpington</text:p>
          </table:table-cell>
          <table:table-cell office:value-type="float" office:value="12852.5" table:style-name="ce23">
            <text:p>12,853</text:p>
          </table:table-cell>
          <table:table-cell table:style-name="ce179"/>
          <table:table-cell office:value-type="float" office:value="8098.5" table:style-name="ce23">
            <text:p>8,099</text:p>
          </table:table-cell>
          <table:table-cell office:value-type="float" office:value="1328" table:style-name="ce23">
            <text:p>1,328</text:p>
          </table:table-cell>
          <table:table-cell office:value-type="currency" office:value="1752960" table:style-name="ce28">
            <text:p>£1,752,960</text:p>
          </table:table-cell>
          <table:table-cell table:style-name="ce179"/>
          <table:table-cell office:value-type="float" office:value="4754" table:style-name="ce23">
            <text:p>4,754</text:p>
          </table:table-cell>
          <table:table-cell office:value-type="float" office:value="962.5" table:style-name="ce23">
            <text:p>963</text:p>
          </table:table-cell>
          <table:table-cell office:value-type="currency" office:value="899937.5" table:style-name="ce28">
            <text:p>£899,938</text:p>
          </table:table-cell>
          <table:table-cell table:style-name="ce179"/>
          <table:table-cell office:value-type="float" office:value="11" table:style-name="ce29">
            <text:p>11</text:p>
          </table:table-cell>
          <table:table-cell office:value-type="currency" office:value="3300" table:style-name="ce181">
            <text:p>£3,300</text:p>
          </table:table-cell>
          <table:table-cell table:style-name="ce179"/>
          <table:table-cell office:value-type="float" office:value="65" table:style-name="ce23">
            <text:p>65</text:p>
          </table:table-cell>
          <table:table-cell office:value-type="currency" office:value="149500" table:style-name="ce28">
            <text:p>£149,500</text:p>
          </table:table-cell>
          <table:table-cell table:style-name="ce179"/>
          <table:table-cell office:value-type="float" office:value="2366.5" table:style-name="ce178">
            <text:p>2,367</text:p>
          </table:table-cell>
          <table:table-cell office:value-type="currency" office:value="2805697.5" table:style-name="ce37">
            <text:p>£2,805,698</text:p>
          </table:table-cell>
          <table:table-cell table:number-columns-repeated="16364"/>
        </table:table-row>
        <table:table-row table:style-name="ro7">
          <table:table-cell/>
          <table:table-cell office:value-type="string" table:style-name="ce23">
            <text:p>Beckenham</text:p>
          </table:table-cell>
          <table:table-cell office:value-type="float" office:value="15003" table:style-name="ce23">
            <text:p>15,003</text:p>
          </table:table-cell>
          <table:table-cell table:style-name="ce179"/>
          <table:table-cell office:value-type="float" office:value="8296" table:style-name="ce23">
            <text:p>8,296</text:p>
          </table:table-cell>
          <table:table-cell office:value-type="float" office:value="835.16666666666674" table:style-name="ce23">
            <text:p>835</text:p>
          </table:table-cell>
          <table:table-cell office:value-type="currency" office:value="1102420" table:style-name="ce28">
            <text:p>£1,102,420</text:p>
          </table:table-cell>
          <table:table-cell table:style-name="ce179"/>
          <table:table-cell office:value-type="float" office:value="6707" table:style-name="ce23">
            <text:p>6,707</text:p>
          </table:table-cell>
          <table:table-cell office:value-type="float" office:value="1144" table:style-name="ce23">
            <text:p>1,144</text:p>
          </table:table-cell>
          <table:table-cell office:value-type="currency" office:value="1069640" table:style-name="ce28">
            <text:p>£1,069,640</text:p>
          </table:table-cell>
          <table:table-cell table:style-name="ce179"/>
          <table:table-cell office:value-type="float" office:value="17" table:style-name="ce29">
            <text:p>17</text:p>
          </table:table-cell>
          <table:table-cell office:value-type="currency" office:value="5100" table:style-name="ce181">
            <text:p>£5,100</text:p>
          </table:table-cell>
          <table:table-cell table:style-name="ce179"/>
          <table:table-cell office:value-type="float" office:value="91.583333333333329" table:style-name="ce23">
            <text:p>92</text:p>
          </table:table-cell>
          <table:table-cell office:value-type="currency" office:value="210641.66666666666" table:style-name="ce28">
            <text:p>£210,642</text:p>
          </table:table-cell>
          <table:table-cell table:style-name="ce179"/>
          <table:table-cell office:value-type="float" office:value="2087.75" table:style-name="ce178">
            <text:p>2,088</text:p>
          </table:table-cell>
          <table:table-cell office:value-type="currency" office:value="2387801.6666666665" table:style-name="ce37">
            <text:p>£2,387,802</text:p>
          </table:table-cell>
          <table:table-cell table:number-columns-repeated="16364"/>
        </table:table-row>
        <table:table-row table:style-name="ro7">
          <table:table-cell/>
          <table:table-cell office:value-type="string" table:style-name="ce23">
            <text:p>Bromley and Chislehurst</text:p>
          </table:table-cell>
          <table:table-cell office:value-type="float" office:value="13086.5" table:style-name="ce23">
            <text:p>13,087</text:p>
          </table:table-cell>
          <table:table-cell table:style-name="ce179"/>
          <table:table-cell office:value-type="float" office:value="7584" table:style-name="ce23">
            <text:p>7,584</text:p>
          </table:table-cell>
          <table:table-cell office:value-type="float" office:value="1505.5" table:style-name="ce23">
            <text:p>1,506</text:p>
          </table:table-cell>
          <table:table-cell office:value-type="currency" office:value="1987260" table:style-name="ce28">
            <text:p>£1,987,260</text:p>
          </table:table-cell>
          <table:table-cell table:style-name="ce179"/>
          <table:table-cell office:value-type="float" office:value="5502.5000000000009" table:style-name="ce23">
            <text:p>5,503</text:p>
          </table:table-cell>
          <table:table-cell office:value-type="float" office:value="1455" table:style-name="ce23">
            <text:p>1,455</text:p>
          </table:table-cell>
          <table:table-cell office:value-type="currency" office:value="1360425" table:style-name="ce28">
            <text:p>£1,360,425</text:p>
          </table:table-cell>
          <table:table-cell table:style-name="ce179"/>
          <table:table-cell office:value-type="float" office:value="9" table:style-name="ce29">
            <text:p>9</text:p>
          </table:table-cell>
          <table:table-cell office:value-type="currency" office:value="2700" table:style-name="ce181">
            <text:p>£2,700</text:p>
          </table:table-cell>
          <table:table-cell table:style-name="ce179"/>
          <table:table-cell office:value-type="float" office:value="63.583333333333336" table:style-name="ce23">
            <text:p>64</text:p>
          </table:table-cell>
          <table:table-cell office:value-type="currency" office:value="146241.66666666669" table:style-name="ce28">
            <text:p>£146,242</text:p>
          </table:table-cell>
          <table:table-cell table:style-name="ce179"/>
          <table:table-cell office:value-type="float" office:value="3033.0833333333335" table:style-name="ce178">
            <text:p>3,033</text:p>
          </table:table-cell>
          <table:table-cell office:value-type="currency" office:value="3496626.6666666665" table:style-name="ce37">
            <text:p>£3,496,627</text:p>
          </table:table-cell>
          <table:table-cell table:number-columns-repeated="16364"/>
        </table:table-row>
        <table:table-row table:style-name="ro7">
          <table:table-cell/>
          <table:table-cell office:value-type="string" table:style-name="ce23">
            <text:p>Croydon Central</text:p>
          </table:table-cell>
          <table:table-cell office:value-type="float" office:value="16744" table:style-name="ce23">
            <text:p>16,744</text:p>
          </table:table-cell>
          <table:table-cell table:style-name="ce179"/>
          <table:table-cell office:value-type="float" office:value="10350" table:style-name="ce23">
            <text:p>10,350</text:p>
          </table:table-cell>
          <table:table-cell office:value-type="float" office:value="3557.083333333333" table:style-name="ce23">
            <text:p>3,557</text:p>
          </table:table-cell>
          <table:table-cell office:value-type="currency" office:value="4695350" table:style-name="ce28">
            <text:p>£4,695,350</text:p>
          </table:table-cell>
          <table:table-cell table:style-name="ce179"/>
          <table:table-cell office:value-type="float" office:value="6394" table:style-name="ce23">
            <text:p>6,394</text:p>
          </table:table-cell>
          <table:table-cell office:value-type="float" office:value="2684.5833333333335" table:style-name="ce23">
            <text:p>2,685</text:p>
          </table:table-cell>
          <table:table-cell office:value-type="currency" office:value="2510085.416666667" table:style-name="ce28">
            <text:p>£2,510,085</text:p>
          </table:table-cell>
          <table:table-cell table:style-name="ce179"/>
          <table:table-cell office:value-type="string" table:style-name="ce29">
            <text:p>x</text:p>
          </table:table-cell>
          <table:table-cell office:value-type="string" table:style-name="ce181">
            <text:p>x</text:p>
          </table:table-cell>
          <table:table-cell table:style-name="ce179"/>
          <table:table-cell office:value-type="float" office:value="105.58333333333334" table:style-name="ce23">
            <text:p>106</text:p>
          </table:table-cell>
          <table:table-cell office:value-type="currency" office:value="242841.66666666669" table:style-name="ce28">
            <text:p>£242,842</text:p>
          </table:table-cell>
          <table:table-cell table:style-name="ce179"/>
          <table:table-cell office:value-type="string" table:style-name="ce178">
            <text:p>x</text:p>
          </table:table-cell>
          <table:table-cell office:value-type="string" table:style-name="ce37">
            <text:p>x</text:p>
          </table:table-cell>
          <table:table-cell table:number-columns-repeated="16364"/>
        </table:table-row>
        <table:table-row table:style-name="ro7">
          <table:table-cell/>
          <table:table-cell office:value-type="string" table:style-name="ce23">
            <text:p>Croydon North</text:p>
          </table:table-cell>
          <table:table-cell office:value-type="float" office:value="19528" table:style-name="ce23">
            <text:p>19,528</text:p>
          </table:table-cell>
          <table:table-cell table:style-name="ce179"/>
          <table:table-cell office:value-type="float" office:value="12807" table:style-name="ce23">
            <text:p>12,807</text:p>
          </table:table-cell>
          <table:table-cell office:value-type="float" office:value="4176.25" table:style-name="ce23">
            <text:p>4,176</text:p>
          </table:table-cell>
          <table:table-cell office:value-type="currency" office:value="5512650" table:style-name="ce28">
            <text:p>£5,512,650</text:p>
          </table:table-cell>
          <table:table-cell table:style-name="ce179"/>
          <table:table-cell office:value-type="float" office:value="6721.0000000000009" table:style-name="ce23">
            <text:p>6,721</text:p>
          </table:table-cell>
          <table:table-cell office:value-type="float" office:value="2636.5" table:style-name="ce23">
            <text:p>2,637</text:p>
          </table:table-cell>
          <table:table-cell office:value-type="currency" office:value="2465127.5" table:style-name="ce28">
            <text:p>£2,465,128</text:p>
          </table:table-cell>
          <table:table-cell table:style-name="ce179"/>
          <table:table-cell office:value-type="float" office:value="7" table:style-name="ce29">
            <text:p>7</text:p>
          </table:table-cell>
          <table:table-cell office:value-type="currency" office:value="2100" table:style-name="ce181">
            <text:p>£2,100</text:p>
          </table:table-cell>
          <table:table-cell table:style-name="ce179"/>
          <table:table-cell office:value-type="float" office:value="99.75" table:style-name="ce23">
            <text:p>100</text:p>
          </table:table-cell>
          <table:table-cell office:value-type="currency" office:value="229425" table:style-name="ce28">
            <text:p>£229,425</text:p>
          </table:table-cell>
          <table:table-cell table:style-name="ce179"/>
          <table:table-cell office:value-type="float" office:value="6919.5" table:style-name="ce178">
            <text:p>6,920</text:p>
          </table:table-cell>
          <table:table-cell office:value-type="currency" office:value="8209302.5" table:style-name="ce37">
            <text:p>£8,209,303</text:p>
          </table:table-cell>
          <table:table-cell table:number-columns-repeated="16364"/>
        </table:table-row>
        <table:table-row table:style-name="ro7">
          <table:table-cell/>
          <table:table-cell office:value-type="string" table:style-name="ce23">
            <text:p>Croydon South</text:p>
          </table:table-cell>
          <table:table-cell office:value-type="float" office:value="16173.000000000002" table:style-name="ce23">
            <text:p>16,173</text:p>
          </table:table-cell>
          <table:table-cell table:style-name="ce179"/>
          <table:table-cell office:value-type="float" office:value="10441" table:style-name="ce23">
            <text:p>10,441</text:p>
          </table:table-cell>
          <table:table-cell office:value-type="float" office:value="2269" table:style-name="ce23">
            <text:p>2,269</text:p>
          </table:table-cell>
          <table:table-cell office:value-type="currency" office:value="2995080" table:style-name="ce28">
            <text:p>£2,995,080</text:p>
          </table:table-cell>
          <table:table-cell table:style-name="ce179"/>
          <table:table-cell office:value-type="float" office:value="5732.0000000000009" table:style-name="ce23">
            <text:p>5,732</text:p>
          </table:table-cell>
          <table:table-cell office:value-type="float" office:value="1688.75" table:style-name="ce23">
            <text:p>1,689</text:p>
          </table:table-cell>
          <table:table-cell office:value-type="currency" office:value="1578981.25" table:style-name="ce28">
            <text:p>£1,578,981</text:p>
          </table:table-cell>
          <table:table-cell table:style-name="ce179"/>
          <table:table-cell office:value-type="float" office:value="17" table:style-name="ce29">
            <text:p>17</text:p>
          </table:table-cell>
          <table:table-cell office:value-type="currency" office:value="5100" table:style-name="ce181">
            <text:p>£5,100</text:p>
          </table:table-cell>
          <table:table-cell table:style-name="ce179"/>
          <table:table-cell office:value-type="float" office:value="82.583333333333329" table:style-name="ce23">
            <text:p>83</text:p>
          </table:table-cell>
          <table:table-cell office:value-type="currency" office:value="189941.66666666666" table:style-name="ce28">
            <text:p>£189,942</text:p>
          </table:table-cell>
          <table:table-cell table:style-name="ce179"/>
          <table:table-cell office:value-type="float" office:value="4057.3333333333335" table:style-name="ce178">
            <text:p>4,057</text:p>
          </table:table-cell>
          <table:table-cell office:value-type="currency" office:value="4769102.916666667" table:style-name="ce37">
            <text:p>£4,769,103</text:p>
          </table:table-cell>
          <table:table-cell table:number-columns-repeated="16364"/>
        </table:table-row>
        <table:table-row table:style-name="ro7">
          <table:table-cell/>
          <table:table-cell office:value-type="string" table:style-name="ce23">
            <text:p>Ealing North</text:p>
          </table:table-cell>
          <table:table-cell office:value-type="float" office:value="20511" table:style-name="ce23">
            <text:p>20,511</text:p>
          </table:table-cell>
          <table:table-cell table:style-name="ce179"/>
          <table:table-cell office:value-type="float" office:value="12740" table:style-name="ce23">
            <text:p>12,740</text:p>
          </table:table-cell>
          <table:table-cell office:value-type="float" office:value="3266" table:style-name="ce23">
            <text:p>3,266</text:p>
          </table:table-cell>
          <table:table-cell office:value-type="currency" office:value="4311120" table:style-name="ce28">
            <text:p>£4,311,120</text:p>
          </table:table-cell>
          <table:table-cell table:style-name="ce179"/>
          <table:table-cell office:value-type="float" office:value="7770.9999999999991" table:style-name="ce23">
            <text:p>7,771</text:p>
          </table:table-cell>
          <table:table-cell office:value-type="float" office:value="2596" table:style-name="ce23">
            <text:p>2,596</text:p>
          </table:table-cell>
          <table:table-cell office:value-type="currency" office:value="2427260" table:style-name="ce28">
            <text:p>£2,427,260</text:p>
          </table:table-cell>
          <table:table-cell table:style-name="ce179"/>
          <table:table-cell office:value-type="float" office:value="8" table:style-name="ce29">
            <text:p>8</text:p>
          </table:table-cell>
          <table:table-cell office:value-type="currency" office:value="2400" table:style-name="ce181">
            <text:p>£2,400</text:p>
          </table:table-cell>
          <table:table-cell table:style-name="ce179"/>
          <table:table-cell office:value-type="float" office:value="81" table:style-name="ce23">
            <text:p>81</text:p>
          </table:table-cell>
          <table:table-cell office:value-type="currency" office:value="186300" table:style-name="ce28">
            <text:p>£186,300</text:p>
          </table:table-cell>
          <table:table-cell table:style-name="ce179"/>
          <table:table-cell office:value-type="float" office:value="5951" table:style-name="ce178">
            <text:p>5,951</text:p>
          </table:table-cell>
          <table:table-cell office:value-type="currency" office:value="6927080" table:style-name="ce37">
            <text:p>£6,927,080</text:p>
          </table:table-cell>
          <table:table-cell table:number-columns-repeated="16364"/>
        </table:table-row>
        <table:table-row table:style-name="ro7">
          <table:table-cell/>
          <table:table-cell office:value-type="string" table:style-name="ce23">
            <text:p>Ealing Central and Acton</text:p>
          </table:table-cell>
          <table:table-cell office:value-type="float" office:value="10627" table:style-name="ce23">
            <text:p>10,627</text:p>
          </table:table-cell>
          <table:table-cell table:style-name="ce179"/>
          <table:table-cell office:value-type="float" office:value="7544" table:style-name="ce23">
            <text:p>7,544</text:p>
          </table:table-cell>
          <table:table-cell office:value-type="float" office:value="1823" table:style-name="ce23">
            <text:p>1,823</text:p>
          </table:table-cell>
          <table:table-cell office:value-type="currency" office:value="2406360" table:style-name="ce28">
            <text:p>£2,406,360</text:p>
          </table:table-cell>
          <table:table-cell table:style-name="ce179"/>
          <table:table-cell office:value-type="float" office:value="3083" table:style-name="ce23">
            <text:p>3,083</text:p>
          </table:table-cell>
          <table:table-cell office:value-type="float" office:value="1084" table:style-name="ce23">
            <text:p>1,084</text:p>
          </table:table-cell>
          <table:table-cell office:value-type="currency" office:value="1013540" table:style-name="ce28">
            <text:p>£1,013,540</text:p>
          </table:table-cell>
          <table:table-cell table:style-name="ce179"/>
          <table:table-cell office:value-type="string" table:style-name="ce29">
            <text:p>x</text:p>
          </table:table-cell>
          <table:table-cell office:value-type="string" table:style-name="ce181">
            <text:p>x</text:p>
          </table:table-cell>
          <table:table-cell table:style-name="ce179"/>
          <table:table-cell office:value-type="float" office:value="62.833333333333329" table:style-name="ce23">
            <text:p>63</text:p>
          </table:table-cell>
          <table:table-cell office:value-type="currency" office:value="144516.66666666666" table:style-name="ce28">
            <text:p>£144,517</text:p>
          </table:table-cell>
          <table:table-cell table:style-name="ce179"/>
          <table:table-cell office:value-type="string" table:style-name="ce178">
            <text:p>x</text:p>
          </table:table-cell>
          <table:table-cell office:value-type="string" table:style-name="ce37">
            <text:p>x</text:p>
          </table:table-cell>
          <table:table-cell table:number-columns-repeated="16364"/>
        </table:table-row>
        <table:table-row table:style-name="ro7">
          <table:table-cell/>
          <table:table-cell office:value-type="string" table:style-name="ce23">
            <text:p>Ealing, Southall</text:p>
          </table:table-cell>
          <table:table-cell office:value-type="float" office:value="16007" table:style-name="ce23">
            <text:p>16,007</text:p>
          </table:table-cell>
          <table:table-cell table:style-name="ce179"/>
          <table:table-cell office:value-type="float" office:value="10997" table:style-name="ce23">
            <text:p>10,997</text:p>
          </table:table-cell>
          <table:table-cell office:value-type="float" office:value="2271.0833333333335" table:style-name="ce23">
            <text:p>2,271</text:p>
          </table:table-cell>
          <table:table-cell office:value-type="currency" office:value="2997830" table:style-name="ce28">
            <text:p>£2,997,830</text:p>
          </table:table-cell>
          <table:table-cell table:style-name="ce179"/>
          <table:table-cell office:value-type="float" office:value="5010" table:style-name="ce23">
            <text:p>5,010</text:p>
          </table:table-cell>
          <table:table-cell office:value-type="float" office:value="1593.1666666666667" table:style-name="ce23">
            <text:p>1,593</text:p>
          </table:table-cell>
          <table:table-cell office:value-type="currency" office:value="1489610.8333333335" table:style-name="ce28">
            <text:p>£1,489,611</text:p>
          </table:table-cell>
          <table:table-cell table:style-name="ce179"/>
          <table:table-cell office:value-type="string" table:style-name="ce29">
            <text:p>x</text:p>
          </table:table-cell>
          <table:table-cell office:value-type="string" table:style-name="ce181">
            <text:p>x</text:p>
          </table:table-cell>
          <table:table-cell table:style-name="ce179"/>
          <table:table-cell office:value-type="float" office:value="54.833333333333336" table:style-name="ce23">
            <text:p>55</text:p>
          </table:table-cell>
          <table:table-cell office:value-type="currency" office:value="126116.66666666667" table:style-name="ce28">
            <text:p>£126,117</text:p>
          </table:table-cell>
          <table:table-cell table:style-name="ce179"/>
          <table:table-cell office:value-type="string" table:style-name="ce178">
            <text:p>x</text:p>
          </table:table-cell>
          <table:table-cell office:value-type="string" table:style-name="ce37">
            <text:p>x</text:p>
          </table:table-cell>
          <table:table-cell table:number-columns-repeated="16364"/>
        </table:table-row>
        <table:table-row table:style-name="ro7">
          <table:table-cell/>
          <table:table-cell office:value-type="string" table:style-name="ce23">
            <text:p>Edmonton</text:p>
          </table:table-cell>
          <table:table-cell office:value-type="float" office:value="19255" table:style-name="ce23">
            <text:p>19,255</text:p>
          </table:table-cell>
          <table:table-cell table:style-name="ce179"/>
          <table:table-cell office:value-type="float" office:value="13661" table:style-name="ce23">
            <text:p>13,661</text:p>
          </table:table-cell>
          <table:table-cell office:value-type="float" office:value="4554.5" table:style-name="ce23">
            <text:p>4,555</text:p>
          </table:table-cell>
          <table:table-cell office:value-type="currency" office:value="6011940" table:style-name="ce28">
            <text:p>£6,011,940</text:p>
          </table:table-cell>
          <table:table-cell table:style-name="ce179"/>
          <table:table-cell office:value-type="float" office:value="5594.0000000000027" table:style-name="ce23">
            <text:p>5,594</text:p>
          </table:table-cell>
          <table:table-cell office:value-type="float" office:value="2503.5000000000005" table:style-name="ce23">
            <text:p>2,504</text:p>
          </table:table-cell>
          <table:table-cell office:value-type="currency" office:value="2340772.5000000005" table:style-name="ce28">
            <text:p>£2,340,773</text:p>
          </table:table-cell>
          <table:table-cell table:style-name="ce179"/>
          <table:table-cell office:value-type="string" table:style-name="ce29">
            <text:p>x</text:p>
          </table:table-cell>
          <table:table-cell office:value-type="string" table:style-name="ce181">
            <text:p>x</text:p>
          </table:table-cell>
          <table:table-cell table:style-name="ce179"/>
          <table:table-cell office:value-type="float" office:value="39" table:style-name="ce23">
            <text:p>39</text:p>
          </table:table-cell>
          <table:table-cell office:value-type="currency" office:value="89700" table:style-name="ce28">
            <text:p>£89,700</text:p>
          </table:table-cell>
          <table:table-cell table:style-name="ce179"/>
          <table:table-cell office:value-type="string" table:style-name="ce178">
            <text:p>x</text:p>
          </table:table-cell>
          <table:table-cell office:value-type="string" table:style-name="ce37">
            <text:p>x</text:p>
          </table:table-cell>
          <table:table-cell table:number-columns-repeated="16364"/>
        </table:table-row>
        <table:table-row table:style-name="ro7">
          <table:table-cell/>
          <table:table-cell office:value-type="string" table:style-name="ce23">
            <text:p>Enfield North</text:p>
          </table:table-cell>
          <table:table-cell office:value-type="float" office:value="21861.5" table:style-name="ce23">
            <text:p>21,862</text:p>
          </table:table-cell>
          <table:table-cell table:style-name="ce179"/>
          <table:table-cell office:value-type="float" office:value="12301" table:style-name="ce23">
            <text:p>12,301</text:p>
          </table:table-cell>
          <table:table-cell office:value-type="float" office:value="3852.958333333333" table:style-name="ce23">
            <text:p>3,853</text:p>
          </table:table-cell>
          <table:table-cell office:value-type="currency" office:value="5085905" table:style-name="ce28">
            <text:p>£5,085,905</text:p>
          </table:table-cell>
          <table:table-cell table:style-name="ce179"/>
          <table:table-cell office:value-type="float" office:value="9560.4999999999982" table:style-name="ce23">
            <text:p>9,561</text:p>
          </table:table-cell>
          <table:table-cell office:value-type="float" office:value="3795.458333333333" table:style-name="ce23">
            <text:p>3,795</text:p>
          </table:table-cell>
          <table:table-cell office:value-type="currency" office:value="3548753.5416666665" table:style-name="ce28">
            <text:p>£3,548,754</text:p>
          </table:table-cell>
          <table:table-cell table:style-name="ce179"/>
          <table:table-cell office:value-type="float" office:value="11.416666666666666" table:style-name="ce29">
            <text:p>11</text:p>
          </table:table-cell>
          <table:table-cell office:value-type="currency" office:value="3425" table:style-name="ce181">
            <text:p>£3,425</text:p>
          </table:table-cell>
          <table:table-cell table:style-name="ce179"/>
          <table:table-cell office:value-type="float" office:value="97" table:style-name="ce23">
            <text:p>97</text:p>
          </table:table-cell>
          <table:table-cell office:value-type="currency" office:value="223100" table:style-name="ce28">
            <text:p>£223,100</text:p>
          </table:table-cell>
          <table:table-cell table:style-name="ce179"/>
          <table:table-cell office:value-type="float" office:value="7756.833333333333" table:style-name="ce178">
            <text:p>7,757</text:p>
          </table:table-cell>
          <table:table-cell office:value-type="currency" office:value="8861183.541666666" table:style-name="ce37">
            <text:p>£8,861,184</text:p>
          </table:table-cell>
          <table:table-cell table:number-columns-repeated="16364"/>
        </table:table-row>
        <table:table-row table:style-name="ro7">
          <table:table-cell/>
          <table:table-cell office:value-type="string" table:style-name="ce23">
            <text:p>Tottenham</text:p>
          </table:table-cell>
          <table:table-cell office:value-type="float" office:value="15306.500000000002" table:style-name="ce23">
            <text:p>15,307</text:p>
          </table:table-cell>
          <table:table-cell table:style-name="ce179"/>
          <table:table-cell office:value-type="float" office:value="11241.5" table:style-name="ce23">
            <text:p>11,242</text:p>
          </table:table-cell>
          <table:table-cell office:value-type="float" office:value="4149.375" table:style-name="ce23">
            <text:p>4,149</text:p>
          </table:table-cell>
          <table:table-cell office:value-type="currency" office:value="5477175" table:style-name="ce28">
            <text:p>£5,477,175</text:p>
          </table:table-cell>
          <table:table-cell table:style-name="ce179"/>
          <table:table-cell office:value-type="float" office:value="4065.0000000000014" table:style-name="ce23">
            <text:p>4,065</text:p>
          </table:table-cell>
          <table:table-cell office:value-type="float" office:value="2172.8749999999995" table:style-name="ce23">
            <text:p>2,173</text:p>
          </table:table-cell>
          <table:table-cell office:value-type="currency" office:value="2031638.1249999995" table:style-name="ce28">
            <text:p>£2,031,638</text:p>
          </table:table-cell>
          <table:table-cell table:style-name="ce179"/>
          <table:table-cell office:value-type="float" office:value="0" table:style-name="ce29">
            <text:p>0</text:p>
          </table:table-cell>
          <table:table-cell office:value-type="currency" office:value="0" table:style-name="ce181">
            <text:p>£0</text:p>
          </table:table-cell>
          <table:table-cell table:style-name="ce179"/>
          <table:table-cell office:value-type="float" office:value="38" table:style-name="ce23">
            <text:p>38</text:p>
          </table:table-cell>
          <table:table-cell office:value-type="currency" office:value="87400" table:style-name="ce28">
            <text:p>£87,400</text:p>
          </table:table-cell>
          <table:table-cell table:style-name="ce179"/>
          <table:table-cell office:value-type="float" office:value="6360.25" table:style-name="ce178">
            <text:p>6,360</text:p>
          </table:table-cell>
          <table:table-cell office:value-type="currency" office:value="7596213.125" table:style-name="ce37">
            <text:p>£7,596,213</text:p>
          </table:table-cell>
          <table:table-cell table:number-columns-repeated="16364"/>
        </table:table-row>
        <table:table-row table:style-name="ro7">
          <table:table-cell/>
          <table:table-cell office:value-type="string" table:style-name="ce23">
            <text:p>Hornsey and Wood Green</text:p>
          </table:table-cell>
          <table:table-cell office:value-type="float" office:value="19347.5" table:style-name="ce23">
            <text:p>19,348</text:p>
          </table:table-cell>
          <table:table-cell table:style-name="ce179"/>
          <table:table-cell office:value-type="float" office:value="10922" table:style-name="ce23">
            <text:p>10,922</text:p>
          </table:table-cell>
          <table:table-cell office:value-type="float" office:value="2132.3333333333335" table:style-name="ce23">
            <text:p>2,132</text:p>
          </table:table-cell>
          <table:table-cell office:value-type="currency" office:value="2814680" table:style-name="ce28">
            <text:p>£2,814,680</text:p>
          </table:table-cell>
          <table:table-cell table:style-name="ce179"/>
          <table:table-cell office:value-type="float" office:value="8425.5" table:style-name="ce23">
            <text:p>8,426</text:p>
          </table:table-cell>
          <table:table-cell office:value-type="float" office:value="3319.5" table:style-name="ce23">
            <text:p>3,320</text:p>
          </table:table-cell>
          <table:table-cell office:value-type="currency" office:value="3103732.5" table:style-name="ce28">
            <text:p>£3,103,733</text:p>
          </table:table-cell>
          <table:table-cell table:style-name="ce179"/>
          <table:table-cell office:value-type="float" office:value="8" table:style-name="ce29">
            <text:p>8</text:p>
          </table:table-cell>
          <table:table-cell office:value-type="currency" office:value="2400" table:style-name="ce181">
            <text:p>£2,400</text:p>
          </table:table-cell>
          <table:table-cell table:style-name="ce179"/>
          <table:table-cell office:value-type="float" office:value="150" table:style-name="ce23">
            <text:p>150</text:p>
          </table:table-cell>
          <table:table-cell office:value-type="currency" office:value="345000" table:style-name="ce28">
            <text:p>£345,000</text:p>
          </table:table-cell>
          <table:table-cell table:style-name="ce179"/>
          <table:table-cell office:value-type="float" office:value="5609.8333333333339" table:style-name="ce178">
            <text:p>5,610</text:p>
          </table:table-cell>
          <table:table-cell office:value-type="currency" office:value="6265812.5" table:style-name="ce37">
            <text:p>£6,265,813</text:p>
          </table:table-cell>
          <table:table-cell table:number-columns-repeated="16364"/>
        </table:table-row>
        <table:table-row table:style-name="ro7">
          <table:table-cell/>
          <table:table-cell office:value-type="string" table:style-name="ce23">
            <text:p>Harrow East</text:p>
          </table:table-cell>
          <table:table-cell office:value-type="float" office:value="15531" table:style-name="ce23">
            <text:p>15,531</text:p>
          </table:table-cell>
          <table:table-cell table:style-name="ce179"/>
          <table:table-cell office:value-type="float" office:value="9810" table:style-name="ce23">
            <text:p>9,810</text:p>
          </table:table-cell>
          <table:table-cell office:value-type="float" office:value="1558.5" table:style-name="ce23">
            <text:p>1,559</text:p>
          </table:table-cell>
          <table:table-cell office:value-type="currency" office:value="2057220" table:style-name="ce28">
            <text:p>£2,057,220</text:p>
          </table:table-cell>
          <table:table-cell table:style-name="ce179"/>
          <table:table-cell office:value-type="float" office:value="5721" table:style-name="ce23">
            <text:p>5,721</text:p>
          </table:table-cell>
          <table:table-cell office:value-type="float" office:value="1580.4166666666665" table:style-name="ce23">
            <text:p>1,580</text:p>
          </table:table-cell>
          <table:table-cell office:value-type="currency" office:value="1477689.5833333333" table:style-name="ce28">
            <text:p>£1,477,690</text:p>
          </table:table-cell>
          <table:table-cell table:style-name="ce179"/>
          <table:table-cell office:value-type="float" office:value="30" table:style-name="ce29">
            <text:p>30</text:p>
          </table:table-cell>
          <table:table-cell office:value-type="currency" office:value="9000" table:style-name="ce181">
            <text:p>£9,000</text:p>
          </table:table-cell>
          <table:table-cell table:style-name="ce179"/>
          <table:table-cell office:value-type="float" office:value="29" table:style-name="ce23">
            <text:p>29</text:p>
          </table:table-cell>
          <table:table-cell office:value-type="currency" office:value="66700" table:style-name="ce28">
            <text:p>£66,700</text:p>
          </table:table-cell>
          <table:table-cell table:style-name="ce179"/>
          <table:table-cell office:value-type="float" office:value="3197.9166666666665" table:style-name="ce178">
            <text:p>3,198</text:p>
          </table:table-cell>
          <table:table-cell office:value-type="currency" office:value="3610609.583333333" table:style-name="ce37">
            <text:p>£3,610,610</text:p>
          </table:table-cell>
          <table:table-cell table:number-columns-repeated="16364"/>
        </table:table-row>
        <table:table-row table:style-name="ro7">
          <table:table-cell/>
          <table:table-cell office:value-type="string" table:style-name="ce23">
            <text:p>Harrow West</text:p>
          </table:table-cell>
          <table:table-cell office:value-type="float" office:value="13212.5" table:style-name="ce23">
            <text:p>13,213</text:p>
          </table:table-cell>
          <table:table-cell table:style-name="ce179"/>
          <table:table-cell office:value-type="float" office:value="8703" table:style-name="ce23">
            <text:p>8,703</text:p>
          </table:table-cell>
          <table:table-cell office:value-type="float" office:value="1219.1666666666667" table:style-name="ce23">
            <text:p>1,219</text:p>
          </table:table-cell>
          <table:table-cell office:value-type="currency" office:value="1609300" table:style-name="ce28">
            <text:p>£1,609,300</text:p>
          </table:table-cell>
          <table:table-cell table:style-name="ce179"/>
          <table:table-cell office:value-type="float" office:value="4509.5000000000009" table:style-name="ce23">
            <text:p>4,510</text:p>
          </table:table-cell>
          <table:table-cell office:value-type="float" office:value="1275.5" table:style-name="ce23">
            <text:p>1,276</text:p>
          </table:table-cell>
          <table:table-cell office:value-type="currency" office:value="1192592.5" table:style-name="ce28">
            <text:p>£1,192,593</text:p>
          </table:table-cell>
          <table:table-cell table:style-name="ce179"/>
          <table:table-cell office:value-type="float" office:value="10" table:style-name="ce29">
            <text:p>10</text:p>
          </table:table-cell>
          <table:table-cell office:value-type="currency" office:value="3000" table:style-name="ce181">
            <text:p>£3,000</text:p>
          </table:table-cell>
          <table:table-cell table:style-name="ce179"/>
          <table:table-cell office:value-type="float" office:value="57" table:style-name="ce23">
            <text:p>57</text:p>
          </table:table-cell>
          <table:table-cell office:value-type="currency" office:value="131100" table:style-name="ce28">
            <text:p>£131,100</text:p>
          </table:table-cell>
          <table:table-cell table:style-name="ce179"/>
          <table:table-cell office:value-type="float" office:value="2561.666666666667" table:style-name="ce178">
            <text:p>2,562</text:p>
          </table:table-cell>
          <table:table-cell office:value-type="currency" office:value="2935992.5" table:style-name="ce37">
            <text:p>£2,935,993</text:p>
          </table:table-cell>
          <table:table-cell table:number-columns-repeated="16364"/>
        </table:table-row>
        <table:table-row table:style-name="ro7">
          <table:table-cell/>
          <table:table-cell office:value-type="string" table:style-name="ce23">
            <text:p>Ruislip, Northwood and Pinner</text:p>
          </table:table-cell>
          <table:table-cell office:value-type="float" office:value="15483.5" table:style-name="ce23">
            <text:p>15,484</text:p>
          </table:table-cell>
          <table:table-cell table:style-name="ce179"/>
          <table:table-cell office:value-type="float" office:value="8185" table:style-name="ce23">
            <text:p>8,185</text:p>
          </table:table-cell>
          <table:table-cell office:value-type="float" office:value="941" table:style-name="ce23">
            <text:p>941</text:p>
          </table:table-cell>
          <table:table-cell office:value-type="currency" office:value="1242120" table:style-name="ce28">
            <text:p>£1,242,120</text:p>
          </table:table-cell>
          <table:table-cell table:style-name="ce179"/>
          <table:table-cell office:value-type="float" office:value="7298.4999999999982" table:style-name="ce23">
            <text:p>7,299</text:p>
          </table:table-cell>
          <table:table-cell office:value-type="float" office:value="1658.4166666666665" table:style-name="ce23">
            <text:p>1,658</text:p>
          </table:table-cell>
          <table:table-cell office:value-type="currency" office:value="1550619.5833333333" table:style-name="ce28">
            <text:p>£1,550,620</text:p>
          </table:table-cell>
          <table:table-cell table:style-name="ce179"/>
          <table:table-cell office:value-type="float" office:value="192" table:style-name="ce29">
            <text:p>192</text:p>
          </table:table-cell>
          <table:table-cell office:value-type="currency" office:value="57600" table:style-name="ce181">
            <text:p>£57,600</text:p>
          </table:table-cell>
          <table:table-cell table:style-name="ce179"/>
          <table:table-cell office:value-type="float" office:value="89" table:style-name="ce23">
            <text:p>89</text:p>
          </table:table-cell>
          <table:table-cell office:value-type="currency" office:value="204700" table:style-name="ce28">
            <text:p>£204,700</text:p>
          </table:table-cell>
          <table:table-cell table:style-name="ce179"/>
          <table:table-cell office:value-type="float" office:value="2880.4166666666665" table:style-name="ce178">
            <text:p>2,880</text:p>
          </table:table-cell>
          <table:table-cell office:value-type="currency" office:value="3055039.583333333" table:style-name="ce37">
            <text:p>£3,055,040</text:p>
          </table:table-cell>
          <table:table-cell table:number-columns-repeated="16364"/>
        </table:table-row>
        <table:table-row table:style-name="ro7">
          <table:table-cell/>
          <table:table-cell office:value-type="string" table:style-name="ce23">
            <text:p>Hornchurch and Upminster</text:p>
          </table:table-cell>
          <table:table-cell office:value-type="float" office:value="17640" table:style-name="ce23">
            <text:p>17,640</text:p>
          </table:table-cell>
          <table:table-cell table:style-name="ce179"/>
          <table:table-cell office:value-type="float" office:value="9687" table:style-name="ce23">
            <text:p>9,687</text:p>
          </table:table-cell>
          <table:table-cell office:value-type="float" office:value="2040" table:style-name="ce23">
            <text:p>2,040</text:p>
          </table:table-cell>
          <table:table-cell office:value-type="currency" office:value="2692800" table:style-name="ce28">
            <text:p>£2,692,800</text:p>
          </table:table-cell>
          <table:table-cell table:style-name="ce179"/>
          <table:table-cell office:value-type="float" office:value="7952.9999999999991" table:style-name="ce23">
            <text:p>7,953</text:p>
          </table:table-cell>
          <table:table-cell office:value-type="float" office:value="1646.5" table:style-name="ce23">
            <text:p>1,647</text:p>
          </table:table-cell>
          <table:table-cell office:value-type="currency" office:value="1539477.5" table:style-name="ce28">
            <text:p>£1,539,478</text:p>
          </table:table-cell>
          <table:table-cell table:style-name="ce179"/>
          <table:table-cell office:value-type="float" office:value="13" table:style-name="ce29">
            <text:p>13</text:p>
          </table:table-cell>
          <table:table-cell office:value-type="currency" office:value="3900" table:style-name="ce181">
            <text:p>£3,900</text:p>
          </table:table-cell>
          <table:table-cell table:style-name="ce179"/>
          <table:table-cell office:value-type="float" office:value="138" table:style-name="ce23">
            <text:p>138</text:p>
          </table:table-cell>
          <table:table-cell office:value-type="currency" office:value="317400" table:style-name="ce28">
            <text:p>£317,400</text:p>
          </table:table-cell>
          <table:table-cell table:style-name="ce179"/>
          <table:table-cell office:value-type="float" office:value="3837.5" table:style-name="ce178">
            <text:p>3,838</text:p>
          </table:table-cell>
          <table:table-cell office:value-type="currency" office:value="4553577.5" table:style-name="ce37">
            <text:p>£4,553,578</text:p>
          </table:table-cell>
          <table:table-cell table:number-columns-repeated="16364"/>
        </table:table-row>
        <table:table-row table:style-name="ro7">
          <table:table-cell/>
          <table:table-cell office:value-type="string" table:style-name="ce23">
            <text:p>Romford</text:p>
          </table:table-cell>
          <table:table-cell office:value-type="float" office:value="13942" table:style-name="ce23">
            <text:p>13,942</text:p>
          </table:table-cell>
          <table:table-cell table:style-name="ce179"/>
          <table:table-cell office:value-type="float" office:value="9137" table:style-name="ce23">
            <text:p>9,137</text:p>
          </table:table-cell>
          <table:table-cell office:value-type="float" office:value="1727.9166666666667" table:style-name="ce23">
            <text:p>1,728</text:p>
          </table:table-cell>
          <table:table-cell office:value-type="currency" office:value="2280850" table:style-name="ce28">
            <text:p>£2,280,850</text:p>
          </table:table-cell>
          <table:table-cell table:style-name="ce179"/>
          <table:table-cell office:value-type="float" office:value="4805" table:style-name="ce23">
            <text:p>4,805</text:p>
          </table:table-cell>
          <table:table-cell office:value-type="float" office:value="1340" table:style-name="ce23">
            <text:p>1,340</text:p>
          </table:table-cell>
          <table:table-cell office:value-type="currency" office:value="1252900" table:style-name="ce28">
            <text:p>£1,252,900</text:p>
          </table:table-cell>
          <table:table-cell table:style-name="ce179"/>
          <table:table-cell office:value-type="float" office:value="8" table:style-name="ce29">
            <text:p>8</text:p>
          </table:table-cell>
          <table:table-cell office:value-type="currency" office:value="2400" table:style-name="ce181">
            <text:p>£2,400</text:p>
          </table:table-cell>
          <table:table-cell table:style-name="ce179"/>
          <table:table-cell office:value-type="float" office:value="71" table:style-name="ce23">
            <text:p>71</text:p>
          </table:table-cell>
          <table:table-cell office:value-type="currency" office:value="163300" table:style-name="ce28">
            <text:p>£163,300</text:p>
          </table:table-cell>
          <table:table-cell table:style-name="ce179"/>
          <table:table-cell office:value-type="float" office:value="3146.916666666667" table:style-name="ce178">
            <text:p>3,147</text:p>
          </table:table-cell>
          <table:table-cell office:value-type="currency" office:value="3699450" table:style-name="ce37">
            <text:p>£3,699,450</text:p>
          </table:table-cell>
          <table:table-cell table:number-columns-repeated="16364"/>
        </table:table-row>
        <table:table-row table:style-name="ro7">
          <table:table-cell/>
          <table:table-cell office:value-type="string" table:style-name="ce23">
            <text:p>Uxbridge and South Ruislip</text:p>
          </table:table-cell>
          <table:table-cell office:value-type="float" office:value="16798.5" table:style-name="ce23">
            <text:p>16,799</text:p>
          </table:table-cell>
          <table:table-cell table:style-name="ce179"/>
          <table:table-cell office:value-type="float" office:value="10322" table:style-name="ce23">
            <text:p>10,322</text:p>
          </table:table-cell>
          <table:table-cell office:value-type="float" office:value="1983.75" table:style-name="ce23">
            <text:p>1,984</text:p>
          </table:table-cell>
          <table:table-cell office:value-type="currency" office:value="2618550" table:style-name="ce28">
            <text:p>£2,618,550</text:p>
          </table:table-cell>
          <table:table-cell table:style-name="ce179"/>
          <table:table-cell office:value-type="float" office:value="6476.4999999999982" table:style-name="ce23">
            <text:p>6,477</text:p>
          </table:table-cell>
          <table:table-cell office:value-type="float" office:value="2240" table:style-name="ce23">
            <text:p>2,240</text:p>
          </table:table-cell>
          <table:table-cell office:value-type="currency" office:value="2094399.9999999998" table:style-name="ce28">
            <text:p>£2,094,400</text:p>
          </table:table-cell>
          <table:table-cell table:style-name="ce179"/>
          <table:table-cell office:value-type="float" office:value="206.83333333333331" table:style-name="ce29">
            <text:p>207</text:p>
          </table:table-cell>
          <table:table-cell office:value-type="currency" office:value="62050" table:style-name="ce181">
            <text:p>£62,050</text:p>
          </table:table-cell>
          <table:table-cell table:style-name="ce179"/>
          <table:table-cell office:value-type="float" office:value="59" table:style-name="ce23">
            <text:p>59</text:p>
          </table:table-cell>
          <table:table-cell office:value-type="currency" office:value="135700" table:style-name="ce28">
            <text:p>£135,700</text:p>
          </table:table-cell>
          <table:table-cell table:style-name="ce179"/>
          <table:table-cell office:value-type="float" office:value="4489.583333333333" table:style-name="ce178">
            <text:p>4,490</text:p>
          </table:table-cell>
          <table:table-cell office:value-type="currency" office:value="4910700" table:style-name="ce37">
            <text:p>£4,910,700</text:p>
          </table:table-cell>
          <table:table-cell table:number-columns-repeated="16364"/>
        </table:table-row>
        <table:table-row table:style-name="ro7">
          <table:table-cell/>
          <table:table-cell office:value-type="string" table:style-name="ce23">
            <text:p>Hayes and Harlington</text:p>
          </table:table-cell>
          <table:table-cell office:value-type="float" office:value="17428" table:style-name="ce23">
            <text:p>17,428</text:p>
          </table:table-cell>
          <table:table-cell table:style-name="ce179"/>
          <table:table-cell office:value-type="float" office:value="13111" table:style-name="ce23">
            <text:p>13,111</text:p>
          </table:table-cell>
          <table:table-cell office:value-type="float" office:value="3288.333333333333" table:style-name="ce23">
            <text:p>3,288</text:p>
          </table:table-cell>
          <table:table-cell office:value-type="currency" office:value="4340600" table:style-name="ce28">
            <text:p>£4,340,600</text:p>
          </table:table-cell>
          <table:table-cell table:style-name="ce179"/>
          <table:table-cell office:value-type="float" office:value="4317.0000000000009" table:style-name="ce23">
            <text:p>4,317</text:p>
          </table:table-cell>
          <table:table-cell office:value-type="float" office:value="1663.5" table:style-name="ce23">
            <text:p>1,664</text:p>
          </table:table-cell>
          <table:table-cell office:value-type="currency" office:value="1555372.5" table:style-name="ce28">
            <text:p>£1,555,373</text:p>
          </table:table-cell>
          <table:table-cell table:style-name="ce179"/>
          <table:table-cell office:value-type="float" office:value="12" table:style-name="ce29">
            <text:p>12</text:p>
          </table:table-cell>
          <table:table-cell office:value-type="currency" office:value="3600" table:style-name="ce181">
            <text:p>£3,600</text:p>
          </table:table-cell>
          <table:table-cell table:style-name="ce179"/>
          <table:table-cell office:value-type="float" office:value="30" table:style-name="ce23">
            <text:p>30</text:p>
          </table:table-cell>
          <table:table-cell office:value-type="currency" office:value="69000" table:style-name="ce28">
            <text:p>£69,000</text:p>
          </table:table-cell>
          <table:table-cell table:style-name="ce179"/>
          <table:table-cell office:value-type="float" office:value="4993.833333333333" table:style-name="ce178">
            <text:p>4,994</text:p>
          </table:table-cell>
          <table:table-cell office:value-type="currency" office:value="5968572.5" table:style-name="ce37">
            <text:p>£5,968,573</text:p>
          </table:table-cell>
          <table:table-cell table:number-columns-repeated="16364"/>
        </table:table-row>
        <table:table-row table:style-name="ro7">
          <table:table-cell/>
          <table:table-cell office:value-type="string" table:style-name="ce23">
            <text:p>Brentford and Isleworth</text:p>
          </table:table-cell>
          <table:table-cell office:value-type="float" office:value="18360" table:style-name="ce23">
            <text:p>18,360</text:p>
          </table:table-cell>
          <table:table-cell table:style-name="ce179"/>
          <table:table-cell office:value-type="float" office:value="10459" table:style-name="ce23">
            <text:p>10,459</text:p>
          </table:table-cell>
          <table:table-cell office:value-type="float" office:value="2223.3333333333335" table:style-name="ce23">
            <text:p>2,223</text:p>
          </table:table-cell>
          <table:table-cell office:value-type="currency" office:value="2926550" table:style-name="ce28">
            <text:p>£2,926,550</text:p>
          </table:table-cell>
          <table:table-cell table:style-name="ce179"/>
          <table:table-cell office:value-type="float" office:value="7901" table:style-name="ce23">
            <text:p>7,901</text:p>
          </table:table-cell>
          <table:table-cell office:value-type="float" office:value="2507.25" table:style-name="ce23">
            <text:p>2,507</text:p>
          </table:table-cell>
          <table:table-cell office:value-type="currency" office:value="2344278.75" table:style-name="ce28">
            <text:p>£2,344,279</text:p>
          </table:table-cell>
          <table:table-cell table:style-name="ce179"/>
          <table:table-cell office:value-type="float" office:value="9.5833333333333321" table:style-name="ce29">
            <text:p>10</text:p>
          </table:table-cell>
          <table:table-cell office:value-type="currency" office:value="2875" table:style-name="ce181">
            <text:p>£2,875</text:p>
          </table:table-cell>
          <table:table-cell table:style-name="ce179"/>
          <table:table-cell office:value-type="float" office:value="69.583333333333329" table:style-name="ce23">
            <text:p>70</text:p>
          </table:table-cell>
          <table:table-cell office:value-type="currency" office:value="160041.66666666666" table:style-name="ce28">
            <text:p>£160,042</text:p>
          </table:table-cell>
          <table:table-cell table:style-name="ce179"/>
          <table:table-cell office:value-type="float" office:value="4809.75" table:style-name="ce178">
            <text:p>4,810</text:p>
          </table:table-cell>
          <table:table-cell office:value-type="currency" office:value="5433745.416666667" table:style-name="ce37">
            <text:p>£5,433,745</text:p>
          </table:table-cell>
          <table:table-cell table:number-columns-repeated="16364"/>
        </table:table-row>
        <table:table-row table:style-name="ro7">
          <table:table-cell/>
          <table:table-cell office:value-type="string" table:style-name="ce23">
            <text:p>Feltham and Heston</text:p>
          </table:table-cell>
          <table:table-cell office:value-type="float" office:value="20087" table:style-name="ce23">
            <text:p>20,087</text:p>
          </table:table-cell>
          <table:table-cell table:style-name="ce179"/>
          <table:table-cell office:value-type="float" office:value="13519" table:style-name="ce23">
            <text:p>13,519</text:p>
          </table:table-cell>
          <table:table-cell office:value-type="float" office:value="3414.833333333333" table:style-name="ce23">
            <text:p>3,415</text:p>
          </table:table-cell>
          <table:table-cell office:value-type="currency" office:value="4507580" table:style-name="ce28">
            <text:p>£4,507,580</text:p>
          </table:table-cell>
          <table:table-cell table:style-name="ce179"/>
          <table:table-cell office:value-type="float" office:value="6568" table:style-name="ce23">
            <text:p>6,568</text:p>
          </table:table-cell>
          <table:table-cell office:value-type="float" office:value="2164.4166666666665" table:style-name="ce23">
            <text:p>2,164</text:p>
          </table:table-cell>
          <table:table-cell office:value-type="currency" office:value="2023729.5833333333" table:style-name="ce28">
            <text:p>£2,023,730</text:p>
          </table:table-cell>
          <table:table-cell table:style-name="ce179"/>
          <table:table-cell office:value-type="float" office:value="58" table:style-name="ce29">
            <text:p>58</text:p>
          </table:table-cell>
          <table:table-cell office:value-type="currency" office:value="17400" table:style-name="ce181">
            <text:p>£17,400</text:p>
          </table:table-cell>
          <table:table-cell table:style-name="ce179"/>
          <table:table-cell office:value-type="float" office:value="26.083333333333336" table:style-name="ce23">
            <text:p>26</text:p>
          </table:table-cell>
          <table:table-cell office:value-type="currency" office:value="59991.666666666672" table:style-name="ce28">
            <text:p>£59,992</text:p>
          </table:table-cell>
          <table:table-cell table:style-name="ce179"/>
          <table:table-cell office:value-type="float" office:value="5663.333333333333" table:style-name="ce178">
            <text:p>5,663</text:p>
          </table:table-cell>
          <table:table-cell office:value-type="currency" office:value="6608701.25" table:style-name="ce37">
            <text:p>£6,608,701</text:p>
          </table:table-cell>
          <table:table-cell table:number-columns-repeated="16364"/>
        </table:table-row>
        <table:table-row table:style-name="ro7">
          <table:table-cell/>
          <table:table-cell office:value-type="string" table:style-name="ce23">
            <text:p>Richmond Park</text:p>
          </table:table-cell>
          <table:table-cell office:value-type="float" office:value="16063" table:style-name="ce23">
            <text:p>16,063</text:p>
          </table:table-cell>
          <table:table-cell table:style-name="ce179"/>
          <table:table-cell office:value-type="float" office:value="10913" table:style-name="ce23">
            <text:p>10,913</text:p>
          </table:table-cell>
          <table:table-cell office:value-type="float" office:value="1190.4166666666667" table:style-name="ce23">
            <text:p>1,190</text:p>
          </table:table-cell>
          <table:table-cell office:value-type="currency" office:value="1571350" table:style-name="ce28">
            <text:p>£1,571,350</text:p>
          </table:table-cell>
          <table:table-cell table:style-name="ce179"/>
          <table:table-cell office:value-type="float" office:value="5150" table:style-name="ce23">
            <text:p>5,150</text:p>
          </table:table-cell>
          <table:table-cell office:value-type="float" office:value="1020.75" table:style-name="ce23">
            <text:p>1,021</text:p>
          </table:table-cell>
          <table:table-cell office:value-type="currency" office:value="954401.25" table:style-name="ce28">
            <text:p>£954,401</text:p>
          </table:table-cell>
          <table:table-cell table:style-name="ce179"/>
          <table:table-cell office:value-type="float" office:value="90.166666666666657" table:style-name="ce29">
            <text:p>90</text:p>
          </table:table-cell>
          <table:table-cell office:value-type="currency" office:value="27050" table:style-name="ce181">
            <text:p>£27,050</text:p>
          </table:table-cell>
          <table:table-cell table:style-name="ce179"/>
          <table:table-cell office:value-type="float" office:value="101.58333333333333" table:style-name="ce23">
            <text:p>102</text:p>
          </table:table-cell>
          <table:table-cell office:value-type="currency" office:value="233641.66666666669" table:style-name="ce28">
            <text:p>£233,642</text:p>
          </table:table-cell>
          <table:table-cell table:style-name="ce179"/>
          <table:table-cell office:value-type="float" office:value="2402.916666666667" table:style-name="ce178">
            <text:p>2,403</text:p>
          </table:table-cell>
          <table:table-cell office:value-type="currency" office:value="2786442.9166666665" table:style-name="ce37">
            <text:p>£2,786,443</text:p>
          </table:table-cell>
          <table:table-cell table:number-columns-repeated="16364"/>
        </table:table-row>
        <table:table-row table:style-name="ro7">
          <table:table-cell/>
          <table:table-cell office:value-type="string" table:style-name="ce23">
            <text:p>Kingston and Surbiton</text:p>
          </table:table-cell>
          <table:table-cell office:value-type="float" office:value="14513" table:style-name="ce23">
            <text:p>14,513</text:p>
          </table:table-cell>
          <table:table-cell table:style-name="ce179"/>
          <table:table-cell office:value-type="float" office:value="8412" table:style-name="ce23">
            <text:p>8,412</text:p>
          </table:table-cell>
          <table:table-cell office:value-type="float" office:value="1401" table:style-name="ce23">
            <text:p>1,401</text:p>
          </table:table-cell>
          <table:table-cell office:value-type="currency" office:value="1849320" table:style-name="ce28">
            <text:p>£1,849,320</text:p>
          </table:table-cell>
          <table:table-cell table:style-name="ce179"/>
          <table:table-cell office:value-type="float" office:value="6101" table:style-name="ce23">
            <text:p>6,101</text:p>
          </table:table-cell>
          <table:table-cell office:value-type="float" office:value="1162" table:style-name="ce23">
            <text:p>1,162</text:p>
          </table:table-cell>
          <table:table-cell office:value-type="currency" office:value="1086470" table:style-name="ce28">
            <text:p>£1,086,470</text:p>
          </table:table-cell>
          <table:table-cell table:style-name="ce179"/>
          <table:table-cell office:value-type="string" table:style-name="ce29">
            <text:p>x</text:p>
          </table:table-cell>
          <table:table-cell office:value-type="string" table:style-name="ce181">
            <text:p>x</text:p>
          </table:table-cell>
          <table:table-cell table:style-name="ce179"/>
          <table:table-cell office:value-type="float" office:value="81" table:style-name="ce23">
            <text:p>81</text:p>
          </table:table-cell>
          <table:table-cell office:value-type="currency" office:value="186300" table:style-name="ce28">
            <text:p>£186,300</text:p>
          </table:table-cell>
          <table:table-cell table:style-name="ce179"/>
          <table:table-cell office:value-type="string" table:style-name="ce178">
            <text:p>x</text:p>
          </table:table-cell>
          <table:table-cell office:value-type="string" table:style-name="ce37">
            <text:p>x</text:p>
          </table:table-cell>
          <table:table-cell table:number-columns-repeated="16364"/>
        </table:table-row>
        <table:table-row table:style-name="ro7">
          <table:table-cell/>
          <table:table-cell office:value-type="string" table:style-name="ce23">
            <text:p>Sutton and Cheam</text:p>
          </table:table-cell>
          <table:table-cell office:value-type="float" office:value="14530.000000000002" table:style-name="ce23">
            <text:p>14,530</text:p>
          </table:table-cell>
          <table:table-cell table:style-name="ce179"/>
          <table:table-cell office:value-type="float" office:value="8395" table:style-name="ce23">
            <text:p>8,395</text:p>
          </table:table-cell>
          <table:table-cell office:value-type="float" office:value="1102" table:style-name="ce23">
            <text:p>1,102</text:p>
          </table:table-cell>
          <table:table-cell office:value-type="currency" office:value="1454640" table:style-name="ce28">
            <text:p>£1,454,640</text:p>
          </table:table-cell>
          <table:table-cell table:style-name="ce179"/>
          <table:table-cell office:value-type="float" office:value="6135.0000000000018" table:style-name="ce23">
            <text:p>6,135</text:p>
          </table:table-cell>
          <table:table-cell office:value-type="float" office:value="1227.5833333333333" table:style-name="ce23">
            <text:p>1,228</text:p>
          </table:table-cell>
          <table:table-cell office:value-type="currency" office:value="1147790.4166666667" table:style-name="ce28">
            <text:p>£1,147,790</text:p>
          </table:table-cell>
          <table:table-cell table:style-name="ce179"/>
          <table:table-cell office:value-type="float" office:value="20" table:style-name="ce29">
            <text:p>20</text:p>
          </table:table-cell>
          <table:table-cell office:value-type="currency" office:value="6000" table:style-name="ce181">
            <text:p>£6,000</text:p>
          </table:table-cell>
          <table:table-cell table:style-name="ce179"/>
          <table:table-cell office:value-type="float" office:value="54" table:style-name="ce23">
            <text:p>54</text:p>
          </table:table-cell>
          <table:table-cell office:value-type="currency" office:value="124200" table:style-name="ce28">
            <text:p>£124,200</text:p>
          </table:table-cell>
          <table:table-cell table:style-name="ce179"/>
          <table:table-cell office:value-type="float" office:value="2403.583333333333" table:style-name="ce178">
            <text:p>2,404</text:p>
          </table:table-cell>
          <table:table-cell office:value-type="currency" office:value="2732630.416666667" table:style-name="ce37">
            <text:p>£2,732,630</text:p>
          </table:table-cell>
          <table:table-cell table:number-columns-repeated="16364"/>
        </table:table-row>
        <table:table-row table:style-name="ro7">
          <table:table-cell/>
          <table:table-cell office:value-type="string" table:style-name="ce23">
            <text:p>Mitcham and Morden</text:p>
          </table:table-cell>
          <table:table-cell office:value-type="float" office:value="11753" table:style-name="ce23">
            <text:p>11,753</text:p>
          </table:table-cell>
          <table:table-cell table:style-name="ce179"/>
          <table:table-cell office:value-type="float" office:value="9149" table:style-name="ce23">
            <text:p>9,149</text:p>
          </table:table-cell>
          <table:table-cell office:value-type="float" office:value="2533" table:style-name="ce23">
            <text:p>2,533</text:p>
          </table:table-cell>
          <table:table-cell office:value-type="currency" office:value="3343560" table:style-name="ce28">
            <text:p>£3,343,560</text:p>
          </table:table-cell>
          <table:table-cell table:style-name="ce179"/>
          <table:table-cell office:value-type="float" office:value="2604" table:style-name="ce23">
            <text:p>2,604</text:p>
          </table:table-cell>
          <table:table-cell office:value-type="float" office:value="1083" table:style-name="ce23">
            <text:p>1,083</text:p>
          </table:table-cell>
          <table:table-cell office:value-type="currency" office:value="1012605" table:style-name="ce28">
            <text:p>£1,012,605</text:p>
          </table:table-cell>
          <table:table-cell table:style-name="ce179"/>
          <table:table-cell office:value-type="float" office:value="19" table:style-name="ce29">
            <text:p>19</text:p>
          </table:table-cell>
          <table:table-cell office:value-type="currency" office:value="5700" table:style-name="ce181">
            <text:p>£5,700</text:p>
          </table:table-cell>
          <table:table-cell table:style-name="ce179"/>
          <table:table-cell office:value-type="float" office:value="36" table:style-name="ce23">
            <text:p>36</text:p>
          </table:table-cell>
          <table:table-cell office:value-type="currency" office:value="82800" table:style-name="ce28">
            <text:p>£82,800</text:p>
          </table:table-cell>
          <table:table-cell table:style-name="ce179"/>
          <table:table-cell office:value-type="float" office:value="3671" table:style-name="ce178">
            <text:p>3,671</text:p>
          </table:table-cell>
          <table:table-cell office:value-type="currency" office:value="4444665" table:style-name="ce37">
            <text:p>£4,444,665</text:p>
          </table:table-cell>
          <table:table-cell table:number-columns-repeated="16364"/>
        </table:table-row>
        <table:table-row table:style-name="ro7">
          <table:table-cell/>
          <table:table-cell office:value-type="string" table:style-name="ce23">
            <text:p>Wimbledon</text:p>
          </table:table-cell>
          <table:table-cell office:value-type="float" office:value="13300.5" table:style-name="ce23">
            <text:p>13,301</text:p>
          </table:table-cell>
          <table:table-cell table:style-name="ce179"/>
          <table:table-cell office:value-type="float" office:value="8034" table:style-name="ce23">
            <text:p>8,034</text:p>
          </table:table-cell>
          <table:table-cell office:value-type="float" office:value="1065.5833333333335" table:style-name="ce23">
            <text:p>1,066</text:p>
          </table:table-cell>
          <table:table-cell office:value-type="currency" office:value="1406570" table:style-name="ce28">
            <text:p>£1,406,570</text:p>
          </table:table-cell>
          <table:table-cell table:style-name="ce179"/>
          <table:table-cell office:value-type="float" office:value="5266.5" table:style-name="ce23">
            <text:p>5,267</text:p>
          </table:table-cell>
          <table:table-cell office:value-type="float" office:value="1283.25" table:style-name="ce23">
            <text:p>1,283</text:p>
          </table:table-cell>
          <table:table-cell office:value-type="currency" office:value="1199838.75" table:style-name="ce28">
            <text:p>£1,199,839</text:p>
          </table:table-cell>
          <table:table-cell table:style-name="ce179"/>
          <table:table-cell office:value-type="float" office:value="10" table:style-name="ce29">
            <text:p>10</text:p>
          </table:table-cell>
          <table:table-cell office:value-type="currency" office:value="3000" table:style-name="ce181">
            <text:p>£3,000</text:p>
          </table:table-cell>
          <table:table-cell table:style-name="ce179"/>
          <table:table-cell office:value-type="float" office:value="63.166666666666671" table:style-name="ce23">
            <text:p>63</text:p>
          </table:table-cell>
          <table:table-cell office:value-type="currency" office:value="145283.33333333334" table:style-name="ce28">
            <text:p>£145,283</text:p>
          </table:table-cell>
          <table:table-cell table:style-name="ce179"/>
          <table:table-cell office:value-type="float" office:value="2422" table:style-name="ce178">
            <text:p>2,422</text:p>
          </table:table-cell>
          <table:table-cell office:value-type="currency" office:value="2754692.0833333335" table:style-name="ce37">
            <text:p>£2,754,692</text:p>
          </table:table-cell>
          <table:table-cell table:number-columns-repeated="16364"/>
        </table:table-row>
        <table:table-row table:style-name="ro7">
          <table:table-cell/>
          <table:table-cell office:value-type="string" table:style-name="ce23">
            <text:p>East Ham</text:p>
          </table:table-cell>
          <table:table-cell office:value-type="float" office:value="24839" table:style-name="ce23">
            <text:p>24,839</text:p>
          </table:table-cell>
          <table:table-cell table:style-name="ce179"/>
          <table:table-cell office:value-type="float" office:value="16818" table:style-name="ce23">
            <text:p>16,818</text:p>
          </table:table-cell>
          <table:table-cell office:value-type="float" office:value="4948" table:style-name="ce23">
            <text:p>4,948</text:p>
          </table:table-cell>
          <table:table-cell office:value-type="currency" office:value="6531360" table:style-name="ce28">
            <text:p>£6,531,360</text:p>
          </table:table-cell>
          <table:table-cell table:style-name="ce179"/>
          <table:table-cell office:value-type="float" office:value="8021" table:style-name="ce23">
            <text:p>8,021</text:p>
          </table:table-cell>
          <table:table-cell office:value-type="float" office:value="4237.6666666666652" table:style-name="ce23">
            <text:p>4,238</text:p>
          </table:table-cell>
          <table:table-cell office:value-type="currency" office:value="3962218.3333333321" table:style-name="ce28">
            <text:p>£3,962,218</text:p>
          </table:table-cell>
          <table:table-cell table:style-name="ce179"/>
          <table:table-cell office:value-type="float" office:value="0" table:style-name="ce29">
            <text:p>0</text:p>
          </table:table-cell>
          <table:table-cell office:value-type="currency" office:value="0" table:style-name="ce181">
            <text:p>£0</text:p>
          </table:table-cell>
          <table:table-cell table:style-name="ce179"/>
          <table:table-cell office:value-type="float" office:value="42" table:style-name="ce23">
            <text:p>42</text:p>
          </table:table-cell>
          <table:table-cell office:value-type="currency" office:value="96600" table:style-name="ce28">
            <text:p>£96,600</text:p>
          </table:table-cell>
          <table:table-cell table:style-name="ce179"/>
          <table:table-cell office:value-type="float" office:value="9227.6666666666642" table:style-name="ce178">
            <text:p>9,228</text:p>
          </table:table-cell>
          <table:table-cell office:value-type="currency" office:value="10590178.333333332" table:style-name="ce37">
            <text:p>£10,590,178</text:p>
          </table:table-cell>
          <table:table-cell table:number-columns-repeated="16364"/>
        </table:table-row>
        <table:table-row table:style-name="ro7">
          <table:table-cell/>
          <table:table-cell office:value-type="string" table:style-name="ce23">
            <text:p>Ilford South</text:p>
          </table:table-cell>
          <table:table-cell office:value-type="float" office:value="23072" table:style-name="ce23">
            <text:p>23,072</text:p>
          </table:table-cell>
          <table:table-cell table:style-name="ce179"/>
          <table:table-cell office:value-type="float" office:value="14825.5" table:style-name="ce23">
            <text:p>14,826</text:p>
          </table:table-cell>
          <table:table-cell office:value-type="float" office:value="2703.5" table:style-name="ce23">
            <text:p>2,704</text:p>
          </table:table-cell>
          <table:table-cell office:value-type="currency" office:value="3568620" table:style-name="ce28">
            <text:p>£3,568,620</text:p>
          </table:table-cell>
          <table:table-cell table:style-name="ce179"/>
          <table:table-cell office:value-type="float" office:value="8246.5" table:style-name="ce23">
            <text:p>8,247</text:p>
          </table:table-cell>
          <table:table-cell office:value-type="float" office:value="2657.5" table:style-name="ce23">
            <text:p>2,658</text:p>
          </table:table-cell>
          <table:table-cell office:value-type="currency" office:value="2484762.5" table:style-name="ce28">
            <text:p>£2,484,763</text:p>
          </table:table-cell>
          <table:table-cell table:style-name="ce179"/>
          <table:table-cell office:value-type="string" table:style-name="ce29">
            <text:p>x</text:p>
          </table:table-cell>
          <table:table-cell office:value-type="string" table:style-name="ce181">
            <text:p>x</text:p>
          </table:table-cell>
          <table:table-cell table:style-name="ce179"/>
          <table:table-cell office:value-type="float" office:value="23" table:style-name="ce23">
            <text:p>23</text:p>
          </table:table-cell>
          <table:table-cell office:value-type="currency" office:value="52900" table:style-name="ce28">
            <text:p>£52,900</text:p>
          </table:table-cell>
          <table:table-cell table:style-name="ce179"/>
          <table:table-cell office:value-type="string" table:style-name="ce178">
            <text:p>x</text:p>
          </table:table-cell>
          <table:table-cell office:value-type="string" table:style-name="ce37">
            <text:p>x</text:p>
          </table:table-cell>
          <table:table-cell table:number-columns-repeated="16364"/>
        </table:table-row>
        <table:table-row table:style-name="ro7">
          <table:table-cell/>
          <table:table-cell office:value-type="string" table:style-name="ce23">
            <text:p>Ilford North</text:p>
          </table:table-cell>
          <table:table-cell office:value-type="float" office:value="19111" table:style-name="ce23">
            <text:p>19,111</text:p>
          </table:table-cell>
          <table:table-cell table:style-name="ce179"/>
          <table:table-cell office:value-type="float" office:value="11530" table:style-name="ce23">
            <text:p>11,530</text:p>
          </table:table-cell>
          <table:table-cell office:value-type="float" office:value="1777" table:style-name="ce23">
            <text:p>1,777</text:p>
          </table:table-cell>
          <table:table-cell office:value-type="currency" office:value="2345640" table:style-name="ce28">
            <text:p>£2,345,640</text:p>
          </table:table-cell>
          <table:table-cell table:style-name="ce179"/>
          <table:table-cell office:value-type="float" office:value="7580.9999999999982" table:style-name="ce23">
            <text:p>7,581</text:p>
          </table:table-cell>
          <table:table-cell office:value-type="float" office:value="1927" table:style-name="ce23">
            <text:p>1,927</text:p>
          </table:table-cell>
          <table:table-cell office:value-type="currency" office:value="1801745" table:style-name="ce28">
            <text:p>£1,801,745</text:p>
          </table:table-cell>
          <table:table-cell table:style-name="ce179"/>
          <table:table-cell office:value-type="float" office:value="5" table:style-name="ce29">
            <text:p>5</text:p>
          </table:table-cell>
          <table:table-cell office:value-type="currency" office:value="1500" table:style-name="ce181">
            <text:p>£1,500</text:p>
          </table:table-cell>
          <table:table-cell table:style-name="ce179"/>
          <table:table-cell office:value-type="float" office:value="37.5" table:style-name="ce23">
            <text:p>38</text:p>
          </table:table-cell>
          <table:table-cell office:value-type="currency" office:value="86250" table:style-name="ce28">
            <text:p>£86,250</text:p>
          </table:table-cell>
          <table:table-cell table:style-name="ce179"/>
          <table:table-cell office:value-type="float" office:value="3746.5" table:style-name="ce178">
            <text:p>3,747</text:p>
          </table:table-cell>
          <table:table-cell office:value-type="currency" office:value="4235135" table:style-name="ce37">
            <text:p>£4,235,135</text:p>
          </table:table-cell>
          <table:table-cell table:number-columns-repeated="16364"/>
        </table:table-row>
        <table:table-row table:style-name="ro7">
          <table:table-cell/>
          <table:table-cell office:value-type="string" table:style-name="ce23">
            <text:p>Leyton and Wanstead</text:p>
          </table:table-cell>
          <table:table-cell office:value-type="float" office:value="13356.5" table:style-name="ce23">
            <text:p>13,357</text:p>
          </table:table-cell>
          <table:table-cell table:style-name="ce179"/>
          <table:table-cell office:value-type="float" office:value="8967.5" table:style-name="ce23">
            <text:p>8,968</text:p>
          </table:table-cell>
          <table:table-cell office:value-type="float" office:value="2150" table:style-name="ce23">
            <text:p>2,150</text:p>
          </table:table-cell>
          <table:table-cell office:value-type="currency" office:value="2838000" table:style-name="ce28">
            <text:p>£2,838,000</text:p>
          </table:table-cell>
          <table:table-cell table:style-name="ce179"/>
          <table:table-cell office:value-type="float" office:value="4389" table:style-name="ce23">
            <text:p>4,389</text:p>
          </table:table-cell>
          <table:table-cell office:value-type="float" office:value="1475" table:style-name="ce23">
            <text:p>1,475</text:p>
          </table:table-cell>
          <table:table-cell office:value-type="currency" office:value="1379125" table:style-name="ce28">
            <text:p>£1,379,125</text:p>
          </table:table-cell>
          <table:table-cell table:style-name="ce179"/>
          <table:table-cell office:value-type="float" office:value="5" table:style-name="ce29">
            <text:p>5</text:p>
          </table:table-cell>
          <table:table-cell office:value-type="currency" office:value="1500" table:style-name="ce181">
            <text:p>£1,500</text:p>
          </table:table-cell>
          <table:table-cell table:style-name="ce179"/>
          <table:table-cell office:value-type="float" office:value="51" table:style-name="ce23">
            <text:p>51</text:p>
          </table:table-cell>
          <table:table-cell office:value-type="currency" office:value="117300" table:style-name="ce28">
            <text:p>£117,300</text:p>
          </table:table-cell>
          <table:table-cell table:style-name="ce179"/>
          <table:table-cell office:value-type="float" office:value="3681" table:style-name="ce178">
            <text:p>3,681</text:p>
          </table:table-cell>
          <table:table-cell office:value-type="currency" office:value="4335925" table:style-name="ce37">
            <text:p>£4,335,925</text:p>
          </table:table-cell>
          <table:table-cell table:number-columns-repeated="16364"/>
        </table:table-row>
        <table:table-row table:style-name="ro7">
          <table:table-cell/>
          <table:table-cell office:value-type="string" table:style-name="ce23">
            <text:p>Chingford and Woodford Green</text:p>
          </table:table-cell>
          <table:table-cell office:value-type="float" office:value="13687" table:style-name="ce23">
            <text:p>13,687</text:p>
          </table:table-cell>
          <table:table-cell table:style-name="ce179"/>
          <table:table-cell office:value-type="float" office:value="7805" table:style-name="ce23">
            <text:p>7,805</text:p>
          </table:table-cell>
          <table:table-cell office:value-type="float" office:value="1669" table:style-name="ce23">
            <text:p>1,669</text:p>
          </table:table-cell>
          <table:table-cell office:value-type="currency" office:value="2203080" table:style-name="ce28">
            <text:p>£2,203,080</text:p>
          </table:table-cell>
          <table:table-cell table:style-name="ce179"/>
          <table:table-cell office:value-type="float" office:value="5882" table:style-name="ce23">
            <text:p>5,882</text:p>
          </table:table-cell>
          <table:table-cell office:value-type="float" office:value="1490" table:style-name="ce23">
            <text:p>1,490</text:p>
          </table:table-cell>
          <table:table-cell office:value-type="currency" office:value="1393150" table:style-name="ce28">
            <text:p>£1,393,150</text:p>
          </table:table-cell>
          <table:table-cell table:style-name="ce179"/>
          <table:table-cell office:value-type="float" office:value="6" table:style-name="ce29">
            <text:p>6</text:p>
          </table:table-cell>
          <table:table-cell office:value-type="currency" office:value="1800" table:style-name="ce181">
            <text:p>£1,800</text:p>
          </table:table-cell>
          <table:table-cell table:style-name="ce179"/>
          <table:table-cell office:value-type="float" office:value="141" table:style-name="ce23">
            <text:p>141</text:p>
          </table:table-cell>
          <table:table-cell office:value-type="currency" office:value="324300" table:style-name="ce28">
            <text:p>£324,300</text:p>
          </table:table-cell>
          <table:table-cell table:style-name="ce179"/>
          <table:table-cell office:value-type="float" office:value="3306" table:style-name="ce178">
            <text:p>3,306</text:p>
          </table:table-cell>
          <table:table-cell office:value-type="currency" office:value="3922330" table:style-name="ce37">
            <text:p>£3,922,330</text:p>
          </table:table-cell>
          <table:table-cell table:number-columns-repeated="16364"/>
        </table:table-row>
        <table:table-row table:style-name="ro7">
          <table:table-cell/>
          <table:table-cell office:value-type="string" table:style-name="ce23">
            <text:p>Twickenham</text:p>
          </table:table-cell>
          <table:table-cell office:value-type="float" office:value="16928.5" table:style-name="ce23">
            <text:p>16,929</text:p>
          </table:table-cell>
          <table:table-cell table:style-name="ce179"/>
          <table:table-cell office:value-type="float" office:value="10879" table:style-name="ce23">
            <text:p>10,879</text:p>
          </table:table-cell>
          <table:table-cell office:value-type="float" office:value="1261.9166666666665" table:style-name="ce23">
            <text:p>1,262</text:p>
          </table:table-cell>
          <table:table-cell office:value-type="currency" office:value="1665730" table:style-name="ce28">
            <text:p>£1,665,730</text:p>
          </table:table-cell>
          <table:table-cell table:style-name="ce179"/>
          <table:table-cell office:value-type="float" office:value="6049.5" table:style-name="ce23">
            <text:p>6,050</text:p>
          </table:table-cell>
          <table:table-cell office:value-type="float" office:value="1141.9166666666667" table:style-name="ce23">
            <text:p>1,142</text:p>
          </table:table-cell>
          <table:table-cell office:value-type="currency" office:value="1067692.0833333335" table:style-name="ce28">
            <text:p>£1,067,692</text:p>
          </table:table-cell>
          <table:table-cell table:style-name="ce179"/>
          <table:table-cell office:value-type="float" office:value="29.583333333333332" table:style-name="ce29">
            <text:p>30</text:p>
          </table:table-cell>
          <table:table-cell office:value-type="currency" office:value="8875" table:style-name="ce181">
            <text:p>£8,875</text:p>
          </table:table-cell>
          <table:table-cell table:style-name="ce179"/>
          <table:table-cell office:value-type="float" office:value="106.58333333333334" table:style-name="ce23">
            <text:p>107</text:p>
          </table:table-cell>
          <table:table-cell office:value-type="currency" office:value="245141.66666666669" table:style-name="ce28">
            <text:p>£245,142</text:p>
          </table:table-cell>
          <table:table-cell table:style-name="ce179"/>
          <table:table-cell office:value-type="float" office:value="2540" table:style-name="ce178">
            <text:p>2,540</text:p>
          </table:table-cell>
          <table:table-cell office:value-type="currency" office:value="2987438.75" table:style-name="ce37">
            <text:p>£2,987,439</text:p>
          </table:table-cell>
          <table:table-cell table:number-columns-repeated="16364"/>
        </table:table-row>
        <table:table-row table:style-name="ro7">
          <table:table-cell/>
          <table:table-cell office:value-type="string" table:style-name="ce23">
            <text:p>Carshalton and Wallington</text:p>
          </table:table-cell>
          <table:table-cell office:value-type="float" office:value="17938.999999999996" table:style-name="ce23">
            <text:p>17,939</text:p>
          </table:table-cell>
          <table:table-cell table:style-name="ce179"/>
          <table:table-cell office:value-type="float" office:value="9855" table:style-name="ce23">
            <text:p>9,855</text:p>
          </table:table-cell>
          <table:table-cell office:value-type="float" office:value="2012" table:style-name="ce23">
            <text:p>2,012</text:p>
          </table:table-cell>
          <table:table-cell office:value-type="currency" office:value="2655840" table:style-name="ce28">
            <text:p>£2,655,840</text:p>
          </table:table-cell>
          <table:table-cell table:style-name="ce179"/>
          <table:table-cell office:value-type="float" office:value="8083.9999999999982" table:style-name="ce23">
            <text:p>8,084</text:p>
          </table:table-cell>
          <table:table-cell office:value-type="float" office:value="1639" table:style-name="ce23">
            <text:p>1,639</text:p>
          </table:table-cell>
          <table:table-cell office:value-type="currency" office:value="1532465" table:style-name="ce28">
            <text:p>£1,532,465</text:p>
          </table:table-cell>
          <table:table-cell table:style-name="ce179"/>
          <table:table-cell office:value-type="float" office:value="9" table:style-name="ce29">
            <text:p>9</text:p>
          </table:table-cell>
          <table:table-cell office:value-type="currency" office:value="2700" table:style-name="ce181">
            <text:p>£2,700</text:p>
          </table:table-cell>
          <table:table-cell table:style-name="ce179"/>
          <table:table-cell office:value-type="float" office:value="96" table:style-name="ce23">
            <text:p>96</text:p>
          </table:table-cell>
          <table:table-cell office:value-type="currency" office:value="220800" table:style-name="ce28">
            <text:p>£220,800</text:p>
          </table:table-cell>
          <table:table-cell table:style-name="ce179"/>
          <table:table-cell office:value-type="float" office:value="3756" table:style-name="ce178">
            <text:p>3,756</text:p>
          </table:table-cell>
          <table:table-cell office:value-type="currency" office:value="4411805" table:style-name="ce37">
            <text:p>£4,411,805</text:p>
          </table:table-cell>
          <table:table-cell table:number-columns-repeated="16364"/>
        </table:table-row>
        <table:table-row table:style-name="ro7">
          <table:table-cell/>
          <table:table-cell office:value-type="string" table:style-name="ce23">
            <text:p>Epsom and Ewell</text:p>
          </table:table-cell>
          <table:table-cell office:value-type="float" office:value="16793.5" table:style-name="ce23">
            <text:p>16,794</text:p>
          </table:table-cell>
          <table:table-cell table:style-name="ce179"/>
          <table:table-cell office:value-type="float" office:value="9330.5" table:style-name="ce23">
            <text:p>9,331</text:p>
          </table:table-cell>
          <table:table-cell office:value-type="float" office:value="1092.0833333333333" table:style-name="ce23">
            <text:p>1,092</text:p>
          </table:table-cell>
          <table:table-cell office:value-type="currency" office:value="1441550" table:style-name="ce28">
            <text:p>£1,441,550</text:p>
          </table:table-cell>
          <table:table-cell table:style-name="ce179"/>
          <table:table-cell office:value-type="float" office:value="7463" table:style-name="ce23">
            <text:p>7,463</text:p>
          </table:table-cell>
          <table:table-cell office:value-type="float" office:value="924" table:style-name="ce23">
            <text:p>924</text:p>
          </table:table-cell>
          <table:table-cell office:value-type="currency" office:value="863940" table:style-name="ce28">
            <text:p>£863,940</text:p>
          </table:table-cell>
          <table:table-cell table:style-name="ce179"/>
          <table:table-cell office:value-type="float" office:value="40" table:style-name="ce29">
            <text:p>40</text:p>
          </table:table-cell>
          <table:table-cell office:value-type="currency" office:value="12000" table:style-name="ce181">
            <text:p>£12,000</text:p>
          </table:table-cell>
          <table:table-cell table:style-name="ce179"/>
          <table:table-cell office:value-type="float" office:value="95.333333333333343" table:style-name="ce23">
            <text:p>95</text:p>
          </table:table-cell>
          <table:table-cell office:value-type="currency" office:value="219266.66666666669" table:style-name="ce28">
            <text:p>£219,267</text:p>
          </table:table-cell>
          <table:table-cell table:style-name="ce179"/>
          <table:table-cell office:value-type="float" office:value="2151.4166666666665" table:style-name="ce178">
            <text:p>2,151</text:p>
          </table:table-cell>
          <table:table-cell office:value-type="currency" office:value="2536756.6666666665" table:style-name="ce37">
            <text:p>£2,536,757</text:p>
          </table:table-cell>
          <table:table-cell table:number-columns-repeated="16364"/>
        </table:table-row>
        <table:table-row table:style-name="ro7">
          <table:table-cell/>
          <table:table-cell office:value-type="string" table:style-name="ce23">
            <text:p>Walthamstow</text:p>
          </table:table-cell>
          <table:table-cell office:value-type="float" office:value="18013.5" table:style-name="ce23">
            <text:p>18,014</text:p>
          </table:table-cell>
          <table:table-cell table:style-name="ce179"/>
          <table:table-cell office:value-type="float" office:value="11428" table:style-name="ce23">
            <text:p>11,428</text:p>
          </table:table-cell>
          <table:table-cell office:value-type="float" office:value="2844.1666666666665" table:style-name="ce23">
            <text:p>2,844</text:p>
          </table:table-cell>
          <table:table-cell office:value-type="currency" office:value="3754300" table:style-name="ce28">
            <text:p>£3,754,300</text:p>
          </table:table-cell>
          <table:table-cell table:style-name="ce179"/>
          <table:table-cell office:value-type="float" office:value="6585.5" table:style-name="ce23">
            <text:p>6,586</text:p>
          </table:table-cell>
          <table:table-cell office:value-type="float" office:value="2735.5" table:style-name="ce23">
            <text:p>2,736</text:p>
          </table:table-cell>
          <table:table-cell office:value-type="currency" office:value="2557692.5" table:style-name="ce28">
            <text:p>£2,557,693</text:p>
          </table:table-cell>
          <table:table-cell table:style-name="ce179"/>
          <table:table-cell office:value-type="float" office:value="0" table:style-name="ce29">
            <text:p>0</text:p>
          </table:table-cell>
          <table:table-cell office:value-type="currency" office:value="0" table:style-name="ce181">
            <text:p>£0</text:p>
          </table:table-cell>
          <table:table-cell table:style-name="ce179"/>
          <table:table-cell office:value-type="float" office:value="62.333333333333336" table:style-name="ce23">
            <text:p>62</text:p>
          </table:table-cell>
          <table:table-cell office:value-type="currency" office:value="143366.66666666669" table:style-name="ce28">
            <text:p>£143,367</text:p>
          </table:table-cell>
          <table:table-cell table:style-name="ce179"/>
          <table:table-cell office:value-type="float" office:value="5641.9999999999991" table:style-name="ce178">
            <text:p>5,642</text:p>
          </table:table-cell>
          <table:table-cell office:value-type="currency" office:value="6455359.166666667" table:style-name="ce37">
            <text:p>£6,455,359</text:p>
          </table:table-cell>
          <table:table-cell table:number-columns-repeated="16364"/>
        </table:table-row>
        <table:table-row table:style-name="ro7">
          <table:table-cell/>
          <table:table-cell office:value-type="string" table:style-name="ce23">
            <text:p>Birmingham, Northfield</text:p>
          </table:table-cell>
          <table:table-cell office:value-type="float" office:value="14634.5" table:style-name="ce23">
            <text:p>14,635</text:p>
          </table:table-cell>
          <table:table-cell table:style-name="ce179"/>
          <table:table-cell office:value-type="float" office:value="9655" table:style-name="ce23">
            <text:p>9,655</text:p>
          </table:table-cell>
          <table:table-cell office:value-type="float" office:value="4539.5" table:style-name="ce23">
            <text:p>4,540</text:p>
          </table:table-cell>
          <table:table-cell office:value-type="currency" office:value="5992140" table:style-name="ce28">
            <text:p>£5,992,140</text:p>
          </table:table-cell>
          <table:table-cell table:style-name="ce179"/>
          <table:table-cell office:value-type="float" office:value="4979.5" table:style-name="ce23">
            <text:p>4,980</text:p>
          </table:table-cell>
          <table:table-cell office:value-type="float" office:value="2555" table:style-name="ce23">
            <text:p>2,555</text:p>
          </table:table-cell>
          <table:table-cell office:value-type="currency" office:value="2388925" table:style-name="ce28">
            <text:p>£2,388,925</text:p>
          </table:table-cell>
          <table:table-cell table:style-name="ce179"/>
          <table:table-cell office:value-type="float" office:value="59" table:style-name="ce29">
            <text:p>59</text:p>
          </table:table-cell>
          <table:table-cell office:value-type="currency" office:value="17700" table:style-name="ce181">
            <text:p>£17,700</text:p>
          </table:table-cell>
          <table:table-cell table:style-name="ce179"/>
          <table:table-cell office:value-type="float" office:value="78" table:style-name="ce23">
            <text:p>78</text:p>
          </table:table-cell>
          <table:table-cell office:value-type="currency" office:value="179400" table:style-name="ce28">
            <text:p>£179,400</text:p>
          </table:table-cell>
          <table:table-cell table:style-name="ce179"/>
          <table:table-cell office:value-type="float" office:value="7231.5" table:style-name="ce178">
            <text:p>7,232</text:p>
          </table:table-cell>
          <table:table-cell office:value-type="currency" office:value="8578165" table:style-name="ce37">
            <text:p>£8,578,165</text:p>
          </table:table-cell>
          <table:table-cell table:number-columns-repeated="16364"/>
        </table:table-row>
        <table:table-row table:style-name="ro7">
          <table:table-cell/>
          <table:table-cell office:value-type="string" table:style-name="ce23">
            <text:p>Birmingham, Yardley</text:p>
          </table:table-cell>
          <table:table-cell office:value-type="float" office:value="20070.5" table:style-name="ce23">
            <text:p>20,071</text:p>
          </table:table-cell>
          <table:table-cell table:style-name="ce179"/>
          <table:table-cell office:value-type="float" office:value="13231.5" table:style-name="ce23">
            <text:p>13,232</text:p>
          </table:table-cell>
          <table:table-cell office:value-type="float" office:value="5216.5" table:style-name="ce23">
            <text:p>5,217</text:p>
          </table:table-cell>
          <table:table-cell office:value-type="currency" office:value="6885780" table:style-name="ce28">
            <text:p>£6,885,780</text:p>
          </table:table-cell>
          <table:table-cell table:style-name="ce179"/>
          <table:table-cell office:value-type="float" office:value="6838.9999999999973" table:style-name="ce23">
            <text:p>6,839</text:p>
          </table:table-cell>
          <table:table-cell office:value-type="float" office:value="3490" table:style-name="ce23">
            <text:p>3,490</text:p>
          </table:table-cell>
          <table:table-cell office:value-type="currency" office:value="3263150" table:style-name="ce28">
            <text:p>£3,263,150</text:p>
          </table:table-cell>
          <table:table-cell table:style-name="ce179"/>
          <table:table-cell office:value-type="float" office:value="21" table:style-name="ce29">
            <text:p>21</text:p>
          </table:table-cell>
          <table:table-cell office:value-type="currency" office:value="6300" table:style-name="ce181">
            <text:p>£6,300</text:p>
          </table:table-cell>
          <table:table-cell table:style-name="ce179"/>
          <table:table-cell office:value-type="float" office:value="60" table:style-name="ce23">
            <text:p>60</text:p>
          </table:table-cell>
          <table:table-cell office:value-type="currency" office:value="138000" table:style-name="ce28">
            <text:p>£138,000</text:p>
          </table:table-cell>
          <table:table-cell table:style-name="ce179"/>
          <table:table-cell office:value-type="float" office:value="8787.5" table:style-name="ce178">
            <text:p>8,788</text:p>
          </table:table-cell>
          <table:table-cell office:value-type="currency" office:value="10293230" table:style-name="ce37">
            <text:p>£10,293,230</text:p>
          </table:table-cell>
          <table:table-cell table:number-columns-repeated="16364"/>
        </table:table-row>
        <table:table-row table:style-name="ro7">
          <table:table-cell/>
          <table:table-cell office:value-type="string" table:style-name="ce23">
            <text:p>Birmingham, Hall Green</text:p>
          </table:table-cell>
          <table:table-cell office:value-type="float" office:value="20337.5" table:style-name="ce23">
            <text:p>20,338</text:p>
          </table:table-cell>
          <table:table-cell table:style-name="ce179"/>
          <table:table-cell office:value-type="float" office:value="14314.5" table:style-name="ce23">
            <text:p>14,315</text:p>
          </table:table-cell>
          <table:table-cell office:value-type="float" office:value="4705.1666666666661" table:style-name="ce23">
            <text:p>4,705</text:p>
          </table:table-cell>
          <table:table-cell office:value-type="currency" office:value="6210820" table:style-name="ce28">
            <text:p>£6,210,820</text:p>
          </table:table-cell>
          <table:table-cell table:style-name="ce179"/>
          <table:table-cell office:value-type="float" office:value="6023" table:style-name="ce23">
            <text:p>6,023</text:p>
          </table:table-cell>
          <table:table-cell office:value-type="float" office:value="2123" table:style-name="ce23">
            <text:p>2,123</text:p>
          </table:table-cell>
          <table:table-cell office:value-type="currency" office:value="1985005" table:style-name="ce28">
            <text:p>£1,985,005</text:p>
          </table:table-cell>
          <table:table-cell table:style-name="ce179"/>
          <table:table-cell office:value-type="float" office:value="12" table:style-name="ce29">
            <text:p>12</text:p>
          </table:table-cell>
          <table:table-cell office:value-type="currency" office:value="3600" table:style-name="ce181">
            <text:p>£3,600</text:p>
          </table:table-cell>
          <table:table-cell table:style-name="ce179"/>
          <table:table-cell office:value-type="float" office:value="47" table:style-name="ce23">
            <text:p>47</text:p>
          </table:table-cell>
          <table:table-cell office:value-type="currency" office:value="108100" table:style-name="ce28">
            <text:p>£108,100</text:p>
          </table:table-cell>
          <table:table-cell table:style-name="ce179"/>
          <table:table-cell office:value-type="float" office:value="6887.1666666666661" table:style-name="ce178">
            <text:p>6,887</text:p>
          </table:table-cell>
          <table:table-cell office:value-type="currency" office:value="8307525" table:style-name="ce37">
            <text:p>£8,307,525</text:p>
          </table:table-cell>
          <table:table-cell table:number-columns-repeated="16364"/>
        </table:table-row>
        <table:table-row table:style-name="ro7">
          <table:table-cell/>
          <table:table-cell office:value-type="string" table:style-name="ce23">
            <text:p>Birmingham, Ladywood</text:p>
          </table:table-cell>
          <table:table-cell office:value-type="float" office:value="26948" table:style-name="ce23">
            <text:p>26,948</text:p>
          </table:table-cell>
          <table:table-cell table:style-name="ce179"/>
          <table:table-cell office:value-type="float" office:value="14805.5" table:style-name="ce23">
            <text:p>14,806</text:p>
          </table:table-cell>
          <table:table-cell office:value-type="float" office:value="6882.041666666667" table:style-name="ce23">
            <text:p>6,882</text:p>
          </table:table-cell>
          <table:table-cell office:value-type="currency" office:value="9084295" table:style-name="ce28">
            <text:p>£9,084,295</text:p>
          </table:table-cell>
          <table:table-cell table:style-name="ce179"/>
          <table:table-cell office:value-type="float" office:value="12142.5" table:style-name="ce23">
            <text:p>12,143</text:p>
          </table:table-cell>
          <table:table-cell office:value-type="float" office:value="6843.833333333333" table:style-name="ce23">
            <text:p>6,844</text:p>
          </table:table-cell>
          <table:table-cell office:value-type="currency" office:value="6398984.166666667" table:style-name="ce28">
            <text:p>£6,398,984</text:p>
          </table:table-cell>
          <table:table-cell table:style-name="ce179"/>
          <table:table-cell office:value-type="float" office:value="8" table:style-name="ce29">
            <text:p>8</text:p>
          </table:table-cell>
          <table:table-cell office:value-type="currency" office:value="2400" table:style-name="ce181">
            <text:p>£2,400</text:p>
          </table:table-cell>
          <table:table-cell table:style-name="ce179"/>
          <table:table-cell office:value-type="float" office:value="25.416666666666668" table:style-name="ce23">
            <text:p>25</text:p>
          </table:table-cell>
          <table:table-cell office:value-type="currency" office:value="58458.333333333336" table:style-name="ce28">
            <text:p>£58,458</text:p>
          </table:table-cell>
          <table:table-cell table:style-name="ce179"/>
          <table:table-cell office:value-type="float" office:value="13759.291666666666" table:style-name="ce178">
            <text:p>13,759</text:p>
          </table:table-cell>
          <table:table-cell office:value-type="currency" office:value="15544137.500000002" table:style-name="ce37">
            <text:p>£15,544,138</text:p>
          </table:table-cell>
          <table:table-cell table:number-columns-repeated="16364"/>
        </table:table-row>
        <table:table-row table:style-name="ro7">
          <table:table-cell/>
          <table:table-cell office:value-type="string" table:style-name="ce23">
            <text:p>Birmingham, Erdington</text:p>
          </table:table-cell>
          <table:table-cell office:value-type="float" office:value="13623.5" table:style-name="ce23">
            <text:p>13,624</text:p>
          </table:table-cell>
          <table:table-cell table:style-name="ce179"/>
          <table:table-cell office:value-type="float" office:value="9171" table:style-name="ce23">
            <text:p>9,171</text:p>
          </table:table-cell>
          <table:table-cell office:value-type="float" office:value="4183" table:style-name="ce23">
            <text:p>4,183</text:p>
          </table:table-cell>
          <table:table-cell office:value-type="currency" office:value="5521560" table:style-name="ce28">
            <text:p>£5,521,560</text:p>
          </table:table-cell>
          <table:table-cell table:style-name="ce179"/>
          <table:table-cell office:value-type="float" office:value="4452.5" table:style-name="ce23">
            <text:p>4,453</text:p>
          </table:table-cell>
          <table:table-cell office:value-type="float" office:value="2588" table:style-name="ce23">
            <text:p>2,588</text:p>
          </table:table-cell>
          <table:table-cell office:value-type="currency" office:value="2419780" table:style-name="ce28">
            <text:p>£2,419,780</text:p>
          </table:table-cell>
          <table:table-cell table:style-name="ce179"/>
          <table:table-cell office:value-type="float" office:value="17" table:style-name="ce29">
            <text:p>17</text:p>
          </table:table-cell>
          <table:table-cell office:value-type="currency" office:value="5100" table:style-name="ce181">
            <text:p>£5,100</text:p>
          </table:table-cell>
          <table:table-cell table:style-name="ce179"/>
          <table:table-cell office:value-type="float" office:value="33" table:style-name="ce23">
            <text:p>33</text:p>
          </table:table-cell>
          <table:table-cell office:value-type="currency" office:value="75900" table:style-name="ce28">
            <text:p>£75,900</text:p>
          </table:table-cell>
          <table:table-cell table:style-name="ce179"/>
          <table:table-cell office:value-type="float" office:value="6821" table:style-name="ce178">
            <text:p>6,821</text:p>
          </table:table-cell>
          <table:table-cell office:value-type="currency" office:value="8022340" table:style-name="ce37">
            <text:p>£8,022,340</text:p>
          </table:table-cell>
          <table:table-cell table:number-columns-repeated="16364"/>
        </table:table-row>
        <table:table-row table:style-name="ro7">
          <table:table-cell/>
          <table:table-cell office:value-type="string" table:style-name="ce23">
            <text:p>Birmingham, Hodge Hill</text:p>
          </table:table-cell>
          <table:table-cell office:value-type="float" office:value="24561.5" table:style-name="ce23">
            <text:p>24,562</text:p>
          </table:table-cell>
          <table:table-cell table:style-name="ce179"/>
          <table:table-cell office:value-type="float" office:value="17121.5" table:style-name="ce23">
            <text:p>17,122</text:p>
          </table:table-cell>
          <table:table-cell office:value-type="float" office:value="6900.083333333333" table:style-name="ce23">
            <text:p>6,900</text:p>
          </table:table-cell>
          <table:table-cell office:value-type="currency" office:value="9108110" table:style-name="ce28">
            <text:p>£9,108,110</text:p>
          </table:table-cell>
          <table:table-cell table:style-name="ce179"/>
          <table:table-cell office:value-type="float" office:value="7439.9999999999991" table:style-name="ce23">
            <text:p>7,440</text:p>
          </table:table-cell>
          <table:table-cell office:value-type="float" office:value="4228.8333333333339" table:style-name="ce23">
            <text:p>4,229</text:p>
          </table:table-cell>
          <table:table-cell office:value-type="currency" office:value="3953959.166666667" table:style-name="ce28">
            <text:p>£3,953,959</text:p>
          </table:table-cell>
          <table:table-cell table:style-name="ce179"/>
          <table:table-cell office:value-type="string" table:style-name="ce29">
            <text:p>x</text:p>
          </table:table-cell>
          <table:table-cell office:value-type="string" table:style-name="ce181">
            <text:p>x</text:p>
          </table:table-cell>
          <table:table-cell table:style-name="ce179"/>
          <table:table-cell office:value-type="float" office:value="37" table:style-name="ce23">
            <text:p>37</text:p>
          </table:table-cell>
          <table:table-cell office:value-type="currency" office:value="85100" table:style-name="ce28">
            <text:p>£85,100</text:p>
          </table:table-cell>
          <table:table-cell table:style-name="ce179"/>
          <table:table-cell office:value-type="string" table:style-name="ce178">
            <text:p>x</text:p>
          </table:table-cell>
          <table:table-cell office:value-type="string" table:style-name="ce37">
            <text:p>x</text:p>
          </table:table-cell>
          <table:table-cell table:number-columns-repeated="16364"/>
        </table:table-row>
        <table:table-row table:style-name="ro7">
          <table:table-cell/>
          <table:table-cell office:value-type="string" table:style-name="ce23">
            <text:p>Birmingham, Perry Barr</text:p>
          </table:table-cell>
          <table:table-cell office:value-type="float" office:value="19177.5" table:style-name="ce23">
            <text:p>19,178</text:p>
          </table:table-cell>
          <table:table-cell table:style-name="ce179"/>
          <table:table-cell office:value-type="float" office:value="11869.5" table:style-name="ce23">
            <text:p>11,870</text:p>
          </table:table-cell>
          <table:table-cell office:value-type="float" office:value="4403" table:style-name="ce23">
            <text:p>4,403</text:p>
          </table:table-cell>
          <table:table-cell office:value-type="currency" office:value="5811960" table:style-name="ce28">
            <text:p>£5,811,960</text:p>
          </table:table-cell>
          <table:table-cell table:style-name="ce179"/>
          <table:table-cell office:value-type="float" office:value="7308.0000000000009" table:style-name="ce23">
            <text:p>7,308</text:p>
          </table:table-cell>
          <table:table-cell office:value-type="float" office:value="3010.666666666667" table:style-name="ce23">
            <text:p>3,011</text:p>
          </table:table-cell>
          <table:table-cell office:value-type="currency" office:value="2814973.333333333" table:style-name="ce28">
            <text:p>£2,814,973</text:p>
          </table:table-cell>
          <table:table-cell table:style-name="ce179"/>
          <table:table-cell office:value-type="float" office:value="15" table:style-name="ce29">
            <text:p>15</text:p>
          </table:table-cell>
          <table:table-cell office:value-type="currency" office:value="4500" table:style-name="ce181">
            <text:p>£4,500</text:p>
          </table:table-cell>
          <table:table-cell table:style-name="ce179"/>
          <table:table-cell office:value-type="float" office:value="40" table:style-name="ce23">
            <text:p>40</text:p>
          </table:table-cell>
          <table:table-cell office:value-type="currency" office:value="92000" table:style-name="ce28">
            <text:p>£92,000</text:p>
          </table:table-cell>
          <table:table-cell table:style-name="ce179"/>
          <table:table-cell office:value-type="float" office:value="7468.666666666667" table:style-name="ce178">
            <text:p>7,469</text:p>
          </table:table-cell>
          <table:table-cell office:value-type="currency" office:value="8723433.3333333321" table:style-name="ce37">
            <text:p>£8,723,433</text:p>
          </table:table-cell>
          <table:table-cell table:number-columns-repeated="16364"/>
        </table:table-row>
        <table:table-row table:style-name="ro7">
          <table:table-cell/>
          <table:table-cell office:value-type="string" table:style-name="ce23">
            <text:p>Birmingham, Selly Oak</text:p>
          </table:table-cell>
          <table:table-cell office:value-type="float" office:value="14444" table:style-name="ce23">
            <text:p>14,444</text:p>
          </table:table-cell>
          <table:table-cell table:style-name="ce179"/>
          <table:table-cell office:value-type="float" office:value="8631" table:style-name="ce23">
            <text:p>8,631</text:p>
          </table:table-cell>
          <table:table-cell office:value-type="float" office:value="3148.8333333333335" table:style-name="ce23">
            <text:p>3,149</text:p>
          </table:table-cell>
          <table:table-cell office:value-type="currency" office:value="4156460" table:style-name="ce28">
            <text:p>£4,156,460</text:p>
          </table:table-cell>
          <table:table-cell table:style-name="ce179"/>
          <table:table-cell office:value-type="float" office:value="5813" table:style-name="ce23">
            <text:p>5,813</text:p>
          </table:table-cell>
          <table:table-cell office:value-type="float" office:value="2893.333333333333" table:style-name="ce23">
            <text:p>2,893</text:p>
          </table:table-cell>
          <table:table-cell office:value-type="currency" office:value="2705266.6666666665" table:style-name="ce28">
            <text:p>£2,705,267</text:p>
          </table:table-cell>
          <table:table-cell table:style-name="ce179"/>
          <table:table-cell office:value-type="float" office:value="32.25" table:style-name="ce29">
            <text:p>32</text:p>
          </table:table-cell>
          <table:table-cell office:value-type="currency" office:value="9675" table:style-name="ce181">
            <text:p>£9,675</text:p>
          </table:table-cell>
          <table:table-cell table:style-name="ce179"/>
          <table:table-cell office:value-type="float" office:value="82" table:style-name="ce23">
            <text:p>82</text:p>
          </table:table-cell>
          <table:table-cell office:value-type="currency" office:value="188600" table:style-name="ce28">
            <text:p>£188,600</text:p>
          </table:table-cell>
          <table:table-cell table:style-name="ce179"/>
          <table:table-cell office:value-type="float" office:value="6156.4166666666661" table:style-name="ce178">
            <text:p>6,156</text:p>
          </table:table-cell>
          <table:table-cell office:value-type="currency" office:value="7060001.666666666" table:style-name="ce37">
            <text:p>£7,060,002</text:p>
          </table:table-cell>
          <table:table-cell table:number-columns-repeated="16364"/>
        </table:table-row>
        <table:table-row table:style-name="ro7">
          <table:table-cell/>
          <table:table-cell office:value-type="string" table:style-name="ce23">
            <text:p>Birmingham, Edgbaston</text:p>
          </table:table-cell>
          <table:table-cell office:value-type="float" office:value="13924" table:style-name="ce23">
            <text:p>13,924</text:p>
          </table:table-cell>
          <table:table-cell table:style-name="ce179"/>
          <table:table-cell office:value-type="float" office:value="6967.5" table:style-name="ce23">
            <text:p>6,968</text:p>
          </table:table-cell>
          <table:table-cell office:value-type="float" office:value="2725.5" table:style-name="ce23">
            <text:p>2,726</text:p>
          </table:table-cell>
          <table:table-cell office:value-type="currency" office:value="3597660" table:style-name="ce28">
            <text:p>£3,597,660</text:p>
          </table:table-cell>
          <table:table-cell table:style-name="ce179"/>
          <table:table-cell office:value-type="float" office:value="6956.4999999999982" table:style-name="ce23">
            <text:p>6,957</text:p>
          </table:table-cell>
          <table:table-cell office:value-type="float" office:value="3368" table:style-name="ce23">
            <text:p>3,368</text:p>
          </table:table-cell>
          <table:table-cell office:value-type="currency" office:value="3149080" table:style-name="ce28">
            <text:p>£3,149,080</text:p>
          </table:table-cell>
          <table:table-cell table:style-name="ce179"/>
          <table:table-cell office:value-type="float" office:value="32" table:style-name="ce29">
            <text:p>32</text:p>
          </table:table-cell>
          <table:table-cell office:value-type="currency" office:value="9600" table:style-name="ce181">
            <text:p>£9,600</text:p>
          </table:table-cell>
          <table:table-cell table:style-name="ce179"/>
          <table:table-cell office:value-type="float" office:value="32" table:style-name="ce23">
            <text:p>32</text:p>
          </table:table-cell>
          <table:table-cell office:value-type="currency" office:value="73600" table:style-name="ce28">
            <text:p>£73,600</text:p>
          </table:table-cell>
          <table:table-cell table:style-name="ce179"/>
          <table:table-cell office:value-type="float" office:value="6157.5" table:style-name="ce178">
            <text:p>6,158</text:p>
          </table:table-cell>
          <table:table-cell office:value-type="currency" office:value="6829940" table:style-name="ce37">
            <text:p>£6,829,940</text:p>
          </table:table-cell>
          <table:table-cell table:number-columns-repeated="16364"/>
        </table:table-row>
        <table:table-row table:style-name="ro7">
          <table:table-cell/>
          <table:table-cell office:value-type="string" table:style-name="ce23">
            <text:p>Sutton Coldfield</text:p>
          </table:table-cell>
          <table:table-cell office:value-type="float" office:value="15572.5" table:style-name="ce23">
            <text:p>15,573</text:p>
          </table:table-cell>
          <table:table-cell table:style-name="ce179"/>
          <table:table-cell office:value-type="float" office:value="8713" table:style-name="ce23">
            <text:p>8,713</text:p>
          </table:table-cell>
          <table:table-cell office:value-type="float" office:value="1300" table:style-name="ce23">
            <text:p>1,300</text:p>
          </table:table-cell>
          <table:table-cell office:value-type="currency" office:value="1716000" table:style-name="ce28">
            <text:p>£1,716,000</text:p>
          </table:table-cell>
          <table:table-cell table:style-name="ce179"/>
          <table:table-cell office:value-type="float" office:value="6859.5" table:style-name="ce23">
            <text:p>6,860</text:p>
          </table:table-cell>
          <table:table-cell office:value-type="float" office:value="1279" table:style-name="ce23">
            <text:p>1,279</text:p>
          </table:table-cell>
          <table:table-cell office:value-type="currency" office:value="1195865" table:style-name="ce28">
            <text:p>£1,195,865</text:p>
          </table:table-cell>
          <table:table-cell table:style-name="ce179"/>
          <table:table-cell office:value-type="float" office:value="41" table:style-name="ce29">
            <text:p>41</text:p>
          </table:table-cell>
          <table:table-cell office:value-type="currency" office:value="12300" table:style-name="ce181">
            <text:p>£12,300</text:p>
          </table:table-cell>
          <table:table-cell table:style-name="ce179"/>
          <table:table-cell office:value-type="float" office:value="110" table:style-name="ce23">
            <text:p>110</text:p>
          </table:table-cell>
          <table:table-cell office:value-type="currency" office:value="253000" table:style-name="ce28">
            <text:p>£253,000</text:p>
          </table:table-cell>
          <table:table-cell table:style-name="ce179"/>
          <table:table-cell office:value-type="float" office:value="2730" table:style-name="ce178">
            <text:p>2,730</text:p>
          </table:table-cell>
          <table:table-cell office:value-type="currency" office:value="3177165" table:style-name="ce37">
            <text:p>£3,177,165</text:p>
          </table:table-cell>
          <table:table-cell table:number-columns-repeated="16364"/>
        </table:table-row>
        <table:table-row table:style-name="ro7">
          <table:table-cell/>
          <table:table-cell office:value-type="string" table:style-name="ce23">
            <text:p>Bromsgrove</text:p>
          </table:table-cell>
          <table:table-cell office:value-type="float" office:value="14317" table:style-name="ce23">
            <text:p>14,317</text:p>
          </table:table-cell>
          <table:table-cell table:style-name="ce179"/>
          <table:table-cell office:value-type="float" office:value="7900" table:style-name="ce23">
            <text:p>7,900</text:p>
          </table:table-cell>
          <table:table-cell office:value-type="float" office:value="980" table:style-name="ce23">
            <text:p>980</text:p>
          </table:table-cell>
          <table:table-cell office:value-type="currency" office:value="1293600" table:style-name="ce28">
            <text:p>£1,293,600</text:p>
          </table:table-cell>
          <table:table-cell table:style-name="ce179"/>
          <table:table-cell office:value-type="float" office:value="6417" table:style-name="ce23">
            <text:p>6,417</text:p>
          </table:table-cell>
          <table:table-cell office:value-type="float" office:value="1085" table:style-name="ce23">
            <text:p>1,085</text:p>
          </table:table-cell>
          <table:table-cell office:value-type="currency" office:value="1014475" table:style-name="ce28">
            <text:p>£1,014,475</text:p>
          </table:table-cell>
          <table:table-cell table:style-name="ce179"/>
          <table:table-cell office:value-type="float" office:value="56" table:style-name="ce29">
            <text:p>56</text:p>
          </table:table-cell>
          <table:table-cell office:value-type="currency" office:value="16800" table:style-name="ce181">
            <text:p>£16,800</text:p>
          </table:table-cell>
          <table:table-cell table:style-name="ce179"/>
          <table:table-cell office:value-type="float" office:value="104" table:style-name="ce23">
            <text:p>104</text:p>
          </table:table-cell>
          <table:table-cell office:value-type="currency" office:value="239200" table:style-name="ce28">
            <text:p>£239,200</text:p>
          </table:table-cell>
          <table:table-cell table:style-name="ce179"/>
          <table:table-cell office:value-type="float" office:value="2225" table:style-name="ce178">
            <text:p>2,225</text:p>
          </table:table-cell>
          <table:table-cell office:value-type="currency" office:value="2564075" table:style-name="ce37">
            <text:p>£2,564,075</text:p>
          </table:table-cell>
          <table:table-cell table:number-columns-repeated="16364"/>
        </table:table-row>
        <table:table-row table:style-name="ro7">
          <table:table-cell/>
          <table:table-cell office:value-type="string" table:style-name="ce23">
            <text:p>Stratford-on-Avon</text:p>
          </table:table-cell>
          <table:table-cell office:value-type="float" office:value="12790.5" table:style-name="ce23">
            <text:p>12,791</text:p>
          </table:table-cell>
          <table:table-cell table:style-name="ce179"/>
          <table:table-cell office:value-type="float" office:value="6979" table:style-name="ce23">
            <text:p>6,979</text:p>
          </table:table-cell>
          <table:table-cell office:value-type="float" office:value="877" table:style-name="ce23">
            <text:p>877</text:p>
          </table:table-cell>
          <table:table-cell office:value-type="currency" office:value="1157640" table:style-name="ce28">
            <text:p>£1,157,640</text:p>
          </table:table-cell>
          <table:table-cell table:style-name="ce179"/>
          <table:table-cell office:value-type="float" office:value="5811.5" table:style-name="ce23">
            <text:p>5,812</text:p>
          </table:table-cell>
          <table:table-cell office:value-type="float" office:value="736" table:style-name="ce23">
            <text:p>736</text:p>
          </table:table-cell>
          <table:table-cell office:value-type="currency" office:value="688160" table:style-name="ce28">
            <text:p>£688,160</text:p>
          </table:table-cell>
          <table:table-cell table:style-name="ce179"/>
          <table:table-cell office:value-type="float" office:value="43" table:style-name="ce29">
            <text:p>43</text:p>
          </table:table-cell>
          <table:table-cell office:value-type="currency" office:value="12900" table:style-name="ce181">
            <text:p>£12,900</text:p>
          </table:table-cell>
          <table:table-cell table:style-name="ce179"/>
          <table:table-cell office:value-type="float" office:value="100" table:style-name="ce23">
            <text:p>100</text:p>
          </table:table-cell>
          <table:table-cell office:value-type="currency" office:value="230000" table:style-name="ce28">
            <text:p>£230,000</text:p>
          </table:table-cell>
          <table:table-cell table:style-name="ce179"/>
          <table:table-cell office:value-type="float" office:value="1756" table:style-name="ce178">
            <text:p>1,756</text:p>
          </table:table-cell>
          <table:table-cell office:value-type="currency" office:value="2088700" table:style-name="ce37">
            <text:p>£2,088,700</text:p>
          </table:table-cell>
          <table:table-cell table:number-columns-repeated="16364"/>
        </table:table-row>
        <table:table-row table:style-name="ro7">
          <table:table-cell/>
          <table:table-cell office:value-type="string" table:style-name="ce23">
            <text:p>Meriden</text:p>
          </table:table-cell>
          <table:table-cell office:value-type="float" office:value="18545.5" table:style-name="ce23">
            <text:p>18,546</text:p>
          </table:table-cell>
          <table:table-cell table:style-name="ce179"/>
          <table:table-cell office:value-type="float" office:value="10796" table:style-name="ce23">
            <text:p>10,796</text:p>
          </table:table-cell>
          <table:table-cell office:value-type="float" office:value="2822" table:style-name="ce23">
            <text:p>2,822</text:p>
          </table:table-cell>
          <table:table-cell office:value-type="currency" office:value="3725040" table:style-name="ce28">
            <text:p>£3,725,040</text:p>
          </table:table-cell>
          <table:table-cell table:style-name="ce179"/>
          <table:table-cell office:value-type="float" office:value="7749.4999999999991" table:style-name="ce23">
            <text:p>7,750</text:p>
          </table:table-cell>
          <table:table-cell office:value-type="float" office:value="2669" table:style-name="ce23">
            <text:p>2,669</text:p>
          </table:table-cell>
          <table:table-cell office:value-type="currency" office:value="2495515" table:style-name="ce28">
            <text:p>£2,495,515</text:p>
          </table:table-cell>
          <table:table-cell table:style-name="ce179"/>
          <table:table-cell office:value-type="float" office:value="40" table:style-name="ce29">
            <text:p>40</text:p>
          </table:table-cell>
          <table:table-cell office:value-type="currency" office:value="12000" table:style-name="ce181">
            <text:p>£12,000</text:p>
          </table:table-cell>
          <table:table-cell table:style-name="ce179"/>
          <table:table-cell office:value-type="float" office:value="127" table:style-name="ce23">
            <text:p>127</text:p>
          </table:table-cell>
          <table:table-cell office:value-type="currency" office:value="292100" table:style-name="ce28">
            <text:p>£292,100</text:p>
          </table:table-cell>
          <table:table-cell table:style-name="ce179"/>
          <table:table-cell office:value-type="float" office:value="5658" table:style-name="ce178">
            <text:p>5,658</text:p>
          </table:table-cell>
          <table:table-cell office:value-type="currency" office:value="6524655" table:style-name="ce37">
            <text:p>£6,524,655</text:p>
          </table:table-cell>
          <table:table-cell table:number-columns-repeated="16364"/>
        </table:table-row>
        <table:table-row table:style-name="ro7">
          <table:table-cell/>
          <table:table-cell office:value-type="string" table:style-name="ce23">
            <text:p>Coventry North West</text:p>
          </table:table-cell>
          <table:table-cell office:value-type="float" office:value="15434.5" table:style-name="ce23">
            <text:p>15,435</text:p>
          </table:table-cell>
          <table:table-cell table:style-name="ce179"/>
          <table:table-cell office:value-type="float" office:value="9996" table:style-name="ce23">
            <text:p>9,996</text:p>
          </table:table-cell>
          <table:table-cell office:value-type="float" office:value="2263" table:style-name="ce23">
            <text:p>2,263</text:p>
          </table:table-cell>
          <table:table-cell office:value-type="currency" office:value="2987160" table:style-name="ce28">
            <text:p>£2,987,160</text:p>
          </table:table-cell>
          <table:table-cell table:style-name="ce179"/>
          <table:table-cell office:value-type="float" office:value="5438.5000000000009" table:style-name="ce23">
            <text:p>5,439</text:p>
          </table:table-cell>
          <table:table-cell office:value-type="float" office:value="1584" table:style-name="ce23">
            <text:p>1,584</text:p>
          </table:table-cell>
          <table:table-cell office:value-type="currency" office:value="1481040" table:style-name="ce28">
            <text:p>£1,481,040</text:p>
          </table:table-cell>
          <table:table-cell table:style-name="ce179"/>
          <table:table-cell office:value-type="float" office:value="26" table:style-name="ce29">
            <text:p>26</text:p>
          </table:table-cell>
          <table:table-cell office:value-type="currency" office:value="7800" table:style-name="ce181">
            <text:p>£7,800</text:p>
          </table:table-cell>
          <table:table-cell table:style-name="ce179"/>
          <table:table-cell office:value-type="float" office:value="90" table:style-name="ce23">
            <text:p>90</text:p>
          </table:table-cell>
          <table:table-cell office:value-type="currency" office:value="207000" table:style-name="ce28">
            <text:p>£207,000</text:p>
          </table:table-cell>
          <table:table-cell table:style-name="ce179"/>
          <table:table-cell office:value-type="float" office:value="3963" table:style-name="ce178">
            <text:p>3,963</text:p>
          </table:table-cell>
          <table:table-cell office:value-type="currency" office:value="4683000" table:style-name="ce37">
            <text:p>£4,683,000</text:p>
          </table:table-cell>
          <table:table-cell table:number-columns-repeated="16364"/>
        </table:table-row>
        <table:table-row table:style-name="ro7">
          <table:table-cell/>
          <table:table-cell office:value-type="string" table:style-name="ce23">
            <text:p>Coventry North East</text:p>
          </table:table-cell>
          <table:table-cell office:value-type="float" office:value="18624" table:style-name="ce23">
            <text:p>18,624</text:p>
          </table:table-cell>
          <table:table-cell table:style-name="ce179"/>
          <table:table-cell office:value-type="float" office:value="12663.5" table:style-name="ce23">
            <text:p>12,664</text:p>
          </table:table-cell>
          <table:table-cell office:value-type="float" office:value="3730" table:style-name="ce23">
            <text:p>3,730</text:p>
          </table:table-cell>
          <table:table-cell office:value-type="currency" office:value="4923600" table:style-name="ce28">
            <text:p>£4,923,600</text:p>
          </table:table-cell>
          <table:table-cell table:style-name="ce179"/>
          <table:table-cell office:value-type="float" office:value="5960.4999999999991" table:style-name="ce23">
            <text:p>5,961</text:p>
          </table:table-cell>
          <table:table-cell office:value-type="float" office:value="2171.5" table:style-name="ce23">
            <text:p>2,172</text:p>
          </table:table-cell>
          <table:table-cell office:value-type="currency" office:value="2030352.5" table:style-name="ce28">
            <text:p>£2,030,353</text:p>
          </table:table-cell>
          <table:table-cell table:style-name="ce179"/>
          <table:table-cell office:value-type="float" office:value="19" table:style-name="ce29">
            <text:p>19</text:p>
          </table:table-cell>
          <table:table-cell office:value-type="currency" office:value="5700" table:style-name="ce181">
            <text:p>£5,700</text:p>
          </table:table-cell>
          <table:table-cell table:style-name="ce179"/>
          <table:table-cell office:value-type="float" office:value="40" table:style-name="ce23">
            <text:p>40</text:p>
          </table:table-cell>
          <table:table-cell office:value-type="currency" office:value="92000" table:style-name="ce28">
            <text:p>£92,000</text:p>
          </table:table-cell>
          <table:table-cell table:style-name="ce179"/>
          <table:table-cell office:value-type="float" office:value="5960.5" table:style-name="ce178">
            <text:p>5,961</text:p>
          </table:table-cell>
          <table:table-cell office:value-type="currency" office:value="7051652.5" table:style-name="ce37">
            <text:p>£7,051,653</text:p>
          </table:table-cell>
          <table:table-cell table:number-columns-repeated="16364"/>
        </table:table-row>
        <table:table-row table:style-name="ro7">
          <table:table-cell/>
          <table:table-cell office:value-type="string" table:style-name="ce23">
            <text:p>Coventry South</text:p>
          </table:table-cell>
          <table:table-cell office:value-type="float" office:value="15970.5" table:style-name="ce23">
            <text:p>15,971</text:p>
          </table:table-cell>
          <table:table-cell table:style-name="ce179"/>
          <table:table-cell office:value-type="float" office:value="8859" table:style-name="ce23">
            <text:p>8,859</text:p>
          </table:table-cell>
          <table:table-cell office:value-type="float" office:value="2489.5" table:style-name="ce23">
            <text:p>2,490</text:p>
          </table:table-cell>
          <table:table-cell office:value-type="currency" office:value="3286140" table:style-name="ce28">
            <text:p>£3,286,140</text:p>
          </table:table-cell>
          <table:table-cell table:style-name="ce179"/>
          <table:table-cell office:value-type="float" office:value="7111.5" table:style-name="ce23">
            <text:p>7,112</text:p>
          </table:table-cell>
          <table:table-cell office:value-type="float" office:value="2341.75" table:style-name="ce23">
            <text:p>2,342</text:p>
          </table:table-cell>
          <table:table-cell office:value-type="currency" office:value="2189536.25" table:style-name="ce28">
            <text:p>£2,189,536</text:p>
          </table:table-cell>
          <table:table-cell table:style-name="ce179"/>
          <table:table-cell office:value-type="float" office:value="22" table:style-name="ce29">
            <text:p>22</text:p>
          </table:table-cell>
          <table:table-cell office:value-type="currency" office:value="6600" table:style-name="ce181">
            <text:p>£6,600</text:p>
          </table:table-cell>
          <table:table-cell table:style-name="ce179"/>
          <table:table-cell office:value-type="float" office:value="64.75" table:style-name="ce23">
            <text:p>65</text:p>
          </table:table-cell>
          <table:table-cell office:value-type="currency" office:value="148925" table:style-name="ce28">
            <text:p>£148,925</text:p>
          </table:table-cell>
          <table:table-cell table:style-name="ce179"/>
          <table:table-cell office:value-type="float" office:value="4918" table:style-name="ce178">
            <text:p>4,918</text:p>
          </table:table-cell>
          <table:table-cell office:value-type="currency" office:value="5631201.25" table:style-name="ce37">
            <text:p>£5,631,201</text:p>
          </table:table-cell>
          <table:table-cell table:number-columns-repeated="16364"/>
        </table:table-row>
        <table:table-row table:style-name="ro7">
          <table:table-cell/>
          <table:table-cell office:value-type="string" table:style-name="ce23">
            <text:p>North Warwickshire</text:p>
          </table:table-cell>
          <table:table-cell office:value-type="float" office:value="13222" table:style-name="ce23">
            <text:p>13,222</text:p>
          </table:table-cell>
          <table:table-cell table:style-name="ce179"/>
          <table:table-cell office:value-type="float" office:value="7692" table:style-name="ce23">
            <text:p>7,692</text:p>
          </table:table-cell>
          <table:table-cell office:value-type="float" office:value="1519" table:style-name="ce23">
            <text:p>1,519</text:p>
          </table:table-cell>
          <table:table-cell office:value-type="currency" office:value="2005080" table:style-name="ce28">
            <text:p>£2,005,080</text:p>
          </table:table-cell>
          <table:table-cell table:style-name="ce179"/>
          <table:table-cell office:value-type="float" office:value="5529.9999999999991" table:style-name="ce23">
            <text:p>5,530</text:p>
          </table:table-cell>
          <table:table-cell office:value-type="float" office:value="1293" table:style-name="ce23">
            <text:p>1,293</text:p>
          </table:table-cell>
          <table:table-cell office:value-type="currency" office:value="1208955" table:style-name="ce28">
            <text:p>£1,208,955</text:p>
          </table:table-cell>
          <table:table-cell table:style-name="ce179"/>
          <table:table-cell office:value-type="float" office:value="75" table:style-name="ce29">
            <text:p>75</text:p>
          </table:table-cell>
          <table:table-cell office:value-type="currency" office:value="22500" table:style-name="ce181">
            <text:p>£22,500</text:p>
          </table:table-cell>
          <table:table-cell table:style-name="ce179"/>
          <table:table-cell office:value-type="float" office:value="89" table:style-name="ce23">
            <text:p>89</text:p>
          </table:table-cell>
          <table:table-cell office:value-type="currency" office:value="204700" table:style-name="ce28">
            <text:p>£204,700</text:p>
          </table:table-cell>
          <table:table-cell table:style-name="ce179"/>
          <table:table-cell office:value-type="float" office:value="2976" table:style-name="ce178">
            <text:p>2,976</text:p>
          </table:table-cell>
          <table:table-cell office:value-type="currency" office:value="3441235" table:style-name="ce37">
            <text:p>£3,441,235</text:p>
          </table:table-cell>
          <table:table-cell table:number-columns-repeated="16364"/>
        </table:table-row>
        <table:table-row table:style-name="ro7">
          <table:table-cell/>
          <table:table-cell office:value-type="string" table:style-name="ce23">
            <text:p>Dudley North</text:p>
          </table:table-cell>
          <table:table-cell office:value-type="float" office:value="13164" table:style-name="ce23">
            <text:p>13,164</text:p>
          </table:table-cell>
          <table:table-cell table:style-name="ce179"/>
          <table:table-cell office:value-type="float" office:value="7749" table:style-name="ce23">
            <text:p>7,749</text:p>
          </table:table-cell>
          <table:table-cell office:value-type="float" office:value="2188" table:style-name="ce23">
            <text:p>2,188</text:p>
          </table:table-cell>
          <table:table-cell office:value-type="currency" office:value="2888160" table:style-name="ce28">
            <text:p>£2,888,160</text:p>
          </table:table-cell>
          <table:table-cell table:style-name="ce179"/>
          <table:table-cell office:value-type="float" office:value="5415" table:style-name="ce23">
            <text:p>5,415</text:p>
          </table:table-cell>
          <table:table-cell office:value-type="float" office:value="1939" table:style-name="ce23">
            <text:p>1,939</text:p>
          </table:table-cell>
          <table:table-cell office:value-type="currency" office:value="1812965" table:style-name="ce28">
            <text:p>£1,812,965</text:p>
          </table:table-cell>
          <table:table-cell table:style-name="ce179"/>
          <table:table-cell office:value-type="float" office:value="24" table:style-name="ce29">
            <text:p>24</text:p>
          </table:table-cell>
          <table:table-cell office:value-type="currency" office:value="7200" table:style-name="ce181">
            <text:p>£7,200</text:p>
          </table:table-cell>
          <table:table-cell table:style-name="ce179"/>
          <table:table-cell office:value-type="float" office:value="46" table:style-name="ce23">
            <text:p>46</text:p>
          </table:table-cell>
          <table:table-cell office:value-type="currency" office:value="105800" table:style-name="ce28">
            <text:p>£105,800</text:p>
          </table:table-cell>
          <table:table-cell table:style-name="ce179"/>
          <table:table-cell office:value-type="float" office:value="4197" table:style-name="ce178">
            <text:p>4,197</text:p>
          </table:table-cell>
          <table:table-cell office:value-type="currency" office:value="4814125" table:style-name="ce37">
            <text:p>£4,814,125</text:p>
          </table:table-cell>
          <table:table-cell table:number-columns-repeated="16364"/>
        </table:table-row>
        <table:table-row table:style-name="ro7">
          <table:table-cell/>
          <table:table-cell office:value-type="string" table:style-name="ce23">
            <text:p>Dudley South</text:p>
          </table:table-cell>
          <table:table-cell office:value-type="float" office:value="10888.5" table:style-name="ce23">
            <text:p>10,889</text:p>
          </table:table-cell>
          <table:table-cell table:style-name="ce179"/>
          <table:table-cell office:value-type="float" office:value="6385" table:style-name="ce23">
            <text:p>6,385</text:p>
          </table:table-cell>
          <table:table-cell office:value-type="float" office:value="1675" table:style-name="ce23">
            <text:p>1,675</text:p>
          </table:table-cell>
          <table:table-cell office:value-type="currency" office:value="2211000" table:style-name="ce28">
            <text:p>£2,211,000</text:p>
          </table:table-cell>
          <table:table-cell table:style-name="ce179"/>
          <table:table-cell office:value-type="float" office:value="4503.4999999999991" table:style-name="ce23">
            <text:p>4,504</text:p>
          </table:table-cell>
          <table:table-cell office:value-type="float" office:value="1280.4999999999998" table:style-name="ce23">
            <text:p>1,281</text:p>
          </table:table-cell>
          <table:table-cell office:value-type="currency" office:value="1197267.4999999998" table:style-name="ce28">
            <text:p>£1,197,268</text:p>
          </table:table-cell>
          <table:table-cell table:style-name="ce179"/>
          <table:table-cell office:value-type="float" office:value="21" table:style-name="ce29">
            <text:p>21</text:p>
          </table:table-cell>
          <table:table-cell office:value-type="currency" office:value="6300" table:style-name="ce181">
            <text:p>£6,300</text:p>
          </table:table-cell>
          <table:table-cell table:style-name="ce179"/>
          <table:table-cell office:value-type="float" office:value="71" table:style-name="ce23">
            <text:p>71</text:p>
          </table:table-cell>
          <table:table-cell office:value-type="currency" office:value="163300" table:style-name="ce28">
            <text:p>£163,300</text:p>
          </table:table-cell>
          <table:table-cell table:style-name="ce179"/>
          <table:table-cell office:value-type="float" office:value="3047.5" table:style-name="ce178">
            <text:p>3,048</text:p>
          </table:table-cell>
          <table:table-cell office:value-type="currency" office:value="3577867.5" table:style-name="ce37">
            <text:p>£3,577,868</text:p>
          </table:table-cell>
          <table:table-cell table:number-columns-repeated="16364"/>
        </table:table-row>
        <table:table-row table:style-name="ro7">
          <table:table-cell/>
          <table:table-cell office:value-type="string" table:style-name="ce23">
            <text:p>Stourbridge</text:p>
          </table:table-cell>
          <table:table-cell office:value-type="float" office:value="11493" table:style-name="ce23">
            <text:p>11,493</text:p>
          </table:table-cell>
          <table:table-cell table:style-name="ce179"/>
          <table:table-cell office:value-type="float" office:value="7653" table:style-name="ce23">
            <text:p>7,653</text:p>
          </table:table-cell>
          <table:table-cell office:value-type="float" office:value="1534" table:style-name="ce23">
            <text:p>1,534</text:p>
          </table:table-cell>
          <table:table-cell office:value-type="currency" office:value="2024880" table:style-name="ce28">
            <text:p>£2,024,880</text:p>
          </table:table-cell>
          <table:table-cell table:style-name="ce179"/>
          <table:table-cell office:value-type="float" office:value="3839.9999999999995" table:style-name="ce23">
            <text:p>3,840</text:p>
          </table:table-cell>
          <table:table-cell office:value-type="float" office:value="860" table:style-name="ce23">
            <text:p>860</text:p>
          </table:table-cell>
          <table:table-cell office:value-type="currency" office:value="804100" table:style-name="ce28">
            <text:p>£804,100</text:p>
          </table:table-cell>
          <table:table-cell table:style-name="ce179"/>
          <table:table-cell office:value-type="float" office:value="41" table:style-name="ce29">
            <text:p>41</text:p>
          </table:table-cell>
          <table:table-cell office:value-type="currency" office:value="12300" table:style-name="ce181">
            <text:p>£12,300</text:p>
          </table:table-cell>
          <table:table-cell table:style-name="ce179"/>
          <table:table-cell office:value-type="float" office:value="55" table:style-name="ce23">
            <text:p>55</text:p>
          </table:table-cell>
          <table:table-cell office:value-type="currency" office:value="126500" table:style-name="ce28">
            <text:p>£126,500</text:p>
          </table:table-cell>
          <table:table-cell table:style-name="ce179"/>
          <table:table-cell office:value-type="float" office:value="2490" table:style-name="ce178">
            <text:p>2,490</text:p>
          </table:table-cell>
          <table:table-cell office:value-type="currency" office:value="2967780" table:style-name="ce37">
            <text:p>£2,967,780</text:p>
          </table:table-cell>
          <table:table-cell table:number-columns-repeated="16364"/>
        </table:table-row>
        <table:table-row table:style-name="ro7">
          <table:table-cell/>
          <table:table-cell office:value-type="string" table:style-name="ce23">
            <text:p>Wolverhampton South East</text:p>
          </table:table-cell>
          <table:table-cell office:value-type="float" office:value="14955.5" table:style-name="ce23">
            <text:p>14,956</text:p>
          </table:table-cell>
          <table:table-cell table:style-name="ce179"/>
          <table:table-cell office:value-type="float" office:value="9469.5" table:style-name="ce23">
            <text:p>9,470</text:p>
          </table:table-cell>
          <table:table-cell office:value-type="float" office:value="3449.5" table:style-name="ce23">
            <text:p>3,450</text:p>
          </table:table-cell>
          <table:table-cell office:value-type="currency" office:value="4553340" table:style-name="ce28">
            <text:p>£4,553,340</text:p>
          </table:table-cell>
          <table:table-cell table:style-name="ce179"/>
          <table:table-cell office:value-type="float" office:value="5486" table:style-name="ce23">
            <text:p>5,486</text:p>
          </table:table-cell>
          <table:table-cell office:value-type="float" office:value="2420.75" table:style-name="ce23">
            <text:p>2,421</text:p>
          </table:table-cell>
          <table:table-cell office:value-type="currency" office:value="2263401.25" table:style-name="ce28">
            <text:p>£2,263,401</text:p>
          </table:table-cell>
          <table:table-cell table:style-name="ce179"/>
          <table:table-cell office:value-type="float" office:value="18" table:style-name="ce29">
            <text:p>18</text:p>
          </table:table-cell>
          <table:table-cell office:value-type="currency" office:value="5400" table:style-name="ce181">
            <text:p>£5,400</text:p>
          </table:table-cell>
          <table:table-cell table:style-name="ce179"/>
          <table:table-cell office:value-type="float" office:value="61" table:style-name="ce23">
            <text:p>61</text:p>
          </table:table-cell>
          <table:table-cell office:value-type="currency" office:value="140300" table:style-name="ce28">
            <text:p>£140,300</text:p>
          </table:table-cell>
          <table:table-cell table:style-name="ce179"/>
          <table:table-cell office:value-type="float" office:value="5949.25" table:style-name="ce178">
            <text:p>5,949</text:p>
          </table:table-cell>
          <table:table-cell office:value-type="currency" office:value="6962441.25" table:style-name="ce37">
            <text:p>£6,962,441</text:p>
          </table:table-cell>
          <table:table-cell table:number-columns-repeated="16364"/>
        </table:table-row>
        <table:table-row table:style-name="ro7">
          <table:table-cell/>
          <table:table-cell office:value-type="string" table:style-name="ce23">
            <text:p>Halesowen and Rowley Regis</text:p>
          </table:table-cell>
          <table:table-cell office:value-type="float" office:value="13887.499999999998" table:style-name="ce23">
            <text:p>13,888</text:p>
          </table:table-cell>
          <table:table-cell table:style-name="ce179"/>
          <table:table-cell office:value-type="float" office:value="7905" table:style-name="ce23">
            <text:p>7,905</text:p>
          </table:table-cell>
          <table:table-cell office:value-type="float" office:value="2052" table:style-name="ce23">
            <text:p>2,052</text:p>
          </table:table-cell>
          <table:table-cell office:value-type="currency" office:value="2708640" table:style-name="ce28">
            <text:p>£2,708,640</text:p>
          </table:table-cell>
          <table:table-cell table:style-name="ce179"/>
          <table:table-cell office:value-type="float" office:value="5982.4999999999982" table:style-name="ce23">
            <text:p>5,983</text:p>
          </table:table-cell>
          <table:table-cell office:value-type="float" office:value="2021.5" table:style-name="ce23">
            <text:p>2,022</text:p>
          </table:table-cell>
          <table:table-cell office:value-type="currency" office:value="1890102.5" table:style-name="ce28">
            <text:p>£1,890,103</text:p>
          </table:table-cell>
          <table:table-cell table:style-name="ce179"/>
          <table:table-cell office:value-type="float" office:value="24" table:style-name="ce29">
            <text:p>24</text:p>
          </table:table-cell>
          <table:table-cell office:value-type="currency" office:value="7200" table:style-name="ce181">
            <text:p>£7,200</text:p>
          </table:table-cell>
          <table:table-cell table:style-name="ce179"/>
          <table:table-cell office:value-type="float" office:value="79" table:style-name="ce23">
            <text:p>79</text:p>
          </table:table-cell>
          <table:table-cell office:value-type="currency" office:value="181700" table:style-name="ce28">
            <text:p>£181,700</text:p>
          </table:table-cell>
          <table:table-cell table:style-name="ce179"/>
          <table:table-cell office:value-type="float" office:value="4176.5" table:style-name="ce178">
            <text:p>4,177</text:p>
          </table:table-cell>
          <table:table-cell office:value-type="currency" office:value="4787642.5" table:style-name="ce37">
            <text:p>£4,787,643</text:p>
          </table:table-cell>
          <table:table-cell table:number-columns-repeated="16364"/>
        </table:table-row>
        <table:table-row table:style-name="ro7">
          <table:table-cell/>
          <table:table-cell office:value-type="string" table:style-name="ce23">
            <text:p>West Bromwich East</text:p>
          </table:table-cell>
          <table:table-cell office:value-type="float" office:value="14104" table:style-name="ce23">
            <text:p>14,104</text:p>
          </table:table-cell>
          <table:table-cell table:style-name="ce179"/>
          <table:table-cell office:value-type="float" office:value="9435" table:style-name="ce23">
            <text:p>9,435</text:p>
          </table:table-cell>
          <table:table-cell office:value-type="float" office:value="2932" table:style-name="ce23">
            <text:p>2,932</text:p>
          </table:table-cell>
          <table:table-cell office:value-type="currency" office:value="3870240" table:style-name="ce28">
            <text:p>£3,870,240</text:p>
          </table:table-cell>
          <table:table-cell table:style-name="ce179"/>
          <table:table-cell office:value-type="float" office:value="4669" table:style-name="ce23">
            <text:p>4,669</text:p>
          </table:table-cell>
          <table:table-cell office:value-type="float" office:value="1935" table:style-name="ce23">
            <text:p>1,935</text:p>
          </table:table-cell>
          <table:table-cell office:value-type="currency" office:value="1809225" table:style-name="ce28">
            <text:p>£1,809,225</text:p>
          </table:table-cell>
          <table:table-cell table:style-name="ce179"/>
          <table:table-cell office:value-type="float" office:value="14" table:style-name="ce29">
            <text:p>14</text:p>
          </table:table-cell>
          <table:table-cell office:value-type="currency" office:value="4200" table:style-name="ce181">
            <text:p>£4,200</text:p>
          </table:table-cell>
          <table:table-cell table:style-name="ce179"/>
          <table:table-cell office:value-type="float" office:value="71" table:style-name="ce23">
            <text:p>71</text:p>
          </table:table-cell>
          <table:table-cell office:value-type="currency" office:value="163300" table:style-name="ce28">
            <text:p>£163,300</text:p>
          </table:table-cell>
          <table:table-cell table:style-name="ce179"/>
          <table:table-cell office:value-type="float" office:value="4952" table:style-name="ce178">
            <text:p>4,952</text:p>
          </table:table-cell>
          <table:table-cell office:value-type="currency" office:value="5846965" table:style-name="ce37">
            <text:p>£5,846,965</text:p>
          </table:table-cell>
          <table:table-cell table:number-columns-repeated="16364"/>
        </table:table-row>
        <table:table-row table:style-name="ro7">
          <table:table-cell/>
          <table:table-cell office:value-type="string" table:style-name="ce23">
            <text:p>Warley</text:p>
          </table:table-cell>
          <table:table-cell office:value-type="float" office:value="18504" table:style-name="ce23">
            <text:p>18,504</text:p>
          </table:table-cell>
          <table:table-cell table:style-name="ce179"/>
          <table:table-cell office:value-type="float" office:value="11095.5" table:style-name="ce23">
            <text:p>11,096</text:p>
          </table:table-cell>
          <table:table-cell office:value-type="float" office:value="3567.5" table:style-name="ce23">
            <text:p>3,568</text:p>
          </table:table-cell>
          <table:table-cell office:value-type="currency" office:value="4709100" table:style-name="ce28">
            <text:p>£4,709,100</text:p>
          </table:table-cell>
          <table:table-cell table:style-name="ce179"/>
          <table:table-cell office:value-type="float" office:value="7408.5000000000018" table:style-name="ce23">
            <text:p>7,409</text:p>
          </table:table-cell>
          <table:table-cell office:value-type="float" office:value="2875.833333333333" table:style-name="ce23">
            <text:p>2,876</text:p>
          </table:table-cell>
          <table:table-cell office:value-type="currency" office:value="2688904.1666666665" table:style-name="ce28">
            <text:p>£2,688,904</text:p>
          </table:table-cell>
          <table:table-cell table:style-name="ce179"/>
          <table:table-cell office:value-type="float" office:value="14" table:style-name="ce29">
            <text:p>14</text:p>
          </table:table-cell>
          <table:table-cell office:value-type="currency" office:value="4200" table:style-name="ce181">
            <text:p>£4,200</text:p>
          </table:table-cell>
          <table:table-cell table:style-name="ce179"/>
          <table:table-cell office:value-type="float" office:value="77" table:style-name="ce23">
            <text:p>77</text:p>
          </table:table-cell>
          <table:table-cell office:value-type="currency" office:value="177100" table:style-name="ce28">
            <text:p>£177,100</text:p>
          </table:table-cell>
          <table:table-cell table:style-name="ce179"/>
          <table:table-cell office:value-type="float" office:value="6534.333333333333" table:style-name="ce178">
            <text:p>6,534</text:p>
          </table:table-cell>
          <table:table-cell office:value-type="currency" office:value="7579304.166666666" table:style-name="ce37">
            <text:p>£7,579,304</text:p>
          </table:table-cell>
          <table:table-cell table:number-columns-repeated="16364"/>
        </table:table-row>
        <table:table-row table:style-name="ro7">
          <table:table-cell/>
          <table:table-cell office:value-type="string" table:style-name="ce23">
            <text:p>West Bromwich West</text:p>
          </table:table-cell>
          <table:table-cell office:value-type="float" office:value="14944.500000000002" table:style-name="ce23">
            <text:p>14,945</text:p>
          </table:table-cell>
          <table:table-cell table:style-name="ce179"/>
          <table:table-cell office:value-type="float" office:value="9589" table:style-name="ce23">
            <text:p>9,589</text:p>
          </table:table-cell>
          <table:table-cell office:value-type="float" office:value="3270" table:style-name="ce23">
            <text:p>3,270</text:p>
          </table:table-cell>
          <table:table-cell office:value-type="currency" office:value="4316400" table:style-name="ce28">
            <text:p>£4,316,400</text:p>
          </table:table-cell>
          <table:table-cell table:style-name="ce179"/>
          <table:table-cell office:value-type="float" office:value="5355.5000000000009" table:style-name="ce23">
            <text:p>5,356</text:p>
          </table:table-cell>
          <table:table-cell office:value-type="float" office:value="2162" table:style-name="ce23">
            <text:p>2,162</text:p>
          </table:table-cell>
          <table:table-cell office:value-type="currency" office:value="2021470" table:style-name="ce28">
            <text:p>£2,021,470</text:p>
          </table:table-cell>
          <table:table-cell table:style-name="ce179"/>
          <table:table-cell office:value-type="float" office:value="14" table:style-name="ce29">
            <text:p>14</text:p>
          </table:table-cell>
          <table:table-cell office:value-type="currency" office:value="4200" table:style-name="ce181">
            <text:p>£4,200</text:p>
          </table:table-cell>
          <table:table-cell table:style-name="ce179"/>
          <table:table-cell office:value-type="float" office:value="40" table:style-name="ce23">
            <text:p>40</text:p>
          </table:table-cell>
          <table:table-cell office:value-type="currency" office:value="92000" table:style-name="ce28">
            <text:p>£92,000</text:p>
          </table:table-cell>
          <table:table-cell table:style-name="ce179"/>
          <table:table-cell office:value-type="float" office:value="5486" table:style-name="ce178">
            <text:p>5,486</text:p>
          </table:table-cell>
          <table:table-cell office:value-type="currency" office:value="6434070" table:style-name="ce37">
            <text:p>£6,434,070</text:p>
          </table:table-cell>
          <table:table-cell table:number-columns-repeated="16364"/>
        </table:table-row>
        <table:table-row table:style-name="ro7">
          <table:table-cell/>
          <table:table-cell office:value-type="string" table:style-name="ce23">
            <text:p>Tamworth</text:p>
          </table:table-cell>
          <table:table-cell office:value-type="float" office:value="12002.5" table:style-name="ce23">
            <text:p>12,003</text:p>
          </table:table-cell>
          <table:table-cell table:style-name="ce179"/>
          <table:table-cell office:value-type="float" office:value="8038" table:style-name="ce23">
            <text:p>8,038</text:p>
          </table:table-cell>
          <table:table-cell office:value-type="float" office:value="1659" table:style-name="ce23">
            <text:p>1,659</text:p>
          </table:table-cell>
          <table:table-cell office:value-type="currency" office:value="2189880" table:style-name="ce28">
            <text:p>£2,189,880</text:p>
          </table:table-cell>
          <table:table-cell table:style-name="ce179"/>
          <table:table-cell office:value-type="float" office:value="3964.4999999999991" table:style-name="ce23">
            <text:p>3,965</text:p>
          </table:table-cell>
          <table:table-cell office:value-type="float" office:value="1128" table:style-name="ce23">
            <text:p>1,128</text:p>
          </table:table-cell>
          <table:table-cell office:value-type="currency" office:value="1054680" table:style-name="ce28">
            <text:p>£1,054,680</text:p>
          </table:table-cell>
          <table:table-cell table:style-name="ce179"/>
          <table:table-cell office:value-type="float" office:value="49" table:style-name="ce29">
            <text:p>49</text:p>
          </table:table-cell>
          <table:table-cell office:value-type="currency" office:value="14700" table:style-name="ce181">
            <text:p>£14,700</text:p>
          </table:table-cell>
          <table:table-cell table:style-name="ce179"/>
          <table:table-cell office:value-type="float" office:value="86" table:style-name="ce23">
            <text:p>86</text:p>
          </table:table-cell>
          <table:table-cell office:value-type="currency" office:value="197800" table:style-name="ce28">
            <text:p>£197,800</text:p>
          </table:table-cell>
          <table:table-cell table:style-name="ce179"/>
          <table:table-cell office:value-type="float" office:value="2922" table:style-name="ce178">
            <text:p>2,922</text:p>
          </table:table-cell>
          <table:table-cell office:value-type="currency" office:value="3457060" table:style-name="ce37">
            <text:p>£3,457,060</text:p>
          </table:table-cell>
          <table:table-cell table:number-columns-repeated="16364"/>
        </table:table-row>
        <table:table-row table:style-name="ro7">
          <table:table-cell/>
          <table:table-cell office:value-type="string" table:style-name="ce23">
            <text:p>Solihull</text:p>
          </table:table-cell>
          <table:table-cell office:value-type="float" office:value="16615.5" table:style-name="ce23">
            <text:p>16,616</text:p>
          </table:table-cell>
          <table:table-cell table:style-name="ce179"/>
          <table:table-cell office:value-type="float" office:value="8503" table:style-name="ce23">
            <text:p>8,503</text:p>
          </table:table-cell>
          <table:table-cell office:value-type="float" office:value="1231" table:style-name="ce23">
            <text:p>1,231</text:p>
          </table:table-cell>
          <table:table-cell office:value-type="currency" office:value="1624920" table:style-name="ce28">
            <text:p>£1,624,920</text:p>
          </table:table-cell>
          <table:table-cell table:style-name="ce179"/>
          <table:table-cell office:value-type="float" office:value="8112.5" table:style-name="ce23">
            <text:p>8,113</text:p>
          </table:table-cell>
          <table:table-cell office:value-type="float" office:value="1656" table:style-name="ce23">
            <text:p>1,656</text:p>
          </table:table-cell>
          <table:table-cell office:value-type="currency" office:value="1548360" table:style-name="ce28">
            <text:p>£1,548,360</text:p>
          </table:table-cell>
          <table:table-cell table:style-name="ce179"/>
          <table:table-cell office:value-type="float" office:value="33" table:style-name="ce29">
            <text:p>33</text:p>
          </table:table-cell>
          <table:table-cell office:value-type="currency" office:value="9900" table:style-name="ce181">
            <text:p>£9,900</text:p>
          </table:table-cell>
          <table:table-cell table:style-name="ce179"/>
          <table:table-cell office:value-type="float" office:value="103" table:style-name="ce23">
            <text:p>103</text:p>
          </table:table-cell>
          <table:table-cell office:value-type="currency" office:value="236900" table:style-name="ce28">
            <text:p>£236,900</text:p>
          </table:table-cell>
          <table:table-cell table:style-name="ce179"/>
          <table:table-cell office:value-type="float" office:value="3023" table:style-name="ce178">
            <text:p>3,023</text:p>
          </table:table-cell>
          <table:table-cell office:value-type="currency" office:value="3420080" table:style-name="ce37">
            <text:p>£3,420,080</text:p>
          </table:table-cell>
          <table:table-cell table:number-columns-repeated="16364"/>
        </table:table-row>
        <table:table-row table:style-name="ro7">
          <table:table-cell/>
          <table:table-cell office:value-type="string" table:style-name="ce23">
            <text:p>Walsall North</text:p>
          </table:table-cell>
          <table:table-cell office:value-type="float" office:value="12989" table:style-name="ce23">
            <text:p>12,989</text:p>
          </table:table-cell>
          <table:table-cell table:style-name="ce179"/>
          <table:table-cell office:value-type="float" office:value="9461.5" table:style-name="ce23">
            <text:p>9,462</text:p>
          </table:table-cell>
          <table:table-cell office:value-type="float" office:value="4215" table:style-name="ce23">
            <text:p>4,215</text:p>
          </table:table-cell>
          <table:table-cell office:value-type="currency" office:value="5563800" table:style-name="ce28">
            <text:p>£5,563,800</text:p>
          </table:table-cell>
          <table:table-cell table:style-name="ce179"/>
          <table:table-cell office:value-type="float" office:value="3527.5" table:style-name="ce23">
            <text:p>3,528</text:p>
          </table:table-cell>
          <table:table-cell office:value-type="float" office:value="1897.4999999999995" table:style-name="ce23">
            <text:p>1,898</text:p>
          </table:table-cell>
          <table:table-cell office:value-type="currency" office:value="1774162.4999999998" table:style-name="ce28">
            <text:p>£1,774,163</text:p>
          </table:table-cell>
          <table:table-cell table:style-name="ce179"/>
          <table:table-cell office:value-type="float" office:value="20" table:style-name="ce29">
            <text:p>20</text:p>
          </table:table-cell>
          <table:table-cell office:value-type="currency" office:value="6000" table:style-name="ce181">
            <text:p>£6,000</text:p>
          </table:table-cell>
          <table:table-cell table:style-name="ce179"/>
          <table:table-cell office:value-type="float" office:value="56" table:style-name="ce23">
            <text:p>56</text:p>
          </table:table-cell>
          <table:table-cell office:value-type="currency" office:value="128800" table:style-name="ce28">
            <text:p>£128,800</text:p>
          </table:table-cell>
          <table:table-cell table:style-name="ce179"/>
          <table:table-cell office:value-type="float" office:value="6188.5" table:style-name="ce178">
            <text:p>6,189</text:p>
          </table:table-cell>
          <table:table-cell office:value-type="currency" office:value="7472762.5" table:style-name="ce37">
            <text:p>£7,472,763</text:p>
          </table:table-cell>
          <table:table-cell table:number-columns-repeated="16364"/>
        </table:table-row>
        <table:table-row table:style-name="ro7">
          <table:table-cell/>
          <table:table-cell office:value-type="string" table:style-name="ce23">
            <text:p>Aldridge-Brownhills</text:p>
          </table:table-cell>
          <table:table-cell office:value-type="float" office:value="13644.5" table:style-name="ce23">
            <text:p>13,645</text:p>
          </table:table-cell>
          <table:table-cell table:style-name="ce179"/>
          <table:table-cell office:value-type="float" office:value="6942.5" table:style-name="ce23">
            <text:p>6,943</text:p>
          </table:table-cell>
          <table:table-cell office:value-type="float" office:value="1485" table:style-name="ce23">
            <text:p>1,485</text:p>
          </table:table-cell>
          <table:table-cell office:value-type="currency" office:value="1960200" table:style-name="ce28">
            <text:p>£1,960,200</text:p>
          </table:table-cell>
          <table:table-cell table:style-name="ce179"/>
          <table:table-cell office:value-type="float" office:value="6702" table:style-name="ce23">
            <text:p>6,702</text:p>
          </table:table-cell>
          <table:table-cell office:value-type="float" office:value="2239" table:style-name="ce23">
            <text:p>2,239</text:p>
          </table:table-cell>
          <table:table-cell office:value-type="currency" office:value="2093465" table:style-name="ce28">
            <text:p>£2,093,465</text:p>
          </table:table-cell>
          <table:table-cell table:style-name="ce179"/>
          <table:table-cell office:value-type="float" office:value="33" table:style-name="ce29">
            <text:p>33</text:p>
          </table:table-cell>
          <table:table-cell office:value-type="currency" office:value="9900" table:style-name="ce181">
            <text:p>£9,900</text:p>
          </table:table-cell>
          <table:table-cell table:style-name="ce179"/>
          <table:table-cell office:value-type="float" office:value="85" table:style-name="ce23">
            <text:p>85</text:p>
          </table:table-cell>
          <table:table-cell office:value-type="currency" office:value="195500" table:style-name="ce28">
            <text:p>£195,500</text:p>
          </table:table-cell>
          <table:table-cell table:style-name="ce179"/>
          <table:table-cell office:value-type="float" office:value="3842" table:style-name="ce178">
            <text:p>3,842</text:p>
          </table:table-cell>
          <table:table-cell office:value-type="currency" office:value="4259065" table:style-name="ce37">
            <text:p>£4,259,065</text:p>
          </table:table-cell>
          <table:table-cell table:number-columns-repeated="16364"/>
        </table:table-row>
        <table:table-row table:style-name="ro7">
          <table:table-cell/>
          <table:table-cell office:value-type="string" table:style-name="ce23">
            <text:p>Walsall South</text:p>
          </table:table-cell>
          <table:table-cell office:value-type="float" office:value="16201.5" table:style-name="ce23">
            <text:p>16,202</text:p>
          </table:table-cell>
          <table:table-cell table:style-name="ce179"/>
          <table:table-cell office:value-type="float" office:value="10189" table:style-name="ce23">
            <text:p>10,189</text:p>
          </table:table-cell>
          <table:table-cell office:value-type="float" office:value="3530" table:style-name="ce23">
            <text:p>3,530</text:p>
          </table:table-cell>
          <table:table-cell office:value-type="currency" office:value="4659600" table:style-name="ce28">
            <text:p>£4,659,600</text:p>
          </table:table-cell>
          <table:table-cell table:style-name="ce179"/>
          <table:table-cell office:value-type="float" office:value="6012.5" table:style-name="ce23">
            <text:p>6,013</text:p>
          </table:table-cell>
          <table:table-cell office:value-type="float" office:value="2393.4999999999995" table:style-name="ce23">
            <text:p>2,394</text:p>
          </table:table-cell>
          <table:table-cell office:value-type="currency" office:value="2237922.4999999995" table:style-name="ce28">
            <text:p>£2,237,923</text:p>
          </table:table-cell>
          <table:table-cell table:style-name="ce179"/>
          <table:table-cell office:value-type="float" office:value="18" table:style-name="ce29">
            <text:p>18</text:p>
          </table:table-cell>
          <table:table-cell office:value-type="currency" office:value="5400" table:style-name="ce181">
            <text:p>£5,400</text:p>
          </table:table-cell>
          <table:table-cell table:style-name="ce179"/>
          <table:table-cell office:value-type="float" office:value="56" table:style-name="ce23">
            <text:p>56</text:p>
          </table:table-cell>
          <table:table-cell office:value-type="currency" office:value="128800" table:style-name="ce28">
            <text:p>£128,800</text:p>
          </table:table-cell>
          <table:table-cell table:style-name="ce179"/>
          <table:table-cell office:value-type="float" office:value="5997.5" table:style-name="ce178">
            <text:p>5,998</text:p>
          </table:table-cell>
          <table:table-cell office:value-type="currency" office:value="7031722.5" table:style-name="ce37">
            <text:p>£7,031,723</text:p>
          </table:table-cell>
          <table:table-cell table:number-columns-repeated="16364"/>
        </table:table-row>
        <table:table-row table:style-name="ro7">
          <table:table-cell/>
          <table:table-cell office:value-type="string" table:style-name="ce23">
            <text:p>Wolverhampton South West</text:p>
          </table:table-cell>
          <table:table-cell office:value-type="float" office:value="12184.499999999998" table:style-name="ce23">
            <text:p>12,185</text:p>
          </table:table-cell>
          <table:table-cell table:style-name="ce179"/>
          <table:table-cell office:value-type="float" office:value="7036.5" table:style-name="ce23">
            <text:p>7,037</text:p>
          </table:table-cell>
          <table:table-cell office:value-type="float" office:value="1874.0833333333335" table:style-name="ce23">
            <text:p>1,874</text:p>
          </table:table-cell>
          <table:table-cell office:value-type="currency" office:value="2473790" table:style-name="ce28">
            <text:p>£2,473,790</text:p>
          </table:table-cell>
          <table:table-cell table:style-name="ce179"/>
          <table:table-cell office:value-type="float" office:value="5147.9999999999982" table:style-name="ce23">
            <text:p>5,148</text:p>
          </table:table-cell>
          <table:table-cell office:value-type="float" office:value="1572" table:style-name="ce23">
            <text:p>1,572</text:p>
          </table:table-cell>
          <table:table-cell office:value-type="currency" office:value="1469820" table:style-name="ce28">
            <text:p>£1,469,820</text:p>
          </table:table-cell>
          <table:table-cell table:style-name="ce179"/>
          <table:table-cell office:value-type="float" office:value="29" table:style-name="ce29">
            <text:p>29</text:p>
          </table:table-cell>
          <table:table-cell office:value-type="currency" office:value="8700" table:style-name="ce181">
            <text:p>£8,700</text:p>
          </table:table-cell>
          <table:table-cell table:style-name="ce179"/>
          <table:table-cell office:value-type="float" office:value="50" table:style-name="ce23">
            <text:p>50</text:p>
          </table:table-cell>
          <table:table-cell office:value-type="currency" office:value="115000" table:style-name="ce28">
            <text:p>£115,000</text:p>
          </table:table-cell>
          <table:table-cell table:style-name="ce179"/>
          <table:table-cell office:value-type="float" office:value="3525.0833333333335" table:style-name="ce178">
            <text:p>3,525</text:p>
          </table:table-cell>
          <table:table-cell office:value-type="currency" office:value="4067310" table:style-name="ce37">
            <text:p>£4,067,310</text:p>
          </table:table-cell>
          <table:table-cell table:number-columns-repeated="16364"/>
        </table:table-row>
        <table:table-row table:style-name="ro7">
          <table:table-cell/>
          <table:table-cell office:value-type="string" table:style-name="ce23">
            <text:p>Wolverhampton North East</text:p>
          </table:table-cell>
          <table:table-cell office:value-type="float" office:value="14239" table:style-name="ce23">
            <text:p>14,239</text:p>
          </table:table-cell>
          <table:table-cell table:style-name="ce179"/>
          <table:table-cell office:value-type="float" office:value="8682.5" table:style-name="ce23">
            <text:p>8,683</text:p>
          </table:table-cell>
          <table:table-cell office:value-type="float" office:value="3422.5" table:style-name="ce23">
            <text:p>3,423</text:p>
          </table:table-cell>
          <table:table-cell office:value-type="currency" office:value="4517700" table:style-name="ce28">
            <text:p>£4,517,700</text:p>
          </table:table-cell>
          <table:table-cell table:style-name="ce179"/>
          <table:table-cell office:value-type="float" office:value="5556.4999999999982" table:style-name="ce23">
            <text:p>5,557</text:p>
          </table:table-cell>
          <table:table-cell office:value-type="float" office:value="2676.5" table:style-name="ce23">
            <text:p>2,677</text:p>
          </table:table-cell>
          <table:table-cell office:value-type="currency" office:value="2502527.5" table:style-name="ce28">
            <text:p>£2,502,528</text:p>
          </table:table-cell>
          <table:table-cell table:style-name="ce179"/>
          <table:table-cell office:value-type="float" office:value="13" table:style-name="ce29">
            <text:p>13</text:p>
          </table:table-cell>
          <table:table-cell office:value-type="currency" office:value="3900" table:style-name="ce181">
            <text:p>£3,900</text:p>
          </table:table-cell>
          <table:table-cell table:style-name="ce179"/>
          <table:table-cell office:value-type="float" office:value="60" table:style-name="ce23">
            <text:p>60</text:p>
          </table:table-cell>
          <table:table-cell office:value-type="currency" office:value="138000" table:style-name="ce28">
            <text:p>£138,000</text:p>
          </table:table-cell>
          <table:table-cell table:style-name="ce179"/>
          <table:table-cell office:value-type="float" office:value="6172" table:style-name="ce178">
            <text:p>6,172</text:p>
          </table:table-cell>
          <table:table-cell office:value-type="currency" office:value="7162127.5" table:style-name="ce37">
            <text:p>£7,162,128</text:p>
          </table:table-cell>
          <table:table-cell table:number-columns-repeated="16364"/>
        </table:table-row>
        <table:table-row table:style-name="ro7">
          <table:table-cell/>
          <table:table-cell office:value-type="string" table:style-name="ce23">
            <text:p>South Staffordshire</text:p>
          </table:table-cell>
          <table:table-cell office:value-type="float" office:value="11791.5" table:style-name="ce23">
            <text:p>11,792</text:p>
          </table:table-cell>
          <table:table-cell table:style-name="ce179"/>
          <table:table-cell office:value-type="float" office:value="7265.5" table:style-name="ce23">
            <text:p>7,266</text:p>
          </table:table-cell>
          <table:table-cell office:value-type="float" office:value="988" table:style-name="ce23">
            <text:p>988</text:p>
          </table:table-cell>
          <table:table-cell office:value-type="currency" office:value="1304160" table:style-name="ce28">
            <text:p>£1,304,160</text:p>
          </table:table-cell>
          <table:table-cell table:style-name="ce179"/>
          <table:table-cell office:value-type="float" office:value="4526" table:style-name="ce23">
            <text:p>4,526</text:p>
          </table:table-cell>
          <table:table-cell office:value-type="float" office:value="873" table:style-name="ce23">
            <text:p>873</text:p>
          </table:table-cell>
          <table:table-cell office:value-type="currency" office:value="816255" table:style-name="ce28">
            <text:p>£816,255</text:p>
          </table:table-cell>
          <table:table-cell table:style-name="ce179"/>
          <table:table-cell office:value-type="float" office:value="59" table:style-name="ce29">
            <text:p>59</text:p>
          </table:table-cell>
          <table:table-cell office:value-type="currency" office:value="17700" table:style-name="ce181">
            <text:p>£17,700</text:p>
          </table:table-cell>
          <table:table-cell table:style-name="ce179"/>
          <table:table-cell office:value-type="float" office:value="77" table:style-name="ce23">
            <text:p>77</text:p>
          </table:table-cell>
          <table:table-cell office:value-type="currency" office:value="177100" table:style-name="ce28">
            <text:p>£177,100</text:p>
          </table:table-cell>
          <table:table-cell table:style-name="ce179"/>
          <table:table-cell office:value-type="float" office:value="1997" table:style-name="ce178">
            <text:p>1,997</text:p>
          </table:table-cell>
          <table:table-cell office:value-type="currency" office:value="2315215" table:style-name="ce37">
            <text:p>£2,315,215</text:p>
          </table:table-cell>
          <table:table-cell table:number-columns-repeated="16364"/>
        </table:table-row>
        <table:table-row table:style-name="ro7">
          <table:table-cell/>
          <table:table-cell office:value-type="string" table:style-name="ce23">
            <text:p>Knowsley</text:p>
          </table:table-cell>
          <table:table-cell office:value-type="float" office:value="12772" table:style-name="ce23">
            <text:p>12,772</text:p>
          </table:table-cell>
          <table:table-cell table:style-name="ce179"/>
          <table:table-cell office:value-type="float" office:value="9167" table:style-name="ce23">
            <text:p>9,167</text:p>
          </table:table-cell>
          <table:table-cell office:value-type="float" office:value="3851" table:style-name="ce23">
            <text:p>3,851</text:p>
          </table:table-cell>
          <table:table-cell office:value-type="currency" office:value="5083320" table:style-name="ce28">
            <text:p>£5,083,320</text:p>
          </table:table-cell>
          <table:table-cell table:style-name="ce179"/>
          <table:table-cell office:value-type="float" office:value="3605" table:style-name="ce23">
            <text:p>3,605</text:p>
          </table:table-cell>
          <table:table-cell office:value-type="float" office:value="2135" table:style-name="ce23">
            <text:p>2,135</text:p>
          </table:table-cell>
          <table:table-cell office:value-type="currency" office:value="1996225" table:style-name="ce28">
            <text:p>£1,996,225</text:p>
          </table:table-cell>
          <table:table-cell table:style-name="ce179"/>
          <table:table-cell office:value-type="float" office:value="44" table:style-name="ce29">
            <text:p>44</text:p>
          </table:table-cell>
          <table:table-cell office:value-type="currency" office:value="13200" table:style-name="ce181">
            <text:p>£13,200</text:p>
          </table:table-cell>
          <table:table-cell table:style-name="ce179"/>
          <table:table-cell office:value-type="float" office:value="132" table:style-name="ce23">
            <text:p>132</text:p>
          </table:table-cell>
          <table:table-cell office:value-type="currency" office:value="303600" table:style-name="ce28">
            <text:p>£303,600</text:p>
          </table:table-cell>
          <table:table-cell table:style-name="ce179"/>
          <table:table-cell office:value-type="float" office:value="6162" table:style-name="ce178">
            <text:p>6,162</text:p>
          </table:table-cell>
          <table:table-cell office:value-type="currency" office:value="7396345" table:style-name="ce37">
            <text:p>£7,396,345</text:p>
          </table:table-cell>
          <table:table-cell table:number-columns-repeated="16364"/>
        </table:table-row>
        <table:table-row table:style-name="ro7">
          <table:table-cell/>
          <table:table-cell office:value-type="string" table:style-name="ce23">
            <text:p>St Helens South and Whiston</text:p>
          </table:table-cell>
          <table:table-cell office:value-type="float" office:value="12885" table:style-name="ce23">
            <text:p>12,885</text:p>
          </table:table-cell>
          <table:table-cell table:style-name="ce179"/>
          <table:table-cell office:value-type="float" office:value="8250" table:style-name="ce23">
            <text:p>8,250</text:p>
          </table:table-cell>
          <table:table-cell office:value-type="float" office:value="2404" table:style-name="ce23">
            <text:p>2,404</text:p>
          </table:table-cell>
          <table:table-cell office:value-type="currency" office:value="3173280" table:style-name="ce28">
            <text:p>£3,173,280</text:p>
          </table:table-cell>
          <table:table-cell table:style-name="ce179"/>
          <table:table-cell office:value-type="float" office:value="4635" table:style-name="ce23">
            <text:p>4,635</text:p>
          </table:table-cell>
          <table:table-cell office:value-type="float" office:value="1397" table:style-name="ce23">
            <text:p>1,397</text:p>
          </table:table-cell>
          <table:table-cell office:value-type="currency" office:value="1306195" table:style-name="ce28">
            <text:p>£1,306,195</text:p>
          </table:table-cell>
          <table:table-cell table:style-name="ce179"/>
          <table:table-cell office:value-type="float" office:value="49" table:style-name="ce29">
            <text:p>49</text:p>
          </table:table-cell>
          <table:table-cell office:value-type="currency" office:value="14700" table:style-name="ce181">
            <text:p>£14,700</text:p>
          </table:table-cell>
          <table:table-cell table:style-name="ce179"/>
          <table:table-cell office:value-type="float" office:value="137" table:style-name="ce23">
            <text:p>137</text:p>
          </table:table-cell>
          <table:table-cell office:value-type="currency" office:value="315100" table:style-name="ce28">
            <text:p>£315,100</text:p>
          </table:table-cell>
          <table:table-cell table:style-name="ce179"/>
          <table:table-cell office:value-type="float" office:value="3987" table:style-name="ce178">
            <text:p>3,987</text:p>
          </table:table-cell>
          <table:table-cell office:value-type="currency" office:value="4809275" table:style-name="ce37">
            <text:p>£4,809,275</text:p>
          </table:table-cell>
          <table:table-cell table:number-columns-repeated="16364"/>
        </table:table-row>
        <table:table-row table:style-name="ro7">
          <table:table-cell/>
          <table:table-cell office:value-type="string" table:style-name="ce23">
            <text:p>Garston and Halewood</text:p>
          </table:table-cell>
          <table:table-cell office:value-type="float" office:value="12044" table:style-name="ce23">
            <text:p>12,044</text:p>
          </table:table-cell>
          <table:table-cell table:style-name="ce179"/>
          <table:table-cell office:value-type="float" office:value="7516" table:style-name="ce23">
            <text:p>7,516</text:p>
          </table:table-cell>
          <table:table-cell office:value-type="float" office:value="2370" table:style-name="ce23">
            <text:p>2,370</text:p>
          </table:table-cell>
          <table:table-cell office:value-type="currency" office:value="3128400" table:style-name="ce28">
            <text:p>£3,128,400</text:p>
          </table:table-cell>
          <table:table-cell table:style-name="ce179"/>
          <table:table-cell office:value-type="float" office:value="4527.9999999999991" table:style-name="ce23">
            <text:p>4,528</text:p>
          </table:table-cell>
          <table:table-cell office:value-type="float" office:value="2076.9999999999995" table:style-name="ce23">
            <text:p>2,077</text:p>
          </table:table-cell>
          <table:table-cell office:value-type="currency" office:value="1941994.9999999995" table:style-name="ce28">
            <text:p>£1,941,995</text:p>
          </table:table-cell>
          <table:table-cell table:style-name="ce179"/>
          <table:table-cell office:value-type="float" office:value="54" table:style-name="ce29">
            <text:p>54</text:p>
          </table:table-cell>
          <table:table-cell office:value-type="currency" office:value="16200" table:style-name="ce181">
            <text:p>£16,200</text:p>
          </table:table-cell>
          <table:table-cell table:style-name="ce179"/>
          <table:table-cell office:value-type="float" office:value="125" table:style-name="ce23">
            <text:p>125</text:p>
          </table:table-cell>
          <table:table-cell office:value-type="currency" office:value="287500" table:style-name="ce28">
            <text:p>£287,500</text:p>
          </table:table-cell>
          <table:table-cell table:style-name="ce179"/>
          <table:table-cell office:value-type="float" office:value="4626" table:style-name="ce178">
            <text:p>4,626</text:p>
          </table:table-cell>
          <table:table-cell office:value-type="currency" office:value="5374095" table:style-name="ce37">
            <text:p>£5,374,095</text:p>
          </table:table-cell>
          <table:table-cell table:number-columns-repeated="16364"/>
        </table:table-row>
        <table:table-row table:style-name="ro7">
          <table:table-cell/>
          <table:table-cell office:value-type="string" table:style-name="ce23">
            <text:p>Liverpool, West Derby</text:p>
          </table:table-cell>
          <table:table-cell office:value-type="float" office:value="12558" table:style-name="ce23">
            <text:p>12,558</text:p>
          </table:table-cell>
          <table:table-cell table:style-name="ce179"/>
          <table:table-cell office:value-type="float" office:value="6567" table:style-name="ce23">
            <text:p>6,567</text:p>
          </table:table-cell>
          <table:table-cell office:value-type="float" office:value="2437" table:style-name="ce23">
            <text:p>2,437</text:p>
          </table:table-cell>
          <table:table-cell office:value-type="currency" office:value="3216840" table:style-name="ce28">
            <text:p>£3,216,840</text:p>
          </table:table-cell>
          <table:table-cell table:style-name="ce179"/>
          <table:table-cell office:value-type="float" office:value="5991" table:style-name="ce23">
            <text:p>5,991</text:p>
          </table:table-cell>
          <table:table-cell office:value-type="float" office:value="2471.5" table:style-name="ce23">
            <text:p>2,472</text:p>
          </table:table-cell>
          <table:table-cell office:value-type="currency" office:value="2310852.5" table:style-name="ce28">
            <text:p>£2,310,853</text:p>
          </table:table-cell>
          <table:table-cell table:style-name="ce179"/>
          <table:table-cell office:value-type="float" office:value="58" table:style-name="ce29">
            <text:p>58</text:p>
          </table:table-cell>
          <table:table-cell office:value-type="currency" office:value="17400" table:style-name="ce181">
            <text:p>£17,400</text:p>
          </table:table-cell>
          <table:table-cell table:style-name="ce179"/>
          <table:table-cell office:value-type="float" office:value="104" table:style-name="ce23">
            <text:p>104</text:p>
          </table:table-cell>
          <table:table-cell office:value-type="currency" office:value="239200" table:style-name="ce28">
            <text:p>£239,200</text:p>
          </table:table-cell>
          <table:table-cell table:style-name="ce179"/>
          <table:table-cell office:value-type="float" office:value="5070.5" table:style-name="ce178">
            <text:p>5,071</text:p>
          </table:table-cell>
          <table:table-cell office:value-type="currency" office:value="5784292.5" table:style-name="ce37">
            <text:p>£5,784,293</text:p>
          </table:table-cell>
          <table:table-cell table:number-columns-repeated="16364"/>
        </table:table-row>
        <table:table-row table:style-name="ro7">
          <table:table-cell/>
          <table:table-cell office:value-type="string" table:style-name="ce23">
            <text:p>Liverpool, Walton</text:p>
          </table:table-cell>
          <table:table-cell office:value-type="float" office:value="14027.5" table:style-name="ce23">
            <text:p>14,028</text:p>
          </table:table-cell>
          <table:table-cell table:style-name="ce179"/>
          <table:table-cell office:value-type="float" office:value="9160" table:style-name="ce23">
            <text:p>9,160</text:p>
          </table:table-cell>
          <table:table-cell office:value-type="float" office:value="3847" table:style-name="ce23">
            <text:p>3,847</text:p>
          </table:table-cell>
          <table:table-cell office:value-type="currency" office:value="5078040" table:style-name="ce28">
            <text:p>£5,078,040</text:p>
          </table:table-cell>
          <table:table-cell table:style-name="ce179"/>
          <table:table-cell office:value-type="float" office:value="4867.5" table:style-name="ce23">
            <text:p>4,868</text:p>
          </table:table-cell>
          <table:table-cell office:value-type="float" office:value="2761.5" table:style-name="ce23">
            <text:p>2,762</text:p>
          </table:table-cell>
          <table:table-cell office:value-type="currency" office:value="2582002.5" table:style-name="ce28">
            <text:p>£2,582,003</text:p>
          </table:table-cell>
          <table:table-cell table:style-name="ce179"/>
          <table:table-cell office:value-type="float" office:value="28" table:style-name="ce29">
            <text:p>28</text:p>
          </table:table-cell>
          <table:table-cell office:value-type="currency" office:value="8400" table:style-name="ce181">
            <text:p>£8,400</text:p>
          </table:table-cell>
          <table:table-cell table:style-name="ce179"/>
          <table:table-cell office:value-type="float" office:value="85" table:style-name="ce23">
            <text:p>85</text:p>
          </table:table-cell>
          <table:table-cell office:value-type="currency" office:value="195500" table:style-name="ce28">
            <text:p>£195,500</text:p>
          </table:table-cell>
          <table:table-cell table:style-name="ce179"/>
          <table:table-cell office:value-type="float" office:value="6721.5" table:style-name="ce178">
            <text:p>6,722</text:p>
          </table:table-cell>
          <table:table-cell office:value-type="currency" office:value="7863942.5" table:style-name="ce37">
            <text:p>£7,863,943</text:p>
          </table:table-cell>
          <table:table-cell table:number-columns-repeated="16364"/>
        </table:table-row>
        <table:table-row table:style-name="ro7">
          <table:table-cell/>
          <table:table-cell office:value-type="string" table:style-name="ce23">
            <text:p>Liverpool, Wavertree</text:p>
          </table:table-cell>
          <table:table-cell office:value-type="float" office:value="15118" table:style-name="ce23">
            <text:p>15,118</text:p>
          </table:table-cell>
          <table:table-cell table:style-name="ce179"/>
          <table:table-cell office:value-type="float" office:value="9370" table:style-name="ce23">
            <text:p>9,370</text:p>
          </table:table-cell>
          <table:table-cell office:value-type="float" office:value="2730" table:style-name="ce23">
            <text:p>2,730</text:p>
          </table:table-cell>
          <table:table-cell office:value-type="currency" office:value="3603600" table:style-name="ce28">
            <text:p>£3,603,600</text:p>
          </table:table-cell>
          <table:table-cell table:style-name="ce179"/>
          <table:table-cell office:value-type="float" office:value="5748" table:style-name="ce23">
            <text:p>5,748</text:p>
          </table:table-cell>
          <table:table-cell office:value-type="float" office:value="2460.5" table:style-name="ce23">
            <text:p>2,461</text:p>
          </table:table-cell>
          <table:table-cell office:value-type="currency" office:value="2300567.5" table:style-name="ce28">
            <text:p>£2,300,568</text:p>
          </table:table-cell>
          <table:table-cell table:style-name="ce179"/>
          <table:table-cell office:value-type="float" office:value="51" table:style-name="ce29">
            <text:p>51</text:p>
          </table:table-cell>
          <table:table-cell office:value-type="currency" office:value="15300" table:style-name="ce181">
            <text:p>£15,300</text:p>
          </table:table-cell>
          <table:table-cell table:style-name="ce179"/>
          <table:table-cell office:value-type="float" office:value="88" table:style-name="ce23">
            <text:p>88</text:p>
          </table:table-cell>
          <table:table-cell office:value-type="currency" office:value="202400" table:style-name="ce28">
            <text:p>£202,400</text:p>
          </table:table-cell>
          <table:table-cell table:style-name="ce179"/>
          <table:table-cell office:value-type="float" office:value="5329.5" table:style-name="ce178">
            <text:p>5,330</text:p>
          </table:table-cell>
          <table:table-cell office:value-type="currency" office:value="6121867.5" table:style-name="ce37">
            <text:p>£6,121,868</text:p>
          </table:table-cell>
          <table:table-cell table:number-columns-repeated="16364"/>
        </table:table-row>
        <table:table-row table:style-name="ro7">
          <table:table-cell/>
          <table:table-cell office:value-type="string" table:style-name="ce23">
            <text:p>Liverpool, Riverside</text:p>
          </table:table-cell>
          <table:table-cell office:value-type="float" office:value="10801.5" table:style-name="ce23">
            <text:p>10,802</text:p>
          </table:table-cell>
          <table:table-cell table:style-name="ce179"/>
          <table:table-cell office:value-type="float" office:value="6389" table:style-name="ce23">
            <text:p>6,389</text:p>
          </table:table-cell>
          <table:table-cell office:value-type="float" office:value="2427.0833333333335" table:style-name="ce23">
            <text:p>2,427</text:p>
          </table:table-cell>
          <table:table-cell office:value-type="currency" office:value="3203750" table:style-name="ce28">
            <text:p>£3,203,750</text:p>
          </table:table-cell>
          <table:table-cell table:style-name="ce179"/>
          <table:table-cell office:value-type="float" office:value="4412.5" table:style-name="ce23">
            <text:p>4,413</text:p>
          </table:table-cell>
          <table:table-cell office:value-type="float" office:value="1425.5" table:style-name="ce23">
            <text:p>1,426</text:p>
          </table:table-cell>
          <table:table-cell office:value-type="currency" office:value="1332842.5" table:style-name="ce28">
            <text:p>£1,332,843</text:p>
          </table:table-cell>
          <table:table-cell table:style-name="ce179"/>
          <table:table-cell office:value-type="float" office:value="18" table:style-name="ce29">
            <text:p>18</text:p>
          </table:table-cell>
          <table:table-cell office:value-type="currency" office:value="5400" table:style-name="ce181">
            <text:p>£5,400</text:p>
          </table:table-cell>
          <table:table-cell table:style-name="ce179"/>
          <table:table-cell office:value-type="float" office:value="143" table:style-name="ce23">
            <text:p>143</text:p>
          </table:table-cell>
          <table:table-cell office:value-type="currency" office:value="328900" table:style-name="ce28">
            <text:p>£328,900</text:p>
          </table:table-cell>
          <table:table-cell table:style-name="ce179"/>
          <table:table-cell office:value-type="float" office:value="4013.5833333333335" table:style-name="ce178">
            <text:p>4,014</text:p>
          </table:table-cell>
          <table:table-cell office:value-type="currency" office:value="4870892.5" table:style-name="ce37">
            <text:p>£4,870,893</text:p>
          </table:table-cell>
          <table:table-cell table:number-columns-repeated="16364"/>
        </table:table-row>
        <table:table-row table:style-name="ro7">
          <table:table-cell/>
          <table:table-cell office:value-type="string" table:style-name="ce23">
            <text:p>St Helens North</text:p>
          </table:table-cell>
          <table:table-cell office:value-type="float" office:value="14404" table:style-name="ce23">
            <text:p>14,404</text:p>
          </table:table-cell>
          <table:table-cell table:style-name="ce179"/>
          <table:table-cell office:value-type="float" office:value="8637" table:style-name="ce23">
            <text:p>8,637</text:p>
          </table:table-cell>
          <table:table-cell office:value-type="float" office:value="2411" table:style-name="ce23">
            <text:p>2,411</text:p>
          </table:table-cell>
          <table:table-cell office:value-type="currency" office:value="3182520" table:style-name="ce28">
            <text:p>£3,182,520</text:p>
          </table:table-cell>
          <table:table-cell table:style-name="ce179"/>
          <table:table-cell office:value-type="float" office:value="5767" table:style-name="ce23">
            <text:p>5,767</text:p>
          </table:table-cell>
          <table:table-cell office:value-type="float" office:value="2033" table:style-name="ce23">
            <text:p>2,033</text:p>
          </table:table-cell>
          <table:table-cell office:value-type="currency" office:value="1900855" table:style-name="ce28">
            <text:p>£1,900,855</text:p>
          </table:table-cell>
          <table:table-cell table:style-name="ce179"/>
          <table:table-cell office:value-type="float" office:value="77" table:style-name="ce29">
            <text:p>77</text:p>
          </table:table-cell>
          <table:table-cell office:value-type="currency" office:value="23100" table:style-name="ce181">
            <text:p>£23,100</text:p>
          </table:table-cell>
          <table:table-cell table:style-name="ce179"/>
          <table:table-cell office:value-type="float" office:value="184" table:style-name="ce23">
            <text:p>184</text:p>
          </table:table-cell>
          <table:table-cell office:value-type="currency" office:value="423200" table:style-name="ce28">
            <text:p>£423,200</text:p>
          </table:table-cell>
          <table:table-cell table:style-name="ce179"/>
          <table:table-cell office:value-type="float" office:value="4705" table:style-name="ce178">
            <text:p>4,705</text:p>
          </table:table-cell>
          <table:table-cell office:value-type="currency" office:value="5529675" table:style-name="ce37">
            <text:p>£5,529,675</text:p>
          </table:table-cell>
          <table:table-cell table:number-columns-repeated="16364"/>
        </table:table-row>
        <table:table-row table:style-name="ro7">
          <table:table-cell/>
          <table:table-cell office:value-type="string" table:style-name="ce23">
            <text:p>Bootle</text:p>
          </table:table-cell>
          <table:table-cell office:value-type="float" office:value="11053" table:style-name="ce23">
            <text:p>11,053</text:p>
          </table:table-cell>
          <table:table-cell table:style-name="ce179"/>
          <table:table-cell office:value-type="float" office:value="7873" table:style-name="ce23">
            <text:p>7,873</text:p>
          </table:table-cell>
          <table:table-cell office:value-type="float" office:value="2888" table:style-name="ce23">
            <text:p>2,888</text:p>
          </table:table-cell>
          <table:table-cell office:value-type="currency" office:value="3812160" table:style-name="ce28">
            <text:p>£3,812,160</text:p>
          </table:table-cell>
          <table:table-cell table:style-name="ce179"/>
          <table:table-cell office:value-type="float" office:value="3180" table:style-name="ce23">
            <text:p>3,180</text:p>
          </table:table-cell>
          <table:table-cell office:value-type="float" office:value="1334" table:style-name="ce23">
            <text:p>1,334</text:p>
          </table:table-cell>
          <table:table-cell office:value-type="currency" office:value="1247290" table:style-name="ce28">
            <text:p>£1,247,290</text:p>
          </table:table-cell>
          <table:table-cell table:style-name="ce179"/>
          <table:table-cell office:value-type="float" office:value="70" table:style-name="ce29">
            <text:p>70</text:p>
          </table:table-cell>
          <table:table-cell office:value-type="currency" office:value="21000" table:style-name="ce181">
            <text:p>£21,000</text:p>
          </table:table-cell>
          <table:table-cell table:style-name="ce179"/>
          <table:table-cell office:value-type="float" office:value="89" table:style-name="ce23">
            <text:p>89</text:p>
          </table:table-cell>
          <table:table-cell office:value-type="currency" office:value="204700" table:style-name="ce28">
            <text:p>£204,700</text:p>
          </table:table-cell>
          <table:table-cell table:style-name="ce179"/>
          <table:table-cell office:value-type="float" office:value="4381" table:style-name="ce178">
            <text:p>4,381</text:p>
          </table:table-cell>
          <table:table-cell office:value-type="currency" office:value="5285150" table:style-name="ce37">
            <text:p>£5,285,150</text:p>
          </table:table-cell>
          <table:table-cell table:number-columns-repeated="16364"/>
        </table:table-row>
        <table:table-row table:style-name="ro7">
          <table:table-cell/>
          <table:table-cell office:value-type="string" table:style-name="ce23">
            <text:p>Sefton Central</text:p>
          </table:table-cell>
          <table:table-cell office:value-type="float" office:value="14007.499999999998" table:style-name="ce23">
            <text:p>14,008</text:p>
          </table:table-cell>
          <table:table-cell table:style-name="ce179"/>
          <table:table-cell office:value-type="float" office:value="6704" table:style-name="ce23">
            <text:p>6,704</text:p>
          </table:table-cell>
          <table:table-cell office:value-type="float" office:value="788" table:style-name="ce23">
            <text:p>788</text:p>
          </table:table-cell>
          <table:table-cell office:value-type="currency" office:value="1040160" table:style-name="ce28">
            <text:p>£1,040,160</text:p>
          </table:table-cell>
          <table:table-cell table:style-name="ce179"/>
          <table:table-cell office:value-type="float" office:value="7303.5" table:style-name="ce23">
            <text:p>7,304</text:p>
          </table:table-cell>
          <table:table-cell office:value-type="float" office:value="1678" table:style-name="ce23">
            <text:p>1,678</text:p>
          </table:table-cell>
          <table:table-cell office:value-type="currency" office:value="1568930" table:style-name="ce28">
            <text:p>£1,568,930</text:p>
          </table:table-cell>
          <table:table-cell table:style-name="ce179"/>
          <table:table-cell office:value-type="float" office:value="102" table:style-name="ce29">
            <text:p>102</text:p>
          </table:table-cell>
          <table:table-cell office:value-type="currency" office:value="30600" table:style-name="ce181">
            <text:p>£30,600</text:p>
          </table:table-cell>
          <table:table-cell table:style-name="ce179"/>
          <table:table-cell office:value-type="float" office:value="96" table:style-name="ce23">
            <text:p>96</text:p>
          </table:table-cell>
          <table:table-cell office:value-type="currency" office:value="220800" table:style-name="ce28">
            <text:p>£220,800</text:p>
          </table:table-cell>
          <table:table-cell table:style-name="ce179"/>
          <table:table-cell office:value-type="float" office:value="2664" table:style-name="ce178">
            <text:p>2,664</text:p>
          </table:table-cell>
          <table:table-cell office:value-type="currency" office:value="2860490" table:style-name="ce37">
            <text:p>£2,860,490</text:p>
          </table:table-cell>
          <table:table-cell table:number-columns-repeated="16364"/>
        </table:table-row>
        <table:table-row table:style-name="ro7">
          <table:table-cell/>
          <table:table-cell office:value-type="string" table:style-name="ce23">
            <text:p>Southport</text:p>
          </table:table-cell>
          <table:table-cell office:value-type="float" office:value="10527.5" table:style-name="ce23">
            <text:p>10,528</text:p>
          </table:table-cell>
          <table:table-cell table:style-name="ce179"/>
          <table:table-cell office:value-type="float" office:value="6427" table:style-name="ce23">
            <text:p>6,427</text:p>
          </table:table-cell>
          <table:table-cell office:value-type="float" office:value="1287" table:style-name="ce23">
            <text:p>1,287</text:p>
          </table:table-cell>
          <table:table-cell office:value-type="currency" office:value="1698840" table:style-name="ce28">
            <text:p>£1,698,840</text:p>
          </table:table-cell>
          <table:table-cell table:style-name="ce179"/>
          <table:table-cell office:value-type="float" office:value="4100.5" table:style-name="ce23">
            <text:p>4,101</text:p>
          </table:table-cell>
          <table:table-cell office:value-type="float" office:value="955" table:style-name="ce23">
            <text:p>955</text:p>
          </table:table-cell>
          <table:table-cell office:value-type="currency" office:value="892925" table:style-name="ce28">
            <text:p>£892,925</text:p>
          </table:table-cell>
          <table:table-cell table:style-name="ce179"/>
          <table:table-cell office:value-type="float" office:value="43" table:style-name="ce29">
            <text:p>43</text:p>
          </table:table-cell>
          <table:table-cell office:value-type="currency" office:value="12900" table:style-name="ce181">
            <text:p>£12,900</text:p>
          </table:table-cell>
          <table:table-cell table:style-name="ce179"/>
          <table:table-cell office:value-type="float" office:value="102" table:style-name="ce23">
            <text:p>102</text:p>
          </table:table-cell>
          <table:table-cell office:value-type="currency" office:value="234600" table:style-name="ce28">
            <text:p>£234,600</text:p>
          </table:table-cell>
          <table:table-cell table:style-name="ce179"/>
          <table:table-cell office:value-type="float" office:value="2387" table:style-name="ce178">
            <text:p>2,387</text:p>
          </table:table-cell>
          <table:table-cell office:value-type="currency" office:value="2839265" table:style-name="ce37">
            <text:p>£2,839,265</text:p>
          </table:table-cell>
          <table:table-cell table:number-columns-repeated="16364"/>
        </table:table-row>
        <table:table-row table:style-name="ro7">
          <table:table-cell/>
          <table:table-cell office:value-type="string" table:style-name="ce23">
            <text:p>Wallasey</text:p>
          </table:table-cell>
          <table:table-cell office:value-type="float" office:value="11467" table:style-name="ce23">
            <text:p>11,467</text:p>
          </table:table-cell>
          <table:table-cell table:style-name="ce179"/>
          <table:table-cell office:value-type="float" office:value="7247" table:style-name="ce23">
            <text:p>7,247</text:p>
          </table:table-cell>
          <table:table-cell office:value-type="float" office:value="2515" table:style-name="ce23">
            <text:p>2,515</text:p>
          </table:table-cell>
          <table:table-cell office:value-type="currency" office:value="3319800" table:style-name="ce28">
            <text:p>£3,319,800</text:p>
          </table:table-cell>
          <table:table-cell table:style-name="ce179"/>
          <table:table-cell office:value-type="float" office:value="4220" table:style-name="ce23">
            <text:p>4,220</text:p>
          </table:table-cell>
          <table:table-cell office:value-type="float" office:value="1902" table:style-name="ce23">
            <text:p>1,902</text:p>
          </table:table-cell>
          <table:table-cell office:value-type="currency" office:value="1746034.5833333335" table:style-name="ce28">
            <text:p>£1,746,035</text:p>
          </table:table-cell>
          <table:table-cell table:style-name="ce179"/>
          <table:table-cell office:value-type="float" office:value="83" table:style-name="ce29">
            <text:p>83</text:p>
          </table:table-cell>
          <table:table-cell office:value-type="currency" office:value="24900" table:style-name="ce181">
            <text:p>£24,900</text:p>
          </table:table-cell>
          <table:table-cell table:style-name="ce179"/>
          <table:table-cell office:value-type="float" office:value="83" table:style-name="ce23">
            <text:p>83</text:p>
          </table:table-cell>
          <table:table-cell office:value-type="currency" office:value="190900" table:style-name="ce28">
            <text:p>£190,900</text:p>
          </table:table-cell>
          <table:table-cell table:style-name="ce179"/>
          <table:table-cell office:value-type="float" office:value="4583" table:style-name="ce178">
            <text:p>4,583</text:p>
          </table:table-cell>
          <table:table-cell office:value-type="currency" office:value="5281634.583333334" table:style-name="ce37">
            <text:p>£5,281,635</text:p>
          </table:table-cell>
          <table:table-cell table:number-columns-repeated="16364"/>
        </table:table-row>
        <table:table-row table:style-name="ro7">
          <table:table-cell/>
          <table:table-cell office:value-type="string" table:style-name="ce23">
            <text:p>Birkenhead</text:p>
          </table:table-cell>
          <table:table-cell office:value-type="float" office:value="11075" table:style-name="ce23">
            <text:p>11,075</text:p>
          </table:table-cell>
          <table:table-cell table:style-name="ce179"/>
          <table:table-cell office:value-type="float" office:value="7710" table:style-name="ce23">
            <text:p>7,710</text:p>
          </table:table-cell>
          <table:table-cell office:value-type="float" office:value="3081" table:style-name="ce23">
            <text:p>3,081</text:p>
          </table:table-cell>
          <table:table-cell office:value-type="currency" office:value="4066920" table:style-name="ce28">
            <text:p>£4,066,920</text:p>
          </table:table-cell>
          <table:table-cell table:style-name="ce179"/>
          <table:table-cell office:value-type="float" office:value="3365" table:style-name="ce23">
            <text:p>3,365</text:p>
          </table:table-cell>
          <table:table-cell office:value-type="float" office:value="1238" table:style-name="ce23">
            <text:p>1,238</text:p>
          </table:table-cell>
          <table:table-cell office:value-type="currency" office:value="1157530" table:style-name="ce28">
            <text:p>£1,157,530</text:p>
          </table:table-cell>
          <table:table-cell table:style-name="ce179"/>
          <table:table-cell office:value-type="float" office:value="77" table:style-name="ce29">
            <text:p>77</text:p>
          </table:table-cell>
          <table:table-cell office:value-type="currency" office:value="23100" table:style-name="ce181">
            <text:p>£23,100</text:p>
          </table:table-cell>
          <table:table-cell table:style-name="ce179"/>
          <table:table-cell office:value-type="float" office:value="91" table:style-name="ce23">
            <text:p>91</text:p>
          </table:table-cell>
          <table:table-cell office:value-type="currency" office:value="209300" table:style-name="ce28">
            <text:p>£209,300</text:p>
          </table:table-cell>
          <table:table-cell table:style-name="ce179"/>
          <table:table-cell office:value-type="float" office:value="4487" table:style-name="ce178">
            <text:p>4,487</text:p>
          </table:table-cell>
          <table:table-cell office:value-type="currency" office:value="5456850" table:style-name="ce37">
            <text:p>£5,456,850</text:p>
          </table:table-cell>
          <table:table-cell table:number-columns-repeated="16364"/>
        </table:table-row>
        <table:table-row table:style-name="ro7">
          <table:table-cell/>
          <table:table-cell office:value-type="string" table:style-name="ce23">
            <text:p>Wirral South</text:p>
          </table:table-cell>
          <table:table-cell office:value-type="float" office:value="10237" table:style-name="ce23">
            <text:p>10,237</text:p>
          </table:table-cell>
          <table:table-cell table:style-name="ce179"/>
          <table:table-cell office:value-type="float" office:value="5679" table:style-name="ce23">
            <text:p>5,679</text:p>
          </table:table-cell>
          <table:table-cell office:value-type="float" office:value="871" table:style-name="ce23">
            <text:p>871</text:p>
          </table:table-cell>
          <table:table-cell office:value-type="currency" office:value="1149720" table:style-name="ce28">
            <text:p>£1,149,720</text:p>
          </table:table-cell>
          <table:table-cell table:style-name="ce179"/>
          <table:table-cell office:value-type="float" office:value="4558" table:style-name="ce23">
            <text:p>4,558</text:p>
          </table:table-cell>
          <table:table-cell office:value-type="float" office:value="1170" table:style-name="ce23">
            <text:p>1,170</text:p>
          </table:table-cell>
          <table:table-cell office:value-type="currency" office:value="1093950" table:style-name="ce28">
            <text:p>£1,093,950</text:p>
          </table:table-cell>
          <table:table-cell table:style-name="ce179"/>
          <table:table-cell office:value-type="float" office:value="75" table:style-name="ce29">
            <text:p>75</text:p>
          </table:table-cell>
          <table:table-cell office:value-type="currency" office:value="22500" table:style-name="ce181">
            <text:p>£22,500</text:p>
          </table:table-cell>
          <table:table-cell table:style-name="ce179"/>
          <table:table-cell office:value-type="float" office:value="103" table:style-name="ce23">
            <text:p>103</text:p>
          </table:table-cell>
          <table:table-cell office:value-type="currency" office:value="236900" table:style-name="ce28">
            <text:p>£236,900</text:p>
          </table:table-cell>
          <table:table-cell table:style-name="ce179"/>
          <table:table-cell office:value-type="float" office:value="2219" table:style-name="ce178">
            <text:p>2,219</text:p>
          </table:table-cell>
          <table:table-cell office:value-type="currency" office:value="2503070" table:style-name="ce37">
            <text:p>£2,503,070</text:p>
          </table:table-cell>
          <table:table-cell table:number-columns-repeated="16364"/>
        </table:table-row>
        <table:table-row table:style-name="ro7">
          <table:table-cell/>
          <table:table-cell office:value-type="string" table:style-name="ce23">
            <text:p>Wirral West</text:p>
          </table:table-cell>
          <table:table-cell office:value-type="float" office:value="11584.5" table:style-name="ce23">
            <text:p>11,585</text:p>
          </table:table-cell>
          <table:table-cell table:style-name="ce179"/>
          <table:table-cell office:value-type="float" office:value="5854" table:style-name="ce23">
            <text:p>5,854</text:p>
          </table:table-cell>
          <table:table-cell office:value-type="float" office:value="1034" table:style-name="ce23">
            <text:p>1,034</text:p>
          </table:table-cell>
          <table:table-cell office:value-type="currency" office:value="1364880" table:style-name="ce28">
            <text:p>£1,364,880</text:p>
          </table:table-cell>
          <table:table-cell table:style-name="ce179"/>
          <table:table-cell office:value-type="float" office:value="5730.4999999999991" table:style-name="ce23">
            <text:p>5,731</text:p>
          </table:table-cell>
          <table:table-cell office:value-type="float" office:value="1136" table:style-name="ce23">
            <text:p>1,136</text:p>
          </table:table-cell>
          <table:table-cell office:value-type="currency" office:value="1062160" table:style-name="ce28">
            <text:p>£1,062,160</text:p>
          </table:table-cell>
          <table:table-cell table:style-name="ce179"/>
          <table:table-cell office:value-type="float" office:value="73" table:style-name="ce29">
            <text:p>73</text:p>
          </table:table-cell>
          <table:table-cell office:value-type="currency" office:value="21900" table:style-name="ce181">
            <text:p>£21,900</text:p>
          </table:table-cell>
          <table:table-cell table:style-name="ce179"/>
          <table:table-cell office:value-type="float" office:value="115" table:style-name="ce23">
            <text:p>115</text:p>
          </table:table-cell>
          <table:table-cell office:value-type="currency" office:value="264500" table:style-name="ce28">
            <text:p>£264,500</text:p>
          </table:table-cell>
          <table:table-cell table:style-name="ce179"/>
          <table:table-cell office:value-type="float" office:value="2358" table:style-name="ce178">
            <text:p>2,358</text:p>
          </table:table-cell>
          <table:table-cell office:value-type="currency" office:value="2713440" table:style-name="ce37">
            <text:p>£2,713,440</text:p>
          </table:table-cell>
          <table:table-cell table:number-columns-repeated="16364"/>
        </table:table-row>
        <table:table-row table:style-name="ro7">
          <table:table-cell/>
          <table:table-cell office:value-type="string" table:style-name="ce23">
            <text:p>Bolton North East</text:p>
          </table:table-cell>
          <table:table-cell office:value-type="float" office:value="15359.5" table:style-name="ce23">
            <text:p>15,360</text:p>
          </table:table-cell>
          <table:table-cell table:style-name="ce179"/>
          <table:table-cell office:value-type="float" office:value="9378.5" table:style-name="ce23">
            <text:p>9,379</text:p>
          </table:table-cell>
          <table:table-cell office:value-type="float" office:value="2848.666666666667" table:style-name="ce23">
            <text:p>2,849</text:p>
          </table:table-cell>
          <table:table-cell office:value-type="currency" office:value="3760240" table:style-name="ce28">
            <text:p>£3,760,240</text:p>
          </table:table-cell>
          <table:table-cell table:style-name="ce179"/>
          <table:table-cell office:value-type="float" office:value="5981" table:style-name="ce23">
            <text:p>5,981</text:p>
          </table:table-cell>
          <table:table-cell office:value-type="float" office:value="1709" table:style-name="ce23">
            <text:p>1,709</text:p>
          </table:table-cell>
          <table:table-cell office:value-type="currency" office:value="1597915" table:style-name="ce28">
            <text:p>£1,597,915</text:p>
          </table:table-cell>
          <table:table-cell table:style-name="ce179"/>
          <table:table-cell office:value-type="float" office:value="43" table:style-name="ce29">
            <text:p>43</text:p>
          </table:table-cell>
          <table:table-cell office:value-type="currency" office:value="12900" table:style-name="ce181">
            <text:p>£12,900</text:p>
          </table:table-cell>
          <table:table-cell table:style-name="ce179"/>
          <table:table-cell office:value-type="float" office:value="92.583333333333343" table:style-name="ce23">
            <text:p>93</text:p>
          </table:table-cell>
          <table:table-cell office:value-type="currency" office:value="212941.66666666669" table:style-name="ce28">
            <text:p>£212,942</text:p>
          </table:table-cell>
          <table:table-cell table:style-name="ce179"/>
          <table:table-cell office:value-type="float" office:value="4693.25" table:style-name="ce178">
            <text:p>4,693</text:p>
          </table:table-cell>
          <table:table-cell office:value-type="currency" office:value="5583996.666666667" table:style-name="ce37">
            <text:p>£5,583,997</text:p>
          </table:table-cell>
          <table:table-cell table:number-columns-repeated="16364"/>
        </table:table-row>
        <table:table-row table:style-name="ro7">
          <table:table-cell/>
          <table:table-cell office:value-type="string" table:style-name="ce23">
            <text:p>Bolton South East</text:p>
          </table:table-cell>
          <table:table-cell office:value-type="float" office:value="17636.5" table:style-name="ce23">
            <text:p>17,637</text:p>
          </table:table-cell>
          <table:table-cell table:style-name="ce179"/>
          <table:table-cell office:value-type="float" office:value="11307.5" table:style-name="ce23">
            <text:p>11,308</text:p>
          </table:table-cell>
          <table:table-cell office:value-type="float" office:value="3573.5" table:style-name="ce23">
            <text:p>3,574</text:p>
          </table:table-cell>
          <table:table-cell office:value-type="currency" office:value="4717020" table:style-name="ce28">
            <text:p>£4,717,020</text:p>
          </table:table-cell>
          <table:table-cell table:style-name="ce179"/>
          <table:table-cell office:value-type="float" office:value="6329" table:style-name="ce23">
            <text:p>6,329</text:p>
          </table:table-cell>
          <table:table-cell office:value-type="float" office:value="2424" table:style-name="ce23">
            <text:p>2,424</text:p>
          </table:table-cell>
          <table:table-cell office:value-type="currency" office:value="2266440" table:style-name="ce28">
            <text:p>£2,266,440</text:p>
          </table:table-cell>
          <table:table-cell table:style-name="ce179"/>
          <table:table-cell office:value-type="float" office:value="36" table:style-name="ce29">
            <text:p>36</text:p>
          </table:table-cell>
          <table:table-cell office:value-type="currency" office:value="10800" table:style-name="ce181">
            <text:p>£10,800</text:p>
          </table:table-cell>
          <table:table-cell table:style-name="ce179"/>
          <table:table-cell office:value-type="float" office:value="70" table:style-name="ce23">
            <text:p>70</text:p>
          </table:table-cell>
          <table:table-cell office:value-type="currency" office:value="161000" table:style-name="ce28">
            <text:p>£161,000</text:p>
          </table:table-cell>
          <table:table-cell table:style-name="ce179"/>
          <table:table-cell office:value-type="float" office:value="6103.5" table:style-name="ce178">
            <text:p>6,104</text:p>
          </table:table-cell>
          <table:table-cell office:value-type="currency" office:value="7155260" table:style-name="ce37">
            <text:p>£7,155,260</text:p>
          </table:table-cell>
          <table:table-cell table:number-columns-repeated="16364"/>
        </table:table-row>
        <table:table-row table:style-name="ro7">
          <table:table-cell/>
          <table:table-cell office:value-type="string" table:style-name="ce23">
            <text:p>Bolton West</text:p>
          </table:table-cell>
          <table:table-cell office:value-type="float" office:value="12842" table:style-name="ce23">
            <text:p>12,842</text:p>
          </table:table-cell>
          <table:table-cell table:style-name="ce179"/>
          <table:table-cell office:value-type="float" office:value="8877" table:style-name="ce23">
            <text:p>8,877</text:p>
          </table:table-cell>
          <table:table-cell office:value-type="float" office:value="2045" table:style-name="ce23">
            <text:p>2,045</text:p>
          </table:table-cell>
          <table:table-cell office:value-type="currency" office:value="2699400" table:style-name="ce28">
            <text:p>£2,699,400</text:p>
          </table:table-cell>
          <table:table-cell table:style-name="ce179"/>
          <table:table-cell office:value-type="float" office:value="3965" table:style-name="ce23">
            <text:p>3,965</text:p>
          </table:table-cell>
          <table:table-cell office:value-type="float" office:value="1400" table:style-name="ce23">
            <text:p>1,400</text:p>
          </table:table-cell>
          <table:table-cell office:value-type="currency" office:value="1309000" table:style-name="ce28">
            <text:p>£1,309,000</text:p>
          </table:table-cell>
          <table:table-cell table:style-name="ce179"/>
          <table:table-cell office:value-type="float" office:value="42" table:style-name="ce29">
            <text:p>42</text:p>
          </table:table-cell>
          <table:table-cell office:value-type="currency" office:value="12600" table:style-name="ce181">
            <text:p>£12,600</text:p>
          </table:table-cell>
          <table:table-cell table:style-name="ce179"/>
          <table:table-cell office:value-type="float" office:value="110" table:style-name="ce23">
            <text:p>110</text:p>
          </table:table-cell>
          <table:table-cell office:value-type="currency" office:value="253000" table:style-name="ce28">
            <text:p>£253,000</text:p>
          </table:table-cell>
          <table:table-cell table:style-name="ce179"/>
          <table:table-cell office:value-type="float" office:value="3597" table:style-name="ce178">
            <text:p>3,597</text:p>
          </table:table-cell>
          <table:table-cell office:value-type="currency" office:value="4274000" table:style-name="ce37">
            <text:p>£4,274,000</text:p>
          </table:table-cell>
          <table:table-cell table:number-columns-repeated="16364"/>
        </table:table-row>
        <table:table-row table:style-name="ro7">
          <table:table-cell/>
          <table:table-cell office:value-type="string" table:style-name="ce23">
            <text:p>Chorley</text:p>
          </table:table-cell>
          <table:table-cell office:value-type="float" office:value="15061.5" table:style-name="ce23">
            <text:p>15,062</text:p>
          </table:table-cell>
          <table:table-cell table:style-name="ce179"/>
          <table:table-cell office:value-type="float" office:value="8909.5" table:style-name="ce23">
            <text:p>8,910</text:p>
          </table:table-cell>
          <table:table-cell office:value-type="float" office:value="1413" table:style-name="ce23">
            <text:p>1,413</text:p>
          </table:table-cell>
          <table:table-cell office:value-type="currency" office:value="1865160" table:style-name="ce28">
            <text:p>£1,865,160</text:p>
          </table:table-cell>
          <table:table-cell table:style-name="ce179"/>
          <table:table-cell office:value-type="float" office:value="6151.9999999999991" table:style-name="ce23">
            <text:p>6,152</text:p>
          </table:table-cell>
          <table:table-cell office:value-type="float" office:value="1385" table:style-name="ce23">
            <text:p>1,385</text:p>
          </table:table-cell>
          <table:table-cell office:value-type="currency" office:value="1294975" table:style-name="ce28">
            <text:p>£1,294,975</text:p>
          </table:table-cell>
          <table:table-cell table:style-name="ce179"/>
          <table:table-cell office:value-type="float" office:value="97" table:style-name="ce29">
            <text:p>97</text:p>
          </table:table-cell>
          <table:table-cell office:value-type="currency" office:value="29100" table:style-name="ce181">
            <text:p>£29,100</text:p>
          </table:table-cell>
          <table:table-cell table:style-name="ce179"/>
          <table:table-cell office:value-type="float" office:value="166" table:style-name="ce23">
            <text:p>166</text:p>
          </table:table-cell>
          <table:table-cell office:value-type="currency" office:value="381800" table:style-name="ce28">
            <text:p>£381,800</text:p>
          </table:table-cell>
          <table:table-cell table:style-name="ce179"/>
          <table:table-cell office:value-type="float" office:value="3061" table:style-name="ce178">
            <text:p>3,061</text:p>
          </table:table-cell>
          <table:table-cell office:value-type="currency" office:value="3571035" table:style-name="ce37">
            <text:p>£3,571,035</text:p>
          </table:table-cell>
          <table:table-cell table:number-columns-repeated="16364"/>
        </table:table-row>
        <table:table-row table:style-name="ro7">
          <table:table-cell/>
          <table:table-cell office:value-type="string" table:style-name="ce23">
            <text:p>Bury South</text:p>
          </table:table-cell>
          <table:table-cell office:value-type="float" office:value="13659.5" table:style-name="ce23">
            <text:p>13,660</text:p>
          </table:table-cell>
          <table:table-cell table:style-name="ce179"/>
          <table:table-cell office:value-type="float" office:value="8762" table:style-name="ce23">
            <text:p>8,762</text:p>
          </table:table-cell>
          <table:table-cell office:value-type="float" office:value="2084" table:style-name="ce23">
            <text:p>2,084</text:p>
          </table:table-cell>
          <table:table-cell office:value-type="currency" office:value="2750880" table:style-name="ce28">
            <text:p>£2,750,880</text:p>
          </table:table-cell>
          <table:table-cell table:style-name="ce179"/>
          <table:table-cell office:value-type="float" office:value="4897.5" table:style-name="ce23">
            <text:p>4,898</text:p>
          </table:table-cell>
          <table:table-cell office:value-type="float" office:value="1450.5" table:style-name="ce23">
            <text:p>1,451</text:p>
          </table:table-cell>
          <table:table-cell office:value-type="currency" office:value="1356217.5" table:style-name="ce28">
            <text:p>£1,356,218</text:p>
          </table:table-cell>
          <table:table-cell table:style-name="ce179"/>
          <table:table-cell office:value-type="float" office:value="32" table:style-name="ce29">
            <text:p>32</text:p>
          </table:table-cell>
          <table:table-cell office:value-type="currency" office:value="9600" table:style-name="ce181">
            <text:p>£9,600</text:p>
          </table:table-cell>
          <table:table-cell table:style-name="ce179"/>
          <table:table-cell office:value-type="float" office:value="75" table:style-name="ce23">
            <text:p>75</text:p>
          </table:table-cell>
          <table:table-cell office:value-type="currency" office:value="172500" table:style-name="ce28">
            <text:p>£172,500</text:p>
          </table:table-cell>
          <table:table-cell table:style-name="ce179"/>
          <table:table-cell office:value-type="float" office:value="3641.5" table:style-name="ce178">
            <text:p>3,642</text:p>
          </table:table-cell>
          <table:table-cell office:value-type="currency" office:value="4289197.5" table:style-name="ce37">
            <text:p>£4,289,198</text:p>
          </table:table-cell>
          <table:table-cell table:number-columns-repeated="16364"/>
        </table:table-row>
        <table:table-row table:style-name="ro7">
          <table:table-cell/>
          <table:table-cell office:value-type="string" table:style-name="ce23">
            <text:p>Bury North</text:p>
          </table:table-cell>
          <table:table-cell office:value-type="float" office:value="14566.499999999998" table:style-name="ce23">
            <text:p>14,567</text:p>
          </table:table-cell>
          <table:table-cell table:style-name="ce179"/>
          <table:table-cell office:value-type="float" office:value="8098" table:style-name="ce23">
            <text:p>8,098</text:p>
          </table:table-cell>
          <table:table-cell office:value-type="float" office:value="1751.5" table:style-name="ce23">
            <text:p>1,752</text:p>
          </table:table-cell>
          <table:table-cell office:value-type="currency" office:value="2311980" table:style-name="ce28">
            <text:p>£2,311,980</text:p>
          </table:table-cell>
          <table:table-cell table:style-name="ce179"/>
          <table:table-cell office:value-type="float" office:value="6468.4999999999991" table:style-name="ce23">
            <text:p>6,469</text:p>
          </table:table-cell>
          <table:table-cell office:value-type="float" office:value="1580" table:style-name="ce23">
            <text:p>1,580</text:p>
          </table:table-cell>
          <table:table-cell office:value-type="currency" office:value="1477300" table:style-name="ce28">
            <text:p>£1,477,300</text:p>
          </table:table-cell>
          <table:table-cell table:style-name="ce179"/>
          <table:table-cell office:value-type="float" office:value="53" table:style-name="ce29">
            <text:p>53</text:p>
          </table:table-cell>
          <table:table-cell office:value-type="currency" office:value="15900" table:style-name="ce181">
            <text:p>£15,900</text:p>
          </table:table-cell>
          <table:table-cell table:style-name="ce179"/>
          <table:table-cell office:value-type="float" office:value="114" table:style-name="ce23">
            <text:p>114</text:p>
          </table:table-cell>
          <table:table-cell office:value-type="currency" office:value="262200" table:style-name="ce28">
            <text:p>£262,200</text:p>
          </table:table-cell>
          <table:table-cell table:style-name="ce179"/>
          <table:table-cell office:value-type="float" office:value="3498.5" table:style-name="ce178">
            <text:p>3,499</text:p>
          </table:table-cell>
          <table:table-cell office:value-type="currency" office:value="4067380" table:style-name="ce37">
            <text:p>£4,067,380</text:p>
          </table:table-cell>
          <table:table-cell table:number-columns-repeated="16364"/>
        </table:table-row>
        <table:table-row table:style-name="ro7">
          <table:table-cell/>
          <table:table-cell office:value-type="string" table:style-name="ce23">
            <text:p>Manchester, Withington</text:p>
          </table:table-cell>
          <table:table-cell office:value-type="float" office:value="14348.5" table:style-name="ce23">
            <text:p>14,349</text:p>
          </table:table-cell>
          <table:table-cell table:style-name="ce179"/>
          <table:table-cell office:value-type="float" office:value="8097" table:style-name="ce23">
            <text:p>8,097</text:p>
          </table:table-cell>
          <table:table-cell office:value-type="float" office:value="2085.5" table:style-name="ce23">
            <text:p>2,086</text:p>
          </table:table-cell>
          <table:table-cell office:value-type="currency" office:value="2752860" table:style-name="ce28">
            <text:p>£2,752,860</text:p>
          </table:table-cell>
          <table:table-cell table:style-name="ce179"/>
          <table:table-cell office:value-type="float" office:value="6251.5" table:style-name="ce23">
            <text:p>6,252</text:p>
          </table:table-cell>
          <table:table-cell office:value-type="float" office:value="2683.1666666666665" table:style-name="ce23">
            <text:p>2,683</text:p>
          </table:table-cell>
          <table:table-cell office:value-type="currency" office:value="2508760.8333333335" table:style-name="ce28">
            <text:p>£2,508,761</text:p>
          </table:table-cell>
          <table:table-cell table:style-name="ce179"/>
          <table:table-cell office:value-type="float" office:value="6" table:style-name="ce29">
            <text:p>6</text:p>
          </table:table-cell>
          <table:table-cell office:value-type="currency" office:value="1800" table:style-name="ce181">
            <text:p>£1,800</text:p>
          </table:table-cell>
          <table:table-cell table:style-name="ce179"/>
          <table:table-cell office:value-type="float" office:value="151.58333333333331" table:style-name="ce23">
            <text:p>152</text:p>
          </table:table-cell>
          <table:table-cell office:value-type="currency" office:value="348641.66666666663" table:style-name="ce28">
            <text:p>£348,642</text:p>
          </table:table-cell>
          <table:table-cell table:style-name="ce179"/>
          <table:table-cell office:value-type="float" office:value="4926.2499999999991" table:style-name="ce178">
            <text:p>4,926</text:p>
          </table:table-cell>
          <table:table-cell office:value-type="currency" office:value="5612062.5000000009" table:style-name="ce37">
            <text:p>£5,612,063</text:p>
          </table:table-cell>
          <table:table-cell table:number-columns-repeated="16364"/>
        </table:table-row>
        <table:table-row table:style-name="ro7">
          <table:table-cell/>
          <table:table-cell office:value-type="string" table:style-name="ce23">
            <text:p>Manchester Central</text:p>
          </table:table-cell>
          <table:table-cell office:value-type="float" office:value="17140" table:style-name="ce23">
            <text:p>17,140</text:p>
          </table:table-cell>
          <table:table-cell table:style-name="ce179"/>
          <table:table-cell office:value-type="float" office:value="13029" table:style-name="ce23">
            <text:p>13,029</text:p>
          </table:table-cell>
          <table:table-cell office:value-type="float" office:value="6254" table:style-name="ce23">
            <text:p>6,254</text:p>
          </table:table-cell>
          <table:table-cell office:value-type="currency" office:value="8255280" table:style-name="ce28">
            <text:p>£8,255,280</text:p>
          </table:table-cell>
          <table:table-cell table:style-name="ce179"/>
          <table:table-cell office:value-type="float" office:value="4111" table:style-name="ce23">
            <text:p>4,111</text:p>
          </table:table-cell>
          <table:table-cell office:value-type="float" office:value="2314.916666666667" table:style-name="ce23">
            <text:p>2,315</text:p>
          </table:table-cell>
          <table:table-cell office:value-type="currency" office:value="2159382.5" table:style-name="ce28">
            <text:p>£2,159,383</text:p>
          </table:table-cell>
          <table:table-cell table:style-name="ce179"/>
          <table:table-cell office:value-type="float" office:value="18" table:style-name="ce29">
            <text:p>18</text:p>
          </table:table-cell>
          <table:table-cell office:value-type="currency" office:value="5400" table:style-name="ce181">
            <text:p>£5,400</text:p>
          </table:table-cell>
          <table:table-cell table:style-name="ce179"/>
          <table:table-cell office:value-type="float" office:value="51" table:style-name="ce23">
            <text:p>51</text:p>
          </table:table-cell>
          <table:table-cell office:value-type="currency" office:value="117300" table:style-name="ce28">
            <text:p>£117,300</text:p>
          </table:table-cell>
          <table:table-cell table:style-name="ce179"/>
          <table:table-cell office:value-type="float" office:value="8637.9166666666679" table:style-name="ce178">
            <text:p>8,638</text:p>
          </table:table-cell>
          <table:table-cell office:value-type="currency" office:value="10537362.5" table:style-name="ce37">
            <text:p>£10,537,363</text:p>
          </table:table-cell>
          <table:table-cell table:number-columns-repeated="16364"/>
        </table:table-row>
        <table:table-row table:style-name="ro7">
          <table:table-cell/>
          <table:table-cell office:value-type="string" table:style-name="ce23">
            <text:p>Manchester, Gorton</text:p>
          </table:table-cell>
          <table:table-cell office:value-type="float" office:value="18215" table:style-name="ce23">
            <text:p>18,215</text:p>
          </table:table-cell>
          <table:table-cell table:style-name="ce179"/>
          <table:table-cell office:value-type="float" office:value="11014" table:style-name="ce23">
            <text:p>11,014</text:p>
          </table:table-cell>
          <table:table-cell office:value-type="float" office:value="4108.916666666667" table:style-name="ce23">
            <text:p>4,109</text:p>
          </table:table-cell>
          <table:table-cell office:value-type="currency" office:value="5423770" table:style-name="ce28">
            <text:p>£5,423,770</text:p>
          </table:table-cell>
          <table:table-cell table:style-name="ce179"/>
          <table:table-cell office:value-type="float" office:value="7201.0000000000009" table:style-name="ce23">
            <text:p>7,201</text:p>
          </table:table-cell>
          <table:table-cell office:value-type="float" office:value="3472.4166666666661" table:style-name="ce23">
            <text:p>3,472</text:p>
          </table:table-cell>
          <table:table-cell office:value-type="currency" office:value="3246709.583333333" table:style-name="ce28">
            <text:p>£3,246,710</text:p>
          </table:table-cell>
          <table:table-cell table:style-name="ce179"/>
          <table:table-cell office:value-type="float" office:value="8" table:style-name="ce29">
            <text:p>8</text:p>
          </table:table-cell>
          <table:table-cell office:value-type="currency" office:value="2400" table:style-name="ce181">
            <text:p>£2,400</text:p>
          </table:table-cell>
          <table:table-cell table:style-name="ce179"/>
          <table:table-cell office:value-type="float" office:value="98" table:style-name="ce23">
            <text:p>98</text:p>
          </table:table-cell>
          <table:table-cell office:value-type="currency" office:value="225400" table:style-name="ce28">
            <text:p>£225,400</text:p>
          </table:table-cell>
          <table:table-cell table:style-name="ce179"/>
          <table:table-cell office:value-type="float" office:value="7687.333333333333" table:style-name="ce178">
            <text:p>7,687</text:p>
          </table:table-cell>
          <table:table-cell office:value-type="currency" office:value="8898279.5833333321" table:style-name="ce37">
            <text:p>£8,898,280</text:p>
          </table:table-cell>
          <table:table-cell table:number-columns-repeated="16364"/>
        </table:table-row>
        <table:table-row table:style-name="ro7">
          <table:table-cell/>
          <table:table-cell office:value-type="string" table:style-name="ce23">
            <text:p>Blackley and Broughton</text:p>
          </table:table-cell>
          <table:table-cell office:value-type="float" office:value="21940.5" table:style-name="ce23">
            <text:p>21,941</text:p>
          </table:table-cell>
          <table:table-cell table:style-name="ce179"/>
          <table:table-cell office:value-type="float" office:value="13839.5" table:style-name="ce23">
            <text:p>13,840</text:p>
          </table:table-cell>
          <table:table-cell office:value-type="float" office:value="5486" table:style-name="ce23">
            <text:p>5,486</text:p>
          </table:table-cell>
          <table:table-cell office:value-type="currency" office:value="7241520" table:style-name="ce28">
            <text:p>£7,241,520</text:p>
          </table:table-cell>
          <table:table-cell table:style-name="ce179"/>
          <table:table-cell office:value-type="float" office:value="8100.9999999999991" table:style-name="ce23">
            <text:p>8,101</text:p>
          </table:table-cell>
          <table:table-cell office:value-type="float" office:value="3874.6666666666665" table:style-name="ce23">
            <text:p>3,875</text:p>
          </table:table-cell>
          <table:table-cell office:value-type="currency" office:value="3622813.333333333" table:style-name="ce28">
            <text:p>£3,622,813</text:p>
          </table:table-cell>
          <table:table-cell table:style-name="ce179"/>
          <table:table-cell office:value-type="float" office:value="24" table:style-name="ce29">
            <text:p>24</text:p>
          </table:table-cell>
          <table:table-cell office:value-type="currency" office:value="7200" table:style-name="ce181">
            <text:p>£7,200</text:p>
          </table:table-cell>
          <table:table-cell table:style-name="ce179"/>
          <table:table-cell office:value-type="float" office:value="65" table:style-name="ce23">
            <text:p>65</text:p>
          </table:table-cell>
          <table:table-cell office:value-type="currency" office:value="149500" table:style-name="ce28">
            <text:p>£149,500</text:p>
          </table:table-cell>
          <table:table-cell table:style-name="ce179"/>
          <table:table-cell office:value-type="float" office:value="9449.6666666666661" table:style-name="ce178">
            <text:p>9,450</text:p>
          </table:table-cell>
          <table:table-cell office:value-type="currency" office:value="11021033.333333332" table:style-name="ce37">
            <text:p>£11,021,033</text:p>
          </table:table-cell>
          <table:table-cell table:number-columns-repeated="16364"/>
        </table:table-row>
        <table:table-row table:style-name="ro7">
          <table:table-cell/>
          <table:table-cell office:value-type="string" table:style-name="ce23">
            <text:p>Wythenshawe and Sale East</text:p>
          </table:table-cell>
          <table:table-cell office:value-type="float" office:value="14834" table:style-name="ce23">
            <text:p>14,834</text:p>
          </table:table-cell>
          <table:table-cell table:style-name="ce179"/>
          <table:table-cell office:value-type="float" office:value="10085" table:style-name="ce23">
            <text:p>10,085</text:p>
          </table:table-cell>
          <table:table-cell office:value-type="float" office:value="3606" table:style-name="ce23">
            <text:p>3,606</text:p>
          </table:table-cell>
          <table:table-cell office:value-type="currency" office:value="4759920" table:style-name="ce28">
            <text:p>£4,759,920</text:p>
          </table:table-cell>
          <table:table-cell table:style-name="ce179"/>
          <table:table-cell office:value-type="float" office:value="4749" table:style-name="ce23">
            <text:p>4,749</text:p>
          </table:table-cell>
          <table:table-cell office:value-type="float" office:value="2257.5" table:style-name="ce23">
            <text:p>2,258</text:p>
          </table:table-cell>
          <table:table-cell office:value-type="currency" office:value="2110762.5" table:style-name="ce28">
            <text:p>£2,110,763</text:p>
          </table:table-cell>
          <table:table-cell table:style-name="ce179"/>
          <table:table-cell office:value-type="float" office:value="48" table:style-name="ce29">
            <text:p>48</text:p>
          </table:table-cell>
          <table:table-cell office:value-type="currency" office:value="14400" table:style-name="ce181">
            <text:p>£14,400</text:p>
          </table:table-cell>
          <table:table-cell table:style-name="ce179"/>
          <table:table-cell office:value-type="float" office:value="97.166666666666657" table:style-name="ce23">
            <text:p>97</text:p>
          </table:table-cell>
          <table:table-cell office:value-type="currency" office:value="223483.33333333331" table:style-name="ce28">
            <text:p>£223,483</text:p>
          </table:table-cell>
          <table:table-cell table:style-name="ce179"/>
          <table:table-cell office:value-type="float" office:value="6008.666666666667" table:style-name="ce178">
            <text:p>6,009</text:p>
          </table:table-cell>
          <table:table-cell office:value-type="currency" office:value="7108565.833333333" table:style-name="ce37">
            <text:p>£7,108,566</text:p>
          </table:table-cell>
          <table:table-cell table:number-columns-repeated="16364"/>
        </table:table-row>
        <table:table-row table:style-name="ro7">
          <table:table-cell/>
          <table:table-cell office:value-type="string" table:style-name="ce23">
            <text:p>Congleton</text:p>
          </table:table-cell>
          <table:table-cell office:value-type="float" office:value="13986" table:style-name="ce23">
            <text:p>13,986</text:p>
          </table:table-cell>
          <table:table-cell table:style-name="ce179"/>
          <table:table-cell office:value-type="float" office:value="7349" table:style-name="ce23">
            <text:p>7,349</text:p>
          </table:table-cell>
          <table:table-cell office:value-type="float" office:value="891" table:style-name="ce23">
            <text:p>891</text:p>
          </table:table-cell>
          <table:table-cell office:value-type="currency" office:value="1176120" table:style-name="ce28">
            <text:p>£1,176,120</text:p>
          </table:table-cell>
          <table:table-cell table:style-name="ce179"/>
          <table:table-cell office:value-type="float" office:value="6637.0000000000009" table:style-name="ce23">
            <text:p>6,637</text:p>
          </table:table-cell>
          <table:table-cell office:value-type="float" office:value="976" table:style-name="ce23">
            <text:p>976</text:p>
          </table:table-cell>
          <table:table-cell office:value-type="currency" office:value="912560" table:style-name="ce28">
            <text:p>£912,560</text:p>
          </table:table-cell>
          <table:table-cell table:style-name="ce179"/>
          <table:table-cell office:value-type="float" office:value="76" table:style-name="ce29">
            <text:p>76</text:p>
          </table:table-cell>
          <table:table-cell office:value-type="currency" office:value="22800" table:style-name="ce181">
            <text:p>£22,800</text:p>
          </table:table-cell>
          <table:table-cell table:style-name="ce179"/>
          <table:table-cell office:value-type="float" office:value="116" table:style-name="ce23">
            <text:p>116</text:p>
          </table:table-cell>
          <table:table-cell office:value-type="currency" office:value="266800" table:style-name="ce28">
            <text:p>£266,800</text:p>
          </table:table-cell>
          <table:table-cell table:style-name="ce179"/>
          <table:table-cell office:value-type="float" office:value="2059" table:style-name="ce178">
            <text:p>2,059</text:p>
          </table:table-cell>
          <table:table-cell office:value-type="currency" office:value="2378280" table:style-name="ce37">
            <text:p>£2,378,280</text:p>
          </table:table-cell>
          <table:table-cell table:number-columns-repeated="16364"/>
        </table:table-row>
        <table:table-row table:style-name="ro7">
          <table:table-cell/>
          <table:table-cell office:value-type="string" table:style-name="ce23">
            <text:p>Oldham East and Saddleworth</text:p>
          </table:table-cell>
          <table:table-cell office:value-type="float" office:value="16735" table:style-name="ce23">
            <text:p>16,735</text:p>
          </table:table-cell>
          <table:table-cell table:style-name="ce179"/>
          <table:table-cell office:value-type="float" office:value="10565" table:style-name="ce23">
            <text:p>10,565</text:p>
          </table:table-cell>
          <table:table-cell office:value-type="float" office:value="2929" table:style-name="ce23">
            <text:p>2,929</text:p>
          </table:table-cell>
          <table:table-cell office:value-type="currency" office:value="3866280" table:style-name="ce28">
            <text:p>£3,866,280</text:p>
          </table:table-cell>
          <table:table-cell table:style-name="ce179"/>
          <table:table-cell office:value-type="float" office:value="6170" table:style-name="ce23">
            <text:p>6,170</text:p>
          </table:table-cell>
          <table:table-cell office:value-type="float" office:value="1571" table:style-name="ce23">
            <text:p>1,571</text:p>
          </table:table-cell>
          <table:table-cell office:value-type="currency" office:value="1468885" table:style-name="ce28">
            <text:p>£1,468,885</text:p>
          </table:table-cell>
          <table:table-cell table:style-name="ce179"/>
          <table:table-cell office:value-type="float" office:value="33" table:style-name="ce29">
            <text:p>33</text:p>
          </table:table-cell>
          <table:table-cell office:value-type="currency" office:value="9900" table:style-name="ce181">
            <text:p>£9,900</text:p>
          </table:table-cell>
          <table:table-cell table:style-name="ce179"/>
          <table:table-cell office:value-type="float" office:value="128" table:style-name="ce23">
            <text:p>128</text:p>
          </table:table-cell>
          <table:table-cell office:value-type="currency" office:value="294400" table:style-name="ce28">
            <text:p>£294,400</text:p>
          </table:table-cell>
          <table:table-cell table:style-name="ce179"/>
          <table:table-cell office:value-type="float" office:value="4661" table:style-name="ce178">
            <text:p>4,661</text:p>
          </table:table-cell>
          <table:table-cell office:value-type="currency" office:value="5639465" table:style-name="ce37">
            <text:p>£5,639,465</text:p>
          </table:table-cell>
          <table:table-cell table:number-columns-repeated="16364"/>
        </table:table-row>
        <table:table-row table:style-name="ro7">
          <table:table-cell/>
          <table:table-cell office:value-type="string" table:style-name="ce23">
            <text:p>Oldham West and Royton</text:p>
          </table:table-cell>
          <table:table-cell office:value-type="float" office:value="19920" table:style-name="ce23">
            <text:p>19,920</text:p>
          </table:table-cell>
          <table:table-cell table:style-name="ce179"/>
          <table:table-cell office:value-type="float" office:value="11883" table:style-name="ce23">
            <text:p>11,883</text:p>
          </table:table-cell>
          <table:table-cell office:value-type="float" office:value="3739" table:style-name="ce23">
            <text:p>3,739</text:p>
          </table:table-cell>
          <table:table-cell office:value-type="currency" office:value="4935480" table:style-name="ce28">
            <text:p>£4,935,480</text:p>
          </table:table-cell>
          <table:table-cell table:style-name="ce179"/>
          <table:table-cell office:value-type="float" office:value="8036.9999999999991" table:style-name="ce23">
            <text:p>8,037</text:p>
          </table:table-cell>
          <table:table-cell office:value-type="float" office:value="3403.4166666666665" table:style-name="ce23">
            <text:p>3,403</text:p>
          </table:table-cell>
          <table:table-cell office:value-type="currency" office:value="3182194.5833333335" table:style-name="ce28">
            <text:p>£3,182,195</text:p>
          </table:table-cell>
          <table:table-cell table:style-name="ce179"/>
          <table:table-cell office:value-type="float" office:value="36.583333333333336" table:style-name="ce29">
            <text:p>37</text:p>
          </table:table-cell>
          <table:table-cell office:value-type="currency" office:value="10975" table:style-name="ce181">
            <text:p>£10,975</text:p>
          </table:table-cell>
          <table:table-cell table:style-name="ce179"/>
          <table:table-cell office:value-type="float" office:value="77" table:style-name="ce23">
            <text:p>77</text:p>
          </table:table-cell>
          <table:table-cell office:value-type="currency" office:value="177100" table:style-name="ce28">
            <text:p>£177,100</text:p>
          </table:table-cell>
          <table:table-cell table:style-name="ce179"/>
          <table:table-cell office:value-type="float" office:value="7255.9999999999991" table:style-name="ce178">
            <text:p>7,256</text:p>
          </table:table-cell>
          <table:table-cell office:value-type="currency" office:value="8305749.583333334" table:style-name="ce37">
            <text:p>£8,305,750</text:p>
          </table:table-cell>
          <table:table-cell table:number-columns-repeated="16364"/>
        </table:table-row>
        <table:table-row table:style-name="ro7">
          <table:table-cell/>
          <table:table-cell office:value-type="string" table:style-name="ce23">
            <text:p>Ashton-under-Lyne</text:p>
          </table:table-cell>
          <table:table-cell office:value-type="float" office:value="15070.833333" table:style-name="ce23">
            <text:p>15,071</text:p>
          </table:table-cell>
          <table:table-cell table:style-name="ce179"/>
          <table:table-cell office:value-type="float" office:value="9081.5" table:style-name="ce23">
            <text:p>9,082</text:p>
          </table:table-cell>
          <table:table-cell office:value-type="float" office:value="2764.4166666666665" table:style-name="ce23">
            <text:p>2,764</text:p>
          </table:table-cell>
          <table:table-cell office:value-type="currency" office:value="3649030" table:style-name="ce28">
            <text:p>£3,649,030</text:p>
          </table:table-cell>
          <table:table-cell table:style-name="ce179"/>
          <table:table-cell office:value-type="float" office:value="5989.3333330000005" table:style-name="ce23">
            <text:p>5,989</text:p>
          </table:table-cell>
          <table:table-cell office:value-type="float" office:value="2224.583333" table:style-name="ce23">
            <text:p>2,225</text:p>
          </table:table-cell>
          <table:table-cell office:value-type="currency" office:value="2079985.4163549999" table:style-name="ce28">
            <text:p>£2,079,985</text:p>
          </table:table-cell>
          <table:table-cell table:style-name="ce179"/>
          <table:table-cell office:value-type="float" office:value="29.583333333333332" table:style-name="ce29">
            <text:p>30</text:p>
          </table:table-cell>
          <table:table-cell office:value-type="currency" office:value="8875" table:style-name="ce181">
            <text:p>£8,875</text:p>
          </table:table-cell>
          <table:table-cell table:style-name="ce179"/>
          <table:table-cell office:value-type="float" office:value="100.75" table:style-name="ce23">
            <text:p>101</text:p>
          </table:table-cell>
          <table:table-cell office:value-type="currency" office:value="231725" table:style-name="ce28">
            <text:p>£231,725</text:p>
          </table:table-cell>
          <table:table-cell table:style-name="ce179"/>
          <table:table-cell office:value-type="float" office:value="5119.3333329999996" table:style-name="ce178">
            <text:p>5,119</text:p>
          </table:table-cell>
          <table:table-cell office:value-type="currency" office:value="5969615.4163549999" table:style-name="ce37">
            <text:p>£5,969,615</text:p>
          </table:table-cell>
          <table:table-cell table:number-columns-repeated="16364"/>
        </table:table-row>
        <table:table-row table:style-name="ro7">
          <table:table-cell/>
          <table:table-cell office:value-type="string" table:style-name="ce23">
            <text:p>Rochdale</text:p>
          </table:table-cell>
          <table:table-cell office:value-type="float" office:value="18174" table:style-name="ce23">
            <text:p>18,174</text:p>
          </table:table-cell>
          <table:table-cell table:style-name="ce179"/>
          <table:table-cell office:value-type="float" office:value="10672" table:style-name="ce23">
            <text:p>10,672</text:p>
          </table:table-cell>
          <table:table-cell office:value-type="float" office:value="3260" table:style-name="ce23">
            <text:p>3,260</text:p>
          </table:table-cell>
          <table:table-cell office:value-type="currency" office:value="4303200" table:style-name="ce28">
            <text:p>£4,303,200</text:p>
          </table:table-cell>
          <table:table-cell table:style-name="ce179"/>
          <table:table-cell office:value-type="float" office:value="7502" table:style-name="ce23">
            <text:p>7,502</text:p>
          </table:table-cell>
          <table:table-cell office:value-type="float" office:value="2909" table:style-name="ce23">
            <text:p>2,909</text:p>
          </table:table-cell>
          <table:table-cell office:value-type="currency" office:value="2719915" table:style-name="ce28">
            <text:p>£2,719,915</text:p>
          </table:table-cell>
          <table:table-cell table:style-name="ce179"/>
          <table:table-cell office:value-type="float" office:value="29" table:style-name="ce29">
            <text:p>29</text:p>
          </table:table-cell>
          <table:table-cell office:value-type="currency" office:value="8700" table:style-name="ce181">
            <text:p>£8,700</text:p>
          </table:table-cell>
          <table:table-cell table:style-name="ce179"/>
          <table:table-cell office:value-type="float" office:value="79" table:style-name="ce23">
            <text:p>79</text:p>
          </table:table-cell>
          <table:table-cell office:value-type="currency" office:value="181700" table:style-name="ce28">
            <text:p>£181,700</text:p>
          </table:table-cell>
          <table:table-cell table:style-name="ce179"/>
          <table:table-cell office:value-type="float" office:value="6277" table:style-name="ce178">
            <text:p>6,277</text:p>
          </table:table-cell>
          <table:table-cell office:value-type="currency" office:value="7213515" table:style-name="ce37">
            <text:p>£7,213,515</text:p>
          </table:table-cell>
          <table:table-cell table:number-columns-repeated="16364"/>
        </table:table-row>
        <table:table-row table:style-name="ro7">
          <table:table-cell/>
          <table:table-cell office:value-type="string" table:style-name="ce23">
            <text:p>Heywood and Middleton</text:p>
          </table:table-cell>
          <table:table-cell office:value-type="float" office:value="15745" table:style-name="ce23">
            <text:p>15,745</text:p>
          </table:table-cell>
          <table:table-cell table:style-name="ce179"/>
          <table:table-cell office:value-type="float" office:value="10665" table:style-name="ce23">
            <text:p>10,665</text:p>
          </table:table-cell>
          <table:table-cell office:value-type="float" office:value="2932" table:style-name="ce23">
            <text:p>2,932</text:p>
          </table:table-cell>
          <table:table-cell office:value-type="currency" office:value="3870240" table:style-name="ce28">
            <text:p>£3,870,240</text:p>
          </table:table-cell>
          <table:table-cell table:style-name="ce179"/>
          <table:table-cell office:value-type="float" office:value="5080" table:style-name="ce23">
            <text:p>5,080</text:p>
          </table:table-cell>
          <table:table-cell office:value-type="float" office:value="1969" table:style-name="ce23">
            <text:p>1,969</text:p>
          </table:table-cell>
          <table:table-cell office:value-type="currency" office:value="1841015" table:style-name="ce28">
            <text:p>£1,841,015</text:p>
          </table:table-cell>
          <table:table-cell table:style-name="ce179"/>
          <table:table-cell office:value-type="float" office:value="48" table:style-name="ce29">
            <text:p>48</text:p>
          </table:table-cell>
          <table:table-cell office:value-type="currency" office:value="14400" table:style-name="ce181">
            <text:p>£14,400</text:p>
          </table:table-cell>
          <table:table-cell table:style-name="ce179"/>
          <table:table-cell office:value-type="float" office:value="107" table:style-name="ce23">
            <text:p>107</text:p>
          </table:table-cell>
          <table:table-cell office:value-type="currency" office:value="246100" table:style-name="ce28">
            <text:p>£246,100</text:p>
          </table:table-cell>
          <table:table-cell table:style-name="ce179"/>
          <table:table-cell office:value-type="float" office:value="5056" table:style-name="ce178">
            <text:p>5,056</text:p>
          </table:table-cell>
          <table:table-cell office:value-type="currency" office:value="5971755" table:style-name="ce37">
            <text:p>£5,971,755</text:p>
          </table:table-cell>
          <table:table-cell table:number-columns-repeated="16364"/>
        </table:table-row>
        <table:table-row table:style-name="ro7">
          <table:table-cell/>
          <table:table-cell office:value-type="string" table:style-name="ce23">
            <text:p>Salford and Eccles</text:p>
          </table:table-cell>
          <table:table-cell office:value-type="float" office:value="15472.5" table:style-name="ce23">
            <text:p>15,473</text:p>
          </table:table-cell>
          <table:table-cell table:style-name="ce179"/>
          <table:table-cell office:value-type="float" office:value="8960" table:style-name="ce23">
            <text:p>8,960</text:p>
          </table:table-cell>
          <table:table-cell office:value-type="float" office:value="3108" table:style-name="ce23">
            <text:p>3,108</text:p>
          </table:table-cell>
          <table:table-cell office:value-type="currency" office:value="4102560" table:style-name="ce28">
            <text:p>£4,102,560</text:p>
          </table:table-cell>
          <table:table-cell table:style-name="ce179"/>
          <table:table-cell office:value-type="float" office:value="6512.5" table:style-name="ce23">
            <text:p>6,513</text:p>
          </table:table-cell>
          <table:table-cell office:value-type="float" office:value="2769" table:style-name="ce23">
            <text:p>2,769</text:p>
          </table:table-cell>
          <table:table-cell office:value-type="currency" office:value="2589015" table:style-name="ce28">
            <text:p>£2,589,015</text:p>
          </table:table-cell>
          <table:table-cell table:style-name="ce179"/>
          <table:table-cell office:value-type="float" office:value="31" table:style-name="ce29">
            <text:p>31</text:p>
          </table:table-cell>
          <table:table-cell office:value-type="currency" office:value="9300" table:style-name="ce181">
            <text:p>£9,300</text:p>
          </table:table-cell>
          <table:table-cell table:style-name="ce179"/>
          <table:table-cell office:value-type="float" office:value="149" table:style-name="ce23">
            <text:p>149</text:p>
          </table:table-cell>
          <table:table-cell office:value-type="currency" office:value="342700" table:style-name="ce28">
            <text:p>£342,700</text:p>
          </table:table-cell>
          <table:table-cell table:style-name="ce179"/>
          <table:table-cell office:value-type="float" office:value="6057" table:style-name="ce178">
            <text:p>6,057</text:p>
          </table:table-cell>
          <table:table-cell office:value-type="currency" office:value="7043575" table:style-name="ce37">
            <text:p>£7,043,575</text:p>
          </table:table-cell>
          <table:table-cell table:number-columns-repeated="16364"/>
        </table:table-row>
        <table:table-row table:style-name="ro7">
          <table:table-cell/>
          <table:table-cell office:value-type="string" table:style-name="ce23">
            <text:p>Worsley and Eccles South</text:p>
          </table:table-cell>
          <table:table-cell office:value-type="float" office:value="14268" table:style-name="ce23">
            <text:p>14,268</text:p>
          </table:table-cell>
          <table:table-cell table:style-name="ce179"/>
          <table:table-cell office:value-type="float" office:value="9896.5" table:style-name="ce23">
            <text:p>9,897</text:p>
          </table:table-cell>
          <table:table-cell office:value-type="float" office:value="3195.5" table:style-name="ce23">
            <text:p>3,196</text:p>
          </table:table-cell>
          <table:table-cell office:value-type="currency" office:value="4218060" table:style-name="ce28">
            <text:p>£4,218,060</text:p>
          </table:table-cell>
          <table:table-cell table:style-name="ce179"/>
          <table:table-cell office:value-type="float" office:value="4371.5" table:style-name="ce23">
            <text:p>4,372</text:p>
          </table:table-cell>
          <table:table-cell office:value-type="float" office:value="1756.5" table:style-name="ce23">
            <text:p>1,757</text:p>
          </table:table-cell>
          <table:table-cell office:value-type="currency" office:value="1642327.5" table:style-name="ce28">
            <text:p>£1,642,328</text:p>
          </table:table-cell>
          <table:table-cell table:style-name="ce179"/>
          <table:table-cell office:value-type="float" office:value="46" table:style-name="ce29">
            <text:p>46</text:p>
          </table:table-cell>
          <table:table-cell office:value-type="currency" office:value="13800" table:style-name="ce181">
            <text:p>£13,800</text:p>
          </table:table-cell>
          <table:table-cell table:style-name="ce179"/>
          <table:table-cell office:value-type="float" office:value="91" table:style-name="ce23">
            <text:p>91</text:p>
          </table:table-cell>
          <table:table-cell office:value-type="currency" office:value="209300" table:style-name="ce28">
            <text:p>£209,300</text:p>
          </table:table-cell>
          <table:table-cell table:style-name="ce179"/>
          <table:table-cell office:value-type="float" office:value="5089" table:style-name="ce178">
            <text:p>5,089</text:p>
          </table:table-cell>
          <table:table-cell office:value-type="currency" office:value="6083487.5" table:style-name="ce37">
            <text:p>£6,083,488</text:p>
          </table:table-cell>
          <table:table-cell table:number-columns-repeated="16364"/>
        </table:table-row>
        <table:table-row table:style-name="ro7">
          <table:table-cell/>
          <table:table-cell office:value-type="string" table:style-name="ce23">
            <text:p>Stockport</text:p>
          </table:table-cell>
          <table:table-cell office:value-type="float" office:value="9382" table:style-name="ce23">
            <text:p>9,382</text:p>
          </table:table-cell>
          <table:table-cell table:style-name="ce179"/>
          <table:table-cell office:value-type="float" office:value="7201" table:style-name="ce23">
            <text:p>7,201</text:p>
          </table:table-cell>
          <table:table-cell office:value-type="float" office:value="1967" table:style-name="ce23">
            <text:p>1,967</text:p>
          </table:table-cell>
          <table:table-cell office:value-type="currency" office:value="2596440" table:style-name="ce28">
            <text:p>£2,596,440</text:p>
          </table:table-cell>
          <table:table-cell table:style-name="ce179"/>
          <table:table-cell office:value-type="float" office:value="2181" table:style-name="ce23">
            <text:p>2,181</text:p>
          </table:table-cell>
          <table:table-cell office:value-type="float" office:value="568" table:style-name="ce23">
            <text:p>568</text:p>
          </table:table-cell>
          <table:table-cell office:value-type="currency" office:value="531080" table:style-name="ce28">
            <text:p>£531,080</text:p>
          </table:table-cell>
          <table:table-cell table:style-name="ce179"/>
          <table:table-cell office:value-type="float" office:value="18" table:style-name="ce29">
            <text:p>18</text:p>
          </table:table-cell>
          <table:table-cell office:value-type="currency" office:value="5400" table:style-name="ce181">
            <text:p>£5,400</text:p>
          </table:table-cell>
          <table:table-cell table:style-name="ce179"/>
          <table:table-cell office:value-type="float" office:value="121" table:style-name="ce23">
            <text:p>121</text:p>
          </table:table-cell>
          <table:table-cell office:value-type="currency" office:value="278300" table:style-name="ce28">
            <text:p>£278,300</text:p>
          </table:table-cell>
          <table:table-cell table:style-name="ce179"/>
          <table:table-cell office:value-type="float" office:value="2674" table:style-name="ce178">
            <text:p>2,674</text:p>
          </table:table-cell>
          <table:table-cell office:value-type="currency" office:value="3411220" table:style-name="ce37">
            <text:p>£3,411,220</text:p>
          </table:table-cell>
          <table:table-cell table:number-columns-repeated="16364"/>
        </table:table-row>
        <table:table-row table:style-name="ro7">
          <table:table-cell/>
          <table:table-cell office:value-type="string" table:style-name="ce23">
            <text:p>Denton and Reddish</text:p>
          </table:table-cell>
          <table:table-cell office:value-type="float" office:value="13011" table:style-name="ce23">
            <text:p>13,011</text:p>
          </table:table-cell>
          <table:table-cell table:style-name="ce179"/>
          <table:table-cell office:value-type="float" office:value="7786" table:style-name="ce23">
            <text:p>7,786</text:p>
          </table:table-cell>
          <table:table-cell office:value-type="float" office:value="2022" table:style-name="ce23">
            <text:p>2,022</text:p>
          </table:table-cell>
          <table:table-cell office:value-type="currency" office:value="2669040" table:style-name="ce28">
            <text:p>£2,669,040</text:p>
          </table:table-cell>
          <table:table-cell table:style-name="ce179"/>
          <table:table-cell office:value-type="float" office:value="5225" table:style-name="ce23">
            <text:p>5,225</text:p>
          </table:table-cell>
          <table:table-cell office:value-type="float" office:value="1844" table:style-name="ce23">
            <text:p>1,844</text:p>
          </table:table-cell>
          <table:table-cell office:value-type="currency" office:value="1724140" table:style-name="ce28">
            <text:p>£1,724,140</text:p>
          </table:table-cell>
          <table:table-cell table:style-name="ce179"/>
          <table:table-cell office:value-type="float" office:value="31" table:style-name="ce29">
            <text:p>31</text:p>
          </table:table-cell>
          <table:table-cell office:value-type="currency" office:value="9300" table:style-name="ce181">
            <text:p>£9,300</text:p>
          </table:table-cell>
          <table:table-cell table:style-name="ce179"/>
          <table:table-cell office:value-type="float" office:value="105" table:style-name="ce23">
            <text:p>105</text:p>
          </table:table-cell>
          <table:table-cell office:value-type="currency" office:value="241500" table:style-name="ce28">
            <text:p>£241,500</text:p>
          </table:table-cell>
          <table:table-cell table:style-name="ce179"/>
          <table:table-cell office:value-type="float" office:value="4002" table:style-name="ce178">
            <text:p>4,002</text:p>
          </table:table-cell>
          <table:table-cell office:value-type="currency" office:value="4643980" table:style-name="ce37">
            <text:p>£4,643,980</text:p>
          </table:table-cell>
          <table:table-cell table:number-columns-repeated="16364"/>
        </table:table-row>
        <table:table-row table:style-name="ro7">
          <table:table-cell/>
          <table:table-cell office:value-type="string" table:style-name="ce23">
            <text:p>Cheadle</text:p>
          </table:table-cell>
          <table:table-cell office:value-type="float" office:value="15719" table:style-name="ce23">
            <text:p>15,719</text:p>
          </table:table-cell>
          <table:table-cell table:style-name="ce179"/>
          <table:table-cell office:value-type="float" office:value="8394" table:style-name="ce23">
            <text:p>8,394</text:p>
          </table:table-cell>
          <table:table-cell office:value-type="float" office:value="873" table:style-name="ce23">
            <text:p>873</text:p>
          </table:table-cell>
          <table:table-cell office:value-type="currency" office:value="1152360" table:style-name="ce28">
            <text:p>£1,152,360</text:p>
          </table:table-cell>
          <table:table-cell table:style-name="ce179"/>
          <table:table-cell office:value-type="float" office:value="7325" table:style-name="ce23">
            <text:p>7,325</text:p>
          </table:table-cell>
          <table:table-cell office:value-type="float" office:value="1403.5" table:style-name="ce23">
            <text:p>1,404</text:p>
          </table:table-cell>
          <table:table-cell office:value-type="currency" office:value="1312272.5" table:style-name="ce28">
            <text:p>£1,312,273</text:p>
          </table:table-cell>
          <table:table-cell table:style-name="ce179"/>
          <table:table-cell office:value-type="float" office:value="29" table:style-name="ce29">
            <text:p>29</text:p>
          </table:table-cell>
          <table:table-cell office:value-type="currency" office:value="8700" table:style-name="ce181">
            <text:p>£8,700</text:p>
          </table:table-cell>
          <table:table-cell table:style-name="ce179"/>
          <table:table-cell office:value-type="float" office:value="156.58333333333334" table:style-name="ce23">
            <text:p>157</text:p>
          </table:table-cell>
          <table:table-cell office:value-type="currency" office:value="360141.66666666669" table:style-name="ce28">
            <text:p>£360,142</text:p>
          </table:table-cell>
          <table:table-cell table:style-name="ce179"/>
          <table:table-cell office:value-type="float" office:value="2462.0833333333335" table:style-name="ce178">
            <text:p>2,462</text:p>
          </table:table-cell>
          <table:table-cell office:value-type="currency" office:value="2833474.1666666665" table:style-name="ce37">
            <text:p>£2,833,474</text:p>
          </table:table-cell>
          <table:table-cell table:number-columns-repeated="16364"/>
        </table:table-row>
        <table:table-row table:style-name="ro7">
          <table:table-cell/>
          <table:table-cell office:value-type="string" table:style-name="ce23">
            <text:p>Hazel Grove</text:p>
          </table:table-cell>
          <table:table-cell office:value-type="float" office:value="9901" table:style-name="ce23">
            <text:p>9,901</text:p>
          </table:table-cell>
          <table:table-cell table:style-name="ce179"/>
          <table:table-cell office:value-type="float" office:value="6412" table:style-name="ce23">
            <text:p>6,412</text:p>
          </table:table-cell>
          <table:table-cell office:value-type="float" office:value="1146" table:style-name="ce23">
            <text:p>1,146</text:p>
          </table:table-cell>
          <table:table-cell office:value-type="currency" office:value="1512720" table:style-name="ce28">
            <text:p>£1,512,720</text:p>
          </table:table-cell>
          <table:table-cell table:style-name="ce179"/>
          <table:table-cell office:value-type="float" office:value="3489" table:style-name="ce23">
            <text:p>3,489</text:p>
          </table:table-cell>
          <table:table-cell office:value-type="float" office:value="946" table:style-name="ce23">
            <text:p>946</text:p>
          </table:table-cell>
          <table:table-cell office:value-type="currency" office:value="884510" table:style-name="ce28">
            <text:p>£884,510</text:p>
          </table:table-cell>
          <table:table-cell table:style-name="ce179"/>
          <table:table-cell office:value-type="float" office:value="34" table:style-name="ce29">
            <text:p>34</text:p>
          </table:table-cell>
          <table:table-cell office:value-type="currency" office:value="10200" table:style-name="ce181">
            <text:p>£10,200</text:p>
          </table:table-cell>
          <table:table-cell table:style-name="ce179"/>
          <table:table-cell office:value-type="float" office:value="99" table:style-name="ce23">
            <text:p>99</text:p>
          </table:table-cell>
          <table:table-cell office:value-type="currency" office:value="227700" table:style-name="ce28">
            <text:p>£227,700</text:p>
          </table:table-cell>
          <table:table-cell table:style-name="ce179"/>
          <table:table-cell office:value-type="float" office:value="2225" table:style-name="ce178">
            <text:p>2,225</text:p>
          </table:table-cell>
          <table:table-cell office:value-type="currency" office:value="2635130" table:style-name="ce37">
            <text:p>£2,635,130</text:p>
          </table:table-cell>
          <table:table-cell table:number-columns-repeated="16364"/>
        </table:table-row>
        <table:table-row table:style-name="ro7">
          <table:table-cell/>
          <table:table-cell office:value-type="string" table:style-name="ce23">
            <text:p>Stalybridge and Hyde</text:p>
          </table:table-cell>
          <table:table-cell office:value-type="float" office:value="14569" table:style-name="ce23">
            <text:p>14,569</text:p>
          </table:table-cell>
          <table:table-cell table:style-name="ce179"/>
          <table:table-cell office:value-type="float" office:value="8914.5" table:style-name="ce23">
            <text:p>8,915</text:p>
          </table:table-cell>
          <table:table-cell office:value-type="float" office:value="2385.1666666666665" table:style-name="ce23">
            <text:p>2,385</text:p>
          </table:table-cell>
          <table:table-cell office:value-type="currency" office:value="3148420" table:style-name="ce28">
            <text:p>£3,148,420</text:p>
          </table:table-cell>
          <table:table-cell table:style-name="ce179"/>
          <table:table-cell office:value-type="float" office:value="5654.4999999999982" table:style-name="ce23">
            <text:p>5,655</text:p>
          </table:table-cell>
          <table:table-cell office:value-type="float" office:value="1859.9999999999995" table:style-name="ce23">
            <text:p>1,860</text:p>
          </table:table-cell>
          <table:table-cell office:value-type="currency" office:value="1739099.9999999998" table:style-name="ce28">
            <text:p>£1,739,100</text:p>
          </table:table-cell>
          <table:table-cell table:style-name="ce179"/>
          <table:table-cell office:value-type="float" office:value="58" table:style-name="ce29">
            <text:p>58</text:p>
          </table:table-cell>
          <table:table-cell office:value-type="currency" office:value="17400" table:style-name="ce181">
            <text:p>£17,400</text:p>
          </table:table-cell>
          <table:table-cell table:style-name="ce179"/>
          <table:table-cell office:value-type="float" office:value="98" table:style-name="ce23">
            <text:p>98</text:p>
          </table:table-cell>
          <table:table-cell office:value-type="currency" office:value="225400" table:style-name="ce28">
            <text:p>£225,400</text:p>
          </table:table-cell>
          <table:table-cell table:style-name="ce179"/>
          <table:table-cell office:value-type="float" office:value="4401.1666666666661" table:style-name="ce178">
            <text:p>4,401</text:p>
          </table:table-cell>
          <table:table-cell office:value-type="currency" office:value="5130320" table:style-name="ce37">
            <text:p>£5,130,320</text:p>
          </table:table-cell>
          <table:table-cell table:number-columns-repeated="16364"/>
        </table:table-row>
        <table:table-row table:style-name="ro7">
          <table:table-cell/>
          <table:table-cell office:value-type="string" table:style-name="ce23">
            <text:p>Stretford and Urmston</text:p>
          </table:table-cell>
          <table:table-cell office:value-type="float" office:value="14518.5" table:style-name="ce23">
            <text:p>14,519</text:p>
          </table:table-cell>
          <table:table-cell table:style-name="ce179"/>
          <table:table-cell office:value-type="float" office:value="9217.5" table:style-name="ce23">
            <text:p>9,218</text:p>
          </table:table-cell>
          <table:table-cell office:value-type="float" office:value="1981.5" table:style-name="ce23">
            <text:p>1,982</text:p>
          </table:table-cell>
          <table:table-cell office:value-type="currency" office:value="2615580" table:style-name="ce28">
            <text:p>£2,615,580</text:p>
          </table:table-cell>
          <table:table-cell table:style-name="ce179"/>
          <table:table-cell office:value-type="float" office:value="5301" table:style-name="ce23">
            <text:p>5,301</text:p>
          </table:table-cell>
          <table:table-cell office:value-type="float" office:value="1559" table:style-name="ce23">
            <text:p>1,559</text:p>
          </table:table-cell>
          <table:table-cell office:value-type="currency" office:value="1457665" table:style-name="ce28">
            <text:p>£1,457,665</text:p>
          </table:table-cell>
          <table:table-cell table:style-name="ce179"/>
          <table:table-cell office:value-type="float" office:value="21" table:style-name="ce29">
            <text:p>21</text:p>
          </table:table-cell>
          <table:table-cell office:value-type="currency" office:value="6300" table:style-name="ce181">
            <text:p>£6,300</text:p>
          </table:table-cell>
          <table:table-cell table:style-name="ce179"/>
          <table:table-cell office:value-type="float" office:value="101" table:style-name="ce23">
            <text:p>101</text:p>
          </table:table-cell>
          <table:table-cell office:value-type="currency" office:value="232300" table:style-name="ce28">
            <text:p>£232,300</text:p>
          </table:table-cell>
          <table:table-cell table:style-name="ce179"/>
          <table:table-cell office:value-type="float" office:value="3662.5" table:style-name="ce178">
            <text:p>3,663</text:p>
          </table:table-cell>
          <table:table-cell office:value-type="currency" office:value="4311845" table:style-name="ce37">
            <text:p>£4,311,845</text:p>
          </table:table-cell>
          <table:table-cell table:number-columns-repeated="16364"/>
        </table:table-row>
        <table:table-row table:style-name="ro7">
          <table:table-cell/>
          <table:table-cell office:value-type="string" table:style-name="ce23">
            <text:p>Altrincham and Sale West</text:p>
          </table:table-cell>
          <table:table-cell office:value-type="float" office:value="17354" table:style-name="ce23">
            <text:p>17,354</text:p>
          </table:table-cell>
          <table:table-cell table:style-name="ce179"/>
          <table:table-cell office:value-type="float" office:value="8842" table:style-name="ce23">
            <text:p>8,842</text:p>
          </table:table-cell>
          <table:table-cell office:value-type="float" office:value="804" table:style-name="ce23">
            <text:p>804</text:p>
          </table:table-cell>
          <table:table-cell office:value-type="currency" office:value="1061280" table:style-name="ce28">
            <text:p>£1,061,280</text:p>
          </table:table-cell>
          <table:table-cell table:style-name="ce179"/>
          <table:table-cell office:value-type="float" office:value="8512" table:style-name="ce23">
            <text:p>8,512</text:p>
          </table:table-cell>
          <table:table-cell office:value-type="float" office:value="946" table:style-name="ce23">
            <text:p>946</text:p>
          </table:table-cell>
          <table:table-cell office:value-type="currency" office:value="884510" table:style-name="ce28">
            <text:p>£884,510</text:p>
          </table:table-cell>
          <table:table-cell table:style-name="ce179"/>
          <table:table-cell office:value-type="float" office:value="28" table:style-name="ce29">
            <text:p>28</text:p>
          </table:table-cell>
          <table:table-cell office:value-type="currency" office:value="8400" table:style-name="ce181">
            <text:p>£8,400</text:p>
          </table:table-cell>
          <table:table-cell table:style-name="ce179"/>
          <table:table-cell office:value-type="float" office:value="142" table:style-name="ce23">
            <text:p>142</text:p>
          </table:table-cell>
          <table:table-cell office:value-type="currency" office:value="326600" table:style-name="ce28">
            <text:p>£326,600</text:p>
          </table:table-cell>
          <table:table-cell table:style-name="ce179"/>
          <table:table-cell office:value-type="float" office:value="1920" table:style-name="ce178">
            <text:p>1,920</text:p>
          </table:table-cell>
          <table:table-cell office:value-type="currency" office:value="2280790" table:style-name="ce37">
            <text:p>£2,280,790</text:p>
          </table:table-cell>
          <table:table-cell table:number-columns-repeated="16364"/>
        </table:table-row>
        <table:table-row table:style-name="ro7">
          <table:table-cell/>
          <table:table-cell office:value-type="string" table:style-name="ce23">
            <text:p>Makerfield</text:p>
          </table:table-cell>
          <table:table-cell office:value-type="float" office:value="15100" table:style-name="ce23">
            <text:p>15,100</text:p>
          </table:table-cell>
          <table:table-cell table:style-name="ce179"/>
          <table:table-cell office:value-type="float" office:value="8825" table:style-name="ce23">
            <text:p>8,825</text:p>
          </table:table-cell>
          <table:table-cell office:value-type="float" office:value="1862" table:style-name="ce23">
            <text:p>1,862</text:p>
          </table:table-cell>
          <table:table-cell office:value-type="currency" office:value="2457840" table:style-name="ce28">
            <text:p>£2,457,840</text:p>
          </table:table-cell>
          <table:table-cell table:style-name="ce179"/>
          <table:table-cell office:value-type="float" office:value="6275" table:style-name="ce23">
            <text:p>6,275</text:p>
          </table:table-cell>
          <table:table-cell office:value-type="float" office:value="1428" table:style-name="ce23">
            <text:p>1,428</text:p>
          </table:table-cell>
          <table:table-cell office:value-type="currency" office:value="1335180" table:style-name="ce28">
            <text:p>£1,335,180</text:p>
          </table:table-cell>
          <table:table-cell table:style-name="ce179"/>
          <table:table-cell office:value-type="float" office:value="81" table:style-name="ce29">
            <text:p>81</text:p>
          </table:table-cell>
          <table:table-cell office:value-type="currency" office:value="24300" table:style-name="ce181">
            <text:p>£24,300</text:p>
          </table:table-cell>
          <table:table-cell table:style-name="ce179"/>
          <table:table-cell office:value-type="float" office:value="129" table:style-name="ce23">
            <text:p>129</text:p>
          </table:table-cell>
          <table:table-cell office:value-type="currency" office:value="296700" table:style-name="ce28">
            <text:p>£296,700</text:p>
          </table:table-cell>
          <table:table-cell table:style-name="ce179"/>
          <table:table-cell office:value-type="float" office:value="3500" table:style-name="ce178">
            <text:p>3,500</text:p>
          </table:table-cell>
          <table:table-cell office:value-type="currency" office:value="4114020" table:style-name="ce37">
            <text:p>£4,114,020</text:p>
          </table:table-cell>
          <table:table-cell table:number-columns-repeated="16364"/>
        </table:table-row>
        <table:table-row table:style-name="ro7">
          <table:table-cell/>
          <table:table-cell office:value-type="string" table:style-name="ce23">
            <text:p>Wigan</text:p>
          </table:table-cell>
          <table:table-cell office:value-type="float" office:value="13270" table:style-name="ce23">
            <text:p>13,270</text:p>
          </table:table-cell>
          <table:table-cell table:style-name="ce179"/>
          <table:table-cell office:value-type="float" office:value="7848" table:style-name="ce23">
            <text:p>7,848</text:p>
          </table:table-cell>
          <table:table-cell office:value-type="float" office:value="2162" table:style-name="ce23">
            <text:p>2,162</text:p>
          </table:table-cell>
          <table:table-cell office:value-type="currency" office:value="2853840" table:style-name="ce28">
            <text:p>£2,853,840</text:p>
          </table:table-cell>
          <table:table-cell table:style-name="ce179"/>
          <table:table-cell office:value-type="float" office:value="5422" table:style-name="ce23">
            <text:p>5,422</text:p>
          </table:table-cell>
          <table:table-cell office:value-type="float" office:value="1647" table:style-name="ce23">
            <text:p>1,647</text:p>
          </table:table-cell>
          <table:table-cell office:value-type="currency" office:value="1539945" table:style-name="ce28">
            <text:p>£1,539,945</text:p>
          </table:table-cell>
          <table:table-cell table:style-name="ce179"/>
          <table:table-cell office:value-type="float" office:value="72" table:style-name="ce29">
            <text:p>72</text:p>
          </table:table-cell>
          <table:table-cell office:value-type="currency" office:value="21600" table:style-name="ce181">
            <text:p>£21,600</text:p>
          </table:table-cell>
          <table:table-cell table:style-name="ce179"/>
          <table:table-cell office:value-type="float" office:value="128" table:style-name="ce23">
            <text:p>128</text:p>
          </table:table-cell>
          <table:table-cell office:value-type="currency" office:value="294400" table:style-name="ce28">
            <text:p>£294,400</text:p>
          </table:table-cell>
          <table:table-cell table:style-name="ce179"/>
          <table:table-cell office:value-type="float" office:value="4009" table:style-name="ce178">
            <text:p>4,009</text:p>
          </table:table-cell>
          <table:table-cell office:value-type="currency" office:value="4709785" table:style-name="ce37">
            <text:p>£4,709,785</text:p>
          </table:table-cell>
          <table:table-cell table:number-columns-repeated="16364"/>
        </table:table-row>
        <table:table-row table:style-name="ro7">
          <table:table-cell/>
          <table:table-cell office:value-type="string" table:style-name="ce23">
            <text:p>Leigh</text:p>
          </table:table-cell>
          <table:table-cell office:value-type="float" office:value="14801" table:style-name="ce23">
            <text:p>14,801</text:p>
          </table:table-cell>
          <table:table-cell table:style-name="ce179"/>
          <table:table-cell office:value-type="float" office:value="8644" table:style-name="ce23">
            <text:p>8,644</text:p>
          </table:table-cell>
          <table:table-cell office:value-type="float" office:value="1955" table:style-name="ce23">
            <text:p>1,955</text:p>
          </table:table-cell>
          <table:table-cell office:value-type="currency" office:value="2580600" table:style-name="ce28">
            <text:p>£2,580,600</text:p>
          </table:table-cell>
          <table:table-cell table:style-name="ce179"/>
          <table:table-cell office:value-type="float" office:value="6157" table:style-name="ce23">
            <text:p>6,157</text:p>
          </table:table-cell>
          <table:table-cell office:value-type="float" office:value="1748" table:style-name="ce23">
            <text:p>1,748</text:p>
          </table:table-cell>
          <table:table-cell office:value-type="currency" office:value="1634380" table:style-name="ce28">
            <text:p>£1,634,380</text:p>
          </table:table-cell>
          <table:table-cell table:style-name="ce179"/>
          <table:table-cell office:value-type="float" office:value="69" table:style-name="ce29">
            <text:p>69</text:p>
          </table:table-cell>
          <table:table-cell office:value-type="currency" office:value="20700" table:style-name="ce181">
            <text:p>£20,700</text:p>
          </table:table-cell>
          <table:table-cell table:style-name="ce179"/>
          <table:table-cell office:value-type="float" office:value="112" table:style-name="ce23">
            <text:p>112</text:p>
          </table:table-cell>
          <table:table-cell office:value-type="currency" office:value="257600" table:style-name="ce28">
            <text:p>£257,600</text:p>
          </table:table-cell>
          <table:table-cell table:style-name="ce179"/>
          <table:table-cell office:value-type="float" office:value="3884" table:style-name="ce178">
            <text:p>3,884</text:p>
          </table:table-cell>
          <table:table-cell office:value-type="currency" office:value="4493280" table:style-name="ce37">
            <text:p>£4,493,280</text:p>
          </table:table-cell>
          <table:table-cell table:number-columns-repeated="16364"/>
        </table:table-row>
        <table:table-row table:style-name="ro7">
          <table:table-cell/>
          <table:table-cell office:value-type="string" table:style-name="ce23">
            <text:p>Barnsley Central</text:p>
          </table:table-cell>
          <table:table-cell office:value-type="float" office:value="10820" table:style-name="ce23">
            <text:p>10,820</text:p>
          </table:table-cell>
          <table:table-cell table:style-name="ce179"/>
          <table:table-cell office:value-type="float" office:value="7874" table:style-name="ce23">
            <text:p>7,874</text:p>
          </table:table-cell>
          <table:table-cell office:value-type="float" office:value="2404" table:style-name="ce23">
            <text:p>2,404</text:p>
          </table:table-cell>
          <table:table-cell office:value-type="currency" office:value="3173280" table:style-name="ce28">
            <text:p>£3,173,280</text:p>
          </table:table-cell>
          <table:table-cell table:style-name="ce179"/>
          <table:table-cell office:value-type="float" office:value="2946" table:style-name="ce23">
            <text:p>2,946</text:p>
          </table:table-cell>
          <table:table-cell office:value-type="float" office:value="1097" table:style-name="ce23">
            <text:p>1,097</text:p>
          </table:table-cell>
          <table:table-cell office:value-type="currency" office:value="1025695" table:style-name="ce28">
            <text:p>£1,025,695</text:p>
          </table:table-cell>
          <table:table-cell table:style-name="ce179"/>
          <table:table-cell office:value-type="float" office:value="41" table:style-name="ce29">
            <text:p>41</text:p>
          </table:table-cell>
          <table:table-cell office:value-type="currency" office:value="12300" table:style-name="ce181">
            <text:p>£12,300</text:p>
          </table:table-cell>
          <table:table-cell table:style-name="ce179"/>
          <table:table-cell office:value-type="float" office:value="93" table:style-name="ce23">
            <text:p>93</text:p>
          </table:table-cell>
          <table:table-cell office:value-type="currency" office:value="213900" table:style-name="ce28">
            <text:p>£213,900</text:p>
          </table:table-cell>
          <table:table-cell table:style-name="ce179"/>
          <table:table-cell office:value-type="float" office:value="3635" table:style-name="ce178">
            <text:p>3,635</text:p>
          </table:table-cell>
          <table:table-cell office:value-type="currency" office:value="4425175" table:style-name="ce37">
            <text:p>£4,425,175</text:p>
          </table:table-cell>
          <table:table-cell table:number-columns-repeated="16364"/>
        </table:table-row>
        <table:table-row table:style-name="ro7">
          <table:table-cell/>
          <table:table-cell office:value-type="string" table:style-name="ce23">
            <text:p>Penistone and Stocksbridge</text:p>
          </table:table-cell>
          <table:table-cell office:value-type="float" office:value="12920.000000000004" table:style-name="ce23">
            <text:p>12,920</text:p>
          </table:table-cell>
          <table:table-cell table:style-name="ce179"/>
          <table:table-cell office:value-type="float" office:value="7099" table:style-name="ce23">
            <text:p>7,099</text:p>
          </table:table-cell>
          <table:table-cell office:value-type="float" office:value="1144" table:style-name="ce23">
            <text:p>1,144</text:p>
          </table:table-cell>
          <table:table-cell office:value-type="currency" office:value="1510080" table:style-name="ce28">
            <text:p>£1,510,080</text:p>
          </table:table-cell>
          <table:table-cell table:style-name="ce179"/>
          <table:table-cell office:value-type="float" office:value="5821.0000000000027" table:style-name="ce23">
            <text:p>5,821</text:p>
          </table:table-cell>
          <table:table-cell office:value-type="float" office:value="1384.9999999999998" table:style-name="ce23">
            <text:p>1,385</text:p>
          </table:table-cell>
          <table:table-cell office:value-type="currency" office:value="1294974.9999999998" table:style-name="ce28">
            <text:p>£1,294,975</text:p>
          </table:table-cell>
          <table:table-cell table:style-name="ce179"/>
          <table:table-cell office:value-type="float" office:value="95" table:style-name="ce29">
            <text:p>95</text:p>
          </table:table-cell>
          <table:table-cell office:value-type="currency" office:value="28500" table:style-name="ce181">
            <text:p>£28,500</text:p>
          </table:table-cell>
          <table:table-cell table:style-name="ce179"/>
          <table:table-cell office:value-type="float" office:value="96" table:style-name="ce23">
            <text:p>96</text:p>
          </table:table-cell>
          <table:table-cell office:value-type="currency" office:value="220800" table:style-name="ce28">
            <text:p>£220,800</text:p>
          </table:table-cell>
          <table:table-cell table:style-name="ce179"/>
          <table:table-cell office:value-type="float" office:value="2720" table:style-name="ce178">
            <text:p>2,720</text:p>
          </table:table-cell>
          <table:table-cell office:value-type="currency" office:value="3054355" table:style-name="ce37">
            <text:p>£3,054,355</text:p>
          </table:table-cell>
          <table:table-cell table:number-columns-repeated="16364"/>
        </table:table-row>
        <table:table-row table:style-name="ro7">
          <table:table-cell/>
          <table:table-cell office:value-type="string" table:style-name="ce23">
            <text:p>Barnsley East</text:p>
          </table:table-cell>
          <table:table-cell office:value-type="float" office:value="11704" table:style-name="ce23">
            <text:p>11,704</text:p>
          </table:table-cell>
          <table:table-cell table:style-name="ce179"/>
          <table:table-cell office:value-type="float" office:value="7579" table:style-name="ce23">
            <text:p>7,579</text:p>
          </table:table-cell>
          <table:table-cell office:value-type="float" office:value="2485" table:style-name="ce23">
            <text:p>2,485</text:p>
          </table:table-cell>
          <table:table-cell office:value-type="currency" office:value="3280200" table:style-name="ce28">
            <text:p>£3,280,200</text:p>
          </table:table-cell>
          <table:table-cell table:style-name="ce179"/>
          <table:table-cell office:value-type="float" office:value="4125" table:style-name="ce23">
            <text:p>4,125</text:p>
          </table:table-cell>
          <table:table-cell office:value-type="float" office:value="1628" table:style-name="ce23">
            <text:p>1,628</text:p>
          </table:table-cell>
          <table:table-cell office:value-type="currency" office:value="1522180" table:style-name="ce28">
            <text:p>£1,522,180</text:p>
          </table:table-cell>
          <table:table-cell table:style-name="ce179"/>
          <table:table-cell office:value-type="float" office:value="75" table:style-name="ce29">
            <text:p>75</text:p>
          </table:table-cell>
          <table:table-cell office:value-type="currency" office:value="22500" table:style-name="ce181">
            <text:p>£22,500</text:p>
          </table:table-cell>
          <table:table-cell table:style-name="ce179"/>
          <table:table-cell office:value-type="float" office:value="71" table:style-name="ce23">
            <text:p>71</text:p>
          </table:table-cell>
          <table:table-cell office:value-type="currency" office:value="163300" table:style-name="ce28">
            <text:p>£163,300</text:p>
          </table:table-cell>
          <table:table-cell table:style-name="ce179"/>
          <table:table-cell office:value-type="float" office:value="4259" table:style-name="ce178">
            <text:p>4,259</text:p>
          </table:table-cell>
          <table:table-cell office:value-type="currency" office:value="4988180" table:style-name="ce37">
            <text:p>£4,988,180</text:p>
          </table:table-cell>
          <table:table-cell table:number-columns-repeated="16364"/>
        </table:table-row>
        <table:table-row table:style-name="ro7">
          <table:table-cell/>
          <table:table-cell office:value-type="string" table:style-name="ce23">
            <text:p>Wentworth and Dearne</text:p>
          </table:table-cell>
          <table:table-cell office:value-type="float" office:value="14846" table:style-name="ce23">
            <text:p>14,846</text:p>
          </table:table-cell>
          <table:table-cell table:style-name="ce179"/>
          <table:table-cell office:value-type="float" office:value="9380" table:style-name="ce23">
            <text:p>9,380</text:p>
          </table:table-cell>
          <table:table-cell office:value-type="float" office:value="2782" table:style-name="ce23">
            <text:p>2,782</text:p>
          </table:table-cell>
          <table:table-cell office:value-type="currency" office:value="3672240" table:style-name="ce28">
            <text:p>£3,672,240</text:p>
          </table:table-cell>
          <table:table-cell table:style-name="ce179"/>
          <table:table-cell office:value-type="float" office:value="5466" table:style-name="ce23">
            <text:p>5,466</text:p>
          </table:table-cell>
          <table:table-cell office:value-type="float" office:value="2135" table:style-name="ce23">
            <text:p>2,135</text:p>
          </table:table-cell>
          <table:table-cell office:value-type="currency" office:value="1996225" table:style-name="ce28">
            <text:p>£1,996,225</text:p>
          </table:table-cell>
          <table:table-cell table:style-name="ce179"/>
          <table:table-cell office:value-type="float" office:value="102" table:style-name="ce29">
            <text:p>102</text:p>
          </table:table-cell>
          <table:table-cell office:value-type="currency" office:value="30600" table:style-name="ce181">
            <text:p>£30,600</text:p>
          </table:table-cell>
          <table:table-cell table:style-name="ce179"/>
          <table:table-cell office:value-type="float" office:value="96" table:style-name="ce23">
            <text:p>96</text:p>
          </table:table-cell>
          <table:table-cell office:value-type="currency" office:value="220800" table:style-name="ce28">
            <text:p>£220,800</text:p>
          </table:table-cell>
          <table:table-cell table:style-name="ce179"/>
          <table:table-cell office:value-type="float" office:value="5115" table:style-name="ce178">
            <text:p>5,115</text:p>
          </table:table-cell>
          <table:table-cell office:value-type="currency" office:value="5919865" table:style-name="ce37">
            <text:p>£5,919,865</text:p>
          </table:table-cell>
          <table:table-cell table:number-columns-repeated="16364"/>
        </table:table-row>
        <table:table-row table:style-name="ro7">
          <table:table-cell/>
          <table:table-cell office:value-type="string" table:style-name="ce23">
            <text:p>Doncaster North</text:p>
          </table:table-cell>
          <table:table-cell office:value-type="float" office:value="13344.5" table:style-name="ce23">
            <text:p>13,345</text:p>
          </table:table-cell>
          <table:table-cell table:style-name="ce179"/>
          <table:table-cell office:value-type="float" office:value="8854.5" table:style-name="ce23">
            <text:p>8,855</text:p>
          </table:table-cell>
          <table:table-cell office:value-type="float" office:value="2828" table:style-name="ce23">
            <text:p>2,828</text:p>
          </table:table-cell>
          <table:table-cell office:value-type="currency" office:value="3732960" table:style-name="ce28">
            <text:p>£3,732,960</text:p>
          </table:table-cell>
          <table:table-cell table:style-name="ce179"/>
          <table:table-cell office:value-type="float" office:value="4490" table:style-name="ce23">
            <text:p>4,490</text:p>
          </table:table-cell>
          <table:table-cell office:value-type="float" office:value="1596" table:style-name="ce23">
            <text:p>1,596</text:p>
          </table:table-cell>
          <table:table-cell office:value-type="currency" office:value="1492260" table:style-name="ce28">
            <text:p>£1,492,260</text:p>
          </table:table-cell>
          <table:table-cell table:style-name="ce179"/>
          <table:table-cell office:value-type="float" office:value="73" table:style-name="ce29">
            <text:p>73</text:p>
          </table:table-cell>
          <table:table-cell office:value-type="currency" office:value="21900" table:style-name="ce181">
            <text:p>£21,900</text:p>
          </table:table-cell>
          <table:table-cell table:style-name="ce179"/>
          <table:table-cell office:value-type="float" office:value="85" table:style-name="ce23">
            <text:p>85</text:p>
          </table:table-cell>
          <table:table-cell office:value-type="currency" office:value="195500" table:style-name="ce28">
            <text:p>£195,500</text:p>
          </table:table-cell>
          <table:table-cell table:style-name="ce179"/>
          <table:table-cell office:value-type="float" office:value="4582" table:style-name="ce178">
            <text:p>4,582</text:p>
          </table:table-cell>
          <table:table-cell office:value-type="currency" office:value="5442620" table:style-name="ce37">
            <text:p>£5,442,620</text:p>
          </table:table-cell>
          <table:table-cell table:number-columns-repeated="16364"/>
        </table:table-row>
        <table:table-row table:style-name="ro7">
          <table:table-cell/>
          <table:table-cell office:value-type="string" table:style-name="ce23">
            <text:p>Doncaster Central</text:p>
          </table:table-cell>
          <table:table-cell office:value-type="float" office:value="14308.5" table:style-name="ce23">
            <text:p>14,309</text:p>
          </table:table-cell>
          <table:table-cell table:style-name="ce179"/>
          <table:table-cell office:value-type="float" office:value="9099" table:style-name="ce23">
            <text:p>9,099</text:p>
          </table:table-cell>
          <table:table-cell office:value-type="float" office:value="2418" table:style-name="ce23">
            <text:p>2,418</text:p>
          </table:table-cell>
          <table:table-cell office:value-type="currency" office:value="3191760" table:style-name="ce28">
            <text:p>£3,191,760</text:p>
          </table:table-cell>
          <table:table-cell table:style-name="ce179"/>
          <table:table-cell office:value-type="float" office:value="5209.4999999999991" table:style-name="ce23">
            <text:p>5,210</text:p>
          </table:table-cell>
          <table:table-cell office:value-type="float" office:value="1711.5833333333335" table:style-name="ce23">
            <text:p>1,712</text:p>
          </table:table-cell>
          <table:table-cell office:value-type="currency" office:value="1600330.4166666667" table:style-name="ce28">
            <text:p>£1,600,330</text:p>
          </table:table-cell>
          <table:table-cell table:style-name="ce179"/>
          <table:table-cell office:value-type="float" office:value="106" table:style-name="ce29">
            <text:p>106</text:p>
          </table:table-cell>
          <table:table-cell office:value-type="currency" office:value="31800" table:style-name="ce181">
            <text:p>£31,800</text:p>
          </table:table-cell>
          <table:table-cell table:style-name="ce179"/>
          <table:table-cell office:value-type="float" office:value="58" table:style-name="ce23">
            <text:p>58</text:p>
          </table:table-cell>
          <table:table-cell office:value-type="currency" office:value="133400" table:style-name="ce28">
            <text:p>£133,400</text:p>
          </table:table-cell>
          <table:table-cell table:style-name="ce179"/>
          <table:table-cell office:value-type="float" office:value="4293.5833333333339" table:style-name="ce178">
            <text:p>4,294</text:p>
          </table:table-cell>
          <table:table-cell office:value-type="currency" office:value="4957290.416666667" table:style-name="ce37">
            <text:p>£4,957,290</text:p>
          </table:table-cell>
          <table:table-cell table:number-columns-repeated="16364"/>
        </table:table-row>
        <table:table-row table:style-name="ro7">
          <table:table-cell/>
          <table:table-cell office:value-type="string" table:style-name="ce23">
            <text:p>Don Valley</text:p>
          </table:table-cell>
          <table:table-cell office:value-type="float" office:value="14675.000000000002" table:style-name="ce23">
            <text:p>14,675</text:p>
          </table:table-cell>
          <table:table-cell table:style-name="ce179"/>
          <table:table-cell office:value-type="float" office:value="8393.5" table:style-name="ce23">
            <text:p>8,394</text:p>
          </table:table-cell>
          <table:table-cell office:value-type="float" office:value="2239" table:style-name="ce23">
            <text:p>2,239</text:p>
          </table:table-cell>
          <table:table-cell office:value-type="currency" office:value="2955480" table:style-name="ce28">
            <text:p>£2,955,480</text:p>
          </table:table-cell>
          <table:table-cell table:style-name="ce179"/>
          <table:table-cell office:value-type="float" office:value="6281.5" table:style-name="ce23">
            <text:p>6,282</text:p>
          </table:table-cell>
          <table:table-cell office:value-type="float" office:value="1981.5" table:style-name="ce23">
            <text:p>1,982</text:p>
          </table:table-cell>
          <table:table-cell office:value-type="currency" office:value="1852702.5" table:style-name="ce28">
            <text:p>£1,852,703</text:p>
          </table:table-cell>
          <table:table-cell table:style-name="ce179"/>
          <table:table-cell office:value-type="float" office:value="117" table:style-name="ce29">
            <text:p>117</text:p>
          </table:table-cell>
          <table:table-cell office:value-type="currency" office:value="35100" table:style-name="ce181">
            <text:p>£35,100</text:p>
          </table:table-cell>
          <table:table-cell table:style-name="ce179"/>
          <table:table-cell office:value-type="float" office:value="83" table:style-name="ce23">
            <text:p>83</text:p>
          </table:table-cell>
          <table:table-cell office:value-type="currency" office:value="190900" table:style-name="ce28">
            <text:p>£190,900</text:p>
          </table:table-cell>
          <table:table-cell table:style-name="ce179"/>
          <table:table-cell office:value-type="float" office:value="4420.5" table:style-name="ce178">
            <text:p>4,421</text:p>
          </table:table-cell>
          <table:table-cell office:value-type="currency" office:value="5034182.5" table:style-name="ce37">
            <text:p>£5,034,183</text:p>
          </table:table-cell>
          <table:table-cell table:number-columns-repeated="16364"/>
        </table:table-row>
        <table:table-row table:style-name="ro7">
          <table:table-cell/>
          <table:table-cell office:value-type="string" table:style-name="ce23">
            <text:p>Rother Valley</text:p>
          </table:table-cell>
          <table:table-cell office:value-type="float" office:value="14425" table:style-name="ce23">
            <text:p>14,425</text:p>
          </table:table-cell>
          <table:table-cell table:style-name="ce179"/>
          <table:table-cell office:value-type="float" office:value="7923" table:style-name="ce23">
            <text:p>7,923</text:p>
          </table:table-cell>
          <table:table-cell office:value-type="float" office:value="1792" table:style-name="ce23">
            <text:p>1,792</text:p>
          </table:table-cell>
          <table:table-cell office:value-type="currency" office:value="2365440" table:style-name="ce28">
            <text:p>£2,365,440</text:p>
          </table:table-cell>
          <table:table-cell table:style-name="ce179"/>
          <table:table-cell office:value-type="float" office:value="6502" table:style-name="ce23">
            <text:p>6,502</text:p>
          </table:table-cell>
          <table:table-cell office:value-type="float" office:value="1663" table:style-name="ce23">
            <text:p>1,663</text:p>
          </table:table-cell>
          <table:table-cell office:value-type="currency" office:value="1554905" table:style-name="ce28">
            <text:p>£1,554,905</text:p>
          </table:table-cell>
          <table:table-cell table:style-name="ce179"/>
          <table:table-cell office:value-type="float" office:value="71" table:style-name="ce29">
            <text:p>71</text:p>
          </table:table-cell>
          <table:table-cell office:value-type="currency" office:value="21300" table:style-name="ce181">
            <text:p>£21,300</text:p>
          </table:table-cell>
          <table:table-cell table:style-name="ce179"/>
          <table:table-cell office:value-type="float" office:value="134" table:style-name="ce23">
            <text:p>134</text:p>
          </table:table-cell>
          <table:table-cell office:value-type="currency" office:value="308200" table:style-name="ce28">
            <text:p>£308,200</text:p>
          </table:table-cell>
          <table:table-cell table:style-name="ce179"/>
          <table:table-cell office:value-type="float" office:value="3660" table:style-name="ce178">
            <text:p>3,660</text:p>
          </table:table-cell>
          <table:table-cell office:value-type="currency" office:value="4249845" table:style-name="ce37">
            <text:p>£4,249,845</text:p>
          </table:table-cell>
          <table:table-cell table:number-columns-repeated="16364"/>
        </table:table-row>
        <table:table-row table:style-name="ro7">
          <table:table-cell/>
          <table:table-cell office:value-type="string" table:style-name="ce23">
            <text:p>Rotherham</text:p>
          </table:table-cell>
          <table:table-cell office:value-type="float" office:value="13961" table:style-name="ce23">
            <text:p>13,961</text:p>
          </table:table-cell>
          <table:table-cell table:style-name="ce179"/>
          <table:table-cell office:value-type="float" office:value="8318" table:style-name="ce23">
            <text:p>8,318</text:p>
          </table:table-cell>
          <table:table-cell office:value-type="float" office:value="2797" table:style-name="ce23">
            <text:p>2,797</text:p>
          </table:table-cell>
          <table:table-cell office:value-type="currency" office:value="3692040" table:style-name="ce28">
            <text:p>£3,692,040</text:p>
          </table:table-cell>
          <table:table-cell table:style-name="ce179"/>
          <table:table-cell office:value-type="float" office:value="5643" table:style-name="ce23">
            <text:p>5,643</text:p>
          </table:table-cell>
          <table:table-cell office:value-type="float" office:value="2088" table:style-name="ce23">
            <text:p>2,088</text:p>
          </table:table-cell>
          <table:table-cell office:value-type="currency" office:value="1952280" table:style-name="ce28">
            <text:p>£1,952,280</text:p>
          </table:table-cell>
          <table:table-cell table:style-name="ce179"/>
          <table:table-cell office:value-type="float" office:value="17" table:style-name="ce29">
            <text:p>17</text:p>
          </table:table-cell>
          <table:table-cell office:value-type="currency" office:value="5100" table:style-name="ce181">
            <text:p>£5,100</text:p>
          </table:table-cell>
          <table:table-cell table:style-name="ce179"/>
          <table:table-cell office:value-type="float" office:value="62" table:style-name="ce23">
            <text:p>62</text:p>
          </table:table-cell>
          <table:table-cell office:value-type="currency" office:value="142600" table:style-name="ce28">
            <text:p>£142,600</text:p>
          </table:table-cell>
          <table:table-cell table:style-name="ce179"/>
          <table:table-cell office:value-type="float" office:value="4964" table:style-name="ce178">
            <text:p>4,964</text:p>
          </table:table-cell>
          <table:table-cell office:value-type="currency" office:value="5792020" table:style-name="ce37">
            <text:p>£5,792,020</text:p>
          </table:table-cell>
          <table:table-cell table:number-columns-repeated="16364"/>
        </table:table-row>
        <table:table-row table:style-name="ro7">
          <table:table-cell/>
          <table:table-cell office:value-type="string" table:style-name="ce23">
            <text:p>Sheffield, Heeley</text:p>
          </table:table-cell>
          <table:table-cell office:value-type="float" office:value="13427" table:style-name="ce23">
            <text:p>13,427</text:p>
          </table:table-cell>
          <table:table-cell table:style-name="ce179"/>
          <table:table-cell office:value-type="float" office:value="7590" table:style-name="ce23">
            <text:p>7,590</text:p>
          </table:table-cell>
          <table:table-cell office:value-type="float" office:value="2861" table:style-name="ce23">
            <text:p>2,861</text:p>
          </table:table-cell>
          <table:table-cell office:value-type="currency" office:value="3776520" table:style-name="ce28">
            <text:p>£3,776,520</text:p>
          </table:table-cell>
          <table:table-cell table:style-name="ce179"/>
          <table:table-cell office:value-type="float" office:value="5836.9999999999991" table:style-name="ce23">
            <text:p>5,837</text:p>
          </table:table-cell>
          <table:table-cell office:value-type="float" office:value="2299" table:style-name="ce23">
            <text:p>2,299</text:p>
          </table:table-cell>
          <table:table-cell office:value-type="currency" office:value="2149565" table:style-name="ce28">
            <text:p>£2,149,565</text:p>
          </table:table-cell>
          <table:table-cell table:style-name="ce179"/>
          <table:table-cell office:value-type="float" office:value="27" table:style-name="ce29">
            <text:p>27</text:p>
          </table:table-cell>
          <table:table-cell office:value-type="currency" office:value="8100" table:style-name="ce181">
            <text:p>£8,100</text:p>
          </table:table-cell>
          <table:table-cell table:style-name="ce179"/>
          <table:table-cell office:value-type="float" office:value="82" table:style-name="ce23">
            <text:p>82</text:p>
          </table:table-cell>
          <table:table-cell office:value-type="currency" office:value="188600" table:style-name="ce28">
            <text:p>£188,600</text:p>
          </table:table-cell>
          <table:table-cell table:style-name="ce179"/>
          <table:table-cell office:value-type="float" office:value="5269" table:style-name="ce178">
            <text:p>5,269</text:p>
          </table:table-cell>
          <table:table-cell office:value-type="currency" office:value="6122785" table:style-name="ce37">
            <text:p>£6,122,785</text:p>
          </table:table-cell>
          <table:table-cell table:number-columns-repeated="16364"/>
        </table:table-row>
        <table:table-row table:style-name="ro7">
          <table:table-cell/>
          <table:table-cell office:value-type="string" table:style-name="ce23">
            <text:p>Sheffield Central</text:p>
          </table:table-cell>
          <table:table-cell office:value-type="float" office:value="8070.9999999999991" table:style-name="ce23">
            <text:p>8,071</text:p>
          </table:table-cell>
          <table:table-cell table:style-name="ce179"/>
          <table:table-cell office:value-type="float" office:value="5685.5" table:style-name="ce23">
            <text:p>5,686</text:p>
          </table:table-cell>
          <table:table-cell office:value-type="float" office:value="1920" table:style-name="ce23">
            <text:p>1,920</text:p>
          </table:table-cell>
          <table:table-cell office:value-type="currency" office:value="2534400" table:style-name="ce28">
            <text:p>£2,534,400</text:p>
          </table:table-cell>
          <table:table-cell table:style-name="ce179"/>
          <table:table-cell office:value-type="float" office:value="2385.4999999999991" table:style-name="ce23">
            <text:p>2,386</text:p>
          </table:table-cell>
          <table:table-cell office:value-type="float" office:value="983.91666666666663" table:style-name="ce23">
            <text:p>984</text:p>
          </table:table-cell>
          <table:table-cell office:value-type="currency" office:value="919962.08333333337" table:style-name="ce28">
            <text:p>£919,962</text:p>
          </table:table-cell>
          <table:table-cell table:style-name="ce179"/>
          <table:table-cell office:value-type="float" office:value="8" table:style-name="ce29">
            <text:p>8</text:p>
          </table:table-cell>
          <table:table-cell office:value-type="currency" office:value="2400" table:style-name="ce181">
            <text:p>£2,400</text:p>
          </table:table-cell>
          <table:table-cell table:style-name="ce179"/>
          <table:table-cell office:value-type="float" office:value="26" table:style-name="ce23">
            <text:p>26</text:p>
          </table:table-cell>
          <table:table-cell office:value-type="currency" office:value="59800" table:style-name="ce28">
            <text:p>£59,800</text:p>
          </table:table-cell>
          <table:table-cell table:style-name="ce179"/>
          <table:table-cell office:value-type="float" office:value="2937.9166666666665" table:style-name="ce178">
            <text:p>2,938</text:p>
          </table:table-cell>
          <table:table-cell office:value-type="currency" office:value="3516562.0833333335" table:style-name="ce37">
            <text:p>£3,516,562</text:p>
          </table:table-cell>
          <table:table-cell table:number-columns-repeated="16364"/>
        </table:table-row>
        <table:table-row table:style-name="ro7">
          <table:table-cell/>
          <table:table-cell office:value-type="string" table:style-name="ce23">
            <text:p>Sheffield, Brightside and Hillsborough</text:p>
          </table:table-cell>
          <table:table-cell office:value-type="float" office:value="17090" table:style-name="ce23">
            <text:p>17,090</text:p>
          </table:table-cell>
          <table:table-cell table:style-name="ce179"/>
          <table:table-cell office:value-type="float" office:value="11339" table:style-name="ce23">
            <text:p>11,339</text:p>
          </table:table-cell>
          <table:table-cell office:value-type="float" office:value="5140.166666666667" table:style-name="ce23">
            <text:p>5,140</text:p>
          </table:table-cell>
          <table:table-cell office:value-type="currency" office:value="6785020" table:style-name="ce28">
            <text:p>£6,785,020</text:p>
          </table:table-cell>
          <table:table-cell table:style-name="ce179"/>
          <table:table-cell office:value-type="float" office:value="5750.9999999999973" table:style-name="ce23">
            <text:p>5,751</text:p>
          </table:table-cell>
          <table:table-cell office:value-type="float" office:value="3129.2499999999991" table:style-name="ce23">
            <text:p>3,129</text:p>
          </table:table-cell>
          <table:table-cell office:value-type="currency" office:value="2925848.7499999991" table:style-name="ce28">
            <text:p>£2,925,849</text:p>
          </table:table-cell>
          <table:table-cell table:style-name="ce179"/>
          <table:table-cell office:value-type="float" office:value="12" table:style-name="ce29">
            <text:p>12</text:p>
          </table:table-cell>
          <table:table-cell office:value-type="currency" office:value="3600" table:style-name="ce181">
            <text:p>£3,600</text:p>
          </table:table-cell>
          <table:table-cell table:style-name="ce179"/>
          <table:table-cell office:value-type="float" office:value="79.583333333333329" table:style-name="ce23">
            <text:p>80</text:p>
          </table:table-cell>
          <table:table-cell office:value-type="currency" office:value="183041.66666666666" table:style-name="ce28">
            <text:p>£183,042</text:p>
          </table:table-cell>
          <table:table-cell table:style-name="ce179"/>
          <table:table-cell office:value-type="float" office:value="8361" table:style-name="ce178">
            <text:p>8,361</text:p>
          </table:table-cell>
          <table:table-cell office:value-type="currency" office:value="9897510.416666666" table:style-name="ce37">
            <text:p>£9,897,510</text:p>
          </table:table-cell>
          <table:table-cell table:number-columns-repeated="16364"/>
        </table:table-row>
        <table:table-row table:style-name="ro7">
          <table:table-cell/>
          <table:table-cell office:value-type="string" table:style-name="ce23">
            <text:p>Sheffield South East</text:p>
          </table:table-cell>
          <table:table-cell office:value-type="float" office:value="11886" table:style-name="ce23">
            <text:p>11,886</text:p>
          </table:table-cell>
          <table:table-cell table:style-name="ce179"/>
          <table:table-cell office:value-type="float" office:value="8134" table:style-name="ce23">
            <text:p>8,134</text:p>
          </table:table-cell>
          <table:table-cell office:value-type="float" office:value="2270.25" table:style-name="ce23">
            <text:p>2,270</text:p>
          </table:table-cell>
          <table:table-cell office:value-type="currency" office:value="2996730" table:style-name="ce28">
            <text:p>£2,996,730</text:p>
          </table:table-cell>
          <table:table-cell table:style-name="ce179"/>
          <table:table-cell office:value-type="float" office:value="3751.9999999999991" table:style-name="ce23">
            <text:p>3,752</text:p>
          </table:table-cell>
          <table:table-cell office:value-type="float" office:value="1037.9166666666665" table:style-name="ce23">
            <text:p>1,038</text:p>
          </table:table-cell>
          <table:table-cell office:value-type="currency" office:value="970452.08333333337" table:style-name="ce28">
            <text:p>£970,452</text:p>
          </table:table-cell>
          <table:table-cell table:style-name="ce179"/>
          <table:table-cell office:value-type="float" office:value="29" table:style-name="ce29">
            <text:p>29</text:p>
          </table:table-cell>
          <table:table-cell office:value-type="currency" office:value="8700" table:style-name="ce181">
            <text:p>£8,700</text:p>
          </table:table-cell>
          <table:table-cell table:style-name="ce179"/>
          <table:table-cell office:value-type="float" office:value="52.583333333333336" table:style-name="ce23">
            <text:p>53</text:p>
          </table:table-cell>
          <table:table-cell office:value-type="currency" office:value="120941.66666666667" table:style-name="ce28">
            <text:p>£120,942</text:p>
          </table:table-cell>
          <table:table-cell table:style-name="ce179"/>
          <table:table-cell office:value-type="float" office:value="3389.75" table:style-name="ce178">
            <text:p>3,390</text:p>
          </table:table-cell>
          <table:table-cell office:value-type="currency" office:value="4096823.75" table:style-name="ce37">
            <text:p>£4,096,824</text:p>
          </table:table-cell>
          <table:table-cell table:number-columns-repeated="16364"/>
        </table:table-row>
        <table:table-row table:style-name="ro7">
          <table:table-cell/>
          <table:table-cell office:value-type="string" table:style-name="ce23">
            <text:p>Sheffield, Hallam</text:p>
          </table:table-cell>
          <table:table-cell office:value-type="float" office:value="15323" table:style-name="ce23">
            <text:p>15,323</text:p>
          </table:table-cell>
          <table:table-cell table:style-name="ce179"/>
          <table:table-cell office:value-type="float" office:value="7653" table:style-name="ce23">
            <text:p>7,653</text:p>
          </table:table-cell>
          <table:table-cell office:value-type="float" office:value="615" table:style-name="ce23">
            <text:p>615</text:p>
          </table:table-cell>
          <table:table-cell office:value-type="currency" office:value="811800" table:style-name="ce28">
            <text:p>£811,800</text:p>
          </table:table-cell>
          <table:table-cell table:style-name="ce179"/>
          <table:table-cell office:value-type="float" office:value="7669.9999999999973" table:style-name="ce23">
            <text:p>7,670</text:p>
          </table:table-cell>
          <table:table-cell office:value-type="float" office:value="1289.5" table:style-name="ce23">
            <text:p>1,290</text:p>
          </table:table-cell>
          <table:table-cell office:value-type="currency" office:value="1205682.5" table:style-name="ce28">
            <text:p>£1,205,683</text:p>
          </table:table-cell>
          <table:table-cell table:style-name="ce179"/>
          <table:table-cell office:value-type="float" office:value="24" table:style-name="ce29">
            <text:p>24</text:p>
          </table:table-cell>
          <table:table-cell office:value-type="currency" office:value="7200" table:style-name="ce181">
            <text:p>£7,200</text:p>
          </table:table-cell>
          <table:table-cell table:style-name="ce179"/>
          <table:table-cell office:value-type="float" office:value="145" table:style-name="ce23">
            <text:p>145</text:p>
          </table:table-cell>
          <table:table-cell office:value-type="currency" office:value="333500" table:style-name="ce28">
            <text:p>£333,500</text:p>
          </table:table-cell>
          <table:table-cell table:style-name="ce179"/>
          <table:table-cell office:value-type="float" office:value="2073.5" table:style-name="ce178">
            <text:p>2,074</text:p>
          </table:table-cell>
          <table:table-cell office:value-type="currency" office:value="2358182.5" table:style-name="ce37">
            <text:p>£2,358,183</text:p>
          </table:table-cell>
          <table:table-cell table:number-columns-repeated="16364"/>
        </table:table-row>
        <table:table-row table:style-name="ro7">
          <table:table-cell/>
          <table:table-cell office:value-type="string" table:style-name="ce23">
            <text:p>Bradford East</text:p>
          </table:table-cell>
          <table:table-cell office:value-type="float" office:value="22586.5" table:style-name="ce23">
            <text:p>22,587</text:p>
          </table:table-cell>
          <table:table-cell table:style-name="ce179"/>
          <table:table-cell office:value-type="float" office:value="14369" table:style-name="ce23">
            <text:p>14,369</text:p>
          </table:table-cell>
          <table:table-cell office:value-type="float" office:value="4711" table:style-name="ce23">
            <text:p>4,711</text:p>
          </table:table-cell>
          <table:table-cell office:value-type="currency" office:value="6218520" table:style-name="ce28">
            <text:p>£6,218,520</text:p>
          </table:table-cell>
          <table:table-cell table:style-name="ce179"/>
          <table:table-cell office:value-type="float" office:value="8217.5" table:style-name="ce23">
            <text:p>8,218</text:p>
          </table:table-cell>
          <table:table-cell office:value-type="float" office:value="3376.6666666666665" table:style-name="ce23">
            <text:p>3,377</text:p>
          </table:table-cell>
          <table:table-cell office:value-type="currency" office:value="3157183.333333333" table:style-name="ce28">
            <text:p>£3,157,183</text:p>
          </table:table-cell>
          <table:table-cell table:style-name="ce179"/>
          <table:table-cell office:value-type="float" office:value="29.166666666666664" table:style-name="ce29">
            <text:p>29</text:p>
          </table:table-cell>
          <table:table-cell office:value-type="currency" office:value="8750" table:style-name="ce181">
            <text:p>£8,750</text:p>
          </table:table-cell>
          <table:table-cell table:style-name="ce179"/>
          <table:table-cell office:value-type="float" office:value="85.416666666666671" table:style-name="ce23">
            <text:p>85</text:p>
          </table:table-cell>
          <table:table-cell office:value-type="currency" office:value="196458.33333333334" table:style-name="ce28">
            <text:p>£196,458</text:p>
          </table:table-cell>
          <table:table-cell table:style-name="ce179"/>
          <table:table-cell office:value-type="float" office:value="8202.25" table:style-name="ce178">
            <text:p>8,202</text:p>
          </table:table-cell>
          <table:table-cell office:value-type="currency" office:value="9580911.666666666" table:style-name="ce37">
            <text:p>£9,580,912</text:p>
          </table:table-cell>
          <table:table-cell table:number-columns-repeated="16364"/>
        </table:table-row>
        <table:table-row table:style-name="ro7">
          <table:table-cell/>
          <table:table-cell office:value-type="string" table:style-name="ce23">
            <text:p>Shipley</text:p>
          </table:table-cell>
          <table:table-cell office:value-type="float" office:value="13723.5" table:style-name="ce23">
            <text:p>13,724</text:p>
          </table:table-cell>
          <table:table-cell table:style-name="ce179"/>
          <table:table-cell office:value-type="float" office:value="8021" table:style-name="ce23">
            <text:p>8,021</text:p>
          </table:table-cell>
          <table:table-cell office:value-type="float" office:value="1271" table:style-name="ce23">
            <text:p>1,271</text:p>
          </table:table-cell>
          <table:table-cell office:value-type="currency" office:value="1677720" table:style-name="ce28">
            <text:p>£1,677,720</text:p>
          </table:table-cell>
          <table:table-cell table:style-name="ce179"/>
          <table:table-cell office:value-type="float" office:value="5702.5" table:style-name="ce23">
            <text:p>5,703</text:p>
          </table:table-cell>
          <table:table-cell office:value-type="float" office:value="1400" table:style-name="ce23">
            <text:p>1,400</text:p>
          </table:table-cell>
          <table:table-cell office:value-type="currency" office:value="1309000" table:style-name="ce28">
            <text:p>£1,309,000</text:p>
          </table:table-cell>
          <table:table-cell table:style-name="ce179"/>
          <table:table-cell office:value-type="float" office:value="51" table:style-name="ce29">
            <text:p>51</text:p>
          </table:table-cell>
          <table:table-cell office:value-type="currency" office:value="15300" table:style-name="ce181">
            <text:p>£15,300</text:p>
          </table:table-cell>
          <table:table-cell table:style-name="ce179"/>
          <table:table-cell office:value-type="float" office:value="147" table:style-name="ce23">
            <text:p>147</text:p>
          </table:table-cell>
          <table:table-cell office:value-type="currency" office:value="338100" table:style-name="ce28">
            <text:p>£338,100</text:p>
          </table:table-cell>
          <table:table-cell table:style-name="ce179"/>
          <table:table-cell office:value-type="float" office:value="2869" table:style-name="ce178">
            <text:p>2,869</text:p>
          </table:table-cell>
          <table:table-cell office:value-type="currency" office:value="3340120" table:style-name="ce37">
            <text:p>£3,340,120</text:p>
          </table:table-cell>
          <table:table-cell table:number-columns-repeated="16364"/>
        </table:table-row>
        <table:table-row table:style-name="ro7">
          <table:table-cell/>
          <table:table-cell office:value-type="string" table:style-name="ce23">
            <text:p>Bradford West</text:p>
          </table:table-cell>
          <table:table-cell office:value-type="float" office:value="23402.5" table:style-name="ce23">
            <text:p>23,403</text:p>
          </table:table-cell>
          <table:table-cell table:style-name="ce179"/>
          <table:table-cell office:value-type="float" office:value="15201.5" table:style-name="ce23">
            <text:p>15,202</text:p>
          </table:table-cell>
          <table:table-cell office:value-type="float" office:value="4562.5" table:style-name="ce23">
            <text:p>4,563</text:p>
          </table:table-cell>
          <table:table-cell office:value-type="currency" office:value="6022500" table:style-name="ce28">
            <text:p>£6,022,500</text:p>
          </table:table-cell>
          <table:table-cell table:style-name="ce179"/>
          <table:table-cell office:value-type="float" office:value="8201" table:style-name="ce23">
            <text:p>8,201</text:p>
          </table:table-cell>
          <table:table-cell office:value-type="float" office:value="3027.333333333333" table:style-name="ce23">
            <text:p>3,027</text:p>
          </table:table-cell>
          <table:table-cell office:value-type="currency" office:value="2830556.666666666" table:style-name="ce28">
            <text:p>£2,830,557</text:p>
          </table:table-cell>
          <table:table-cell table:style-name="ce179"/>
          <table:table-cell office:value-type="float" office:value="7" table:style-name="ce29">
            <text:p>7</text:p>
          </table:table-cell>
          <table:table-cell office:value-type="currency" office:value="2100" table:style-name="ce181">
            <text:p>£2,100</text:p>
          </table:table-cell>
          <table:table-cell table:style-name="ce179"/>
          <table:table-cell office:value-type="float" office:value="77.499999999999986" table:style-name="ce23">
            <text:p>78</text:p>
          </table:table-cell>
          <table:table-cell office:value-type="currency" office:value="178249.99999999997" table:style-name="ce28">
            <text:p>£178,250</text:p>
          </table:table-cell>
          <table:table-cell table:style-name="ce179"/>
          <table:table-cell office:value-type="float" office:value="7674.333333333333" table:style-name="ce178">
            <text:p>7,674</text:p>
          </table:table-cell>
          <table:table-cell office:value-type="currency" office:value="9033406.666666666" table:style-name="ce37">
            <text:p>£9,033,407</text:p>
          </table:table-cell>
          <table:table-cell table:number-columns-repeated="16364"/>
        </table:table-row>
        <table:table-row table:style-name="ro7">
          <table:table-cell/>
          <table:table-cell office:value-type="string" table:style-name="ce23">
            <text:p>Bradford South</text:p>
          </table:table-cell>
          <table:table-cell office:value-type="float" office:value="16172.5" table:style-name="ce23">
            <text:p>16,173</text:p>
          </table:table-cell>
          <table:table-cell table:style-name="ce179"/>
          <table:table-cell office:value-type="float" office:value="9708" table:style-name="ce23">
            <text:p>9,708</text:p>
          </table:table-cell>
          <table:table-cell office:value-type="float" office:value="3302.5" table:style-name="ce23">
            <text:p>3,303</text:p>
          </table:table-cell>
          <table:table-cell office:value-type="currency" office:value="4359300" table:style-name="ce28">
            <text:p>£4,359,300</text:p>
          </table:table-cell>
          <table:table-cell table:style-name="ce179"/>
          <table:table-cell office:value-type="float" office:value="6464.5" table:style-name="ce23">
            <text:p>6,465</text:p>
          </table:table-cell>
          <table:table-cell office:value-type="float" office:value="2892" table:style-name="ce23">
            <text:p>2,892</text:p>
          </table:table-cell>
          <table:table-cell office:value-type="currency" office:value="2704020" table:style-name="ce28">
            <text:p>£2,704,020</text:p>
          </table:table-cell>
          <table:table-cell table:style-name="ce179"/>
          <table:table-cell office:value-type="float" office:value="27" table:style-name="ce29">
            <text:p>27</text:p>
          </table:table-cell>
          <table:table-cell office:value-type="currency" office:value="8100" table:style-name="ce181">
            <text:p>£8,100</text:p>
          </table:table-cell>
          <table:table-cell table:style-name="ce179"/>
          <table:table-cell office:value-type="float" office:value="91" table:style-name="ce23">
            <text:p>91</text:p>
          </table:table-cell>
          <table:table-cell office:value-type="currency" office:value="209300" table:style-name="ce28">
            <text:p>£209,300</text:p>
          </table:table-cell>
          <table:table-cell table:style-name="ce179"/>
          <table:table-cell office:value-type="float" office:value="6312.5" table:style-name="ce178">
            <text:p>6,313</text:p>
          </table:table-cell>
          <table:table-cell office:value-type="currency" office:value="7280720" table:style-name="ce37">
            <text:p>£7,280,720</text:p>
          </table:table-cell>
          <table:table-cell table:number-columns-repeated="16364"/>
        </table:table-row>
        <table:table-row table:style-name="ro7">
          <table:table-cell/>
          <table:table-cell office:value-type="string" table:style-name="ce23">
            <text:p>Keighley</text:p>
          </table:table-cell>
          <table:table-cell office:value-type="float" office:value="12507" table:style-name="ce23">
            <text:p>12,507</text:p>
          </table:table-cell>
          <table:table-cell table:style-name="ce179"/>
          <table:table-cell office:value-type="float" office:value="8394.5" table:style-name="ce23">
            <text:p>8,395</text:p>
          </table:table-cell>
          <table:table-cell office:value-type="float" office:value="1781" table:style-name="ce23">
            <text:p>1,781</text:p>
          </table:table-cell>
          <table:table-cell office:value-type="currency" office:value="2350920" table:style-name="ce28">
            <text:p>£2,350,920</text:p>
          </table:table-cell>
          <table:table-cell table:style-name="ce179"/>
          <table:table-cell office:value-type="float" office:value="4112.5" table:style-name="ce23">
            <text:p>4,113</text:p>
          </table:table-cell>
          <table:table-cell office:value-type="float" office:value="1166" table:style-name="ce23">
            <text:p>1,166</text:p>
          </table:table-cell>
          <table:table-cell office:value-type="currency" office:value="1090210" table:style-name="ce28">
            <text:p>£1,090,210</text:p>
          </table:table-cell>
          <table:table-cell table:style-name="ce179"/>
          <table:table-cell office:value-type="float" office:value="18" table:style-name="ce29">
            <text:p>18</text:p>
          </table:table-cell>
          <table:table-cell office:value-type="currency" office:value="5400" table:style-name="ce181">
            <text:p>£5,400</text:p>
          </table:table-cell>
          <table:table-cell table:style-name="ce179"/>
          <table:table-cell office:value-type="float" office:value="86" table:style-name="ce23">
            <text:p>86</text:p>
          </table:table-cell>
          <table:table-cell office:value-type="currency" office:value="197800" table:style-name="ce28">
            <text:p>£197,800</text:p>
          </table:table-cell>
          <table:table-cell table:style-name="ce179"/>
          <table:table-cell office:value-type="float" office:value="3051" table:style-name="ce178">
            <text:p>3,051</text:p>
          </table:table-cell>
          <table:table-cell office:value-type="currency" office:value="3644330" table:style-name="ce37">
            <text:p>£3,644,330</text:p>
          </table:table-cell>
          <table:table-cell table:number-columns-repeated="16364"/>
        </table:table-row>
        <table:table-row table:style-name="ro7">
          <table:table-cell/>
          <table:table-cell office:value-type="string" table:style-name="ce23">
            <text:p>Halifax</text:p>
          </table:table-cell>
          <table:table-cell office:value-type="float" office:value="15266" table:style-name="ce23">
            <text:p>15,266</text:p>
          </table:table-cell>
          <table:table-cell table:style-name="ce179"/>
          <table:table-cell office:value-type="float" office:value="9823" table:style-name="ce23">
            <text:p>9,823</text:p>
          </table:table-cell>
          <table:table-cell office:value-type="float" office:value="3009" table:style-name="ce23">
            <text:p>3,009</text:p>
          </table:table-cell>
          <table:table-cell office:value-type="currency" office:value="3971880" table:style-name="ce28">
            <text:p>£3,971,880</text:p>
          </table:table-cell>
          <table:table-cell table:style-name="ce179"/>
          <table:table-cell office:value-type="float" office:value="5443" table:style-name="ce23">
            <text:p>5,443</text:p>
          </table:table-cell>
          <table:table-cell office:value-type="float" office:value="1820" table:style-name="ce23">
            <text:p>1,820</text:p>
          </table:table-cell>
          <table:table-cell office:value-type="currency" office:value="1701700" table:style-name="ce28">
            <text:p>£1,701,700</text:p>
          </table:table-cell>
          <table:table-cell table:style-name="ce179"/>
          <table:table-cell office:value-type="float" office:value="66" table:style-name="ce29">
            <text:p>66</text:p>
          </table:table-cell>
          <table:table-cell office:value-type="currency" office:value="19800" table:style-name="ce181">
            <text:p>£19,800</text:p>
          </table:table-cell>
          <table:table-cell table:style-name="ce179"/>
          <table:table-cell office:value-type="float" office:value="86" table:style-name="ce23">
            <text:p>86</text:p>
          </table:table-cell>
          <table:table-cell office:value-type="currency" office:value="197800" table:style-name="ce28">
            <text:p>£197,800</text:p>
          </table:table-cell>
          <table:table-cell table:style-name="ce179"/>
          <table:table-cell office:value-type="float" office:value="4981" table:style-name="ce178">
            <text:p>4,981</text:p>
          </table:table-cell>
          <table:table-cell office:value-type="currency" office:value="5891180" table:style-name="ce37">
            <text:p>£5,891,180</text:p>
          </table:table-cell>
          <table:table-cell table:number-columns-repeated="16364"/>
        </table:table-row>
        <table:table-row table:style-name="ro7">
          <table:table-cell/>
          <table:table-cell office:value-type="string" table:style-name="ce23">
            <text:p>Calder Valley</text:p>
          </table:table-cell>
          <table:table-cell office:value-type="float" office:value="17438" table:style-name="ce23">
            <text:p>17,438</text:p>
          </table:table-cell>
          <table:table-cell table:style-name="ce179"/>
          <table:table-cell office:value-type="float" office:value="9428" table:style-name="ce23">
            <text:p>9,428</text:p>
          </table:table-cell>
          <table:table-cell office:value-type="float" office:value="1965" table:style-name="ce23">
            <text:p>1,965</text:p>
          </table:table-cell>
          <table:table-cell office:value-type="currency" office:value="2593800" table:style-name="ce28">
            <text:p>£2,593,800</text:p>
          </table:table-cell>
          <table:table-cell table:style-name="ce179"/>
          <table:table-cell office:value-type="float" office:value="8009.9999999999991" table:style-name="ce23">
            <text:p>8,010</text:p>
          </table:table-cell>
          <table:table-cell office:value-type="float" office:value="1873" table:style-name="ce23">
            <text:p>1,873</text:p>
          </table:table-cell>
          <table:table-cell office:value-type="currency" office:value="1751255" table:style-name="ce28">
            <text:p>£1,751,255</text:p>
          </table:table-cell>
          <table:table-cell table:style-name="ce179"/>
          <table:table-cell office:value-type="float" office:value="86" table:style-name="ce29">
            <text:p>86</text:p>
          </table:table-cell>
          <table:table-cell office:value-type="currency" office:value="25800" table:style-name="ce181">
            <text:p>£25,800</text:p>
          </table:table-cell>
          <table:table-cell table:style-name="ce179"/>
          <table:table-cell office:value-type="float" office:value="149" table:style-name="ce23">
            <text:p>149</text:p>
          </table:table-cell>
          <table:table-cell office:value-type="currency" office:value="342700" table:style-name="ce28">
            <text:p>£342,700</text:p>
          </table:table-cell>
          <table:table-cell table:style-name="ce179"/>
          <table:table-cell office:value-type="float" office:value="4073" table:style-name="ce178">
            <text:p>4,073</text:p>
          </table:table-cell>
          <table:table-cell office:value-type="currency" office:value="4713555" table:style-name="ce37">
            <text:p>£4,713,555</text:p>
          </table:table-cell>
          <table:table-cell table:number-columns-repeated="16364"/>
        </table:table-row>
        <table:table-row table:style-name="ro7">
          <table:table-cell/>
          <table:table-cell office:value-type="string" table:style-name="ce23">
            <text:p>Batley and Spen</text:p>
          </table:table-cell>
          <table:table-cell office:value-type="float" office:value="17019" table:style-name="ce23">
            <text:p>17,019</text:p>
          </table:table-cell>
          <table:table-cell table:style-name="ce179"/>
          <table:table-cell office:value-type="float" office:value="10767" table:style-name="ce23">
            <text:p>10,767</text:p>
          </table:table-cell>
          <table:table-cell office:value-type="float" office:value="2350" table:style-name="ce23">
            <text:p>2,350</text:p>
          </table:table-cell>
          <table:table-cell office:value-type="currency" office:value="3102000" table:style-name="ce28">
            <text:p>£3,102,000</text:p>
          </table:table-cell>
          <table:table-cell table:style-name="ce179"/>
          <table:table-cell office:value-type="float" office:value="6252" table:style-name="ce23">
            <text:p>6,252</text:p>
          </table:table-cell>
          <table:table-cell office:value-type="float" office:value="1523" table:style-name="ce23">
            <text:p>1,523</text:p>
          </table:table-cell>
          <table:table-cell office:value-type="currency" office:value="1424005" table:style-name="ce28">
            <text:p>£1,424,005</text:p>
          </table:table-cell>
          <table:table-cell table:style-name="ce179"/>
          <table:table-cell office:value-type="float" office:value="34" table:style-name="ce29">
            <text:p>34</text:p>
          </table:table-cell>
          <table:table-cell office:value-type="currency" office:value="10200" table:style-name="ce181">
            <text:p>£10,200</text:p>
          </table:table-cell>
          <table:table-cell table:style-name="ce179"/>
          <table:table-cell office:value-type="float" office:value="85" table:style-name="ce23">
            <text:p>85</text:p>
          </table:table-cell>
          <table:table-cell office:value-type="currency" office:value="195500" table:style-name="ce28">
            <text:p>£195,500</text:p>
          </table:table-cell>
          <table:table-cell table:style-name="ce179"/>
          <table:table-cell office:value-type="float" office:value="3992" table:style-name="ce178">
            <text:p>3,992</text:p>
          </table:table-cell>
          <table:table-cell office:value-type="currency" office:value="4731705" table:style-name="ce37">
            <text:p>£4,731,705</text:p>
          </table:table-cell>
          <table:table-cell table:number-columns-repeated="16364"/>
        </table:table-row>
        <table:table-row table:style-name="ro7">
          <table:table-cell/>
          <table:table-cell office:value-type="string" table:style-name="ce23">
            <text:p>Huddersfield</text:p>
          </table:table-cell>
          <table:table-cell office:value-type="float" office:value="11527" table:style-name="ce23">
            <text:p>11,527</text:p>
          </table:table-cell>
          <table:table-cell table:style-name="ce179"/>
          <table:table-cell office:value-type="float" office:value="7696" table:style-name="ce23">
            <text:p>7,696</text:p>
          </table:table-cell>
          <table:table-cell office:value-type="float" office:value="2329.75" table:style-name="ce23">
            <text:p>2,330</text:p>
          </table:table-cell>
          <table:table-cell office:value-type="currency" office:value="3075270" table:style-name="ce28">
            <text:p>£3,075,270</text:p>
          </table:table-cell>
          <table:table-cell table:style-name="ce179"/>
          <table:table-cell office:value-type="float" office:value="3831" table:style-name="ce23">
            <text:p>3,831</text:p>
          </table:table-cell>
          <table:table-cell office:value-type="float" office:value="1463" table:style-name="ce23">
            <text:p>1,463</text:p>
          </table:table-cell>
          <table:table-cell office:value-type="currency" office:value="1367905" table:style-name="ce28">
            <text:p>£1,367,905</text:p>
          </table:table-cell>
          <table:table-cell table:style-name="ce179"/>
          <table:table-cell office:value-type="float" office:value="26" table:style-name="ce29">
            <text:p>26</text:p>
          </table:table-cell>
          <table:table-cell office:value-type="currency" office:value="7800" table:style-name="ce181">
            <text:p>£7,800</text:p>
          </table:table-cell>
          <table:table-cell table:style-name="ce179"/>
          <table:table-cell office:value-type="float" office:value="64" table:style-name="ce23">
            <text:p>64</text:p>
          </table:table-cell>
          <table:table-cell office:value-type="currency" office:value="147200" table:style-name="ce28">
            <text:p>£147,200</text:p>
          </table:table-cell>
          <table:table-cell table:style-name="ce179"/>
          <table:table-cell office:value-type="float" office:value="3882.75" table:style-name="ce178">
            <text:p>3,883</text:p>
          </table:table-cell>
          <table:table-cell office:value-type="currency" office:value="4598175" table:style-name="ce37">
            <text:p>£4,598,175</text:p>
          </table:table-cell>
          <table:table-cell table:number-columns-repeated="16364"/>
        </table:table-row>
        <table:table-row table:style-name="ro7">
          <table:table-cell/>
          <table:table-cell office:value-type="string" table:style-name="ce23">
            <text:p>Dewsbury</text:p>
          </table:table-cell>
          <table:table-cell office:value-type="float" office:value="17554" table:style-name="ce23">
            <text:p>17,554</text:p>
          </table:table-cell>
          <table:table-cell table:style-name="ce179"/>
          <table:table-cell office:value-type="float" office:value="10176" table:style-name="ce23">
            <text:p>10,176</text:p>
          </table:table-cell>
          <table:table-cell office:value-type="float" office:value="2210" table:style-name="ce23">
            <text:p>2,210</text:p>
          </table:table-cell>
          <table:table-cell office:value-type="currency" office:value="2917200" table:style-name="ce28">
            <text:p>£2,917,200</text:p>
          </table:table-cell>
          <table:table-cell table:style-name="ce179"/>
          <table:table-cell office:value-type="float" office:value="7378" table:style-name="ce23">
            <text:p>7,378</text:p>
          </table:table-cell>
          <table:table-cell office:value-type="float" office:value="2008" table:style-name="ce23">
            <text:p>2,008</text:p>
          </table:table-cell>
          <table:table-cell office:value-type="currency" office:value="1877480" table:style-name="ce28">
            <text:p>£1,877,480</text:p>
          </table:table-cell>
          <table:table-cell table:style-name="ce179"/>
          <table:table-cell office:value-type="float" office:value="30" table:style-name="ce29">
            <text:p>30</text:p>
          </table:table-cell>
          <table:table-cell office:value-type="currency" office:value="9000" table:style-name="ce181">
            <text:p>£9,000</text:p>
          </table:table-cell>
          <table:table-cell table:style-name="ce179"/>
          <table:table-cell office:value-type="float" office:value="86" table:style-name="ce23">
            <text:p>86</text:p>
          </table:table-cell>
          <table:table-cell office:value-type="currency" office:value="197800" table:style-name="ce28">
            <text:p>£197,800</text:p>
          </table:table-cell>
          <table:table-cell table:style-name="ce179"/>
          <table:table-cell office:value-type="float" office:value="4334" table:style-name="ce178">
            <text:p>4,334</text:p>
          </table:table-cell>
          <table:table-cell office:value-type="currency" office:value="5001480" table:style-name="ce37">
            <text:p>£5,001,480</text:p>
          </table:table-cell>
          <table:table-cell table:number-columns-repeated="16364"/>
        </table:table-row>
        <table:table-row table:style-name="ro7">
          <table:table-cell/>
          <table:table-cell office:value-type="string" table:style-name="ce23">
            <text:p>Colne Valley</text:p>
          </table:table-cell>
          <table:table-cell office:value-type="float" office:value="16937" table:style-name="ce23">
            <text:p>16,937</text:p>
          </table:table-cell>
          <table:table-cell table:style-name="ce179"/>
          <table:table-cell office:value-type="float" office:value="10035" table:style-name="ce23">
            <text:p>10,035</text:p>
          </table:table-cell>
          <table:table-cell office:value-type="float" office:value="1921.25" table:style-name="ce23">
            <text:p>1,921</text:p>
          </table:table-cell>
          <table:table-cell office:value-type="currency" office:value="2536050" table:style-name="ce28">
            <text:p>£2,536,050</text:p>
          </table:table-cell>
          <table:table-cell table:style-name="ce179"/>
          <table:table-cell office:value-type="float" office:value="6902" table:style-name="ce23">
            <text:p>6,902</text:p>
          </table:table-cell>
          <table:table-cell office:value-type="float" office:value="1656" table:style-name="ce23">
            <text:p>1,656</text:p>
          </table:table-cell>
          <table:table-cell office:value-type="currency" office:value="1548360" table:style-name="ce28">
            <text:p>£1,548,360</text:p>
          </table:table-cell>
          <table:table-cell table:style-name="ce179"/>
          <table:table-cell office:value-type="float" office:value="54" table:style-name="ce29">
            <text:p>54</text:p>
          </table:table-cell>
          <table:table-cell office:value-type="currency" office:value="16200" table:style-name="ce181">
            <text:p>£16,200</text:p>
          </table:table-cell>
          <table:table-cell table:style-name="ce179"/>
          <table:table-cell office:value-type="float" office:value="118" table:style-name="ce23">
            <text:p>118</text:p>
          </table:table-cell>
          <table:table-cell office:value-type="currency" office:value="271400" table:style-name="ce28">
            <text:p>£271,400</text:p>
          </table:table-cell>
          <table:table-cell table:style-name="ce179"/>
          <table:table-cell office:value-type="float" office:value="3749.25" table:style-name="ce178">
            <text:p>3,749</text:p>
          </table:table-cell>
          <table:table-cell office:value-type="currency" office:value="4372010" table:style-name="ce37">
            <text:p>£4,372,010</text:p>
          </table:table-cell>
          <table:table-cell table:number-columns-repeated="16364"/>
        </table:table-row>
        <table:table-row table:style-name="ro7">
          <table:table-cell/>
          <table:table-cell office:value-type="string" table:style-name="ce23">
            <text:p>Leeds Central</text:p>
          </table:table-cell>
          <table:table-cell office:value-type="float" office:value="18349" table:style-name="ce23">
            <text:p>18,349</text:p>
          </table:table-cell>
          <table:table-cell table:style-name="ce179"/>
          <table:table-cell office:value-type="float" office:value="12369.5" table:style-name="ce23">
            <text:p>12,370</text:p>
          </table:table-cell>
          <table:table-cell office:value-type="float" office:value="5788.666666666667" table:style-name="ce23">
            <text:p>5,789</text:p>
          </table:table-cell>
          <table:table-cell office:value-type="currency" office:value="7641040" table:style-name="ce28">
            <text:p>£7,641,040</text:p>
          </table:table-cell>
          <table:table-cell table:style-name="ce179"/>
          <table:table-cell office:value-type="float" office:value="5979.5" table:style-name="ce23">
            <text:p>5,980</text:p>
          </table:table-cell>
          <table:table-cell office:value-type="float" office:value="3072.7916666666674" table:style-name="ce23">
            <text:p>3,073</text:p>
          </table:table-cell>
          <table:table-cell office:value-type="currency" office:value="2873060.208333334" table:style-name="ce28">
            <text:p>£2,873,060</text:p>
          </table:table-cell>
          <table:table-cell table:style-name="ce179"/>
          <table:table-cell office:value-type="float" office:value="28.583333333333332" table:style-name="ce29">
            <text:p>29</text:p>
          </table:table-cell>
          <table:table-cell office:value-type="currency" office:value="8575" table:style-name="ce181">
            <text:p>£8,575</text:p>
          </table:table-cell>
          <table:table-cell table:style-name="ce179"/>
          <table:table-cell office:value-type="float" office:value="55.125" table:style-name="ce23">
            <text:p>55</text:p>
          </table:table-cell>
          <table:table-cell office:value-type="currency" office:value="126787.5" table:style-name="ce28">
            <text:p>£126,788</text:p>
          </table:table-cell>
          <table:table-cell table:style-name="ce179"/>
          <table:table-cell office:value-type="float" office:value="8945.1666666666679" table:style-name="ce178">
            <text:p>8,945</text:p>
          </table:table-cell>
          <table:table-cell office:value-type="currency" office:value="10649462.708333334" table:style-name="ce37">
            <text:p>£10,649,463</text:p>
          </table:table-cell>
          <table:table-cell table:number-columns-repeated="16364"/>
        </table:table-row>
        <table:table-row table:style-name="ro7">
          <table:table-cell/>
          <table:table-cell office:value-type="string" table:style-name="ce23">
            <text:p>Leeds North West</text:p>
          </table:table-cell>
          <table:table-cell office:value-type="float" office:value="8193" table:style-name="ce23">
            <text:p>8,193</text:p>
          </table:table-cell>
          <table:table-cell table:style-name="ce179"/>
          <table:table-cell office:value-type="float" office:value="5141" table:style-name="ce23">
            <text:p>5,141</text:p>
          </table:table-cell>
          <table:table-cell office:value-type="float" office:value="1018" table:style-name="ce23">
            <text:p>1,018</text:p>
          </table:table-cell>
          <table:table-cell office:value-type="currency" office:value="1343760" table:style-name="ce28">
            <text:p>£1,343,760</text:p>
          </table:table-cell>
          <table:table-cell table:style-name="ce179"/>
          <table:table-cell office:value-type="float" office:value="3051.9999999999995" table:style-name="ce23">
            <text:p>3,052</text:p>
          </table:table-cell>
          <table:table-cell office:value-type="float" office:value="975.5" table:style-name="ce23">
            <text:p>976</text:p>
          </table:table-cell>
          <table:table-cell office:value-type="currency" office:value="912092.5" table:style-name="ce28">
            <text:p>£912,093</text:p>
          </table:table-cell>
          <table:table-cell table:style-name="ce179"/>
          <table:table-cell office:value-type="float" office:value="14" table:style-name="ce29">
            <text:p>14</text:p>
          </table:table-cell>
          <table:table-cell office:value-type="currency" office:value="4200" table:style-name="ce181">
            <text:p>£4,200</text:p>
          </table:table-cell>
          <table:table-cell table:style-name="ce179"/>
          <table:table-cell office:value-type="float" office:value="73" table:style-name="ce23">
            <text:p>73</text:p>
          </table:table-cell>
          <table:table-cell office:value-type="currency" office:value="167900" table:style-name="ce28">
            <text:p>£167,900</text:p>
          </table:table-cell>
          <table:table-cell table:style-name="ce179"/>
          <table:table-cell office:value-type="float" office:value="2080.5" table:style-name="ce178">
            <text:p>2,081</text:p>
          </table:table-cell>
          <table:table-cell office:value-type="currency" office:value="2427952.5" table:style-name="ce37">
            <text:p>£2,427,953</text:p>
          </table:table-cell>
          <table:table-cell table:number-columns-repeated="16364"/>
        </table:table-row>
        <table:table-row table:style-name="ro7">
          <table:table-cell/>
          <table:table-cell office:value-type="string" table:style-name="ce23">
            <text:p>Leeds East</text:p>
          </table:table-cell>
          <table:table-cell office:value-type="float" office:value="15166" table:style-name="ce23">
            <text:p>15,166</text:p>
          </table:table-cell>
          <table:table-cell table:style-name="ce179"/>
          <table:table-cell office:value-type="float" office:value="10530" table:style-name="ce23">
            <text:p>10,530</text:p>
          </table:table-cell>
          <table:table-cell office:value-type="float" office:value="4069.375" table:style-name="ce23">
            <text:p>4,069</text:p>
          </table:table-cell>
          <table:table-cell office:value-type="currency" office:value="5371575" table:style-name="ce28">
            <text:p>£5,371,575</text:p>
          </table:table-cell>
          <table:table-cell table:style-name="ce179"/>
          <table:table-cell office:value-type="float" office:value="4636" table:style-name="ce23">
            <text:p>4,636</text:p>
          </table:table-cell>
          <table:table-cell office:value-type="float" office:value="2129" table:style-name="ce23">
            <text:p>2,129</text:p>
          </table:table-cell>
          <table:table-cell office:value-type="currency" office:value="1990615" table:style-name="ce28">
            <text:p>£1,990,615</text:p>
          </table:table-cell>
          <table:table-cell table:style-name="ce179"/>
          <table:table-cell office:value-type="float" office:value="32.583333333333329" table:style-name="ce29">
            <text:p>33</text:p>
          </table:table-cell>
          <table:table-cell office:value-type="currency" office:value="9775" table:style-name="ce181">
            <text:p>£9,775</text:p>
          </table:table-cell>
          <table:table-cell table:style-name="ce179"/>
          <table:table-cell office:value-type="float" office:value="82.916666666666671" table:style-name="ce23">
            <text:p>83</text:p>
          </table:table-cell>
          <table:table-cell office:value-type="currency" office:value="190708.33333333334" table:style-name="ce28">
            <text:p>£190,708</text:p>
          </table:table-cell>
          <table:table-cell table:style-name="ce179"/>
          <table:table-cell office:value-type="float" office:value="6313.875" table:style-name="ce178">
            <text:p>6,314</text:p>
          </table:table-cell>
          <table:table-cell office:value-type="currency" office:value="7562673.333333333" table:style-name="ce37">
            <text:p>£7,562,673</text:p>
          </table:table-cell>
          <table:table-cell table:number-columns-repeated="16364"/>
        </table:table-row>
        <table:table-row table:style-name="ro7">
          <table:table-cell/>
          <table:table-cell office:value-type="string" table:style-name="ce23">
            <text:p>Leeds North East</text:p>
          </table:table-cell>
          <table:table-cell office:value-type="float" office:value="15059.5" table:style-name="ce23">
            <text:p>15,060</text:p>
          </table:table-cell>
          <table:table-cell table:style-name="ce179"/>
          <table:table-cell office:value-type="float" office:value="9239.5" table:style-name="ce23">
            <text:p>9,240</text:p>
          </table:table-cell>
          <table:table-cell office:value-type="float" office:value="1907.2500000000002" table:style-name="ce23">
            <text:p>1,907</text:p>
          </table:table-cell>
          <table:table-cell office:value-type="currency" office:value="2517570" table:style-name="ce28">
            <text:p>£2,517,570</text:p>
          </table:table-cell>
          <table:table-cell table:style-name="ce179"/>
          <table:table-cell office:value-type="float" office:value="5820" table:style-name="ce23">
            <text:p>5,820</text:p>
          </table:table-cell>
          <table:table-cell office:value-type="float" office:value="1796.75" table:style-name="ce23">
            <text:p>1,797</text:p>
          </table:table-cell>
          <table:table-cell office:value-type="currency" office:value="1679961.25" table:style-name="ce28">
            <text:p>£1,679,961</text:p>
          </table:table-cell>
          <table:table-cell table:style-name="ce179"/>
          <table:table-cell office:value-type="float" office:value="19.583333333333336" table:style-name="ce29">
            <text:p>20</text:p>
          </table:table-cell>
          <table:table-cell office:value-type="currency" office:value="5875" table:style-name="ce181">
            <text:p>£5,875</text:p>
          </table:table-cell>
          <table:table-cell table:style-name="ce179"/>
          <table:table-cell office:value-type="float" office:value="126" table:style-name="ce23">
            <text:p>126</text:p>
          </table:table-cell>
          <table:table-cell office:value-type="currency" office:value="289800" table:style-name="ce28">
            <text:p>£289,800</text:p>
          </table:table-cell>
          <table:table-cell table:style-name="ce179"/>
          <table:table-cell office:value-type="float" office:value="3849.5833333333335" table:style-name="ce178">
            <text:p>3,850</text:p>
          </table:table-cell>
          <table:table-cell office:value-type="currency" office:value="4493206.25" table:style-name="ce37">
            <text:p>£4,493,206</text:p>
          </table:table-cell>
          <table:table-cell table:number-columns-repeated="16364"/>
        </table:table-row>
        <table:table-row table:style-name="ro7">
          <table:table-cell/>
          <table:table-cell office:value-type="string" table:style-name="ce23">
            <text:p>Elmet and Rothwell</text:p>
          </table:table-cell>
          <table:table-cell office:value-type="float" office:value="13719" table:style-name="ce23">
            <text:p>13,719</text:p>
          </table:table-cell>
          <table:table-cell table:style-name="ce179"/>
          <table:table-cell office:value-type="float" office:value="8844" table:style-name="ce23">
            <text:p>8,844</text:p>
          </table:table-cell>
          <table:table-cell office:value-type="float" office:value="1360" table:style-name="ce23">
            <text:p>1,360</text:p>
          </table:table-cell>
          <table:table-cell office:value-type="currency" office:value="1795200" table:style-name="ce28">
            <text:p>£1,795,200</text:p>
          </table:table-cell>
          <table:table-cell table:style-name="ce179"/>
          <table:table-cell office:value-type="float" office:value="4875" table:style-name="ce23">
            <text:p>4,875</text:p>
          </table:table-cell>
          <table:table-cell office:value-type="float" office:value="1200.5" table:style-name="ce23">
            <text:p>1,201</text:p>
          </table:table-cell>
          <table:table-cell office:value-type="currency" office:value="1122467.5" table:style-name="ce28">
            <text:p>£1,122,468</text:p>
          </table:table-cell>
          <table:table-cell table:style-name="ce179"/>
          <table:table-cell office:value-type="float" office:value="53" table:style-name="ce29">
            <text:p>53</text:p>
          </table:table-cell>
          <table:table-cell office:value-type="currency" office:value="15900" table:style-name="ce181">
            <text:p>£15,900</text:p>
          </table:table-cell>
          <table:table-cell table:style-name="ce179"/>
          <table:table-cell office:value-type="float" office:value="122" table:style-name="ce23">
            <text:p>122</text:p>
          </table:table-cell>
          <table:table-cell office:value-type="currency" office:value="280600" table:style-name="ce28">
            <text:p>£280,600</text:p>
          </table:table-cell>
          <table:table-cell table:style-name="ce179"/>
          <table:table-cell office:value-type="float" office:value="2735.5" table:style-name="ce178">
            <text:p>2,736</text:p>
          </table:table-cell>
          <table:table-cell office:value-type="currency" office:value="3214167.5" table:style-name="ce37">
            <text:p>£3,214,168</text:p>
          </table:table-cell>
          <table:table-cell table:number-columns-repeated="16364"/>
        </table:table-row>
        <table:table-row table:style-name="ro7">
          <table:table-cell/>
          <table:table-cell office:value-type="string" table:style-name="ce23">
            <text:p>Leeds West</text:p>
          </table:table-cell>
          <table:table-cell office:value-type="float" office:value="12282.5" table:style-name="ce23">
            <text:p>12,283</text:p>
          </table:table-cell>
          <table:table-cell table:style-name="ce179"/>
          <table:table-cell office:value-type="float" office:value="7955" table:style-name="ce23">
            <text:p>7,955</text:p>
          </table:table-cell>
          <table:table-cell office:value-type="float" office:value="3208" table:style-name="ce23">
            <text:p>3,208</text:p>
          </table:table-cell>
          <table:table-cell office:value-type="currency" office:value="4234560" table:style-name="ce28">
            <text:p>£4,234,560</text:p>
          </table:table-cell>
          <table:table-cell table:style-name="ce179"/>
          <table:table-cell office:value-type="float" office:value="4327.5000000000009" table:style-name="ce23">
            <text:p>4,328</text:p>
          </table:table-cell>
          <table:table-cell office:value-type="float" office:value="1689.4999999999995" table:style-name="ce23">
            <text:p>1,690</text:p>
          </table:table-cell>
          <table:table-cell office:value-type="currency" office:value="1579682.4999999995" table:style-name="ce28">
            <text:p>£1,579,683</text:p>
          </table:table-cell>
          <table:table-cell table:style-name="ce179"/>
          <table:table-cell office:value-type="float" office:value="21" table:style-name="ce29">
            <text:p>21</text:p>
          </table:table-cell>
          <table:table-cell office:value-type="currency" office:value="6300" table:style-name="ce181">
            <text:p>£6,300</text:p>
          </table:table-cell>
          <table:table-cell table:style-name="ce179"/>
          <table:table-cell office:value-type="float" office:value="104" table:style-name="ce23">
            <text:p>104</text:p>
          </table:table-cell>
          <table:table-cell office:value-type="currency" office:value="239200" table:style-name="ce28">
            <text:p>£239,200</text:p>
          </table:table-cell>
          <table:table-cell table:style-name="ce179"/>
          <table:table-cell office:value-type="float" office:value="5022.5" table:style-name="ce178">
            <text:p>5,023</text:p>
          </table:table-cell>
          <table:table-cell office:value-type="currency" office:value="6059742.5" table:style-name="ce37">
            <text:p>£6,059,743</text:p>
          </table:table-cell>
          <table:table-cell table:number-columns-repeated="16364"/>
        </table:table-row>
        <table:table-row table:style-name="ro7">
          <table:table-cell/>
          <table:table-cell office:value-type="string" table:style-name="ce23">
            <text:p>Pudsey</text:p>
          </table:table-cell>
          <table:table-cell office:value-type="float" office:value="16458.5" table:style-name="ce23">
            <text:p>16,459</text:p>
          </table:table-cell>
          <table:table-cell table:style-name="ce179"/>
          <table:table-cell office:value-type="float" office:value="9238" table:style-name="ce23">
            <text:p>9,238</text:p>
          </table:table-cell>
          <table:table-cell office:value-type="float" office:value="1340" table:style-name="ce23">
            <text:p>1,340</text:p>
          </table:table-cell>
          <table:table-cell office:value-type="currency" office:value="1768800" table:style-name="ce28">
            <text:p>£1,768,800</text:p>
          </table:table-cell>
          <table:table-cell table:style-name="ce179"/>
          <table:table-cell office:value-type="float" office:value="7220.4999999999973" table:style-name="ce23">
            <text:p>7,221</text:p>
          </table:table-cell>
          <table:table-cell office:value-type="float" office:value="1501" table:style-name="ce23">
            <text:p>1,501</text:p>
          </table:table-cell>
          <table:table-cell office:value-type="currency" office:value="1403435" table:style-name="ce28">
            <text:p>£1,403,435</text:p>
          </table:table-cell>
          <table:table-cell table:style-name="ce179"/>
          <table:table-cell office:value-type="float" office:value="32" table:style-name="ce29">
            <text:p>32</text:p>
          </table:table-cell>
          <table:table-cell office:value-type="currency" office:value="9600" table:style-name="ce181">
            <text:p>£9,600</text:p>
          </table:table-cell>
          <table:table-cell table:style-name="ce179"/>
          <table:table-cell office:value-type="float" office:value="123" table:style-name="ce23">
            <text:p>123</text:p>
          </table:table-cell>
          <table:table-cell office:value-type="currency" office:value="282900" table:style-name="ce28">
            <text:p>£282,900</text:p>
          </table:table-cell>
          <table:table-cell table:style-name="ce179"/>
          <table:table-cell office:value-type="float" office:value="2996" table:style-name="ce178">
            <text:p>2,996</text:p>
          </table:table-cell>
          <table:table-cell office:value-type="currency" office:value="3464735" table:style-name="ce37">
            <text:p>£3,464,735</text:p>
          </table:table-cell>
          <table:table-cell table:number-columns-repeated="16364"/>
        </table:table-row>
        <table:table-row table:style-name="ro7">
          <table:table-cell/>
          <table:table-cell office:value-type="string" table:style-name="ce23">
            <text:p>Morley and Outwood</text:p>
          </table:table-cell>
          <table:table-cell office:value-type="float" office:value="15762.5" table:style-name="ce23">
            <text:p>15,763</text:p>
          </table:table-cell>
          <table:table-cell table:style-name="ce179"/>
          <table:table-cell office:value-type="float" office:value="8885" table:style-name="ce23">
            <text:p>8,885</text:p>
          </table:table-cell>
          <table:table-cell office:value-type="float" office:value="1531" table:style-name="ce23">
            <text:p>1,531</text:p>
          </table:table-cell>
          <table:table-cell office:value-type="currency" office:value="2020920" table:style-name="ce28">
            <text:p>£2,020,920</text:p>
          </table:table-cell>
          <table:table-cell table:style-name="ce179"/>
          <table:table-cell office:value-type="float" office:value="6877.4999999999991" table:style-name="ce23">
            <text:p>6,878</text:p>
          </table:table-cell>
          <table:table-cell office:value-type="float" office:value="1507" table:style-name="ce23">
            <text:p>1,507</text:p>
          </table:table-cell>
          <table:table-cell office:value-type="currency" office:value="1409045" table:style-name="ce28">
            <text:p>£1,409,045</text:p>
          </table:table-cell>
          <table:table-cell table:style-name="ce179"/>
          <table:table-cell office:value-type="float" office:value="62" table:style-name="ce29">
            <text:p>62</text:p>
          </table:table-cell>
          <table:table-cell office:value-type="currency" office:value="18600" table:style-name="ce181">
            <text:p>£18,600</text:p>
          </table:table-cell>
          <table:table-cell table:style-name="ce179"/>
          <table:table-cell office:value-type="float" office:value="130" table:style-name="ce23">
            <text:p>130</text:p>
          </table:table-cell>
          <table:table-cell office:value-type="currency" office:value="299000" table:style-name="ce28">
            <text:p>£299,000</text:p>
          </table:table-cell>
          <table:table-cell table:style-name="ce179"/>
          <table:table-cell office:value-type="float" office:value="3230" table:style-name="ce178">
            <text:p>3,230</text:p>
          </table:table-cell>
          <table:table-cell office:value-type="currency" office:value="3747565" table:style-name="ce37">
            <text:p>£3,747,565</text:p>
          </table:table-cell>
          <table:table-cell table:number-columns-repeated="16364"/>
        </table:table-row>
        <table:table-row table:style-name="ro7">
          <table:table-cell/>
          <table:table-cell office:value-type="string" table:style-name="ce23">
            <text:p>Wakefield</text:p>
          </table:table-cell>
          <table:table-cell office:value-type="float" office:value="12067.5" table:style-name="ce23">
            <text:p>12,068</text:p>
          </table:table-cell>
          <table:table-cell table:style-name="ce179"/>
          <table:table-cell office:value-type="float" office:value="8068" table:style-name="ce23">
            <text:p>8,068</text:p>
          </table:table-cell>
          <table:table-cell office:value-type="float" office:value="1755" table:style-name="ce23">
            <text:p>1,755</text:p>
          </table:table-cell>
          <table:table-cell office:value-type="currency" office:value="2316600" table:style-name="ce28">
            <text:p>£2,316,600</text:p>
          </table:table-cell>
          <table:table-cell table:style-name="ce179"/>
          <table:table-cell office:value-type="float" office:value="3999.5" table:style-name="ce23">
            <text:p>4,000</text:p>
          </table:table-cell>
          <table:table-cell office:value-type="float" office:value="1269" table:style-name="ce23">
            <text:p>1,269</text:p>
          </table:table-cell>
          <table:table-cell office:value-type="currency" office:value="1186515" table:style-name="ce28">
            <text:p>£1,186,515</text:p>
          </table:table-cell>
          <table:table-cell table:style-name="ce179"/>
          <table:table-cell office:value-type="float" office:value="46" table:style-name="ce29">
            <text:p>46</text:p>
          </table:table-cell>
          <table:table-cell office:value-type="currency" office:value="13800" table:style-name="ce181">
            <text:p>£13,800</text:p>
          </table:table-cell>
          <table:table-cell table:style-name="ce179"/>
          <table:table-cell office:value-type="float" office:value="79" table:style-name="ce23">
            <text:p>79</text:p>
          </table:table-cell>
          <table:table-cell office:value-type="currency" office:value="181700" table:style-name="ce28">
            <text:p>£181,700</text:p>
          </table:table-cell>
          <table:table-cell table:style-name="ce179"/>
          <table:table-cell office:value-type="float" office:value="3149" table:style-name="ce178">
            <text:p>3,149</text:p>
          </table:table-cell>
          <table:table-cell office:value-type="currency" office:value="3698615" table:style-name="ce37">
            <text:p>£3,698,615</text:p>
          </table:table-cell>
          <table:table-cell table:number-columns-repeated="16364"/>
        </table:table-row>
        <table:table-row table:style-name="ro7">
          <table:table-cell/>
          <table:table-cell office:value-type="string" table:style-name="ce23">
            <text:p>Hemsworth</text:p>
          </table:table-cell>
          <table:table-cell office:value-type="float" office:value="15644" table:style-name="ce23">
            <text:p>15,644</text:p>
          </table:table-cell>
          <table:table-cell table:style-name="ce179"/>
          <table:table-cell office:value-type="float" office:value="8197" table:style-name="ce23">
            <text:p>8,197</text:p>
          </table:table-cell>
          <table:table-cell office:value-type="float" office:value="2197" table:style-name="ce23">
            <text:p>2,197</text:p>
          </table:table-cell>
          <table:table-cell office:value-type="currency" office:value="2900040" table:style-name="ce28">
            <text:p>£2,900,040</text:p>
          </table:table-cell>
          <table:table-cell table:style-name="ce179"/>
          <table:table-cell office:value-type="float" office:value="7447" table:style-name="ce23">
            <text:p>7,447</text:p>
          </table:table-cell>
          <table:table-cell office:value-type="float" office:value="1992" table:style-name="ce23">
            <text:p>1,992</text:p>
          </table:table-cell>
          <table:table-cell office:value-type="currency" office:value="1862520" table:style-name="ce28">
            <text:p>£1,862,520</text:p>
          </table:table-cell>
          <table:table-cell table:style-name="ce179"/>
          <table:table-cell office:value-type="float" office:value="92" table:style-name="ce29">
            <text:p>92</text:p>
          </table:table-cell>
          <table:table-cell office:value-type="currency" office:value="27600" table:style-name="ce181">
            <text:p>£27,600</text:p>
          </table:table-cell>
          <table:table-cell table:style-name="ce179"/>
          <table:table-cell office:value-type="float" office:value="73" table:style-name="ce23">
            <text:p>73</text:p>
          </table:table-cell>
          <table:table-cell office:value-type="currency" office:value="167900" table:style-name="ce28">
            <text:p>£167,900</text:p>
          </table:table-cell>
          <table:table-cell table:style-name="ce179"/>
          <table:table-cell office:value-type="float" office:value="4354" table:style-name="ce178">
            <text:p>4,354</text:p>
          </table:table-cell>
          <table:table-cell office:value-type="currency" office:value="4958060" table:style-name="ce37">
            <text:p>£4,958,060</text:p>
          </table:table-cell>
          <table:table-cell table:number-columns-repeated="16364"/>
        </table:table-row>
        <table:table-row table:style-name="ro7">
          <table:table-cell/>
          <table:table-cell office:value-type="string" table:style-name="ce23">
            <text:p>Normanton, Pontefract and Castleford</text:p>
          </table:table-cell>
          <table:table-cell office:value-type="float" office:value="14961" table:style-name="ce23">
            <text:p>14,961</text:p>
          </table:table-cell>
          <table:table-cell table:style-name="ce179"/>
          <table:table-cell office:value-type="float" office:value="9586.5" table:style-name="ce23">
            <text:p>9,587</text:p>
          </table:table-cell>
          <table:table-cell office:value-type="float" office:value="2633" table:style-name="ce23">
            <text:p>2,633</text:p>
          </table:table-cell>
          <table:table-cell office:value-type="currency" office:value="3475560" table:style-name="ce28">
            <text:p>£3,475,560</text:p>
          </table:table-cell>
          <table:table-cell table:style-name="ce179"/>
          <table:table-cell office:value-type="float" office:value="5374.4999999999991" table:style-name="ce23">
            <text:p>5,375</text:p>
          </table:table-cell>
          <table:table-cell office:value-type="float" office:value="1684.5" table:style-name="ce23">
            <text:p>1,685</text:p>
          </table:table-cell>
          <table:table-cell office:value-type="currency" office:value="1575007.5" table:style-name="ce28">
            <text:p>£1,575,008</text:p>
          </table:table-cell>
          <table:table-cell table:style-name="ce179"/>
          <table:table-cell office:value-type="float" office:value="74" table:style-name="ce29">
            <text:p>74</text:p>
          </table:table-cell>
          <table:table-cell office:value-type="currency" office:value="22200" table:style-name="ce181">
            <text:p>£22,200</text:p>
          </table:table-cell>
          <table:table-cell table:style-name="ce179"/>
          <table:table-cell office:value-type="float" office:value="83" table:style-name="ce23">
            <text:p>83</text:p>
          </table:table-cell>
          <table:table-cell office:value-type="currency" office:value="190900" table:style-name="ce28">
            <text:p>£190,900</text:p>
          </table:table-cell>
          <table:table-cell table:style-name="ce179"/>
          <table:table-cell office:value-type="float" office:value="4474.5" table:style-name="ce178">
            <text:p>4,475</text:p>
          </table:table-cell>
          <table:table-cell office:value-type="currency" office:value="5263667.5" table:style-name="ce37">
            <text:p>£5,263,668</text:p>
          </table:table-cell>
          <table:table-cell table:number-columns-repeated="16364"/>
        </table:table-row>
        <table:table-row table:style-name="ro7">
          <table:table-cell/>
          <table:table-cell office:value-type="string" table:style-name="ce23">
            <text:p>Gateshead</text:p>
          </table:table-cell>
          <table:table-cell office:value-type="float" office:value="10641" table:style-name="ce23">
            <text:p>10,641</text:p>
          </table:table-cell>
          <table:table-cell table:style-name="ce179"/>
          <table:table-cell office:value-type="float" office:value="6719" table:style-name="ce23">
            <text:p>6,719</text:p>
          </table:table-cell>
          <table:table-cell office:value-type="float" office:value="2312.5833333333335" table:style-name="ce23">
            <text:p>2,313</text:p>
          </table:table-cell>
          <table:table-cell office:value-type="currency" office:value="3052610" table:style-name="ce28">
            <text:p>£3,052,610</text:p>
          </table:table-cell>
          <table:table-cell table:style-name="ce179"/>
          <table:table-cell office:value-type="float" office:value="3922.0000000000005" table:style-name="ce23">
            <text:p>3,922</text:p>
          </table:table-cell>
          <table:table-cell office:value-type="float" office:value="1375.1249999999998" table:style-name="ce23">
            <text:p>1,375</text:p>
          </table:table-cell>
          <table:table-cell office:value-type="currency" office:value="1285741.8749999998" table:style-name="ce28">
            <text:p>£1,285,742</text:p>
          </table:table-cell>
          <table:table-cell table:style-name="ce179"/>
          <table:table-cell office:value-type="float" office:value="45.583333333333336" table:style-name="ce29">
            <text:p>46</text:p>
          </table:table-cell>
          <table:table-cell office:value-type="currency" office:value="13675" table:style-name="ce181">
            <text:p>£13,675</text:p>
          </table:table-cell>
          <table:table-cell table:style-name="ce179"/>
          <table:table-cell office:value-type="float" office:value="125" table:style-name="ce23">
            <text:p>125</text:p>
          </table:table-cell>
          <table:table-cell office:value-type="currency" office:value="287500" table:style-name="ce28">
            <text:p>£287,500</text:p>
          </table:table-cell>
          <table:table-cell table:style-name="ce179"/>
          <table:table-cell office:value-type="float" office:value="3858.2916666666665" table:style-name="ce178">
            <text:p>3,858</text:p>
          </table:table-cell>
          <table:table-cell office:value-type="currency" office:value="4639526.875" table:style-name="ce37">
            <text:p>£4,639,527</text:p>
          </table:table-cell>
          <table:table-cell table:number-columns-repeated="16364"/>
        </table:table-row>
        <table:table-row table:style-name="ro7">
          <table:table-cell/>
          <table:table-cell office:value-type="string" table:style-name="ce23">
            <text:p>Blaydon</text:p>
          </table:table-cell>
          <table:table-cell office:value-type="float" office:value="11958.5" table:style-name="ce23">
            <text:p>11,959</text:p>
          </table:table-cell>
          <table:table-cell table:style-name="ce179"/>
          <table:table-cell office:value-type="float" office:value="6810" table:style-name="ce23">
            <text:p>6,810</text:p>
          </table:table-cell>
          <table:table-cell office:value-type="float" office:value="1509" table:style-name="ce23">
            <text:p>1,509</text:p>
          </table:table-cell>
          <table:table-cell office:value-type="currency" office:value="1991880" table:style-name="ce28">
            <text:p>£1,991,880</text:p>
          </table:table-cell>
          <table:table-cell table:style-name="ce179"/>
          <table:table-cell office:value-type="float" office:value="5148.5" table:style-name="ce23">
            <text:p>5,149</text:p>
          </table:table-cell>
          <table:table-cell office:value-type="float" office:value="1347.5" table:style-name="ce23">
            <text:p>1,348</text:p>
          </table:table-cell>
          <table:table-cell office:value-type="currency" office:value="1259912.5" table:style-name="ce28">
            <text:p>£1,259,913</text:p>
          </table:table-cell>
          <table:table-cell table:style-name="ce179"/>
          <table:table-cell office:value-type="float" office:value="81" table:style-name="ce29">
            <text:p>81</text:p>
          </table:table-cell>
          <table:table-cell office:value-type="currency" office:value="24300" table:style-name="ce181">
            <text:p>£24,300</text:p>
          </table:table-cell>
          <table:table-cell table:style-name="ce179"/>
          <table:table-cell office:value-type="float" office:value="92" table:style-name="ce23">
            <text:p>92</text:p>
          </table:table-cell>
          <table:table-cell office:value-type="currency" office:value="211600" table:style-name="ce28">
            <text:p>£211,600</text:p>
          </table:table-cell>
          <table:table-cell table:style-name="ce179"/>
          <table:table-cell office:value-type="float" office:value="3029.5" table:style-name="ce178">
            <text:p>3,030</text:p>
          </table:table-cell>
          <table:table-cell office:value-type="currency" office:value="3487692.5" table:style-name="ce37">
            <text:p>£3,487,693</text:p>
          </table:table-cell>
          <table:table-cell table:number-columns-repeated="16364"/>
        </table:table-row>
        <table:table-row table:style-name="ro7">
          <table:table-cell/>
          <table:table-cell office:value-type="string" table:style-name="ce23">
            <text:p>Jarrow</text:p>
          </table:table-cell>
          <table:table-cell office:value-type="float" office:value="11124.500000000002" table:style-name="ce23">
            <text:p>11,125</text:p>
          </table:table-cell>
          <table:table-cell table:style-name="ce179"/>
          <table:table-cell office:value-type="float" office:value="7109" table:style-name="ce23">
            <text:p>7,109</text:p>
          </table:table-cell>
          <table:table-cell office:value-type="float" office:value="2049" table:style-name="ce23">
            <text:p>2,049</text:p>
          </table:table-cell>
          <table:table-cell office:value-type="currency" office:value="2704680" table:style-name="ce28">
            <text:p>£2,704,680</text:p>
          </table:table-cell>
          <table:table-cell table:style-name="ce179"/>
          <table:table-cell office:value-type="float" office:value="4015.5000000000009" table:style-name="ce23">
            <text:p>4,016</text:p>
          </table:table-cell>
          <table:table-cell office:value-type="float" office:value="1685" table:style-name="ce23">
            <text:p>1,685</text:p>
          </table:table-cell>
          <table:table-cell office:value-type="currency" office:value="1575475" table:style-name="ce28">
            <text:p>£1,575,475</text:p>
          </table:table-cell>
          <table:table-cell table:style-name="ce179"/>
          <table:table-cell office:value-type="float" office:value="109" table:style-name="ce29">
            <text:p>109</text:p>
          </table:table-cell>
          <table:table-cell office:value-type="currency" office:value="32700" table:style-name="ce181">
            <text:p>£32,700</text:p>
          </table:table-cell>
          <table:table-cell table:style-name="ce179"/>
          <table:table-cell office:value-type="float" office:value="117" table:style-name="ce23">
            <text:p>117</text:p>
          </table:table-cell>
          <table:table-cell office:value-type="currency" office:value="269100" table:style-name="ce28">
            <text:p>£269,100</text:p>
          </table:table-cell>
          <table:table-cell table:style-name="ce179"/>
          <table:table-cell office:value-type="float" office:value="3960" table:style-name="ce178">
            <text:p>3,960</text:p>
          </table:table-cell>
          <table:table-cell office:value-type="currency" office:value="4581955" table:style-name="ce37">
            <text:p>£4,581,955</text:p>
          </table:table-cell>
          <table:table-cell table:number-columns-repeated="16364"/>
        </table:table-row>
        <table:table-row table:style-name="ro7">
          <table:table-cell/>
          <table:table-cell office:value-type="string" table:style-name="ce23">
            <text:p>Newcastle upon Tyne North</text:p>
          </table:table-cell>
          <table:table-cell office:value-type="float" office:value="11045" table:style-name="ce23">
            <text:p>11,045</text:p>
          </table:table-cell>
          <table:table-cell table:style-name="ce179"/>
          <table:table-cell office:value-type="float" office:value="7687.5" table:style-name="ce23">
            <text:p>7,688</text:p>
          </table:table-cell>
          <table:table-cell office:value-type="float" office:value="2268.5" table:style-name="ce23">
            <text:p>2,269</text:p>
          </table:table-cell>
          <table:table-cell office:value-type="currency" office:value="2994420" table:style-name="ce28">
            <text:p>£2,994,420</text:p>
          </table:table-cell>
          <table:table-cell table:style-name="ce179"/>
          <table:table-cell office:value-type="float" office:value="3357.5" table:style-name="ce23">
            <text:p>3,358</text:p>
          </table:table-cell>
          <table:table-cell office:value-type="float" office:value="1115" table:style-name="ce23">
            <text:p>1,115</text:p>
          </table:table-cell>
          <table:table-cell office:value-type="currency" office:value="1042524.9999999999" table:style-name="ce28">
            <text:p>£1,042,525</text:p>
          </table:table-cell>
          <table:table-cell table:style-name="ce179"/>
          <table:table-cell office:value-type="float" office:value="105" table:style-name="ce29">
            <text:p>105</text:p>
          </table:table-cell>
          <table:table-cell office:value-type="currency" office:value="31500" table:style-name="ce181">
            <text:p>£31,500</text:p>
          </table:table-cell>
          <table:table-cell table:style-name="ce179"/>
          <table:table-cell office:value-type="float" office:value="103" table:style-name="ce23">
            <text:p>103</text:p>
          </table:table-cell>
          <table:table-cell office:value-type="currency" office:value="236900" table:style-name="ce28">
            <text:p>£236,900</text:p>
          </table:table-cell>
          <table:table-cell table:style-name="ce179"/>
          <table:table-cell office:value-type="float" office:value="3591.5" table:style-name="ce178">
            <text:p>3,592</text:p>
          </table:table-cell>
          <table:table-cell office:value-type="currency" office:value="4305345" table:style-name="ce37">
            <text:p>£4,305,345</text:p>
          </table:table-cell>
          <table:table-cell table:number-columns-repeated="16364"/>
        </table:table-row>
        <table:table-row table:style-name="ro7">
          <table:table-cell/>
          <table:table-cell office:value-type="string" table:style-name="ce23">
            <text:p>Newcastle upon Tyne Central</text:p>
          </table:table-cell>
          <table:table-cell office:value-type="float" office:value="13819.000000000002" table:style-name="ce23">
            <text:p>13,819</text:p>
          </table:table-cell>
          <table:table-cell table:style-name="ce179"/>
          <table:table-cell office:value-type="float" office:value="8385.5" table:style-name="ce23">
            <text:p>8,386</text:p>
          </table:table-cell>
          <table:table-cell office:value-type="float" office:value="3248.4166666666665" table:style-name="ce23">
            <text:p>3,248</text:p>
          </table:table-cell>
          <table:table-cell office:value-type="currency" office:value="4287910" table:style-name="ce28">
            <text:p>£4,287,910</text:p>
          </table:table-cell>
          <table:table-cell table:style-name="ce179"/>
          <table:table-cell office:value-type="float" office:value="5433.5000000000018" table:style-name="ce23">
            <text:p>5,434</text:p>
          </table:table-cell>
          <table:table-cell office:value-type="float" office:value="2250" table:style-name="ce23">
            <text:p>2,250</text:p>
          </table:table-cell>
          <table:table-cell office:value-type="currency" office:value="2075894.7916666665" table:style-name="ce28">
            <text:p>£2,075,895</text:p>
          </table:table-cell>
          <table:table-cell table:style-name="ce179"/>
          <table:table-cell office:value-type="float" office:value="51" table:style-name="ce29">
            <text:p>51</text:p>
          </table:table-cell>
          <table:table-cell office:value-type="currency" office:value="15050" table:style-name="ce181">
            <text:p>£15,050</text:p>
          </table:table-cell>
          <table:table-cell table:style-name="ce179"/>
          <table:table-cell office:value-type="float" office:value="67.999999999999986" table:style-name="ce23">
            <text:p>68</text:p>
          </table:table-cell>
          <table:table-cell office:value-type="currency" office:value="156400" table:style-name="ce28">
            <text:p>£156,400</text:p>
          </table:table-cell>
          <table:table-cell table:style-name="ce179"/>
          <table:table-cell office:value-type="float" office:value="5617.4166666666661" table:style-name="ce178">
            <text:p>5,617</text:p>
          </table:table-cell>
          <table:table-cell office:value-type="currency" office:value="6535254.791666666" table:style-name="ce37">
            <text:p>£6,535,255</text:p>
          </table:table-cell>
          <table:table-cell table:number-columns-repeated="16364"/>
        </table:table-row>
        <table:table-row table:style-name="ro7">
          <table:table-cell/>
          <table:table-cell office:value-type="string" table:style-name="ce23">
            <text:p>Newcastle upon Tyne East</text:p>
          </table:table-cell>
          <table:table-cell office:value-type="float" office:value="10203.5" table:style-name="ce23">
            <text:p>10,204</text:p>
          </table:table-cell>
          <table:table-cell table:style-name="ce179"/>
          <table:table-cell office:value-type="float" office:value="5878.5" table:style-name="ce23">
            <text:p>5,879</text:p>
          </table:table-cell>
          <table:table-cell office:value-type="float" office:value="2196" table:style-name="ce23">
            <text:p>2,196</text:p>
          </table:table-cell>
          <table:table-cell office:value-type="currency" office:value="2898720" table:style-name="ce28">
            <text:p>£2,898,720</text:p>
          </table:table-cell>
          <table:table-cell table:style-name="ce179"/>
          <table:table-cell office:value-type="float" office:value="4325" table:style-name="ce23">
            <text:p>4,325</text:p>
          </table:table-cell>
          <table:table-cell office:value-type="float" office:value="1821" table:style-name="ce23">
            <text:p>1,821</text:p>
          </table:table-cell>
          <table:table-cell office:value-type="currency" office:value="1702635" table:style-name="ce28">
            <text:p>£1,702,635</text:p>
          </table:table-cell>
          <table:table-cell table:style-name="ce179"/>
          <table:table-cell office:value-type="float" office:value="22" table:style-name="ce29">
            <text:p>22</text:p>
          </table:table-cell>
          <table:table-cell office:value-type="currency" office:value="6600" table:style-name="ce181">
            <text:p>£6,600</text:p>
          </table:table-cell>
          <table:table-cell table:style-name="ce179"/>
          <table:table-cell office:value-type="float" office:value="80" table:style-name="ce23">
            <text:p>80</text:p>
          </table:table-cell>
          <table:table-cell office:value-type="currency" office:value="184000" table:style-name="ce28">
            <text:p>£184,000</text:p>
          </table:table-cell>
          <table:table-cell table:style-name="ce179"/>
          <table:table-cell office:value-type="float" office:value="4119" table:style-name="ce178">
            <text:p>4,119</text:p>
          </table:table-cell>
          <table:table-cell office:value-type="currency" office:value="4791955" table:style-name="ce37">
            <text:p>£4,791,955</text:p>
          </table:table-cell>
          <table:table-cell table:number-columns-repeated="16364"/>
        </table:table-row>
        <table:table-row table:style-name="ro7">
          <table:table-cell/>
          <table:table-cell office:value-type="string" table:style-name="ce23">
            <text:p>Tynemouth</text:p>
          </table:table-cell>
          <table:table-cell office:value-type="float" office:value="14358" table:style-name="ce23">
            <text:p>14,358</text:p>
          </table:table-cell>
          <table:table-cell table:style-name="ce179"/>
          <table:table-cell office:value-type="float" office:value="8030" table:style-name="ce23">
            <text:p>8,030</text:p>
          </table:table-cell>
          <table:table-cell office:value-type="float" office:value="1565" table:style-name="ce23">
            <text:p>1,565</text:p>
          </table:table-cell>
          <table:table-cell office:value-type="currency" office:value="2065800" table:style-name="ce28">
            <text:p>£2,065,800</text:p>
          </table:table-cell>
          <table:table-cell table:style-name="ce179"/>
          <table:table-cell office:value-type="float" office:value="6327.9999999999991" table:style-name="ce23">
            <text:p>6,328</text:p>
          </table:table-cell>
          <table:table-cell office:value-type="float" office:value="1444.5" table:style-name="ce23">
            <text:p>1,445</text:p>
          </table:table-cell>
          <table:table-cell office:value-type="currency" office:value="1350607.5" table:style-name="ce28">
            <text:p>£1,350,608</text:p>
          </table:table-cell>
          <table:table-cell table:style-name="ce179"/>
          <table:table-cell office:value-type="float" office:value="177" table:style-name="ce29">
            <text:p>177</text:p>
          </table:table-cell>
          <table:table-cell office:value-type="currency" office:value="53100" table:style-name="ce181">
            <text:p>£53,100</text:p>
          </table:table-cell>
          <table:table-cell table:style-name="ce179"/>
          <table:table-cell office:value-type="float" office:value="165" table:style-name="ce23">
            <text:p>165</text:p>
          </table:table-cell>
          <table:table-cell office:value-type="currency" office:value="379500" table:style-name="ce28">
            <text:p>£379,500</text:p>
          </table:table-cell>
          <table:table-cell table:style-name="ce179"/>
          <table:table-cell office:value-type="float" office:value="3351.5" table:style-name="ce178">
            <text:p>3,352</text:p>
          </table:table-cell>
          <table:table-cell office:value-type="currency" office:value="3849007.5" table:style-name="ce37">
            <text:p>£3,849,008</text:p>
          </table:table-cell>
          <table:table-cell table:number-columns-repeated="16364"/>
        </table:table-row>
        <table:table-row table:style-name="ro7">
          <table:table-cell/>
          <table:table-cell office:value-type="string" table:style-name="ce23">
            <text:p>North Tyneside</text:p>
          </table:table-cell>
          <table:table-cell office:value-type="float" office:value="12570.5" table:style-name="ce23">
            <text:p>12,571</text:p>
          </table:table-cell>
          <table:table-cell table:style-name="ce179"/>
          <table:table-cell office:value-type="float" office:value="8473" table:style-name="ce23">
            <text:p>8,473</text:p>
          </table:table-cell>
          <table:table-cell office:value-type="float" office:value="2457" table:style-name="ce23">
            <text:p>2,457</text:p>
          </table:table-cell>
          <table:table-cell office:value-type="currency" office:value="3243240" table:style-name="ce28">
            <text:p>£3,243,240</text:p>
          </table:table-cell>
          <table:table-cell table:style-name="ce179"/>
          <table:table-cell office:value-type="float" office:value="4097.5" table:style-name="ce23">
            <text:p>4,098</text:p>
          </table:table-cell>
          <table:table-cell office:value-type="float" office:value="1337.5" table:style-name="ce23">
            <text:p>1,338</text:p>
          </table:table-cell>
          <table:table-cell office:value-type="currency" office:value="1250562.5" table:style-name="ce28">
            <text:p>£1,250,563</text:p>
          </table:table-cell>
          <table:table-cell table:style-name="ce179"/>
          <table:table-cell office:value-type="float" office:value="132" table:style-name="ce29">
            <text:p>132</text:p>
          </table:table-cell>
          <table:table-cell office:value-type="currency" office:value="39600" table:style-name="ce181">
            <text:p>£39,600</text:p>
          </table:table-cell>
          <table:table-cell table:style-name="ce179"/>
          <table:table-cell office:value-type="float" office:value="141" table:style-name="ce23">
            <text:p>141</text:p>
          </table:table-cell>
          <table:table-cell office:value-type="currency" office:value="324300" table:style-name="ce28">
            <text:p>£324,300</text:p>
          </table:table-cell>
          <table:table-cell table:style-name="ce179"/>
          <table:table-cell office:value-type="float" office:value="4067.5" table:style-name="ce178">
            <text:p>4,068</text:p>
          </table:table-cell>
          <table:table-cell office:value-type="currency" office:value="4857702.5" table:style-name="ce37">
            <text:p>£4,857,703</text:p>
          </table:table-cell>
          <table:table-cell table:number-columns-repeated="16364"/>
        </table:table-row>
        <table:table-row table:style-name="ro7">
          <table:table-cell/>
          <table:table-cell office:value-type="string" table:style-name="ce23">
            <text:p>South Shields</text:p>
          </table:table-cell>
          <table:table-cell office:value-type="float" office:value="11248.5" table:style-name="ce23">
            <text:p>11,249</text:p>
          </table:table-cell>
          <table:table-cell table:style-name="ce179"/>
          <table:table-cell office:value-type="float" office:value="6402" table:style-name="ce23">
            <text:p>6,402</text:p>
          </table:table-cell>
          <table:table-cell office:value-type="float" office:value="2372" table:style-name="ce23">
            <text:p>2,372</text:p>
          </table:table-cell>
          <table:table-cell office:value-type="currency" office:value="3131040" table:style-name="ce28">
            <text:p>£3,131,040</text:p>
          </table:table-cell>
          <table:table-cell table:style-name="ce179"/>
          <table:table-cell office:value-type="float" office:value="4846.5" table:style-name="ce23">
            <text:p>4,847</text:p>
          </table:table-cell>
          <table:table-cell office:value-type="float" office:value="1830" table:style-name="ce23">
            <text:p>1,830</text:p>
          </table:table-cell>
          <table:table-cell office:value-type="currency" office:value="1711050" table:style-name="ce28">
            <text:p>£1,711,050</text:p>
          </table:table-cell>
          <table:table-cell table:style-name="ce179"/>
          <table:table-cell office:value-type="float" office:value="76" table:style-name="ce29">
            <text:p>76</text:p>
          </table:table-cell>
          <table:table-cell office:value-type="currency" office:value="22800" table:style-name="ce181">
            <text:p>£22,800</text:p>
          </table:table-cell>
          <table:table-cell table:style-name="ce179"/>
          <table:table-cell office:value-type="float" office:value="90" table:style-name="ce23">
            <text:p>90</text:p>
          </table:table-cell>
          <table:table-cell office:value-type="currency" office:value="207000" table:style-name="ce28">
            <text:p>£207,000</text:p>
          </table:table-cell>
          <table:table-cell table:style-name="ce179"/>
          <table:table-cell office:value-type="float" office:value="4368" table:style-name="ce178">
            <text:p>4,368</text:p>
          </table:table-cell>
          <table:table-cell office:value-type="currency" office:value="5071890" table:style-name="ce37">
            <text:p>£5,071,890</text:p>
          </table:table-cell>
          <table:table-cell table:number-columns-repeated="16364"/>
        </table:table-row>
        <table:table-row table:style-name="ro7">
          <table:table-cell/>
          <table:table-cell office:value-type="string" table:style-name="ce23">
            <text:p>Sunderland Central</text:p>
          </table:table-cell>
          <table:table-cell office:value-type="float" office:value="13005" table:style-name="ce23">
            <text:p>13,005</text:p>
          </table:table-cell>
          <table:table-cell table:style-name="ce179"/>
          <table:table-cell office:value-type="float" office:value="7819" table:style-name="ce23">
            <text:p>7,819</text:p>
          </table:table-cell>
          <table:table-cell office:value-type="float" office:value="2247" table:style-name="ce23">
            <text:p>2,247</text:p>
          </table:table-cell>
          <table:table-cell office:value-type="currency" office:value="2966040" table:style-name="ce28">
            <text:p>£2,966,040</text:p>
          </table:table-cell>
          <table:table-cell table:style-name="ce179"/>
          <table:table-cell office:value-type="float" office:value="5186" table:style-name="ce23">
            <text:p>5,186</text:p>
          </table:table-cell>
          <table:table-cell office:value-type="float" office:value="1534" table:style-name="ce23">
            <text:p>1,534</text:p>
          </table:table-cell>
          <table:table-cell office:value-type="currency" office:value="1434290" table:style-name="ce28">
            <text:p>£1,434,290</text:p>
          </table:table-cell>
          <table:table-cell table:style-name="ce179"/>
          <table:table-cell office:value-type="float" office:value="100" table:style-name="ce29">
            <text:p>100</text:p>
          </table:table-cell>
          <table:table-cell office:value-type="currency" office:value="30000" table:style-name="ce181">
            <text:p>£30,000</text:p>
          </table:table-cell>
          <table:table-cell table:style-name="ce179"/>
          <table:table-cell office:value-type="float" office:value="128" table:style-name="ce23">
            <text:p>128</text:p>
          </table:table-cell>
          <table:table-cell office:value-type="currency" office:value="294400" table:style-name="ce28">
            <text:p>£294,400</text:p>
          </table:table-cell>
          <table:table-cell table:style-name="ce179"/>
          <table:table-cell office:value-type="float" office:value="4009" table:style-name="ce178">
            <text:p>4,009</text:p>
          </table:table-cell>
          <table:table-cell office:value-type="currency" office:value="4724730" table:style-name="ce37">
            <text:p>£4,724,730</text:p>
          </table:table-cell>
          <table:table-cell table:number-columns-repeated="16364"/>
        </table:table-row>
        <table:table-row table:style-name="ro7">
          <table:table-cell/>
          <table:table-cell office:value-type="string" table:style-name="ce23">
            <text:p>Houghton and Sunderland South</text:p>
          </table:table-cell>
          <table:table-cell office:value-type="float" office:value="9508" table:style-name="ce23">
            <text:p>9,508</text:p>
          </table:table-cell>
          <table:table-cell table:style-name="ce179"/>
          <table:table-cell office:value-type="float" office:value="6262.5" table:style-name="ce23">
            <text:p>6,263</text:p>
          </table:table-cell>
          <table:table-cell office:value-type="float" office:value="1795" table:style-name="ce23">
            <text:p>1,795</text:p>
          </table:table-cell>
          <table:table-cell office:value-type="currency" office:value="2369400" table:style-name="ce28">
            <text:p>£2,369,400</text:p>
          </table:table-cell>
          <table:table-cell table:style-name="ce179"/>
          <table:table-cell office:value-type="float" office:value="3245.5" table:style-name="ce23">
            <text:p>3,246</text:p>
          </table:table-cell>
          <table:table-cell office:value-type="float" office:value="1355.5" table:style-name="ce23">
            <text:p>1,356</text:p>
          </table:table-cell>
          <table:table-cell office:value-type="currency" office:value="1267392.5" table:style-name="ce28">
            <text:p>£1,267,393</text:p>
          </table:table-cell>
          <table:table-cell table:style-name="ce179"/>
          <table:table-cell office:value-type="float" office:value="86" table:style-name="ce29">
            <text:p>86</text:p>
          </table:table-cell>
          <table:table-cell office:value-type="currency" office:value="25800" table:style-name="ce181">
            <text:p>£25,800</text:p>
          </table:table-cell>
          <table:table-cell table:style-name="ce179"/>
          <table:table-cell office:value-type="float" office:value="83" table:style-name="ce23">
            <text:p>83</text:p>
          </table:table-cell>
          <table:table-cell office:value-type="currency" office:value="190900" table:style-name="ce28">
            <text:p>£190,900</text:p>
          </table:table-cell>
          <table:table-cell table:style-name="ce179"/>
          <table:table-cell office:value-type="float" office:value="3319.5" table:style-name="ce178">
            <text:p>3,320</text:p>
          </table:table-cell>
          <table:table-cell office:value-type="currency" office:value="3853492.5" table:style-name="ce37">
            <text:p>£3,853,493</text:p>
          </table:table-cell>
          <table:table-cell table:number-columns-repeated="16364"/>
        </table:table-row>
        <table:table-row table:style-name="ro7">
          <table:table-cell/>
          <table:table-cell office:value-type="string" table:style-name="ce23">
            <text:p>Washington and Sunderland West</text:p>
          </table:table-cell>
          <table:table-cell office:value-type="float" office:value="13954" table:style-name="ce23">
            <text:p>13,954</text:p>
          </table:table-cell>
          <table:table-cell table:style-name="ce179"/>
          <table:table-cell office:value-type="float" office:value="8138" table:style-name="ce23">
            <text:p>8,138</text:p>
          </table:table-cell>
          <table:table-cell office:value-type="float" office:value="2454" table:style-name="ce23">
            <text:p>2,454</text:p>
          </table:table-cell>
          <table:table-cell office:value-type="currency" office:value="3239280" table:style-name="ce28">
            <text:p>£3,239,280</text:p>
          </table:table-cell>
          <table:table-cell table:style-name="ce179"/>
          <table:table-cell office:value-type="float" office:value="5816" table:style-name="ce23">
            <text:p>5,816</text:p>
          </table:table-cell>
          <table:table-cell office:value-type="float" office:value="2197" table:style-name="ce23">
            <text:p>2,197</text:p>
          </table:table-cell>
          <table:table-cell office:value-type="currency" office:value="2054195" table:style-name="ce28">
            <text:p>£2,054,195</text:p>
          </table:table-cell>
          <table:table-cell table:style-name="ce179"/>
          <table:table-cell office:value-type="float" office:value="120" table:style-name="ce29">
            <text:p>120</text:p>
          </table:table-cell>
          <table:table-cell office:value-type="currency" office:value="36000" table:style-name="ce181">
            <text:p>£36,000</text:p>
          </table:table-cell>
          <table:table-cell table:style-name="ce179"/>
          <table:table-cell office:value-type="float" office:value="115" table:style-name="ce23">
            <text:p>115</text:p>
          </table:table-cell>
          <table:table-cell office:value-type="currency" office:value="264500" table:style-name="ce28">
            <text:p>£264,500</text:p>
          </table:table-cell>
          <table:table-cell table:style-name="ce179"/>
          <table:table-cell office:value-type="float" office:value="4886" table:style-name="ce178">
            <text:p>4,886</text:p>
          </table:table-cell>
          <table:table-cell office:value-type="currency" office:value="5593975" table:style-name="ce37">
            <text:p>£5,593,975</text:p>
          </table:table-cell>
          <table:table-cell table:number-columns-repeated="16364"/>
        </table:table-row>
        <table:table-row table:style-name="ro7">
          <table:table-cell/>
          <table:table-cell office:value-type="string" table:style-name="ce23">
            <text:p>St Ives</text:p>
          </table:table-cell>
          <table:table-cell office:value-type="float" office:value="10328" table:style-name="ce23">
            <text:p>10,328</text:p>
          </table:table-cell>
          <table:table-cell table:style-name="ce179"/>
          <table:table-cell office:value-type="float" office:value="6039" table:style-name="ce23">
            <text:p>6,039</text:p>
          </table:table-cell>
          <table:table-cell office:value-type="float" office:value="1269" table:style-name="ce23">
            <text:p>1,269</text:p>
          </table:table-cell>
          <table:table-cell office:value-type="currency" office:value="1675080" table:style-name="ce28">
            <text:p>£1,675,080</text:p>
          </table:table-cell>
          <table:table-cell table:style-name="ce179"/>
          <table:table-cell office:value-type="float" office:value="4289" table:style-name="ce23">
            <text:p>4,289</text:p>
          </table:table-cell>
          <table:table-cell office:value-type="float" office:value="1024" table:style-name="ce23">
            <text:p>1,024</text:p>
          </table:table-cell>
          <table:table-cell office:value-type="currency" office:value="957440" table:style-name="ce28">
            <text:p>£957,440</text:p>
          </table:table-cell>
          <table:table-cell table:style-name="ce179"/>
          <table:table-cell office:value-type="float" office:value="791" table:style-name="ce29">
            <text:p>791</text:p>
          </table:table-cell>
          <table:table-cell office:value-type="currency" office:value="237300" table:style-name="ce181">
            <text:p>£237,300</text:p>
          </table:table-cell>
          <table:table-cell table:style-name="ce179"/>
          <table:table-cell office:value-type="float" office:value="92" table:style-name="ce23">
            <text:p>92</text:p>
          </table:table-cell>
          <table:table-cell office:value-type="currency" office:value="211600" table:style-name="ce28">
            <text:p>£211,600</text:p>
          </table:table-cell>
          <table:table-cell table:style-name="ce179"/>
          <table:table-cell office:value-type="float" office:value="3176" table:style-name="ce178">
            <text:p>3,176</text:p>
          </table:table-cell>
          <table:table-cell office:value-type="currency" office:value="3081420" table:style-name="ce37">
            <text:p>£3,081,420</text:p>
          </table:table-cell>
          <table:table-cell table:number-columns-repeated="16364"/>
        </table:table-row>
        <table:table-row table:style-name="ro7">
          <table:table-cell/>
          <table:table-cell office:value-type="string" table:style-name="ce23">
            <text:p>Bath</text:p>
          </table:table-cell>
          <table:table-cell office:value-type="float" office:value="10929" table:style-name="ce23">
            <text:p>10,929</text:p>
          </table:table-cell>
          <table:table-cell table:style-name="ce179"/>
          <table:table-cell office:value-type="float" office:value="5683.5" table:style-name="ce23">
            <text:p>5,684</text:p>
          </table:table-cell>
          <table:table-cell office:value-type="float" office:value="1010.25" table:style-name="ce23">
            <text:p>1,010</text:p>
          </table:table-cell>
          <table:table-cell office:value-type="currency" office:value="1333530" table:style-name="ce28">
            <text:p>£1,333,530</text:p>
          </table:table-cell>
          <table:table-cell table:style-name="ce179"/>
          <table:table-cell office:value-type="float" office:value="5245.4999999999982" table:style-name="ce23">
            <text:p>5,246</text:p>
          </table:table-cell>
          <table:table-cell office:value-type="float" office:value="889" table:style-name="ce23">
            <text:p>889</text:p>
          </table:table-cell>
          <table:table-cell office:value-type="currency" office:value="812515" table:style-name="ce28">
            <text:p>£812,515</text:p>
          </table:table-cell>
          <table:table-cell table:style-name="ce179"/>
          <table:table-cell office:value-type="float" office:value="83" table:style-name="ce29">
            <text:p>83</text:p>
          </table:table-cell>
          <table:table-cell office:value-type="currency" office:value="24900" table:style-name="ce181">
            <text:p>£24,900</text:p>
          </table:table-cell>
          <table:table-cell table:style-name="ce179"/>
          <table:table-cell office:value-type="float" office:value="81" table:style-name="ce23">
            <text:p>81</text:p>
          </table:table-cell>
          <table:table-cell office:value-type="currency" office:value="186300" table:style-name="ce28">
            <text:p>£186,300</text:p>
          </table:table-cell>
          <table:table-cell table:style-name="ce179"/>
          <table:table-cell office:value-type="float" office:value="2063.25" table:style-name="ce178">
            <text:p>2,063</text:p>
          </table:table-cell>
          <table:table-cell office:value-type="currency" office:value="2357245" table:style-name="ce37">
            <text:p>£2,357,245</text:p>
          </table:table-cell>
          <table:table-cell table:number-columns-repeated="16364"/>
        </table:table-row>
        <table:table-row table:style-name="ro7">
          <table:table-cell/>
          <table:table-cell office:value-type="string" table:style-name="ce23">
            <text:p>North East Somerset</text:p>
          </table:table-cell>
          <table:table-cell office:value-type="float" office:value="13250" table:style-name="ce23">
            <text:p>13,250</text:p>
          </table:table-cell>
          <table:table-cell table:style-name="ce179"/>
          <table:table-cell office:value-type="float" office:value="7568.5" table:style-name="ce23">
            <text:p>7,569</text:p>
          </table:table-cell>
          <table:table-cell office:value-type="float" office:value="1222.25" table:style-name="ce23">
            <text:p>1,222</text:p>
          </table:table-cell>
          <table:table-cell office:value-type="currency" office:value="1613370" table:style-name="ce28">
            <text:p>£1,613,370</text:p>
          </table:table-cell>
          <table:table-cell table:style-name="ce179"/>
          <table:table-cell office:value-type="float" office:value="5681.5" table:style-name="ce23">
            <text:p>5,682</text:p>
          </table:table-cell>
          <table:table-cell office:value-type="float" office:value="1089" table:style-name="ce23">
            <text:p>1,089</text:p>
          </table:table-cell>
          <table:table-cell office:value-type="currency" office:value="1018215" table:style-name="ce28">
            <text:p>£1,018,215</text:p>
          </table:table-cell>
          <table:table-cell table:style-name="ce179"/>
          <table:table-cell office:value-type="float" office:value="62" table:style-name="ce29">
            <text:p>62</text:p>
          </table:table-cell>
          <table:table-cell office:value-type="currency" office:value="18600" table:style-name="ce181">
            <text:p>£18,600</text:p>
          </table:table-cell>
          <table:table-cell table:style-name="ce179"/>
          <table:table-cell office:value-type="float" office:value="80" table:style-name="ce23">
            <text:p>80</text:p>
          </table:table-cell>
          <table:table-cell office:value-type="currency" office:value="184000" table:style-name="ce28">
            <text:p>£184,000</text:p>
          </table:table-cell>
          <table:table-cell table:style-name="ce179"/>
          <table:table-cell office:value-type="float" office:value="2453.25" table:style-name="ce178">
            <text:p>2,453</text:p>
          </table:table-cell>
          <table:table-cell office:value-type="currency" office:value="2834185" table:style-name="ce37">
            <text:p>£2,834,185</text:p>
          </table:table-cell>
          <table:table-cell table:number-columns-repeated="16364"/>
        </table:table-row>
        <table:table-row table:style-name="ro7">
          <table:table-cell/>
          <table:table-cell office:value-type="string" table:style-name="ce23">
            <text:p>Bristol West</text:p>
          </table:table-cell>
          <table:table-cell office:value-type="float" office:value="13850" table:style-name="ce23">
            <text:p>13,850</text:p>
          </table:table-cell>
          <table:table-cell table:style-name="ce179"/>
          <table:table-cell office:value-type="float" office:value="8652" table:style-name="ce23">
            <text:p>8,652</text:p>
          </table:table-cell>
          <table:table-cell office:value-type="float" office:value="1977.3333333333335" table:style-name="ce23">
            <text:p>1,977</text:p>
          </table:table-cell>
          <table:table-cell office:value-type="currency" office:value="2610080" table:style-name="ce28">
            <text:p>£2,610,080</text:p>
          </table:table-cell>
          <table:table-cell table:style-name="ce179"/>
          <table:table-cell office:value-type="float" office:value="5197.9999999999991" table:style-name="ce23">
            <text:p>5,198</text:p>
          </table:table-cell>
          <table:table-cell office:value-type="float" office:value="1289" table:style-name="ce23">
            <text:p>1,289</text:p>
          </table:table-cell>
          <table:table-cell office:value-type="currency" office:value="1205215" table:style-name="ce28">
            <text:p>£1,205,215</text:p>
          </table:table-cell>
          <table:table-cell table:style-name="ce179"/>
          <table:table-cell office:value-type="float" office:value="20" table:style-name="ce29">
            <text:p>20</text:p>
          </table:table-cell>
          <table:table-cell office:value-type="currency" office:value="6000" table:style-name="ce181">
            <text:p>£6,000</text:p>
          </table:table-cell>
          <table:table-cell table:style-name="ce179"/>
          <table:table-cell office:value-type="float" office:value="112" table:style-name="ce23">
            <text:p>112</text:p>
          </table:table-cell>
          <table:table-cell office:value-type="currency" office:value="257600" table:style-name="ce28">
            <text:p>£257,600</text:p>
          </table:table-cell>
          <table:table-cell table:style-name="ce179"/>
          <table:table-cell office:value-type="float" office:value="3398.3333333333335" table:style-name="ce178">
            <text:p>3,398</text:p>
          </table:table-cell>
          <table:table-cell office:value-type="currency" office:value="4078895" table:style-name="ce37">
            <text:p>£4,078,895</text:p>
          </table:table-cell>
          <table:table-cell table:number-columns-repeated="16364"/>
        </table:table-row>
        <table:table-row table:style-name="ro7">
          <table:table-cell/>
          <table:table-cell office:value-type="string" table:style-name="ce23">
            <text:p>Bristol East</text:p>
          </table:table-cell>
          <table:table-cell office:value-type="float" office:value="10981.5" table:style-name="ce23">
            <text:p>10,982</text:p>
          </table:table-cell>
          <table:table-cell table:style-name="ce179"/>
          <table:table-cell office:value-type="float" office:value="8153" table:style-name="ce23">
            <text:p>8,153</text:p>
          </table:table-cell>
          <table:table-cell office:value-type="float" office:value="2090.125" table:style-name="ce23">
            <text:p>2,090</text:p>
          </table:table-cell>
          <table:table-cell office:value-type="currency" office:value="2758965" table:style-name="ce28">
            <text:p>£2,758,965</text:p>
          </table:table-cell>
          <table:table-cell table:style-name="ce179"/>
          <table:table-cell office:value-type="float" office:value="2828.5" table:style-name="ce23">
            <text:p>2,829</text:p>
          </table:table-cell>
          <table:table-cell office:value-type="float" office:value="1156" table:style-name="ce23">
            <text:p>1,156</text:p>
          </table:table-cell>
          <table:table-cell office:value-type="currency" office:value="1080860" table:style-name="ce28">
            <text:p>£1,080,860</text:p>
          </table:table-cell>
          <table:table-cell table:style-name="ce179"/>
          <table:table-cell office:value-type="float" office:value="18.583333333333336" table:style-name="ce29">
            <text:p>19</text:p>
          </table:table-cell>
          <table:table-cell office:value-type="currency" office:value="5575" table:style-name="ce181">
            <text:p>£5,575</text:p>
          </table:table-cell>
          <table:table-cell table:style-name="ce179"/>
          <table:table-cell office:value-type="float" office:value="71.833333333333329" table:style-name="ce23">
            <text:p>72</text:p>
          </table:table-cell>
          <table:table-cell office:value-type="currency" office:value="165216.66666666666" table:style-name="ce28">
            <text:p>£165,217</text:p>
          </table:table-cell>
          <table:table-cell table:style-name="ce179"/>
          <table:table-cell office:value-type="float" office:value="3336.541666666667" table:style-name="ce178">
            <text:p>3,337</text:p>
          </table:table-cell>
          <table:table-cell office:value-type="currency" office:value="4010616.6666666665" table:style-name="ce37">
            <text:p>£4,010,617</text:p>
          </table:table-cell>
          <table:table-cell table:number-columns-repeated="16364"/>
        </table:table-row>
        <table:table-row table:style-name="ro7">
          <table:table-cell/>
          <table:table-cell office:value-type="string" table:style-name="ce23">
            <text:p>Bristol South</text:p>
          </table:table-cell>
          <table:table-cell office:value-type="float" office:value="15434" table:style-name="ce23">
            <text:p>15,434</text:p>
          </table:table-cell>
          <table:table-cell table:style-name="ce179"/>
          <table:table-cell office:value-type="float" office:value="10489" table:style-name="ce23">
            <text:p>10,489</text:p>
          </table:table-cell>
          <table:table-cell office:value-type="float" office:value="3437.3333333333335" table:style-name="ce23">
            <text:p>3,437</text:p>
          </table:table-cell>
          <table:table-cell office:value-type="currency" office:value="4537280" table:style-name="ce28">
            <text:p>£4,537,280</text:p>
          </table:table-cell>
          <table:table-cell table:style-name="ce179"/>
          <table:table-cell office:value-type="float" office:value="4945" table:style-name="ce23">
            <text:p>4,945</text:p>
          </table:table-cell>
          <table:table-cell office:value-type="float" office:value="2005.4999999999998" table:style-name="ce23">
            <text:p>2,006</text:p>
          </table:table-cell>
          <table:table-cell office:value-type="currency" office:value="1875142.4999999998" table:style-name="ce28">
            <text:p>£1,875,143</text:p>
          </table:table-cell>
          <table:table-cell table:style-name="ce179"/>
          <table:table-cell office:value-type="float" office:value="14" table:style-name="ce29">
            <text:p>14</text:p>
          </table:table-cell>
          <table:table-cell office:value-type="currency" office:value="4200" table:style-name="ce181">
            <text:p>£4,200</text:p>
          </table:table-cell>
          <table:table-cell table:style-name="ce179"/>
          <table:table-cell office:value-type="float" office:value="97" table:style-name="ce23">
            <text:p>97</text:p>
          </table:table-cell>
          <table:table-cell office:value-type="currency" office:value="223100" table:style-name="ce28">
            <text:p>£223,100</text:p>
          </table:table-cell>
          <table:table-cell table:style-name="ce179"/>
          <table:table-cell office:value-type="float" office:value="5553.833333333333" table:style-name="ce178">
            <text:p>5,554</text:p>
          </table:table-cell>
          <table:table-cell office:value-type="currency" office:value="6639722.5" table:style-name="ce37">
            <text:p>£6,639,723</text:p>
          </table:table-cell>
          <table:table-cell table:number-columns-repeated="16364"/>
        </table:table-row>
        <table:table-row table:style-name="ro7">
          <table:table-cell/>
          <table:table-cell office:value-type="string" table:style-name="ce23">
            <text:p>Bristol North West</text:p>
          </table:table-cell>
          <table:table-cell office:value-type="float" office:value="14333.499999999998" table:style-name="ce23">
            <text:p>14,334</text:p>
          </table:table-cell>
          <table:table-cell table:style-name="ce179"/>
          <table:table-cell office:value-type="float" office:value="9325.5" table:style-name="ce23">
            <text:p>9,326</text:p>
          </table:table-cell>
          <table:table-cell office:value-type="float" office:value="2364" table:style-name="ce23">
            <text:p>2,364</text:p>
          </table:table-cell>
          <table:table-cell office:value-type="currency" office:value="3120480" table:style-name="ce28">
            <text:p>£3,120,480</text:p>
          </table:table-cell>
          <table:table-cell table:style-name="ce179"/>
          <table:table-cell office:value-type="float" office:value="5007.9999999999982" table:style-name="ce23">
            <text:p>5,008</text:p>
          </table:table-cell>
          <table:table-cell office:value-type="float" office:value="1712" table:style-name="ce23">
            <text:p>1,712</text:p>
          </table:table-cell>
          <table:table-cell office:value-type="currency" office:value="1600720" table:style-name="ce28">
            <text:p>£1,600,720</text:p>
          </table:table-cell>
          <table:table-cell table:style-name="ce179"/>
          <table:table-cell office:value-type="float" office:value="40" table:style-name="ce29">
            <text:p>40</text:p>
          </table:table-cell>
          <table:table-cell office:value-type="currency" office:value="12000" table:style-name="ce181">
            <text:p>£12,000</text:p>
          </table:table-cell>
          <table:table-cell table:style-name="ce179"/>
          <table:table-cell office:value-type="float" office:value="113" table:style-name="ce23">
            <text:p>113</text:p>
          </table:table-cell>
          <table:table-cell office:value-type="currency" office:value="259900" table:style-name="ce28">
            <text:p>£259,900</text:p>
          </table:table-cell>
          <table:table-cell table:style-name="ce179"/>
          <table:table-cell office:value-type="float" office:value="4229" table:style-name="ce178">
            <text:p>4,229</text:p>
          </table:table-cell>
          <table:table-cell office:value-type="currency" office:value="4993100" table:style-name="ce37">
            <text:p>£4,993,100</text:p>
          </table:table-cell>
          <table:table-cell table:number-columns-repeated="16364"/>
        </table:table-row>
        <table:table-row table:style-name="ro7">
          <table:table-cell/>
          <table:table-cell office:value-type="string" table:style-name="ce23">
            <text:p>Chippenham</text:p>
          </table:table-cell>
          <table:table-cell office:value-type="float" office:value="14023.5" table:style-name="ce23">
            <text:p>14,024</text:p>
          </table:table-cell>
          <table:table-cell table:style-name="ce179"/>
          <table:table-cell office:value-type="float" office:value="8180" table:style-name="ce23">
            <text:p>8,180</text:p>
          </table:table-cell>
          <table:table-cell office:value-type="float" office:value="1263" table:style-name="ce23">
            <text:p>1,263</text:p>
          </table:table-cell>
          <table:table-cell office:value-type="currency" office:value="1667160" table:style-name="ce28">
            <text:p>£1,667,160</text:p>
          </table:table-cell>
          <table:table-cell table:style-name="ce179"/>
          <table:table-cell office:value-type="float" office:value="5843.5" table:style-name="ce23">
            <text:p>5,844</text:p>
          </table:table-cell>
          <table:table-cell office:value-type="float" office:value="952" table:style-name="ce23">
            <text:p>952</text:p>
          </table:table-cell>
          <table:table-cell office:value-type="currency" office:value="890120" table:style-name="ce28">
            <text:p>£890,120</text:p>
          </table:table-cell>
          <table:table-cell table:style-name="ce179"/>
          <table:table-cell office:value-type="float" office:value="539" table:style-name="ce29">
            <text:p>539</text:p>
          </table:table-cell>
          <table:table-cell office:value-type="currency" office:value="161700" table:style-name="ce181">
            <text:p>£161,700</text:p>
          </table:table-cell>
          <table:table-cell table:style-name="ce179"/>
          <table:table-cell office:value-type="float" office:value="105" table:style-name="ce23">
            <text:p>105</text:p>
          </table:table-cell>
          <table:table-cell office:value-type="currency" office:value="241500" table:style-name="ce28">
            <text:p>£241,500</text:p>
          </table:table-cell>
          <table:table-cell table:style-name="ce179"/>
          <table:table-cell office:value-type="float" office:value="2859" table:style-name="ce178">
            <text:p>2,859</text:p>
          </table:table-cell>
          <table:table-cell office:value-type="currency" office:value="2960480" table:style-name="ce37">
            <text:p>£2,960,480</text:p>
          </table:table-cell>
          <table:table-cell table:number-columns-repeated="16364"/>
        </table:table-row>
        <table:table-row table:style-name="ro7">
          <table:table-cell/>
          <table:table-cell office:value-type="string" table:style-name="ce23">
            <text:p>Weston-Super-Mare</text:p>
          </table:table-cell>
          <table:table-cell office:value-type="float" office:value="14831.5" table:style-name="ce23">
            <text:p>14,832</text:p>
          </table:table-cell>
          <table:table-cell table:style-name="ce179"/>
          <table:table-cell office:value-type="float" office:value="9133" table:style-name="ce23">
            <text:p>9,133</text:p>
          </table:table-cell>
          <table:table-cell office:value-type="float" office:value="2054.8333333333335" table:style-name="ce23">
            <text:p>2,055</text:p>
          </table:table-cell>
          <table:table-cell office:value-type="currency" office:value="2712380" table:style-name="ce28">
            <text:p>£2,712,380</text:p>
          </table:table-cell>
          <table:table-cell table:style-name="ce179"/>
          <table:table-cell office:value-type="float" office:value="5698.5000000000009" table:style-name="ce23">
            <text:p>5,699</text:p>
          </table:table-cell>
          <table:table-cell office:value-type="float" office:value="1554" table:style-name="ce23">
            <text:p>1,554</text:p>
          </table:table-cell>
          <table:table-cell office:value-type="currency" office:value="1452990" table:style-name="ce28">
            <text:p>£1,452,990</text:p>
          </table:table-cell>
          <table:table-cell table:style-name="ce179"/>
          <table:table-cell office:value-type="float" office:value="130" table:style-name="ce29">
            <text:p>130</text:p>
          </table:table-cell>
          <table:table-cell office:value-type="currency" office:value="39000" table:style-name="ce181">
            <text:p>£39,000</text:p>
          </table:table-cell>
          <table:table-cell table:style-name="ce179"/>
          <table:table-cell office:value-type="float" office:value="99" table:style-name="ce23">
            <text:p>99</text:p>
          </table:table-cell>
          <table:table-cell office:value-type="currency" office:value="227700" table:style-name="ce28">
            <text:p>£227,700</text:p>
          </table:table-cell>
          <table:table-cell table:style-name="ce179"/>
          <table:table-cell office:value-type="float" office:value="3837.8333333333335" table:style-name="ce178">
            <text:p>3,838</text:p>
          </table:table-cell>
          <table:table-cell office:value-type="currency" office:value="4432070" table:style-name="ce37">
            <text:p>£4,432,070</text:p>
          </table:table-cell>
          <table:table-cell table:number-columns-repeated="16364"/>
        </table:table-row>
        <table:table-row table:style-name="ro7">
          <table:table-cell/>
          <table:table-cell office:value-type="string" table:style-name="ce23">
            <text:p>North Somerset</text:p>
          </table:table-cell>
          <table:table-cell office:value-type="float" office:value="13457" table:style-name="ce23">
            <text:p>13,457</text:p>
          </table:table-cell>
          <table:table-cell table:style-name="ce179"/>
          <table:table-cell office:value-type="float" office:value="8043" table:style-name="ce23">
            <text:p>8,043</text:p>
          </table:table-cell>
          <table:table-cell office:value-type="float" office:value="689" table:style-name="ce23">
            <text:p>689</text:p>
          </table:table-cell>
          <table:table-cell office:value-type="currency" office:value="909480" table:style-name="ce28">
            <text:p>£909,480</text:p>
          </table:table-cell>
          <table:table-cell table:style-name="ce179"/>
          <table:table-cell office:value-type="float" office:value="5414" table:style-name="ce23">
            <text:p>5,414</text:p>
          </table:table-cell>
          <table:table-cell office:value-type="float" office:value="755" table:style-name="ce23">
            <text:p>755</text:p>
          </table:table-cell>
          <table:table-cell office:value-type="currency" office:value="705925" table:style-name="ce28">
            <text:p>£705,925</text:p>
          </table:table-cell>
          <table:table-cell table:style-name="ce179"/>
          <table:table-cell office:value-type="float" office:value="95" table:style-name="ce29">
            <text:p>95</text:p>
          </table:table-cell>
          <table:table-cell office:value-type="currency" office:value="28500" table:style-name="ce181">
            <text:p>£28,500</text:p>
          </table:table-cell>
          <table:table-cell table:style-name="ce179"/>
          <table:table-cell office:value-type="float" office:value="119" table:style-name="ce23">
            <text:p>119</text:p>
          </table:table-cell>
          <table:table-cell office:value-type="currency" office:value="273700" table:style-name="ce28">
            <text:p>£273,700</text:p>
          </table:table-cell>
          <table:table-cell table:style-name="ce179"/>
          <table:table-cell office:value-type="float" office:value="1658" table:style-name="ce178">
            <text:p>1,658</text:p>
          </table:table-cell>
          <table:table-cell office:value-type="currency" office:value="1917605" table:style-name="ce37">
            <text:p>£1,917,605</text:p>
          </table:table-cell>
          <table:table-cell table:number-columns-repeated="16364"/>
        </table:table-row>
        <table:table-row table:style-name="ro7">
          <table:table-cell/>
          <table:table-cell office:value-type="string" table:style-name="ce23">
            <text:p>Filton and Bradley Stoke</text:p>
          </table:table-cell>
          <table:table-cell office:value-type="float" office:value="13560" table:style-name="ce23">
            <text:p>13,560</text:p>
          </table:table-cell>
          <table:table-cell table:style-name="ce179"/>
          <table:table-cell office:value-type="float" office:value="8741" table:style-name="ce23">
            <text:p>8,741</text:p>
          </table:table-cell>
          <table:table-cell office:value-type="float" office:value="1182.25" table:style-name="ce23">
            <text:p>1,182</text:p>
          </table:table-cell>
          <table:table-cell office:value-type="currency" office:value="1560570" table:style-name="ce28">
            <text:p>£1,560,570</text:p>
          </table:table-cell>
          <table:table-cell table:style-name="ce179"/>
          <table:table-cell office:value-type="float" office:value="4819" table:style-name="ce23">
            <text:p>4,819</text:p>
          </table:table-cell>
          <table:table-cell office:value-type="float" office:value="833.16666666666663" table:style-name="ce23">
            <text:p>833</text:p>
          </table:table-cell>
          <table:table-cell office:value-type="currency" office:value="779010.83333333337" table:style-name="ce28">
            <text:p>£779,011</text:p>
          </table:table-cell>
          <table:table-cell table:style-name="ce179"/>
          <table:table-cell office:value-type="float" office:value="75.416666666666657" table:style-name="ce29">
            <text:p>75</text:p>
          </table:table-cell>
          <table:table-cell office:value-type="currency" office:value="22625" table:style-name="ce181">
            <text:p>£22,625</text:p>
          </table:table-cell>
          <table:table-cell table:style-name="ce179"/>
          <table:table-cell office:value-type="float" office:value="97" table:style-name="ce23">
            <text:p>97</text:p>
          </table:table-cell>
          <table:table-cell office:value-type="currency" office:value="223100" table:style-name="ce28">
            <text:p>£223,100</text:p>
          </table:table-cell>
          <table:table-cell table:style-name="ce179"/>
          <table:table-cell office:value-type="float" office:value="2187.833333333333" table:style-name="ce178">
            <text:p>2,188</text:p>
          </table:table-cell>
          <table:table-cell office:value-type="currency" office:value="2585305.8333333335" table:style-name="ce37">
            <text:p>£2,585,306</text:p>
          </table:table-cell>
          <table:table-cell table:number-columns-repeated="16364"/>
        </table:table-row>
        <table:table-row table:style-name="ro7">
          <table:table-cell/>
          <table:table-cell office:value-type="string" table:style-name="ce23">
            <text:p>Thornbury and Yate</text:p>
          </table:table-cell>
          <table:table-cell office:value-type="float" office:value="10785" table:style-name="ce23">
            <text:p>10,785</text:p>
          </table:table-cell>
          <table:table-cell table:style-name="ce179"/>
          <table:table-cell office:value-type="float" office:value="6846" table:style-name="ce23">
            <text:p>6,846</text:p>
          </table:table-cell>
          <table:table-cell office:value-type="float" office:value="822" table:style-name="ce23">
            <text:p>822</text:p>
          </table:table-cell>
          <table:table-cell office:value-type="currency" office:value="1085040" table:style-name="ce28">
            <text:p>£1,085,040</text:p>
          </table:table-cell>
          <table:table-cell table:style-name="ce179"/>
          <table:table-cell office:value-type="float" office:value="3939" table:style-name="ce23">
            <text:p>3,939</text:p>
          </table:table-cell>
          <table:table-cell office:value-type="float" office:value="684" table:style-name="ce23">
            <text:p>684</text:p>
          </table:table-cell>
          <table:table-cell office:value-type="currency" office:value="639540" table:style-name="ce28">
            <text:p>£639,540</text:p>
          </table:table-cell>
          <table:table-cell table:style-name="ce179"/>
          <table:table-cell office:value-type="float" office:value="76" table:style-name="ce29">
            <text:p>76</text:p>
          </table:table-cell>
          <table:table-cell office:value-type="currency" office:value="22800" table:style-name="ce181">
            <text:p>£22,800</text:p>
          </table:table-cell>
          <table:table-cell table:style-name="ce179"/>
          <table:table-cell office:value-type="float" office:value="83" table:style-name="ce23">
            <text:p>83</text:p>
          </table:table-cell>
          <table:table-cell office:value-type="currency" office:value="190900" table:style-name="ce28">
            <text:p>£190,900</text:p>
          </table:table-cell>
          <table:table-cell table:style-name="ce179"/>
          <table:table-cell office:value-type="float" office:value="1665" table:style-name="ce178">
            <text:p>1,665</text:p>
          </table:table-cell>
          <table:table-cell office:value-type="currency" office:value="1938280" table:style-name="ce37">
            <text:p>£1,938,280</text:p>
          </table:table-cell>
          <table:table-cell table:number-columns-repeated="16364"/>
        </table:table-row>
        <table:table-row table:style-name="ro7">
          <table:table-cell/>
          <table:table-cell office:value-type="string" table:style-name="ce23">
            <text:p>Kingswood</text:p>
          </table:table-cell>
          <table:table-cell office:value-type="float" office:value="12718.5" table:style-name="ce23">
            <text:p>12,719</text:p>
          </table:table-cell>
          <table:table-cell table:style-name="ce179"/>
          <table:table-cell office:value-type="float" office:value="8210" table:style-name="ce23">
            <text:p>8,210</text:p>
          </table:table-cell>
          <table:table-cell office:value-type="float" office:value="1155.5833333333333" table:style-name="ce23">
            <text:p>1,156</text:p>
          </table:table-cell>
          <table:table-cell office:value-type="currency" office:value="1525370" table:style-name="ce28">
            <text:p>£1,525,370</text:p>
          </table:table-cell>
          <table:table-cell table:style-name="ce179"/>
          <table:table-cell office:value-type="float" office:value="4508.4999999999982" table:style-name="ce23">
            <text:p>4,509</text:p>
          </table:table-cell>
          <table:table-cell office:value-type="float" office:value="1084.125" table:style-name="ce23">
            <text:p>1,084</text:p>
          </table:table-cell>
          <table:table-cell office:value-type="currency" office:value="1013656.875" table:style-name="ce28">
            <text:p>£1,013,657</text:p>
          </table:table-cell>
          <table:table-cell table:style-name="ce179"/>
          <table:table-cell office:value-type="float" office:value="116.58333333333333" table:style-name="ce29">
            <text:p>117</text:p>
          </table:table-cell>
          <table:table-cell office:value-type="currency" office:value="34975" table:style-name="ce181">
            <text:p>£34,975</text:p>
          </table:table-cell>
          <table:table-cell table:style-name="ce179"/>
          <table:table-cell office:value-type="float" office:value="81.416666666666657" table:style-name="ce23">
            <text:p>81</text:p>
          </table:table-cell>
          <table:table-cell office:value-type="currency" office:value="187258.33333333334" table:style-name="ce28">
            <text:p>£187,258</text:p>
          </table:table-cell>
          <table:table-cell table:style-name="ce179"/>
          <table:table-cell office:value-type="float" office:value="2437.708333333333" table:style-name="ce178">
            <text:p>2,438</text:p>
          </table:table-cell>
          <table:table-cell office:value-type="currency" office:value="2761260.2083333335" table:style-name="ce37">
            <text:p>£2,761,260</text:p>
          </table:table-cell>
          <table:table-cell table:number-columns-repeated="16364"/>
        </table:table-row>
        <table:table-row table:style-name="ro7">
          <table:table-cell/>
          <table:table-cell office:value-type="string" table:style-name="ce23">
            <text:p>Hartlepool</text:p>
          </table:table-cell>
          <table:table-cell office:value-type="float" office:value="13495" table:style-name="ce23">
            <text:p>13,495</text:p>
          </table:table-cell>
          <table:table-cell table:style-name="ce179"/>
          <table:table-cell office:value-type="float" office:value="8170" table:style-name="ce23">
            <text:p>8,170</text:p>
          </table:table-cell>
          <table:table-cell office:value-type="float" office:value="3208" table:style-name="ce23">
            <text:p>3,208</text:p>
          </table:table-cell>
          <table:table-cell office:value-type="currency" office:value="4234560" table:style-name="ce28">
            <text:p>£4,234,560</text:p>
          </table:table-cell>
          <table:table-cell table:style-name="ce179"/>
          <table:table-cell office:value-type="float" office:value="5325" table:style-name="ce23">
            <text:p>5,325</text:p>
          </table:table-cell>
          <table:table-cell office:value-type="float" office:value="2197" table:style-name="ce23">
            <text:p>2,197</text:p>
          </table:table-cell>
          <table:table-cell office:value-type="currency" office:value="2054195" table:style-name="ce28">
            <text:p>£2,054,195</text:p>
          </table:table-cell>
          <table:table-cell table:style-name="ce179"/>
          <table:table-cell office:value-type="float" office:value="134" table:style-name="ce29">
            <text:p>134</text:p>
          </table:table-cell>
          <table:table-cell office:value-type="currency" office:value="40200" table:style-name="ce181">
            <text:p>£40,200</text:p>
          </table:table-cell>
          <table:table-cell table:style-name="ce179"/>
          <table:table-cell office:value-type="float" office:value="117" table:style-name="ce23">
            <text:p>117</text:p>
          </table:table-cell>
          <table:table-cell office:value-type="currency" office:value="269100" table:style-name="ce28">
            <text:p>£269,100</text:p>
          </table:table-cell>
          <table:table-cell table:style-name="ce179"/>
          <table:table-cell office:value-type="float" office:value="5656" table:style-name="ce178">
            <text:p>5,656</text:p>
          </table:table-cell>
          <table:table-cell office:value-type="currency" office:value="6598055" table:style-name="ce37">
            <text:p>£6,598,055</text:p>
          </table:table-cell>
          <table:table-cell table:number-columns-repeated="16364"/>
        </table:table-row>
        <table:table-row table:style-name="ro7">
          <table:table-cell/>
          <table:table-cell office:value-type="string" table:style-name="ce23">
            <text:p>Middlesbrough</text:p>
          </table:table-cell>
          <table:table-cell office:value-type="float" office:value="15763" table:style-name="ce23">
            <text:p>15,763</text:p>
          </table:table-cell>
          <table:table-cell table:style-name="ce179"/>
          <table:table-cell office:value-type="float" office:value="9260" table:style-name="ce23">
            <text:p>9,260</text:p>
          </table:table-cell>
          <table:table-cell office:value-type="float" office:value="3890.1666666666665" table:style-name="ce23">
            <text:p>3,890</text:p>
          </table:table-cell>
          <table:table-cell office:value-type="currency" office:value="5135020" table:style-name="ce28">
            <text:p>£5,135,020</text:p>
          </table:table-cell>
          <table:table-cell table:style-name="ce179"/>
          <table:table-cell office:value-type="float" office:value="6503" table:style-name="ce23">
            <text:p>6,503</text:p>
          </table:table-cell>
          <table:table-cell office:value-type="float" office:value="3250" table:style-name="ce23">
            <text:p>3,250</text:p>
          </table:table-cell>
          <table:table-cell office:value-type="currency" office:value="3038750" table:style-name="ce28">
            <text:p>£3,038,750</text:p>
          </table:table-cell>
          <table:table-cell table:style-name="ce179"/>
          <table:table-cell office:value-type="float" office:value="75" table:style-name="ce29">
            <text:p>75</text:p>
          </table:table-cell>
          <table:table-cell office:value-type="currency" office:value="22500" table:style-name="ce181">
            <text:p>£22,500</text:p>
          </table:table-cell>
          <table:table-cell table:style-name="ce179"/>
          <table:table-cell office:value-type="float" office:value="98" table:style-name="ce23">
            <text:p>98</text:p>
          </table:table-cell>
          <table:table-cell office:value-type="currency" office:value="225400" table:style-name="ce28">
            <text:p>£225,400</text:p>
          </table:table-cell>
          <table:table-cell table:style-name="ce179"/>
          <table:table-cell office:value-type="float" office:value="7313.1666666666661" table:style-name="ce178">
            <text:p>7,313</text:p>
          </table:table-cell>
          <table:table-cell office:value-type="currency" office:value="8421670" table:style-name="ce37">
            <text:p>£8,421,670</text:p>
          </table:table-cell>
          <table:table-cell table:number-columns-repeated="16364"/>
        </table:table-row>
        <table:table-row table:style-name="ro7">
          <table:table-cell/>
          <table:table-cell office:value-type="string" table:style-name="ce23">
            <text:p>Middlesbrough South and East Cleveland</text:p>
          </table:table-cell>
          <table:table-cell office:value-type="float" office:value="11647.5" table:style-name="ce23">
            <text:p>11,648</text:p>
          </table:table-cell>
          <table:table-cell table:style-name="ce179"/>
          <table:table-cell office:value-type="float" office:value="8062" table:style-name="ce23">
            <text:p>8,062</text:p>
          </table:table-cell>
          <table:table-cell office:value-type="float" office:value="2505" table:style-name="ce23">
            <text:p>2,505</text:p>
          </table:table-cell>
          <table:table-cell office:value-type="currency" office:value="3306600" table:style-name="ce28">
            <text:p>£3,306,600</text:p>
          </table:table-cell>
          <table:table-cell table:style-name="ce179"/>
          <table:table-cell office:value-type="float" office:value="3585.4999999999991" table:style-name="ce23">
            <text:p>3,586</text:p>
          </table:table-cell>
          <table:table-cell office:value-type="float" office:value="1217" table:style-name="ce23">
            <text:p>1,217</text:p>
          </table:table-cell>
          <table:table-cell office:value-type="currency" office:value="1137895" table:style-name="ce28">
            <text:p>£1,137,895</text:p>
          </table:table-cell>
          <table:table-cell table:style-name="ce179"/>
          <table:table-cell office:value-type="float" office:value="143" table:style-name="ce29">
            <text:p>143</text:p>
          </table:table-cell>
          <table:table-cell office:value-type="currency" office:value="42900" table:style-name="ce181">
            <text:p>£42,900</text:p>
          </table:table-cell>
          <table:table-cell table:style-name="ce179"/>
          <table:table-cell office:value-type="float" office:value="135" table:style-name="ce23">
            <text:p>135</text:p>
          </table:table-cell>
          <table:table-cell office:value-type="currency" office:value="310500" table:style-name="ce28">
            <text:p>£310,500</text:p>
          </table:table-cell>
          <table:table-cell table:style-name="ce179"/>
          <table:table-cell office:value-type="float" office:value="4000" table:style-name="ce178">
            <text:p>4,000</text:p>
          </table:table-cell>
          <table:table-cell office:value-type="currency" office:value="4797895" table:style-name="ce37">
            <text:p>£4,797,895</text:p>
          </table:table-cell>
          <table:table-cell table:number-columns-repeated="16364"/>
        </table:table-row>
        <table:table-row table:style-name="ro7">
          <table:table-cell/>
          <table:table-cell office:value-type="string" table:style-name="ce23">
            <text:p>Redcar</text:p>
          </table:table-cell>
          <table:table-cell office:value-type="float" office:value="13383.5" table:style-name="ce23">
            <text:p>13,384</text:p>
          </table:table-cell>
          <table:table-cell table:style-name="ce179"/>
          <table:table-cell office:value-type="float" office:value="7767" table:style-name="ce23">
            <text:p>7,767</text:p>
          </table:table-cell>
          <table:table-cell office:value-type="float" office:value="2742" table:style-name="ce23">
            <text:p>2,742</text:p>
          </table:table-cell>
          <table:table-cell office:value-type="currency" office:value="3619440" table:style-name="ce28">
            <text:p>£3,619,440</text:p>
          </table:table-cell>
          <table:table-cell table:style-name="ce179"/>
          <table:table-cell office:value-type="float" office:value="5616.5" table:style-name="ce23">
            <text:p>5,617</text:p>
          </table:table-cell>
          <table:table-cell office:value-type="float" office:value="1963.5" table:style-name="ce23">
            <text:p>1,964</text:p>
          </table:table-cell>
          <table:table-cell office:value-type="currency" office:value="1835872.5" table:style-name="ce28">
            <text:p>£1,835,873</text:p>
          </table:table-cell>
          <table:table-cell table:style-name="ce179"/>
          <table:table-cell office:value-type="float" office:value="136" table:style-name="ce29">
            <text:p>136</text:p>
          </table:table-cell>
          <table:table-cell office:value-type="currency" office:value="40800" table:style-name="ce181">
            <text:p>£40,800</text:p>
          </table:table-cell>
          <table:table-cell table:style-name="ce179"/>
          <table:table-cell office:value-type="float" office:value="94" table:style-name="ce23">
            <text:p>94</text:p>
          </table:table-cell>
          <table:table-cell office:value-type="currency" office:value="216200" table:style-name="ce28">
            <text:p>£216,200</text:p>
          </table:table-cell>
          <table:table-cell table:style-name="ce179"/>
          <table:table-cell office:value-type="float" office:value="4935.5" table:style-name="ce178">
            <text:p>4,936</text:p>
          </table:table-cell>
          <table:table-cell office:value-type="currency" office:value="5712312.5" table:style-name="ce37">
            <text:p>£5,712,313</text:p>
          </table:table-cell>
          <table:table-cell table:number-columns-repeated="16364"/>
        </table:table-row>
        <table:table-row table:style-name="ro7">
          <table:table-cell/>
          <table:table-cell office:value-type="string" table:style-name="ce23">
            <text:p>Stockton North</text:p>
          </table:table-cell>
          <table:table-cell office:value-type="float" office:value="11194.5" table:style-name="ce23">
            <text:p>11,195</text:p>
          </table:table-cell>
          <table:table-cell table:style-name="ce179"/>
          <table:table-cell office:value-type="float" office:value="7994" table:style-name="ce23">
            <text:p>7,994</text:p>
          </table:table-cell>
          <table:table-cell office:value-type="float" office:value="2903.1666666666665" table:style-name="ce23">
            <text:p>2,903</text:p>
          </table:table-cell>
          <table:table-cell office:value-type="currency" office:value="3832180" table:style-name="ce28">
            <text:p>£3,832,180</text:p>
          </table:table-cell>
          <table:table-cell table:style-name="ce179"/>
          <table:table-cell office:value-type="float" office:value="3200.5" table:style-name="ce23">
            <text:p>3,201</text:p>
          </table:table-cell>
          <table:table-cell office:value-type="float" office:value="1217" table:style-name="ce23">
            <text:p>1,217</text:p>
          </table:table-cell>
          <table:table-cell office:value-type="currency" office:value="1137895" table:style-name="ce28">
            <text:p>£1,137,895</text:p>
          </table:table-cell>
          <table:table-cell table:style-name="ce179"/>
          <table:table-cell office:value-type="float" office:value="106" table:style-name="ce29">
            <text:p>106</text:p>
          </table:table-cell>
          <table:table-cell office:value-type="currency" office:value="31800" table:style-name="ce181">
            <text:p>£31,800</text:p>
          </table:table-cell>
          <table:table-cell table:style-name="ce179"/>
          <table:table-cell office:value-type="float" office:value="123.58333333333334" table:style-name="ce23">
            <text:p>124</text:p>
          </table:table-cell>
          <table:table-cell office:value-type="currency" office:value="284241.66666666669" table:style-name="ce28">
            <text:p>£284,242</text:p>
          </table:table-cell>
          <table:table-cell table:style-name="ce179"/>
          <table:table-cell office:value-type="float" office:value="4349.7499999999991" table:style-name="ce178">
            <text:p>4,350</text:p>
          </table:table-cell>
          <table:table-cell office:value-type="currency" office:value="5286116.666666667" table:style-name="ce37">
            <text:p>£5,286,117</text:p>
          </table:table-cell>
          <table:table-cell table:number-columns-repeated="16364"/>
        </table:table-row>
        <table:table-row table:style-name="ro7">
          <table:table-cell/>
          <table:table-cell office:value-type="string" table:style-name="ce23">
            <text:p>Stockton South</text:p>
          </table:table-cell>
          <table:table-cell office:value-type="float" office:value="17145" table:style-name="ce23">
            <text:p>17,145</text:p>
          </table:table-cell>
          <table:table-cell table:style-name="ce179"/>
          <table:table-cell office:value-type="float" office:value="9576" table:style-name="ce23">
            <text:p>9,576</text:p>
          </table:table-cell>
          <table:table-cell office:value-type="float" office:value="1828" table:style-name="ce23">
            <text:p>1,828</text:p>
          </table:table-cell>
          <table:table-cell office:value-type="currency" office:value="2412960" table:style-name="ce28">
            <text:p>£2,412,960</text:p>
          </table:table-cell>
          <table:table-cell table:style-name="ce179"/>
          <table:table-cell office:value-type="float" office:value="7569" table:style-name="ce23">
            <text:p>7,569</text:p>
          </table:table-cell>
          <table:table-cell office:value-type="float" office:value="2057.333333333333" table:style-name="ce23">
            <text:p>2,057</text:p>
          </table:table-cell>
          <table:table-cell office:value-type="currency" office:value="1923606.6666666665" table:style-name="ce28">
            <text:p>£1,923,607</text:p>
          </table:table-cell>
          <table:table-cell table:style-name="ce179"/>
          <table:table-cell office:value-type="float" office:value="213.75" table:style-name="ce29">
            <text:p>214</text:p>
          </table:table-cell>
          <table:table-cell office:value-type="currency" office:value="64125" table:style-name="ce181">
            <text:p>£64,125</text:p>
          </table:table-cell>
          <table:table-cell table:style-name="ce179"/>
          <table:table-cell office:value-type="float" office:value="131.58333333333331" table:style-name="ce23">
            <text:p>132</text:p>
          </table:table-cell>
          <table:table-cell office:value-type="currency" office:value="302641.66666666669" table:style-name="ce28">
            <text:p>£302,642</text:p>
          </table:table-cell>
          <table:table-cell table:style-name="ce179"/>
          <table:table-cell office:value-type="float" office:value="4230.6666666666661" table:style-name="ce178">
            <text:p>4,231</text:p>
          </table:table-cell>
          <table:table-cell office:value-type="currency" office:value="4703333.333333333" table:style-name="ce37">
            <text:p>£4,703,333</text:p>
          </table:table-cell>
          <table:table-cell table:number-columns-repeated="16364"/>
        </table:table-row>
        <table:table-row table:style-name="ro7">
          <table:table-cell/>
          <table:table-cell office:value-type="string" table:style-name="ce23">
            <text:p>Kingston upon Hull West and Hessle</text:p>
          </table:table-cell>
          <table:table-cell office:value-type="float" office:value="10866.5" table:style-name="ce23">
            <text:p>10,867</text:p>
          </table:table-cell>
          <table:table-cell table:style-name="ce179"/>
          <table:table-cell office:value-type="float" office:value="7013.5" table:style-name="ce23">
            <text:p>7,014</text:p>
          </table:table-cell>
          <table:table-cell office:value-type="float" office:value="2335" table:style-name="ce23">
            <text:p>2,335</text:p>
          </table:table-cell>
          <table:table-cell office:value-type="currency" office:value="3082200" table:style-name="ce28">
            <text:p>£3,082,200</text:p>
          </table:table-cell>
          <table:table-cell table:style-name="ce179"/>
          <table:table-cell office:value-type="float" office:value="3853" table:style-name="ce23">
            <text:p>3,853</text:p>
          </table:table-cell>
          <table:table-cell office:value-type="float" office:value="1526.5000000000005" table:style-name="ce23">
            <text:p>1,527</text:p>
          </table:table-cell>
          <table:table-cell office:value-type="currency" office:value="1427277.5000000005" table:style-name="ce28">
            <text:p>£1,427,278</text:p>
          </table:table-cell>
          <table:table-cell table:style-name="ce179"/>
          <table:table-cell office:value-type="float" office:value="60.583333333333329" table:style-name="ce29">
            <text:p>61</text:p>
          </table:table-cell>
          <table:table-cell office:value-type="currency" office:value="18175" table:style-name="ce181">
            <text:p>£18,175</text:p>
          </table:table-cell>
          <table:table-cell table:style-name="ce179"/>
          <table:table-cell office:value-type="float" office:value="54" table:style-name="ce23">
            <text:p>54</text:p>
          </table:table-cell>
          <table:table-cell office:value-type="currency" office:value="124200" table:style-name="ce28">
            <text:p>£124,200</text:p>
          </table:table-cell>
          <table:table-cell table:style-name="ce179"/>
          <table:table-cell office:value-type="float" office:value="3976.0833333333339" table:style-name="ce178">
            <text:p>3,976</text:p>
          </table:table-cell>
          <table:table-cell office:value-type="currency" office:value="4651852.5" table:style-name="ce37">
            <text:p>£4,651,853</text:p>
          </table:table-cell>
          <table:table-cell table:number-columns-repeated="16364"/>
        </table:table-row>
        <table:table-row table:style-name="ro7">
          <table:table-cell/>
          <table:table-cell office:value-type="string" table:style-name="ce23">
            <text:p>Kingston upon Hull North</text:p>
          </table:table-cell>
          <table:table-cell office:value-type="float" office:value="14156.499999999998" table:style-name="ce23">
            <text:p>14,157</text:p>
          </table:table-cell>
          <table:table-cell table:style-name="ce179"/>
          <table:table-cell office:value-type="float" office:value="8758" table:style-name="ce23">
            <text:p>8,758</text:p>
          </table:table-cell>
          <table:table-cell office:value-type="float" office:value="2906.5" table:style-name="ce23">
            <text:p>2,907</text:p>
          </table:table-cell>
          <table:table-cell office:value-type="currency" office:value="3836580" table:style-name="ce28">
            <text:p>£3,836,580</text:p>
          </table:table-cell>
          <table:table-cell table:style-name="ce179"/>
          <table:table-cell office:value-type="float" office:value="5398.4999999999991" table:style-name="ce23">
            <text:p>5,399</text:p>
          </table:table-cell>
          <table:table-cell office:value-type="float" office:value="2129" table:style-name="ce23">
            <text:p>2,129</text:p>
          </table:table-cell>
          <table:table-cell office:value-type="currency" office:value="1990615" table:style-name="ce28">
            <text:p>£1,990,615</text:p>
          </table:table-cell>
          <table:table-cell table:style-name="ce179"/>
          <table:table-cell office:value-type="float" office:value="100" table:style-name="ce29">
            <text:p>100</text:p>
          </table:table-cell>
          <table:table-cell office:value-type="currency" office:value="30000" table:style-name="ce181">
            <text:p>£30,000</text:p>
          </table:table-cell>
          <table:table-cell table:style-name="ce179"/>
          <table:table-cell office:value-type="float" office:value="93" table:style-name="ce23">
            <text:p>93</text:p>
          </table:table-cell>
          <table:table-cell office:value-type="currency" office:value="213900" table:style-name="ce28">
            <text:p>£213,900</text:p>
          </table:table-cell>
          <table:table-cell table:style-name="ce179"/>
          <table:table-cell office:value-type="float" office:value="5228.5" table:style-name="ce178">
            <text:p>5,229</text:p>
          </table:table-cell>
          <table:table-cell office:value-type="currency" office:value="6071095" table:style-name="ce37">
            <text:p>£6,071,095</text:p>
          </table:table-cell>
          <table:table-cell table:number-columns-repeated="16364"/>
        </table:table-row>
        <table:table-row table:style-name="ro7">
          <table:table-cell/>
          <table:table-cell office:value-type="string" table:style-name="ce23">
            <text:p>Kingston upon Hull East</text:p>
          </table:table-cell>
          <table:table-cell office:value-type="float" office:value="13840.5" table:style-name="ce23">
            <text:p>13,841</text:p>
          </table:table-cell>
          <table:table-cell table:style-name="ce179"/>
          <table:table-cell office:value-type="float" office:value="8673" table:style-name="ce23">
            <text:p>8,673</text:p>
          </table:table-cell>
          <table:table-cell office:value-type="float" office:value="2859" table:style-name="ce23">
            <text:p>2,859</text:p>
          </table:table-cell>
          <table:table-cell office:value-type="currency" office:value="3773880" table:style-name="ce28">
            <text:p>£3,773,880</text:p>
          </table:table-cell>
          <table:table-cell table:style-name="ce179"/>
          <table:table-cell office:value-type="float" office:value="5167.4999999999991" table:style-name="ce23">
            <text:p>5,168</text:p>
          </table:table-cell>
          <table:table-cell office:value-type="float" office:value="2251.5" table:style-name="ce23">
            <text:p>2,252</text:p>
          </table:table-cell>
          <table:table-cell office:value-type="currency" office:value="2105152.5" table:style-name="ce28">
            <text:p>£2,105,153</text:p>
          </table:table-cell>
          <table:table-cell table:style-name="ce179"/>
          <table:table-cell office:value-type="float" office:value="94" table:style-name="ce29">
            <text:p>94</text:p>
          </table:table-cell>
          <table:table-cell office:value-type="currency" office:value="28200" table:style-name="ce181">
            <text:p>£28,200</text:p>
          </table:table-cell>
          <table:table-cell table:style-name="ce179"/>
          <table:table-cell office:value-type="float" office:value="69" table:style-name="ce23">
            <text:p>69</text:p>
          </table:table-cell>
          <table:table-cell office:value-type="currency" office:value="158700" table:style-name="ce28">
            <text:p>£158,700</text:p>
          </table:table-cell>
          <table:table-cell table:style-name="ce179"/>
          <table:table-cell office:value-type="float" office:value="5273.5" table:style-name="ce178">
            <text:p>5,274</text:p>
          </table:table-cell>
          <table:table-cell office:value-type="currency" office:value="6065932.5" table:style-name="ce37">
            <text:p>£6,065,933</text:p>
          </table:table-cell>
          <table:table-cell table:number-columns-repeated="16364"/>
        </table:table-row>
        <table:table-row table:style-name="ro7">
          <table:table-cell/>
          <table:table-cell office:value-type="string" table:style-name="ce23">
            <text:p>Haltemprice and Howden</text:p>
          </table:table-cell>
          <table:table-cell office:value-type="float" office:value="11609" table:style-name="ce23">
            <text:p>11,609</text:p>
          </table:table-cell>
          <table:table-cell table:style-name="ce179"/>
          <table:table-cell office:value-type="float" office:value="7083" table:style-name="ce23">
            <text:p>7,083</text:p>
          </table:table-cell>
          <table:table-cell office:value-type="float" office:value="740.75" table:style-name="ce23">
            <text:p>741</text:p>
          </table:table-cell>
          <table:table-cell office:value-type="currency" office:value="977790" table:style-name="ce28">
            <text:p>£977,790</text:p>
          </table:table-cell>
          <table:table-cell table:style-name="ce179"/>
          <table:table-cell office:value-type="float" office:value="4526" table:style-name="ce23">
            <text:p>4,526</text:p>
          </table:table-cell>
          <table:table-cell office:value-type="float" office:value="663.5" table:style-name="ce23">
            <text:p>664</text:p>
          </table:table-cell>
          <table:table-cell office:value-type="currency" office:value="620372.5" table:style-name="ce28">
            <text:p>£620,373</text:p>
          </table:table-cell>
          <table:table-cell table:style-name="ce179"/>
          <table:table-cell office:value-type="float" office:value="102.5" table:style-name="ce29">
            <text:p>103</text:p>
          </table:table-cell>
          <table:table-cell office:value-type="currency" office:value="30750" table:style-name="ce181">
            <text:p>£30,750</text:p>
          </table:table-cell>
          <table:table-cell table:style-name="ce179"/>
          <table:table-cell office:value-type="float" office:value="124" table:style-name="ce23">
            <text:p>124</text:p>
          </table:table-cell>
          <table:table-cell office:value-type="currency" office:value="285200" table:style-name="ce28">
            <text:p>£285,200</text:p>
          </table:table-cell>
          <table:table-cell table:style-name="ce179"/>
          <table:table-cell office:value-type="float" office:value="1630.75" table:style-name="ce178">
            <text:p>1,631</text:p>
          </table:table-cell>
          <table:table-cell office:value-type="currency" office:value="1914112.5" table:style-name="ce37">
            <text:p>£1,914,113</text:p>
          </table:table-cell>
          <table:table-cell table:number-columns-repeated="16364"/>
        </table:table-row>
        <table:table-row table:style-name="ro7">
          <table:table-cell/>
          <table:table-cell office:value-type="string" table:style-name="ce23">
            <text:p>Beverley and Holderness</text:p>
          </table:table-cell>
          <table:table-cell office:value-type="float" office:value="12244.499999999998" table:style-name="ce23">
            <text:p>12,245</text:p>
          </table:table-cell>
          <table:table-cell table:style-name="ce179"/>
          <table:table-cell office:value-type="float" office:value="7096" table:style-name="ce23">
            <text:p>7,096</text:p>
          </table:table-cell>
          <table:table-cell office:value-type="float" office:value="1285" table:style-name="ce23">
            <text:p>1,285</text:p>
          </table:table-cell>
          <table:table-cell office:value-type="currency" office:value="1696200" table:style-name="ce28">
            <text:p>£1,696,200</text:p>
          </table:table-cell>
          <table:table-cell table:style-name="ce179"/>
          <table:table-cell office:value-type="float" office:value="5148.4999999999982" table:style-name="ce23">
            <text:p>5,149</text:p>
          </table:table-cell>
          <table:table-cell office:value-type="float" office:value="1048" table:style-name="ce23">
            <text:p>1,048</text:p>
          </table:table-cell>
          <table:table-cell office:value-type="currency" office:value="979880" table:style-name="ce28">
            <text:p>£979,880</text:p>
          </table:table-cell>
          <table:table-cell table:style-name="ce179"/>
          <table:table-cell office:value-type="float" office:value="224.5" table:style-name="ce29">
            <text:p>225</text:p>
          </table:table-cell>
          <table:table-cell office:value-type="currency" office:value="67350" table:style-name="ce181">
            <text:p>£67,350</text:p>
          </table:table-cell>
          <table:table-cell table:style-name="ce179"/>
          <table:table-cell office:value-type="float" office:value="134" table:style-name="ce23">
            <text:p>134</text:p>
          </table:table-cell>
          <table:table-cell office:value-type="currency" office:value="308200" table:style-name="ce28">
            <text:p>£308,200</text:p>
          </table:table-cell>
          <table:table-cell table:style-name="ce179"/>
          <table:table-cell office:value-type="float" office:value="2691.5" table:style-name="ce178">
            <text:p>2,692</text:p>
          </table:table-cell>
          <table:table-cell office:value-type="currency" office:value="3051630" table:style-name="ce37">
            <text:p>£3,051,630</text:p>
          </table:table-cell>
          <table:table-cell table:number-columns-repeated="16364"/>
        </table:table-row>
        <table:table-row table:style-name="ro7">
          <table:table-cell/>
          <table:table-cell office:value-type="string" table:style-name="ce23">
            <text:p>East Yorkshire</text:p>
          </table:table-cell>
          <table:table-cell office:value-type="float" office:value="11460.5" table:style-name="ce23">
            <text:p>11,461</text:p>
          </table:table-cell>
          <table:table-cell table:style-name="ce179"/>
          <table:table-cell office:value-type="float" office:value="7245" table:style-name="ce23">
            <text:p>7,245</text:p>
          </table:table-cell>
          <table:table-cell office:value-type="float" office:value="1657" table:style-name="ce23">
            <text:p>1,657</text:p>
          </table:table-cell>
          <table:table-cell office:value-type="currency" office:value="2187240" table:style-name="ce28">
            <text:p>£2,187,240</text:p>
          </table:table-cell>
          <table:table-cell table:style-name="ce179"/>
          <table:table-cell office:value-type="float" office:value="4215.5" table:style-name="ce23">
            <text:p>4,216</text:p>
          </table:table-cell>
          <table:table-cell office:value-type="float" office:value="1085.5" table:style-name="ce23">
            <text:p>1,086</text:p>
          </table:table-cell>
          <table:table-cell office:value-type="currency" office:value="1014942.5" table:style-name="ce28">
            <text:p>£1,014,943</text:p>
          </table:table-cell>
          <table:table-cell table:style-name="ce179"/>
          <table:table-cell office:value-type="float" office:value="151" table:style-name="ce29">
            <text:p>151</text:p>
          </table:table-cell>
          <table:table-cell office:value-type="currency" office:value="45300" table:style-name="ce181">
            <text:p>£45,300</text:p>
          </table:table-cell>
          <table:table-cell table:style-name="ce179"/>
          <table:table-cell office:value-type="float" office:value="121" table:style-name="ce23">
            <text:p>121</text:p>
          </table:table-cell>
          <table:table-cell office:value-type="currency" office:value="278300" table:style-name="ce28">
            <text:p>£278,300</text:p>
          </table:table-cell>
          <table:table-cell table:style-name="ce179"/>
          <table:table-cell office:value-type="float" office:value="3014.5" table:style-name="ce178">
            <text:p>3,015</text:p>
          </table:table-cell>
          <table:table-cell office:value-type="currency" office:value="3525782.5" table:style-name="ce37">
            <text:p>£3,525,783</text:p>
          </table:table-cell>
          <table:table-cell table:number-columns-repeated="16364"/>
        </table:table-row>
        <table:table-row table:style-name="ro7">
          <table:table-cell/>
          <table:table-cell office:value-type="string" table:style-name="ce23">
            <text:p>Brigg and Goole</text:p>
          </table:table-cell>
          <table:table-cell office:value-type="float" office:value="11614" table:style-name="ce23">
            <text:p>11,614</text:p>
          </table:table-cell>
          <table:table-cell table:style-name="ce179"/>
          <table:table-cell office:value-type="float" office:value="6615.5" table:style-name="ce23">
            <text:p>6,616</text:p>
          </table:table-cell>
          <table:table-cell office:value-type="float" office:value="1220" table:style-name="ce23">
            <text:p>1,220</text:p>
          </table:table-cell>
          <table:table-cell office:value-type="currency" office:value="1610400" table:style-name="ce28">
            <text:p>£1,610,400</text:p>
          </table:table-cell>
          <table:table-cell table:style-name="ce179"/>
          <table:table-cell office:value-type="float" office:value="4998.5" table:style-name="ce23">
            <text:p>4,999</text:p>
          </table:table-cell>
          <table:table-cell office:value-type="float" office:value="1032" table:style-name="ce23">
            <text:p>1,032</text:p>
          </table:table-cell>
          <table:table-cell office:value-type="currency" office:value="964920" table:style-name="ce28">
            <text:p>£964,920</text:p>
          </table:table-cell>
          <table:table-cell table:style-name="ce179"/>
          <table:table-cell office:value-type="float" office:value="107" table:style-name="ce29">
            <text:p>107</text:p>
          </table:table-cell>
          <table:table-cell office:value-type="currency" office:value="32100" table:style-name="ce181">
            <text:p>£32,100</text:p>
          </table:table-cell>
          <table:table-cell table:style-name="ce179"/>
          <table:table-cell office:value-type="float" office:value="93" table:style-name="ce23">
            <text:p>93</text:p>
          </table:table-cell>
          <table:table-cell office:value-type="currency" office:value="213900" table:style-name="ce28">
            <text:p>£213,900</text:p>
          </table:table-cell>
          <table:table-cell table:style-name="ce179"/>
          <table:table-cell office:value-type="float" office:value="2452" table:style-name="ce178">
            <text:p>2,452</text:p>
          </table:table-cell>
          <table:table-cell office:value-type="currency" office:value="2821320" table:style-name="ce37">
            <text:p>£2,821,320</text:p>
          </table:table-cell>
          <table:table-cell table:number-columns-repeated="16364"/>
        </table:table-row>
        <table:table-row table:style-name="ro7">
          <table:table-cell/>
          <table:table-cell office:value-type="string" table:style-name="ce23">
            <text:p>Great Grimsby</text:p>
          </table:table-cell>
          <table:table-cell office:value-type="float" office:value="10677.499999999998" table:style-name="ce23">
            <text:p>10,678</text:p>
          </table:table-cell>
          <table:table-cell table:style-name="ce179"/>
          <table:table-cell office:value-type="float" office:value="7635" table:style-name="ce23">
            <text:p>7,635</text:p>
          </table:table-cell>
          <table:table-cell office:value-type="float" office:value="2635" table:style-name="ce23">
            <text:p>2,635</text:p>
          </table:table-cell>
          <table:table-cell office:value-type="currency" office:value="3478200" table:style-name="ce28">
            <text:p>£3,478,200</text:p>
          </table:table-cell>
          <table:table-cell table:style-name="ce179"/>
          <table:table-cell office:value-type="float" office:value="3042.4999999999991" table:style-name="ce23">
            <text:p>3,043</text:p>
          </table:table-cell>
          <table:table-cell office:value-type="float" office:value="1559.4999999999998" table:style-name="ce23">
            <text:p>1,560</text:p>
          </table:table-cell>
          <table:table-cell office:value-type="currency" office:value="1458132.4999999998" table:style-name="ce28">
            <text:p>£1,458,133</text:p>
          </table:table-cell>
          <table:table-cell table:style-name="ce179"/>
          <table:table-cell office:value-type="float" office:value="64" table:style-name="ce29">
            <text:p>64</text:p>
          </table:table-cell>
          <table:table-cell office:value-type="currency" office:value="19200" table:style-name="ce181">
            <text:p>£19,200</text:p>
          </table:table-cell>
          <table:table-cell table:style-name="ce179"/>
          <table:table-cell office:value-type="float" office:value="60" table:style-name="ce23">
            <text:p>60</text:p>
          </table:table-cell>
          <table:table-cell office:value-type="currency" office:value="138000" table:style-name="ce28">
            <text:p>£138,000</text:p>
          </table:table-cell>
          <table:table-cell table:style-name="ce179"/>
          <table:table-cell office:value-type="float" office:value="4318.5" table:style-name="ce178">
            <text:p>4,319</text:p>
          </table:table-cell>
          <table:table-cell office:value-type="currency" office:value="5093532.5" table:style-name="ce37">
            <text:p>£5,093,533</text:p>
          </table:table-cell>
          <table:table-cell table:number-columns-repeated="16364"/>
        </table:table-row>
        <table:table-row table:style-name="ro7">
          <table:table-cell/>
          <table:table-cell office:value-type="string" table:style-name="ce23">
            <text:p>Cleethorpes</text:p>
          </table:table-cell>
          <table:table-cell office:value-type="float" office:value="13902" table:style-name="ce23">
            <text:p>13,902</text:p>
          </table:table-cell>
          <table:table-cell table:style-name="ce179"/>
          <table:table-cell office:value-type="float" office:value="7864" table:style-name="ce23">
            <text:p>7,864</text:p>
          </table:table-cell>
          <table:table-cell office:value-type="float" office:value="1855" table:style-name="ce23">
            <text:p>1,855</text:p>
          </table:table-cell>
          <table:table-cell office:value-type="currency" office:value="2448600" table:style-name="ce28">
            <text:p>£2,448,600</text:p>
          </table:table-cell>
          <table:table-cell table:style-name="ce179"/>
          <table:table-cell office:value-type="float" office:value="6038" table:style-name="ce23">
            <text:p>6,038</text:p>
          </table:table-cell>
          <table:table-cell office:value-type="float" office:value="1554.5" table:style-name="ce23">
            <text:p>1,555</text:p>
          </table:table-cell>
          <table:table-cell office:value-type="currency" office:value="1453457.5" table:style-name="ce28">
            <text:p>£1,453,458</text:p>
          </table:table-cell>
          <table:table-cell table:style-name="ce179"/>
          <table:table-cell office:value-type="float" office:value="152" table:style-name="ce29">
            <text:p>152</text:p>
          </table:table-cell>
          <table:table-cell office:value-type="currency" office:value="45600" table:style-name="ce181">
            <text:p>£45,600</text:p>
          </table:table-cell>
          <table:table-cell table:style-name="ce179"/>
          <table:table-cell office:value-type="float" office:value="107" table:style-name="ce23">
            <text:p>107</text:p>
          </table:table-cell>
          <table:table-cell office:value-type="currency" office:value="246100" table:style-name="ce28">
            <text:p>£246,100</text:p>
          </table:table-cell>
          <table:table-cell table:style-name="ce179"/>
          <table:table-cell office:value-type="float" office:value="3668.5" table:style-name="ce178">
            <text:p>3,669</text:p>
          </table:table-cell>
          <table:table-cell office:value-type="currency" office:value="4193757.5" table:style-name="ce37">
            <text:p>£4,193,758</text:p>
          </table:table-cell>
          <table:table-cell table:number-columns-repeated="16364"/>
        </table:table-row>
        <table:table-row table:style-name="ro7">
          <table:table-cell/>
          <table:table-cell office:value-type="string" table:style-name="ce23">
            <text:p>Scunthorpe</text:p>
          </table:table-cell>
          <table:table-cell office:value-type="float" office:value="13656" table:style-name="ce23">
            <text:p>13,656</text:p>
          </table:table-cell>
          <table:table-cell table:style-name="ce179"/>
          <table:table-cell office:value-type="float" office:value="8310" table:style-name="ce23">
            <text:p>8,310</text:p>
          </table:table-cell>
          <table:table-cell office:value-type="float" office:value="2292" table:style-name="ce23">
            <text:p>2,292</text:p>
          </table:table-cell>
          <table:table-cell office:value-type="currency" office:value="3025440" table:style-name="ce28">
            <text:p>£3,025,440</text:p>
          </table:table-cell>
          <table:table-cell table:style-name="ce179"/>
          <table:table-cell office:value-type="float" office:value="5346" table:style-name="ce23">
            <text:p>5,346</text:p>
          </table:table-cell>
          <table:table-cell office:value-type="float" office:value="1887.5" table:style-name="ce23">
            <text:p>1,888</text:p>
          </table:table-cell>
          <table:table-cell office:value-type="currency" office:value="1764812.5" table:style-name="ce28">
            <text:p>£1,764,813</text:p>
          </table:table-cell>
          <table:table-cell table:style-name="ce179"/>
          <table:table-cell office:value-type="float" office:value="117" table:style-name="ce29">
            <text:p>117</text:p>
          </table:table-cell>
          <table:table-cell office:value-type="currency" office:value="35100" table:style-name="ce181">
            <text:p>£35,100</text:p>
          </table:table-cell>
          <table:table-cell table:style-name="ce179"/>
          <table:table-cell office:value-type="float" office:value="90" table:style-name="ce23">
            <text:p>90</text:p>
          </table:table-cell>
          <table:table-cell office:value-type="currency" office:value="207000" table:style-name="ce28">
            <text:p>£207,000</text:p>
          </table:table-cell>
          <table:table-cell table:style-name="ce179"/>
          <table:table-cell office:value-type="float" office:value="4386.5" table:style-name="ce178">
            <text:p>4,387</text:p>
          </table:table-cell>
          <table:table-cell office:value-type="currency" office:value="5032352.5" table:style-name="ce37">
            <text:p>£5,032,353</text:p>
          </table:table-cell>
          <table:table-cell table:number-columns-repeated="16364"/>
        </table:table-row>
        <table:table-row table:style-name="ro7">
          <table:table-cell/>
          <table:table-cell office:value-type="string" table:style-name="ce23">
            <text:p>Scarborough and Whitby</text:p>
          </table:table-cell>
          <table:table-cell office:value-type="float" office:value="11551" table:style-name="ce23">
            <text:p>11,551</text:p>
          </table:table-cell>
          <table:table-cell table:style-name="ce179"/>
          <table:table-cell office:value-type="float" office:value="6949" table:style-name="ce23">
            <text:p>6,949</text:p>
          </table:table-cell>
          <table:table-cell office:value-type="float" office:value="1753" table:style-name="ce23">
            <text:p>1,753</text:p>
          </table:table-cell>
          <table:table-cell office:value-type="currency" office:value="2313960" table:style-name="ce28">
            <text:p>£2,313,960</text:p>
          </table:table-cell>
          <table:table-cell table:style-name="ce179"/>
          <table:table-cell office:value-type="float" office:value="4602" table:style-name="ce23">
            <text:p>4,602</text:p>
          </table:table-cell>
          <table:table-cell office:value-type="float" office:value="1322" table:style-name="ce23">
            <text:p>1,322</text:p>
          </table:table-cell>
          <table:table-cell office:value-type="currency" office:value="1236070" table:style-name="ce28">
            <text:p>£1,236,070</text:p>
          </table:table-cell>
          <table:table-cell table:style-name="ce179"/>
          <table:table-cell office:value-type="float" office:value="120" table:style-name="ce29">
            <text:p>120</text:p>
          </table:table-cell>
          <table:table-cell office:value-type="currency" office:value="36000" table:style-name="ce181">
            <text:p>£36,000</text:p>
          </table:table-cell>
          <table:table-cell table:style-name="ce179"/>
          <table:table-cell office:value-type="float" office:value="72" table:style-name="ce23">
            <text:p>72</text:p>
          </table:table-cell>
          <table:table-cell office:value-type="currency" office:value="165600" table:style-name="ce28">
            <text:p>£165,600</text:p>
          </table:table-cell>
          <table:table-cell table:style-name="ce179"/>
          <table:table-cell office:value-type="float" office:value="3267" table:style-name="ce178">
            <text:p>3,267</text:p>
          </table:table-cell>
          <table:table-cell office:value-type="currency" office:value="3751630" table:style-name="ce37">
            <text:p>£3,751,630</text:p>
          </table:table-cell>
          <table:table-cell table:number-columns-repeated="16364"/>
        </table:table-row>
        <table:table-row table:style-name="ro7">
          <table:table-cell/>
          <table:table-cell office:value-type="string" table:style-name="ce23">
            <text:p>Harrogate and Knaresborough</text:p>
          </table:table-cell>
          <table:table-cell office:value-type="float" office:value="14667.5" table:style-name="ce23">
            <text:p>14,668</text:p>
          </table:table-cell>
          <table:table-cell table:style-name="ce179"/>
          <table:table-cell office:value-type="float" office:value="7207" table:style-name="ce23">
            <text:p>7,207</text:p>
          </table:table-cell>
          <table:table-cell office:value-type="float" office:value="941" table:style-name="ce23">
            <text:p>941</text:p>
          </table:table-cell>
          <table:table-cell office:value-type="currency" office:value="1242120" table:style-name="ce28">
            <text:p>£1,242,120</text:p>
          </table:table-cell>
          <table:table-cell table:style-name="ce179"/>
          <table:table-cell office:value-type="float" office:value="7460.5" table:style-name="ce23">
            <text:p>7,461</text:p>
          </table:table-cell>
          <table:table-cell office:value-type="float" office:value="856.5" table:style-name="ce23">
            <text:p>857</text:p>
          </table:table-cell>
          <table:table-cell office:value-type="currency" office:value="800827.5" table:style-name="ce28">
            <text:p>£800,828</text:p>
          </table:table-cell>
          <table:table-cell table:style-name="ce179"/>
          <table:table-cell office:value-type="float" office:value="263.5" table:style-name="ce29">
            <text:p>264</text:p>
          </table:table-cell>
          <table:table-cell office:value-type="currency" office:value="79050" table:style-name="ce181">
            <text:p>£79,050</text:p>
          </table:table-cell>
          <table:table-cell table:style-name="ce179"/>
          <table:table-cell office:value-type="float" office:value="78" table:style-name="ce23">
            <text:p>78</text:p>
          </table:table-cell>
          <table:table-cell office:value-type="currency" office:value="179400" table:style-name="ce28">
            <text:p>£179,400</text:p>
          </table:table-cell>
          <table:table-cell table:style-name="ce179"/>
          <table:table-cell office:value-type="float" office:value="2139" table:style-name="ce178">
            <text:p>2,139</text:p>
          </table:table-cell>
          <table:table-cell office:value-type="currency" office:value="2301397.5" table:style-name="ce37">
            <text:p>£2,301,398</text:p>
          </table:table-cell>
          <table:table-cell table:number-columns-repeated="16364"/>
        </table:table-row>
        <table:table-row table:style-name="ro7">
          <table:table-cell/>
          <table:table-cell office:value-type="string" table:style-name="ce23">
            <text:p>Richmond (Yorks)</text:p>
          </table:table-cell>
          <table:table-cell office:value-type="float" office:value="12291" table:style-name="ce23">
            <text:p>12,291</text:p>
          </table:table-cell>
          <table:table-cell table:style-name="ce179"/>
          <table:table-cell office:value-type="float" office:value="7279" table:style-name="ce23">
            <text:p>7,279</text:p>
          </table:table-cell>
          <table:table-cell office:value-type="float" office:value="1101" table:style-name="ce23">
            <text:p>1,101</text:p>
          </table:table-cell>
          <table:table-cell office:value-type="currency" office:value="1453320" table:style-name="ce28">
            <text:p>£1,453,320</text:p>
          </table:table-cell>
          <table:table-cell table:style-name="ce179"/>
          <table:table-cell office:value-type="float" office:value="5011.9999999999991" table:style-name="ce23">
            <text:p>5,012</text:p>
          </table:table-cell>
          <table:table-cell office:value-type="float" office:value="821.5" table:style-name="ce23">
            <text:p>822</text:p>
          </table:table-cell>
          <table:table-cell office:value-type="currency" office:value="768102.5" table:style-name="ce28">
            <text:p>£768,103</text:p>
          </table:table-cell>
          <table:table-cell table:style-name="ce179"/>
          <table:table-cell office:value-type="float" office:value="2266" table:style-name="ce29">
            <text:p>2,266</text:p>
          </table:table-cell>
          <table:table-cell office:value-type="currency" office:value="679800" table:style-name="ce181">
            <text:p>£679,800</text:p>
          </table:table-cell>
          <table:table-cell table:style-name="ce179"/>
          <table:table-cell office:value-type="float" office:value="98" table:style-name="ce23">
            <text:p>98</text:p>
          </table:table-cell>
          <table:table-cell office:value-type="currency" office:value="225400" table:style-name="ce28">
            <text:p>£225,400</text:p>
          </table:table-cell>
          <table:table-cell table:style-name="ce179"/>
          <table:table-cell office:value-type="float" office:value="4286.5" table:style-name="ce178">
            <text:p>4,287</text:p>
          </table:table-cell>
          <table:table-cell office:value-type="currency" office:value="3126622.5" table:style-name="ce37">
            <text:p>£3,126,623</text:p>
          </table:table-cell>
          <table:table-cell table:number-columns-repeated="16364"/>
        </table:table-row>
        <table:table-row table:style-name="ro7">
          <table:table-cell/>
          <table:table-cell office:value-type="string" table:style-name="ce23">
            <text:p>Skipton and Ripon</text:p>
          </table:table-cell>
          <table:table-cell office:value-type="float" office:value="12531.5" table:style-name="ce23">
            <text:p>12,532</text:p>
          </table:table-cell>
          <table:table-cell table:style-name="ce179"/>
          <table:table-cell office:value-type="float" office:value="7151" table:style-name="ce23">
            <text:p>7,151</text:p>
          </table:table-cell>
          <table:table-cell office:value-type="float" office:value="849" table:style-name="ce23">
            <text:p>849</text:p>
          </table:table-cell>
          <table:table-cell office:value-type="currency" office:value="1120680" table:style-name="ce28">
            <text:p>£1,120,680</text:p>
          </table:table-cell>
          <table:table-cell table:style-name="ce179"/>
          <table:table-cell office:value-type="float" office:value="5380.5" table:style-name="ce23">
            <text:p>5,381</text:p>
          </table:table-cell>
          <table:table-cell office:value-type="float" office:value="710.5" table:style-name="ce23">
            <text:p>711</text:p>
          </table:table-cell>
          <table:table-cell office:value-type="currency" office:value="664317.5" table:style-name="ce28">
            <text:p>£664,318</text:p>
          </table:table-cell>
          <table:table-cell table:style-name="ce179"/>
          <table:table-cell office:value-type="float" office:value="523.5" table:style-name="ce29">
            <text:p>524</text:p>
          </table:table-cell>
          <table:table-cell office:value-type="currency" office:value="157050" table:style-name="ce181">
            <text:p>£157,050</text:p>
          </table:table-cell>
          <table:table-cell table:style-name="ce179"/>
          <table:table-cell office:value-type="float" office:value="121" table:style-name="ce23">
            <text:p>121</text:p>
          </table:table-cell>
          <table:table-cell office:value-type="currency" office:value="278300" table:style-name="ce28">
            <text:p>£278,300</text:p>
          </table:table-cell>
          <table:table-cell table:style-name="ce179"/>
          <table:table-cell office:value-type="float" office:value="2204" table:style-name="ce178">
            <text:p>2,204</text:p>
          </table:table-cell>
          <table:table-cell office:value-type="currency" office:value="2220347.5" table:style-name="ce37">
            <text:p>£2,220,348</text:p>
          </table:table-cell>
          <table:table-cell table:number-columns-repeated="16364"/>
        </table:table-row>
        <table:table-row table:style-name="ro7">
          <table:table-cell/>
          <table:table-cell office:value-type="string" table:style-name="ce23">
            <text:p>Selby and Ainsty</text:p>
          </table:table-cell>
          <table:table-cell office:value-type="float" office:value="12286.5" table:style-name="ce23">
            <text:p>12,287</text:p>
          </table:table-cell>
          <table:table-cell table:style-name="ce179"/>
          <table:table-cell office:value-type="float" office:value="7802.5" table:style-name="ce23">
            <text:p>7,803</text:p>
          </table:table-cell>
          <table:table-cell office:value-type="float" office:value="1019.0833333333334" table:style-name="ce23">
            <text:p>1,019</text:p>
          </table:table-cell>
          <table:table-cell office:value-type="currency" office:value="1345190" table:style-name="ce28">
            <text:p>£1,345,190</text:p>
          </table:table-cell>
          <table:table-cell table:style-name="ce179"/>
          <table:table-cell office:value-type="float" office:value="4484" table:style-name="ce23">
            <text:p>4,484</text:p>
          </table:table-cell>
          <table:table-cell office:value-type="float" office:value="765" table:style-name="ce23">
            <text:p>765</text:p>
          </table:table-cell>
          <table:table-cell office:value-type="currency" office:value="715275" table:style-name="ce28">
            <text:p>£715,275</text:p>
          </table:table-cell>
          <table:table-cell table:style-name="ce179"/>
          <table:table-cell office:value-type="float" office:value="81" table:style-name="ce29">
            <text:p>81</text:p>
          </table:table-cell>
          <table:table-cell office:value-type="currency" office:value="24300" table:style-name="ce181">
            <text:p>£24,300</text:p>
          </table:table-cell>
          <table:table-cell table:style-name="ce179"/>
          <table:table-cell office:value-type="float" office:value="102" table:style-name="ce23">
            <text:p>102</text:p>
          </table:table-cell>
          <table:table-cell office:value-type="currency" office:value="234600" table:style-name="ce28">
            <text:p>£234,600</text:p>
          </table:table-cell>
          <table:table-cell table:style-name="ce179"/>
          <table:table-cell office:value-type="float" office:value="1967.0833333333335" table:style-name="ce178">
            <text:p>1,967</text:p>
          </table:table-cell>
          <table:table-cell office:value-type="currency" office:value="2319365" table:style-name="ce37">
            <text:p>£2,319,365</text:p>
          </table:table-cell>
          <table:table-cell table:number-columns-repeated="16364"/>
        </table:table-row>
        <table:table-row table:style-name="ro7">
          <table:table-cell/>
          <table:table-cell office:value-type="string" table:style-name="ce23">
            <text:p>Thirsk and Malton</text:p>
          </table:table-cell>
          <table:table-cell office:value-type="float" office:value="11227" table:style-name="ce23">
            <text:p>11,227</text:p>
          </table:table-cell>
          <table:table-cell table:style-name="ce179"/>
          <table:table-cell office:value-type="float" office:value="6700" table:style-name="ce23">
            <text:p>6,700</text:p>
          </table:table-cell>
          <table:table-cell office:value-type="float" office:value="973" table:style-name="ce23">
            <text:p>973</text:p>
          </table:table-cell>
          <table:table-cell office:value-type="currency" office:value="1284360" table:style-name="ce28">
            <text:p>£1,284,360</text:p>
          </table:table-cell>
          <table:table-cell table:style-name="ce179"/>
          <table:table-cell office:value-type="float" office:value="4527" table:style-name="ce23">
            <text:p>4,527</text:p>
          </table:table-cell>
          <table:table-cell office:value-type="float" office:value="780" table:style-name="ce23">
            <text:p>780</text:p>
          </table:table-cell>
          <table:table-cell office:value-type="currency" office:value="729300" table:style-name="ce28">
            <text:p>£729,300</text:p>
          </table:table-cell>
          <table:table-cell table:style-name="ce179"/>
          <table:table-cell office:value-type="float" office:value="374" table:style-name="ce29">
            <text:p>374</text:p>
          </table:table-cell>
          <table:table-cell office:value-type="currency" office:value="112200" table:style-name="ce181">
            <text:p>£112,200</text:p>
          </table:table-cell>
          <table:table-cell table:style-name="ce179"/>
          <table:table-cell office:value-type="float" office:value="77" table:style-name="ce23">
            <text:p>77</text:p>
          </table:table-cell>
          <table:table-cell office:value-type="currency" office:value="177100" table:style-name="ce28">
            <text:p>£177,100</text:p>
          </table:table-cell>
          <table:table-cell table:style-name="ce179"/>
          <table:table-cell office:value-type="float" office:value="2204" table:style-name="ce178">
            <text:p>2,204</text:p>
          </table:table-cell>
          <table:table-cell office:value-type="currency" office:value="2302960" table:style-name="ce37">
            <text:p>£2,302,960</text:p>
          </table:table-cell>
          <table:table-cell table:number-columns-repeated="16364"/>
        </table:table-row>
        <table:table-row table:style-name="ro7">
          <table:table-cell/>
          <table:table-cell office:value-type="string" table:style-name="ce23">
            <text:p>York Central</text:p>
          </table:table-cell>
          <table:table-cell office:value-type="float" office:value="10784" table:style-name="ce23">
            <text:p>10,784</text:p>
          </table:table-cell>
          <table:table-cell table:style-name="ce179"/>
          <table:table-cell office:value-type="float" office:value="6637" table:style-name="ce23">
            <text:p>6,637</text:p>
          </table:table-cell>
          <table:table-cell office:value-type="float" office:value="1479" table:style-name="ce23">
            <text:p>1,479</text:p>
          </table:table-cell>
          <table:table-cell office:value-type="currency" office:value="1952280" table:style-name="ce28">
            <text:p>£1,952,280</text:p>
          </table:table-cell>
          <table:table-cell table:style-name="ce179"/>
          <table:table-cell office:value-type="float" office:value="4147" table:style-name="ce23">
            <text:p>4,147</text:p>
          </table:table-cell>
          <table:table-cell office:value-type="float" office:value="873" table:style-name="ce23">
            <text:p>873</text:p>
          </table:table-cell>
          <table:table-cell office:value-type="currency" office:value="816255" table:style-name="ce28">
            <text:p>£816,255</text:p>
          </table:table-cell>
          <table:table-cell table:style-name="ce179"/>
          <table:table-cell office:value-type="float" office:value="110" table:style-name="ce29">
            <text:p>110</text:p>
          </table:table-cell>
          <table:table-cell office:value-type="currency" office:value="33000" table:style-name="ce181">
            <text:p>£33,000</text:p>
          </table:table-cell>
          <table:table-cell table:style-name="ce179"/>
          <table:table-cell office:value-type="float" office:value="79" table:style-name="ce23">
            <text:p>79</text:p>
          </table:table-cell>
          <table:table-cell office:value-type="currency" office:value="181700" table:style-name="ce28">
            <text:p>£181,700</text:p>
          </table:table-cell>
          <table:table-cell table:style-name="ce179"/>
          <table:table-cell office:value-type="float" office:value="2541" table:style-name="ce178">
            <text:p>2,541</text:p>
          </table:table-cell>
          <table:table-cell office:value-type="currency" office:value="2983235" table:style-name="ce37">
            <text:p>£2,983,235</text:p>
          </table:table-cell>
          <table:table-cell table:number-columns-repeated="16364"/>
        </table:table-row>
        <table:table-row table:style-name="ro7">
          <table:table-cell/>
          <table:table-cell office:value-type="string" table:style-name="ce23">
            <text:p>York Outer</text:p>
          </table:table-cell>
          <table:table-cell office:value-type="float" office:value="12287.5" table:style-name="ce23">
            <text:p>12,288</text:p>
          </table:table-cell>
          <table:table-cell table:style-name="ce179"/>
          <table:table-cell office:value-type="float" office:value="7280" table:style-name="ce23">
            <text:p>7,280</text:p>
          </table:table-cell>
          <table:table-cell office:value-type="float" office:value="631" table:style-name="ce23">
            <text:p>631</text:p>
          </table:table-cell>
          <table:table-cell office:value-type="currency" office:value="832920" table:style-name="ce28">
            <text:p>£832,920</text:p>
          </table:table-cell>
          <table:table-cell table:style-name="ce179"/>
          <table:table-cell office:value-type="float" office:value="5007.4999999999991" table:style-name="ce23">
            <text:p>5,008</text:p>
          </table:table-cell>
          <table:table-cell office:value-type="float" office:value="695.5" table:style-name="ce23">
            <text:p>696</text:p>
          </table:table-cell>
          <table:table-cell office:value-type="currency" office:value="650292.5" table:style-name="ce28">
            <text:p>£650,293</text:p>
          </table:table-cell>
          <table:table-cell table:style-name="ce179"/>
          <table:table-cell office:value-type="float" office:value="345" table:style-name="ce29">
            <text:p>345</text:p>
          </table:table-cell>
          <table:table-cell office:value-type="currency" office:value="103500" table:style-name="ce181">
            <text:p>£103,500</text:p>
          </table:table-cell>
          <table:table-cell table:style-name="ce179"/>
          <table:table-cell office:value-type="float" office:value="110" table:style-name="ce23">
            <text:p>110</text:p>
          </table:table-cell>
          <table:table-cell office:value-type="currency" office:value="253000" table:style-name="ce28">
            <text:p>£253,000</text:p>
          </table:table-cell>
          <table:table-cell table:style-name="ce179"/>
          <table:table-cell office:value-type="float" office:value="1781.5" table:style-name="ce178">
            <text:p>1,782</text:p>
          </table:table-cell>
          <table:table-cell office:value-type="currency" office:value="1839712.5" table:style-name="ce37">
            <text:p>£1,839,713</text:p>
          </table:table-cell>
          <table:table-cell table:number-columns-repeated="16364"/>
        </table:table-row>
        <table:table-row table:style-name="ro7">
          <table:table-cell/>
          <table:table-cell office:value-type="string" table:style-name="ce23">
            <text:p>Luton South</text:p>
          </table:table-cell>
          <table:table-cell office:value-type="float" office:value="19333.5" table:style-name="ce23">
            <text:p>19,334</text:p>
          </table:table-cell>
          <table:table-cell table:style-name="ce179"/>
          <table:table-cell office:value-type="float" office:value="12790" table:style-name="ce23">
            <text:p>12,790</text:p>
          </table:table-cell>
          <table:table-cell office:value-type="float" office:value="3244.75" table:style-name="ce23">
            <text:p>3,245</text:p>
          </table:table-cell>
          <table:table-cell office:value-type="currency" office:value="4283070" table:style-name="ce28">
            <text:p>£4,283,070</text:p>
          </table:table-cell>
          <table:table-cell table:style-name="ce179"/>
          <table:table-cell office:value-type="float" office:value="6543.4999999999991" table:style-name="ce23">
            <text:p>6,544</text:p>
          </table:table-cell>
          <table:table-cell office:value-type="float" office:value="2186.4166666666661" table:style-name="ce23">
            <text:p>2,186</text:p>
          </table:table-cell>
          <table:table-cell office:value-type="currency" office:value="2044299.583333333" table:style-name="ce28">
            <text:p>£2,044,300</text:p>
          </table:table-cell>
          <table:table-cell table:style-name="ce179"/>
          <table:table-cell office:value-type="float" office:value="14" table:style-name="ce29">
            <text:p>14</text:p>
          </table:table-cell>
          <table:table-cell office:value-type="currency" office:value="4200" table:style-name="ce181">
            <text:p>£4,200</text:p>
          </table:table-cell>
          <table:table-cell table:style-name="ce179"/>
          <table:table-cell office:value-type="float" office:value="44.416666666666671" table:style-name="ce23">
            <text:p>44</text:p>
          </table:table-cell>
          <table:table-cell office:value-type="currency" office:value="102158.33333333334" table:style-name="ce28">
            <text:p>£102,158</text:p>
          </table:table-cell>
          <table:table-cell table:style-name="ce179"/>
          <table:table-cell office:value-type="float" office:value="5489.583333333333" table:style-name="ce178">
            <text:p>5,490</text:p>
          </table:table-cell>
          <table:table-cell office:value-type="currency" office:value="6433727.916666666" table:style-name="ce37">
            <text:p>£6,433,728</text:p>
          </table:table-cell>
          <table:table-cell table:number-columns-repeated="16364"/>
        </table:table-row>
        <table:table-row table:style-name="ro7">
          <table:table-cell/>
          <table:table-cell office:value-type="string" table:style-name="ce23">
            <text:p>Luton North</text:p>
          </table:table-cell>
          <table:table-cell office:value-type="float" office:value="19342" table:style-name="ce23">
            <text:p>19,342</text:p>
          </table:table-cell>
          <table:table-cell table:style-name="ce179"/>
          <table:table-cell office:value-type="float" office:value="11083" table:style-name="ce23">
            <text:p>11,083</text:p>
          </table:table-cell>
          <table:table-cell office:value-type="float" office:value="2807" table:style-name="ce23">
            <text:p>2,807</text:p>
          </table:table-cell>
          <table:table-cell office:value-type="currency" office:value="3705240" table:style-name="ce28">
            <text:p>£3,705,240</text:p>
          </table:table-cell>
          <table:table-cell table:style-name="ce179"/>
          <table:table-cell office:value-type="float" office:value="8259" table:style-name="ce23">
            <text:p>8,259</text:p>
          </table:table-cell>
          <table:table-cell office:value-type="float" office:value="2813" table:style-name="ce23">
            <text:p>2,813</text:p>
          </table:table-cell>
          <table:table-cell office:value-type="currency" office:value="2630155" table:style-name="ce28">
            <text:p>£2,630,155</text:p>
          </table:table-cell>
          <table:table-cell table:style-name="ce179"/>
          <table:table-cell office:value-type="float" office:value="8" table:style-name="ce29">
            <text:p>8</text:p>
          </table:table-cell>
          <table:table-cell office:value-type="currency" office:value="2400" table:style-name="ce181">
            <text:p>£2,400</text:p>
          </table:table-cell>
          <table:table-cell table:style-name="ce179"/>
          <table:table-cell office:value-type="float" office:value="53" table:style-name="ce23">
            <text:p>53</text:p>
          </table:table-cell>
          <table:table-cell office:value-type="currency" office:value="121900" table:style-name="ce28">
            <text:p>£121,900</text:p>
          </table:table-cell>
          <table:table-cell table:style-name="ce179"/>
          <table:table-cell office:value-type="float" office:value="5681" table:style-name="ce178">
            <text:p>5,681</text:p>
          </table:table-cell>
          <table:table-cell office:value-type="currency" office:value="6459695" table:style-name="ce37">
            <text:p>£6,459,695</text:p>
          </table:table-cell>
          <table:table-cell table:number-columns-repeated="16364"/>
        </table:table-row>
        <table:table-row table:style-name="ro7">
          <table:table-cell/>
          <table:table-cell office:value-type="string" table:style-name="ce23">
            <text:p>Bedford</text:p>
          </table:table-cell>
          <table:table-cell office:value-type="float" office:value="14979" table:style-name="ce23">
            <text:p>14,979</text:p>
          </table:table-cell>
          <table:table-cell table:style-name="ce179"/>
          <table:table-cell office:value-type="float" office:value="9554.5" table:style-name="ce23">
            <text:p>9,555</text:p>
          </table:table-cell>
          <table:table-cell office:value-type="float" office:value="2303.3333333333335" table:style-name="ce23">
            <text:p>2,303</text:p>
          </table:table-cell>
          <table:table-cell office:value-type="currency" office:value="3040400" table:style-name="ce28">
            <text:p>£3,040,400</text:p>
          </table:table-cell>
          <table:table-cell table:style-name="ce179"/>
          <table:table-cell office:value-type="float" office:value="5424.5" table:style-name="ce23">
            <text:p>5,425</text:p>
          </table:table-cell>
          <table:table-cell office:value-type="float" office:value="1575.5" table:style-name="ce23">
            <text:p>1,576</text:p>
          </table:table-cell>
          <table:table-cell office:value-type="currency" office:value="1473092.5" table:style-name="ce28">
            <text:p>£1,473,093</text:p>
          </table:table-cell>
          <table:table-cell table:style-name="ce179"/>
          <table:table-cell office:value-type="float" office:value="30" table:style-name="ce29">
            <text:p>30</text:p>
          </table:table-cell>
          <table:table-cell office:value-type="currency" office:value="9000" table:style-name="ce181">
            <text:p>£9,000</text:p>
          </table:table-cell>
          <table:table-cell table:style-name="ce179"/>
          <table:table-cell office:value-type="float" office:value="36.583333333333336" table:style-name="ce23">
            <text:p>37</text:p>
          </table:table-cell>
          <table:table-cell office:value-type="currency" office:value="84141.666666666672" table:style-name="ce28">
            <text:p>£84,142</text:p>
          </table:table-cell>
          <table:table-cell table:style-name="ce179"/>
          <table:table-cell office:value-type="float" office:value="3945.416666666667" table:style-name="ce178">
            <text:p>3,945</text:p>
          </table:table-cell>
          <table:table-cell office:value-type="currency" office:value="4606634.166666667" table:style-name="ce37">
            <text:p>£4,606,634</text:p>
          </table:table-cell>
          <table:table-cell table:number-columns-repeated="16364"/>
        </table:table-row>
        <table:table-row table:style-name="ro7">
          <table:table-cell/>
          <table:table-cell office:value-type="string" table:style-name="ce23">
            <text:p>North East Bedfordshire</text:p>
          </table:table-cell>
          <table:table-cell office:value-type="float" office:value="17133.5" table:style-name="ce23">
            <text:p>17,134</text:p>
          </table:table-cell>
          <table:table-cell table:style-name="ce179"/>
          <table:table-cell office:value-type="float" office:value="11280" table:style-name="ce23">
            <text:p>11,280</text:p>
          </table:table-cell>
          <table:table-cell office:value-type="float" office:value="1566.8333333333335" table:style-name="ce23">
            <text:p>1,567</text:p>
          </table:table-cell>
          <table:table-cell office:value-type="currency" office:value="2049520" table:style-name="ce28">
            <text:p>£2,049,520</text:p>
          </table:table-cell>
          <table:table-cell table:style-name="ce179"/>
          <table:table-cell office:value-type="float" office:value="5853.5" table:style-name="ce23">
            <text:p>5,854</text:p>
          </table:table-cell>
          <table:table-cell office:value-type="float" office:value="1027" table:style-name="ce23">
            <text:p>1,027</text:p>
          </table:table-cell>
          <table:table-cell office:value-type="currency" office:value="951284.58333333337" table:style-name="ce28">
            <text:p>£951,285</text:p>
          </table:table-cell>
          <table:table-cell table:style-name="ce179"/>
          <table:table-cell office:value-type="float" office:value="155" table:style-name="ce29">
            <text:p>155</text:p>
          </table:table-cell>
          <table:table-cell office:value-type="currency" office:value="46125" table:style-name="ce181">
            <text:p>£46,125</text:p>
          </table:table-cell>
          <table:table-cell table:style-name="ce179"/>
          <table:table-cell office:value-type="float" office:value="109.58333333333333" table:style-name="ce23">
            <text:p>110</text:p>
          </table:table-cell>
          <table:table-cell office:value-type="currency" office:value="249166.66666666669" table:style-name="ce28">
            <text:p>£249,167</text:p>
          </table:table-cell>
          <table:table-cell table:style-name="ce179"/>
          <table:table-cell office:value-type="float" office:value="2858.416666666667" table:style-name="ce178">
            <text:p>2,858</text:p>
          </table:table-cell>
          <table:table-cell office:value-type="currency" office:value="3296096.25" table:style-name="ce37">
            <text:p>£3,296,096</text:p>
          </table:table-cell>
          <table:table-cell table:number-columns-repeated="16364"/>
        </table:table-row>
        <table:table-row table:style-name="ro7">
          <table:table-cell/>
          <table:table-cell office:value-type="string" table:style-name="ce23">
            <text:p>Mid Bedfordshire</text:p>
          </table:table-cell>
          <table:table-cell office:value-type="float" office:value="16497.5" table:style-name="ce23">
            <text:p>16,498</text:p>
          </table:table-cell>
          <table:table-cell table:style-name="ce179"/>
          <table:table-cell office:value-type="float" office:value="9684" table:style-name="ce23">
            <text:p>9,684</text:p>
          </table:table-cell>
          <table:table-cell office:value-type="float" office:value="1010.9166666666667" table:style-name="ce23">
            <text:p>1,011</text:p>
          </table:table-cell>
          <table:table-cell office:value-type="currency" office:value="1334410" table:style-name="ce28">
            <text:p>£1,334,410</text:p>
          </table:table-cell>
          <table:table-cell table:style-name="ce179"/>
          <table:table-cell office:value-type="float" office:value="6813.4999999999991" table:style-name="ce23">
            <text:p>6,814</text:p>
          </table:table-cell>
          <table:table-cell office:value-type="float" office:value="844.33333333333337" table:style-name="ce23">
            <text:p>844</text:p>
          </table:table-cell>
          <table:table-cell office:value-type="currency" office:value="789451.66666666674" table:style-name="ce28">
            <text:p>£789,452</text:p>
          </table:table-cell>
          <table:table-cell table:style-name="ce179"/>
          <table:table-cell office:value-type="float" office:value="304.16666666666669" table:style-name="ce29">
            <text:p>304</text:p>
          </table:table-cell>
          <table:table-cell office:value-type="currency" office:value="91250" table:style-name="ce181">
            <text:p>£91,250</text:p>
          </table:table-cell>
          <table:table-cell table:style-name="ce179"/>
          <table:table-cell office:value-type="float" office:value="115.58333333333334" table:style-name="ce23">
            <text:p>116</text:p>
          </table:table-cell>
          <table:table-cell office:value-type="currency" office:value="265841.66666666669" table:style-name="ce28">
            <text:p>£265,842</text:p>
          </table:table-cell>
          <table:table-cell table:style-name="ce179"/>
          <table:table-cell office:value-type="float" office:value="2275" table:style-name="ce178">
            <text:p>2,275</text:p>
          </table:table-cell>
          <table:table-cell office:value-type="currency" office:value="2480953.3333333335" table:style-name="ce37">
            <text:p>£2,480,953</text:p>
          </table:table-cell>
          <table:table-cell table:number-columns-repeated="16364"/>
        </table:table-row>
        <table:table-row table:style-name="ro7">
          <table:table-cell/>
          <table:table-cell office:value-type="string" table:style-name="ce23">
            <text:p>South West Bedfordshire</text:p>
          </table:table-cell>
          <table:table-cell office:value-type="float" office:value="14744" table:style-name="ce23">
            <text:p>14,744</text:p>
          </table:table-cell>
          <table:table-cell table:style-name="ce179"/>
          <table:table-cell office:value-type="float" office:value="9705" table:style-name="ce23">
            <text:p>9,705</text:p>
          </table:table-cell>
          <table:table-cell office:value-type="float" office:value="1676" table:style-name="ce23">
            <text:p>1,676</text:p>
          </table:table-cell>
          <table:table-cell office:value-type="currency" office:value="2212320" table:style-name="ce28">
            <text:p>£2,212,320</text:p>
          </table:table-cell>
          <table:table-cell table:style-name="ce179"/>
          <table:table-cell office:value-type="float" office:value="5039" table:style-name="ce23">
            <text:p>5,039</text:p>
          </table:table-cell>
          <table:table-cell office:value-type="float" office:value="1164" table:style-name="ce23">
            <text:p>1,164</text:p>
          </table:table-cell>
          <table:table-cell office:value-type="currency" office:value="1088340" table:style-name="ce28">
            <text:p>£1,088,340</text:p>
          </table:table-cell>
          <table:table-cell table:style-name="ce179"/>
          <table:table-cell office:value-type="float" office:value="52" table:style-name="ce29">
            <text:p>52</text:p>
          </table:table-cell>
          <table:table-cell office:value-type="currency" office:value="15600" table:style-name="ce181">
            <text:p>£15,600</text:p>
          </table:table-cell>
          <table:table-cell table:style-name="ce179"/>
          <table:table-cell office:value-type="float" office:value="71" table:style-name="ce23">
            <text:p>71</text:p>
          </table:table-cell>
          <table:table-cell office:value-type="currency" office:value="163300" table:style-name="ce28">
            <text:p>£163,300</text:p>
          </table:table-cell>
          <table:table-cell table:style-name="ce179"/>
          <table:table-cell office:value-type="float" office:value="2963" table:style-name="ce178">
            <text:p>2,963</text:p>
          </table:table-cell>
          <table:table-cell office:value-type="currency" office:value="3479560" table:style-name="ce37">
            <text:p>£3,479,560</text:p>
          </table:table-cell>
          <table:table-cell table:number-columns-repeated="16364"/>
        </table:table-row>
        <table:table-row table:style-name="ro7">
          <table:table-cell/>
          <table:table-cell office:value-type="string" table:style-name="ce23">
            <text:p>Wycombe</text:p>
          </table:table-cell>
          <table:table-cell office:value-type="float" office:value="14812.5" table:style-name="ce23">
            <text:p>14,813</text:p>
          </table:table-cell>
          <table:table-cell table:style-name="ce179"/>
          <table:table-cell office:value-type="float" office:value="8933.5" table:style-name="ce23">
            <text:p>8,934</text:p>
          </table:table-cell>
          <table:table-cell office:value-type="float" office:value="1512" table:style-name="ce23">
            <text:p>1,512</text:p>
          </table:table-cell>
          <table:table-cell office:value-type="currency" office:value="1995840" table:style-name="ce28">
            <text:p>£1,995,840</text:p>
          </table:table-cell>
          <table:table-cell table:style-name="ce179"/>
          <table:table-cell office:value-type="float" office:value="5879" table:style-name="ce23">
            <text:p>5,879</text:p>
          </table:table-cell>
          <table:table-cell office:value-type="float" office:value="982" table:style-name="ce23">
            <text:p>982</text:p>
          </table:table-cell>
          <table:table-cell office:value-type="currency" office:value="918170" table:style-name="ce28">
            <text:p>£918,170</text:p>
          </table:table-cell>
          <table:table-cell table:style-name="ce179"/>
          <table:table-cell office:value-type="float" office:value="154" table:style-name="ce29">
            <text:p>154</text:p>
          </table:table-cell>
          <table:table-cell office:value-type="currency" office:value="46200" table:style-name="ce181">
            <text:p>£46,200</text:p>
          </table:table-cell>
          <table:table-cell table:style-name="ce179"/>
          <table:table-cell office:value-type="float" office:value="42" table:style-name="ce23">
            <text:p>42</text:p>
          </table:table-cell>
          <table:table-cell office:value-type="currency" office:value="96600" table:style-name="ce28">
            <text:p>£96,600</text:p>
          </table:table-cell>
          <table:table-cell table:style-name="ce179"/>
          <table:table-cell office:value-type="float" office:value="2690" table:style-name="ce178">
            <text:p>2,690</text:p>
          </table:table-cell>
          <table:table-cell office:value-type="currency" office:value="3056810" table:style-name="ce37">
            <text:p>£3,056,810</text:p>
          </table:table-cell>
          <table:table-cell table:number-columns-repeated="16364"/>
        </table:table-row>
        <table:table-row table:style-name="ro7">
          <table:table-cell/>
          <table:table-cell office:value-type="string" table:style-name="ce23">
            <text:p>Aylesbury</text:p>
          </table:table-cell>
          <table:table-cell office:value-type="float" office:value="18099" table:style-name="ce23">
            <text:p>18,099</text:p>
          </table:table-cell>
          <table:table-cell table:style-name="ce179"/>
          <table:table-cell office:value-type="float" office:value="11237" table:style-name="ce23">
            <text:p>11,237</text:p>
          </table:table-cell>
          <table:table-cell office:value-type="float" office:value="1566.0833333333335" table:style-name="ce23">
            <text:p>1,566</text:p>
          </table:table-cell>
          <table:table-cell office:value-type="currency" office:value="2067230" table:style-name="ce28">
            <text:p>£2,067,230</text:p>
          </table:table-cell>
          <table:table-cell table:style-name="ce179"/>
          <table:table-cell office:value-type="float" office:value="6862" table:style-name="ce23">
            <text:p>6,862</text:p>
          </table:table-cell>
          <table:table-cell office:value-type="float" office:value="1098" table:style-name="ce23">
            <text:p>1,098</text:p>
          </table:table-cell>
          <table:table-cell office:value-type="currency" office:value="1026630" table:style-name="ce28">
            <text:p>£1,026,630</text:p>
          </table:table-cell>
          <table:table-cell table:style-name="ce179"/>
          <table:table-cell office:value-type="float" office:value="519" table:style-name="ce29">
            <text:p>519</text:p>
          </table:table-cell>
          <table:table-cell office:value-type="currency" office:value="155700" table:style-name="ce181">
            <text:p>£155,700</text:p>
          </table:table-cell>
          <table:table-cell table:style-name="ce179"/>
          <table:table-cell office:value-type="float" office:value="83" table:style-name="ce23">
            <text:p>83</text:p>
          </table:table-cell>
          <table:table-cell office:value-type="currency" office:value="190900" table:style-name="ce28">
            <text:p>£190,900</text:p>
          </table:table-cell>
          <table:table-cell table:style-name="ce179"/>
          <table:table-cell office:value-type="float" office:value="3266.0833333333335" table:style-name="ce178">
            <text:p>3,266</text:p>
          </table:table-cell>
          <table:table-cell office:value-type="currency" office:value="3440460" table:style-name="ce37">
            <text:p>£3,440,460</text:p>
          </table:table-cell>
          <table:table-cell table:number-columns-repeated="16364"/>
        </table:table-row>
        <table:table-row table:style-name="ro7">
          <table:table-cell/>
          <table:table-cell office:value-type="string" table:style-name="ce23">
            <text:p>Buckingham</text:p>
          </table:table-cell>
          <table:table-cell office:value-type="float" office:value="13666" table:style-name="ce23">
            <text:p>13,666</text:p>
          </table:table-cell>
          <table:table-cell table:style-name="ce179"/>
          <table:table-cell office:value-type="float" office:value="9010" table:style-name="ce23">
            <text:p>9,010</text:p>
          </table:table-cell>
          <table:table-cell office:value-type="float" office:value="916.83333333333337" table:style-name="ce23">
            <text:p>917</text:p>
          </table:table-cell>
          <table:table-cell office:value-type="currency" office:value="1210220" table:style-name="ce28">
            <text:p>£1,210,220</text:p>
          </table:table-cell>
          <table:table-cell table:style-name="ce179"/>
          <table:table-cell office:value-type="float" office:value="4656" table:style-name="ce23">
            <text:p>4,656</text:p>
          </table:table-cell>
          <table:table-cell office:value-type="float" office:value="602" table:style-name="ce23">
            <text:p>602</text:p>
          </table:table-cell>
          <table:table-cell office:value-type="currency" office:value="562870" table:style-name="ce28">
            <text:p>£562,870</text:p>
          </table:table-cell>
          <table:table-cell table:style-name="ce179"/>
          <table:table-cell office:value-type="float" office:value="126.58333333333334" table:style-name="ce29">
            <text:p>127</text:p>
          </table:table-cell>
          <table:table-cell office:value-type="currency" office:value="37975" table:style-name="ce181">
            <text:p>£37,975</text:p>
          </table:table-cell>
          <table:table-cell table:style-name="ce179"/>
          <table:table-cell office:value-type="float" office:value="100" table:style-name="ce23">
            <text:p>100</text:p>
          </table:table-cell>
          <table:table-cell office:value-type="currency" office:value="230000" table:style-name="ce28">
            <text:p>£230,000</text:p>
          </table:table-cell>
          <table:table-cell table:style-name="ce179"/>
          <table:table-cell office:value-type="float" office:value="1745.4166666666667" table:style-name="ce178">
            <text:p>1,745</text:p>
          </table:table-cell>
          <table:table-cell office:value-type="currency" office:value="2041065" table:style-name="ce37">
            <text:p>£2,041,065</text:p>
          </table:table-cell>
          <table:table-cell table:number-columns-repeated="16364"/>
        </table:table-row>
        <table:table-row table:style-name="ro7">
          <table:table-cell/>
          <table:table-cell office:value-type="string" table:style-name="ce23">
            <text:p>Chesham and Amersham</text:p>
          </table:table-cell>
          <table:table-cell office:value-type="float" office:value="15042.5" table:style-name="ce23">
            <text:p>15,043</text:p>
          </table:table-cell>
          <table:table-cell table:style-name="ce179"/>
          <table:table-cell office:value-type="float" office:value="7714" table:style-name="ce23">
            <text:p>7,714</text:p>
          </table:table-cell>
          <table:table-cell office:value-type="float" office:value="708" table:style-name="ce23">
            <text:p>708</text:p>
          </table:table-cell>
          <table:table-cell office:value-type="currency" office:value="934560" table:style-name="ce28">
            <text:p>£934,560</text:p>
          </table:table-cell>
          <table:table-cell table:style-name="ce179"/>
          <table:table-cell office:value-type="float" office:value="7328.5000000000009" table:style-name="ce23">
            <text:p>7,329</text:p>
          </table:table-cell>
          <table:table-cell office:value-type="float" office:value="823" table:style-name="ce23">
            <text:p>823</text:p>
          </table:table-cell>
          <table:table-cell office:value-type="currency" office:value="769505" table:style-name="ce28">
            <text:p>£769,505</text:p>
          </table:table-cell>
          <table:table-cell table:style-name="ce179"/>
          <table:table-cell office:value-type="float" office:value="47" table:style-name="ce29">
            <text:p>47</text:p>
          </table:table-cell>
          <table:table-cell office:value-type="currency" office:value="14100" table:style-name="ce181">
            <text:p>£14,100</text:p>
          </table:table-cell>
          <table:table-cell table:style-name="ce179"/>
          <table:table-cell office:value-type="float" office:value="69" table:style-name="ce23">
            <text:p>69</text:p>
          </table:table-cell>
          <table:table-cell office:value-type="currency" office:value="158700" table:style-name="ce28">
            <text:p>£158,700</text:p>
          </table:table-cell>
          <table:table-cell table:style-name="ce179"/>
          <table:table-cell office:value-type="float" office:value="1647" table:style-name="ce178">
            <text:p>1,647</text:p>
          </table:table-cell>
          <table:table-cell office:value-type="currency" office:value="1876865" table:style-name="ce37">
            <text:p>£1,876,865</text:p>
          </table:table-cell>
          <table:table-cell table:number-columns-repeated="16364"/>
        </table:table-row>
        <table:table-row table:style-name="ro7">
          <table:table-cell/>
          <table:table-cell office:value-type="string" table:style-name="ce23">
            <text:p>Beaconsfield</text:p>
          </table:table-cell>
          <table:table-cell office:value-type="float" office:value="13218" table:style-name="ce23">
            <text:p>13,218</text:p>
          </table:table-cell>
          <table:table-cell table:style-name="ce179"/>
          <table:table-cell office:value-type="float" office:value="7704" table:style-name="ce23">
            <text:p>7,704</text:p>
          </table:table-cell>
          <table:table-cell office:value-type="float" office:value="880" table:style-name="ce23">
            <text:p>880</text:p>
          </table:table-cell>
          <table:table-cell office:value-type="currency" office:value="1161600" table:style-name="ce28">
            <text:p>£1,161,600</text:p>
          </table:table-cell>
          <table:table-cell table:style-name="ce179"/>
          <table:table-cell office:value-type="float" office:value="5514" table:style-name="ce23">
            <text:p>5,514</text:p>
          </table:table-cell>
          <table:table-cell office:value-type="float" office:value="732" table:style-name="ce23">
            <text:p>732</text:p>
          </table:table-cell>
          <table:table-cell office:value-type="currency" office:value="684420" table:style-name="ce28">
            <text:p>£684,420</text:p>
          </table:table-cell>
          <table:table-cell table:style-name="ce179"/>
          <table:table-cell office:value-type="float" office:value="92" table:style-name="ce29">
            <text:p>92</text:p>
          </table:table-cell>
          <table:table-cell office:value-type="currency" office:value="27600" table:style-name="ce181">
            <text:p>£27,600</text:p>
          </table:table-cell>
          <table:table-cell table:style-name="ce179"/>
          <table:table-cell office:value-type="float" office:value="82" table:style-name="ce23">
            <text:p>82</text:p>
          </table:table-cell>
          <table:table-cell office:value-type="currency" office:value="188600" table:style-name="ce28">
            <text:p>£188,600</text:p>
          </table:table-cell>
          <table:table-cell table:style-name="ce179"/>
          <table:table-cell office:value-type="float" office:value="1786" table:style-name="ce178">
            <text:p>1,786</text:p>
          </table:table-cell>
          <table:table-cell office:value-type="currency" office:value="2062220" table:style-name="ce37">
            <text:p>£2,062,220</text:p>
          </table:table-cell>
          <table:table-cell table:number-columns-repeated="16364"/>
        </table:table-row>
        <table:table-row table:style-name="ro7">
          <table:table-cell/>
          <table:table-cell office:value-type="string" table:style-name="ce23">
            <text:p>Milton Keynes South</text:p>
          </table:table-cell>
          <table:table-cell office:value-type="float" office:value="23906.5" table:style-name="ce23">
            <text:p>23,907</text:p>
          </table:table-cell>
          <table:table-cell table:style-name="ce179"/>
          <table:table-cell office:value-type="float" office:value="14129" table:style-name="ce23">
            <text:p>14,129</text:p>
          </table:table-cell>
          <table:table-cell office:value-type="float" office:value="2737.916666666667" table:style-name="ce23">
            <text:p>2,738</text:p>
          </table:table-cell>
          <table:table-cell office:value-type="currency" office:value="3614050" table:style-name="ce28">
            <text:p>£3,614,050</text:p>
          </table:table-cell>
          <table:table-cell table:style-name="ce179"/>
          <table:table-cell office:value-type="float" office:value="9777.4999999999964" table:style-name="ce23">
            <text:p>9,778</text:p>
          </table:table-cell>
          <table:table-cell office:value-type="float" office:value="2693.8333333333335" table:style-name="ce23">
            <text:p>2,694</text:p>
          </table:table-cell>
          <table:table-cell office:value-type="currency" office:value="2518734.1666666665" table:style-name="ce28">
            <text:p>£2,518,734</text:p>
          </table:table-cell>
          <table:table-cell table:style-name="ce179"/>
          <table:table-cell office:value-type="float" office:value="61" table:style-name="ce29">
            <text:p>61</text:p>
          </table:table-cell>
          <table:table-cell office:value-type="currency" office:value="18300" table:style-name="ce181">
            <text:p>£18,300</text:p>
          </table:table-cell>
          <table:table-cell table:style-name="ce179"/>
          <table:table-cell office:value-type="float" office:value="107.49999999999999" table:style-name="ce23">
            <text:p>108</text:p>
          </table:table-cell>
          <table:table-cell office:value-type="currency" office:value="247249.99999999997" table:style-name="ce28">
            <text:p>£247,250</text:p>
          </table:table-cell>
          <table:table-cell table:style-name="ce179"/>
          <table:table-cell office:value-type="float" office:value="5600.25" table:style-name="ce178">
            <text:p>5,600</text:p>
          </table:table-cell>
          <table:table-cell office:value-type="currency" office:value="6398334.166666666" table:style-name="ce37">
            <text:p>£6,398,334</text:p>
          </table:table-cell>
          <table:table-cell table:number-columns-repeated="16364"/>
        </table:table-row>
        <table:table-row table:style-name="ro7">
          <table:table-cell/>
          <table:table-cell office:value-type="string" table:style-name="ce23">
            <text:p>Milton Keynes North</text:p>
          </table:table-cell>
          <table:table-cell office:value-type="float" office:value="18710" table:style-name="ce23">
            <text:p>18,710</text:p>
          </table:table-cell>
          <table:table-cell table:style-name="ce179"/>
          <table:table-cell office:value-type="float" office:value="12966" table:style-name="ce23">
            <text:p>12,966</text:p>
          </table:table-cell>
          <table:table-cell office:value-type="float" office:value="2272" table:style-name="ce23">
            <text:p>2,272</text:p>
          </table:table-cell>
          <table:table-cell office:value-type="currency" office:value="2999040" table:style-name="ce28">
            <text:p>£2,999,040</text:p>
          </table:table-cell>
          <table:table-cell table:style-name="ce179"/>
          <table:table-cell office:value-type="float" office:value="5744" table:style-name="ce23">
            <text:p>5,744</text:p>
          </table:table-cell>
          <table:table-cell office:value-type="float" office:value="1386" table:style-name="ce23">
            <text:p>1,386</text:p>
          </table:table-cell>
          <table:table-cell office:value-type="currency" office:value="1295910" table:style-name="ce28">
            <text:p>£1,295,910</text:p>
          </table:table-cell>
          <table:table-cell table:style-name="ce179"/>
          <table:table-cell office:value-type="float" office:value="37" table:style-name="ce29">
            <text:p>37</text:p>
          </table:table-cell>
          <table:table-cell office:value-type="currency" office:value="11100" table:style-name="ce181">
            <text:p>£11,100</text:p>
          </table:table-cell>
          <table:table-cell table:style-name="ce179"/>
          <table:table-cell office:value-type="float" office:value="99" table:style-name="ce23">
            <text:p>99</text:p>
          </table:table-cell>
          <table:table-cell office:value-type="currency" office:value="227700" table:style-name="ce28">
            <text:p>£227,700</text:p>
          </table:table-cell>
          <table:table-cell table:style-name="ce179"/>
          <table:table-cell office:value-type="float" office:value="3794" table:style-name="ce178">
            <text:p>3,794</text:p>
          </table:table-cell>
          <table:table-cell office:value-type="currency" office:value="4533750" table:style-name="ce37">
            <text:p>£4,533,750</text:p>
          </table:table-cell>
          <table:table-cell table:number-columns-repeated="16364"/>
        </table:table-row>
        <table:table-row table:style-name="ro7">
          <table:table-cell/>
          <table:table-cell office:value-type="string" table:style-name="ce23">
            <text:p>Mid Derbyshire</text:p>
          </table:table-cell>
          <table:table-cell office:value-type="float" office:value="10626.5" table:style-name="ce23">
            <text:p>10,627</text:p>
          </table:table-cell>
          <table:table-cell table:style-name="ce179"/>
          <table:table-cell office:value-type="float" office:value="6073" table:style-name="ce23">
            <text:p>6,073</text:p>
          </table:table-cell>
          <table:table-cell office:value-type="float" office:value="708" table:style-name="ce23">
            <text:p>708</text:p>
          </table:table-cell>
          <table:table-cell office:value-type="currency" office:value="934560" table:style-name="ce28">
            <text:p>£934,560</text:p>
          </table:table-cell>
          <table:table-cell table:style-name="ce179"/>
          <table:table-cell office:value-type="float" office:value="4553.4999999999991" table:style-name="ce23">
            <text:p>4,554</text:p>
          </table:table-cell>
          <table:table-cell office:value-type="float" office:value="774.5" table:style-name="ce23">
            <text:p>775</text:p>
          </table:table-cell>
          <table:table-cell office:value-type="currency" office:value="724157.5" table:style-name="ce28">
            <text:p>£724,158</text:p>
          </table:table-cell>
          <table:table-cell table:style-name="ce179"/>
          <table:table-cell office:value-type="float" office:value="50" table:style-name="ce29">
            <text:p>50</text:p>
          </table:table-cell>
          <table:table-cell office:value-type="currency" office:value="15000" table:style-name="ce181">
            <text:p>£15,000</text:p>
          </table:table-cell>
          <table:table-cell table:style-name="ce179"/>
          <table:table-cell office:value-type="float" office:value="77" table:style-name="ce23">
            <text:p>77</text:p>
          </table:table-cell>
          <table:table-cell office:value-type="currency" office:value="177100" table:style-name="ce28">
            <text:p>£177,100</text:p>
          </table:table-cell>
          <table:table-cell table:style-name="ce179"/>
          <table:table-cell office:value-type="float" office:value="1609.5" table:style-name="ce178">
            <text:p>1,610</text:p>
          </table:table-cell>
          <table:table-cell office:value-type="currency" office:value="1850817.5" table:style-name="ce37">
            <text:p>£1,850,818</text:p>
          </table:table-cell>
          <table:table-cell table:number-columns-repeated="16364"/>
        </table:table-row>
        <table:table-row table:style-name="ro7">
          <table:table-cell/>
          <table:table-cell office:value-type="string" table:style-name="ce23">
            <text:p>South Derbyshire</text:p>
          </table:table-cell>
          <table:table-cell office:value-type="float" office:value="11966" table:style-name="ce23">
            <text:p>11,966</text:p>
          </table:table-cell>
          <table:table-cell table:style-name="ce179"/>
          <table:table-cell office:value-type="float" office:value="7994" table:style-name="ce23">
            <text:p>7,994</text:p>
          </table:table-cell>
          <table:table-cell office:value-type="float" office:value="1473" table:style-name="ce23">
            <text:p>1,473</text:p>
          </table:table-cell>
          <table:table-cell office:value-type="currency" office:value="1944360" table:style-name="ce28">
            <text:p>£1,944,360</text:p>
          </table:table-cell>
          <table:table-cell table:style-name="ce179"/>
          <table:table-cell office:value-type="float" office:value="3972" table:style-name="ce23">
            <text:p>3,972</text:p>
          </table:table-cell>
          <table:table-cell office:value-type="float" office:value="863" table:style-name="ce23">
            <text:p>863</text:p>
          </table:table-cell>
          <table:table-cell office:value-type="currency" office:value="806905" table:style-name="ce28">
            <text:p>£806,905</text:p>
          </table:table-cell>
          <table:table-cell table:style-name="ce179"/>
          <table:table-cell office:value-type="float" office:value="75" table:style-name="ce29">
            <text:p>75</text:p>
          </table:table-cell>
          <table:table-cell office:value-type="currency" office:value="22500" table:style-name="ce181">
            <text:p>£22,500</text:p>
          </table:table-cell>
          <table:table-cell table:style-name="ce179"/>
          <table:table-cell office:value-type="float" office:value="104" table:style-name="ce23">
            <text:p>104</text:p>
          </table:table-cell>
          <table:table-cell office:value-type="currency" office:value="239200" table:style-name="ce28">
            <text:p>£239,200</text:p>
          </table:table-cell>
          <table:table-cell table:style-name="ce179"/>
          <table:table-cell office:value-type="float" office:value="2515" table:style-name="ce178">
            <text:p>2,515</text:p>
          </table:table-cell>
          <table:table-cell office:value-type="currency" office:value="3012965" table:style-name="ce37">
            <text:p>£3,012,965</text:p>
          </table:table-cell>
          <table:table-cell table:number-columns-repeated="16364"/>
        </table:table-row>
        <table:table-row table:style-name="ro7">
          <table:table-cell/>
          <table:table-cell office:value-type="string" table:style-name="ce23">
            <text:p>Chesterfield</text:p>
          </table:table-cell>
          <table:table-cell office:value-type="float" office:value="11870" table:style-name="ce23">
            <text:p>11,870</text:p>
          </table:table-cell>
          <table:table-cell table:style-name="ce179"/>
          <table:table-cell office:value-type="float" office:value="7074.5" table:style-name="ce23">
            <text:p>7,075</text:p>
          </table:table-cell>
          <table:table-cell office:value-type="float" office:value="2028" table:style-name="ce23">
            <text:p>2,028</text:p>
          </table:table-cell>
          <table:table-cell office:value-type="currency" office:value="2676960" table:style-name="ce28">
            <text:p>£2,676,960</text:p>
          </table:table-cell>
          <table:table-cell table:style-name="ce179"/>
          <table:table-cell office:value-type="float" office:value="4795.5" table:style-name="ce23">
            <text:p>4,796</text:p>
          </table:table-cell>
          <table:table-cell office:value-type="float" office:value="1436" table:style-name="ce23">
            <text:p>1,436</text:p>
          </table:table-cell>
          <table:table-cell office:value-type="currency" office:value="1342660" table:style-name="ce28">
            <text:p>£1,342,660</text:p>
          </table:table-cell>
          <table:table-cell table:style-name="ce179"/>
          <table:table-cell office:value-type="float" office:value="75" table:style-name="ce29">
            <text:p>75</text:p>
          </table:table-cell>
          <table:table-cell office:value-type="currency" office:value="22500" table:style-name="ce181">
            <text:p>£22,500</text:p>
          </table:table-cell>
          <table:table-cell table:style-name="ce179"/>
          <table:table-cell office:value-type="float" office:value="83" table:style-name="ce23">
            <text:p>83</text:p>
          </table:table-cell>
          <table:table-cell office:value-type="currency" office:value="190900" table:style-name="ce28">
            <text:p>£190,900</text:p>
          </table:table-cell>
          <table:table-cell table:style-name="ce179"/>
          <table:table-cell office:value-type="float" office:value="3622" table:style-name="ce178">
            <text:p>3,622</text:p>
          </table:table-cell>
          <table:table-cell office:value-type="currency" office:value="4233020" table:style-name="ce37">
            <text:p>£4,233,020</text:p>
          </table:table-cell>
          <table:table-cell table:number-columns-repeated="16364"/>
        </table:table-row>
        <table:table-row table:style-name="ro7">
          <table:table-cell/>
          <table:table-cell office:value-type="string" table:style-name="ce23">
            <text:p>Amber Valley</text:p>
          </table:table-cell>
          <table:table-cell office:value-type="float" office:value="11180" table:style-name="ce23">
            <text:p>11,180</text:p>
          </table:table-cell>
          <table:table-cell table:style-name="ce179"/>
          <table:table-cell office:value-type="float" office:value="6842.5" table:style-name="ce23">
            <text:p>6,843</text:p>
          </table:table-cell>
          <table:table-cell office:value-type="float" office:value="1837.5" table:style-name="ce23">
            <text:p>1,838</text:p>
          </table:table-cell>
          <table:table-cell office:value-type="currency" office:value="2425500" table:style-name="ce28">
            <text:p>£2,425,500</text:p>
          </table:table-cell>
          <table:table-cell table:style-name="ce179"/>
          <table:table-cell office:value-type="float" office:value="4337.5" table:style-name="ce23">
            <text:p>4,338</text:p>
          </table:table-cell>
          <table:table-cell office:value-type="float" office:value="1305.5" table:style-name="ce23">
            <text:p>1,306</text:p>
          </table:table-cell>
          <table:table-cell office:value-type="currency" office:value="1220642.5" table:style-name="ce28">
            <text:p>£1,220,643</text:p>
          </table:table-cell>
          <table:table-cell table:style-name="ce179"/>
          <table:table-cell office:value-type="float" office:value="57" table:style-name="ce29">
            <text:p>57</text:p>
          </table:table-cell>
          <table:table-cell office:value-type="currency" office:value="17100" table:style-name="ce181">
            <text:p>£17,100</text:p>
          </table:table-cell>
          <table:table-cell table:style-name="ce179"/>
          <table:table-cell office:value-type="float" office:value="73" table:style-name="ce23">
            <text:p>73</text:p>
          </table:table-cell>
          <table:table-cell office:value-type="currency" office:value="167900" table:style-name="ce28">
            <text:p>£167,900</text:p>
          </table:table-cell>
          <table:table-cell table:style-name="ce179"/>
          <table:table-cell office:value-type="float" office:value="3273" table:style-name="ce178">
            <text:p>3,273</text:p>
          </table:table-cell>
          <table:table-cell office:value-type="currency" office:value="3831142.5" table:style-name="ce37">
            <text:p>£3,831,143</text:p>
          </table:table-cell>
          <table:table-cell table:number-columns-repeated="16364"/>
        </table:table-row>
        <table:table-row table:style-name="ro7">
          <table:table-cell/>
          <table:table-cell office:value-type="string" table:style-name="ce23">
            <text:p>Derbyshire Dales</text:p>
          </table:table-cell>
          <table:table-cell office:value-type="float" office:value="9187" table:style-name="ce23">
            <text:p>9,187</text:p>
          </table:table-cell>
          <table:table-cell table:style-name="ce179"/>
          <table:table-cell office:value-type="float" office:value="5444" table:style-name="ce23">
            <text:p>5,444</text:p>
          </table:table-cell>
          <table:table-cell office:value-type="float" office:value="688" table:style-name="ce23">
            <text:p>688</text:p>
          </table:table-cell>
          <table:table-cell office:value-type="currency" office:value="908160" table:style-name="ce28">
            <text:p>£908,160</text:p>
          </table:table-cell>
          <table:table-cell table:style-name="ce179"/>
          <table:table-cell office:value-type="float" office:value="3743" table:style-name="ce23">
            <text:p>3,743</text:p>
          </table:table-cell>
          <table:table-cell office:value-type="float" office:value="593" table:style-name="ce23">
            <text:p>593</text:p>
          </table:table-cell>
          <table:table-cell office:value-type="currency" office:value="554455" table:style-name="ce28">
            <text:p>£554,455</text:p>
          </table:table-cell>
          <table:table-cell table:style-name="ce179"/>
          <table:table-cell office:value-type="float" office:value="38" table:style-name="ce29">
            <text:p>38</text:p>
          </table:table-cell>
          <table:table-cell office:value-type="currency" office:value="11400" table:style-name="ce181">
            <text:p>£11,400</text:p>
          </table:table-cell>
          <table:table-cell table:style-name="ce179"/>
          <table:table-cell office:value-type="float" office:value="59" table:style-name="ce23">
            <text:p>59</text:p>
          </table:table-cell>
          <table:table-cell office:value-type="currency" office:value="135700" table:style-name="ce28">
            <text:p>£135,700</text:p>
          </table:table-cell>
          <table:table-cell table:style-name="ce179"/>
          <table:table-cell office:value-type="float" office:value="1378" table:style-name="ce178">
            <text:p>1,378</text:p>
          </table:table-cell>
          <table:table-cell office:value-type="currency" office:value="1609715" table:style-name="ce37">
            <text:p>£1,609,715</text:p>
          </table:table-cell>
          <table:table-cell table:number-columns-repeated="16364"/>
        </table:table-row>
        <table:table-row table:style-name="ro7">
          <table:table-cell/>
          <table:table-cell office:value-type="string" table:style-name="ce23">
            <text:p>North East Derbyshire</text:p>
          </table:table-cell>
          <table:table-cell office:value-type="float" office:value="12006" table:style-name="ce23">
            <text:p>12,006</text:p>
          </table:table-cell>
          <table:table-cell table:style-name="ce179"/>
          <table:table-cell office:value-type="float" office:value="7004" table:style-name="ce23">
            <text:p>7,004</text:p>
          </table:table-cell>
          <table:table-cell office:value-type="float" office:value="1444" table:style-name="ce23">
            <text:p>1,444</text:p>
          </table:table-cell>
          <table:table-cell office:value-type="currency" office:value="1906080" table:style-name="ce28">
            <text:p>£1,906,080</text:p>
          </table:table-cell>
          <table:table-cell table:style-name="ce179"/>
          <table:table-cell office:value-type="float" office:value="5002" table:style-name="ce23">
            <text:p>5,002</text:p>
          </table:table-cell>
          <table:table-cell office:value-type="float" office:value="1191" table:style-name="ce23">
            <text:p>1,191</text:p>
          </table:table-cell>
          <table:table-cell office:value-type="currency" office:value="1113585" table:style-name="ce28">
            <text:p>£1,113,585</text:p>
          </table:table-cell>
          <table:table-cell table:style-name="ce179"/>
          <table:table-cell office:value-type="float" office:value="78" table:style-name="ce29">
            <text:p>78</text:p>
          </table:table-cell>
          <table:table-cell office:value-type="currency" office:value="23400" table:style-name="ce181">
            <text:p>£23,400</text:p>
          </table:table-cell>
          <table:table-cell table:style-name="ce179"/>
          <table:table-cell office:value-type="float" office:value="90" table:style-name="ce23">
            <text:p>90</text:p>
          </table:table-cell>
          <table:table-cell office:value-type="currency" office:value="207000" table:style-name="ce28">
            <text:p>£207,000</text:p>
          </table:table-cell>
          <table:table-cell table:style-name="ce179"/>
          <table:table-cell office:value-type="float" office:value="2803" table:style-name="ce178">
            <text:p>2,803</text:p>
          </table:table-cell>
          <table:table-cell office:value-type="currency" office:value="3250065" table:style-name="ce37">
            <text:p>£3,250,065</text:p>
          </table:table-cell>
          <table:table-cell table:number-columns-repeated="16364"/>
        </table:table-row>
        <table:table-row table:style-name="ro7">
          <table:table-cell/>
          <table:table-cell office:value-type="string" table:style-name="ce23">
            <text:p>High Peak</text:p>
          </table:table-cell>
          <table:table-cell office:value-type="float" office:value="11418.5" table:style-name="ce23">
            <text:p>11,419</text:p>
          </table:table-cell>
          <table:table-cell table:style-name="ce179"/>
          <table:table-cell office:value-type="float" office:value="6892" table:style-name="ce23">
            <text:p>6,892</text:p>
          </table:table-cell>
          <table:table-cell office:value-type="float" office:value="1367" table:style-name="ce23">
            <text:p>1,367</text:p>
          </table:table-cell>
          <table:table-cell office:value-type="currency" office:value="1804440" table:style-name="ce28">
            <text:p>£1,804,440</text:p>
          </table:table-cell>
          <table:table-cell table:style-name="ce179"/>
          <table:table-cell office:value-type="float" office:value="4526.5" table:style-name="ce23">
            <text:p>4,527</text:p>
          </table:table-cell>
          <table:table-cell office:value-type="float" office:value="912" table:style-name="ce23">
            <text:p>912</text:p>
          </table:table-cell>
          <table:table-cell office:value-type="currency" office:value="852720" table:style-name="ce28">
            <text:p>£852,720</text:p>
          </table:table-cell>
          <table:table-cell table:style-name="ce179"/>
          <table:table-cell office:value-type="float" office:value="52" table:style-name="ce29">
            <text:p>52</text:p>
          </table:table-cell>
          <table:table-cell office:value-type="currency" office:value="15600" table:style-name="ce181">
            <text:p>£15,600</text:p>
          </table:table-cell>
          <table:table-cell table:style-name="ce179"/>
          <table:table-cell office:value-type="float" office:value="127" table:style-name="ce23">
            <text:p>127</text:p>
          </table:table-cell>
          <table:table-cell office:value-type="currency" office:value="292100" table:style-name="ce28">
            <text:p>£292,100</text:p>
          </table:table-cell>
          <table:table-cell table:style-name="ce179"/>
          <table:table-cell office:value-type="float" office:value="2458" table:style-name="ce178">
            <text:p>2,458</text:p>
          </table:table-cell>
          <table:table-cell office:value-type="currency" office:value="2964860" table:style-name="ce37">
            <text:p>£2,964,860</text:p>
          </table:table-cell>
          <table:table-cell table:number-columns-repeated="16364"/>
        </table:table-row>
        <table:table-row table:style-name="ro7">
          <table:table-cell/>
          <table:table-cell office:value-type="string" table:style-name="ce23">
            <text:p>Bolsover</text:p>
          </table:table-cell>
          <table:table-cell office:value-type="float" office:value="11711" table:style-name="ce23">
            <text:p>11,711</text:p>
          </table:table-cell>
          <table:table-cell table:style-name="ce179"/>
          <table:table-cell office:value-type="float" office:value="7625" table:style-name="ce23">
            <text:p>7,625</text:p>
          </table:table-cell>
          <table:table-cell office:value-type="float" office:value="2185" table:style-name="ce23">
            <text:p>2,185</text:p>
          </table:table-cell>
          <table:table-cell office:value-type="currency" office:value="2884200" table:style-name="ce28">
            <text:p>£2,884,200</text:p>
          </table:table-cell>
          <table:table-cell table:style-name="ce179"/>
          <table:table-cell office:value-type="float" office:value="4086" table:style-name="ce23">
            <text:p>4,086</text:p>
          </table:table-cell>
          <table:table-cell office:value-type="float" office:value="1364" table:style-name="ce23">
            <text:p>1,364</text:p>
          </table:table-cell>
          <table:table-cell office:value-type="currency" office:value="1275340" table:style-name="ce28">
            <text:p>£1,275,340</text:p>
          </table:table-cell>
          <table:table-cell table:style-name="ce179"/>
          <table:table-cell office:value-type="float" office:value="105" table:style-name="ce29">
            <text:p>105</text:p>
          </table:table-cell>
          <table:table-cell office:value-type="currency" office:value="31500" table:style-name="ce181">
            <text:p>£31,500</text:p>
          </table:table-cell>
          <table:table-cell table:style-name="ce179"/>
          <table:table-cell office:value-type="float" office:value="90" table:style-name="ce23">
            <text:p>90</text:p>
          </table:table-cell>
          <table:table-cell office:value-type="currency" office:value="207000" table:style-name="ce28">
            <text:p>£207,000</text:p>
          </table:table-cell>
          <table:table-cell table:style-name="ce179"/>
          <table:table-cell office:value-type="float" office:value="3744" table:style-name="ce178">
            <text:p>3,744</text:p>
          </table:table-cell>
          <table:table-cell office:value-type="currency" office:value="4398040" table:style-name="ce37">
            <text:p>£4,398,040</text:p>
          </table:table-cell>
          <table:table-cell table:number-columns-repeated="16364"/>
        </table:table-row>
        <table:table-row table:style-name="ro7">
          <table:table-cell/>
          <table:table-cell office:value-type="string" table:style-name="ce23">
            <text:p>Erewash</text:p>
          </table:table-cell>
          <table:table-cell office:value-type="float" office:value="12887.5" table:style-name="ce23">
            <text:p>12,888</text:p>
          </table:table-cell>
          <table:table-cell table:style-name="ce179"/>
          <table:table-cell office:value-type="float" office:value="7401" table:style-name="ce23">
            <text:p>7,401</text:p>
          </table:table-cell>
          <table:table-cell office:value-type="float" office:value="2059" table:style-name="ce23">
            <text:p>2,059</text:p>
          </table:table-cell>
          <table:table-cell office:value-type="currency" office:value="2717880" table:style-name="ce28">
            <text:p>£2,717,880</text:p>
          </table:table-cell>
          <table:table-cell table:style-name="ce179"/>
          <table:table-cell office:value-type="float" office:value="5486.5" table:style-name="ce23">
            <text:p>5,487</text:p>
          </table:table-cell>
          <table:table-cell office:value-type="float" office:value="1561.5" table:style-name="ce23">
            <text:p>1,562</text:p>
          </table:table-cell>
          <table:table-cell office:value-type="currency" office:value="1460002.5" table:style-name="ce28">
            <text:p>£1,460,003</text:p>
          </table:table-cell>
          <table:table-cell table:style-name="ce179"/>
          <table:table-cell office:value-type="float" office:value="81" table:style-name="ce29">
            <text:p>81</text:p>
          </table:table-cell>
          <table:table-cell office:value-type="currency" office:value="24300" table:style-name="ce181">
            <text:p>£24,300</text:p>
          </table:table-cell>
          <table:table-cell table:style-name="ce179"/>
          <table:table-cell office:value-type="float" office:value="85" table:style-name="ce23">
            <text:p>85</text:p>
          </table:table-cell>
          <table:table-cell office:value-type="currency" office:value="195500" table:style-name="ce28">
            <text:p>£195,500</text:p>
          </table:table-cell>
          <table:table-cell table:style-name="ce179"/>
          <table:table-cell office:value-type="float" office:value="3786.5" table:style-name="ce178">
            <text:p>3,787</text:p>
          </table:table-cell>
          <table:table-cell office:value-type="currency" office:value="4397682.5" table:style-name="ce37">
            <text:p>£4,397,683</text:p>
          </table:table-cell>
          <table:table-cell table:number-columns-repeated="16364"/>
        </table:table-row>
        <table:table-row table:style-name="ro7">
          <table:table-cell/>
          <table:table-cell office:value-type="string" table:style-name="ce23">
            <text:p>Derby North</text:p>
          </table:table-cell>
          <table:table-cell office:value-type="float" office:value="16492.5" table:style-name="ce23">
            <text:p>16,493</text:p>
          </table:table-cell>
          <table:table-cell table:style-name="ce179"/>
          <table:table-cell office:value-type="float" office:value="9473" table:style-name="ce23">
            <text:p>9,473</text:p>
          </table:table-cell>
          <table:table-cell office:value-type="float" office:value="2532" table:style-name="ce23">
            <text:p>2,532</text:p>
          </table:table-cell>
          <table:table-cell office:value-type="currency" office:value="3342240" table:style-name="ce28">
            <text:p>£3,342,240</text:p>
          </table:table-cell>
          <table:table-cell table:style-name="ce179"/>
          <table:table-cell office:value-type="float" office:value="7019.5" table:style-name="ce23">
            <text:p>7,020</text:p>
          </table:table-cell>
          <table:table-cell office:value-type="float" office:value="2356.5" table:style-name="ce23">
            <text:p>2,357</text:p>
          </table:table-cell>
          <table:table-cell office:value-type="currency" office:value="2203327.5" table:style-name="ce28">
            <text:p>£2,203,328</text:p>
          </table:table-cell>
          <table:table-cell table:style-name="ce179"/>
          <table:table-cell office:value-type="float" office:value="37" table:style-name="ce29">
            <text:p>37</text:p>
          </table:table-cell>
          <table:table-cell office:value-type="currency" office:value="11100" table:style-name="ce181">
            <text:p>£11,100</text:p>
          </table:table-cell>
          <table:table-cell table:style-name="ce179"/>
          <table:table-cell office:value-type="float" office:value="112" table:style-name="ce23">
            <text:p>112</text:p>
          </table:table-cell>
          <table:table-cell office:value-type="currency" office:value="257600" table:style-name="ce28">
            <text:p>£257,600</text:p>
          </table:table-cell>
          <table:table-cell table:style-name="ce179"/>
          <table:table-cell office:value-type="float" office:value="5037.5" table:style-name="ce178">
            <text:p>5,038</text:p>
          </table:table-cell>
          <table:table-cell office:value-type="currency" office:value="5814267.5" table:style-name="ce37">
            <text:p>£5,814,268</text:p>
          </table:table-cell>
          <table:table-cell table:number-columns-repeated="16364"/>
        </table:table-row>
        <table:table-row table:style-name="ro7">
          <table:table-cell/>
          <table:table-cell office:value-type="string" table:style-name="ce23">
            <text:p>Derby South</text:p>
          </table:table-cell>
          <table:table-cell office:value-type="float" office:value="17821" table:style-name="ce23">
            <text:p>17,821</text:p>
          </table:table-cell>
          <table:table-cell table:style-name="ce179"/>
          <table:table-cell office:value-type="float" office:value="11959" table:style-name="ce23">
            <text:p>11,959</text:p>
          </table:table-cell>
          <table:table-cell office:value-type="float" office:value="3918.6666666666665" table:style-name="ce23">
            <text:p>3,919</text:p>
          </table:table-cell>
          <table:table-cell office:value-type="currency" office:value="5172640" table:style-name="ce28">
            <text:p>£5,172,640</text:p>
          </table:table-cell>
          <table:table-cell table:style-name="ce179"/>
          <table:table-cell office:value-type="float" office:value="5862" table:style-name="ce23">
            <text:p>5,862</text:p>
          </table:table-cell>
          <table:table-cell office:value-type="float" office:value="2153.4166666666665" table:style-name="ce23">
            <text:p>2,153</text:p>
          </table:table-cell>
          <table:table-cell office:value-type="currency" office:value="2013444.5833333333" table:style-name="ce28">
            <text:p>£2,013,445</text:p>
          </table:table-cell>
          <table:table-cell table:style-name="ce179"/>
          <table:table-cell office:value-type="float" office:value="35.583333333333336" table:style-name="ce29">
            <text:p>36</text:p>
          </table:table-cell>
          <table:table-cell office:value-type="currency" office:value="10675" table:style-name="ce181">
            <text:p>£10,675</text:p>
          </table:table-cell>
          <table:table-cell table:style-name="ce179"/>
          <table:table-cell office:value-type="float" office:value="66" table:style-name="ce23">
            <text:p>66</text:p>
          </table:table-cell>
          <table:table-cell office:value-type="currency" office:value="151800" table:style-name="ce28">
            <text:p>£151,800</text:p>
          </table:table-cell>
          <table:table-cell table:style-name="ce179"/>
          <table:table-cell office:value-type="float" office:value="6173.6666666666661" table:style-name="ce178">
            <text:p>6,174</text:p>
          </table:table-cell>
          <table:table-cell office:value-type="currency" office:value="7348559.583333333" table:style-name="ce37">
            <text:p>£7,348,560</text:p>
          </table:table-cell>
          <table:table-cell table:number-columns-repeated="16364"/>
        </table:table-row>
        <table:table-row table:style-name="ro7">
          <table:table-cell/>
          <table:table-cell office:value-type="string" table:style-name="ce23">
            <text:p>North Dorset</text:p>
          </table:table-cell>
          <table:table-cell office:value-type="float" office:value="11966" table:style-name="ce23">
            <text:p>11,966</text:p>
          </table:table-cell>
          <table:table-cell table:style-name="ce179"/>
          <table:table-cell office:value-type="float" office:value="6843" table:style-name="ce23">
            <text:p>6,843</text:p>
          </table:table-cell>
          <table:table-cell office:value-type="float" office:value="958" table:style-name="ce23">
            <text:p>958</text:p>
          </table:table-cell>
          <table:table-cell office:value-type="currency" office:value="1264560" table:style-name="ce28">
            <text:p>£1,264,560</text:p>
          </table:table-cell>
          <table:table-cell table:style-name="ce179"/>
          <table:table-cell office:value-type="float" office:value="5123" table:style-name="ce23">
            <text:p>5,123</text:p>
          </table:table-cell>
          <table:table-cell office:value-type="float" office:value="904.5" table:style-name="ce23">
            <text:p>905</text:p>
          </table:table-cell>
          <table:table-cell office:value-type="currency" office:value="845707.5" table:style-name="ce28">
            <text:p>£845,708</text:p>
          </table:table-cell>
          <table:table-cell table:style-name="ce179"/>
          <table:table-cell office:value-type="float" office:value="609" table:style-name="ce29">
            <text:p>609</text:p>
          </table:table-cell>
          <table:table-cell office:value-type="currency" office:value="182700" table:style-name="ce181">
            <text:p>£182,700</text:p>
          </table:table-cell>
          <table:table-cell table:style-name="ce179"/>
          <table:table-cell office:value-type="float" office:value="95" table:style-name="ce23">
            <text:p>95</text:p>
          </table:table-cell>
          <table:table-cell office:value-type="currency" office:value="218500" table:style-name="ce28">
            <text:p>£218,500</text:p>
          </table:table-cell>
          <table:table-cell table:style-name="ce179"/>
          <table:table-cell office:value-type="float" office:value="2566.5" table:style-name="ce178">
            <text:p>2,567</text:p>
          </table:table-cell>
          <table:table-cell office:value-type="currency" office:value="2511467.5" table:style-name="ce37">
            <text:p>£2,511,468</text:p>
          </table:table-cell>
          <table:table-cell table:number-columns-repeated="16364"/>
        </table:table-row>
        <table:table-row table:style-name="ro7">
          <table:table-cell/>
          <table:table-cell office:value-type="string" table:style-name="ce23">
            <text:p>West Dorset</text:p>
          </table:table-cell>
          <table:table-cell office:value-type="float" office:value="14008" table:style-name="ce23">
            <text:p>14,008</text:p>
          </table:table-cell>
          <table:table-cell table:style-name="ce179"/>
          <table:table-cell office:value-type="float" office:value="6939" table:style-name="ce23">
            <text:p>6,939</text:p>
          </table:table-cell>
          <table:table-cell office:value-type="float" office:value="992" table:style-name="ce23">
            <text:p>992</text:p>
          </table:table-cell>
          <table:table-cell office:value-type="currency" office:value="1309440" table:style-name="ce28">
            <text:p>£1,309,440</text:p>
          </table:table-cell>
          <table:table-cell table:style-name="ce179"/>
          <table:table-cell office:value-type="float" office:value="7068.9999999999991" table:style-name="ce23">
            <text:p>7,069</text:p>
          </table:table-cell>
          <table:table-cell office:value-type="float" office:value="1210" table:style-name="ce23">
            <text:p>1,210</text:p>
          </table:table-cell>
          <table:table-cell office:value-type="currency" office:value="1131350" table:style-name="ce28">
            <text:p>£1,131,350</text:p>
          </table:table-cell>
          <table:table-cell table:style-name="ce179"/>
          <table:table-cell office:value-type="float" office:value="373" table:style-name="ce29">
            <text:p>373</text:p>
          </table:table-cell>
          <table:table-cell office:value-type="currency" office:value="111900" table:style-name="ce181">
            <text:p>£111,900</text:p>
          </table:table-cell>
          <table:table-cell table:style-name="ce179"/>
          <table:table-cell office:value-type="float" office:value="96.5" table:style-name="ce23">
            <text:p>97</text:p>
          </table:table-cell>
          <table:table-cell office:value-type="currency" office:value="221950" table:style-name="ce28">
            <text:p>£221,950</text:p>
          </table:table-cell>
          <table:table-cell table:style-name="ce179"/>
          <table:table-cell office:value-type="float" office:value="2671.5" table:style-name="ce178">
            <text:p>2,672</text:p>
          </table:table-cell>
          <table:table-cell office:value-type="currency" office:value="2774640" table:style-name="ce37">
            <text:p>£2,774,640</text:p>
          </table:table-cell>
          <table:table-cell table:number-columns-repeated="16364"/>
        </table:table-row>
        <table:table-row table:style-name="ro7">
          <table:table-cell/>
          <table:table-cell office:value-type="string" table:style-name="ce23">
            <text:p>South Dorset</text:p>
          </table:table-cell>
          <table:table-cell office:value-type="float" office:value="9035.5" table:style-name="ce23">
            <text:p>9,036</text:p>
          </table:table-cell>
          <table:table-cell table:style-name="ce179"/>
          <table:table-cell office:value-type="float" office:value="6560" table:style-name="ce23">
            <text:p>6,560</text:p>
          </table:table-cell>
          <table:table-cell office:value-type="float" office:value="1398" table:style-name="ce23">
            <text:p>1,398</text:p>
          </table:table-cell>
          <table:table-cell office:value-type="currency" office:value="1845360" table:style-name="ce28">
            <text:p>£1,845,360</text:p>
          </table:table-cell>
          <table:table-cell table:style-name="ce179"/>
          <table:table-cell office:value-type="float" office:value="2475.4999999999995" table:style-name="ce23">
            <text:p>2,476</text:p>
          </table:table-cell>
          <table:table-cell office:value-type="float" office:value="757" table:style-name="ce23">
            <text:p>757</text:p>
          </table:table-cell>
          <table:table-cell office:value-type="currency" office:value="707795" table:style-name="ce28">
            <text:p>£707,795</text:p>
          </table:table-cell>
          <table:table-cell table:style-name="ce179"/>
          <table:table-cell office:value-type="float" office:value="464" table:style-name="ce29">
            <text:p>464</text:p>
          </table:table-cell>
          <table:table-cell office:value-type="currency" office:value="139200" table:style-name="ce181">
            <text:p>£139,200</text:p>
          </table:table-cell>
          <table:table-cell table:style-name="ce179"/>
          <table:table-cell office:value-type="float" office:value="64.5" table:style-name="ce23">
            <text:p>65</text:p>
          </table:table-cell>
          <table:table-cell office:value-type="currency" office:value="148350" table:style-name="ce28">
            <text:p>£148,350</text:p>
          </table:table-cell>
          <table:table-cell table:style-name="ce179"/>
          <table:table-cell office:value-type="float" office:value="2683.5" table:style-name="ce178">
            <text:p>2,684</text:p>
          </table:table-cell>
          <table:table-cell office:value-type="currency" office:value="2840705" table:style-name="ce37">
            <text:p>£2,840,705</text:p>
          </table:table-cell>
          <table:table-cell table:number-columns-repeated="16364"/>
        </table:table-row>
        <table:table-row table:style-name="ro7">
          <table:table-cell/>
          <table:table-cell office:value-type="string" table:style-name="ce23">
            <text:p>Christchurch</text:p>
          </table:table-cell>
          <table:table-cell office:value-type="float" office:value="9031.5" table:style-name="ce23">
            <text:p>9,032</text:p>
          </table:table-cell>
          <table:table-cell table:style-name="ce179"/>
          <table:table-cell office:value-type="float" office:value="5128" table:style-name="ce23">
            <text:p>5,128</text:p>
          </table:table-cell>
          <table:table-cell office:value-type="float" office:value="727.91666666666674" table:style-name="ce23">
            <text:p>728</text:p>
          </table:table-cell>
          <table:table-cell office:value-type="currency" office:value="960850" table:style-name="ce28">
            <text:p>£960,850</text:p>
          </table:table-cell>
          <table:table-cell table:style-name="ce179"/>
          <table:table-cell office:value-type="float" office:value="3903.5" table:style-name="ce23">
            <text:p>3,904</text:p>
          </table:table-cell>
          <table:table-cell office:value-type="float" office:value="778.5" table:style-name="ce23">
            <text:p>779</text:p>
          </table:table-cell>
          <table:table-cell office:value-type="currency" office:value="727897.5" table:style-name="ce28">
            <text:p>£727,898</text:p>
          </table:table-cell>
          <table:table-cell table:style-name="ce179"/>
          <table:table-cell office:value-type="float" office:value="114" table:style-name="ce29">
            <text:p>114</text:p>
          </table:table-cell>
          <table:table-cell office:value-type="currency" office:value="34200" table:style-name="ce181">
            <text:p>£34,200</text:p>
          </table:table-cell>
          <table:table-cell table:style-name="ce179"/>
          <table:table-cell office:value-type="float" office:value="58.583333333333336" table:style-name="ce23">
            <text:p>59</text:p>
          </table:table-cell>
          <table:table-cell office:value-type="currency" office:value="134741.66666666669" table:style-name="ce28">
            <text:p>£134,742</text:p>
          </table:table-cell>
          <table:table-cell table:style-name="ce179"/>
          <table:table-cell office:value-type="float" office:value="1679" table:style-name="ce178">
            <text:p>1,679</text:p>
          </table:table-cell>
          <table:table-cell office:value-type="currency" office:value="1857689.1666666667" table:style-name="ce37">
            <text:p>£1,857,689</text:p>
          </table:table-cell>
          <table:table-cell table:number-columns-repeated="16364"/>
        </table:table-row>
        <table:table-row table:style-name="ro7">
          <table:table-cell/>
          <table:table-cell office:value-type="string" table:style-name="ce23">
            <text:p>Mid Dorset and North Poole</text:p>
          </table:table-cell>
          <table:table-cell office:value-type="float" office:value="12499.5" table:style-name="ce23">
            <text:p>12,500</text:p>
          </table:table-cell>
          <table:table-cell table:style-name="ce179"/>
          <table:table-cell office:value-type="float" office:value="6977.5" table:style-name="ce23">
            <text:p>6,978</text:p>
          </table:table-cell>
          <table:table-cell office:value-type="float" office:value="988.5" table:style-name="ce23">
            <text:p>989</text:p>
          </table:table-cell>
          <table:table-cell office:value-type="currency" office:value="1304820" table:style-name="ce28">
            <text:p>£1,304,820</text:p>
          </table:table-cell>
          <table:table-cell table:style-name="ce179"/>
          <table:table-cell office:value-type="float" office:value="5522" table:style-name="ce23">
            <text:p>5,522</text:p>
          </table:table-cell>
          <table:table-cell office:value-type="float" office:value="848" table:style-name="ce23">
            <text:p>848</text:p>
          </table:table-cell>
          <table:table-cell office:value-type="currency" office:value="792880" table:style-name="ce28">
            <text:p>£792,880</text:p>
          </table:table-cell>
          <table:table-cell table:style-name="ce179"/>
          <table:table-cell office:value-type="float" office:value="370" table:style-name="ce29">
            <text:p>370</text:p>
          </table:table-cell>
          <table:table-cell office:value-type="currency" office:value="111000" table:style-name="ce181">
            <text:p>£111,000</text:p>
          </table:table-cell>
          <table:table-cell table:style-name="ce179"/>
          <table:table-cell office:value-type="float" office:value="90" table:style-name="ce23">
            <text:p>90</text:p>
          </table:table-cell>
          <table:table-cell office:value-type="currency" office:value="207000" table:style-name="ce28">
            <text:p>£207,000</text:p>
          </table:table-cell>
          <table:table-cell table:style-name="ce179"/>
          <table:table-cell office:value-type="float" office:value="2296.5" table:style-name="ce178">
            <text:p>2,297</text:p>
          </table:table-cell>
          <table:table-cell office:value-type="currency" office:value="2415700" table:style-name="ce37">
            <text:p>£2,415,700</text:p>
          </table:table-cell>
          <table:table-cell table:number-columns-repeated="16364"/>
        </table:table-row>
        <table:table-row table:style-name="ro7">
          <table:table-cell/>
          <table:table-cell office:value-type="string" table:style-name="ce23">
            <text:p>Poole</text:p>
          </table:table-cell>
          <table:table-cell office:value-type="float" office:value="9889.5" table:style-name="ce23">
            <text:p>9,890</text:p>
          </table:table-cell>
          <table:table-cell table:style-name="ce179"/>
          <table:table-cell office:value-type="float" office:value="6244.5" table:style-name="ce23">
            <text:p>6,245</text:p>
          </table:table-cell>
          <table:table-cell office:value-type="float" office:value="1170.5833333333335" table:style-name="ce23">
            <text:p>1,171</text:p>
          </table:table-cell>
          <table:table-cell office:value-type="currency" office:value="1545170" table:style-name="ce28">
            <text:p>£1,545,170</text:p>
          </table:table-cell>
          <table:table-cell table:style-name="ce179"/>
          <table:table-cell office:value-type="float" office:value="3645" table:style-name="ce23">
            <text:p>3,645</text:p>
          </table:table-cell>
          <table:table-cell office:value-type="float" office:value="666" table:style-name="ce23">
            <text:p>666</text:p>
          </table:table-cell>
          <table:table-cell office:value-type="currency" office:value="622710" table:style-name="ce28">
            <text:p>£622,710</text:p>
          </table:table-cell>
          <table:table-cell table:style-name="ce179"/>
          <table:table-cell office:value-type="float" office:value="214.16666666666669" table:style-name="ce29">
            <text:p>214</text:p>
          </table:table-cell>
          <table:table-cell office:value-type="currency" office:value="64250" table:style-name="ce181">
            <text:p>£64,250</text:p>
          </table:table-cell>
          <table:table-cell table:style-name="ce179"/>
          <table:table-cell office:value-type="float" office:value="66.166666666666671" table:style-name="ce23">
            <text:p>66</text:p>
          </table:table-cell>
          <table:table-cell office:value-type="currency" office:value="152183.33333333334" table:style-name="ce28">
            <text:p>£152,183</text:p>
          </table:table-cell>
          <table:table-cell table:style-name="ce179"/>
          <table:table-cell office:value-type="float" office:value="2116.9166666666665" table:style-name="ce178">
            <text:p>2,117</text:p>
          </table:table-cell>
          <table:table-cell office:value-type="currency" office:value="2384313.3333333335" table:style-name="ce37">
            <text:p>£2,384,313</text:p>
          </table:table-cell>
          <table:table-cell table:number-columns-repeated="16364"/>
        </table:table-row>
        <table:table-row table:style-name="ro7">
          <table:table-cell/>
          <table:table-cell office:value-type="string" table:style-name="ce23">
            <text:p>Bournemouth West</text:p>
          </table:table-cell>
          <table:table-cell office:value-type="float" office:value="10960" table:style-name="ce23">
            <text:p>10,960</text:p>
          </table:table-cell>
          <table:table-cell table:style-name="ce179"/>
          <table:table-cell office:value-type="float" office:value="7331" table:style-name="ce23">
            <text:p>7,331</text:p>
          </table:table-cell>
          <table:table-cell office:value-type="float" office:value="1623" table:style-name="ce23">
            <text:p>1,623</text:p>
          </table:table-cell>
          <table:table-cell office:value-type="currency" office:value="2142360" table:style-name="ce28">
            <text:p>£2,142,360</text:p>
          </table:table-cell>
          <table:table-cell table:style-name="ce179"/>
          <table:table-cell office:value-type="float" office:value="3629" table:style-name="ce23">
            <text:p>3,629</text:p>
          </table:table-cell>
          <table:table-cell office:value-type="float" office:value="1201" table:style-name="ce23">
            <text:p>1,201</text:p>
          </table:table-cell>
          <table:table-cell office:value-type="currency" office:value="1122935" table:style-name="ce28">
            <text:p>£1,122,935</text:p>
          </table:table-cell>
          <table:table-cell table:style-name="ce179"/>
          <table:table-cell office:value-type="float" office:value="81" table:style-name="ce29">
            <text:p>81</text:p>
          </table:table-cell>
          <table:table-cell office:value-type="currency" office:value="24300" table:style-name="ce181">
            <text:p>£24,300</text:p>
          </table:table-cell>
          <table:table-cell table:style-name="ce179"/>
          <table:table-cell office:value-type="float" office:value="73" table:style-name="ce23">
            <text:p>73</text:p>
          </table:table-cell>
          <table:table-cell office:value-type="currency" office:value="167900" table:style-name="ce28">
            <text:p>£167,900</text:p>
          </table:table-cell>
          <table:table-cell table:style-name="ce179"/>
          <table:table-cell office:value-type="float" office:value="2978" table:style-name="ce178">
            <text:p>2,978</text:p>
          </table:table-cell>
          <table:table-cell office:value-type="currency" office:value="3457495" table:style-name="ce37">
            <text:p>£3,457,495</text:p>
          </table:table-cell>
          <table:table-cell table:number-columns-repeated="16364"/>
        </table:table-row>
        <table:table-row table:style-name="ro7">
          <table:table-cell/>
          <table:table-cell office:value-type="string" table:style-name="ce23">
            <text:p>Bournemouth East</text:p>
          </table:table-cell>
          <table:table-cell office:value-type="float" office:value="13195" table:style-name="ce23">
            <text:p>13,195</text:p>
          </table:table-cell>
          <table:table-cell table:style-name="ce179"/>
          <table:table-cell office:value-type="float" office:value="8032" table:style-name="ce23">
            <text:p>8,032</text:p>
          </table:table-cell>
          <table:table-cell office:value-type="float" office:value="1317.8333333333335" table:style-name="ce23">
            <text:p>1,318</text:p>
          </table:table-cell>
          <table:table-cell office:value-type="currency" office:value="1739540" table:style-name="ce28">
            <text:p>£1,739,540</text:p>
          </table:table-cell>
          <table:table-cell table:style-name="ce179"/>
          <table:table-cell office:value-type="float" office:value="5163" table:style-name="ce23">
            <text:p>5,163</text:p>
          </table:table-cell>
          <table:table-cell office:value-type="float" office:value="1019.75" table:style-name="ce23">
            <text:p>1,020</text:p>
          </table:table-cell>
          <table:table-cell office:value-type="currency" office:value="953466.25" table:style-name="ce28">
            <text:p>£953,466</text:p>
          </table:table-cell>
          <table:table-cell table:style-name="ce179"/>
          <table:table-cell office:value-type="float" office:value="88.416666666666671" table:style-name="ce29">
            <text:p>88</text:p>
          </table:table-cell>
          <table:table-cell office:value-type="currency" office:value="26525" table:style-name="ce181">
            <text:p>£26,525</text:p>
          </table:table-cell>
          <table:table-cell table:style-name="ce179"/>
          <table:table-cell office:value-type="float" office:value="92" table:style-name="ce23">
            <text:p>92</text:p>
          </table:table-cell>
          <table:table-cell office:value-type="currency" office:value="211600" table:style-name="ce28">
            <text:p>£211,600</text:p>
          </table:table-cell>
          <table:table-cell table:style-name="ce179"/>
          <table:table-cell office:value-type="float" office:value="2518" table:style-name="ce178">
            <text:p>2,518</text:p>
          </table:table-cell>
          <table:table-cell office:value-type="currency" office:value="2931131.25" table:style-name="ce37">
            <text:p>£2,931,131</text:p>
          </table:table-cell>
          <table:table-cell table:number-columns-repeated="16364"/>
        </table:table-row>
        <table:table-row table:style-name="ro7">
          <table:table-cell/>
          <table:table-cell office:value-type="string" table:style-name="ce23">
            <text:p>Sedgefield</text:p>
          </table:table-cell>
          <table:table-cell office:value-type="float" office:value="11671.5" table:style-name="ce23">
            <text:p>11,672</text:p>
          </table:table-cell>
          <table:table-cell table:style-name="ce179"/>
          <table:table-cell office:value-type="float" office:value="6606.5" table:style-name="ce23">
            <text:p>6,607</text:p>
          </table:table-cell>
          <table:table-cell office:value-type="float" office:value="2064" table:style-name="ce23">
            <text:p>2,064</text:p>
          </table:table-cell>
          <table:table-cell office:value-type="currency" office:value="2724480" table:style-name="ce28">
            <text:p>£2,724,480</text:p>
          </table:table-cell>
          <table:table-cell table:style-name="ce179"/>
          <table:table-cell office:value-type="float" office:value="5065" table:style-name="ce23">
            <text:p>5,065</text:p>
          </table:table-cell>
          <table:table-cell office:value-type="float" office:value="1859" table:style-name="ce23">
            <text:p>1,859</text:p>
          </table:table-cell>
          <table:table-cell office:value-type="currency" office:value="1738165" table:style-name="ce28">
            <text:p>£1,738,165</text:p>
          </table:table-cell>
          <table:table-cell table:style-name="ce179"/>
          <table:table-cell office:value-type="float" office:value="166" table:style-name="ce29">
            <text:p>166</text:p>
          </table:table-cell>
          <table:table-cell office:value-type="currency" office:value="49800" table:style-name="ce181">
            <text:p>£49,800</text:p>
          </table:table-cell>
          <table:table-cell table:style-name="ce179"/>
          <table:table-cell office:value-type="float" office:value="96" table:style-name="ce23">
            <text:p>96</text:p>
          </table:table-cell>
          <table:table-cell office:value-type="currency" office:value="220800" table:style-name="ce28">
            <text:p>£220,800</text:p>
          </table:table-cell>
          <table:table-cell table:style-name="ce179"/>
          <table:table-cell office:value-type="float" office:value="4185" table:style-name="ce178">
            <text:p>4,185</text:p>
          </table:table-cell>
          <table:table-cell office:value-type="currency" office:value="4733245" table:style-name="ce37">
            <text:p>£4,733,245</text:p>
          </table:table-cell>
          <table:table-cell table:number-columns-repeated="16364"/>
        </table:table-row>
        <table:table-row table:style-name="ro7">
          <table:table-cell/>
          <table:table-cell office:value-type="string" table:style-name="ce23">
            <text:p>Easington</text:p>
          </table:table-cell>
          <table:table-cell office:value-type="float" office:value="11007" table:style-name="ce23">
            <text:p>11,007</text:p>
          </table:table-cell>
          <table:table-cell table:style-name="ce179"/>
          <table:table-cell office:value-type="float" office:value="6877" table:style-name="ce23">
            <text:p>6,877</text:p>
          </table:table-cell>
          <table:table-cell office:value-type="float" office:value="2502" table:style-name="ce23">
            <text:p>2,502</text:p>
          </table:table-cell>
          <table:table-cell office:value-type="currency" office:value="3302640" table:style-name="ce28">
            <text:p>£3,302,640</text:p>
          </table:table-cell>
          <table:table-cell table:style-name="ce179"/>
          <table:table-cell office:value-type="float" office:value="4130" table:style-name="ce23">
            <text:p>4,130</text:p>
          </table:table-cell>
          <table:table-cell office:value-type="float" office:value="1574" table:style-name="ce23">
            <text:p>1,574</text:p>
          </table:table-cell>
          <table:table-cell office:value-type="currency" office:value="1471690" table:style-name="ce28">
            <text:p>£1,471,690</text:p>
          </table:table-cell>
          <table:table-cell table:style-name="ce179"/>
          <table:table-cell office:value-type="float" office:value="87" table:style-name="ce29">
            <text:p>87</text:p>
          </table:table-cell>
          <table:table-cell office:value-type="currency" office:value="26100" table:style-name="ce181">
            <text:p>£26,100</text:p>
          </table:table-cell>
          <table:table-cell table:style-name="ce179"/>
          <table:table-cell office:value-type="float" office:value="126" table:style-name="ce23">
            <text:p>126</text:p>
          </table:table-cell>
          <table:table-cell office:value-type="currency" office:value="289800" table:style-name="ce28">
            <text:p>£289,800</text:p>
          </table:table-cell>
          <table:table-cell table:style-name="ce179"/>
          <table:table-cell office:value-type="float" office:value="4289" table:style-name="ce178">
            <text:p>4,289</text:p>
          </table:table-cell>
          <table:table-cell office:value-type="currency" office:value="5090230" table:style-name="ce37">
            <text:p>£5,090,230</text:p>
          </table:table-cell>
          <table:table-cell table:number-columns-repeated="16364"/>
        </table:table-row>
        <table:table-row table:style-name="ro7">
          <table:table-cell/>
          <table:table-cell office:value-type="string" table:style-name="ce23">
            <text:p>Bishop Auckland</text:p>
          </table:table-cell>
          <table:table-cell office:value-type="float" office:value="11556" table:style-name="ce23">
            <text:p>11,556</text:p>
          </table:table-cell>
          <table:table-cell table:style-name="ce179"/>
          <table:table-cell office:value-type="float" office:value="6938" table:style-name="ce23">
            <text:p>6,938</text:p>
          </table:table-cell>
          <table:table-cell office:value-type="float" office:value="2209" table:style-name="ce23">
            <text:p>2,209</text:p>
          </table:table-cell>
          <table:table-cell office:value-type="currency" office:value="2915880" table:style-name="ce28">
            <text:p>£2,915,880</text:p>
          </table:table-cell>
          <table:table-cell table:style-name="ce179"/>
          <table:table-cell office:value-type="float" office:value="4618" table:style-name="ce23">
            <text:p>4,618</text:p>
          </table:table-cell>
          <table:table-cell office:value-type="float" office:value="1529" table:style-name="ce23">
            <text:p>1,529</text:p>
          </table:table-cell>
          <table:table-cell office:value-type="currency" office:value="1429615" table:style-name="ce28">
            <text:p>£1,429,615</text:p>
          </table:table-cell>
          <table:table-cell table:style-name="ce179"/>
          <table:table-cell office:value-type="float" office:value="130" table:style-name="ce29">
            <text:p>130</text:p>
          </table:table-cell>
          <table:table-cell office:value-type="currency" office:value="39000" table:style-name="ce181">
            <text:p>£39,000</text:p>
          </table:table-cell>
          <table:table-cell table:style-name="ce179"/>
          <table:table-cell office:value-type="float" office:value="64" table:style-name="ce23">
            <text:p>64</text:p>
          </table:table-cell>
          <table:table-cell office:value-type="currency" office:value="147200" table:style-name="ce28">
            <text:p>£147,200</text:p>
          </table:table-cell>
          <table:table-cell table:style-name="ce179"/>
          <table:table-cell office:value-type="float" office:value="3932" table:style-name="ce178">
            <text:p>3,932</text:p>
          </table:table-cell>
          <table:table-cell office:value-type="currency" office:value="4531695" table:style-name="ce37">
            <text:p>£4,531,695</text:p>
          </table:table-cell>
          <table:table-cell table:number-columns-repeated="16364"/>
        </table:table-row>
        <table:table-row table:style-name="ro7">
          <table:table-cell/>
          <table:table-cell office:value-type="string" table:style-name="ce23">
            <text:p>North Durham</text:p>
          </table:table-cell>
          <table:table-cell office:value-type="float" office:value="10693.5" table:style-name="ce23">
            <text:p>10,694</text:p>
          </table:table-cell>
          <table:table-cell table:style-name="ce179"/>
          <table:table-cell office:value-type="float" office:value="6700" table:style-name="ce23">
            <text:p>6,700</text:p>
          </table:table-cell>
          <table:table-cell office:value-type="float" office:value="2002" table:style-name="ce23">
            <text:p>2,002</text:p>
          </table:table-cell>
          <table:table-cell office:value-type="currency" office:value="2642640" table:style-name="ce28">
            <text:p>£2,642,640</text:p>
          </table:table-cell>
          <table:table-cell table:style-name="ce179"/>
          <table:table-cell office:value-type="float" office:value="3993.5" table:style-name="ce23">
            <text:p>3,994</text:p>
          </table:table-cell>
          <table:table-cell office:value-type="float" office:value="1347" table:style-name="ce23">
            <text:p>1,347</text:p>
          </table:table-cell>
          <table:table-cell office:value-type="currency" office:value="1259445" table:style-name="ce28">
            <text:p>£1,259,445</text:p>
          </table:table-cell>
          <table:table-cell table:style-name="ce179"/>
          <table:table-cell office:value-type="float" office:value="96" table:style-name="ce29">
            <text:p>96</text:p>
          </table:table-cell>
          <table:table-cell office:value-type="currency" office:value="28800" table:style-name="ce181">
            <text:p>£28,800</text:p>
          </table:table-cell>
          <table:table-cell table:style-name="ce179"/>
          <table:table-cell office:value-type="float" office:value="84" table:style-name="ce23">
            <text:p>84</text:p>
          </table:table-cell>
          <table:table-cell office:value-type="currency" office:value="193200" table:style-name="ce28">
            <text:p>£193,200</text:p>
          </table:table-cell>
          <table:table-cell table:style-name="ce179"/>
          <table:table-cell office:value-type="float" office:value="3529" table:style-name="ce178">
            <text:p>3,529</text:p>
          </table:table-cell>
          <table:table-cell office:value-type="currency" office:value="4124085" table:style-name="ce37">
            <text:p>£4,124,085</text:p>
          </table:table-cell>
          <table:table-cell table:number-columns-repeated="16364"/>
        </table:table-row>
        <table:table-row table:style-name="ro7">
          <table:table-cell/>
          <table:table-cell office:value-type="string" table:style-name="ce23">
            <text:p>City of Durham</text:p>
          </table:table-cell>
          <table:table-cell office:value-type="float" office:value="10918.5" table:style-name="ce23">
            <text:p>10,919</text:p>
          </table:table-cell>
          <table:table-cell table:style-name="ce179"/>
          <table:table-cell office:value-type="float" office:value="6369" table:style-name="ce23">
            <text:p>6,369</text:p>
          </table:table-cell>
          <table:table-cell office:value-type="float" office:value="1483" table:style-name="ce23">
            <text:p>1,483</text:p>
          </table:table-cell>
          <table:table-cell office:value-type="currency" office:value="1957560" table:style-name="ce28">
            <text:p>£1,957,560</text:p>
          </table:table-cell>
          <table:table-cell table:style-name="ce179"/>
          <table:table-cell office:value-type="float" office:value="4549.4999999999991" table:style-name="ce23">
            <text:p>4,550</text:p>
          </table:table-cell>
          <table:table-cell office:value-type="float" office:value="1053" table:style-name="ce23">
            <text:p>1,053</text:p>
          </table:table-cell>
          <table:table-cell office:value-type="currency" office:value="984555" table:style-name="ce28">
            <text:p>£984,555</text:p>
          </table:table-cell>
          <table:table-cell table:style-name="ce179"/>
          <table:table-cell office:value-type="float" office:value="79" table:style-name="ce29">
            <text:p>79</text:p>
          </table:table-cell>
          <table:table-cell office:value-type="currency" office:value="23700" table:style-name="ce181">
            <text:p>£23,700</text:p>
          </table:table-cell>
          <table:table-cell table:style-name="ce179"/>
          <table:table-cell office:value-type="float" office:value="79" table:style-name="ce23">
            <text:p>79</text:p>
          </table:table-cell>
          <table:table-cell office:value-type="currency" office:value="181700" table:style-name="ce28">
            <text:p>£181,700</text:p>
          </table:table-cell>
          <table:table-cell table:style-name="ce179"/>
          <table:table-cell office:value-type="float" office:value="2694" table:style-name="ce178">
            <text:p>2,694</text:p>
          </table:table-cell>
          <table:table-cell office:value-type="currency" office:value="3147515" table:style-name="ce37">
            <text:p>£3,147,515</text:p>
          </table:table-cell>
          <table:table-cell table:number-columns-repeated="16364"/>
        </table:table-row>
        <table:table-row table:style-name="ro7">
          <table:table-cell/>
          <table:table-cell office:value-type="string" table:style-name="ce23">
            <text:p>North West Durham</text:p>
          </table:table-cell>
          <table:table-cell office:value-type="float" office:value="10819.5" table:style-name="ce23">
            <text:p>10,820</text:p>
          </table:table-cell>
          <table:table-cell table:style-name="ce179"/>
          <table:table-cell office:value-type="float" office:value="7224" table:style-name="ce23">
            <text:p>7,224</text:p>
          </table:table-cell>
          <table:table-cell office:value-type="float" office:value="1924" table:style-name="ce23">
            <text:p>1,924</text:p>
          </table:table-cell>
          <table:table-cell office:value-type="currency" office:value="2539680" table:style-name="ce28">
            <text:p>£2,539,680</text:p>
          </table:table-cell>
          <table:table-cell table:style-name="ce179"/>
          <table:table-cell office:value-type="float" office:value="3595.4999999999991" table:style-name="ce23">
            <text:p>3,596</text:p>
          </table:table-cell>
          <table:table-cell office:value-type="float" office:value="1076" table:style-name="ce23">
            <text:p>1,076</text:p>
          </table:table-cell>
          <table:table-cell office:value-type="currency" office:value="1006060" table:style-name="ce28">
            <text:p>£1,006,060</text:p>
          </table:table-cell>
          <table:table-cell table:style-name="ce179"/>
          <table:table-cell office:value-type="float" office:value="129" table:style-name="ce29">
            <text:p>129</text:p>
          </table:table-cell>
          <table:table-cell office:value-type="currency" office:value="38700" table:style-name="ce181">
            <text:p>£38,700</text:p>
          </table:table-cell>
          <table:table-cell table:style-name="ce179"/>
          <table:table-cell office:value-type="float" office:value="96" table:style-name="ce23">
            <text:p>96</text:p>
          </table:table-cell>
          <table:table-cell office:value-type="currency" office:value="220800" table:style-name="ce28">
            <text:p>£220,800</text:p>
          </table:table-cell>
          <table:table-cell table:style-name="ce179"/>
          <table:table-cell office:value-type="float" office:value="3225" table:style-name="ce178">
            <text:p>3,225</text:p>
          </table:table-cell>
          <table:table-cell office:value-type="currency" office:value="3805240" table:style-name="ce37">
            <text:p>£3,805,240</text:p>
          </table:table-cell>
          <table:table-cell table:number-columns-repeated="16364"/>
        </table:table-row>
        <table:table-row table:style-name="ro7">
          <table:table-cell/>
          <table:table-cell office:value-type="string" table:style-name="ce23">
            <text:p>Darlington</text:p>
          </table:table-cell>
          <table:table-cell office:value-type="float" office:value="13446.5" table:style-name="ce23">
            <text:p>13,447</text:p>
          </table:table-cell>
          <table:table-cell table:style-name="ce179"/>
          <table:table-cell office:value-type="float" office:value="8068.5" table:style-name="ce23">
            <text:p>8,069</text:p>
          </table:table-cell>
          <table:table-cell office:value-type="float" office:value="2500" table:style-name="ce23">
            <text:p>2,500</text:p>
          </table:table-cell>
          <table:table-cell office:value-type="currency" office:value="3300000" table:style-name="ce28">
            <text:p>£3,300,000</text:p>
          </table:table-cell>
          <table:table-cell table:style-name="ce179"/>
          <table:table-cell office:value-type="float" office:value="5378" table:style-name="ce23">
            <text:p>5,378</text:p>
          </table:table-cell>
          <table:table-cell office:value-type="float" office:value="1739.5" table:style-name="ce23">
            <text:p>1,740</text:p>
          </table:table-cell>
          <table:table-cell office:value-type="currency" office:value="1626432.5" table:style-name="ce28">
            <text:p>£1,626,433</text:p>
          </table:table-cell>
          <table:table-cell table:style-name="ce179"/>
          <table:table-cell office:value-type="float" office:value="350" table:style-name="ce29">
            <text:p>350</text:p>
          </table:table-cell>
          <table:table-cell office:value-type="currency" office:value="105000" table:style-name="ce181">
            <text:p>£105,000</text:p>
          </table:table-cell>
          <table:table-cell table:style-name="ce179"/>
          <table:table-cell office:value-type="float" office:value="93" table:style-name="ce23">
            <text:p>93</text:p>
          </table:table-cell>
          <table:table-cell office:value-type="currency" office:value="213900" table:style-name="ce28">
            <text:p>£213,900</text:p>
          </table:table-cell>
          <table:table-cell table:style-name="ce179"/>
          <table:table-cell office:value-type="float" office:value="4682.5" table:style-name="ce178">
            <text:p>4,683</text:p>
          </table:table-cell>
          <table:table-cell office:value-type="currency" office:value="5245332.5" table:style-name="ce37">
            <text:p>£5,245,333</text:p>
          </table:table-cell>
          <table:table-cell table:number-columns-repeated="16364"/>
        </table:table-row>
        <table:table-row table:style-name="ro7">
          <table:table-cell/>
          <table:table-cell office:value-type="string" table:style-name="ce23">
            <text:p>Eastbourne</text:p>
          </table:table-cell>
          <table:table-cell office:value-type="float" office:value="14478.5" table:style-name="ce23">
            <text:p>14,479</text:p>
          </table:table-cell>
          <table:table-cell table:style-name="ce179"/>
          <table:table-cell office:value-type="float" office:value="8364" table:style-name="ce23">
            <text:p>8,364</text:p>
          </table:table-cell>
          <table:table-cell office:value-type="float" office:value="1857.6666666666667" table:style-name="ce23">
            <text:p>1,858</text:p>
          </table:table-cell>
          <table:table-cell office:value-type="currency" office:value="2452120" table:style-name="ce28">
            <text:p>£2,452,120</text:p>
          </table:table-cell>
          <table:table-cell table:style-name="ce179"/>
          <table:table-cell office:value-type="float" office:value="6114.5" table:style-name="ce23">
            <text:p>6,115</text:p>
          </table:table-cell>
          <table:table-cell office:value-type="float" office:value="1536.0833333333335" table:style-name="ce23">
            <text:p>1,536</text:p>
          </table:table-cell>
          <table:table-cell office:value-type="currency" office:value="1436237.9166666667" table:style-name="ce28">
            <text:p>£1,436,238</text:p>
          </table:table-cell>
          <table:table-cell table:style-name="ce179"/>
          <table:table-cell office:value-type="float" office:value="49.166666666666664" table:style-name="ce29">
            <text:p>49</text:p>
          </table:table-cell>
          <table:table-cell office:value-type="currency" office:value="14750" table:style-name="ce181">
            <text:p>£14,750</text:p>
          </table:table-cell>
          <table:table-cell table:style-name="ce179"/>
          <table:table-cell office:value-type="float" office:value="111" table:style-name="ce23">
            <text:p>111</text:p>
          </table:table-cell>
          <table:table-cell office:value-type="currency" office:value="255300" table:style-name="ce28">
            <text:p>£255,300</text:p>
          </table:table-cell>
          <table:table-cell table:style-name="ce179"/>
          <table:table-cell office:value-type="float" office:value="3553.9166666666665" table:style-name="ce178">
            <text:p>3,554</text:p>
          </table:table-cell>
          <table:table-cell office:value-type="currency" office:value="4158407.916666667" table:style-name="ce37">
            <text:p>£4,158,408</text:p>
          </table:table-cell>
          <table:table-cell table:number-columns-repeated="16364"/>
        </table:table-row>
        <table:table-row table:style-name="ro7">
          <table:table-cell/>
          <table:table-cell office:value-type="string" table:style-name="ce23">
            <text:p>Bexhill and Battle</text:p>
          </table:table-cell>
          <table:table-cell office:value-type="float" office:value="12441.5" table:style-name="ce23">
            <text:p>12,442</text:p>
          </table:table-cell>
          <table:table-cell table:style-name="ce179"/>
          <table:table-cell office:value-type="float" office:value="7377" table:style-name="ce23">
            <text:p>7,377</text:p>
          </table:table-cell>
          <table:table-cell office:value-type="float" office:value="1317" table:style-name="ce23">
            <text:p>1,317</text:p>
          </table:table-cell>
          <table:table-cell office:value-type="currency" office:value="1738440" table:style-name="ce28">
            <text:p>£1,738,440</text:p>
          </table:table-cell>
          <table:table-cell table:style-name="ce179"/>
          <table:table-cell office:value-type="float" office:value="5064.4999999999991" table:style-name="ce23">
            <text:p>5,065</text:p>
          </table:table-cell>
          <table:table-cell office:value-type="float" office:value="1009.5" table:style-name="ce23">
            <text:p>1,010</text:p>
          </table:table-cell>
          <table:table-cell office:value-type="currency" office:value="943882.5" table:style-name="ce28">
            <text:p>£943,883</text:p>
          </table:table-cell>
          <table:table-cell table:style-name="ce179"/>
          <table:table-cell office:value-type="float" office:value="17" table:style-name="ce29">
            <text:p>17</text:p>
          </table:table-cell>
          <table:table-cell office:value-type="currency" office:value="5100" table:style-name="ce181">
            <text:p>£5,100</text:p>
          </table:table-cell>
          <table:table-cell table:style-name="ce179"/>
          <table:table-cell office:value-type="float" office:value="120" table:style-name="ce23">
            <text:p>120</text:p>
          </table:table-cell>
          <table:table-cell office:value-type="currency" office:value="276000" table:style-name="ce28">
            <text:p>£276,000</text:p>
          </table:table-cell>
          <table:table-cell table:style-name="ce179"/>
          <table:table-cell office:value-type="float" office:value="2463.5" table:style-name="ce178">
            <text:p>2,464</text:p>
          </table:table-cell>
          <table:table-cell office:value-type="currency" office:value="2963422.5" table:style-name="ce37">
            <text:p>£2,963,423</text:p>
          </table:table-cell>
          <table:table-cell table:number-columns-repeated="16364"/>
        </table:table-row>
        <table:table-row table:style-name="ro7">
          <table:table-cell/>
          <table:table-cell office:value-type="string" table:style-name="ce23">
            <text:p>Brighton, Kemptown</text:p>
          </table:table-cell>
          <table:table-cell office:value-type="float" office:value="8411" table:style-name="ce23">
            <text:p>8,411</text:p>
          </table:table-cell>
          <table:table-cell table:style-name="ce179"/>
          <table:table-cell office:value-type="float" office:value="6008" table:style-name="ce23">
            <text:p>6,008</text:p>
          </table:table-cell>
          <table:table-cell office:value-type="float" office:value="1742" table:style-name="ce23">
            <text:p>1,742</text:p>
          </table:table-cell>
          <table:table-cell office:value-type="currency" office:value="2299440" table:style-name="ce28">
            <text:p>£2,299,440</text:p>
          </table:table-cell>
          <table:table-cell table:style-name="ce179"/>
          <table:table-cell office:value-type="float" office:value="2403" table:style-name="ce23">
            <text:p>2,403</text:p>
          </table:table-cell>
          <table:table-cell office:value-type="float" office:value="924" table:style-name="ce23">
            <text:p>924</text:p>
          </table:table-cell>
          <table:table-cell office:value-type="currency" office:value="863940" table:style-name="ce28">
            <text:p>£863,940</text:p>
          </table:table-cell>
          <table:table-cell table:style-name="ce179"/>
          <table:table-cell office:value-type="float" office:value="6" table:style-name="ce29">
            <text:p>6</text:p>
          </table:table-cell>
          <table:table-cell office:value-type="currency" office:value="1800" table:style-name="ce181">
            <text:p>£1,800</text:p>
          </table:table-cell>
          <table:table-cell table:style-name="ce179"/>
          <table:table-cell office:value-type="float" office:value="118" table:style-name="ce23">
            <text:p>118</text:p>
          </table:table-cell>
          <table:table-cell office:value-type="currency" office:value="271400" table:style-name="ce28">
            <text:p>£271,400</text:p>
          </table:table-cell>
          <table:table-cell table:style-name="ce179"/>
          <table:table-cell office:value-type="float" office:value="2790" table:style-name="ce178">
            <text:p>2,790</text:p>
          </table:table-cell>
          <table:table-cell office:value-type="currency" office:value="3436580" table:style-name="ce37">
            <text:p>£3,436,580</text:p>
          </table:table-cell>
          <table:table-cell table:number-columns-repeated="16364"/>
        </table:table-row>
        <table:table-row table:style-name="ro7">
          <table:table-cell/>
          <table:table-cell office:value-type="string" table:style-name="ce23">
            <text:p>Hastings and Rye</text:p>
          </table:table-cell>
          <table:table-cell office:value-type="float" office:value="12663" table:style-name="ce23">
            <text:p>12,663</text:p>
          </table:table-cell>
          <table:table-cell table:style-name="ce179"/>
          <table:table-cell office:value-type="float" office:value="8338" table:style-name="ce23">
            <text:p>8,338</text:p>
          </table:table-cell>
          <table:table-cell office:value-type="float" office:value="2614" table:style-name="ce23">
            <text:p>2,614</text:p>
          </table:table-cell>
          <table:table-cell office:value-type="currency" office:value="3450480" table:style-name="ce28">
            <text:p>£3,450,480</text:p>
          </table:table-cell>
          <table:table-cell table:style-name="ce179"/>
          <table:table-cell office:value-type="float" office:value="4325.0000000000009" table:style-name="ce23">
            <text:p>4,325</text:p>
          </table:table-cell>
          <table:table-cell office:value-type="float" office:value="1756" table:style-name="ce23">
            <text:p>1,756</text:p>
          </table:table-cell>
          <table:table-cell office:value-type="currency" office:value="1639522.5" table:style-name="ce28">
            <text:p>£1,639,523</text:p>
          </table:table-cell>
          <table:table-cell table:style-name="ce179"/>
          <table:table-cell office:value-type="float" office:value="41" table:style-name="ce29">
            <text:p>41</text:p>
          </table:table-cell>
          <table:table-cell office:value-type="currency" office:value="12300" table:style-name="ce181">
            <text:p>£12,300</text:p>
          </table:table-cell>
          <table:table-cell table:style-name="ce179"/>
          <table:table-cell office:value-type="float" office:value="83" table:style-name="ce23">
            <text:p>83</text:p>
          </table:table-cell>
          <table:table-cell office:value-type="currency" office:value="190900" table:style-name="ce28">
            <text:p>£190,900</text:p>
          </table:table-cell>
          <table:table-cell table:style-name="ce179"/>
          <table:table-cell office:value-type="float" office:value="4494" table:style-name="ce178">
            <text:p>4,494</text:p>
          </table:table-cell>
          <table:table-cell office:value-type="currency" office:value="5293202.5" table:style-name="ce37">
            <text:p>£5,293,203</text:p>
          </table:table-cell>
          <table:table-cell table:number-columns-repeated="16364"/>
        </table:table-row>
        <table:table-row table:style-name="ro7">
          <table:table-cell/>
          <table:table-cell office:value-type="string" table:style-name="ce23">
            <text:p>Wealden</text:p>
          </table:table-cell>
          <table:table-cell office:value-type="float" office:value="11606.5" table:style-name="ce23">
            <text:p>11,607</text:p>
          </table:table-cell>
          <table:table-cell table:style-name="ce179"/>
          <table:table-cell office:value-type="float" office:value="7426" table:style-name="ce23">
            <text:p>7,426</text:p>
          </table:table-cell>
          <table:table-cell office:value-type="float" office:value="962.66666666666674" table:style-name="ce23">
            <text:p>963</text:p>
          </table:table-cell>
          <table:table-cell office:value-type="currency" office:value="1270720" table:style-name="ce28">
            <text:p>£1,270,720</text:p>
          </table:table-cell>
          <table:table-cell table:style-name="ce179"/>
          <table:table-cell office:value-type="float" office:value="4180.4999999999991" table:style-name="ce23">
            <text:p>4,181</text:p>
          </table:table-cell>
          <table:table-cell office:value-type="float" office:value="697" table:style-name="ce23">
            <text:p>697</text:p>
          </table:table-cell>
          <table:table-cell office:value-type="currency" office:value="651695" table:style-name="ce28">
            <text:p>£651,695</text:p>
          </table:table-cell>
          <table:table-cell table:style-name="ce179"/>
          <table:table-cell office:value-type="float" office:value="15" table:style-name="ce29">
            <text:p>15</text:p>
          </table:table-cell>
          <table:table-cell office:value-type="currency" office:value="4500" table:style-name="ce181">
            <text:p>£4,500</text:p>
          </table:table-cell>
          <table:table-cell table:style-name="ce179"/>
          <table:table-cell office:value-type="float" office:value="88.416666666666657" table:style-name="ce23">
            <text:p>88</text:p>
          </table:table-cell>
          <table:table-cell office:value-type="currency" office:value="203358.33333333331" table:style-name="ce28">
            <text:p>£203,358</text:p>
          </table:table-cell>
          <table:table-cell table:style-name="ce179"/>
          <table:table-cell office:value-type="float" office:value="1763.0833333333335" table:style-name="ce178">
            <text:p>1,763</text:p>
          </table:table-cell>
          <table:table-cell office:value-type="currency" office:value="2130273.3333333335" table:style-name="ce37">
            <text:p>£2,130,273</text:p>
          </table:table-cell>
          <table:table-cell table:number-columns-repeated="16364"/>
        </table:table-row>
        <table:table-row table:style-name="ro7">
          <table:table-cell/>
          <table:table-cell office:value-type="string" table:style-name="ce23">
            <text:p>Brighton, Pavilion</text:p>
          </table:table-cell>
          <table:table-cell office:value-type="float" office:value="11009" table:style-name="ce23">
            <text:p>11,009</text:p>
          </table:table-cell>
          <table:table-cell table:style-name="ce179"/>
          <table:table-cell office:value-type="float" office:value="6808" table:style-name="ce23">
            <text:p>6,808</text:p>
          </table:table-cell>
          <table:table-cell office:value-type="float" office:value="1290" table:style-name="ce23">
            <text:p>1,290</text:p>
          </table:table-cell>
          <table:table-cell office:value-type="currency" office:value="1702800" table:style-name="ce28">
            <text:p>£1,702,800</text:p>
          </table:table-cell>
          <table:table-cell table:style-name="ce179"/>
          <table:table-cell office:value-type="float" office:value="4201" table:style-name="ce23">
            <text:p>4,201</text:p>
          </table:table-cell>
          <table:table-cell office:value-type="float" office:value="893" table:style-name="ce23">
            <text:p>893</text:p>
          </table:table-cell>
          <table:table-cell office:value-type="currency" office:value="834955" table:style-name="ce28">
            <text:p>£834,955</text:p>
          </table:table-cell>
          <table:table-cell table:style-name="ce179"/>
          <table:table-cell office:value-type="float" office:value="14" table:style-name="ce29">
            <text:p>14</text:p>
          </table:table-cell>
          <table:table-cell office:value-type="currency" office:value="4200" table:style-name="ce181">
            <text:p>£4,200</text:p>
          </table:table-cell>
          <table:table-cell table:style-name="ce179"/>
          <table:table-cell office:value-type="float" office:value="163" table:style-name="ce23">
            <text:p>163</text:p>
          </table:table-cell>
          <table:table-cell office:value-type="currency" office:value="374900" table:style-name="ce28">
            <text:p>£374,900</text:p>
          </table:table-cell>
          <table:table-cell table:style-name="ce179"/>
          <table:table-cell office:value-type="float" office:value="2360" table:style-name="ce178">
            <text:p>2,360</text:p>
          </table:table-cell>
          <table:table-cell office:value-type="currency" office:value="2916855" table:style-name="ce37">
            <text:p>£2,916,855</text:p>
          </table:table-cell>
          <table:table-cell table:number-columns-repeated="16364"/>
        </table:table-row>
        <table:table-row table:style-name="ro7">
          <table:table-cell/>
          <table:table-cell office:value-type="string" table:style-name="ce23">
            <text:p>Hove</text:p>
          </table:table-cell>
          <table:table-cell office:value-type="float" office:value="13426.5" table:style-name="ce23">
            <text:p>13,427</text:p>
          </table:table-cell>
          <table:table-cell table:style-name="ce179"/>
          <table:table-cell office:value-type="float" office:value="7629" table:style-name="ce23">
            <text:p>7,629</text:p>
          </table:table-cell>
          <table:table-cell office:value-type="float" office:value="1457" table:style-name="ce23">
            <text:p>1,457</text:p>
          </table:table-cell>
          <table:table-cell office:value-type="currency" office:value="1923240" table:style-name="ce28">
            <text:p>£1,923,240</text:p>
          </table:table-cell>
          <table:table-cell table:style-name="ce179"/>
          <table:table-cell office:value-type="float" office:value="5797.5" table:style-name="ce23">
            <text:p>5,798</text:p>
          </table:table-cell>
          <table:table-cell office:value-type="float" office:value="1268.5" table:style-name="ce23">
            <text:p>1,269</text:p>
          </table:table-cell>
          <table:table-cell office:value-type="currency" office:value="1186047.5" table:style-name="ce28">
            <text:p>£1,186,048</text:p>
          </table:table-cell>
          <table:table-cell table:style-name="ce179"/>
          <table:table-cell office:value-type="float" office:value="8" table:style-name="ce29">
            <text:p>8</text:p>
          </table:table-cell>
          <table:table-cell office:value-type="currency" office:value="2400" table:style-name="ce181">
            <text:p>£2,400</text:p>
          </table:table-cell>
          <table:table-cell table:style-name="ce179"/>
          <table:table-cell office:value-type="float" office:value="153" table:style-name="ce23">
            <text:p>153</text:p>
          </table:table-cell>
          <table:table-cell office:value-type="currency" office:value="351900" table:style-name="ce28">
            <text:p>£351,900</text:p>
          </table:table-cell>
          <table:table-cell table:style-name="ce179"/>
          <table:table-cell office:value-type="float" office:value="2886.5" table:style-name="ce178">
            <text:p>2,887</text:p>
          </table:table-cell>
          <table:table-cell office:value-type="currency" office:value="3463587.5" table:style-name="ce37">
            <text:p>£3,463,588</text:p>
          </table:table-cell>
          <table:table-cell table:number-columns-repeated="16364"/>
        </table:table-row>
        <table:table-row table:style-name="ro7">
          <table:table-cell/>
          <table:table-cell office:value-type="string" table:style-name="ce23">
            <text:p>Aldershot</text:p>
          </table:table-cell>
          <table:table-cell office:value-type="float" office:value="11669.5" table:style-name="ce23">
            <text:p>11,670</text:p>
          </table:table-cell>
          <table:table-cell table:style-name="ce179"/>
          <table:table-cell office:value-type="float" office:value="8361" table:style-name="ce23">
            <text:p>8,361</text:p>
          </table:table-cell>
          <table:table-cell office:value-type="float" office:value="1357.3333333333333" table:style-name="ce23">
            <text:p>1,357</text:p>
          </table:table-cell>
          <table:table-cell office:value-type="currency" office:value="1791680" table:style-name="ce28">
            <text:p>£1,791,680</text:p>
          </table:table-cell>
          <table:table-cell table:style-name="ce179"/>
          <table:table-cell office:value-type="float" office:value="3308.5" table:style-name="ce23">
            <text:p>3,309</text:p>
          </table:table-cell>
          <table:table-cell office:value-type="float" office:value="786.5" table:style-name="ce23">
            <text:p>787</text:p>
          </table:table-cell>
          <table:table-cell office:value-type="currency" office:value="735377.5" table:style-name="ce28">
            <text:p>£735,378</text:p>
          </table:table-cell>
          <table:table-cell table:style-name="ce179"/>
          <table:table-cell office:value-type="float" office:value="1281" table:style-name="ce29">
            <text:p>1,281</text:p>
          </table:table-cell>
          <table:table-cell office:value-type="currency" office:value="384300" table:style-name="ce181">
            <text:p>£384,300</text:p>
          </table:table-cell>
          <table:table-cell table:style-name="ce179"/>
          <table:table-cell office:value-type="float" office:value="56" table:style-name="ce23">
            <text:p>56</text:p>
          </table:table-cell>
          <table:table-cell office:value-type="currency" office:value="128800" table:style-name="ce28">
            <text:p>£128,800</text:p>
          </table:table-cell>
          <table:table-cell table:style-name="ce179"/>
          <table:table-cell office:value-type="float" office:value="3480.833333333333" table:style-name="ce178">
            <text:p>3,481</text:p>
          </table:table-cell>
          <table:table-cell office:value-type="currency" office:value="3040157.5" table:style-name="ce37">
            <text:p>£3,040,158</text:p>
          </table:table-cell>
          <table:table-cell table:number-columns-repeated="16364"/>
        </table:table-row>
        <table:table-row table:style-name="ro7">
          <table:table-cell/>
          <table:table-cell office:value-type="string" table:style-name="ce23">
            <text:p>North West Hampshire</text:p>
          </table:table-cell>
          <table:table-cell office:value-type="float" office:value="13831" table:style-name="ce23">
            <text:p>13,831</text:p>
          </table:table-cell>
          <table:table-cell table:style-name="ce179"/>
          <table:table-cell office:value-type="float" office:value="9215" table:style-name="ce23">
            <text:p>9,215</text:p>
          </table:table-cell>
          <table:table-cell office:value-type="float" office:value="1313" table:style-name="ce23">
            <text:p>1,313</text:p>
          </table:table-cell>
          <table:table-cell office:value-type="currency" office:value="1733160" table:style-name="ce28">
            <text:p>£1,733,160</text:p>
          </table:table-cell>
          <table:table-cell table:style-name="ce179"/>
          <table:table-cell office:value-type="float" office:value="4615.9999999999991" table:style-name="ce23">
            <text:p>4,616</text:p>
          </table:table-cell>
          <table:table-cell office:value-type="float" office:value="872" table:style-name="ce23">
            <text:p>872</text:p>
          </table:table-cell>
          <table:table-cell office:value-type="currency" office:value="815320" table:style-name="ce28">
            <text:p>£815,320</text:p>
          </table:table-cell>
          <table:table-cell table:style-name="ce179"/>
          <table:table-cell office:value-type="float" office:value="726" table:style-name="ce29">
            <text:p>726</text:p>
          </table:table-cell>
          <table:table-cell office:value-type="currency" office:value="217800" table:style-name="ce181">
            <text:p>£217,800</text:p>
          </table:table-cell>
          <table:table-cell table:style-name="ce179"/>
          <table:table-cell office:value-type="float" office:value="76" table:style-name="ce23">
            <text:p>76</text:p>
          </table:table-cell>
          <table:table-cell office:value-type="currency" office:value="174800" table:style-name="ce28">
            <text:p>£174,800</text:p>
          </table:table-cell>
          <table:table-cell table:style-name="ce179"/>
          <table:table-cell office:value-type="float" office:value="2987" table:style-name="ce178">
            <text:p>2,987</text:p>
          </table:table-cell>
          <table:table-cell office:value-type="currency" office:value="2941080" table:style-name="ce37">
            <text:p>£2,941,080</text:p>
          </table:table-cell>
          <table:table-cell table:number-columns-repeated="16364"/>
        </table:table-row>
        <table:table-row table:style-name="ro7">
          <table:table-cell/>
          <table:table-cell office:value-type="string" table:style-name="ce23">
            <text:p>Eastleigh</text:p>
          </table:table-cell>
          <table:table-cell office:value-type="float" office:value="13901.5" table:style-name="ce23">
            <text:p>13,902</text:p>
          </table:table-cell>
          <table:table-cell table:style-name="ce179"/>
          <table:table-cell office:value-type="float" office:value="8770" table:style-name="ce23">
            <text:p>8,770</text:p>
          </table:table-cell>
          <table:table-cell office:value-type="float" office:value="1363" table:style-name="ce23">
            <text:p>1,363</text:p>
          </table:table-cell>
          <table:table-cell office:value-type="currency" office:value="1799160" table:style-name="ce28">
            <text:p>£1,799,160</text:p>
          </table:table-cell>
          <table:table-cell table:style-name="ce179"/>
          <table:table-cell office:value-type="float" office:value="5131.5" table:style-name="ce23">
            <text:p>5,132</text:p>
          </table:table-cell>
          <table:table-cell office:value-type="float" office:value="972.49999999999977" table:style-name="ce23">
            <text:p>973</text:p>
          </table:table-cell>
          <table:table-cell office:value-type="currency" office:value="909287.49999999977" table:style-name="ce28">
            <text:p>£909,288</text:p>
          </table:table-cell>
          <table:table-cell table:style-name="ce179"/>
          <table:table-cell office:value-type="float" office:value="123.5" table:style-name="ce29">
            <text:p>124</text:p>
          </table:table-cell>
          <table:table-cell office:value-type="currency" office:value="37050" table:style-name="ce181">
            <text:p>£37,050</text:p>
          </table:table-cell>
          <table:table-cell table:style-name="ce179"/>
          <table:table-cell office:value-type="float" office:value="78" table:style-name="ce23">
            <text:p>78</text:p>
          </table:table-cell>
          <table:table-cell office:value-type="currency" office:value="179400" table:style-name="ce28">
            <text:p>£179,400</text:p>
          </table:table-cell>
          <table:table-cell table:style-name="ce179"/>
          <table:table-cell office:value-type="float" office:value="2537" table:style-name="ce178">
            <text:p>2,537</text:p>
          </table:table-cell>
          <table:table-cell office:value-type="currency" office:value="2924897.5" table:style-name="ce37">
            <text:p>£2,924,898</text:p>
          </table:table-cell>
          <table:table-cell table:number-columns-repeated="16364"/>
        </table:table-row>
        <table:table-row table:style-name="ro7">
          <table:table-cell/>
          <table:table-cell office:value-type="string" table:style-name="ce23">
            <text:p>New Forest West</text:p>
          </table:table-cell>
          <table:table-cell office:value-type="float" office:value="9458" table:style-name="ce23">
            <text:p>9,458</text:p>
          </table:table-cell>
          <table:table-cell table:style-name="ce179"/>
          <table:table-cell office:value-type="float" office:value="5327.5" table:style-name="ce23">
            <text:p>5,328</text:p>
          </table:table-cell>
          <table:table-cell office:value-type="float" office:value="789.5" table:style-name="ce23">
            <text:p>790</text:p>
          </table:table-cell>
          <table:table-cell office:value-type="currency" office:value="1042140" table:style-name="ce28">
            <text:p>£1,042,140</text:p>
          </table:table-cell>
          <table:table-cell table:style-name="ce179"/>
          <table:table-cell office:value-type="float" office:value="4130.5" table:style-name="ce23">
            <text:p>4,131</text:p>
          </table:table-cell>
          <table:table-cell office:value-type="float" office:value="697" table:style-name="ce23">
            <text:p>697</text:p>
          </table:table-cell>
          <table:table-cell office:value-type="currency" office:value="651695" table:style-name="ce28">
            <text:p>£651,695</text:p>
          </table:table-cell>
          <table:table-cell table:style-name="ce179"/>
          <table:table-cell office:value-type="float" office:value="82" table:style-name="ce29">
            <text:p>82</text:p>
          </table:table-cell>
          <table:table-cell office:value-type="currency" office:value="24600" table:style-name="ce181">
            <text:p>£24,600</text:p>
          </table:table-cell>
          <table:table-cell table:style-name="ce179"/>
          <table:table-cell office:value-type="float" office:value="75" table:style-name="ce23">
            <text:p>75</text:p>
          </table:table-cell>
          <table:table-cell office:value-type="currency" office:value="172500" table:style-name="ce28">
            <text:p>£172,500</text:p>
          </table:table-cell>
          <table:table-cell table:style-name="ce179"/>
          <table:table-cell office:value-type="float" office:value="1643.5" table:style-name="ce178">
            <text:p>1,644</text:p>
          </table:table-cell>
          <table:table-cell office:value-type="currency" office:value="1890935" table:style-name="ce37">
            <text:p>£1,890,935</text:p>
          </table:table-cell>
          <table:table-cell table:number-columns-repeated="16364"/>
        </table:table-row>
        <table:table-row table:style-name="ro7">
          <table:table-cell/>
          <table:table-cell office:value-type="string" table:style-name="ce23">
            <text:p>Havant</text:p>
          </table:table-cell>
          <table:table-cell office:value-type="float" office:value="12490.5" table:style-name="ce23">
            <text:p>12,491</text:p>
          </table:table-cell>
          <table:table-cell table:style-name="ce179"/>
          <table:table-cell office:value-type="float" office:value="7399" table:style-name="ce23">
            <text:p>7,399</text:p>
          </table:table-cell>
          <table:table-cell office:value-type="float" office:value="2064" table:style-name="ce23">
            <text:p>2,064</text:p>
          </table:table-cell>
          <table:table-cell office:value-type="currency" office:value="2724480" table:style-name="ce28">
            <text:p>£2,724,480</text:p>
          </table:table-cell>
          <table:table-cell table:style-name="ce179"/>
          <table:table-cell office:value-type="float" office:value="5091.5" table:style-name="ce23">
            <text:p>5,092</text:p>
          </table:table-cell>
          <table:table-cell office:value-type="float" office:value="1590.5" table:style-name="ce23">
            <text:p>1,591</text:p>
          </table:table-cell>
          <table:table-cell office:value-type="currency" office:value="1487117.5" table:style-name="ce28">
            <text:p>£1,487,118</text:p>
          </table:table-cell>
          <table:table-cell table:style-name="ce179"/>
          <table:table-cell office:value-type="float" office:value="341" table:style-name="ce29">
            <text:p>341</text:p>
          </table:table-cell>
          <table:table-cell office:value-type="currency" office:value="102300" table:style-name="ce181">
            <text:p>£102,300</text:p>
          </table:table-cell>
          <table:table-cell table:style-name="ce179"/>
          <table:table-cell office:value-type="float" office:value="63" table:style-name="ce23">
            <text:p>63</text:p>
          </table:table-cell>
          <table:table-cell office:value-type="currency" office:value="144900" table:style-name="ce28">
            <text:p>£144,900</text:p>
          </table:table-cell>
          <table:table-cell table:style-name="ce179"/>
          <table:table-cell office:value-type="float" office:value="4058.5" table:style-name="ce178">
            <text:p>4,059</text:p>
          </table:table-cell>
          <table:table-cell office:value-type="currency" office:value="4458797.5" table:style-name="ce37">
            <text:p>£4,458,798</text:p>
          </table:table-cell>
          <table:table-cell table:number-columns-repeated="16364"/>
        </table:table-row>
        <table:table-row table:style-name="ro7">
          <table:table-cell/>
          <table:table-cell office:value-type="string" table:style-name="ce23">
            <text:p>New Forest East</text:p>
          </table:table-cell>
          <table:table-cell office:value-type="float" office:value="11022.5" table:style-name="ce23">
            <text:p>11,023</text:p>
          </table:table-cell>
          <table:table-cell table:style-name="ce179"/>
          <table:table-cell office:value-type="float" office:value="6926" table:style-name="ce23">
            <text:p>6,926</text:p>
          </table:table-cell>
          <table:table-cell office:value-type="float" office:value="1253" table:style-name="ce23">
            <text:p>1,253</text:p>
          </table:table-cell>
          <table:table-cell office:value-type="currency" office:value="1653960" table:style-name="ce28">
            <text:p>£1,653,960</text:p>
          </table:table-cell>
          <table:table-cell table:style-name="ce179"/>
          <table:table-cell office:value-type="float" office:value="4096.5000000000009" table:style-name="ce23">
            <text:p>4,097</text:p>
          </table:table-cell>
          <table:table-cell office:value-type="float" office:value="870.99999999999989" table:style-name="ce23">
            <text:p>871</text:p>
          </table:table-cell>
          <table:table-cell office:value-type="currency" office:value="814384.99999999988" table:style-name="ce28">
            <text:p>£814,385</text:p>
          </table:table-cell>
          <table:table-cell table:style-name="ce179"/>
          <table:table-cell office:value-type="float" office:value="387" table:style-name="ce29">
            <text:p>387</text:p>
          </table:table-cell>
          <table:table-cell office:value-type="currency" office:value="116100" table:style-name="ce181">
            <text:p>£116,100</text:p>
          </table:table-cell>
          <table:table-cell table:style-name="ce179"/>
          <table:table-cell office:value-type="float" office:value="98" table:style-name="ce23">
            <text:p>98</text:p>
          </table:table-cell>
          <table:table-cell office:value-type="currency" office:value="225400" table:style-name="ce28">
            <text:p>£225,400</text:p>
          </table:table-cell>
          <table:table-cell table:style-name="ce179"/>
          <table:table-cell office:value-type="float" office:value="2609" table:style-name="ce178">
            <text:p>2,609</text:p>
          </table:table-cell>
          <table:table-cell office:value-type="currency" office:value="2809845" table:style-name="ce37">
            <text:p>£2,809,845</text:p>
          </table:table-cell>
          <table:table-cell table:number-columns-repeated="16364"/>
        </table:table-row>
        <table:table-row table:style-name="ro7">
          <table:table-cell/>
          <table:table-cell office:value-type="string" table:style-name="ce23">
            <text:p>Gosport</text:p>
          </table:table-cell>
          <table:table-cell office:value-type="float" office:value="12544" table:style-name="ce23">
            <text:p>12,544</text:p>
          </table:table-cell>
          <table:table-cell table:style-name="ce179"/>
          <table:table-cell office:value-type="float" office:value="7667" table:style-name="ce23">
            <text:p>7,667</text:p>
          </table:table-cell>
          <table:table-cell office:value-type="float" office:value="1639" table:style-name="ce23">
            <text:p>1,639</text:p>
          </table:table-cell>
          <table:table-cell office:value-type="currency" office:value="2163480" table:style-name="ce28">
            <text:p>£2,163,480</text:p>
          </table:table-cell>
          <table:table-cell table:style-name="ce179"/>
          <table:table-cell office:value-type="float" office:value="4877.0000000000009" table:style-name="ce23">
            <text:p>4,877</text:p>
          </table:table-cell>
          <table:table-cell office:value-type="float" office:value="1267.9999999999998" table:style-name="ce23">
            <text:p>1,268</text:p>
          </table:table-cell>
          <table:table-cell office:value-type="currency" office:value="1185579.9999999998" table:style-name="ce28">
            <text:p>£1,185,580</text:p>
          </table:table-cell>
          <table:table-cell table:style-name="ce179"/>
          <table:table-cell office:value-type="float" office:value="1746" table:style-name="ce29">
            <text:p>1,746</text:p>
          </table:table-cell>
          <table:table-cell office:value-type="currency" office:value="523800" table:style-name="ce181">
            <text:p>£523,800</text:p>
          </table:table-cell>
          <table:table-cell table:style-name="ce179"/>
          <table:table-cell office:value-type="float" office:value="56" table:style-name="ce23">
            <text:p>56</text:p>
          </table:table-cell>
          <table:table-cell office:value-type="currency" office:value="128800" table:style-name="ce28">
            <text:p>£128,800</text:p>
          </table:table-cell>
          <table:table-cell table:style-name="ce179"/>
          <table:table-cell office:value-type="float" office:value="4709" table:style-name="ce178">
            <text:p>4,709</text:p>
          </table:table-cell>
          <table:table-cell office:value-type="currency" office:value="4001660" table:style-name="ce37">
            <text:p>£4,001,660</text:p>
          </table:table-cell>
          <table:table-cell table:number-columns-repeated="16364"/>
        </table:table-row>
        <table:table-row table:style-name="ro7">
          <table:table-cell/>
          <table:table-cell office:value-type="string" table:style-name="ce23">
            <text:p>East Hampshire</text:p>
          </table:table-cell>
          <table:table-cell office:value-type="float" office:value="12522.5" table:style-name="ce23">
            <text:p>12,523</text:p>
          </table:table-cell>
          <table:table-cell table:style-name="ce179"/>
          <table:table-cell office:value-type="float" office:value="7150.5" table:style-name="ce23">
            <text:p>7,151</text:p>
          </table:table-cell>
          <table:table-cell office:value-type="float" office:value="898.5" table:style-name="ce23">
            <text:p>899</text:p>
          </table:table-cell>
          <table:table-cell office:value-type="currency" office:value="1186020" table:style-name="ce28">
            <text:p>£1,186,020</text:p>
          </table:table-cell>
          <table:table-cell table:style-name="ce179"/>
          <table:table-cell office:value-type="float" office:value="5372" table:style-name="ce23">
            <text:p>5,372</text:p>
          </table:table-cell>
          <table:table-cell office:value-type="float" office:value="784" table:style-name="ce23">
            <text:p>784</text:p>
          </table:table-cell>
          <table:table-cell office:value-type="currency" office:value="733040" table:style-name="ce28">
            <text:p>£733,040</text:p>
          </table:table-cell>
          <table:table-cell table:style-name="ce179"/>
          <table:table-cell office:value-type="float" office:value="250" table:style-name="ce29">
            <text:p>250</text:p>
          </table:table-cell>
          <table:table-cell office:value-type="currency" office:value="75000" table:style-name="ce181">
            <text:p>£75,000</text:p>
          </table:table-cell>
          <table:table-cell table:style-name="ce179"/>
          <table:table-cell office:value-type="float" office:value="82" table:style-name="ce23">
            <text:p>82</text:p>
          </table:table-cell>
          <table:table-cell office:value-type="currency" office:value="188600" table:style-name="ce28">
            <text:p>£188,600</text:p>
          </table:table-cell>
          <table:table-cell table:style-name="ce179"/>
          <table:table-cell office:value-type="float" office:value="2014.5" table:style-name="ce178">
            <text:p>2,015</text:p>
          </table:table-cell>
          <table:table-cell office:value-type="currency" office:value="2182660" table:style-name="ce37">
            <text:p>£2,182,660</text:p>
          </table:table-cell>
          <table:table-cell table:number-columns-repeated="16364"/>
        </table:table-row>
        <table:table-row table:style-name="ro7">
          <table:table-cell/>
          <table:table-cell office:value-type="string" table:style-name="ce23">
            <text:p>Romsey and Southampton North</text:p>
          </table:table-cell>
          <table:table-cell office:value-type="float" office:value="11321.5" table:style-name="ce23">
            <text:p>11,322</text:p>
          </table:table-cell>
          <table:table-cell table:style-name="ce179"/>
          <table:table-cell office:value-type="float" office:value="6226" table:style-name="ce23">
            <text:p>6,226</text:p>
          </table:table-cell>
          <table:table-cell office:value-type="float" office:value="870" table:style-name="ce23">
            <text:p>870</text:p>
          </table:table-cell>
          <table:table-cell office:value-type="currency" office:value="1148400" table:style-name="ce28">
            <text:p>£1,148,400</text:p>
          </table:table-cell>
          <table:table-cell table:style-name="ce179"/>
          <table:table-cell office:value-type="float" office:value="5095.5" table:style-name="ce23">
            <text:p>5,096</text:p>
          </table:table-cell>
          <table:table-cell office:value-type="float" office:value="1073.5" table:style-name="ce23">
            <text:p>1,074</text:p>
          </table:table-cell>
          <table:table-cell office:value-type="currency" office:value="1003722.4999999999" table:style-name="ce28">
            <text:p>£1,003,723</text:p>
          </table:table-cell>
          <table:table-cell table:style-name="ce179"/>
          <table:table-cell office:value-type="float" office:value="256" table:style-name="ce29">
            <text:p>256</text:p>
          </table:table-cell>
          <table:table-cell office:value-type="currency" office:value="76800" table:style-name="ce181">
            <text:p>£76,800</text:p>
          </table:table-cell>
          <table:table-cell table:style-name="ce179"/>
          <table:table-cell office:value-type="float" office:value="71" table:style-name="ce23">
            <text:p>71</text:p>
          </table:table-cell>
          <table:table-cell office:value-type="currency" office:value="163300" table:style-name="ce28">
            <text:p>£163,300</text:p>
          </table:table-cell>
          <table:table-cell table:style-name="ce179"/>
          <table:table-cell office:value-type="float" office:value="2270.5" table:style-name="ce178">
            <text:p>2,271</text:p>
          </table:table-cell>
          <table:table-cell office:value-type="currency" office:value="2392222.5" table:style-name="ce37">
            <text:p>£2,392,223</text:p>
          </table:table-cell>
          <table:table-cell table:number-columns-repeated="16364"/>
        </table:table-row>
        <table:table-row table:style-name="ro7">
          <table:table-cell/>
          <table:table-cell office:value-type="string" table:style-name="ce23">
            <text:p>Basingstoke</text:p>
          </table:table-cell>
          <table:table-cell office:value-type="float" office:value="16072" table:style-name="ce23">
            <text:p>16,072</text:p>
          </table:table-cell>
          <table:table-cell table:style-name="ce179"/>
          <table:table-cell office:value-type="float" office:value="10323" table:style-name="ce23">
            <text:p>10,323</text:p>
          </table:table-cell>
          <table:table-cell office:value-type="float" office:value="1797" table:style-name="ce23">
            <text:p>1,797</text:p>
          </table:table-cell>
          <table:table-cell office:value-type="currency" office:value="2372040" table:style-name="ce28">
            <text:p>£2,372,040</text:p>
          </table:table-cell>
          <table:table-cell table:style-name="ce179"/>
          <table:table-cell office:value-type="float" office:value="5748.9999999999982" table:style-name="ce23">
            <text:p>5,749</text:p>
          </table:table-cell>
          <table:table-cell office:value-type="float" office:value="1364.5" table:style-name="ce23">
            <text:p>1,365</text:p>
          </table:table-cell>
          <table:table-cell office:value-type="currency" office:value="1275807.5" table:style-name="ce28">
            <text:p>£1,275,808</text:p>
          </table:table-cell>
          <table:table-cell table:style-name="ce179"/>
          <table:table-cell office:value-type="float" office:value="146" table:style-name="ce29">
            <text:p>146</text:p>
          </table:table-cell>
          <table:table-cell office:value-type="currency" office:value="43800" table:style-name="ce181">
            <text:p>£43,800</text:p>
          </table:table-cell>
          <table:table-cell table:style-name="ce179"/>
          <table:table-cell office:value-type="float" office:value="91" table:style-name="ce23">
            <text:p>91</text:p>
          </table:table-cell>
          <table:table-cell office:value-type="currency" office:value="209300" table:style-name="ce28">
            <text:p>£209,300</text:p>
          </table:table-cell>
          <table:table-cell table:style-name="ce179"/>
          <table:table-cell office:value-type="float" office:value="3398.5" table:style-name="ce178">
            <text:p>3,399</text:p>
          </table:table-cell>
          <table:table-cell office:value-type="currency" office:value="3900947.5" table:style-name="ce37">
            <text:p>£3,900,948</text:p>
          </table:table-cell>
          <table:table-cell table:number-columns-repeated="16364"/>
        </table:table-row>
        <table:table-row table:style-name="ro7">
          <table:table-cell/>
          <table:table-cell office:value-type="string" table:style-name="ce23">
            <text:p>North East Hampshire</text:p>
          </table:table-cell>
          <table:table-cell office:value-type="float" office:value="13914.499999999998" table:style-name="ce23">
            <text:p>13,915</text:p>
          </table:table-cell>
          <table:table-cell table:style-name="ce179"/>
          <table:table-cell office:value-type="float" office:value="8714" table:style-name="ce23">
            <text:p>8,714</text:p>
          </table:table-cell>
          <table:table-cell office:value-type="float" office:value="659" table:style-name="ce23">
            <text:p>659</text:p>
          </table:table-cell>
          <table:table-cell office:value-type="currency" office:value="869880" table:style-name="ce28">
            <text:p>£869,880</text:p>
          </table:table-cell>
          <table:table-cell table:style-name="ce179"/>
          <table:table-cell office:value-type="float" office:value="5200.4999999999982" table:style-name="ce23">
            <text:p>5,201</text:p>
          </table:table-cell>
          <table:table-cell office:value-type="float" office:value="570" table:style-name="ce23">
            <text:p>570</text:p>
          </table:table-cell>
          <table:table-cell office:value-type="currency" office:value="532950" table:style-name="ce28">
            <text:p>£532,950</text:p>
          </table:table-cell>
          <table:table-cell table:style-name="ce179"/>
          <table:table-cell office:value-type="float" office:value="671" table:style-name="ce29">
            <text:p>671</text:p>
          </table:table-cell>
          <table:table-cell office:value-type="currency" office:value="201300" table:style-name="ce181">
            <text:p>£201,300</text:p>
          </table:table-cell>
          <table:table-cell table:style-name="ce179"/>
          <table:table-cell office:value-type="float" office:value="109" table:style-name="ce23">
            <text:p>109</text:p>
          </table:table-cell>
          <table:table-cell office:value-type="currency" office:value="250700" table:style-name="ce28">
            <text:p>£250,700</text:p>
          </table:table-cell>
          <table:table-cell table:style-name="ce179"/>
          <table:table-cell office:value-type="float" office:value="2009" table:style-name="ce178">
            <text:p>2,009</text:p>
          </table:table-cell>
          <table:table-cell office:value-type="currency" office:value="1854830" table:style-name="ce37">
            <text:p>£1,854,830</text:p>
          </table:table-cell>
          <table:table-cell table:number-columns-repeated="16364"/>
        </table:table-row>
        <table:table-row table:style-name="ro7">
          <table:table-cell/>
          <table:table-cell office:value-type="string" table:style-name="ce23">
            <text:p>Winchester</text:p>
          </table:table-cell>
          <table:table-cell office:value-type="float" office:value="15387" table:style-name="ce23">
            <text:p>15,387</text:p>
          </table:table-cell>
          <table:table-cell table:style-name="ce179"/>
          <table:table-cell office:value-type="float" office:value="8002" table:style-name="ce23">
            <text:p>8,002</text:p>
          </table:table-cell>
          <table:table-cell office:value-type="float" office:value="777" table:style-name="ce23">
            <text:p>777</text:p>
          </table:table-cell>
          <table:table-cell office:value-type="currency" office:value="1025640" table:style-name="ce28">
            <text:p>£1,025,640</text:p>
          </table:table-cell>
          <table:table-cell table:style-name="ce179"/>
          <table:table-cell office:value-type="float" office:value="7385" table:style-name="ce23">
            <text:p>7,385</text:p>
          </table:table-cell>
          <table:table-cell office:value-type="float" office:value="907.5" table:style-name="ce23">
            <text:p>908</text:p>
          </table:table-cell>
          <table:table-cell office:value-type="currency" office:value="848512.5" table:style-name="ce28">
            <text:p>£848,513</text:p>
          </table:table-cell>
          <table:table-cell table:style-name="ce179"/>
          <table:table-cell office:value-type="float" office:value="405.5" table:style-name="ce29">
            <text:p>406</text:p>
          </table:table-cell>
          <table:table-cell office:value-type="currency" office:value="121650" table:style-name="ce181">
            <text:p>£121,650</text:p>
          </table:table-cell>
          <table:table-cell table:style-name="ce179"/>
          <table:table-cell office:value-type="float" office:value="82" table:style-name="ce23">
            <text:p>82</text:p>
          </table:table-cell>
          <table:table-cell office:value-type="currency" office:value="188600" table:style-name="ce28">
            <text:p>£188,600</text:p>
          </table:table-cell>
          <table:table-cell table:style-name="ce179"/>
          <table:table-cell office:value-type="float" office:value="2172" table:style-name="ce178">
            <text:p>2,172</text:p>
          </table:table-cell>
          <table:table-cell office:value-type="currency" office:value="2184402.5" table:style-name="ce37">
            <text:p>£2,184,403</text:p>
          </table:table-cell>
          <table:table-cell table:number-columns-repeated="16364"/>
        </table:table-row>
        <table:table-row table:style-name="ro7">
          <table:table-cell/>
          <table:table-cell office:value-type="string" table:style-name="ce23">
            <text:p>Meon Valley</text:p>
          </table:table-cell>
          <table:table-cell office:value-type="float" office:value="9842.9999999999982" table:style-name="ce23">
            <text:p>9,843</text:p>
          </table:table-cell>
          <table:table-cell table:style-name="ce179"/>
          <table:table-cell office:value-type="float" office:value="6496" table:style-name="ce23">
            <text:p>6,496</text:p>
          </table:table-cell>
          <table:table-cell office:value-type="float" office:value="906.83333333333337" table:style-name="ce23">
            <text:p>907</text:p>
          </table:table-cell>
          <table:table-cell office:value-type="currency" office:value="1197020" table:style-name="ce28">
            <text:p>£1,197,020</text:p>
          </table:table-cell>
          <table:table-cell table:style-name="ce179"/>
          <table:table-cell office:value-type="float" office:value="3346.9999999999986" table:style-name="ce23">
            <text:p>3,347</text:p>
          </table:table-cell>
          <table:table-cell office:value-type="float" office:value="633" table:style-name="ce23">
            <text:p>633</text:p>
          </table:table-cell>
          <table:table-cell office:value-type="currency" office:value="591855" table:style-name="ce28">
            <text:p>£591,855</text:p>
          </table:table-cell>
          <table:table-cell table:style-name="ce179"/>
          <table:table-cell office:value-type="float" office:value="257" table:style-name="ce29">
            <text:p>257</text:p>
          </table:table-cell>
          <table:table-cell office:value-type="currency" office:value="77100" table:style-name="ce181">
            <text:p>£77,100</text:p>
          </table:table-cell>
          <table:table-cell table:style-name="ce179"/>
          <table:table-cell office:value-type="float" office:value="61" table:style-name="ce23">
            <text:p>61</text:p>
          </table:table-cell>
          <table:table-cell office:value-type="currency" office:value="140300" table:style-name="ce28">
            <text:p>£140,300</text:p>
          </table:table-cell>
          <table:table-cell table:style-name="ce179"/>
          <table:table-cell office:value-type="float" office:value="1857.8333333333335" table:style-name="ce178">
            <text:p>1,858</text:p>
          </table:table-cell>
          <table:table-cell office:value-type="currency" office:value="2006275" table:style-name="ce37">
            <text:p>£2,006,275</text:p>
          </table:table-cell>
          <table:table-cell table:number-columns-repeated="16364"/>
        </table:table-row>
        <table:table-row table:style-name="ro7">
          <table:table-cell/>
          <table:table-cell office:value-type="string" table:style-name="ce23">
            <text:p>Fareham</text:p>
          </table:table-cell>
          <table:table-cell office:value-type="float" office:value="13175" table:style-name="ce23">
            <text:p>13,175</text:p>
          </table:table-cell>
          <table:table-cell table:style-name="ce179"/>
          <table:table-cell office:value-type="float" office:value="8112" table:style-name="ce23">
            <text:p>8,112</text:p>
          </table:table-cell>
          <table:table-cell office:value-type="float" office:value="995" table:style-name="ce23">
            <text:p>995</text:p>
          </table:table-cell>
          <table:table-cell office:value-type="currency" office:value="1313400" table:style-name="ce28">
            <text:p>£1,313,400</text:p>
          </table:table-cell>
          <table:table-cell table:style-name="ce179"/>
          <table:table-cell office:value-type="float" office:value="5063" table:style-name="ce23">
            <text:p>5,063</text:p>
          </table:table-cell>
          <table:table-cell office:value-type="float" office:value="848" table:style-name="ce23">
            <text:p>848</text:p>
          </table:table-cell>
          <table:table-cell office:value-type="currency" office:value="792880" table:style-name="ce28">
            <text:p>£792,880</text:p>
          </table:table-cell>
          <table:table-cell table:style-name="ce179"/>
          <table:table-cell office:value-type="float" office:value="753" table:style-name="ce29">
            <text:p>753</text:p>
          </table:table-cell>
          <table:table-cell office:value-type="currency" office:value="225900" table:style-name="ce181">
            <text:p>£225,900</text:p>
          </table:table-cell>
          <table:table-cell table:style-name="ce179"/>
          <table:table-cell office:value-type="float" office:value="81" table:style-name="ce23">
            <text:p>81</text:p>
          </table:table-cell>
          <table:table-cell office:value-type="currency" office:value="186300" table:style-name="ce28">
            <text:p>£186,300</text:p>
          </table:table-cell>
          <table:table-cell table:style-name="ce179"/>
          <table:table-cell office:value-type="float" office:value="2677" table:style-name="ce178">
            <text:p>2,677</text:p>
          </table:table-cell>
          <table:table-cell office:value-type="currency" office:value="2518480" table:style-name="ce37">
            <text:p>£2,518,480</text:p>
          </table:table-cell>
          <table:table-cell table:number-columns-repeated="16364"/>
        </table:table-row>
        <table:table-row table:style-name="ro7">
          <table:table-cell/>
          <table:table-cell office:value-type="string" table:style-name="ce23">
            <text:p>Portsmouth North</text:p>
          </table:table-cell>
          <table:table-cell office:value-type="float" office:value="15031" table:style-name="ce23">
            <text:p>15,031</text:p>
          </table:table-cell>
          <table:table-cell table:style-name="ce179"/>
          <table:table-cell office:value-type="float" office:value="9444" table:style-name="ce23">
            <text:p>9,444</text:p>
          </table:table-cell>
          <table:table-cell office:value-type="float" office:value="2593" table:style-name="ce23">
            <text:p>2,593</text:p>
          </table:table-cell>
          <table:table-cell office:value-type="currency" office:value="3422760" table:style-name="ce28">
            <text:p>£3,422,760</text:p>
          </table:table-cell>
          <table:table-cell table:style-name="ce179"/>
          <table:table-cell office:value-type="float" office:value="5586.9999999999991" table:style-name="ce23">
            <text:p>5,587</text:p>
          </table:table-cell>
          <table:table-cell office:value-type="float" office:value="1763.9166666666665" table:style-name="ce23">
            <text:p>1,764</text:p>
          </table:table-cell>
          <table:table-cell office:value-type="currency" office:value="1649262.0833333335" table:style-name="ce28">
            <text:p>£1,649,262</text:p>
          </table:table-cell>
          <table:table-cell table:style-name="ce179"/>
          <table:table-cell office:value-type="float" office:value="627.41666666666674" table:style-name="ce29">
            <text:p>627</text:p>
          </table:table-cell>
          <table:table-cell office:value-type="currency" office:value="188225" table:style-name="ce181">
            <text:p>£188,225</text:p>
          </table:table-cell>
          <table:table-cell table:style-name="ce179"/>
          <table:table-cell office:value-type="float" office:value="84.416666666666671" table:style-name="ce23">
            <text:p>84</text:p>
          </table:table-cell>
          <table:table-cell office:value-type="currency" office:value="194158.33333333334" table:style-name="ce28">
            <text:p>£194,158</text:p>
          </table:table-cell>
          <table:table-cell table:style-name="ce179"/>
          <table:table-cell office:value-type="float" office:value="5068.75" table:style-name="ce178">
            <text:p>5,069</text:p>
          </table:table-cell>
          <table:table-cell office:value-type="currency" office:value="5454405.416666667" table:style-name="ce37">
            <text:p>£5,454,405</text:p>
          </table:table-cell>
          <table:table-cell table:number-columns-repeated="16364"/>
        </table:table-row>
        <table:table-row table:style-name="ro7">
          <table:table-cell/>
          <table:table-cell office:value-type="string" table:style-name="ce23">
            <text:p>Portsmouth South</text:p>
          </table:table-cell>
          <table:table-cell office:value-type="float" office:value="10370" table:style-name="ce23">
            <text:p>10,370</text:p>
          </table:table-cell>
          <table:table-cell table:style-name="ce179"/>
          <table:table-cell office:value-type="float" office:value="6967" table:style-name="ce23">
            <text:p>6,967</text:p>
          </table:table-cell>
          <table:table-cell office:value-type="float" office:value="2463" table:style-name="ce23">
            <text:p>2,463</text:p>
          </table:table-cell>
          <table:table-cell office:value-type="currency" office:value="3251160" table:style-name="ce28">
            <text:p>£3,251,160</text:p>
          </table:table-cell>
          <table:table-cell table:style-name="ce179"/>
          <table:table-cell office:value-type="float" office:value="3402.9999999999991" table:style-name="ce23">
            <text:p>3,403</text:p>
          </table:table-cell>
          <table:table-cell office:value-type="float" office:value="1405" table:style-name="ce23">
            <text:p>1,405</text:p>
          </table:table-cell>
          <table:table-cell office:value-type="currency" office:value="1313675" table:style-name="ce28">
            <text:p>£1,313,675</text:p>
          </table:table-cell>
          <table:table-cell table:style-name="ce179"/>
          <table:table-cell office:value-type="float" office:value="284" table:style-name="ce29">
            <text:p>284</text:p>
          </table:table-cell>
          <table:table-cell office:value-type="currency" office:value="85200" table:style-name="ce181">
            <text:p>£85,200</text:p>
          </table:table-cell>
          <table:table-cell table:style-name="ce179"/>
          <table:table-cell office:value-type="float" office:value="42" table:style-name="ce23">
            <text:p>42</text:p>
          </table:table-cell>
          <table:table-cell office:value-type="currency" office:value="96600" table:style-name="ce28">
            <text:p>£96,600</text:p>
          </table:table-cell>
          <table:table-cell table:style-name="ce179"/>
          <table:table-cell office:value-type="float" office:value="4194" table:style-name="ce178">
            <text:p>4,194</text:p>
          </table:table-cell>
          <table:table-cell office:value-type="currency" office:value="4746635" table:style-name="ce37">
            <text:p>£4,746,635</text:p>
          </table:table-cell>
          <table:table-cell table:number-columns-repeated="16364"/>
        </table:table-row>
        <table:table-row table:style-name="ro7">
          <table:table-cell/>
          <table:table-cell office:value-type="string" table:style-name="ce23">
            <text:p>Southampton, Test</text:p>
          </table:table-cell>
          <table:table-cell office:value-type="float" office:value="13053.5" table:style-name="ce23">
            <text:p>13,054</text:p>
          </table:table-cell>
          <table:table-cell table:style-name="ce179"/>
          <table:table-cell office:value-type="float" office:value="8817" table:style-name="ce23">
            <text:p>8,817</text:p>
          </table:table-cell>
          <table:table-cell office:value-type="float" office:value="2437" table:style-name="ce23">
            <text:p>2,437</text:p>
          </table:table-cell>
          <table:table-cell office:value-type="currency" office:value="3216840" table:style-name="ce28">
            <text:p>£3,216,840</text:p>
          </table:table-cell>
          <table:table-cell table:style-name="ce179"/>
          <table:table-cell office:value-type="float" office:value="4236.5" table:style-name="ce23">
            <text:p>4,237</text:p>
          </table:table-cell>
          <table:table-cell office:value-type="float" office:value="1520" table:style-name="ce23">
            <text:p>1,520</text:p>
          </table:table-cell>
          <table:table-cell office:value-type="currency" office:value="1421200" table:style-name="ce28">
            <text:p>£1,421,200</text:p>
          </table:table-cell>
          <table:table-cell table:style-name="ce179"/>
          <table:table-cell office:value-type="float" office:value="44" table:style-name="ce29">
            <text:p>44</text:p>
          </table:table-cell>
          <table:table-cell office:value-type="currency" office:value="13200" table:style-name="ce181">
            <text:p>£13,200</text:p>
          </table:table-cell>
          <table:table-cell table:style-name="ce179"/>
          <table:table-cell office:value-type="float" office:value="66" table:style-name="ce23">
            <text:p>66</text:p>
          </table:table-cell>
          <table:table-cell office:value-type="currency" office:value="151800" table:style-name="ce28">
            <text:p>£151,800</text:p>
          </table:table-cell>
          <table:table-cell table:style-name="ce179"/>
          <table:table-cell office:value-type="float" office:value="4067" table:style-name="ce178">
            <text:p>4,067</text:p>
          </table:table-cell>
          <table:table-cell office:value-type="currency" office:value="4803040" table:style-name="ce37">
            <text:p>£4,803,040</text:p>
          </table:table-cell>
          <table:table-cell table:number-columns-repeated="16364"/>
        </table:table-row>
        <table:table-row table:style-name="ro7">
          <table:table-cell/>
          <table:table-cell office:value-type="string" table:style-name="ce23">
            <text:p>Southampton, Itchen</text:p>
          </table:table-cell>
          <table:table-cell office:value-type="float" office:value="14114.5" table:style-name="ce23">
            <text:p>14,115</text:p>
          </table:table-cell>
          <table:table-cell table:style-name="ce179"/>
          <table:table-cell office:value-type="float" office:value="9725" table:style-name="ce23">
            <text:p>9,725</text:p>
          </table:table-cell>
          <table:table-cell office:value-type="float" office:value="2816.25" table:style-name="ce23">
            <text:p>2,816</text:p>
          </table:table-cell>
          <table:table-cell office:value-type="currency" office:value="3717450" table:style-name="ce28">
            <text:p>£3,717,450</text:p>
          </table:table-cell>
          <table:table-cell table:style-name="ce179"/>
          <table:table-cell office:value-type="float" office:value="4389.5" table:style-name="ce23">
            <text:p>4,390</text:p>
          </table:table-cell>
          <table:table-cell office:value-type="float" office:value="1518" table:style-name="ce23">
            <text:p>1,518</text:p>
          </table:table-cell>
          <table:table-cell office:value-type="currency" office:value="1419330" table:style-name="ce28">
            <text:p>£1,419,330</text:p>
          </table:table-cell>
          <table:table-cell table:style-name="ce179"/>
          <table:table-cell office:value-type="float" office:value="50" table:style-name="ce29">
            <text:p>50</text:p>
          </table:table-cell>
          <table:table-cell office:value-type="currency" office:value="15000" table:style-name="ce181">
            <text:p>£15,000</text:p>
          </table:table-cell>
          <table:table-cell table:style-name="ce179"/>
          <table:table-cell office:value-type="float" office:value="70" table:style-name="ce23">
            <text:p>70</text:p>
          </table:table-cell>
          <table:table-cell office:value-type="currency" office:value="161000" table:style-name="ce28">
            <text:p>£161,000</text:p>
          </table:table-cell>
          <table:table-cell table:style-name="ce179"/>
          <table:table-cell office:value-type="float" office:value="4454.25" table:style-name="ce178">
            <text:p>4,454</text:p>
          </table:table-cell>
          <table:table-cell office:value-type="currency" office:value="5312780" table:style-name="ce37">
            <text:p>£5,312,780</text:p>
          </table:table-cell>
          <table:table-cell table:number-columns-repeated="16364"/>
        </table:table-row>
        <table:table-row table:style-name="ro7">
          <table:table-cell/>
          <table:table-cell office:value-type="string" table:style-name="ce23">
            <text:p>South Leicestershire</text:p>
          </table:table-cell>
          <table:table-cell office:value-type="float" office:value="14580.5" table:style-name="ce23">
            <text:p>14,581</text:p>
          </table:table-cell>
          <table:table-cell table:style-name="ce179"/>
          <table:table-cell office:value-type="float" office:value="8683" table:style-name="ce23">
            <text:p>8,683</text:p>
          </table:table-cell>
          <table:table-cell office:value-type="float" office:value="978" table:style-name="ce23">
            <text:p>978</text:p>
          </table:table-cell>
          <table:table-cell office:value-type="currency" office:value="1290960" table:style-name="ce28">
            <text:p>£1,290,960</text:p>
          </table:table-cell>
          <table:table-cell table:style-name="ce179"/>
          <table:table-cell office:value-type="float" office:value="5897.5" table:style-name="ce23">
            <text:p>5,898</text:p>
          </table:table-cell>
          <table:table-cell office:value-type="float" office:value="1015" table:style-name="ce23">
            <text:p>1,015</text:p>
          </table:table-cell>
          <table:table-cell office:value-type="currency" office:value="949025" table:style-name="ce28">
            <text:p>£949,025</text:p>
          </table:table-cell>
          <table:table-cell table:style-name="ce179"/>
          <table:table-cell office:value-type="float" office:value="60" table:style-name="ce29">
            <text:p>60</text:p>
          </table:table-cell>
          <table:table-cell office:value-type="currency" office:value="18000" table:style-name="ce181">
            <text:p>£18,000</text:p>
          </table:table-cell>
          <table:table-cell table:style-name="ce179"/>
          <table:table-cell office:value-type="float" office:value="133" table:style-name="ce23">
            <text:p>133</text:p>
          </table:table-cell>
          <table:table-cell office:value-type="currency" office:value="305900" table:style-name="ce28">
            <text:p>£305,900</text:p>
          </table:table-cell>
          <table:table-cell table:style-name="ce179"/>
          <table:table-cell office:value-type="float" office:value="2186" table:style-name="ce178">
            <text:p>2,186</text:p>
          </table:table-cell>
          <table:table-cell office:value-type="currency" office:value="2563885" table:style-name="ce37">
            <text:p>£2,563,885</text:p>
          </table:table-cell>
          <table:table-cell table:number-columns-repeated="16364"/>
        </table:table-row>
        <table:table-row table:style-name="ro7">
          <table:table-cell/>
          <table:table-cell office:value-type="string" table:style-name="ce23">
            <text:p>Rutland and Melton</text:p>
          </table:table-cell>
          <table:table-cell office:value-type="float" office:value="12774.5" table:style-name="ce23">
            <text:p>12,775</text:p>
          </table:table-cell>
          <table:table-cell table:style-name="ce179"/>
          <table:table-cell office:value-type="float" office:value="7923.5" table:style-name="ce23">
            <text:p>7,924</text:p>
          </table:table-cell>
          <table:table-cell office:value-type="float" office:value="1015" table:style-name="ce23">
            <text:p>1,015</text:p>
          </table:table-cell>
          <table:table-cell office:value-type="currency" office:value="1339800" table:style-name="ce28">
            <text:p>£1,339,800</text:p>
          </table:table-cell>
          <table:table-cell table:style-name="ce179"/>
          <table:table-cell office:value-type="float" office:value="4851" table:style-name="ce23">
            <text:p>4,851</text:p>
          </table:table-cell>
          <table:table-cell office:value-type="float" office:value="715" table:style-name="ce23">
            <text:p>715</text:p>
          </table:table-cell>
          <table:table-cell office:value-type="currency" office:value="668525" table:style-name="ce28">
            <text:p>£668,525</text:p>
          </table:table-cell>
          <table:table-cell table:style-name="ce179"/>
          <table:table-cell office:value-type="float" office:value="695.5" table:style-name="ce29">
            <text:p>696</text:p>
          </table:table-cell>
          <table:table-cell office:value-type="currency" office:value="208650" table:style-name="ce181">
            <text:p>£208,650</text:p>
          </table:table-cell>
          <table:table-cell table:style-name="ce179"/>
          <table:table-cell office:value-type="float" office:value="93" table:style-name="ce23">
            <text:p>93</text:p>
          </table:table-cell>
          <table:table-cell office:value-type="currency" office:value="213900" table:style-name="ce28">
            <text:p>£213,900</text:p>
          </table:table-cell>
          <table:table-cell table:style-name="ce179"/>
          <table:table-cell office:value-type="float" office:value="2518.5" table:style-name="ce178">
            <text:p>2,519</text:p>
          </table:table-cell>
          <table:table-cell office:value-type="currency" office:value="2430875" table:style-name="ce37">
            <text:p>£2,430,875</text:p>
          </table:table-cell>
          <table:table-cell table:number-columns-repeated="16364"/>
        </table:table-row>
        <table:table-row table:style-name="ro7">
          <table:table-cell/>
          <table:table-cell office:value-type="string" table:style-name="ce23">
            <text:p>Charnwood</text:p>
          </table:table-cell>
          <table:table-cell office:value-type="float" office:value="12875.5" table:style-name="ce23">
            <text:p>12,876</text:p>
          </table:table-cell>
          <table:table-cell table:style-name="ce179"/>
          <table:table-cell office:value-type="float" office:value="8488.5" table:style-name="ce23">
            <text:p>8,489</text:p>
          </table:table-cell>
          <table:table-cell office:value-type="float" office:value="934.75" table:style-name="ce23">
            <text:p>935</text:p>
          </table:table-cell>
          <table:table-cell office:value-type="currency" office:value="1233870" table:style-name="ce28">
            <text:p>£1,233,870</text:p>
          </table:table-cell>
          <table:table-cell table:style-name="ce179"/>
          <table:table-cell office:value-type="float" office:value="4387" table:style-name="ce23">
            <text:p>4,387</text:p>
          </table:table-cell>
          <table:table-cell office:value-type="float" office:value="914" table:style-name="ce23">
            <text:p>914</text:p>
          </table:table-cell>
          <table:table-cell office:value-type="currency" office:value="854590" table:style-name="ce28">
            <text:p>£854,590</text:p>
          </table:table-cell>
          <table:table-cell table:style-name="ce179"/>
          <table:table-cell office:value-type="float" office:value="41.583333333333329" table:style-name="ce29">
            <text:p>42</text:p>
          </table:table-cell>
          <table:table-cell office:value-type="currency" office:value="12475" table:style-name="ce181">
            <text:p>£12,475</text:p>
          </table:table-cell>
          <table:table-cell table:style-name="ce179"/>
          <table:table-cell office:value-type="float" office:value="111" table:style-name="ce23">
            <text:p>111</text:p>
          </table:table-cell>
          <table:table-cell office:value-type="currency" office:value="255300" table:style-name="ce28">
            <text:p>£255,300</text:p>
          </table:table-cell>
          <table:table-cell table:style-name="ce179"/>
          <table:table-cell office:value-type="float" office:value="2001.3333333333333" table:style-name="ce178">
            <text:p>2,001</text:p>
          </table:table-cell>
          <table:table-cell office:value-type="currency" office:value="2356235" table:style-name="ce37">
            <text:p>£2,356,235</text:p>
          </table:table-cell>
          <table:table-cell table:number-columns-repeated="16364"/>
        </table:table-row>
        <table:table-row table:style-name="ro7">
          <table:table-cell/>
          <table:table-cell office:value-type="string" table:style-name="ce23">
            <text:p>Harborough</text:p>
          </table:table-cell>
          <table:table-cell office:value-type="float" office:value="16251" table:style-name="ce23">
            <text:p>16,251</text:p>
          </table:table-cell>
          <table:table-cell table:style-name="ce179"/>
          <table:table-cell office:value-type="float" office:value="8945" table:style-name="ce23">
            <text:p>8,945</text:p>
          </table:table-cell>
          <table:table-cell office:value-type="float" office:value="1040" table:style-name="ce23">
            <text:p>1,040</text:p>
          </table:table-cell>
          <table:table-cell office:value-type="currency" office:value="1372800" table:style-name="ce28">
            <text:p>£1,372,800</text:p>
          </table:table-cell>
          <table:table-cell table:style-name="ce179"/>
          <table:table-cell office:value-type="float" office:value="7306" table:style-name="ce23">
            <text:p>7,306</text:p>
          </table:table-cell>
          <table:table-cell office:value-type="float" office:value="1242" table:style-name="ce23">
            <text:p>1,242</text:p>
          </table:table-cell>
          <table:table-cell office:value-type="currency" office:value="1161270" table:style-name="ce28">
            <text:p>£1,161,270</text:p>
          </table:table-cell>
          <table:table-cell table:style-name="ce179"/>
          <table:table-cell office:value-type="float" office:value="25" table:style-name="ce29">
            <text:p>25</text:p>
          </table:table-cell>
          <table:table-cell office:value-type="currency" office:value="7500" table:style-name="ce181">
            <text:p>£7,500</text:p>
          </table:table-cell>
          <table:table-cell table:style-name="ce179"/>
          <table:table-cell office:value-type="float" office:value="105" table:style-name="ce23">
            <text:p>105</text:p>
          </table:table-cell>
          <table:table-cell office:value-type="currency" office:value="241500" table:style-name="ce28">
            <text:p>£241,500</text:p>
          </table:table-cell>
          <table:table-cell table:style-name="ce179"/>
          <table:table-cell office:value-type="float" office:value="2412" table:style-name="ce178">
            <text:p>2,412</text:p>
          </table:table-cell>
          <table:table-cell office:value-type="currency" office:value="2783070" table:style-name="ce37">
            <text:p>£2,783,070</text:p>
          </table:table-cell>
          <table:table-cell table:number-columns-repeated="16364"/>
        </table:table-row>
        <table:table-row table:style-name="ro7">
          <table:table-cell/>
          <table:table-cell office:value-type="string" table:style-name="ce23">
            <text:p>North West Leicestershire</text:p>
          </table:table-cell>
          <table:table-cell office:value-type="float" office:value="12879" table:style-name="ce23">
            <text:p>12,879</text:p>
          </table:table-cell>
          <table:table-cell table:style-name="ce179"/>
          <table:table-cell office:value-type="float" office:value="8033" table:style-name="ce23">
            <text:p>8,033</text:p>
          </table:table-cell>
          <table:table-cell office:value-type="float" office:value="1252" table:style-name="ce23">
            <text:p>1,252</text:p>
          </table:table-cell>
          <table:table-cell office:value-type="currency" office:value="1652640" table:style-name="ce28">
            <text:p>£1,652,640</text:p>
          </table:table-cell>
          <table:table-cell table:style-name="ce179"/>
          <table:table-cell office:value-type="float" office:value="4846" table:style-name="ce23">
            <text:p>4,846</text:p>
          </table:table-cell>
          <table:table-cell office:value-type="float" office:value="952" table:style-name="ce23">
            <text:p>952</text:p>
          </table:table-cell>
          <table:table-cell office:value-type="currency" office:value="890120" table:style-name="ce28">
            <text:p>£890,120</text:p>
          </table:table-cell>
          <table:table-cell table:style-name="ce179"/>
          <table:table-cell office:value-type="float" office:value="106" table:style-name="ce29">
            <text:p>106</text:p>
          </table:table-cell>
          <table:table-cell office:value-type="currency" office:value="31800" table:style-name="ce181">
            <text:p>£31,800</text:p>
          </table:table-cell>
          <table:table-cell table:style-name="ce179"/>
          <table:table-cell office:value-type="float" office:value="145" table:style-name="ce23">
            <text:p>145</text:p>
          </table:table-cell>
          <table:table-cell office:value-type="currency" office:value="333500" table:style-name="ce28">
            <text:p>£333,500</text:p>
          </table:table-cell>
          <table:table-cell table:style-name="ce179"/>
          <table:table-cell office:value-type="float" office:value="2455" table:style-name="ce178">
            <text:p>2,455</text:p>
          </table:table-cell>
          <table:table-cell office:value-type="currency" office:value="2908060" table:style-name="ce37">
            <text:p>£2,908,060</text:p>
          </table:table-cell>
          <table:table-cell table:number-columns-repeated="16364"/>
        </table:table-row>
        <table:table-row table:style-name="ro7">
          <table:table-cell/>
          <table:table-cell office:value-type="string" table:style-name="ce23">
            <text:p>Loughborough</text:p>
          </table:table-cell>
          <table:table-cell office:value-type="float" office:value="12878.5" table:style-name="ce23">
            <text:p>12,879</text:p>
          </table:table-cell>
          <table:table-cell table:style-name="ce179"/>
          <table:table-cell office:value-type="float" office:value="7329" table:style-name="ce23">
            <text:p>7,329</text:p>
          </table:table-cell>
          <table:table-cell office:value-type="float" office:value="1325" table:style-name="ce23">
            <text:p>1,325</text:p>
          </table:table-cell>
          <table:table-cell office:value-type="currency" office:value="1749000" table:style-name="ce28">
            <text:p>£1,749,000</text:p>
          </table:table-cell>
          <table:table-cell table:style-name="ce179"/>
          <table:table-cell office:value-type="float" office:value="5549.5" table:style-name="ce23">
            <text:p>5,550</text:p>
          </table:table-cell>
          <table:table-cell office:value-type="float" office:value="1232" table:style-name="ce23">
            <text:p>1,232</text:p>
          </table:table-cell>
          <table:table-cell office:value-type="currency" office:value="1151920" table:style-name="ce28">
            <text:p>£1,151,920</text:p>
          </table:table-cell>
          <table:table-cell table:style-name="ce179"/>
          <table:table-cell office:value-type="float" office:value="57" table:style-name="ce29">
            <text:p>57</text:p>
          </table:table-cell>
          <table:table-cell office:value-type="currency" office:value="17100" table:style-name="ce181">
            <text:p>£17,100</text:p>
          </table:table-cell>
          <table:table-cell table:style-name="ce179"/>
          <table:table-cell office:value-type="float" office:value="125" table:style-name="ce23">
            <text:p>125</text:p>
          </table:table-cell>
          <table:table-cell office:value-type="currency" office:value="287500" table:style-name="ce28">
            <text:p>£287,500</text:p>
          </table:table-cell>
          <table:table-cell table:style-name="ce179"/>
          <table:table-cell office:value-type="float" office:value="2739" table:style-name="ce178">
            <text:p>2,739</text:p>
          </table:table-cell>
          <table:table-cell office:value-type="currency" office:value="3205520" table:style-name="ce37">
            <text:p>£3,205,520</text:p>
          </table:table-cell>
          <table:table-cell table:number-columns-repeated="16364"/>
        </table:table-row>
        <table:table-row table:style-name="ro7">
          <table:table-cell/>
          <table:table-cell office:value-type="string" table:style-name="ce23">
            <text:p>Bosworth</text:p>
          </table:table-cell>
          <table:table-cell office:value-type="float" office:value="14652.5" table:style-name="ce23">
            <text:p>14,653</text:p>
          </table:table-cell>
          <table:table-cell table:style-name="ce179"/>
          <table:table-cell office:value-type="float" office:value="8157" table:style-name="ce23">
            <text:p>8,157</text:p>
          </table:table-cell>
          <table:table-cell office:value-type="float" office:value="1182" table:style-name="ce23">
            <text:p>1,182</text:p>
          </table:table-cell>
          <table:table-cell office:value-type="currency" office:value="1560240" table:style-name="ce28">
            <text:p>£1,560,240</text:p>
          </table:table-cell>
          <table:table-cell table:style-name="ce179"/>
          <table:table-cell office:value-type="float" office:value="6495.4999999999991" table:style-name="ce23">
            <text:p>6,496</text:p>
          </table:table-cell>
          <table:table-cell office:value-type="float" office:value="1106" table:style-name="ce23">
            <text:p>1,106</text:p>
          </table:table-cell>
          <table:table-cell office:value-type="currency" office:value="1034110" table:style-name="ce28">
            <text:p>£1,034,110</text:p>
          </table:table-cell>
          <table:table-cell table:style-name="ce179"/>
          <table:table-cell office:value-type="float" office:value="88" table:style-name="ce29">
            <text:p>88</text:p>
          </table:table-cell>
          <table:table-cell office:value-type="currency" office:value="26400" table:style-name="ce181">
            <text:p>£26,400</text:p>
          </table:table-cell>
          <table:table-cell table:style-name="ce179"/>
          <table:table-cell office:value-type="float" office:value="151" table:style-name="ce23">
            <text:p>151</text:p>
          </table:table-cell>
          <table:table-cell office:value-type="currency" office:value="347300" table:style-name="ce28">
            <text:p>£347,300</text:p>
          </table:table-cell>
          <table:table-cell table:style-name="ce179"/>
          <table:table-cell office:value-type="float" office:value="2527" table:style-name="ce178">
            <text:p>2,527</text:p>
          </table:table-cell>
          <table:table-cell office:value-type="currency" office:value="2968050" table:style-name="ce37">
            <text:p>£2,968,050</text:p>
          </table:table-cell>
          <table:table-cell table:number-columns-repeated="16364"/>
        </table:table-row>
        <table:table-row table:style-name="ro7">
          <table:table-cell/>
          <table:table-cell office:value-type="string" table:style-name="ce23">
            <text:p>Leicester East</text:p>
          </table:table-cell>
          <table:table-cell office:value-type="float" office:value="20185" table:style-name="ce23">
            <text:p>20,185</text:p>
          </table:table-cell>
          <table:table-cell table:style-name="ce179"/>
          <table:table-cell office:value-type="float" office:value="12252" table:style-name="ce23">
            <text:p>12,252</text:p>
          </table:table-cell>
          <table:table-cell office:value-type="float" office:value="2732.4166666666665" table:style-name="ce23">
            <text:p>2,732</text:p>
          </table:table-cell>
          <table:table-cell office:value-type="currency" office:value="3606790" table:style-name="ce28">
            <text:p>£3,606,790</text:p>
          </table:table-cell>
          <table:table-cell table:style-name="ce179"/>
          <table:table-cell office:value-type="float" office:value="7933" table:style-name="ce23">
            <text:p>7,933</text:p>
          </table:table-cell>
          <table:table-cell office:value-type="float" office:value="2398" table:style-name="ce23">
            <text:p>2,398</text:p>
          </table:table-cell>
          <table:table-cell office:value-type="currency" office:value="2242130" table:style-name="ce28">
            <text:p>£2,242,130</text:p>
          </table:table-cell>
          <table:table-cell table:style-name="ce179"/>
          <table:table-cell office:value-type="float" office:value="11" table:style-name="ce29">
            <text:p>11</text:p>
          </table:table-cell>
          <table:table-cell office:value-type="currency" office:value="3300" table:style-name="ce181">
            <text:p>£3,300</text:p>
          </table:table-cell>
          <table:table-cell table:style-name="ce179"/>
          <table:table-cell office:value-type="float" office:value="38" table:style-name="ce23">
            <text:p>38</text:p>
          </table:table-cell>
          <table:table-cell office:value-type="currency" office:value="87400" table:style-name="ce28">
            <text:p>£87,400</text:p>
          </table:table-cell>
          <table:table-cell table:style-name="ce179"/>
          <table:table-cell office:value-type="float" office:value="5179.4166666666661" table:style-name="ce178">
            <text:p>5,179</text:p>
          </table:table-cell>
          <table:table-cell office:value-type="currency" office:value="5939620" table:style-name="ce37">
            <text:p>£5,939,620</text:p>
          </table:table-cell>
          <table:table-cell table:number-columns-repeated="16364"/>
        </table:table-row>
        <table:table-row table:style-name="ro7">
          <table:table-cell/>
          <table:table-cell office:value-type="string" table:style-name="ce23">
            <text:p>Leicester South</text:p>
          </table:table-cell>
          <table:table-cell office:value-type="float" office:value="16268" table:style-name="ce23">
            <text:p>16,268</text:p>
          </table:table-cell>
          <table:table-cell table:style-name="ce179"/>
          <table:table-cell office:value-type="float" office:value="10564" table:style-name="ce23">
            <text:p>10,564</text:p>
          </table:table-cell>
          <table:table-cell office:value-type="float" office:value="2530" table:style-name="ce23">
            <text:p>2,530</text:p>
          </table:table-cell>
          <table:table-cell office:value-type="currency" office:value="3339600" table:style-name="ce28">
            <text:p>£3,339,600</text:p>
          </table:table-cell>
          <table:table-cell table:style-name="ce179"/>
          <table:table-cell office:value-type="float" office:value="5704" table:style-name="ce23">
            <text:p>5,704</text:p>
          </table:table-cell>
          <table:table-cell office:value-type="float" office:value="1937" table:style-name="ce23">
            <text:p>1,937</text:p>
          </table:table-cell>
          <table:table-cell office:value-type="currency" office:value="1811095" table:style-name="ce28">
            <text:p>£1,811,095</text:p>
          </table:table-cell>
          <table:table-cell table:style-name="ce179"/>
          <table:table-cell office:value-type="string" table:style-name="ce29">
            <text:p>x</text:p>
          </table:table-cell>
          <table:table-cell office:value-type="string" table:style-name="ce181">
            <text:p>x</text:p>
          </table:table-cell>
          <table:table-cell table:style-name="ce179"/>
          <table:table-cell office:value-type="float" office:value="61" table:style-name="ce23">
            <text:p>61</text:p>
          </table:table-cell>
          <table:table-cell office:value-type="currency" office:value="140300" table:style-name="ce28">
            <text:p>£140,300</text:p>
          </table:table-cell>
          <table:table-cell table:style-name="ce179"/>
          <table:table-cell office:value-type="string" table:style-name="ce178">
            <text:p>x</text:p>
          </table:table-cell>
          <table:table-cell office:value-type="string" table:style-name="ce37">
            <text:p>x</text:p>
          </table:table-cell>
          <table:table-cell table:number-columns-repeated="16364"/>
        </table:table-row>
        <table:table-row table:style-name="ro7">
          <table:table-cell/>
          <table:table-cell office:value-type="string" table:style-name="ce23">
            <text:p>Leicester West</text:p>
          </table:table-cell>
          <table:table-cell office:value-type="float" office:value="15821" table:style-name="ce23">
            <text:p>15,821</text:p>
          </table:table-cell>
          <table:table-cell table:style-name="ce179"/>
          <table:table-cell office:value-type="float" office:value="10599" table:style-name="ce23">
            <text:p>10,599</text:p>
          </table:table-cell>
          <table:table-cell office:value-type="float" office:value="3620" table:style-name="ce23">
            <text:p>3,620</text:p>
          </table:table-cell>
          <table:table-cell office:value-type="currency" office:value="4778400" table:style-name="ce28">
            <text:p>£4,778,400</text:p>
          </table:table-cell>
          <table:table-cell table:style-name="ce179"/>
          <table:table-cell office:value-type="float" office:value="5222" table:style-name="ce23">
            <text:p>5,222</text:p>
          </table:table-cell>
          <table:table-cell office:value-type="float" office:value="2136" table:style-name="ce23">
            <text:p>2,136</text:p>
          </table:table-cell>
          <table:table-cell office:value-type="currency" office:value="1997160" table:style-name="ce28">
            <text:p>£1,997,160</text:p>
          </table:table-cell>
          <table:table-cell table:style-name="ce179"/>
          <table:table-cell office:value-type="float" office:value="14" table:style-name="ce29">
            <text:p>14</text:p>
          </table:table-cell>
          <table:table-cell office:value-type="currency" office:value="4200" table:style-name="ce181">
            <text:p>£4,200</text:p>
          </table:table-cell>
          <table:table-cell table:style-name="ce179"/>
          <table:table-cell office:value-type="float" office:value="56" table:style-name="ce23">
            <text:p>56</text:p>
          </table:table-cell>
          <table:table-cell office:value-type="currency" office:value="128800" table:style-name="ce28">
            <text:p>£128,800</text:p>
          </table:table-cell>
          <table:table-cell table:style-name="ce179"/>
          <table:table-cell office:value-type="float" office:value="5826" table:style-name="ce178">
            <text:p>5,826</text:p>
          </table:table-cell>
          <table:table-cell office:value-type="currency" office:value="6908560" table:style-name="ce37">
            <text:p>£6,908,560</text:p>
          </table:table-cell>
          <table:table-cell table:number-columns-repeated="16364"/>
        </table:table-row>
        <table:table-row table:style-name="ro7">
          <table:table-cell/>
          <table:table-cell office:value-type="string" table:style-name="ce23">
            <text:p>Lichfield</text:p>
          </table:table-cell>
          <table:table-cell office:value-type="float" office:value="13931.5" table:style-name="ce23">
            <text:p>13,932</text:p>
          </table:table-cell>
          <table:table-cell table:style-name="ce179"/>
          <table:table-cell office:value-type="float" office:value="7602" table:style-name="ce23">
            <text:p>7,602</text:p>
          </table:table-cell>
          <table:table-cell office:value-type="float" office:value="1066.5833333333333" table:style-name="ce23">
            <text:p>1,067</text:p>
          </table:table-cell>
          <table:table-cell office:value-type="currency" office:value="1407890" table:style-name="ce28">
            <text:p>£1,407,890</text:p>
          </table:table-cell>
          <table:table-cell table:style-name="ce179"/>
          <table:table-cell office:value-type="float" office:value="6329.5000000000009" table:style-name="ce23">
            <text:p>6,330</text:p>
          </table:table-cell>
          <table:table-cell office:value-type="float" office:value="1020.1666666666666" table:style-name="ce23">
            <text:p>1,020</text:p>
          </table:table-cell>
          <table:table-cell office:value-type="currency" office:value="953855.83333333337" table:style-name="ce28">
            <text:p>£953,856</text:p>
          </table:table-cell>
          <table:table-cell table:style-name="ce179"/>
          <table:table-cell office:value-type="float" office:value="167.41666666666669" table:style-name="ce29">
            <text:p>167</text:p>
          </table:table-cell>
          <table:table-cell office:value-type="currency" office:value="50225" table:style-name="ce181">
            <text:p>£50,225</text:p>
          </table:table-cell>
          <table:table-cell table:style-name="ce179"/>
          <table:table-cell office:value-type="float" office:value="123" table:style-name="ce23">
            <text:p>123</text:p>
          </table:table-cell>
          <table:table-cell office:value-type="currency" office:value="282900" table:style-name="ce28">
            <text:p>£282,900</text:p>
          </table:table-cell>
          <table:table-cell table:style-name="ce179"/>
          <table:table-cell office:value-type="float" office:value="2377.1666666666665" table:style-name="ce178">
            <text:p>2,377</text:p>
          </table:table-cell>
          <table:table-cell office:value-type="currency" office:value="2694870.8333333335" table:style-name="ce37">
            <text:p>£2,694,871</text:p>
          </table:table-cell>
          <table:table-cell table:number-columns-repeated="16364"/>
        </table:table-row>
        <table:table-row table:style-name="ro7">
          <table:table-cell/>
          <table:table-cell office:value-type="string" table:style-name="ce23">
            <text:p>Newcastle-under-Lyme</text:p>
          </table:table-cell>
          <table:table-cell office:value-type="float" office:value="11515" table:style-name="ce23">
            <text:p>11,515</text:p>
          </table:table-cell>
          <table:table-cell table:style-name="ce179"/>
          <table:table-cell office:value-type="float" office:value="6929" table:style-name="ce23">
            <text:p>6,929</text:p>
          </table:table-cell>
          <table:table-cell office:value-type="float" office:value="1358" table:style-name="ce23">
            <text:p>1,358</text:p>
          </table:table-cell>
          <table:table-cell office:value-type="currency" office:value="1792560" table:style-name="ce28">
            <text:p>£1,792,560</text:p>
          </table:table-cell>
          <table:table-cell table:style-name="ce179"/>
          <table:table-cell office:value-type="float" office:value="4586" table:style-name="ce23">
            <text:p>4,586</text:p>
          </table:table-cell>
          <table:table-cell office:value-type="float" office:value="1240" table:style-name="ce23">
            <text:p>1,240</text:p>
          </table:table-cell>
          <table:table-cell office:value-type="currency" office:value="1159400" table:style-name="ce28">
            <text:p>£1,159,400</text:p>
          </table:table-cell>
          <table:table-cell table:style-name="ce179"/>
          <table:table-cell office:value-type="float" office:value="54" table:style-name="ce29">
            <text:p>54</text:p>
          </table:table-cell>
          <table:table-cell office:value-type="currency" office:value="16200" table:style-name="ce181">
            <text:p>£16,200</text:p>
          </table:table-cell>
          <table:table-cell table:style-name="ce179"/>
          <table:table-cell office:value-type="float" office:value="79" table:style-name="ce23">
            <text:p>79</text:p>
          </table:table-cell>
          <table:table-cell office:value-type="currency" office:value="181700" table:style-name="ce28">
            <text:p>£181,700</text:p>
          </table:table-cell>
          <table:table-cell table:style-name="ce179"/>
          <table:table-cell office:value-type="float" office:value="2731" table:style-name="ce178">
            <text:p>2,731</text:p>
          </table:table-cell>
          <table:table-cell office:value-type="currency" office:value="3149860" table:style-name="ce37">
            <text:p>£3,149,860</text:p>
          </table:table-cell>
          <table:table-cell table:number-columns-repeated="16364"/>
        </table:table-row>
        <table:table-row table:style-name="ro7">
          <table:table-cell/>
          <table:table-cell office:value-type="string" table:style-name="ce23">
            <text:p>Stafford</text:p>
          </table:table-cell>
          <table:table-cell office:value-type="float" office:value="12646" table:style-name="ce23">
            <text:p>12,646</text:p>
          </table:table-cell>
          <table:table-cell table:style-name="ce179"/>
          <table:table-cell office:value-type="float" office:value="7454.5" table:style-name="ce23">
            <text:p>7,455</text:p>
          </table:table-cell>
          <table:table-cell office:value-type="float" office:value="1337" table:style-name="ce23">
            <text:p>1,337</text:p>
          </table:table-cell>
          <table:table-cell office:value-type="currency" office:value="1764840" table:style-name="ce28">
            <text:p>£1,764,840</text:p>
          </table:table-cell>
          <table:table-cell table:style-name="ce179"/>
          <table:table-cell office:value-type="float" office:value="5191.4999999999991" table:style-name="ce23">
            <text:p>5,192</text:p>
          </table:table-cell>
          <table:table-cell office:value-type="float" office:value="1012" table:style-name="ce23">
            <text:p>1,012</text:p>
          </table:table-cell>
          <table:table-cell office:value-type="currency" office:value="946220" table:style-name="ce28">
            <text:p>£946,220</text:p>
          </table:table-cell>
          <table:table-cell table:style-name="ce179"/>
          <table:table-cell office:value-type="float" office:value="589.5" table:style-name="ce29">
            <text:p>590</text:p>
          </table:table-cell>
          <table:table-cell office:value-type="currency" office:value="176850" table:style-name="ce181">
            <text:p>£176,850</text:p>
          </table:table-cell>
          <table:table-cell table:style-name="ce179"/>
          <table:table-cell office:value-type="float" office:value="90" table:style-name="ce23">
            <text:p>90</text:p>
          </table:table-cell>
          <table:table-cell office:value-type="currency" office:value="207000" table:style-name="ce28">
            <text:p>£207,000</text:p>
          </table:table-cell>
          <table:table-cell table:style-name="ce179"/>
          <table:table-cell office:value-type="float" office:value="3028.5" table:style-name="ce178">
            <text:p>3,029</text:p>
          </table:table-cell>
          <table:table-cell office:value-type="currency" office:value="3094910" table:style-name="ce37">
            <text:p>£3,094,910</text:p>
          </table:table-cell>
          <table:table-cell table:number-columns-repeated="16364"/>
        </table:table-row>
        <table:table-row table:style-name="ro7">
          <table:table-cell/>
          <table:table-cell office:value-type="string" table:style-name="ce23">
            <text:p>Cannock Chase</text:p>
          </table:table-cell>
          <table:table-cell office:value-type="float" office:value="12034" table:style-name="ce23">
            <text:p>12,034</text:p>
          </table:table-cell>
          <table:table-cell table:style-name="ce179"/>
          <table:table-cell office:value-type="float" office:value="7501" table:style-name="ce23">
            <text:p>7,501</text:p>
          </table:table-cell>
          <table:table-cell office:value-type="float" office:value="1656" table:style-name="ce23">
            <text:p>1,656</text:p>
          </table:table-cell>
          <table:table-cell office:value-type="currency" office:value="2185920" table:style-name="ce28">
            <text:p>£2,185,920</text:p>
          </table:table-cell>
          <table:table-cell table:style-name="ce179"/>
          <table:table-cell office:value-type="float" office:value="4532.9999999999982" table:style-name="ce23">
            <text:p>4,533</text:p>
          </table:table-cell>
          <table:table-cell office:value-type="float" office:value="1226" table:style-name="ce23">
            <text:p>1,226</text:p>
          </table:table-cell>
          <table:table-cell office:value-type="currency" office:value="1146310" table:style-name="ce28">
            <text:p>£1,146,310</text:p>
          </table:table-cell>
          <table:table-cell table:style-name="ce179"/>
          <table:table-cell office:value-type="float" office:value="64" table:style-name="ce29">
            <text:p>64</text:p>
          </table:table-cell>
          <table:table-cell office:value-type="currency" office:value="19200" table:style-name="ce181">
            <text:p>£19,200</text:p>
          </table:table-cell>
          <table:table-cell table:style-name="ce179"/>
          <table:table-cell office:value-type="float" office:value="100" table:style-name="ce23">
            <text:p>100</text:p>
          </table:table-cell>
          <table:table-cell office:value-type="currency" office:value="230000" table:style-name="ce28">
            <text:p>£230,000</text:p>
          </table:table-cell>
          <table:table-cell table:style-name="ce179"/>
          <table:table-cell office:value-type="float" office:value="3046" table:style-name="ce178">
            <text:p>3,046</text:p>
          </table:table-cell>
          <table:table-cell office:value-type="currency" office:value="3581430" table:style-name="ce37">
            <text:p>£3,581,430</text:p>
          </table:table-cell>
          <table:table-cell table:number-columns-repeated="16364"/>
        </table:table-row>
        <table:table-row table:style-name="ro7">
          <table:table-cell/>
          <table:table-cell office:value-type="string" table:style-name="ce23">
            <text:p>Burton</text:p>
          </table:table-cell>
          <table:table-cell office:value-type="float" office:value="15654.500000000004" table:style-name="ce23">
            <text:p>15,655</text:p>
          </table:table-cell>
          <table:table-cell table:style-name="ce179"/>
          <table:table-cell office:value-type="float" office:value="9204" table:style-name="ce23">
            <text:p>9,204</text:p>
          </table:table-cell>
          <table:table-cell office:value-type="float" office:value="1633" table:style-name="ce23">
            <text:p>1,633</text:p>
          </table:table-cell>
          <table:table-cell office:value-type="currency" office:value="2155560" table:style-name="ce28">
            <text:p>£2,155,560</text:p>
          </table:table-cell>
          <table:table-cell table:style-name="ce179"/>
          <table:table-cell office:value-type="float" office:value="6450.5000000000027" table:style-name="ce23">
            <text:p>6,451</text:p>
          </table:table-cell>
          <table:table-cell office:value-type="float" office:value="1430" table:style-name="ce23">
            <text:p>1,430</text:p>
          </table:table-cell>
          <table:table-cell office:value-type="currency" office:value="1337050" table:style-name="ce28">
            <text:p>£1,337,050</text:p>
          </table:table-cell>
          <table:table-cell table:style-name="ce179"/>
          <table:table-cell office:value-type="float" office:value="59" table:style-name="ce29">
            <text:p>59</text:p>
          </table:table-cell>
          <table:table-cell office:value-type="currency" office:value="17700" table:style-name="ce181">
            <text:p>£17,700</text:p>
          </table:table-cell>
          <table:table-cell table:style-name="ce179"/>
          <table:table-cell office:value-type="float" office:value="99" table:style-name="ce23">
            <text:p>99</text:p>
          </table:table-cell>
          <table:table-cell office:value-type="currency" office:value="227700" table:style-name="ce28">
            <text:p>£227,700</text:p>
          </table:table-cell>
          <table:table-cell table:style-name="ce179"/>
          <table:table-cell office:value-type="float" office:value="3221" table:style-name="ce178">
            <text:p>3,221</text:p>
          </table:table-cell>
          <table:table-cell office:value-type="currency" office:value="3738010" table:style-name="ce37">
            <text:p>£3,738,010</text:p>
          </table:table-cell>
          <table:table-cell table:number-columns-repeated="16364"/>
        </table:table-row>
        <table:table-row table:style-name="ro7">
          <table:table-cell/>
          <table:table-cell office:value-type="string" table:style-name="ce23">
            <text:p>Stoke-on-Trent North</text:p>
          </table:table-cell>
          <table:table-cell office:value-type="float" office:value="14721" table:style-name="ce23">
            <text:p>14,721</text:p>
          </table:table-cell>
          <table:table-cell table:style-name="ce179"/>
          <table:table-cell office:value-type="float" office:value="8505" table:style-name="ce23">
            <text:p>8,505</text:p>
          </table:table-cell>
          <table:table-cell office:value-type="float" office:value="3149" table:style-name="ce23">
            <text:p>3,149</text:p>
          </table:table-cell>
          <table:table-cell office:value-type="currency" office:value="4156680" table:style-name="ce28">
            <text:p>£4,156,680</text:p>
          </table:table-cell>
          <table:table-cell table:style-name="ce179"/>
          <table:table-cell office:value-type="float" office:value="6216" table:style-name="ce23">
            <text:p>6,216</text:p>
          </table:table-cell>
          <table:table-cell office:value-type="float" office:value="2399" table:style-name="ce23">
            <text:p>2,399</text:p>
          </table:table-cell>
          <table:table-cell office:value-type="currency" office:value="2241506.6666666665" table:style-name="ce28">
            <text:p>£2,241,507</text:p>
          </table:table-cell>
          <table:table-cell table:style-name="ce179"/>
          <table:table-cell office:value-type="float" office:value="52" table:style-name="ce29">
            <text:p>52</text:p>
          </table:table-cell>
          <table:table-cell office:value-type="currency" office:value="15600" table:style-name="ce181">
            <text:p>£15,600</text:p>
          </table:table-cell>
          <table:table-cell table:style-name="ce179"/>
          <table:table-cell office:value-type="float" office:value="80" table:style-name="ce23">
            <text:p>80</text:p>
          </table:table-cell>
          <table:table-cell office:value-type="currency" office:value="184000" table:style-name="ce28">
            <text:p>£184,000</text:p>
          </table:table-cell>
          <table:table-cell table:style-name="ce179"/>
          <table:table-cell office:value-type="float" office:value="5680" table:style-name="ce178">
            <text:p>5,680</text:p>
          </table:table-cell>
          <table:table-cell office:value-type="currency" office:value="6597786.666666666" table:style-name="ce37">
            <text:p>£6,597,787</text:p>
          </table:table-cell>
          <table:table-cell table:number-columns-repeated="16364"/>
        </table:table-row>
        <table:table-row table:style-name="ro7">
          <table:table-cell/>
          <table:table-cell office:value-type="string" table:style-name="ce23">
            <text:p>Staffordshire Moorlands</text:p>
          </table:table-cell>
          <table:table-cell office:value-type="float" office:value="10355" table:style-name="ce23">
            <text:p>10,355</text:p>
          </table:table-cell>
          <table:table-cell table:style-name="ce179"/>
          <table:table-cell office:value-type="float" office:value="6396" table:style-name="ce23">
            <text:p>6,396</text:p>
          </table:table-cell>
          <table:table-cell office:value-type="float" office:value="900" table:style-name="ce23">
            <text:p>900</text:p>
          </table:table-cell>
          <table:table-cell office:value-type="currency" office:value="1188000" table:style-name="ce28">
            <text:p>£1,188,000</text:p>
          </table:table-cell>
          <table:table-cell table:style-name="ce179"/>
          <table:table-cell office:value-type="float" office:value="3959" table:style-name="ce23">
            <text:p>3,959</text:p>
          </table:table-cell>
          <table:table-cell office:value-type="float" office:value="751" table:style-name="ce23">
            <text:p>751</text:p>
          </table:table-cell>
          <table:table-cell office:value-type="currency" office:value="702185" table:style-name="ce28">
            <text:p>£702,185</text:p>
          </table:table-cell>
          <table:table-cell table:style-name="ce179"/>
          <table:table-cell office:value-type="float" office:value="55" table:style-name="ce29">
            <text:p>55</text:p>
          </table:table-cell>
          <table:table-cell office:value-type="currency" office:value="16500" table:style-name="ce181">
            <text:p>£16,500</text:p>
          </table:table-cell>
          <table:table-cell table:style-name="ce179"/>
          <table:table-cell office:value-type="float" office:value="106" table:style-name="ce23">
            <text:p>106</text:p>
          </table:table-cell>
          <table:table-cell office:value-type="currency" office:value="243800" table:style-name="ce28">
            <text:p>£243,800</text:p>
          </table:table-cell>
          <table:table-cell table:style-name="ce179"/>
          <table:table-cell office:value-type="float" office:value="1812" table:style-name="ce178">
            <text:p>1,812</text:p>
          </table:table-cell>
          <table:table-cell office:value-type="currency" office:value="2150485" table:style-name="ce37">
            <text:p>£2,150,485</text:p>
          </table:table-cell>
          <table:table-cell table:number-columns-repeated="16364"/>
        </table:table-row>
        <table:table-row table:style-name="ro7">
          <table:table-cell/>
          <table:table-cell office:value-type="string" table:style-name="ce23">
            <text:p>Stone</text:p>
          </table:table-cell>
          <table:table-cell office:value-type="float" office:value="10075.5" table:style-name="ce23">
            <text:p>10,076</text:p>
          </table:table-cell>
          <table:table-cell table:style-name="ce179"/>
          <table:table-cell office:value-type="float" office:value="5908" table:style-name="ce23">
            <text:p>5,908</text:p>
          </table:table-cell>
          <table:table-cell office:value-type="float" office:value="643" table:style-name="ce23">
            <text:p>643</text:p>
          </table:table-cell>
          <table:table-cell office:value-type="currency" office:value="848760" table:style-name="ce28">
            <text:p>£848,760</text:p>
          </table:table-cell>
          <table:table-cell table:style-name="ce179"/>
          <table:table-cell office:value-type="float" office:value="4167.5" table:style-name="ce23">
            <text:p>4,168</text:p>
          </table:table-cell>
          <table:table-cell office:value-type="float" office:value="647" table:style-name="ce23">
            <text:p>647</text:p>
          </table:table-cell>
          <table:table-cell office:value-type="currency" office:value="604945" table:style-name="ce28">
            <text:p>£604,945</text:p>
          </table:table-cell>
          <table:table-cell table:style-name="ce179"/>
          <table:table-cell office:value-type="float" office:value="103" table:style-name="ce29">
            <text:p>103</text:p>
          </table:table-cell>
          <table:table-cell office:value-type="currency" office:value="30900" table:style-name="ce181">
            <text:p>£30,900</text:p>
          </table:table-cell>
          <table:table-cell table:style-name="ce179"/>
          <table:table-cell office:value-type="float" office:value="105" table:style-name="ce23">
            <text:p>105</text:p>
          </table:table-cell>
          <table:table-cell office:value-type="currency" office:value="241500" table:style-name="ce28">
            <text:p>£241,500</text:p>
          </table:table-cell>
          <table:table-cell table:style-name="ce179"/>
          <table:table-cell office:value-type="float" office:value="1498" table:style-name="ce178">
            <text:p>1,498</text:p>
          </table:table-cell>
          <table:table-cell office:value-type="currency" office:value="1726105" table:style-name="ce37">
            <text:p>£1,726,105</text:p>
          </table:table-cell>
          <table:table-cell table:number-columns-repeated="16364"/>
        </table:table-row>
        <table:table-row table:style-name="ro7">
          <table:table-cell/>
          <table:table-cell office:value-type="string" table:style-name="ce23">
            <text:p>Stoke-on-Trent Central</text:p>
          </table:table-cell>
          <table:table-cell office:value-type="float" office:value="10450" table:style-name="ce23">
            <text:p>10,450</text:p>
          </table:table-cell>
          <table:table-cell table:style-name="ce179"/>
          <table:table-cell office:value-type="float" office:value="7905" table:style-name="ce23">
            <text:p>7,905</text:p>
          </table:table-cell>
          <table:table-cell office:value-type="float" office:value="2653" table:style-name="ce23">
            <text:p>2,653</text:p>
          </table:table-cell>
          <table:table-cell office:value-type="currency" office:value="3501960" table:style-name="ce28">
            <text:p>£3,501,960</text:p>
          </table:table-cell>
          <table:table-cell table:style-name="ce179"/>
          <table:table-cell office:value-type="float" office:value="2545" table:style-name="ce23">
            <text:p>2,545</text:p>
          </table:table-cell>
          <table:table-cell office:value-type="float" office:value="920" table:style-name="ce23">
            <text:p>920</text:p>
          </table:table-cell>
          <table:table-cell office:value-type="currency" office:value="860200" table:style-name="ce28">
            <text:p>£860,200</text:p>
          </table:table-cell>
          <table:table-cell table:style-name="ce179"/>
          <table:table-cell office:value-type="float" office:value="40" table:style-name="ce29">
            <text:p>40</text:p>
          </table:table-cell>
          <table:table-cell office:value-type="currency" office:value="12000" table:style-name="ce181">
            <text:p>£12,000</text:p>
          </table:table-cell>
          <table:table-cell table:style-name="ce179"/>
          <table:table-cell office:value-type="float" office:value="55" table:style-name="ce23">
            <text:p>55</text:p>
          </table:table-cell>
          <table:table-cell office:value-type="currency" office:value="126500" table:style-name="ce28">
            <text:p>£126,500</text:p>
          </table:table-cell>
          <table:table-cell table:style-name="ce179"/>
          <table:table-cell office:value-type="float" office:value="3668" table:style-name="ce178">
            <text:p>3,668</text:p>
          </table:table-cell>
          <table:table-cell office:value-type="currency" office:value="4500660" table:style-name="ce37">
            <text:p>£4,500,660</text:p>
          </table:table-cell>
          <table:table-cell table:number-columns-repeated="16364"/>
        </table:table-row>
        <table:table-row table:style-name="ro7">
          <table:table-cell/>
          <table:table-cell office:value-type="string" table:style-name="ce23">
            <text:p>Stoke-on-Trent South</text:p>
          </table:table-cell>
          <table:table-cell office:value-type="float" office:value="12627" table:style-name="ce23">
            <text:p>12,627</text:p>
          </table:table-cell>
          <table:table-cell table:style-name="ce179"/>
          <table:table-cell office:value-type="float" office:value="8051" table:style-name="ce23">
            <text:p>8,051</text:p>
          </table:table-cell>
          <table:table-cell office:value-type="float" office:value="2778" table:style-name="ce23">
            <text:p>2,778</text:p>
          </table:table-cell>
          <table:table-cell office:value-type="currency" office:value="3666960" table:style-name="ce28">
            <text:p>£3,666,960</text:p>
          </table:table-cell>
          <table:table-cell table:style-name="ce179"/>
          <table:table-cell office:value-type="float" office:value="4576" table:style-name="ce23">
            <text:p>4,576</text:p>
          </table:table-cell>
          <table:table-cell office:value-type="float" office:value="1709" table:style-name="ce23">
            <text:p>1,709</text:p>
          </table:table-cell>
          <table:table-cell office:value-type="currency" office:value="1597915" table:style-name="ce28">
            <text:p>£1,597,915</text:p>
          </table:table-cell>
          <table:table-cell table:style-name="ce179"/>
          <table:table-cell office:value-type="float" office:value="47" table:style-name="ce29">
            <text:p>47</text:p>
          </table:table-cell>
          <table:table-cell office:value-type="currency" office:value="14100" table:style-name="ce181">
            <text:p>£14,100</text:p>
          </table:table-cell>
          <table:table-cell table:style-name="ce179"/>
          <table:table-cell office:value-type="float" office:value="63" table:style-name="ce23">
            <text:p>63</text:p>
          </table:table-cell>
          <table:table-cell office:value-type="currency" office:value="144900" table:style-name="ce28">
            <text:p>£144,900</text:p>
          </table:table-cell>
          <table:table-cell table:style-name="ce179"/>
          <table:table-cell office:value-type="float" office:value="4597" table:style-name="ce178">
            <text:p>4,597</text:p>
          </table:table-cell>
          <table:table-cell office:value-type="currency" office:value="5423875" table:style-name="ce37">
            <text:p>£5,423,875</text:p>
          </table:table-cell>
          <table:table-cell table:number-columns-repeated="16364"/>
        </table:table-row>
        <table:table-row table:style-name="ro7">
          <table:table-cell/>
          <table:table-cell office:value-type="string" table:style-name="ce23">
            <text:p>North Wiltshire</text:p>
          </table:table-cell>
          <table:table-cell office:value-type="float" office:value="12420" table:style-name="ce23">
            <text:p>12,420</text:p>
          </table:table-cell>
          <table:table-cell table:style-name="ce179"/>
          <table:table-cell office:value-type="float" office:value="7365" table:style-name="ce23">
            <text:p>7,365</text:p>
          </table:table-cell>
          <table:table-cell office:value-type="float" office:value="898" table:style-name="ce23">
            <text:p>898</text:p>
          </table:table-cell>
          <table:table-cell office:value-type="currency" office:value="1185360" table:style-name="ce28">
            <text:p>£1,185,360</text:p>
          </table:table-cell>
          <table:table-cell table:style-name="ce179"/>
          <table:table-cell office:value-type="float" office:value="5055" table:style-name="ce23">
            <text:p>5,055</text:p>
          </table:table-cell>
          <table:table-cell office:value-type="float" office:value="748.5" table:style-name="ce23">
            <text:p>749</text:p>
          </table:table-cell>
          <table:table-cell office:value-type="currency" office:value="699847.5" table:style-name="ce28">
            <text:p>£699,848</text:p>
          </table:table-cell>
          <table:table-cell table:style-name="ce179"/>
          <table:table-cell office:value-type="float" office:value="1116.8333333333333" table:style-name="ce29">
            <text:p>1,117</text:p>
          </table:table-cell>
          <table:table-cell office:value-type="currency" office:value="335050" table:style-name="ce181">
            <text:p>£335,050</text:p>
          </table:table-cell>
          <table:table-cell table:style-name="ce179"/>
          <table:table-cell office:value-type="float" office:value="76" table:style-name="ce23">
            <text:p>76</text:p>
          </table:table-cell>
          <table:table-cell office:value-type="currency" office:value="174800" table:style-name="ce28">
            <text:p>£174,800</text:p>
          </table:table-cell>
          <table:table-cell table:style-name="ce179"/>
          <table:table-cell office:value-type="float" office:value="2839.333333333333" table:style-name="ce178">
            <text:p>2,839</text:p>
          </table:table-cell>
          <table:table-cell office:value-type="currency" office:value="2395057.5" table:style-name="ce37">
            <text:p>£2,395,058</text:p>
          </table:table-cell>
          <table:table-cell table:number-columns-repeated="16364"/>
        </table:table-row>
        <table:table-row table:style-name="ro7">
          <table:table-cell/>
          <table:table-cell office:value-type="string" table:style-name="ce23">
            <text:p>Salisbury</text:p>
          </table:table-cell>
          <table:table-cell office:value-type="float" office:value="12391" table:style-name="ce23">
            <text:p>12,391</text:p>
          </table:table-cell>
          <table:table-cell table:style-name="ce179"/>
          <table:table-cell office:value-type="float" office:value="7542.5" table:style-name="ce23">
            <text:p>7,543</text:p>
          </table:table-cell>
          <table:table-cell office:value-type="float" office:value="1002.6666666666666" table:style-name="ce23">
            <text:p>1,003</text:p>
          </table:table-cell>
          <table:table-cell office:value-type="currency" office:value="1323520" table:style-name="ce28">
            <text:p>£1,323,520</text:p>
          </table:table-cell>
          <table:table-cell table:style-name="ce179"/>
          <table:table-cell office:value-type="float" office:value="4848.5" table:style-name="ce23">
            <text:p>4,849</text:p>
          </table:table-cell>
          <table:table-cell office:value-type="float" office:value="731" table:style-name="ce23">
            <text:p>731</text:p>
          </table:table-cell>
          <table:table-cell office:value-type="currency" office:value="683485" table:style-name="ce28">
            <text:p>£683,485</text:p>
          </table:table-cell>
          <table:table-cell table:style-name="ce179"/>
          <table:table-cell office:value-type="float" office:value="1410.25" table:style-name="ce29">
            <text:p>1,410</text:p>
          </table:table-cell>
          <table:table-cell office:value-type="currency" office:value="423075" table:style-name="ce181">
            <text:p>£423,075</text:p>
          </table:table-cell>
          <table:table-cell table:style-name="ce179"/>
          <table:table-cell office:value-type="float" office:value="61" table:style-name="ce23">
            <text:p>61</text:p>
          </table:table-cell>
          <table:table-cell office:value-type="currency" office:value="140300" table:style-name="ce28">
            <text:p>£140,300</text:p>
          </table:table-cell>
          <table:table-cell table:style-name="ce179"/>
          <table:table-cell office:value-type="float" office:value="3204.9166666666665" table:style-name="ce178">
            <text:p>3,205</text:p>
          </table:table-cell>
          <table:table-cell office:value-type="currency" office:value="2570380" table:style-name="ce37">
            <text:p>£2,570,380</text:p>
          </table:table-cell>
          <table:table-cell table:number-columns-repeated="16364"/>
        </table:table-row>
        <table:table-row table:style-name="ro7">
          <table:table-cell/>
          <table:table-cell office:value-type="string" table:style-name="ce23">
            <text:p>Devizes</text:p>
          </table:table-cell>
          <table:table-cell office:value-type="float" office:value="12492.500000000002" table:style-name="ce23">
            <text:p>12,493</text:p>
          </table:table-cell>
          <table:table-cell table:style-name="ce179"/>
          <table:table-cell office:value-type="float" office:value="7999" table:style-name="ce23">
            <text:p>7,999</text:p>
          </table:table-cell>
          <table:table-cell office:value-type="float" office:value="1032" table:style-name="ce23">
            <text:p>1,032</text:p>
          </table:table-cell>
          <table:table-cell office:value-type="currency" office:value="1362240" table:style-name="ce28">
            <text:p>£1,362,240</text:p>
          </table:table-cell>
          <table:table-cell table:style-name="ce179"/>
          <table:table-cell office:value-type="float" office:value="4493.5000000000009" table:style-name="ce23">
            <text:p>4,494</text:p>
          </table:table-cell>
          <table:table-cell office:value-type="float" office:value="782.5" table:style-name="ce23">
            <text:p>783</text:p>
          </table:table-cell>
          <table:table-cell office:value-type="currency" office:value="731637.5" table:style-name="ce28">
            <text:p>£731,638</text:p>
          </table:table-cell>
          <table:table-cell table:style-name="ce179"/>
          <table:table-cell office:value-type="float" office:value="2843" table:style-name="ce29">
            <text:p>2,843</text:p>
          </table:table-cell>
          <table:table-cell office:value-type="currency" office:value="852900" table:style-name="ce181">
            <text:p>£852,900</text:p>
          </table:table-cell>
          <table:table-cell table:style-name="ce179"/>
          <table:table-cell office:value-type="float" office:value="101" table:style-name="ce23">
            <text:p>101</text:p>
          </table:table-cell>
          <table:table-cell office:value-type="currency" office:value="232300" table:style-name="ce28">
            <text:p>£232,300</text:p>
          </table:table-cell>
          <table:table-cell table:style-name="ce179"/>
          <table:table-cell office:value-type="float" office:value="4758.5" table:style-name="ce178">
            <text:p>4,759</text:p>
          </table:table-cell>
          <table:table-cell office:value-type="currency" office:value="3179077.5" table:style-name="ce37">
            <text:p>£3,179,078</text:p>
          </table:table-cell>
          <table:table-cell table:number-columns-repeated="16364"/>
        </table:table-row>
        <table:table-row table:style-name="ro7">
          <table:table-cell/>
          <table:table-cell office:value-type="string" table:style-name="ce23">
            <text:p>South West Wiltshire</text:p>
          </table:table-cell>
          <table:table-cell office:value-type="float" office:value="11908" table:style-name="ce23">
            <text:p>11,908</text:p>
          </table:table-cell>
          <table:table-cell table:style-name="ce179"/>
          <table:table-cell office:value-type="float" office:value="7401" table:style-name="ce23">
            <text:p>7,401</text:p>
          </table:table-cell>
          <table:table-cell office:value-type="float" office:value="1288.3333333333335" table:style-name="ce23">
            <text:p>1,288</text:p>
          </table:table-cell>
          <table:table-cell office:value-type="currency" office:value="1700600" table:style-name="ce28">
            <text:p>£1,700,600</text:p>
          </table:table-cell>
          <table:table-cell table:style-name="ce179"/>
          <table:table-cell office:value-type="float" office:value="4507" table:style-name="ce23">
            <text:p>4,507</text:p>
          </table:table-cell>
          <table:table-cell office:value-type="float" office:value="941" table:style-name="ce23">
            <text:p>941</text:p>
          </table:table-cell>
          <table:table-cell office:value-type="currency" office:value="879835" table:style-name="ce28">
            <text:p>£879,835</text:p>
          </table:table-cell>
          <table:table-cell table:style-name="ce179"/>
          <table:table-cell office:value-type="float" office:value="774" table:style-name="ce29">
            <text:p>774</text:p>
          </table:table-cell>
          <table:table-cell office:value-type="currency" office:value="232200" table:style-name="ce181">
            <text:p>£232,200</text:p>
          </table:table-cell>
          <table:table-cell table:style-name="ce179"/>
          <table:table-cell office:value-type="float" office:value="60" table:style-name="ce23">
            <text:p>60</text:p>
          </table:table-cell>
          <table:table-cell office:value-type="currency" office:value="138000" table:style-name="ce28">
            <text:p>£138,000</text:p>
          </table:table-cell>
          <table:table-cell table:style-name="ce179"/>
          <table:table-cell office:value-type="float" office:value="3063.3333333333335" table:style-name="ce178">
            <text:p>3,063</text:p>
          </table:table-cell>
          <table:table-cell office:value-type="currency" office:value="2950635" table:style-name="ce37">
            <text:p>£2,950,635</text:p>
          </table:table-cell>
          <table:table-cell table:number-columns-repeated="16364"/>
        </table:table-row>
        <table:table-row table:style-name="ro7">
          <table:table-cell/>
          <table:table-cell office:value-type="string" table:style-name="ce23">
            <text:p>North Swindon</text:p>
          </table:table-cell>
          <table:table-cell office:value-type="float" office:value="16111.499999999996" table:style-name="ce23">
            <text:p>16,112</text:p>
          </table:table-cell>
          <table:table-cell table:style-name="ce179"/>
          <table:table-cell office:value-type="float" office:value="11219.5" table:style-name="ce23">
            <text:p>11,220</text:p>
          </table:table-cell>
          <table:table-cell office:value-type="float" office:value="2144.25" table:style-name="ce23">
            <text:p>2,144</text:p>
          </table:table-cell>
          <table:table-cell office:value-type="currency" office:value="2830410" table:style-name="ce28">
            <text:p>£2,830,410</text:p>
          </table:table-cell>
          <table:table-cell table:style-name="ce179"/>
          <table:table-cell office:value-type="float" office:value="4891.9999999999973" table:style-name="ce23">
            <text:p>4,892</text:p>
          </table:table-cell>
          <table:table-cell office:value-type="float" office:value="1272" table:style-name="ce23">
            <text:p>1,272</text:p>
          </table:table-cell>
          <table:table-cell office:value-type="currency" office:value="1189320" table:style-name="ce28">
            <text:p>£1,189,320</text:p>
          </table:table-cell>
          <table:table-cell table:style-name="ce179"/>
          <table:table-cell office:value-type="float" office:value="360.41666666666669" table:style-name="ce29">
            <text:p>360</text:p>
          </table:table-cell>
          <table:table-cell office:value-type="currency" office:value="108125" table:style-name="ce181">
            <text:p>£108,125</text:p>
          </table:table-cell>
          <table:table-cell table:style-name="ce179"/>
          <table:table-cell office:value-type="float" office:value="88.583333333333343" table:style-name="ce23">
            <text:p>89</text:p>
          </table:table-cell>
          <table:table-cell office:value-type="currency" office:value="203741.66666666669" table:style-name="ce28">
            <text:p>£203,742</text:p>
          </table:table-cell>
          <table:table-cell table:style-name="ce179"/>
          <table:table-cell office:value-type="float" office:value="3865.25" table:style-name="ce178">
            <text:p>3,865</text:p>
          </table:table-cell>
          <table:table-cell office:value-type="currency" office:value="4331596.666666667" table:style-name="ce37">
            <text:p>£4,331,597</text:p>
          </table:table-cell>
          <table:table-cell table:number-columns-repeated="16364"/>
        </table:table-row>
        <table:table-row table:style-name="ro7">
          <table:table-cell/>
          <table:table-cell office:value-type="string" table:style-name="ce23">
            <text:p>South Swindon</text:p>
          </table:table-cell>
          <table:table-cell office:value-type="float" office:value="15828.5" table:style-name="ce23">
            <text:p>15,829</text:p>
          </table:table-cell>
          <table:table-cell table:style-name="ce179"/>
          <table:table-cell office:value-type="float" office:value="9547.5" table:style-name="ce23">
            <text:p>9,548</text:p>
          </table:table-cell>
          <table:table-cell office:value-type="float" office:value="1956.25" table:style-name="ce23">
            <text:p>1,956</text:p>
          </table:table-cell>
          <table:table-cell office:value-type="currency" office:value="2582250" table:style-name="ce28">
            <text:p>£2,582,250</text:p>
          </table:table-cell>
          <table:table-cell table:style-name="ce179"/>
          <table:table-cell office:value-type="float" office:value="6281" table:style-name="ce23">
            <text:p>6,281</text:p>
          </table:table-cell>
          <table:table-cell office:value-type="float" office:value="1450" table:style-name="ce23">
            <text:p>1,450</text:p>
          </table:table-cell>
          <table:table-cell office:value-type="currency" office:value="1355750" table:style-name="ce28">
            <text:p>£1,355,750</text:p>
          </table:table-cell>
          <table:table-cell table:style-name="ce179"/>
          <table:table-cell office:value-type="float" office:value="191" table:style-name="ce29">
            <text:p>191</text:p>
          </table:table-cell>
          <table:table-cell office:value-type="currency" office:value="57300" table:style-name="ce181">
            <text:p>£57,300</text:p>
          </table:table-cell>
          <table:table-cell table:style-name="ce179"/>
          <table:table-cell office:value-type="float" office:value="74.583333333333343" table:style-name="ce23">
            <text:p>75</text:p>
          </table:table-cell>
          <table:table-cell office:value-type="currency" office:value="171541.66666666666" table:style-name="ce28">
            <text:p>£171,542</text:p>
          </table:table-cell>
          <table:table-cell table:style-name="ce179"/>
          <table:table-cell office:value-type="float" office:value="3671.8333333333335" table:style-name="ce178">
            <text:p>3,672</text:p>
          </table:table-cell>
          <table:table-cell office:value-type="currency" office:value="4166841.6666666665" table:style-name="ce37">
            <text:p>£4,166,842</text:p>
          </table:table-cell>
          <table:table-cell table:number-columns-repeated="16364"/>
        </table:table-row>
        <table:table-row table:style-name="ro7">
          <table:table-cell/>
          <table:table-cell office:value-type="string" table:style-name="ce23">
            <text:p>Bracknell</text:p>
          </table:table-cell>
          <table:table-cell office:value-type="float" office:value="15581" table:style-name="ce23">
            <text:p>15,581</text:p>
          </table:table-cell>
          <table:table-cell table:style-name="ce179"/>
          <table:table-cell office:value-type="float" office:value="9647" table:style-name="ce23">
            <text:p>9,647</text:p>
          </table:table-cell>
          <table:table-cell office:value-type="float" office:value="1350" table:style-name="ce23">
            <text:p>1,350</text:p>
          </table:table-cell>
          <table:table-cell office:value-type="currency" office:value="1782000" table:style-name="ce28">
            <text:p>£1,782,000</text:p>
          </table:table-cell>
          <table:table-cell table:style-name="ce179"/>
          <table:table-cell office:value-type="float" office:value="5933.9999999999991" table:style-name="ce23">
            <text:p>5,934</text:p>
          </table:table-cell>
          <table:table-cell office:value-type="float" office:value="995" table:style-name="ce23">
            <text:p>995</text:p>
          </table:table-cell>
          <table:table-cell office:value-type="currency" office:value="930325" table:style-name="ce28">
            <text:p>£930,325</text:p>
          </table:table-cell>
          <table:table-cell table:style-name="ce179"/>
          <table:table-cell office:value-type="float" office:value="273" table:style-name="ce29">
            <text:p>273</text:p>
          </table:table-cell>
          <table:table-cell office:value-type="currency" office:value="81900" table:style-name="ce181">
            <text:p>£81,900</text:p>
          </table:table-cell>
          <table:table-cell table:style-name="ce179"/>
          <table:table-cell office:value-type="float" office:value="131" table:style-name="ce23">
            <text:p>131</text:p>
          </table:table-cell>
          <table:table-cell office:value-type="currency" office:value="301300" table:style-name="ce28">
            <text:p>£301,300</text:p>
          </table:table-cell>
          <table:table-cell table:style-name="ce179"/>
          <table:table-cell office:value-type="float" office:value="2749" table:style-name="ce178">
            <text:p>2,749</text:p>
          </table:table-cell>
          <table:table-cell office:value-type="currency" office:value="3095525" table:style-name="ce37">
            <text:p>£3,095,525</text:p>
          </table:table-cell>
          <table:table-cell table:number-columns-repeated="16364"/>
        </table:table-row>
        <table:table-row table:style-name="ro7">
          <table:table-cell/>
          <table:table-cell office:value-type="string" table:style-name="ce23">
            <text:p>Windsor</text:p>
          </table:table-cell>
          <table:table-cell office:value-type="float" office:value="11085.5" table:style-name="ce23">
            <text:p>11,086</text:p>
          </table:table-cell>
          <table:table-cell table:style-name="ce179"/>
          <table:table-cell office:value-type="float" office:value="7429" table:style-name="ce23">
            <text:p>7,429</text:p>
          </table:table-cell>
          <table:table-cell office:value-type="float" office:value="719" table:style-name="ce23">
            <text:p>719</text:p>
          </table:table-cell>
          <table:table-cell office:value-type="currency" office:value="949080" table:style-name="ce28">
            <text:p>£949,080</text:p>
          </table:table-cell>
          <table:table-cell table:style-name="ce179"/>
          <table:table-cell office:value-type="float" office:value="3656.5" table:style-name="ce23">
            <text:p>3,657</text:p>
          </table:table-cell>
          <table:table-cell office:value-type="float" office:value="580.5" table:style-name="ce23">
            <text:p>581</text:p>
          </table:table-cell>
          <table:table-cell office:value-type="currency" office:value="542767.5" table:style-name="ce28">
            <text:p>£542,768</text:p>
          </table:table-cell>
          <table:table-cell table:style-name="ce179"/>
          <table:table-cell office:value-type="float" office:value="314" table:style-name="ce29">
            <text:p>314</text:p>
          </table:table-cell>
          <table:table-cell office:value-type="currency" office:value="94200" table:style-name="ce181">
            <text:p>£94,200</text:p>
          </table:table-cell>
          <table:table-cell table:style-name="ce179"/>
          <table:table-cell office:value-type="float" office:value="71" table:style-name="ce23">
            <text:p>71</text:p>
          </table:table-cell>
          <table:table-cell office:value-type="currency" office:value="163300" table:style-name="ce28">
            <text:p>£163,300</text:p>
          </table:table-cell>
          <table:table-cell table:style-name="ce179"/>
          <table:table-cell office:value-type="float" office:value="1684.5" table:style-name="ce178">
            <text:p>1,685</text:p>
          </table:table-cell>
          <table:table-cell office:value-type="currency" office:value="1749347.5" table:style-name="ce37">
            <text:p>£1,749,348</text:p>
          </table:table-cell>
          <table:table-cell table:number-columns-repeated="16364"/>
        </table:table-row>
        <table:table-row table:style-name="ro7">
          <table:table-cell/>
          <table:table-cell office:value-type="string" table:style-name="ce23">
            <text:p>Maidenhead</text:p>
          </table:table-cell>
          <table:table-cell office:value-type="float" office:value="15535.5" table:style-name="ce23">
            <text:p>15,536</text:p>
          </table:table-cell>
          <table:table-cell table:style-name="ce179"/>
          <table:table-cell office:value-type="float" office:value="9065" table:style-name="ce23">
            <text:p>9,065</text:p>
          </table:table-cell>
          <table:table-cell office:value-type="float" office:value="884.16666666666663" table:style-name="ce23">
            <text:p>884</text:p>
          </table:table-cell>
          <table:table-cell office:value-type="currency" office:value="1167100" table:style-name="ce28">
            <text:p>£1,167,100</text:p>
          </table:table-cell>
          <table:table-cell table:style-name="ce179"/>
          <table:table-cell office:value-type="float" office:value="6470.5" table:style-name="ce23">
            <text:p>6,471</text:p>
          </table:table-cell>
          <table:table-cell office:value-type="float" office:value="900" table:style-name="ce23">
            <text:p>900</text:p>
          </table:table-cell>
          <table:table-cell office:value-type="currency" office:value="841500" table:style-name="ce28">
            <text:p>£841,500</text:p>
          </table:table-cell>
          <table:table-cell table:style-name="ce179"/>
          <table:table-cell office:value-type="float" office:value="53" table:style-name="ce29">
            <text:p>53</text:p>
          </table:table-cell>
          <table:table-cell office:value-type="currency" office:value="15900" table:style-name="ce181">
            <text:p>£15,900</text:p>
          </table:table-cell>
          <table:table-cell table:style-name="ce179"/>
          <table:table-cell office:value-type="float" office:value="132.58333333333334" table:style-name="ce23">
            <text:p>133</text:p>
          </table:table-cell>
          <table:table-cell office:value-type="currency" office:value="304941.66666666669" table:style-name="ce28">
            <text:p>£304,942</text:p>
          </table:table-cell>
          <table:table-cell table:style-name="ce179"/>
          <table:table-cell office:value-type="float" office:value="1969.7499999999998" table:style-name="ce178">
            <text:p>1,970</text:p>
          </table:table-cell>
          <table:table-cell office:value-type="currency" office:value="2329441.6666666665" table:style-name="ce37">
            <text:p>£2,329,442</text:p>
          </table:table-cell>
          <table:table-cell table:number-columns-repeated="16364"/>
        </table:table-row>
        <table:table-row table:style-name="ro7">
          <table:table-cell/>
          <table:table-cell office:value-type="string" table:style-name="ce23">
            <text:p>Newbury</text:p>
          </table:table-cell>
          <table:table-cell office:value-type="float" office:value="14556" table:style-name="ce23">
            <text:p>14,556</text:p>
          </table:table-cell>
          <table:table-cell table:style-name="ce179"/>
          <table:table-cell office:value-type="float" office:value="8894" table:style-name="ce23">
            <text:p>8,894</text:p>
          </table:table-cell>
          <table:table-cell office:value-type="float" office:value="1072" table:style-name="ce23">
            <text:p>1,072</text:p>
          </table:table-cell>
          <table:table-cell office:value-type="currency" office:value="1415040" table:style-name="ce28">
            <text:p>£1,415,040</text:p>
          </table:table-cell>
          <table:table-cell table:style-name="ce179"/>
          <table:table-cell office:value-type="float" office:value="5661.9999999999991" table:style-name="ce23">
            <text:p>5,662</text:p>
          </table:table-cell>
          <table:table-cell office:value-type="float" office:value="821" table:style-name="ce23">
            <text:p>821</text:p>
          </table:table-cell>
          <table:table-cell office:value-type="currency" office:value="767635" table:style-name="ce28">
            <text:p>£767,635</text:p>
          </table:table-cell>
          <table:table-cell table:style-name="ce179"/>
          <table:table-cell office:value-type="float" office:value="166" table:style-name="ce29">
            <text:p>166</text:p>
          </table:table-cell>
          <table:table-cell office:value-type="currency" office:value="49800" table:style-name="ce181">
            <text:p>£49,800</text:p>
          </table:table-cell>
          <table:table-cell table:style-name="ce179"/>
          <table:table-cell office:value-type="float" office:value="108" table:style-name="ce23">
            <text:p>108</text:p>
          </table:table-cell>
          <table:table-cell office:value-type="currency" office:value="248400" table:style-name="ce28">
            <text:p>£248,400</text:p>
          </table:table-cell>
          <table:table-cell table:style-name="ce179"/>
          <table:table-cell office:value-type="float" office:value="2167" table:style-name="ce178">
            <text:p>2,167</text:p>
          </table:table-cell>
          <table:table-cell office:value-type="currency" office:value="2480875" table:style-name="ce37">
            <text:p>£2,480,875</text:p>
          </table:table-cell>
          <table:table-cell table:number-columns-repeated="16364"/>
        </table:table-row>
        <table:table-row table:style-name="ro7">
          <table:table-cell/>
          <table:table-cell office:value-type="string" table:style-name="ce23">
            <text:p>Wokingham</text:p>
          </table:table-cell>
          <table:table-cell office:value-type="float" office:value="16934.5" table:style-name="ce23">
            <text:p>16,935</text:p>
          </table:table-cell>
          <table:table-cell table:style-name="ce179"/>
          <table:table-cell office:value-type="float" office:value="9988" table:style-name="ce23">
            <text:p>9,988</text:p>
          </table:table-cell>
          <table:table-cell office:value-type="float" office:value="894.83333333333337" table:style-name="ce23">
            <text:p>895</text:p>
          </table:table-cell>
          <table:table-cell office:value-type="currency" office:value="1181180" table:style-name="ce28">
            <text:p>£1,181,180</text:p>
          </table:table-cell>
          <table:table-cell table:style-name="ce179"/>
          <table:table-cell office:value-type="float" office:value="6946.5" table:style-name="ce23">
            <text:p>6,947</text:p>
          </table:table-cell>
          <table:table-cell office:value-type="float" office:value="872.75" table:style-name="ce23">
            <text:p>873</text:p>
          </table:table-cell>
          <table:table-cell office:value-type="currency" office:value="816021.25" table:style-name="ce28">
            <text:p>£816,021</text:p>
          </table:table-cell>
          <table:table-cell table:style-name="ce179"/>
          <table:table-cell office:value-type="float" office:value="249.91666666666666" table:style-name="ce29">
            <text:p>250</text:p>
          </table:table-cell>
          <table:table-cell office:value-type="currency" office:value="74975" table:style-name="ce181">
            <text:p>£74,975</text:p>
          </table:table-cell>
          <table:table-cell table:style-name="ce179"/>
          <table:table-cell office:value-type="float" office:value="106.16666666666667" table:style-name="ce23">
            <text:p>106</text:p>
          </table:table-cell>
          <table:table-cell office:value-type="currency" office:value="244183.33333333334" table:style-name="ce28">
            <text:p>£244,183</text:p>
          </table:table-cell>
          <table:table-cell table:style-name="ce179"/>
          <table:table-cell office:value-type="float" office:value="2123.666666666667" table:style-name="ce178">
            <text:p>2,124</text:p>
          </table:table-cell>
          <table:table-cell office:value-type="currency" office:value="2316359.5833333335" table:style-name="ce37">
            <text:p>£2,316,360</text:p>
          </table:table-cell>
          <table:table-cell table:number-columns-repeated="16364"/>
        </table:table-row>
        <table:table-row table:style-name="ro7">
          <table:table-cell/>
          <table:table-cell office:value-type="string" table:style-name="ce23">
            <text:p>Reading West</text:p>
          </table:table-cell>
          <table:table-cell office:value-type="float" office:value="15963.5" table:style-name="ce23">
            <text:p>15,964</text:p>
          </table:table-cell>
          <table:table-cell table:style-name="ce179"/>
          <table:table-cell office:value-type="float" office:value="10182" table:style-name="ce23">
            <text:p>10,182</text:p>
          </table:table-cell>
          <table:table-cell office:value-type="float" office:value="2365" table:style-name="ce23">
            <text:p>2,365</text:p>
          </table:table-cell>
          <table:table-cell office:value-type="currency" office:value="3121800" table:style-name="ce28">
            <text:p>£3,121,800</text:p>
          </table:table-cell>
          <table:table-cell table:style-name="ce179"/>
          <table:table-cell office:value-type="float" office:value="5781.5" table:style-name="ce23">
            <text:p>5,782</text:p>
          </table:table-cell>
          <table:table-cell office:value-type="float" office:value="1592.0833333333335" table:style-name="ce23">
            <text:p>1,592</text:p>
          </table:table-cell>
          <table:table-cell office:value-type="currency" office:value="1488597.9166666667" table:style-name="ce28">
            <text:p>£1,488,598</text:p>
          </table:table-cell>
          <table:table-cell table:style-name="ce179"/>
          <table:table-cell office:value-type="float" office:value="35" table:style-name="ce29">
            <text:p>35</text:p>
          </table:table-cell>
          <table:table-cell office:value-type="currency" office:value="10500" table:style-name="ce181">
            <text:p>£10,500</text:p>
          </table:table-cell>
          <table:table-cell table:style-name="ce179"/>
          <table:table-cell office:value-type="float" office:value="95" table:style-name="ce23">
            <text:p>95</text:p>
          </table:table-cell>
          <table:table-cell office:value-type="currency" office:value="218500" table:style-name="ce28">
            <text:p>£218,500</text:p>
          </table:table-cell>
          <table:table-cell table:style-name="ce179"/>
          <table:table-cell office:value-type="float" office:value="4087.0833333333335" table:style-name="ce178">
            <text:p>4,087</text:p>
          </table:table-cell>
          <table:table-cell office:value-type="currency" office:value="4839397.916666667" table:style-name="ce37">
            <text:p>£4,839,398</text:p>
          </table:table-cell>
          <table:table-cell table:number-columns-repeated="16364"/>
        </table:table-row>
        <table:table-row table:style-name="ro7">
          <table:table-cell/>
          <table:table-cell office:value-type="string" table:style-name="ce23">
            <text:p>Reading East</text:p>
          </table:table-cell>
          <table:table-cell office:value-type="float" office:value="13428" table:style-name="ce23">
            <text:p>13,428</text:p>
          </table:table-cell>
          <table:table-cell table:style-name="ce179"/>
          <table:table-cell office:value-type="float" office:value="8904" table:style-name="ce23">
            <text:p>8,904</text:p>
          </table:table-cell>
          <table:table-cell office:value-type="float" office:value="1279.5" table:style-name="ce23">
            <text:p>1,280</text:p>
          </table:table-cell>
          <table:table-cell office:value-type="currency" office:value="1688940" table:style-name="ce28">
            <text:p>£1,688,940</text:p>
          </table:table-cell>
          <table:table-cell table:style-name="ce179"/>
          <table:table-cell office:value-type="float" office:value="4524" table:style-name="ce23">
            <text:p>4,524</text:p>
          </table:table-cell>
          <table:table-cell office:value-type="float" office:value="816.41666666666663" table:style-name="ce23">
            <text:p>816</text:p>
          </table:table-cell>
          <table:table-cell office:value-type="currency" office:value="763349.58333333326" table:style-name="ce28">
            <text:p>£763,350</text:p>
          </table:table-cell>
          <table:table-cell table:style-name="ce179"/>
          <table:table-cell office:value-type="float" office:value="21.583333333333336" table:style-name="ce29">
            <text:p>22</text:p>
          </table:table-cell>
          <table:table-cell office:value-type="currency" office:value="6475" table:style-name="ce181">
            <text:p>£6,475</text:p>
          </table:table-cell>
          <table:table-cell table:style-name="ce179"/>
          <table:table-cell office:value-type="float" office:value="66.75" table:style-name="ce23">
            <text:p>67</text:p>
          </table:table-cell>
          <table:table-cell office:value-type="currency" office:value="153525" table:style-name="ce28">
            <text:p>£153,525</text:p>
          </table:table-cell>
          <table:table-cell table:style-name="ce179"/>
          <table:table-cell office:value-type="float" office:value="2184.25" table:style-name="ce178">
            <text:p>2,184</text:p>
          </table:table-cell>
          <table:table-cell office:value-type="currency" office:value="2612289.583333333" table:style-name="ce37">
            <text:p>£2,612,290</text:p>
          </table:table-cell>
          <table:table-cell table:number-columns-repeated="16364"/>
        </table:table-row>
        <table:table-row table:style-name="ro7">
          <table:table-cell/>
          <table:table-cell office:value-type="string" table:style-name="ce23">
            <text:p>Slough</text:p>
          </table:table-cell>
          <table:table-cell office:value-type="float" office:value="26953.5" table:style-name="ce23">
            <text:p>26,954</text:p>
          </table:table-cell>
          <table:table-cell table:style-name="ce179"/>
          <table:table-cell office:value-type="float" office:value="16483.5" table:style-name="ce23">
            <text:p>16,484</text:p>
          </table:table-cell>
          <table:table-cell office:value-type="float" office:value="3073.3333333333335" table:style-name="ce23">
            <text:p>3,073</text:p>
          </table:table-cell>
          <table:table-cell office:value-type="currency" office:value="4056800" table:style-name="ce28">
            <text:p>£4,056,800</text:p>
          </table:table-cell>
          <table:table-cell table:style-name="ce179"/>
          <table:table-cell office:value-type="float" office:value="10470" table:style-name="ce23">
            <text:p>10,470</text:p>
          </table:table-cell>
          <table:table-cell office:value-type="float" office:value="2539.5" table:style-name="ce23">
            <text:p>2,540</text:p>
          </table:table-cell>
          <table:table-cell office:value-type="currency" office:value="2374432.5" table:style-name="ce28">
            <text:p>£2,374,433</text:p>
          </table:table-cell>
          <table:table-cell table:style-name="ce179"/>
          <table:table-cell office:value-type="float" office:value="16" table:style-name="ce29">
            <text:p>16</text:p>
          </table:table-cell>
          <table:table-cell office:value-type="currency" office:value="4800" table:style-name="ce181">
            <text:p>£4,800</text:p>
          </table:table-cell>
          <table:table-cell table:style-name="ce179"/>
          <table:table-cell office:value-type="float" office:value="75.166666666666671" table:style-name="ce23">
            <text:p>75</text:p>
          </table:table-cell>
          <table:table-cell office:value-type="currency" office:value="172883.33333333334" table:style-name="ce28">
            <text:p>£172,883</text:p>
          </table:table-cell>
          <table:table-cell table:style-name="ce179"/>
          <table:table-cell office:value-type="float" office:value="5704.0000000000009" table:style-name="ce178">
            <text:p>5,704</text:p>
          </table:table-cell>
          <table:table-cell office:value-type="currency" office:value="6608915.833333333" table:style-name="ce37">
            <text:p>£6,608,916</text:p>
          </table:table-cell>
          <table:table-cell table:number-columns-repeated="16364"/>
        </table:table-row>
        <table:table-row table:style-name="ro7">
          <table:table-cell/>
          <table:table-cell office:value-type="string" table:style-name="ce23">
            <text:p>South East Cambridgeshire</text:p>
          </table:table-cell>
          <table:table-cell office:value-type="float" office:value="16342" table:style-name="ce23">
            <text:p>16,342</text:p>
          </table:table-cell>
          <table:table-cell table:style-name="ce179"/>
          <table:table-cell office:value-type="float" office:value="9899" table:style-name="ce23">
            <text:p>9,899</text:p>
          </table:table-cell>
          <table:table-cell office:value-type="float" office:value="1295.5833333333333" table:style-name="ce23">
            <text:p>1,296</text:p>
          </table:table-cell>
          <table:table-cell office:value-type="currency" office:value="1710170" table:style-name="ce28">
            <text:p>£1,710,170</text:p>
          </table:table-cell>
          <table:table-cell table:style-name="ce179"/>
          <table:table-cell office:value-type="float" office:value="6443" table:style-name="ce23">
            <text:p>6,443</text:p>
          </table:table-cell>
          <table:table-cell office:value-type="float" office:value="1040" table:style-name="ce23">
            <text:p>1,040</text:p>
          </table:table-cell>
          <table:table-cell office:value-type="currency" office:value="972400" table:style-name="ce28">
            <text:p>£972,400</text:p>
          </table:table-cell>
          <table:table-cell table:style-name="ce179"/>
          <table:table-cell office:value-type="float" office:value="171" table:style-name="ce29">
            <text:p>171</text:p>
          </table:table-cell>
          <table:table-cell office:value-type="currency" office:value="51300" table:style-name="ce181">
            <text:p>£51,300</text:p>
          </table:table-cell>
          <table:table-cell table:style-name="ce179"/>
          <table:table-cell office:value-type="float" office:value="128" table:style-name="ce23">
            <text:p>128</text:p>
          </table:table-cell>
          <table:table-cell office:value-type="currency" office:value="294400" table:style-name="ce28">
            <text:p>£294,400</text:p>
          </table:table-cell>
          <table:table-cell table:style-name="ce179"/>
          <table:table-cell office:value-type="float" office:value="2634.583333333333" table:style-name="ce178">
            <text:p>2,635</text:p>
          </table:table-cell>
          <table:table-cell office:value-type="currency" office:value="3028270" table:style-name="ce37">
            <text:p>£3,028,270</text:p>
          </table:table-cell>
          <table:table-cell table:number-columns-repeated="16364"/>
        </table:table-row>
        <table:table-row table:style-name="ro7">
          <table:table-cell/>
          <table:table-cell office:value-type="string" table:style-name="ce23">
            <text:p>North East Cambridgeshire</text:p>
          </table:table-cell>
          <table:table-cell office:value-type="float" office:value="13674.5" table:style-name="ce23">
            <text:p>13,675</text:p>
          </table:table-cell>
          <table:table-cell table:style-name="ce179"/>
          <table:table-cell office:value-type="float" office:value="9184" table:style-name="ce23">
            <text:p>9,184</text:p>
          </table:table-cell>
          <table:table-cell office:value-type="float" office:value="2257.8333333333335" table:style-name="ce23">
            <text:p>2,258</text:p>
          </table:table-cell>
          <table:table-cell office:value-type="currency" office:value="2980340" table:style-name="ce28">
            <text:p>£2,980,340</text:p>
          </table:table-cell>
          <table:table-cell table:style-name="ce179"/>
          <table:table-cell office:value-type="float" office:value="4490.5" table:style-name="ce23">
            <text:p>4,491</text:p>
          </table:table-cell>
          <table:table-cell office:value-type="float" office:value="1266.9999999999998" table:style-name="ce23">
            <text:p>1,267</text:p>
          </table:table-cell>
          <table:table-cell office:value-type="currency" office:value="1184645.0000000002" table:style-name="ce28">
            <text:p>£1,184,645</text:p>
          </table:table-cell>
          <table:table-cell table:style-name="ce179"/>
          <table:table-cell office:value-type="float" office:value="161.75" table:style-name="ce29">
            <text:p>162</text:p>
          </table:table-cell>
          <table:table-cell office:value-type="currency" office:value="48525" table:style-name="ce181">
            <text:p>£48,525</text:p>
          </table:table-cell>
          <table:table-cell table:style-name="ce179"/>
          <table:table-cell office:value-type="float" office:value="112.16666666666667" table:style-name="ce23">
            <text:p>112</text:p>
          </table:table-cell>
          <table:table-cell office:value-type="currency" office:value="257983.33333333334" table:style-name="ce28">
            <text:p>£257,983</text:p>
          </table:table-cell>
          <table:table-cell table:style-name="ce179"/>
          <table:table-cell office:value-type="float" office:value="3798.7499999999995" table:style-name="ce178">
            <text:p>3,799</text:p>
          </table:table-cell>
          <table:table-cell office:value-type="currency" office:value="4471493.333333333" table:style-name="ce37">
            <text:p>£4,471,493</text:p>
          </table:table-cell>
          <table:table-cell table:number-columns-repeated="16364"/>
        </table:table-row>
        <table:table-row table:style-name="ro7">
          <table:table-cell/>
          <table:table-cell office:value-type="string" table:style-name="ce23">
            <text:p>Cambridge</text:p>
          </table:table-cell>
          <table:table-cell office:value-type="float" office:value="10858" table:style-name="ce23">
            <text:p>10,858</text:p>
          </table:table-cell>
          <table:table-cell table:style-name="ce179"/>
          <table:table-cell office:value-type="float" office:value="7164" table:style-name="ce23">
            <text:p>7,164</text:p>
          </table:table-cell>
          <table:table-cell office:value-type="float" office:value="1433.6666666666667" table:style-name="ce23">
            <text:p>1,434</text:p>
          </table:table-cell>
          <table:table-cell office:value-type="currency" office:value="1892440" table:style-name="ce28">
            <text:p>£1,892,440</text:p>
          </table:table-cell>
          <table:table-cell table:style-name="ce179"/>
          <table:table-cell office:value-type="float" office:value="3694" table:style-name="ce23">
            <text:p>3,694</text:p>
          </table:table-cell>
          <table:table-cell office:value-type="float" office:value="880.125" table:style-name="ce23">
            <text:p>880</text:p>
          </table:table-cell>
          <table:table-cell office:value-type="currency" office:value="822916.875" table:style-name="ce28">
            <text:p>£822,917</text:p>
          </table:table-cell>
          <table:table-cell table:style-name="ce179"/>
          <table:table-cell office:value-type="float" office:value="28.583333333333332" table:style-name="ce29">
            <text:p>29</text:p>
          </table:table-cell>
          <table:table-cell office:value-type="currency" office:value="8575" table:style-name="ce181">
            <text:p>£8,575</text:p>
          </table:table-cell>
          <table:table-cell table:style-name="ce179"/>
          <table:table-cell office:value-type="float" office:value="47.583333333333336" table:style-name="ce23">
            <text:p>48</text:p>
          </table:table-cell>
          <table:table-cell office:value-type="currency" office:value="109441.66666666667" table:style-name="ce28">
            <text:p>£109,442</text:p>
          </table:table-cell>
          <table:table-cell table:style-name="ce179"/>
          <table:table-cell office:value-type="float" office:value="2389.9583333333339" table:style-name="ce178">
            <text:p>2,390</text:p>
          </table:table-cell>
          <table:table-cell office:value-type="currency" office:value="2833373.5416666665" table:style-name="ce37">
            <text:p>£2,833,374</text:p>
          </table:table-cell>
          <table:table-cell table:number-columns-repeated="16364"/>
        </table:table-row>
        <table:table-row table:style-name="ro7">
          <table:table-cell/>
          <table:table-cell office:value-type="string" table:style-name="ce23">
            <text:p>South Cambridgeshire</text:p>
          </table:table-cell>
          <table:table-cell office:value-type="float" office:value="18073" table:style-name="ce23">
            <text:p>18,073</text:p>
          </table:table-cell>
          <table:table-cell table:style-name="ce179"/>
          <table:table-cell office:value-type="float" office:value="10561" table:style-name="ce23">
            <text:p>10,561</text:p>
          </table:table-cell>
          <table:table-cell office:value-type="float" office:value="1202" table:style-name="ce23">
            <text:p>1,202</text:p>
          </table:table-cell>
          <table:table-cell office:value-type="currency" office:value="1584440" table:style-name="ce28">
            <text:p>£1,584,440</text:p>
          </table:table-cell>
          <table:table-cell table:style-name="ce179"/>
          <table:table-cell office:value-type="float" office:value="7511.9999999999991" table:style-name="ce23">
            <text:p>7,512</text:p>
          </table:table-cell>
          <table:table-cell office:value-type="float" office:value="983" table:style-name="ce23">
            <text:p>983</text:p>
          </table:table-cell>
          <table:table-cell office:value-type="currency" office:value="917157.08333333337" table:style-name="ce28">
            <text:p>£917,157</text:p>
          </table:table-cell>
          <table:table-cell table:style-name="ce179"/>
          <table:table-cell office:value-type="float" office:value="96" table:style-name="ce29">
            <text:p>96</text:p>
          </table:table-cell>
          <table:table-cell office:value-type="currency" office:value="28800" table:style-name="ce181">
            <text:p>£28,800</text:p>
          </table:table-cell>
          <table:table-cell table:style-name="ce179"/>
          <table:table-cell office:value-type="float" office:value="115" table:style-name="ce23">
            <text:p>115</text:p>
          </table:table-cell>
          <table:table-cell office:value-type="currency" office:value="264500" table:style-name="ce28">
            <text:p>£264,500</text:p>
          </table:table-cell>
          <table:table-cell table:style-name="ce179"/>
          <table:table-cell office:value-type="float" office:value="2396" table:style-name="ce178">
            <text:p>2,396</text:p>
          </table:table-cell>
          <table:table-cell office:value-type="currency" office:value="2794897.0833333335" table:style-name="ce37">
            <text:p>£2,794,897</text:p>
          </table:table-cell>
          <table:table-cell table:number-columns-repeated="16364"/>
        </table:table-row>
        <table:table-row table:style-name="ro7">
          <table:table-cell/>
          <table:table-cell office:value-type="string" table:style-name="ce23">
            <text:p>Huntingdon</text:p>
          </table:table-cell>
          <table:table-cell office:value-type="float" office:value="15811.500000000002" table:style-name="ce23">
            <text:p>15,812</text:p>
          </table:table-cell>
          <table:table-cell table:style-name="ce179"/>
          <table:table-cell office:value-type="float" office:value="9925" table:style-name="ce23">
            <text:p>9,925</text:p>
          </table:table-cell>
          <table:table-cell office:value-type="float" office:value="1682.75" table:style-name="ce23">
            <text:p>1,683</text:p>
          </table:table-cell>
          <table:table-cell office:value-type="currency" office:value="2221230" table:style-name="ce28">
            <text:p>£2,221,230</text:p>
          </table:table-cell>
          <table:table-cell table:style-name="ce179"/>
          <table:table-cell office:value-type="float" office:value="5886.5000000000018" table:style-name="ce23">
            <text:p>5,887</text:p>
          </table:table-cell>
          <table:table-cell office:value-type="float" office:value="1186.5" table:style-name="ce23">
            <text:p>1,187</text:p>
          </table:table-cell>
          <table:table-cell office:value-type="currency" office:value="1109377.5" table:style-name="ce28">
            <text:p>£1,109,378</text:p>
          </table:table-cell>
          <table:table-cell table:style-name="ce179"/>
          <table:table-cell office:value-type="float" office:value="302" table:style-name="ce29">
            <text:p>302</text:p>
          </table:table-cell>
          <table:table-cell office:value-type="currency" office:value="90600" table:style-name="ce181">
            <text:p>£90,600</text:p>
          </table:table-cell>
          <table:table-cell table:style-name="ce179"/>
          <table:table-cell office:value-type="float" office:value="65" table:style-name="ce23">
            <text:p>65</text:p>
          </table:table-cell>
          <table:table-cell office:value-type="currency" office:value="149500" table:style-name="ce28">
            <text:p>£149,500</text:p>
          </table:table-cell>
          <table:table-cell table:style-name="ce179"/>
          <table:table-cell office:value-type="float" office:value="3236.25" table:style-name="ce178">
            <text:p>3,236</text:p>
          </table:table-cell>
          <table:table-cell office:value-type="currency" office:value="3570707.5" table:style-name="ce37">
            <text:p>£3,570,708</text:p>
          </table:table-cell>
          <table:table-cell table:number-columns-repeated="16364"/>
        </table:table-row>
        <table:table-row table:style-name="ro7">
          <table:table-cell/>
          <table:table-cell office:value-type="string" table:style-name="ce23">
            <text:p>North West Cambridgeshire</text:p>
          </table:table-cell>
          <table:table-cell office:value-type="float" office:value="19720" table:style-name="ce23">
            <text:p>19,720</text:p>
          </table:table-cell>
          <table:table-cell table:style-name="ce179"/>
          <table:table-cell office:value-type="float" office:value="12581.5" table:style-name="ce23">
            <text:p>12,582</text:p>
          </table:table-cell>
          <table:table-cell office:value-type="float" office:value="2472.5" table:style-name="ce23">
            <text:p>2,473</text:p>
          </table:table-cell>
          <table:table-cell office:value-type="currency" office:value="3263700" table:style-name="ce28">
            <text:p>£3,263,700</text:p>
          </table:table-cell>
          <table:table-cell table:style-name="ce179"/>
          <table:table-cell office:value-type="float" office:value="7138.5" table:style-name="ce23">
            <text:p>7,139</text:p>
          </table:table-cell>
          <table:table-cell office:value-type="float" office:value="1705.5833333333335" table:style-name="ce23">
            <text:p>1,706</text:p>
          </table:table-cell>
          <table:table-cell office:value-type="currency" office:value="1594720.4166666665" table:style-name="ce28">
            <text:p>£1,594,720</text:p>
          </table:table-cell>
          <table:table-cell table:style-name="ce179"/>
          <table:table-cell office:value-type="float" office:value="535.33333333333326" table:style-name="ce29">
            <text:p>535</text:p>
          </table:table-cell>
          <table:table-cell office:value-type="currency" office:value="160600" table:style-name="ce181">
            <text:p>£160,600</text:p>
          </table:table-cell>
          <table:table-cell table:style-name="ce179"/>
          <table:table-cell office:value-type="float" office:value="127.75" table:style-name="ce23">
            <text:p>128</text:p>
          </table:table-cell>
          <table:table-cell office:value-type="currency" office:value="293825" table:style-name="ce28">
            <text:p>£293,825</text:p>
          </table:table-cell>
          <table:table-cell table:style-name="ce179"/>
          <table:table-cell office:value-type="float" office:value="4841.166666666667" table:style-name="ce178">
            <text:p>4,841</text:p>
          </table:table-cell>
          <table:table-cell office:value-type="currency" office:value="5312845.416666666" table:style-name="ce37">
            <text:p>£5,312,845</text:p>
          </table:table-cell>
          <table:table-cell table:number-columns-repeated="16364"/>
        </table:table-row>
        <table:table-row table:style-name="ro7">
          <table:table-cell/>
          <table:table-cell office:value-type="string" table:style-name="ce23">
            <text:p>South West Norfolk</text:p>
          </table:table-cell>
          <table:table-cell office:value-type="float" office:value="11621.5" table:style-name="ce23">
            <text:p>11,622</text:p>
          </table:table-cell>
          <table:table-cell table:style-name="ce179"/>
          <table:table-cell office:value-type="float" office:value="7689" table:style-name="ce23">
            <text:p>7,689</text:p>
          </table:table-cell>
          <table:table-cell office:value-type="float" office:value="1547" table:style-name="ce23">
            <text:p>1,547</text:p>
          </table:table-cell>
          <table:table-cell office:value-type="currency" office:value="2033790" table:style-name="ce28">
            <text:p>£2,033,790</text:p>
          </table:table-cell>
          <table:table-cell table:style-name="ce179"/>
          <table:table-cell office:value-type="float" office:value="3932.5" table:style-name="ce23">
            <text:p>3,933</text:p>
          </table:table-cell>
          <table:table-cell office:value-type="float" office:value="1041" table:style-name="ce23">
            <text:p>1,041</text:p>
          </table:table-cell>
          <table:table-cell office:value-type="currency" office:value="973335" table:style-name="ce28">
            <text:p>£973,335</text:p>
          </table:table-cell>
          <table:table-cell table:style-name="ce179"/>
          <table:table-cell office:value-type="float" office:value="725.5" table:style-name="ce29">
            <text:p>726</text:p>
          </table:table-cell>
          <table:table-cell office:value-type="currency" office:value="217525" table:style-name="ce181">
            <text:p>£217,525</text:p>
          </table:table-cell>
          <table:table-cell table:style-name="ce179"/>
          <table:table-cell office:value-type="float" office:value="68" table:style-name="ce23">
            <text:p>68</text:p>
          </table:table-cell>
          <table:table-cell office:value-type="currency" office:value="156400" table:style-name="ce28">
            <text:p>£156,400</text:p>
          </table:table-cell>
          <table:table-cell table:style-name="ce179"/>
          <table:table-cell office:value-type="float" office:value="3381.5" table:style-name="ce178">
            <text:p>3,382</text:p>
          </table:table-cell>
          <table:table-cell office:value-type="currency" office:value="3381050" table:style-name="ce37">
            <text:p>£3,381,050</text:p>
          </table:table-cell>
          <table:table-cell table:number-columns-repeated="16364"/>
        </table:table-row>
        <table:table-row table:style-name="ro7">
          <table:table-cell/>
          <table:table-cell office:value-type="string" table:style-name="ce23">
            <text:p>Peterborough</text:p>
          </table:table-cell>
          <table:table-cell office:value-type="float" office:value="20695.000000000004" table:style-name="ce23">
            <text:p>20,695</text:p>
          </table:table-cell>
          <table:table-cell table:style-name="ce179"/>
          <table:table-cell office:value-type="float" office:value="13308" table:style-name="ce23">
            <text:p>13,308</text:p>
          </table:table-cell>
          <table:table-cell office:value-type="float" office:value="3864" table:style-name="ce23">
            <text:p>3,864</text:p>
          </table:table-cell>
          <table:table-cell office:value-type="currency" office:value="5100480" table:style-name="ce28">
            <text:p>£5,100,480</text:p>
          </table:table-cell>
          <table:table-cell table:style-name="ce179"/>
          <table:table-cell office:value-type="float" office:value="7387.0000000000018" table:style-name="ce23">
            <text:p>7,387</text:p>
          </table:table-cell>
          <table:table-cell office:value-type="float" office:value="2588.5" table:style-name="ce23">
            <text:p>2,589</text:p>
          </table:table-cell>
          <table:table-cell office:value-type="currency" office:value="2420247.5" table:style-name="ce28">
            <text:p>£2,420,248</text:p>
          </table:table-cell>
          <table:table-cell table:style-name="ce179"/>
          <table:table-cell office:value-type="float" office:value="75" table:style-name="ce29">
            <text:p>75</text:p>
          </table:table-cell>
          <table:table-cell office:value-type="currency" office:value="22500" table:style-name="ce181">
            <text:p>£22,500</text:p>
          </table:table-cell>
          <table:table-cell table:style-name="ce179"/>
          <table:table-cell office:value-type="float" office:value="105" table:style-name="ce23">
            <text:p>105</text:p>
          </table:table-cell>
          <table:table-cell office:value-type="currency" office:value="241500" table:style-name="ce28">
            <text:p>£241,500</text:p>
          </table:table-cell>
          <table:table-cell table:style-name="ce179"/>
          <table:table-cell office:value-type="float" office:value="6632.5" table:style-name="ce178">
            <text:p>6,633</text:p>
          </table:table-cell>
          <table:table-cell office:value-type="currency" office:value="7784727.5" table:style-name="ce37">
            <text:p>£7,784,728</text:p>
          </table:table-cell>
          <table:table-cell table:number-columns-repeated="16364"/>
        </table:table-row>
        <table:table-row table:style-name="ro7">
          <table:table-cell/>
          <table:table-cell office:value-type="string" table:style-name="ce23">
            <text:p>Halton</text:p>
          </table:table-cell>
          <table:table-cell office:value-type="float" office:value="14416" table:style-name="ce23">
            <text:p>14,416</text:p>
          </table:table-cell>
          <table:table-cell table:style-name="ce179"/>
          <table:table-cell office:value-type="float" office:value="8198" table:style-name="ce23">
            <text:p>8,198</text:p>
          </table:table-cell>
          <table:table-cell office:value-type="float" office:value="3051" table:style-name="ce23">
            <text:p>3,051</text:p>
          </table:table-cell>
          <table:table-cell office:value-type="currency" office:value="4027320" table:style-name="ce28">
            <text:p>£4,027,320</text:p>
          </table:table-cell>
          <table:table-cell table:style-name="ce179"/>
          <table:table-cell office:value-type="float" office:value="6218" table:style-name="ce23">
            <text:p>6,218</text:p>
          </table:table-cell>
          <table:table-cell office:value-type="float" office:value="2429.5" table:style-name="ce23">
            <text:p>2,430</text:p>
          </table:table-cell>
          <table:table-cell office:value-type="currency" office:value="2271582.5" table:style-name="ce28">
            <text:p>£2,271,583</text:p>
          </table:table-cell>
          <table:table-cell table:style-name="ce179"/>
          <table:table-cell office:value-type="float" office:value="64" table:style-name="ce29">
            <text:p>64</text:p>
          </table:table-cell>
          <table:table-cell office:value-type="currency" office:value="19200" table:style-name="ce181">
            <text:p>£19,200</text:p>
          </table:table-cell>
          <table:table-cell table:style-name="ce179"/>
          <table:table-cell office:value-type="float" office:value="120" table:style-name="ce23">
            <text:p>120</text:p>
          </table:table-cell>
          <table:table-cell office:value-type="currency" office:value="276000" table:style-name="ce28">
            <text:p>£276,000</text:p>
          </table:table-cell>
          <table:table-cell table:style-name="ce179"/>
          <table:table-cell office:value-type="float" office:value="5664.5" table:style-name="ce178">
            <text:p>5,665</text:p>
          </table:table-cell>
          <table:table-cell office:value-type="currency" office:value="6594102.5" table:style-name="ce37">
            <text:p>£6,594,103</text:p>
          </table:table-cell>
          <table:table-cell table:number-columns-repeated="16364"/>
        </table:table-row>
        <table:table-row table:style-name="ro7">
          <table:table-cell/>
          <table:table-cell office:value-type="string" table:style-name="ce23">
            <text:p>Weaver Vale</text:p>
          </table:table-cell>
          <table:table-cell office:value-type="float" office:value="14202.5" table:style-name="ce23">
            <text:p>14,203</text:p>
          </table:table-cell>
          <table:table-cell table:style-name="ce179"/>
          <table:table-cell office:value-type="float" office:value="7708" table:style-name="ce23">
            <text:p>7,708</text:p>
          </table:table-cell>
          <table:table-cell office:value-type="float" office:value="1880" table:style-name="ce23">
            <text:p>1,880</text:p>
          </table:table-cell>
          <table:table-cell office:value-type="currency" office:value="2481600" table:style-name="ce28">
            <text:p>£2,481,600</text:p>
          </table:table-cell>
          <table:table-cell table:style-name="ce179"/>
          <table:table-cell office:value-type="float" office:value="6494.4999999999991" table:style-name="ce23">
            <text:p>6,495</text:p>
          </table:table-cell>
          <table:table-cell office:value-type="float" office:value="1472" table:style-name="ce23">
            <text:p>1,472</text:p>
          </table:table-cell>
          <table:table-cell office:value-type="currency" office:value="1376320" table:style-name="ce28">
            <text:p>£1,376,320</text:p>
          </table:table-cell>
          <table:table-cell table:style-name="ce179"/>
          <table:table-cell office:value-type="float" office:value="60" table:style-name="ce29">
            <text:p>60</text:p>
          </table:table-cell>
          <table:table-cell office:value-type="currency" office:value="18000" table:style-name="ce181">
            <text:p>£18,000</text:p>
          </table:table-cell>
          <table:table-cell table:style-name="ce179"/>
          <table:table-cell office:value-type="float" office:value="124" table:style-name="ce23">
            <text:p>124</text:p>
          </table:table-cell>
          <table:table-cell office:value-type="currency" office:value="285200" table:style-name="ce28">
            <text:p>£285,200</text:p>
          </table:table-cell>
          <table:table-cell table:style-name="ce179"/>
          <table:table-cell office:value-type="float" office:value="3536" table:style-name="ce178">
            <text:p>3,536</text:p>
          </table:table-cell>
          <table:table-cell office:value-type="currency" office:value="4161120" table:style-name="ce37">
            <text:p>£4,161,120</text:p>
          </table:table-cell>
          <table:table-cell table:number-columns-repeated="16364"/>
        </table:table-row>
        <table:table-row table:style-name="ro7">
          <table:table-cell/>
          <table:table-cell office:value-type="string" table:style-name="ce23">
            <text:p>Warrington North</text:p>
          </table:table-cell>
          <table:table-cell office:value-type="float" office:value="12662.5" table:style-name="ce23">
            <text:p>12,663</text:p>
          </table:table-cell>
          <table:table-cell table:style-name="ce179"/>
          <table:table-cell office:value-type="float" office:value="8651" table:style-name="ce23">
            <text:p>8,651</text:p>
          </table:table-cell>
          <table:table-cell office:value-type="float" office:value="2003" table:style-name="ce23">
            <text:p>2,003</text:p>
          </table:table-cell>
          <table:table-cell office:value-type="currency" office:value="2643960" table:style-name="ce28">
            <text:p>£2,643,960</text:p>
          </table:table-cell>
          <table:table-cell table:style-name="ce179"/>
          <table:table-cell office:value-type="float" office:value="4011.4999999999995" table:style-name="ce23">
            <text:p>4,012</text:p>
          </table:table-cell>
          <table:table-cell office:value-type="float" office:value="1117.5" table:style-name="ce23">
            <text:p>1,118</text:p>
          </table:table-cell>
          <table:table-cell office:value-type="currency" office:value="1044862.5" table:style-name="ce28">
            <text:p>£1,044,863</text:p>
          </table:table-cell>
          <table:table-cell table:style-name="ce179"/>
          <table:table-cell office:value-type="float" office:value="36" table:style-name="ce29">
            <text:p>36</text:p>
          </table:table-cell>
          <table:table-cell office:value-type="currency" office:value="10800" table:style-name="ce181">
            <text:p>£10,800</text:p>
          </table:table-cell>
          <table:table-cell table:style-name="ce179"/>
          <table:table-cell office:value-type="float" office:value="146" table:style-name="ce23">
            <text:p>146</text:p>
          </table:table-cell>
          <table:table-cell office:value-type="currency" office:value="335800" table:style-name="ce28">
            <text:p>£335,800</text:p>
          </table:table-cell>
          <table:table-cell table:style-name="ce179"/>
          <table:table-cell office:value-type="float" office:value="3302.5" table:style-name="ce178">
            <text:p>3,303</text:p>
          </table:table-cell>
          <table:table-cell office:value-type="currency" office:value="4035422.5" table:style-name="ce37">
            <text:p>£4,035,423</text:p>
          </table:table-cell>
          <table:table-cell table:number-columns-repeated="16364"/>
        </table:table-row>
        <table:table-row table:style-name="ro7">
          <table:table-cell/>
          <table:table-cell office:value-type="string" table:style-name="ce23">
            <text:p>Warrington South</text:p>
          </table:table-cell>
          <table:table-cell office:value-type="float" office:value="17394.5" table:style-name="ce23">
            <text:p>17,395</text:p>
          </table:table-cell>
          <table:table-cell table:style-name="ce179"/>
          <table:table-cell office:value-type="float" office:value="9457" table:style-name="ce23">
            <text:p>9,457</text:p>
          </table:table-cell>
          <table:table-cell office:value-type="float" office:value="1347" table:style-name="ce23">
            <text:p>1,347</text:p>
          </table:table-cell>
          <table:table-cell office:value-type="currency" office:value="1778040" table:style-name="ce28">
            <text:p>£1,778,040</text:p>
          </table:table-cell>
          <table:table-cell table:style-name="ce179"/>
          <table:table-cell office:value-type="float" office:value="7937.5" table:style-name="ce23">
            <text:p>7,938</text:p>
          </table:table-cell>
          <table:table-cell office:value-type="float" office:value="1246.5" table:style-name="ce23">
            <text:p>1,247</text:p>
          </table:table-cell>
          <table:table-cell office:value-type="currency" office:value="1165477.5" table:style-name="ce28">
            <text:p>£1,165,478</text:p>
          </table:table-cell>
          <table:table-cell table:style-name="ce179"/>
          <table:table-cell office:value-type="float" office:value="81" table:style-name="ce29">
            <text:p>81</text:p>
          </table:table-cell>
          <table:table-cell office:value-type="currency" office:value="24300" table:style-name="ce181">
            <text:p>£24,300</text:p>
          </table:table-cell>
          <table:table-cell table:style-name="ce179"/>
          <table:table-cell office:value-type="float" office:value="158" table:style-name="ce23">
            <text:p>158</text:p>
          </table:table-cell>
          <table:table-cell office:value-type="currency" office:value="363400" table:style-name="ce28">
            <text:p>£363,400</text:p>
          </table:table-cell>
          <table:table-cell table:style-name="ce179"/>
          <table:table-cell office:value-type="float" office:value="2832.5" table:style-name="ce178">
            <text:p>2,833</text:p>
          </table:table-cell>
          <table:table-cell office:value-type="currency" office:value="3331217.5" table:style-name="ce37">
            <text:p>£3,331,218</text:p>
          </table:table-cell>
          <table:table-cell table:number-columns-repeated="16364"/>
        </table:table-row>
        <table:table-row table:style-name="ro7">
          <table:table-cell/>
          <table:table-cell office:value-type="string" table:style-name="ce23">
            <text:p>Exeter</text:p>
          </table:table-cell>
          <table:table-cell office:value-type="float" office:value="11297.499999999998" table:style-name="ce23">
            <text:p>11,298</text:p>
          </table:table-cell>
          <table:table-cell table:style-name="ce179"/>
          <table:table-cell office:value-type="float" office:value="7475" table:style-name="ce23">
            <text:p>7,475</text:p>
          </table:table-cell>
          <table:table-cell office:value-type="float" office:value="1592" table:style-name="ce23">
            <text:p>1,592</text:p>
          </table:table-cell>
          <table:table-cell office:value-type="currency" office:value="2101440" table:style-name="ce28">
            <text:p>£2,101,440</text:p>
          </table:table-cell>
          <table:table-cell table:style-name="ce179"/>
          <table:table-cell office:value-type="float" office:value="3822.4999999999991" table:style-name="ce23">
            <text:p>3,823</text:p>
          </table:table-cell>
          <table:table-cell office:value-type="float" office:value="1080.5" table:style-name="ce23">
            <text:p>1,081</text:p>
          </table:table-cell>
          <table:table-cell office:value-type="currency" office:value="1010267.5" table:style-name="ce28">
            <text:p>£1,010,268</text:p>
          </table:table-cell>
          <table:table-cell table:style-name="ce179"/>
          <table:table-cell office:value-type="float" office:value="88" table:style-name="ce29">
            <text:p>88</text:p>
          </table:table-cell>
          <table:table-cell office:value-type="currency" office:value="26400" table:style-name="ce181">
            <text:p>£26,400</text:p>
          </table:table-cell>
          <table:table-cell table:style-name="ce179"/>
          <table:table-cell office:value-type="float" office:value="96" table:style-name="ce23">
            <text:p>96</text:p>
          </table:table-cell>
          <table:table-cell office:value-type="currency" office:value="220800" table:style-name="ce28">
            <text:p>£220,800</text:p>
          </table:table-cell>
          <table:table-cell table:style-name="ce179"/>
          <table:table-cell office:value-type="float" office:value="2856.5" table:style-name="ce178">
            <text:p>2,857</text:p>
          </table:table-cell>
          <table:table-cell office:value-type="currency" office:value="3358907.5" table:style-name="ce37">
            <text:p>£3,358,908</text:p>
          </table:table-cell>
          <table:table-cell table:number-columns-repeated="16364"/>
        </table:table-row>
        <table:table-row table:style-name="ro7">
          <table:table-cell/>
          <table:table-cell office:value-type="string" table:style-name="ce23">
            <text:p>North Devon</text:p>
          </table:table-cell>
          <table:table-cell office:value-type="float" office:value="13142.5" table:style-name="ce23">
            <text:p>13,143</text:p>
          </table:table-cell>
          <table:table-cell table:style-name="ce179"/>
          <table:table-cell office:value-type="float" office:value="7728" table:style-name="ce23">
            <text:p>7,728</text:p>
          </table:table-cell>
          <table:table-cell office:value-type="float" office:value="1525" table:style-name="ce23">
            <text:p>1,525</text:p>
          </table:table-cell>
          <table:table-cell office:value-type="currency" office:value="2013000" table:style-name="ce28">
            <text:p>£2,013,000</text:p>
          </table:table-cell>
          <table:table-cell table:style-name="ce179"/>
          <table:table-cell office:value-type="float" office:value="5414.5" table:style-name="ce23">
            <text:p>5,415</text:p>
          </table:table-cell>
          <table:table-cell office:value-type="float" office:value="1202" table:style-name="ce23">
            <text:p>1,202</text:p>
          </table:table-cell>
          <table:table-cell office:value-type="currency" office:value="1123870" table:style-name="ce28">
            <text:p>£1,123,870</text:p>
          </table:table-cell>
          <table:table-cell table:style-name="ce179"/>
          <table:table-cell office:value-type="float" office:value="397" table:style-name="ce29">
            <text:p>397</text:p>
          </table:table-cell>
          <table:table-cell office:value-type="currency" office:value="119100" table:style-name="ce181">
            <text:p>£119,100</text:p>
          </table:table-cell>
          <table:table-cell table:style-name="ce179"/>
          <table:table-cell office:value-type="float" office:value="117" table:style-name="ce23">
            <text:p>117</text:p>
          </table:table-cell>
          <table:table-cell office:value-type="currency" office:value="269100" table:style-name="ce28">
            <text:p>£269,100</text:p>
          </table:table-cell>
          <table:table-cell table:style-name="ce179"/>
          <table:table-cell office:value-type="float" office:value="3241" table:style-name="ce178">
            <text:p>3,241</text:p>
          </table:table-cell>
          <table:table-cell office:value-type="currency" office:value="3525070" table:style-name="ce37">
            <text:p>£3,525,070</text:p>
          </table:table-cell>
          <table:table-cell table:number-columns-repeated="16364"/>
        </table:table-row>
        <table:table-row table:style-name="ro7">
          <table:table-cell/>
          <table:table-cell office:value-type="string" table:style-name="ce23">
            <text:p>East Devon</text:p>
          </table:table-cell>
          <table:table-cell office:value-type="float" office:value="13469" table:style-name="ce23">
            <text:p>13,469</text:p>
          </table:table-cell>
          <table:table-cell table:style-name="ce179"/>
          <table:table-cell office:value-type="float" office:value="7557.5" table:style-name="ce23">
            <text:p>7,558</text:p>
          </table:table-cell>
          <table:table-cell office:value-type="float" office:value="1119.3333333333333" table:style-name="ce23">
            <text:p>1,119</text:p>
          </table:table-cell>
          <table:table-cell office:value-type="currency" office:value="1477520" table:style-name="ce28">
            <text:p>£1,477,520</text:p>
          </table:table-cell>
          <table:table-cell table:style-name="ce179"/>
          <table:table-cell office:value-type="float" office:value="5911.5" table:style-name="ce23">
            <text:p>5,912</text:p>
          </table:table-cell>
          <table:table-cell office:value-type="float" office:value="1085.4166666666665" table:style-name="ce23">
            <text:p>1,085</text:p>
          </table:table-cell>
          <table:table-cell office:value-type="currency" office:value="1014864.5833333334" table:style-name="ce28">
            <text:p>£1,014,865</text:p>
          </table:table-cell>
          <table:table-cell table:style-name="ce179"/>
          <table:table-cell office:value-type="float" office:value="527.91666666666674" table:style-name="ce29">
            <text:p>528</text:p>
          </table:table-cell>
          <table:table-cell office:value-type="currency" office:value="158375" table:style-name="ce181">
            <text:p>£158,375</text:p>
          </table:table-cell>
          <table:table-cell table:style-name="ce179"/>
          <table:table-cell office:value-type="float" office:value="135.08333333333334" table:style-name="ce23">
            <text:p>135</text:p>
          </table:table-cell>
          <table:table-cell office:value-type="currency" office:value="310691.66666666669" table:style-name="ce28">
            <text:p>£310,692</text:p>
          </table:table-cell>
          <table:table-cell table:style-name="ce179"/>
          <table:table-cell office:value-type="float" office:value="2867.7500000000005" table:style-name="ce178">
            <text:p>2,868</text:p>
          </table:table-cell>
          <table:table-cell office:value-type="currency" office:value="2961451.25" table:style-name="ce37">
            <text:p>£2,961,451</text:p>
          </table:table-cell>
          <table:table-cell table:number-columns-repeated="16364"/>
        </table:table-row>
        <table:table-row table:style-name="ro7">
          <table:table-cell/>
          <table:table-cell office:value-type="string" table:style-name="ce23">
            <text:p>Totnes</text:p>
          </table:table-cell>
          <table:table-cell office:value-type="float" office:value="10964.5" table:style-name="ce23">
            <text:p>10,965</text:p>
          </table:table-cell>
          <table:table-cell table:style-name="ce179"/>
          <table:table-cell office:value-type="float" office:value="5678" table:style-name="ce23">
            <text:p>5,678</text:p>
          </table:table-cell>
          <table:table-cell office:value-type="float" office:value="1236" table:style-name="ce23">
            <text:p>1,236</text:p>
          </table:table-cell>
          <table:table-cell office:value-type="currency" office:value="1631520" table:style-name="ce28">
            <text:p>£1,631,520</text:p>
          </table:table-cell>
          <table:table-cell table:style-name="ce179"/>
          <table:table-cell office:value-type="float" office:value="5286.4999999999991" table:style-name="ce23">
            <text:p>5,287</text:p>
          </table:table-cell>
          <table:table-cell office:value-type="float" office:value="1302" table:style-name="ce23">
            <text:p>1,302</text:p>
          </table:table-cell>
          <table:table-cell office:value-type="currency" office:value="1217370" table:style-name="ce28">
            <text:p>£1,217,370</text:p>
          </table:table-cell>
          <table:table-cell table:style-name="ce179"/>
          <table:table-cell office:value-type="float" office:value="155" table:style-name="ce29">
            <text:p>155</text:p>
          </table:table-cell>
          <table:table-cell office:value-type="currency" office:value="46500" table:style-name="ce181">
            <text:p>£46,500</text:p>
          </table:table-cell>
          <table:table-cell table:style-name="ce179"/>
          <table:table-cell office:value-type="float" office:value="109" table:style-name="ce23">
            <text:p>109</text:p>
          </table:table-cell>
          <table:table-cell office:value-type="currency" office:value="250700" table:style-name="ce28">
            <text:p>£250,700</text:p>
          </table:table-cell>
          <table:table-cell table:style-name="ce179"/>
          <table:table-cell office:value-type="float" office:value="2802" table:style-name="ce178">
            <text:p>2,802</text:p>
          </table:table-cell>
          <table:table-cell office:value-type="currency" office:value="3146090" table:style-name="ce37">
            <text:p>£3,146,090</text:p>
          </table:table-cell>
          <table:table-cell table:number-columns-repeated="16364"/>
        </table:table-row>
        <table:table-row table:style-name="ro7">
          <table:table-cell/>
          <table:table-cell office:value-type="string" table:style-name="ce23">
            <text:p>Tiverton and Honiton</text:p>
          </table:table-cell>
          <table:table-cell office:value-type="float" office:value="11977" table:style-name="ce23">
            <text:p>11,977</text:p>
          </table:table-cell>
          <table:table-cell table:style-name="ce179"/>
          <table:table-cell office:value-type="float" office:value="7230" table:style-name="ce23">
            <text:p>7,230</text:p>
          </table:table-cell>
          <table:table-cell office:value-type="float" office:value="1188" table:style-name="ce23">
            <text:p>1,188</text:p>
          </table:table-cell>
          <table:table-cell office:value-type="currency" office:value="1568160" table:style-name="ce28">
            <text:p>£1,568,160</text:p>
          </table:table-cell>
          <table:table-cell table:style-name="ce179"/>
          <table:table-cell office:value-type="float" office:value="4747" table:style-name="ce23">
            <text:p>4,747</text:p>
          </table:table-cell>
          <table:table-cell office:value-type="float" office:value="896" table:style-name="ce23">
            <text:p>896</text:p>
          </table:table-cell>
          <table:table-cell office:value-type="currency" office:value="837760" table:style-name="ce28">
            <text:p>£837,760</text:p>
          </table:table-cell>
          <table:table-cell table:style-name="ce179"/>
          <table:table-cell office:value-type="float" office:value="111" table:style-name="ce29">
            <text:p>111</text:p>
          </table:table-cell>
          <table:table-cell office:value-type="currency" office:value="33300" table:style-name="ce181">
            <text:p>£33,300</text:p>
          </table:table-cell>
          <table:table-cell table:style-name="ce179"/>
          <table:table-cell office:value-type="float" office:value="91" table:style-name="ce23">
            <text:p>91</text:p>
          </table:table-cell>
          <table:table-cell office:value-type="currency" office:value="209300" table:style-name="ce28">
            <text:p>£209,300</text:p>
          </table:table-cell>
          <table:table-cell table:style-name="ce179"/>
          <table:table-cell office:value-type="float" office:value="2286" table:style-name="ce178">
            <text:p>2,286</text:p>
          </table:table-cell>
          <table:table-cell office:value-type="currency" office:value="2648520" table:style-name="ce37">
            <text:p>£2,648,520</text:p>
          </table:table-cell>
          <table:table-cell table:number-columns-repeated="16364"/>
        </table:table-row>
        <table:table-row table:style-name="ro7">
          <table:table-cell/>
          <table:table-cell office:value-type="string" table:style-name="ce23">
            <text:p>Central Devon</text:p>
          </table:table-cell>
          <table:table-cell office:value-type="float" office:value="10337.5" table:style-name="ce23">
            <text:p>10,338</text:p>
          </table:table-cell>
          <table:table-cell table:style-name="ce179"/>
          <table:table-cell office:value-type="float" office:value="6861" table:style-name="ce23">
            <text:p>6,861</text:p>
          </table:table-cell>
          <table:table-cell office:value-type="float" office:value="1061.1666666666667" table:style-name="ce23">
            <text:p>1,061</text:p>
          </table:table-cell>
          <table:table-cell office:value-type="currency" office:value="1400740" table:style-name="ce28">
            <text:p>£1,400,740</text:p>
          </table:table-cell>
          <table:table-cell table:style-name="ce179"/>
          <table:table-cell office:value-type="float" office:value="3476.5000000000009" table:style-name="ce23">
            <text:p>3,477</text:p>
          </table:table-cell>
          <table:table-cell office:value-type="float" office:value="705" table:style-name="ce23">
            <text:p>705</text:p>
          </table:table-cell>
          <table:table-cell office:value-type="currency" office:value="659175" table:style-name="ce28">
            <text:p>£659,175</text:p>
          </table:table-cell>
          <table:table-cell table:style-name="ce179"/>
          <table:table-cell office:value-type="float" office:value="103" table:style-name="ce29">
            <text:p>103</text:p>
          </table:table-cell>
          <table:table-cell office:value-type="currency" office:value="30900" table:style-name="ce181">
            <text:p>£30,900</text:p>
          </table:table-cell>
          <table:table-cell table:style-name="ce179"/>
          <table:table-cell office:value-type="float" office:value="91" table:style-name="ce23">
            <text:p>91</text:p>
          </table:table-cell>
          <table:table-cell office:value-type="currency" office:value="209300" table:style-name="ce28">
            <text:p>£209,300</text:p>
          </table:table-cell>
          <table:table-cell table:style-name="ce179"/>
          <table:table-cell office:value-type="float" office:value="1960.1666666666667" table:style-name="ce178">
            <text:p>1,960</text:p>
          </table:table-cell>
          <table:table-cell office:value-type="currency" office:value="2300115" table:style-name="ce37">
            <text:p>£2,300,115</text:p>
          </table:table-cell>
          <table:table-cell table:number-columns-repeated="16364"/>
        </table:table-row>
        <table:table-row table:style-name="ro7">
          <table:table-cell/>
          <table:table-cell office:value-type="string" table:style-name="ce23">
            <text:p>South West Devon</text:p>
          </table:table-cell>
          <table:table-cell office:value-type="float" office:value="13335" table:style-name="ce23">
            <text:p>13,335</text:p>
          </table:table-cell>
          <table:table-cell table:style-name="ce179"/>
          <table:table-cell office:value-type="float" office:value="7515" table:style-name="ce23">
            <text:p>7,515</text:p>
          </table:table-cell>
          <table:table-cell office:value-type="float" office:value="903.91666666666663" table:style-name="ce23">
            <text:p>904</text:p>
          </table:table-cell>
          <table:table-cell office:value-type="currency" office:value="1193170" table:style-name="ce28">
            <text:p>£1,193,170</text:p>
          </table:table-cell>
          <table:table-cell table:style-name="ce179"/>
          <table:table-cell office:value-type="float" office:value="5820.0000000000009" table:style-name="ce23">
            <text:p>5,820</text:p>
          </table:table-cell>
          <table:table-cell office:value-type="float" office:value="1143.5" table:style-name="ce23">
            <text:p>1,144</text:p>
          </table:table-cell>
          <table:table-cell office:value-type="currency" office:value="1069172.5" table:style-name="ce28">
            <text:p>£1,069,173</text:p>
          </table:table-cell>
          <table:table-cell table:style-name="ce179"/>
          <table:table-cell office:value-type="float" office:value="1326.6666666666667" table:style-name="ce29">
            <text:p>1,327</text:p>
          </table:table-cell>
          <table:table-cell office:value-type="currency" office:value="398000" table:style-name="ce181">
            <text:p>£398,000</text:p>
          </table:table-cell>
          <table:table-cell table:style-name="ce179"/>
          <table:table-cell office:value-type="float" office:value="137.58333333333334" table:style-name="ce23">
            <text:p>138</text:p>
          </table:table-cell>
          <table:table-cell office:value-type="currency" office:value="316441.66666666669" table:style-name="ce28">
            <text:p>£316,442</text:p>
          </table:table-cell>
          <table:table-cell table:style-name="ce179"/>
          <table:table-cell office:value-type="float" office:value="3511.6666666666665" table:style-name="ce178">
            <text:p>3,512</text:p>
          </table:table-cell>
          <table:table-cell office:value-type="currency" office:value="2976784.1666666665" table:style-name="ce37">
            <text:p>£2,976,784</text:p>
          </table:table-cell>
          <table:table-cell table:number-columns-repeated="16364"/>
        </table:table-row>
        <table:table-row table:style-name="ro7">
          <table:table-cell/>
          <table:table-cell office:value-type="string" table:style-name="ce23">
            <text:p>Newton Abbot</text:p>
          </table:table-cell>
          <table:table-cell office:value-type="float" office:value="10698.999999999998" table:style-name="ce23">
            <text:p>10,699</text:p>
          </table:table-cell>
          <table:table-cell table:style-name="ce179"/>
          <table:table-cell office:value-type="float" office:value="6401" table:style-name="ce23">
            <text:p>6,401</text:p>
          </table:table-cell>
          <table:table-cell office:value-type="float" office:value="1241.1666666666665" table:style-name="ce23">
            <text:p>1,241</text:p>
          </table:table-cell>
          <table:table-cell office:value-type="currency" office:value="1638340" table:style-name="ce28">
            <text:p>£1,638,340</text:p>
          </table:table-cell>
          <table:table-cell table:style-name="ce179"/>
          <table:table-cell office:value-type="float" office:value="4297.9999999999991" table:style-name="ce23">
            <text:p>4,298</text:p>
          </table:table-cell>
          <table:table-cell office:value-type="float" office:value="960.5" table:style-name="ce23">
            <text:p>961</text:p>
          </table:table-cell>
          <table:table-cell office:value-type="currency" office:value="898067.5" table:style-name="ce28">
            <text:p>£898,068</text:p>
          </table:table-cell>
          <table:table-cell table:style-name="ce179"/>
          <table:table-cell office:value-type="float" office:value="133" table:style-name="ce29">
            <text:p>133</text:p>
          </table:table-cell>
          <table:table-cell office:value-type="currency" office:value="39900" table:style-name="ce181">
            <text:p>£39,900</text:p>
          </table:table-cell>
          <table:table-cell table:style-name="ce179"/>
          <table:table-cell office:value-type="float" office:value="59" table:style-name="ce23">
            <text:p>59</text:p>
          </table:table-cell>
          <table:table-cell office:value-type="currency" office:value="135700" table:style-name="ce28">
            <text:p>£135,700</text:p>
          </table:table-cell>
          <table:table-cell table:style-name="ce179"/>
          <table:table-cell office:value-type="float" office:value="2393.6666666666665" table:style-name="ce178">
            <text:p>2,394</text:p>
          </table:table-cell>
          <table:table-cell office:value-type="currency" office:value="2712007.5" table:style-name="ce37">
            <text:p>£2,712,008</text:p>
          </table:table-cell>
          <table:table-cell table:number-columns-repeated="16364"/>
        </table:table-row>
        <table:table-row table:style-name="ro7">
          <table:table-cell/>
          <table:table-cell office:value-type="string" table:style-name="ce23">
            <text:p>Torridge and West Devon</text:p>
          </table:table-cell>
          <table:table-cell office:value-type="float" office:value="10518.999999999998" table:style-name="ce23">
            <text:p>10,519</text:p>
          </table:table-cell>
          <table:table-cell table:style-name="ce179"/>
          <table:table-cell office:value-type="float" office:value="6876" table:style-name="ce23">
            <text:p>6,876</text:p>
          </table:table-cell>
          <table:table-cell office:value-type="float" office:value="1325" table:style-name="ce23">
            <text:p>1,325</text:p>
          </table:table-cell>
          <table:table-cell office:value-type="currency" office:value="1749000" table:style-name="ce28">
            <text:p>£1,749,000</text:p>
          </table:table-cell>
          <table:table-cell table:style-name="ce179"/>
          <table:table-cell office:value-type="float" office:value="3642.9999999999986" table:style-name="ce23">
            <text:p>3,643</text:p>
          </table:table-cell>
          <table:table-cell office:value-type="float" office:value="951" table:style-name="ce23">
            <text:p>951</text:p>
          </table:table-cell>
          <table:table-cell office:value-type="currency" office:value="889185" table:style-name="ce28">
            <text:p>£889,185</text:p>
          </table:table-cell>
          <table:table-cell table:style-name="ce179"/>
          <table:table-cell office:value-type="float" office:value="251" table:style-name="ce29">
            <text:p>251</text:p>
          </table:table-cell>
          <table:table-cell office:value-type="currency" office:value="75300" table:style-name="ce181">
            <text:p>£75,300</text:p>
          </table:table-cell>
          <table:table-cell table:style-name="ce179"/>
          <table:table-cell office:value-type="float" office:value="93" table:style-name="ce23">
            <text:p>93</text:p>
          </table:table-cell>
          <table:table-cell office:value-type="currency" office:value="213900" table:style-name="ce28">
            <text:p>£213,900</text:p>
          </table:table-cell>
          <table:table-cell table:style-name="ce179"/>
          <table:table-cell office:value-type="float" office:value="2620" table:style-name="ce178">
            <text:p>2,620</text:p>
          </table:table-cell>
          <table:table-cell office:value-type="currency" office:value="2927385" table:style-name="ce37">
            <text:p>£2,927,385</text:p>
          </table:table-cell>
          <table:table-cell table:number-columns-repeated="16364"/>
        </table:table-row>
        <table:table-row table:style-name="ro7">
          <table:table-cell/>
          <table:table-cell office:value-type="string" table:style-name="ce23">
            <text:p>Plymouth, Sutton and Devonport</text:p>
          </table:table-cell>
          <table:table-cell office:value-type="float" office:value="12705" table:style-name="ce23">
            <text:p>12,705</text:p>
          </table:table-cell>
          <table:table-cell table:style-name="ce179"/>
          <table:table-cell office:value-type="float" office:value="7667.5" table:style-name="ce23">
            <text:p>7,668</text:p>
          </table:table-cell>
          <table:table-cell office:value-type="float" office:value="2410.6666666666665" table:style-name="ce23">
            <text:p>2,411</text:p>
          </table:table-cell>
          <table:table-cell office:value-type="currency" office:value="3182080" table:style-name="ce28">
            <text:p>£3,182,080</text:p>
          </table:table-cell>
          <table:table-cell table:style-name="ce179"/>
          <table:table-cell office:value-type="float" office:value="5037.4999999999991" table:style-name="ce23">
            <text:p>5,038</text:p>
          </table:table-cell>
          <table:table-cell office:value-type="float" office:value="1597.0833333333335" table:style-name="ce23">
            <text:p>1,597</text:p>
          </table:table-cell>
          <table:table-cell office:value-type="currency" office:value="1493272.9166666667" table:style-name="ce28">
            <text:p>£1,493,273</text:p>
          </table:table-cell>
          <table:table-cell table:style-name="ce179"/>
          <table:table-cell office:value-type="float" office:value="628.25" table:style-name="ce29">
            <text:p>628</text:p>
          </table:table-cell>
          <table:table-cell office:value-type="currency" office:value="188475" table:style-name="ce181">
            <text:p>£188,475</text:p>
          </table:table-cell>
          <table:table-cell table:style-name="ce179"/>
          <table:table-cell office:value-type="float" office:value="80.583333333333329" table:style-name="ce23">
            <text:p>81</text:p>
          </table:table-cell>
          <table:table-cell office:value-type="currency" office:value="185341.66666666669" table:style-name="ce28">
            <text:p>£185,342</text:p>
          </table:table-cell>
          <table:table-cell table:style-name="ce179"/>
          <table:table-cell office:value-type="float" office:value="4716.583333333333" table:style-name="ce178">
            <text:p>4,717</text:p>
          </table:table-cell>
          <table:table-cell office:value-type="currency" office:value="5049169.583333334" table:style-name="ce37">
            <text:p>£5,049,170</text:p>
          </table:table-cell>
          <table:table-cell table:number-columns-repeated="16364"/>
        </table:table-row>
        <table:table-row table:style-name="ro7">
          <table:table-cell/>
          <table:table-cell office:value-type="string" table:style-name="ce23">
            <text:p>Plymouth, Moor View</text:p>
          </table:table-cell>
          <table:table-cell office:value-type="float" office:value="13919" table:style-name="ce23">
            <text:p>13,919</text:p>
          </table:table-cell>
          <table:table-cell table:style-name="ce179"/>
          <table:table-cell office:value-type="float" office:value="8919" table:style-name="ce23">
            <text:p>8,919</text:p>
          </table:table-cell>
          <table:table-cell office:value-type="float" office:value="2825.5" table:style-name="ce23">
            <text:p>2,826</text:p>
          </table:table-cell>
          <table:table-cell office:value-type="currency" office:value="3729660" table:style-name="ce28">
            <text:p>£3,729,660</text:p>
          </table:table-cell>
          <table:table-cell table:style-name="ce179"/>
          <table:table-cell office:value-type="float" office:value="4999.9999999999991" table:style-name="ce23">
            <text:p>5,000</text:p>
          </table:table-cell>
          <table:table-cell office:value-type="float" office:value="2197.4999999999995" table:style-name="ce23">
            <text:p>2,198</text:p>
          </table:table-cell>
          <table:table-cell office:value-type="currency" office:value="2048429.1666666665" table:style-name="ce28">
            <text:p>£2,048,429</text:p>
          </table:table-cell>
          <table:table-cell table:style-name="ce179"/>
          <table:table-cell office:value-type="float" office:value="1169" table:style-name="ce29">
            <text:p>1,169</text:p>
          </table:table-cell>
          <table:table-cell office:value-type="currency" office:value="349575" table:style-name="ce181">
            <text:p>£349,575</text:p>
          </table:table-cell>
          <table:table-cell table:style-name="ce179"/>
          <table:table-cell office:value-type="float" office:value="86" table:style-name="ce23">
            <text:p>86</text:p>
          </table:table-cell>
          <table:table-cell office:value-type="currency" office:value="197800" table:style-name="ce28">
            <text:p>£197,800</text:p>
          </table:table-cell>
          <table:table-cell table:style-name="ce179"/>
          <table:table-cell office:value-type="float" office:value="6278" table:style-name="ce178">
            <text:p>6,278</text:p>
          </table:table-cell>
          <table:table-cell office:value-type="currency" office:value="6325464.166666666" table:style-name="ce37">
            <text:p>£6,325,464</text:p>
          </table:table-cell>
          <table:table-cell table:number-columns-repeated="16364"/>
        </table:table-row>
        <table:table-row table:style-name="ro7">
          <table:table-cell/>
          <table:table-cell office:value-type="string" table:style-name="ce23">
            <text:p>Torbay</text:p>
          </table:table-cell>
          <table:table-cell office:value-type="float" office:value="12141" table:style-name="ce23">
            <text:p>12,141</text:p>
          </table:table-cell>
          <table:table-cell table:style-name="ce179"/>
          <table:table-cell office:value-type="float" office:value="7674" table:style-name="ce23">
            <text:p>7,674</text:p>
          </table:table-cell>
          <table:table-cell office:value-type="float" office:value="2281" table:style-name="ce23">
            <text:p>2,281</text:p>
          </table:table-cell>
          <table:table-cell office:value-type="currency" office:value="3010920" table:style-name="ce28">
            <text:p>£3,010,920</text:p>
          </table:table-cell>
          <table:table-cell table:style-name="ce179"/>
          <table:table-cell office:value-type="float" office:value="4467" table:style-name="ce23">
            <text:p>4,467</text:p>
          </table:table-cell>
          <table:table-cell office:value-type="float" office:value="1217.5" table:style-name="ce23">
            <text:p>1,218</text:p>
          </table:table-cell>
          <table:table-cell office:value-type="currency" office:value="1138362.5" table:style-name="ce28">
            <text:p>£1,138,363</text:p>
          </table:table-cell>
          <table:table-cell table:style-name="ce179"/>
          <table:table-cell office:value-type="float" office:value="107" table:style-name="ce29">
            <text:p>107</text:p>
          </table:table-cell>
          <table:table-cell office:value-type="currency" office:value="32100" table:style-name="ce181">
            <text:p>£32,100</text:p>
          </table:table-cell>
          <table:table-cell table:style-name="ce179"/>
          <table:table-cell office:value-type="float" office:value="69" table:style-name="ce23">
            <text:p>69</text:p>
          </table:table-cell>
          <table:table-cell office:value-type="currency" office:value="158700" table:style-name="ce28">
            <text:p>£158,700</text:p>
          </table:table-cell>
          <table:table-cell table:style-name="ce179"/>
          <table:table-cell office:value-type="float" office:value="3674.5" table:style-name="ce178">
            <text:p>3,675</text:p>
          </table:table-cell>
          <table:table-cell office:value-type="currency" office:value="4340082.5" table:style-name="ce37">
            <text:p>£4,340,083</text:p>
          </table:table-cell>
          <table:table-cell table:number-columns-repeated="16364"/>
        </table:table-row>
        <table:table-row table:style-name="ro7">
          <table:table-cell/>
          <table:table-cell office:value-type="string" table:style-name="ce23">
            <text:p>Harlow</text:p>
          </table:table-cell>
          <table:table-cell office:value-type="float" office:value="14205" table:style-name="ce23">
            <text:p>14,205</text:p>
          </table:table-cell>
          <table:table-cell table:style-name="ce179"/>
          <table:table-cell office:value-type="float" office:value="9349.5" table:style-name="ce23">
            <text:p>9,350</text:p>
          </table:table-cell>
          <table:table-cell office:value-type="float" office:value="2208.4583333333335" table:style-name="ce23">
            <text:p>2,208</text:p>
          </table:table-cell>
          <table:table-cell office:value-type="currency" office:value="2915165" table:style-name="ce28">
            <text:p>£2,915,165</text:p>
          </table:table-cell>
          <table:table-cell table:style-name="ce179"/>
          <table:table-cell office:value-type="float" office:value="4855.5" table:style-name="ce23">
            <text:p>4,856</text:p>
          </table:table-cell>
          <table:table-cell office:value-type="float" office:value="1446.4999999999998" table:style-name="ce23">
            <text:p>1,447</text:p>
          </table:table-cell>
          <table:table-cell office:value-type="currency" office:value="1352477.4999999998" table:style-name="ce28">
            <text:p>£1,352,478</text:p>
          </table:table-cell>
          <table:table-cell table:style-name="ce179"/>
          <table:table-cell office:value-type="float" office:value="12" table:style-name="ce29">
            <text:p>12</text:p>
          </table:table-cell>
          <table:table-cell office:value-type="currency" office:value="3600" table:style-name="ce181">
            <text:p>£3,600</text:p>
          </table:table-cell>
          <table:table-cell table:style-name="ce179"/>
          <table:table-cell office:value-type="float" office:value="33" table:style-name="ce23">
            <text:p>33</text:p>
          </table:table-cell>
          <table:table-cell office:value-type="currency" office:value="75900" table:style-name="ce28">
            <text:p>£75,900</text:p>
          </table:table-cell>
          <table:table-cell table:style-name="ce179"/>
          <table:table-cell office:value-type="float" office:value="3699.958333333333" table:style-name="ce178">
            <text:p>3,700</text:p>
          </table:table-cell>
          <table:table-cell office:value-type="currency" office:value="4347142.5" table:style-name="ce37">
            <text:p>£4,347,143</text:p>
          </table:table-cell>
          <table:table-cell table:number-columns-repeated="16364"/>
        </table:table-row>
        <table:table-row table:style-name="ro7">
          <table:table-cell/>
          <table:table-cell office:value-type="string" table:style-name="ce23">
            <text:p>Maldon</text:p>
          </table:table-cell>
          <table:table-cell office:value-type="float" office:value="11282.5" table:style-name="ce23">
            <text:p>11,283</text:p>
          </table:table-cell>
          <table:table-cell table:style-name="ce179"/>
          <table:table-cell office:value-type="float" office:value="6616" table:style-name="ce23">
            <text:p>6,616</text:p>
          </table:table-cell>
          <table:table-cell office:value-type="float" office:value="924.66666666666663" table:style-name="ce23">
            <text:p>925</text:p>
          </table:table-cell>
          <table:table-cell office:value-type="currency" office:value="1220560" table:style-name="ce28">
            <text:p>£1,220,560</text:p>
          </table:table-cell>
          <table:table-cell table:style-name="ce179"/>
          <table:table-cell office:value-type="float" office:value="4666.5" table:style-name="ce23">
            <text:p>4,667</text:p>
          </table:table-cell>
          <table:table-cell office:value-type="float" office:value="897.08333333333337" table:style-name="ce23">
            <text:p>897</text:p>
          </table:table-cell>
          <table:table-cell office:value-type="currency" office:value="838772.91666666663" table:style-name="ce28">
            <text:p>£838,773</text:p>
          </table:table-cell>
          <table:table-cell table:style-name="ce179"/>
          <table:table-cell office:value-type="float" office:value="15" table:style-name="ce29">
            <text:p>15</text:p>
          </table:table-cell>
          <table:table-cell office:value-type="currency" office:value="4500" table:style-name="ce181">
            <text:p>£4,500</text:p>
          </table:table-cell>
          <table:table-cell table:style-name="ce179"/>
          <table:table-cell office:value-type="float" office:value="79" table:style-name="ce23">
            <text:p>79</text:p>
          </table:table-cell>
          <table:table-cell office:value-type="currency" office:value="181700" table:style-name="ce28">
            <text:p>£181,700</text:p>
          </table:table-cell>
          <table:table-cell table:style-name="ce179"/>
          <table:table-cell office:value-type="float" office:value="1915.75" table:style-name="ce178">
            <text:p>1,916</text:p>
          </table:table-cell>
          <table:table-cell office:value-type="currency" office:value="2245532.9166666665" table:style-name="ce37">
            <text:p>£2,245,533</text:p>
          </table:table-cell>
          <table:table-cell table:number-columns-repeated="16364"/>
        </table:table-row>
        <table:table-row table:style-name="ro7">
          <table:table-cell/>
          <table:table-cell office:value-type="string" table:style-name="ce23">
            <text:p>Colchester</text:p>
          </table:table-cell>
          <table:table-cell office:value-type="float" office:value="17705.5" table:style-name="ce23">
            <text:p>17,706</text:p>
          </table:table-cell>
          <table:table-cell table:style-name="ce179"/>
          <table:table-cell office:value-type="float" office:value="10007.5" table:style-name="ce23">
            <text:p>10,008</text:p>
          </table:table-cell>
          <table:table-cell office:value-type="float" office:value="2338.166666666667" table:style-name="ce23">
            <text:p>2,338</text:p>
          </table:table-cell>
          <table:table-cell office:value-type="currency" office:value="3086380" table:style-name="ce28">
            <text:p>£3,086,380</text:p>
          </table:table-cell>
          <table:table-cell table:style-name="ce179"/>
          <table:table-cell office:value-type="float" office:value="7698.0000000000018" table:style-name="ce23">
            <text:p>7,698</text:p>
          </table:table-cell>
          <table:table-cell office:value-type="float" office:value="1803" table:style-name="ce23">
            <text:p>1,803</text:p>
          </table:table-cell>
          <table:table-cell office:value-type="currency" office:value="1685805" table:style-name="ce28">
            <text:p>£1,685,805</text:p>
          </table:table-cell>
          <table:table-cell table:style-name="ce179"/>
          <table:table-cell office:value-type="float" office:value="895" table:style-name="ce29">
            <text:p>895</text:p>
          </table:table-cell>
          <table:table-cell office:value-type="currency" office:value="268500" table:style-name="ce181">
            <text:p>£268,500</text:p>
          </table:table-cell>
          <table:table-cell table:style-name="ce179"/>
          <table:table-cell office:value-type="float" office:value="63" table:style-name="ce23">
            <text:p>63</text:p>
          </table:table-cell>
          <table:table-cell office:value-type="currency" office:value="144900" table:style-name="ce28">
            <text:p>£144,900</text:p>
          </table:table-cell>
          <table:table-cell table:style-name="ce179"/>
          <table:table-cell office:value-type="float" office:value="5099.166666666667" table:style-name="ce178">
            <text:p>5,099</text:p>
          </table:table-cell>
          <table:table-cell office:value-type="currency" office:value="5185585" table:style-name="ce37">
            <text:p>£5,185,585</text:p>
          </table:table-cell>
          <table:table-cell table:number-columns-repeated="16364"/>
        </table:table-row>
        <table:table-row table:style-name="ro7">
          <table:table-cell/>
          <table:table-cell office:value-type="string" table:style-name="ce23">
            <text:p>Rochford and Southend East</text:p>
          </table:table-cell>
          <table:table-cell office:value-type="float" office:value="13129.499999999998" table:style-name="ce23">
            <text:p>13,130</text:p>
          </table:table-cell>
          <table:table-cell table:style-name="ce179"/>
          <table:table-cell office:value-type="float" office:value="8720" table:style-name="ce23">
            <text:p>8,720</text:p>
          </table:table-cell>
          <table:table-cell office:value-type="float" office:value="2600.5" table:style-name="ce23">
            <text:p>2,601</text:p>
          </table:table-cell>
          <table:table-cell office:value-type="currency" office:value="3432660" table:style-name="ce28">
            <text:p>£3,432,660</text:p>
          </table:table-cell>
          <table:table-cell table:style-name="ce179"/>
          <table:table-cell office:value-type="float" office:value="4409.4999999999982" table:style-name="ce23">
            <text:p>4,410</text:p>
          </table:table-cell>
          <table:table-cell office:value-type="float" office:value="1394.9999999999998" table:style-name="ce23">
            <text:p>1,395</text:p>
          </table:table-cell>
          <table:table-cell office:value-type="currency" office:value="1304324.9999999998" table:style-name="ce28">
            <text:p>£1,304,325</text:p>
          </table:table-cell>
          <table:table-cell table:style-name="ce179"/>
          <table:table-cell office:value-type="float" office:value="17" table:style-name="ce29">
            <text:p>17</text:p>
          </table:table-cell>
          <table:table-cell office:value-type="currency" office:value="5100" table:style-name="ce181">
            <text:p>£5,100</text:p>
          </table:table-cell>
          <table:table-cell table:style-name="ce179"/>
          <table:table-cell office:value-type="float" office:value="122.5" table:style-name="ce23">
            <text:p>123</text:p>
          </table:table-cell>
          <table:table-cell office:value-type="currency" office:value="281750" table:style-name="ce28">
            <text:p>£281,750</text:p>
          </table:table-cell>
          <table:table-cell table:style-name="ce179"/>
          <table:table-cell office:value-type="float" office:value="4135" table:style-name="ce178">
            <text:p>4,135</text:p>
          </table:table-cell>
          <table:table-cell office:value-type="currency" office:value="5023835" table:style-name="ce37">
            <text:p>£5,023,835</text:p>
          </table:table-cell>
          <table:table-cell table:number-columns-repeated="16364"/>
        </table:table-row>
        <table:table-row table:style-name="ro7">
          <table:table-cell/>
          <table:table-cell office:value-type="string" table:style-name="ce23">
            <text:p>South Basildon and East Thurrock</text:p>
          </table:table-cell>
          <table:table-cell office:value-type="float" office:value="14994.5" table:style-name="ce23">
            <text:p>14,995</text:p>
          </table:table-cell>
          <table:table-cell table:style-name="ce179"/>
          <table:table-cell office:value-type="float" office:value="9645.5" table:style-name="ce23">
            <text:p>9,646</text:p>
          </table:table-cell>
          <table:table-cell office:value-type="float" office:value="2550" table:style-name="ce23">
            <text:p>2,550</text:p>
          </table:table-cell>
          <table:table-cell office:value-type="currency" office:value="3366000" table:style-name="ce28">
            <text:p>£3,366,000</text:p>
          </table:table-cell>
          <table:table-cell table:style-name="ce179"/>
          <table:table-cell office:value-type="float" office:value="5349" table:style-name="ce23">
            <text:p>5,349</text:p>
          </table:table-cell>
          <table:table-cell office:value-type="float" office:value="1885" table:style-name="ce23">
            <text:p>1,885</text:p>
          </table:table-cell>
          <table:table-cell office:value-type="currency" office:value="1762475" table:style-name="ce28">
            <text:p>£1,762,475</text:p>
          </table:table-cell>
          <table:table-cell table:style-name="ce179"/>
          <table:table-cell office:value-type="float" office:value="12" table:style-name="ce29">
            <text:p>12</text:p>
          </table:table-cell>
          <table:table-cell office:value-type="currency" office:value="3600" table:style-name="ce181">
            <text:p>£3,600</text:p>
          </table:table-cell>
          <table:table-cell table:style-name="ce179"/>
          <table:table-cell office:value-type="float" office:value="68" table:style-name="ce23">
            <text:p>68</text:p>
          </table:table-cell>
          <table:table-cell office:value-type="currency" office:value="156400" table:style-name="ce28">
            <text:p>£156,400</text:p>
          </table:table-cell>
          <table:table-cell table:style-name="ce179"/>
          <table:table-cell office:value-type="float" office:value="4515" table:style-name="ce178">
            <text:p>4,515</text:p>
          </table:table-cell>
          <table:table-cell office:value-type="currency" office:value="5288475" table:style-name="ce37">
            <text:p>£5,288,475</text:p>
          </table:table-cell>
          <table:table-cell table:number-columns-repeated="16364"/>
        </table:table-row>
        <table:table-row table:style-name="ro7">
          <table:table-cell/>
          <table:table-cell office:value-type="string" table:style-name="ce23">
            <text:p>Braintree</text:p>
          </table:table-cell>
          <table:table-cell office:value-type="float" office:value="12489" table:style-name="ce23">
            <text:p>12,489</text:p>
          </table:table-cell>
          <table:table-cell table:style-name="ce179"/>
          <table:table-cell office:value-type="float" office:value="8132" table:style-name="ce23">
            <text:p>8,132</text:p>
          </table:table-cell>
          <table:table-cell office:value-type="float" office:value="1382" table:style-name="ce23">
            <text:p>1,382</text:p>
          </table:table-cell>
          <table:table-cell office:value-type="currency" office:value="1824240" table:style-name="ce28">
            <text:p>£1,824,240</text:p>
          </table:table-cell>
          <table:table-cell table:style-name="ce179"/>
          <table:table-cell office:value-type="float" office:value="4357" table:style-name="ce23">
            <text:p>4,357</text:p>
          </table:table-cell>
          <table:table-cell office:value-type="float" office:value="903" table:style-name="ce23">
            <text:p>903</text:p>
          </table:table-cell>
          <table:table-cell office:value-type="currency" office:value="844305" table:style-name="ce28">
            <text:p>£844,305</text:p>
          </table:table-cell>
          <table:table-cell table:style-name="ce179"/>
          <table:table-cell office:value-type="float" office:value="63" table:style-name="ce29">
            <text:p>63</text:p>
          </table:table-cell>
          <table:table-cell office:value-type="currency" office:value="18900" table:style-name="ce181">
            <text:p>£18,900</text:p>
          </table:table-cell>
          <table:table-cell table:style-name="ce179"/>
          <table:table-cell office:value-type="float" office:value="88" table:style-name="ce23">
            <text:p>88</text:p>
          </table:table-cell>
          <table:table-cell office:value-type="currency" office:value="202400" table:style-name="ce28">
            <text:p>£202,400</text:p>
          </table:table-cell>
          <table:table-cell table:style-name="ce179"/>
          <table:table-cell office:value-type="float" office:value="2436" table:style-name="ce178">
            <text:p>2,436</text:p>
          </table:table-cell>
          <table:table-cell office:value-type="currency" office:value="2889845" table:style-name="ce37">
            <text:p>£2,889,845</text:p>
          </table:table-cell>
          <table:table-cell table:number-columns-repeated="16364"/>
        </table:table-row>
        <table:table-row table:style-name="ro7">
          <table:table-cell/>
          <table:table-cell office:value-type="string" table:style-name="ce23">
            <text:p>Rayleigh and Wickford</text:p>
          </table:table-cell>
          <table:table-cell office:value-type="float" office:value="15380.5" table:style-name="ce23">
            <text:p>15,381</text:p>
          </table:table-cell>
          <table:table-cell table:style-name="ce179"/>
          <table:table-cell office:value-type="float" office:value="8194.5" table:style-name="ce23">
            <text:p>8,195</text:p>
          </table:table-cell>
          <table:table-cell office:value-type="float" office:value="987" table:style-name="ce23">
            <text:p>987</text:p>
          </table:table-cell>
          <table:table-cell office:value-type="currency" office:value="1302840" table:style-name="ce28">
            <text:p>£1,302,840</text:p>
          </table:table-cell>
          <table:table-cell table:style-name="ce179"/>
          <table:table-cell office:value-type="float" office:value="7186" table:style-name="ce23">
            <text:p>7,186</text:p>
          </table:table-cell>
          <table:table-cell office:value-type="float" office:value="1303" table:style-name="ce23">
            <text:p>1,303</text:p>
          </table:table-cell>
          <table:table-cell office:value-type="currency" office:value="1218305" table:style-name="ce28">
            <text:p>£1,218,305</text:p>
          </table:table-cell>
          <table:table-cell table:style-name="ce179"/>
          <table:table-cell office:value-type="float" office:value="19" table:style-name="ce29">
            <text:p>19</text:p>
          </table:table-cell>
          <table:table-cell office:value-type="currency" office:value="5700" table:style-name="ce181">
            <text:p>£5,700</text:p>
          </table:table-cell>
          <table:table-cell table:style-name="ce179"/>
          <table:table-cell office:value-type="float" office:value="118" table:style-name="ce23">
            <text:p>118</text:p>
          </table:table-cell>
          <table:table-cell office:value-type="currency" office:value="271400" table:style-name="ce28">
            <text:p>£271,400</text:p>
          </table:table-cell>
          <table:table-cell table:style-name="ce179"/>
          <table:table-cell office:value-type="float" office:value="2427" table:style-name="ce178">
            <text:p>2,427</text:p>
          </table:table-cell>
          <table:table-cell office:value-type="currency" office:value="2798245" table:style-name="ce37">
            <text:p>£2,798,245</text:p>
          </table:table-cell>
          <table:table-cell table:number-columns-repeated="16364"/>
        </table:table-row>
        <table:table-row table:style-name="ro7">
          <table:table-cell/>
          <table:table-cell office:value-type="string" table:style-name="ce23">
            <text:p>Clacton</text:p>
          </table:table-cell>
          <table:table-cell office:value-type="float" office:value="10245.000000000004" table:style-name="ce23">
            <text:p>10,245</text:p>
          </table:table-cell>
          <table:table-cell table:style-name="ce179"/>
          <table:table-cell office:value-type="float" office:value="6209" table:style-name="ce23">
            <text:p>6,209</text:p>
          </table:table-cell>
          <table:table-cell office:value-type="float" office:value="2239" table:style-name="ce23">
            <text:p>2,239</text:p>
          </table:table-cell>
          <table:table-cell office:value-type="currency" office:value="2955480" table:style-name="ce28">
            <text:p>£2,955,480</text:p>
          </table:table-cell>
          <table:table-cell table:style-name="ce179"/>
          <table:table-cell office:value-type="float" office:value="4036.0000000000027" table:style-name="ce23">
            <text:p>4,036</text:p>
          </table:table-cell>
          <table:table-cell office:value-type="float" office:value="1563" table:style-name="ce23">
            <text:p>1,563</text:p>
          </table:table-cell>
          <table:table-cell office:value-type="currency" office:value="1461405" table:style-name="ce28">
            <text:p>£1,461,405</text:p>
          </table:table-cell>
          <table:table-cell table:style-name="ce179"/>
          <table:table-cell office:value-type="float" office:value="45" table:style-name="ce29">
            <text:p>45</text:p>
          </table:table-cell>
          <table:table-cell office:value-type="currency" office:value="13500" table:style-name="ce181">
            <text:p>£13,500</text:p>
          </table:table-cell>
          <table:table-cell table:style-name="ce179"/>
          <table:table-cell office:value-type="float" office:value="53" table:style-name="ce23">
            <text:p>53</text:p>
          </table:table-cell>
          <table:table-cell office:value-type="currency" office:value="121900" table:style-name="ce28">
            <text:p>£121,900</text:p>
          </table:table-cell>
          <table:table-cell table:style-name="ce179"/>
          <table:table-cell office:value-type="float" office:value="3900" table:style-name="ce178">
            <text:p>3,900</text:p>
          </table:table-cell>
          <table:table-cell office:value-type="currency" office:value="4552285" table:style-name="ce37">
            <text:p>£4,552,285</text:p>
          </table:table-cell>
          <table:table-cell table:number-columns-repeated="16364"/>
        </table:table-row>
        <table:table-row table:style-name="ro7">
          <table:table-cell/>
          <table:table-cell office:value-type="string" table:style-name="ce23">
            <text:p>Brentwood and Ongar</text:p>
          </table:table-cell>
          <table:table-cell office:value-type="float" office:value="13897.000000000002" table:style-name="ce23">
            <text:p>13,897</text:p>
          </table:table-cell>
          <table:table-cell table:style-name="ce179"/>
          <table:table-cell office:value-type="float" office:value="7426.5" table:style-name="ce23">
            <text:p>7,427</text:p>
          </table:table-cell>
          <table:table-cell office:value-type="float" office:value="949.5" table:style-name="ce23">
            <text:p>950</text:p>
          </table:table-cell>
          <table:table-cell office:value-type="currency" office:value="1253340" table:style-name="ce28">
            <text:p>£1,253,340</text:p>
          </table:table-cell>
          <table:table-cell table:style-name="ce179"/>
          <table:table-cell office:value-type="float" office:value="6470.5000000000009" table:style-name="ce23">
            <text:p>6,471</text:p>
          </table:table-cell>
          <table:table-cell office:value-type="float" office:value="999.08333333333326" table:style-name="ce23">
            <text:p>999</text:p>
          </table:table-cell>
          <table:table-cell office:value-type="currency" office:value="934142.91666666663" table:style-name="ce28">
            <text:p>£934,143</text:p>
          </table:table-cell>
          <table:table-cell table:style-name="ce179"/>
          <table:table-cell office:value-type="float" office:value="11" table:style-name="ce29">
            <text:p>11</text:p>
          </table:table-cell>
          <table:table-cell office:value-type="currency" office:value="3300" table:style-name="ce181">
            <text:p>£3,300</text:p>
          </table:table-cell>
          <table:table-cell table:style-name="ce179"/>
          <table:table-cell office:value-type="float" office:value="90" table:style-name="ce23">
            <text:p>90</text:p>
          </table:table-cell>
          <table:table-cell office:value-type="currency" office:value="207000" table:style-name="ce28">
            <text:p>£207,000</text:p>
          </table:table-cell>
          <table:table-cell table:style-name="ce179"/>
          <table:table-cell office:value-type="float" office:value="2049.583333333333" table:style-name="ce178">
            <text:p>2,050</text:p>
          </table:table-cell>
          <table:table-cell office:value-type="currency" office:value="2397782.9166666665" table:style-name="ce37">
            <text:p>£2,397,783</text:p>
          </table:table-cell>
          <table:table-cell table:number-columns-repeated="16364"/>
        </table:table-row>
        <table:table-row table:style-name="ro7">
          <table:table-cell/>
          <table:table-cell office:value-type="string" table:style-name="ce23">
            <text:p>Basildon and Billericay</text:p>
          </table:table-cell>
          <table:table-cell office:value-type="float" office:value="12310" table:style-name="ce23">
            <text:p>12,310</text:p>
          </table:table-cell>
          <table:table-cell table:style-name="ce179"/>
          <table:table-cell office:value-type="float" office:value="8060" table:style-name="ce23">
            <text:p>8,060</text:p>
          </table:table-cell>
          <table:table-cell office:value-type="float" office:value="1833" table:style-name="ce23">
            <text:p>1,833</text:p>
          </table:table-cell>
          <table:table-cell office:value-type="currency" office:value="2419560" table:style-name="ce28">
            <text:p>£2,419,560</text:p>
          </table:table-cell>
          <table:table-cell table:style-name="ce179"/>
          <table:table-cell office:value-type="float" office:value="4250" table:style-name="ce23">
            <text:p>4,250</text:p>
          </table:table-cell>
          <table:table-cell office:value-type="float" office:value="988" table:style-name="ce23">
            <text:p>988</text:p>
          </table:table-cell>
          <table:table-cell office:value-type="currency" office:value="923780" table:style-name="ce28">
            <text:p>£923,780</text:p>
          </table:table-cell>
          <table:table-cell table:style-name="ce179"/>
          <table:table-cell office:value-type="string" table:style-name="ce29">
            <text:p>x</text:p>
          </table:table-cell>
          <table:table-cell office:value-type="string" table:style-name="ce181">
            <text:p>x</text:p>
          </table:table-cell>
          <table:table-cell table:style-name="ce179"/>
          <table:table-cell office:value-type="float" office:value="45" table:style-name="ce23">
            <text:p>45</text:p>
          </table:table-cell>
          <table:table-cell office:value-type="currency" office:value="103500" table:style-name="ce28">
            <text:p>£103,500</text:p>
          </table:table-cell>
          <table:table-cell table:style-name="ce179"/>
          <table:table-cell office:value-type="string" table:style-name="ce178">
            <text:p>x</text:p>
          </table:table-cell>
          <table:table-cell office:value-type="string" table:style-name="ce37">
            <text:p>x</text:p>
          </table:table-cell>
          <table:table-cell table:number-columns-repeated="16364"/>
        </table:table-row>
        <table:table-row table:style-name="ro7">
          <table:table-cell/>
          <table:table-cell office:value-type="string" table:style-name="ce23">
            <text:p>Chelmsford</text:p>
          </table:table-cell>
          <table:table-cell office:value-type="float" office:value="15406" table:style-name="ce23">
            <text:p>15,406</text:p>
          </table:table-cell>
          <table:table-cell table:style-name="ce179"/>
          <table:table-cell office:value-type="float" office:value="9214" table:style-name="ce23">
            <text:p>9,214</text:p>
          </table:table-cell>
          <table:table-cell office:value-type="float" office:value="1636.75" table:style-name="ce23">
            <text:p>1,637</text:p>
          </table:table-cell>
          <table:table-cell office:value-type="currency" office:value="2160510" table:style-name="ce28">
            <text:p>£2,160,510</text:p>
          </table:table-cell>
          <table:table-cell table:style-name="ce179"/>
          <table:table-cell office:value-type="float" office:value="6192" table:style-name="ce23">
            <text:p>6,192</text:p>
          </table:table-cell>
          <table:table-cell office:value-type="float" office:value="869" table:style-name="ce23">
            <text:p>869</text:p>
          </table:table-cell>
          <table:table-cell office:value-type="currency" office:value="812515" table:style-name="ce28">
            <text:p>£812,515</text:p>
          </table:table-cell>
          <table:table-cell table:style-name="ce179"/>
          <table:table-cell office:value-type="float" office:value="23" table:style-name="ce29">
            <text:p>23</text:p>
          </table:table-cell>
          <table:table-cell office:value-type="currency" office:value="6900" table:style-name="ce181">
            <text:p>£6,900</text:p>
          </table:table-cell>
          <table:table-cell table:style-name="ce179"/>
          <table:table-cell office:value-type="float" office:value="54" table:style-name="ce23">
            <text:p>54</text:p>
          </table:table-cell>
          <table:table-cell office:value-type="currency" office:value="124200" table:style-name="ce28">
            <text:p>£124,200</text:p>
          </table:table-cell>
          <table:table-cell table:style-name="ce179"/>
          <table:table-cell office:value-type="float" office:value="2582.75" table:style-name="ce178">
            <text:p>2,583</text:p>
          </table:table-cell>
          <table:table-cell office:value-type="currency" office:value="3104125" table:style-name="ce37">
            <text:p>£3,104,125</text:p>
          </table:table-cell>
          <table:table-cell table:number-columns-repeated="16364"/>
        </table:table-row>
        <table:table-row table:style-name="ro7">
          <table:table-cell/>
          <table:table-cell office:value-type="string" table:style-name="ce23">
            <text:p>Witham</text:p>
          </table:table-cell>
          <table:table-cell office:value-type="float" office:value="11829.5" table:style-name="ce23">
            <text:p>11,830</text:p>
          </table:table-cell>
          <table:table-cell table:style-name="ce179"/>
          <table:table-cell office:value-type="float" office:value="7180" table:style-name="ce23">
            <text:p>7,180</text:p>
          </table:table-cell>
          <table:table-cell office:value-type="float" office:value="1133" table:style-name="ce23">
            <text:p>1,133</text:p>
          </table:table-cell>
          <table:table-cell office:value-type="currency" office:value="1495560" table:style-name="ce28">
            <text:p>£1,495,560</text:p>
          </table:table-cell>
          <table:table-cell table:style-name="ce179"/>
          <table:table-cell office:value-type="float" office:value="4649.4999999999991" table:style-name="ce23">
            <text:p>4,650</text:p>
          </table:table-cell>
          <table:table-cell office:value-type="float" office:value="947" table:style-name="ce23">
            <text:p>947</text:p>
          </table:table-cell>
          <table:table-cell office:value-type="currency" office:value="885445" table:style-name="ce28">
            <text:p>£885,445</text:p>
          </table:table-cell>
          <table:table-cell table:style-name="ce179"/>
          <table:table-cell office:value-type="float" office:value="92" table:style-name="ce29">
            <text:p>92</text:p>
          </table:table-cell>
          <table:table-cell office:value-type="currency" office:value="27600" table:style-name="ce181">
            <text:p>£27,600</text:p>
          </table:table-cell>
          <table:table-cell table:style-name="ce179"/>
          <table:table-cell office:value-type="float" office:value="65" table:style-name="ce23">
            <text:p>65</text:p>
          </table:table-cell>
          <table:table-cell office:value-type="currency" office:value="149500" table:style-name="ce28">
            <text:p>£149,500</text:p>
          </table:table-cell>
          <table:table-cell table:style-name="ce179"/>
          <table:table-cell office:value-type="float" office:value="2237" table:style-name="ce178">
            <text:p>2,237</text:p>
          </table:table-cell>
          <table:table-cell office:value-type="currency" office:value="2558105" table:style-name="ce37">
            <text:p>£2,558,105</text:p>
          </table:table-cell>
          <table:table-cell table:number-columns-repeated="16364"/>
        </table:table-row>
        <table:table-row table:style-name="ro7">
          <table:table-cell/>
          <table:table-cell office:value-type="string" table:style-name="ce23">
            <text:p>Harwich and North Essex</text:p>
          </table:table-cell>
          <table:table-cell office:value-type="float" office:value="11150" table:style-name="ce23">
            <text:p>11,150</text:p>
          </table:table-cell>
          <table:table-cell table:style-name="ce179"/>
          <table:table-cell office:value-type="float" office:value="7851.5" table:style-name="ce23">
            <text:p>7,852</text:p>
          </table:table-cell>
          <table:table-cell office:value-type="float" office:value="1409.5" table:style-name="ce23">
            <text:p>1,410</text:p>
          </table:table-cell>
          <table:table-cell office:value-type="currency" office:value="1860540" table:style-name="ce28">
            <text:p>£1,860,540</text:p>
          </table:table-cell>
          <table:table-cell table:style-name="ce179"/>
          <table:table-cell office:value-type="float" office:value="3298.5" table:style-name="ce23">
            <text:p>3,299</text:p>
          </table:table-cell>
          <table:table-cell office:value-type="float" office:value="878.5" table:style-name="ce23">
            <text:p>879</text:p>
          </table:table-cell>
          <table:table-cell office:value-type="currency" office:value="821397.5" table:style-name="ce28">
            <text:p>£821,398</text:p>
          </table:table-cell>
          <table:table-cell table:style-name="ce179"/>
          <table:table-cell office:value-type="float" office:value="82" table:style-name="ce29">
            <text:p>82</text:p>
          </table:table-cell>
          <table:table-cell office:value-type="currency" office:value="24600" table:style-name="ce181">
            <text:p>£24,600</text:p>
          </table:table-cell>
          <table:table-cell table:style-name="ce179"/>
          <table:table-cell office:value-type="float" office:value="85" table:style-name="ce23">
            <text:p>85</text:p>
          </table:table-cell>
          <table:table-cell office:value-type="currency" office:value="195500" table:style-name="ce28">
            <text:p>£195,500</text:p>
          </table:table-cell>
          <table:table-cell table:style-name="ce179"/>
          <table:table-cell office:value-type="float" office:value="2455" table:style-name="ce178">
            <text:p>2,455</text:p>
          </table:table-cell>
          <table:table-cell office:value-type="currency" office:value="2902037.5" table:style-name="ce37">
            <text:p>£2,902,038</text:p>
          </table:table-cell>
          <table:table-cell table:number-columns-repeated="16364"/>
        </table:table-row>
        <table:table-row table:style-name="ro7">
          <table:table-cell/>
          <table:table-cell office:value-type="string" table:style-name="ce23">
            <text:p>Castle Point</text:p>
          </table:table-cell>
          <table:table-cell office:value-type="float" office:value="12187" table:style-name="ce23">
            <text:p>12,187</text:p>
          </table:table-cell>
          <table:table-cell table:style-name="ce179"/>
          <table:table-cell office:value-type="float" office:value="6807.5" table:style-name="ce23">
            <text:p>6,808</text:p>
          </table:table-cell>
          <table:table-cell office:value-type="float" office:value="1431" table:style-name="ce23">
            <text:p>1,431</text:p>
          </table:table-cell>
          <table:table-cell office:value-type="currency" office:value="1888920" table:style-name="ce28">
            <text:p>£1,888,920</text:p>
          </table:table-cell>
          <table:table-cell table:style-name="ce179"/>
          <table:table-cell office:value-type="float" office:value="5379.5" table:style-name="ce23">
            <text:p>5,380</text:p>
          </table:table-cell>
          <table:table-cell office:value-type="float" office:value="1189.5" table:style-name="ce23">
            <text:p>1,190</text:p>
          </table:table-cell>
          <table:table-cell office:value-type="currency" office:value="1112182.5" table:style-name="ce28">
            <text:p>£1,112,183</text:p>
          </table:table-cell>
          <table:table-cell table:style-name="ce179"/>
          <table:table-cell office:value-type="float" office:value="7" table:style-name="ce29">
            <text:p>7</text:p>
          </table:table-cell>
          <table:table-cell office:value-type="currency" office:value="2100" table:style-name="ce181">
            <text:p>£2,100</text:p>
          </table:table-cell>
          <table:table-cell table:style-name="ce179"/>
          <table:table-cell office:value-type="float" office:value="84" table:style-name="ce23">
            <text:p>84</text:p>
          </table:table-cell>
          <table:table-cell office:value-type="currency" office:value="193200" table:style-name="ce28">
            <text:p>£193,200</text:p>
          </table:table-cell>
          <table:table-cell table:style-name="ce179"/>
          <table:table-cell office:value-type="float" office:value="2711.5" table:style-name="ce178">
            <text:p>2,712</text:p>
          </table:table-cell>
          <table:table-cell office:value-type="currency" office:value="3196402.5" table:style-name="ce37">
            <text:p>£3,196,403</text:p>
          </table:table-cell>
          <table:table-cell table:number-columns-repeated="16364"/>
        </table:table-row>
        <table:table-row table:style-name="ro7">
          <table:table-cell/>
          <table:table-cell office:value-type="string" table:style-name="ce23">
            <text:p>Saffron Walden</text:p>
          </table:table-cell>
          <table:table-cell office:value-type="float" office:value="14265.5" table:style-name="ce23">
            <text:p>14,266</text:p>
          </table:table-cell>
          <table:table-cell table:style-name="ce179"/>
          <table:table-cell office:value-type="float" office:value="8854" table:style-name="ce23">
            <text:p>8,854</text:p>
          </table:table-cell>
          <table:table-cell office:value-type="float" office:value="854.83333333333326" table:style-name="ce23">
            <text:p>855</text:p>
          </table:table-cell>
          <table:table-cell office:value-type="currency" office:value="1128380" table:style-name="ce28">
            <text:p>£1,128,380</text:p>
          </table:table-cell>
          <table:table-cell table:style-name="ce179"/>
          <table:table-cell office:value-type="float" office:value="5411.5" table:style-name="ce23">
            <text:p>5,412</text:p>
          </table:table-cell>
          <table:table-cell office:value-type="float" office:value="871.5" table:style-name="ce23">
            <text:p>872</text:p>
          </table:table-cell>
          <table:table-cell office:value-type="currency" office:value="814852.5" table:style-name="ce28">
            <text:p>£814,853</text:p>
          </table:table-cell>
          <table:table-cell table:style-name="ce179"/>
          <table:table-cell office:value-type="float" office:value="224" table:style-name="ce29">
            <text:p>224</text:p>
          </table:table-cell>
          <table:table-cell office:value-type="currency" office:value="67200" table:style-name="ce181">
            <text:p>£67,200</text:p>
          </table:table-cell>
          <table:table-cell table:style-name="ce179"/>
          <table:table-cell office:value-type="float" office:value="97.583333333333343" table:style-name="ce23">
            <text:p>98</text:p>
          </table:table-cell>
          <table:table-cell office:value-type="currency" office:value="224441.66666666669" table:style-name="ce28">
            <text:p>£224,442</text:p>
          </table:table-cell>
          <table:table-cell table:style-name="ce179"/>
          <table:table-cell office:value-type="float" office:value="2047.9166666666665" table:style-name="ce178">
            <text:p>2,048</text:p>
          </table:table-cell>
          <table:table-cell office:value-type="currency" office:value="2234874.1666666665" table:style-name="ce37">
            <text:p>£2,234,874</text:p>
          </table:table-cell>
          <table:table-cell table:number-columns-repeated="16364"/>
        </table:table-row>
        <table:table-row table:style-name="ro7">
          <table:table-cell/>
          <table:table-cell office:value-type="string" table:style-name="ce23">
            <text:p>Epping Forest</text:p>
          </table:table-cell>
          <table:table-cell office:value-type="float" office:value="12521" table:style-name="ce23">
            <text:p>12,521</text:p>
          </table:table-cell>
          <table:table-cell table:style-name="ce179"/>
          <table:table-cell office:value-type="float" office:value="7322" table:style-name="ce23">
            <text:p>7,322</text:p>
          </table:table-cell>
          <table:table-cell office:value-type="float" office:value="1257" table:style-name="ce23">
            <text:p>1,257</text:p>
          </table:table-cell>
          <table:table-cell office:value-type="currency" office:value="1659240" table:style-name="ce28">
            <text:p>£1,659,240</text:p>
          </table:table-cell>
          <table:table-cell table:style-name="ce179"/>
          <table:table-cell office:value-type="float" office:value="5198.9999999999982" table:style-name="ce23">
            <text:p>5,199</text:p>
          </table:table-cell>
          <table:table-cell office:value-type="float" office:value="1127" table:style-name="ce23">
            <text:p>1,127</text:p>
          </table:table-cell>
          <table:table-cell office:value-type="currency" office:value="1053745" table:style-name="ce28">
            <text:p>£1,053,745</text:p>
          </table:table-cell>
          <table:table-cell table:style-name="ce179"/>
          <table:table-cell office:value-type="float" office:value="11" table:style-name="ce29">
            <text:p>11</text:p>
          </table:table-cell>
          <table:table-cell office:value-type="currency" office:value="3300" table:style-name="ce181">
            <text:p>£3,300</text:p>
          </table:table-cell>
          <table:table-cell table:style-name="ce179"/>
          <table:table-cell office:value-type="float" office:value="96.5" table:style-name="ce23">
            <text:p>97</text:p>
          </table:table-cell>
          <table:table-cell office:value-type="currency" office:value="221950" table:style-name="ce28">
            <text:p>£221,950</text:p>
          </table:table-cell>
          <table:table-cell table:style-name="ce179"/>
          <table:table-cell office:value-type="float" office:value="2491.5" table:style-name="ce178">
            <text:p>2,492</text:p>
          </table:table-cell>
          <table:table-cell office:value-type="currency" office:value="2938235" table:style-name="ce37">
            <text:p>£2,938,235</text:p>
          </table:table-cell>
          <table:table-cell table:number-columns-repeated="16364"/>
        </table:table-row>
        <table:table-row table:style-name="ro7">
          <table:table-cell/>
          <table:table-cell office:value-type="string" table:style-name="ce23">
            <text:p>Southend West</text:p>
          </table:table-cell>
          <table:table-cell office:value-type="float" office:value="13978" table:style-name="ce23">
            <text:p>13,978</text:p>
          </table:table-cell>
          <table:table-cell table:style-name="ce179"/>
          <table:table-cell office:value-type="float" office:value="7443" table:style-name="ce23">
            <text:p>7,443</text:p>
          </table:table-cell>
          <table:table-cell office:value-type="float" office:value="1332" table:style-name="ce23">
            <text:p>1,332</text:p>
          </table:table-cell>
          <table:table-cell office:value-type="currency" office:value="1758240" table:style-name="ce28">
            <text:p>£1,758,240</text:p>
          </table:table-cell>
          <table:table-cell table:style-name="ce179"/>
          <table:table-cell office:value-type="float" office:value="6534.9999999999982" table:style-name="ce23">
            <text:p>6,535</text:p>
          </table:table-cell>
          <table:table-cell office:value-type="float" office:value="1321" table:style-name="ce23">
            <text:p>1,321</text:p>
          </table:table-cell>
          <table:table-cell office:value-type="currency" office:value="1235135" table:style-name="ce28">
            <text:p>£1,235,135</text:p>
          </table:table-cell>
          <table:table-cell table:style-name="ce179"/>
          <table:table-cell office:value-type="float" office:value="15" table:style-name="ce29">
            <text:p>15</text:p>
          </table:table-cell>
          <table:table-cell office:value-type="currency" office:value="4500" table:style-name="ce181">
            <text:p>£4,500</text:p>
          </table:table-cell>
          <table:table-cell table:style-name="ce179"/>
          <table:table-cell office:value-type="float" office:value="96.5" table:style-name="ce23">
            <text:p>97</text:p>
          </table:table-cell>
          <table:table-cell office:value-type="currency" office:value="221950" table:style-name="ce28">
            <text:p>£221,950</text:p>
          </table:table-cell>
          <table:table-cell table:style-name="ce179"/>
          <table:table-cell office:value-type="float" office:value="2764.5" table:style-name="ce178">
            <text:p>2,765</text:p>
          </table:table-cell>
          <table:table-cell office:value-type="currency" office:value="3219825" table:style-name="ce37">
            <text:p>£3,219,825</text:p>
          </table:table-cell>
          <table:table-cell table:number-columns-repeated="16364"/>
        </table:table-row>
        <table:table-row table:style-name="ro7">
          <table:table-cell/>
          <table:table-cell office:value-type="string" table:style-name="ce23">
            <text:p>Thurrock</text:p>
          </table:table-cell>
          <table:table-cell office:value-type="float" office:value="20183.5" table:style-name="ce23">
            <text:p>20,184</text:p>
          </table:table-cell>
          <table:table-cell table:style-name="ce179"/>
          <table:table-cell office:value-type="float" office:value="13583" table:style-name="ce23">
            <text:p>13,583</text:p>
          </table:table-cell>
          <table:table-cell office:value-type="float" office:value="3137.458333333333" table:style-name="ce23">
            <text:p>3,137</text:p>
          </table:table-cell>
          <table:table-cell office:value-type="currency" office:value="4141445" table:style-name="ce28">
            <text:p>£4,141,445</text:p>
          </table:table-cell>
          <table:table-cell table:style-name="ce179"/>
          <table:table-cell office:value-type="float" office:value="6600.5" table:style-name="ce23">
            <text:p>6,601</text:p>
          </table:table-cell>
          <table:table-cell office:value-type="float" office:value="1889.5833333333333" table:style-name="ce23">
            <text:p>1,890</text:p>
          </table:table-cell>
          <table:table-cell office:value-type="currency" office:value="1766760.4166666665" table:style-name="ce28">
            <text:p>£1,766,760</text:p>
          </table:table-cell>
          <table:table-cell table:style-name="ce179"/>
          <table:table-cell office:value-type="float" office:value="9" table:style-name="ce29">
            <text:p>9</text:p>
          </table:table-cell>
          <table:table-cell office:value-type="currency" office:value="2700" table:style-name="ce181">
            <text:p>£2,700</text:p>
          </table:table-cell>
          <table:table-cell table:style-name="ce179"/>
          <table:table-cell office:value-type="float" office:value="99" table:style-name="ce23">
            <text:p>99</text:p>
          </table:table-cell>
          <table:table-cell office:value-type="currency" office:value="227700" table:style-name="ce28">
            <text:p>£227,700</text:p>
          </table:table-cell>
          <table:table-cell table:style-name="ce179"/>
          <table:table-cell office:value-type="float" office:value="5135.0416666666661" table:style-name="ce178">
            <text:p>5,135</text:p>
          </table:table-cell>
          <table:table-cell office:value-type="currency" office:value="6138605.416666666" table:style-name="ce37">
            <text:p>£6,138,605</text:p>
          </table:table-cell>
          <table:table-cell table:number-columns-repeated="16364"/>
        </table:table-row>
        <table:table-row table:style-name="ro7">
          <table:table-cell/>
          <table:table-cell office:value-type="string" table:style-name="ce23">
            <text:p>Hereford and South Herefordshire</text:p>
          </table:table-cell>
          <table:table-cell office:value-type="float" office:value="13211.5" table:style-name="ce23">
            <text:p>13,212</text:p>
          </table:table-cell>
          <table:table-cell table:style-name="ce179"/>
          <table:table-cell office:value-type="float" office:value="7964" table:style-name="ce23">
            <text:p>7,964</text:p>
          </table:table-cell>
          <table:table-cell office:value-type="float" office:value="1340" table:style-name="ce23">
            <text:p>1,340</text:p>
          </table:table-cell>
          <table:table-cell office:value-type="currency" office:value="1768800" table:style-name="ce28">
            <text:p>£1,768,800</text:p>
          </table:table-cell>
          <table:table-cell table:style-name="ce179"/>
          <table:table-cell office:value-type="float" office:value="5247.5" table:style-name="ce23">
            <text:p>5,248</text:p>
          </table:table-cell>
          <table:table-cell office:value-type="float" office:value="1001.5" table:style-name="ce23">
            <text:p>1,002</text:p>
          </table:table-cell>
          <table:table-cell office:value-type="currency" office:value="930169.16666666674" table:style-name="ce28">
            <text:p>£930,169</text:p>
          </table:table-cell>
          <table:table-cell table:style-name="ce179"/>
          <table:table-cell office:value-type="float" office:value="647" table:style-name="ce29">
            <text:p>647</text:p>
          </table:table-cell>
          <table:table-cell office:value-type="currency" office:value="194100" table:style-name="ce181">
            <text:p>£194,100</text:p>
          </table:table-cell>
          <table:table-cell table:style-name="ce179"/>
          <table:table-cell office:value-type="float" office:value="123" table:style-name="ce23">
            <text:p>123</text:p>
          </table:table-cell>
          <table:table-cell office:value-type="currency" office:value="282900" table:style-name="ce28">
            <text:p>£282,900</text:p>
          </table:table-cell>
          <table:table-cell table:style-name="ce179"/>
          <table:table-cell office:value-type="float" office:value="3111.5" table:style-name="ce178">
            <text:p>3,112</text:p>
          </table:table-cell>
          <table:table-cell office:value-type="currency" office:value="3175969.166666667" table:style-name="ce37">
            <text:p>£3,175,969</text:p>
          </table:table-cell>
          <table:table-cell table:number-columns-repeated="16364"/>
        </table:table-row>
        <table:table-row table:style-name="ro7">
          <table:table-cell/>
          <table:table-cell office:value-type="string" table:style-name="ce23">
            <text:p>North Herefordshire</text:p>
          </table:table-cell>
          <table:table-cell office:value-type="float" office:value="9267" table:style-name="ce23">
            <text:p>9,267</text:p>
          </table:table-cell>
          <table:table-cell table:style-name="ce179"/>
          <table:table-cell office:value-type="float" office:value="5660" table:style-name="ce23">
            <text:p>5,660</text:p>
          </table:table-cell>
          <table:table-cell office:value-type="float" office:value="851" table:style-name="ce23">
            <text:p>851</text:p>
          </table:table-cell>
          <table:table-cell office:value-type="currency" office:value="1123320" table:style-name="ce28">
            <text:p>£1,123,320</text:p>
          </table:table-cell>
          <table:table-cell table:style-name="ce179"/>
          <table:table-cell office:value-type="float" office:value="3607" table:style-name="ce23">
            <text:p>3,607</text:p>
          </table:table-cell>
          <table:table-cell office:value-type="float" office:value="653" table:style-name="ce23">
            <text:p>653</text:p>
          </table:table-cell>
          <table:table-cell office:value-type="currency" office:value="610555" table:style-name="ce28">
            <text:p>£610,555</text:p>
          </table:table-cell>
          <table:table-cell table:style-name="ce179"/>
          <table:table-cell office:value-type="float" office:value="368" table:style-name="ce29">
            <text:p>368</text:p>
          </table:table-cell>
          <table:table-cell office:value-type="currency" office:value="110400" table:style-name="ce181">
            <text:p>£110,400</text:p>
          </table:table-cell>
          <table:table-cell table:style-name="ce179"/>
          <table:table-cell office:value-type="float" office:value="59" table:style-name="ce23">
            <text:p>59</text:p>
          </table:table-cell>
          <table:table-cell office:value-type="currency" office:value="135700" table:style-name="ce28">
            <text:p>£135,700</text:p>
          </table:table-cell>
          <table:table-cell table:style-name="ce179"/>
          <table:table-cell office:value-type="float" office:value="1931" table:style-name="ce178">
            <text:p>1,931</text:p>
          </table:table-cell>
          <table:table-cell office:value-type="currency" office:value="1979975" table:style-name="ce37">
            <text:p>£1,979,975</text:p>
          </table:table-cell>
          <table:table-cell table:number-columns-repeated="16364"/>
        </table:table-row>
        <table:table-row table:style-name="ro7">
          <table:table-cell/>
          <table:table-cell office:value-type="string" table:style-name="ce23">
            <text:p>Worcester</text:p>
          </table:table-cell>
          <table:table-cell office:value-type="float" office:value="13379.5" table:style-name="ce23">
            <text:p>13,380</text:p>
          </table:table-cell>
          <table:table-cell table:style-name="ce179"/>
          <table:table-cell office:value-type="float" office:value="7929" table:style-name="ce23">
            <text:p>7,929</text:p>
          </table:table-cell>
          <table:table-cell office:value-type="float" office:value="1819" table:style-name="ce23">
            <text:p>1,819</text:p>
          </table:table-cell>
          <table:table-cell office:value-type="currency" office:value="2401080" table:style-name="ce28">
            <text:p>£2,401,080</text:p>
          </table:table-cell>
          <table:table-cell table:style-name="ce179"/>
          <table:table-cell office:value-type="float" office:value="5450.5" table:style-name="ce23">
            <text:p>5,451</text:p>
          </table:table-cell>
          <table:table-cell office:value-type="float" office:value="1424" table:style-name="ce23">
            <text:p>1,424</text:p>
          </table:table-cell>
          <table:table-cell office:value-type="currency" office:value="1331440" table:style-name="ce28">
            <text:p>£1,331,440</text:p>
          </table:table-cell>
          <table:table-cell table:style-name="ce179"/>
          <table:table-cell office:value-type="float" office:value="58" table:style-name="ce29">
            <text:p>58</text:p>
          </table:table-cell>
          <table:table-cell office:value-type="currency" office:value="17400" table:style-name="ce181">
            <text:p>£17,400</text:p>
          </table:table-cell>
          <table:table-cell table:style-name="ce179"/>
          <table:table-cell office:value-type="float" office:value="86" table:style-name="ce23">
            <text:p>86</text:p>
          </table:table-cell>
          <table:table-cell office:value-type="currency" office:value="197800" table:style-name="ce28">
            <text:p>£197,800</text:p>
          </table:table-cell>
          <table:table-cell table:style-name="ce179"/>
          <table:table-cell office:value-type="float" office:value="3387" table:style-name="ce178">
            <text:p>3,387</text:p>
          </table:table-cell>
          <table:table-cell office:value-type="currency" office:value="3947720" table:style-name="ce37">
            <text:p>£3,947,720</text:p>
          </table:table-cell>
          <table:table-cell table:number-columns-repeated="16364"/>
        </table:table-row>
        <table:table-row table:style-name="ro7">
          <table:table-cell/>
          <table:table-cell office:value-type="string" table:style-name="ce23">
            <text:p>Redditch</text:p>
          </table:table-cell>
          <table:table-cell office:value-type="float" office:value="11498" table:style-name="ce23">
            <text:p>11,498</text:p>
          </table:table-cell>
          <table:table-cell table:style-name="ce179"/>
          <table:table-cell office:value-type="float" office:value="7358.5" table:style-name="ce23">
            <text:p>7,359</text:p>
          </table:table-cell>
          <table:table-cell office:value-type="float" office:value="1622.5833333333333" table:style-name="ce23">
            <text:p>1,623</text:p>
          </table:table-cell>
          <table:table-cell office:value-type="currency" office:value="2141810" table:style-name="ce28">
            <text:p>£2,141,810</text:p>
          </table:table-cell>
          <table:table-cell table:style-name="ce179"/>
          <table:table-cell office:value-type="float" office:value="4139.5" table:style-name="ce23">
            <text:p>4,140</text:p>
          </table:table-cell>
          <table:table-cell office:value-type="float" office:value="1144" table:style-name="ce23">
            <text:p>1,144</text:p>
          </table:table-cell>
          <table:table-cell office:value-type="currency" office:value="1069640" table:style-name="ce28">
            <text:p>£1,069,640</text:p>
          </table:table-cell>
          <table:table-cell table:style-name="ce179"/>
          <table:table-cell office:value-type="float" office:value="48" table:style-name="ce29">
            <text:p>48</text:p>
          </table:table-cell>
          <table:table-cell office:value-type="currency" office:value="14400" table:style-name="ce181">
            <text:p>£14,400</text:p>
          </table:table-cell>
          <table:table-cell table:style-name="ce179"/>
          <table:table-cell office:value-type="float" office:value="56" table:style-name="ce23">
            <text:p>56</text:p>
          </table:table-cell>
          <table:table-cell office:value-type="currency" office:value="128800" table:style-name="ce28">
            <text:p>£128,800</text:p>
          </table:table-cell>
          <table:table-cell table:style-name="ce179"/>
          <table:table-cell office:value-type="float" office:value="2870.583333333333" table:style-name="ce178">
            <text:p>2,871</text:p>
          </table:table-cell>
          <table:table-cell office:value-type="currency" office:value="3354650" table:style-name="ce37">
            <text:p>£3,354,650</text:p>
          </table:table-cell>
          <table:table-cell table:number-columns-repeated="16364"/>
        </table:table-row>
        <table:table-row table:style-name="ro7">
          <table:table-cell/>
          <table:table-cell office:value-type="string" table:style-name="ce23">
            <text:p>Wyre Forest</text:p>
          </table:table-cell>
          <table:table-cell office:value-type="float" office:value="11956" table:style-name="ce23">
            <text:p>11,956</text:p>
          </table:table-cell>
          <table:table-cell table:style-name="ce179"/>
          <table:table-cell office:value-type="float" office:value="7486" table:style-name="ce23">
            <text:p>7,486</text:p>
          </table:table-cell>
          <table:table-cell office:value-type="float" office:value="1770" table:style-name="ce23">
            <text:p>1,770</text:p>
          </table:table-cell>
          <table:table-cell office:value-type="currency" office:value="2336400" table:style-name="ce28">
            <text:p>£2,336,400</text:p>
          </table:table-cell>
          <table:table-cell table:style-name="ce179"/>
          <table:table-cell office:value-type="float" office:value="4470" table:style-name="ce23">
            <text:p>4,470</text:p>
          </table:table-cell>
          <table:table-cell office:value-type="float" office:value="1227" table:style-name="ce23">
            <text:p>1,227</text:p>
          </table:table-cell>
          <table:table-cell office:value-type="currency" office:value="1147245" table:style-name="ce28">
            <text:p>£1,147,245</text:p>
          </table:table-cell>
          <table:table-cell table:style-name="ce179"/>
          <table:table-cell office:value-type="float" office:value="52" table:style-name="ce29">
            <text:p>52</text:p>
          </table:table-cell>
          <table:table-cell office:value-type="currency" office:value="15600" table:style-name="ce181">
            <text:p>£15,600</text:p>
          </table:table-cell>
          <table:table-cell table:style-name="ce179"/>
          <table:table-cell office:value-type="float" office:value="93" table:style-name="ce23">
            <text:p>93</text:p>
          </table:table-cell>
          <table:table-cell office:value-type="currency" office:value="213900" table:style-name="ce28">
            <text:p>£213,900</text:p>
          </table:table-cell>
          <table:table-cell table:style-name="ce179"/>
          <table:table-cell office:value-type="float" office:value="3142" table:style-name="ce178">
            <text:p>3,142</text:p>
          </table:table-cell>
          <table:table-cell office:value-type="currency" office:value="3713145" table:style-name="ce37">
            <text:p>£3,713,145</text:p>
          </table:table-cell>
          <table:table-cell table:number-columns-repeated="16364"/>
        </table:table-row>
        <table:table-row table:style-name="ro7">
          <table:table-cell/>
          <table:table-cell office:value-type="string" table:style-name="ce23">
            <text:p>West Worcestershire</text:p>
          </table:table-cell>
          <table:table-cell office:value-type="float" office:value="11665.5" table:style-name="ce23">
            <text:p>11,666</text:p>
          </table:table-cell>
          <table:table-cell table:style-name="ce179"/>
          <table:table-cell office:value-type="float" office:value="6798" table:style-name="ce23">
            <text:p>6,798</text:p>
          </table:table-cell>
          <table:table-cell office:value-type="float" office:value="1041" table:style-name="ce23">
            <text:p>1,041</text:p>
          </table:table-cell>
          <table:table-cell office:value-type="currency" office:value="1374120" table:style-name="ce28">
            <text:p>£1,374,120</text:p>
          </table:table-cell>
          <table:table-cell table:style-name="ce179"/>
          <table:table-cell office:value-type="float" office:value="4867.5" table:style-name="ce23">
            <text:p>4,868</text:p>
          </table:table-cell>
          <table:table-cell office:value-type="float" office:value="809" table:style-name="ce23">
            <text:p>809</text:p>
          </table:table-cell>
          <table:table-cell office:value-type="currency" office:value="756415" table:style-name="ce28">
            <text:p>£756,415</text:p>
          </table:table-cell>
          <table:table-cell table:style-name="ce179"/>
          <table:table-cell office:value-type="float" office:value="93" table:style-name="ce29">
            <text:p>93</text:p>
          </table:table-cell>
          <table:table-cell office:value-type="currency" office:value="27900" table:style-name="ce181">
            <text:p>£27,900</text:p>
          </table:table-cell>
          <table:table-cell table:style-name="ce179"/>
          <table:table-cell office:value-type="float" office:value="68" table:style-name="ce23">
            <text:p>68</text:p>
          </table:table-cell>
          <table:table-cell office:value-type="currency" office:value="156400" table:style-name="ce28">
            <text:p>£156,400</text:p>
          </table:table-cell>
          <table:table-cell table:style-name="ce179"/>
          <table:table-cell office:value-type="float" office:value="2011" table:style-name="ce178">
            <text:p>2,011</text:p>
          </table:table-cell>
          <table:table-cell office:value-type="currency" office:value="2314835" table:style-name="ce37">
            <text:p>£2,314,835</text:p>
          </table:table-cell>
          <table:table-cell table:number-columns-repeated="16364"/>
        </table:table-row>
        <table:table-row table:style-name="ro7">
          <table:table-cell/>
          <table:table-cell office:value-type="string" table:style-name="ce23">
            <text:p>Mid Worcestershire</text:p>
          </table:table-cell>
          <table:table-cell office:value-type="float" office:value="10785" table:style-name="ce23">
            <text:p>10,785</text:p>
          </table:table-cell>
          <table:table-cell table:style-name="ce179"/>
          <table:table-cell office:value-type="float" office:value="7250" table:style-name="ce23">
            <text:p>7,250</text:p>
          </table:table-cell>
          <table:table-cell office:value-type="float" office:value="1091.1666666666665" table:style-name="ce23">
            <text:p>1,091</text:p>
          </table:table-cell>
          <table:table-cell office:value-type="currency" office:value="1440340" table:style-name="ce28">
            <text:p>£1,440,340</text:p>
          </table:table-cell>
          <table:table-cell table:style-name="ce179"/>
          <table:table-cell office:value-type="float" office:value="3535" table:style-name="ce23">
            <text:p>3,535</text:p>
          </table:table-cell>
          <table:table-cell office:value-type="float" office:value="732" table:style-name="ce23">
            <text:p>732</text:p>
          </table:table-cell>
          <table:table-cell office:value-type="currency" office:value="684420" table:style-name="ce28">
            <text:p>£684,420</text:p>
          </table:table-cell>
          <table:table-cell table:style-name="ce179"/>
          <table:table-cell office:value-type="float" office:value="70" table:style-name="ce29">
            <text:p>70</text:p>
          </table:table-cell>
          <table:table-cell office:value-type="currency" office:value="21000" table:style-name="ce181">
            <text:p>£21,000</text:p>
          </table:table-cell>
          <table:table-cell table:style-name="ce179"/>
          <table:table-cell office:value-type="float" office:value="41" table:style-name="ce23">
            <text:p>41</text:p>
          </table:table-cell>
          <table:table-cell office:value-type="currency" office:value="94300" table:style-name="ce28">
            <text:p>£94,300</text:p>
          </table:table-cell>
          <table:table-cell table:style-name="ce179"/>
          <table:table-cell office:value-type="float" office:value="1934.1666666666665" table:style-name="ce178">
            <text:p>1,934</text:p>
          </table:table-cell>
          <table:table-cell office:value-type="currency" office:value="2240060" table:style-name="ce37">
            <text:p>£2,240,060</text:p>
          </table:table-cell>
          <table:table-cell table:number-columns-repeated="16364"/>
        </table:table-row>
        <table:table-row table:style-name="ro7">
          <table:table-cell/>
          <table:table-cell office:value-type="string" table:style-name="ce23">
            <text:p>Dartford</text:p>
          </table:table-cell>
          <table:table-cell office:value-type="float" office:value="18990.5" table:style-name="ce23">
            <text:p>18,991</text:p>
          </table:table-cell>
          <table:table-cell table:style-name="ce179"/>
          <table:table-cell office:value-type="float" office:value="11217.5" table:style-name="ce23">
            <text:p>11,218</text:p>
          </table:table-cell>
          <table:table-cell office:value-type="float" office:value="1947.6666666666665" table:style-name="ce23">
            <text:p>1,948</text:p>
          </table:table-cell>
          <table:table-cell office:value-type="currency" office:value="2570920" table:style-name="ce28">
            <text:p>£2,570,920</text:p>
          </table:table-cell>
          <table:table-cell table:style-name="ce179"/>
          <table:table-cell office:value-type="float" office:value="7772.9999999999991" table:style-name="ce23">
            <text:p>7,773</text:p>
          </table:table-cell>
          <table:table-cell office:value-type="float" office:value="1489" table:style-name="ce23">
            <text:p>1,489</text:p>
          </table:table-cell>
          <table:table-cell office:value-type="currency" office:value="1392215" table:style-name="ce28">
            <text:p>£1,392,215</text:p>
          </table:table-cell>
          <table:table-cell table:style-name="ce179"/>
          <table:table-cell office:value-type="float" office:value="27" table:style-name="ce29">
            <text:p>27</text:p>
          </table:table-cell>
          <table:table-cell office:value-type="currency" office:value="8100" table:style-name="ce181">
            <text:p>£8,100</text:p>
          </table:table-cell>
          <table:table-cell table:style-name="ce179"/>
          <table:table-cell office:value-type="float" office:value="63.166666666666671" table:style-name="ce23">
            <text:p>63</text:p>
          </table:table-cell>
          <table:table-cell office:value-type="currency" office:value="145283.33333333334" table:style-name="ce28">
            <text:p>£145,283</text:p>
          </table:table-cell>
          <table:table-cell table:style-name="ce179"/>
          <table:table-cell office:value-type="float" office:value="3526.833333333333" table:style-name="ce178">
            <text:p>3,527</text:p>
          </table:table-cell>
          <table:table-cell office:value-type="currency" office:value="4116518.3333333335" table:style-name="ce37">
            <text:p>£4,116,518</text:p>
          </table:table-cell>
          <table:table-cell table:number-columns-repeated="16364"/>
        </table:table-row>
        <table:table-row table:style-name="ro7">
          <table:table-cell/>
          <table:table-cell office:value-type="string" table:style-name="ce23">
            <text:p>Sittingbourne and Sheppey</text:p>
          </table:table-cell>
          <table:table-cell office:value-type="float" office:value="17040" table:style-name="ce23">
            <text:p>17,040</text:p>
          </table:table-cell>
          <table:table-cell table:style-name="ce179"/>
          <table:table-cell office:value-type="float" office:value="10801" table:style-name="ce23">
            <text:p>10,801</text:p>
          </table:table-cell>
          <table:table-cell office:value-type="float" office:value="2747" table:style-name="ce23">
            <text:p>2,747</text:p>
          </table:table-cell>
          <table:table-cell office:value-type="currency" office:value="3626040" table:style-name="ce28">
            <text:p>£3,626,040</text:p>
          </table:table-cell>
          <table:table-cell table:style-name="ce179"/>
          <table:table-cell office:value-type="float" office:value="6239" table:style-name="ce23">
            <text:p>6,239</text:p>
          </table:table-cell>
          <table:table-cell office:value-type="float" office:value="1883" table:style-name="ce23">
            <text:p>1,883</text:p>
          </table:table-cell>
          <table:table-cell office:value-type="currency" office:value="1760605" table:style-name="ce28">
            <text:p>£1,760,605</text:p>
          </table:table-cell>
          <table:table-cell table:style-name="ce179"/>
          <table:table-cell office:value-type="float" office:value="58" table:style-name="ce29">
            <text:p>58</text:p>
          </table:table-cell>
          <table:table-cell office:value-type="currency" office:value="17400" table:style-name="ce181">
            <text:p>£17,400</text:p>
          </table:table-cell>
          <table:table-cell table:style-name="ce179"/>
          <table:table-cell office:value-type="float" office:value="62" table:style-name="ce23">
            <text:p>62</text:p>
          </table:table-cell>
          <table:table-cell office:value-type="currency" office:value="142600" table:style-name="ce28">
            <text:p>£142,600</text:p>
          </table:table-cell>
          <table:table-cell table:style-name="ce179"/>
          <table:table-cell office:value-type="float" office:value="4750" table:style-name="ce178">
            <text:p>4,750</text:p>
          </table:table-cell>
          <table:table-cell office:value-type="currency" office:value="5546645" table:style-name="ce37">
            <text:p>£5,546,645</text:p>
          </table:table-cell>
          <table:table-cell table:number-columns-repeated="16364"/>
        </table:table-row>
        <table:table-row table:style-name="ro7">
          <table:table-cell/>
          <table:table-cell office:value-type="string" table:style-name="ce23">
            <text:p>Tonbridge and Malling</text:p>
          </table:table-cell>
          <table:table-cell office:value-type="float" office:value="15610.5" table:style-name="ce23">
            <text:p>15,611</text:p>
          </table:table-cell>
          <table:table-cell table:style-name="ce179"/>
          <table:table-cell office:value-type="float" office:value="8884" table:style-name="ce23">
            <text:p>8,884</text:p>
          </table:table-cell>
          <table:table-cell office:value-type="float" office:value="1164" table:style-name="ce23">
            <text:p>1,164</text:p>
          </table:table-cell>
          <table:table-cell office:value-type="currency" office:value="1536480" table:style-name="ce28">
            <text:p>£1,536,480</text:p>
          </table:table-cell>
          <table:table-cell table:style-name="ce179"/>
          <table:table-cell office:value-type="float" office:value="6726.5" table:style-name="ce23">
            <text:p>6,727</text:p>
          </table:table-cell>
          <table:table-cell office:value-type="float" office:value="1038" table:style-name="ce23">
            <text:p>1,038</text:p>
          </table:table-cell>
          <table:table-cell office:value-type="currency" office:value="970530" table:style-name="ce28">
            <text:p>£970,530</text:p>
          </table:table-cell>
          <table:table-cell table:style-name="ce179"/>
          <table:table-cell office:value-type="float" office:value="36" table:style-name="ce29">
            <text:p>36</text:p>
          </table:table-cell>
          <table:table-cell office:value-type="currency" office:value="10800" table:style-name="ce181">
            <text:p>£10,800</text:p>
          </table:table-cell>
          <table:table-cell table:style-name="ce179"/>
          <table:table-cell office:value-type="float" office:value="85" table:style-name="ce23">
            <text:p>85</text:p>
          </table:table-cell>
          <table:table-cell office:value-type="currency" office:value="195500" table:style-name="ce28">
            <text:p>£195,500</text:p>
          </table:table-cell>
          <table:table-cell table:style-name="ce179"/>
          <table:table-cell office:value-type="float" office:value="2323" table:style-name="ce178">
            <text:p>2,323</text:p>
          </table:table-cell>
          <table:table-cell office:value-type="currency" office:value="2713310" table:style-name="ce37">
            <text:p>£2,713,310</text:p>
          </table:table-cell>
          <table:table-cell table:number-columns-repeated="16364"/>
        </table:table-row>
        <table:table-row table:style-name="ro7">
          <table:table-cell/>
          <table:table-cell office:value-type="string" table:style-name="ce23">
            <text:p>Folkestone and Hythe</text:p>
          </table:table-cell>
          <table:table-cell office:value-type="float" office:value="14417.500000000002" table:style-name="ce23">
            <text:p>14,418</text:p>
          </table:table-cell>
          <table:table-cell table:style-name="ce179"/>
          <table:table-cell office:value-type="float" office:value="9119.5" table:style-name="ce23">
            <text:p>9,120</text:p>
          </table:table-cell>
          <table:table-cell office:value-type="float" office:value="2126" table:style-name="ce23">
            <text:p>2,126</text:p>
          </table:table-cell>
          <table:table-cell office:value-type="currency" office:value="2806320" table:style-name="ce28">
            <text:p>£2,806,320</text:p>
          </table:table-cell>
          <table:table-cell table:style-name="ce179"/>
          <table:table-cell office:value-type="float" office:value="5298" table:style-name="ce23">
            <text:p>5,298</text:p>
          </table:table-cell>
          <table:table-cell office:value-type="float" office:value="1484.75" table:style-name="ce23">
            <text:p>1,485</text:p>
          </table:table-cell>
          <table:table-cell office:value-type="currency" office:value="1388241.25" table:style-name="ce28">
            <text:p>£1,388,241</text:p>
          </table:table-cell>
          <table:table-cell table:style-name="ce179"/>
          <table:table-cell office:value-type="float" office:value="383.5" table:style-name="ce29">
            <text:p>384</text:p>
          </table:table-cell>
          <table:table-cell office:value-type="currency" office:value="115050" table:style-name="ce181">
            <text:p>£115,050</text:p>
          </table:table-cell>
          <table:table-cell table:style-name="ce179"/>
          <table:table-cell office:value-type="float" office:value="100.75" table:style-name="ce23">
            <text:p>101</text:p>
          </table:table-cell>
          <table:table-cell office:value-type="currency" office:value="231725" table:style-name="ce28">
            <text:p>£231,725</text:p>
          </table:table-cell>
          <table:table-cell table:style-name="ce179"/>
          <table:table-cell office:value-type="float" office:value="4095" table:style-name="ce178">
            <text:p>4,095</text:p>
          </table:table-cell>
          <table:table-cell office:value-type="currency" office:value="4541336.25" table:style-name="ce37">
            <text:p>£4,541,336</text:p>
          </table:table-cell>
          <table:table-cell table:number-columns-repeated="16364"/>
        </table:table-row>
        <table:table-row table:style-name="ro7">
          <table:table-cell/>
          <table:table-cell office:value-type="string" table:style-name="ce23">
            <text:p>Maidstone and The Weald</text:p>
          </table:table-cell>
          <table:table-cell office:value-type="float" office:value="17427.5" table:style-name="ce23">
            <text:p>17,428</text:p>
          </table:table-cell>
          <table:table-cell table:style-name="ce179"/>
          <table:table-cell office:value-type="float" office:value="8714" table:style-name="ce23">
            <text:p>8,714</text:p>
          </table:table-cell>
          <table:table-cell office:value-type="float" office:value="1390.75" table:style-name="ce23">
            <text:p>1,391</text:p>
          </table:table-cell>
          <table:table-cell office:value-type="currency" office:value="1835790" table:style-name="ce28">
            <text:p>£1,835,790</text:p>
          </table:table-cell>
          <table:table-cell table:style-name="ce179"/>
          <table:table-cell office:value-type="float" office:value="8713.5" table:style-name="ce23">
            <text:p>8,714</text:p>
          </table:table-cell>
          <table:table-cell office:value-type="float" office:value="1531" table:style-name="ce23">
            <text:p>1,531</text:p>
          </table:table-cell>
          <table:table-cell office:value-type="currency" office:value="1431485" table:style-name="ce28">
            <text:p>£1,431,485</text:p>
          </table:table-cell>
          <table:table-cell table:style-name="ce179"/>
          <table:table-cell office:value-type="float" office:value="256" table:style-name="ce29">
            <text:p>256</text:p>
          </table:table-cell>
          <table:table-cell office:value-type="currency" office:value="76800" table:style-name="ce181">
            <text:p>£76,800</text:p>
          </table:table-cell>
          <table:table-cell table:style-name="ce179"/>
          <table:table-cell office:value-type="float" office:value="92.333333333333343" table:style-name="ce23">
            <text:p>92</text:p>
          </table:table-cell>
          <table:table-cell office:value-type="currency" office:value="212366.66666666669" table:style-name="ce28">
            <text:p>£212,367</text:p>
          </table:table-cell>
          <table:table-cell table:style-name="ce179"/>
          <table:table-cell office:value-type="float" office:value="3270.0833333333335" table:style-name="ce178">
            <text:p>3,270</text:p>
          </table:table-cell>
          <table:table-cell office:value-type="currency" office:value="3556441.6666666665" table:style-name="ce37">
            <text:p>£3,556,442</text:p>
          </table:table-cell>
          <table:table-cell table:number-columns-repeated="16364"/>
        </table:table-row>
        <table:table-row table:style-name="ro7">
          <table:table-cell/>
          <table:table-cell office:value-type="string" table:style-name="ce23">
            <text:p>North Thanet</text:p>
          </table:table-cell>
          <table:table-cell office:value-type="float" office:value="11155" table:style-name="ce23">
            <text:p>11,155</text:p>
          </table:table-cell>
          <table:table-cell table:style-name="ce179"/>
          <table:table-cell office:value-type="float" office:value="7677" table:style-name="ce23">
            <text:p>7,677</text:p>
          </table:table-cell>
          <table:table-cell office:value-type="float" office:value="2059" table:style-name="ce23">
            <text:p>2,059</text:p>
          </table:table-cell>
          <table:table-cell office:value-type="currency" office:value="2717880" table:style-name="ce28">
            <text:p>£2,717,880</text:p>
          </table:table-cell>
          <table:table-cell table:style-name="ce179"/>
          <table:table-cell office:value-type="float" office:value="3478" table:style-name="ce23">
            <text:p>3,478</text:p>
          </table:table-cell>
          <table:table-cell office:value-type="float" office:value="1167" table:style-name="ce23">
            <text:p>1,167</text:p>
          </table:table-cell>
          <table:table-cell office:value-type="currency" office:value="1091145" table:style-name="ce28">
            <text:p>£1,091,145</text:p>
          </table:table-cell>
          <table:table-cell table:style-name="ce179"/>
          <table:table-cell office:value-type="float" office:value="67" table:style-name="ce29">
            <text:p>67</text:p>
          </table:table-cell>
          <table:table-cell office:value-type="currency" office:value="20100" table:style-name="ce181">
            <text:p>£20,100</text:p>
          </table:table-cell>
          <table:table-cell table:style-name="ce179"/>
          <table:table-cell office:value-type="float" office:value="62" table:style-name="ce23">
            <text:p>62</text:p>
          </table:table-cell>
          <table:table-cell office:value-type="currency" office:value="142600" table:style-name="ce28">
            <text:p>£142,600</text:p>
          </table:table-cell>
          <table:table-cell table:style-name="ce179"/>
          <table:table-cell office:value-type="float" office:value="3355" table:style-name="ce178">
            <text:p>3,355</text:p>
          </table:table-cell>
          <table:table-cell office:value-type="currency" office:value="3971725" table:style-name="ce37">
            <text:p>£3,971,725</text:p>
          </table:table-cell>
          <table:table-cell table:number-columns-repeated="16364"/>
        </table:table-row>
        <table:table-row table:style-name="ro7">
          <table:table-cell/>
          <table:table-cell office:value-type="string" table:style-name="ce23">
            <text:p>Tunbridge Wells</text:p>
          </table:table-cell>
          <table:table-cell office:value-type="float" office:value="15096" table:style-name="ce23">
            <text:p>15,096</text:p>
          </table:table-cell>
          <table:table-cell table:style-name="ce179"/>
          <table:table-cell office:value-type="float" office:value="8287" table:style-name="ce23">
            <text:p>8,287</text:p>
          </table:table-cell>
          <table:table-cell office:value-type="float" office:value="1102.0833333333335" table:style-name="ce23">
            <text:p>1,102</text:p>
          </table:table-cell>
          <table:table-cell office:value-type="currency" office:value="1454750" table:style-name="ce28">
            <text:p>£1,454,750</text:p>
          </table:table-cell>
          <table:table-cell table:style-name="ce179"/>
          <table:table-cell office:value-type="float" office:value="6808.9999999999991" table:style-name="ce23">
            <text:p>6,809</text:p>
          </table:table-cell>
          <table:table-cell office:value-type="float" office:value="874" table:style-name="ce23">
            <text:p>874</text:p>
          </table:table-cell>
          <table:table-cell office:value-type="currency" office:value="817190" table:style-name="ce28">
            <text:p>£817,190</text:p>
          </table:table-cell>
          <table:table-cell table:style-name="ce179"/>
          <table:table-cell office:value-type="float" office:value="28" table:style-name="ce29">
            <text:p>28</text:p>
          </table:table-cell>
          <table:table-cell office:value-type="currency" office:value="8400" table:style-name="ce181">
            <text:p>£8,400</text:p>
          </table:table-cell>
          <table:table-cell table:style-name="ce179"/>
          <table:table-cell office:value-type="float" office:value="95" table:style-name="ce23">
            <text:p>95</text:p>
          </table:table-cell>
          <table:table-cell office:value-type="currency" office:value="218500" table:style-name="ce28">
            <text:p>£218,500</text:p>
          </table:table-cell>
          <table:table-cell table:style-name="ce179"/>
          <table:table-cell office:value-type="float" office:value="2099.0833333333335" table:style-name="ce178">
            <text:p>2,099</text:p>
          </table:table-cell>
          <table:table-cell office:value-type="currency" office:value="2498840" table:style-name="ce37">
            <text:p>£2,498,840</text:p>
          </table:table-cell>
          <table:table-cell table:number-columns-repeated="16364"/>
        </table:table-row>
        <table:table-row table:style-name="ro7">
          <table:table-cell/>
          <table:table-cell office:value-type="string" table:style-name="ce23">
            <text:p>Canterbury</text:p>
          </table:table-cell>
          <table:table-cell office:value-type="float" office:value="13635" table:style-name="ce23">
            <text:p>13,635</text:p>
          </table:table-cell>
          <table:table-cell table:style-name="ce179"/>
          <table:table-cell office:value-type="float" office:value="7319.5" table:style-name="ce23">
            <text:p>7,320</text:p>
          </table:table-cell>
          <table:table-cell office:value-type="float" office:value="1505" table:style-name="ce23">
            <text:p>1,505</text:p>
          </table:table-cell>
          <table:table-cell office:value-type="currency" office:value="1986600" table:style-name="ce28">
            <text:p>£1,986,600</text:p>
          </table:table-cell>
          <table:table-cell table:style-name="ce179"/>
          <table:table-cell office:value-type="float" office:value="6315.5" table:style-name="ce23">
            <text:p>6,316</text:p>
          </table:table-cell>
          <table:table-cell office:value-type="float" office:value="1487.5" table:style-name="ce23">
            <text:p>1,488</text:p>
          </table:table-cell>
          <table:table-cell office:value-type="currency" office:value="1390812.5" table:style-name="ce28">
            <text:p>£1,390,813</text:p>
          </table:table-cell>
          <table:table-cell table:style-name="ce179"/>
          <table:table-cell office:value-type="float" office:value="126" table:style-name="ce29">
            <text:p>126</text:p>
          </table:table-cell>
          <table:table-cell office:value-type="currency" office:value="37800" table:style-name="ce181">
            <text:p>£37,800</text:p>
          </table:table-cell>
          <table:table-cell table:style-name="ce179"/>
          <table:table-cell office:value-type="float" office:value="103" table:style-name="ce23">
            <text:p>103</text:p>
          </table:table-cell>
          <table:table-cell office:value-type="currency" office:value="236900" table:style-name="ce28">
            <text:p>£236,900</text:p>
          </table:table-cell>
          <table:table-cell table:style-name="ce179"/>
          <table:table-cell office:value-type="float" office:value="3221.5" table:style-name="ce178">
            <text:p>3,222</text:p>
          </table:table-cell>
          <table:table-cell office:value-type="currency" office:value="3652112.5" table:style-name="ce37">
            <text:p>£3,652,113</text:p>
          </table:table-cell>
          <table:table-cell table:number-columns-repeated="16364"/>
        </table:table-row>
        <table:table-row table:style-name="ro7">
          <table:table-cell/>
          <table:table-cell office:value-type="string" table:style-name="ce23">
            <text:p>Ashford</text:p>
          </table:table-cell>
          <table:table-cell office:value-type="float" office:value="17656.5" table:style-name="ce23">
            <text:p>17,657</text:p>
          </table:table-cell>
          <table:table-cell table:style-name="ce179"/>
          <table:table-cell office:value-type="float" office:value="10722" table:style-name="ce23">
            <text:p>10,722</text:p>
          </table:table-cell>
          <table:table-cell office:value-type="float" office:value="2222.0000000000005" table:style-name="ce23">
            <text:p>2,222</text:p>
          </table:table-cell>
          <table:table-cell office:value-type="currency" office:value="2933040" table:style-name="ce28">
            <text:p>£2,933,040</text:p>
          </table:table-cell>
          <table:table-cell table:style-name="ce179"/>
          <table:table-cell office:value-type="float" office:value="6934.5" table:style-name="ce23">
            <text:p>6,935</text:p>
          </table:table-cell>
          <table:table-cell office:value-type="float" office:value="1690.0000000000002" table:style-name="ce23">
            <text:p>1,690</text:p>
          </table:table-cell>
          <table:table-cell office:value-type="currency" office:value="1580150.0000000002" table:style-name="ce28">
            <text:p>£1,580,150</text:p>
          </table:table-cell>
          <table:table-cell table:style-name="ce179"/>
          <table:table-cell office:value-type="float" office:value="247.41666666666669" table:style-name="ce29">
            <text:p>247</text:p>
          </table:table-cell>
          <table:table-cell office:value-type="currency" office:value="74225" table:style-name="ce181">
            <text:p>£74,225</text:p>
          </table:table-cell>
          <table:table-cell table:style-name="ce179"/>
          <table:table-cell office:value-type="float" office:value="98" table:style-name="ce23">
            <text:p>98</text:p>
          </table:table-cell>
          <table:table-cell office:value-type="currency" office:value="225400" table:style-name="ce28">
            <text:p>£225,400</text:p>
          </table:table-cell>
          <table:table-cell table:style-name="ce179"/>
          <table:table-cell office:value-type="float" office:value="4257.4166666666679" table:style-name="ce178">
            <text:p>4,257</text:p>
          </table:table-cell>
          <table:table-cell office:value-type="currency" office:value="4812815" table:style-name="ce37">
            <text:p>£4,812,815</text:p>
          </table:table-cell>
          <table:table-cell table:number-columns-repeated="16364"/>
        </table:table-row>
        <table:table-row table:style-name="ro7">
          <table:table-cell/>
          <table:table-cell office:value-type="string" table:style-name="ce23">
            <text:p>Faversham and Mid Kent</text:p>
          </table:table-cell>
          <table:table-cell office:value-type="float" office:value="10936.5" table:style-name="ce23">
            <text:p>10,937</text:p>
          </table:table-cell>
          <table:table-cell table:style-name="ce179"/>
          <table:table-cell office:value-type="float" office:value="7558" table:style-name="ce23">
            <text:p>7,558</text:p>
          </table:table-cell>
          <table:table-cell office:value-type="float" office:value="1426.6666666666665" table:style-name="ce23">
            <text:p>1,427</text:p>
          </table:table-cell>
          <table:table-cell office:value-type="currency" office:value="1883200" table:style-name="ce28">
            <text:p>£1,883,200</text:p>
          </table:table-cell>
          <table:table-cell table:style-name="ce179"/>
          <table:table-cell office:value-type="float" office:value="3378.4999999999995" table:style-name="ce23">
            <text:p>3,379</text:p>
          </table:table-cell>
          <table:table-cell office:value-type="float" office:value="678.5" table:style-name="ce23">
            <text:p>679</text:p>
          </table:table-cell>
          <table:table-cell office:value-type="currency" office:value="634397.5" table:style-name="ce28">
            <text:p>£634,398</text:p>
          </table:table-cell>
          <table:table-cell table:style-name="ce179"/>
          <table:table-cell office:value-type="float" office:value="60" table:style-name="ce29">
            <text:p>60</text:p>
          </table:table-cell>
          <table:table-cell office:value-type="currency" office:value="18000" table:style-name="ce181">
            <text:p>£18,000</text:p>
          </table:table-cell>
          <table:table-cell table:style-name="ce179"/>
          <table:table-cell office:value-type="float" office:value="73" table:style-name="ce23">
            <text:p>73</text:p>
          </table:table-cell>
          <table:table-cell office:value-type="currency" office:value="167900" table:style-name="ce28">
            <text:p>£167,900</text:p>
          </table:table-cell>
          <table:table-cell table:style-name="ce179"/>
          <table:table-cell office:value-type="float" office:value="2238.1666666666665" table:style-name="ce178">
            <text:p>2,238</text:p>
          </table:table-cell>
          <table:table-cell office:value-type="currency" office:value="2703497.5" table:style-name="ce37">
            <text:p>£2,703,498</text:p>
          </table:table-cell>
          <table:table-cell table:number-columns-repeated="16364"/>
        </table:table-row>
        <table:table-row table:style-name="ro7">
          <table:table-cell/>
          <table:table-cell office:value-type="string" table:style-name="ce23">
            <text:p>Gravesham</text:p>
          </table:table-cell>
          <table:table-cell office:value-type="float" office:value="16128.5" table:style-name="ce23">
            <text:p>16,129</text:p>
          </table:table-cell>
          <table:table-cell table:style-name="ce179"/>
          <table:table-cell office:value-type="float" office:value="9649" table:style-name="ce23">
            <text:p>9,649</text:p>
          </table:table-cell>
          <table:table-cell office:value-type="float" office:value="2020" table:style-name="ce23">
            <text:p>2,020</text:p>
          </table:table-cell>
          <table:table-cell office:value-type="currency" office:value="2666400" table:style-name="ce28">
            <text:p>£2,666,400</text:p>
          </table:table-cell>
          <table:table-cell table:style-name="ce179"/>
          <table:table-cell office:value-type="float" office:value="6479.5" table:style-name="ce23">
            <text:p>6,480</text:p>
          </table:table-cell>
          <table:table-cell office:value-type="float" office:value="1557" table:style-name="ce23">
            <text:p>1,557</text:p>
          </table:table-cell>
          <table:table-cell office:value-type="currency" office:value="1455795" table:style-name="ce28">
            <text:p>£1,455,795</text:p>
          </table:table-cell>
          <table:table-cell table:style-name="ce179"/>
          <table:table-cell office:value-type="float" office:value="11" table:style-name="ce29">
            <text:p>11</text:p>
          </table:table-cell>
          <table:table-cell office:value-type="currency" office:value="3300" table:style-name="ce181">
            <text:p>£3,300</text:p>
          </table:table-cell>
          <table:table-cell table:style-name="ce179"/>
          <table:table-cell office:value-type="float" office:value="62" table:style-name="ce23">
            <text:p>62</text:p>
          </table:table-cell>
          <table:table-cell office:value-type="currency" office:value="142600" table:style-name="ce28">
            <text:p>£142,600</text:p>
          </table:table-cell>
          <table:table-cell table:style-name="ce179"/>
          <table:table-cell office:value-type="float" office:value="3650" table:style-name="ce178">
            <text:p>3,650</text:p>
          </table:table-cell>
          <table:table-cell office:value-type="currency" office:value="4268095" table:style-name="ce37">
            <text:p>£4,268,095</text:p>
          </table:table-cell>
          <table:table-cell table:number-columns-repeated="16364"/>
        </table:table-row>
        <table:table-row table:style-name="ro7">
          <table:table-cell/>
          <table:table-cell office:value-type="string" table:style-name="ce23">
            <text:p>Dover</text:p>
          </table:table-cell>
          <table:table-cell office:value-type="float" office:value="11824" table:style-name="ce23">
            <text:p>11,824</text:p>
          </table:table-cell>
          <table:table-cell table:style-name="ce179"/>
          <table:table-cell office:value-type="float" office:value="7607" table:style-name="ce23">
            <text:p>7,607</text:p>
          </table:table-cell>
          <table:table-cell office:value-type="float" office:value="2028" table:style-name="ce23">
            <text:p>2,028</text:p>
          </table:table-cell>
          <table:table-cell office:value-type="currency" office:value="2676960" table:style-name="ce28">
            <text:p>£2,676,960</text:p>
          </table:table-cell>
          <table:table-cell table:style-name="ce179"/>
          <table:table-cell office:value-type="float" office:value="4217" table:style-name="ce23">
            <text:p>4,217</text:p>
          </table:table-cell>
          <table:table-cell office:value-type="float" office:value="1299" table:style-name="ce23">
            <text:p>1,299</text:p>
          </table:table-cell>
          <table:table-cell office:value-type="currency" office:value="1214565" table:style-name="ce28">
            <text:p>£1,214,565</text:p>
          </table:table-cell>
          <table:table-cell table:style-name="ce179"/>
          <table:table-cell office:value-type="float" office:value="424" table:style-name="ce29">
            <text:p>424</text:p>
          </table:table-cell>
          <table:table-cell office:value-type="currency" office:value="127200" table:style-name="ce181">
            <text:p>£127,200</text:p>
          </table:table-cell>
          <table:table-cell table:style-name="ce179"/>
          <table:table-cell office:value-type="float" office:value="61" table:style-name="ce23">
            <text:p>61</text:p>
          </table:table-cell>
          <table:table-cell office:value-type="currency" office:value="140300" table:style-name="ce28">
            <text:p>£140,300</text:p>
          </table:table-cell>
          <table:table-cell table:style-name="ce179"/>
          <table:table-cell office:value-type="float" office:value="3812" table:style-name="ce178">
            <text:p>3,812</text:p>
          </table:table-cell>
          <table:table-cell office:value-type="currency" office:value="4159025" table:style-name="ce37">
            <text:p>£4,159,025</text:p>
          </table:table-cell>
          <table:table-cell table:number-columns-repeated="16364"/>
        </table:table-row>
        <table:table-row table:style-name="ro7">
          <table:table-cell/>
          <table:table-cell office:value-type="string" table:style-name="ce23">
            <text:p>Chatham and Aylesford</text:p>
          </table:table-cell>
          <table:table-cell office:value-type="float" office:value="15075.5" table:style-name="ce23">
            <text:p>15,076</text:p>
          </table:table-cell>
          <table:table-cell table:style-name="ce179"/>
          <table:table-cell office:value-type="float" office:value="9501" table:style-name="ce23">
            <text:p>9,501</text:p>
          </table:table-cell>
          <table:table-cell office:value-type="float" office:value="2218.666666666667" table:style-name="ce23">
            <text:p>2,219</text:p>
          </table:table-cell>
          <table:table-cell office:value-type="currency" office:value="2928640" table:style-name="ce28">
            <text:p>£2,928,640</text:p>
          </table:table-cell>
          <table:table-cell table:style-name="ce179"/>
          <table:table-cell office:value-type="float" office:value="5574.5" table:style-name="ce23">
            <text:p>5,575</text:p>
          </table:table-cell>
          <table:table-cell office:value-type="float" office:value="1686" table:style-name="ce23">
            <text:p>1,686</text:p>
          </table:table-cell>
          <table:table-cell office:value-type="currency" office:value="1576410" table:style-name="ce28">
            <text:p>£1,576,410</text:p>
          </table:table-cell>
          <table:table-cell table:style-name="ce179"/>
          <table:table-cell office:value-type="float" office:value="65.583333333333329" table:style-name="ce29">
            <text:p>66</text:p>
          </table:table-cell>
          <table:table-cell office:value-type="currency" office:value="19675" table:style-name="ce181">
            <text:p>£19,675</text:p>
          </table:table-cell>
          <table:table-cell table:style-name="ce179"/>
          <table:table-cell office:value-type="float" office:value="59" table:style-name="ce23">
            <text:p>59</text:p>
          </table:table-cell>
          <table:table-cell office:value-type="currency" office:value="135700" table:style-name="ce28">
            <text:p>£135,700</text:p>
          </table:table-cell>
          <table:table-cell table:style-name="ce179"/>
          <table:table-cell office:value-type="float" office:value="4029.2500000000005" table:style-name="ce178">
            <text:p>4,029</text:p>
          </table:table-cell>
          <table:table-cell office:value-type="currency" office:value="4660425" table:style-name="ce37">
            <text:p>£4,660,425</text:p>
          </table:table-cell>
          <table:table-cell table:number-columns-repeated="16364"/>
        </table:table-row>
        <table:table-row table:style-name="ro7">
          <table:table-cell/>
          <table:table-cell office:value-type="string" table:style-name="ce23">
            <text:p>Gillingham and Rainham</text:p>
          </table:table-cell>
          <table:table-cell office:value-type="float" office:value="14852.5" table:style-name="ce23">
            <text:p>14,853</text:p>
          </table:table-cell>
          <table:table-cell table:style-name="ce179"/>
          <table:table-cell office:value-type="float" office:value="9082" table:style-name="ce23">
            <text:p>9,082</text:p>
          </table:table-cell>
          <table:table-cell office:value-type="float" office:value="1937" table:style-name="ce23">
            <text:p>1,937</text:p>
          </table:table-cell>
          <table:table-cell office:value-type="currency" office:value="2556840" table:style-name="ce28">
            <text:p>£2,556,840</text:p>
          </table:table-cell>
          <table:table-cell table:style-name="ce179"/>
          <table:table-cell office:value-type="float" office:value="5770.5" table:style-name="ce23">
            <text:p>5,771</text:p>
          </table:table-cell>
          <table:table-cell office:value-type="float" office:value="1560.9999999999998" table:style-name="ce23">
            <text:p>1,561</text:p>
          </table:table-cell>
          <table:table-cell office:value-type="currency" office:value="1459534.9999999998" table:style-name="ce28">
            <text:p>£1,459,535</text:p>
          </table:table-cell>
          <table:table-cell table:style-name="ce179"/>
          <table:table-cell office:value-type="float" office:value="127" table:style-name="ce29">
            <text:p>127</text:p>
          </table:table-cell>
          <table:table-cell office:value-type="currency" office:value="38100" table:style-name="ce181">
            <text:p>£38,100</text:p>
          </table:table-cell>
          <table:table-cell table:style-name="ce179"/>
          <table:table-cell office:value-type="float" office:value="53" table:style-name="ce23">
            <text:p>53</text:p>
          </table:table-cell>
          <table:table-cell office:value-type="currency" office:value="121900" table:style-name="ce28">
            <text:p>£121,900</text:p>
          </table:table-cell>
          <table:table-cell table:style-name="ce179"/>
          <table:table-cell office:value-type="float" office:value="3678" table:style-name="ce178">
            <text:p>3,678</text:p>
          </table:table-cell>
          <table:table-cell office:value-type="currency" office:value="4176375" table:style-name="ce37">
            <text:p>£4,176,375</text:p>
          </table:table-cell>
          <table:table-cell table:number-columns-repeated="16364"/>
        </table:table-row>
        <table:table-row table:style-name="ro7">
          <table:table-cell/>
          <table:table-cell office:value-type="string" table:style-name="ce23">
            <text:p>Rochester and Strood</text:p>
          </table:table-cell>
          <table:table-cell office:value-type="float" office:value="15850" table:style-name="ce23">
            <text:p>15,850</text:p>
          </table:table-cell>
          <table:table-cell table:style-name="ce179"/>
          <table:table-cell office:value-type="float" office:value="9793" table:style-name="ce23">
            <text:p>9,793</text:p>
          </table:table-cell>
          <table:table-cell office:value-type="float" office:value="1865.5" table:style-name="ce23">
            <text:p>1,866</text:p>
          </table:table-cell>
          <table:table-cell office:value-type="currency" office:value="2462460" table:style-name="ce28">
            <text:p>£2,462,460</text:p>
          </table:table-cell>
          <table:table-cell table:style-name="ce179"/>
          <table:table-cell office:value-type="float" office:value="6057" table:style-name="ce23">
            <text:p>6,057</text:p>
          </table:table-cell>
          <table:table-cell office:value-type="float" office:value="1179.5416666666667" table:style-name="ce23">
            <text:p>1,180</text:p>
          </table:table-cell>
          <table:table-cell office:value-type="currency" office:value="1102871.4583333335" table:style-name="ce28">
            <text:p>£1,102,871</text:p>
          </table:table-cell>
          <table:table-cell table:style-name="ce179"/>
          <table:table-cell office:value-type="float" office:value="171.29166666666666" table:style-name="ce29">
            <text:p>171</text:p>
          </table:table-cell>
          <table:table-cell office:value-type="currency" office:value="51387.5" table:style-name="ce181">
            <text:p>£51,388</text:p>
          </table:table-cell>
          <table:table-cell table:style-name="ce179"/>
          <table:table-cell office:value-type="float" office:value="69" table:style-name="ce23">
            <text:p>69</text:p>
          </table:table-cell>
          <table:table-cell office:value-type="currency" office:value="158700" table:style-name="ce28">
            <text:p>£158,700</text:p>
          </table:table-cell>
          <table:table-cell table:style-name="ce179"/>
          <table:table-cell office:value-type="float" office:value="3285.3333333333335" table:style-name="ce178">
            <text:p>3,285</text:p>
          </table:table-cell>
          <table:table-cell office:value-type="currency" office:value="3775418.9583333335" table:style-name="ce37">
            <text:p>£3,775,419</text:p>
          </table:table-cell>
          <table:table-cell table:number-columns-repeated="16364"/>
        </table:table-row>
        <table:table-row table:style-name="ro7">
          <table:table-cell/>
          <table:table-cell office:value-type="string" table:style-name="ce23">
            <text:p>Lancaster and Fleetwood</text:p>
          </table:table-cell>
          <table:table-cell office:value-type="float" office:value="11760.500000000002" table:style-name="ce23">
            <text:p>11,761</text:p>
          </table:table-cell>
          <table:table-cell table:style-name="ce179"/>
          <table:table-cell office:value-type="float" office:value="6115" table:style-name="ce23">
            <text:p>6,115</text:p>
          </table:table-cell>
          <table:table-cell office:value-type="float" office:value="1456" table:style-name="ce23">
            <text:p>1,456</text:p>
          </table:table-cell>
          <table:table-cell office:value-type="currency" office:value="1921920" table:style-name="ce28">
            <text:p>£1,921,920</text:p>
          </table:table-cell>
          <table:table-cell table:style-name="ce179"/>
          <table:table-cell office:value-type="float" office:value="5645.5000000000009" table:style-name="ce23">
            <text:p>5,646</text:p>
          </table:table-cell>
          <table:table-cell office:value-type="float" office:value="1223" table:style-name="ce23">
            <text:p>1,223</text:p>
          </table:table-cell>
          <table:table-cell office:value-type="currency" office:value="1143505" table:style-name="ce28">
            <text:p>£1,143,505</text:p>
          </table:table-cell>
          <table:table-cell table:style-name="ce179"/>
          <table:table-cell office:value-type="float" office:value="91" table:style-name="ce29">
            <text:p>91</text:p>
          </table:table-cell>
          <table:table-cell office:value-type="currency" office:value="27300" table:style-name="ce181">
            <text:p>£27,300</text:p>
          </table:table-cell>
          <table:table-cell table:style-name="ce179"/>
          <table:table-cell office:value-type="float" office:value="93" table:style-name="ce23">
            <text:p>93</text:p>
          </table:table-cell>
          <table:table-cell office:value-type="currency" office:value="213900" table:style-name="ce28">
            <text:p>£213,900</text:p>
          </table:table-cell>
          <table:table-cell table:style-name="ce179"/>
          <table:table-cell office:value-type="float" office:value="2863" table:style-name="ce178">
            <text:p>2,863</text:p>
          </table:table-cell>
          <table:table-cell office:value-type="currency" office:value="3306625" table:style-name="ce37">
            <text:p>£3,306,625</text:p>
          </table:table-cell>
          <table:table-cell table:number-columns-repeated="16364"/>
        </table:table-row>
        <table:table-row table:style-name="ro7">
          <table:table-cell/>
          <table:table-cell office:value-type="string" table:style-name="ce23">
            <text:p>South Ribble</text:p>
          </table:table-cell>
          <table:table-cell office:value-type="float" office:value="14338.5" table:style-name="ce23">
            <text:p>14,339</text:p>
          </table:table-cell>
          <table:table-cell table:style-name="ce179"/>
          <table:table-cell office:value-type="float" office:value="7327" table:style-name="ce23">
            <text:p>7,327</text:p>
          </table:table-cell>
          <table:table-cell office:value-type="float" office:value="1176" table:style-name="ce23">
            <text:p>1,176</text:p>
          </table:table-cell>
          <table:table-cell office:value-type="currency" office:value="1552320" table:style-name="ce28">
            <text:p>£1,552,320</text:p>
          </table:table-cell>
          <table:table-cell table:style-name="ce179"/>
          <table:table-cell office:value-type="float" office:value="7011.5" table:style-name="ce23">
            <text:p>7,012</text:p>
          </table:table-cell>
          <table:table-cell office:value-type="float" office:value="1212" table:style-name="ce23">
            <text:p>1,212</text:p>
          </table:table-cell>
          <table:table-cell office:value-type="currency" office:value="1133220" table:style-name="ce28">
            <text:p>£1,133,220</text:p>
          </table:table-cell>
          <table:table-cell table:style-name="ce179"/>
          <table:table-cell office:value-type="float" office:value="65" table:style-name="ce29">
            <text:p>65</text:p>
          </table:table-cell>
          <table:table-cell office:value-type="currency" office:value="19500" table:style-name="ce181">
            <text:p>£19,500</text:p>
          </table:table-cell>
          <table:table-cell table:style-name="ce179"/>
          <table:table-cell office:value-type="float" office:value="141" table:style-name="ce23">
            <text:p>141</text:p>
          </table:table-cell>
          <table:table-cell office:value-type="currency" office:value="324300" table:style-name="ce28">
            <text:p>£324,300</text:p>
          </table:table-cell>
          <table:table-cell table:style-name="ce179"/>
          <table:table-cell office:value-type="float" office:value="2594" table:style-name="ce178">
            <text:p>2,594</text:p>
          </table:table-cell>
          <table:table-cell office:value-type="currency" office:value="3029340" table:style-name="ce37">
            <text:p>£3,029,340</text:p>
          </table:table-cell>
          <table:table-cell table:number-columns-repeated="16364"/>
        </table:table-row>
        <table:table-row table:style-name="ro7">
          <table:table-cell/>
          <table:table-cell office:value-type="string" table:style-name="ce23">
            <text:p>Pendle</text:p>
          </table:table-cell>
          <table:table-cell office:value-type="float" office:value="13582.5" table:style-name="ce23">
            <text:p>13,583</text:p>
          </table:table-cell>
          <table:table-cell table:style-name="ce179"/>
          <table:table-cell office:value-type="float" office:value="8857" table:style-name="ce23">
            <text:p>8,857</text:p>
          </table:table-cell>
          <table:table-cell office:value-type="float" office:value="1962" table:style-name="ce23">
            <text:p>1,962</text:p>
          </table:table-cell>
          <table:table-cell office:value-type="currency" office:value="2589840" table:style-name="ce28">
            <text:p>£2,589,840</text:p>
          </table:table-cell>
          <table:table-cell table:style-name="ce179"/>
          <table:table-cell office:value-type="float" office:value="4725.4999999999991" table:style-name="ce23">
            <text:p>4,726</text:p>
          </table:table-cell>
          <table:table-cell office:value-type="float" office:value="1321.5" table:style-name="ce23">
            <text:p>1,322</text:p>
          </table:table-cell>
          <table:table-cell office:value-type="currency" office:value="1235602.5" table:style-name="ce28">
            <text:p>£1,235,603</text:p>
          </table:table-cell>
          <table:table-cell table:style-name="ce179"/>
          <table:table-cell office:value-type="float" office:value="25" table:style-name="ce29">
            <text:p>25</text:p>
          </table:table-cell>
          <table:table-cell office:value-type="currency" office:value="7500" table:style-name="ce181">
            <text:p>£7,500</text:p>
          </table:table-cell>
          <table:table-cell table:style-name="ce179"/>
          <table:table-cell office:value-type="float" office:value="70" table:style-name="ce23">
            <text:p>70</text:p>
          </table:table-cell>
          <table:table-cell office:value-type="currency" office:value="161000" table:style-name="ce28">
            <text:p>£161,000</text:p>
          </table:table-cell>
          <table:table-cell table:style-name="ce179"/>
          <table:table-cell office:value-type="float" office:value="3378.5" table:style-name="ce178">
            <text:p>3,379</text:p>
          </table:table-cell>
          <table:table-cell office:value-type="currency" office:value="3993942.5" table:style-name="ce37">
            <text:p>£3,993,943</text:p>
          </table:table-cell>
          <table:table-cell table:number-columns-repeated="16364"/>
        </table:table-row>
        <table:table-row table:style-name="ro7">
          <table:table-cell/>
          <table:table-cell office:value-type="string" table:style-name="ce23">
            <text:p>Preston</text:p>
          </table:table-cell>
          <table:table-cell office:value-type="float" office:value="10218.5" table:style-name="ce23">
            <text:p>10,219</text:p>
          </table:table-cell>
          <table:table-cell table:style-name="ce179"/>
          <table:table-cell office:value-type="float" office:value="7496" table:style-name="ce23">
            <text:p>7,496</text:p>
          </table:table-cell>
          <table:table-cell office:value-type="float" office:value="2497.25" table:style-name="ce23">
            <text:p>2,497</text:p>
          </table:table-cell>
          <table:table-cell office:value-type="currency" office:value="3296370" table:style-name="ce28">
            <text:p>£3,296,370</text:p>
          </table:table-cell>
          <table:table-cell table:style-name="ce179"/>
          <table:table-cell office:value-type="float" office:value="2722.5" table:style-name="ce23">
            <text:p>2,723</text:p>
          </table:table-cell>
          <table:table-cell office:value-type="float" office:value="940.91666666666674" table:style-name="ce23">
            <text:p>941</text:p>
          </table:table-cell>
          <table:table-cell office:value-type="currency" office:value="879757.08333333337" table:style-name="ce28">
            <text:p>£879,757</text:p>
          </table:table-cell>
          <table:table-cell table:style-name="ce179"/>
          <table:table-cell office:value-type="float" office:value="29" table:style-name="ce29">
            <text:p>29</text:p>
          </table:table-cell>
          <table:table-cell office:value-type="currency" office:value="8700" table:style-name="ce181">
            <text:p>£8,700</text:p>
          </table:table-cell>
          <table:table-cell table:style-name="ce179"/>
          <table:table-cell office:value-type="float" office:value="64.166666666666671" table:style-name="ce23">
            <text:p>64</text:p>
          </table:table-cell>
          <table:table-cell office:value-type="currency" office:value="147583.33333333334" table:style-name="ce28">
            <text:p>£147,583</text:p>
          </table:table-cell>
          <table:table-cell table:style-name="ce179"/>
          <table:table-cell office:value-type="float" office:value="3531.3333333333335" table:style-name="ce178">
            <text:p>3,531</text:p>
          </table:table-cell>
          <table:table-cell office:value-type="currency" office:value="4332410.416666667" table:style-name="ce37">
            <text:p>£4,332,410</text:p>
          </table:table-cell>
          <table:table-cell table:number-columns-repeated="16364"/>
        </table:table-row>
        <table:table-row table:style-name="ro7">
          <table:table-cell/>
          <table:table-cell office:value-type="string" table:style-name="ce23">
            <text:p>Burnley</text:p>
          </table:table-cell>
          <table:table-cell office:value-type="float" office:value="13291.5" table:style-name="ce23">
            <text:p>13,292</text:p>
          </table:table-cell>
          <table:table-cell table:style-name="ce179"/>
          <table:table-cell office:value-type="float" office:value="8255.5" table:style-name="ce23">
            <text:p>8,256</text:p>
          </table:table-cell>
          <table:table-cell office:value-type="float" office:value="2551.5" table:style-name="ce23">
            <text:p>2,552</text:p>
          </table:table-cell>
          <table:table-cell office:value-type="currency" office:value="3367980" table:style-name="ce28">
            <text:p>£3,367,980</text:p>
          </table:table-cell>
          <table:table-cell table:style-name="ce179"/>
          <table:table-cell office:value-type="float" office:value="5036" table:style-name="ce23">
            <text:p>5,036</text:p>
          </table:table-cell>
          <table:table-cell office:value-type="float" office:value="1959.1666666666667" table:style-name="ce23">
            <text:p>1,959</text:p>
          </table:table-cell>
          <table:table-cell office:value-type="currency" office:value="1831820.8333333337" table:style-name="ce28">
            <text:p>£1,831,821</text:p>
          </table:table-cell>
          <table:table-cell table:style-name="ce179"/>
          <table:table-cell office:value-type="float" office:value="69.416666666666657" table:style-name="ce29">
            <text:p>69</text:p>
          </table:table-cell>
          <table:table-cell office:value-type="currency" office:value="20825" table:style-name="ce181">
            <text:p>£20,825</text:p>
          </table:table-cell>
          <table:table-cell table:style-name="ce179"/>
          <table:table-cell office:value-type="float" office:value="93" table:style-name="ce23">
            <text:p>93</text:p>
          </table:table-cell>
          <table:table-cell office:value-type="currency" office:value="213900" table:style-name="ce28">
            <text:p>£213,900</text:p>
          </table:table-cell>
          <table:table-cell table:style-name="ce179"/>
          <table:table-cell office:value-type="float" office:value="4673.0833333333339" table:style-name="ce178">
            <text:p>4,673</text:p>
          </table:table-cell>
          <table:table-cell office:value-type="currency" office:value="5434525.833333334" table:style-name="ce37">
            <text:p>£5,434,526</text:p>
          </table:table-cell>
          <table:table-cell table:number-columns-repeated="16364"/>
        </table:table-row>
        <table:table-row table:style-name="ro7">
          <table:table-cell/>
          <table:table-cell office:value-type="string" table:style-name="ce23">
            <text:p>Hyndburn</text:p>
          </table:table-cell>
          <table:table-cell office:value-type="float" office:value="14750" table:style-name="ce23">
            <text:p>14,750</text:p>
          </table:table-cell>
          <table:table-cell table:style-name="ce179"/>
          <table:table-cell office:value-type="float" office:value="8665.5" table:style-name="ce23">
            <text:p>8,666</text:p>
          </table:table-cell>
          <table:table-cell office:value-type="float" office:value="2237" table:style-name="ce23">
            <text:p>2,237</text:p>
          </table:table-cell>
          <table:table-cell office:value-type="currency" office:value="2952840" table:style-name="ce28">
            <text:p>£2,952,840</text:p>
          </table:table-cell>
          <table:table-cell table:style-name="ce179"/>
          <table:table-cell office:value-type="float" office:value="6084.5" table:style-name="ce23">
            <text:p>6,085</text:p>
          </table:table-cell>
          <table:table-cell office:value-type="float" office:value="1683" table:style-name="ce23">
            <text:p>1,683</text:p>
          </table:table-cell>
          <table:table-cell office:value-type="currency" office:value="1573605" table:style-name="ce28">
            <text:p>£1,573,605</text:p>
          </table:table-cell>
          <table:table-cell table:style-name="ce179"/>
          <table:table-cell office:value-type="float" office:value="75" table:style-name="ce29">
            <text:p>75</text:p>
          </table:table-cell>
          <table:table-cell office:value-type="currency" office:value="22500" table:style-name="ce181">
            <text:p>£22,500</text:p>
          </table:table-cell>
          <table:table-cell table:style-name="ce179"/>
          <table:table-cell office:value-type="float" office:value="101.5" table:style-name="ce23">
            <text:p>102</text:p>
          </table:table-cell>
          <table:table-cell office:value-type="currency" office:value="233450" table:style-name="ce28">
            <text:p>£233,450</text:p>
          </table:table-cell>
          <table:table-cell table:style-name="ce179"/>
          <table:table-cell office:value-type="float" office:value="4096.5" table:style-name="ce178">
            <text:p>4,097</text:p>
          </table:table-cell>
          <table:table-cell office:value-type="currency" office:value="4782395" table:style-name="ce37">
            <text:p>£4,782,395</text:p>
          </table:table-cell>
          <table:table-cell table:number-columns-repeated="16364"/>
        </table:table-row>
        <table:table-row table:style-name="ro7">
          <table:table-cell/>
          <table:table-cell office:value-type="string" table:style-name="ce23">
            <text:p>Wyre and Preston North</text:p>
          </table:table-cell>
          <table:table-cell office:value-type="float" office:value="15165" table:style-name="ce23">
            <text:p>15,165</text:p>
          </table:table-cell>
          <table:table-cell table:style-name="ce179"/>
          <table:table-cell office:value-type="float" office:value="7646" table:style-name="ce23">
            <text:p>7,646</text:p>
          </table:table-cell>
          <table:table-cell office:value-type="float" office:value="686" table:style-name="ce23">
            <text:p>686</text:p>
          </table:table-cell>
          <table:table-cell office:value-type="currency" office:value="905520" table:style-name="ce28">
            <text:p>£905,520</text:p>
          </table:table-cell>
          <table:table-cell table:style-name="ce179"/>
          <table:table-cell office:value-type="float" office:value="7519" table:style-name="ce23">
            <text:p>7,519</text:p>
          </table:table-cell>
          <table:table-cell office:value-type="float" office:value="1669" table:style-name="ce23">
            <text:p>1,669</text:p>
          </table:table-cell>
          <table:table-cell office:value-type="currency" office:value="1560515" table:style-name="ce28">
            <text:p>£1,560,515</text:p>
          </table:table-cell>
          <table:table-cell table:style-name="ce179"/>
          <table:table-cell office:value-type="float" office:value="105" table:style-name="ce29">
            <text:p>105</text:p>
          </table:table-cell>
          <table:table-cell office:value-type="currency" office:value="31500" table:style-name="ce181">
            <text:p>£31,500</text:p>
          </table:table-cell>
          <table:table-cell table:style-name="ce179"/>
          <table:table-cell office:value-type="float" office:value="148" table:style-name="ce23">
            <text:p>148</text:p>
          </table:table-cell>
          <table:table-cell office:value-type="currency" office:value="340400" table:style-name="ce28">
            <text:p>£340,400</text:p>
          </table:table-cell>
          <table:table-cell table:style-name="ce179"/>
          <table:table-cell office:value-type="float" office:value="2608" table:style-name="ce178">
            <text:p>2,608</text:p>
          </table:table-cell>
          <table:table-cell office:value-type="currency" office:value="2837935" table:style-name="ce37">
            <text:p>£2,837,935</text:p>
          </table:table-cell>
          <table:table-cell table:number-columns-repeated="16364"/>
        </table:table-row>
        <table:table-row table:style-name="ro7">
          <table:table-cell/>
          <table:table-cell office:value-type="string" table:style-name="ce23">
            <text:p>West Lancashire</text:p>
          </table:table-cell>
          <table:table-cell office:value-type="float" office:value="13143" table:style-name="ce23">
            <text:p>13,143</text:p>
          </table:table-cell>
          <table:table-cell table:style-name="ce179"/>
          <table:table-cell office:value-type="float" office:value="8043" table:style-name="ce23">
            <text:p>8,043</text:p>
          </table:table-cell>
          <table:table-cell office:value-type="float" office:value="1811" table:style-name="ce23">
            <text:p>1,811</text:p>
          </table:table-cell>
          <table:table-cell office:value-type="currency" office:value="2390520" table:style-name="ce28">
            <text:p>£2,390,520</text:p>
          </table:table-cell>
          <table:table-cell table:style-name="ce179"/>
          <table:table-cell office:value-type="float" office:value="5100" table:style-name="ce23">
            <text:p>5,100</text:p>
          </table:table-cell>
          <table:table-cell office:value-type="float" office:value="1381" table:style-name="ce23">
            <text:p>1,381</text:p>
          </table:table-cell>
          <table:table-cell office:value-type="currency" office:value="1291235" table:style-name="ce28">
            <text:p>£1,291,235</text:p>
          </table:table-cell>
          <table:table-cell table:style-name="ce179"/>
          <table:table-cell office:value-type="float" office:value="88" table:style-name="ce29">
            <text:p>88</text:p>
          </table:table-cell>
          <table:table-cell office:value-type="currency" office:value="26400" table:style-name="ce181">
            <text:p>£26,400</text:p>
          </table:table-cell>
          <table:table-cell table:style-name="ce179"/>
          <table:table-cell office:value-type="float" office:value="138" table:style-name="ce23">
            <text:p>138</text:p>
          </table:table-cell>
          <table:table-cell office:value-type="currency" office:value="317400" table:style-name="ce28">
            <text:p>£317,400</text:p>
          </table:table-cell>
          <table:table-cell table:style-name="ce179"/>
          <table:table-cell office:value-type="float" office:value="3418" table:style-name="ce178">
            <text:p>3,418</text:p>
          </table:table-cell>
          <table:table-cell office:value-type="currency" office:value="4025555" table:style-name="ce37">
            <text:p>£4,025,555</text:p>
          </table:table-cell>
          <table:table-cell table:number-columns-repeated="16364"/>
        </table:table-row>
        <table:table-row table:style-name="ro7">
          <table:table-cell/>
          <table:table-cell office:value-type="string" table:style-name="ce23">
            <text:p>Morecambe and Lunesdale</text:p>
          </table:table-cell>
          <table:table-cell office:value-type="float" office:value="10537" table:style-name="ce23">
            <text:p>10,537</text:p>
          </table:table-cell>
          <table:table-cell table:style-name="ce179"/>
          <table:table-cell office:value-type="float" office:value="7269" table:style-name="ce23">
            <text:p>7,269</text:p>
          </table:table-cell>
          <table:table-cell office:value-type="float" office:value="1881" table:style-name="ce23">
            <text:p>1,881</text:p>
          </table:table-cell>
          <table:table-cell office:value-type="currency" office:value="2482920" table:style-name="ce28">
            <text:p>£2,482,920</text:p>
          </table:table-cell>
          <table:table-cell table:style-name="ce179"/>
          <table:table-cell office:value-type="float" office:value="3268" table:style-name="ce23">
            <text:p>3,268</text:p>
          </table:table-cell>
          <table:table-cell office:value-type="float" office:value="1232" table:style-name="ce23">
            <text:p>1,232</text:p>
          </table:table-cell>
          <table:table-cell office:value-type="currency" office:value="1151920" table:style-name="ce28">
            <text:p>£1,151,920</text:p>
          </table:table-cell>
          <table:table-cell table:style-name="ce179"/>
          <table:table-cell office:value-type="float" office:value="59" table:style-name="ce29">
            <text:p>59</text:p>
          </table:table-cell>
          <table:table-cell office:value-type="currency" office:value="17700" table:style-name="ce181">
            <text:p>£17,700</text:p>
          </table:table-cell>
          <table:table-cell table:style-name="ce179"/>
          <table:table-cell office:value-type="float" office:value="111" table:style-name="ce23">
            <text:p>111</text:p>
          </table:table-cell>
          <table:table-cell office:value-type="currency" office:value="255300" table:style-name="ce28">
            <text:p>£255,300</text:p>
          </table:table-cell>
          <table:table-cell table:style-name="ce179"/>
          <table:table-cell office:value-type="float" office:value="3283" table:style-name="ce178">
            <text:p>3,283</text:p>
          </table:table-cell>
          <table:table-cell office:value-type="currency" office:value="3907840" table:style-name="ce37">
            <text:p>£3,907,840</text:p>
          </table:table-cell>
          <table:table-cell table:number-columns-repeated="16364"/>
        </table:table-row>
        <table:table-row table:style-name="ro7">
          <table:table-cell/>
          <table:table-cell office:value-type="string" table:style-name="ce23">
            <text:p>Fylde</text:p>
          </table:table-cell>
          <table:table-cell office:value-type="float" office:value="8967" table:style-name="ce23">
            <text:p>8,967</text:p>
          </table:table-cell>
          <table:table-cell table:style-name="ce179"/>
          <table:table-cell office:value-type="float" office:value="5752" table:style-name="ce23">
            <text:p>5,752</text:p>
          </table:table-cell>
          <table:table-cell office:value-type="float" office:value="923" table:style-name="ce23">
            <text:p>923</text:p>
          </table:table-cell>
          <table:table-cell office:value-type="currency" office:value="1218360" table:style-name="ce28">
            <text:p>£1,218,360</text:p>
          </table:table-cell>
          <table:table-cell table:style-name="ce179"/>
          <table:table-cell office:value-type="float" office:value="3215" table:style-name="ce23">
            <text:p>3,215</text:p>
          </table:table-cell>
          <table:table-cell office:value-type="float" office:value="667" table:style-name="ce23">
            <text:p>667</text:p>
          </table:table-cell>
          <table:table-cell office:value-type="currency" office:value="623645" table:style-name="ce28">
            <text:p>£623,645</text:p>
          </table:table-cell>
          <table:table-cell table:style-name="ce179"/>
          <table:table-cell office:value-type="float" office:value="295" table:style-name="ce29">
            <text:p>295</text:p>
          </table:table-cell>
          <table:table-cell office:value-type="currency" office:value="88500" table:style-name="ce181">
            <text:p>£88,500</text:p>
          </table:table-cell>
          <table:table-cell table:style-name="ce179"/>
          <table:table-cell office:value-type="float" office:value="111" table:style-name="ce23">
            <text:p>111</text:p>
          </table:table-cell>
          <table:table-cell office:value-type="currency" office:value="255300" table:style-name="ce28">
            <text:p>£255,300</text:p>
          </table:table-cell>
          <table:table-cell table:style-name="ce179"/>
          <table:table-cell office:value-type="float" office:value="1996" table:style-name="ce178">
            <text:p>1,996</text:p>
          </table:table-cell>
          <table:table-cell office:value-type="currency" office:value="2185805" table:style-name="ce37">
            <text:p>£2,185,805</text:p>
          </table:table-cell>
          <table:table-cell table:number-columns-repeated="16364"/>
        </table:table-row>
        <table:table-row table:style-name="ro7">
          <table:table-cell/>
          <table:table-cell office:value-type="string" table:style-name="ce23">
            <text:p>Blackpool North and Cleveleys</text:p>
          </table:table-cell>
          <table:table-cell office:value-type="float" office:value="9614.5" table:style-name="ce23">
            <text:p>9,615</text:p>
          </table:table-cell>
          <table:table-cell table:style-name="ce179"/>
          <table:table-cell office:value-type="float" office:value="6124.5" table:style-name="ce23">
            <text:p>6,125</text:p>
          </table:table-cell>
          <table:table-cell office:value-type="float" office:value="2284" table:style-name="ce23">
            <text:p>2,284</text:p>
          </table:table-cell>
          <table:table-cell office:value-type="currency" office:value="3014880" table:style-name="ce28">
            <text:p>£3,014,880</text:p>
          </table:table-cell>
          <table:table-cell table:style-name="ce179"/>
          <table:table-cell office:value-type="float" office:value="3490" table:style-name="ce23">
            <text:p>3,490</text:p>
          </table:table-cell>
          <table:table-cell office:value-type="float" office:value="1593" table:style-name="ce23">
            <text:p>1,593</text:p>
          </table:table-cell>
          <table:table-cell office:value-type="currency" office:value="1489455" table:style-name="ce28">
            <text:p>£1,489,455</text:p>
          </table:table-cell>
          <table:table-cell table:style-name="ce179"/>
          <table:table-cell office:value-type="float" office:value="74" table:style-name="ce29">
            <text:p>74</text:p>
          </table:table-cell>
          <table:table-cell office:value-type="currency" office:value="22200" table:style-name="ce181">
            <text:p>£22,200</text:p>
          </table:table-cell>
          <table:table-cell table:style-name="ce179"/>
          <table:table-cell office:value-type="float" office:value="79" table:style-name="ce23">
            <text:p>79</text:p>
          </table:table-cell>
          <table:table-cell office:value-type="currency" office:value="181700" table:style-name="ce28">
            <text:p>£181,700</text:p>
          </table:table-cell>
          <table:table-cell table:style-name="ce179"/>
          <table:table-cell office:value-type="float" office:value="4030" table:style-name="ce178">
            <text:p>4,030</text:p>
          </table:table-cell>
          <table:table-cell office:value-type="currency" office:value="4708235" table:style-name="ce37">
            <text:p>£4,708,235</text:p>
          </table:table-cell>
          <table:table-cell table:number-columns-repeated="16364"/>
        </table:table-row>
        <table:table-row table:style-name="ro7">
          <table:table-cell/>
          <table:table-cell office:value-type="string" table:style-name="ce23">
            <text:p>Ribble Valley</text:p>
          </table:table-cell>
          <table:table-cell office:value-type="float" office:value="14610" table:style-name="ce23">
            <text:p>14,610</text:p>
          </table:table-cell>
          <table:table-cell table:style-name="ce179"/>
          <table:table-cell office:value-type="float" office:value="8063" table:style-name="ce23">
            <text:p>8,063</text:p>
          </table:table-cell>
          <table:table-cell office:value-type="float" office:value="975" table:style-name="ce23">
            <text:p>975</text:p>
          </table:table-cell>
          <table:table-cell office:value-type="currency" office:value="1287000" table:style-name="ce28">
            <text:p>£1,287,000</text:p>
          </table:table-cell>
          <table:table-cell table:style-name="ce179"/>
          <table:table-cell office:value-type="float" office:value="6546.9999999999991" table:style-name="ce23">
            <text:p>6,547</text:p>
          </table:table-cell>
          <table:table-cell office:value-type="float" office:value="1139" table:style-name="ce23">
            <text:p>1,139</text:p>
          </table:table-cell>
          <table:table-cell office:value-type="currency" office:value="1064965" table:style-name="ce28">
            <text:p>£1,064,965</text:p>
          </table:table-cell>
          <table:table-cell table:style-name="ce179"/>
          <table:table-cell office:value-type="float" office:value="91.5" table:style-name="ce29">
            <text:p>92</text:p>
          </table:table-cell>
          <table:table-cell office:value-type="currency" office:value="27450" table:style-name="ce181">
            <text:p>£27,450</text:p>
          </table:table-cell>
          <table:table-cell table:style-name="ce179"/>
          <table:table-cell office:value-type="float" office:value="120" table:style-name="ce23">
            <text:p>120</text:p>
          </table:table-cell>
          <table:table-cell office:value-type="currency" office:value="276000" table:style-name="ce28">
            <text:p>£276,000</text:p>
          </table:table-cell>
          <table:table-cell table:style-name="ce179"/>
          <table:table-cell office:value-type="float" office:value="2325.5" table:style-name="ce178">
            <text:p>2,326</text:p>
          </table:table-cell>
          <table:table-cell office:value-type="currency" office:value="2655415" table:style-name="ce37">
            <text:p>£2,655,415</text:p>
          </table:table-cell>
          <table:table-cell table:number-columns-repeated="16364"/>
        </table:table-row>
        <table:table-row table:style-name="ro7">
          <table:table-cell/>
          <table:table-cell office:value-type="string" table:style-name="ce23">
            <text:p>Rossendale and Darwen</text:p>
          </table:table-cell>
          <table:table-cell office:value-type="float" office:value="13927" table:style-name="ce23">
            <text:p>13,927</text:p>
          </table:table-cell>
          <table:table-cell table:style-name="ce179"/>
          <table:table-cell office:value-type="float" office:value="9030.5" table:style-name="ce23">
            <text:p>9,031</text:p>
          </table:table-cell>
          <table:table-cell office:value-type="float" office:value="1918.5" table:style-name="ce23">
            <text:p>1,919</text:p>
          </table:table-cell>
          <table:table-cell office:value-type="currency" office:value="2532420" table:style-name="ce28">
            <text:p>£2,532,420</text:p>
          </table:table-cell>
          <table:table-cell table:style-name="ce179"/>
          <table:table-cell office:value-type="float" office:value="4896.5" table:style-name="ce23">
            <text:p>4,897</text:p>
          </table:table-cell>
          <table:table-cell office:value-type="float" office:value="1429.5" table:style-name="ce23">
            <text:p>1,430</text:p>
          </table:table-cell>
          <table:table-cell office:value-type="currency" office:value="1336582.5" table:style-name="ce28">
            <text:p>£1,336,583</text:p>
          </table:table-cell>
          <table:table-cell table:style-name="ce179"/>
          <table:table-cell office:value-type="float" office:value="71" table:style-name="ce29">
            <text:p>71</text:p>
          </table:table-cell>
          <table:table-cell office:value-type="currency" office:value="21300" table:style-name="ce181">
            <text:p>£21,300</text:p>
          </table:table-cell>
          <table:table-cell table:style-name="ce179"/>
          <table:table-cell office:value-type="float" office:value="152.5" table:style-name="ce23">
            <text:p>153</text:p>
          </table:table-cell>
          <table:table-cell office:value-type="currency" office:value="350750" table:style-name="ce28">
            <text:p>£350,750</text:p>
          </table:table-cell>
          <table:table-cell table:style-name="ce179"/>
          <table:table-cell office:value-type="float" office:value="3571.5" table:style-name="ce178">
            <text:p>3,572</text:p>
          </table:table-cell>
          <table:table-cell office:value-type="currency" office:value="4241052.5" table:style-name="ce37">
            <text:p>£4,241,053</text:p>
          </table:table-cell>
          <table:table-cell table:number-columns-repeated="16364"/>
        </table:table-row>
        <table:table-row table:style-name="ro7">
          <table:table-cell/>
          <table:table-cell office:value-type="string" table:style-name="ce23">
            <text:p>Blackburn</text:p>
          </table:table-cell>
          <table:table-cell office:value-type="float" office:value="19842.5" table:style-name="ce23">
            <text:p>19,843</text:p>
          </table:table-cell>
          <table:table-cell table:style-name="ce179"/>
          <table:table-cell office:value-type="float" office:value="11846.5" table:style-name="ce23">
            <text:p>11,847</text:p>
          </table:table-cell>
          <table:table-cell office:value-type="float" office:value="3259.5" table:style-name="ce23">
            <text:p>3,260</text:p>
          </table:table-cell>
          <table:table-cell office:value-type="currency" office:value="4302540" table:style-name="ce28">
            <text:p>£4,302,540</text:p>
          </table:table-cell>
          <table:table-cell table:style-name="ce179"/>
          <table:table-cell office:value-type="float" office:value="7995.9999999999982" table:style-name="ce23">
            <text:p>7,996</text:p>
          </table:table-cell>
          <table:table-cell office:value-type="float" office:value="2469" table:style-name="ce23">
            <text:p>2,469</text:p>
          </table:table-cell>
          <table:table-cell office:value-type="currency" office:value="2308515" table:style-name="ce28">
            <text:p>£2,308,515</text:p>
          </table:table-cell>
          <table:table-cell table:style-name="ce179"/>
          <table:table-cell office:value-type="float" office:value="34.5" table:style-name="ce29">
            <text:p>35</text:p>
          </table:table-cell>
          <table:table-cell office:value-type="currency" office:value="10350" table:style-name="ce181">
            <text:p>£10,350</text:p>
          </table:table-cell>
          <table:table-cell table:style-name="ce179"/>
          <table:table-cell office:value-type="float" office:value="145" table:style-name="ce23">
            <text:p>145</text:p>
          </table:table-cell>
          <table:table-cell office:value-type="currency" office:value="333500" table:style-name="ce28">
            <text:p>£333,500</text:p>
          </table:table-cell>
          <table:table-cell table:style-name="ce179"/>
          <table:table-cell office:value-type="float" office:value="5908" table:style-name="ce178">
            <text:p>5,908</text:p>
          </table:table-cell>
          <table:table-cell office:value-type="currency" office:value="6954905" table:style-name="ce37">
            <text:p>£6,954,905</text:p>
          </table:table-cell>
          <table:table-cell table:number-columns-repeated="16364"/>
        </table:table-row>
        <table:table-row table:style-name="ro7">
          <table:table-cell/>
          <table:table-cell office:value-type="string" table:style-name="ce23">
            <text:p>Blackpool South</text:p>
          </table:table-cell>
          <table:table-cell office:value-type="float" office:value="10097" table:style-name="ce23">
            <text:p>10,097</text:p>
          </table:table-cell>
          <table:table-cell table:style-name="ce179"/>
          <table:table-cell office:value-type="float" office:value="6913" table:style-name="ce23">
            <text:p>6,913</text:p>
          </table:table-cell>
          <table:table-cell office:value-type="float" office:value="2777.75" table:style-name="ce23">
            <text:p>2,778</text:p>
          </table:table-cell>
          <table:table-cell office:value-type="currency" office:value="3666630" table:style-name="ce28">
            <text:p>£3,666,630</text:p>
          </table:table-cell>
          <table:table-cell table:style-name="ce179"/>
          <table:table-cell office:value-type="float" office:value="3184" table:style-name="ce23">
            <text:p>3,184</text:p>
          </table:table-cell>
          <table:table-cell office:value-type="float" office:value="1542.0833333333333" table:style-name="ce23">
            <text:p>1,542</text:p>
          </table:table-cell>
          <table:table-cell office:value-type="currency" office:value="1441847.9166666667" table:style-name="ce28">
            <text:p>£1,441,848</text:p>
          </table:table-cell>
          <table:table-cell table:style-name="ce179"/>
          <table:table-cell office:value-type="float" office:value="55.583333333333336" table:style-name="ce29">
            <text:p>56</text:p>
          </table:table-cell>
          <table:table-cell office:value-type="currency" office:value="16675" table:style-name="ce181">
            <text:p>£16,675</text:p>
          </table:table-cell>
          <table:table-cell table:style-name="ce179"/>
          <table:table-cell office:value-type="float" office:value="60.500000000000007" table:style-name="ce23">
            <text:p>61</text:p>
          </table:table-cell>
          <table:table-cell office:value-type="currency" office:value="139150" table:style-name="ce28">
            <text:p>£139,150</text:p>
          </table:table-cell>
          <table:table-cell table:style-name="ce179"/>
          <table:table-cell office:value-type="float" office:value="4435.9166666666661" table:style-name="ce178">
            <text:p>4,436</text:p>
          </table:table-cell>
          <table:table-cell office:value-type="currency" office:value="5264302.916666667" table:style-name="ce37">
            <text:p>£5,264,303</text:p>
          </table:table-cell>
          <table:table-cell table:number-columns-repeated="16364"/>
        </table:table-row>
        <table:table-row table:style-name="ro7">
          <table:table-cell/>
          <table:table-cell office:value-type="string" table:style-name="ce23">
            <text:p>Ashfield</text:p>
          </table:table-cell>
          <table:table-cell office:value-type="float" office:value="13943.500000000002" table:style-name="ce23">
            <text:p>13,944</text:p>
          </table:table-cell>
          <table:table-cell table:style-name="ce179"/>
          <table:table-cell office:value-type="float" office:value="8589" table:style-name="ce23">
            <text:p>8,589</text:p>
          </table:table-cell>
          <table:table-cell office:value-type="float" office:value="2474.5" table:style-name="ce23">
            <text:p>2,475</text:p>
          </table:table-cell>
          <table:table-cell office:value-type="currency" office:value="3266340" table:style-name="ce28">
            <text:p>£3,266,340</text:p>
          </table:table-cell>
          <table:table-cell table:style-name="ce179"/>
          <table:table-cell office:value-type="float" office:value="5354.5000000000018" table:style-name="ce23">
            <text:p>5,355</text:p>
          </table:table-cell>
          <table:table-cell office:value-type="float" office:value="1775.5" table:style-name="ce23">
            <text:p>1,776</text:p>
          </table:table-cell>
          <table:table-cell office:value-type="currency" office:value="1660092.5" table:style-name="ce28">
            <text:p>£1,660,093</text:p>
          </table:table-cell>
          <table:table-cell table:style-name="ce179"/>
          <table:table-cell office:value-type="float" office:value="106" table:style-name="ce29">
            <text:p>106</text:p>
          </table:table-cell>
          <table:table-cell office:value-type="currency" office:value="31800" table:style-name="ce181">
            <text:p>£31,800</text:p>
          </table:table-cell>
          <table:table-cell table:style-name="ce179"/>
          <table:table-cell office:value-type="float" office:value="70" table:style-name="ce23">
            <text:p>70</text:p>
          </table:table-cell>
          <table:table-cell office:value-type="currency" office:value="161000" table:style-name="ce28">
            <text:p>£161,000</text:p>
          </table:table-cell>
          <table:table-cell table:style-name="ce179"/>
          <table:table-cell office:value-type="float" office:value="4426" table:style-name="ce178">
            <text:p>4,426</text:p>
          </table:table-cell>
          <table:table-cell office:value-type="currency" office:value="5119232.5" table:style-name="ce37">
            <text:p>£5,119,233</text:p>
          </table:table-cell>
          <table:table-cell table:number-columns-repeated="16364"/>
        </table:table-row>
        <table:table-row table:style-name="ro7">
          <table:table-cell/>
          <table:table-cell office:value-type="string" table:style-name="ce23">
            <text:p>Bassetlaw</text:p>
          </table:table-cell>
          <table:table-cell office:value-type="float" office:value="13009" table:style-name="ce23">
            <text:p>13,009</text:p>
          </table:table-cell>
          <table:table-cell table:style-name="ce179"/>
          <table:table-cell office:value-type="float" office:value="8453" table:style-name="ce23">
            <text:p>8,453</text:p>
          </table:table-cell>
          <table:table-cell office:value-type="float" office:value="1811" table:style-name="ce23">
            <text:p>1,811</text:p>
          </table:table-cell>
          <table:table-cell office:value-type="currency" office:value="2390520" table:style-name="ce28">
            <text:p>£2,390,520</text:p>
          </table:table-cell>
          <table:table-cell table:style-name="ce179"/>
          <table:table-cell office:value-type="float" office:value="4556" table:style-name="ce23">
            <text:p>4,556</text:p>
          </table:table-cell>
          <table:table-cell office:value-type="float" office:value="1241" table:style-name="ce23">
            <text:p>1,241</text:p>
          </table:table-cell>
          <table:table-cell office:value-type="currency" office:value="1160335" table:style-name="ce28">
            <text:p>£1,160,335</text:p>
          </table:table-cell>
          <table:table-cell table:style-name="ce179"/>
          <table:table-cell office:value-type="float" office:value="120" table:style-name="ce29">
            <text:p>120</text:p>
          </table:table-cell>
          <table:table-cell office:value-type="currency" office:value="36000" table:style-name="ce181">
            <text:p>£36,000</text:p>
          </table:table-cell>
          <table:table-cell table:style-name="ce179"/>
          <table:table-cell office:value-type="float" office:value="97" table:style-name="ce23">
            <text:p>97</text:p>
          </table:table-cell>
          <table:table-cell office:value-type="currency" office:value="223100" table:style-name="ce28">
            <text:p>£223,100</text:p>
          </table:table-cell>
          <table:table-cell table:style-name="ce179"/>
          <table:table-cell office:value-type="float" office:value="3269" table:style-name="ce178">
            <text:p>3,269</text:p>
          </table:table-cell>
          <table:table-cell office:value-type="currency" office:value="3809955" table:style-name="ce37">
            <text:p>£3,809,955</text:p>
          </table:table-cell>
          <table:table-cell table:number-columns-repeated="16364"/>
        </table:table-row>
        <table:table-row table:style-name="ro7">
          <table:table-cell/>
          <table:table-cell office:value-type="string" table:style-name="ce23">
            <text:p>Mansfield</text:p>
          </table:table-cell>
          <table:table-cell office:value-type="float" office:value="15309" table:style-name="ce23">
            <text:p>15,309</text:p>
          </table:table-cell>
          <table:table-cell table:style-name="ce179"/>
          <table:table-cell office:value-type="float" office:value="9254.5" table:style-name="ce23">
            <text:p>9,255</text:p>
          </table:table-cell>
          <table:table-cell office:value-type="float" office:value="2425.5" table:style-name="ce23">
            <text:p>2,426</text:p>
          </table:table-cell>
          <table:table-cell office:value-type="currency" office:value="3201660" table:style-name="ce28">
            <text:p>£3,201,660</text:p>
          </table:table-cell>
          <table:table-cell table:style-name="ce179"/>
          <table:table-cell office:value-type="float" office:value="6054.5000000000009" table:style-name="ce23">
            <text:p>6,055</text:p>
          </table:table-cell>
          <table:table-cell office:value-type="float" office:value="1778.5" table:style-name="ce23">
            <text:p>1,779</text:p>
          </table:table-cell>
          <table:table-cell office:value-type="currency" office:value="1662897.5" table:style-name="ce28">
            <text:p>£1,662,898</text:p>
          </table:table-cell>
          <table:table-cell table:style-name="ce179"/>
          <table:table-cell office:value-type="float" office:value="152" table:style-name="ce29">
            <text:p>152</text:p>
          </table:table-cell>
          <table:table-cell office:value-type="currency" office:value="45600" table:style-name="ce181">
            <text:p>£45,600</text:p>
          </table:table-cell>
          <table:table-cell table:style-name="ce179"/>
          <table:table-cell office:value-type="float" office:value="49" table:style-name="ce23">
            <text:p>49</text:p>
          </table:table-cell>
          <table:table-cell office:value-type="currency" office:value="112700" table:style-name="ce28">
            <text:p>£112,700</text:p>
          </table:table-cell>
          <table:table-cell table:style-name="ce179"/>
          <table:table-cell office:value-type="float" office:value="4405" table:style-name="ce178">
            <text:p>4,405</text:p>
          </table:table-cell>
          <table:table-cell office:value-type="currency" office:value="5022857.5" table:style-name="ce37">
            <text:p>£5,022,858</text:p>
          </table:table-cell>
          <table:table-cell table:number-columns-repeated="16364"/>
        </table:table-row>
        <table:table-row table:style-name="ro7">
          <table:table-cell/>
          <table:table-cell office:value-type="string" table:style-name="ce23">
            <text:p>Sherwood</text:p>
          </table:table-cell>
          <table:table-cell office:value-type="float" office:value="12529" table:style-name="ce23">
            <text:p>12,529</text:p>
          </table:table-cell>
          <table:table-cell table:style-name="ce179"/>
          <table:table-cell office:value-type="float" office:value="8200.5" table:style-name="ce23">
            <text:p>8,201</text:p>
          </table:table-cell>
          <table:table-cell office:value-type="float" office:value="1806.5" table:style-name="ce23">
            <text:p>1,807</text:p>
          </table:table-cell>
          <table:table-cell office:value-type="currency" office:value="2384580" table:style-name="ce28">
            <text:p>£2,384,580</text:p>
          </table:table-cell>
          <table:table-cell table:style-name="ce179"/>
          <table:table-cell office:value-type="float" office:value="4328.5" table:style-name="ce23">
            <text:p>4,329</text:p>
          </table:table-cell>
          <table:table-cell office:value-type="float" office:value="1198.5" table:style-name="ce23">
            <text:p>1,199</text:p>
          </table:table-cell>
          <table:table-cell office:value-type="currency" office:value="1120597.5" table:style-name="ce28">
            <text:p>£1,120,598</text:p>
          </table:table-cell>
          <table:table-cell table:style-name="ce179"/>
          <table:table-cell office:value-type="float" office:value="170" table:style-name="ce29">
            <text:p>170</text:p>
          </table:table-cell>
          <table:table-cell office:value-type="currency" office:value="51000" table:style-name="ce181">
            <text:p>£51,000</text:p>
          </table:table-cell>
          <table:table-cell table:style-name="ce179"/>
          <table:table-cell office:value-type="float" office:value="102" table:style-name="ce23">
            <text:p>102</text:p>
          </table:table-cell>
          <table:table-cell office:value-type="currency" office:value="234600" table:style-name="ce28">
            <text:p>£234,600</text:p>
          </table:table-cell>
          <table:table-cell table:style-name="ce179"/>
          <table:table-cell office:value-type="float" office:value="3277" table:style-name="ce178">
            <text:p>3,277</text:p>
          </table:table-cell>
          <table:table-cell office:value-type="currency" office:value="3790777.5" table:style-name="ce37">
            <text:p>£3,790,778</text:p>
          </table:table-cell>
          <table:table-cell table:number-columns-repeated="16364"/>
        </table:table-row>
        <table:table-row table:style-name="ro7">
          <table:table-cell/>
          <table:table-cell office:value-type="string" table:style-name="ce23">
            <text:p>Newark</text:p>
          </table:table-cell>
          <table:table-cell office:value-type="float" office:value="13706" table:style-name="ce23">
            <text:p>13,706</text:p>
          </table:table-cell>
          <table:table-cell table:style-name="ce179"/>
          <table:table-cell office:value-type="float" office:value="8247" table:style-name="ce23">
            <text:p>8,247</text:p>
          </table:table-cell>
          <table:table-cell office:value-type="float" office:value="1245" table:style-name="ce23">
            <text:p>1,245</text:p>
          </table:table-cell>
          <table:table-cell office:value-type="currency" office:value="1643400" table:style-name="ce28">
            <text:p>£1,643,400</text:p>
          </table:table-cell>
          <table:table-cell table:style-name="ce179"/>
          <table:table-cell office:value-type="float" office:value="5459" table:style-name="ce23">
            <text:p>5,459</text:p>
          </table:table-cell>
          <table:table-cell office:value-type="float" office:value="937.04166666666674" table:style-name="ce23">
            <text:p>937</text:p>
          </table:table-cell>
          <table:table-cell office:value-type="currency" office:value="876133.95833333326" table:style-name="ce28">
            <text:p>£876,134</text:p>
          </table:table-cell>
          <table:table-cell table:style-name="ce179"/>
          <table:table-cell office:value-type="float" office:value="156.16666666666669" table:style-name="ce29">
            <text:p>156</text:p>
          </table:table-cell>
          <table:table-cell office:value-type="currency" office:value="46850" table:style-name="ce181">
            <text:p>£46,850</text:p>
          </table:table-cell>
          <table:table-cell table:style-name="ce179"/>
          <table:table-cell office:value-type="float" office:value="124" table:style-name="ce23">
            <text:p>124</text:p>
          </table:table-cell>
          <table:table-cell office:value-type="currency" office:value="285200" table:style-name="ce28">
            <text:p>£285,200</text:p>
          </table:table-cell>
          <table:table-cell table:style-name="ce179"/>
          <table:table-cell office:value-type="float" office:value="2462.2083333333335" table:style-name="ce178">
            <text:p>2,462</text:p>
          </table:table-cell>
          <table:table-cell office:value-type="currency" office:value="2851583.958333333" table:style-name="ce37">
            <text:p>£2,851,584</text:p>
          </table:table-cell>
          <table:table-cell table:number-columns-repeated="16364"/>
        </table:table-row>
        <table:table-row table:style-name="ro7">
          <table:table-cell/>
          <table:table-cell office:value-type="string" table:style-name="ce23">
            <text:p>Nottingham North</text:p>
          </table:table-cell>
          <table:table-cell office:value-type="float" office:value="15534" table:style-name="ce23">
            <text:p>15,534</text:p>
          </table:table-cell>
          <table:table-cell table:style-name="ce179"/>
          <table:table-cell office:value-type="float" office:value="11031" table:style-name="ce23">
            <text:p>11,031</text:p>
          </table:table-cell>
          <table:table-cell office:value-type="float" office:value="5011.0833333333339" table:style-name="ce23">
            <text:p>5,011</text:p>
          </table:table-cell>
          <table:table-cell office:value-type="currency" office:value="6614630" table:style-name="ce28">
            <text:p>£6,614,630</text:p>
          </table:table-cell>
          <table:table-cell table:style-name="ce179"/>
          <table:table-cell office:value-type="float" office:value="4503" table:style-name="ce23">
            <text:p>4,503</text:p>
          </table:table-cell>
          <table:table-cell office:value-type="float" office:value="2451" table:style-name="ce23">
            <text:p>2,451</text:p>
          </table:table-cell>
          <table:table-cell office:value-type="currency" office:value="2291685" table:style-name="ce28">
            <text:p>£2,291,685</text:p>
          </table:table-cell>
          <table:table-cell table:style-name="ce179"/>
          <table:table-cell office:value-type="float" office:value="37" table:style-name="ce29">
            <text:p>37</text:p>
          </table:table-cell>
          <table:table-cell office:value-type="currency" office:value="11100" table:style-name="ce181">
            <text:p>£11,100</text:p>
          </table:table-cell>
          <table:table-cell table:style-name="ce179"/>
          <table:table-cell office:value-type="float" office:value="87.583333333333329" table:style-name="ce23">
            <text:p>88</text:p>
          </table:table-cell>
          <table:table-cell office:value-type="currency" office:value="201441.66666666666" table:style-name="ce28">
            <text:p>£201,442</text:p>
          </table:table-cell>
          <table:table-cell table:style-name="ce179"/>
          <table:table-cell office:value-type="float" office:value="7586.666666666667" table:style-name="ce178">
            <text:p>7,587</text:p>
          </table:table-cell>
          <table:table-cell office:value-type="currency" office:value="9118856.666666666" table:style-name="ce37">
            <text:p>£9,118,857</text:p>
          </table:table-cell>
          <table:table-cell table:number-columns-repeated="16364"/>
        </table:table-row>
        <table:table-row table:style-name="ro7">
          <table:table-cell/>
          <table:table-cell office:value-type="string" table:style-name="ce23">
            <text:p>Broxtowe</text:p>
          </table:table-cell>
          <table:table-cell office:value-type="float" office:value="12215.5" table:style-name="ce23">
            <text:p>12,216</text:p>
          </table:table-cell>
          <table:table-cell table:style-name="ce179"/>
          <table:table-cell office:value-type="float" office:value="7959.5" table:style-name="ce23">
            <text:p>7,960</text:p>
          </table:table-cell>
          <table:table-cell office:value-type="float" office:value="1349" table:style-name="ce23">
            <text:p>1,349</text:p>
          </table:table-cell>
          <table:table-cell office:value-type="currency" office:value="1780680" table:style-name="ce28">
            <text:p>£1,780,680</text:p>
          </table:table-cell>
          <table:table-cell table:style-name="ce179"/>
          <table:table-cell office:value-type="float" office:value="4256" table:style-name="ce23">
            <text:p>4,256</text:p>
          </table:table-cell>
          <table:table-cell office:value-type="float" office:value="919" table:style-name="ce23">
            <text:p>919</text:p>
          </table:table-cell>
          <table:table-cell office:value-type="currency" office:value="859265" table:style-name="ce28">
            <text:p>£859,265</text:p>
          </table:table-cell>
          <table:table-cell table:style-name="ce179"/>
          <table:table-cell office:value-type="float" office:value="252" table:style-name="ce29">
            <text:p>252</text:p>
          </table:table-cell>
          <table:table-cell office:value-type="currency" office:value="75600" table:style-name="ce181">
            <text:p>£75,600</text:p>
          </table:table-cell>
          <table:table-cell table:style-name="ce179"/>
          <table:table-cell office:value-type="float" office:value="108" table:style-name="ce23">
            <text:p>108</text:p>
          </table:table-cell>
          <table:table-cell office:value-type="currency" office:value="248400" table:style-name="ce28">
            <text:p>£248,400</text:p>
          </table:table-cell>
          <table:table-cell table:style-name="ce179"/>
          <table:table-cell office:value-type="float" office:value="2628" table:style-name="ce178">
            <text:p>2,628</text:p>
          </table:table-cell>
          <table:table-cell office:value-type="currency" office:value="2963945" table:style-name="ce37">
            <text:p>£2,963,945</text:p>
          </table:table-cell>
          <table:table-cell table:number-columns-repeated="16364"/>
        </table:table-row>
        <table:table-row table:style-name="ro7">
          <table:table-cell/>
          <table:table-cell office:value-type="string" table:style-name="ce23">
            <text:p>Gedling</text:p>
          </table:table-cell>
          <table:table-cell office:value-type="float" office:value="13902" table:style-name="ce23">
            <text:p>13,902</text:p>
          </table:table-cell>
          <table:table-cell table:style-name="ce179"/>
          <table:table-cell office:value-type="float" office:value="7688" table:style-name="ce23">
            <text:p>7,688</text:p>
          </table:table-cell>
          <table:table-cell office:value-type="float" office:value="1364" table:style-name="ce23">
            <text:p>1,364</text:p>
          </table:table-cell>
          <table:table-cell office:value-type="currency" office:value="1800480" table:style-name="ce28">
            <text:p>£1,800,480</text:p>
          </table:table-cell>
          <table:table-cell table:style-name="ce179"/>
          <table:table-cell office:value-type="float" office:value="6214" table:style-name="ce23">
            <text:p>6,214</text:p>
          </table:table-cell>
          <table:table-cell office:value-type="float" office:value="1611" table:style-name="ce23">
            <text:p>1,611</text:p>
          </table:table-cell>
          <table:table-cell office:value-type="currency" office:value="1506285" table:style-name="ce28">
            <text:p>£1,506,285</text:p>
          </table:table-cell>
          <table:table-cell table:style-name="ce179"/>
          <table:table-cell office:value-type="float" office:value="74" table:style-name="ce29">
            <text:p>74</text:p>
          </table:table-cell>
          <table:table-cell office:value-type="currency" office:value="22200" table:style-name="ce181">
            <text:p>£22,200</text:p>
          </table:table-cell>
          <table:table-cell table:style-name="ce179"/>
          <table:table-cell office:value-type="float" office:value="95" table:style-name="ce23">
            <text:p>95</text:p>
          </table:table-cell>
          <table:table-cell office:value-type="currency" office:value="218500" table:style-name="ce28">
            <text:p>£218,500</text:p>
          </table:table-cell>
          <table:table-cell table:style-name="ce179"/>
          <table:table-cell office:value-type="float" office:value="3144" table:style-name="ce178">
            <text:p>3,144</text:p>
          </table:table-cell>
          <table:table-cell office:value-type="currency" office:value="3547465" table:style-name="ce37">
            <text:p>£3,547,465</text:p>
          </table:table-cell>
          <table:table-cell table:number-columns-repeated="16364"/>
        </table:table-row>
        <table:table-row table:style-name="ro7">
          <table:table-cell/>
          <table:table-cell office:value-type="string" table:style-name="ce23">
            <text:p>Rushcliffe</text:p>
          </table:table-cell>
          <table:table-cell office:value-type="float" office:value="14423.5" table:style-name="ce23">
            <text:p>14,424</text:p>
          </table:table-cell>
          <table:table-cell table:style-name="ce179"/>
          <table:table-cell office:value-type="float" office:value="8126" table:style-name="ce23">
            <text:p>8,126</text:p>
          </table:table-cell>
          <table:table-cell office:value-type="float" office:value="692" table:style-name="ce23">
            <text:p>692</text:p>
          </table:table-cell>
          <table:table-cell office:value-type="currency" office:value="913440" table:style-name="ce28">
            <text:p>£913,440</text:p>
          </table:table-cell>
          <table:table-cell table:style-name="ce179"/>
          <table:table-cell office:value-type="float" office:value="6297.4999999999991" table:style-name="ce23">
            <text:p>6,298</text:p>
          </table:table-cell>
          <table:table-cell office:value-type="float" office:value="1047" table:style-name="ce23">
            <text:p>1,047</text:p>
          </table:table-cell>
          <table:table-cell office:value-type="currency" office:value="978945" table:style-name="ce28">
            <text:p>£978,945</text:p>
          </table:table-cell>
          <table:table-cell table:style-name="ce179"/>
          <table:table-cell office:value-type="float" office:value="81" table:style-name="ce29">
            <text:p>81</text:p>
          </table:table-cell>
          <table:table-cell office:value-type="currency" office:value="24300" table:style-name="ce181">
            <text:p>£24,300</text:p>
          </table:table-cell>
          <table:table-cell table:style-name="ce179"/>
          <table:table-cell office:value-type="float" office:value="95" table:style-name="ce23">
            <text:p>95</text:p>
          </table:table-cell>
          <table:table-cell office:value-type="currency" office:value="218500" table:style-name="ce28">
            <text:p>£218,500</text:p>
          </table:table-cell>
          <table:table-cell table:style-name="ce179"/>
          <table:table-cell office:value-type="float" office:value="1915" table:style-name="ce178">
            <text:p>1,915</text:p>
          </table:table-cell>
          <table:table-cell office:value-type="currency" office:value="2135185" table:style-name="ce37">
            <text:p>£2,135,185</text:p>
          </table:table-cell>
          <table:table-cell table:number-columns-repeated="16364"/>
        </table:table-row>
        <table:table-row table:style-name="ro7">
          <table:table-cell/>
          <table:table-cell office:value-type="string" table:style-name="ce23">
            <text:p>Nottingham South</text:p>
          </table:table-cell>
          <table:table-cell office:value-type="float" office:value="12175.5" table:style-name="ce23">
            <text:p>12,176</text:p>
          </table:table-cell>
          <table:table-cell table:style-name="ce179"/>
          <table:table-cell office:value-type="float" office:value="6898" table:style-name="ce23">
            <text:p>6,898</text:p>
          </table:table-cell>
          <table:table-cell office:value-type="float" office:value="1861" table:style-name="ce23">
            <text:p>1,861</text:p>
          </table:table-cell>
          <table:table-cell office:value-type="currency" office:value="2456520" table:style-name="ce28">
            <text:p>£2,456,520</text:p>
          </table:table-cell>
          <table:table-cell table:style-name="ce179"/>
          <table:table-cell office:value-type="float" office:value="5277.4999999999991" table:style-name="ce23">
            <text:p>5,278</text:p>
          </table:table-cell>
          <table:table-cell office:value-type="float" office:value="1808" table:style-name="ce23">
            <text:p>1,808</text:p>
          </table:table-cell>
          <table:table-cell office:value-type="currency" office:value="1690480" table:style-name="ce28">
            <text:p>£1,690,480</text:p>
          </table:table-cell>
          <table:table-cell table:style-name="ce179"/>
          <table:table-cell office:value-type="float" office:value="21" table:style-name="ce29">
            <text:p>21</text:p>
          </table:table-cell>
          <table:table-cell office:value-type="currency" office:value="6300" table:style-name="ce181">
            <text:p>£6,300</text:p>
          </table:table-cell>
          <table:table-cell table:style-name="ce179"/>
          <table:table-cell office:value-type="float" office:value="70" table:style-name="ce23">
            <text:p>70</text:p>
          </table:table-cell>
          <table:table-cell office:value-type="currency" office:value="161000" table:style-name="ce28">
            <text:p>£161,000</text:p>
          </table:table-cell>
          <table:table-cell table:style-name="ce179"/>
          <table:table-cell office:value-type="float" office:value="3760" table:style-name="ce178">
            <text:p>3,760</text:p>
          </table:table-cell>
          <table:table-cell office:value-type="currency" office:value="4314300" table:style-name="ce37">
            <text:p>£4,314,300</text:p>
          </table:table-cell>
          <table:table-cell table:number-columns-repeated="16364"/>
        </table:table-row>
        <table:table-row table:style-name="ro7">
          <table:table-cell/>
          <table:table-cell office:value-type="string" table:style-name="ce23">
            <text:p>Nottingham East</text:p>
          </table:table-cell>
          <table:table-cell office:value-type="float" office:value="11972" table:style-name="ce23">
            <text:p>11,972</text:p>
          </table:table-cell>
          <table:table-cell table:style-name="ce179"/>
          <table:table-cell office:value-type="float" office:value="8699" table:style-name="ce23">
            <text:p>8,699</text:p>
          </table:table-cell>
          <table:table-cell office:value-type="float" office:value="3126" table:style-name="ce23">
            <text:p>3,126</text:p>
          </table:table-cell>
          <table:table-cell office:value-type="currency" office:value="4126320" table:style-name="ce28">
            <text:p>£4,126,320</text:p>
          </table:table-cell>
          <table:table-cell table:style-name="ce179"/>
          <table:table-cell office:value-type="float" office:value="3273" table:style-name="ce23">
            <text:p>3,273</text:p>
          </table:table-cell>
          <table:table-cell office:value-type="float" office:value="1550.0833333333335" table:style-name="ce23">
            <text:p>1,550</text:p>
          </table:table-cell>
          <table:table-cell office:value-type="currency" office:value="1449327.9166666667" table:style-name="ce28">
            <text:p>£1,449,328</text:p>
          </table:table-cell>
          <table:table-cell table:style-name="ce179"/>
          <table:table-cell office:value-type="float" office:value="12" table:style-name="ce29">
            <text:p>12</text:p>
          </table:table-cell>
          <table:table-cell office:value-type="currency" office:value="3600" table:style-name="ce181">
            <text:p>£3,600</text:p>
          </table:table-cell>
          <table:table-cell table:style-name="ce179"/>
          <table:table-cell office:value-type="float" office:value="51" table:style-name="ce23">
            <text:p>51</text:p>
          </table:table-cell>
          <table:table-cell office:value-type="currency" office:value="117300" table:style-name="ce28">
            <text:p>£117,300</text:p>
          </table:table-cell>
          <table:table-cell table:style-name="ce179"/>
          <table:table-cell office:value-type="float" office:value="4739.0833333333339" table:style-name="ce178">
            <text:p>4,739</text:p>
          </table:table-cell>
          <table:table-cell office:value-type="currency" office:value="5696547.916666667" table:style-name="ce37">
            <text:p>£5,696,548</text:p>
          </table:table-cell>
          <table:table-cell table:number-columns-repeated="16364"/>
        </table:table-row>
        <table:table-row table:style-name="ro7">
          <table:table-cell/>
          <table:table-cell office:value-type="string" table:style-name="ce23">
            <text:p>Shrewsbury and Atcham</text:p>
          </table:table-cell>
          <table:table-cell office:value-type="float" office:value="12011" table:style-name="ce23">
            <text:p>12,011</text:p>
          </table:table-cell>
          <table:table-cell table:style-name="ce179"/>
          <table:table-cell office:value-type="float" office:value="7548" table:style-name="ce23">
            <text:p>7,548</text:p>
          </table:table-cell>
          <table:table-cell office:value-type="float" office:value="1303" table:style-name="ce23">
            <text:p>1,303</text:p>
          </table:table-cell>
          <table:table-cell office:value-type="currency" office:value="1719960" table:style-name="ce28">
            <text:p>£1,719,960</text:p>
          </table:table-cell>
          <table:table-cell table:style-name="ce179"/>
          <table:table-cell office:value-type="float" office:value="4463" table:style-name="ce23">
            <text:p>4,463</text:p>
          </table:table-cell>
          <table:table-cell office:value-type="float" office:value="1055" table:style-name="ce23">
            <text:p>1,055</text:p>
          </table:table-cell>
          <table:table-cell office:value-type="currency" office:value="986425" table:style-name="ce28">
            <text:p>£986,425</text:p>
          </table:table-cell>
          <table:table-cell table:style-name="ce179"/>
          <table:table-cell office:value-type="float" office:value="135" table:style-name="ce29">
            <text:p>135</text:p>
          </table:table-cell>
          <table:table-cell office:value-type="currency" office:value="40500" table:style-name="ce181">
            <text:p>£40,500</text:p>
          </table:table-cell>
          <table:table-cell table:style-name="ce179"/>
          <table:table-cell office:value-type="float" office:value="108" table:style-name="ce23">
            <text:p>108</text:p>
          </table:table-cell>
          <table:table-cell office:value-type="currency" office:value="248400" table:style-name="ce28">
            <text:p>£248,400</text:p>
          </table:table-cell>
          <table:table-cell table:style-name="ce179"/>
          <table:table-cell office:value-type="float" office:value="2601" table:style-name="ce178">
            <text:p>2,601</text:p>
          </table:table-cell>
          <table:table-cell office:value-type="currency" office:value="2995285" table:style-name="ce37">
            <text:p>£2,995,285</text:p>
          </table:table-cell>
          <table:table-cell table:number-columns-repeated="16364"/>
        </table:table-row>
        <table:table-row table:style-name="ro7">
          <table:table-cell/>
          <table:table-cell office:value-type="string" table:style-name="ce23">
            <text:p>Ludlow</text:p>
          </table:table-cell>
          <table:table-cell office:value-type="float" office:value="9431" table:style-name="ce23">
            <text:p>9,431</text:p>
          </table:table-cell>
          <table:table-cell table:style-name="ce179"/>
          <table:table-cell office:value-type="float" office:value="5155" table:style-name="ce23">
            <text:p>5,155</text:p>
          </table:table-cell>
          <table:table-cell office:value-type="float" office:value="755" table:style-name="ce23">
            <text:p>755</text:p>
          </table:table-cell>
          <table:table-cell office:value-type="currency" office:value="996600" table:style-name="ce28">
            <text:p>£996,600</text:p>
          </table:table-cell>
          <table:table-cell table:style-name="ce179"/>
          <table:table-cell office:value-type="float" office:value="4276" table:style-name="ce23">
            <text:p>4,276</text:p>
          </table:table-cell>
          <table:table-cell office:value-type="float" office:value="793" table:style-name="ce23">
            <text:p>793</text:p>
          </table:table-cell>
          <table:table-cell office:value-type="currency" office:value="741455" table:style-name="ce28">
            <text:p>£741,455</text:p>
          </table:table-cell>
          <table:table-cell table:style-name="ce179"/>
          <table:table-cell office:value-type="float" office:value="53" table:style-name="ce29">
            <text:p>53</text:p>
          </table:table-cell>
          <table:table-cell office:value-type="currency" office:value="15900" table:style-name="ce181">
            <text:p>£15,900</text:p>
          </table:table-cell>
          <table:table-cell table:style-name="ce179"/>
          <table:table-cell office:value-type="float" office:value="92" table:style-name="ce23">
            <text:p>92</text:p>
          </table:table-cell>
          <table:table-cell office:value-type="currency" office:value="211600" table:style-name="ce28">
            <text:p>£211,600</text:p>
          </table:table-cell>
          <table:table-cell table:style-name="ce179"/>
          <table:table-cell office:value-type="float" office:value="1693" table:style-name="ce178">
            <text:p>1,693</text:p>
          </table:table-cell>
          <table:table-cell office:value-type="currency" office:value="1965555" table:style-name="ce37">
            <text:p>£1,965,555</text:p>
          </table:table-cell>
          <table:table-cell table:number-columns-repeated="16364"/>
        </table:table-row>
        <table:table-row table:style-name="ro7">
          <table:table-cell/>
          <table:table-cell office:value-type="string" table:style-name="ce23">
            <text:p>North Shropshire</text:p>
          </table:table-cell>
          <table:table-cell office:value-type="float" office:value="12330" table:style-name="ce23">
            <text:p>12,330</text:p>
          </table:table-cell>
          <table:table-cell table:style-name="ce179"/>
          <table:table-cell office:value-type="float" office:value="7262" table:style-name="ce23">
            <text:p>7,262</text:p>
          </table:table-cell>
          <table:table-cell office:value-type="float" office:value="1277" table:style-name="ce23">
            <text:p>1,277</text:p>
          </table:table-cell>
          <table:table-cell office:value-type="currency" office:value="1685640" table:style-name="ce28">
            <text:p>£1,685,640</text:p>
          </table:table-cell>
          <table:table-cell table:style-name="ce179"/>
          <table:table-cell office:value-type="float" office:value="5068" table:style-name="ce23">
            <text:p>5,068</text:p>
          </table:table-cell>
          <table:table-cell office:value-type="float" office:value="1069" table:style-name="ce23">
            <text:p>1,069</text:p>
          </table:table-cell>
          <table:table-cell office:value-type="currency" office:value="999515" table:style-name="ce28">
            <text:p>£999,515</text:p>
          </table:table-cell>
          <table:table-cell table:style-name="ce179"/>
          <table:table-cell office:value-type="float" office:value="444" table:style-name="ce29">
            <text:p>444</text:p>
          </table:table-cell>
          <table:table-cell office:value-type="currency" office:value="133200" table:style-name="ce181">
            <text:p>£133,200</text:p>
          </table:table-cell>
          <table:table-cell table:style-name="ce179"/>
          <table:table-cell office:value-type="float" office:value="110" table:style-name="ce23">
            <text:p>110</text:p>
          </table:table-cell>
          <table:table-cell office:value-type="currency" office:value="253000" table:style-name="ce28">
            <text:p>£253,000</text:p>
          </table:table-cell>
          <table:table-cell table:style-name="ce179"/>
          <table:table-cell office:value-type="float" office:value="2900" table:style-name="ce178">
            <text:p>2,900</text:p>
          </table:table-cell>
          <table:table-cell office:value-type="currency" office:value="3071355" table:style-name="ce37">
            <text:p>£3,071,355</text:p>
          </table:table-cell>
          <table:table-cell table:number-columns-repeated="16364"/>
        </table:table-row>
        <table:table-row table:style-name="ro7">
          <table:table-cell/>
          <table:table-cell office:value-type="string" table:style-name="ce23">
            <text:p>The Wrekin</text:p>
          </table:table-cell>
          <table:table-cell office:value-type="float" office:value="13931.5" table:style-name="ce23">
            <text:p>13,932</text:p>
          </table:table-cell>
          <table:table-cell table:style-name="ce179"/>
          <table:table-cell office:value-type="float" office:value="7830" table:style-name="ce23">
            <text:p>7,830</text:p>
          </table:table-cell>
          <table:table-cell office:value-type="float" office:value="1366" table:style-name="ce23">
            <text:p>1,366</text:p>
          </table:table-cell>
          <table:table-cell office:value-type="currency" office:value="1803120" table:style-name="ce28">
            <text:p>£1,803,120</text:p>
          </table:table-cell>
          <table:table-cell table:style-name="ce179"/>
          <table:table-cell office:value-type="float" office:value="6101.5" table:style-name="ce23">
            <text:p>6,102</text:p>
          </table:table-cell>
          <table:table-cell office:value-type="float" office:value="1163" table:style-name="ce23">
            <text:p>1,163</text:p>
          </table:table-cell>
          <table:table-cell office:value-type="currency" office:value="1087405" table:style-name="ce28">
            <text:p>£1,087,405</text:p>
          </table:table-cell>
          <table:table-cell table:style-name="ce179"/>
          <table:table-cell office:value-type="float" office:value="550" table:style-name="ce29">
            <text:p>550</text:p>
          </table:table-cell>
          <table:table-cell office:value-type="currency" office:value="165000" table:style-name="ce181">
            <text:p>£165,000</text:p>
          </table:table-cell>
          <table:table-cell table:style-name="ce179"/>
          <table:table-cell office:value-type="float" office:value="92" table:style-name="ce23">
            <text:p>92</text:p>
          </table:table-cell>
          <table:table-cell office:value-type="currency" office:value="211600" table:style-name="ce28">
            <text:p>£211,600</text:p>
          </table:table-cell>
          <table:table-cell table:style-name="ce179"/>
          <table:table-cell office:value-type="float" office:value="3171" table:style-name="ce178">
            <text:p>3,171</text:p>
          </table:table-cell>
          <table:table-cell office:value-type="currency" office:value="3267125" table:style-name="ce37">
            <text:p>£3,267,125</text:p>
          </table:table-cell>
          <table:table-cell table:number-columns-repeated="16364"/>
        </table:table-row>
        <table:table-row table:style-name="ro7">
          <table:table-cell/>
          <table:table-cell office:value-type="string" table:style-name="ce23">
            <text:p>Telford</text:p>
          </table:table-cell>
          <table:table-cell office:value-type="float" office:value="14866.999999999998" table:style-name="ce23">
            <text:p>14,867</text:p>
          </table:table-cell>
          <table:table-cell table:style-name="ce179"/>
          <table:table-cell office:value-type="float" office:value="9479.5" table:style-name="ce23">
            <text:p>9,480</text:p>
          </table:table-cell>
          <table:table-cell office:value-type="float" office:value="3048.291666666667" table:style-name="ce23">
            <text:p>3,048</text:p>
          </table:table-cell>
          <table:table-cell office:value-type="currency" office:value="4023745" table:style-name="ce28">
            <text:p>£4,023,745</text:p>
          </table:table-cell>
          <table:table-cell table:style-name="ce179"/>
          <table:table-cell office:value-type="float" office:value="5387.4999999999991" table:style-name="ce23">
            <text:p>5,388</text:p>
          </table:table-cell>
          <table:table-cell office:value-type="float" office:value="2060" table:style-name="ce23">
            <text:p>2,060</text:p>
          </table:table-cell>
          <table:table-cell office:value-type="currency" office:value="1926100" table:style-name="ce28">
            <text:p>£1,926,100</text:p>
          </table:table-cell>
          <table:table-cell table:style-name="ce179"/>
          <table:table-cell office:value-type="float" office:value="259.75" table:style-name="ce29">
            <text:p>260</text:p>
          </table:table-cell>
          <table:table-cell office:value-type="currency" office:value="77925" table:style-name="ce181">
            <text:p>£77,925</text:p>
          </table:table-cell>
          <table:table-cell table:style-name="ce179"/>
          <table:table-cell office:value-type="float" office:value="55.583333333333336" table:style-name="ce23">
            <text:p>56</text:p>
          </table:table-cell>
          <table:table-cell office:value-type="currency" office:value="127841.66666666667" table:style-name="ce28">
            <text:p>£127,842</text:p>
          </table:table-cell>
          <table:table-cell table:style-name="ce179"/>
          <table:table-cell office:value-type="float" office:value="5423.625" table:style-name="ce178">
            <text:p>5,424</text:p>
          </table:table-cell>
          <table:table-cell office:value-type="currency" office:value="6155611.666666667" table:style-name="ce37">
            <text:p>£6,155,612</text:p>
          </table:table-cell>
          <table:table-cell table:number-columns-repeated="16364"/>
        </table:table-row>
        <table:table-row table:style-name="ro7">
          <table:table-cell/>
          <table:table-cell office:value-type="string" table:style-name="ce23">
            <text:p>Crewe and Nantwich</text:p>
          </table:table-cell>
          <table:table-cell office:value-type="float" office:value="14620.5" table:style-name="ce23">
            <text:p>14,621</text:p>
          </table:table-cell>
          <table:table-cell table:style-name="ce179"/>
          <table:table-cell office:value-type="float" office:value="9271.5" table:style-name="ce23">
            <text:p>9,272</text:p>
          </table:table-cell>
          <table:table-cell office:value-type="float" office:value="1720" table:style-name="ce23">
            <text:p>1,720</text:p>
          </table:table-cell>
          <table:table-cell office:value-type="currency" office:value="2270400" table:style-name="ce28">
            <text:p>£2,270,400</text:p>
          </table:table-cell>
          <table:table-cell table:style-name="ce179"/>
          <table:table-cell office:value-type="float" office:value="5349" table:style-name="ce23">
            <text:p>5,349</text:p>
          </table:table-cell>
          <table:table-cell office:value-type="float" office:value="1271" table:style-name="ce23">
            <text:p>1,271</text:p>
          </table:table-cell>
          <table:table-cell office:value-type="currency" office:value="1188385" table:style-name="ce28">
            <text:p>£1,188,385</text:p>
          </table:table-cell>
          <table:table-cell table:style-name="ce179"/>
          <table:table-cell office:value-type="float" office:value="72" table:style-name="ce29">
            <text:p>72</text:p>
          </table:table-cell>
          <table:table-cell office:value-type="currency" office:value="21600" table:style-name="ce181">
            <text:p>£21,600</text:p>
          </table:table-cell>
          <table:table-cell table:style-name="ce179"/>
          <table:table-cell office:value-type="float" office:value="117" table:style-name="ce23">
            <text:p>117</text:p>
          </table:table-cell>
          <table:table-cell office:value-type="currency" office:value="269100" table:style-name="ce28">
            <text:p>£269,100</text:p>
          </table:table-cell>
          <table:table-cell table:style-name="ce179"/>
          <table:table-cell office:value-type="float" office:value="3180" table:style-name="ce178">
            <text:p>3,180</text:p>
          </table:table-cell>
          <table:table-cell office:value-type="currency" office:value="3749485" table:style-name="ce37">
            <text:p>£3,749,485</text:p>
          </table:table-cell>
          <table:table-cell table:number-columns-repeated="16364"/>
        </table:table-row>
        <table:table-row table:style-name="ro7">
          <table:table-cell/>
          <table:table-cell office:value-type="string" table:style-name="ce23">
            <text:p>Macclesfield</text:p>
          </table:table-cell>
          <table:table-cell office:value-type="float" office:value="11813" table:style-name="ce23">
            <text:p>11,813</text:p>
          </table:table-cell>
          <table:table-cell table:style-name="ce179"/>
          <table:table-cell office:value-type="float" office:value="7107" table:style-name="ce23">
            <text:p>7,107</text:p>
          </table:table-cell>
          <table:table-cell office:value-type="float" office:value="854" table:style-name="ce23">
            <text:p>854</text:p>
          </table:table-cell>
          <table:table-cell office:value-type="currency" office:value="1127280" table:style-name="ce28">
            <text:p>£1,127,280</text:p>
          </table:table-cell>
          <table:table-cell table:style-name="ce179"/>
          <table:table-cell office:value-type="float" office:value="4705.9999999999991" table:style-name="ce23">
            <text:p>4,706</text:p>
          </table:table-cell>
          <table:table-cell office:value-type="float" office:value="661" table:style-name="ce23">
            <text:p>661</text:p>
          </table:table-cell>
          <table:table-cell office:value-type="currency" office:value="618035" table:style-name="ce28">
            <text:p>£618,035</text:p>
          </table:table-cell>
          <table:table-cell table:style-name="ce179"/>
          <table:table-cell office:value-type="float" office:value="30" table:style-name="ce29">
            <text:p>30</text:p>
          </table:table-cell>
          <table:table-cell office:value-type="currency" office:value="9000" table:style-name="ce181">
            <text:p>£9,000</text:p>
          </table:table-cell>
          <table:table-cell table:style-name="ce179"/>
          <table:table-cell office:value-type="float" office:value="126" table:style-name="ce23">
            <text:p>126</text:p>
          </table:table-cell>
          <table:table-cell office:value-type="currency" office:value="289800" table:style-name="ce28">
            <text:p>£289,800</text:p>
          </table:table-cell>
          <table:table-cell table:style-name="ce179"/>
          <table:table-cell office:value-type="float" office:value="1671" table:style-name="ce178">
            <text:p>1,671</text:p>
          </table:table-cell>
          <table:table-cell office:value-type="currency" office:value="2044115" table:style-name="ce37">
            <text:p>£2,044,115</text:p>
          </table:table-cell>
          <table:table-cell table:number-columns-repeated="16364"/>
        </table:table-row>
        <table:table-row table:style-name="ro7">
          <table:table-cell/>
          <table:table-cell office:value-type="string" table:style-name="ce23">
            <text:p>Tatton</text:p>
          </table:table-cell>
          <table:table-cell office:value-type="float" office:value="9284.5" table:style-name="ce23">
            <text:p>9,285</text:p>
          </table:table-cell>
          <table:table-cell table:style-name="ce179"/>
          <table:table-cell office:value-type="float" office:value="6479.5" table:style-name="ce23">
            <text:p>6,480</text:p>
          </table:table-cell>
          <table:table-cell office:value-type="float" office:value="715" table:style-name="ce23">
            <text:p>715</text:p>
          </table:table-cell>
          <table:table-cell office:value-type="currency" office:value="943800" table:style-name="ce28">
            <text:p>£943,800</text:p>
          </table:table-cell>
          <table:table-cell table:style-name="ce179"/>
          <table:table-cell office:value-type="float" office:value="2805" table:style-name="ce23">
            <text:p>2,805</text:p>
          </table:table-cell>
          <table:table-cell office:value-type="float" office:value="511" table:style-name="ce23">
            <text:p>511</text:p>
          </table:table-cell>
          <table:table-cell office:value-type="currency" office:value="477785" table:style-name="ce28">
            <text:p>£477,785</text:p>
          </table:table-cell>
          <table:table-cell table:style-name="ce179"/>
          <table:table-cell office:value-type="float" office:value="29" table:style-name="ce29">
            <text:p>29</text:p>
          </table:table-cell>
          <table:table-cell office:value-type="currency" office:value="8700" table:style-name="ce181">
            <text:p>£8,700</text:p>
          </table:table-cell>
          <table:table-cell table:style-name="ce179"/>
          <table:table-cell office:value-type="float" office:value="77" table:style-name="ce23">
            <text:p>77</text:p>
          </table:table-cell>
          <table:table-cell office:value-type="currency" office:value="177100" table:style-name="ce28">
            <text:p>£177,100</text:p>
          </table:table-cell>
          <table:table-cell table:style-name="ce179"/>
          <table:table-cell office:value-type="float" office:value="1332" table:style-name="ce178">
            <text:p>1,332</text:p>
          </table:table-cell>
          <table:table-cell office:value-type="currency" office:value="1607385" table:style-name="ce37">
            <text:p>£1,607,385</text:p>
          </table:table-cell>
          <table:table-cell table:number-columns-repeated="16364"/>
        </table:table-row>
        <table:table-row table:style-name="ro7">
          <table:table-cell/>
          <table:table-cell office:value-type="string" table:style-name="ce23">
            <text:p>Eddisbury</text:p>
          </table:table-cell>
          <table:table-cell office:value-type="float" office:value="10583" table:style-name="ce23">
            <text:p>10,583</text:p>
          </table:table-cell>
          <table:table-cell table:style-name="ce179"/>
          <table:table-cell office:value-type="float" office:value="7465" table:style-name="ce23">
            <text:p>7,465</text:p>
          </table:table-cell>
          <table:table-cell office:value-type="float" office:value="1275" table:style-name="ce23">
            <text:p>1,275</text:p>
          </table:table-cell>
          <table:table-cell office:value-type="currency" office:value="1683000" table:style-name="ce28">
            <text:p>£1,683,000</text:p>
          </table:table-cell>
          <table:table-cell table:style-name="ce179"/>
          <table:table-cell office:value-type="float" office:value="3118" table:style-name="ce23">
            <text:p>3,118</text:p>
          </table:table-cell>
          <table:table-cell office:value-type="float" office:value="659" table:style-name="ce23">
            <text:p>659</text:p>
          </table:table-cell>
          <table:table-cell office:value-type="currency" office:value="616165" table:style-name="ce28">
            <text:p>£616,165</text:p>
          </table:table-cell>
          <table:table-cell table:style-name="ce179"/>
          <table:table-cell office:value-type="float" office:value="46" table:style-name="ce29">
            <text:p>46</text:p>
          </table:table-cell>
          <table:table-cell office:value-type="currency" office:value="13800" table:style-name="ce181">
            <text:p>£13,800</text:p>
          </table:table-cell>
          <table:table-cell table:style-name="ce179"/>
          <table:table-cell office:value-type="float" office:value="116" table:style-name="ce23">
            <text:p>116</text:p>
          </table:table-cell>
          <table:table-cell office:value-type="currency" office:value="266800" table:style-name="ce28">
            <text:p>£266,800</text:p>
          </table:table-cell>
          <table:table-cell table:style-name="ce179"/>
          <table:table-cell office:value-type="float" office:value="2096" table:style-name="ce178">
            <text:p>2,096</text:p>
          </table:table-cell>
          <table:table-cell office:value-type="currency" office:value="2579765" table:style-name="ce37">
            <text:p>£2,579,765</text:p>
          </table:table-cell>
          <table:table-cell table:number-columns-repeated="16364"/>
        </table:table-row>
        <table:table-row table:style-name="ro7">
          <table:table-cell/>
          <table:table-cell office:value-type="string" table:style-name="ce23">
            <text:p>Ellesmere Port and Neston</text:p>
          </table:table-cell>
          <table:table-cell office:value-type="float" office:value="11129" table:style-name="ce23">
            <text:p>11,129</text:p>
          </table:table-cell>
          <table:table-cell table:style-name="ce179"/>
          <table:table-cell office:value-type="float" office:value="6862" table:style-name="ce23">
            <text:p>6,862</text:p>
          </table:table-cell>
          <table:table-cell office:value-type="float" office:value="1546" table:style-name="ce23">
            <text:p>1,546</text:p>
          </table:table-cell>
          <table:table-cell office:value-type="currency" office:value="2040720" table:style-name="ce28">
            <text:p>£2,040,720</text:p>
          </table:table-cell>
          <table:table-cell table:style-name="ce179"/>
          <table:table-cell office:value-type="float" office:value="4267" table:style-name="ce23">
            <text:p>4,267</text:p>
          </table:table-cell>
          <table:table-cell office:value-type="float" office:value="1165" table:style-name="ce23">
            <text:p>1,165</text:p>
          </table:table-cell>
          <table:table-cell office:value-type="currency" office:value="1089275" table:style-name="ce28">
            <text:p>£1,089,275</text:p>
          </table:table-cell>
          <table:table-cell table:style-name="ce179"/>
          <table:table-cell office:value-type="float" office:value="109" table:style-name="ce29">
            <text:p>109</text:p>
          </table:table-cell>
          <table:table-cell office:value-type="currency" office:value="32700" table:style-name="ce181">
            <text:p>£32,700</text:p>
          </table:table-cell>
          <table:table-cell table:style-name="ce179"/>
          <table:table-cell office:value-type="float" office:value="99" table:style-name="ce23">
            <text:p>99</text:p>
          </table:table-cell>
          <table:table-cell office:value-type="currency" office:value="227700" table:style-name="ce28">
            <text:p>£227,700</text:p>
          </table:table-cell>
          <table:table-cell table:style-name="ce179"/>
          <table:table-cell office:value-type="float" office:value="2919" table:style-name="ce178">
            <text:p>2,919</text:p>
          </table:table-cell>
          <table:table-cell office:value-type="currency" office:value="3390395" table:style-name="ce37">
            <text:p>£3,390,395</text:p>
          </table:table-cell>
          <table:table-cell table:number-columns-repeated="16364"/>
        </table:table-row>
        <table:table-row table:style-name="ro7">
          <table:table-cell/>
          <table:table-cell office:value-type="string" table:style-name="ce23">
            <text:p>City of Chester</text:p>
          </table:table-cell>
          <table:table-cell office:value-type="float" office:value="12050.5" table:style-name="ce23">
            <text:p>12,051</text:p>
          </table:table-cell>
          <table:table-cell table:style-name="ce179"/>
          <table:table-cell office:value-type="float" office:value="7168" table:style-name="ce23">
            <text:p>7,168</text:p>
          </table:table-cell>
          <table:table-cell office:value-type="float" office:value="1306" table:style-name="ce23">
            <text:p>1,306</text:p>
          </table:table-cell>
          <table:table-cell office:value-type="currency" office:value="1723920" table:style-name="ce28">
            <text:p>£1,723,920</text:p>
          </table:table-cell>
          <table:table-cell table:style-name="ce179"/>
          <table:table-cell office:value-type="float" office:value="4882.5" table:style-name="ce23">
            <text:p>4,883</text:p>
          </table:table-cell>
          <table:table-cell office:value-type="float" office:value="998" table:style-name="ce23">
            <text:p>998</text:p>
          </table:table-cell>
          <table:table-cell office:value-type="currency" office:value="933130" table:style-name="ce28">
            <text:p>£933,130</text:p>
          </table:table-cell>
          <table:table-cell table:style-name="ce179"/>
          <table:table-cell office:value-type="float" office:value="231" table:style-name="ce29">
            <text:p>231</text:p>
          </table:table-cell>
          <table:table-cell office:value-type="currency" office:value="69300" table:style-name="ce181">
            <text:p>£69,300</text:p>
          </table:table-cell>
          <table:table-cell table:style-name="ce179"/>
          <table:table-cell office:value-type="float" office:value="108" table:style-name="ce23">
            <text:p>108</text:p>
          </table:table-cell>
          <table:table-cell office:value-type="currency" office:value="248400" table:style-name="ce28">
            <text:p>£248,400</text:p>
          </table:table-cell>
          <table:table-cell table:style-name="ce179"/>
          <table:table-cell office:value-type="float" office:value="2643" table:style-name="ce178">
            <text:p>2,643</text:p>
          </table:table-cell>
          <table:table-cell office:value-type="currency" office:value="2974750" table:style-name="ce37">
            <text:p>£2,974,750</text:p>
          </table:table-cell>
          <table:table-cell table:number-columns-repeated="16364"/>
        </table:table-row>
        <table:table-row table:style-name="ro7">
          <table:table-cell/>
          <table:table-cell office:value-type="string" table:style-name="ce23">
            <text:p>Camborne and Redruth</text:p>
          </table:table-cell>
          <table:table-cell office:value-type="float" office:value="10933.5" table:style-name="ce23">
            <text:p>10,934</text:p>
          </table:table-cell>
          <table:table-cell table:style-name="ce179"/>
          <table:table-cell office:value-type="float" office:value="7307" table:style-name="ce23">
            <text:p>7,307</text:p>
          </table:table-cell>
          <table:table-cell office:value-type="float" office:value="1691" table:style-name="ce23">
            <text:p>1,691</text:p>
          </table:table-cell>
          <table:table-cell office:value-type="currency" office:value="2232120" table:style-name="ce28">
            <text:p>£2,232,120</text:p>
          </table:table-cell>
          <table:table-cell table:style-name="ce179"/>
          <table:table-cell office:value-type="float" office:value="3626.5" table:style-name="ce23">
            <text:p>3,627</text:p>
          </table:table-cell>
          <table:table-cell office:value-type="float" office:value="1058" table:style-name="ce23">
            <text:p>1,058</text:p>
          </table:table-cell>
          <table:table-cell office:value-type="currency" office:value="989230" table:style-name="ce28">
            <text:p>£989,230</text:p>
          </table:table-cell>
          <table:table-cell table:style-name="ce179"/>
          <table:table-cell office:value-type="float" office:value="247" table:style-name="ce29">
            <text:p>247</text:p>
          </table:table-cell>
          <table:table-cell office:value-type="currency" office:value="74100" table:style-name="ce181">
            <text:p>£74,100</text:p>
          </table:table-cell>
          <table:table-cell table:style-name="ce179"/>
          <table:table-cell office:value-type="float" office:value="94" table:style-name="ce23">
            <text:p>94</text:p>
          </table:table-cell>
          <table:table-cell office:value-type="currency" office:value="216200" table:style-name="ce28">
            <text:p>£216,200</text:p>
          </table:table-cell>
          <table:table-cell table:style-name="ce179"/>
          <table:table-cell office:value-type="float" office:value="3090" table:style-name="ce178">
            <text:p>3,090</text:p>
          </table:table-cell>
          <table:table-cell office:value-type="currency" office:value="3511650" table:style-name="ce37">
            <text:p>£3,511,650</text:p>
          </table:table-cell>
          <table:table-cell table:number-columns-repeated="16364"/>
        </table:table-row>
        <table:table-row table:style-name="ro7">
          <table:table-cell/>
          <table:table-cell office:value-type="string" table:style-name="ce23">
            <text:p>St Austell and Newquay</text:p>
          </table:table-cell>
          <table:table-cell office:value-type="float" office:value="13656" table:style-name="ce23">
            <text:p>13,656</text:p>
          </table:table-cell>
          <table:table-cell table:style-name="ce179"/>
          <table:table-cell office:value-type="float" office:value="8047" table:style-name="ce23">
            <text:p>8,047</text:p>
          </table:table-cell>
          <table:table-cell office:value-type="float" office:value="1727" table:style-name="ce23">
            <text:p>1,727</text:p>
          </table:table-cell>
          <table:table-cell office:value-type="currency" office:value="2279640" table:style-name="ce28">
            <text:p>£2,279,640</text:p>
          </table:table-cell>
          <table:table-cell table:style-name="ce179"/>
          <table:table-cell office:value-type="float" office:value="5609" table:style-name="ce23">
            <text:p>5,609</text:p>
          </table:table-cell>
          <table:table-cell office:value-type="float" office:value="1385" table:style-name="ce23">
            <text:p>1,385</text:p>
          </table:table-cell>
          <table:table-cell office:value-type="currency" office:value="1294975" table:style-name="ce28">
            <text:p>£1,294,975</text:p>
          </table:table-cell>
          <table:table-cell table:style-name="ce179"/>
          <table:table-cell office:value-type="float" office:value="276" table:style-name="ce29">
            <text:p>276</text:p>
          </table:table-cell>
          <table:table-cell office:value-type="currency" office:value="82800" table:style-name="ce181">
            <text:p>£82,800</text:p>
          </table:table-cell>
          <table:table-cell table:style-name="ce179"/>
          <table:table-cell office:value-type="float" office:value="98" table:style-name="ce23">
            <text:p>98</text:p>
          </table:table-cell>
          <table:table-cell office:value-type="currency" office:value="225400" table:style-name="ce28">
            <text:p>£225,400</text:p>
          </table:table-cell>
          <table:table-cell table:style-name="ce179"/>
          <table:table-cell office:value-type="float" office:value="3486" table:style-name="ce178">
            <text:p>3,486</text:p>
          </table:table-cell>
          <table:table-cell office:value-type="currency" office:value="3882815" table:style-name="ce37">
            <text:p>£3,882,815</text:p>
          </table:table-cell>
          <table:table-cell table:number-columns-repeated="16364"/>
        </table:table-row>
        <table:table-row table:style-name="ro7">
          <table:table-cell/>
          <table:table-cell office:value-type="string" table:style-name="ce23">
            <text:p>North Cornwall</text:p>
          </table:table-cell>
          <table:table-cell office:value-type="float" office:value="11760" table:style-name="ce23">
            <text:p>11,760</text:p>
          </table:table-cell>
          <table:table-cell table:style-name="ce179"/>
          <table:table-cell office:value-type="float" office:value="7111" table:style-name="ce23">
            <text:p>7,111</text:p>
          </table:table-cell>
          <table:table-cell office:value-type="float" office:value="1425" table:style-name="ce23">
            <text:p>1,425</text:p>
          </table:table-cell>
          <table:table-cell office:value-type="currency" office:value="1881000" table:style-name="ce28">
            <text:p>£1,881,000</text:p>
          </table:table-cell>
          <table:table-cell table:style-name="ce179"/>
          <table:table-cell office:value-type="float" office:value="4649" table:style-name="ce23">
            <text:p>4,649</text:p>
          </table:table-cell>
          <table:table-cell office:value-type="float" office:value="1078" table:style-name="ce23">
            <text:p>1,078</text:p>
          </table:table-cell>
          <table:table-cell office:value-type="currency" office:value="1007930" table:style-name="ce28">
            <text:p>£1,007,930</text:p>
          </table:table-cell>
          <table:table-cell table:style-name="ce179"/>
          <table:table-cell office:value-type="float" office:value="144" table:style-name="ce29">
            <text:p>144</text:p>
          </table:table-cell>
          <table:table-cell office:value-type="currency" office:value="43200" table:style-name="ce181">
            <text:p>£43,200</text:p>
          </table:table-cell>
          <table:table-cell table:style-name="ce179"/>
          <table:table-cell office:value-type="float" office:value="112" table:style-name="ce23">
            <text:p>112</text:p>
          </table:table-cell>
          <table:table-cell office:value-type="currency" office:value="257600" table:style-name="ce28">
            <text:p>£257,600</text:p>
          </table:table-cell>
          <table:table-cell table:style-name="ce179"/>
          <table:table-cell office:value-type="float" office:value="2759" table:style-name="ce178">
            <text:p>2,759</text:p>
          </table:table-cell>
          <table:table-cell office:value-type="currency" office:value="3189730" table:style-name="ce37">
            <text:p>£3,189,730</text:p>
          </table:table-cell>
          <table:table-cell table:number-columns-repeated="16364"/>
        </table:table-row>
        <table:table-row table:style-name="ro7">
          <table:table-cell/>
          <table:table-cell office:value-type="string" table:style-name="ce23">
            <text:p>Truro and Falmouth</text:p>
          </table:table-cell>
          <table:table-cell office:value-type="float" office:value="11831" table:style-name="ce23">
            <text:p>11,831</text:p>
          </table:table-cell>
          <table:table-cell table:style-name="ce179"/>
          <table:table-cell office:value-type="float" office:value="6910" table:style-name="ce23">
            <text:p>6,910</text:p>
          </table:table-cell>
          <table:table-cell office:value-type="float" office:value="1178" table:style-name="ce23">
            <text:p>1,178</text:p>
          </table:table-cell>
          <table:table-cell office:value-type="currency" office:value="1554960" table:style-name="ce28">
            <text:p>£1,554,960</text:p>
          </table:table-cell>
          <table:table-cell table:style-name="ce179"/>
          <table:table-cell office:value-type="float" office:value="4921" table:style-name="ce23">
            <text:p>4,921</text:p>
          </table:table-cell>
          <table:table-cell office:value-type="float" office:value="1028" table:style-name="ce23">
            <text:p>1,028</text:p>
          </table:table-cell>
          <table:table-cell office:value-type="currency" office:value="961180" table:style-name="ce28">
            <text:p>£961,180</text:p>
          </table:table-cell>
          <table:table-cell table:style-name="ce179"/>
          <table:table-cell office:value-type="float" office:value="293" table:style-name="ce29">
            <text:p>293</text:p>
          </table:table-cell>
          <table:table-cell office:value-type="currency" office:value="87900" table:style-name="ce181">
            <text:p>£87,900</text:p>
          </table:table-cell>
          <table:table-cell table:style-name="ce179"/>
          <table:table-cell office:value-type="float" office:value="143" table:style-name="ce23">
            <text:p>143</text:p>
          </table:table-cell>
          <table:table-cell office:value-type="currency" office:value="328900" table:style-name="ce28">
            <text:p>£328,900</text:p>
          </table:table-cell>
          <table:table-cell table:style-name="ce179"/>
          <table:table-cell office:value-type="float" office:value="2642" table:style-name="ce178">
            <text:p>2,642</text:p>
          </table:table-cell>
          <table:table-cell office:value-type="currency" office:value="2932940" table:style-name="ce37">
            <text:p>£2,932,940</text:p>
          </table:table-cell>
          <table:table-cell table:number-columns-repeated="16364"/>
        </table:table-row>
        <table:table-row table:style-name="ro7">
          <table:table-cell/>
          <table:table-cell office:value-type="string" table:style-name="ce23">
            <text:p>South East Cornwall</text:p>
          </table:table-cell>
          <table:table-cell office:value-type="float" office:value="10151" table:style-name="ce23">
            <text:p>10,151</text:p>
          </table:table-cell>
          <table:table-cell table:style-name="ce179"/>
          <table:table-cell office:value-type="float" office:value="6218" table:style-name="ce23">
            <text:p>6,218</text:p>
          </table:table-cell>
          <table:table-cell office:value-type="float" office:value="1244" table:style-name="ce23">
            <text:p>1,244</text:p>
          </table:table-cell>
          <table:table-cell office:value-type="currency" office:value="1642080" table:style-name="ce28">
            <text:p>£1,642,080</text:p>
          </table:table-cell>
          <table:table-cell table:style-name="ce179"/>
          <table:table-cell office:value-type="float" office:value="3933" table:style-name="ce23">
            <text:p>3,933</text:p>
          </table:table-cell>
          <table:table-cell office:value-type="float" office:value="962" table:style-name="ce23">
            <text:p>962</text:p>
          </table:table-cell>
          <table:table-cell office:value-type="currency" office:value="899470" table:style-name="ce28">
            <text:p>£899,470</text:p>
          </table:table-cell>
          <table:table-cell table:style-name="ce179"/>
          <table:table-cell office:value-type="float" office:value="616" table:style-name="ce29">
            <text:p>616</text:p>
          </table:table-cell>
          <table:table-cell office:value-type="currency" office:value="184800" table:style-name="ce181">
            <text:p>£184,800</text:p>
          </table:table-cell>
          <table:table-cell table:style-name="ce179"/>
          <table:table-cell office:value-type="float" office:value="131" table:style-name="ce23">
            <text:p>131</text:p>
          </table:table-cell>
          <table:table-cell office:value-type="currency" office:value="301300" table:style-name="ce28">
            <text:p>£301,300</text:p>
          </table:table-cell>
          <table:table-cell table:style-name="ce179"/>
          <table:table-cell office:value-type="float" office:value="2953" table:style-name="ce178">
            <text:p>2,953</text:p>
          </table:table-cell>
          <table:table-cell office:value-type="currency" office:value="3027650" table:style-name="ce37">
            <text:p>£3,027,650</text:p>
          </table:table-cell>
          <table:table-cell table:number-columns-repeated="16364"/>
        </table:table-row>
        <table:table-row table:style-name="ro7">
          <table:table-cell/>
          <table:table-cell office:value-type="string" table:style-name="ce23">
            <text:p>Carlisle</text:p>
          </table:table-cell>
          <table:table-cell office:value-type="float" office:value="10686.5" table:style-name="ce23">
            <text:p>10,687</text:p>
          </table:table-cell>
          <table:table-cell table:style-name="ce179"/>
          <table:table-cell office:value-type="float" office:value="6690" table:style-name="ce23">
            <text:p>6,690</text:p>
          </table:table-cell>
          <table:table-cell office:value-type="float" office:value="1386" table:style-name="ce23">
            <text:p>1,386</text:p>
          </table:table-cell>
          <table:table-cell office:value-type="currency" office:value="1829520" table:style-name="ce28">
            <text:p>£1,829,520</text:p>
          </table:table-cell>
          <table:table-cell table:style-name="ce179"/>
          <table:table-cell office:value-type="float" office:value="3996.5" table:style-name="ce23">
            <text:p>3,997</text:p>
          </table:table-cell>
          <table:table-cell office:value-type="float" office:value="984" table:style-name="ce23">
            <text:p>984</text:p>
          </table:table-cell>
          <table:table-cell office:value-type="currency" office:value="920040" table:style-name="ce28">
            <text:p>£920,040</text:p>
          </table:table-cell>
          <table:table-cell table:style-name="ce179"/>
          <table:table-cell office:value-type="float" office:value="60" table:style-name="ce29">
            <text:p>60</text:p>
          </table:table-cell>
          <table:table-cell office:value-type="currency" office:value="18000" table:style-name="ce181">
            <text:p>£18,000</text:p>
          </table:table-cell>
          <table:table-cell table:style-name="ce179"/>
          <table:table-cell office:value-type="float" office:value="93" table:style-name="ce23">
            <text:p>93</text:p>
          </table:table-cell>
          <table:table-cell office:value-type="currency" office:value="213900" table:style-name="ce28">
            <text:p>£213,900</text:p>
          </table:table-cell>
          <table:table-cell table:style-name="ce179"/>
          <table:table-cell office:value-type="float" office:value="2523" table:style-name="ce178">
            <text:p>2,523</text:p>
          </table:table-cell>
          <table:table-cell office:value-type="currency" office:value="2981460" table:style-name="ce37">
            <text:p>£2,981,460</text:p>
          </table:table-cell>
          <table:table-cell table:number-columns-repeated="16364"/>
        </table:table-row>
        <table:table-row table:style-name="ro7">
          <table:table-cell/>
          <table:table-cell office:value-type="string" table:style-name="ce23">
            <text:p>Workington</text:p>
          </table:table-cell>
          <table:table-cell office:value-type="float" office:value="9468.5" table:style-name="ce23">
            <text:p>9,469</text:p>
          </table:table-cell>
          <table:table-cell table:style-name="ce179"/>
          <table:table-cell office:value-type="float" office:value="6017.5" table:style-name="ce23">
            <text:p>6,018</text:p>
          </table:table-cell>
          <table:table-cell office:value-type="float" office:value="1333.5" table:style-name="ce23">
            <text:p>1,334</text:p>
          </table:table-cell>
          <table:table-cell office:value-type="currency" office:value="1760220" table:style-name="ce28">
            <text:p>£1,760,220</text:p>
          </table:table-cell>
          <table:table-cell table:style-name="ce179"/>
          <table:table-cell office:value-type="float" office:value="3450.9999999999991" table:style-name="ce23">
            <text:p>3,451</text:p>
          </table:table-cell>
          <table:table-cell office:value-type="float" office:value="955" table:style-name="ce23">
            <text:p>955</text:p>
          </table:table-cell>
          <table:table-cell office:value-type="currency" office:value="892925" table:style-name="ce28">
            <text:p>£892,925</text:p>
          </table:table-cell>
          <table:table-cell table:style-name="ce179"/>
          <table:table-cell office:value-type="float" office:value="50" table:style-name="ce29">
            <text:p>50</text:p>
          </table:table-cell>
          <table:table-cell office:value-type="currency" office:value="15000" table:style-name="ce181">
            <text:p>£15,000</text:p>
          </table:table-cell>
          <table:table-cell table:style-name="ce179"/>
          <table:table-cell office:value-type="float" office:value="94" table:style-name="ce23">
            <text:p>94</text:p>
          </table:table-cell>
          <table:table-cell office:value-type="currency" office:value="216200" table:style-name="ce28">
            <text:p>£216,200</text:p>
          </table:table-cell>
          <table:table-cell table:style-name="ce179"/>
          <table:table-cell office:value-type="float" office:value="2432.5" table:style-name="ce178">
            <text:p>2,433</text:p>
          </table:table-cell>
          <table:table-cell office:value-type="currency" office:value="2884345" table:style-name="ce37">
            <text:p>£2,884,345</text:p>
          </table:table-cell>
          <table:table-cell table:number-columns-repeated="16364"/>
        </table:table-row>
        <table:table-row table:style-name="ro7">
          <table:table-cell/>
          <table:table-cell office:value-type="string" table:style-name="ce23">
            <text:p>Barrow and Furness</text:p>
          </table:table-cell>
          <table:table-cell office:value-type="float" office:value="11054.5" table:style-name="ce23">
            <text:p>11,055</text:p>
          </table:table-cell>
          <table:table-cell table:style-name="ce179"/>
          <table:table-cell office:value-type="float" office:value="6539" table:style-name="ce23">
            <text:p>6,539</text:p>
          </table:table-cell>
          <table:table-cell office:value-type="float" office:value="1457.5833333333333" table:style-name="ce23">
            <text:p>1,458</text:p>
          </table:table-cell>
          <table:table-cell office:value-type="currency" office:value="1924010" table:style-name="ce28">
            <text:p>£1,924,010</text:p>
          </table:table-cell>
          <table:table-cell table:style-name="ce179"/>
          <table:table-cell office:value-type="float" office:value="4515.5000000000009" table:style-name="ce23">
            <text:p>4,516</text:p>
          </table:table-cell>
          <table:table-cell office:value-type="float" office:value="1066" table:style-name="ce23">
            <text:p>1,066</text:p>
          </table:table-cell>
          <table:table-cell office:value-type="currency" office:value="996710" table:style-name="ce28">
            <text:p>£996,710</text:p>
          </table:table-cell>
          <table:table-cell table:style-name="ce179"/>
          <table:table-cell office:value-type="float" office:value="100" table:style-name="ce29">
            <text:p>100</text:p>
          </table:table-cell>
          <table:table-cell office:value-type="currency" office:value="30000" table:style-name="ce181">
            <text:p>£30,000</text:p>
          </table:table-cell>
          <table:table-cell table:style-name="ce179"/>
          <table:table-cell office:value-type="float" office:value="68" table:style-name="ce23">
            <text:p>68</text:p>
          </table:table-cell>
          <table:table-cell office:value-type="currency" office:value="156400" table:style-name="ce28">
            <text:p>£156,400</text:p>
          </table:table-cell>
          <table:table-cell table:style-name="ce179"/>
          <table:table-cell office:value-type="float" office:value="2691.583333333333" table:style-name="ce178">
            <text:p>2,692</text:p>
          </table:table-cell>
          <table:table-cell office:value-type="currency" office:value="3107120" table:style-name="ce37">
            <text:p>£3,107,120</text:p>
          </table:table-cell>
          <table:table-cell table:number-columns-repeated="16364"/>
        </table:table-row>
        <table:table-row table:style-name="ro7">
          <table:table-cell/>
          <table:table-cell office:value-type="string" table:style-name="ce23">
            <text:p>Westmorland and Lonsdale</text:p>
          </table:table-cell>
          <table:table-cell office:value-type="float" office:value="10050.5" table:style-name="ce23">
            <text:p>10,051</text:p>
          </table:table-cell>
          <table:table-cell table:style-name="ce179"/>
          <table:table-cell office:value-type="float" office:value="5220.5" table:style-name="ce23">
            <text:p>5,221</text:p>
          </table:table-cell>
          <table:table-cell office:value-type="float" office:value="550" table:style-name="ce23">
            <text:p>550</text:p>
          </table:table-cell>
          <table:table-cell office:value-type="currency" office:value="726000" table:style-name="ce28">
            <text:p>£726,000</text:p>
          </table:table-cell>
          <table:table-cell table:style-name="ce179"/>
          <table:table-cell office:value-type="float" office:value="4830" table:style-name="ce23">
            <text:p>4,830</text:p>
          </table:table-cell>
          <table:table-cell office:value-type="float" office:value="570" table:style-name="ce23">
            <text:p>570</text:p>
          </table:table-cell>
          <table:table-cell office:value-type="currency" office:value="532950" table:style-name="ce28">
            <text:p>£532,950</text:p>
          </table:table-cell>
          <table:table-cell table:style-name="ce179"/>
          <table:table-cell office:value-type="float" office:value="44" table:style-name="ce29">
            <text:p>44</text:p>
          </table:table-cell>
          <table:table-cell office:value-type="currency" office:value="13200" table:style-name="ce181">
            <text:p>£13,200</text:p>
          </table:table-cell>
          <table:table-cell table:style-name="ce179"/>
          <table:table-cell office:value-type="float" office:value="80" table:style-name="ce23">
            <text:p>80</text:p>
          </table:table-cell>
          <table:table-cell office:value-type="currency" office:value="184000" table:style-name="ce28">
            <text:p>£184,000</text:p>
          </table:table-cell>
          <table:table-cell table:style-name="ce179"/>
          <table:table-cell office:value-type="float" office:value="1244" table:style-name="ce178">
            <text:p>1,244</text:p>
          </table:table-cell>
          <table:table-cell office:value-type="currency" office:value="1456150" table:style-name="ce37">
            <text:p>£1,456,150</text:p>
          </table:table-cell>
          <table:table-cell table:number-columns-repeated="16364"/>
        </table:table-row>
        <table:table-row table:style-name="ro7">
          <table:table-cell/>
          <table:table-cell office:value-type="string" table:style-name="ce23">
            <text:p>Penrith and The Border</text:p>
          </table:table-cell>
          <table:table-cell office:value-type="float" office:value="10765" table:style-name="ce23">
            <text:p>10,765</text:p>
          </table:table-cell>
          <table:table-cell table:style-name="ce179"/>
          <table:table-cell office:value-type="float" office:value="5889" table:style-name="ce23">
            <text:p>5,889</text:p>
          </table:table-cell>
          <table:table-cell office:value-type="float" office:value="656" table:style-name="ce23">
            <text:p>656</text:p>
          </table:table-cell>
          <table:table-cell office:value-type="currency" office:value="865920" table:style-name="ce28">
            <text:p>£865,920</text:p>
          </table:table-cell>
          <table:table-cell table:style-name="ce179"/>
          <table:table-cell office:value-type="float" office:value="4876" table:style-name="ce23">
            <text:p>4,876</text:p>
          </table:table-cell>
          <table:table-cell office:value-type="float" office:value="635" table:style-name="ce23">
            <text:p>635</text:p>
          </table:table-cell>
          <table:table-cell office:value-type="currency" office:value="593725" table:style-name="ce28">
            <text:p>£593,725</text:p>
          </table:table-cell>
          <table:table-cell table:style-name="ce179"/>
          <table:table-cell office:value-type="float" office:value="95" table:style-name="ce29">
            <text:p>95</text:p>
          </table:table-cell>
          <table:table-cell office:value-type="currency" office:value="28500" table:style-name="ce181">
            <text:p>£28,500</text:p>
          </table:table-cell>
          <table:table-cell table:style-name="ce179"/>
          <table:table-cell office:value-type="float" office:value="104" table:style-name="ce23">
            <text:p>104</text:p>
          </table:table-cell>
          <table:table-cell office:value-type="currency" office:value="239200" table:style-name="ce28">
            <text:p>£239,200</text:p>
          </table:table-cell>
          <table:table-cell table:style-name="ce179"/>
          <table:table-cell office:value-type="float" office:value="1490" table:style-name="ce178">
            <text:p>1,490</text:p>
          </table:table-cell>
          <table:table-cell office:value-type="currency" office:value="1727345" table:style-name="ce37">
            <text:p>£1,727,345</text:p>
          </table:table-cell>
          <table:table-cell table:number-columns-repeated="16364"/>
        </table:table-row>
        <table:table-row table:style-name="ro7">
          <table:table-cell/>
          <table:table-cell office:value-type="string" table:style-name="ce23">
            <text:p>Copeland</text:p>
          </table:table-cell>
          <table:table-cell office:value-type="float" office:value="9731.5" table:style-name="ce23">
            <text:p>9,732</text:p>
          </table:table-cell>
          <table:table-cell table:style-name="ce179"/>
          <table:table-cell office:value-type="float" office:value="5831" table:style-name="ce23">
            <text:p>5,831</text:p>
          </table:table-cell>
          <table:table-cell office:value-type="float" office:value="1230" table:style-name="ce23">
            <text:p>1,230</text:p>
          </table:table-cell>
          <table:table-cell office:value-type="currency" office:value="1623600" table:style-name="ce28">
            <text:p>£1,623,600</text:p>
          </table:table-cell>
          <table:table-cell table:style-name="ce179"/>
          <table:table-cell office:value-type="float" office:value="3900.5000000000005" table:style-name="ce23">
            <text:p>3,901</text:p>
          </table:table-cell>
          <table:table-cell office:value-type="float" office:value="765" table:style-name="ce23">
            <text:p>765</text:p>
          </table:table-cell>
          <table:table-cell office:value-type="currency" office:value="715275" table:style-name="ce28">
            <text:p>£715,275</text:p>
          </table:table-cell>
          <table:table-cell table:style-name="ce179"/>
          <table:table-cell office:value-type="float" office:value="63" table:style-name="ce29">
            <text:p>63</text:p>
          </table:table-cell>
          <table:table-cell office:value-type="currency" office:value="18900" table:style-name="ce181">
            <text:p>£18,900</text:p>
          </table:table-cell>
          <table:table-cell table:style-name="ce179"/>
          <table:table-cell office:value-type="float" office:value="65" table:style-name="ce23">
            <text:p>65</text:p>
          </table:table-cell>
          <table:table-cell office:value-type="currency" office:value="149500" table:style-name="ce28">
            <text:p>£149,500</text:p>
          </table:table-cell>
          <table:table-cell table:style-name="ce179"/>
          <table:table-cell office:value-type="float" office:value="2123" table:style-name="ce178">
            <text:p>2,123</text:p>
          </table:table-cell>
          <table:table-cell office:value-type="currency" office:value="2507275" table:style-name="ce37">
            <text:p>£2,507,275</text:p>
          </table:table-cell>
          <table:table-cell table:number-columns-repeated="16364"/>
        </table:table-row>
        <table:table-row table:style-name="ro7">
          <table:table-cell/>
          <table:table-cell office:value-type="string" table:style-name="ce23">
            <text:p>Cheltenham</text:p>
          </table:table-cell>
          <table:table-cell office:value-type="float" office:value="11952.5" table:style-name="ce23">
            <text:p>11,953</text:p>
          </table:table-cell>
          <table:table-cell table:style-name="ce179"/>
          <table:table-cell office:value-type="float" office:value="7384.5" table:style-name="ce23">
            <text:p>7,385</text:p>
          </table:table-cell>
          <table:table-cell office:value-type="float" office:value="1372" table:style-name="ce23">
            <text:p>1,372</text:p>
          </table:table-cell>
          <table:table-cell office:value-type="currency" office:value="1811040" table:style-name="ce28">
            <text:p>£1,811,040</text:p>
          </table:table-cell>
          <table:table-cell table:style-name="ce179"/>
          <table:table-cell office:value-type="float" office:value="4568" table:style-name="ce23">
            <text:p>4,568</text:p>
          </table:table-cell>
          <table:table-cell office:value-type="float" office:value="939" table:style-name="ce23">
            <text:p>939</text:p>
          </table:table-cell>
          <table:table-cell office:value-type="currency" office:value="877965" table:style-name="ce28">
            <text:p>£877,965</text:p>
          </table:table-cell>
          <table:table-cell table:style-name="ce179"/>
          <table:table-cell office:value-type="float" office:value="73" table:style-name="ce29">
            <text:p>73</text:p>
          </table:table-cell>
          <table:table-cell office:value-type="currency" office:value="21900" table:style-name="ce181">
            <text:p>£21,900</text:p>
          </table:table-cell>
          <table:table-cell table:style-name="ce179"/>
          <table:table-cell office:value-type="float" office:value="74" table:style-name="ce23">
            <text:p>74</text:p>
          </table:table-cell>
          <table:table-cell office:value-type="currency" office:value="170200" table:style-name="ce28">
            <text:p>£170,200</text:p>
          </table:table-cell>
          <table:table-cell table:style-name="ce179"/>
          <table:table-cell office:value-type="float" office:value="2458" table:style-name="ce178">
            <text:p>2,458</text:p>
          </table:table-cell>
          <table:table-cell office:value-type="currency" office:value="2881105" table:style-name="ce37">
            <text:p>£2,881,105</text:p>
          </table:table-cell>
          <table:table-cell table:number-columns-repeated="16364"/>
        </table:table-row>
        <table:table-row table:style-name="ro7">
          <table:table-cell/>
          <table:table-cell office:value-type="string" table:style-name="ce23">
            <text:p>Gloucester</text:p>
          </table:table-cell>
          <table:table-cell office:value-type="float" office:value="17942" table:style-name="ce23">
            <text:p>17,942</text:p>
          </table:table-cell>
          <table:table-cell table:style-name="ce179"/>
          <table:table-cell office:value-type="float" office:value="10579" table:style-name="ce23">
            <text:p>10,579</text:p>
          </table:table-cell>
          <table:table-cell office:value-type="float" office:value="2699.1666666666665" table:style-name="ce23">
            <text:p>2,699</text:p>
          </table:table-cell>
          <table:table-cell office:value-type="currency" office:value="3562900" table:style-name="ce28">
            <text:p>£3,562,900</text:p>
          </table:table-cell>
          <table:table-cell table:style-name="ce179"/>
          <table:table-cell office:value-type="float" office:value="7363" table:style-name="ce23">
            <text:p>7,363</text:p>
          </table:table-cell>
          <table:table-cell office:value-type="float" office:value="1657" table:style-name="ce23">
            <text:p>1,657</text:p>
          </table:table-cell>
          <table:table-cell office:value-type="currency" office:value="1549295" table:style-name="ce28">
            <text:p>£1,549,295</text:p>
          </table:table-cell>
          <table:table-cell table:style-name="ce179"/>
          <table:table-cell office:value-type="float" office:value="266" table:style-name="ce29">
            <text:p>266</text:p>
          </table:table-cell>
          <table:table-cell office:value-type="currency" office:value="79800" table:style-name="ce181">
            <text:p>£79,800</text:p>
          </table:table-cell>
          <table:table-cell table:style-name="ce179"/>
          <table:table-cell office:value-type="float" office:value="104" table:style-name="ce23">
            <text:p>104</text:p>
          </table:table-cell>
          <table:table-cell office:value-type="currency" office:value="239200" table:style-name="ce28">
            <text:p>£239,200</text:p>
          </table:table-cell>
          <table:table-cell table:style-name="ce179"/>
          <table:table-cell office:value-type="float" office:value="4726.1666666666661" table:style-name="ce178">
            <text:p>4,726</text:p>
          </table:table-cell>
          <table:table-cell office:value-type="currency" office:value="5431195" table:style-name="ce37">
            <text:p>£5,431,195</text:p>
          </table:table-cell>
          <table:table-cell table:number-columns-repeated="16364"/>
        </table:table-row>
        <table:table-row table:style-name="ro7">
          <table:table-cell/>
          <table:table-cell office:value-type="string" table:style-name="ce23">
            <text:p>Stroud</text:p>
          </table:table-cell>
          <table:table-cell office:value-type="float" office:value="13007" table:style-name="ce23">
            <text:p>13,007</text:p>
          </table:table-cell>
          <table:table-cell table:style-name="ce179"/>
          <table:table-cell office:value-type="float" office:value="8217" table:style-name="ce23">
            <text:p>8,217</text:p>
          </table:table-cell>
          <table:table-cell office:value-type="float" office:value="1213.5833333333333" table:style-name="ce23">
            <text:p>1,214</text:p>
          </table:table-cell>
          <table:table-cell office:value-type="currency" office:value="1601930" table:style-name="ce28">
            <text:p>£1,601,930</text:p>
          </table:table-cell>
          <table:table-cell table:style-name="ce179"/>
          <table:table-cell office:value-type="float" office:value="4790" table:style-name="ce23">
            <text:p>4,790</text:p>
          </table:table-cell>
          <table:table-cell office:value-type="float" office:value="722.91666666666674" table:style-name="ce23">
            <text:p>723</text:p>
          </table:table-cell>
          <table:table-cell office:value-type="currency" office:value="675927.08333333337" table:style-name="ce28">
            <text:p>£675,927</text:p>
          </table:table-cell>
          <table:table-cell table:style-name="ce179"/>
          <table:table-cell office:value-type="float" office:value="128.58333333333331" table:style-name="ce29">
            <text:p>129</text:p>
          </table:table-cell>
          <table:table-cell office:value-type="currency" office:value="38575" table:style-name="ce181">
            <text:p>£38,575</text:p>
          </table:table-cell>
          <table:table-cell table:style-name="ce179"/>
          <table:table-cell office:value-type="float" office:value="113.58333333333334" table:style-name="ce23">
            <text:p>114</text:p>
          </table:table-cell>
          <table:table-cell office:value-type="currency" office:value="261241.66666666669" table:style-name="ce28">
            <text:p>£261,242</text:p>
          </table:table-cell>
          <table:table-cell table:style-name="ce179"/>
          <table:table-cell office:value-type="float" office:value="2178.666666666667" table:style-name="ce178">
            <text:p>2,179</text:p>
          </table:table-cell>
          <table:table-cell office:value-type="currency" office:value="2577673.75" table:style-name="ce37">
            <text:p>£2,577,674</text:p>
          </table:table-cell>
          <table:table-cell table:number-columns-repeated="16364"/>
        </table:table-row>
        <table:table-row table:style-name="ro7">
          <table:table-cell/>
          <table:table-cell office:value-type="string" table:style-name="ce23">
            <text:p>Tewkesbury</text:p>
          </table:table-cell>
          <table:table-cell office:value-type="float" office:value="14022.5" table:style-name="ce23">
            <text:p>14,023</text:p>
          </table:table-cell>
          <table:table-cell table:style-name="ce179"/>
          <table:table-cell office:value-type="float" office:value="8265" table:style-name="ce23">
            <text:p>8,265</text:p>
          </table:table-cell>
          <table:table-cell office:value-type="float" office:value="1375.75" table:style-name="ce23">
            <text:p>1,376</text:p>
          </table:table-cell>
          <table:table-cell office:value-type="currency" office:value="1815990" table:style-name="ce28">
            <text:p>£1,815,990</text:p>
          </table:table-cell>
          <table:table-cell table:style-name="ce179"/>
          <table:table-cell office:value-type="float" office:value="5757.4999999999991" table:style-name="ce23">
            <text:p>5,758</text:p>
          </table:table-cell>
          <table:table-cell office:value-type="float" office:value="1118.5" table:style-name="ce23">
            <text:p>1,119</text:p>
          </table:table-cell>
          <table:table-cell office:value-type="currency" office:value="1045797.5" table:style-name="ce28">
            <text:p>£1,045,798</text:p>
          </table:table-cell>
          <table:table-cell table:style-name="ce179"/>
          <table:table-cell office:value-type="float" office:value="500" table:style-name="ce29">
            <text:p>500</text:p>
          </table:table-cell>
          <table:table-cell office:value-type="currency" office:value="150000" table:style-name="ce181">
            <text:p>£150,000</text:p>
          </table:table-cell>
          <table:table-cell table:style-name="ce179"/>
          <table:table-cell office:value-type="float" office:value="111" table:style-name="ce23">
            <text:p>111</text:p>
          </table:table-cell>
          <table:table-cell office:value-type="currency" office:value="255300" table:style-name="ce28">
            <text:p>£255,300</text:p>
          </table:table-cell>
          <table:table-cell table:style-name="ce179"/>
          <table:table-cell office:value-type="float" office:value="3105.25" table:style-name="ce178">
            <text:p>3,105</text:p>
          </table:table-cell>
          <table:table-cell office:value-type="currency" office:value="3267087.5" table:style-name="ce37">
            <text:p>£3,267,088</text:p>
          </table:table-cell>
          <table:table-cell table:number-columns-repeated="16364"/>
        </table:table-row>
        <table:table-row table:style-name="ro7">
          <table:table-cell/>
          <table:table-cell office:value-type="string" table:style-name="ce23">
            <text:p>Forest of Dean</text:p>
          </table:table-cell>
          <table:table-cell office:value-type="float" office:value="10140" table:style-name="ce23">
            <text:p>10,140</text:p>
          </table:table-cell>
          <table:table-cell table:style-name="ce179"/>
          <table:table-cell office:value-type="float" office:value="6294" table:style-name="ce23">
            <text:p>6,294</text:p>
          </table:table-cell>
          <table:table-cell office:value-type="float" office:value="1181" table:style-name="ce23">
            <text:p>1,181</text:p>
          </table:table-cell>
          <table:table-cell office:value-type="currency" office:value="1550670" table:style-name="ce28">
            <text:p>£1,550,670</text:p>
          </table:table-cell>
          <table:table-cell table:style-name="ce179"/>
          <table:table-cell office:value-type="float" office:value="3846" table:style-name="ce23">
            <text:p>3,846</text:p>
          </table:table-cell>
          <table:table-cell office:value-type="float" office:value="803" table:style-name="ce23">
            <text:p>803</text:p>
          </table:table-cell>
          <table:table-cell office:value-type="currency" office:value="750805" table:style-name="ce28">
            <text:p>£750,805</text:p>
          </table:table-cell>
          <table:table-cell table:style-name="ce179"/>
          <table:table-cell office:value-type="float" office:value="242" table:style-name="ce29">
            <text:p>242</text:p>
          </table:table-cell>
          <table:table-cell office:value-type="currency" office:value="72600" table:style-name="ce181">
            <text:p>£72,600</text:p>
          </table:table-cell>
          <table:table-cell table:style-name="ce179"/>
          <table:table-cell office:value-type="float" office:value="106" table:style-name="ce23">
            <text:p>106</text:p>
          </table:table-cell>
          <table:table-cell office:value-type="currency" office:value="243800" table:style-name="ce28">
            <text:p>£243,800</text:p>
          </table:table-cell>
          <table:table-cell table:style-name="ce179"/>
          <table:table-cell office:value-type="float" office:value="2332" table:style-name="ce178">
            <text:p>2,332</text:p>
          </table:table-cell>
          <table:table-cell office:value-type="currency" office:value="2617875" table:style-name="ce37">
            <text:p>£2,617,875</text:p>
          </table:table-cell>
          <table:table-cell table:number-columns-repeated="16364"/>
        </table:table-row>
        <table:table-row table:style-name="ro7">
          <table:table-cell/>
          <table:table-cell office:value-type="string" table:style-name="ce23">
            <text:p>The Cotswolds</text:p>
          </table:table-cell>
          <table:table-cell office:value-type="float" office:value="13380.5" table:style-name="ce23">
            <text:p>13,381</text:p>
          </table:table-cell>
          <table:table-cell table:style-name="ce179"/>
          <table:table-cell office:value-type="float" office:value="7141.5" table:style-name="ce23">
            <text:p>7,142</text:p>
          </table:table-cell>
          <table:table-cell office:value-type="float" office:value="919" table:style-name="ce23">
            <text:p>919</text:p>
          </table:table-cell>
          <table:table-cell office:value-type="currency" office:value="1213080" table:style-name="ce28">
            <text:p>£1,213,080</text:p>
          </table:table-cell>
          <table:table-cell table:style-name="ce179"/>
          <table:table-cell office:value-type="float" office:value="6239" table:style-name="ce23">
            <text:p>6,239</text:p>
          </table:table-cell>
          <table:table-cell office:value-type="float" office:value="734" table:style-name="ce23">
            <text:p>734</text:p>
          </table:table-cell>
          <table:table-cell office:value-type="currency" office:value="686290" table:style-name="ce28">
            <text:p>£686,290</text:p>
          </table:table-cell>
          <table:table-cell table:style-name="ce179"/>
          <table:table-cell office:value-type="float" office:value="390" table:style-name="ce29">
            <text:p>390</text:p>
          </table:table-cell>
          <table:table-cell office:value-type="currency" office:value="117000" table:style-name="ce181">
            <text:p>£117,000</text:p>
          </table:table-cell>
          <table:table-cell table:style-name="ce179"/>
          <table:table-cell office:value-type="float" office:value="107" table:style-name="ce23">
            <text:p>107</text:p>
          </table:table-cell>
          <table:table-cell office:value-type="currency" office:value="246100" table:style-name="ce28">
            <text:p>£246,100</text:p>
          </table:table-cell>
          <table:table-cell table:style-name="ce179"/>
          <table:table-cell office:value-type="float" office:value="2150" table:style-name="ce178">
            <text:p>2,150</text:p>
          </table:table-cell>
          <table:table-cell office:value-type="currency" office:value="2262470" table:style-name="ce37">
            <text:p>£2,262,470</text:p>
          </table:table-cell>
          <table:table-cell table:number-columns-repeated="16364"/>
        </table:table-row>
        <table:table-row table:style-name="ro7">
          <table:table-cell/>
          <table:table-cell office:value-type="string" table:style-name="ce23">
            <text:p>North East Hertfordshire</text:p>
          </table:table-cell>
          <table:table-cell office:value-type="float" office:value="12745.5" table:style-name="ce23">
            <text:p>12,746</text:p>
          </table:table-cell>
          <table:table-cell table:style-name="ce179"/>
          <table:table-cell office:value-type="float" office:value="8761" table:style-name="ce23">
            <text:p>8,761</text:p>
          </table:table-cell>
          <table:table-cell office:value-type="float" office:value="1314" table:style-name="ce23">
            <text:p>1,314</text:p>
          </table:table-cell>
          <table:table-cell office:value-type="currency" office:value="1734480" table:style-name="ce28">
            <text:p>£1,734,480</text:p>
          </table:table-cell>
          <table:table-cell table:style-name="ce179"/>
          <table:table-cell office:value-type="float" office:value="3984.4999999999991" table:style-name="ce23">
            <text:p>3,985</text:p>
          </table:table-cell>
          <table:table-cell office:value-type="float" office:value="839" table:style-name="ce23">
            <text:p>839</text:p>
          </table:table-cell>
          <table:table-cell office:value-type="currency" office:value="784465" table:style-name="ce28">
            <text:p>£784,465</text:p>
          </table:table-cell>
          <table:table-cell table:style-name="ce179"/>
          <table:table-cell office:value-type="float" office:value="25" table:style-name="ce29">
            <text:p>25</text:p>
          </table:table-cell>
          <table:table-cell office:value-type="currency" office:value="7500" table:style-name="ce181">
            <text:p>£7,500</text:p>
          </table:table-cell>
          <table:table-cell table:style-name="ce179"/>
          <table:table-cell office:value-type="float" office:value="95" table:style-name="ce23">
            <text:p>95</text:p>
          </table:table-cell>
          <table:table-cell office:value-type="currency" office:value="218500" table:style-name="ce28">
            <text:p>£218,500</text:p>
          </table:table-cell>
          <table:table-cell table:style-name="ce179"/>
          <table:table-cell office:value-type="float" office:value="2273" table:style-name="ce178">
            <text:p>2,273</text:p>
          </table:table-cell>
          <table:table-cell office:value-type="currency" office:value="2744945" table:style-name="ce37">
            <text:p>£2,744,945</text:p>
          </table:table-cell>
          <table:table-cell table:number-columns-repeated="16364"/>
        </table:table-row>
        <table:table-row table:style-name="ro7">
          <table:table-cell/>
          <table:table-cell office:value-type="string" table:style-name="ce23">
            <text:p>Stevenage</text:p>
          </table:table-cell>
          <table:table-cell office:value-type="float" office:value="14797" table:style-name="ce23">
            <text:p>14,797</text:p>
          </table:table-cell>
          <table:table-cell table:style-name="ce179"/>
          <table:table-cell office:value-type="float" office:value="8860" table:style-name="ce23">
            <text:p>8,860</text:p>
          </table:table-cell>
          <table:table-cell office:value-type="float" office:value="1949" table:style-name="ce23">
            <text:p>1,949</text:p>
          </table:table-cell>
          <table:table-cell office:value-type="currency" office:value="2572680" table:style-name="ce28">
            <text:p>£2,572,680</text:p>
          </table:table-cell>
          <table:table-cell table:style-name="ce179"/>
          <table:table-cell office:value-type="float" office:value="5937" table:style-name="ce23">
            <text:p>5,937</text:p>
          </table:table-cell>
          <table:table-cell office:value-type="float" office:value="1560" table:style-name="ce23">
            <text:p>1,560</text:p>
          </table:table-cell>
          <table:table-cell office:value-type="currency" office:value="1458600" table:style-name="ce28">
            <text:p>£1,458,600</text:p>
          </table:table-cell>
          <table:table-cell table:style-name="ce179"/>
          <table:table-cell office:value-type="float" office:value="44" table:style-name="ce29">
            <text:p>44</text:p>
          </table:table-cell>
          <table:table-cell office:value-type="currency" office:value="13200" table:style-name="ce181">
            <text:p>£13,200</text:p>
          </table:table-cell>
          <table:table-cell table:style-name="ce179"/>
          <table:table-cell office:value-type="float" office:value="85" table:style-name="ce23">
            <text:p>85</text:p>
          </table:table-cell>
          <table:table-cell office:value-type="currency" office:value="195500" table:style-name="ce28">
            <text:p>£195,500</text:p>
          </table:table-cell>
          <table:table-cell table:style-name="ce179"/>
          <table:table-cell office:value-type="float" office:value="3638" table:style-name="ce178">
            <text:p>3,638</text:p>
          </table:table-cell>
          <table:table-cell office:value-type="currency" office:value="4239980" table:style-name="ce37">
            <text:p>£4,239,980</text:p>
          </table:table-cell>
          <table:table-cell table:number-columns-repeated="16364"/>
        </table:table-row>
        <table:table-row table:style-name="ro7">
          <table:table-cell/>
          <table:table-cell office:value-type="string" table:style-name="ce23">
            <text:p>Hertsmere</text:p>
          </table:table-cell>
          <table:table-cell office:value-type="float" office:value="15053" table:style-name="ce23">
            <text:p>15,053</text:p>
          </table:table-cell>
          <table:table-cell table:style-name="ce179"/>
          <table:table-cell office:value-type="float" office:value="8131" table:style-name="ce23">
            <text:p>8,131</text:p>
          </table:table-cell>
          <table:table-cell office:value-type="float" office:value="1343.5833333333335" table:style-name="ce23">
            <text:p>1,344</text:p>
          </table:table-cell>
          <table:table-cell office:value-type="currency" office:value="1773530" table:style-name="ce28">
            <text:p>£1,773,530</text:p>
          </table:table-cell>
          <table:table-cell table:style-name="ce179"/>
          <table:table-cell office:value-type="float" office:value="6922" table:style-name="ce23">
            <text:p>6,922</text:p>
          </table:table-cell>
          <table:table-cell office:value-type="float" office:value="1367" table:style-name="ce23">
            <text:p>1,367</text:p>
          </table:table-cell>
          <table:table-cell office:value-type="currency" office:value="1278145" table:style-name="ce28">
            <text:p>£1,278,145</text:p>
          </table:table-cell>
          <table:table-cell table:style-name="ce179"/>
          <table:table-cell office:value-type="float" office:value="94" table:style-name="ce29">
            <text:p>94</text:p>
          </table:table-cell>
          <table:table-cell office:value-type="currency" office:value="28200" table:style-name="ce181">
            <text:p>£28,200</text:p>
          </table:table-cell>
          <table:table-cell table:style-name="ce179"/>
          <table:table-cell office:value-type="float" office:value="88" table:style-name="ce23">
            <text:p>88</text:p>
          </table:table-cell>
          <table:table-cell office:value-type="currency" office:value="202400" table:style-name="ce28">
            <text:p>£202,400</text:p>
          </table:table-cell>
          <table:table-cell table:style-name="ce179"/>
          <table:table-cell office:value-type="float" office:value="2892.5833333333335" table:style-name="ce178">
            <text:p>2,893</text:p>
          </table:table-cell>
          <table:table-cell office:value-type="currency" office:value="3282275" table:style-name="ce37">
            <text:p>£3,282,275</text:p>
          </table:table-cell>
          <table:table-cell table:number-columns-repeated="16364"/>
        </table:table-row>
        <table:table-row table:style-name="ro7">
          <table:table-cell/>
          <table:table-cell office:value-type="string" table:style-name="ce23">
            <text:p>Watford</text:p>
          </table:table-cell>
          <table:table-cell office:value-type="float" office:value="16603" table:style-name="ce23">
            <text:p>16,603</text:p>
          </table:table-cell>
          <table:table-cell table:style-name="ce179"/>
          <table:table-cell office:value-type="float" office:value="10759.5" table:style-name="ce23">
            <text:p>10,760</text:p>
          </table:table-cell>
          <table:table-cell office:value-type="float" office:value="1547.5" table:style-name="ce23">
            <text:p>1,548</text:p>
          </table:table-cell>
          <table:table-cell office:value-type="currency" office:value="2042700" table:style-name="ce28">
            <text:p>£2,042,700</text:p>
          </table:table-cell>
          <table:table-cell table:style-name="ce179"/>
          <table:table-cell office:value-type="float" office:value="5843.4999999999982" table:style-name="ce23">
            <text:p>5,844</text:p>
          </table:table-cell>
          <table:table-cell office:value-type="float" office:value="937" table:style-name="ce23">
            <text:p>937</text:p>
          </table:table-cell>
          <table:table-cell office:value-type="currency" office:value="876095" table:style-name="ce28">
            <text:p>£876,095</text:p>
          </table:table-cell>
          <table:table-cell table:style-name="ce179"/>
          <table:table-cell office:value-type="float" office:value="30" table:style-name="ce29">
            <text:p>30</text:p>
          </table:table-cell>
          <table:table-cell office:value-type="currency" office:value="9000" table:style-name="ce181">
            <text:p>£9,000</text:p>
          </table:table-cell>
          <table:table-cell table:style-name="ce179"/>
          <table:table-cell office:value-type="float" office:value="92.583333333333343" table:style-name="ce23">
            <text:p>93</text:p>
          </table:table-cell>
          <table:table-cell office:value-type="currency" office:value="212941.66666666669" table:style-name="ce28">
            <text:p>£212,942</text:p>
          </table:table-cell>
          <table:table-cell table:style-name="ce179"/>
          <table:table-cell office:value-type="float" office:value="2607.0833333333335" table:style-name="ce178">
            <text:p>2,607</text:p>
          </table:table-cell>
          <table:table-cell office:value-type="currency" office:value="3140736.6666666665" table:style-name="ce37">
            <text:p>£3,140,737</text:p>
          </table:table-cell>
          <table:table-cell table:number-columns-repeated="16364"/>
        </table:table-row>
        <table:table-row table:style-name="ro7">
          <table:table-cell/>
          <table:table-cell office:value-type="string" table:style-name="ce23">
            <text:p>St Albans</text:p>
          </table:table-cell>
          <table:table-cell office:value-type="float" office:value="17150" table:style-name="ce23">
            <text:p>17,150</text:p>
          </table:table-cell>
          <table:table-cell table:style-name="ce179"/>
          <table:table-cell office:value-type="float" office:value="9581" table:style-name="ce23">
            <text:p>9,581</text:p>
          </table:table-cell>
          <table:table-cell office:value-type="float" office:value="1098.1666666666667" table:style-name="ce23">
            <text:p>1,098</text:p>
          </table:table-cell>
          <table:table-cell office:value-type="currency" office:value="1449580" table:style-name="ce28">
            <text:p>£1,449,580</text:p>
          </table:table-cell>
          <table:table-cell table:style-name="ce179"/>
          <table:table-cell office:value-type="float" office:value="7569" table:style-name="ce23">
            <text:p>7,569</text:p>
          </table:table-cell>
          <table:table-cell office:value-type="float" office:value="1242" table:style-name="ce23">
            <text:p>1,242</text:p>
          </table:table-cell>
          <table:table-cell office:value-type="currency" office:value="1161270" table:style-name="ce28">
            <text:p>£1,161,270</text:p>
          </table:table-cell>
          <table:table-cell table:style-name="ce179"/>
          <table:table-cell office:value-type="float" office:value="17" table:style-name="ce29">
            <text:p>17</text:p>
          </table:table-cell>
          <table:table-cell office:value-type="currency" office:value="5100" table:style-name="ce181">
            <text:p>£5,100</text:p>
          </table:table-cell>
          <table:table-cell table:style-name="ce179"/>
          <table:table-cell office:value-type="float" office:value="82.833333333333343" table:style-name="ce23">
            <text:p>83</text:p>
          </table:table-cell>
          <table:table-cell office:value-type="currency" office:value="190516.66666666669" table:style-name="ce28">
            <text:p>£190,517</text:p>
          </table:table-cell>
          <table:table-cell table:style-name="ce179"/>
          <table:table-cell office:value-type="float" office:value="2440.0000000000005" table:style-name="ce178">
            <text:p>2,440</text:p>
          </table:table-cell>
          <table:table-cell office:value-type="currency" office:value="2806466.6666666665" table:style-name="ce37">
            <text:p>£2,806,467</text:p>
          </table:table-cell>
          <table:table-cell table:number-columns-repeated="16364"/>
        </table:table-row>
        <table:table-row table:style-name="ro7">
          <table:table-cell/>
          <table:table-cell office:value-type="string" table:style-name="ce23">
            <text:p>Hemel Hempstead</text:p>
          </table:table-cell>
          <table:table-cell office:value-type="float" office:value="14641.5" table:style-name="ce23">
            <text:p>14,642</text:p>
          </table:table-cell>
          <table:table-cell table:style-name="ce179"/>
          <table:table-cell office:value-type="float" office:value="9204" table:style-name="ce23">
            <text:p>9,204</text:p>
          </table:table-cell>
          <table:table-cell office:value-type="float" office:value="1902.8333333333335" table:style-name="ce23">
            <text:p>1,903</text:p>
          </table:table-cell>
          <table:table-cell office:value-type="currency" office:value="2511740" table:style-name="ce28">
            <text:p>£2,511,740</text:p>
          </table:table-cell>
          <table:table-cell table:style-name="ce179"/>
          <table:table-cell office:value-type="float" office:value="5437.4999999999991" table:style-name="ce23">
            <text:p>5,438</text:p>
          </table:table-cell>
          <table:table-cell office:value-type="float" office:value="1381" table:style-name="ce23">
            <text:p>1,381</text:p>
          </table:table-cell>
          <table:table-cell office:value-type="currency" office:value="1291235" table:style-name="ce28">
            <text:p>£1,291,235</text:p>
          </table:table-cell>
          <table:table-cell table:style-name="ce179"/>
          <table:table-cell office:value-type="float" office:value="19" table:style-name="ce29">
            <text:p>19</text:p>
          </table:table-cell>
          <table:table-cell office:value-type="currency" office:value="5700" table:style-name="ce181">
            <text:p>£5,700</text:p>
          </table:table-cell>
          <table:table-cell table:style-name="ce179"/>
          <table:table-cell office:value-type="float" office:value="105" table:style-name="ce23">
            <text:p>105</text:p>
          </table:table-cell>
          <table:table-cell office:value-type="currency" office:value="241500" table:style-name="ce28">
            <text:p>£241,500</text:p>
          </table:table-cell>
          <table:table-cell table:style-name="ce179"/>
          <table:table-cell office:value-type="float" office:value="3407.8333333333335" table:style-name="ce178">
            <text:p>3,408</text:p>
          </table:table-cell>
          <table:table-cell office:value-type="currency" office:value="4050175" table:style-name="ce37">
            <text:p>£4,050,175</text:p>
          </table:table-cell>
          <table:table-cell table:number-columns-repeated="16364"/>
        </table:table-row>
        <table:table-row table:style-name="ro7">
          <table:table-cell/>
          <table:table-cell office:value-type="string" table:style-name="ce23">
            <text:p>Broxbourne</text:p>
          </table:table-cell>
          <table:table-cell office:value-type="float" office:value="14784" table:style-name="ce23">
            <text:p>14,784</text:p>
          </table:table-cell>
          <table:table-cell table:style-name="ce179"/>
          <table:table-cell office:value-type="float" office:value="8983" table:style-name="ce23">
            <text:p>8,983</text:p>
          </table:table-cell>
          <table:table-cell office:value-type="float" office:value="1787" table:style-name="ce23">
            <text:p>1,787</text:p>
          </table:table-cell>
          <table:table-cell office:value-type="currency" office:value="2358840" table:style-name="ce28">
            <text:p>£2,358,840</text:p>
          </table:table-cell>
          <table:table-cell table:style-name="ce179"/>
          <table:table-cell office:value-type="float" office:value="5801" table:style-name="ce23">
            <text:p>5,801</text:p>
          </table:table-cell>
          <table:table-cell office:value-type="float" office:value="1503" table:style-name="ce23">
            <text:p>1,503</text:p>
          </table:table-cell>
          <table:table-cell office:value-type="currency" office:value="1405305" table:style-name="ce28">
            <text:p>£1,405,305</text:p>
          </table:table-cell>
          <table:table-cell table:style-name="ce179"/>
          <table:table-cell office:value-type="float" office:value="5" table:style-name="ce29">
            <text:p>5</text:p>
          </table:table-cell>
          <table:table-cell office:value-type="currency" office:value="1500" table:style-name="ce181">
            <text:p>£1,500</text:p>
          </table:table-cell>
          <table:table-cell table:style-name="ce179"/>
          <table:table-cell office:value-type="float" office:value="73" table:style-name="ce23">
            <text:p>73</text:p>
          </table:table-cell>
          <table:table-cell office:value-type="currency" office:value="167900" table:style-name="ce28">
            <text:p>£167,900</text:p>
          </table:table-cell>
          <table:table-cell table:style-name="ce179"/>
          <table:table-cell office:value-type="float" office:value="3368" table:style-name="ce178">
            <text:p>3,368</text:p>
          </table:table-cell>
          <table:table-cell office:value-type="currency" office:value="3933545" table:style-name="ce37">
            <text:p>£3,933,545</text:p>
          </table:table-cell>
          <table:table-cell table:number-columns-repeated="16364"/>
        </table:table-row>
        <table:table-row table:style-name="ro7">
          <table:table-cell/>
          <table:table-cell office:value-type="string" table:style-name="ce23">
            <text:p>South West Hertfordshire</text:p>
          </table:table-cell>
          <table:table-cell office:value-type="float" office:value="15115.5" table:style-name="ce23">
            <text:p>15,116</text:p>
          </table:table-cell>
          <table:table-cell table:style-name="ce179"/>
          <table:table-cell office:value-type="float" office:value="8869" table:style-name="ce23">
            <text:p>8,869</text:p>
          </table:table-cell>
          <table:table-cell office:value-type="float" office:value="914" table:style-name="ce23">
            <text:p>914</text:p>
          </table:table-cell>
          <table:table-cell office:value-type="currency" office:value="1206480" table:style-name="ce28">
            <text:p>£1,206,480</text:p>
          </table:table-cell>
          <table:table-cell table:style-name="ce179"/>
          <table:table-cell office:value-type="float" office:value="6246.5" table:style-name="ce23">
            <text:p>6,247</text:p>
          </table:table-cell>
          <table:table-cell office:value-type="float" office:value="695.75" table:style-name="ce23">
            <text:p>696</text:p>
          </table:table-cell>
          <table:table-cell office:value-type="currency" office:value="650526.25" table:style-name="ce28">
            <text:p>£650,526</text:p>
          </table:table-cell>
          <table:table-cell table:style-name="ce179"/>
          <table:table-cell office:value-type="float" office:value="106" table:style-name="ce29">
            <text:p>106</text:p>
          </table:table-cell>
          <table:table-cell office:value-type="currency" office:value="31800" table:style-name="ce181">
            <text:p>£31,800</text:p>
          </table:table-cell>
          <table:table-cell table:style-name="ce179"/>
          <table:table-cell office:value-type="float" office:value="114.16666666666667" table:style-name="ce23">
            <text:p>114</text:p>
          </table:table-cell>
          <table:table-cell office:value-type="currency" office:value="262583.33333333337" table:style-name="ce28">
            <text:p>£262,583</text:p>
          </table:table-cell>
          <table:table-cell table:style-name="ce179"/>
          <table:table-cell office:value-type="float" office:value="1829.9166666666667" table:style-name="ce178">
            <text:p>1,830</text:p>
          </table:table-cell>
          <table:table-cell office:value-type="currency" office:value="2151389.5833333335" table:style-name="ce37">
            <text:p>£2,151,390</text:p>
          </table:table-cell>
          <table:table-cell table:number-columns-repeated="16364"/>
        </table:table-row>
        <table:table-row table:style-name="ro7">
          <table:table-cell/>
          <table:table-cell office:value-type="string" table:style-name="ce23">
            <text:p>Welwyn Hatfield</text:p>
          </table:table-cell>
          <table:table-cell office:value-type="float" office:value="14211" table:style-name="ce23">
            <text:p>14,211</text:p>
          </table:table-cell>
          <table:table-cell table:style-name="ce179"/>
          <table:table-cell office:value-type="float" office:value="9304" table:style-name="ce23">
            <text:p>9,304</text:p>
          </table:table-cell>
          <table:table-cell office:value-type="float" office:value="1690.3333333333333" table:style-name="ce23">
            <text:p>1,690</text:p>
          </table:table-cell>
          <table:table-cell office:value-type="currency" office:value="2231240" table:style-name="ce28">
            <text:p>£2,231,240</text:p>
          </table:table-cell>
          <table:table-cell table:style-name="ce179"/>
          <table:table-cell office:value-type="float" office:value="4906.9999999999991" table:style-name="ce23">
            <text:p>4,907</text:p>
          </table:table-cell>
          <table:table-cell office:value-type="float" office:value="1089.5" table:style-name="ce23">
            <text:p>1,090</text:p>
          </table:table-cell>
          <table:table-cell office:value-type="currency" office:value="1018682.5" table:style-name="ce28">
            <text:p>£1,018,683</text:p>
          </table:table-cell>
          <table:table-cell table:style-name="ce179"/>
          <table:table-cell office:value-type="float" office:value="21" table:style-name="ce29">
            <text:p>21</text:p>
          </table:table-cell>
          <table:table-cell office:value-type="currency" office:value="6300" table:style-name="ce181">
            <text:p>£6,300</text:p>
          </table:table-cell>
          <table:table-cell table:style-name="ce179"/>
          <table:table-cell office:value-type="float" office:value="65" table:style-name="ce23">
            <text:p>65</text:p>
          </table:table-cell>
          <table:table-cell office:value-type="currency" office:value="149500" table:style-name="ce28">
            <text:p>£149,500</text:p>
          </table:table-cell>
          <table:table-cell table:style-name="ce179"/>
          <table:table-cell office:value-type="float" office:value="2865.833333333333" table:style-name="ce178">
            <text:p>2,866</text:p>
          </table:table-cell>
          <table:table-cell office:value-type="currency" office:value="3405722.5" table:style-name="ce37">
            <text:p>£3,405,723</text:p>
          </table:table-cell>
          <table:table-cell table:number-columns-repeated="16364"/>
        </table:table-row>
        <table:table-row table:style-name="ro7">
          <table:table-cell/>
          <table:table-cell office:value-type="string" table:style-name="ce23">
            <text:p>Hertford and Stortford</text:p>
          </table:table-cell>
          <table:table-cell office:value-type="float" office:value="18606" table:style-name="ce23">
            <text:p>18,606</text:p>
          </table:table-cell>
          <table:table-cell table:style-name="ce179"/>
          <table:table-cell office:value-type="float" office:value="9504" table:style-name="ce23">
            <text:p>9,504</text:p>
          </table:table-cell>
          <table:table-cell office:value-type="float" office:value="1019.3333333333334" table:style-name="ce23">
            <text:p>1,019</text:p>
          </table:table-cell>
          <table:table-cell office:value-type="currency" office:value="1345520" table:style-name="ce28">
            <text:p>£1,345,520</text:p>
          </table:table-cell>
          <table:table-cell table:style-name="ce179"/>
          <table:table-cell office:value-type="float" office:value="9102" table:style-name="ce23">
            <text:p>9,102</text:p>
          </table:table-cell>
          <table:table-cell office:value-type="float" office:value="1120.8333333333333" table:style-name="ce23">
            <text:p>1,121</text:p>
          </table:table-cell>
          <table:table-cell office:value-type="currency" office:value="1047979.1666666667" table:style-name="ce28">
            <text:p>£1,047,979</text:p>
          </table:table-cell>
          <table:table-cell table:style-name="ce179"/>
          <table:table-cell office:value-type="float" office:value="27" table:style-name="ce29">
            <text:p>27</text:p>
          </table:table-cell>
          <table:table-cell office:value-type="currency" office:value="8100" table:style-name="ce181">
            <text:p>£8,100</text:p>
          </table:table-cell>
          <table:table-cell table:style-name="ce179"/>
          <table:table-cell office:value-type="float" office:value="124.75" table:style-name="ce23">
            <text:p>125</text:p>
          </table:table-cell>
          <table:table-cell office:value-type="currency" office:value="286925" table:style-name="ce28">
            <text:p>£286,925</text:p>
          </table:table-cell>
          <table:table-cell table:style-name="ce179"/>
          <table:table-cell office:value-type="float" office:value="2291.9166666666665" table:style-name="ce178">
            <text:p>2,292</text:p>
          </table:table-cell>
          <table:table-cell office:value-type="currency" office:value="2688524.166666667" table:style-name="ce37">
            <text:p>£2,688,524</text:p>
          </table:table-cell>
          <table:table-cell table:number-columns-repeated="16364"/>
        </table:table-row>
        <table:table-row table:style-name="ro7">
          <table:table-cell/>
          <table:table-cell office:value-type="string" table:style-name="ce23">
            <text:p>Hitchin and Harpenden</text:p>
          </table:table-cell>
          <table:table-cell office:value-type="float" office:value="15184.5" table:style-name="ce23">
            <text:p>15,185</text:p>
          </table:table-cell>
          <table:table-cell table:style-name="ce179"/>
          <table:table-cell office:value-type="float" office:value="9554" table:style-name="ce23">
            <text:p>9,554</text:p>
          </table:table-cell>
          <table:table-cell office:value-type="float" office:value="951" table:style-name="ce23">
            <text:p>951</text:p>
          </table:table-cell>
          <table:table-cell office:value-type="currency" office:value="1255320" table:style-name="ce28">
            <text:p>£1,255,320</text:p>
          </table:table-cell>
          <table:table-cell table:style-name="ce179"/>
          <table:table-cell office:value-type="float" office:value="5630.4999999999991" table:style-name="ce23">
            <text:p>5,631</text:p>
          </table:table-cell>
          <table:table-cell office:value-type="float" office:value="634.5" table:style-name="ce23">
            <text:p>635</text:p>
          </table:table-cell>
          <table:table-cell office:value-type="currency" office:value="593257.5" table:style-name="ce28">
            <text:p>£593,258</text:p>
          </table:table-cell>
          <table:table-cell table:style-name="ce179"/>
          <table:table-cell office:value-type="float" office:value="26" table:style-name="ce29">
            <text:p>26</text:p>
          </table:table-cell>
          <table:table-cell office:value-type="currency" office:value="7800" table:style-name="ce181">
            <text:p>£7,800</text:p>
          </table:table-cell>
          <table:table-cell table:style-name="ce179"/>
          <table:table-cell office:value-type="float" office:value="125" table:style-name="ce23">
            <text:p>125</text:p>
          </table:table-cell>
          <table:table-cell office:value-type="currency" office:value="287500" table:style-name="ce28">
            <text:p>£287,500</text:p>
          </table:table-cell>
          <table:table-cell table:style-name="ce179"/>
          <table:table-cell office:value-type="float" office:value="1736.5" table:style-name="ce178">
            <text:p>1,737</text:p>
          </table:table-cell>
          <table:table-cell office:value-type="currency" office:value="2143877.5" table:style-name="ce37">
            <text:p>£2,143,878</text:p>
          </table:table-cell>
          <table:table-cell table:number-columns-repeated="16364"/>
        </table:table-row>
        <table:table-row table:style-name="ro7">
          <table:table-cell/>
          <table:table-cell office:value-type="string" table:style-name="ce23">
            <text:p>Isle of Wight</text:p>
          </table:table-cell>
          <table:table-cell office:value-type="float" office:value="16406.5" table:style-name="ce23">
            <text:p>16,407</text:p>
          </table:table-cell>
          <table:table-cell table:style-name="ce179"/>
          <table:table-cell office:value-type="float" office:value="9307.5" table:style-name="ce23">
            <text:p>9,308</text:p>
          </table:table-cell>
          <table:table-cell office:value-type="float" office:value="2175" table:style-name="ce23">
            <text:p>2,175</text:p>
          </table:table-cell>
          <table:table-cell office:value-type="currency" office:value="2871000" table:style-name="ce28">
            <text:p>£2,871,000</text:p>
          </table:table-cell>
          <table:table-cell table:style-name="ce179"/>
          <table:table-cell office:value-type="float" office:value="7099" table:style-name="ce23">
            <text:p>7,099</text:p>
          </table:table-cell>
          <table:table-cell office:value-type="float" office:value="1865.5833333333333" table:style-name="ce23">
            <text:p>1,866</text:p>
          </table:table-cell>
          <table:table-cell office:value-type="currency" office:value="1654521.4583333333" table:style-name="ce28">
            <text:p>£1,654,521</text:p>
          </table:table-cell>
          <table:table-cell table:style-name="ce179"/>
          <table:table-cell office:value-type="float" office:value="148.75" table:style-name="ce29">
            <text:p>149</text:p>
          </table:table-cell>
          <table:table-cell office:value-type="currency" office:value="43250" table:style-name="ce181">
            <text:p>£43,250</text:p>
          </table:table-cell>
          <table:table-cell table:style-name="ce179"/>
          <table:table-cell office:value-type="float" office:value="133.33333333333331" table:style-name="ce23">
            <text:p>133</text:p>
          </table:table-cell>
          <table:table-cell office:value-type="currency" office:value="296125" table:style-name="ce28">
            <text:p>£296,125</text:p>
          </table:table-cell>
          <table:table-cell table:style-name="ce179"/>
          <table:table-cell office:value-type="float" office:value="4322.6666666666661" table:style-name="ce178">
            <text:p>4,323</text:p>
          </table:table-cell>
          <table:table-cell office:value-type="currency" office:value="4864896.458333333" table:style-name="ce37">
            <text:p>£4,864,896</text:p>
          </table:table-cell>
          <table:table-cell table:number-columns-repeated="16364"/>
        </table:table-row>
        <table:table-row table:style-name="ro7">
          <table:table-cell/>
          <table:table-cell office:value-type="string" table:style-name="ce23">
            <text:p>Lincoln</text:p>
          </table:table-cell>
          <table:table-cell office:value-type="float" office:value="13546" table:style-name="ce23">
            <text:p>13,546</text:p>
          </table:table-cell>
          <table:table-cell table:style-name="ce179"/>
          <table:table-cell office:value-type="float" office:value="8301" table:style-name="ce23">
            <text:p>8,301</text:p>
          </table:table-cell>
          <table:table-cell office:value-type="float" office:value="2398.75" table:style-name="ce23">
            <text:p>2,399</text:p>
          </table:table-cell>
          <table:table-cell office:value-type="currency" office:value="3166350" table:style-name="ce28">
            <text:p>£3,166,350</text:p>
          </table:table-cell>
          <table:table-cell table:style-name="ce179"/>
          <table:table-cell office:value-type="float" office:value="5245" table:style-name="ce23">
            <text:p>5,245</text:p>
          </table:table-cell>
          <table:table-cell office:value-type="float" office:value="1591.5" table:style-name="ce23">
            <text:p>1,592</text:p>
          </table:table-cell>
          <table:table-cell office:value-type="currency" office:value="1488052.5" table:style-name="ce28">
            <text:p>£1,488,053</text:p>
          </table:table-cell>
          <table:table-cell table:style-name="ce179"/>
          <table:table-cell office:value-type="float" office:value="737.41666666666663" table:style-name="ce29">
            <text:p>737</text:p>
          </table:table-cell>
          <table:table-cell office:value-type="currency" office:value="221225" table:style-name="ce181">
            <text:p>£221,225</text:p>
          </table:table-cell>
          <table:table-cell table:style-name="ce179"/>
          <table:table-cell office:value-type="float" office:value="99" table:style-name="ce23">
            <text:p>99</text:p>
          </table:table-cell>
          <table:table-cell office:value-type="currency" office:value="227700" table:style-name="ce28">
            <text:p>£227,700</text:p>
          </table:table-cell>
          <table:table-cell table:style-name="ce179"/>
          <table:table-cell office:value-type="float" office:value="4826.666666666667" table:style-name="ce178">
            <text:p>4,827</text:p>
          </table:table-cell>
          <table:table-cell office:value-type="currency" office:value="5103327.5" table:style-name="ce37">
            <text:p>£5,103,328</text:p>
          </table:table-cell>
          <table:table-cell table:number-columns-repeated="16364"/>
        </table:table-row>
        <table:table-row table:style-name="ro7">
          <table:table-cell/>
          <table:table-cell office:value-type="string" table:style-name="ce23">
            <text:p>Boston and Skegness</text:p>
          </table:table-cell>
          <table:table-cell office:value-type="float" office:value="13528.5" table:style-name="ce23">
            <text:p>13,529</text:p>
          </table:table-cell>
          <table:table-cell table:style-name="ce179"/>
          <table:table-cell office:value-type="float" office:value="8575" table:style-name="ce23">
            <text:p>8,575</text:p>
          </table:table-cell>
          <table:table-cell office:value-type="float" office:value="2287.166666666667" table:style-name="ce23">
            <text:p>2,287</text:p>
          </table:table-cell>
          <table:table-cell office:value-type="currency" office:value="3019060" table:style-name="ce28">
            <text:p>£3,019,060</text:p>
          </table:table-cell>
          <table:table-cell table:style-name="ce179"/>
          <table:table-cell office:value-type="float" office:value="4953.5" table:style-name="ce23">
            <text:p>4,954</text:p>
          </table:table-cell>
          <table:table-cell office:value-type="float" office:value="1378" table:style-name="ce23">
            <text:p>1,378</text:p>
          </table:table-cell>
          <table:table-cell office:value-type="currency" office:value="1288430" table:style-name="ce28">
            <text:p>£1,288,430</text:p>
          </table:table-cell>
          <table:table-cell table:style-name="ce179"/>
          <table:table-cell office:value-type="float" office:value="112" table:style-name="ce29">
            <text:p>112</text:p>
          </table:table-cell>
          <table:table-cell office:value-type="currency" office:value="33600" table:style-name="ce181">
            <text:p>£33,600</text:p>
          </table:table-cell>
          <table:table-cell table:style-name="ce179"/>
          <table:table-cell office:value-type="float" office:value="81.75" table:style-name="ce23">
            <text:p>82</text:p>
          </table:table-cell>
          <table:table-cell office:value-type="currency" office:value="188025" table:style-name="ce28">
            <text:p>£188,025</text:p>
          </table:table-cell>
          <table:table-cell table:style-name="ce179"/>
          <table:table-cell office:value-type="float" office:value="3858.916666666667" table:style-name="ce178">
            <text:p>3,859</text:p>
          </table:table-cell>
          <table:table-cell office:value-type="currency" office:value="4529115" table:style-name="ce37">
            <text:p>£4,529,115</text:p>
          </table:table-cell>
          <table:table-cell table:number-columns-repeated="16364"/>
        </table:table-row>
        <table:table-row table:style-name="ro7">
          <table:table-cell/>
          <table:table-cell office:value-type="string" table:style-name="ce23">
            <text:p>Sleaford and North Hykeham</text:p>
          </table:table-cell>
          <table:table-cell office:value-type="float" office:value="15776" table:style-name="ce23">
            <text:p>15,776</text:p>
          </table:table-cell>
          <table:table-cell table:style-name="ce179"/>
          <table:table-cell office:value-type="float" office:value="9225" table:style-name="ce23">
            <text:p>9,225</text:p>
          </table:table-cell>
          <table:table-cell office:value-type="float" office:value="1417" table:style-name="ce23">
            <text:p>1,417</text:p>
          </table:table-cell>
          <table:table-cell office:value-type="currency" office:value="1870440" table:style-name="ce28">
            <text:p>£1,870,440</text:p>
          </table:table-cell>
          <table:table-cell table:style-name="ce179"/>
          <table:table-cell office:value-type="float" office:value="6551" table:style-name="ce23">
            <text:p>6,551</text:p>
          </table:table-cell>
          <table:table-cell office:value-type="float" office:value="1153" table:style-name="ce23">
            <text:p>1,153</text:p>
          </table:table-cell>
          <table:table-cell office:value-type="currency" office:value="1078055" table:style-name="ce28">
            <text:p>£1,078,055</text:p>
          </table:table-cell>
          <table:table-cell table:style-name="ce179"/>
          <table:table-cell office:value-type="float" office:value="1912.625" table:style-name="ce29">
            <text:p>1,913</text:p>
          </table:table-cell>
          <table:table-cell office:value-type="currency" office:value="573787.5" table:style-name="ce181">
            <text:p>£573,788</text:p>
          </table:table-cell>
          <table:table-cell table:style-name="ce179"/>
          <table:table-cell office:value-type="float" office:value="154.58333333333334" table:style-name="ce23">
            <text:p>155</text:p>
          </table:table-cell>
          <table:table-cell office:value-type="currency" office:value="355541.66666666669" table:style-name="ce28">
            <text:p>£355,542</text:p>
          </table:table-cell>
          <table:table-cell table:style-name="ce179"/>
          <table:table-cell office:value-type="float" office:value="4637.208333333333" table:style-name="ce178">
            <text:p>4,637</text:p>
          </table:table-cell>
          <table:table-cell office:value-type="currency" office:value="3877824.1666666665" table:style-name="ce37">
            <text:p>£3,877,824</text:p>
          </table:table-cell>
          <table:table-cell table:number-columns-repeated="16364"/>
        </table:table-row>
        <table:table-row table:style-name="ro7">
          <table:table-cell/>
          <table:table-cell office:value-type="string" table:style-name="ce23">
            <text:p>Grantham and Stamford</text:p>
          </table:table-cell>
          <table:table-cell office:value-type="float" office:value="15661" table:style-name="ce23">
            <text:p>15,661</text:p>
          </table:table-cell>
          <table:table-cell table:style-name="ce179"/>
          <table:table-cell office:value-type="float" office:value="8732" table:style-name="ce23">
            <text:p>8,732</text:p>
          </table:table-cell>
          <table:table-cell office:value-type="float" office:value="1833.9166666666667" table:style-name="ce23">
            <text:p>1,834</text:p>
          </table:table-cell>
          <table:table-cell office:value-type="currency" office:value="2420770" table:style-name="ce28">
            <text:p>£2,420,770</text:p>
          </table:table-cell>
          <table:table-cell table:style-name="ce179"/>
          <table:table-cell office:value-type="float" office:value="6929" table:style-name="ce23">
            <text:p>6,929</text:p>
          </table:table-cell>
          <table:table-cell office:value-type="float" office:value="1283.5" table:style-name="ce23">
            <text:p>1,284</text:p>
          </table:table-cell>
          <table:table-cell office:value-type="currency" office:value="1200072.5" table:style-name="ce28">
            <text:p>£1,200,073</text:p>
          </table:table-cell>
          <table:table-cell table:style-name="ce179"/>
          <table:table-cell office:value-type="float" office:value="601" table:style-name="ce29">
            <text:p>601</text:p>
          </table:table-cell>
          <table:table-cell office:value-type="currency" office:value="180300" table:style-name="ce181">
            <text:p>£180,300</text:p>
          </table:table-cell>
          <table:table-cell table:style-name="ce179"/>
          <table:table-cell office:value-type="float" office:value="104.58333333333333" table:style-name="ce23">
            <text:p>105</text:p>
          </table:table-cell>
          <table:table-cell office:value-type="currency" office:value="240541.66666666666" table:style-name="ce28">
            <text:p>£240,542</text:p>
          </table:table-cell>
          <table:table-cell table:style-name="ce179"/>
          <table:table-cell office:value-type="float" office:value="3823.0000000000005" table:style-name="ce178">
            <text:p>3,823</text:p>
          </table:table-cell>
          <table:table-cell office:value-type="currency" office:value="4041684.1666666665" table:style-name="ce37">
            <text:p>£4,041,684</text:p>
          </table:table-cell>
          <table:table-cell table:number-columns-repeated="16364"/>
        </table:table-row>
        <table:table-row table:style-name="ro7">
          <table:table-cell/>
          <table:table-cell office:value-type="string" table:style-name="ce23">
            <text:p>Louth and Horncastle</text:p>
          </table:table-cell>
          <table:table-cell office:value-type="float" office:value="11773" table:style-name="ce23">
            <text:p>11,773</text:p>
          </table:table-cell>
          <table:table-cell table:style-name="ce179"/>
          <table:table-cell office:value-type="float" office:value="6648" table:style-name="ce23">
            <text:p>6,648</text:p>
          </table:table-cell>
          <table:table-cell office:value-type="float" office:value="1916" table:style-name="ce23">
            <text:p>1,916</text:p>
          </table:table-cell>
          <table:table-cell office:value-type="currency" office:value="2529120" table:style-name="ce28">
            <text:p>£2,529,120</text:p>
          </table:table-cell>
          <table:table-cell table:style-name="ce179"/>
          <table:table-cell office:value-type="float" office:value="5125" table:style-name="ce23">
            <text:p>5,125</text:p>
          </table:table-cell>
          <table:table-cell office:value-type="float" office:value="1337" table:style-name="ce23">
            <text:p>1,337</text:p>
          </table:table-cell>
          <table:table-cell office:value-type="currency" office:value="1250095" table:style-name="ce28">
            <text:p>£1,250,095</text:p>
          </table:table-cell>
          <table:table-cell table:style-name="ce179"/>
          <table:table-cell office:value-type="float" office:value="574" table:style-name="ce29">
            <text:p>574</text:p>
          </table:table-cell>
          <table:table-cell office:value-type="currency" office:value="172200" table:style-name="ce181">
            <text:p>£172,200</text:p>
          </table:table-cell>
          <table:table-cell table:style-name="ce179"/>
          <table:table-cell office:value-type="float" office:value="91" table:style-name="ce23">
            <text:p>91</text:p>
          </table:table-cell>
          <table:table-cell office:value-type="currency" office:value="209300" table:style-name="ce28">
            <text:p>£209,300</text:p>
          </table:table-cell>
          <table:table-cell table:style-name="ce179"/>
          <table:table-cell office:value-type="float" office:value="3918" table:style-name="ce178">
            <text:p>3,918</text:p>
          </table:table-cell>
          <table:table-cell office:value-type="currency" office:value="4160715" table:style-name="ce37">
            <text:p>£4,160,715</text:p>
          </table:table-cell>
          <table:table-cell table:number-columns-repeated="16364"/>
        </table:table-row>
        <table:table-row table:style-name="ro7">
          <table:table-cell/>
          <table:table-cell office:value-type="string" table:style-name="ce23">
            <text:p>Gainsborough</text:p>
          </table:table-cell>
          <table:table-cell office:value-type="float" office:value="12239" table:style-name="ce23">
            <text:p>12,239</text:p>
          </table:table-cell>
          <table:table-cell table:style-name="ce179"/>
          <table:table-cell office:value-type="float" office:value="7525" table:style-name="ce23">
            <text:p>7,525</text:p>
          </table:table-cell>
          <table:table-cell office:value-type="float" office:value="1885.3333333333335" table:style-name="ce23">
            <text:p>1,885</text:p>
          </table:table-cell>
          <table:table-cell office:value-type="currency" office:value="2488640" table:style-name="ce28">
            <text:p>£2,488,640</text:p>
          </table:table-cell>
          <table:table-cell table:style-name="ce179"/>
          <table:table-cell office:value-type="float" office:value="4714" table:style-name="ce23">
            <text:p>4,714</text:p>
          </table:table-cell>
          <table:table-cell office:value-type="float" office:value="1070.0000000000002" table:style-name="ce23">
            <text:p>1,070</text:p>
          </table:table-cell>
          <table:table-cell office:value-type="currency" office:value="1000450.0000000002" table:style-name="ce28">
            <text:p>£1,000,450</text:p>
          </table:table-cell>
          <table:table-cell table:style-name="ce179"/>
          <table:table-cell office:value-type="float" office:value="409" table:style-name="ce29">
            <text:p>409</text:p>
          </table:table-cell>
          <table:table-cell office:value-type="currency" office:value="122700" table:style-name="ce181">
            <text:p>£122,700</text:p>
          </table:table-cell>
          <table:table-cell table:style-name="ce179"/>
          <table:table-cell office:value-type="float" office:value="139" table:style-name="ce23">
            <text:p>139</text:p>
          </table:table-cell>
          <table:table-cell office:value-type="currency" office:value="319700" table:style-name="ce28">
            <text:p>£319,700</text:p>
          </table:table-cell>
          <table:table-cell table:style-name="ce179"/>
          <table:table-cell office:value-type="float" office:value="3503.3333333333339" table:style-name="ce178">
            <text:p>3,503</text:p>
          </table:table-cell>
          <table:table-cell office:value-type="currency" office:value="3931490" table:style-name="ce37">
            <text:p>£3,931,490</text:p>
          </table:table-cell>
          <table:table-cell table:number-columns-repeated="16364"/>
        </table:table-row>
        <table:table-row table:style-name="ro7">
          <table:table-cell/>
          <table:table-cell office:value-type="string" table:style-name="ce23">
            <text:p>South Holland and The Deepings</text:p>
          </table:table-cell>
          <table:table-cell office:value-type="float" office:value="13950" table:style-name="ce23">
            <text:p>13,950</text:p>
          </table:table-cell>
          <table:table-cell table:style-name="ce179"/>
          <table:table-cell office:value-type="float" office:value="8017" table:style-name="ce23">
            <text:p>8,017</text:p>
          </table:table-cell>
          <table:table-cell office:value-type="float" office:value="1664" table:style-name="ce23">
            <text:p>1,664</text:p>
          </table:table-cell>
          <table:table-cell office:value-type="currency" office:value="2196480" table:style-name="ce28">
            <text:p>£2,196,480</text:p>
          </table:table-cell>
          <table:table-cell table:style-name="ce179"/>
          <table:table-cell office:value-type="float" office:value="5933" table:style-name="ce23">
            <text:p>5,933</text:p>
          </table:table-cell>
          <table:table-cell office:value-type="float" office:value="1263" table:style-name="ce23">
            <text:p>1,263</text:p>
          </table:table-cell>
          <table:table-cell office:value-type="currency" office:value="1180905" table:style-name="ce28">
            <text:p>£1,180,905</text:p>
          </table:table-cell>
          <table:table-cell table:style-name="ce179"/>
          <table:table-cell office:value-type="float" office:value="171" table:style-name="ce29">
            <text:p>171</text:p>
          </table:table-cell>
          <table:table-cell office:value-type="currency" office:value="51300" table:style-name="ce181">
            <text:p>£51,300</text:p>
          </table:table-cell>
          <table:table-cell table:style-name="ce179"/>
          <table:table-cell office:value-type="float" office:value="90" table:style-name="ce23">
            <text:p>90</text:p>
          </table:table-cell>
          <table:table-cell office:value-type="currency" office:value="207000" table:style-name="ce28">
            <text:p>£207,000</text:p>
          </table:table-cell>
          <table:table-cell table:style-name="ce179"/>
          <table:table-cell office:value-type="float" office:value="3188" table:style-name="ce178">
            <text:p>3,188</text:p>
          </table:table-cell>
          <table:table-cell office:value-type="currency" office:value="3635685" table:style-name="ce37">
            <text:p>£3,635,685</text:p>
          </table:table-cell>
          <table:table-cell table:number-columns-repeated="16364"/>
        </table:table-row>
        <table:table-row table:style-name="ro7">
          <table:table-cell/>
          <table:table-cell office:value-type="string" table:style-name="ce23">
            <text:p>Broadland</text:p>
          </table:table-cell>
          <table:table-cell office:value-type="float" office:value="10973.5" table:style-name="ce23">
            <text:p>10,974</text:p>
          </table:table-cell>
          <table:table-cell table:style-name="ce179"/>
          <table:table-cell office:value-type="float" office:value="6847" table:style-name="ce23">
            <text:p>6,847</text:p>
          </table:table-cell>
          <table:table-cell office:value-type="float" office:value="984" table:style-name="ce23">
            <text:p>984</text:p>
          </table:table-cell>
          <table:table-cell office:value-type="currency" office:value="1298880" table:style-name="ce28">
            <text:p>£1,298,880</text:p>
          </table:table-cell>
          <table:table-cell table:style-name="ce179"/>
          <table:table-cell office:value-type="float" office:value="4126.5" table:style-name="ce23">
            <text:p>4,127</text:p>
          </table:table-cell>
          <table:table-cell office:value-type="float" office:value="859.5" table:style-name="ce23">
            <text:p>860</text:p>
          </table:table-cell>
          <table:table-cell office:value-type="currency" office:value="803632.5" table:style-name="ce28">
            <text:p>£803,633</text:p>
          </table:table-cell>
          <table:table-cell table:style-name="ce179"/>
          <table:table-cell office:value-type="float" office:value="87.5" table:style-name="ce29">
            <text:p>88</text:p>
          </table:table-cell>
          <table:table-cell office:value-type="currency" office:value="26250" table:style-name="ce181">
            <text:p>£26,250</text:p>
          </table:table-cell>
          <table:table-cell table:style-name="ce179"/>
          <table:table-cell office:value-type="float" office:value="79" table:style-name="ce23">
            <text:p>79</text:p>
          </table:table-cell>
          <table:table-cell office:value-type="currency" office:value="181700" table:style-name="ce28">
            <text:p>£181,700</text:p>
          </table:table-cell>
          <table:table-cell table:style-name="ce179"/>
          <table:table-cell office:value-type="float" office:value="2010" table:style-name="ce178">
            <text:p>2,010</text:p>
          </table:table-cell>
          <table:table-cell office:value-type="currency" office:value="2310462.5" table:style-name="ce37">
            <text:p>£2,310,463</text:p>
          </table:table-cell>
          <table:table-cell table:number-columns-repeated="16364"/>
        </table:table-row>
        <table:table-row table:style-name="ro7">
          <table:table-cell/>
          <table:table-cell office:value-type="string" table:style-name="ce23">
            <text:p>North Norfolk</text:p>
          </table:table-cell>
          <table:table-cell office:value-type="float" office:value="8540" table:style-name="ce23">
            <text:p>8,540</text:p>
          </table:table-cell>
          <table:table-cell table:style-name="ce179"/>
          <table:table-cell office:value-type="float" office:value="5076" table:style-name="ce23">
            <text:p>5,076</text:p>
          </table:table-cell>
          <table:table-cell office:value-type="float" office:value="1019" table:style-name="ce23">
            <text:p>1,019</text:p>
          </table:table-cell>
          <table:table-cell office:value-type="currency" office:value="1345080" table:style-name="ce28">
            <text:p>£1,345,080</text:p>
          </table:table-cell>
          <table:table-cell table:style-name="ce179"/>
          <table:table-cell office:value-type="float" office:value="3464" table:style-name="ce23">
            <text:p>3,464</text:p>
          </table:table-cell>
          <table:table-cell office:value-type="float" office:value="841" table:style-name="ce23">
            <text:p>841</text:p>
          </table:table-cell>
          <table:table-cell office:value-type="currency" office:value="786335" table:style-name="ce28">
            <text:p>£786,335</text:p>
          </table:table-cell>
          <table:table-cell table:style-name="ce179"/>
          <table:table-cell office:value-type="float" office:value="53" table:style-name="ce29">
            <text:p>53</text:p>
          </table:table-cell>
          <table:table-cell office:value-type="currency" office:value="15900" table:style-name="ce181">
            <text:p>£15,900</text:p>
          </table:table-cell>
          <table:table-cell table:style-name="ce179"/>
          <table:table-cell office:value-type="float" office:value="78" table:style-name="ce23">
            <text:p>78</text:p>
          </table:table-cell>
          <table:table-cell office:value-type="currency" office:value="179400" table:style-name="ce28">
            <text:p>£179,400</text:p>
          </table:table-cell>
          <table:table-cell table:style-name="ce179"/>
          <table:table-cell office:value-type="float" office:value="1991" table:style-name="ce178">
            <text:p>1,991</text:p>
          </table:table-cell>
          <table:table-cell office:value-type="currency" office:value="2326715" table:style-name="ce37">
            <text:p>£2,326,715</text:p>
          </table:table-cell>
          <table:table-cell table:number-columns-repeated="16364"/>
        </table:table-row>
        <table:table-row table:style-name="ro7">
          <table:table-cell/>
          <table:table-cell office:value-type="string" table:style-name="ce23">
            <text:p>Mid Norfolk</text:p>
          </table:table-cell>
          <table:table-cell office:value-type="float" office:value="14141" table:style-name="ce23">
            <text:p>14,141</text:p>
          </table:table-cell>
          <table:table-cell table:style-name="ce179"/>
          <table:table-cell office:value-type="float" office:value="7709" table:style-name="ce23">
            <text:p>7,709</text:p>
          </table:table-cell>
          <table:table-cell office:value-type="float" office:value="1326" table:style-name="ce23">
            <text:p>1,326</text:p>
          </table:table-cell>
          <table:table-cell office:value-type="currency" office:value="1750320" table:style-name="ce28">
            <text:p>£1,750,320</text:p>
          </table:table-cell>
          <table:table-cell table:style-name="ce179"/>
          <table:table-cell office:value-type="float" office:value="6431.9999999999991" table:style-name="ce23">
            <text:p>6,432</text:p>
          </table:table-cell>
          <table:table-cell office:value-type="float" office:value="1120.5" table:style-name="ce23">
            <text:p>1,121</text:p>
          </table:table-cell>
          <table:table-cell office:value-type="currency" office:value="1047667.5" table:style-name="ce28">
            <text:p>£1,047,668</text:p>
          </table:table-cell>
          <table:table-cell table:style-name="ce179"/>
          <table:table-cell office:value-type="float" office:value="355.5" table:style-name="ce29">
            <text:p>356</text:p>
          </table:table-cell>
          <table:table-cell office:value-type="currency" office:value="106650" table:style-name="ce181">
            <text:p>£106,650</text:p>
          </table:table-cell>
          <table:table-cell table:style-name="ce179"/>
          <table:table-cell office:value-type="float" office:value="118" table:style-name="ce23">
            <text:p>118</text:p>
          </table:table-cell>
          <table:table-cell office:value-type="currency" office:value="271400" table:style-name="ce28">
            <text:p>£271,400</text:p>
          </table:table-cell>
          <table:table-cell table:style-name="ce179"/>
          <table:table-cell office:value-type="float" office:value="2920" table:style-name="ce178">
            <text:p>2,920</text:p>
          </table:table-cell>
          <table:table-cell office:value-type="currency" office:value="3176037.5" table:style-name="ce37">
            <text:p>£3,176,038</text:p>
          </table:table-cell>
          <table:table-cell table:number-columns-repeated="16364"/>
        </table:table-row>
        <table:table-row table:style-name="ro7">
          <table:table-cell/>
          <table:table-cell office:value-type="string" table:style-name="ce23">
            <text:p>South Norfolk</text:p>
          </table:table-cell>
          <table:table-cell office:value-type="float" office:value="12385.5" table:style-name="ce23">
            <text:p>12,386</text:p>
          </table:table-cell>
          <table:table-cell table:style-name="ce179"/>
          <table:table-cell office:value-type="float" office:value="7761" table:style-name="ce23">
            <text:p>7,761</text:p>
          </table:table-cell>
          <table:table-cell office:value-type="float" office:value="1071" table:style-name="ce23">
            <text:p>1,071</text:p>
          </table:table-cell>
          <table:table-cell office:value-type="currency" office:value="1413720" table:style-name="ce28">
            <text:p>£1,413,720</text:p>
          </table:table-cell>
          <table:table-cell table:style-name="ce179"/>
          <table:table-cell office:value-type="float" office:value="4624.4999999999991" table:style-name="ce23">
            <text:p>4,625</text:p>
          </table:table-cell>
          <table:table-cell office:value-type="float" office:value="987" table:style-name="ce23">
            <text:p>987</text:p>
          </table:table-cell>
          <table:table-cell office:value-type="currency" office:value="922845" table:style-name="ce28">
            <text:p>£922,845</text:p>
          </table:table-cell>
          <table:table-cell table:style-name="ce179"/>
          <table:table-cell office:value-type="float" office:value="105" table:style-name="ce29">
            <text:p>105</text:p>
          </table:table-cell>
          <table:table-cell office:value-type="currency" office:value="31500" table:style-name="ce181">
            <text:p>£31,500</text:p>
          </table:table-cell>
          <table:table-cell table:style-name="ce179"/>
          <table:table-cell office:value-type="float" office:value="68" table:style-name="ce23">
            <text:p>68</text:p>
          </table:table-cell>
          <table:table-cell office:value-type="currency" office:value="156400" table:style-name="ce28">
            <text:p>£156,400</text:p>
          </table:table-cell>
          <table:table-cell table:style-name="ce179"/>
          <table:table-cell office:value-type="float" office:value="2231" table:style-name="ce178">
            <text:p>2,231</text:p>
          </table:table-cell>
          <table:table-cell office:value-type="currency" office:value="2524465" table:style-name="ce37">
            <text:p>£2,524,465</text:p>
          </table:table-cell>
          <table:table-cell table:number-columns-repeated="16364"/>
        </table:table-row>
        <table:table-row table:style-name="ro7">
          <table:table-cell/>
          <table:table-cell office:value-type="string" table:style-name="ce23">
            <text:p>Great Yarmouth</text:p>
          </table:table-cell>
          <table:table-cell office:value-type="float" office:value="13561" table:style-name="ce23">
            <text:p>13,561</text:p>
          </table:table-cell>
          <table:table-cell table:style-name="ce179"/>
          <table:table-cell office:value-type="float" office:value="7958" table:style-name="ce23">
            <text:p>7,958</text:p>
          </table:table-cell>
          <table:table-cell office:value-type="float" office:value="2601" table:style-name="ce23">
            <text:p>2,601</text:p>
          </table:table-cell>
          <table:table-cell office:value-type="currency" office:value="3433320" table:style-name="ce28">
            <text:p>£3,433,320</text:p>
          </table:table-cell>
          <table:table-cell table:style-name="ce179"/>
          <table:table-cell office:value-type="float" office:value="5602.9999999999991" table:style-name="ce23">
            <text:p>5,603</text:p>
          </table:table-cell>
          <table:table-cell office:value-type="float" office:value="2001.1666666666667" table:style-name="ce23">
            <text:p>2,001</text:p>
          </table:table-cell>
          <table:table-cell office:value-type="currency" office:value="1871090.8333333335" table:style-name="ce28">
            <text:p>£1,871,091</text:p>
          </table:table-cell>
          <table:table-cell table:style-name="ce179"/>
          <table:table-cell office:value-type="float" office:value="52.166666666666664" table:style-name="ce29">
            <text:p>52</text:p>
          </table:table-cell>
          <table:table-cell office:value-type="currency" office:value="15650" table:style-name="ce181">
            <text:p>£15,650</text:p>
          </table:table-cell>
          <table:table-cell table:style-name="ce179"/>
          <table:table-cell office:value-type="float" office:value="59" table:style-name="ce23">
            <text:p>59</text:p>
          </table:table-cell>
          <table:table-cell office:value-type="currency" office:value="135700" table:style-name="ce28">
            <text:p>£135,700</text:p>
          </table:table-cell>
          <table:table-cell table:style-name="ce179"/>
          <table:table-cell office:value-type="float" office:value="4713.3333333333339" table:style-name="ce178">
            <text:p>4,713</text:p>
          </table:table-cell>
          <table:table-cell office:value-type="currency" office:value="5455760.833333334" table:style-name="ce37">
            <text:p>£5,455,761</text:p>
          </table:table-cell>
          <table:table-cell table:number-columns-repeated="16364"/>
        </table:table-row>
        <table:table-row table:style-name="ro7">
          <table:table-cell/>
          <table:table-cell office:value-type="string" table:style-name="ce23">
            <text:p>Norwich South</text:p>
          </table:table-cell>
          <table:table-cell office:value-type="float" office:value="11728" table:style-name="ce23">
            <text:p>11,728</text:p>
          </table:table-cell>
          <table:table-cell table:style-name="ce179"/>
          <table:table-cell office:value-type="float" office:value="7410.5" table:style-name="ce23">
            <text:p>7,411</text:p>
          </table:table-cell>
          <table:table-cell office:value-type="float" office:value="2148.75" table:style-name="ce23">
            <text:p>2,149</text:p>
          </table:table-cell>
          <table:table-cell office:value-type="currency" office:value="2836350" table:style-name="ce28">
            <text:p>£2,836,350</text:p>
          </table:table-cell>
          <table:table-cell table:style-name="ce179"/>
          <table:table-cell office:value-type="float" office:value="4317.5" table:style-name="ce23">
            <text:p>4,318</text:p>
          </table:table-cell>
          <table:table-cell office:value-type="float" office:value="1352.3333333333333" table:style-name="ce23">
            <text:p>1,352</text:p>
          </table:table-cell>
          <table:table-cell office:value-type="currency" office:value="1264431.6666666665" table:style-name="ce28">
            <text:p>£1,264,432</text:p>
          </table:table-cell>
          <table:table-cell table:style-name="ce179"/>
          <table:table-cell office:value-type="float" office:value="26.291666666666668" table:style-name="ce29">
            <text:p>26</text:p>
          </table:table-cell>
          <table:table-cell office:value-type="currency" office:value="7887.5" table:style-name="ce181">
            <text:p>£7,888</text:p>
          </table:table-cell>
          <table:table-cell table:style-name="ce179"/>
          <table:table-cell office:value-type="float" office:value="67" table:style-name="ce23">
            <text:p>67</text:p>
          </table:table-cell>
          <table:table-cell office:value-type="currency" office:value="154100" table:style-name="ce28">
            <text:p>£154,100</text:p>
          </table:table-cell>
          <table:table-cell table:style-name="ce179"/>
          <table:table-cell office:value-type="float" office:value="3594.3749999999995" table:style-name="ce178">
            <text:p>3,594</text:p>
          </table:table-cell>
          <table:table-cell office:value-type="currency" office:value="4262769.166666666" table:style-name="ce37">
            <text:p>£4,262,769</text:p>
          </table:table-cell>
          <table:table-cell table:number-columns-repeated="16364"/>
        </table:table-row>
        <table:table-row table:style-name="ro7">
          <table:table-cell/>
          <table:table-cell office:value-type="string" table:style-name="ce23">
            <text:p>North West Norfolk</text:p>
          </table:table-cell>
          <table:table-cell office:value-type="float" office:value="11818" table:style-name="ce23">
            <text:p>11,818</text:p>
          </table:table-cell>
          <table:table-cell table:style-name="ce179"/>
          <table:table-cell office:value-type="float" office:value="7451.5" table:style-name="ce23">
            <text:p>7,452</text:p>
          </table:table-cell>
          <table:table-cell office:value-type="float" office:value="1633.6666666666667" table:style-name="ce23">
            <text:p>1,634</text:p>
          </table:table-cell>
          <table:table-cell office:value-type="currency" office:value="2156440" table:style-name="ce28">
            <text:p>£2,156,440</text:p>
          </table:table-cell>
          <table:table-cell table:style-name="ce179"/>
          <table:table-cell office:value-type="float" office:value="4366.5" table:style-name="ce23">
            <text:p>4,367</text:p>
          </table:table-cell>
          <table:table-cell office:value-type="float" office:value="1114" table:style-name="ce23">
            <text:p>1,114</text:p>
          </table:table-cell>
          <table:table-cell office:value-type="currency" office:value="1041590" table:style-name="ce28">
            <text:p>£1,041,590</text:p>
          </table:table-cell>
          <table:table-cell table:style-name="ce179"/>
          <table:table-cell office:value-type="float" office:value="120" table:style-name="ce29">
            <text:p>120</text:p>
          </table:table-cell>
          <table:table-cell office:value-type="currency" office:value="36000" table:style-name="ce181">
            <text:p>£36,000</text:p>
          </table:table-cell>
          <table:table-cell table:style-name="ce179"/>
          <table:table-cell office:value-type="float" office:value="68" table:style-name="ce23">
            <text:p>68</text:p>
          </table:table-cell>
          <table:table-cell office:value-type="currency" office:value="156400" table:style-name="ce28">
            <text:p>£156,400</text:p>
          </table:table-cell>
          <table:table-cell table:style-name="ce179"/>
          <table:table-cell office:value-type="float" office:value="2935.666666666667" table:style-name="ce178">
            <text:p>2,936</text:p>
          </table:table-cell>
          <table:table-cell office:value-type="currency" office:value="3390430" table:style-name="ce37">
            <text:p>£3,390,430</text:p>
          </table:table-cell>
          <table:table-cell table:number-columns-repeated="16364"/>
        </table:table-row>
        <table:table-row table:style-name="ro7">
          <table:table-cell/>
          <table:table-cell office:value-type="string" table:style-name="ce23">
            <text:p>Norwich North</text:p>
          </table:table-cell>
          <table:table-cell office:value-type="float" office:value="12080" table:style-name="ce23">
            <text:p>12,080</text:p>
          </table:table-cell>
          <table:table-cell table:style-name="ce179"/>
          <table:table-cell office:value-type="float" office:value="7367.5" table:style-name="ce23">
            <text:p>7,368</text:p>
          </table:table-cell>
          <table:table-cell office:value-type="float" office:value="1692.5" table:style-name="ce23">
            <text:p>1,693</text:p>
          </table:table-cell>
          <table:table-cell office:value-type="currency" office:value="2234100" table:style-name="ce28">
            <text:p>£2,234,100</text:p>
          </table:table-cell>
          <table:table-cell table:style-name="ce179"/>
          <table:table-cell office:value-type="float" office:value="4712.5" table:style-name="ce23">
            <text:p>4,713</text:p>
          </table:table-cell>
          <table:table-cell office:value-type="float" office:value="1168.5" table:style-name="ce23">
            <text:p>1,169</text:p>
          </table:table-cell>
          <table:table-cell office:value-type="currency" office:value="1092547.5" table:style-name="ce28">
            <text:p>£1,092,548</text:p>
          </table:table-cell>
          <table:table-cell table:style-name="ce179"/>
          <table:table-cell office:value-type="float" office:value="72" table:style-name="ce29">
            <text:p>72</text:p>
          </table:table-cell>
          <table:table-cell office:value-type="currency" office:value="21600" table:style-name="ce181">
            <text:p>£21,600</text:p>
          </table:table-cell>
          <table:table-cell table:style-name="ce179"/>
          <table:table-cell office:value-type="float" office:value="55" table:style-name="ce23">
            <text:p>55</text:p>
          </table:table-cell>
          <table:table-cell office:value-type="currency" office:value="126500" table:style-name="ce28">
            <text:p>£126,500</text:p>
          </table:table-cell>
          <table:table-cell table:style-name="ce179"/>
          <table:table-cell office:value-type="float" office:value="2988" table:style-name="ce178">
            <text:p>2,988</text:p>
          </table:table-cell>
          <table:table-cell office:value-type="currency" office:value="3474747.5" table:style-name="ce37">
            <text:p>£3,474,748</text:p>
          </table:table-cell>
          <table:table-cell table:number-columns-repeated="16364"/>
        </table:table-row>
        <table:table-row table:style-name="ro7">
          <table:table-cell/>
          <table:table-cell office:value-type="string" table:style-name="ce23">
            <text:p>Northampton South</text:p>
          </table:table-cell>
          <table:table-cell office:value-type="float" office:value="11707.5" table:style-name="ce23">
            <text:p>11,708</text:p>
          </table:table-cell>
          <table:table-cell table:style-name="ce179"/>
          <table:table-cell office:value-type="float" office:value="8643.5" table:style-name="ce23">
            <text:p>8,644</text:p>
          </table:table-cell>
          <table:table-cell office:value-type="float" office:value="1976.9166666666667" table:style-name="ce23">
            <text:p>1,977</text:p>
          </table:table-cell>
          <table:table-cell office:value-type="currency" office:value="2609530" table:style-name="ce28">
            <text:p>£2,609,530</text:p>
          </table:table-cell>
          <table:table-cell table:style-name="ce179"/>
          <table:table-cell office:value-type="float" office:value="3063.9999999999995" table:style-name="ce23">
            <text:p>3,064</text:p>
          </table:table-cell>
          <table:table-cell office:value-type="float" office:value="718.91666666666674" table:style-name="ce23">
            <text:p>719</text:p>
          </table:table-cell>
          <table:table-cell office:value-type="currency" office:value="672187.08333333337" table:style-name="ce28">
            <text:p>£672,187</text:p>
          </table:table-cell>
          <table:table-cell table:style-name="ce179"/>
          <table:table-cell office:value-type="float" office:value="38.583333333333336" table:style-name="ce29">
            <text:p>39</text:p>
          </table:table-cell>
          <table:table-cell office:value-type="currency" office:value="11575" table:style-name="ce181">
            <text:p>£11,575</text:p>
          </table:table-cell>
          <table:table-cell table:style-name="ce179"/>
          <table:table-cell office:value-type="float" office:value="88" table:style-name="ce23">
            <text:p>88</text:p>
          </table:table-cell>
          <table:table-cell office:value-type="currency" office:value="202400" table:style-name="ce28">
            <text:p>£202,400</text:p>
          </table:table-cell>
          <table:table-cell table:style-name="ce179"/>
          <table:table-cell office:value-type="float" office:value="2822.416666666667" table:style-name="ce178">
            <text:p>2,822</text:p>
          </table:table-cell>
          <table:table-cell office:value-type="currency" office:value="3495692.0833333335" table:style-name="ce37">
            <text:p>£3,495,692</text:p>
          </table:table-cell>
          <table:table-cell table:number-columns-repeated="16364"/>
        </table:table-row>
        <table:table-row table:style-name="ro7">
          <table:table-cell/>
          <table:table-cell office:value-type="string" table:style-name="ce23">
            <text:p>Daventry</text:p>
          </table:table-cell>
          <table:table-cell office:value-type="float" office:value="13315.5" table:style-name="ce23">
            <text:p>13,316</text:p>
          </table:table-cell>
          <table:table-cell table:style-name="ce179"/>
          <table:table-cell office:value-type="float" office:value="8502" table:style-name="ce23">
            <text:p>8,502</text:p>
          </table:table-cell>
          <table:table-cell office:value-type="float" office:value="1140.5833333333333" table:style-name="ce23">
            <text:p>1,141</text:p>
          </table:table-cell>
          <table:table-cell office:value-type="currency" office:value="1505570" table:style-name="ce28">
            <text:p>£1,505,570</text:p>
          </table:table-cell>
          <table:table-cell table:style-name="ce179"/>
          <table:table-cell office:value-type="float" office:value="4813.5" table:style-name="ce23">
            <text:p>4,814</text:p>
          </table:table-cell>
          <table:table-cell office:value-type="float" office:value="1013" table:style-name="ce23">
            <text:p>1,013</text:p>
          </table:table-cell>
          <table:table-cell office:value-type="currency" office:value="947155" table:style-name="ce28">
            <text:p>£947,155</text:p>
          </table:table-cell>
          <table:table-cell table:style-name="ce179"/>
          <table:table-cell office:value-type="float" office:value="51" table:style-name="ce29">
            <text:p>51</text:p>
          </table:table-cell>
          <table:table-cell office:value-type="currency" office:value="15300" table:style-name="ce181">
            <text:p>£15,300</text:p>
          </table:table-cell>
          <table:table-cell table:style-name="ce179"/>
          <table:table-cell office:value-type="float" office:value="113" table:style-name="ce23">
            <text:p>113</text:p>
          </table:table-cell>
          <table:table-cell office:value-type="currency" office:value="259900" table:style-name="ce28">
            <text:p>£259,900</text:p>
          </table:table-cell>
          <table:table-cell table:style-name="ce179"/>
          <table:table-cell office:value-type="float" office:value="2317.583333333333" table:style-name="ce178">
            <text:p>2,318</text:p>
          </table:table-cell>
          <table:table-cell office:value-type="currency" office:value="2727925" table:style-name="ce37">
            <text:p>£2,727,925</text:p>
          </table:table-cell>
          <table:table-cell table:number-columns-repeated="16364"/>
        </table:table-row>
        <table:table-row table:style-name="ro7">
          <table:table-cell/>
          <table:table-cell office:value-type="string" table:style-name="ce23">
            <text:p>Northampton North</text:p>
          </table:table-cell>
          <table:table-cell office:value-type="float" office:value="15748" table:style-name="ce23">
            <text:p>15,748</text:p>
          </table:table-cell>
          <table:table-cell table:style-name="ce179"/>
          <table:table-cell office:value-type="float" office:value="8804" table:style-name="ce23">
            <text:p>8,804</text:p>
          </table:table-cell>
          <table:table-cell office:value-type="float" office:value="1829.4166666666665" table:style-name="ce23">
            <text:p>1,829</text:p>
          </table:table-cell>
          <table:table-cell office:value-type="currency" office:value="2414830" table:style-name="ce28">
            <text:p>£2,414,830</text:p>
          </table:table-cell>
          <table:table-cell table:style-name="ce179"/>
          <table:table-cell office:value-type="float" office:value="6944.0000000000009" table:style-name="ce23">
            <text:p>6,944</text:p>
          </table:table-cell>
          <table:table-cell office:value-type="float" office:value="2038.9999999999995" table:style-name="ce23">
            <text:p>2,039</text:p>
          </table:table-cell>
          <table:table-cell office:value-type="currency" office:value="1906464.9999999998" table:style-name="ce28">
            <text:p>£1,906,465</text:p>
          </table:table-cell>
          <table:table-cell table:style-name="ce179"/>
          <table:table-cell office:value-type="float" office:value="23" table:style-name="ce29">
            <text:p>23</text:p>
          </table:table-cell>
          <table:table-cell office:value-type="currency" office:value="6900" table:style-name="ce181">
            <text:p>£6,900</text:p>
          </table:table-cell>
          <table:table-cell table:style-name="ce179"/>
          <table:table-cell office:value-type="float" office:value="87" table:style-name="ce23">
            <text:p>87</text:p>
          </table:table-cell>
          <table:table-cell office:value-type="currency" office:value="200100" table:style-name="ce28">
            <text:p>£200,100</text:p>
          </table:table-cell>
          <table:table-cell table:style-name="ce179"/>
          <table:table-cell office:value-type="float" office:value="3978.4166666666661" table:style-name="ce178">
            <text:p>3,978</text:p>
          </table:table-cell>
          <table:table-cell office:value-type="currency" office:value="4528295" table:style-name="ce37">
            <text:p>£4,528,295</text:p>
          </table:table-cell>
          <table:table-cell table:number-columns-repeated="16364"/>
        </table:table-row>
        <table:table-row table:style-name="ro7">
          <table:table-cell/>
          <table:table-cell office:value-type="string" table:style-name="ce23">
            <text:p>South Northamptonshire</text:p>
          </table:table-cell>
          <table:table-cell office:value-type="float" office:value="18426" table:style-name="ce23">
            <text:p>18,426</text:p>
          </table:table-cell>
          <table:table-cell table:style-name="ce179"/>
          <table:table-cell office:value-type="float" office:value="11303" table:style-name="ce23">
            <text:p>11,303</text:p>
          </table:table-cell>
          <table:table-cell office:value-type="float" office:value="916.5" table:style-name="ce23">
            <text:p>917</text:p>
          </table:table-cell>
          <table:table-cell office:value-type="currency" office:value="1209780" table:style-name="ce28">
            <text:p>£1,209,780</text:p>
          </table:table-cell>
          <table:table-cell table:style-name="ce179"/>
          <table:table-cell office:value-type="float" office:value="7123" table:style-name="ce23">
            <text:p>7,123</text:p>
          </table:table-cell>
          <table:table-cell office:value-type="float" office:value="938.91666666666663" table:style-name="ce23">
            <text:p>939</text:p>
          </table:table-cell>
          <table:table-cell office:value-type="currency" office:value="877887.08333333337" table:style-name="ce28">
            <text:p>£877,887</text:p>
          </table:table-cell>
          <table:table-cell table:style-name="ce179"/>
          <table:table-cell office:value-type="float" office:value="80.583333333333329" table:style-name="ce29">
            <text:p>81</text:p>
          </table:table-cell>
          <table:table-cell office:value-type="currency" office:value="24175" table:style-name="ce181">
            <text:p>£24,175</text:p>
          </table:table-cell>
          <table:table-cell table:style-name="ce179"/>
          <table:table-cell office:value-type="float" office:value="161.5" table:style-name="ce23">
            <text:p>162</text:p>
          </table:table-cell>
          <table:table-cell office:value-type="currency" office:value="371450" table:style-name="ce28">
            <text:p>£371,450</text:p>
          </table:table-cell>
          <table:table-cell table:style-name="ce179"/>
          <table:table-cell office:value-type="float" office:value="2097.5" table:style-name="ce178">
            <text:p>2,098</text:p>
          </table:table-cell>
          <table:table-cell office:value-type="currency" office:value="2483292.0833333335" table:style-name="ce37">
            <text:p>£2,483,292</text:p>
          </table:table-cell>
          <table:table-cell table:number-columns-repeated="16364"/>
        </table:table-row>
        <table:table-row table:style-name="ro7">
          <table:table-cell/>
          <table:table-cell office:value-type="string" table:style-name="ce23">
            <text:p>Wellingborough</text:p>
          </table:table-cell>
          <table:table-cell office:value-type="float" office:value="15716.999999999998" table:style-name="ce23">
            <text:p>15,717</text:p>
          </table:table-cell>
          <table:table-cell table:style-name="ce179"/>
          <table:table-cell office:value-type="float" office:value="9891.5" table:style-name="ce23">
            <text:p>9,892</text:p>
          </table:table-cell>
          <table:table-cell office:value-type="float" office:value="2025.6666666666667" table:style-name="ce23">
            <text:p>2,026</text:p>
          </table:table-cell>
          <table:table-cell office:value-type="currency" office:value="2673880" table:style-name="ce28">
            <text:p>£2,673,880</text:p>
          </table:table-cell>
          <table:table-cell table:style-name="ce179"/>
          <table:table-cell office:value-type="float" office:value="5825.4999999999991" table:style-name="ce23">
            <text:p>5,826</text:p>
          </table:table-cell>
          <table:table-cell office:value-type="float" office:value="1504.5" table:style-name="ce23">
            <text:p>1,505</text:p>
          </table:table-cell>
          <table:table-cell office:value-type="currency" office:value="1406707.5" table:style-name="ce28">
            <text:p>£1,406,708</text:p>
          </table:table-cell>
          <table:table-cell table:style-name="ce179"/>
          <table:table-cell office:value-type="float" office:value="56" table:style-name="ce29">
            <text:p>56</text:p>
          </table:table-cell>
          <table:table-cell office:value-type="currency" office:value="16800" table:style-name="ce181">
            <text:p>£16,800</text:p>
          </table:table-cell>
          <table:table-cell table:style-name="ce179"/>
          <table:table-cell office:value-type="float" office:value="107" table:style-name="ce23">
            <text:p>107</text:p>
          </table:table-cell>
          <table:table-cell office:value-type="currency" office:value="246100" table:style-name="ce28">
            <text:p>£246,100</text:p>
          </table:table-cell>
          <table:table-cell table:style-name="ce179"/>
          <table:table-cell office:value-type="float" office:value="3693.166666666667" table:style-name="ce178">
            <text:p>3,693</text:p>
          </table:table-cell>
          <table:table-cell office:value-type="currency" office:value="4343487.5" table:style-name="ce37">
            <text:p>£4,343,488</text:p>
          </table:table-cell>
          <table:table-cell table:number-columns-repeated="16364"/>
        </table:table-row>
        <table:table-row table:style-name="ro7">
          <table:table-cell/>
          <table:table-cell office:value-type="string" table:style-name="ce23">
            <text:p>Kettering</text:p>
          </table:table-cell>
          <table:table-cell office:value-type="float" office:value="15341.500000000004" table:style-name="ce23">
            <text:p>15,342</text:p>
          </table:table-cell>
          <table:table-cell table:style-name="ce179"/>
          <table:table-cell office:value-type="float" office:value="9283" table:style-name="ce23">
            <text:p>9,283</text:p>
          </table:table-cell>
          <table:table-cell office:value-type="float" office:value="1665.1666666666665" table:style-name="ce23">
            <text:p>1,665</text:p>
          </table:table-cell>
          <table:table-cell office:value-type="currency" office:value="2198020" table:style-name="ce28">
            <text:p>£2,198,020</text:p>
          </table:table-cell>
          <table:table-cell table:style-name="ce179"/>
          <table:table-cell office:value-type="float" office:value="6058.4999999999991" table:style-name="ce23">
            <text:p>6,059</text:p>
          </table:table-cell>
          <table:table-cell office:value-type="float" office:value="1275.5" table:style-name="ce23">
            <text:p>1,276</text:p>
          </table:table-cell>
          <table:table-cell office:value-type="currency" office:value="1192592.5" table:style-name="ce28">
            <text:p>£1,192,593</text:p>
          </table:table-cell>
          <table:table-cell table:style-name="ce179"/>
          <table:table-cell office:value-type="float" office:value="61.416666666666671" table:style-name="ce29">
            <text:p>61</text:p>
          </table:table-cell>
          <table:table-cell office:value-type="currency" office:value="18425" table:style-name="ce181">
            <text:p>£18,425</text:p>
          </table:table-cell>
          <table:table-cell table:style-name="ce179"/>
          <table:table-cell office:value-type="float" office:value="122.58333333333334" table:style-name="ce23">
            <text:p>123</text:p>
          </table:table-cell>
          <table:table-cell office:value-type="currency" office:value="281941.66666666669" table:style-name="ce28">
            <text:p>£281,942</text:p>
          </table:table-cell>
          <table:table-cell table:style-name="ce179"/>
          <table:table-cell office:value-type="float" office:value="3124.6666666666665" table:style-name="ce178">
            <text:p>3,125</text:p>
          </table:table-cell>
          <table:table-cell office:value-type="currency" office:value="3690979.1666666665" table:style-name="ce37">
            <text:p>£3,690,979</text:p>
          </table:table-cell>
          <table:table-cell table:number-columns-repeated="16364"/>
        </table:table-row>
        <table:table-row table:style-name="ro7">
          <table:table-cell/>
          <table:table-cell office:value-type="string" table:style-name="ce23">
            <text:p>Corby</text:p>
          </table:table-cell>
          <table:table-cell office:value-type="float" office:value="17446" table:style-name="ce23">
            <text:p>17,446</text:p>
          </table:table-cell>
          <table:table-cell table:style-name="ce179"/>
          <table:table-cell office:value-type="float" office:value="10768.5" table:style-name="ce23">
            <text:p>10,769</text:p>
          </table:table-cell>
          <table:table-cell office:value-type="float" office:value="1841.3333333333333" table:style-name="ce23">
            <text:p>1,841</text:p>
          </table:table-cell>
          <table:table-cell office:value-type="currency" office:value="2430560" table:style-name="ce28">
            <text:p>£2,430,560</text:p>
          </table:table-cell>
          <table:table-cell table:style-name="ce179"/>
          <table:table-cell office:value-type="float" office:value="6677.4999999999991" table:style-name="ce23">
            <text:p>6,678</text:p>
          </table:table-cell>
          <table:table-cell office:value-type="float" office:value="1585.5833333333333" table:style-name="ce23">
            <text:p>1,586</text:p>
          </table:table-cell>
          <table:table-cell office:value-type="currency" office:value="1482520.4166666667" table:style-name="ce28">
            <text:p>£1,482,520</text:p>
          </table:table-cell>
          <table:table-cell table:style-name="ce179"/>
          <table:table-cell office:value-type="float" office:value="153.16666666666666" table:style-name="ce29">
            <text:p>153</text:p>
          </table:table-cell>
          <table:table-cell office:value-type="currency" office:value="45950" table:style-name="ce181">
            <text:p>£45,950</text:p>
          </table:table-cell>
          <table:table-cell table:style-name="ce179"/>
          <table:table-cell office:value-type="float" office:value="109" table:style-name="ce23">
            <text:p>109</text:p>
          </table:table-cell>
          <table:table-cell office:value-type="currency" office:value="250700" table:style-name="ce28">
            <text:p>£250,700</text:p>
          </table:table-cell>
          <table:table-cell table:style-name="ce179"/>
          <table:table-cell office:value-type="float" office:value="3689.083333333333" table:style-name="ce178">
            <text:p>3,689</text:p>
          </table:table-cell>
          <table:table-cell office:value-type="currency" office:value="4209730.416666667" table:style-name="ce37">
            <text:p>£4,209,730</text:p>
          </table:table-cell>
          <table:table-cell table:number-columns-repeated="16364"/>
        </table:table-row>
        <table:table-row table:style-name="ro7">
          <table:table-cell/>
          <table:table-cell office:value-type="string" table:style-name="ce23">
            <text:p>Hexham</text:p>
          </table:table-cell>
          <table:table-cell office:value-type="float" office:value="9990" table:style-name="ce23">
            <text:p>9,990</text:p>
          </table:table-cell>
          <table:table-cell table:style-name="ce179"/>
          <table:table-cell office:value-type="float" office:value="5781" table:style-name="ce23">
            <text:p>5,781</text:p>
          </table:table-cell>
          <table:table-cell office:value-type="float" office:value="664" table:style-name="ce23">
            <text:p>664</text:p>
          </table:table-cell>
          <table:table-cell office:value-type="currency" office:value="876480" table:style-name="ce28">
            <text:p>£876,480</text:p>
          </table:table-cell>
          <table:table-cell table:style-name="ce179"/>
          <table:table-cell office:value-type="float" office:value="4209" table:style-name="ce23">
            <text:p>4,209</text:p>
          </table:table-cell>
          <table:table-cell office:value-type="float" office:value="569" table:style-name="ce23">
            <text:p>569</text:p>
          </table:table-cell>
          <table:table-cell office:value-type="currency" office:value="532015" table:style-name="ce28">
            <text:p>£532,015</text:p>
          </table:table-cell>
          <table:table-cell table:style-name="ce179"/>
          <table:table-cell office:value-type="float" office:value="125" table:style-name="ce29">
            <text:p>125</text:p>
          </table:table-cell>
          <table:table-cell office:value-type="currency" office:value="37500" table:style-name="ce181">
            <text:p>£37,500</text:p>
          </table:table-cell>
          <table:table-cell table:style-name="ce179"/>
          <table:table-cell office:value-type="float" office:value="153" table:style-name="ce23">
            <text:p>153</text:p>
          </table:table-cell>
          <table:table-cell office:value-type="currency" office:value="351900" table:style-name="ce28">
            <text:p>£351,900</text:p>
          </table:table-cell>
          <table:table-cell table:style-name="ce179"/>
          <table:table-cell office:value-type="float" office:value="1511" table:style-name="ce178">
            <text:p>1,511</text:p>
          </table:table-cell>
          <table:table-cell office:value-type="currency" office:value="1797895" table:style-name="ce37">
            <text:p>£1,797,895</text:p>
          </table:table-cell>
          <table:table-cell table:number-columns-repeated="16364"/>
        </table:table-row>
        <table:table-row table:style-name="ro7">
          <table:table-cell/>
          <table:table-cell office:value-type="string" table:style-name="ce23">
            <text:p>Blyth Valley</text:p>
          </table:table-cell>
          <table:table-cell office:value-type="float" office:value="10688" table:style-name="ce23">
            <text:p>10,688</text:p>
          </table:table-cell>
          <table:table-cell table:style-name="ce179"/>
          <table:table-cell office:value-type="float" office:value="6548.5" table:style-name="ce23">
            <text:p>6,549</text:p>
          </table:table-cell>
          <table:table-cell office:value-type="float" office:value="1832" table:style-name="ce23">
            <text:p>1,832</text:p>
          </table:table-cell>
          <table:table-cell office:value-type="currency" office:value="2418240" table:style-name="ce28">
            <text:p>£2,418,240</text:p>
          </table:table-cell>
          <table:table-cell table:style-name="ce179"/>
          <table:table-cell office:value-type="float" office:value="4139.5" table:style-name="ce23">
            <text:p>4,140</text:p>
          </table:table-cell>
          <table:table-cell office:value-type="float" office:value="1255.5" table:style-name="ce23">
            <text:p>1,256</text:p>
          </table:table-cell>
          <table:table-cell office:value-type="currency" office:value="1173892.5" table:style-name="ce28">
            <text:p>£1,173,893</text:p>
          </table:table-cell>
          <table:table-cell table:style-name="ce179"/>
          <table:table-cell office:value-type="float" office:value="111" table:style-name="ce29">
            <text:p>111</text:p>
          </table:table-cell>
          <table:table-cell office:value-type="currency" office:value="33300" table:style-name="ce181">
            <text:p>£33,300</text:p>
          </table:table-cell>
          <table:table-cell table:style-name="ce179"/>
          <table:table-cell office:value-type="float" office:value="108" table:style-name="ce23">
            <text:p>108</text:p>
          </table:table-cell>
          <table:table-cell office:value-type="currency" office:value="248400" table:style-name="ce28">
            <text:p>£248,400</text:p>
          </table:table-cell>
          <table:table-cell table:style-name="ce179"/>
          <table:table-cell office:value-type="float" office:value="3306.5" table:style-name="ce178">
            <text:p>3,307</text:p>
          </table:table-cell>
          <table:table-cell office:value-type="currency" office:value="3873832.5" table:style-name="ce37">
            <text:p>£3,873,833</text:p>
          </table:table-cell>
          <table:table-cell table:number-columns-repeated="16364"/>
        </table:table-row>
        <table:table-row table:style-name="ro7">
          <table:table-cell/>
          <table:table-cell office:value-type="string" table:style-name="ce23">
            <text:p>Berwick-upon-Tweed</text:p>
          </table:table-cell>
          <table:table-cell office:value-type="float" office:value="7185" table:style-name="ce23">
            <text:p>7,185</text:p>
          </table:table-cell>
          <table:table-cell table:style-name="ce179"/>
          <table:table-cell office:value-type="float" office:value="4664" table:style-name="ce23">
            <text:p>4,664</text:p>
          </table:table-cell>
          <table:table-cell office:value-type="float" office:value="878" table:style-name="ce23">
            <text:p>878</text:p>
          </table:table-cell>
          <table:table-cell office:value-type="currency" office:value="1158960" table:style-name="ce28">
            <text:p>£1,158,960</text:p>
          </table:table-cell>
          <table:table-cell table:style-name="ce179"/>
          <table:table-cell office:value-type="float" office:value="2521" table:style-name="ce23">
            <text:p>2,521</text:p>
          </table:table-cell>
          <table:table-cell office:value-type="float" office:value="631" table:style-name="ce23">
            <text:p>631</text:p>
          </table:table-cell>
          <table:table-cell office:value-type="currency" office:value="589985" table:style-name="ce28">
            <text:p>£589,985</text:p>
          </table:table-cell>
          <table:table-cell table:style-name="ce179"/>
          <table:table-cell office:value-type="float" office:value="270" table:style-name="ce29">
            <text:p>270</text:p>
          </table:table-cell>
          <table:table-cell office:value-type="currency" office:value="81000" table:style-name="ce181">
            <text:p>£81,000</text:p>
          </table:table-cell>
          <table:table-cell table:style-name="ce179"/>
          <table:table-cell office:value-type="float" office:value="96" table:style-name="ce23">
            <text:p>96</text:p>
          </table:table-cell>
          <table:table-cell office:value-type="currency" office:value="220800" table:style-name="ce28">
            <text:p>£220,800</text:p>
          </table:table-cell>
          <table:table-cell table:style-name="ce179"/>
          <table:table-cell office:value-type="float" office:value="1875" table:style-name="ce178">
            <text:p>1,875</text:p>
          </table:table-cell>
          <table:table-cell office:value-type="currency" office:value="2050745" table:style-name="ce37">
            <text:p>£2,050,745</text:p>
          </table:table-cell>
          <table:table-cell table:number-columns-repeated="16364"/>
        </table:table-row>
        <table:table-row table:style-name="ro7">
          <table:table-cell/>
          <table:table-cell office:value-type="string" table:style-name="ce23">
            <text:p>Wansbeck</text:p>
          </table:table-cell>
          <table:table-cell office:value-type="float" office:value="11849" table:style-name="ce23">
            <text:p>11,849</text:p>
          </table:table-cell>
          <table:table-cell table:style-name="ce179"/>
          <table:table-cell office:value-type="float" office:value="6789" table:style-name="ce23">
            <text:p>6,789</text:p>
          </table:table-cell>
          <table:table-cell office:value-type="float" office:value="1969" table:style-name="ce23">
            <text:p>1,969</text:p>
          </table:table-cell>
          <table:table-cell office:value-type="currency" office:value="2599080" table:style-name="ce28">
            <text:p>£2,599,080</text:p>
          </table:table-cell>
          <table:table-cell table:style-name="ce179"/>
          <table:table-cell office:value-type="float" office:value="5060" table:style-name="ce23">
            <text:p>5,060</text:p>
          </table:table-cell>
          <table:table-cell office:value-type="float" office:value="1460" table:style-name="ce23">
            <text:p>1,460</text:p>
          </table:table-cell>
          <table:table-cell office:value-type="currency" office:value="1365100" table:style-name="ce28">
            <text:p>£1,365,100</text:p>
          </table:table-cell>
          <table:table-cell table:style-name="ce179"/>
          <table:table-cell office:value-type="float" office:value="106" table:style-name="ce29">
            <text:p>106</text:p>
          </table:table-cell>
          <table:table-cell office:value-type="currency" office:value="31800" table:style-name="ce181">
            <text:p>£31,800</text:p>
          </table:table-cell>
          <table:table-cell table:style-name="ce179"/>
          <table:table-cell office:value-type="float" office:value="125" table:style-name="ce23">
            <text:p>125</text:p>
          </table:table-cell>
          <table:table-cell office:value-type="currency" office:value="287500" table:style-name="ce28">
            <text:p>£287,500</text:p>
          </table:table-cell>
          <table:table-cell table:style-name="ce179"/>
          <table:table-cell office:value-type="float" office:value="3660" table:style-name="ce178">
            <text:p>3,660</text:p>
          </table:table-cell>
          <table:table-cell office:value-type="currency" office:value="4283480" table:style-name="ce37">
            <text:p>£4,283,480</text:p>
          </table:table-cell>
          <table:table-cell table:number-columns-repeated="16364"/>
        </table:table-row>
        <table:table-row table:style-name="ro7">
          <table:table-cell/>
          <table:table-cell office:value-type="string" table:style-name="ce23">
            <text:p>Oxford East</text:p>
          </table:table-cell>
          <table:table-cell office:value-type="float" office:value="12628" table:style-name="ce23">
            <text:p>12,628</text:p>
          </table:table-cell>
          <table:table-cell table:style-name="ce179"/>
          <table:table-cell office:value-type="float" office:value="8624.5" table:style-name="ce23">
            <text:p>8,625</text:p>
          </table:table-cell>
          <table:table-cell office:value-type="float" office:value="2146.75" table:style-name="ce23">
            <text:p>2,147</text:p>
          </table:table-cell>
          <table:table-cell office:value-type="currency" office:value="2833710" table:style-name="ce28">
            <text:p>£2,833,710</text:p>
          </table:table-cell>
          <table:table-cell table:style-name="ce179"/>
          <table:table-cell office:value-type="float" office:value="4003.4999999999995" table:style-name="ce23">
            <text:p>4,004</text:p>
          </table:table-cell>
          <table:table-cell office:value-type="float" office:value="1468" table:style-name="ce23">
            <text:p>1,468</text:p>
          </table:table-cell>
          <table:table-cell office:value-type="currency" office:value="1372580" table:style-name="ce28">
            <text:p>£1,372,580</text:p>
          </table:table-cell>
          <table:table-cell table:style-name="ce179"/>
          <table:table-cell office:value-type="float" office:value="21" table:style-name="ce29">
            <text:p>21</text:p>
          </table:table-cell>
          <table:table-cell office:value-type="currency" office:value="6300" table:style-name="ce181">
            <text:p>£6,300</text:p>
          </table:table-cell>
          <table:table-cell table:style-name="ce179"/>
          <table:table-cell office:value-type="float" office:value="55" table:style-name="ce23">
            <text:p>55</text:p>
          </table:table-cell>
          <table:table-cell office:value-type="currency" office:value="126500" table:style-name="ce28">
            <text:p>£126,500</text:p>
          </table:table-cell>
          <table:table-cell table:style-name="ce179"/>
          <table:table-cell office:value-type="float" office:value="3690.75" table:style-name="ce178">
            <text:p>3,691</text:p>
          </table:table-cell>
          <table:table-cell office:value-type="currency" office:value="4339090" table:style-name="ce37">
            <text:p>£4,339,090</text:p>
          </table:table-cell>
          <table:table-cell table:number-columns-repeated="16364"/>
        </table:table-row>
        <table:table-row table:style-name="ro7">
          <table:table-cell/>
          <table:table-cell office:value-type="string" table:style-name="ce23">
            <text:p>Banbury</text:p>
          </table:table-cell>
          <table:table-cell office:value-type="float" office:value="16418" table:style-name="ce23">
            <text:p>16,418</text:p>
          </table:table-cell>
          <table:table-cell table:style-name="ce179"/>
          <table:table-cell office:value-type="float" office:value="10698" table:style-name="ce23">
            <text:p>10,698</text:p>
          </table:table-cell>
          <table:table-cell office:value-type="float" office:value="1625.6666666666667" table:style-name="ce23">
            <text:p>1,626</text:p>
          </table:table-cell>
          <table:table-cell office:value-type="currency" office:value="2145880" table:style-name="ce28">
            <text:p>£2,145,880</text:p>
          </table:table-cell>
          <table:table-cell table:style-name="ce179"/>
          <table:table-cell office:value-type="float" office:value="5720" table:style-name="ce23">
            <text:p>5,720</text:p>
          </table:table-cell>
          <table:table-cell office:value-type="float" office:value="1156.25" table:style-name="ce23">
            <text:p>1,156</text:p>
          </table:table-cell>
          <table:table-cell office:value-type="currency" office:value="1081093.75" table:style-name="ce28">
            <text:p>£1,081,094</text:p>
          </table:table-cell>
          <table:table-cell table:style-name="ce179"/>
          <table:table-cell office:value-type="float" office:value="379.75" table:style-name="ce29">
            <text:p>380</text:p>
          </table:table-cell>
          <table:table-cell office:value-type="currency" office:value="113925" table:style-name="ce181">
            <text:p>£113,925</text:p>
          </table:table-cell>
          <table:table-cell table:style-name="ce179"/>
          <table:table-cell office:value-type="float" office:value="77" table:style-name="ce23">
            <text:p>77</text:p>
          </table:table-cell>
          <table:table-cell office:value-type="currency" office:value="177100" table:style-name="ce28">
            <text:p>£177,100</text:p>
          </table:table-cell>
          <table:table-cell table:style-name="ce179"/>
          <table:table-cell office:value-type="float" office:value="3238.666666666667" table:style-name="ce178">
            <text:p>3,239</text:p>
          </table:table-cell>
          <table:table-cell office:value-type="currency" office:value="3517998.75" table:style-name="ce37">
            <text:p>£3,517,999</text:p>
          </table:table-cell>
          <table:table-cell table:number-columns-repeated="16364"/>
        </table:table-row>
        <table:table-row table:style-name="ro7">
          <table:table-cell/>
          <table:table-cell office:value-type="string" table:style-name="ce23">
            <text:p>Witney</text:p>
          </table:table-cell>
          <table:table-cell office:value-type="float" office:value="14913" table:style-name="ce23">
            <text:p>14,913</text:p>
          </table:table-cell>
          <table:table-cell table:style-name="ce179"/>
          <table:table-cell office:value-type="float" office:value="8827.5" table:style-name="ce23">
            <text:p>8,828</text:p>
          </table:table-cell>
          <table:table-cell office:value-type="float" office:value="1044.5833333333335" table:style-name="ce23">
            <text:p>1,045</text:p>
          </table:table-cell>
          <table:table-cell office:value-type="currency" office:value="1378850" table:style-name="ce28">
            <text:p>£1,378,850</text:p>
          </table:table-cell>
          <table:table-cell table:style-name="ce179"/>
          <table:table-cell office:value-type="float" office:value="6085.4999999999991" table:style-name="ce23">
            <text:p>6,086</text:p>
          </table:table-cell>
          <table:table-cell office:value-type="float" office:value="846" table:style-name="ce23">
            <text:p>846</text:p>
          </table:table-cell>
          <table:table-cell office:value-type="currency" office:value="791010" table:style-name="ce28">
            <text:p>£791,010</text:p>
          </table:table-cell>
          <table:table-cell table:style-name="ce179"/>
          <table:table-cell office:value-type="float" office:value="991.75" table:style-name="ce29">
            <text:p>992</text:p>
          </table:table-cell>
          <table:table-cell office:value-type="currency" office:value="297525" table:style-name="ce181">
            <text:p>£297,525</text:p>
          </table:table-cell>
          <table:table-cell table:style-name="ce179"/>
          <table:table-cell office:value-type="float" office:value="88" table:style-name="ce23">
            <text:p>88</text:p>
          </table:table-cell>
          <table:table-cell office:value-type="currency" office:value="202400" table:style-name="ce28">
            <text:p>£202,400</text:p>
          </table:table-cell>
          <table:table-cell table:style-name="ce179"/>
          <table:table-cell office:value-type="float" office:value="2970.3333333333335" table:style-name="ce178">
            <text:p>2,970</text:p>
          </table:table-cell>
          <table:table-cell office:value-type="currency" office:value="2669785" table:style-name="ce37">
            <text:p>£2,669,785</text:p>
          </table:table-cell>
          <table:table-cell table:number-columns-repeated="16364"/>
        </table:table-row>
        <table:table-row table:style-name="ro7">
          <table:table-cell/>
          <table:table-cell office:value-type="string" table:style-name="ce23">
            <text:p>Oxford West and Abingdon</text:p>
          </table:table-cell>
          <table:table-cell office:value-type="float" office:value="12526.5" table:style-name="ce23">
            <text:p>12,527</text:p>
          </table:table-cell>
          <table:table-cell table:style-name="ce179"/>
          <table:table-cell office:value-type="float" office:value="7486.5" table:style-name="ce23">
            <text:p>7,487</text:p>
          </table:table-cell>
          <table:table-cell office:value-type="float" office:value="938.5" table:style-name="ce23">
            <text:p>939</text:p>
          </table:table-cell>
          <table:table-cell office:value-type="currency" office:value="1238820" table:style-name="ce28">
            <text:p>£1,238,820</text:p>
          </table:table-cell>
          <table:table-cell table:style-name="ce179"/>
          <table:table-cell office:value-type="float" office:value="5039.9999999999991" table:style-name="ce23">
            <text:p>5,040</text:p>
          </table:table-cell>
          <table:table-cell office:value-type="float" office:value="845.5" table:style-name="ce23">
            <text:p>846</text:p>
          </table:table-cell>
          <table:table-cell office:value-type="currency" office:value="790542.5" table:style-name="ce28">
            <text:p>£790,543</text:p>
          </table:table-cell>
          <table:table-cell table:style-name="ce179"/>
          <table:table-cell office:value-type="float" office:value="323" table:style-name="ce29">
            <text:p>323</text:p>
          </table:table-cell>
          <table:table-cell office:value-type="currency" office:value="96900" table:style-name="ce181">
            <text:p>£96,900</text:p>
          </table:table-cell>
          <table:table-cell table:style-name="ce179"/>
          <table:table-cell office:value-type="float" office:value="87.5" table:style-name="ce23">
            <text:p>88</text:p>
          </table:table-cell>
          <table:table-cell office:value-type="currency" office:value="201250" table:style-name="ce28">
            <text:p>£201,250</text:p>
          </table:table-cell>
          <table:table-cell table:style-name="ce179"/>
          <table:table-cell office:value-type="float" office:value="2194.5" table:style-name="ce178">
            <text:p>2,195</text:p>
          </table:table-cell>
          <table:table-cell office:value-type="currency" office:value="2327512.5" table:style-name="ce37">
            <text:p>£2,327,513</text:p>
          </table:table-cell>
          <table:table-cell table:number-columns-repeated="16364"/>
        </table:table-row>
        <table:table-row table:style-name="ro7">
          <table:table-cell/>
          <table:table-cell office:value-type="string" table:style-name="ce23">
            <text:p>Henley</text:p>
          </table:table-cell>
          <table:table-cell office:value-type="float" office:value="13328.5" table:style-name="ce23">
            <text:p>13,329</text:p>
          </table:table-cell>
          <table:table-cell table:style-name="ce179"/>
          <table:table-cell office:value-type="float" office:value="7884.5" table:style-name="ce23">
            <text:p>7,885</text:p>
          </table:table-cell>
          <table:table-cell office:value-type="float" office:value="638" table:style-name="ce23">
            <text:p>638</text:p>
          </table:table-cell>
          <table:table-cell office:value-type="currency" office:value="842160" table:style-name="ce28">
            <text:p>£842,160</text:p>
          </table:table-cell>
          <table:table-cell table:style-name="ce179"/>
          <table:table-cell office:value-type="float" office:value="5443.9999999999991" table:style-name="ce23">
            <text:p>5,444</text:p>
          </table:table-cell>
          <table:table-cell office:value-type="float" office:value="677.5" table:style-name="ce23">
            <text:p>678</text:p>
          </table:table-cell>
          <table:table-cell office:value-type="currency" office:value="633462.5" table:style-name="ce28">
            <text:p>£633,463</text:p>
          </table:table-cell>
          <table:table-cell table:style-name="ce179"/>
          <table:table-cell office:value-type="float" office:value="435" table:style-name="ce29">
            <text:p>435</text:p>
          </table:table-cell>
          <table:table-cell office:value-type="currency" office:value="130500" table:style-name="ce181">
            <text:p>£130,500</text:p>
          </table:table-cell>
          <table:table-cell table:style-name="ce179"/>
          <table:table-cell office:value-type="float" office:value="82" table:style-name="ce23">
            <text:p>82</text:p>
          </table:table-cell>
          <table:table-cell office:value-type="currency" office:value="188600" table:style-name="ce28">
            <text:p>£188,600</text:p>
          </table:table-cell>
          <table:table-cell table:style-name="ce179"/>
          <table:table-cell office:value-type="float" office:value="1832.5" table:style-name="ce178">
            <text:p>1,833</text:p>
          </table:table-cell>
          <table:table-cell office:value-type="currency" office:value="1794722.5" table:style-name="ce37">
            <text:p>£1,794,723</text:p>
          </table:table-cell>
          <table:table-cell table:number-columns-repeated="16364"/>
        </table:table-row>
        <table:table-row table:style-name="ro7">
          <table:table-cell/>
          <table:table-cell office:value-type="string" table:style-name="ce23">
            <text:p>Wantage</text:p>
          </table:table-cell>
          <table:table-cell office:value-type="float" office:value="15634.5" table:style-name="ce23">
            <text:p>15,635</text:p>
          </table:table-cell>
          <table:table-cell table:style-name="ce179"/>
          <table:table-cell office:value-type="float" office:value="9597.5" table:style-name="ce23">
            <text:p>9,598</text:p>
          </table:table-cell>
          <table:table-cell office:value-type="float" office:value="1278.4166666666667" table:style-name="ce23">
            <text:p>1,278</text:p>
          </table:table-cell>
          <table:table-cell office:value-type="currency" office:value="1687510" table:style-name="ce28">
            <text:p>£1,687,510</text:p>
          </table:table-cell>
          <table:table-cell table:style-name="ce179"/>
          <table:table-cell office:value-type="float" office:value="6036.9999999999991" table:style-name="ce23">
            <text:p>6,037</text:p>
          </table:table-cell>
          <table:table-cell office:value-type="float" office:value="837.83333333333337" table:style-name="ce23">
            <text:p>838</text:p>
          </table:table-cell>
          <table:table-cell office:value-type="currency" office:value="783374.16666666674" table:style-name="ce28">
            <text:p>£783,374</text:p>
          </table:table-cell>
          <table:table-cell table:style-name="ce179"/>
          <table:table-cell office:value-type="float" office:value="789.91666666666663" table:style-name="ce29">
            <text:p>790</text:p>
          </table:table-cell>
          <table:table-cell office:value-type="currency" office:value="236975" table:style-name="ce181">
            <text:p>£236,975</text:p>
          </table:table-cell>
          <table:table-cell table:style-name="ce179"/>
          <table:table-cell office:value-type="float" office:value="81.666666666666671" table:style-name="ce23">
            <text:p>82</text:p>
          </table:table-cell>
          <table:table-cell office:value-type="currency" office:value="187833.33333333334" table:style-name="ce28">
            <text:p>£187,833</text:p>
          </table:table-cell>
          <table:table-cell table:style-name="ce179"/>
          <table:table-cell office:value-type="float" office:value="2987.833333333333" table:style-name="ce178">
            <text:p>2,988</text:p>
          </table:table-cell>
          <table:table-cell office:value-type="currency" office:value="2895692.5000000005" table:style-name="ce37">
            <text:p>£2,895,693</text:p>
          </table:table-cell>
          <table:table-cell table:number-columns-repeated="16364"/>
        </table:table-row>
        <table:table-row table:style-name="ro7">
          <table:table-cell/>
          <table:table-cell office:value-type="string" table:style-name="ce23">
            <text:p>Wells</text:p>
          </table:table-cell>
          <table:table-cell office:value-type="float" office:value="12899" table:style-name="ce23">
            <text:p>12,899</text:p>
          </table:table-cell>
          <table:table-cell table:style-name="ce179"/>
          <table:table-cell office:value-type="float" office:value="7277" table:style-name="ce23">
            <text:p>7,277</text:p>
          </table:table-cell>
          <table:table-cell office:value-type="float" office:value="1263" table:style-name="ce23">
            <text:p>1,263</text:p>
          </table:table-cell>
          <table:table-cell office:value-type="currency" office:value="1667160" table:style-name="ce28">
            <text:p>£1,667,160</text:p>
          </table:table-cell>
          <table:table-cell table:style-name="ce179"/>
          <table:table-cell office:value-type="float" office:value="5622" table:style-name="ce23">
            <text:p>5,622</text:p>
          </table:table-cell>
          <table:table-cell office:value-type="float" office:value="1020" table:style-name="ce23">
            <text:p>1,020</text:p>
          </table:table-cell>
          <table:table-cell office:value-type="currency" office:value="953700" table:style-name="ce28">
            <text:p>£953,700</text:p>
          </table:table-cell>
          <table:table-cell table:style-name="ce179"/>
          <table:table-cell office:value-type="float" office:value="145" table:style-name="ce29">
            <text:p>145</text:p>
          </table:table-cell>
          <table:table-cell office:value-type="currency" office:value="43500" table:style-name="ce181">
            <text:p>£43,500</text:p>
          </table:table-cell>
          <table:table-cell table:style-name="ce179"/>
          <table:table-cell office:value-type="float" office:value="83" table:style-name="ce23">
            <text:p>83</text:p>
          </table:table-cell>
          <table:table-cell office:value-type="currency" office:value="190900" table:style-name="ce28">
            <text:p>£190,900</text:p>
          </table:table-cell>
          <table:table-cell table:style-name="ce179"/>
          <table:table-cell office:value-type="float" office:value="2511" table:style-name="ce178">
            <text:p>2,511</text:p>
          </table:table-cell>
          <table:table-cell office:value-type="currency" office:value="2855260" table:style-name="ce37">
            <text:p>£2,855,260</text:p>
          </table:table-cell>
          <table:table-cell table:number-columns-repeated="16364"/>
        </table:table-row>
        <table:table-row table:style-name="ro7">
          <table:table-cell/>
          <table:table-cell office:value-type="string" table:style-name="ce23">
            <text:p>Yeovil</text:p>
          </table:table-cell>
          <table:table-cell office:value-type="float" office:value="13505" table:style-name="ce23">
            <text:p>13,505</text:p>
          </table:table-cell>
          <table:table-cell table:style-name="ce179"/>
          <table:table-cell office:value-type="float" office:value="8484" table:style-name="ce23">
            <text:p>8,484</text:p>
          </table:table-cell>
          <table:table-cell office:value-type="float" office:value="1673.1666666666665" table:style-name="ce23">
            <text:p>1,673</text:p>
          </table:table-cell>
          <table:table-cell office:value-type="currency" office:value="2208580" table:style-name="ce28">
            <text:p>£2,208,580</text:p>
          </table:table-cell>
          <table:table-cell table:style-name="ce179"/>
          <table:table-cell office:value-type="float" office:value="5021" table:style-name="ce23">
            <text:p>5,021</text:p>
          </table:table-cell>
          <table:table-cell office:value-type="float" office:value="1141" table:style-name="ce23">
            <text:p>1,141</text:p>
          </table:table-cell>
          <table:table-cell office:value-type="currency" office:value="1066835" table:style-name="ce28">
            <text:p>£1,066,835</text:p>
          </table:table-cell>
          <table:table-cell table:style-name="ce179"/>
          <table:table-cell office:value-type="float" office:value="766.58333333333337" table:style-name="ce29">
            <text:p>767</text:p>
          </table:table-cell>
          <table:table-cell office:value-type="currency" office:value="229975" table:style-name="ce181">
            <text:p>£229,975</text:p>
          </table:table-cell>
          <table:table-cell table:style-name="ce179"/>
          <table:table-cell office:value-type="float" office:value="89" table:style-name="ce23">
            <text:p>89</text:p>
          </table:table-cell>
          <table:table-cell office:value-type="currency" office:value="204700" table:style-name="ce28">
            <text:p>£204,700</text:p>
          </table:table-cell>
          <table:table-cell table:style-name="ce179"/>
          <table:table-cell office:value-type="float" office:value="3669.75" table:style-name="ce178">
            <text:p>3,670</text:p>
          </table:table-cell>
          <table:table-cell office:value-type="currency" office:value="3710090" table:style-name="ce37">
            <text:p>£3,710,090</text:p>
          </table:table-cell>
          <table:table-cell table:number-columns-repeated="16364"/>
        </table:table-row>
        <table:table-row table:style-name="ro7">
          <table:table-cell/>
          <table:table-cell office:value-type="string" table:style-name="ce23">
            <text:p>Taunton Deane</text:p>
          </table:table-cell>
          <table:table-cell office:value-type="float" office:value="14630" table:style-name="ce23">
            <text:p>14,630</text:p>
          </table:table-cell>
          <table:table-cell table:style-name="ce179"/>
          <table:table-cell office:value-type="float" office:value="8899" table:style-name="ce23">
            <text:p>8,899</text:p>
          </table:table-cell>
          <table:table-cell office:value-type="float" office:value="1654" table:style-name="ce23">
            <text:p>1,654</text:p>
          </table:table-cell>
          <table:table-cell office:value-type="currency" office:value="2183280" table:style-name="ce28">
            <text:p>£2,183,280</text:p>
          </table:table-cell>
          <table:table-cell table:style-name="ce179"/>
          <table:table-cell office:value-type="float" office:value="5731" table:style-name="ce23">
            <text:p>5,731</text:p>
          </table:table-cell>
          <table:table-cell office:value-type="float" office:value="1197" table:style-name="ce23">
            <text:p>1,197</text:p>
          </table:table-cell>
          <table:table-cell office:value-type="currency" office:value="1119195" table:style-name="ce28">
            <text:p>£1,119,195</text:p>
          </table:table-cell>
          <table:table-cell table:style-name="ce179"/>
          <table:table-cell office:value-type="float" office:value="401" table:style-name="ce29">
            <text:p>401</text:p>
          </table:table-cell>
          <table:table-cell office:value-type="currency" office:value="120300" table:style-name="ce181">
            <text:p>£120,300</text:p>
          </table:table-cell>
          <table:table-cell table:style-name="ce179"/>
          <table:table-cell office:value-type="float" office:value="110" table:style-name="ce23">
            <text:p>110</text:p>
          </table:table-cell>
          <table:table-cell office:value-type="currency" office:value="253000" table:style-name="ce28">
            <text:p>£253,000</text:p>
          </table:table-cell>
          <table:table-cell table:style-name="ce179"/>
          <table:table-cell office:value-type="float" office:value="3362" table:style-name="ce178">
            <text:p>3,362</text:p>
          </table:table-cell>
          <table:table-cell office:value-type="currency" office:value="3675775" table:style-name="ce37">
            <text:p>£3,675,775</text:p>
          </table:table-cell>
          <table:table-cell table:number-columns-repeated="16364"/>
        </table:table-row>
        <table:table-row table:style-name="ro7">
          <table:table-cell/>
          <table:table-cell office:value-type="string" table:style-name="ce23">
            <text:p>Bridgwater and West Somerset</text:p>
          </table:table-cell>
          <table:table-cell office:value-type="float" office:value="13389" table:style-name="ce23">
            <text:p>13,389</text:p>
          </table:table-cell>
          <table:table-cell table:style-name="ce179"/>
          <table:table-cell office:value-type="float" office:value="8565" table:style-name="ce23">
            <text:p>8,565</text:p>
          </table:table-cell>
          <table:table-cell office:value-type="float" office:value="2186.083333333333" table:style-name="ce23">
            <text:p>2,186</text:p>
          </table:table-cell>
          <table:table-cell office:value-type="currency" office:value="2885630" table:style-name="ce28">
            <text:p>£2,885,630</text:p>
          </table:table-cell>
          <table:table-cell table:style-name="ce179"/>
          <table:table-cell office:value-type="float" office:value="4824" table:style-name="ce23">
            <text:p>4,824</text:p>
          </table:table-cell>
          <table:table-cell office:value-type="float" office:value="1355" table:style-name="ce23">
            <text:p>1,355</text:p>
          </table:table-cell>
          <table:table-cell office:value-type="currency" office:value="1266925" table:style-name="ce28">
            <text:p>£1,266,925</text:p>
          </table:table-cell>
          <table:table-cell table:style-name="ce179"/>
          <table:table-cell office:value-type="float" office:value="117" table:style-name="ce29">
            <text:p>117</text:p>
          </table:table-cell>
          <table:table-cell office:value-type="currency" office:value="35100" table:style-name="ce181">
            <text:p>£35,100</text:p>
          </table:table-cell>
          <table:table-cell table:style-name="ce179"/>
          <table:table-cell office:value-type="float" office:value="118" table:style-name="ce23">
            <text:p>118</text:p>
          </table:table-cell>
          <table:table-cell office:value-type="currency" office:value="271400" table:style-name="ce28">
            <text:p>£271,400</text:p>
          </table:table-cell>
          <table:table-cell table:style-name="ce179"/>
          <table:table-cell office:value-type="float" office:value="3776.083333333333" table:style-name="ce178">
            <text:p>3,776</text:p>
          </table:table-cell>
          <table:table-cell office:value-type="currency" office:value="4459055" table:style-name="ce37">
            <text:p>£4,459,055</text:p>
          </table:table-cell>
          <table:table-cell table:number-columns-repeated="16364"/>
        </table:table-row>
        <table:table-row table:style-name="ro7">
          <table:table-cell/>
          <table:table-cell office:value-type="string" table:style-name="ce23">
            <text:p>Somerton and Frome</text:p>
          </table:table-cell>
          <table:table-cell office:value-type="float" office:value="12397" table:style-name="ce23">
            <text:p>12,397</text:p>
          </table:table-cell>
          <table:table-cell table:style-name="ce179"/>
          <table:table-cell office:value-type="float" office:value="8238" table:style-name="ce23">
            <text:p>8,238</text:p>
          </table:table-cell>
          <table:table-cell office:value-type="float" office:value="1306.8333333333333" table:style-name="ce23">
            <text:p>1,307</text:p>
          </table:table-cell>
          <table:table-cell office:value-type="currency" office:value="1725020" table:style-name="ce28">
            <text:p>£1,725,020</text:p>
          </table:table-cell>
          <table:table-cell table:style-name="ce179"/>
          <table:table-cell office:value-type="float" office:value="4159" table:style-name="ce23">
            <text:p>4,159</text:p>
          </table:table-cell>
          <table:table-cell office:value-type="float" office:value="832.16666666666663" table:style-name="ce23">
            <text:p>832</text:p>
          </table:table-cell>
          <table:table-cell office:value-type="currency" office:value="778075.83333333337" table:style-name="ce28">
            <text:p>£778,076</text:p>
          </table:table-cell>
          <table:table-cell table:style-name="ce179"/>
          <table:table-cell office:value-type="float" office:value="351" table:style-name="ce29">
            <text:p>351</text:p>
          </table:table-cell>
          <table:table-cell office:value-type="currency" office:value="105300" table:style-name="ce181">
            <text:p>£105,300</text:p>
          </table:table-cell>
          <table:table-cell table:style-name="ce179"/>
          <table:table-cell office:value-type="float" office:value="105.16666666666667" table:style-name="ce23">
            <text:p>105</text:p>
          </table:table-cell>
          <table:table-cell office:value-type="currency" office:value="241883.33333333334" table:style-name="ce28">
            <text:p>£241,883</text:p>
          </table:table-cell>
          <table:table-cell table:style-name="ce179"/>
          <table:table-cell office:value-type="float" office:value="2595.1666666666665" table:style-name="ce178">
            <text:p>2,595</text:p>
          </table:table-cell>
          <table:table-cell office:value-type="currency" office:value="2850279.166666667" table:style-name="ce37">
            <text:p>£2,850,279</text:p>
          </table:table-cell>
          <table:table-cell table:number-columns-repeated="16364"/>
        </table:table-row>
        <table:table-row table:style-name="ro7">
          <table:table-cell/>
          <table:table-cell office:value-type="string" table:style-name="ce23">
            <text:p>Waveney</text:p>
          </table:table-cell>
          <table:table-cell office:value-type="float" office:value="13781" table:style-name="ce23">
            <text:p>13,781</text:p>
          </table:table-cell>
          <table:table-cell table:style-name="ce179"/>
          <table:table-cell office:value-type="float" office:value="8070" table:style-name="ce23">
            <text:p>8,070</text:p>
          </table:table-cell>
          <table:table-cell office:value-type="float" office:value="2555.3333333333335" table:style-name="ce23">
            <text:p>2,555</text:p>
          </table:table-cell>
          <table:table-cell office:value-type="currency" office:value="3373040" table:style-name="ce28">
            <text:p>£3,373,040</text:p>
          </table:table-cell>
          <table:table-cell table:style-name="ce179"/>
          <table:table-cell office:value-type="float" office:value="5711" table:style-name="ce23">
            <text:p>5,711</text:p>
          </table:table-cell>
          <table:table-cell office:value-type="float" office:value="1920" table:style-name="ce23">
            <text:p>1,920</text:p>
          </table:table-cell>
          <table:table-cell office:value-type="currency" office:value="1795200" table:style-name="ce28">
            <text:p>£1,795,200</text:p>
          </table:table-cell>
          <table:table-cell table:style-name="ce179"/>
          <table:table-cell office:value-type="float" office:value="88" table:style-name="ce29">
            <text:p>88</text:p>
          </table:table-cell>
          <table:table-cell office:value-type="currency" office:value="26400" table:style-name="ce181">
            <text:p>£26,400</text:p>
          </table:table-cell>
          <table:table-cell table:style-name="ce179"/>
          <table:table-cell office:value-type="float" office:value="70" table:style-name="ce23">
            <text:p>70</text:p>
          </table:table-cell>
          <table:table-cell office:value-type="currency" office:value="161000" table:style-name="ce28">
            <text:p>£161,000</text:p>
          </table:table-cell>
          <table:table-cell table:style-name="ce179"/>
          <table:table-cell office:value-type="float" office:value="4633.3333333333339" table:style-name="ce178">
            <text:p>4,633</text:p>
          </table:table-cell>
          <table:table-cell office:value-type="currency" office:value="5355640" table:style-name="ce37">
            <text:p>£5,355,640</text:p>
          </table:table-cell>
          <table:table-cell table:number-columns-repeated="16364"/>
        </table:table-row>
        <table:table-row table:style-name="ro7">
          <table:table-cell/>
          <table:table-cell office:value-type="string" table:style-name="ce23">
            <text:p>Ipswich</text:p>
          </table:table-cell>
          <table:table-cell office:value-type="float" office:value="16129.000000000002" table:style-name="ce23">
            <text:p>16,129</text:p>
          </table:table-cell>
          <table:table-cell table:style-name="ce179"/>
          <table:table-cell office:value-type="float" office:value="10173" table:style-name="ce23">
            <text:p>10,173</text:p>
          </table:table-cell>
          <table:table-cell office:value-type="float" office:value="2432" table:style-name="ce23">
            <text:p>2,432</text:p>
          </table:table-cell>
          <table:table-cell office:value-type="currency" office:value="3210240" table:style-name="ce28">
            <text:p>£3,210,240</text:p>
          </table:table-cell>
          <table:table-cell table:style-name="ce179"/>
          <table:table-cell office:value-type="float" office:value="5956.0000000000009" table:style-name="ce23">
            <text:p>5,956</text:p>
          </table:table-cell>
          <table:table-cell office:value-type="float" office:value="1698.5" table:style-name="ce23">
            <text:p>1,699</text:p>
          </table:table-cell>
          <table:table-cell office:value-type="currency" office:value="1588097.5" table:style-name="ce28">
            <text:p>£1,588,098</text:p>
          </table:table-cell>
          <table:table-cell table:style-name="ce179"/>
          <table:table-cell office:value-type="float" office:value="139" table:style-name="ce29">
            <text:p>139</text:p>
          </table:table-cell>
          <table:table-cell office:value-type="currency" office:value="41700" table:style-name="ce181">
            <text:p>£41,700</text:p>
          </table:table-cell>
          <table:table-cell table:style-name="ce179"/>
          <table:table-cell office:value-type="float" office:value="89" table:style-name="ce23">
            <text:p>89</text:p>
          </table:table-cell>
          <table:table-cell office:value-type="currency" office:value="204700" table:style-name="ce28">
            <text:p>£204,700</text:p>
          </table:table-cell>
          <table:table-cell table:style-name="ce179"/>
          <table:table-cell office:value-type="float" office:value="4358.5" table:style-name="ce178">
            <text:p>4,359</text:p>
          </table:table-cell>
          <table:table-cell office:value-type="currency" office:value="5044737.5" table:style-name="ce37">
            <text:p>£5,044,738</text:p>
          </table:table-cell>
          <table:table-cell table:number-columns-repeated="16364"/>
        </table:table-row>
        <table:table-row table:style-name="ro7">
          <table:table-cell/>
          <table:table-cell office:value-type="string" table:style-name="ce23">
            <text:p>Bury St Edmunds</text:p>
          </table:table-cell>
          <table:table-cell office:value-type="float" office:value="16021.5" table:style-name="ce23">
            <text:p>16,022</text:p>
          </table:table-cell>
          <table:table-cell table:style-name="ce179"/>
          <table:table-cell office:value-type="float" office:value="9006" table:style-name="ce23">
            <text:p>9,006</text:p>
          </table:table-cell>
          <table:table-cell office:value-type="float" office:value="1479.75" table:style-name="ce23">
            <text:p>1,480</text:p>
          </table:table-cell>
          <table:table-cell office:value-type="currency" office:value="1953270" table:style-name="ce28">
            <text:p>£1,953,270</text:p>
          </table:table-cell>
          <table:table-cell table:style-name="ce179"/>
          <table:table-cell office:value-type="float" office:value="7015.5" table:style-name="ce23">
            <text:p>7,016</text:p>
          </table:table-cell>
          <table:table-cell office:value-type="float" office:value="1388.4166666666665" table:style-name="ce23">
            <text:p>1,388</text:p>
          </table:table-cell>
          <table:table-cell office:value-type="currency" office:value="1298169.5833333335" table:style-name="ce28">
            <text:p>£1,298,170</text:p>
          </table:table-cell>
          <table:table-cell table:style-name="ce179"/>
          <table:table-cell office:value-type="float" office:value="586" table:style-name="ce29">
            <text:p>586</text:p>
          </table:table-cell>
          <table:table-cell office:value-type="currency" office:value="175800" table:style-name="ce181">
            <text:p>£175,800</text:p>
          </table:table-cell>
          <table:table-cell table:style-name="ce179"/>
          <table:table-cell office:value-type="float" office:value="89.333333333333329" table:style-name="ce23">
            <text:p>89</text:p>
          </table:table-cell>
          <table:table-cell office:value-type="currency" office:value="205466.66666666666" table:style-name="ce28">
            <text:p>£205,467</text:p>
          </table:table-cell>
          <table:table-cell table:style-name="ce179"/>
          <table:table-cell office:value-type="float" office:value="3543.5" table:style-name="ce178">
            <text:p>3,544</text:p>
          </table:table-cell>
          <table:table-cell office:value-type="currency" office:value="3632706.25" table:style-name="ce37">
            <text:p>£3,632,706</text:p>
          </table:table-cell>
          <table:table-cell table:number-columns-repeated="16364"/>
        </table:table-row>
        <table:table-row table:style-name="ro7">
          <table:table-cell/>
          <table:table-cell office:value-type="string" table:style-name="ce23">
            <text:p>South Suffolk</text:p>
          </table:table-cell>
          <table:table-cell office:value-type="float" office:value="11216" table:style-name="ce23">
            <text:p>11,216</text:p>
          </table:table-cell>
          <table:table-cell table:style-name="ce179"/>
          <table:table-cell office:value-type="float" office:value="6584" table:style-name="ce23">
            <text:p>6,584</text:p>
          </table:table-cell>
          <table:table-cell office:value-type="float" office:value="1096" table:style-name="ce23">
            <text:p>1,096</text:p>
          </table:table-cell>
          <table:table-cell office:value-type="currency" office:value="1446720" table:style-name="ce28">
            <text:p>£1,446,720</text:p>
          </table:table-cell>
          <table:table-cell table:style-name="ce179"/>
          <table:table-cell office:value-type="float" office:value="4632" table:style-name="ce23">
            <text:p>4,632</text:p>
          </table:table-cell>
          <table:table-cell office:value-type="float" office:value="943" table:style-name="ce23">
            <text:p>943</text:p>
          </table:table-cell>
          <table:table-cell office:value-type="currency" office:value="881705" table:style-name="ce28">
            <text:p>£881,705</text:p>
          </table:table-cell>
          <table:table-cell table:style-name="ce179"/>
          <table:table-cell office:value-type="float" office:value="286" table:style-name="ce29">
            <text:p>286</text:p>
          </table:table-cell>
          <table:table-cell office:value-type="currency" office:value="85800" table:style-name="ce181">
            <text:p>£85,800</text:p>
          </table:table-cell>
          <table:table-cell table:style-name="ce179"/>
          <table:table-cell office:value-type="float" office:value="86" table:style-name="ce23">
            <text:p>86</text:p>
          </table:table-cell>
          <table:table-cell office:value-type="currency" office:value="197800" table:style-name="ce28">
            <text:p>£197,800</text:p>
          </table:table-cell>
          <table:table-cell table:style-name="ce179"/>
          <table:table-cell office:value-type="float" office:value="2411" table:style-name="ce178">
            <text:p>2,411</text:p>
          </table:table-cell>
          <table:table-cell office:value-type="currency" office:value="2612025" table:style-name="ce37">
            <text:p>£2,612,025</text:p>
          </table:table-cell>
          <table:table-cell table:number-columns-repeated="16364"/>
        </table:table-row>
        <table:table-row table:style-name="ro7">
          <table:table-cell/>
          <table:table-cell office:value-type="string" table:style-name="ce23">
            <text:p>Suffolk Coastal</text:p>
          </table:table-cell>
          <table:table-cell office:value-type="float" office:value="9765" table:style-name="ce23">
            <text:p>9,765</text:p>
          </table:table-cell>
          <table:table-cell table:style-name="ce179"/>
          <table:table-cell office:value-type="float" office:value="6402" table:style-name="ce23">
            <text:p>6,402</text:p>
          </table:table-cell>
          <table:table-cell office:value-type="float" office:value="1185" table:style-name="ce23">
            <text:p>1,185</text:p>
          </table:table-cell>
          <table:table-cell office:value-type="currency" office:value="1564200" table:style-name="ce28">
            <text:p>£1,564,200</text:p>
          </table:table-cell>
          <table:table-cell table:style-name="ce179"/>
          <table:table-cell office:value-type="float" office:value="3363" table:style-name="ce23">
            <text:p>3,363</text:p>
          </table:table-cell>
          <table:table-cell office:value-type="float" office:value="814" table:style-name="ce23">
            <text:p>814</text:p>
          </table:table-cell>
          <table:table-cell office:value-type="currency" office:value="761090" table:style-name="ce28">
            <text:p>£761,090</text:p>
          </table:table-cell>
          <table:table-cell table:style-name="ce179"/>
          <table:table-cell office:value-type="float" office:value="199" table:style-name="ce29">
            <text:p>199</text:p>
          </table:table-cell>
          <table:table-cell office:value-type="currency" office:value="59700" table:style-name="ce181">
            <text:p>£59,700</text:p>
          </table:table-cell>
          <table:table-cell table:style-name="ce179"/>
          <table:table-cell office:value-type="float" office:value="63" table:style-name="ce23">
            <text:p>63</text:p>
          </table:table-cell>
          <table:table-cell office:value-type="currency" office:value="144900" table:style-name="ce28">
            <text:p>£144,900</text:p>
          </table:table-cell>
          <table:table-cell table:style-name="ce179"/>
          <table:table-cell office:value-type="float" office:value="2261" table:style-name="ce178">
            <text:p>2,261</text:p>
          </table:table-cell>
          <table:table-cell office:value-type="currency" office:value="2529890" table:style-name="ce37">
            <text:p>£2,529,890</text:p>
          </table:table-cell>
          <table:table-cell table:number-columns-repeated="16364"/>
        </table:table-row>
        <table:table-row table:style-name="ro7">
          <table:table-cell/>
          <table:table-cell office:value-type="string" table:style-name="ce23">
            <text:p>West Suffolk</text:p>
          </table:table-cell>
          <table:table-cell office:value-type="float" office:value="12441" table:style-name="ce23">
            <text:p>12,441</text:p>
          </table:table-cell>
          <table:table-cell table:style-name="ce179"/>
          <table:table-cell office:value-type="float" office:value="8379" table:style-name="ce23">
            <text:p>8,379</text:p>
          </table:table-cell>
          <table:table-cell office:value-type="float" office:value="1421.5833333333333" table:style-name="ce23">
            <text:p>1,422</text:p>
          </table:table-cell>
          <table:table-cell office:value-type="currency" office:value="1876490" table:style-name="ce28">
            <text:p>£1,876,490</text:p>
          </table:table-cell>
          <table:table-cell table:style-name="ce179"/>
          <table:table-cell office:value-type="float" office:value="4062" table:style-name="ce23">
            <text:p>4,062</text:p>
          </table:table-cell>
          <table:table-cell office:value-type="float" office:value="955" table:style-name="ce23">
            <text:p>955</text:p>
          </table:table-cell>
          <table:table-cell office:value-type="currency" office:value="892925" table:style-name="ce28">
            <text:p>£892,925</text:p>
          </table:table-cell>
          <table:table-cell table:style-name="ce179"/>
          <table:table-cell office:value-type="float" office:value="613" table:style-name="ce29">
            <text:p>613</text:p>
          </table:table-cell>
          <table:table-cell office:value-type="currency" office:value="183900" table:style-name="ce181">
            <text:p>£183,900</text:p>
          </table:table-cell>
          <table:table-cell table:style-name="ce179"/>
          <table:table-cell office:value-type="float" office:value="73" table:style-name="ce23">
            <text:p>73</text:p>
          </table:table-cell>
          <table:table-cell office:value-type="currency" office:value="167900" table:style-name="ce28">
            <text:p>£167,900</text:p>
          </table:table-cell>
          <table:table-cell table:style-name="ce179"/>
          <table:table-cell office:value-type="float" office:value="3062.583333333333" table:style-name="ce178">
            <text:p>3,063</text:p>
          </table:table-cell>
          <table:table-cell office:value-type="currency" office:value="3121215" table:style-name="ce37">
            <text:p>£3,121,215</text:p>
          </table:table-cell>
          <table:table-cell table:number-columns-repeated="16364"/>
        </table:table-row>
        <table:table-row table:style-name="ro7">
          <table:table-cell/>
          <table:table-cell office:value-type="string" table:style-name="ce23">
            <text:p>Central Suffolk and North Ipswich</text:p>
          </table:table-cell>
          <table:table-cell office:value-type="float" office:value="14052" table:style-name="ce23">
            <text:p>14,052</text:p>
          </table:table-cell>
          <table:table-cell table:style-name="ce179"/>
          <table:table-cell office:value-type="float" office:value="7785" table:style-name="ce23">
            <text:p>7,785</text:p>
          </table:table-cell>
          <table:table-cell office:value-type="float" office:value="1214" table:style-name="ce23">
            <text:p>1,214</text:p>
          </table:table-cell>
          <table:table-cell office:value-type="currency" office:value="1602480" table:style-name="ce28">
            <text:p>£1,602,480</text:p>
          </table:table-cell>
          <table:table-cell table:style-name="ce179"/>
          <table:table-cell office:value-type="float" office:value="6266.9999999999991" table:style-name="ce23">
            <text:p>6,267</text:p>
          </table:table-cell>
          <table:table-cell office:value-type="float" office:value="1141.5" table:style-name="ce23">
            <text:p>1,142</text:p>
          </table:table-cell>
          <table:table-cell office:value-type="currency" office:value="1067302.5" table:style-name="ce28">
            <text:p>£1,067,303</text:p>
          </table:table-cell>
          <table:table-cell table:style-name="ce179"/>
          <table:table-cell office:value-type="float" office:value="129" table:style-name="ce29">
            <text:p>129</text:p>
          </table:table-cell>
          <table:table-cell office:value-type="currency" office:value="38700" table:style-name="ce181">
            <text:p>£38,700</text:p>
          </table:table-cell>
          <table:table-cell table:style-name="ce179"/>
          <table:table-cell office:value-type="float" office:value="103" table:style-name="ce23">
            <text:p>103</text:p>
          </table:table-cell>
          <table:table-cell office:value-type="currency" office:value="236900" table:style-name="ce28">
            <text:p>£236,900</text:p>
          </table:table-cell>
          <table:table-cell table:style-name="ce179"/>
          <table:table-cell office:value-type="float" office:value="2587.5" table:style-name="ce178">
            <text:p>2,588</text:p>
          </table:table-cell>
          <table:table-cell office:value-type="currency" office:value="2945382.5" table:style-name="ce37">
            <text:p>£2,945,383</text:p>
          </table:table-cell>
          <table:table-cell table:number-columns-repeated="16364"/>
        </table:table-row>
        <table:table-row table:style-name="ro7">
          <table:table-cell/>
          <table:table-cell office:value-type="string" table:style-name="ce23">
            <text:p>Spelthorne</text:p>
          </table:table-cell>
          <table:table-cell office:value-type="float" office:value="13165.499999999996" table:style-name="ce23">
            <text:p>13,166</text:p>
          </table:table-cell>
          <table:table-cell table:style-name="ce179"/>
          <table:table-cell office:value-type="float" office:value="8046.5" table:style-name="ce23">
            <text:p>8,047</text:p>
          </table:table-cell>
          <table:table-cell office:value-type="float" office:value="1296" table:style-name="ce23">
            <text:p>1,296</text:p>
          </table:table-cell>
          <table:table-cell office:value-type="currency" office:value="1710720" table:style-name="ce28">
            <text:p>£1,710,720</text:p>
          </table:table-cell>
          <table:table-cell table:style-name="ce179"/>
          <table:table-cell office:value-type="float" office:value="5118.9999999999973" table:style-name="ce23">
            <text:p>5,119</text:p>
          </table:table-cell>
          <table:table-cell office:value-type="float" office:value="960.5" table:style-name="ce23">
            <text:p>961</text:p>
          </table:table-cell>
          <table:table-cell office:value-type="currency" office:value="898067.5" table:style-name="ce28">
            <text:p>£898,068</text:p>
          </table:table-cell>
          <table:table-cell table:style-name="ce179"/>
          <table:table-cell office:value-type="float" office:value="32" table:style-name="ce29">
            <text:p>32</text:p>
          </table:table-cell>
          <table:table-cell office:value-type="currency" office:value="9600" table:style-name="ce181">
            <text:p>£9,600</text:p>
          </table:table-cell>
          <table:table-cell table:style-name="ce179"/>
          <table:table-cell office:value-type="float" office:value="77" table:style-name="ce23">
            <text:p>77</text:p>
          </table:table-cell>
          <table:table-cell office:value-type="currency" office:value="177100" table:style-name="ce28">
            <text:p>£177,100</text:p>
          </table:table-cell>
          <table:table-cell table:style-name="ce179"/>
          <table:table-cell office:value-type="float" office:value="2365.5" table:style-name="ce178">
            <text:p>2,366</text:p>
          </table:table-cell>
          <table:table-cell office:value-type="currency" office:value="2795487.5" table:style-name="ce37">
            <text:p>£2,795,488</text:p>
          </table:table-cell>
          <table:table-cell table:number-columns-repeated="16364"/>
        </table:table-row>
        <table:table-row table:style-name="ro7">
          <table:table-cell/>
          <table:table-cell office:value-type="string" table:style-name="ce23">
            <text:p>Guildford</text:p>
          </table:table-cell>
          <table:table-cell office:value-type="float" office:value="12659" table:style-name="ce23">
            <text:p>12,659</text:p>
          </table:table-cell>
          <table:table-cell table:style-name="ce179"/>
          <table:table-cell office:value-type="float" office:value="7751" table:style-name="ce23">
            <text:p>7,751</text:p>
          </table:table-cell>
          <table:table-cell office:value-type="float" office:value="1008" table:style-name="ce23">
            <text:p>1,008</text:p>
          </table:table-cell>
          <table:table-cell office:value-type="currency" office:value="1330560" table:style-name="ce28">
            <text:p>£1,330,560</text:p>
          </table:table-cell>
          <table:table-cell table:style-name="ce179"/>
          <table:table-cell office:value-type="float" office:value="4908" table:style-name="ce23">
            <text:p>4,908</text:p>
          </table:table-cell>
          <table:table-cell office:value-type="float" office:value="773" table:style-name="ce23">
            <text:p>773</text:p>
          </table:table-cell>
          <table:table-cell office:value-type="currency" office:value="722755" table:style-name="ce28">
            <text:p>£722,755</text:p>
          </table:table-cell>
          <table:table-cell table:style-name="ce179"/>
          <table:table-cell office:value-type="float" office:value="29" table:style-name="ce29">
            <text:p>29</text:p>
          </table:table-cell>
          <table:table-cell office:value-type="currency" office:value="8700" table:style-name="ce181">
            <text:p>£8,700</text:p>
          </table:table-cell>
          <table:table-cell table:style-name="ce179"/>
          <table:table-cell office:value-type="float" office:value="63" table:style-name="ce23">
            <text:p>63</text:p>
          </table:table-cell>
          <table:table-cell office:value-type="currency" office:value="144900" table:style-name="ce28">
            <text:p>£144,900</text:p>
          </table:table-cell>
          <table:table-cell table:style-name="ce179"/>
          <table:table-cell office:value-type="float" office:value="1873" table:style-name="ce178">
            <text:p>1,873</text:p>
          </table:table-cell>
          <table:table-cell office:value-type="currency" office:value="2206915" table:style-name="ce37">
            <text:p>£2,206,915</text:p>
          </table:table-cell>
          <table:table-cell table:number-columns-repeated="16364"/>
        </table:table-row>
        <table:table-row table:style-name="ro7">
          <table:table-cell/>
          <table:table-cell office:value-type="string" table:style-name="ce23">
            <text:p>Reigate</text:p>
          </table:table-cell>
          <table:table-cell office:value-type="float" office:value="13231" table:style-name="ce23">
            <text:p>13,231</text:p>
          </table:table-cell>
          <table:table-cell table:style-name="ce179"/>
          <table:table-cell office:value-type="float" office:value="8676" table:style-name="ce23">
            <text:p>8,676</text:p>
          </table:table-cell>
          <table:table-cell office:value-type="float" office:value="1117.8333333333335" table:style-name="ce23">
            <text:p>1,118</text:p>
          </table:table-cell>
          <table:table-cell office:value-type="currency" office:value="1475540" table:style-name="ce28">
            <text:p>£1,475,540</text:p>
          </table:table-cell>
          <table:table-cell table:style-name="ce179"/>
          <table:table-cell office:value-type="float" office:value="4554.9999999999991" table:style-name="ce23">
            <text:p>4,555</text:p>
          </table:table-cell>
          <table:table-cell office:value-type="float" office:value="834.83333333333337" table:style-name="ce23">
            <text:p>835</text:p>
          </table:table-cell>
          <table:table-cell office:value-type="currency" office:value="780569.16666666663" table:style-name="ce28">
            <text:p>£780,569</text:p>
          </table:table-cell>
          <table:table-cell table:style-name="ce179"/>
          <table:table-cell office:value-type="float" office:value="133" table:style-name="ce29">
            <text:p>133</text:p>
          </table:table-cell>
          <table:table-cell office:value-type="currency" office:value="39900" table:style-name="ce181">
            <text:p>£39,900</text:p>
          </table:table-cell>
          <table:table-cell table:style-name="ce179"/>
          <table:table-cell office:value-type="float" office:value="86.583333333333343" table:style-name="ce23">
            <text:p>87</text:p>
          </table:table-cell>
          <table:table-cell office:value-type="currency" office:value="199141.66666666669" table:style-name="ce28">
            <text:p>£199,142</text:p>
          </table:table-cell>
          <table:table-cell table:style-name="ce179"/>
          <table:table-cell office:value-type="float" office:value="2172.2500000000005" table:style-name="ce178">
            <text:p>2,172</text:p>
          </table:table-cell>
          <table:table-cell office:value-type="currency" office:value="2495150.833333333" table:style-name="ce37">
            <text:p>£2,495,151</text:p>
          </table:table-cell>
          <table:table-cell table:number-columns-repeated="16364"/>
        </table:table-row>
        <table:table-row table:style-name="ro7">
          <table:table-cell/>
          <table:table-cell office:value-type="string" table:style-name="ce23">
            <text:p>Runnymede and Weybridge</text:p>
          </table:table-cell>
          <table:table-cell office:value-type="float" office:value="13291" table:style-name="ce23">
            <text:p>13,291</text:p>
          </table:table-cell>
          <table:table-cell table:style-name="ce179"/>
          <table:table-cell office:value-type="float" office:value="7550" table:style-name="ce23">
            <text:p>7,550</text:p>
          </table:table-cell>
          <table:table-cell office:value-type="float" office:value="1016" table:style-name="ce23">
            <text:p>1,016</text:p>
          </table:table-cell>
          <table:table-cell office:value-type="currency" office:value="1341120" table:style-name="ce28">
            <text:p>£1,341,120</text:p>
          </table:table-cell>
          <table:table-cell table:style-name="ce179"/>
          <table:table-cell office:value-type="float" office:value="5741" table:style-name="ce23">
            <text:p>5,741</text:p>
          </table:table-cell>
          <table:table-cell office:value-type="float" office:value="952.83333333333337" table:style-name="ce23">
            <text:p>953</text:p>
          </table:table-cell>
          <table:table-cell office:value-type="currency" office:value="890899.16666666674" table:style-name="ce28">
            <text:p>£890,899</text:p>
          </table:table-cell>
          <table:table-cell table:style-name="ce179"/>
          <table:table-cell office:value-type="float" office:value="46" table:style-name="ce29">
            <text:p>46</text:p>
          </table:table-cell>
          <table:table-cell office:value-type="currency" office:value="13800" table:style-name="ce181">
            <text:p>£13,800</text:p>
          </table:table-cell>
          <table:table-cell table:style-name="ce179"/>
          <table:table-cell office:value-type="float" office:value="75" table:style-name="ce23">
            <text:p>75</text:p>
          </table:table-cell>
          <table:table-cell office:value-type="currency" office:value="172500" table:style-name="ce28">
            <text:p>£172,500</text:p>
          </table:table-cell>
          <table:table-cell table:style-name="ce179"/>
          <table:table-cell office:value-type="float" office:value="2089.8333333333335" table:style-name="ce178">
            <text:p>2,090</text:p>
          </table:table-cell>
          <table:table-cell office:value-type="currency" office:value="2418319.166666667" table:style-name="ce37">
            <text:p>£2,418,319</text:p>
          </table:table-cell>
          <table:table-cell table:number-columns-repeated="16364"/>
        </table:table-row>
        <table:table-row table:style-name="ro7">
          <table:table-cell/>
          <table:table-cell office:value-type="string" table:style-name="ce23">
            <text:p>Esher and Walton</text:p>
          </table:table-cell>
          <table:table-cell office:value-type="float" office:value="12061" table:style-name="ce23">
            <text:p>12,061</text:p>
          </table:table-cell>
          <table:table-cell table:style-name="ce179"/>
          <table:table-cell office:value-type="float" office:value="8701" table:style-name="ce23">
            <text:p>8,701</text:p>
          </table:table-cell>
          <table:table-cell office:value-type="float" office:value="937.16666666666674" table:style-name="ce23">
            <text:p>937</text:p>
          </table:table-cell>
          <table:table-cell office:value-type="currency" office:value="1237060" table:style-name="ce28">
            <text:p>£1,237,060</text:p>
          </table:table-cell>
          <table:table-cell table:style-name="ce179"/>
          <table:table-cell office:value-type="float" office:value="3360" table:style-name="ce23">
            <text:p>3,360</text:p>
          </table:table-cell>
          <table:table-cell office:value-type="float" office:value="582.20833333333337" table:style-name="ce23">
            <text:p>582</text:p>
          </table:table-cell>
          <table:table-cell office:value-type="currency" office:value="544364.79166666674" table:style-name="ce28">
            <text:p>£544,365</text:p>
          </table:table-cell>
          <table:table-cell table:style-name="ce179"/>
          <table:table-cell office:value-type="float" office:value="19.583333333333336" table:style-name="ce29">
            <text:p>20</text:p>
          </table:table-cell>
          <table:table-cell office:value-type="currency" office:value="5875" table:style-name="ce181">
            <text:p>£5,875</text:p>
          </table:table-cell>
          <table:table-cell table:style-name="ce179"/>
          <table:table-cell office:value-type="float" office:value="75.583333333333329" table:style-name="ce23">
            <text:p>76</text:p>
          </table:table-cell>
          <table:table-cell office:value-type="currency" office:value="173841.66666666666" table:style-name="ce28">
            <text:p>£173,842</text:p>
          </table:table-cell>
          <table:table-cell table:style-name="ce179"/>
          <table:table-cell office:value-type="float" office:value="1614.5416666666665" table:style-name="ce178">
            <text:p>1,615</text:p>
          </table:table-cell>
          <table:table-cell office:value-type="currency" office:value="1961141.4583333335" table:style-name="ce37">
            <text:p>£1,961,141</text:p>
          </table:table-cell>
          <table:table-cell table:number-columns-repeated="16364"/>
        </table:table-row>
        <table:table-row table:style-name="ro7">
          <table:table-cell/>
          <table:table-cell office:value-type="string" table:style-name="ce23">
            <text:p>Woking</text:p>
          </table:table-cell>
          <table:table-cell office:value-type="float" office:value="14082" table:style-name="ce23">
            <text:p>14,082</text:p>
          </table:table-cell>
          <table:table-cell table:style-name="ce179"/>
          <table:table-cell office:value-type="float" office:value="9173" table:style-name="ce23">
            <text:p>9,173</text:p>
          </table:table-cell>
          <table:table-cell office:value-type="float" office:value="1278" table:style-name="ce23">
            <text:p>1,278</text:p>
          </table:table-cell>
          <table:table-cell office:value-type="currency" office:value="1686960" table:style-name="ce28">
            <text:p>£1,686,960</text:p>
          </table:table-cell>
          <table:table-cell table:style-name="ce179"/>
          <table:table-cell office:value-type="float" office:value="4909" table:style-name="ce23">
            <text:p>4,909</text:p>
          </table:table-cell>
          <table:table-cell office:value-type="float" office:value="867.66666666666674" table:style-name="ce23">
            <text:p>868</text:p>
          </table:table-cell>
          <table:table-cell office:value-type="currency" office:value="811268.33333333337" table:style-name="ce28">
            <text:p>£811,268</text:p>
          </table:table-cell>
          <table:table-cell table:style-name="ce179"/>
          <table:table-cell office:value-type="float" office:value="270" table:style-name="ce29">
            <text:p>270</text:p>
          </table:table-cell>
          <table:table-cell office:value-type="currency" office:value="81000" table:style-name="ce181">
            <text:p>£81,000</text:p>
          </table:table-cell>
          <table:table-cell table:style-name="ce179"/>
          <table:table-cell office:value-type="float" office:value="72" table:style-name="ce23">
            <text:p>72</text:p>
          </table:table-cell>
          <table:table-cell office:value-type="currency" office:value="165600" table:style-name="ce28">
            <text:p>£165,600</text:p>
          </table:table-cell>
          <table:table-cell table:style-name="ce179"/>
          <table:table-cell office:value-type="float" office:value="2487.666666666667" table:style-name="ce178">
            <text:p>2,488</text:p>
          </table:table-cell>
          <table:table-cell office:value-type="currency" office:value="2744828.3333333335" table:style-name="ce37">
            <text:p>£2,744,828</text:p>
          </table:table-cell>
          <table:table-cell table:number-columns-repeated="16364"/>
        </table:table-row>
        <table:table-row table:style-name="ro7">
          <table:table-cell/>
          <table:table-cell office:value-type="string" table:style-name="ce23">
            <text:p>Mole Valley</text:p>
          </table:table-cell>
          <table:table-cell office:value-type="float" office:value="9536" table:style-name="ce23">
            <text:p>9,536</text:p>
          </table:table-cell>
          <table:table-cell table:style-name="ce179"/>
          <table:table-cell office:value-type="float" office:value="5737" table:style-name="ce23">
            <text:p>5,737</text:p>
          </table:table-cell>
          <table:table-cell office:value-type="float" office:value="705.66666666666663" table:style-name="ce23">
            <text:p>706</text:p>
          </table:table-cell>
          <table:table-cell office:value-type="currency" office:value="931480" table:style-name="ce28">
            <text:p>£931,480</text:p>
          </table:table-cell>
          <table:table-cell table:style-name="ce179"/>
          <table:table-cell office:value-type="float" office:value="3799" table:style-name="ce23">
            <text:p>3,799</text:p>
          </table:table-cell>
          <table:table-cell office:value-type="float" office:value="511.25" table:style-name="ce23">
            <text:p>511</text:p>
          </table:table-cell>
          <table:table-cell office:value-type="currency" office:value="478018.75" table:style-name="ce28">
            <text:p>£478,019</text:p>
          </table:table-cell>
          <table:table-cell table:style-name="ce179"/>
          <table:table-cell office:value-type="float" office:value="26" table:style-name="ce29">
            <text:p>26</text:p>
          </table:table-cell>
          <table:table-cell office:value-type="currency" office:value="7800" table:style-name="ce181">
            <text:p>£7,800</text:p>
          </table:table-cell>
          <table:table-cell table:style-name="ce179"/>
          <table:table-cell office:value-type="float" office:value="56" table:style-name="ce23">
            <text:p>56</text:p>
          </table:table-cell>
          <table:table-cell office:value-type="currency" office:value="128800" table:style-name="ce28">
            <text:p>£128,800</text:p>
          </table:table-cell>
          <table:table-cell table:style-name="ce179"/>
          <table:table-cell office:value-type="float" office:value="1298.9166666666665" table:style-name="ce178">
            <text:p>1,299</text:p>
          </table:table-cell>
          <table:table-cell office:value-type="currency" office:value="1546098.75" table:style-name="ce37">
            <text:p>£1,546,099</text:p>
          </table:table-cell>
          <table:table-cell table:number-columns-repeated="16364"/>
        </table:table-row>
        <table:table-row table:style-name="ro7">
          <table:table-cell/>
          <table:table-cell office:value-type="string" table:style-name="ce23">
            <text:p>East Surrey</text:p>
          </table:table-cell>
          <table:table-cell office:value-type="float" office:value="13105.000000000002" table:style-name="ce23">
            <text:p>13,105</text:p>
          </table:table-cell>
          <table:table-cell table:style-name="ce179"/>
          <table:table-cell office:value-type="float" office:value="8439" table:style-name="ce23">
            <text:p>8,439</text:p>
          </table:table-cell>
          <table:table-cell office:value-type="float" office:value="1238.1666666666665" table:style-name="ce23">
            <text:p>1,238</text:p>
          </table:table-cell>
          <table:table-cell office:value-type="currency" office:value="1634380" table:style-name="ce28">
            <text:p>£1,634,380</text:p>
          </table:table-cell>
          <table:table-cell table:style-name="ce179"/>
          <table:table-cell office:value-type="float" office:value="4666.0000000000018" table:style-name="ce23">
            <text:p>4,666</text:p>
          </table:table-cell>
          <table:table-cell office:value-type="float" office:value="936" table:style-name="ce23">
            <text:p>936</text:p>
          </table:table-cell>
          <table:table-cell office:value-type="currency" office:value="875160" table:style-name="ce28">
            <text:p>£875,160</text:p>
          </table:table-cell>
          <table:table-cell table:style-name="ce179"/>
          <table:table-cell office:value-type="float" office:value="21" table:style-name="ce29">
            <text:p>21</text:p>
          </table:table-cell>
          <table:table-cell office:value-type="currency" office:value="6300" table:style-name="ce181">
            <text:p>£6,300</text:p>
          </table:table-cell>
          <table:table-cell table:style-name="ce179"/>
          <table:table-cell office:value-type="float" office:value="101" table:style-name="ce23">
            <text:p>101</text:p>
          </table:table-cell>
          <table:table-cell office:value-type="currency" office:value="232300" table:style-name="ce28">
            <text:p>£232,300</text:p>
          </table:table-cell>
          <table:table-cell table:style-name="ce179"/>
          <table:table-cell office:value-type="float" office:value="2296.1666666666665" table:style-name="ce178">
            <text:p>2,296</text:p>
          </table:table-cell>
          <table:table-cell office:value-type="currency" office:value="2748140" table:style-name="ce37">
            <text:p>£2,748,140</text:p>
          </table:table-cell>
          <table:table-cell table:number-columns-repeated="16364"/>
        </table:table-row>
        <table:table-row table:style-name="ro7">
          <table:table-cell/>
          <table:table-cell office:value-type="string" table:style-name="ce23">
            <text:p>South West Surrey</text:p>
          </table:table-cell>
          <table:table-cell office:value-type="float" office:value="14128.5" table:style-name="ce23">
            <text:p>14,129</text:p>
          </table:table-cell>
          <table:table-cell table:style-name="ce179"/>
          <table:table-cell office:value-type="float" office:value="8429" table:style-name="ce23">
            <text:p>8,429</text:p>
          </table:table-cell>
          <table:table-cell office:value-type="float" office:value="846" table:style-name="ce23">
            <text:p>846</text:p>
          </table:table-cell>
          <table:table-cell office:value-type="currency" office:value="1116720" table:style-name="ce28">
            <text:p>£1,116,720</text:p>
          </table:table-cell>
          <table:table-cell table:style-name="ce179"/>
          <table:table-cell office:value-type="float" office:value="5699.5" table:style-name="ce23">
            <text:p>5,700</text:p>
          </table:table-cell>
          <table:table-cell office:value-type="float" office:value="841.5" table:style-name="ce23">
            <text:p>842</text:p>
          </table:table-cell>
          <table:table-cell office:value-type="currency" office:value="786802.5" table:style-name="ce28">
            <text:p>£786,803</text:p>
          </table:table-cell>
          <table:table-cell table:style-name="ce179"/>
          <table:table-cell office:value-type="float" office:value="168" table:style-name="ce29">
            <text:p>168</text:p>
          </table:table-cell>
          <table:table-cell office:value-type="currency" office:value="50400" table:style-name="ce181">
            <text:p>£50,400</text:p>
          </table:table-cell>
          <table:table-cell table:style-name="ce179"/>
          <table:table-cell office:value-type="float" office:value="79" table:style-name="ce23">
            <text:p>79</text:p>
          </table:table-cell>
          <table:table-cell office:value-type="currency" office:value="181700" table:style-name="ce28">
            <text:p>£181,700</text:p>
          </table:table-cell>
          <table:table-cell table:style-name="ce179"/>
          <table:table-cell office:value-type="float" office:value="1934.5" table:style-name="ce178">
            <text:p>1,935</text:p>
          </table:table-cell>
          <table:table-cell office:value-type="currency" office:value="2135622.5" table:style-name="ce37">
            <text:p>£2,135,623</text:p>
          </table:table-cell>
          <table:table-cell table:number-columns-repeated="16364"/>
        </table:table-row>
        <table:table-row table:style-name="ro7">
          <table:table-cell/>
          <table:table-cell office:value-type="string" table:style-name="ce23">
            <text:p>Surrey Heath</text:p>
          </table:table-cell>
          <table:table-cell office:value-type="float" office:value="13332" table:style-name="ce23">
            <text:p>13,332</text:p>
          </table:table-cell>
          <table:table-cell table:style-name="ce179"/>
          <table:table-cell office:value-type="float" office:value="8228.5" table:style-name="ce23">
            <text:p>8,229</text:p>
          </table:table-cell>
          <table:table-cell office:value-type="float" office:value="1032" table:style-name="ce23">
            <text:p>1,032</text:p>
          </table:table-cell>
          <table:table-cell office:value-type="currency" office:value="1362240" table:style-name="ce28">
            <text:p>£1,362,240</text:p>
          </table:table-cell>
          <table:table-cell table:style-name="ce179"/>
          <table:table-cell office:value-type="float" office:value="5103.5" table:style-name="ce23">
            <text:p>5,104</text:p>
          </table:table-cell>
          <table:table-cell office:value-type="float" office:value="849.5" table:style-name="ce23">
            <text:p>850</text:p>
          </table:table-cell>
          <table:table-cell office:value-type="currency" office:value="794282.5" table:style-name="ce28">
            <text:p>£794,283</text:p>
          </table:table-cell>
          <table:table-cell table:style-name="ce179"/>
          <table:table-cell office:value-type="float" office:value="509" table:style-name="ce29">
            <text:p>509</text:p>
          </table:table-cell>
          <table:table-cell office:value-type="currency" office:value="152700" table:style-name="ce181">
            <text:p>£152,700</text:p>
          </table:table-cell>
          <table:table-cell table:style-name="ce179"/>
          <table:table-cell office:value-type="float" office:value="98" table:style-name="ce23">
            <text:p>98</text:p>
          </table:table-cell>
          <table:table-cell office:value-type="currency" office:value="225400" table:style-name="ce28">
            <text:p>£225,400</text:p>
          </table:table-cell>
          <table:table-cell table:style-name="ce179"/>
          <table:table-cell office:value-type="float" office:value="2488.5" table:style-name="ce178">
            <text:p>2,489</text:p>
          </table:table-cell>
          <table:table-cell office:value-type="currency" office:value="2534622.5" table:style-name="ce37">
            <text:p>£2,534,623</text:p>
          </table:table-cell>
          <table:table-cell table:number-columns-repeated="16364"/>
        </table:table-row>
        <table:table-row table:style-name="ro7">
          <table:table-cell/>
          <table:table-cell office:value-type="string" table:style-name="ce23">
            <text:p>Kenilworth and Southam</text:p>
          </table:table-cell>
          <table:table-cell office:value-type="float" office:value="10670" table:style-name="ce23">
            <text:p>10,670</text:p>
          </table:table-cell>
          <table:table-cell table:style-name="ce179"/>
          <table:table-cell office:value-type="float" office:value="6076.5" table:style-name="ce23">
            <text:p>6,077</text:p>
          </table:table-cell>
          <table:table-cell office:value-type="float" office:value="535" table:style-name="ce23">
            <text:p>535</text:p>
          </table:table-cell>
          <table:table-cell office:value-type="currency" office:value="706200" table:style-name="ce28">
            <text:p>£706,200</text:p>
          </table:table-cell>
          <table:table-cell table:style-name="ce179"/>
          <table:table-cell office:value-type="float" office:value="4593.5" table:style-name="ce23">
            <text:p>4,594</text:p>
          </table:table-cell>
          <table:table-cell office:value-type="float" office:value="512" table:style-name="ce23">
            <text:p>512</text:p>
          </table:table-cell>
          <table:table-cell office:value-type="currency" office:value="478720" table:style-name="ce28">
            <text:p>£478,720</text:p>
          </table:table-cell>
          <table:table-cell table:style-name="ce179"/>
          <table:table-cell office:value-type="float" office:value="62" table:style-name="ce29">
            <text:p>62</text:p>
          </table:table-cell>
          <table:table-cell office:value-type="currency" office:value="18600" table:style-name="ce181">
            <text:p>£18,600</text:p>
          </table:table-cell>
          <table:table-cell table:style-name="ce179"/>
          <table:table-cell office:value-type="float" office:value="119" table:style-name="ce23">
            <text:p>119</text:p>
          </table:table-cell>
          <table:table-cell office:value-type="currency" office:value="273700" table:style-name="ce28">
            <text:p>£273,700</text:p>
          </table:table-cell>
          <table:table-cell table:style-name="ce179"/>
          <table:table-cell office:value-type="float" office:value="1228" table:style-name="ce178">
            <text:p>1,228</text:p>
          </table:table-cell>
          <table:table-cell office:value-type="currency" office:value="1477220" table:style-name="ce37">
            <text:p>£1,477,220</text:p>
          </table:table-cell>
          <table:table-cell table:number-columns-repeated="16364"/>
        </table:table-row>
        <table:table-row table:style-name="ro7">
          <table:table-cell/>
          <table:table-cell office:value-type="string" table:style-name="ce23">
            <text:p>Nuneaton</text:p>
          </table:table-cell>
          <table:table-cell office:value-type="float" office:value="13371.5" table:style-name="ce23">
            <text:p>13,372</text:p>
          </table:table-cell>
          <table:table-cell table:style-name="ce179"/>
          <table:table-cell office:value-type="float" office:value="8120" table:style-name="ce23">
            <text:p>8,120</text:p>
          </table:table-cell>
          <table:table-cell office:value-type="float" office:value="1807.8333333333333" table:style-name="ce23">
            <text:p>1,808</text:p>
          </table:table-cell>
          <table:table-cell office:value-type="currency" office:value="2386340" table:style-name="ce28">
            <text:p>£2,386,340</text:p>
          </table:table-cell>
          <table:table-cell table:style-name="ce179"/>
          <table:table-cell office:value-type="float" office:value="5251.5" table:style-name="ce23">
            <text:p>5,252</text:p>
          </table:table-cell>
          <table:table-cell office:value-type="float" office:value="1385.25" table:style-name="ce23">
            <text:p>1,385</text:p>
          </table:table-cell>
          <table:table-cell office:value-type="currency" office:value="1295208.75" table:style-name="ce28">
            <text:p>£1,295,209</text:p>
          </table:table-cell>
          <table:table-cell table:style-name="ce179"/>
          <table:table-cell office:value-type="float" office:value="115" table:style-name="ce29">
            <text:p>115</text:p>
          </table:table-cell>
          <table:table-cell office:value-type="currency" office:value="34500" table:style-name="ce181">
            <text:p>£34,500</text:p>
          </table:table-cell>
          <table:table-cell table:style-name="ce179"/>
          <table:table-cell office:value-type="float" office:value="115.33333333333333" table:style-name="ce23">
            <text:p>115</text:p>
          </table:table-cell>
          <table:table-cell office:value-type="currency" office:value="265266.66666666663" table:style-name="ce28">
            <text:p>£265,267</text:p>
          </table:table-cell>
          <table:table-cell table:style-name="ce179"/>
          <table:table-cell office:value-type="float" office:value="3423.4166666666665" table:style-name="ce178">
            <text:p>3,423</text:p>
          </table:table-cell>
          <table:table-cell office:value-type="currency" office:value="3981315.4166666665" table:style-name="ce37">
            <text:p>£3,981,315</text:p>
          </table:table-cell>
          <table:table-cell table:number-columns-repeated="16364"/>
        </table:table-row>
        <table:table-row table:style-name="ro7">
          <table:table-cell/>
          <table:table-cell office:value-type="string" table:style-name="ce23">
            <text:p>Rugby</text:p>
          </table:table-cell>
          <table:table-cell office:value-type="float" office:value="14286.5" table:style-name="ce23">
            <text:p>14,287</text:p>
          </table:table-cell>
          <table:table-cell table:style-name="ce179"/>
          <table:table-cell office:value-type="float" office:value="8554.5" table:style-name="ce23">
            <text:p>8,555</text:p>
          </table:table-cell>
          <table:table-cell office:value-type="float" office:value="1546.0833333333333" table:style-name="ce23">
            <text:p>1,546</text:p>
          </table:table-cell>
          <table:table-cell office:value-type="currency" office:value="2040830" table:style-name="ce28">
            <text:p>£2,040,830</text:p>
          </table:table-cell>
          <table:table-cell table:style-name="ce179"/>
          <table:table-cell office:value-type="float" office:value="5731.9999999999991" table:style-name="ce23">
            <text:p>5,732</text:p>
          </table:table-cell>
          <table:table-cell office:value-type="float" office:value="1125.5833333333335" table:style-name="ce23">
            <text:p>1,126</text:p>
          </table:table-cell>
          <table:table-cell office:value-type="currency" office:value="1052420.4166666667" table:style-name="ce28">
            <text:p>£1,052,420</text:p>
          </table:table-cell>
          <table:table-cell table:style-name="ce179"/>
          <table:table-cell office:value-type="float" office:value="119.58333333333333" table:style-name="ce29">
            <text:p>120</text:p>
          </table:table-cell>
          <table:table-cell office:value-type="currency" office:value="35875" table:style-name="ce181">
            <text:p>£35,875</text:p>
          </table:table-cell>
          <table:table-cell table:style-name="ce179"/>
          <table:table-cell office:value-type="float" office:value="124.58333333333333" table:style-name="ce23">
            <text:p>125</text:p>
          </table:table-cell>
          <table:table-cell office:value-type="currency" office:value="286541.66666666669" table:style-name="ce28">
            <text:p>£286,542</text:p>
          </table:table-cell>
          <table:table-cell table:style-name="ce179"/>
          <table:table-cell office:value-type="float" office:value="2915.8333333333339" table:style-name="ce178">
            <text:p>2,916</text:p>
          </table:table-cell>
          <table:table-cell office:value-type="currency" office:value="3415667.0833333335" table:style-name="ce37">
            <text:p>£3,415,667</text:p>
          </table:table-cell>
          <table:table-cell table:number-columns-repeated="16364"/>
        </table:table-row>
        <table:table-row table:style-name="ro7">
          <table:table-cell/>
          <table:table-cell office:value-type="string" table:style-name="ce23">
            <text:p>Warwick and Leamington</text:p>
          </table:table-cell>
          <table:table-cell office:value-type="float" office:value="10985.5" table:style-name="ce23">
            <text:p>10,986</text:p>
          </table:table-cell>
          <table:table-cell table:style-name="ce179"/>
          <table:table-cell office:value-type="float" office:value="7649" table:style-name="ce23">
            <text:p>7,649</text:p>
          </table:table-cell>
          <table:table-cell office:value-type="float" office:value="962.58333333333337" table:style-name="ce23">
            <text:p>963</text:p>
          </table:table-cell>
          <table:table-cell office:value-type="currency" office:value="1270610" table:style-name="ce28">
            <text:p>£1,270,610</text:p>
          </table:table-cell>
          <table:table-cell table:style-name="ce179"/>
          <table:table-cell office:value-type="float" office:value="3336.5" table:style-name="ce23">
            <text:p>3,337</text:p>
          </table:table-cell>
          <table:table-cell office:value-type="float" office:value="654.58333333333337" table:style-name="ce23">
            <text:p>655</text:p>
          </table:table-cell>
          <table:table-cell office:value-type="currency" office:value="612035.41666666674" table:style-name="ce28">
            <text:p>£612,035</text:p>
          </table:table-cell>
          <table:table-cell table:style-name="ce179"/>
          <table:table-cell office:value-type="float" office:value="23" table:style-name="ce29">
            <text:p>23</text:p>
          </table:table-cell>
          <table:table-cell office:value-type="currency" office:value="6900" table:style-name="ce181">
            <text:p>£6,900</text:p>
          </table:table-cell>
          <table:table-cell table:style-name="ce179"/>
          <table:table-cell office:value-type="float" office:value="122.58333333333333" table:style-name="ce23">
            <text:p>123</text:p>
          </table:table-cell>
          <table:table-cell office:value-type="currency" office:value="281941.66666666663" table:style-name="ce28">
            <text:p>£281,942</text:p>
          </table:table-cell>
          <table:table-cell table:style-name="ce179"/>
          <table:table-cell office:value-type="float" office:value="1762.75" table:style-name="ce178">
            <text:p>1,763</text:p>
          </table:table-cell>
          <table:table-cell office:value-type="currency" office:value="2171487.0833333335" table:style-name="ce37">
            <text:p>£2,171,487</text:p>
          </table:table-cell>
          <table:table-cell table:number-columns-repeated="16364"/>
        </table:table-row>
        <table:table-row table:style-name="ro7">
          <table:table-cell/>
          <table:table-cell office:value-type="string" table:style-name="ce23">
            <text:p>Mid Sussex</text:p>
          </table:table-cell>
          <table:table-cell office:value-type="float" office:value="16059" table:style-name="ce23">
            <text:p>16,059</text:p>
          </table:table-cell>
          <table:table-cell table:style-name="ce179"/>
          <table:table-cell office:value-type="float" office:value="9236" table:style-name="ce23">
            <text:p>9,236</text:p>
          </table:table-cell>
          <table:table-cell office:value-type="float" office:value="882" table:style-name="ce23">
            <text:p>882</text:p>
          </table:table-cell>
          <table:table-cell office:value-type="currency" office:value="1164240" table:style-name="ce28">
            <text:p>£1,164,240</text:p>
          </table:table-cell>
          <table:table-cell table:style-name="ce179"/>
          <table:table-cell office:value-type="float" office:value="6823" table:style-name="ce23">
            <text:p>6,823</text:p>
          </table:table-cell>
          <table:table-cell office:value-type="float" office:value="919" table:style-name="ce23">
            <text:p>919</text:p>
          </table:table-cell>
          <table:table-cell office:value-type="currency" office:value="859265" table:style-name="ce28">
            <text:p>£859,265</text:p>
          </table:table-cell>
          <table:table-cell table:style-name="ce179"/>
          <table:table-cell office:value-type="float" office:value="24" table:style-name="ce29">
            <text:p>24</text:p>
          </table:table-cell>
          <table:table-cell office:value-type="currency" office:value="7200" table:style-name="ce181">
            <text:p>£7,200</text:p>
          </table:table-cell>
          <table:table-cell table:style-name="ce179"/>
          <table:table-cell office:value-type="float" office:value="83" table:style-name="ce23">
            <text:p>83</text:p>
          </table:table-cell>
          <table:table-cell office:value-type="currency" office:value="190900" table:style-name="ce28">
            <text:p>£190,900</text:p>
          </table:table-cell>
          <table:table-cell table:style-name="ce179"/>
          <table:table-cell office:value-type="float" office:value="1908" table:style-name="ce178">
            <text:p>1,908</text:p>
          </table:table-cell>
          <table:table-cell office:value-type="currency" office:value="2221605" table:style-name="ce37">
            <text:p>£2,221,605</text:p>
          </table:table-cell>
          <table:table-cell table:number-columns-repeated="16364"/>
        </table:table-row>
        <table:table-row table:style-name="ro7">
          <table:table-cell/>
          <table:table-cell office:value-type="string" table:style-name="ce23">
            <text:p>Arundel and South Downs</text:p>
          </table:table-cell>
          <table:table-cell office:value-type="float" office:value="12374" table:style-name="ce23">
            <text:p>12,374</text:p>
          </table:table-cell>
          <table:table-cell table:style-name="ce179"/>
          <table:table-cell office:value-type="float" office:value="7023" table:style-name="ce23">
            <text:p>7,023</text:p>
          </table:table-cell>
          <table:table-cell office:value-type="float" office:value="627" table:style-name="ce23">
            <text:p>627</text:p>
          </table:table-cell>
          <table:table-cell office:value-type="currency" office:value="827640" table:style-name="ce28">
            <text:p>£827,640</text:p>
          </table:table-cell>
          <table:table-cell table:style-name="ce179"/>
          <table:table-cell office:value-type="float" office:value="5351" table:style-name="ce23">
            <text:p>5,351</text:p>
          </table:table-cell>
          <table:table-cell office:value-type="float" office:value="741" table:style-name="ce23">
            <text:p>741</text:p>
          </table:table-cell>
          <table:table-cell office:value-type="currency" office:value="692835" table:style-name="ce28">
            <text:p>£692,835</text:p>
          </table:table-cell>
          <table:table-cell table:style-name="ce179"/>
          <table:table-cell office:value-type="float" office:value="45" table:style-name="ce29">
            <text:p>45</text:p>
          </table:table-cell>
          <table:table-cell office:value-type="currency" office:value="13500" table:style-name="ce181">
            <text:p>£13,500</text:p>
          </table:table-cell>
          <table:table-cell table:style-name="ce179"/>
          <table:table-cell office:value-type="float" office:value="83" table:style-name="ce23">
            <text:p>83</text:p>
          </table:table-cell>
          <table:table-cell office:value-type="currency" office:value="190900" table:style-name="ce28">
            <text:p>£190,900</text:p>
          </table:table-cell>
          <table:table-cell table:style-name="ce179"/>
          <table:table-cell office:value-type="float" office:value="1496" table:style-name="ce178">
            <text:p>1,496</text:p>
          </table:table-cell>
          <table:table-cell office:value-type="currency" office:value="1724875" table:style-name="ce37">
            <text:p>£1,724,875</text:p>
          </table:table-cell>
          <table:table-cell table:number-columns-repeated="16364"/>
        </table:table-row>
        <table:table-row table:style-name="ro7">
          <table:table-cell/>
          <table:table-cell office:value-type="string" table:style-name="ce23">
            <text:p>Chichester</text:p>
          </table:table-cell>
          <table:table-cell office:value-type="float" office:value="12913" table:style-name="ce23">
            <text:p>12,913</text:p>
          </table:table-cell>
          <table:table-cell table:style-name="ce179"/>
          <table:table-cell office:value-type="float" office:value="7877.5" table:style-name="ce23">
            <text:p>7,878</text:p>
          </table:table-cell>
          <table:table-cell office:value-type="float" office:value="1129.5" table:style-name="ce23">
            <text:p>1,130</text:p>
          </table:table-cell>
          <table:table-cell office:value-type="currency" office:value="1490940" table:style-name="ce28">
            <text:p>£1,490,940</text:p>
          </table:table-cell>
          <table:table-cell table:style-name="ce179"/>
          <table:table-cell office:value-type="float" office:value="5035.5" table:style-name="ce23">
            <text:p>5,036</text:p>
          </table:table-cell>
          <table:table-cell office:value-type="float" office:value="892.5" table:style-name="ce23">
            <text:p>893</text:p>
          </table:table-cell>
          <table:table-cell office:value-type="currency" office:value="834487.5" table:style-name="ce28">
            <text:p>£834,488</text:p>
          </table:table-cell>
          <table:table-cell table:style-name="ce179"/>
          <table:table-cell office:value-type="float" office:value="466" table:style-name="ce29">
            <text:p>466</text:p>
          </table:table-cell>
          <table:table-cell office:value-type="currency" office:value="139800" table:style-name="ce181">
            <text:p>£139,800</text:p>
          </table:table-cell>
          <table:table-cell table:style-name="ce179"/>
          <table:table-cell office:value-type="float" office:value="112.5" table:style-name="ce23">
            <text:p>113</text:p>
          </table:table-cell>
          <table:table-cell office:value-type="currency" office:value="258750" table:style-name="ce28">
            <text:p>£258,750</text:p>
          </table:table-cell>
          <table:table-cell table:style-name="ce179"/>
          <table:table-cell office:value-type="float" office:value="2600.5" table:style-name="ce178">
            <text:p>2,601</text:p>
          </table:table-cell>
          <table:table-cell office:value-type="currency" office:value="2723977.5" table:style-name="ce37">
            <text:p>£2,723,978</text:p>
          </table:table-cell>
          <table:table-cell table:number-columns-repeated="16364"/>
        </table:table-row>
        <table:table-row table:style-name="ro7">
          <table:table-cell/>
          <table:table-cell office:value-type="string" table:style-name="ce23">
            <text:p>Crawley</text:p>
          </table:table-cell>
          <table:table-cell office:value-type="float" office:value="17361.5" table:style-name="ce23">
            <text:p>17,362</text:p>
          </table:table-cell>
          <table:table-cell table:style-name="ce179"/>
          <table:table-cell office:value-type="float" office:value="10681" table:style-name="ce23">
            <text:p>10,681</text:p>
          </table:table-cell>
          <table:table-cell office:value-type="float" office:value="1954.0833333333333" table:style-name="ce23">
            <text:p>1,954</text:p>
          </table:table-cell>
          <table:table-cell office:value-type="currency" office:value="2579390" table:style-name="ce28">
            <text:p>£2,579,390</text:p>
          </table:table-cell>
          <table:table-cell table:style-name="ce179"/>
          <table:table-cell office:value-type="float" office:value="6680.4999999999991" table:style-name="ce23">
            <text:p>6,681</text:p>
          </table:table-cell>
          <table:table-cell office:value-type="float" office:value="1610.1666666666667" table:style-name="ce23">
            <text:p>1,610</text:p>
          </table:table-cell>
          <table:table-cell office:value-type="currency" office:value="1505505.8333333335" table:style-name="ce28">
            <text:p>£1,505,506</text:p>
          </table:table-cell>
          <table:table-cell table:style-name="ce179"/>
          <table:table-cell office:value-type="float" office:value="34" table:style-name="ce29">
            <text:p>34</text:p>
          </table:table-cell>
          <table:table-cell office:value-type="currency" office:value="10200" table:style-name="ce181">
            <text:p>£10,200</text:p>
          </table:table-cell>
          <table:table-cell table:style-name="ce179"/>
          <table:table-cell office:value-type="float" office:value="69" table:style-name="ce23">
            <text:p>69</text:p>
          </table:table-cell>
          <table:table-cell office:value-type="currency" office:value="158700" table:style-name="ce28">
            <text:p>£158,700</text:p>
          </table:table-cell>
          <table:table-cell table:style-name="ce179"/>
          <table:table-cell office:value-type="float" office:value="3667.25" table:style-name="ce178">
            <text:p>3,667</text:p>
          </table:table-cell>
          <table:table-cell office:value-type="currency" office:value="4253795.833333334" table:style-name="ce37">
            <text:p>£4,253,796</text:p>
          </table:table-cell>
          <table:table-cell table:number-columns-repeated="16364"/>
        </table:table-row>
        <table:table-row table:style-name="ro7">
          <table:table-cell/>
          <table:table-cell office:value-type="string" table:style-name="ce23">
            <text:p>Bognor Regis and Littlehampton</text:p>
          </table:table-cell>
          <table:table-cell office:value-type="float" office:value="10468" table:style-name="ce23">
            <text:p>10,468</text:p>
          </table:table-cell>
          <table:table-cell table:style-name="ce179"/>
          <table:table-cell office:value-type="float" office:value="6661" table:style-name="ce23">
            <text:p>6,661</text:p>
          </table:table-cell>
          <table:table-cell office:value-type="float" office:value="1329" table:style-name="ce23">
            <text:p>1,329</text:p>
          </table:table-cell>
          <table:table-cell office:value-type="currency" office:value="1754280" table:style-name="ce28">
            <text:p>£1,754,280</text:p>
          </table:table-cell>
          <table:table-cell table:style-name="ce179"/>
          <table:table-cell office:value-type="float" office:value="3807.0000000000009" table:style-name="ce23">
            <text:p>3,807</text:p>
          </table:table-cell>
          <table:table-cell office:value-type="float" office:value="955.99999999999989" table:style-name="ce23">
            <text:p>956</text:p>
          </table:table-cell>
          <table:table-cell office:value-type="currency" office:value="893859.99999999988" table:style-name="ce28">
            <text:p>£893,860</text:p>
          </table:table-cell>
          <table:table-cell table:style-name="ce179"/>
          <table:table-cell office:value-type="float" office:value="40" table:style-name="ce29">
            <text:p>40</text:p>
          </table:table-cell>
          <table:table-cell office:value-type="currency" office:value="12000" table:style-name="ce181">
            <text:p>£12,000</text:p>
          </table:table-cell>
          <table:table-cell table:style-name="ce179"/>
          <table:table-cell office:value-type="float" office:value="60" table:style-name="ce23">
            <text:p>60</text:p>
          </table:table-cell>
          <table:table-cell office:value-type="currency" office:value="138000" table:style-name="ce28">
            <text:p>£138,000</text:p>
          </table:table-cell>
          <table:table-cell table:style-name="ce179"/>
          <table:table-cell office:value-type="float" office:value="2385" table:style-name="ce178">
            <text:p>2,385</text:p>
          </table:table-cell>
          <table:table-cell office:value-type="currency" office:value="2798140" table:style-name="ce37">
            <text:p>£2,798,140</text:p>
          </table:table-cell>
          <table:table-cell table:number-columns-repeated="16364"/>
        </table:table-row>
        <table:table-row table:style-name="ro7">
          <table:table-cell/>
          <table:table-cell office:value-type="string" table:style-name="ce23">
            <text:p>Horsham</text:p>
          </table:table-cell>
          <table:table-cell office:value-type="float" office:value="14152" table:style-name="ce23">
            <text:p>14,152</text:p>
          </table:table-cell>
          <table:table-cell table:style-name="ce179"/>
          <table:table-cell office:value-type="float" office:value="8701" table:style-name="ce23">
            <text:p>8,701</text:p>
          </table:table-cell>
          <table:table-cell office:value-type="float" office:value="743" table:style-name="ce23">
            <text:p>743</text:p>
          </table:table-cell>
          <table:table-cell office:value-type="currency" office:value="980760" table:style-name="ce28">
            <text:p>£980,760</text:p>
          </table:table-cell>
          <table:table-cell table:style-name="ce179"/>
          <table:table-cell office:value-type="float" office:value="5451" table:style-name="ce23">
            <text:p>5,451</text:p>
          </table:table-cell>
          <table:table-cell office:value-type="float" office:value="655" table:style-name="ce23">
            <text:p>655</text:p>
          </table:table-cell>
          <table:table-cell office:value-type="currency" office:value="612425" table:style-name="ce28">
            <text:p>£612,425</text:p>
          </table:table-cell>
          <table:table-cell table:style-name="ce179"/>
          <table:table-cell office:value-type="float" office:value="35" table:style-name="ce29">
            <text:p>35</text:p>
          </table:table-cell>
          <table:table-cell office:value-type="currency" office:value="10500" table:style-name="ce181">
            <text:p>£10,500</text:p>
          </table:table-cell>
          <table:table-cell table:style-name="ce179"/>
          <table:table-cell office:value-type="float" office:value="88" table:style-name="ce23">
            <text:p>88</text:p>
          </table:table-cell>
          <table:table-cell office:value-type="currency" office:value="202400" table:style-name="ce28">
            <text:p>£202,400</text:p>
          </table:table-cell>
          <table:table-cell table:style-name="ce179"/>
          <table:table-cell office:value-type="float" office:value="1521" table:style-name="ce178">
            <text:p>1,521</text:p>
          </table:table-cell>
          <table:table-cell office:value-type="currency" office:value="1806085" table:style-name="ce37">
            <text:p>£1,806,085</text:p>
          </table:table-cell>
          <table:table-cell table:number-columns-repeated="16364"/>
        </table:table-row>
        <table:table-row table:style-name="ro7">
          <table:table-cell table:style-name="ce3"/>
          <table:table-cell office:value-type="string" table:style-name="ce23">
            <text:p>East Worthing and Shoreham</text:p>
          </table:table-cell>
          <table:table-cell office:value-type="float" office:value="14018.000000000002" table:style-name="ce23">
            <text:p>14,018</text:p>
          </table:table-cell>
          <table:table-cell table:style-name="ce179"/>
          <table:table-cell office:value-type="float" office:value="8143" table:style-name="ce23">
            <text:p>8,143</text:p>
          </table:table-cell>
          <table:table-cell office:value-type="float" office:value="1255" table:style-name="ce23">
            <text:p>1,255</text:p>
          </table:table-cell>
          <table:table-cell office:value-type="currency" office:value="1656600" table:style-name="ce28">
            <text:p>£1,656,600</text:p>
          </table:table-cell>
          <table:table-cell table:style-name="ce179"/>
          <table:table-cell office:value-type="float" office:value="5875" table:style-name="ce23">
            <text:p>5,875</text:p>
          </table:table-cell>
          <table:table-cell office:value-type="float" office:value="1162.1666666666665" table:style-name="ce23">
            <text:p>1,162</text:p>
          </table:table-cell>
          <table:table-cell office:value-type="currency" office:value="1086625.8333333333" table:style-name="ce28">
            <text:p>£1,086,626</text:p>
          </table:table-cell>
          <table:table-cell table:style-name="ce179"/>
          <table:table-cell office:value-type="float" office:value="29" table:style-name="ce29">
            <text:p>29</text:p>
          </table:table-cell>
          <table:table-cell office:value-type="currency" office:value="8700" table:style-name="ce181">
            <text:p>£8,700</text:p>
          </table:table-cell>
          <table:table-cell table:style-name="ce179"/>
          <table:table-cell office:value-type="float" office:value="103" table:style-name="ce23">
            <text:p>103</text:p>
          </table:table-cell>
          <table:table-cell office:value-type="currency" office:value="236900" table:style-name="ce28">
            <text:p>£236,900</text:p>
          </table:table-cell>
          <table:table-cell table:style-name="ce179"/>
          <table:table-cell office:value-type="float" office:value="2549.1666666666665" table:style-name="ce178">
            <text:p>2,549</text:p>
          </table:table-cell>
          <table:table-cell office:value-type="currency" office:value="2988825.833333333" table:style-name="ce37">
            <text:p>£2,988,826</text:p>
          </table:table-cell>
          <table:table-cell table:number-columns-repeated="16364"/>
        </table:table-row>
        <table:table-row table:style-name="ro7">
          <table:table-cell table:style-name="ce3"/>
          <table:table-cell office:value-type="string" table:style-name="ce23">
            <text:p>Worthing West</text:p>
          </table:table-cell>
          <table:table-cell office:value-type="float" office:value="9829.9999999999982" table:style-name="ce23">
            <text:p>9,830</text:p>
          </table:table-cell>
          <table:table-cell table:style-name="ce179"/>
          <table:table-cell office:value-type="float" office:value="7358" table:style-name="ce23">
            <text:p>7,358</text:p>
          </table:table-cell>
          <table:table-cell office:value-type="float" office:value="1262" table:style-name="ce23">
            <text:p>1,262</text:p>
          </table:table-cell>
          <table:table-cell office:value-type="currency" office:value="1665840" table:style-name="ce28">
            <text:p>£1,665,840</text:p>
          </table:table-cell>
          <table:table-cell table:style-name="ce179"/>
          <table:table-cell office:value-type="float" office:value="2471.9999999999986" table:style-name="ce23">
            <text:p>2,472</text:p>
          </table:table-cell>
          <table:table-cell office:value-type="float" office:value="534" table:style-name="ce23">
            <text:p>534</text:p>
          </table:table-cell>
          <table:table-cell office:value-type="currency" office:value="499290.00000000006" table:style-name="ce28">
            <text:p>£499,290</text:p>
          </table:table-cell>
          <table:table-cell table:style-name="ce179"/>
          <table:table-cell office:value-type="float" office:value="30" table:style-name="ce29">
            <text:p>30</text:p>
          </table:table-cell>
          <table:table-cell office:value-type="currency" office:value="9000" table:style-name="ce181">
            <text:p>£9,000</text:p>
          </table:table-cell>
          <table:table-cell table:style-name="ce179"/>
          <table:table-cell office:value-type="float" office:value="87" table:style-name="ce23">
            <text:p>87</text:p>
          </table:table-cell>
          <table:table-cell office:value-type="currency" office:value="200100" table:style-name="ce28">
            <text:p>£200,100</text:p>
          </table:table-cell>
          <table:table-cell table:style-name="ce179"/>
          <table:table-cell office:value-type="float" office:value="1913" table:style-name="ce178">
            <text:p>1,913</text:p>
          </table:table-cell>
          <table:table-cell office:value-type="currency" office:value="2374230" table:style-name="ce37">
            <text:p>£2,374,230</text:p>
          </table:table-cell>
          <table:table-cell table:number-columns-repeated="16364"/>
        </table:table-row>
        <table:table-row table:style-name="ro7">
          <table:table-cell table:style-name="ce3"/>
          <table:table-cell table:style-name="ce182"/>
          <table:table-cell table:style-name="ce23"/>
          <table:table-cell table:style-name="ce179"/>
          <table:table-cell table:number-columns-repeated="2" table:style-name="ce23"/>
          <table:table-cell table:style-name="ce28"/>
          <table:table-cell table:style-name="ce179"/>
          <table:table-cell table:number-columns-repeated="2" table:style-name="ce23"/>
          <table:table-cell table:style-name="ce28"/>
          <table:table-cell table:style-name="ce179"/>
          <table:table-cell table:style-name="ce23"/>
          <table:table-cell table:style-name="ce28"/>
          <table:table-cell table:style-name="ce179"/>
          <table:table-cell table:style-name="ce23"/>
          <table:table-cell table:style-name="ce28"/>
          <table:table-cell table:style-name="ce179"/>
          <table:table-cell table:style-name="ce31"/>
          <table:table-cell table:style-name="ce39"/>
          <table:table-cell table:number-columns-repeated="16364"/>
        </table:table-row>
        <table:table-row table:style-name="ro7">
          <table:table-cell table:style-name="ce3"/>
          <table:table-cell table:style-name="ce183"/>
          <table:table-cell table:number-columns-repeated="2" table:style-name="ce184"/>
          <table:table-cell table:style-name="ce185"/>
          <table:table-cell table:style-name="ce160"/>
          <table:table-cell table:style-name="ce161"/>
          <table:table-cell table:number-columns-repeated="3" table:style-name="ce160"/>
          <table:table-cell table:style-name="ce186"/>
          <table:table-cell table:number-columns-repeated="2" table:style-name="ce160"/>
          <table:table-cell table:style-name="ce161"/>
          <table:table-cell table:number-columns-repeated="2" table:style-name="ce160"/>
          <table:table-cell table:style-name="ce161"/>
          <table:table-cell table:number-columns-repeated="2" table:style-name="ce160"/>
          <table:table-cell table:style-name="ce161"/>
          <table:table-cell table:number-columns-repeated="16364"/>
        </table:table-row>
        <table:table-row table:style-name="ro22">
          <table:table-cell table:number-columns-repeated="2" table:style-name="ce3"/>
          <table:table-cell table:number-columns-repeated="3" table:style-name="ce23"/>
          <table:table-cell table:style-name="ce158"/>
          <table:table-cell table:style-name="ce159"/>
          <table:table-cell table:number-columns-repeated="2" table:style-name="ce158"/>
          <table:table-cell table:style-name="ce187"/>
          <table:table-cell table:style-name="ce188"/>
          <table:table-cell table:number-columns-repeated="2" table:style-name="ce158"/>
          <table:table-cell table:style-name="ce159"/>
          <table:table-cell table:number-columns-repeated="2" table:style-name="ce158"/>
          <table:table-cell table:style-name="ce159"/>
          <table:table-cell table:number-columns-repeated="2" table:style-name="ce158"/>
          <table:table-cell table:style-name="ce188"/>
          <table:table-cell table:number-columns-repeated="16364"/>
        </table:table-row>
        <table:table-row table:style-name="ro23">
          <table:table-cell office:value-type="string" table:style-name="ce43">
            <text:p>NOTES:</text:p>
          </table:table-cell>
          <table:table-cell table:style-name="ce3"/>
          <table:table-cell table:number-columns-repeated="3" table:style-name="ce23"/>
          <table:table-cell table:style-name="ce158"/>
          <table:table-cell table:style-name="ce159"/>
          <table:table-cell table:number-columns-repeated="2" table:style-name="ce158"/>
          <table:table-cell table:style-name="ce187"/>
          <table:table-cell table:style-name="ce188"/>
          <table:table-cell table:number-columns-repeated="2" table:style-name="ce158"/>
          <table:table-cell table:style-name="ce159"/>
          <table:table-cell table:number-columns-repeated="2" table:style-name="ce158"/>
          <table:table-cell table:style-name="ce159"/>
          <table:table-cell table:number-columns-repeated="2" table:style-name="ce158"/>
          <table:table-cell table:style-name="ce159"/>
          <table:table-cell table:number-columns-repeated="16364"/>
        </table:table-row>
        <table:table-row table:style-name="ro9">
          <table:table-cell office:value-type="string" table:number-columns-spanned="14" table:number-rows-spanned="1" table:style-name="ce157">
            <text:p>x - Local Authorities with less than 5 pupils or a percentage based on less than 5 pupils or an allocation amount based on less than 5 pupils for Deprivation, Service Child and Post-LAC Pupil Premium have had their figures suppressed for data protection.</text:p>
          </table:table-cell>
          <table:covered-table-cell table:number-columns-repeated="13"/>
          <table:table-cell table:number-columns-repeated="2" table:style-name="ce189"/>
          <table:table-cell table:style-name="ce154"/>
          <table:table-cell table:number-columns-repeated="2" table:style-name="ce189"/>
          <table:table-cell table:style-name="ce154"/>
          <table:table-cell table:number-columns-repeated="16364" table:style-name="ce7"/>
        </table:table-row>
        <table:table-row table:style-name="ro3">
          <table:table-cell office:value-type="string" table:style-name="ce44">
            <text:p>All references to academies include Free Schools</text:p>
          </table:table-cell>
          <table:table-cell table:style-name="ce44"/>
          <table:table-cell table:style-name="ce45"/>
          <table:table-cell table:style-name="ce46"/>
          <table:table-cell table:number-columns-repeated="2" table:style-name="ce45"/>
          <table:table-cell table:style-name="ce47"/>
          <table:table-cell table:style-name="ce48"/>
          <table:table-cell table:style-name="ce46"/>
          <table:table-cell table:number-columns-repeated="2" table:style-name="ce45"/>
          <table:table-cell table:style-name="ce49"/>
          <table:table-cell table:style-name="ce50"/>
          <table:table-cell table:style-name="ce51"/>
          <table:table-cell table:number-columns-repeated="2" table:style-name="ce189"/>
          <table:table-cell table:style-name="ce154"/>
          <table:table-cell table:number-columns-repeated="2" table:style-name="ce189"/>
          <table:table-cell table:style-name="ce154"/>
          <table:table-cell table:number-columns-repeated="16364" table:style-name="ce7"/>
        </table:table-row>
        <table:table-row table:style-name="ro3">
          <table:table-cell office:value-type="string" table:number-columns-spanned="14" table:number-rows-spanned="1" table:style-name="ce61">
            <text:p>1. Includes middle schools as deemed.</text:p>
          </table:table-cell>
          <table:covered-table-cell table:number-columns-repeated="13"/>
          <table:table-cell table:number-columns-repeated="2" table:style-name="ce189"/>
          <table:table-cell table:style-name="ce154"/>
          <table:table-cell table:number-columns-repeated="2" table:style-name="ce189"/>
          <table:table-cell table:style-name="ce154"/>
          <table:table-cell table:number-columns-repeated="16364" table:style-name="ce7"/>
        </table:table-row>
        <table:table-row table:style-name="ro3">
          <table:table-cell office:value-type="string" table:number-columns-spanned="14" table:number-rows-spanned="1" table:style-name="ce62">
            <text:p>2. Includes primary academies (including Free Schools) as recorded on the January 2018 census.</text:p>
          </table:table-cell>
          <table:covered-table-cell table:number-columns-repeated="13"/>
          <table:table-cell table:number-columns-repeated="2" table:style-name="ce190"/>
          <table:table-cell table:style-name="ce191"/>
          <table:table-cell table:number-columns-repeated="2" table:style-name="ce190"/>
          <table:table-cell table:style-name="ce154"/>
          <table:table-cell table:number-columns-repeated="16364" table:style-name="ce7"/>
        </table:table-row>
        <table:table-row table:style-name="ro3">
          <table:table-cell office:value-type="string" table:number-columns-spanned="14" table:number-rows-spanned="1" table:style-name="ce62">
            <text:p>3. Includes City Technology Colleges and secondary academies (including Free Schools) as recorded on the January 2018 census.</text:p>
          </table:table-cell>
          <table:covered-table-cell table:number-columns-repeated="13"/>
          <table:table-cell table:number-columns-repeated="2" table:style-name="ce190"/>
          <table:table-cell table:style-name="ce191"/>
          <table:table-cell table:number-columns-repeated="2" table:style-name="ce190"/>
          <table:table-cell table:style-name="ce154"/>
          <table:table-cell table:number-columns-repeated="16364" table:style-name="ce7"/>
        </table:table-row>
        <table:table-row table:style-name="ro3">
          <table:table-cell office:value-type="string" table:number-columns-spanned="14" table:number-rows-spanned="1" table:style-name="ce61">
            <text:p>4. Includes local authority maintained special schools. This does not include non-maintained special schools and General Hospital Schools.<text:s/></text:p>
          </table:table-cell>
          <table:covered-table-cell table:number-columns-repeated="13"/>
          <table:table-cell table:number-columns-repeated="2" table:style-name="ce190"/>
          <table:table-cell table:style-name="ce191"/>
          <table:table-cell table:number-columns-repeated="2" table:style-name="ce190"/>
          <table:table-cell table:style-name="ce154"/>
          <table:table-cell table:number-columns-repeated="16364" table:style-name="ce7"/>
        </table:table-row>
        <table:table-row table:style-name="ro3">
          <table:table-cell office:value-type="string" table:number-columns-spanned="14" table:number-rows-spanned="1" table:style-name="ce61">
            <text:p>5. Includes special academies (including Free Schools).</text:p>
          </table:table-cell>
          <table:covered-table-cell table:number-columns-repeated="13"/>
          <table:table-cell table:number-columns-repeated="5" table:style-name="ce7"/>
          <table:table-cell table:style-name="ce154"/>
          <table:table-cell table:number-columns-repeated="16364" table:style-name="ce7"/>
        </table:table-row>
        <table:table-row table:style-name="ro3">
          <table:table-cell office:value-type="string" table:number-columns-spanned="14" table:number-rows-spanned="1" table:style-name="ce61">
            <text:p>6. Includes Alternative Provision (AP) academies which were formerly Pupil Referral Units (PRU) which have converted and gained academy status.</text:p>
          </table:table-cell>
          <table:covered-table-cell table:number-columns-repeated="13"/>
          <table:table-cell table:number-columns-repeated="5" table:style-name="ce7"/>
          <table:table-cell table:style-name="ce154"/>
          <table:table-cell table:number-columns-repeated="16364" table:style-name="ce7"/>
        </table:table-row>
        <table:table-row table:style-name="ro3">
          <table:table-cell office:value-type="string" table:number-columns-spanned="14" table:number-rows-spanned="1" table:style-name="ce61">
            <text:p>7. Includes pupils aged 4 to 15 as at 31 August 2017 recorded on the January 2018 AP Census with an AP type of independent, non-maintained special school and hospital and pupils aged 4 and above with an AP type of not in school.</text:p>
          </table:table-cell>
          <table:covered-table-cell table:number-columns-repeated="13"/>
          <table:table-cell table:number-columns-repeated="2" table:style-name="ce189"/>
          <table:table-cell table:style-name="ce154"/>
          <table:table-cell table:number-columns-repeated="2" table:style-name="ce189"/>
          <table:table-cell table:style-name="ce154"/>
          <table:table-cell table:number-columns-repeated="16364" table:style-name="ce7"/>
        </table:table-row>
        <table:table-row table:style-name="ro9">
          <table:table-cell office:value-type="string" table:number-columns-spanned="14" table:number-rows-spanned="1" table:style-name="ce61">
            <text:p>8. Full time equivalent (FTE) number of pupils aged 4 and over as at 31 August 2017 in Reception to <text:s/>Year 11 (where National Curriculum year groups do not apply, includes pupils aged 4 to 15) as recorded on the January 2018 School and AP Census. FTEs are calculated on the same basis as the Dedicated Schools Grant.</text:p>
          </table:table-cell>
          <table:covered-table-cell table:number-columns-repeated="13"/>
          <table:table-cell table:number-columns-repeated="2" table:style-name="ce190"/>
          <table:table-cell table:style-name="ce191"/>
          <table:table-cell table:number-columns-repeated="2" table:style-name="ce190"/>
          <table:table-cell table:style-name="ce154"/>
          <table:table-cell table:number-columns-repeated="16364" table:style-name="ce7"/>
        </table:table-row>
        <table:table-row table:style-name="ro34">
          <table:table-cell office:value-type="string" table:number-columns-spanned="14" table:number-rows-spanned="1" table:style-name="ce61">
            <text:p>9. Full time equivalent (FTE) number of pupils aged 4 and over as at 31 August 2017 in Reception to Year 11 (where National Curriculum year groups do not apply pupils aged 4 to 15) as recorded on the January 2018 School and <text:s/>AP Census who are known to have been eligible for Free School Meals (FSM) in the previous six years (FSM eligibility in the previous six years will be determined by those pupils recorded on the January 2018 <text:s/>School and <text:s/>AP Census who were recorded as known to be eligible for FSM on any of the censuses (School and AP censuses) since Summer 2012, known as Ever 6). FTEs are calculated on the same basis as the Dedicated Schools Grant.</text:p>
          </table:table-cell>
          <table:covered-table-cell table:number-columns-repeated="13"/>
          <table:table-cell table:number-columns-repeated="2" table:style-name="ce190"/>
          <table:table-cell table:style-name="ce191"/>
          <table:table-cell table:number-columns-repeated="2" table:style-name="ce190"/>
          <table:table-cell table:style-name="ce154"/>
          <table:table-cell table:number-columns-repeated="16364" table:style-name="ce7"/>
        </table:table-row>
        <table:table-row table:style-name="ro35">
          <table:table-cell office:value-type="string" table:number-columns-spanned="14" table:number-rows-spanned="1" table:style-name="ce61">
            <text:p>10. Full time equivalent (FTE) number of pupils aged 4 and over as at 31 August 2017 in Reception to Year 11 (where National Curriculum year groups do not apply pupils aged 4 to 15) as recorded on the January 2018 School and <text:s/>AP Census who are either:</text:p>
            <text:p><text:s text:c="3"/>• recorded as a Service Child in either January 2013, January 2014, January 2015, January 2016,January 2017 or January 2018 (known as Ever 6); or</text:p>
            <text:p><text:s text:c="3"/>• in receipt of a War Pension Scheme (WPS) or Armed Forces and Reserve Forces Compensation Scheme (AFCS) pension from the Ministry of Defence (MoD) as a result of injury, illness or death caused by Service.</text:p>
            <text:p>FTEs are calculated on the same basis as the Dedicated Schools Grant.</text:p>
          </table:table-cell>
          <table:covered-table-cell table:number-columns-repeated="13"/>
          <table:table-cell table:number-columns-repeated="2" table:style-name="ce190"/>
          <table:table-cell table:style-name="ce191"/>
          <table:table-cell table:number-columns-repeated="2" table:style-name="ce190"/>
          <table:table-cell table:style-name="ce154"/>
          <table:table-cell table:number-columns-repeated="16364" table:style-name="ce7"/>
        </table:table-row>
        <table:table-row table:style-name="ro36">
          <table:table-cell office:value-type="string" table:number-columns-spanned="14" table:number-rows-spanned="1" table:style-name="ce63">
            <text:p>11. Full time equivalent (FTE) number of pupils aged 4 and over as at 31 August 2017 in Reception to Year 11 (where National Curriculum year groups do not apply pupils aged 4 to 15) as recorded on the January 2018 School and AP Census who are known to be adopted from care, or are ceased to be looked after through a child arrangement order or who leave care under a special guardianship order or residence order.</text:p>
          </table:table-cell>
          <table:covered-table-cell table:number-columns-repeated="13"/>
          <table:table-cell table:number-columns-repeated="2" table:style-name="ce190"/>
          <table:table-cell table:style-name="ce191"/>
          <table:table-cell table:number-columns-repeated="2" table:style-name="ce190"/>
          <table:table-cell table:style-name="ce154"/>
          <table:table-cell table:number-columns-repeated="16364" table:style-name="ce7"/>
        </table:table-row>
        <table:table-row table:style-name="ro3">
          <table:table-cell office:value-type="string" table:number-columns-spanned="14" table:number-rows-spanned="1" table:style-name="ce61">
            <text:p>12. Children aged 4 to 15 (at 31 August 2016) who have been looked after for at least 1 day in the year ending 31 March 2017. This excludes children whose only episode(s) of care during the year was as a result of respite, or were on remand/committed for trial or sentence and accommodated by the local authority. This data has been collected from the 2016-17 Looked After Children Return from local authorities (SSDA903).</text:p>
          </table:table-cell>
          <table:covered-table-cell table:number-columns-repeated="13"/>
          <table:table-cell table:number-columns-repeated="2" table:style-name="ce189"/>
          <table:table-cell table:style-name="ce154"/>
          <table:table-cell table:number-columns-repeated="2" table:style-name="ce189"/>
          <table:table-cell table:style-name="ce192"/>
          <table:table-cell table:number-columns-repeated="16364" table:style-name="ce7"/>
        </table:table-row>
        <table:table-row table:style-name="ro3">
          <table:table-cell office:value-type="string" table:number-columns-spanned="14" table:number-rows-spanned="1" table:style-name="ce61">
            <text:p>13. Pupils in National Curriculum year groups Reception to 6 and pupils not following the National Curriculum aged 4 to 10.</text:p>
          </table:table-cell>
          <table:covered-table-cell table:number-columns-repeated="13"/>
          <table:table-cell table:number-columns-repeated="2" table:style-name="ce189"/>
          <table:table-cell table:style-name="ce154"/>
          <table:table-cell table:number-columns-repeated="2" table:style-name="ce189"/>
          <table:table-cell table:style-name="ce192"/>
          <table:table-cell table:number-columns-repeated="16364" table:style-name="ce7"/>
        </table:table-row>
        <table:table-row table:style-name="ro14">
          <table:table-cell office:value-type="string" table:number-columns-spanned="14" table:number-rows-spanned="1" table:style-name="ce61">
            <text:p>14. Pupils in National Curriculum year groups 7 to 11 and pupils not following the National Curriculum aged 11 to 15.</text:p>
          </table:table-cell>
          <table:covered-table-cell table:number-columns-repeated="13"/>
          <table:table-cell table:number-columns-repeated="2" table:style-name="ce189"/>
          <table:table-cell table:style-name="ce154"/>
          <table:table-cell table:number-columns-repeated="2" table:style-name="ce189"/>
          <table:table-cell table:style-name="ce192"/>
          <table:table-cell table:number-columns-repeated="16364" table:style-name="ce7"/>
        </table:table-row>
        <table:table-row table:style-name="ro14">
          <table:table-cell office:value-type="string" table:number-columns-spanned="14" table:number-rows-spanned="1" table:style-name="ce61">
            <text:p>15. Each primary FSM Ever 6 eligible pupil will attract £1320 through the Pupil Premium. For pupils in maintained primary schools, maintained secondary schools, maintained special schools and PRUs, funding will be passed on via the local authorities. For pupils in academies, special academies and AP academies, the ESFA will pass funding directly to the setting. For pupils in AP settings, funding will be allocated to local authorities to decide whether to pass on funding to the education settings or to hold back funding to manage centrally for the benefit of those pupils it has responsibility for.</text:p>
          </table:table-cell>
          <table:covered-table-cell table:number-columns-repeated="13"/>
          <table:table-cell table:number-columns-repeated="2" table:style-name="ce190"/>
          <table:table-cell table:style-name="ce191"/>
          <table:table-cell table:number-columns-repeated="2" table:style-name="ce190"/>
          <table:table-cell table:style-name="ce193"/>
          <table:table-cell table:number-columns-repeated="16364" table:style-name="ce7"/>
        </table:table-row>
        <table:table-row table:style-name="ro37">
          <table:table-cell office:value-type="string" table:number-columns-spanned="14" table:number-rows-spanned="1" table:style-name="ce61">
            <text:p>16. Each secondary FSM Ever 6 eligible pupil will attract £935 through the Pupil Premium. For pupils in maintained primary schools, maintained secondary schools, maintained special schools and PRUs, funding will be passed on via the local authorities. For pupils in academies, special academies and AP academies, the ESFA will pass funding directly to the setting. For pupils in AP settings, funding will be allocated to local authorities to decide whether to pass on funding to the education settings or to hold back funding to manage centrally for the benefit of those pupils it has responsibility for.</text:p>
          </table:table-cell>
          <table:covered-table-cell table:number-columns-repeated="13"/>
          <table:table-cell table:number-columns-repeated="2" table:style-name="ce190"/>
          <table:table-cell table:style-name="ce191"/>
          <table:table-cell table:number-columns-repeated="2" table:style-name="ce190"/>
          <table:table-cell table:style-name="ce193"/>
          <table:table-cell table:number-columns-repeated="16364" table:style-name="ce7"/>
        </table:table-row>
        <table:table-row table:style-name="ro38">
          <table:table-cell office:value-type="string" table:number-columns-spanned="14" table:number-rows-spanned="1" table:style-name="ce61">
            <text:p>17. Each Service Child will attract £300 through the Pupil Premium. For pupils in maintained primary schools, maintained secondary schools, maintained special schools and PRUs, funding will be passed on via the local authorities. For pupils in academies, special academies and AP academies, the ESFA will pass funding directly to the setting. For pupils in AP settings, funding will be allocated to local authorities to decide whether to pass on funding to the education settings or to hold back funding to manage centrally for the benefit of those pupils it has responsibility for. Final service child premium allocations will be based on pupils recorded on the January 2018 School, AP and PRU Census who are either:</text:p>
            <text:p><text:s text:c="3"/>• recorded as a Service Child in either January 2013, January 2014, January 2015, January 2016 ,January 2017,or January 2018 (known as Ever 6); or</text:p>
            <text:p><text:s text:c="3"/>• in receipt of a War Pension Scheme (WPS) or Armed Forces and Reserve Forces Compensation Scheme (AFCS) pension from the Ministry of Defence (MoD) as a result of injury, illness or death caused by Service.</text:p>
          </table:table-cell>
          <table:covered-table-cell table:number-columns-repeated="13"/>
          <table:table-cell table:number-columns-repeated="2" table:style-name="ce190"/>
          <table:table-cell table:style-name="ce191"/>
          <table:table-cell table:number-columns-repeated="2" table:style-name="ce190"/>
          <table:table-cell table:style-name="ce193"/>
          <table:table-cell table:number-columns-repeated="16364" table:style-name="ce7"/>
        </table:table-row>
        <table:table-row table:style-name="ro39">
          <table:table-cell office:value-type="string" table:number-columns-spanned="13" table:number-rows-spanned="1" table:style-name="ce64">
            <text:p>18. Each pupil adopted from care, those who leave care under a special guardianship order or residence order will attract £2300 through the Pupil Premium Plus. For pupils in maintained primary schools, maintained secondary schools, maintained special schools and PRUs, funding will be passed on via the local authorities. For pupils in academies, special academies and alternative provision academies, the ESFA will pass funding directly to the setting. For pupils in AP settings, funding will be allocated to local authorities to decide whether to pass on funding to the education settings or to hold back funding to manage centrally for the benefit of those pupils it has responsibility for.<text:s/></text:p>
          </table:table-cell>
          <table:covered-table-cell table:number-columns-repeated="12"/>
          <table:table-cell table:style-name="ce56"/>
          <table:table-cell table:number-columns-repeated="2" table:style-name="ce190"/>
          <table:table-cell table:style-name="ce191"/>
          <table:table-cell table:number-columns-repeated="2" table:style-name="ce190"/>
          <table:table-cell table:style-name="ce154"/>
          <table:table-cell table:number-columns-repeated="16364" table:style-name="ce7"/>
        </table:table-row>
        <table:table-row table:style-name="ro40">
          <table:table-cell office:value-type="string" table:number-columns-spanned="14" table:number-rows-spanned="1" table:style-name="ce61">
            <text:p>19. Each Looked After Child will attract £2300 through the Pupil Premium Plus and the funding for all looked after children will be allocated via the local authority’s Virtual School Head. Allocations are based on 2017-18 SSDA903 data (from till 2018), but the funding may be used by Virtual School Heads to provide support for any child who is looked after for one day or more during the 2017-18 financial year.</text:p>
          </table:table-cell>
          <table:covered-table-cell table:number-columns-repeated="13"/>
          <table:table-cell table:number-columns-repeated="2" table:style-name="ce158"/>
          <table:table-cell table:style-name="ce159"/>
          <table:table-cell table:number-columns-repeated="2" table:style-name="ce158"/>
          <table:table-cell table:style-name="ce159"/>
          <table:table-cell table:number-columns-repeated="16364" table:style-name="ce7"/>
        </table:table-row>
        <table:table-row table:style-name="ro9">
          <table:table-cell office:value-type="string" table:number-columns-spanned="14" table:number-rows-spanned="1" table:style-name="ce64">
            <text:p>20. Each Post-LAC or Looked After Child will attract £2300 through the Pupil Premium Plus. However, they will not be eligible to also receive the Deprivation element of Pupil Premium, regardless of whether they are also flagged as an FSM Ever 6 eligible pupil. Therefore, these allocations include the removal of FSM Ever 6 funding for pupils identified as being a Post-LAC or Looked After Child.<text:s/></text:p>
          </table:table-cell>
          <table:covered-table-cell table:number-columns-repeated="13"/>
          <table:table-cell table:number-columns-repeated="2" table:style-name="ce189"/>
          <table:table-cell table:style-name="ce154"/>
          <table:table-cell table:number-columns-repeated="2" table:style-name="ce189"/>
          <table:table-cell table:style-name="ce154"/>
          <table:table-cell table:number-columns-repeated="16364" table:style-name="ce7"/>
        </table:table-row>
        <table:table-row table:style-name="ro3">
          <table:table-cell office:value-type="string" table:number-columns-spanned="13" table:number-rows-spanned="1" table:style-name="ce64">
            <text:p>21. General hospital schools pupils are not included in the tables (although they remain eligible for the Pupil Premium). Information relating to General hospital schools is taken from the School Level Annual School Census (SLASC), which does not provide information relating to the year group or age of those eligible for Deprivation Pupil Premium.</text:p>
          </table:table-cell>
          <table:covered-table-cell table:number-columns-repeated="12"/>
          <table:table-cell table:style-name="ce56"/>
          <table:table-cell table:number-columns-repeated="2" table:style-name="ce158"/>
          <table:table-cell table:style-name="ce159"/>
          <table:table-cell table:number-columns-repeated="2" table:style-name="ce158"/>
          <table:table-cell table:style-name="ce159"/>
          <table:table-cell table:number-columns-repeated="16364"/>
        </table:table-row>
        <table:table-row table:style-name="ro3">
          <table:table-cell office:value-type="string" table:number-columns-spanned="14" table:number-rows-spanned="1" table:style-name="ce61">
            <text:p>22. There may be discrepancies between the sum of constituent items and totals as shown due to rounding.<text:s/></text:p>
          </table:table-cell>
          <table:covered-table-cell table:number-columns-repeated="13"/>
          <table:table-cell table:number-columns-repeated="2" table:style-name="ce158"/>
          <table:table-cell table:style-name="ce159"/>
          <table:table-cell table:number-columns-repeated="2" table:style-name="ce158"/>
          <table:table-cell table:style-name="ce159"/>
          <table:table-cell table:number-columns-repeated="16364"/>
        </table:table-row>
        <table:table-row table:number-rows-repeated="1048002" table:style-name="ro22">
          <table:table-cell table:number-columns-repeated="16384"/>
        </table:table-row>
      </table:table>
      <table:database-ranges>
        <table:database-range table:target-range-address="Local_Authority.A10:Local_Authority.Y184" table:display-filter-buttons="true"/>
        <table:database-range table:target-range-address="Parliamentary_Constituency.B10:Parliamentary_Constituency.T546"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MS Sans Serif" svg:font-family="&quot;MS Sans Serif&quot;"/>
    <style:font-face style:name="Arial" svg:font-family="Arial"/>
    <style:font-face style:name="Courier" svg:font-family="Courier"/>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date-style style:name="N19">
      <number:day number:style="long"/>
      <number:text>/</number:text>
      <number:month number:style="long"/>
      <number:text>/</number:text>
      <number:year number:style="long"/>
    </number:date-style>
    <number:currency-style style:name="N36">
      <number:currency-symbol>£</number:currency-symbol>
      <number:number number:decimal-places="2" number:min-integer-digits="1" number:grouping="true"/>
    </number:currency-style>
    <number:number-style style:name="N37">
      <number:number number:decimal-places="1" number:min-integer-digits="1" number:grouping="true"/>
    </number:number-style>
    <number:currency-style style:name="N38">
      <number:currency-symbol>£</number:currency-symbol>
      <number:number number:decimal-places="0" number:min-integer-digits="1" number:grouping="true"/>
    </number:currency-style>
    <number:percentage-style style:name="N39">
      <number:number number:decimal-places="1" number:min-integer-digits="1"/>
      <number:text>%</number:text>
    </number:percentage-style>
    <number:number-style style:name="N40">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_32_2" style:display-name="Normal 2 2" style:family="table-cell" style:data-style-name="N0">
      <style:table-cell-properties fo:background-color="transparent" style:cell-protect="none"/>
      <style:text-properties style:font-name="MS Sans Serif" style:font-name-asian="MS Sans Serif" style:font-name-complex="MS Sans Serif" fo:font-size="8pt" style:font-size-asian="8pt" style:font-size-complex="8pt"/>
    </style:style>
    <style:style style:name="Normal_32_3" style:display-name="Normal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Pupil_32_Premium_32_working" style:display-name="Normal_Pupil Premium working"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Pupil_32_Premium_32_working_32_2" style:display-name="Normal_Pupil Premium working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Table1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Table17_LATablesWeb"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JAMES, Timothy</meta:initial-creator>
    <dc:creator>JAMES, Timothy</dc:creator>
    <meta:creation-date>2015-06-05T18:17:20Z</meta:creation-date>
    <dc:date>2019-03-26T18:06:08Z</dc:date>
  </office:meta>
</office:document-meta>
</file>